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automatic" fo:wrap-option="wrap" fo:background-color="#FFFFFF"/>
      <style:text-properties fo:font-size="16pt" style:font-size-asian="16pt" style:font-size-complex="16pt"/>
    </style:style>
    <style:style style:name="ce4" style:family="table-cell" style:parent-style-name="Default" style:data-style-name="N0">
      <style:table-cell-properties style:vertical-align="automatic" fo:background-color="#FFFFFF"/>
    </style:style>
    <style:style style:name="ce5" style:family="table-cell" style:parent-style-name="Default" style:data-style-name="N0">
      <style:table-cell-properties style:vertical-align="automatic"/>
    </style:style>
    <style:style style:name="ce6" style:family="table-cell" style:parent-style-name="Default" style:data-style-name="N0">
      <style:table-cell-properties style:vertical-align="automatic"/>
      <style:text-properties fo:font-weight="bold" style:font-weight-asian="bold" style:font-weight-complex="bold"/>
    </style:style>
    <style:style style:name="ce7" style:family="table-cell" style:parent-style-name="Default" style:data-style-name="N13">
      <style:table-cell-properties style:vertical-align="automatic"/>
    </style:style>
    <style:style style:name="ce8" style:family="table-cell" style:parent-style-name="Default" style:data-style-name="N14">
      <style:table-cell-properties style:vertical-align="automatic"/>
    </style:style>
    <style:style style:name="ce9" style:family="table-cell" style:parent-style-name="Default" style:data-style-name="N0">
      <style:table-cell-properties style:vertical-align="automatic" fo:background-color="#D9D9D9"/>
      <style:text-properties fo:font-weight="bold" style:font-weight-asian="bold" style:font-weight-complex="bold"/>
    </style:style>
    <style:style style:name="ce10" style:family="table-cell" style:parent-style-name="Default" style:data-style-name="N0"/>
    <style:style style:name="ce11" style:family="table-cell" style:parent-style-name="Default" style:data-style-name="N1"/>
    <style:style style:name="ce12" style:family="table-cell" style:parent-style-name="Default" style:data-style-name="N1">
      <style:table-cell-properties style:vertical-align="automatic"/>
    </style:style>
    <style:style style:name="co1" style:family="table-column">
      <style:table-column-properties fo:break-before="auto" style:column-width="30.5505555555556cm"/>
    </style:style>
    <style:style style:name="co2" style:family="table-column">
      <style:table-column-properties fo:break-before="auto" style:column-width="2.46944444444444cm"/>
    </style:style>
    <style:style style:name="co3" style:family="table-column">
      <style:table-column-properties fo:break-before="auto" style:column-width="2.25777777777778cm"/>
    </style:style>
    <style:style style:name="co4" style:family="table-column">
      <style:table-column-properties fo:break-before="auto" style:column-width="4.03930555555556cm"/>
    </style:style>
    <style:style style:name="co5" style:family="table-column">
      <style:table-column-properties fo:break-before="auto" style:column-width="3.86291666666667cm"/>
    </style:style>
    <style:style style:name="co6" style:family="table-column">
      <style:table-column-properties fo:break-before="auto" style:column-width="3.22791666666667cm"/>
    </style:style>
    <style:style style:name="co7" style:family="table-column">
      <style:table-column-properties fo:break-before="auto" style:column-width="2.76930555555556cm"/>
    </style:style>
    <style:style style:name="co8" style:family="table-column">
      <style:table-column-properties fo:break-before="auto" style:column-width="3.96875cm"/>
    </style:style>
    <style:style style:name="co9" style:family="table-column">
      <style:table-column-properties fo:break-before="auto" style:column-width="2.96333333333333cm"/>
    </style:style>
    <style:style style:name="ro1" style:family="table-row">
      <style:table-row-properties style:row-height="20pt" style:use-optimal-row-height="true" fo:break-before="auto"/>
    </style:style>
    <style:style style:name="ro2" style:family="table-row">
      <style:table-row-properties style:row-height="60pt" style:use-optimal-row-height="true" fo:break-before="auto"/>
    </style:style>
    <style:style style:name="ro3" style:family="table-row">
      <style:table-row-properties style:row-height="140pt" style:use-optimal-row-height="true" fo:break-before="auto"/>
    </style:style>
    <style:style style:name="ro4" style:family="table-row">
      <style:table-row-properties style:row-height="40pt" style:use-optimal-row-height="true" fo:break-before="auto"/>
    </style:style>
    <style:style style:name="ro5" style:family="table-row">
      <style:table-row-properties style:row-height="14pt" style:use-optimal-row-height="true" fo:break-before="auto"/>
    </style:style>
    <style:style style:name="ro6"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status="enable"/>
      </table:calculation-settings>
      <table:table table:name="Text" table:style-name="ta1">
        <table:table-column table:style-name="co1" table:default-cell-style-name="ce1"/>
        <table:table-column table:style-name="co2" table:number-columns-repeated="1023" table:default-cell-style-name="ce1"/>
        <table:table-column table:style-name="co3" table:number-columns-repeated="15360" table:default-cell-style-name="ce1"/>
        <table:table-row table:style-name="ro1">
          <table:table-cell office:value-type="string" table:style-name="ce2">
            <text:p>Description</text:p>
          </table:table-cell>
          <table:table-cell table:number-columns-repeated="16383"/>
        </table:table-row>
        <table:table-row table:style-name="ro1">
          <table:table-cell office:value-type="string" table:style-name="ce3">
            <text:p>A company runs 5 Food product stores that sell Atta, Besan, Rawa/Suji, Maida, Rice, and Sugar.</text:p>
          </table:table-cell>
          <table:table-cell table:number-columns-repeated="16383"/>
        </table:table-row>
        <table:table-row table:style-name="ro2">
          <table:table-cell office:value-type="string" table:style-name="ce3">
            <text:p>In the first month, Store1 sold 5,000 packets of Atta at an ASP (average selling price) of Rs 770 per packet, 4,200 Besan at an ASP of Rs 450, 3,000 Rawa/Suji at an ASP of Rs 350, 3,500 Maida at an ASP of Rs 420, 4,000 Rice at an ASP of Rs 600 and 2,250 Sugar at an ASP of Rs 550.</text:p>
          </table:table-cell>
          <table:table-cell table:number-columns-repeated="16383"/>
        </table:table-row>
        <table:table-row table:style-name="ro3">
          <table:table-cell office:value-type="string" table:style-name="ce3">
            <text:p>Store1 estimates that the number of Atta packets it will sell will increase by 2% every month while the ASP will increase by 1.5% every month, the number of Besan packets it will sell will increase by 2.5% every month while the ASP will increase by 1% every month, the number of Rawa/Suji packets it will sell will increase by 1% every month while the ASP will increase by 0.5% every month, the number of Maida packets it will sell will increase by 2.5% every month while the ASP will increase by 2% every month, the number of Rice packets it will sell will increase by 3.0% every month while the ASP will increase by 1.5% every month, the number of Sugar packets it will sell will increase by 1.5% every month while the ASP will increase by 2% every month.</text:p>
          </table:table-cell>
          <table:table-cell table:number-columns-repeated="16383"/>
        </table:table-row>
        <table:table-row table:style-name="ro4">
          <table:table-cell office:value-type="string" table:style-name="ce3">
            <text:p>Store1 has a monthly rent of Rs 150,000, a monthly electricity bill of Rs 55,000 and a salary expense of Rs 80,000 per month.</text:p>
          </table:table-cell>
          <table:table-cell table:number-columns-repeated="16383"/>
        </table:table-row>
        <table:table-row table:style-name="ro5">
          <table:table-cell table:style-name="ce4"/>
          <table:table-cell table:number-columns-repeated="16383"/>
        </table:table-row>
        <table:table-row table:style-name="ro2">
          <table:table-cell office:value-type="string" table:style-name="ce3">
            <text:p>In the first month, Store2 sold 3,800 packets of Atta at an ASP (average selling price) of Rs 800 per packet, 1,800 Besan at an ASP of Rs 500, 2,000 Rawa/Suji at an ASP of Rs 280, 2,800 Maida at an ASP of Rs 450, 3,000 Rice at an ASP of Rs 650 and 1,500 Sugar at an ASP of Rs 625.</text:p>
          </table:table-cell>
          <table:table-cell table:number-columns-repeated="16383"/>
        </table:table-row>
        <table:table-row table:style-name="ro3">
          <table:table-cell office:value-type="string" table:style-name="ce3">
            <text:p>Store2 estimates that the number of Atta packets it will sell will increase by 2.0% every month while the ASP will increase by 1.5% every month, the number of Besan packets it will sell will increase by 1.5% every month while the ASP will increase by 2% every month, the number of Rawa/Suji packets it will sell will increase by 1.25% every month while the ASP will increase by 1.5% every month, the number of Maida packets it will sell will increase by 1.75% every month while the ASP will increase by 0.5% every month, the number of Rice packets it will sell will increase by 2.0% every month while the ASP will increase by 3.0% every month, the number of Sugar packets it will sell will increase by 2.25% every month while the ASP will increase by 3.0% every month.</text:p>
          </table:table-cell>
          <table:table-cell table:number-columns-repeated="16383"/>
        </table:table-row>
        <table:table-row table:style-name="ro4">
          <table:table-cell office:value-type="string" table:style-name="ce3">
            <text:p>Store2 has a monthly rent of Rs 100,000, a monthly electricity bill of Rs 70,000 and a salary expense of Rs 90,000 per month.</text:p>
          </table:table-cell>
          <table:table-cell table:number-columns-repeated="16383"/>
        </table:table-row>
        <table:table-row table:style-name="ro5">
          <table:table-cell table:style-name="ce4"/>
          <table:table-cell table:number-columns-repeated="16383"/>
        </table:table-row>
        <table:table-row table:style-name="ro2">
          <table:table-cell office:value-type="string" table:style-name="ce3">
            <text:p>In the first month, Store3 sold 4,800 packets of Atta at an ASP (average selling price) of Rs 650 per packet, 3,500 Besan at an ASP of Rs 420, 4,000 Rawa/Suji at an ASP of Rs 500, 3,250 Maida at an ASP of Rs 475, 2,500 Rice at an ASP of Rs 700 and 2,000 Sugar at an ASP of Rs 350.</text:p>
          </table:table-cell>
          <table:table-cell table:number-columns-repeated="16383"/>
        </table:table-row>
        <table:table-row table:style-name="ro3">
          <table:table-cell office:value-type="string" table:style-name="ce3">
            <text:p>Store3 estimates that the number of Atta packets it will sell will increase by 4.0% every month while the ASP will increase by 3.5% every month, the number of Besan packets it will sell will increase by 1.5% every month while the ASP will increase by 0.75% every month, the number of Rawa/Suji packets it will sell will increase by 2.0% every month while the ASP will increase by 1.75% every month, the number of Maida packets it will sell will increase by 2.5% every month while the ASP will increase by 2.5% every month, the number of Rice packets it will sell will increase by 2.5% every month while the ASP will increase by 3.0% every month, the number of Sugar packets it will sell will increase by 3.0% every month while the ASP will increase by 3.0% every month.</text:p>
          </table:table-cell>
          <table:table-cell table:number-columns-repeated="16383"/>
        </table:table-row>
        <table:table-row table:style-name="ro4">
          <table:table-cell office:value-type="string" table:style-name="ce3">
            <text:p>Store3 has a monthly rent of Rs 200,000, a monthly electricity bill of Rs 150,000 and a salary expense of Rs 180,000 per month.</text:p>
          </table:table-cell>
          <table:table-cell table:number-columns-repeated="16383"/>
        </table:table-row>
        <table:table-row table:style-name="ro5">
          <table:table-cell table:style-name="ce4"/>
          <table:table-cell table:number-columns-repeated="16383"/>
        </table:table-row>
        <table:table-row table:style-name="ro2">
          <table:table-cell office:value-type="string" table:style-name="ce3">
            <text:p>In the first month, Store4 sold 2,700 packets of Atta at an ASP (average selling price) of Rs 600 per packet, 1,850 Besan at an ASP of Rs 400, 2,250 Rawa/Suji at an ASP of Rs 300, 2,200 Maida at an ASP of Rs 250, 3,000 rice at an ASP of Rs 550 and 1,200 Sugar at an ASP of Rs 300.</text:p>
          </table:table-cell>
          <table:table-cell table:number-columns-repeated="16383"/>
        </table:table-row>
        <table:table-row table:style-name="ro3">
          <table:table-cell office:value-type="string" table:style-name="ce3">
            <text:p>Store4 estimates that the number of Atta packets it will sell will increase by 2.5% every month while the ASP will increase by 2.5% every month, the number of Besan packets it will sell will increase by 2.0% every month while the ASP will increase by 1.75% every month, the number of Rawa/Suji packets it will sell will increase by 1.50% every month while the ASP will increase by 1.75% every month, the number of Maida packets it will sell will increase by 2.0% every month while the ASP will increase by 2.5% every month, the number of Rice packets it will sell will increase by 3.0% every month while the ASP will increase by 2.25% every month, the number of Sugar packets it will sell will increase by 1.75% every month while the ASP will increase by 2.0% every month.</text:p>
          </table:table-cell>
          <table:table-cell table:number-columns-repeated="16383"/>
        </table:table-row>
        <table:table-row table:style-name="ro4">
          <table:table-cell office:value-type="string" table:style-name="ce3">
            <text:p>Store4 has a monthly rent of Rs 150,000, a monthly electricity bill of Rs 75,000 and a salary expense of Rs 120,000 per month.</text:p>
          </table:table-cell>
          <table:table-cell table:number-columns-repeated="16383"/>
        </table:table-row>
        <table:table-row table:style-name="ro5">
          <table:table-cell table:style-name="ce4"/>
          <table:table-cell table:number-columns-repeated="16383"/>
        </table:table-row>
        <table:table-row table:style-name="ro2">
          <table:table-cell office:value-type="string" table:style-name="ce3">
            <text:p>In the first month, Store5 sold 4,500 packets of Atta at an ASP (average selling price) of Rs 725 per packet, 1,800 Besan at an ASP of Rs 650, 3,800 Rawa/Suji at an ASP of Rs 475, 3,000 Maida at an ASP of Rs 470, 2,000 rice at an ASP of Rs 690 and 3,200 Sugar at an ASP of Rs 600.</text:p>
          </table:table-cell>
          <table:table-cell table:number-columns-repeated="16383"/>
        </table:table-row>
        <table:table-row table:style-name="ro3">
          <table:table-cell office:value-type="string" table:style-name="ce3">
            <text:p>Store5 estimates that the number of Atta packets it will sell will increase by 3.0% every month while the ASP will increase by 2.0% every month, the number of Besan packets it will sell will increase by 2.75% every month while the ASP will increase by 2.50% every month, the number of Rawa/Suji packets it will sell will increase by 2.50% every month while the ASP will increase by 1.0% every month, the number of Maida packets it will sell will increase by 1.75% every month while the ASP will increase by 2.5% every month, the number of Rice packets it will sell will increase by 1.0% every month while the ASP will increase by 2.5% every month, the number of Sugar packets it will sell will increase by 3.0% every month while the ASP will increase by 3.0% every month.</text:p>
          </table:table-cell>
          <table:table-cell table:number-columns-repeated="16383"/>
        </table:table-row>
        <table:table-row table:style-name="ro4">
          <table:table-cell office:value-type="string" table:style-name="ce3">
            <text:p>Store5 has a monthly rent of Rs 100,000, a monthly electricity bill of Rs 45,000 and a salary expense of Rs 60,000 per month.</text:p>
          </table:table-cell>
          <table:table-cell table:number-columns-repeated="16383"/>
        </table:table-row>
        <table:table-row table:style-name="ro5">
          <table:table-cell table:style-name="ce4"/>
          <table:table-cell table:number-columns-repeated="16383"/>
        </table:table-row>
        <table:table-row table:style-name="ro4">
          <table:table-cell office:value-type="string" table:style-name="ce3">
            <text:p>The store sells various brands of Atta, Besan, Rawa/Suji, Maida, Rice and Sugar like Fortune, Patanjali, Organic tattva, Good life, Classic harvest and others.</text:p>
          </table:table-cell>
          <table:table-cell table:number-columns-repeated="16383"/>
        </table:table-row>
        <table:table-row table:style-name="ro4">
          <table:table-cell office:value-type="string" table:style-name="ce3">
            <text:p>It estimates that the value share of various brands in its Atta sales will be Fortune: 35%, Patanjali: 30%, Organic tattva: 15%, Good life: 10%, Classic harvest: 5%, Others : 5%.</text:p>
          </table:table-cell>
          <table:table-cell table:number-columns-repeated="16383"/>
        </table:table-row>
        <table:table-row table:style-name="ro4">
          <table:table-cell office:value-type="string" table:style-name="ce3">
            <text:p>It estimates that the value share of various brands in its Besan sales will be Fortune: 25%, Patanjali: 15%, Organic tattva: 12%, Good life: 22%, Others : 26%.</text:p>
          </table:table-cell>
          <table:table-cell table:number-columns-repeated="16383"/>
        </table:table-row>
        <table:table-row table:style-name="ro4">
          <table:table-cell office:value-type="string" table:style-name="ce3">
            <text:p>It estimates that the value share of various brands in its Rawa/Suji sales will be Fortune: 20%, Patanjali: 5%, Good life: 35%, Classic harvest: 25%, Others : 15%.</text:p>
          </table:table-cell>
          <table:table-cell table:number-columns-repeated="16383"/>
        </table:table-row>
        <table:table-row table:style-name="ro4">
          <table:table-cell office:value-type="string" table:style-name="ce3">
            <text:p>It estimates that the value share of various brands in its Maida sales will be Fortune: 30%, Organic tattva: 30%, Good life: 25%, Classic harvest: 15%.</text:p>
          </table:table-cell>
          <table:table-cell table:number-columns-repeated="16383"/>
        </table:table-row>
        <table:table-row table:style-name="ro4">
          <table:table-cell office:value-type="string" table:style-name="ce3">
            <text:p>It estimates that the value share of various brands in its Rice sales will be Fortune: 20%, Patanjali: 20%, Organic tattva: 20%, Classic harvest: 22%, Others : 18%.</text:p>
          </table:table-cell>
          <table:table-cell table:number-columns-repeated="16383"/>
        </table:table-row>
        <table:table-row table:style-name="ro4">
          <table:table-cell office:value-type="string" table:style-name="ce3">
            <text:p>It estimates that the value share of various brands in its Sugar sales will be Fortune: 20%, Organic tattva: 25%, Good life: 15%, Classic harvest: 30%, Others : 10%.</text:p>
          </table:table-cell>
          <table:table-cell table:number-columns-repeated="16383"/>
        </table:table-row>
        <table:table-row table:style-name="ro1">
          <table:table-cell table:style-name="ce3"/>
          <table:table-cell table:number-columns-repeated="16383"/>
        </table:table-row>
        <table:table-row table:style-name="ro4">
          <table:table-cell office:value-type="string" table:style-name="ce3">
            <text:p>The store estimates that the margins of various brands in its Atta will be Fortune: 60%, Patanjali: 35%, Organic tattva: 50%, Good life: 55%, Classic harvest: 45%, Others : 55%.</text:p>
          </table:table-cell>
          <table:table-cell table:number-columns-repeated="16383"/>
        </table:table-row>
        <table:table-row table:style-name="ro4">
          <table:table-cell office:value-type="string" table:style-name="ce3">
            <text:p>It estimates that the margins of various brands in its Besan sales will be Fortune: 50%, Patanjali: 45%, Organic tattva: 60%, Good life: 40%, Others : 30%.</text:p>
          </table:table-cell>
          <table:table-cell table:number-columns-repeated="16383"/>
        </table:table-row>
        <table:table-row table:style-name="ro4">
          <table:table-cell office:value-type="string" table:style-name="ce3">
            <text:p>It estimates that the margins of various brands in its Rawa/Suji sales will be Fortune: 65%, Patanjali: 40%, Good life: 62%, Classic harvest: 40%, Others : 45%.</text:p>
          </table:table-cell>
          <table:table-cell table:number-columns-repeated="16383"/>
        </table:table-row>
        <table:table-row table:style-name="ro4">
          <table:table-cell office:value-type="string" table:style-name="ce3">
            <text:p>It estimates that the margins of various brands in its Maida sales will be Fortune: 57%, Organic tattva: 55%, Good life: 60%, Classic harvest: 65%.</text:p>
          </table:table-cell>
          <table:table-cell table:number-columns-repeated="16383"/>
        </table:table-row>
        <table:table-row table:style-name="ro4">
          <table:table-cell office:value-type="string" table:style-name="ce3">
            <text:p>It estimates that the margins of various brands in its Rice sales will be Fortune: 65%, Patanjali: 60%, Organic tattva: 58%, Classic harvest: 55%, Others : 50%.</text:p>
          </table:table-cell>
          <table:table-cell table:number-columns-repeated="16383"/>
        </table:table-row>
        <table:table-row table:style-name="ro4">
          <table:table-cell office:value-type="string" table:style-name="ce3">
            <text:p>It estimates that the margins of various brands in its Sugar sales will be Fortune: 60%, Organic tattva: 53%, Good life: 65%, Classic harvest: 57%, Others : 55%.</text:p>
          </table:table-cell>
          <table:table-cell table:number-columns-repeated="16383"/>
        </table:table-row>
        <table:table-row table:style-name="ro5">
          <table:table-cell table:style-name="ce4"/>
          <table:table-cell table:number-columns-repeated="16383"/>
        </table:table-row>
        <table:table-row table:style-name="ro1">
          <table:table-cell office:value-type="string" table:style-name="ce3">
            <text:p>The share of various brands is the same in all the 5 stores. The margins are also the same.</text:p>
          </table:table-cell>
          <table:table-cell table:number-columns-repeated="16383"/>
        </table:table-row>
        <table:table-row table:style-name="ro1">
          <table:table-cell office:value-type="string" table:style-name="ce3">
            <text:p>20% of the company's sales is made to Customer1 who pays the company after 2 month.</text:p>
          </table:table-cell>
          <table:table-cell table:number-columns-repeated="16383"/>
        </table:table-row>
        <table:table-row table:style-name="ro1">
          <table:table-cell office:value-type="string" table:style-name="ce3">
            <text:p>15% of the company's sales is made to Customer2 who pays the company after 3 months.</text:p>
          </table:table-cell>
          <table:table-cell table:number-columns-repeated="16383"/>
        </table:table-row>
        <table:table-row table:style-name="ro1">
          <table:table-cell office:value-type="string" table:style-name="ce3">
            <text:p>35% of the company's sales is made to Customer3 who pays the company after 1 months.</text:p>
          </table:table-cell>
          <table:table-cell table:number-columns-repeated="16383"/>
        </table:table-row>
        <table:table-row table:style-name="ro1">
          <table:table-cell office:value-type="string" table:style-name="ce3">
            <text:p>30% of the company's sales is in cash.</text:p>
          </table:table-cell>
          <table:table-cell table:number-columns-repeated="16383"/>
        </table:table-row>
        <table:table-row table:style-name="ro1">
          <table:table-cell office:value-type="string" table:style-name="ce3">
            <text:p>Create a model for the Food product company for 12 months</text:p>
          </table:table-cell>
          <table:table-cell table:number-columns-repeated="16383"/>
        </table:table-row>
        <table:table-row table:number-rows-repeated="972" table:style-name="ro5">
          <table:table-cell table:style-name="ce5"/>
          <table:table-cell table:number-columns-repeated="16383"/>
        </table:table-row>
        <table:table-row table:number-rows-repeated="1047561" table:style-name="ro6">
          <table:table-cell table:number-columns-repeated="16384"/>
        </table:table-row>
      </table:table>
      <table:table table:name="Assumption" table:style-name="ta1">
        <table:table-column table:style-name="co4" table:default-cell-style-name="ce1"/>
        <table:table-column table:style-name="co2" table:default-cell-style-name="ce1"/>
        <table:table-column table:style-name="co5" table:default-cell-style-name="ce1"/>
        <table:table-column table:style-name="co2" table:number-columns-repeated="1021" table:default-cell-style-name="ce1"/>
        <table:table-column table:style-name="co3" table:number-columns-repeated="15360" table:default-cell-style-name="ce1"/>
        <table:table-row table:style-name="ro5">
          <table:table-cell office:value-type="string" table:style-name="ce6">
            <text:p>FOOD PRODUCT STORE</text:p>
          </table:table-cell>
          <table:table-cell table:number-columns-repeated="16383" table:style-name="ce1"/>
        </table:table-row>
        <table:table-row table:style-name="ro6">
          <table:table-cell table:number-columns-repeated="16384"/>
        </table:table-row>
        <table:table-row table:style-name="ro5">
          <table:table-cell table:style-name="ce1"/>
          <table:table-cell office:value-type="string" table:style-name="ce6">
            <text:p>Atta</text:p>
          </table:table-cell>
          <table:table-cell office:value-type="string" table:style-name="ce6">
            <text:p>Besan</text:p>
          </table:table-cell>
          <table:table-cell office:value-type="string" table:style-name="ce6">
            <text:p>Rawa/Suji</text:p>
          </table:table-cell>
          <table:table-cell office:value-type="string" table:style-name="ce6">
            <text:p>Maida</text:p>
          </table:table-cell>
          <table:table-cell office:value-type="string" table:style-name="ce6">
            <text:p>Rice</text:p>
          </table:table-cell>
          <table:table-cell office:value-type="string" table:style-name="ce6">
            <text:p>Sugar</text:p>
          </table:table-cell>
          <table:table-cell table:number-columns-repeated="16377"/>
        </table:table-row>
        <table:table-row table:style-name="ro5">
          <table:table-cell office:value-type="string" table:style-name="ce6">
            <text:p>Store1</text:p>
          </table:table-cell>
          <table:table-cell table:number-columns-repeated="16383" table:style-name="ce1"/>
        </table:table-row>
        <table:table-row table:style-name="ro5">
          <table:table-cell office:value-type="string" table:style-name="ce5">
            <text:p>Units</text:p>
          </table:table-cell>
          <table:table-cell office:value-type="float" office:value="5000" table:style-name="ce5">
            <text:p>5000</text:p>
          </table:table-cell>
          <table:table-cell office:value-type="float" office:value="4200" table:style-name="ce5">
            <text:p>4200</text:p>
          </table:table-cell>
          <table:table-cell office:value-type="float" office:value="3000" table:style-name="ce5">
            <text:p>3000</text:p>
          </table:table-cell>
          <table:table-cell office:value-type="float" office:value="3500" table:style-name="ce5">
            <text:p>3500</text:p>
          </table:table-cell>
          <table:table-cell office:value-type="float" office:value="4000" table:style-name="ce5">
            <text:p>4000</text:p>
          </table:table-cell>
          <table:table-cell office:value-type="float" office:value="2250" table:style-name="ce5">
            <text:p>2250</text:p>
          </table:table-cell>
          <table:table-cell table:number-columns-repeated="16377"/>
        </table:table-row>
        <table:table-row table:style-name="ro5">
          <table:table-cell office:value-type="string" table:style-name="ce5">
            <text:p>ASP</text:p>
          </table:table-cell>
          <table:table-cell office:value-type="float" office:value="770" table:style-name="ce5">
            <text:p>770</text:p>
          </table:table-cell>
          <table:table-cell office:value-type="float" office:value="450" table:style-name="ce5">
            <text:p>450</text:p>
          </table:table-cell>
          <table:table-cell office:value-type="float" office:value="350" table:style-name="ce5">
            <text:p>350</text:p>
          </table:table-cell>
          <table:table-cell office:value-type="float" office:value="420" table:style-name="ce5">
            <text:p>420</text:p>
          </table:table-cell>
          <table:table-cell office:value-type="float" office:value="600" table:style-name="ce5">
            <text:p>600</text:p>
          </table:table-cell>
          <table:table-cell office:value-type="float" office:value="550" table:style-name="ce5">
            <text:p>550</text:p>
          </table:table-cell>
          <table:table-cell table:number-columns-repeated="16377"/>
        </table:table-row>
        <table:table-row table:style-name="ro5">
          <table:table-cell office:value-type="string" table:style-name="ce5">
            <text:p>Units Inc</text:p>
          </table:table-cell>
          <table:table-cell office:value-type="percentage" office:value="0.02" table:style-name="ce7">
            <text:p>2%</text:p>
          </table:table-cell>
          <table:table-cell office:value-type="percentage" office:value="2.5000000000000001E-2" table:style-name="ce8">
            <text:p>2,50%</text:p>
          </table:table-cell>
          <table:table-cell office:value-type="percentage" office:value="0.01" table:style-name="ce7">
            <text:p>1%</text:p>
          </table:table-cell>
          <table:table-cell office:value-type="percentage" office:value="2.5000000000000001E-2" table:style-name="ce8">
            <text:p>2,50%</text:p>
          </table:table-cell>
          <table:table-cell office:value-type="percentage" office:value="0.03" table:style-name="ce7">
            <text:p>3%</text:p>
          </table:table-cell>
          <table:table-cell office:value-type="percentage" office:value="1.4999999999999999E-2" table:style-name="ce8">
            <text:p>1,50%</text:p>
          </table:table-cell>
          <table:table-cell table:number-columns-repeated="16377"/>
        </table:table-row>
        <table:table-row table:style-name="ro5">
          <table:table-cell office:value-type="string" table:style-name="ce5">
            <text:p>ASP Inc</text:p>
          </table:table-cell>
          <table:table-cell office:value-type="percentage" office:value="1.4999999999999999E-2" table:style-name="ce8">
            <text:p>1,50%</text:p>
          </table:table-cell>
          <table:table-cell office:value-type="percentage" office:value="0.01" table:style-name="ce7">
            <text:p>1%</text:p>
          </table:table-cell>
          <table:table-cell office:value-type="percentage" office:value="5.0000000000000001E-3" table:style-name="ce8">
            <text:p>0,50%</text:p>
          </table:table-cell>
          <table:table-cell office:value-type="percentage" office:value="0.02" table:style-name="ce7">
            <text:p>2%</text:p>
          </table:table-cell>
          <table:table-cell office:value-type="percentage" office:value="1.4999999999999999E-2" table:style-name="ce8">
            <text:p>1,50%</text:p>
          </table:table-cell>
          <table:table-cell office:value-type="percentage" office:value="0.02" table:style-name="ce7">
            <text:p>2%</text:p>
          </table:table-cell>
          <table:table-cell table:number-columns-repeated="16377"/>
        </table:table-row>
        <table:table-row table:style-name="ro6">
          <table:table-cell table:number-columns-repeated="16384"/>
        </table:table-row>
        <table:table-row table:style-name="ro5">
          <table:table-cell office:value-type="string" table:style-name="ce6">
            <text:p>Store2</text:p>
          </table:table-cell>
          <table:table-cell table:number-columns-repeated="16383" table:style-name="ce1"/>
        </table:table-row>
        <table:table-row table:style-name="ro5">
          <table:table-cell office:value-type="string" table:style-name="ce5">
            <text:p>Units</text:p>
          </table:table-cell>
          <table:table-cell office:value-type="float" office:value="3800" table:style-name="ce5">
            <text:p>3800</text:p>
          </table:table-cell>
          <table:table-cell office:value-type="float" office:value="1800" table:style-name="ce5">
            <text:p>1800</text:p>
          </table:table-cell>
          <table:table-cell office:value-type="float" office:value="2000" table:style-name="ce5">
            <text:p>2000</text:p>
          </table:table-cell>
          <table:table-cell office:value-type="float" office:value="2800" table:style-name="ce5">
            <text:p>2800</text:p>
          </table:table-cell>
          <table:table-cell office:value-type="float" office:value="3000" table:style-name="ce5">
            <text:p>3000</text:p>
          </table:table-cell>
          <table:table-cell office:value-type="float" office:value="1500" table:style-name="ce5">
            <text:p>1500</text:p>
          </table:table-cell>
          <table:table-cell table:number-columns-repeated="16377"/>
        </table:table-row>
        <table:table-row table:style-name="ro5">
          <table:table-cell office:value-type="string" table:style-name="ce5">
            <text:p>ASP</text:p>
          </table:table-cell>
          <table:table-cell office:value-type="float" office:value="800" table:style-name="ce5">
            <text:p>800</text:p>
          </table:table-cell>
          <table:table-cell office:value-type="float" office:value="500" table:style-name="ce5">
            <text:p>500</text:p>
          </table:table-cell>
          <table:table-cell office:value-type="float" office:value="280" table:style-name="ce5">
            <text:p>280</text:p>
          </table:table-cell>
          <table:table-cell office:value-type="float" office:value="450" table:style-name="ce5">
            <text:p>450</text:p>
          </table:table-cell>
          <table:table-cell office:value-type="float" office:value="650" table:style-name="ce5">
            <text:p>650</text:p>
          </table:table-cell>
          <table:table-cell office:value-type="float" office:value="625" table:style-name="ce5">
            <text:p>625</text:p>
          </table:table-cell>
          <table:table-cell table:number-columns-repeated="16377"/>
        </table:table-row>
        <table:table-row table:style-name="ro5">
          <table:table-cell office:value-type="string" table:style-name="ce5">
            <text:p>Units Inc</text:p>
          </table:table-cell>
          <table:table-cell office:value-type="percentage" office:value="0.02" table:style-name="ce7">
            <text:p>2%</text:p>
          </table:table-cell>
          <table:table-cell office:value-type="percentage" office:value="1.4999999999999999E-2" table:style-name="ce8">
            <text:p>1,50%</text:p>
          </table:table-cell>
          <table:table-cell office:value-type="percentage" office:value="1.2500000000000001E-2" table:style-name="ce8">
            <text:p>1,25%</text:p>
          </table:table-cell>
          <table:table-cell office:value-type="percentage" office:value="1.7500000000000002E-2" table:style-name="ce8">
            <text:p>1,75%</text:p>
          </table:table-cell>
          <table:table-cell office:value-type="percentage" office:value="0.02" table:style-name="ce7">
            <text:p>2%</text:p>
          </table:table-cell>
          <table:table-cell office:value-type="percentage" office:value="2.2499999999999999E-2" table:style-name="ce8">
            <text:p>2,25%</text:p>
          </table:table-cell>
          <table:table-cell table:number-columns-repeated="16377"/>
        </table:table-row>
        <table:table-row table:style-name="ro5">
          <table:table-cell office:value-type="string" table:style-name="ce5">
            <text:p>ASP Inc</text:p>
          </table:table-cell>
          <table:table-cell office:value-type="percentage" office:value="1.4999999999999999E-2" table:style-name="ce8">
            <text:p>1,50%</text:p>
          </table:table-cell>
          <table:table-cell office:value-type="percentage" office:value="0.02" table:style-name="ce7">
            <text:p>2%</text:p>
          </table:table-cell>
          <table:table-cell office:value-type="percentage" office:value="1.4999999999999999E-2" table:style-name="ce8">
            <text:p>1,50%</text:p>
          </table:table-cell>
          <table:table-cell office:value-type="percentage" office:value="5.0000000000000001E-3" table:style-name="ce8">
            <text:p>0,50%</text:p>
          </table:table-cell>
          <table:table-cell office:value-type="percentage" office:value="0.03" table:style-name="ce7">
            <text:p>3%</text:p>
          </table:table-cell>
          <table:table-cell office:value-type="percentage" office:value="0.03" table:style-name="ce7">
            <text:p>3%</text:p>
          </table:table-cell>
          <table:table-cell table:number-columns-repeated="16377"/>
        </table:table-row>
        <table:table-row table:style-name="ro6">
          <table:table-cell table:number-columns-repeated="16384"/>
        </table:table-row>
        <table:table-row table:style-name="ro5">
          <table:table-cell office:value-type="string" table:style-name="ce6">
            <text:p>Store3</text:p>
          </table:table-cell>
          <table:table-cell table:number-columns-repeated="16383" table:style-name="ce1"/>
        </table:table-row>
        <table:table-row table:style-name="ro5">
          <table:table-cell office:value-type="string" table:style-name="ce5">
            <text:p>Units</text:p>
          </table:table-cell>
          <table:table-cell office:value-type="float" office:value="4800" table:style-name="ce5">
            <text:p>4800</text:p>
          </table:table-cell>
          <table:table-cell office:value-type="float" office:value="3500" table:style-name="ce5">
            <text:p>3500</text:p>
          </table:table-cell>
          <table:table-cell office:value-type="float" office:value="4000" table:style-name="ce5">
            <text:p>4000</text:p>
          </table:table-cell>
          <table:table-cell office:value-type="float" office:value="3250" table:style-name="ce5">
            <text:p>3250</text:p>
          </table:table-cell>
          <table:table-cell office:value-type="float" office:value="2500" table:style-name="ce5">
            <text:p>2500</text:p>
          </table:table-cell>
          <table:table-cell office:value-type="float" office:value="2000" table:style-name="ce5">
            <text:p>2000</text:p>
          </table:table-cell>
          <table:table-cell table:number-columns-repeated="16377"/>
        </table:table-row>
        <table:table-row table:style-name="ro5">
          <table:table-cell office:value-type="string" table:style-name="ce5">
            <text:p>ASP</text:p>
          </table:table-cell>
          <table:table-cell office:value-type="float" office:value="650" table:style-name="ce5">
            <text:p>650</text:p>
          </table:table-cell>
          <table:table-cell office:value-type="float" office:value="420" table:style-name="ce5">
            <text:p>420</text:p>
          </table:table-cell>
          <table:table-cell office:value-type="float" office:value="500" table:style-name="ce5">
            <text:p>500</text:p>
          </table:table-cell>
          <table:table-cell office:value-type="float" office:value="475" table:style-name="ce5">
            <text:p>475</text:p>
          </table:table-cell>
          <table:table-cell office:value-type="float" office:value="700" table:style-name="ce5">
            <text:p>700</text:p>
          </table:table-cell>
          <table:table-cell office:value-type="float" office:value="350" table:style-name="ce5">
            <text:p>350</text:p>
          </table:table-cell>
          <table:table-cell table:number-columns-repeated="16377"/>
        </table:table-row>
        <table:table-row table:style-name="ro5">
          <table:table-cell office:value-type="string" table:style-name="ce5">
            <text:p>Units Inc</text:p>
          </table:table-cell>
          <table:table-cell office:value-type="percentage" office:value="0.04" table:style-name="ce7">
            <text:p>4%</text:p>
          </table:table-cell>
          <table:table-cell office:value-type="percentage" office:value="1.4999999999999999E-2" table:style-name="ce8">
            <text:p>1,50%</text:p>
          </table:table-cell>
          <table:table-cell office:value-type="percentage" office:value="0.02" table:style-name="ce7">
            <text:p>2%</text:p>
          </table:table-cell>
          <table:table-cell office:value-type="percentage" office:value="2.5000000000000001E-2" table:style-name="ce8">
            <text:p>2,50%</text:p>
          </table:table-cell>
          <table:table-cell office:value-type="percentage" office:value="2.5000000000000001E-2" table:style-name="ce8">
            <text:p>2,50%</text:p>
          </table:table-cell>
          <table:table-cell office:value-type="percentage" office:value="0.03" table:style-name="ce7">
            <text:p>3%</text:p>
          </table:table-cell>
          <table:table-cell table:number-columns-repeated="16377"/>
        </table:table-row>
        <table:table-row table:style-name="ro5">
          <table:table-cell office:value-type="string" table:style-name="ce5">
            <text:p>ASP Inc</text:p>
          </table:table-cell>
          <table:table-cell office:value-type="percentage" office:value="3.5000000000000003E-2" table:style-name="ce8">
            <text:p>3,50%</text:p>
          </table:table-cell>
          <table:table-cell office:value-type="percentage" office:value="7.4999999999999997E-3" table:style-name="ce8">
            <text:p>0,75%</text:p>
          </table:table-cell>
          <table:table-cell office:value-type="percentage" office:value="1.7500000000000002E-2" table:style-name="ce8">
            <text:p>1,75%</text:p>
          </table:table-cell>
          <table:table-cell office:value-type="percentage" office:value="2.5000000000000001E-2" table:style-name="ce8">
            <text:p>2,50%</text:p>
          </table:table-cell>
          <table:table-cell office:value-type="percentage" office:value="0.03" table:style-name="ce7">
            <text:p>3%</text:p>
          </table:table-cell>
          <table:table-cell office:value-type="percentage" office:value="0.03" table:style-name="ce7">
            <text:p>3%</text:p>
          </table:table-cell>
          <table:table-cell table:number-columns-repeated="16377"/>
        </table:table-row>
        <table:table-row table:style-name="ro6">
          <table:table-cell table:number-columns-repeated="16384"/>
        </table:table-row>
        <table:table-row table:style-name="ro5">
          <table:table-cell office:value-type="string" table:style-name="ce6">
            <text:p>Store4</text:p>
          </table:table-cell>
          <table:table-cell table:number-columns-repeated="16383" table:style-name="ce1"/>
        </table:table-row>
        <table:table-row table:style-name="ro5">
          <table:table-cell office:value-type="string" table:style-name="ce5">
            <text:p>Units</text:p>
          </table:table-cell>
          <table:table-cell office:value-type="float" office:value="2700" table:style-name="ce5">
            <text:p>2700</text:p>
          </table:table-cell>
          <table:table-cell office:value-type="float" office:value="1850" table:style-name="ce5">
            <text:p>1850</text:p>
          </table:table-cell>
          <table:table-cell office:value-type="float" office:value="2250" table:style-name="ce5">
            <text:p>2250</text:p>
          </table:table-cell>
          <table:table-cell office:value-type="float" office:value="2200" table:style-name="ce5">
            <text:p>2200</text:p>
          </table:table-cell>
          <table:table-cell office:value-type="float" office:value="3000" table:style-name="ce5">
            <text:p>3000</text:p>
          </table:table-cell>
          <table:table-cell office:value-type="float" office:value="1200" table:style-name="ce5">
            <text:p>1200</text:p>
          </table:table-cell>
          <table:table-cell table:number-columns-repeated="16377"/>
        </table:table-row>
        <table:table-row table:style-name="ro5">
          <table:table-cell office:value-type="string" table:style-name="ce5">
            <text:p>ASP</text:p>
          </table:table-cell>
          <table:table-cell office:value-type="float" office:value="600" table:style-name="ce5">
            <text:p>600</text:p>
          </table:table-cell>
          <table:table-cell office:value-type="float" office:value="400" table:style-name="ce5">
            <text:p>400</text:p>
          </table:table-cell>
          <table:table-cell office:value-type="float" office:value="300" table:style-name="ce5">
            <text:p>300</text:p>
          </table:table-cell>
          <table:table-cell office:value-type="float" office:value="250" table:style-name="ce5">
            <text:p>250</text:p>
          </table:table-cell>
          <table:table-cell office:value-type="float" office:value="550" table:style-name="ce5">
            <text:p>550</text:p>
          </table:table-cell>
          <table:table-cell office:value-type="float" office:value="300" table:style-name="ce5">
            <text:p>300</text:p>
          </table:table-cell>
          <table:table-cell table:number-columns-repeated="16377"/>
        </table:table-row>
        <table:table-row table:style-name="ro5">
          <table:table-cell office:value-type="string" table:style-name="ce5">
            <text:p>Units Inc</text:p>
          </table:table-cell>
          <table:table-cell office:value-type="percentage" office:value="2.5000000000000001E-2" table:style-name="ce8">
            <text:p>2,50%</text:p>
          </table:table-cell>
          <table:table-cell office:value-type="percentage" office:value="0.02" table:style-name="ce7">
            <text:p>2%</text:p>
          </table:table-cell>
          <table:table-cell office:value-type="percentage" office:value="1.4999999999999999E-2" table:style-name="ce8">
            <text:p>1,50%</text:p>
          </table:table-cell>
          <table:table-cell office:value-type="percentage" office:value="0.02" table:style-name="ce7">
            <text:p>2%</text:p>
          </table:table-cell>
          <table:table-cell office:value-type="percentage" office:value="0.03" table:style-name="ce7">
            <text:p>3%</text:p>
          </table:table-cell>
          <table:table-cell office:value-type="percentage" office:value="1.7500000000000002E-2" table:style-name="ce8">
            <text:p>1,75%</text:p>
          </table:table-cell>
          <table:table-cell table:number-columns-repeated="16377"/>
        </table:table-row>
        <table:table-row table:style-name="ro5">
          <table:table-cell office:value-type="string" table:style-name="ce5">
            <text:p>ASP Inc</text:p>
          </table:table-cell>
          <table:table-cell office:value-type="percentage" office:value="2.5000000000000001E-2" table:style-name="ce8">
            <text:p>2,50%</text:p>
          </table:table-cell>
          <table:table-cell office:value-type="percentage" office:value="1.7500000000000002E-2" table:style-name="ce8">
            <text:p>1,75%</text:p>
          </table:table-cell>
          <table:table-cell office:value-type="percentage" office:value="1.7500000000000002E-2" table:style-name="ce8">
            <text:p>1,75%</text:p>
          </table:table-cell>
          <table:table-cell office:value-type="percentage" office:value="2.5000000000000001E-2" table:style-name="ce8">
            <text:p>2,50%</text:p>
          </table:table-cell>
          <table:table-cell office:value-type="percentage" office:value="2.2499999999999999E-2" table:style-name="ce8">
            <text:p>2,25%</text:p>
          </table:table-cell>
          <table:table-cell office:value-type="percentage" office:value="0.02" table:style-name="ce7">
            <text:p>2%</text:p>
          </table:table-cell>
          <table:table-cell table:number-columns-repeated="16377"/>
        </table:table-row>
        <table:table-row table:style-name="ro6">
          <table:table-cell table:number-columns-repeated="16384"/>
        </table:table-row>
        <table:table-row table:style-name="ro5">
          <table:table-cell office:value-type="string" table:style-name="ce6">
            <text:p>Store5</text:p>
          </table:table-cell>
          <table:table-cell table:number-columns-repeated="16383" table:style-name="ce1"/>
        </table:table-row>
        <table:table-row table:style-name="ro5">
          <table:table-cell office:value-type="string" table:style-name="ce5">
            <text:p>Units</text:p>
          </table:table-cell>
          <table:table-cell office:value-type="float" office:value="4500" table:style-name="ce5">
            <text:p>4500</text:p>
          </table:table-cell>
          <table:table-cell office:value-type="float" office:value="1800" table:style-name="ce5">
            <text:p>1800</text:p>
          </table:table-cell>
          <table:table-cell office:value-type="float" office:value="3800" table:style-name="ce5">
            <text:p>3800</text:p>
          </table:table-cell>
          <table:table-cell office:value-type="float" office:value="3000" table:style-name="ce5">
            <text:p>3000</text:p>
          </table:table-cell>
          <table:table-cell office:value-type="float" office:value="2000" table:style-name="ce5">
            <text:p>2000</text:p>
          </table:table-cell>
          <table:table-cell office:value-type="float" office:value="3200" table:style-name="ce5">
            <text:p>3200</text:p>
          </table:table-cell>
          <table:table-cell table:number-columns-repeated="16377"/>
        </table:table-row>
        <table:table-row table:style-name="ro5">
          <table:table-cell office:value-type="string" table:style-name="ce5">
            <text:p>ASP</text:p>
          </table:table-cell>
          <table:table-cell office:value-type="float" office:value="725" table:style-name="ce5">
            <text:p>725</text:p>
          </table:table-cell>
          <table:table-cell office:value-type="float" office:value="650" table:style-name="ce5">
            <text:p>650</text:p>
          </table:table-cell>
          <table:table-cell office:value-type="float" office:value="475" table:style-name="ce5">
            <text:p>475</text:p>
          </table:table-cell>
          <table:table-cell office:value-type="float" office:value="470" table:style-name="ce5">
            <text:p>470</text:p>
          </table:table-cell>
          <table:table-cell office:value-type="float" office:value="690" table:style-name="ce5">
            <text:p>690</text:p>
          </table:table-cell>
          <table:table-cell office:value-type="float" office:value="600" table:style-name="ce5">
            <text:p>600</text:p>
          </table:table-cell>
          <table:table-cell table:number-columns-repeated="16377"/>
        </table:table-row>
        <table:table-row table:style-name="ro5">
          <table:table-cell office:value-type="string" table:style-name="ce5">
            <text:p>Units Inc</text:p>
          </table:table-cell>
          <table:table-cell office:value-type="percentage" office:value="0.03" table:style-name="ce7">
            <text:p>3%</text:p>
          </table:table-cell>
          <table:table-cell office:value-type="percentage" office:value="2.75E-2" table:style-name="ce8">
            <text:p>2,75%</text:p>
          </table:table-cell>
          <table:table-cell office:value-type="percentage" office:value="2.5000000000000001E-2" table:style-name="ce8">
            <text:p>2,50%</text:p>
          </table:table-cell>
          <table:table-cell office:value-type="percentage" office:value="1.7500000000000002E-2" table:style-name="ce8">
            <text:p>1,75%</text:p>
          </table:table-cell>
          <table:table-cell office:value-type="percentage" office:value="0.01" table:style-name="ce7">
            <text:p>1%</text:p>
          </table:table-cell>
          <table:table-cell office:value-type="percentage" office:value="0.03" table:style-name="ce7">
            <text:p>3%</text:p>
          </table:table-cell>
          <table:table-cell table:number-columns-repeated="16377"/>
        </table:table-row>
        <table:table-row table:style-name="ro5">
          <table:table-cell office:value-type="string" table:style-name="ce5">
            <text:p>ASP Inc</text:p>
          </table:table-cell>
          <table:table-cell office:value-type="percentage" office:value="0.02" table:style-name="ce7">
            <text:p>2%</text:p>
          </table:table-cell>
          <table:table-cell office:value-type="percentage" office:value="2.5000000000000001E-2" table:style-name="ce8">
            <text:p>2,50%</text:p>
          </table:table-cell>
          <table:table-cell office:value-type="percentage" office:value="0.01" table:style-name="ce7">
            <text:p>1%</text:p>
          </table:table-cell>
          <table:table-cell office:value-type="percentage" office:value="2.5000000000000001E-2" table:style-name="ce8">
            <text:p>2,50%</text:p>
          </table:table-cell>
          <table:table-cell office:value-type="percentage" office:value="2.5000000000000001E-2" table:style-name="ce8">
            <text:p>2,50%</text:p>
          </table:table-cell>
          <table:table-cell office:value-type="percentage" office:value="0.03" table:style-name="ce7">
            <text:p>3%</text:p>
          </table:table-cell>
          <table:table-cell table:number-columns-repeated="16377"/>
        </table:table-row>
        <table:table-row table:style-name="ro6">
          <table:table-cell table:number-columns-repeated="16384"/>
        </table:table-row>
        <table:table-row table:style-name="ro5">
          <table:table-cell office:value-type="string" table:style-name="ce6">
            <text:p>Brand Share Value</text:p>
          </table:table-cell>
          <table:table-cell office:value-type="string" table:style-name="ce6">
            <text:p>Atta</text:p>
          </table:table-cell>
          <table:table-cell office:value-type="string" table:style-name="ce6">
            <text:p>Besan</text:p>
          </table:table-cell>
          <table:table-cell office:value-type="string" table:style-name="ce6">
            <text:p>Rawa/Suji</text:p>
          </table:table-cell>
          <table:table-cell office:value-type="string" table:style-name="ce6">
            <text:p>Maida</text:p>
          </table:table-cell>
          <table:table-cell office:value-type="string" table:style-name="ce6">
            <text:p>Rice</text:p>
          </table:table-cell>
          <table:table-cell office:value-type="string" table:style-name="ce6">
            <text:p>Sugar</text:p>
          </table:table-cell>
          <table:table-cell table:number-columns-repeated="16377"/>
        </table:table-row>
        <table:table-row table:style-name="ro5">
          <table:table-cell office:value-type="string" table:style-name="ce6">
            <text:p>Fortune</text:p>
          </table:table-cell>
          <table:table-cell office:value-type="percentage" office:value="0.35" table:style-name="ce7">
            <text:p>35%</text:p>
          </table:table-cell>
          <table:table-cell office:value-type="percentage" office:value="0.25" table:style-name="ce7">
            <text:p>25%</text:p>
          </table:table-cell>
          <table:table-cell office:value-type="percentage" office:value="0.2" table:style-name="ce7">
            <text:p>20%</text:p>
          </table:table-cell>
          <table:table-cell office:value-type="percentage" office:value="0.3" table:style-name="ce7">
            <text:p>30%</text:p>
          </table:table-cell>
          <table:table-cell office:value-type="percentage" office:value="0.2" table:style-name="ce7">
            <text:p>20%</text:p>
          </table:table-cell>
          <table:table-cell office:value-type="percentage" office:value="0.2" table:style-name="ce7">
            <text:p>20%</text:p>
          </table:table-cell>
          <table:table-cell table:number-columns-repeated="16377"/>
        </table:table-row>
        <table:table-row table:style-name="ro5">
          <table:table-cell office:value-type="string" table:style-name="ce6">
            <text:p>Patanjali</text:p>
          </table:table-cell>
          <table:table-cell office:value-type="percentage" office:value="0.3" table:style-name="ce7">
            <text:p>30%</text:p>
          </table:table-cell>
          <table:table-cell office:value-type="percentage" office:value="0.15" table:style-name="ce7">
            <text:p>15%</text:p>
          </table:table-cell>
          <table:table-cell office:value-type="percentage" office:value="0.05" table:style-name="ce7">
            <text:p>5%</text:p>
          </table:table-cell>
          <table:table-cell table:style-name="ce1"/>
          <table:table-cell office:value-type="percentage" office:value="0.2" table:style-name="ce7">
            <text:p>20%</text:p>
          </table:table-cell>
          <table:table-cell table:number-columns-repeated="16378" table:style-name="ce1"/>
        </table:table-row>
        <table:table-row table:style-name="ro5">
          <table:table-cell office:value-type="string" table:style-name="ce6">
            <text:p>Organic Tattva</text:p>
          </table:table-cell>
          <table:table-cell office:value-type="percentage" office:value="0.15" table:style-name="ce7">
            <text:p>15%</text:p>
          </table:table-cell>
          <table:table-cell office:value-type="percentage" office:value="0.12" table:style-name="ce7">
            <text:p>12%</text:p>
          </table:table-cell>
          <table:table-cell table:style-name="ce1"/>
          <table:table-cell office:value-type="percentage" office:value="0.3" table:style-name="ce7">
            <text:p>30%</text:p>
          </table:table-cell>
          <table:table-cell office:value-type="percentage" office:value="0.2" table:style-name="ce7">
            <text:p>20%</text:p>
          </table:table-cell>
          <table:table-cell office:value-type="percentage" office:value="0.25" table:style-name="ce7">
            <text:p>25%</text:p>
          </table:table-cell>
          <table:table-cell table:number-columns-repeated="16377"/>
        </table:table-row>
        <table:table-row table:style-name="ro5">
          <table:table-cell office:value-type="string" table:style-name="ce6">
            <text:p>Good Life</text:p>
          </table:table-cell>
          <table:table-cell office:value-type="percentage" office:value="0.1" table:style-name="ce7">
            <text:p>10%</text:p>
          </table:table-cell>
          <table:table-cell office:value-type="percentage" office:value="0.22" table:style-name="ce7">
            <text:p>22%</text:p>
          </table:table-cell>
          <table:table-cell office:value-type="percentage" office:value="0.35" table:style-name="ce7">
            <text:p>35%</text:p>
          </table:table-cell>
          <table:table-cell office:value-type="percentage" office:value="0.25" table:style-name="ce7">
            <text:p>25%</text:p>
          </table:table-cell>
          <table:table-cell table:style-name="ce1"/>
          <table:table-cell office:value-type="percentage" office:value="0.15" table:style-name="ce7">
            <text:p>15%</text:p>
          </table:table-cell>
          <table:table-cell table:number-columns-repeated="16377"/>
        </table:table-row>
        <table:table-row table:style-name="ro5">
          <table:table-cell office:value-type="string" table:style-name="ce6">
            <text:p>Classic Harvest</text:p>
          </table:table-cell>
          <table:table-cell office:value-type="percentage" office:value="0.05" table:style-name="ce7">
            <text:p>5%</text:p>
          </table:table-cell>
          <table:table-cell table:style-name="ce1"/>
          <table:table-cell office:value-type="percentage" office:value="0.25" table:style-name="ce7">
            <text:p>25%</text:p>
          </table:table-cell>
          <table:table-cell office:value-type="percentage" office:value="0.15" table:style-name="ce7">
            <text:p>15%</text:p>
          </table:table-cell>
          <table:table-cell office:value-type="percentage" office:value="0.22" table:style-name="ce7">
            <text:p>22%</text:p>
          </table:table-cell>
          <table:table-cell office:value-type="percentage" office:value="0.3" table:style-name="ce7">
            <text:p>30%</text:p>
          </table:table-cell>
          <table:table-cell table:number-columns-repeated="16377"/>
        </table:table-row>
        <table:table-row table:style-name="ro5">
          <table:table-cell office:value-type="string" table:style-name="ce6">
            <text:p>Others</text:p>
          </table:table-cell>
          <table:table-cell office:value-type="percentage" office:value="0.05" table:style-name="ce7">
            <text:p>5%</text:p>
          </table:table-cell>
          <table:table-cell office:value-type="percentage" office:value="0.26" table:style-name="ce7">
            <text:p>26%</text:p>
          </table:table-cell>
          <table:table-cell office:value-type="percentage" office:value="0.15" table:style-name="ce7">
            <text:p>15%</text:p>
          </table:table-cell>
          <table:table-cell table:style-name="ce1"/>
          <table:table-cell office:value-type="percentage" office:value="0.18" table:style-name="ce7">
            <text:p>18%</text:p>
          </table:table-cell>
          <table:table-cell office:value-type="percentage" office:value="0.1" table:style-name="ce7">
            <text:p>10%</text:p>
          </table:table-cell>
          <table:table-cell table:number-columns-repeated="16377"/>
        </table:table-row>
        <table:table-row table:style-name="ro6">
          <table:table-cell table:number-columns-repeated="16384"/>
        </table:table-row>
        <table:table-row table:style-name="ro5">
          <table:table-cell office:value-type="string" table:style-name="ce6">
            <text:p>Brand Margins</text:p>
          </table:table-cell>
          <table:table-cell office:value-type="string" table:style-name="ce6">
            <text:p>Atta</text:p>
          </table:table-cell>
          <table:table-cell office:value-type="string" table:style-name="ce6">
            <text:p>Besan</text:p>
          </table:table-cell>
          <table:table-cell office:value-type="string" table:style-name="ce6">
            <text:p>Rawa/Suji</text:p>
          </table:table-cell>
          <table:table-cell office:value-type="string" table:style-name="ce6">
            <text:p>Maida</text:p>
          </table:table-cell>
          <table:table-cell office:value-type="string" table:style-name="ce6">
            <text:p>Rice</text:p>
          </table:table-cell>
          <table:table-cell office:value-type="string" table:style-name="ce6">
            <text:p>Sugar</text:p>
          </table:table-cell>
          <table:table-cell table:number-columns-repeated="16377"/>
        </table:table-row>
        <table:table-row table:style-name="ro5">
          <table:table-cell office:value-type="string" table:style-name="ce6">
            <text:p>Fortune</text:p>
          </table:table-cell>
          <table:table-cell office:value-type="percentage" office:value="0.6" table:style-name="ce7">
            <text:p>60%</text:p>
          </table:table-cell>
          <table:table-cell office:value-type="percentage" office:value="0.5" table:style-name="ce7">
            <text:p>50%</text:p>
          </table:table-cell>
          <table:table-cell office:value-type="percentage" office:value="0.65" table:style-name="ce7">
            <text:p>65%</text:p>
          </table:table-cell>
          <table:table-cell office:value-type="percentage" office:value="0.56999999999999995" table:style-name="ce7">
            <text:p>57%</text:p>
          </table:table-cell>
          <table:table-cell office:value-type="percentage" office:value="0.65" table:style-name="ce7">
            <text:p>65%</text:p>
          </table:table-cell>
          <table:table-cell office:value-type="percentage" office:value="0.6" table:style-name="ce7">
            <text:p>60%</text:p>
          </table:table-cell>
          <table:table-cell table:number-columns-repeated="16377"/>
        </table:table-row>
        <table:table-row table:style-name="ro5">
          <table:table-cell office:value-type="string" table:style-name="ce6">
            <text:p>Patanjali</text:p>
          </table:table-cell>
          <table:table-cell office:value-type="percentage" office:value="0.35" table:style-name="ce7">
            <text:p>35%</text:p>
          </table:table-cell>
          <table:table-cell office:value-type="percentage" office:value="0.45" table:style-name="ce7">
            <text:p>45%</text:p>
          </table:table-cell>
          <table:table-cell office:value-type="percentage" office:value="0.4" table:style-name="ce7">
            <text:p>40%</text:p>
          </table:table-cell>
          <table:table-cell table:style-name="ce1"/>
          <table:table-cell office:value-type="percentage" office:value="0.6" table:style-name="ce7">
            <text:p>60%</text:p>
          </table:table-cell>
          <table:table-cell table:number-columns-repeated="16378" table:style-name="ce1"/>
        </table:table-row>
        <table:table-row table:style-name="ro5">
          <table:table-cell office:value-type="string" table:style-name="ce6">
            <text:p>Organic Tattva</text:p>
          </table:table-cell>
          <table:table-cell office:value-type="percentage" office:value="0.5" table:style-name="ce7">
            <text:p>50%</text:p>
          </table:table-cell>
          <table:table-cell office:value-type="percentage" office:value="0.6" table:style-name="ce7">
            <text:p>60%</text:p>
          </table:table-cell>
          <table:table-cell table:style-name="ce1"/>
          <table:table-cell office:value-type="percentage" office:value="0.55000000000000004" table:style-name="ce7">
            <text:p>55%</text:p>
          </table:table-cell>
          <table:table-cell office:value-type="percentage" office:value="0.57999999999999996" table:style-name="ce7">
            <text:p>58%</text:p>
          </table:table-cell>
          <table:table-cell office:value-type="percentage" office:value="0.53" table:style-name="ce7">
            <text:p>53%</text:p>
          </table:table-cell>
          <table:table-cell table:number-columns-repeated="16377"/>
        </table:table-row>
        <table:table-row table:style-name="ro5">
          <table:table-cell office:value-type="string" table:style-name="ce6">
            <text:p>Good Life</text:p>
          </table:table-cell>
          <table:table-cell office:value-type="percentage" office:value="0.55000000000000004" table:style-name="ce7">
            <text:p>55%</text:p>
          </table:table-cell>
          <table:table-cell office:value-type="percentage" office:value="0.4" table:style-name="ce7">
            <text:p>40%</text:p>
          </table:table-cell>
          <table:table-cell office:value-type="percentage" office:value="0.62" table:style-name="ce7">
            <text:p>62%</text:p>
          </table:table-cell>
          <table:table-cell office:value-type="percentage" office:value="0.6" table:style-name="ce7">
            <text:p>60%</text:p>
          </table:table-cell>
          <table:table-cell table:style-name="ce1"/>
          <table:table-cell office:value-type="percentage" office:value="0.65" table:style-name="ce7">
            <text:p>65%</text:p>
          </table:table-cell>
          <table:table-cell table:number-columns-repeated="16377"/>
        </table:table-row>
        <table:table-row table:style-name="ro5">
          <table:table-cell office:value-type="string" table:style-name="ce6">
            <text:p>Classic Harvest</text:p>
          </table:table-cell>
          <table:table-cell office:value-type="percentage" office:value="0.45" table:style-name="ce7">
            <text:p>45%</text:p>
          </table:table-cell>
          <table:table-cell table:style-name="ce1"/>
          <table:table-cell office:value-type="percentage" office:value="0.4" table:style-name="ce7">
            <text:p>40%</text:p>
          </table:table-cell>
          <table:table-cell office:value-type="percentage" office:value="0.65" table:style-name="ce7">
            <text:p>65%</text:p>
          </table:table-cell>
          <table:table-cell office:value-type="percentage" office:value="0.55000000000000004" table:style-name="ce7">
            <text:p>55%</text:p>
          </table:table-cell>
          <table:table-cell office:value-type="percentage" office:value="0.56999999999999995" table:style-name="ce7">
            <text:p>57%</text:p>
          </table:table-cell>
          <table:table-cell table:number-columns-repeated="16377"/>
        </table:table-row>
        <table:table-row table:style-name="ro5">
          <table:table-cell office:value-type="string" table:style-name="ce6">
            <text:p>Others</text:p>
          </table:table-cell>
          <table:table-cell office:value-type="percentage" office:value="0.55000000000000004" table:style-name="ce7">
            <text:p>55%</text:p>
          </table:table-cell>
          <table:table-cell office:value-type="percentage" office:value="0.3" table:style-name="ce7">
            <text:p>30%</text:p>
          </table:table-cell>
          <table:table-cell office:value-type="percentage" office:value="0.45" table:style-name="ce7">
            <text:p>45%</text:p>
          </table:table-cell>
          <table:table-cell table:style-name="ce1"/>
          <table:table-cell office:value-type="percentage" office:value="0.5" table:style-name="ce7">
            <text:p>50%</text:p>
          </table:table-cell>
          <table:table-cell office:value-type="percentage" office:value="0.55000000000000004" table:style-name="ce7">
            <text:p>55%</text:p>
          </table:table-cell>
          <table:table-cell table:number-columns-repeated="16377"/>
        </table:table-row>
        <table:table-row table:style-name="ro6">
          <table:table-cell table:number-columns-repeated="16384"/>
        </table:table-row>
        <table:table-row table:style-name="ro5">
          <table:table-cell office:value-type="string" table:style-name="ce6">
            <text:p>Other Costs (Per Month)</text:p>
          </table:table-cell>
          <table:table-cell table:number-columns-repeated="16383" table:style-name="ce1"/>
        </table:table-row>
        <table:table-row table:style-name="ro5">
          <table:table-cell office:value-type="string" table:style-name="ce6">
            <text:p>Store1</text:p>
          </table:table-cell>
          <table:table-cell table:number-columns-repeated="16383" table:style-name="ce1"/>
        </table:table-row>
        <table:table-row table:style-name="ro5">
          <table:table-cell office:value-type="string" table:style-name="ce5">
            <text:p>Rent</text:p>
          </table:table-cell>
          <table:table-cell office:value-type="float" office:value="150000" table:style-name="ce5">
            <text:p>150000</text:p>
          </table:table-cell>
          <table:table-cell table:number-columns-repeated="16382"/>
        </table:table-row>
        <table:table-row table:style-name="ro5">
          <table:table-cell office:value-type="string" table:style-name="ce5">
            <text:p>Electricity Bll</text:p>
          </table:table-cell>
          <table:table-cell office:value-type="float" office:value="55000" table:style-name="ce5">
            <text:p>55000</text:p>
          </table:table-cell>
          <table:table-cell table:number-columns-repeated="16382"/>
        </table:table-row>
        <table:table-row table:style-name="ro5">
          <table:table-cell office:value-type="string" table:style-name="ce5">
            <text:p>Salary Expanse</text:p>
          </table:table-cell>
          <table:table-cell office:value-type="float" office:value="80000" table:style-name="ce5">
            <text:p>80000</text:p>
          </table:table-cell>
          <table:table-cell table:number-columns-repeated="16382"/>
        </table:table-row>
        <table:table-row table:style-name="ro6">
          <table:table-cell table:number-columns-repeated="16384"/>
        </table:table-row>
        <table:table-row table:style-name="ro5">
          <table:table-cell office:value-type="string" table:style-name="ce6">
            <text:p>Store2</text:p>
          </table:table-cell>
          <table:table-cell table:number-columns-repeated="16383" table:style-name="ce1"/>
        </table:table-row>
        <table:table-row table:style-name="ro5">
          <table:table-cell office:value-type="string" table:style-name="ce5">
            <text:p>Rent</text:p>
          </table:table-cell>
          <table:table-cell office:value-type="float" office:value="100000" table:style-name="ce5">
            <text:p>100000</text:p>
          </table:table-cell>
          <table:table-cell table:number-columns-repeated="16382"/>
        </table:table-row>
        <table:table-row table:style-name="ro5">
          <table:table-cell office:value-type="string" table:style-name="ce5">
            <text:p>Electricity Bll</text:p>
          </table:table-cell>
          <table:table-cell office:value-type="float" office:value="70000" table:style-name="ce5">
            <text:p>70000</text:p>
          </table:table-cell>
          <table:table-cell table:number-columns-repeated="16382"/>
        </table:table-row>
        <table:table-row table:style-name="ro5">
          <table:table-cell office:value-type="string" table:style-name="ce5">
            <text:p>Salary Expanse</text:p>
          </table:table-cell>
          <table:table-cell office:value-type="float" office:value="90000" table:style-name="ce5">
            <text:p>90000</text:p>
          </table:table-cell>
          <table:table-cell table:number-columns-repeated="16382"/>
        </table:table-row>
        <table:table-row table:style-name="ro6">
          <table:table-cell table:number-columns-repeated="16384"/>
        </table:table-row>
        <table:table-row table:style-name="ro5">
          <table:table-cell office:value-type="string" table:style-name="ce6">
            <text:p>Store3</text:p>
          </table:table-cell>
          <table:table-cell table:number-columns-repeated="16383" table:style-name="ce1"/>
        </table:table-row>
        <table:table-row table:style-name="ro5">
          <table:table-cell office:value-type="string" table:style-name="ce5">
            <text:p>Rent</text:p>
          </table:table-cell>
          <table:table-cell office:value-type="float" office:value="200000" table:style-name="ce5">
            <text:p>200000</text:p>
          </table:table-cell>
          <table:table-cell table:number-columns-repeated="16382"/>
        </table:table-row>
        <table:table-row table:style-name="ro5">
          <table:table-cell office:value-type="string" table:style-name="ce5">
            <text:p>Electricity Bll</text:p>
          </table:table-cell>
          <table:table-cell office:value-type="float" office:value="150000" table:style-name="ce5">
            <text:p>150000</text:p>
          </table:table-cell>
          <table:table-cell table:number-columns-repeated="16382"/>
        </table:table-row>
        <table:table-row table:style-name="ro5">
          <table:table-cell office:value-type="string" table:style-name="ce5">
            <text:p>Salary Expanse</text:p>
          </table:table-cell>
          <table:table-cell office:value-type="float" office:value="180000" table:style-name="ce5">
            <text:p>180000</text:p>
          </table:table-cell>
          <table:table-cell table:number-columns-repeated="16382"/>
        </table:table-row>
        <table:table-row table:style-name="ro6">
          <table:table-cell table:number-columns-repeated="16384"/>
        </table:table-row>
        <table:table-row table:style-name="ro5">
          <table:table-cell office:value-type="string" table:style-name="ce6">
            <text:p>Store4</text:p>
          </table:table-cell>
          <table:table-cell table:number-columns-repeated="16383" table:style-name="ce1"/>
        </table:table-row>
        <table:table-row table:style-name="ro5">
          <table:table-cell office:value-type="string" table:style-name="ce5">
            <text:p>Rent</text:p>
          </table:table-cell>
          <table:table-cell office:value-type="float" office:value="150000" table:style-name="ce5">
            <text:p>150000</text:p>
          </table:table-cell>
          <table:table-cell table:number-columns-repeated="16382" table:style-name="ce1"/>
        </table:table-row>
        <table:table-row table:style-name="ro5">
          <table:table-cell office:value-type="string" table:style-name="ce5">
            <text:p>Electricity Bll</text:p>
          </table:table-cell>
          <table:table-cell office:value-type="float" office:value="75000" table:style-name="ce5">
            <text:p>75000</text:p>
          </table:table-cell>
          <table:table-cell table:number-columns-repeated="16382" table:style-name="ce1"/>
        </table:table-row>
        <table:table-row table:style-name="ro5">
          <table:table-cell office:value-type="string" table:style-name="ce5">
            <text:p>Salary Expanse</text:p>
          </table:table-cell>
          <table:table-cell office:value-type="float" office:value="120000" table:style-name="ce5">
            <text:p>120000</text:p>
          </table:table-cell>
          <table:table-cell table:number-columns-repeated="16382" table:style-name="ce1"/>
        </table:table-row>
        <table:table-row table:style-name="ro6">
          <table:table-cell table:number-columns-repeated="16384"/>
        </table:table-row>
        <table:table-row table:style-name="ro5">
          <table:table-cell office:value-type="string" table:style-name="ce6">
            <text:p>Store5</text:p>
          </table:table-cell>
          <table:table-cell table:number-columns-repeated="16383" table:style-name="ce1"/>
        </table:table-row>
        <table:table-row table:style-name="ro5">
          <table:table-cell office:value-type="string" table:style-name="ce5">
            <text:p>Rent</text:p>
          </table:table-cell>
          <table:table-cell office:value-type="float" office:value="100000" table:style-name="ce5">
            <text:p>100000</text:p>
          </table:table-cell>
          <table:table-cell table:number-columns-repeated="16382" table:style-name="ce1"/>
        </table:table-row>
        <table:table-row table:style-name="ro5">
          <table:table-cell office:value-type="string" table:style-name="ce5">
            <text:p>Electricity Bll</text:p>
          </table:table-cell>
          <table:table-cell office:value-type="float" office:value="45000" table:style-name="ce5">
            <text:p>45000</text:p>
          </table:table-cell>
          <table:table-cell table:number-columns-repeated="16382" table:style-name="ce1"/>
        </table:table-row>
        <table:table-row table:style-name="ro5">
          <table:table-cell office:value-type="string" table:style-name="ce5">
            <text:p>Salary Expanse</text:p>
          </table:table-cell>
          <table:table-cell office:value-type="float" office:value="60000" table:style-name="ce5">
            <text:p>60000</text:p>
          </table:table-cell>
          <table:table-cell table:number-columns-repeated="16382" table:style-name="ce1"/>
        </table:table-row>
        <table:table-row table:style-name="ro6">
          <table:table-cell table:number-columns-repeated="16384"/>
        </table:table-row>
        <table:table-row table:style-name="ro5">
          <table:table-cell office:value-type="string" table:style-name="ce6">
            <text:p>Company Sales %</text:p>
          </table:table-cell>
          <table:table-cell table:style-name="ce1"/>
          <table:table-cell office:value-type="string" table:style-name="ce6">
            <text:p>Payments After months</text:p>
          </table:table-cell>
          <table:table-cell table:number-columns-repeated="16381"/>
        </table:table-row>
        <table:table-row table:style-name="ro5">
          <table:table-cell office:value-type="string" table:style-name="ce5">
            <text:p>Customer1</text:p>
          </table:table-cell>
          <table:table-cell office:value-type="percentage" office:value="0.2" table:style-name="ce7">
            <text:p>20%</text:p>
          </table:table-cell>
          <table:table-cell office:value-type="float" office:value="2" table:style-name="ce5">
            <text:p>2</text:p>
          </table:table-cell>
          <table:table-cell table:number-columns-repeated="16381"/>
        </table:table-row>
        <table:table-row table:style-name="ro5">
          <table:table-cell office:value-type="string" table:style-name="ce5">
            <text:p>Customer2</text:p>
          </table:table-cell>
          <table:table-cell office:value-type="percentage" office:value="0.15" table:style-name="ce7">
            <text:p>15%</text:p>
          </table:table-cell>
          <table:table-cell office:value-type="float" office:value="3" table:style-name="ce5">
            <text:p>3</text:p>
          </table:table-cell>
          <table:table-cell table:number-columns-repeated="16381"/>
        </table:table-row>
        <table:table-row table:style-name="ro5">
          <table:table-cell office:value-type="string" table:style-name="ce5">
            <text:p>Customer3</text:p>
          </table:table-cell>
          <table:table-cell office:value-type="percentage" office:value="0.35" table:style-name="ce7">
            <text:p>35%</text:p>
          </table:table-cell>
          <table:table-cell office:value-type="float" office:value="1" table:style-name="ce5">
            <text:p>1</text:p>
          </table:table-cell>
          <table:table-cell table:number-columns-repeated="16381"/>
        </table:table-row>
        <table:table-row table:style-name="ro5">
          <table:table-cell office:value-type="string" table:style-name="ce5">
            <text:p>Cash</text:p>
          </table:table-cell>
          <table:table-cell office:value-type="percentage" office:value="0.3" table:style-name="ce7">
            <text:p>30%</text:p>
          </table:table-cell>
          <table:table-cell table:number-columns-repeated="16382" table:style-name="ce1"/>
        </table:table-row>
        <table:table-row table:number-rows-repeated="1048496" table:style-name="ro6">
          <table:table-cell table:number-columns-repeated="16384"/>
        </table:table-row>
      </table:table>
      <table:table table:name="Calcs" table:style-name="ta1">
        <table:table-column table:style-name="co2" table:number-columns-repeated="1024" table:default-cell-style-name="ce1"/>
        <table:table-column table:style-name="co3" table:number-columns-repeated="15360" table:default-cell-style-name="ce1"/>
        <table:table-row table:style-name="ro5">
          <table:table-cell table:style-name="ce1"/>
          <table:table-cell office:value-type="string" table:style-name="ce9">
            <text:p>M1</text:p>
          </table:table-cell>
          <table:table-cell office:value-type="string" table:style-name="ce9">
            <text:p>M2</text:p>
          </table:table-cell>
          <table:table-cell office:value-type="string" table:style-name="ce9">
            <text:p>M3</text:p>
          </table:table-cell>
          <table:table-cell office:value-type="string" table:style-name="ce9">
            <text:p>M4</text:p>
          </table:table-cell>
          <table:table-cell office:value-type="string" table:style-name="ce9">
            <text:p>M5</text:p>
          </table:table-cell>
          <table:table-cell office:value-type="string" table:style-name="ce9">
            <text:p>M6</text:p>
          </table:table-cell>
          <table:table-cell office:value-type="string" table:style-name="ce9">
            <text:p>M7</text:p>
          </table:table-cell>
          <table:table-cell office:value-type="string" table:style-name="ce9">
            <text:p>M8</text:p>
          </table:table-cell>
          <table:table-cell office:value-type="string" table:style-name="ce9">
            <text:p>M9</text:p>
          </table:table-cell>
          <table:table-cell office:value-type="string" table:style-name="ce9">
            <text:p>M10</text:p>
          </table:table-cell>
          <table:table-cell office:value-type="string" table:style-name="ce9">
            <text:p>M11</text:p>
          </table:table-cell>
          <table:table-cell office:value-type="string" table:style-name="ce9">
            <text:p>M12</text:p>
          </table:table-cell>
          <table:table-cell table:number-columns-repeated="16371"/>
        </table:table-row>
        <table:table-row table:style-name="ro5">
          <table:table-cell office:value-type="string" table:style-name="ce6">
            <text:p>Sales (Units)</text:p>
          </table:table-cell>
          <table:table-cell table:number-columns-repeated="16383" table:style-name="ce1"/>
        </table:table-row>
        <table:table-row table:style-name="ro5">
          <table:table-cell office:value-type="string" table:style-name="ce6">
            <text:p>Store1</text:p>
          </table:table-cell>
          <table:table-cell table:number-columns-repeated="16383" table:style-name="ce1"/>
        </table:table-row>
        <table:table-row table:style-name="ro5">
          <table:table-cell office:value-type="string" table:style-name="ce5">
            <text:p>Atta</text:p>
          </table:table-cell>
          <table:table-cell office:value-type="float" office:value="5000" table:formula="of:=[Assumption.B5]" table:style-name="ce10">
            <text:p>5000</text:p>
          </table:table-cell>
          <table:table-cell office:value-type="float" office:value="5100" table:formula="of:=[.B4]*(1+[Assumption.$B7])" table:style-name="ce11">
            <text:p>5100</text:p>
          </table:table-cell>
          <table:table-cell office:value-type="float" office:value="5202" table:formula="of:=[.C4]*(1+[Assumption.$B7])" table:style-name="ce11">
            <text:p>5202</text:p>
          </table:table-cell>
          <table:table-cell office:value-type="float" office:value="5306.04" table:formula="of:=[.D4]*(1+[Assumption.$B7])" table:style-name="ce11">
            <text:p>5306</text:p>
          </table:table-cell>
          <table:table-cell office:value-type="float" office:value="5412.1607999999997" table:formula="of:=[.E4]*(1+[Assumption.$B7])" table:style-name="ce11">
            <text:p>5412</text:p>
          </table:table-cell>
          <table:table-cell office:value-type="float" office:value="5520.4040159999995" table:formula="of:=[.F4]*(1+[Assumption.$B7])" table:style-name="ce11">
            <text:p>5520</text:p>
          </table:table-cell>
          <table:table-cell office:value-type="float" office:value="5630.8120963199999" table:formula="of:=[.G4]*(1+[Assumption.$B7])" table:style-name="ce11">
            <text:p>5631</text:p>
          </table:table-cell>
          <table:table-cell office:value-type="float" office:value="5743.4283382464" table:formula="of:=[.H4]*(1+[Assumption.$B7])" table:style-name="ce11">
            <text:p>5743</text:p>
          </table:table-cell>
          <table:table-cell office:value-type="float" office:value="5858.2969050113279" table:formula="of:=[.I4]*(1+[Assumption.$B7])" table:style-name="ce11">
            <text:p>5858</text:p>
          </table:table-cell>
          <table:table-cell office:value-type="float" office:value="5975.4628431115543" table:formula="of:=[.J4]*(1+[Assumption.$B7])" table:style-name="ce11">
            <text:p>5975</text:p>
          </table:table-cell>
          <table:table-cell office:value-type="float" office:value="6094.9720999737856" table:formula="of:=[.K4]*(1+[Assumption.$B7])" table:style-name="ce11">
            <text:p>6095</text:p>
          </table:table-cell>
          <table:table-cell office:value-type="float" office:value="6216.8715419732616" table:formula="of:=[.L4]*(1+[Assumption.$B7])" table:style-name="ce11">
            <text:p>6217</text:p>
          </table:table-cell>
          <table:table-cell table:number-columns-repeated="16371"/>
        </table:table-row>
        <table:table-row table:style-name="ro5">
          <table:table-cell office:value-type="string" table:style-name="ce5">
            <text:p>Besan</text:p>
          </table:table-cell>
          <table:table-cell office:value-type="float" office:value="4200" table:formula="of:=[Assumption.C5]" table:style-name="ce10">
            <text:p>4200</text:p>
          </table:table-cell>
          <table:table-cell office:value-type="float" office:value="4305" table:formula="of:=[.B5]*(1+[Assumption.$C7])" table:style-name="ce11">
            <text:p>4305</text:p>
          </table:table-cell>
          <table:table-cell office:value-type="float" office:value="4412.625" table:formula="of:=[.C5]*(1+[Assumption.$C7])" table:style-name="ce11">
            <text:p>4413</text:p>
          </table:table-cell>
          <table:table-cell office:value-type="float" office:value="4522.9406249999993" table:formula="of:=[.D5]*(1+[Assumption.$C7])" table:style-name="ce11">
            <text:p>4523</text:p>
          </table:table-cell>
          <table:table-cell office:value-type="float" office:value="4636.0141406249986" table:formula="of:=[.E5]*(1+[Assumption.$C7])" table:style-name="ce11">
            <text:p>4636</text:p>
          </table:table-cell>
          <table:table-cell office:value-type="float" office:value="4751.914494140623" table:formula="of:=[.F5]*(1+[Assumption.$C7])" table:style-name="ce11">
            <text:p>4752</text:p>
          </table:table-cell>
          <table:table-cell office:value-type="float" office:value="4870.7123564941385" table:formula="of:=[.G5]*(1+[Assumption.$C7])" table:style-name="ce11">
            <text:p>4871</text:p>
          </table:table-cell>
          <table:table-cell office:value-type="float" office:value="4992.4801654064913" table:formula="of:=[.H5]*(1+[Assumption.$C7])" table:style-name="ce11">
            <text:p>4992</text:p>
          </table:table-cell>
          <table:table-cell office:value-type="float" office:value="5117.2921695416535" table:formula="of:=[.I5]*(1+[Assumption.$C7])" table:style-name="ce11">
            <text:p>5117</text:p>
          </table:table-cell>
          <table:table-cell office:value-type="float" office:value="5245.2244737801948" table:formula="of:=[.J5]*(1+[Assumption.$C7])" table:style-name="ce11">
            <text:p>5245</text:p>
          </table:table-cell>
          <table:table-cell office:value-type="float" office:value="5376.3550856246993" table:formula="of:=[.K5]*(1+[Assumption.$C7])" table:style-name="ce11">
            <text:p>5376</text:p>
          </table:table-cell>
          <table:table-cell office:value-type="float" office:value="5510.7639627653161" table:formula="of:=[.L5]*(1+[Assumption.$C7])" table:style-name="ce11">
            <text:p>5511</text:p>
          </table:table-cell>
          <table:table-cell table:number-columns-repeated="16371"/>
        </table:table-row>
        <table:table-row table:style-name="ro5">
          <table:table-cell office:value-type="string" table:style-name="ce5">
            <text:p>Rawa/Suji</text:p>
          </table:table-cell>
          <table:table-cell office:value-type="float" office:value="3000" table:formula="of:=[Assumption.D5]" table:style-name="ce10">
            <text:p>3000</text:p>
          </table:table-cell>
          <table:table-cell office:value-type="float" office:value="3030" table:formula="of:=[.B6]*(1+[Assumption.$D7])" table:style-name="ce11">
            <text:p>3030</text:p>
          </table:table-cell>
          <table:table-cell office:value-type="float" office:value="3060.3" table:formula="of:=[.C6]*(1+[Assumption.$D7])" table:style-name="ce11">
            <text:p>3060</text:p>
          </table:table-cell>
          <table:table-cell office:value-type="float" office:value="3090.9030000000002" table:formula="of:=[.D6]*(1+[Assumption.$D7])" table:style-name="ce11">
            <text:p>3091</text:p>
          </table:table-cell>
          <table:table-cell office:value-type="float" office:value="3121.8120300000005" table:formula="of:=[.E6]*(1+[Assumption.$D7])" table:style-name="ce11">
            <text:p>3122</text:p>
          </table:table-cell>
          <table:table-cell office:value-type="float" office:value="3153.0301503000005" table:formula="of:=[.F6]*(1+[Assumption.$D7])" table:style-name="ce11">
            <text:p>3153</text:p>
          </table:table-cell>
          <table:table-cell office:value-type="float" office:value="3184.5604518030004" table:formula="of:=[.G6]*(1+[Assumption.$D7])" table:style-name="ce11">
            <text:p>3185</text:p>
          </table:table-cell>
          <table:table-cell office:value-type="float" office:value="3216.4060563210305" table:formula="of:=[.H6]*(1+[Assumption.$D7])" table:style-name="ce11">
            <text:p>3216</text:p>
          </table:table-cell>
          <table:table-cell office:value-type="float" office:value="3248.5701168842406" table:formula="of:=[.I6]*(1+[Assumption.$D7])" table:style-name="ce11">
            <text:p>3249</text:p>
          </table:table-cell>
          <table:table-cell office:value-type="float" office:value="3281.0558180530829" table:formula="of:=[.J6]*(1+[Assumption.$D7])" table:style-name="ce11">
            <text:p>3281</text:p>
          </table:table-cell>
          <table:table-cell office:value-type="float" office:value="3313.8663762336137" table:formula="of:=[.K6]*(1+[Assumption.$D7])" table:style-name="ce11">
            <text:p>3314</text:p>
          </table:table-cell>
          <table:table-cell office:value-type="float" office:value="3347.00503999595" table:formula="of:=[.L6]*(1+[Assumption.$D7])" table:style-name="ce11">
            <text:p>3347</text:p>
          </table:table-cell>
          <table:table-cell table:number-columns-repeated="16371"/>
        </table:table-row>
        <table:table-row table:style-name="ro5">
          <table:table-cell office:value-type="string" table:style-name="ce5">
            <text:p>Maida</text:p>
          </table:table-cell>
          <table:table-cell office:value-type="float" office:value="3500" table:formula="of:=[Assumption.E5]" table:style-name="ce10">
            <text:p>3500</text:p>
          </table:table-cell>
          <table:table-cell office:value-type="float" office:value="3587.4999999999995" table:formula="of:=[.B7]*(1+[Assumption.$E7])" table:style-name="ce11">
            <text:p>3588</text:p>
          </table:table-cell>
          <table:table-cell office:value-type="float" office:value="3677.1874999999991" table:formula="of:=[.C7]*(1+[Assumption.$E7])" table:style-name="ce11">
            <text:p>3677</text:p>
          </table:table-cell>
          <table:table-cell office:value-type="float" office:value="3769.1171874999986" table:formula="of:=[.D7]*(1+[Assumption.$E7])" table:style-name="ce11">
            <text:p>3769</text:p>
          </table:table-cell>
          <table:table-cell office:value-type="float" office:value="3863.3451171874981" table:formula="of:=[.E7]*(1+[Assumption.$E7])" table:style-name="ce11">
            <text:p>3863</text:p>
          </table:table-cell>
          <table:table-cell office:value-type="float" office:value="3959.9287451171854" table:formula="of:=[.F7]*(1+[Assumption.$E7])" table:style-name="ce11">
            <text:p>3960</text:p>
          </table:table-cell>
          <table:table-cell office:value-type="float" office:value="4058.9269637451148" table:formula="of:=[.G7]*(1+[Assumption.$E7])" table:style-name="ce11">
            <text:p>4059</text:p>
          </table:table-cell>
          <table:table-cell office:value-type="float" office:value="4160.400137838742" table:formula="of:=[.H7]*(1+[Assumption.$E7])" table:style-name="ce11">
            <text:p>4160</text:p>
          </table:table-cell>
          <table:table-cell office:value-type="float" office:value="4264.4101412847103" table:formula="of:=[.I7]*(1+[Assumption.$E7])" table:style-name="ce11">
            <text:p>4264</text:p>
          </table:table-cell>
          <table:table-cell office:value-type="float" office:value="4371.0203948168273" table:formula="of:=[.J7]*(1+[Assumption.$E7])" table:style-name="ce11">
            <text:p>4371</text:p>
          </table:table-cell>
          <table:table-cell office:value-type="float" office:value="4480.2959046872475" table:formula="of:=[.K7]*(1+[Assumption.$E7])" table:style-name="ce11">
            <text:p>4480</text:p>
          </table:table-cell>
          <table:table-cell office:value-type="float" office:value="4592.3033023044281" table:formula="of:=[.L7]*(1+[Assumption.$E7])" table:style-name="ce11">
            <text:p>4592</text:p>
          </table:table-cell>
          <table:table-cell table:number-columns-repeated="16371"/>
        </table:table-row>
        <table:table-row table:style-name="ro5">
          <table:table-cell office:value-type="string" table:style-name="ce5">
            <text:p>Rice</text:p>
          </table:table-cell>
          <table:table-cell office:value-type="float" office:value="4000" table:formula="of:=[Assumption.F5]" table:style-name="ce10">
            <text:p>4000</text:p>
          </table:table-cell>
          <table:table-cell office:value-type="float" office:value="4120" table:formula="of:=[.B8]*(1+[Assumption.$F7])" table:style-name="ce11">
            <text:p>4120</text:p>
          </table:table-cell>
          <table:table-cell office:value-type="float" office:value="4243.6000000000004" table:formula="of:=[.C8]*(1+[Assumption.$F7])" table:style-name="ce11">
            <text:p>4244</text:p>
          </table:table-cell>
          <table:table-cell office:value-type="float" office:value="4370.9080000000004" table:formula="of:=[.D8]*(1+[Assumption.$F7])" table:style-name="ce11">
            <text:p>4371</text:p>
          </table:table-cell>
          <table:table-cell office:value-type="float" office:value="4502.0352400000002" table:formula="of:=[.E8]*(1+[Assumption.$F7])" table:style-name="ce11">
            <text:p>4502</text:p>
          </table:table-cell>
          <table:table-cell office:value-type="float" office:value="4637.0962972000007" table:formula="of:=[.F8]*(1+[Assumption.$F7])" table:style-name="ce11">
            <text:p>4637</text:p>
          </table:table-cell>
          <table:table-cell office:value-type="float" office:value="4776.2091861160006" table:formula="of:=[.G8]*(1+[Assumption.$F7])" table:style-name="ce11">
            <text:p>4776</text:p>
          </table:table-cell>
          <table:table-cell office:value-type="float" office:value="4919.495461699481" table:formula="of:=[.H8]*(1+[Assumption.$F7])" table:style-name="ce11">
            <text:p>4919</text:p>
          </table:table-cell>
          <table:table-cell office:value-type="float" office:value="5067.0803255504652" table:formula="of:=[.I8]*(1+[Assumption.$F7])" table:style-name="ce11">
            <text:p>5067</text:p>
          </table:table-cell>
          <table:table-cell office:value-type="float" office:value="5219.0927353169791" table:formula="of:=[.J8]*(1+[Assumption.$F7])" table:style-name="ce11">
            <text:p>5219</text:p>
          </table:table-cell>
          <table:table-cell office:value-type="float" office:value="5375.6655173764884" table:formula="of:=[.K8]*(1+[Assumption.$F7])" table:style-name="ce11">
            <text:p>5376</text:p>
          </table:table-cell>
          <table:table-cell office:value-type="float" office:value="5536.935482897783" table:formula="of:=[.L8]*(1+[Assumption.$F7])" table:style-name="ce11">
            <text:p>5537</text:p>
          </table:table-cell>
          <table:table-cell table:number-columns-repeated="16371"/>
        </table:table-row>
        <table:table-row table:style-name="ro5">
          <table:table-cell office:value-type="string" table:style-name="ce5">
            <text:p>Sugar</text:p>
          </table:table-cell>
          <table:table-cell office:value-type="float" office:value="2250" table:formula="of:=[Assumption.G5]" table:style-name="ce10">
            <text:p>2250</text:p>
          </table:table-cell>
          <table:table-cell office:value-type="float" office:value="2283.75" table:formula="of:=[.B9]*(1+[Assumption.$G7])" table:style-name="ce11">
            <text:p>2284</text:p>
          </table:table-cell>
          <table:table-cell office:value-type="float" office:value="2318.0062499999999" table:formula="of:=[.C9]*(1+[Assumption.$G7])" table:style-name="ce11">
            <text:p>2318</text:p>
          </table:table-cell>
          <table:table-cell office:value-type="float" office:value="2352.7763437499998" table:formula="of:=[.D9]*(1+[Assumption.$G7])" table:style-name="ce11">
            <text:p>2353</text:p>
          </table:table-cell>
          <table:table-cell office:value-type="float" office:value="2388.0679889062494" table:formula="of:=[.E9]*(1+[Assumption.$G7])" table:style-name="ce11">
            <text:p>2388</text:p>
          </table:table-cell>
          <table:table-cell office:value-type="float" office:value="2423.8890087398431" table:formula="of:=[.F9]*(1+[Assumption.$G7])" table:style-name="ce11">
            <text:p>2424</text:p>
          </table:table-cell>
          <table:table-cell office:value-type="float" office:value="2460.2473438709403" table:formula="of:=[.G9]*(1+[Assumption.$G7])" table:style-name="ce11">
            <text:p>2460</text:p>
          </table:table-cell>
          <table:table-cell office:value-type="float" office:value="2497.1510540290042" table:formula="of:=[.H9]*(1+[Assumption.$G7])" table:style-name="ce11">
            <text:p>2497</text:p>
          </table:table-cell>
          <table:table-cell office:value-type="float" office:value="2534.608319839439" table:formula="of:=[.I9]*(1+[Assumption.$G7])" table:style-name="ce11">
            <text:p>2535</text:p>
          </table:table-cell>
          <table:table-cell office:value-type="float" office:value="2572.6274446370303" table:formula="of:=[.J9]*(1+[Assumption.$G7])" table:style-name="ce11">
            <text:p>2573</text:p>
          </table:table-cell>
          <table:table-cell office:value-type="float" office:value="2611.2168563065857" table:formula="of:=[.K9]*(1+[Assumption.$G7])" table:style-name="ce11">
            <text:p>2611</text:p>
          </table:table-cell>
          <table:table-cell office:value-type="float" office:value="2650.3851091511842" table:formula="of:=[.L9]*(1+[Assumption.$G7])" table:style-name="ce11">
            <text:p>2650</text:p>
          </table:table-cell>
          <table:table-cell table:number-columns-repeated="16371"/>
        </table:table-row>
        <table:table-row table:style-name="ro6">
          <table:table-cell table:number-columns-repeated="16384"/>
        </table:table-row>
        <table:table-row table:style-name="ro5">
          <table:table-cell office:value-type="string" table:style-name="ce6">
            <text:p>Store2</text:p>
          </table:table-cell>
          <table:table-cell table:number-columns-repeated="16383" table:style-name="ce1"/>
        </table:table-row>
        <table:table-row table:style-name="ro5">
          <table:table-cell office:value-type="string" table:style-name="ce5">
            <text:p>Atta</text:p>
          </table:table-cell>
          <table:table-cell office:value-type="float" office:value="3800" table:formula="of:=[Assumption.B11]" table:style-name="ce10">
            <text:p>3800</text:p>
          </table:table-cell>
          <table:table-cell office:value-type="float" office:value="3876" table:formula="of:=[.B12]*(1+[Assumption.$B13])" table:style-name="ce11">
            <text:p>3876</text:p>
          </table:table-cell>
          <table:table-cell office:value-type="float" office:value="3953.52" table:formula="of:=[.C12]*(1+[Assumption.$B13])" table:style-name="ce11">
            <text:p>3954</text:p>
          </table:table-cell>
          <table:table-cell office:value-type="float" office:value="4032.5904" table:formula="of:=[.D12]*(1+[Assumption.$B13])" table:style-name="ce11">
            <text:p>4033</text:p>
          </table:table-cell>
          <table:table-cell office:value-type="float" office:value="4113.2422079999997" table:formula="of:=[.E12]*(1+[Assumption.$B13])" table:style-name="ce11">
            <text:p>4113</text:p>
          </table:table-cell>
          <table:table-cell office:value-type="float" office:value="4195.5070521600001" table:formula="of:=[.F12]*(1+[Assumption.$B13])" table:style-name="ce11">
            <text:p>4196</text:p>
          </table:table-cell>
          <table:table-cell office:value-type="float" office:value="4279.4171932032004" table:formula="of:=[.G12]*(1+[Assumption.$B13])" table:style-name="ce11">
            <text:p>4279</text:p>
          </table:table-cell>
          <table:table-cell office:value-type="float" office:value="4365.0055370672644" table:formula="of:=[.H12]*(1+[Assumption.$B13])" table:style-name="ce11">
            <text:p>4365</text:p>
          </table:table-cell>
          <table:table-cell office:value-type="float" office:value="4452.30564780861" table:formula="of:=[.I12]*(1+[Assumption.$B13])" table:style-name="ce11">
            <text:p>4452</text:p>
          </table:table-cell>
          <table:table-cell office:value-type="float" office:value="4541.3517607647827" table:formula="of:=[.J12]*(1+[Assumption.$B13])" table:style-name="ce11">
            <text:p>4541</text:p>
          </table:table-cell>
          <table:table-cell office:value-type="float" office:value="4632.1787959800786" table:formula="of:=[.K12]*(1+[Assumption.$B13])" table:style-name="ce11">
            <text:p>4632</text:p>
          </table:table-cell>
          <table:table-cell office:value-type="float" office:value="4724.8223718996805" table:formula="of:=[.L12]*(1+[Assumption.$B13])" table:style-name="ce11">
            <text:p>4725</text:p>
          </table:table-cell>
          <table:table-cell table:number-columns-repeated="16371"/>
        </table:table-row>
        <table:table-row table:style-name="ro5">
          <table:table-cell office:value-type="string" table:style-name="ce5">
            <text:p>Besan</text:p>
          </table:table-cell>
          <table:table-cell office:value-type="float" office:value="1800" table:formula="of:=[Assumption.C11]" table:style-name="ce10">
            <text:p>1800</text:p>
          </table:table-cell>
          <table:table-cell office:value-type="float" office:value="1826.9999999999998" table:formula="of:=[.B13]*(1+[Assumption.$C13])" table:style-name="ce11">
            <text:p>1827</text:p>
          </table:table-cell>
          <table:table-cell office:value-type="float" office:value="1854.4049999999995" table:formula="of:=[.C13]*(1+[Assumption.$C13])" table:style-name="ce11">
            <text:p>1854</text:p>
          </table:table-cell>
          <table:table-cell office:value-type="float" office:value="1882.2210749999992" table:formula="of:=[.D13]*(1+[Assumption.$C13])" table:style-name="ce11">
            <text:p>1882</text:p>
          </table:table-cell>
          <table:table-cell office:value-type="float" office:value="1910.4543911249991" table:formula="of:=[.E13]*(1+[Assumption.$C13])" table:style-name="ce11">
            <text:p>1910</text:p>
          </table:table-cell>
          <table:table-cell office:value-type="float" office:value="1939.1112069918738" table:formula="of:=[.F13]*(1+[Assumption.$C13])" table:style-name="ce11">
            <text:p>1939</text:p>
          </table:table-cell>
          <table:table-cell office:value-type="float" office:value="1968.1978750967517" table:formula="of:=[.G13]*(1+[Assumption.$C13])" table:style-name="ce11">
            <text:p>1968</text:p>
          </table:table-cell>
          <table:table-cell office:value-type="float" office:value="1997.7208432232028" table:formula="of:=[.H13]*(1+[Assumption.$C13])" table:style-name="ce11">
            <text:p>1998</text:p>
          </table:table-cell>
          <table:table-cell office:value-type="float" office:value="2027.6866558715506" table:formula="of:=[.I13]*(1+[Assumption.$C13])" table:style-name="ce11">
            <text:p>2028</text:p>
          </table:table-cell>
          <table:table-cell office:value-type="float" office:value="2058.1019557096238" table:formula="of:=[.J13]*(1+[Assumption.$C13])" table:style-name="ce11">
            <text:p>2058</text:p>
          </table:table-cell>
          <table:table-cell office:value-type="float" office:value="2088.9734850452678" table:formula="of:=[.K13]*(1+[Assumption.$C13])" table:style-name="ce11">
            <text:p>2089</text:p>
          </table:table-cell>
          <table:table-cell office:value-type="float" office:value="2120.3080873209465" table:formula="of:=[.L13]*(1+[Assumption.$C13])" table:style-name="ce11">
            <text:p>2120</text:p>
          </table:table-cell>
          <table:table-cell table:number-columns-repeated="16371"/>
        </table:table-row>
        <table:table-row table:style-name="ro5">
          <table:table-cell office:value-type="string" table:style-name="ce5">
            <text:p>Rawa/Suji</text:p>
          </table:table-cell>
          <table:table-cell office:value-type="float" office:value="2000" table:formula="of:=[Assumption.D11]" table:style-name="ce10">
            <text:p>2000</text:p>
          </table:table-cell>
          <table:table-cell office:value-type="float" office:value="2025" table:formula="of:=[.B14]*(1+[Assumption.$D13])" table:style-name="ce11">
            <text:p>2025</text:p>
          </table:table-cell>
          <table:table-cell office:value-type="float" office:value="2050.3125" table:formula="of:=[.C14]*(1+[Assumption.$D13])" table:style-name="ce11">
            <text:p>2050</text:p>
          </table:table-cell>
          <table:table-cell office:value-type="float" office:value="2075.94140625" table:formula="of:=[.D14]*(1+[Assumption.$D13])" table:style-name="ce11">
            <text:p>2076</text:p>
          </table:table-cell>
          <table:table-cell office:value-type="float" office:value="2101.8906738281248" table:formula="of:=[.E14]*(1+[Assumption.$D13])" table:style-name="ce11">
            <text:p>2102</text:p>
          </table:table-cell>
          <table:table-cell office:value-type="float" office:value="2128.1643072509764" table:formula="of:=[.F14]*(1+[Assumption.$D13])" table:style-name="ce11">
            <text:p>2128</text:p>
          </table:table-cell>
          <table:table-cell office:value-type="float" office:value="2154.7663610916134" table:formula="of:=[.G14]*(1+[Assumption.$D13])" table:style-name="ce11">
            <text:p>2155</text:p>
          </table:table-cell>
          <table:table-cell office:value-type="float" office:value="2181.7009406052584" table:formula="of:=[.H14]*(1+[Assumption.$D13])" table:style-name="ce11">
            <text:p>2182</text:p>
          </table:table-cell>
          <table:table-cell office:value-type="float" office:value="2208.9722023628242" table:formula="of:=[.I14]*(1+[Assumption.$D13])" table:style-name="ce11">
            <text:p>2209</text:p>
          </table:table-cell>
          <table:table-cell office:value-type="float" office:value="2236.5843548923594" table:formula="of:=[.J14]*(1+[Assumption.$D13])" table:style-name="ce11">
            <text:p>2237</text:p>
          </table:table-cell>
          <table:table-cell office:value-type="float" office:value="2264.541659328514" table:formula="of:=[.K14]*(1+[Assumption.$D13])" table:style-name="ce11">
            <text:p>2265</text:p>
          </table:table-cell>
          <table:table-cell office:value-type="float" office:value="2292.8484300701202" table:formula="of:=[.L14]*(1+[Assumption.$D13])" table:style-name="ce11">
            <text:p>2293</text:p>
          </table:table-cell>
          <table:table-cell table:number-columns-repeated="16371"/>
        </table:table-row>
        <table:table-row table:style-name="ro5">
          <table:table-cell office:value-type="string" table:style-name="ce5">
            <text:p>Maida</text:p>
          </table:table-cell>
          <table:table-cell office:value-type="float" office:value="2800" table:formula="of:=[Assumption.E11]" table:style-name="ce10">
            <text:p>2800</text:p>
          </table:table-cell>
          <table:table-cell office:value-type="float" office:value="2849" table:formula="of:=[.B15]*(1+[Assumption.$E13])" table:style-name="ce11">
            <text:p>2849</text:p>
          </table:table-cell>
          <table:table-cell office:value-type="float" office:value="2898.8575000000001" table:formula="of:=[.C15]*(1+[Assumption.$E13])" table:style-name="ce11">
            <text:p>2899</text:p>
          </table:table-cell>
          <table:table-cell office:value-type="float" office:value="2949.5875062500004" table:formula="of:=[.D15]*(1+[Assumption.$E13])" table:style-name="ce11">
            <text:p>2950</text:p>
          </table:table-cell>
          <table:table-cell office:value-type="float" office:value="3001.2052876093758" table:formula="of:=[.E15]*(1+[Assumption.$E13])" table:style-name="ce11">
            <text:p>3001</text:p>
          </table:table-cell>
          <table:table-cell office:value-type="float" office:value="3053.7263801425402" table:formula="of:=[.F15]*(1+[Assumption.$E13])" table:style-name="ce11">
            <text:p>3054</text:p>
          </table:table-cell>
          <table:table-cell office:value-type="float" office:value="3107.1665917950349" table:formula="of:=[.G15]*(1+[Assumption.$E13])" table:style-name="ce11">
            <text:p>3107</text:p>
          </table:table-cell>
          <table:table-cell office:value-type="float" office:value="3161.5420071514482" table:formula="of:=[.H15]*(1+[Assumption.$E13])" table:style-name="ce11">
            <text:p>3162</text:p>
          </table:table-cell>
          <table:table-cell office:value-type="float" office:value="3216.8689922765989" table:formula="of:=[.I15]*(1+[Assumption.$E13])" table:style-name="ce11">
            <text:p>3217</text:p>
          </table:table-cell>
          <table:table-cell office:value-type="float" office:value="3273.1641996414396" table:formula="of:=[.J15]*(1+[Assumption.$E13])" table:style-name="ce11">
            <text:p>3273</text:p>
          </table:table-cell>
          <table:table-cell office:value-type="float" office:value="3330.4445731351652" table:formula="of:=[.K15]*(1+[Assumption.$E13])" table:style-name="ce11">
            <text:p>3330</text:p>
          </table:table-cell>
          <table:table-cell office:value-type="float" office:value="3388.7273531650308" table:formula="of:=[.L15]*(1+[Assumption.$E13])" table:style-name="ce11">
            <text:p>3389</text:p>
          </table:table-cell>
          <table:table-cell table:number-columns-repeated="16371"/>
        </table:table-row>
        <table:table-row table:style-name="ro5">
          <table:table-cell office:value-type="string" table:style-name="ce5">
            <text:p>Rice</text:p>
          </table:table-cell>
          <table:table-cell office:value-type="float" office:value="3000" table:formula="of:=[Assumption.F11]" table:style-name="ce10">
            <text:p>3000</text:p>
          </table:table-cell>
          <table:table-cell office:value-type="float" office:value="3060" table:formula="of:=[.B16]*(1+[Assumption.$F13])" table:style-name="ce11">
            <text:p>3060</text:p>
          </table:table-cell>
          <table:table-cell office:value-type="float" office:value="3121.2000000000003" table:formula="of:=[.C16]*(1+[Assumption.$F13])" table:style-name="ce11">
            <text:p>3121</text:p>
          </table:table-cell>
          <table:table-cell office:value-type="float" office:value="3183.6240000000003" table:formula="of:=[.D16]*(1+[Assumption.$F13])" table:style-name="ce11">
            <text:p>3184</text:p>
          </table:table-cell>
          <table:table-cell office:value-type="float" office:value="3247.2964800000004" table:formula="of:=[.E16]*(1+[Assumption.$F13])" table:style-name="ce11">
            <text:p>3247</text:p>
          </table:table-cell>
          <table:table-cell office:value-type="float" office:value="3312.2424096000004" table:formula="of:=[.F16]*(1+[Assumption.$F13])" table:style-name="ce11">
            <text:p>3312</text:p>
          </table:table-cell>
          <table:table-cell office:value-type="float" office:value="3378.4872577920005" table:formula="of:=[.G16]*(1+[Assumption.$F13])" table:style-name="ce11">
            <text:p>3378</text:p>
          </table:table-cell>
          <table:table-cell office:value-type="float" office:value="3446.0570029478404" table:formula="of:=[.H16]*(1+[Assumption.$F13])" table:style-name="ce11">
            <text:p>3446</text:p>
          </table:table-cell>
          <table:table-cell office:value-type="float" office:value="3514.9781430067974" table:formula="of:=[.I16]*(1+[Assumption.$F13])" table:style-name="ce11">
            <text:p>3515</text:p>
          </table:table-cell>
          <table:table-cell office:value-type="float" office:value="3585.2777058669335" table:formula="of:=[.J16]*(1+[Assumption.$F13])" table:style-name="ce11">
            <text:p>3585</text:p>
          </table:table-cell>
          <table:table-cell office:value-type="float" office:value="3656.9832599842721" table:formula="of:=[.K16]*(1+[Assumption.$F13])" table:style-name="ce11">
            <text:p>3657</text:p>
          </table:table-cell>
          <table:table-cell office:value-type="float" office:value="3730.1229251839577" table:formula="of:=[.L16]*(1+[Assumption.$F13])" table:style-name="ce11">
            <text:p>3730</text:p>
          </table:table-cell>
          <table:table-cell table:number-columns-repeated="16371"/>
        </table:table-row>
        <table:table-row table:style-name="ro5">
          <table:table-cell office:value-type="string" table:style-name="ce5">
            <text:p>Sugar</text:p>
          </table:table-cell>
          <table:table-cell office:value-type="float" office:value="1500" table:formula="of:=[Assumption.G11]" table:style-name="ce10">
            <text:p>1500</text:p>
          </table:table-cell>
          <table:table-cell office:value-type="float" office:value="1533.75" table:formula="of:=[.B17]*(1+[Assumption.$G13])" table:style-name="ce11">
            <text:p>1534</text:p>
          </table:table-cell>
          <table:table-cell office:value-type="float" office:value="1568.2593749999999" table:formula="of:=[.C17]*(1+[Assumption.$G13])" table:style-name="ce11">
            <text:p>1568</text:p>
          </table:table-cell>
          <table:table-cell office:value-type="float" office:value="1603.5452109374999" table:formula="of:=[.D17]*(1+[Assumption.$G13])" table:style-name="ce11">
            <text:p>1604</text:p>
          </table:table-cell>
          <table:table-cell office:value-type="float" office:value="1639.6249781835936" table:formula="of:=[.E17]*(1+[Assumption.$G13])" table:style-name="ce11">
            <text:p>1640</text:p>
          </table:table-cell>
          <table:table-cell office:value-type="float" office:value="1676.5165401927245" table:formula="of:=[.F17]*(1+[Assumption.$G13])" table:style-name="ce11">
            <text:p>1677</text:p>
          </table:table-cell>
          <table:table-cell office:value-type="float" office:value="1714.2381623470608" table:formula="of:=[.G17]*(1+[Assumption.$G13])" table:style-name="ce11">
            <text:p>1714</text:p>
          </table:table-cell>
          <table:table-cell office:value-type="float" office:value="1752.8085209998696" table:formula="of:=[.H17]*(1+[Assumption.$G13])" table:style-name="ce11">
            <text:p>1753</text:p>
          </table:table-cell>
          <table:table-cell office:value-type="float" office:value="1792.2467127223667" table:formula="of:=[.I17]*(1+[Assumption.$G13])" table:style-name="ce11">
            <text:p>1792</text:p>
          </table:table-cell>
          <table:table-cell office:value-type="float" office:value="1832.57226375862" table:formula="of:=[.J17]*(1+[Assumption.$G13])" table:style-name="ce11">
            <text:p>1833</text:p>
          </table:table-cell>
          <table:table-cell office:value-type="float" office:value="1873.8051396931889" table:formula="of:=[.K17]*(1+[Assumption.$G13])" table:style-name="ce11">
            <text:p>1874</text:p>
          </table:table-cell>
          <table:table-cell office:value-type="float" office:value="1915.9657553362856" table:formula="of:=[.L17]*(1+[Assumption.$G13])" table:style-name="ce11">
            <text:p>1916</text:p>
          </table:table-cell>
          <table:table-cell table:number-columns-repeated="16371"/>
        </table:table-row>
        <table:table-row table:style-name="ro6">
          <table:table-cell table:number-columns-repeated="16384"/>
        </table:table-row>
        <table:table-row table:style-name="ro5">
          <table:table-cell office:value-type="string" table:style-name="ce6">
            <text:p>Store3</text:p>
          </table:table-cell>
          <table:table-cell table:number-columns-repeated="16383" table:style-name="ce1"/>
        </table:table-row>
        <table:table-row table:style-name="ro5">
          <table:table-cell office:value-type="string" table:style-name="ce5">
            <text:p>Atta</text:p>
          </table:table-cell>
          <table:table-cell office:value-type="float" office:value="4800" table:formula="of:=[Assumption.B17]" table:style-name="ce10">
            <text:p>4800</text:p>
          </table:table-cell>
          <table:table-cell office:value-type="float" office:value="4992" table:formula="of:=[.B20]*(1+[Assumption.$B19])" table:style-name="ce11">
            <text:p>4992</text:p>
          </table:table-cell>
          <table:table-cell office:value-type="float" office:value="5191.68" table:formula="of:=[.C20]*(1+[Assumption.$B19])" table:style-name="ce11">
            <text:p>5192</text:p>
          </table:table-cell>
          <table:table-cell office:value-type="float" office:value="5399.3472000000002" table:formula="of:=[.D20]*(1+[Assumption.$B19])" table:style-name="ce11">
            <text:p>5399</text:p>
          </table:table-cell>
          <table:table-cell office:value-type="float" office:value="5615.3210880000006" table:formula="of:=[.E20]*(1+[Assumption.$B19])" table:style-name="ce11">
            <text:p>5615</text:p>
          </table:table-cell>
          <table:table-cell office:value-type="float" office:value="5839.9339315200004" table:formula="of:=[.F20]*(1+[Assumption.$B19])" table:style-name="ce11">
            <text:p>5840</text:p>
          </table:table-cell>
          <table:table-cell office:value-type="float" office:value="6073.5312887808004" table:formula="of:=[.G20]*(1+[Assumption.$B19])" table:style-name="ce11">
            <text:p>6074</text:p>
          </table:table-cell>
          <table:table-cell office:value-type="float" office:value="6316.4725403320326" table:formula="of:=[.H20]*(1+[Assumption.$B19])" table:style-name="ce11">
            <text:p>6316</text:p>
          </table:table-cell>
          <table:table-cell office:value-type="float" office:value="6569.1314419453138" table:formula="of:=[.I20]*(1+[Assumption.$B19])" table:style-name="ce11">
            <text:p>6569</text:p>
          </table:table-cell>
          <table:table-cell office:value-type="float" office:value="6831.8966996231266" table:formula="of:=[.J20]*(1+[Assumption.$B19])" table:style-name="ce11">
            <text:p>6832</text:p>
          </table:table-cell>
          <table:table-cell office:value-type="float" office:value="7105.1725676080523" table:formula="of:=[.K20]*(1+[Assumption.$B19])" table:style-name="ce11">
            <text:p>7105</text:p>
          </table:table-cell>
          <table:table-cell office:value-type="float" office:value="7389.3794703123749" table:formula="of:=[.L20]*(1+[Assumption.$B19])" table:style-name="ce11">
            <text:p>7389</text:p>
          </table:table-cell>
          <table:table-cell table:number-columns-repeated="16371"/>
        </table:table-row>
        <table:table-row table:style-name="ro5">
          <table:table-cell office:value-type="string" table:style-name="ce5">
            <text:p>Besan</text:p>
          </table:table-cell>
          <table:table-cell office:value-type="float" office:value="3500" table:formula="of:=[Assumption.C17]" table:style-name="ce10">
            <text:p>3500</text:p>
          </table:table-cell>
          <table:table-cell office:value-type="float" office:value="3552.4999999999995" table:formula="of:=[.B21]*(1+[Assumption.$C19])" table:style-name="ce11">
            <text:p>3553</text:p>
          </table:table-cell>
          <table:table-cell office:value-type="float" office:value="3605.787499999999" table:formula="of:=[.C21]*(1+[Assumption.$C19])" table:style-name="ce11">
            <text:p>3606</text:p>
          </table:table-cell>
          <table:table-cell office:value-type="float" office:value="3659.8743124999987" table:formula="of:=[.D21]*(1+[Assumption.$C19])" table:style-name="ce11">
            <text:p>3660</text:p>
          </table:table-cell>
          <table:table-cell office:value-type="float" office:value="3714.7724271874981" table:formula="of:=[.E21]*(1+[Assumption.$C19])" table:style-name="ce11">
            <text:p>3715</text:p>
          </table:table-cell>
          <table:table-cell office:value-type="float" office:value="3770.4940135953102" table:formula="of:=[.F21]*(1+[Assumption.$C19])" table:style-name="ce11">
            <text:p>3770</text:p>
          </table:table-cell>
          <table:table-cell office:value-type="float" office:value="3827.0514237992393" table:formula="of:=[.G21]*(1+[Assumption.$C19])" table:style-name="ce11">
            <text:p>3827</text:p>
          </table:table-cell>
          <table:table-cell office:value-type="float" office:value="3884.4571951562275" table:formula="of:=[.H21]*(1+[Assumption.$C19])" table:style-name="ce11">
            <text:p>3884</text:p>
          </table:table-cell>
          <table:table-cell office:value-type="float" office:value="3942.7240530835707" table:formula="of:=[.I21]*(1+[Assumption.$C19])" table:style-name="ce11">
            <text:p>3943</text:p>
          </table:table-cell>
          <table:table-cell office:value-type="float" office:value="4001.8649138798237" table:formula="of:=[.J21]*(1+[Assumption.$C19])" table:style-name="ce11">
            <text:p>4002</text:p>
          </table:table-cell>
          <table:table-cell office:value-type="float" office:value="4061.8928875880206" table:formula="of:=[.K21]*(1+[Assumption.$C19])" table:style-name="ce11">
            <text:p>4062</text:p>
          </table:table-cell>
          <table:table-cell office:value-type="float" office:value="4122.8212809018405" table:formula="of:=[.L21]*(1+[Assumption.$C19])" table:style-name="ce11">
            <text:p>4123</text:p>
          </table:table-cell>
          <table:table-cell table:number-columns-repeated="16371"/>
        </table:table-row>
        <table:table-row table:style-name="ro5">
          <table:table-cell office:value-type="string" table:style-name="ce5">
            <text:p>Rawa/Suji</text:p>
          </table:table-cell>
          <table:table-cell office:value-type="float" office:value="4000" table:formula="of:=[Assumption.D17]" table:style-name="ce10">
            <text:p>4000</text:p>
          </table:table-cell>
          <table:table-cell office:value-type="float" office:value="4080" table:formula="of:=[.B22]*(1+[Assumption.$D19])" table:style-name="ce11">
            <text:p>4080</text:p>
          </table:table-cell>
          <table:table-cell office:value-type="float" office:value="4161.6000000000004" table:formula="of:=[.C22]*(1+[Assumption.$D19])" table:style-name="ce11">
            <text:p>4162</text:p>
          </table:table-cell>
          <table:table-cell office:value-type="float" office:value="4244.8320000000003" table:formula="of:=[.D22]*(1+[Assumption.$D19])" table:style-name="ce11">
            <text:p>4245</text:p>
          </table:table-cell>
          <table:table-cell office:value-type="float" office:value="4329.7286400000003" table:formula="of:=[.E22]*(1+[Assumption.$D19])" table:style-name="ce11">
            <text:p>4330</text:p>
          </table:table-cell>
          <table:table-cell office:value-type="float" office:value="4416.3232128" table:formula="of:=[.F22]*(1+[Assumption.$D19])" table:style-name="ce11">
            <text:p>4416</text:p>
          </table:table-cell>
          <table:table-cell office:value-type="float" office:value="4504.6496770559997" table:formula="of:=[.G22]*(1+[Assumption.$D19])" table:style-name="ce11">
            <text:p>4505</text:p>
          </table:table-cell>
          <table:table-cell office:value-type="float" office:value="4594.7426705971202" table:formula="of:=[.H22]*(1+[Assumption.$D19])" table:style-name="ce11">
            <text:p>4595</text:p>
          </table:table-cell>
          <table:table-cell office:value-type="float" office:value="4686.6375240090629" table:formula="of:=[.I22]*(1+[Assumption.$D19])" table:style-name="ce11">
            <text:p>4687</text:p>
          </table:table-cell>
          <table:table-cell office:value-type="float" office:value="4780.3702744892444" table:formula="of:=[.J22]*(1+[Assumption.$D19])" table:style-name="ce11">
            <text:p>4780</text:p>
          </table:table-cell>
          <table:table-cell office:value-type="float" office:value="4875.9776799790297" table:formula="of:=[.K22]*(1+[Assumption.$D19])" table:style-name="ce11">
            <text:p>4876</text:p>
          </table:table-cell>
          <table:table-cell office:value-type="float" office:value="4973.4972335786106" table:formula="of:=[.L22]*(1+[Assumption.$D19])" table:style-name="ce11">
            <text:p>4973</text:p>
          </table:table-cell>
          <table:table-cell table:number-columns-repeated="16371"/>
        </table:table-row>
        <table:table-row table:style-name="ro5">
          <table:table-cell office:value-type="string" table:style-name="ce5">
            <text:p>Maida</text:p>
          </table:table-cell>
          <table:table-cell office:value-type="float" office:value="3250" table:formula="of:=[Assumption.E17]" table:style-name="ce10">
            <text:p>3250</text:p>
          </table:table-cell>
          <table:table-cell office:value-type="float" office:value="3331.2499999999995" table:formula="of:=[.B23]*(1+[Assumption.$E19])" table:style-name="ce11">
            <text:p>3331</text:p>
          </table:table-cell>
          <table:table-cell office:value-type="float" office:value="3414.5312499999991" table:formula="of:=[.C23]*(1+[Assumption.$E19])" table:style-name="ce11">
            <text:p>3415</text:p>
          </table:table-cell>
          <table:table-cell office:value-type="float" office:value="3499.8945312499986" table:formula="of:=[.D23]*(1+[Assumption.$E19])" table:style-name="ce11">
            <text:p>3500</text:p>
          </table:table-cell>
          <table:table-cell office:value-type="float" office:value="3587.3918945312485" table:formula="of:=[.E23]*(1+[Assumption.$E19])" table:style-name="ce11">
            <text:p>3587</text:p>
          </table:table-cell>
          <table:table-cell office:value-type="float" office:value="3677.0766918945292" table:formula="of:=[.F23]*(1+[Assumption.$E19])" table:style-name="ce11">
            <text:p>3677</text:p>
          </table:table-cell>
          <table:table-cell office:value-type="float" office:value="3769.0036091918919" table:formula="of:=[.G23]*(1+[Assumption.$E19])" table:style-name="ce11">
            <text:p>3769</text:p>
          </table:table-cell>
          <table:table-cell office:value-type="float" office:value="3863.2286994216888" table:formula="of:=[.H23]*(1+[Assumption.$E19])" table:style-name="ce11">
            <text:p>3863</text:p>
          </table:table-cell>
          <table:table-cell office:value-type="float" office:value="3959.8094169072306" table:formula="of:=[.I23]*(1+[Assumption.$E19])" table:style-name="ce11">
            <text:p>3960</text:p>
          </table:table-cell>
          <table:table-cell office:value-type="float" office:value="4058.8046523299108" table:formula="of:=[.J23]*(1+[Assumption.$E19])" table:style-name="ce11">
            <text:p>4059</text:p>
          </table:table-cell>
          <table:table-cell office:value-type="float" office:value="4160.2747686381581" table:formula="of:=[.K23]*(1+[Assumption.$E19])" table:style-name="ce11">
            <text:p>4160</text:p>
          </table:table-cell>
          <table:table-cell office:value-type="float" office:value="4264.281637854112" table:formula="of:=[.L23]*(1+[Assumption.$E19])" table:style-name="ce11">
            <text:p>4264</text:p>
          </table:table-cell>
          <table:table-cell table:number-columns-repeated="16371"/>
        </table:table-row>
        <table:table-row table:style-name="ro5">
          <table:table-cell office:value-type="string" table:style-name="ce5">
            <text:p>Rice</text:p>
          </table:table-cell>
          <table:table-cell office:value-type="float" office:value="2500" table:formula="of:=[Assumption.F17]" table:style-name="ce10">
            <text:p>2500</text:p>
          </table:table-cell>
          <table:table-cell office:value-type="float" office:value="2562.5" table:formula="of:=[.B24]*(1+[Assumption.$F19])" table:style-name="ce11">
            <text:p>2563</text:p>
          </table:table-cell>
          <table:table-cell office:value-type="float" office:value="2626.5624999999995" table:formula="of:=[.C24]*(1+[Assumption.$F19])" table:style-name="ce11">
            <text:p>2627</text:p>
          </table:table-cell>
          <table:table-cell office:value-type="float" office:value="2692.2265624999991" table:formula="of:=[.D24]*(1+[Assumption.$F19])" table:style-name="ce11">
            <text:p>2692</text:p>
          </table:table-cell>
          <table:table-cell office:value-type="float" office:value="2759.5322265624986" table:formula="of:=[.E24]*(1+[Assumption.$F19])" table:style-name="ce11">
            <text:p>2760</text:p>
          </table:table-cell>
          <table:table-cell office:value-type="float" office:value="2828.520532226561" table:formula="of:=[.F24]*(1+[Assumption.$F19])" table:style-name="ce11">
            <text:p>2829</text:p>
          </table:table-cell>
          <table:table-cell office:value-type="float" office:value="2899.233545532225" table:formula="of:=[.G24]*(1+[Assumption.$F19])" table:style-name="ce11">
            <text:p>2899</text:p>
          </table:table-cell>
          <table:table-cell office:value-type="float" office:value="2971.7143841705301" table:formula="of:=[.H24]*(1+[Assumption.$F19])" table:style-name="ce11">
            <text:p>2972</text:p>
          </table:table-cell>
          <table:table-cell office:value-type="float" office:value="3046.0072437747931" table:formula="of:=[.I24]*(1+[Assumption.$F19])" table:style-name="ce11">
            <text:p>3046</text:p>
          </table:table-cell>
          <table:table-cell office:value-type="float" office:value="3122.1574248691627" table:formula="of:=[.J24]*(1+[Assumption.$F19])" table:style-name="ce11">
            <text:p>3122</text:p>
          </table:table-cell>
          <table:table-cell office:value-type="float" office:value="3200.2113604908914" table:formula="of:=[.K24]*(1+[Assumption.$F19])" table:style-name="ce11">
            <text:p>3200</text:p>
          </table:table-cell>
          <table:table-cell office:value-type="float" office:value="3280.2166445031635" table:formula="of:=[.L24]*(1+[Assumption.$F19])" table:style-name="ce11">
            <text:p>3280</text:p>
          </table:table-cell>
          <table:table-cell table:number-columns-repeated="16371"/>
        </table:table-row>
        <table:table-row table:style-name="ro5">
          <table:table-cell office:value-type="string" table:style-name="ce5">
            <text:p>Sugar</text:p>
          </table:table-cell>
          <table:table-cell office:value-type="float" office:value="2000" table:formula="of:=[Assumption.G17]" table:style-name="ce10">
            <text:p>2000</text:p>
          </table:table-cell>
          <table:table-cell office:value-type="float" office:value="2060" table:formula="of:=[.B25]*(1+[Assumption.$G19])" table:style-name="ce11">
            <text:p>2060</text:p>
          </table:table-cell>
          <table:table-cell office:value-type="float" office:value="2121.8000000000002" table:formula="of:=[.C25]*(1+[Assumption.$G19])" table:style-name="ce11">
            <text:p>2122</text:p>
          </table:table-cell>
          <table:table-cell office:value-type="float" office:value="2185.4540000000002" table:formula="of:=[.D25]*(1+[Assumption.$G19])" table:style-name="ce11">
            <text:p>2185</text:p>
          </table:table-cell>
          <table:table-cell office:value-type="float" office:value="2251.0176200000001" table:formula="of:=[.E25]*(1+[Assumption.$G19])" table:style-name="ce11">
            <text:p>2251</text:p>
          </table:table-cell>
          <table:table-cell office:value-type="float" office:value="2318.5481486000003" table:formula="of:=[.F25]*(1+[Assumption.$G19])" table:style-name="ce11">
            <text:p>2319</text:p>
          </table:table-cell>
          <table:table-cell office:value-type="float" office:value="2388.1045930580003" table:formula="of:=[.G25]*(1+[Assumption.$G19])" table:style-name="ce11">
            <text:p>2388</text:p>
          </table:table-cell>
          <table:table-cell office:value-type="float" office:value="2459.7477308497405" table:formula="of:=[.H25]*(1+[Assumption.$G19])" table:style-name="ce11">
            <text:p>2460</text:p>
          </table:table-cell>
          <table:table-cell office:value-type="float" office:value="2533.5401627752326" table:formula="of:=[.I25]*(1+[Assumption.$G19])" table:style-name="ce11">
            <text:p>2534</text:p>
          </table:table-cell>
          <table:table-cell office:value-type="float" office:value="2609.5463676584895" table:formula="of:=[.J25]*(1+[Assumption.$G19])" table:style-name="ce11">
            <text:p>2610</text:p>
          </table:table-cell>
          <table:table-cell office:value-type="float" office:value="2687.8327586882442" table:formula="of:=[.K25]*(1+[Assumption.$G19])" table:style-name="ce11">
            <text:p>2688</text:p>
          </table:table-cell>
          <table:table-cell office:value-type="float" office:value="2768.4677414488915" table:formula="of:=[.L25]*(1+[Assumption.$G19])" table:style-name="ce11">
            <text:p>2768</text:p>
          </table:table-cell>
          <table:table-cell table:number-columns-repeated="16371"/>
        </table:table-row>
        <table:table-row table:style-name="ro6">
          <table:table-cell table:number-columns-repeated="16384"/>
        </table:table-row>
        <table:table-row table:style-name="ro5">
          <table:table-cell office:value-type="string" table:style-name="ce6">
            <text:p>Store4</text:p>
          </table:table-cell>
          <table:table-cell table:number-columns-repeated="16383" table:style-name="ce1"/>
        </table:table-row>
        <table:table-row table:style-name="ro5">
          <table:table-cell office:value-type="string" table:style-name="ce5">
            <text:p>Atta</text:p>
          </table:table-cell>
          <table:table-cell office:value-type="float" office:value="2700" table:formula="of:=[Assumption.B23]" table:style-name="ce10">
            <text:p>2700</text:p>
          </table:table-cell>
          <table:table-cell office:value-type="float" office:value="2767.4999999999995" table:formula="of:=[.B28]*(1+[Assumption.$B25])" table:style-name="ce11">
            <text:p>2768</text:p>
          </table:table-cell>
          <table:table-cell office:value-type="float" office:value="2836.6874999999991" table:formula="of:=[.C28]*(1+[Assumption.$B25])" table:style-name="ce11">
            <text:p>2837</text:p>
          </table:table-cell>
          <table:table-cell office:value-type="float" office:value="2907.6046874999988" table:formula="of:=[.D28]*(1+[Assumption.$B25])" table:style-name="ce11">
            <text:p>2908</text:p>
          </table:table-cell>
          <table:table-cell office:value-type="float" office:value="2980.2948046874985" table:formula="of:=[.E28]*(1+[Assumption.$B25])" table:style-name="ce11">
            <text:p>2980</text:p>
          </table:table-cell>
          <table:table-cell office:value-type="float" office:value="3054.8021748046858" table:formula="of:=[.F28]*(1+[Assumption.$B25])" table:style-name="ce11">
            <text:p>3055</text:p>
          </table:table-cell>
          <table:table-cell office:value-type="float" office:value="3131.1722291748029" table:formula="of:=[.G28]*(1+[Assumption.$B25])" table:style-name="ce11">
            <text:p>3131</text:p>
          </table:table-cell>
          <table:table-cell office:value-type="float" office:value="3209.4515349041726" table:formula="of:=[.H28]*(1+[Assumption.$B25])" table:style-name="ce11">
            <text:p>3209</text:p>
          </table:table-cell>
          <table:table-cell office:value-type="float" office:value="3289.6878232767767" table:formula="of:=[.I28]*(1+[Assumption.$B25])" table:style-name="ce11">
            <text:p>3290</text:p>
          </table:table-cell>
          <table:table-cell office:value-type="float" office:value="3371.9300188586958" table:formula="of:=[.J28]*(1+[Assumption.$B25])" table:style-name="ce11">
            <text:p>3372</text:p>
          </table:table-cell>
          <table:table-cell office:value-type="float" office:value="3456.2282693301627" table:formula="of:=[.K28]*(1+[Assumption.$B25])" table:style-name="ce11">
            <text:p>3456</text:p>
          </table:table-cell>
          <table:table-cell office:value-type="float" office:value="3542.6339760634164" table:formula="of:=[.L28]*(1+[Assumption.$B25])" table:style-name="ce11">
            <text:p>3543</text:p>
          </table:table-cell>
          <table:table-cell table:number-columns-repeated="16371"/>
        </table:table-row>
        <table:table-row table:style-name="ro5">
          <table:table-cell office:value-type="string" table:style-name="ce5">
            <text:p>Besan</text:p>
          </table:table-cell>
          <table:table-cell office:value-type="float" office:value="1850" table:formula="of:=[Assumption.C23]" table:style-name="ce10">
            <text:p>1850</text:p>
          </table:table-cell>
          <table:table-cell office:value-type="float" office:value="1887" table:formula="of:=[.B29]*(1+[Assumption.$C25])" table:style-name="ce11">
            <text:p>1887</text:p>
          </table:table-cell>
          <table:table-cell office:value-type="float" office:value="1924.74" table:formula="of:=[.C29]*(1+[Assumption.$C25])" table:style-name="ce11">
            <text:p>1925</text:p>
          </table:table-cell>
          <table:table-cell office:value-type="float" office:value="1963.2348" table:formula="of:=[.D29]*(1+[Assumption.$C25])" table:style-name="ce11">
            <text:p>1963</text:p>
          </table:table-cell>
          <table:table-cell office:value-type="float" office:value="2002.4994959999999" table:formula="of:=[.E29]*(1+[Assumption.$C25])" table:style-name="ce11">
            <text:p>2002</text:p>
          </table:table-cell>
          <table:table-cell office:value-type="float" office:value="2042.5494859200001" table:formula="of:=[.F29]*(1+[Assumption.$C25])" table:style-name="ce11">
            <text:p>2043</text:p>
          </table:table-cell>
          <table:table-cell office:value-type="float" office:value="2083.4004756384002" table:formula="of:=[.G29]*(1+[Assumption.$C25])" table:style-name="ce11">
            <text:p>2083</text:p>
          </table:table-cell>
          <table:table-cell office:value-type="float" office:value="2125.0684851511683" table:formula="of:=[.H29]*(1+[Assumption.$C25])" table:style-name="ce11">
            <text:p>2125</text:p>
          </table:table-cell>
          <table:table-cell office:value-type="float" office:value="2167.5698548541918" table:formula="of:=[.I29]*(1+[Assumption.$C25])" table:style-name="ce11">
            <text:p>2168</text:p>
          </table:table-cell>
          <table:table-cell office:value-type="float" office:value="2210.9212519512757" table:formula="of:=[.J29]*(1+[Assumption.$C25])" table:style-name="ce11">
            <text:p>2211</text:p>
          </table:table-cell>
          <table:table-cell office:value-type="float" office:value="2255.1396769903013" table:formula="of:=[.K29]*(1+[Assumption.$C25])" table:style-name="ce11">
            <text:p>2255</text:p>
          </table:table-cell>
          <table:table-cell office:value-type="float" office:value="2300.2424705301073" table:formula="of:=[.L29]*(1+[Assumption.$C25])" table:style-name="ce11">
            <text:p>2300</text:p>
          </table:table-cell>
          <table:table-cell table:number-columns-repeated="16371"/>
        </table:table-row>
        <table:table-row table:style-name="ro5">
          <table:table-cell office:value-type="string" table:style-name="ce5">
            <text:p>Rawa/Suji</text:p>
          </table:table-cell>
          <table:table-cell office:value-type="float" office:value="2250" table:formula="of:=[Assumption.D23]" table:style-name="ce10">
            <text:p>2250</text:p>
          </table:table-cell>
          <table:table-cell office:value-type="float" office:value="2283.75" table:formula="of:=[.B30]*(1+[Assumption.$D25])" table:style-name="ce11">
            <text:p>2284</text:p>
          </table:table-cell>
          <table:table-cell office:value-type="float" office:value="2318.0062499999999" table:formula="of:=[.C30]*(1+[Assumption.$D25])" table:style-name="ce11">
            <text:p>2318</text:p>
          </table:table-cell>
          <table:table-cell office:value-type="float" office:value="2352.7763437499998" table:formula="of:=[.D30]*(1+[Assumption.$D25])" table:style-name="ce11">
            <text:p>2353</text:p>
          </table:table-cell>
          <table:table-cell office:value-type="float" office:value="2388.0679889062494" table:formula="of:=[.E30]*(1+[Assumption.$D25])" table:style-name="ce11">
            <text:p>2388</text:p>
          </table:table-cell>
          <table:table-cell office:value-type="float" office:value="2423.8890087398431" table:formula="of:=[.F30]*(1+[Assumption.$D25])" table:style-name="ce11">
            <text:p>2424</text:p>
          </table:table-cell>
          <table:table-cell office:value-type="float" office:value="2460.2473438709403" table:formula="of:=[.G30]*(1+[Assumption.$D25])" table:style-name="ce11">
            <text:p>2460</text:p>
          </table:table-cell>
          <table:table-cell office:value-type="float" office:value="2497.1510540290042" table:formula="of:=[.H30]*(1+[Assumption.$D25])" table:style-name="ce11">
            <text:p>2497</text:p>
          </table:table-cell>
          <table:table-cell office:value-type="float" office:value="2534.608319839439" table:formula="of:=[.I30]*(1+[Assumption.$D25])" table:style-name="ce11">
            <text:p>2535</text:p>
          </table:table-cell>
          <table:table-cell office:value-type="float" office:value="2572.6274446370303" table:formula="of:=[.J30]*(1+[Assumption.$D25])" table:style-name="ce11">
            <text:p>2573</text:p>
          </table:table-cell>
          <table:table-cell office:value-type="float" office:value="2611.2168563065857" table:formula="of:=[.K30]*(1+[Assumption.$D25])" table:style-name="ce11">
            <text:p>2611</text:p>
          </table:table-cell>
          <table:table-cell office:value-type="float" office:value="2650.3851091511842" table:formula="of:=[.L30]*(1+[Assumption.$D25])" table:style-name="ce11">
            <text:p>2650</text:p>
          </table:table-cell>
          <table:table-cell table:number-columns-repeated="16371"/>
        </table:table-row>
        <table:table-row table:style-name="ro5">
          <table:table-cell office:value-type="string" table:style-name="ce5">
            <text:p>Maida</text:p>
          </table:table-cell>
          <table:table-cell office:value-type="float" office:value="2200" table:formula="of:=[Assumption.E23]" table:style-name="ce10">
            <text:p>2200</text:p>
          </table:table-cell>
          <table:table-cell office:value-type="float" office:value="2244" table:formula="of:=[.B31]*(1+[Assumption.$E25])" table:style-name="ce11">
            <text:p>2244</text:p>
          </table:table-cell>
          <table:table-cell office:value-type="float" office:value="2288.88" table:formula="of:=[.C31]*(1+[Assumption.$E25])" table:style-name="ce11">
            <text:p>2289</text:p>
          </table:table-cell>
          <table:table-cell office:value-type="float" office:value="2334.6576" table:formula="of:=[.D31]*(1+[Assumption.$E25])" table:style-name="ce11">
            <text:p>2335</text:p>
          </table:table-cell>
          <table:table-cell office:value-type="float" office:value="2381.3507519999998" table:formula="of:=[.E31]*(1+[Assumption.$E25])" table:style-name="ce11">
            <text:p>2381</text:p>
          </table:table-cell>
          <table:table-cell office:value-type="float" office:value="2428.9777670399999" table:formula="of:=[.F31]*(1+[Assumption.$E25])" table:style-name="ce11">
            <text:p>2429</text:p>
          </table:table-cell>
          <table:table-cell office:value-type="float" office:value="2477.5573223808001" table:formula="of:=[.G31]*(1+[Assumption.$E25])" table:style-name="ce11">
            <text:p>2478</text:p>
          </table:table-cell>
          <table:table-cell office:value-type="float" office:value="2527.1084688284163" table:formula="of:=[.H31]*(1+[Assumption.$E25])" table:style-name="ce11">
            <text:p>2527</text:p>
          </table:table-cell>
          <table:table-cell office:value-type="float" office:value="2577.6506382049847" table:formula="of:=[.I31]*(1+[Assumption.$E25])" table:style-name="ce11">
            <text:p>2578</text:p>
          </table:table-cell>
          <table:table-cell office:value-type="float" office:value="2629.2036509690843" table:formula="of:=[.J31]*(1+[Assumption.$E25])" table:style-name="ce11">
            <text:p>2629</text:p>
          </table:table-cell>
          <table:table-cell office:value-type="float" office:value="2681.787723988466" table:formula="of:=[.K31]*(1+[Assumption.$E25])" table:style-name="ce11">
            <text:p>2682</text:p>
          </table:table-cell>
          <table:table-cell office:value-type="float" office:value="2735.4234784682353" table:formula="of:=[.L31]*(1+[Assumption.$E25])" table:style-name="ce11">
            <text:p>2735</text:p>
          </table:table-cell>
          <table:table-cell table:number-columns-repeated="16371"/>
        </table:table-row>
        <table:table-row table:style-name="ro5">
          <table:table-cell office:value-type="string" table:style-name="ce5">
            <text:p>Rice</text:p>
          </table:table-cell>
          <table:table-cell office:value-type="float" office:value="3000" table:formula="of:=[Assumption.F23]" table:style-name="ce10">
            <text:p>3000</text:p>
          </table:table-cell>
          <table:table-cell office:value-type="float" office:value="3090" table:formula="of:=[.B32]*(1+[Assumption.$F25])" table:style-name="ce11">
            <text:p>3090</text:p>
          </table:table-cell>
          <table:table-cell office:value-type="float" office:value="3182.7000000000003" table:formula="of:=[.C32]*(1+[Assumption.$F25])" table:style-name="ce11">
            <text:p>3183</text:p>
          </table:table-cell>
          <table:table-cell office:value-type="float" office:value="3278.1810000000005" table:formula="of:=[.D32]*(1+[Assumption.$F25])" table:style-name="ce11">
            <text:p>3278</text:p>
          </table:table-cell>
          <table:table-cell office:value-type="float" office:value="3376.5264300000008" table:formula="of:=[.E32]*(1+[Assumption.$F25])" table:style-name="ce11">
            <text:p>3377</text:p>
          </table:table-cell>
          <table:table-cell office:value-type="float" office:value="3477.8222229000007" table:formula="of:=[.F32]*(1+[Assumption.$F25])" table:style-name="ce11">
            <text:p>3478</text:p>
          </table:table-cell>
          <table:table-cell office:value-type="float" office:value="3582.1568895870009" table:formula="of:=[.G32]*(1+[Assumption.$F25])" table:style-name="ce11">
            <text:p>3582</text:p>
          </table:table-cell>
          <table:table-cell office:value-type="float" office:value="3689.621596274611" table:formula="of:=[.H32]*(1+[Assumption.$F25])" table:style-name="ce11">
            <text:p>3690</text:p>
          </table:table-cell>
          <table:table-cell office:value-type="float" office:value="3800.3102441628494" table:formula="of:=[.I32]*(1+[Assumption.$F25])" table:style-name="ce11">
            <text:p>3800</text:p>
          </table:table-cell>
          <table:table-cell office:value-type="float" office:value="3914.3195514877348" table:formula="of:=[.J32]*(1+[Assumption.$F25])" table:style-name="ce11">
            <text:p>3914</text:p>
          </table:table-cell>
          <table:table-cell office:value-type="float" office:value="4031.7491380323668" table:formula="of:=[.K32]*(1+[Assumption.$F25])" table:style-name="ce11">
            <text:p>4032</text:p>
          </table:table-cell>
          <table:table-cell office:value-type="float" office:value="4152.7016121733377" table:formula="of:=[.L32]*(1+[Assumption.$F25])" table:style-name="ce11">
            <text:p>4153</text:p>
          </table:table-cell>
          <table:table-cell table:number-columns-repeated="16371"/>
        </table:table-row>
        <table:table-row table:style-name="ro5">
          <table:table-cell office:value-type="string" table:style-name="ce5">
            <text:p>Sugar</text:p>
          </table:table-cell>
          <table:table-cell office:value-type="float" office:value="1200" table:formula="of:=[Assumption.G23]" table:style-name="ce10">
            <text:p>1200</text:p>
          </table:table-cell>
          <table:table-cell office:value-type="float" office:value="1221" table:formula="of:=[.B33]*(1+[Assumption.$G25])" table:style-name="ce11">
            <text:p>1221</text:p>
          </table:table-cell>
          <table:table-cell office:value-type="float" office:value="1242.3675000000001" table:formula="of:=[.C33]*(1+[Assumption.$G25])" table:style-name="ce11">
            <text:p>1242</text:p>
          </table:table-cell>
          <table:table-cell office:value-type="float" office:value="1264.1089312500001" table:formula="of:=[.D33]*(1+[Assumption.$G25])" table:style-name="ce11">
            <text:p>1264</text:p>
          </table:table-cell>
          <table:table-cell office:value-type="float" office:value="1286.2308375468751" table:formula="of:=[.E33]*(1+[Assumption.$G25])" table:style-name="ce11">
            <text:p>1286</text:p>
          </table:table-cell>
          <table:table-cell office:value-type="float" office:value="1308.7398772039455" table:formula="of:=[.F33]*(1+[Assumption.$G25])" table:style-name="ce11">
            <text:p>1309</text:p>
          </table:table-cell>
          <table:table-cell office:value-type="float" office:value="1331.6428250550146" table:formula="of:=[.G33]*(1+[Assumption.$G25])" table:style-name="ce11">
            <text:p>1332</text:p>
          </table:table-cell>
          <table:table-cell office:value-type="float" office:value="1354.9465744934773" table:formula="of:=[.H33]*(1+[Assumption.$G25])" table:style-name="ce11">
            <text:p>1355</text:p>
          </table:table-cell>
          <table:table-cell office:value-type="float" office:value="1378.6581395471133" table:formula="of:=[.I33]*(1+[Assumption.$G25])" table:style-name="ce11">
            <text:p>1379</text:p>
          </table:table-cell>
          <table:table-cell office:value-type="float" office:value="1402.7846569891879" table:formula="of:=[.J33]*(1+[Assumption.$G25])" table:style-name="ce11">
            <text:p>1403</text:p>
          </table:table-cell>
          <table:table-cell office:value-type="float" office:value="1427.3333884864987" table:formula="of:=[.K33]*(1+[Assumption.$G25])" table:style-name="ce11">
            <text:p>1427</text:p>
          </table:table-cell>
          <table:table-cell office:value-type="float" office:value="1452.3117227850125" table:formula="of:=[.L33]*(1+[Assumption.$G25])" table:style-name="ce11">
            <text:p>1452</text:p>
          </table:table-cell>
          <table:table-cell table:number-columns-repeated="16371"/>
        </table:table-row>
        <table:table-row table:style-name="ro6">
          <table:table-cell table:number-columns-repeated="16384"/>
        </table:table-row>
        <table:table-row table:style-name="ro5">
          <table:table-cell office:value-type="string" table:style-name="ce6">
            <text:p>Store5</text:p>
          </table:table-cell>
          <table:table-cell table:number-columns-repeated="16383" table:style-name="ce1"/>
        </table:table-row>
        <table:table-row table:style-name="ro5">
          <table:table-cell office:value-type="string" table:style-name="ce5">
            <text:p>Atta</text:p>
          </table:table-cell>
          <table:table-cell office:value-type="float" office:value="4500" table:formula="of:=[Assumption.B29]" table:style-name="ce10">
            <text:p>4500</text:p>
          </table:table-cell>
          <table:table-cell office:value-type="float" office:value="4635" table:formula="of:=[.B36]*(1+[Assumption.$B31])" table:style-name="ce11">
            <text:p>4635</text:p>
          </table:table-cell>
          <table:table-cell office:value-type="float" office:value="4774.05" table:formula="of:=[.C36]*(1+[Assumption.$B31])" table:style-name="ce11">
            <text:p>4774</text:p>
          </table:table-cell>
          <table:table-cell office:value-type="float" office:value="4917.2715000000007" table:formula="of:=[.D36]*(1+[Assumption.$B31])" table:style-name="ce11">
            <text:p>4917</text:p>
          </table:table-cell>
          <table:table-cell office:value-type="float" office:value="5064.7896450000007" table:formula="of:=[.E36]*(1+[Assumption.$B31])" table:style-name="ce11">
            <text:p>5065</text:p>
          </table:table-cell>
          <table:table-cell office:value-type="float" office:value="5216.7333343500013" table:formula="of:=[.F36]*(1+[Assumption.$B31])" table:style-name="ce11">
            <text:p>5217</text:p>
          </table:table-cell>
          <table:table-cell office:value-type="float" office:value="5373.2353343805016" table:formula="of:=[.G36]*(1+[Assumption.$B31])" table:style-name="ce11">
            <text:p>5373</text:p>
          </table:table-cell>
          <table:table-cell office:value-type="float" office:value="5534.4323944119169" table:formula="of:=[.H36]*(1+[Assumption.$B31])" table:style-name="ce11">
            <text:p>5534</text:p>
          </table:table-cell>
          <table:table-cell office:value-type="float" office:value="5700.4653662442743" table:formula="of:=[.I36]*(1+[Assumption.$B31])" table:style-name="ce11">
            <text:p>5700</text:p>
          </table:table-cell>
          <table:table-cell office:value-type="float" office:value="5871.4793272316028" table:formula="of:=[.J36]*(1+[Assumption.$B31])" table:style-name="ce11">
            <text:p>5871</text:p>
          </table:table-cell>
          <table:table-cell office:value-type="float" office:value="6047.6237070485513" table:formula="of:=[.K36]*(1+[Assumption.$B31])" table:style-name="ce11">
            <text:p>6048</text:p>
          </table:table-cell>
          <table:table-cell office:value-type="float" office:value="6229.0524182600084" table:formula="of:=[.L36]*(1+[Assumption.$B31])" table:style-name="ce11">
            <text:p>6229</text:p>
          </table:table-cell>
          <table:table-cell table:number-columns-repeated="16371"/>
        </table:table-row>
        <table:table-row table:style-name="ro5">
          <table:table-cell office:value-type="string" table:style-name="ce5">
            <text:p>Besan</text:p>
          </table:table-cell>
          <table:table-cell office:value-type="float" office:value="1800" table:formula="of:=[Assumption.C29]" table:style-name="ce10">
            <text:p>1800</text:p>
          </table:table-cell>
          <table:table-cell office:value-type="float" office:value="1849.5000000000002" table:formula="of:=[.B37]*(1+[Assumption.$C31])" table:style-name="ce11">
            <text:p>1850</text:p>
          </table:table-cell>
          <table:table-cell office:value-type="float" office:value="1900.3612500000004" table:formula="of:=[.C37]*(1+[Assumption.$C31])" table:style-name="ce11">
            <text:p>1900</text:p>
          </table:table-cell>
          <table:table-cell office:value-type="float" office:value="1952.6211843750004" table:formula="of:=[.D37]*(1+[Assumption.$C31])" table:style-name="ce11">
            <text:p>1953</text:p>
          </table:table-cell>
          <table:table-cell office:value-type="float" office:value="2006.3182669453131" table:formula="of:=[.E37]*(1+[Assumption.$C31])" table:style-name="ce11">
            <text:p>2006</text:p>
          </table:table-cell>
          <table:table-cell office:value-type="float" office:value="2061.4920192863092" table:formula="of:=[.F37]*(1+[Assumption.$C31])" table:style-name="ce11">
            <text:p>2061</text:p>
          </table:table-cell>
          <table:table-cell office:value-type="float" office:value="2118.1830498166828" table:formula="of:=[.G37]*(1+[Assumption.$C31])" table:style-name="ce11">
            <text:p>2118</text:p>
          </table:table-cell>
          <table:table-cell office:value-type="float" office:value="2176.4330836866416" table:formula="of:=[.H37]*(1+[Assumption.$C31])" table:style-name="ce11">
            <text:p>2176</text:p>
          </table:table-cell>
          <table:table-cell office:value-type="float" office:value="2236.2849934880242" table:formula="of:=[.I37]*(1+[Assumption.$C31])" table:style-name="ce11">
            <text:p>2236</text:p>
          </table:table-cell>
          <table:table-cell office:value-type="float" office:value="2297.7828308089452" table:formula="of:=[.J37]*(1+[Assumption.$C31])" table:style-name="ce11">
            <text:p>2298</text:p>
          </table:table-cell>
          <table:table-cell office:value-type="float" office:value="2360.9718586561912" table:formula="of:=[.K37]*(1+[Assumption.$C31])" table:style-name="ce11">
            <text:p>2361</text:p>
          </table:table-cell>
          <table:table-cell office:value-type="float" office:value="2425.8985847692365" table:formula="of:=[.L37]*(1+[Assumption.$C31])" table:style-name="ce11">
            <text:p>2426</text:p>
          </table:table-cell>
          <table:table-cell table:number-columns-repeated="16371"/>
        </table:table-row>
        <table:table-row table:style-name="ro5">
          <table:table-cell office:value-type="string" table:style-name="ce5">
            <text:p>Rawa/Suji</text:p>
          </table:table-cell>
          <table:table-cell office:value-type="float" office:value="3800" table:formula="of:=[Assumption.D29]" table:style-name="ce10">
            <text:p>3800</text:p>
          </table:table-cell>
          <table:table-cell office:value-type="float" office:value="3894.9999999999995" table:formula="of:=[.B38]*(1+[Assumption.$D31])" table:style-name="ce11">
            <text:p>3895</text:p>
          </table:table-cell>
          <table:table-cell office:value-type="float" office:value="3992.3749999999991" table:formula="of:=[.C38]*(1+[Assumption.$D31])" table:style-name="ce11">
            <text:p>3992</text:p>
          </table:table-cell>
          <table:table-cell office:value-type="float" office:value="4092.1843749999989" table:formula="of:=[.D38]*(1+[Assumption.$D31])" table:style-name="ce11">
            <text:p>4092</text:p>
          </table:table-cell>
          <table:table-cell office:value-type="float" office:value="4194.4889843749988" table:formula="of:=[.E38]*(1+[Assumption.$D31])" table:style-name="ce11">
            <text:p>4194</text:p>
          </table:table-cell>
          <table:table-cell office:value-type="float" office:value="4299.3512089843734" table:formula="of:=[.F38]*(1+[Assumption.$D31])" table:style-name="ce11">
            <text:p>4299</text:p>
          </table:table-cell>
          <table:table-cell office:value-type="float" office:value="4406.8349892089827" table:formula="of:=[.G38]*(1+[Assumption.$D31])" table:style-name="ce11">
            <text:p>4407</text:p>
          </table:table-cell>
          <table:table-cell office:value-type="float" office:value="4517.0058639392073" table:formula="of:=[.H38]*(1+[Assumption.$D31])" table:style-name="ce11">
            <text:p>4517</text:p>
          </table:table-cell>
          <table:table-cell office:value-type="float" office:value="4629.9310105376871" table:formula="of:=[.I38]*(1+[Assumption.$D31])" table:style-name="ce11">
            <text:p>4630</text:p>
          </table:table-cell>
          <table:table-cell office:value-type="float" office:value="4745.6792858011286" table:formula="of:=[.J38]*(1+[Assumption.$D31])" table:style-name="ce11">
            <text:p>4746</text:p>
          </table:table-cell>
          <table:table-cell office:value-type="float" office:value="4864.3212679461567" table:formula="of:=[.K38]*(1+[Assumption.$D31])" table:style-name="ce11">
            <text:p>4864</text:p>
          </table:table-cell>
          <table:table-cell office:value-type="float" office:value="4985.9292996448103" table:formula="of:=[.L38]*(1+[Assumption.$D31])" table:style-name="ce11">
            <text:p>4986</text:p>
          </table:table-cell>
          <table:table-cell table:number-columns-repeated="16371"/>
        </table:table-row>
        <table:table-row table:style-name="ro5">
          <table:table-cell office:value-type="string" table:style-name="ce5">
            <text:p>Maida</text:p>
          </table:table-cell>
          <table:table-cell office:value-type="float" office:value="3000" table:formula="of:=[Assumption.E29]" table:style-name="ce10">
            <text:p>3000</text:p>
          </table:table-cell>
          <table:table-cell office:value-type="float" office:value="3052.5" table:formula="of:=[.B39]*(1+[Assumption.$E31])" table:style-name="ce11">
            <text:p>3053</text:p>
          </table:table-cell>
          <table:table-cell office:value-type="float" office:value="3105.9187500000003" table:formula="of:=[.C39]*(1+[Assumption.$E31])" table:style-name="ce11">
            <text:p>3106</text:p>
          </table:table-cell>
          <table:table-cell office:value-type="float" office:value="3160.2723281250005" table:formula="of:=[.D39]*(1+[Assumption.$E31])" table:style-name="ce11">
            <text:p>3160</text:p>
          </table:table-cell>
          <table:table-cell office:value-type="float" office:value="3215.5770938671881" table:formula="of:=[.E39]*(1+[Assumption.$E31])" table:style-name="ce11">
            <text:p>3216</text:p>
          </table:table-cell>
          <table:table-cell office:value-type="float" office:value="3271.849693009864" table:formula="of:=[.F39]*(1+[Assumption.$E31])" table:style-name="ce11">
            <text:p>3272</text:p>
          </table:table-cell>
          <table:table-cell office:value-type="float" office:value="3329.1070626375367" table:formula="of:=[.G39]*(1+[Assumption.$E31])" table:style-name="ce11">
            <text:p>3329</text:p>
          </table:table-cell>
          <table:table-cell office:value-type="float" office:value="3387.366436233694" table:formula="of:=[.H39]*(1+[Assumption.$E31])" table:style-name="ce11">
            <text:p>3387</text:p>
          </table:table-cell>
          <table:table-cell office:value-type="float" office:value="3446.6453488677839" table:formula="of:=[.I39]*(1+[Assumption.$E31])" table:style-name="ce11">
            <text:p>3447</text:p>
          </table:table-cell>
          <table:table-cell office:value-type="float" office:value="3506.9616424729702" table:formula="of:=[.J39]*(1+[Assumption.$E31])" table:style-name="ce11">
            <text:p>3507</text:p>
          </table:table-cell>
          <table:table-cell office:value-type="float" office:value="3568.3334712162473" table:formula="of:=[.K39]*(1+[Assumption.$E31])" table:style-name="ce11">
            <text:p>3568</text:p>
          </table:table-cell>
          <table:table-cell office:value-type="float" office:value="3630.7793069625318" table:formula="of:=[.L39]*(1+[Assumption.$E31])" table:style-name="ce11">
            <text:p>3631</text:p>
          </table:table-cell>
          <table:table-cell table:number-columns-repeated="16371"/>
        </table:table-row>
        <table:table-row table:style-name="ro5">
          <table:table-cell office:value-type="string" table:style-name="ce5">
            <text:p>Rice</text:p>
          </table:table-cell>
          <table:table-cell office:value-type="float" office:value="2000" table:formula="of:=[Assumption.F29]" table:style-name="ce10">
            <text:p>2000</text:p>
          </table:table-cell>
          <table:table-cell office:value-type="float" office:value="2020" table:formula="of:=[.B40]*(1+[Assumption.$F31])" table:style-name="ce11">
            <text:p>2020</text:p>
          </table:table-cell>
          <table:table-cell office:value-type="float" office:value="2040.2" table:formula="of:=[.C40]*(1+[Assumption.$F31])" table:style-name="ce11">
            <text:p>2040</text:p>
          </table:table-cell>
          <table:table-cell office:value-type="float" office:value="2060.6019999999999" table:formula="of:=[.D40]*(1+[Assumption.$F31])" table:style-name="ce11">
            <text:p>2061</text:p>
          </table:table-cell>
          <table:table-cell office:value-type="float" office:value="2081.20802" table:formula="of:=[.E40]*(1+[Assumption.$F31])" table:style-name="ce11">
            <text:p>2081</text:p>
          </table:table-cell>
          <table:table-cell office:value-type="float" office:value="2102.0201001999999" table:formula="of:=[.F40]*(1+[Assumption.$F31])" table:style-name="ce11">
            <text:p>2102</text:p>
          </table:table-cell>
          <table:table-cell office:value-type="float" office:value="2123.0403012019997" table:formula="of:=[.G40]*(1+[Assumption.$F31])" table:style-name="ce11">
            <text:p>2123</text:p>
          </table:table-cell>
          <table:table-cell office:value-type="float" office:value="2144.2707042140196" table:formula="of:=[.H40]*(1+[Assumption.$F31])" table:style-name="ce11">
            <text:p>2144</text:p>
          </table:table-cell>
          <table:table-cell office:value-type="float" office:value="2165.7134112561598" table:formula="of:=[.I40]*(1+[Assumption.$F31])" table:style-name="ce11">
            <text:p>2166</text:p>
          </table:table-cell>
          <table:table-cell office:value-type="float" office:value="2187.3705453687217" table:formula="of:=[.J40]*(1+[Assumption.$F31])" table:style-name="ce11">
            <text:p>2187</text:p>
          </table:table-cell>
          <table:table-cell office:value-type="float" office:value="2209.244250822409" table:formula="of:=[.K40]*(1+[Assumption.$F31])" table:style-name="ce11">
            <text:p>2209</text:p>
          </table:table-cell>
          <table:table-cell office:value-type="float" office:value="2231.3366933306329" table:formula="of:=[.L40]*(1+[Assumption.$F31])" table:style-name="ce11">
            <text:p>2231</text:p>
          </table:table-cell>
          <table:table-cell table:number-columns-repeated="16371"/>
        </table:table-row>
        <table:table-row table:style-name="ro5">
          <table:table-cell office:value-type="string" table:style-name="ce5">
            <text:p>Sugar</text:p>
          </table:table-cell>
          <table:table-cell office:value-type="float" office:value="3200" table:formula="of:=[Assumption.G29]" table:style-name="ce10">
            <text:p>3200</text:p>
          </table:table-cell>
          <table:table-cell office:value-type="float" office:value="3296" table:formula="of:=[.B41]*(1+[Assumption.$G31])" table:style-name="ce11">
            <text:p>3296</text:p>
          </table:table-cell>
          <table:table-cell office:value-type="float" office:value="3394.88" table:formula="of:=[.C41]*(1+[Assumption.$G31])" table:style-name="ce11">
            <text:p>3395</text:p>
          </table:table-cell>
          <table:table-cell office:value-type="float" office:value="3496.7264" table:formula="of:=[.D41]*(1+[Assumption.$G31])" table:style-name="ce11">
            <text:p>3497</text:p>
          </table:table-cell>
          <table:table-cell office:value-type="float" office:value="3601.6281920000001" table:formula="of:=[.E41]*(1+[Assumption.$G31])" table:style-name="ce11">
            <text:p>3602</text:p>
          </table:table-cell>
          <table:table-cell office:value-type="float" office:value="3709.6770377600001" table:formula="of:=[.F41]*(1+[Assumption.$G31])" table:style-name="ce11">
            <text:p>3710</text:p>
          </table:table-cell>
          <table:table-cell office:value-type="float" office:value="3820.9673488928001" table:formula="of:=[.G41]*(1+[Assumption.$G31])" table:style-name="ce11">
            <text:p>3821</text:p>
          </table:table-cell>
          <table:table-cell office:value-type="float" office:value="3935.5963693595841" table:formula="of:=[.H41]*(1+[Assumption.$G31])" table:style-name="ce11">
            <text:p>3936</text:p>
          </table:table-cell>
          <table:table-cell office:value-type="float" office:value="4053.6642604403719" table:formula="of:=[.I41]*(1+[Assumption.$G31])" table:style-name="ce11">
            <text:p>4054</text:p>
          </table:table-cell>
          <table:table-cell office:value-type="float" office:value="4175.2741882535829" table:formula="of:=[.J41]*(1+[Assumption.$G31])" table:style-name="ce11">
            <text:p>4175</text:p>
          </table:table-cell>
          <table:table-cell office:value-type="float" office:value="4300.5324139011909" table:formula="of:=[.K41]*(1+[Assumption.$G31])" table:style-name="ce11">
            <text:p>4301</text:p>
          </table:table-cell>
          <table:table-cell office:value-type="float" office:value="4429.5483863182271" table:formula="of:=[.L41]*(1+[Assumption.$G31])" table:style-name="ce11">
            <text:p>4430</text:p>
          </table:table-cell>
          <table:table-cell table:number-columns-repeated="16371"/>
        </table:table-row>
        <table:table-row table:style-name="ro6">
          <table:table-cell table:number-columns-repeated="16384"/>
        </table:table-row>
        <table:table-row table:style-name="ro5">
          <table:table-cell office:value-type="string" table:style-name="ce6">
            <text:p>ASP</text:p>
          </table:table-cell>
          <table:table-cell table:number-columns-repeated="16383" table:style-name="ce1"/>
        </table:table-row>
        <table:table-row table:style-name="ro5">
          <table:table-cell office:value-type="string" table:style-name="ce6">
            <text:p>Store1</text:p>
          </table:table-cell>
          <table:table-cell table:number-columns-repeated="16383" table:style-name="ce1"/>
        </table:table-row>
        <table:table-row table:style-name="ro5">
          <table:table-cell office:value-type="string" table:style-name="ce5">
            <text:p>Atta</text:p>
          </table:table-cell>
          <table:table-cell office:value-type="float" office:value="770" table:formula="of:=[Assumption.B6]" table:style-name="ce10">
            <text:p>770</text:p>
          </table:table-cell>
          <table:table-cell office:value-type="float" office:value="781.55" table:formula="of:=[.B45]*(1+[Assumption.$B8])" table:style-name="ce11">
            <text:p>782</text:p>
          </table:table-cell>
          <table:table-cell office:value-type="float" office:value="793.27324999999985" table:formula="of:=[.C45]*(1+[Assumption.$B8])" table:style-name="ce11">
            <text:p>793</text:p>
          </table:table-cell>
          <table:table-cell office:value-type="float" office:value="805.17234874999974" table:formula="of:=[.D45]*(1+[Assumption.$B8])" table:style-name="ce11">
            <text:p>805</text:p>
          </table:table-cell>
          <table:table-cell office:value-type="float" office:value="817.24993398124968" table:formula="of:=[.E45]*(1+[Assumption.$B8])" table:style-name="ce11">
            <text:p>817</text:p>
          </table:table-cell>
          <table:table-cell office:value-type="float" office:value="829.5086829909684" table:formula="of:=[.F45]*(1+[Assumption.$B8])" table:style-name="ce11">
            <text:p>830</text:p>
          </table:table-cell>
          <table:table-cell office:value-type="float" office:value="841.9513132358328" table:formula="of:=[.G45]*(1+[Assumption.$B8])" table:style-name="ce11">
            <text:p>842</text:p>
          </table:table-cell>
          <table:table-cell office:value-type="float" office:value="854.58058293437023" table:formula="of:=[.H45]*(1+[Assumption.$B8])" table:style-name="ce11">
            <text:p>855</text:p>
          </table:table-cell>
          <table:table-cell office:value-type="float" office:value="867.39929167838568" table:formula="of:=[.I45]*(1+[Assumption.$B8])" table:style-name="ce11">
            <text:p>867</text:p>
          </table:table-cell>
          <table:table-cell office:value-type="float" office:value="880.41028105356133" table:formula="of:=[.J45]*(1+[Assumption.$B8])" table:style-name="ce11">
            <text:p>880</text:p>
          </table:table-cell>
          <table:table-cell office:value-type="float" office:value="893.61643526936462" table:formula="of:=[.K45]*(1+[Assumption.$B8])" table:style-name="ce11">
            <text:p>894</text:p>
          </table:table-cell>
          <table:table-cell office:value-type="float" office:value="907.02068179840501" table:formula="of:=[.L45]*(1+[Assumption.$B8])" table:style-name="ce11">
            <text:p>907</text:p>
          </table:table-cell>
          <table:table-cell table:number-columns-repeated="16371"/>
        </table:table-row>
        <table:table-row table:style-name="ro5">
          <table:table-cell office:value-type="string" table:style-name="ce5">
            <text:p>Besan</text:p>
          </table:table-cell>
          <table:table-cell office:value-type="float" office:value="450" table:formula="of:=[Assumption.C6]" table:style-name="ce10">
            <text:p>450</text:p>
          </table:table-cell>
          <table:table-cell office:value-type="float" office:value="454.5" table:formula="of:=[.B46]*(1+[Assumption.$C8])" table:style-name="ce11">
            <text:p>455</text:p>
          </table:table-cell>
          <table:table-cell office:value-type="float" office:value="459.04500000000002" table:formula="of:=[.C46]*(1+[Assumption.$C8])" table:style-name="ce11">
            <text:p>459</text:p>
          </table:table-cell>
          <table:table-cell office:value-type="float" office:value="463.63545000000005" table:formula="of:=[.D46]*(1+[Assumption.$C8])" table:style-name="ce11">
            <text:p>464</text:p>
          </table:table-cell>
          <table:table-cell office:value-type="float" office:value="468.27180450000003" table:formula="of:=[.E46]*(1+[Assumption.$C8])" table:style-name="ce11">
            <text:p>468</text:p>
          </table:table-cell>
          <table:table-cell office:value-type="float" office:value="472.95452254500003" table:formula="of:=[.F46]*(1+[Assumption.$C8])" table:style-name="ce11">
            <text:p>473</text:p>
          </table:table-cell>
          <table:table-cell office:value-type="float" office:value="477.68406777045004" table:formula="of:=[.G46]*(1+[Assumption.$C8])" table:style-name="ce11">
            <text:p>478</text:p>
          </table:table-cell>
          <table:table-cell office:value-type="float" office:value="482.46090844815456" table:formula="of:=[.H46]*(1+[Assumption.$C8])" table:style-name="ce11">
            <text:p>482</text:p>
          </table:table-cell>
          <table:table-cell office:value-type="float" office:value="487.28551753263611" table:formula="of:=[.I46]*(1+[Assumption.$C8])" table:style-name="ce11">
            <text:p>487</text:p>
          </table:table-cell>
          <table:table-cell office:value-type="float" office:value="492.15837270796249" table:formula="of:=[.J46]*(1+[Assumption.$C8])" table:style-name="ce11">
            <text:p>492</text:p>
          </table:table-cell>
          <table:table-cell office:value-type="float" office:value="497.07995643504211" table:formula="of:=[.K46]*(1+[Assumption.$C8])" table:style-name="ce11">
            <text:p>497</text:p>
          </table:table-cell>
          <table:table-cell office:value-type="float" office:value="502.05075599939255" table:formula="of:=[.L46]*(1+[Assumption.$C8])" table:style-name="ce11">
            <text:p>502</text:p>
          </table:table-cell>
          <table:table-cell table:number-columns-repeated="16371"/>
        </table:table-row>
        <table:table-row table:style-name="ro5">
          <table:table-cell office:value-type="string" table:style-name="ce5">
            <text:p>Rawa/Suji</text:p>
          </table:table-cell>
          <table:table-cell office:value-type="float" office:value="350" table:formula="of:=[Assumption.D6]" table:style-name="ce10">
            <text:p>350</text:p>
          </table:table-cell>
          <table:table-cell office:value-type="float" office:value="351.74999999999994" table:formula="of:=[.B47]*(1+[Assumption.$D8])" table:style-name="ce11">
            <text:p>352</text:p>
          </table:table-cell>
          <table:table-cell office:value-type="float" office:value="353.50874999999991" table:formula="of:=[.C47]*(1+[Assumption.$D8])" table:style-name="ce11">
            <text:p>354</text:p>
          </table:table-cell>
          <table:table-cell office:value-type="float" office:value="355.27629374999987" table:formula="of:=[.D47]*(1+[Assumption.$D8])" table:style-name="ce11">
            <text:p>355</text:p>
          </table:table-cell>
          <table:table-cell office:value-type="float" office:value="357.05267521874981" table:formula="of:=[.E47]*(1+[Assumption.$D8])" table:style-name="ce11">
            <text:p>357</text:p>
          </table:table-cell>
          <table:table-cell office:value-type="float" office:value="358.83793859484354" table:formula="of:=[.F47]*(1+[Assumption.$D8])" table:style-name="ce11">
            <text:p>359</text:p>
          </table:table-cell>
          <table:table-cell office:value-type="float" office:value="360.63212828781769" table:formula="of:=[.G47]*(1+[Assumption.$D8])" table:style-name="ce11">
            <text:p>361</text:p>
          </table:table-cell>
          <table:table-cell office:value-type="float" office:value="362.43528892925673" table:formula="of:=[.H47]*(1+[Assumption.$D8])" table:style-name="ce11">
            <text:p>362</text:p>
          </table:table-cell>
          <table:table-cell office:value-type="float" office:value="364.24746537390297" table:formula="of:=[.I47]*(1+[Assumption.$D8])" table:style-name="ce11">
            <text:p>364</text:p>
          </table:table-cell>
          <table:table-cell office:value-type="float" office:value="366.06870270077246" table:formula="of:=[.J47]*(1+[Assumption.$D8])" table:style-name="ce11">
            <text:p>366</text:p>
          </table:table-cell>
          <table:table-cell office:value-type="float" office:value="367.89904621427627" table:formula="of:=[.K47]*(1+[Assumption.$D8])" table:style-name="ce11">
            <text:p>368</text:p>
          </table:table-cell>
          <table:table-cell office:value-type="float" office:value="369.73854144534761" table:formula="of:=[.L47]*(1+[Assumption.$D8])" table:style-name="ce11">
            <text:p>370</text:p>
          </table:table-cell>
          <table:table-cell table:number-columns-repeated="16371"/>
        </table:table-row>
        <table:table-row table:style-name="ro5">
          <table:table-cell office:value-type="string" table:style-name="ce5">
            <text:p>Maida</text:p>
          </table:table-cell>
          <table:table-cell office:value-type="float" office:value="420" table:formula="of:=[Assumption.E6]" table:style-name="ce10">
            <text:p>420</text:p>
          </table:table-cell>
          <table:table-cell office:value-type="float" office:value="428.40000000000003" table:formula="of:=[.B48]*(1+[Assumption.$E8])" table:style-name="ce11">
            <text:p>428</text:p>
          </table:table-cell>
          <table:table-cell office:value-type="float" office:value="436.96800000000002" table:formula="of:=[.C48]*(1+[Assumption.$E8])" table:style-name="ce11">
            <text:p>437</text:p>
          </table:table-cell>
          <table:table-cell office:value-type="float" office:value="445.70736000000005" table:formula="of:=[.D48]*(1+[Assumption.$E8])" table:style-name="ce11">
            <text:p>446</text:p>
          </table:table-cell>
          <table:table-cell office:value-type="float" office:value="454.62150720000005" table:formula="of:=[.E48]*(1+[Assumption.$E8])" table:style-name="ce11">
            <text:p>455</text:p>
          </table:table-cell>
          <table:table-cell office:value-type="float" office:value="463.71393734400004" table:formula="of:=[.F48]*(1+[Assumption.$E8])" table:style-name="ce11">
            <text:p>464</text:p>
          </table:table-cell>
          <table:table-cell office:value-type="float" office:value="472.98821609088003" table:formula="of:=[.G48]*(1+[Assumption.$E8])" table:style-name="ce11">
            <text:p>473</text:p>
          </table:table-cell>
          <table:table-cell office:value-type="float" office:value="482.44798041269763" table:formula="of:=[.H48]*(1+[Assumption.$E8])" table:style-name="ce11">
            <text:p>482</text:p>
          </table:table-cell>
          <table:table-cell office:value-type="float" office:value="492.09694002095159" table:formula="of:=[.I48]*(1+[Assumption.$E8])" table:style-name="ce11">
            <text:p>492</text:p>
          </table:table-cell>
          <table:table-cell office:value-type="float" office:value="501.93887882137062" table:formula="of:=[.J48]*(1+[Assumption.$E8])" table:style-name="ce11">
            <text:p>502</text:p>
          </table:table-cell>
          <table:table-cell office:value-type="float" office:value="511.97765639779806" table:formula="of:=[.K48]*(1+[Assumption.$E8])" table:style-name="ce11">
            <text:p>512</text:p>
          </table:table-cell>
          <table:table-cell office:value-type="float" office:value="522.21720952575401" table:formula="of:=[.L48]*(1+[Assumption.$E8])" table:style-name="ce11">
            <text:p>522</text:p>
          </table:table-cell>
          <table:table-cell table:number-columns-repeated="16371"/>
        </table:table-row>
        <table:table-row table:style-name="ro5">
          <table:table-cell office:value-type="string" table:style-name="ce5">
            <text:p>Rice</text:p>
          </table:table-cell>
          <table:table-cell office:value-type="float" office:value="600" table:formula="of:=[Assumption.F6]" table:style-name="ce10">
            <text:p>600</text:p>
          </table:table-cell>
          <table:table-cell office:value-type="float" office:value="608.99999999999989" table:formula="of:=[.B49]*(1+[Assumption.$F8])" table:style-name="ce11">
            <text:p>609</text:p>
          </table:table-cell>
          <table:table-cell office:value-type="float" office:value="618.13499999999988" table:formula="of:=[.C49]*(1+[Assumption.$F8])" table:style-name="ce11">
            <text:p>618</text:p>
          </table:table-cell>
          <table:table-cell office:value-type="float" office:value="627.40702499999986" table:formula="of:=[.D49]*(1+[Assumption.$F8])" table:style-name="ce11">
            <text:p>627</text:p>
          </table:table-cell>
          <table:table-cell office:value-type="float" office:value="636.81813037499978" table:formula="of:=[.E49]*(1+[Assumption.$F8])" table:style-name="ce11">
            <text:p>637</text:p>
          </table:table-cell>
          <table:table-cell office:value-type="float" office:value="646.37040233062476" table:formula="of:=[.F49]*(1+[Assumption.$F8])" table:style-name="ce11">
            <text:p>646</text:p>
          </table:table-cell>
          <table:table-cell office:value-type="float" office:value="656.06595836558404" table:formula="of:=[.G49]*(1+[Assumption.$F8])" table:style-name="ce11">
            <text:p>656</text:p>
          </table:table-cell>
          <table:table-cell office:value-type="float" office:value="665.90694774106771" table:formula="of:=[.H49]*(1+[Assumption.$F8])" table:style-name="ce11">
            <text:p>666</text:p>
          </table:table-cell>
          <table:table-cell office:value-type="float" office:value="675.89555195718367" table:formula="of:=[.I49]*(1+[Assumption.$F8])" table:style-name="ce11">
            <text:p>676</text:p>
          </table:table-cell>
          <table:table-cell office:value-type="float" office:value="686.03398523654141" table:formula="of:=[.J49]*(1+[Assumption.$F8])" table:style-name="ce11">
            <text:p>686</text:p>
          </table:table-cell>
          <table:table-cell office:value-type="float" office:value="696.3244950150895" table:formula="of:=[.K49]*(1+[Assumption.$F8])" table:style-name="ce11">
            <text:p>696</text:p>
          </table:table-cell>
          <table:table-cell office:value-type="float" office:value="706.76936244031572" table:formula="of:=[.L49]*(1+[Assumption.$F8])" table:style-name="ce11">
            <text:p>707</text:p>
          </table:table-cell>
          <table:table-cell table:number-columns-repeated="16371"/>
        </table:table-row>
        <table:table-row table:style-name="ro5">
          <table:table-cell office:value-type="string" table:style-name="ce5">
            <text:p>Sugar</text:p>
          </table:table-cell>
          <table:table-cell office:value-type="float" office:value="550" table:formula="of:=[Assumption.G6]" table:style-name="ce10">
            <text:p>550</text:p>
          </table:table-cell>
          <table:table-cell office:value-type="float" office:value="561" table:formula="of:=[.B50]*(1+[Assumption.$G8])" table:style-name="ce11">
            <text:p>561</text:p>
          </table:table-cell>
          <table:table-cell office:value-type="float" office:value="572.22" table:formula="of:=[.C50]*(1+[Assumption.$G8])" table:style-name="ce11">
            <text:p>572</text:p>
          </table:table-cell>
          <table:table-cell office:value-type="float" office:value="583.6644" table:formula="of:=[.D50]*(1+[Assumption.$G8])" table:style-name="ce11">
            <text:p>584</text:p>
          </table:table-cell>
          <table:table-cell office:value-type="float" office:value="595.33768799999996" table:formula="of:=[.E50]*(1+[Assumption.$G8])" table:style-name="ce11">
            <text:p>595</text:p>
          </table:table-cell>
          <table:table-cell office:value-type="float" office:value="607.24444175999997" table:formula="of:=[.F50]*(1+[Assumption.$G8])" table:style-name="ce11">
            <text:p>607</text:p>
          </table:table-cell>
          <table:table-cell office:value-type="float" office:value="619.38933059520002" table:formula="of:=[.G50]*(1+[Assumption.$G8])" table:style-name="ce11">
            <text:p>619</text:p>
          </table:table-cell>
          <table:table-cell office:value-type="float" office:value="631.77711720710408" table:formula="of:=[.H50]*(1+[Assumption.$G8])" table:style-name="ce11">
            <text:p>632</text:p>
          </table:table-cell>
          <table:table-cell office:value-type="float" office:value="644.41265955124618" table:formula="of:=[.I50]*(1+[Assumption.$G8])" table:style-name="ce11">
            <text:p>644</text:p>
          </table:table-cell>
          <table:table-cell office:value-type="float" office:value="657.30091274227107" table:formula="of:=[.J50]*(1+[Assumption.$G8])" table:style-name="ce11">
            <text:p>657</text:p>
          </table:table-cell>
          <table:table-cell office:value-type="float" office:value="670.44693099711651" table:formula="of:=[.K50]*(1+[Assumption.$G8])" table:style-name="ce11">
            <text:p>670</text:p>
          </table:table-cell>
          <table:table-cell office:value-type="float" office:value="683.85586961705883" table:formula="of:=[.L50]*(1+[Assumption.$G8])" table:style-name="ce11">
            <text:p>684</text:p>
          </table:table-cell>
          <table:table-cell table:number-columns-repeated="16371"/>
        </table:table-row>
        <table:table-row table:style-name="ro5">
          <table:table-cell table:number-columns-repeated="2" table:style-name="ce1"/>
          <table:table-cell table:number-columns-repeated="11" table:style-name="ce11"/>
          <table:table-cell table:number-columns-repeated="16371"/>
        </table:table-row>
        <table:table-row table:style-name="ro5">
          <table:table-cell office:value-type="string" table:style-name="ce6">
            <text:p>Store2</text:p>
          </table:table-cell>
          <table:table-cell table:style-name="ce1"/>
          <table:table-cell table:number-columns-repeated="11" table:style-name="ce11"/>
          <table:table-cell table:number-columns-repeated="16371"/>
        </table:table-row>
        <table:table-row table:style-name="ro5">
          <table:table-cell office:value-type="string" table:style-name="ce5">
            <text:p>Atta</text:p>
          </table:table-cell>
          <table:table-cell office:value-type="float" office:value="800" table:formula="of:=[Assumption.B12]" table:style-name="ce10">
            <text:p>800</text:p>
          </table:table-cell>
          <table:table-cell office:value-type="float" office:value="811.99999999999989" table:formula="of:=[.B53]*(1+[Assumption.$B14])" table:style-name="ce11">
            <text:p>812</text:p>
          </table:table-cell>
          <table:table-cell office:value-type="float" office:value="824.17999999999984" table:formula="of:=[.C53]*(1+[Assumption.$B14])" table:style-name="ce11">
            <text:p>824</text:p>
          </table:table-cell>
          <table:table-cell office:value-type="float" office:value="836.54269999999974" table:formula="of:=[.D53]*(1+[Assumption.$B14])" table:style-name="ce11">
            <text:p>837</text:p>
          </table:table-cell>
          <table:table-cell office:value-type="float" office:value="849.09084049999967" table:formula="of:=[.E53]*(1+[Assumption.$B14])" table:style-name="ce11">
            <text:p>849</text:p>
          </table:table-cell>
          <table:table-cell office:value-type="float" office:value="861.8272031074996" table:formula="of:=[.F53]*(1+[Assumption.$B14])" table:style-name="ce11">
            <text:p>862</text:p>
          </table:table-cell>
          <table:table-cell office:value-type="float" office:value="874.75461115411201" table:formula="of:=[.G53]*(1+[Assumption.$B14])" table:style-name="ce11">
            <text:p>875</text:p>
          </table:table-cell>
          <table:table-cell office:value-type="float" office:value="887.87593032142365" table:formula="of:=[.H53]*(1+[Assumption.$B14])" table:style-name="ce11">
            <text:p>888</text:p>
          </table:table-cell>
          <table:table-cell office:value-type="float" office:value="901.19406927624493" table:formula="of:=[.I53]*(1+[Assumption.$B14])" table:style-name="ce11">
            <text:p>901</text:p>
          </table:table-cell>
          <table:table-cell office:value-type="float" office:value="914.71198031538847" table:formula="of:=[.J53]*(1+[Assumption.$B14])" table:style-name="ce11">
            <text:p>915</text:p>
          </table:table-cell>
          <table:table-cell office:value-type="float" office:value="928.43266002011922" table:formula="of:=[.K53]*(1+[Assumption.$B14])" table:style-name="ce11">
            <text:p>928</text:p>
          </table:table-cell>
          <table:table-cell office:value-type="float" office:value="942.35914992042092" table:formula="of:=[.L53]*(1+[Assumption.$B14])" table:style-name="ce11">
            <text:p>942</text:p>
          </table:table-cell>
          <table:table-cell table:number-columns-repeated="16371"/>
        </table:table-row>
        <table:table-row table:style-name="ro5">
          <table:table-cell office:value-type="string" table:style-name="ce5">
            <text:p>Besan</text:p>
          </table:table-cell>
          <table:table-cell office:value-type="float" office:value="500" table:formula="of:=[Assumption.C12]" table:style-name="ce10">
            <text:p>500</text:p>
          </table:table-cell>
          <table:table-cell office:value-type="float" office:value="510" table:formula="of:=[.B54]*(1+[Assumption.$C14])" table:style-name="ce11">
            <text:p>510</text:p>
          </table:table-cell>
          <table:table-cell office:value-type="float" office:value="520.20000000000005" table:formula="of:=[.C54]*(1+[Assumption.$C14])" table:style-name="ce11">
            <text:p>520</text:p>
          </table:table-cell>
          <table:table-cell office:value-type="float" office:value="530.60400000000004" table:formula="of:=[.D54]*(1+[Assumption.$C14])" table:style-name="ce11">
            <text:p>531</text:p>
          </table:table-cell>
          <table:table-cell office:value-type="float" office:value="541.21608000000003" table:formula="of:=[.E54]*(1+[Assumption.$C14])" table:style-name="ce11">
            <text:p>541</text:p>
          </table:table-cell>
          <table:table-cell office:value-type="float" office:value="552.0404016" table:formula="of:=[.F54]*(1+[Assumption.$C14])" table:style-name="ce11">
            <text:p>552</text:p>
          </table:table-cell>
          <table:table-cell office:value-type="float" office:value="563.08120963199997" table:formula="of:=[.G54]*(1+[Assumption.$C14])" table:style-name="ce11">
            <text:p>563</text:p>
          </table:table-cell>
          <table:table-cell office:value-type="float" office:value="574.34283382464002" table:formula="of:=[.H54]*(1+[Assumption.$C14])" table:style-name="ce11">
            <text:p>574</text:p>
          </table:table-cell>
          <table:table-cell office:value-type="float" office:value="585.82969050113286" table:formula="of:=[.I54]*(1+[Assumption.$C14])" table:style-name="ce11">
            <text:p>586</text:p>
          </table:table-cell>
          <table:table-cell office:value-type="float" office:value="597.54628431115555" table:formula="of:=[.J54]*(1+[Assumption.$C14])" table:style-name="ce11">
            <text:p>598</text:p>
          </table:table-cell>
          <table:table-cell office:value-type="float" office:value="609.49720999737872" table:formula="of:=[.K54]*(1+[Assumption.$C14])" table:style-name="ce11">
            <text:p>609</text:p>
          </table:table-cell>
          <table:table-cell office:value-type="float" office:value="621.68715419732632" table:formula="of:=[.L54]*(1+[Assumption.$C14])" table:style-name="ce11">
            <text:p>622</text:p>
          </table:table-cell>
          <table:table-cell table:number-columns-repeated="16371"/>
        </table:table-row>
        <table:table-row table:style-name="ro5">
          <table:table-cell office:value-type="string" table:style-name="ce5">
            <text:p>Rawa/Suji</text:p>
          </table:table-cell>
          <table:table-cell office:value-type="float" office:value="280" table:formula="of:=[Assumption.D12]" table:style-name="ce10">
            <text:p>280</text:p>
          </table:table-cell>
          <table:table-cell office:value-type="float" office:value="284.2" table:formula="of:=[.B55]*(1+[Assumption.$D14])" table:style-name="ce11">
            <text:p>284</text:p>
          </table:table-cell>
          <table:table-cell office:value-type="float" office:value="288.46299999999997" table:formula="of:=[.C55]*(1+[Assumption.$D14])" table:style-name="ce11">
            <text:p>288</text:p>
          </table:table-cell>
          <table:table-cell office:value-type="float" office:value="292.78994499999993" table:formula="of:=[.D55]*(1+[Assumption.$D14])" table:style-name="ce11">
            <text:p>293</text:p>
          </table:table-cell>
          <table:table-cell office:value-type="float" office:value="297.18179417499988" table:formula="of:=[.E55]*(1+[Assumption.$D14])" table:style-name="ce11">
            <text:p>297</text:p>
          </table:table-cell>
          <table:table-cell office:value-type="float" office:value="301.63952108762487" table:formula="of:=[.F55]*(1+[Assumption.$D14])" table:style-name="ce11">
            <text:p>302</text:p>
          </table:table-cell>
          <table:table-cell office:value-type="float" office:value="306.16411390393921" table:formula="of:=[.G55]*(1+[Assumption.$D14])" table:style-name="ce11">
            <text:p>306</text:p>
          </table:table-cell>
          <table:table-cell office:value-type="float" office:value="310.7565756124983" table:formula="of:=[.H55]*(1+[Assumption.$D14])" table:style-name="ce11">
            <text:p>311</text:p>
          </table:table-cell>
          <table:table-cell office:value-type="float" office:value="315.41792424668574" table:formula="of:=[.I55]*(1+[Assumption.$D14])" table:style-name="ce11">
            <text:p>315</text:p>
          </table:table-cell>
          <table:table-cell office:value-type="float" office:value="320.14919311038602" table:formula="of:=[.J55]*(1+[Assumption.$D14])" table:style-name="ce11">
            <text:p>320</text:p>
          </table:table-cell>
          <table:table-cell office:value-type="float" office:value="324.95143100704178" table:formula="of:=[.K55]*(1+[Assumption.$D14])" table:style-name="ce11">
            <text:p>325</text:p>
          </table:table-cell>
          <table:table-cell office:value-type="float" office:value="329.82570247214738" table:formula="of:=[.L55]*(1+[Assumption.$D14])" table:style-name="ce11">
            <text:p>330</text:p>
          </table:table-cell>
          <table:table-cell table:number-columns-repeated="16371"/>
        </table:table-row>
        <table:table-row table:style-name="ro5">
          <table:table-cell office:value-type="string" table:style-name="ce5">
            <text:p>Maida</text:p>
          </table:table-cell>
          <table:table-cell office:value-type="float" office:value="450" table:formula="of:=[Assumption.E12]" table:style-name="ce10">
            <text:p>450</text:p>
          </table:table-cell>
          <table:table-cell office:value-type="float" office:value="452.24999999999994" table:formula="of:=[.B56]*(1+[Assumption.$E14])" table:style-name="ce11">
            <text:p>452</text:p>
          </table:table-cell>
          <table:table-cell office:value-type="float" office:value="454.5112499999999" table:formula="of:=[.C56]*(1+[Assumption.$E14])" table:style-name="ce11">
            <text:p>455</text:p>
          </table:table-cell>
          <table:table-cell office:value-type="float" office:value="456.78380624999983" table:formula="of:=[.D56]*(1+[Assumption.$E14])" table:style-name="ce11">
            <text:p>457</text:p>
          </table:table-cell>
          <table:table-cell office:value-type="float" office:value="459.06772528124975" table:formula="of:=[.E56]*(1+[Assumption.$E14])" table:style-name="ce11">
            <text:p>459</text:p>
          </table:table-cell>
          <table:table-cell office:value-type="float" office:value="461.36306390765594" table:formula="of:=[.F56]*(1+[Assumption.$E14])" table:style-name="ce11">
            <text:p>461</text:p>
          </table:table-cell>
          <table:table-cell office:value-type="float" office:value="463.66987922719414" table:formula="of:=[.G56]*(1+[Assumption.$E14])" table:style-name="ce11">
            <text:p>464</text:p>
          </table:table-cell>
          <table:table-cell office:value-type="float" office:value="465.98822862333009" table:formula="of:=[.H56]*(1+[Assumption.$E14])" table:style-name="ce11">
            <text:p>466</text:p>
          </table:table-cell>
          <table:table-cell office:value-type="float" office:value="468.31816976644672" table:formula="of:=[.I56]*(1+[Assumption.$E14])" table:style-name="ce11">
            <text:p>468</text:p>
          </table:table-cell>
          <table:table-cell office:value-type="float" office:value="470.65976061527891" table:formula="of:=[.J56]*(1+[Assumption.$E14])" table:style-name="ce11">
            <text:p>471</text:p>
          </table:table-cell>
          <table:table-cell office:value-type="float" office:value="473.01305941835528" table:formula="of:=[.K56]*(1+[Assumption.$E14])" table:style-name="ce11">
            <text:p>473</text:p>
          </table:table-cell>
          <table:table-cell office:value-type="float" office:value="475.37812471544703" table:formula="of:=[.L56]*(1+[Assumption.$E14])" table:style-name="ce11">
            <text:p>475</text:p>
          </table:table-cell>
          <table:table-cell table:number-columns-repeated="16371"/>
        </table:table-row>
        <table:table-row table:style-name="ro5">
          <table:table-cell office:value-type="string" table:style-name="ce5">
            <text:p>Rice</text:p>
          </table:table-cell>
          <table:table-cell office:value-type="float" office:value="650" table:formula="of:=[Assumption.F12]" table:style-name="ce10">
            <text:p>650</text:p>
          </table:table-cell>
          <table:table-cell office:value-type="float" office:value="669.5" table:formula="of:=[.B57]*(1+[Assumption.$F14])" table:style-name="ce11">
            <text:p>670</text:p>
          </table:table-cell>
          <table:table-cell office:value-type="float" office:value="689.58500000000004" table:formula="of:=[.C57]*(1+[Assumption.$F14])" table:style-name="ce11">
            <text:p>690</text:p>
          </table:table-cell>
          <table:table-cell office:value-type="float" office:value="710.27255000000002" table:formula="of:=[.D57]*(1+[Assumption.$F14])" table:style-name="ce11">
            <text:p>710</text:p>
          </table:table-cell>
          <table:table-cell office:value-type="float" office:value="731.58072650000008" table:formula="of:=[.E57]*(1+[Assumption.$F14])" table:style-name="ce11">
            <text:p>732</text:p>
          </table:table-cell>
          <table:table-cell office:value-type="float" office:value="753.52814829500005" table:formula="of:=[.F57]*(1+[Assumption.$F14])" table:style-name="ce11">
            <text:p>754</text:p>
          </table:table-cell>
          <table:table-cell office:value-type="float" office:value="776.13399274385006" table:formula="of:=[.G57]*(1+[Assumption.$F14])" table:style-name="ce11">
            <text:p>776</text:p>
          </table:table-cell>
          <table:table-cell office:value-type="float" office:value="799.41801252616563" table:formula="of:=[.H57]*(1+[Assumption.$F14])" table:style-name="ce11">
            <text:p>799</text:p>
          </table:table-cell>
          <table:table-cell office:value-type="float" office:value="823.40055290195062" table:formula="of:=[.I57]*(1+[Assumption.$F14])" table:style-name="ce11">
            <text:p>823</text:p>
          </table:table-cell>
          <table:table-cell office:value-type="float" office:value="848.10256948900917" table:formula="of:=[.J57]*(1+[Assumption.$F14])" table:style-name="ce11">
            <text:p>848</text:p>
          </table:table-cell>
          <table:table-cell office:value-type="float" office:value="873.54564657367951" table:formula="of:=[.K57]*(1+[Assumption.$F14])" table:style-name="ce11">
            <text:p>874</text:p>
          </table:table-cell>
          <table:table-cell office:value-type="float" office:value="899.75201597088994" table:formula="of:=[.L57]*(1+[Assumption.$F14])" table:style-name="ce11">
            <text:p>900</text:p>
          </table:table-cell>
          <table:table-cell table:number-columns-repeated="16371"/>
        </table:table-row>
        <table:table-row table:style-name="ro5">
          <table:table-cell office:value-type="string" table:style-name="ce5">
            <text:p>Sugar</text:p>
          </table:table-cell>
          <table:table-cell office:value-type="float" office:value="625" table:formula="of:=[Assumption.G12]" table:style-name="ce10">
            <text:p>625</text:p>
          </table:table-cell>
          <table:table-cell office:value-type="float" office:value="643.75" table:formula="of:=[.B58]*(1+[Assumption.$G14])" table:style-name="ce11">
            <text:p>644</text:p>
          </table:table-cell>
          <table:table-cell office:value-type="float" office:value="663.0625" table:formula="of:=[.C58]*(1+[Assumption.$G14])" table:style-name="ce11">
            <text:p>663</text:p>
          </table:table-cell>
          <table:table-cell office:value-type="float" office:value="682.95437500000003" table:formula="of:=[.D58]*(1+[Assumption.$G14])" table:style-name="ce11">
            <text:p>683</text:p>
          </table:table-cell>
          <table:table-cell office:value-type="float" office:value="703.44300625000005" table:formula="of:=[.E58]*(1+[Assumption.$G14])" table:style-name="ce11">
            <text:p>703</text:p>
          </table:table-cell>
          <table:table-cell office:value-type="float" office:value="724.54629643750002" table:formula="of:=[.F58]*(1+[Assumption.$G14])" table:style-name="ce11">
            <text:p>725</text:p>
          </table:table-cell>
          <table:table-cell office:value-type="float" office:value="746.28268533062499" table:formula="of:=[.G58]*(1+[Assumption.$G14])" table:style-name="ce11">
            <text:p>746</text:p>
          </table:table-cell>
          <table:table-cell office:value-type="float" office:value="768.67116589054376" table:formula="of:=[.H58]*(1+[Assumption.$G14])" table:style-name="ce11">
            <text:p>769</text:p>
          </table:table-cell>
          <table:table-cell office:value-type="float" office:value="791.73130086726007" table:formula="of:=[.I58]*(1+[Assumption.$G14])" table:style-name="ce11">
            <text:p>792</text:p>
          </table:table-cell>
          <table:table-cell office:value-type="float" office:value="815.48323989327787" table:formula="of:=[.J58]*(1+[Assumption.$G14])" table:style-name="ce11">
            <text:p>815</text:p>
          </table:table-cell>
          <table:table-cell office:value-type="float" office:value="839.9477370900762" table:formula="of:=[.K58]*(1+[Assumption.$G14])" table:style-name="ce11">
            <text:p>840</text:p>
          </table:table-cell>
          <table:table-cell office:value-type="float" office:value="865.14616920277854" table:formula="of:=[.L58]*(1+[Assumption.$G14])" table:style-name="ce11">
            <text:p>865</text:p>
          </table:table-cell>
          <table:table-cell table:number-columns-repeated="16371"/>
        </table:table-row>
        <table:table-row table:style-name="ro5">
          <table:table-cell table:number-columns-repeated="2" table:style-name="ce1"/>
          <table:table-cell table:number-columns-repeated="11" table:style-name="ce11"/>
          <table:table-cell table:number-columns-repeated="16371"/>
        </table:table-row>
        <table:table-row table:style-name="ro5">
          <table:table-cell office:value-type="string" table:style-name="ce6">
            <text:p>Store3</text:p>
          </table:table-cell>
          <table:table-cell table:style-name="ce1"/>
          <table:table-cell table:number-columns-repeated="11" table:style-name="ce11"/>
          <table:table-cell table:number-columns-repeated="16371"/>
        </table:table-row>
        <table:table-row table:style-name="ro5">
          <table:table-cell office:value-type="string" table:style-name="ce5">
            <text:p>Atta</text:p>
          </table:table-cell>
          <table:table-cell office:value-type="float" office:value="650" table:formula="of:=[Assumption.B18]" table:style-name="ce10">
            <text:p>650</text:p>
          </table:table-cell>
          <table:table-cell office:value-type="float" office:value="672.75" table:formula="of:=[.B61]*(1+[Assumption.$B20])" table:style-name="ce11">
            <text:p>673</text:p>
          </table:table-cell>
          <table:table-cell office:value-type="float" office:value="696.29624999999999" table:formula="of:=[.C61]*(1+[Assumption.$B20])" table:style-name="ce11">
            <text:p>696</text:p>
          </table:table-cell>
          <table:table-cell office:value-type="float" office:value="720.66661874999988" table:formula="of:=[.D61]*(1+[Assumption.$B20])" table:style-name="ce11">
            <text:p>721</text:p>
          </table:table-cell>
          <table:table-cell office:value-type="float" office:value="745.8899504062498" table:formula="of:=[.E61]*(1+[Assumption.$B20])" table:style-name="ce11">
            <text:p>746</text:p>
          </table:table-cell>
          <table:table-cell office:value-type="float" office:value="771.99609867046843" table:formula="of:=[.F61]*(1+[Assumption.$B20])" table:style-name="ce11">
            <text:p>772</text:p>
          </table:table-cell>
          <table:table-cell office:value-type="float" office:value="799.01596212393474" table:formula="of:=[.G61]*(1+[Assumption.$B20])" table:style-name="ce11">
            <text:p>799</text:p>
          </table:table-cell>
          <table:table-cell office:value-type="float" office:value="826.98152079827241" table:formula="of:=[.H61]*(1+[Assumption.$B20])" table:style-name="ce11">
            <text:p>827</text:p>
          </table:table-cell>
          <table:table-cell office:value-type="float" office:value="855.92587402621189" table:formula="of:=[.I61]*(1+[Assumption.$B20])" table:style-name="ce11">
            <text:p>856</text:p>
          </table:table-cell>
          <table:table-cell office:value-type="float" office:value="885.88327961712923" table:formula="of:=[.J61]*(1+[Assumption.$B20])" table:style-name="ce11">
            <text:p>886</text:p>
          </table:table-cell>
          <table:table-cell office:value-type="float" office:value="916.88919440372865" table:formula="of:=[.K61]*(1+[Assumption.$B20])" table:style-name="ce11">
            <text:p>917</text:p>
          </table:table-cell>
          <table:table-cell office:value-type="float" office:value="948.98031620785912" table:formula="of:=[.L61]*(1+[Assumption.$B20])" table:style-name="ce11">
            <text:p>949</text:p>
          </table:table-cell>
          <table:table-cell table:number-columns-repeated="16371"/>
        </table:table-row>
        <table:table-row table:style-name="ro5">
          <table:table-cell office:value-type="string" table:style-name="ce5">
            <text:p>Besan</text:p>
          </table:table-cell>
          <table:table-cell office:value-type="float" office:value="420" table:formula="of:=[Assumption.C18]" table:style-name="ce10">
            <text:p>420</text:p>
          </table:table-cell>
          <table:table-cell office:value-type="float" office:value="423.15000000000003" table:formula="of:=[.B62]*(1+[Assumption.$C20])" table:style-name="ce11">
            <text:p>423</text:p>
          </table:table-cell>
          <table:table-cell office:value-type="float" office:value="426.32362500000005" table:formula="of:=[.C62]*(1+[Assumption.$C20])" table:style-name="ce11">
            <text:p>426</text:p>
          </table:table-cell>
          <table:table-cell office:value-type="float" office:value="429.52105218750006" table:formula="of:=[.D62]*(1+[Assumption.$C20])" table:style-name="ce11">
            <text:p>430</text:p>
          </table:table-cell>
          <table:table-cell office:value-type="float" office:value="432.74246007890633" table:formula="of:=[.E62]*(1+[Assumption.$C20])" table:style-name="ce11">
            <text:p>433</text:p>
          </table:table-cell>
          <table:table-cell office:value-type="float" office:value="435.98802852949814" table:formula="of:=[.F62]*(1+[Assumption.$C20])" table:style-name="ce11">
            <text:p>436</text:p>
          </table:table-cell>
          <table:table-cell office:value-type="float" office:value="439.25793874346942" table:formula="of:=[.G62]*(1+[Assumption.$C20])" table:style-name="ce11">
            <text:p>439</text:p>
          </table:table-cell>
          <table:table-cell office:value-type="float" office:value="442.55237328404547" table:formula="of:=[.H62]*(1+[Assumption.$C20])" table:style-name="ce11">
            <text:p>443</text:p>
          </table:table-cell>
          <table:table-cell office:value-type="float" office:value="445.87151608367583" table:formula="of:=[.I62]*(1+[Assumption.$C20])" table:style-name="ce11">
            <text:p>446</text:p>
          </table:table-cell>
          <table:table-cell office:value-type="float" office:value="449.21555245430341" table:formula="of:=[.J62]*(1+[Assumption.$C20])" table:style-name="ce11">
            <text:p>449</text:p>
          </table:table-cell>
          <table:table-cell office:value-type="float" office:value="452.58466909771073" table:formula="of:=[.K62]*(1+[Assumption.$C20])" table:style-name="ce11">
            <text:p>453</text:p>
          </table:table-cell>
          <table:table-cell office:value-type="float" office:value="455.9790541159436" table:formula="of:=[.L62]*(1+[Assumption.$C20])" table:style-name="ce11">
            <text:p>456</text:p>
          </table:table-cell>
          <table:table-cell table:number-columns-repeated="16371"/>
        </table:table-row>
        <table:table-row table:style-name="ro5">
          <table:table-cell office:value-type="string" table:style-name="ce5">
            <text:p>Rawa/Suji</text:p>
          </table:table-cell>
          <table:table-cell office:value-type="float" office:value="500" table:formula="of:=[Assumption.D18]" table:style-name="ce10">
            <text:p>500</text:p>
          </table:table-cell>
          <table:table-cell office:value-type="float" office:value="508.75000000000006" table:formula="of:=[.B63]*(1+[Assumption.$D20])" table:style-name="ce11">
            <text:p>509</text:p>
          </table:table-cell>
          <table:table-cell office:value-type="float" office:value="517.65312500000005" table:formula="of:=[.C63]*(1+[Assumption.$D20])" table:style-name="ce11">
            <text:p>518</text:p>
          </table:table-cell>
          <table:table-cell office:value-type="float" office:value="526.71205468750009" table:formula="of:=[.D63]*(1+[Assumption.$D20])" table:style-name="ce11">
            <text:p>527</text:p>
          </table:table-cell>
          <table:table-cell office:value-type="float" office:value="535.92951564453142" table:formula="of:=[.E63]*(1+[Assumption.$D20])" table:style-name="ce11">
            <text:p>536</text:p>
          </table:table-cell>
          <table:table-cell office:value-type="float" office:value="545.30828216831071" table:formula="of:=[.F63]*(1+[Assumption.$D20])" table:style-name="ce11">
            <text:p>545</text:p>
          </table:table-cell>
          <table:table-cell office:value-type="float" office:value="554.85117710625616" table:formula="of:=[.G63]*(1+[Assumption.$D20])" table:style-name="ce11">
            <text:p>555</text:p>
          </table:table-cell>
          <table:table-cell office:value-type="float" office:value="564.56107270561563" table:formula="of:=[.H63]*(1+[Assumption.$D20])" table:style-name="ce11">
            <text:p>565</text:p>
          </table:table-cell>
          <table:table-cell office:value-type="float" office:value="574.44089147796399" table:formula="of:=[.I63]*(1+[Assumption.$D20])" table:style-name="ce11">
            <text:p>574</text:p>
          </table:table-cell>
          <table:table-cell office:value-type="float" office:value="584.4936070788284" table:formula="of:=[.J63]*(1+[Assumption.$D20])" table:style-name="ce11">
            <text:p>584</text:p>
          </table:table-cell>
          <table:table-cell office:value-type="float" office:value="594.722245202708" table:formula="of:=[.K63]*(1+[Assumption.$D20])" table:style-name="ce11">
            <text:p>595</text:p>
          </table:table-cell>
          <table:table-cell office:value-type="float" office:value="605.12988449375541" table:formula="of:=[.L63]*(1+[Assumption.$D20])" table:style-name="ce11">
            <text:p>605</text:p>
          </table:table-cell>
          <table:table-cell table:number-columns-repeated="16371"/>
        </table:table-row>
        <table:table-row table:style-name="ro5">
          <table:table-cell office:value-type="string" table:style-name="ce5">
            <text:p>Maida</text:p>
          </table:table-cell>
          <table:table-cell office:value-type="float" office:value="475" table:formula="of:=[Assumption.E18]" table:style-name="ce10">
            <text:p>475</text:p>
          </table:table-cell>
          <table:table-cell office:value-type="float" office:value="486.87499999999994" table:formula="of:=[.B64]*(1+[Assumption.$E20])" table:style-name="ce11">
            <text:p>487</text:p>
          </table:table-cell>
          <table:table-cell office:value-type="float" office:value="499.04687499999989" table:formula="of:=[.C64]*(1+[Assumption.$E20])" table:style-name="ce11">
            <text:p>499</text:p>
          </table:table-cell>
          <table:table-cell office:value-type="float" office:value="511.52304687499986" table:formula="of:=[.D64]*(1+[Assumption.$E20])" table:style-name="ce11">
            <text:p>512</text:p>
          </table:table-cell>
          <table:table-cell office:value-type="float" office:value="524.31112304687485" table:formula="of:=[.E64]*(1+[Assumption.$E20])" table:style-name="ce11">
            <text:p>524</text:p>
          </table:table-cell>
          <table:table-cell office:value-type="float" office:value="537.41890112304668" table:formula="of:=[.F64]*(1+[Assumption.$E20])" table:style-name="ce11">
            <text:p>537</text:p>
          </table:table-cell>
          <table:table-cell office:value-type="float" office:value="550.85437365112284" table:formula="of:=[.G64]*(1+[Assumption.$E20])" table:style-name="ce11">
            <text:p>551</text:p>
          </table:table-cell>
          <table:table-cell office:value-type="float" office:value="564.62573299240091" table:formula="of:=[.H64]*(1+[Assumption.$E20])" table:style-name="ce11">
            <text:p>565</text:p>
          </table:table-cell>
          <table:table-cell office:value-type="float" office:value="578.74137631721089" table:formula="of:=[.I64]*(1+[Assumption.$E20])" table:style-name="ce11">
            <text:p>579</text:p>
          </table:table-cell>
          <table:table-cell office:value-type="float" office:value="593.20991072514107" table:formula="of:=[.J64]*(1+[Assumption.$E20])" table:style-name="ce11">
            <text:p>593</text:p>
          </table:table-cell>
          <table:table-cell office:value-type="float" office:value="608.04015849326959" table:formula="of:=[.K64]*(1+[Assumption.$E20])" table:style-name="ce11">
            <text:p>608</text:p>
          </table:table-cell>
          <table:table-cell office:value-type="float" office:value="623.24116245560128" table:formula="of:=[.L64]*(1+[Assumption.$E20])" table:style-name="ce11">
            <text:p>623</text:p>
          </table:table-cell>
          <table:table-cell table:number-columns-repeated="16371"/>
        </table:table-row>
        <table:table-row table:style-name="ro5">
          <table:table-cell office:value-type="string" table:style-name="ce5">
            <text:p>Rice</text:p>
          </table:table-cell>
          <table:table-cell office:value-type="float" office:value="700" table:formula="of:=[Assumption.F18]" table:style-name="ce10">
            <text:p>700</text:p>
          </table:table-cell>
          <table:table-cell office:value-type="float" office:value="721" table:formula="of:=[.B65]*(1+[Assumption.$F20])" table:style-name="ce11">
            <text:p>721</text:p>
          </table:table-cell>
          <table:table-cell office:value-type="float" office:value="742.63" table:formula="of:=[.C65]*(1+[Assumption.$F20])" table:style-name="ce11">
            <text:p>743</text:p>
          </table:table-cell>
          <table:table-cell office:value-type="float" office:value="764.90890000000002" table:formula="of:=[.D65]*(1+[Assumption.$F20])" table:style-name="ce11">
            <text:p>765</text:p>
          </table:table-cell>
          <table:table-cell office:value-type="float" office:value="787.85616700000003" table:formula="of:=[.E65]*(1+[Assumption.$F20])" table:style-name="ce11">
            <text:p>788</text:p>
          </table:table-cell>
          <table:table-cell office:value-type="float" office:value="811.49185201" table:formula="of:=[.F65]*(1+[Assumption.$F20])" table:style-name="ce11">
            <text:p>811</text:p>
          </table:table-cell>
          <table:table-cell office:value-type="float" office:value="835.83660757029998" table:formula="of:=[.G65]*(1+[Assumption.$F20])" table:style-name="ce11">
            <text:p>836</text:p>
          </table:table-cell>
          <table:table-cell office:value-type="float" office:value="860.91170579740901" table:formula="of:=[.H65]*(1+[Assumption.$F20])" table:style-name="ce11">
            <text:p>861</text:p>
          </table:table-cell>
          <table:table-cell office:value-type="float" office:value="886.73905697133125" table:formula="of:=[.I65]*(1+[Assumption.$F20])" table:style-name="ce11">
            <text:p>887</text:p>
          </table:table-cell>
          <table:table-cell office:value-type="float" office:value="913.3412286804712" table:formula="of:=[.J65]*(1+[Assumption.$F20])" table:style-name="ce11">
            <text:p>913</text:p>
          </table:table-cell>
          <table:table-cell office:value-type="float" office:value="940.74146554088532" table:formula="of:=[.K65]*(1+[Assumption.$F20])" table:style-name="ce11">
            <text:p>941</text:p>
          </table:table-cell>
          <table:table-cell office:value-type="float" office:value="968.96370950711184" table:formula="of:=[.L65]*(1+[Assumption.$F20])" table:style-name="ce11">
            <text:p>969</text:p>
          </table:table-cell>
          <table:table-cell table:number-columns-repeated="16371"/>
        </table:table-row>
        <table:table-row table:style-name="ro5">
          <table:table-cell office:value-type="string" table:style-name="ce5">
            <text:p>Sugar</text:p>
          </table:table-cell>
          <table:table-cell office:value-type="float" office:value="350" table:formula="of:=[Assumption.G18]" table:style-name="ce10">
            <text:p>350</text:p>
          </table:table-cell>
          <table:table-cell office:value-type="float" office:value="360.5" table:formula="of:=[.B66]*(1+[Assumption.$G20])" table:style-name="ce11">
            <text:p>361</text:p>
          </table:table-cell>
          <table:table-cell office:value-type="float" office:value="371.315" table:formula="of:=[.C66]*(1+[Assumption.$G20])" table:style-name="ce11">
            <text:p>371</text:p>
          </table:table-cell>
          <table:table-cell office:value-type="float" office:value="382.45445000000001" table:formula="of:=[.D66]*(1+[Assumption.$G20])" table:style-name="ce11">
            <text:p>382</text:p>
          </table:table-cell>
          <table:table-cell office:value-type="float" office:value="393.92808350000001" table:formula="of:=[.E66]*(1+[Assumption.$G20])" table:style-name="ce11">
            <text:p>394</text:p>
          </table:table-cell>
          <table:table-cell office:value-type="float" office:value="405.745926005" table:formula="of:=[.F66]*(1+[Assumption.$G20])" table:style-name="ce11">
            <text:p>406</text:p>
          </table:table-cell>
          <table:table-cell office:value-type="float" office:value="417.91830378514999" table:formula="of:=[.G66]*(1+[Assumption.$G20])" table:style-name="ce11">
            <text:p>418</text:p>
          </table:table-cell>
          <table:table-cell office:value-type="float" office:value="430.45585289870451" table:formula="of:=[.H66]*(1+[Assumption.$G20])" table:style-name="ce11">
            <text:p>430</text:p>
          </table:table-cell>
          <table:table-cell office:value-type="float" office:value="443.36952848566563" table:formula="of:=[.I66]*(1+[Assumption.$G20])" table:style-name="ce11">
            <text:p>443</text:p>
          </table:table-cell>
          <table:table-cell office:value-type="float" office:value="456.6706143402356" table:formula="of:=[.J66]*(1+[Assumption.$G20])" table:style-name="ce11">
            <text:p>457</text:p>
          </table:table-cell>
          <table:table-cell office:value-type="float" office:value="470.37073277044266" table:formula="of:=[.K66]*(1+[Assumption.$G20])" table:style-name="ce11">
            <text:p>470</text:p>
          </table:table-cell>
          <table:table-cell office:value-type="float" office:value="484.48185475355592" table:formula="of:=[.L66]*(1+[Assumption.$G20])" table:style-name="ce11">
            <text:p>484</text:p>
          </table:table-cell>
          <table:table-cell table:number-columns-repeated="16371"/>
        </table:table-row>
        <table:table-row table:style-name="ro5">
          <table:table-cell table:number-columns-repeated="2" table:style-name="ce1"/>
          <table:table-cell table:number-columns-repeated="11" table:style-name="ce11"/>
          <table:table-cell table:number-columns-repeated="16371"/>
        </table:table-row>
        <table:table-row table:style-name="ro5">
          <table:table-cell office:value-type="string" table:style-name="ce6">
            <text:p>Store4</text:p>
          </table:table-cell>
          <table:table-cell table:style-name="ce1"/>
          <table:table-cell table:number-columns-repeated="11" table:style-name="ce11"/>
          <table:table-cell table:number-columns-repeated="16371"/>
        </table:table-row>
        <table:table-row table:style-name="ro5">
          <table:table-cell office:value-type="string" table:style-name="ce5">
            <text:p>Atta</text:p>
          </table:table-cell>
          <table:table-cell office:value-type="float" office:value="600" table:formula="of:=[Assumption.B24]" table:style-name="ce10">
            <text:p>600</text:p>
          </table:table-cell>
          <table:table-cell office:value-type="float" office:value="615" table:formula="of:=[.B69]*(1+[Assumption.$B26])" table:style-name="ce11">
            <text:p>615</text:p>
          </table:table-cell>
          <table:table-cell office:value-type="float" office:value="630.375" table:formula="of:=[.C69]*(1+[Assumption.$B26])" table:style-name="ce11">
            <text:p>630</text:p>
          </table:table-cell>
          <table:table-cell office:value-type="float" office:value="646.13437499999998" table:formula="of:=[.D69]*(1+[Assumption.$B26])" table:style-name="ce11">
            <text:p>646</text:p>
          </table:table-cell>
          <table:table-cell office:value-type="float" office:value="662.2877343749999" table:formula="of:=[.E69]*(1+[Assumption.$B26])" table:style-name="ce11">
            <text:p>662</text:p>
          </table:table-cell>
          <table:table-cell office:value-type="float" office:value="678.84492773437489" table:formula="of:=[.F69]*(1+[Assumption.$B26])" table:style-name="ce11">
            <text:p>679</text:p>
          </table:table-cell>
          <table:table-cell office:value-type="float" office:value="695.81605092773418" table:formula="of:=[.G69]*(1+[Assumption.$B26])" table:style-name="ce11">
            <text:p>696</text:p>
          </table:table-cell>
          <table:table-cell office:value-type="float" office:value="713.21145220092751" table:formula="of:=[.H69]*(1+[Assumption.$B26])" table:style-name="ce11">
            <text:p>713</text:p>
          </table:table-cell>
          <table:table-cell office:value-type="float" office:value="731.04173850595066" table:formula="of:=[.I69]*(1+[Assumption.$B26])" table:style-name="ce11">
            <text:p>731</text:p>
          </table:table-cell>
          <table:table-cell office:value-type="float" office:value="749.31778196859932" table:formula="of:=[.J69]*(1+[Assumption.$B26])" table:style-name="ce11">
            <text:p>749</text:p>
          </table:table-cell>
          <table:table-cell office:value-type="float" office:value="768.05072651781427" table:formula="of:=[.K69]*(1+[Assumption.$B26])" table:style-name="ce11">
            <text:p>768</text:p>
          </table:table-cell>
          <table:table-cell office:value-type="float" office:value="787.25199468075959" table:formula="of:=[.L69]*(1+[Assumption.$B26])" table:style-name="ce11">
            <text:p>787</text:p>
          </table:table-cell>
          <table:table-cell table:number-columns-repeated="16371"/>
        </table:table-row>
        <table:table-row table:style-name="ro5">
          <table:table-cell office:value-type="string" table:style-name="ce5">
            <text:p>Besan</text:p>
          </table:table-cell>
          <table:table-cell office:value-type="float" office:value="400" table:formula="of:=[Assumption.C24]" table:style-name="ce10">
            <text:p>400</text:p>
          </table:table-cell>
          <table:table-cell office:value-type="float" office:value="407" table:formula="of:=[.B70]*(1+[Assumption.$C26])" table:style-name="ce11">
            <text:p>407</text:p>
          </table:table-cell>
          <table:table-cell office:value-type="float" office:value="414.1225" table:formula="of:=[.C70]*(1+[Assumption.$C26])" table:style-name="ce11">
            <text:p>414</text:p>
          </table:table-cell>
          <table:table-cell office:value-type="float" office:value="421.36964375000002" table:formula="of:=[.D70]*(1+[Assumption.$C26])" table:style-name="ce11">
            <text:p>421</text:p>
          </table:table-cell>
          <table:table-cell office:value-type="float" office:value="428.74361251562505" table:formula="of:=[.E70]*(1+[Assumption.$C26])" table:style-name="ce11">
            <text:p>429</text:p>
          </table:table-cell>
          <table:table-cell office:value-type="float" office:value="436.24662573464849" table:formula="of:=[.F70]*(1+[Assumption.$C26])" table:style-name="ce11">
            <text:p>436</text:p>
          </table:table-cell>
          <table:table-cell office:value-type="float" office:value="443.88094168500487" table:formula="of:=[.G70]*(1+[Assumption.$C26])" table:style-name="ce11">
            <text:p>444</text:p>
          </table:table-cell>
          <table:table-cell office:value-type="float" office:value="451.64885816449248" table:formula="of:=[.H70]*(1+[Assumption.$C26])" table:style-name="ce11">
            <text:p>452</text:p>
          </table:table-cell>
          <table:table-cell office:value-type="float" office:value="459.55271318237112" table:formula="of:=[.I70]*(1+[Assumption.$C26])" table:style-name="ce11">
            <text:p>460</text:p>
          </table:table-cell>
          <table:table-cell office:value-type="float" office:value="467.59488566306266" table:formula="of:=[.J70]*(1+[Assumption.$C26])" table:style-name="ce11">
            <text:p>468</text:p>
          </table:table-cell>
          <table:table-cell office:value-type="float" office:value="475.77779616216628" table:formula="of:=[.K70]*(1+[Assumption.$C26])" table:style-name="ce11">
            <text:p>476</text:p>
          </table:table-cell>
          <table:table-cell office:value-type="float" office:value="484.10390759500422" table:formula="of:=[.L70]*(1+[Assumption.$C26])" table:style-name="ce11">
            <text:p>484</text:p>
          </table:table-cell>
          <table:table-cell table:number-columns-repeated="16371"/>
        </table:table-row>
        <table:table-row table:style-name="ro5">
          <table:table-cell office:value-type="string" table:style-name="ce5">
            <text:p>Rawa/Suji</text:p>
          </table:table-cell>
          <table:table-cell office:value-type="float" office:value="300" table:formula="of:=[Assumption.D24]" table:style-name="ce10">
            <text:p>300</text:p>
          </table:table-cell>
          <table:table-cell office:value-type="float" office:value="305.25" table:formula="of:=[.B71]*(1+[Assumption.$D26])" table:style-name="ce11">
            <text:p>305</text:p>
          </table:table-cell>
          <table:table-cell office:value-type="float" office:value="310.59187500000002" table:formula="of:=[.C71]*(1+[Assumption.$D26])" table:style-name="ce11">
            <text:p>311</text:p>
          </table:table-cell>
          <table:table-cell office:value-type="float" office:value="316.02723281250002" table:formula="of:=[.D71]*(1+[Assumption.$D26])" table:style-name="ce11">
            <text:p>316</text:p>
          </table:table-cell>
          <table:table-cell office:value-type="float" office:value="321.55770938671878" table:formula="of:=[.E71]*(1+[Assumption.$D26])" table:style-name="ce11">
            <text:p>322</text:p>
          </table:table-cell>
          <table:table-cell office:value-type="float" office:value="327.18496930098638" table:formula="of:=[.F71]*(1+[Assumption.$D26])" table:style-name="ce11">
            <text:p>327</text:p>
          </table:table-cell>
          <table:table-cell office:value-type="float" office:value="332.91070626375364" table:formula="of:=[.G71]*(1+[Assumption.$D26])" table:style-name="ce11">
            <text:p>333</text:p>
          </table:table-cell>
          <table:table-cell office:value-type="float" office:value="338.73664362336933" table:formula="of:=[.H71]*(1+[Assumption.$D26])" table:style-name="ce11">
            <text:p>339</text:p>
          </table:table-cell>
          <table:table-cell office:value-type="float" office:value="344.66453488677831" table:formula="of:=[.I71]*(1+[Assumption.$D26])" table:style-name="ce11">
            <text:p>345</text:p>
          </table:table-cell>
          <table:table-cell office:value-type="float" office:value="350.69616424729696" table:formula="of:=[.J71]*(1+[Assumption.$D26])" table:style-name="ce11">
            <text:p>351</text:p>
          </table:table-cell>
          <table:table-cell office:value-type="float" office:value="356.83334712162468" table:formula="of:=[.K71]*(1+[Assumption.$D26])" table:style-name="ce11">
            <text:p>357</text:p>
          </table:table-cell>
          <table:table-cell office:value-type="float" office:value="363.07793069625313" table:formula="of:=[.L71]*(1+[Assumption.$D26])" table:style-name="ce11">
            <text:p>363</text:p>
          </table:table-cell>
          <table:table-cell table:number-columns-repeated="16371"/>
        </table:table-row>
        <table:table-row table:style-name="ro5">
          <table:table-cell office:value-type="string" table:style-name="ce5">
            <text:p>Maida</text:p>
          </table:table-cell>
          <table:table-cell office:value-type="float" office:value="250" table:formula="of:=[Assumption.E24]" table:style-name="ce10">
            <text:p>250</text:p>
          </table:table-cell>
          <table:table-cell office:value-type="float" office:value="256.25" table:formula="of:=[.B72]*(1+[Assumption.$E26])" table:style-name="ce11">
            <text:p>256</text:p>
          </table:table-cell>
          <table:table-cell office:value-type="float" office:value="262.65625" table:formula="of:=[.C72]*(1+[Assumption.$E26])" table:style-name="ce11">
            <text:p>263</text:p>
          </table:table-cell>
          <table:table-cell office:value-type="float" office:value="269.22265625" table:formula="of:=[.D72]*(1+[Assumption.$E26])" table:style-name="ce11">
            <text:p>269</text:p>
          </table:table-cell>
          <table:table-cell office:value-type="float" office:value="275.95322265624998" table:formula="of:=[.E72]*(1+[Assumption.$E26])" table:style-name="ce11">
            <text:p>276</text:p>
          </table:table-cell>
          <table:table-cell office:value-type="float" office:value="282.8520532226562" table:formula="of:=[.F72]*(1+[Assumption.$E26])" table:style-name="ce11">
            <text:p>283</text:p>
          </table:table-cell>
          <table:table-cell office:value-type="float" office:value="289.92335455322257" table:formula="of:=[.G72]*(1+[Assumption.$E26])" table:style-name="ce11">
            <text:p>290</text:p>
          </table:table-cell>
          <table:table-cell office:value-type="float" office:value="297.17143841705308" table:formula="of:=[.H72]*(1+[Assumption.$E26])" table:style-name="ce11">
            <text:p>297</text:p>
          </table:table-cell>
          <table:table-cell office:value-type="float" office:value="304.60072437747937" table:formula="of:=[.I72]*(1+[Assumption.$E26])" table:style-name="ce11">
            <text:p>305</text:p>
          </table:table-cell>
          <table:table-cell office:value-type="float" office:value="312.21574248691633" table:formula="of:=[.J72]*(1+[Assumption.$E26])" table:style-name="ce11">
            <text:p>312</text:p>
          </table:table-cell>
          <table:table-cell office:value-type="float" office:value="320.02113604908919" table:formula="of:=[.K72]*(1+[Assumption.$E26])" table:style-name="ce11">
            <text:p>320</text:p>
          </table:table-cell>
          <table:table-cell office:value-type="float" office:value="328.02166445031639" table:formula="of:=[.L72]*(1+[Assumption.$E26])" table:style-name="ce11">
            <text:p>328</text:p>
          </table:table-cell>
          <table:table-cell table:number-columns-repeated="16371"/>
        </table:table-row>
        <table:table-row table:style-name="ro5">
          <table:table-cell office:value-type="string" table:style-name="ce5">
            <text:p>Rice</text:p>
          </table:table-cell>
          <table:table-cell office:value-type="float" office:value="550" table:formula="of:=[Assumption.F24]" table:style-name="ce10">
            <text:p>550</text:p>
          </table:table-cell>
          <table:table-cell office:value-type="float" office:value="562.375" table:formula="of:=[.B73]*(1+[Assumption.$F26])" table:style-name="ce11">
            <text:p>562</text:p>
          </table:table-cell>
          <table:table-cell office:value-type="float" office:value="575.0284375" table:formula="of:=[.C73]*(1+[Assumption.$F26])" table:style-name="ce11">
            <text:p>575</text:p>
          </table:table-cell>
          <table:table-cell office:value-type="float" office:value="587.96657734374992" table:formula="of:=[.D73]*(1+[Assumption.$F26])" table:style-name="ce11">
            <text:p>588</text:p>
          </table:table-cell>
          <table:table-cell office:value-type="float" office:value="601.19582533398432" table:formula="of:=[.E73]*(1+[Assumption.$F26])" table:style-name="ce11">
            <text:p>601</text:p>
          </table:table-cell>
          <table:table-cell office:value-type="float" office:value="614.72273140399898" table:formula="of:=[.F73]*(1+[Assumption.$F26])" table:style-name="ce11">
            <text:p>615</text:p>
          </table:table-cell>
          <table:table-cell office:value-type="float" office:value="628.55399286058889" table:formula="of:=[.G73]*(1+[Assumption.$F26])" table:style-name="ce11">
            <text:p>629</text:p>
          </table:table-cell>
          <table:table-cell office:value-type="float" office:value="642.69645769995213" table:formula="of:=[.H73]*(1+[Assumption.$F26])" table:style-name="ce11">
            <text:p>643</text:p>
          </table:table-cell>
          <table:table-cell office:value-type="float" office:value="657.15712799820108" table:formula="of:=[.I73]*(1+[Assumption.$F26])" table:style-name="ce11">
            <text:p>657</text:p>
          </table:table-cell>
          <table:table-cell office:value-type="float" office:value="671.94316337816053" table:formula="of:=[.J73]*(1+[Assumption.$F26])" table:style-name="ce11">
            <text:p>672</text:p>
          </table:table-cell>
          <table:table-cell office:value-type="float" office:value="687.06188455416907" table:formula="of:=[.K73]*(1+[Assumption.$F26])" table:style-name="ce11">
            <text:p>687</text:p>
          </table:table-cell>
          <table:table-cell office:value-type="float" office:value="702.52077695663786" table:formula="of:=[.L73]*(1+[Assumption.$F26])" table:style-name="ce11">
            <text:p>703</text:p>
          </table:table-cell>
          <table:table-cell table:number-columns-repeated="16371"/>
        </table:table-row>
        <table:table-row table:style-name="ro5">
          <table:table-cell office:value-type="string" table:style-name="ce5">
            <text:p>Sugar</text:p>
          </table:table-cell>
          <table:table-cell office:value-type="float" office:value="300" table:formula="of:=[Assumption.G24]" table:style-name="ce10">
            <text:p>300</text:p>
          </table:table-cell>
          <table:table-cell office:value-type="float" office:value="306" table:formula="of:=[.B74]*(1+[Assumption.$G26])" table:style-name="ce11">
            <text:p>306</text:p>
          </table:table-cell>
          <table:table-cell office:value-type="float" office:value="312.12" table:formula="of:=[.C74]*(1+[Assumption.$G26])" table:style-name="ce11">
            <text:p>312</text:p>
          </table:table-cell>
          <table:table-cell office:value-type="float" office:value="318.36240000000004" table:formula="of:=[.D74]*(1+[Assumption.$G26])" table:style-name="ce11">
            <text:p>318</text:p>
          </table:table-cell>
          <table:table-cell office:value-type="float" office:value="324.72964800000005" table:formula="of:=[.E74]*(1+[Assumption.$G26])" table:style-name="ce11">
            <text:p>325</text:p>
          </table:table-cell>
          <table:table-cell office:value-type="float" office:value="331.22424096000009" table:formula="of:=[.F74]*(1+[Assumption.$G26])" table:style-name="ce11">
            <text:p>331</text:p>
          </table:table-cell>
          <table:table-cell office:value-type="float" office:value="337.84872577920009" table:formula="of:=[.G74]*(1+[Assumption.$G26])" table:style-name="ce11">
            <text:p>338</text:p>
          </table:table-cell>
          <table:table-cell office:value-type="float" office:value="344.60570029478413" table:formula="of:=[.H74]*(1+[Assumption.$G26])" table:style-name="ce11">
            <text:p>345</text:p>
          </table:table-cell>
          <table:table-cell office:value-type="float" office:value="351.49781430067981" table:formula="of:=[.I74]*(1+[Assumption.$G26])" table:style-name="ce11">
            <text:p>351</text:p>
          </table:table-cell>
          <table:table-cell office:value-type="float" office:value="358.52777058669341" table:formula="of:=[.J74]*(1+[Assumption.$G26])" table:style-name="ce11">
            <text:p>359</text:p>
          </table:table-cell>
          <table:table-cell office:value-type="float" office:value="365.69832599842726" table:formula="of:=[.K74]*(1+[Assumption.$G26])" table:style-name="ce11">
            <text:p>366</text:p>
          </table:table-cell>
          <table:table-cell office:value-type="float" office:value="373.01229251839584" table:formula="of:=[.L74]*(1+[Assumption.$G26])" table:style-name="ce11">
            <text:p>373</text:p>
          </table:table-cell>
          <table:table-cell table:number-columns-repeated="16371"/>
        </table:table-row>
        <table:table-row table:style-name="ro5">
          <table:table-cell table:number-columns-repeated="2" table:style-name="ce1"/>
          <table:table-cell table:number-columns-repeated="11" table:style-name="ce11"/>
          <table:table-cell table:number-columns-repeated="16371"/>
        </table:table-row>
        <table:table-row table:style-name="ro5">
          <table:table-cell office:value-type="string" table:style-name="ce6">
            <text:p>Store5</text:p>
          </table:table-cell>
          <table:table-cell table:style-name="ce1"/>
          <table:table-cell table:number-columns-repeated="11" table:style-name="ce11"/>
          <table:table-cell table:number-columns-repeated="16371"/>
        </table:table-row>
        <table:table-row table:style-name="ro5">
          <table:table-cell office:value-type="string" table:style-name="ce5">
            <text:p>Atta</text:p>
          </table:table-cell>
          <table:table-cell office:value-type="float" office:value="725" table:formula="of:=[Assumption.B30]" table:style-name="ce10">
            <text:p>725</text:p>
          </table:table-cell>
          <table:table-cell office:value-type="float" office:value="739.5" table:formula="of:=[.B77]*(1+[Assumption.$B32])" table:style-name="ce11">
            <text:p>740</text:p>
          </table:table-cell>
          <table:table-cell office:value-type="float" office:value="754.29" table:formula="of:=[.C77]*(1+[Assumption.$B32])" table:style-name="ce11">
            <text:p>754</text:p>
          </table:table-cell>
          <table:table-cell office:value-type="float" office:value="769.37580000000003" table:formula="of:=[.D77]*(1+[Assumption.$B32])" table:style-name="ce11">
            <text:p>769</text:p>
          </table:table-cell>
          <table:table-cell office:value-type="float" office:value="784.76331600000003" table:formula="of:=[.E77]*(1+[Assumption.$B32])" table:style-name="ce11">
            <text:p>785</text:p>
          </table:table-cell>
          <table:table-cell office:value-type="float" office:value="800.45858232" table:formula="of:=[.F77]*(1+[Assumption.$B32])" table:style-name="ce11">
            <text:p>800</text:p>
          </table:table-cell>
          <table:table-cell office:value-type="float" office:value="816.46775396639998" table:formula="of:=[.G77]*(1+[Assumption.$B32])" table:style-name="ce11">
            <text:p>816</text:p>
          </table:table-cell>
          <table:table-cell office:value-type="float" office:value="832.79710904572801" table:formula="of:=[.H77]*(1+[Assumption.$B32])" table:style-name="ce11">
            <text:p>833</text:p>
          </table:table-cell>
          <table:table-cell office:value-type="float" office:value="849.45305122664263" table:formula="of:=[.I77]*(1+[Assumption.$B32])" table:style-name="ce11">
            <text:p>849</text:p>
          </table:table-cell>
          <table:table-cell office:value-type="float" office:value="866.44211225117544" table:formula="of:=[.J77]*(1+[Assumption.$B32])" table:style-name="ce11">
            <text:p>866</text:p>
          </table:table-cell>
          <table:table-cell office:value-type="float" office:value="883.77095449619901" table:formula="of:=[.K77]*(1+[Assumption.$B32])" table:style-name="ce11">
            <text:p>884</text:p>
          </table:table-cell>
          <table:table-cell office:value-type="float" office:value="901.44637358612306" table:formula="of:=[.L77]*(1+[Assumption.$B32])" table:style-name="ce11">
            <text:p>901</text:p>
          </table:table-cell>
          <table:table-cell table:number-columns-repeated="16371"/>
        </table:table-row>
        <table:table-row table:style-name="ro5">
          <table:table-cell office:value-type="string" table:style-name="ce5">
            <text:p>Besan</text:p>
          </table:table-cell>
          <table:table-cell office:value-type="float" office:value="650" table:formula="of:=[Assumption.C30]" table:style-name="ce10">
            <text:p>650</text:p>
          </table:table-cell>
          <table:table-cell office:value-type="float" office:value="666.24999999999989" table:formula="of:=[.B78]*(1+[Assumption.$C32])" table:style-name="ce11">
            <text:p>666</text:p>
          </table:table-cell>
          <table:table-cell office:value-type="float" office:value="682.90624999999977" table:formula="of:=[.C78]*(1+[Assumption.$C32])" table:style-name="ce11">
            <text:p>683</text:p>
          </table:table-cell>
          <table:table-cell office:value-type="float" office:value="699.97890624999968" table:formula="of:=[.D78]*(1+[Assumption.$C32])" table:style-name="ce11">
            <text:p>700</text:p>
          </table:table-cell>
          <table:table-cell office:value-type="float" office:value="717.47837890624965" table:formula="of:=[.E78]*(1+[Assumption.$C32])" table:style-name="ce11">
            <text:p>717</text:p>
          </table:table-cell>
          <table:table-cell office:value-type="float" office:value="735.41533837890586" table:formula="of:=[.F78]*(1+[Assumption.$C32])" table:style-name="ce11">
            <text:p>735</text:p>
          </table:table-cell>
          <table:table-cell office:value-type="float" office:value="753.80072183837842" table:formula="of:=[.G78]*(1+[Assumption.$C32])" table:style-name="ce11">
            <text:p>754</text:p>
          </table:table-cell>
          <table:table-cell office:value-type="float" office:value="772.64573988433779" table:formula="of:=[.H78]*(1+[Assumption.$C32])" table:style-name="ce11">
            <text:p>773</text:p>
          </table:table-cell>
          <table:table-cell office:value-type="float" office:value="791.96188338144611" table:formula="of:=[.I78]*(1+[Assumption.$C32])" table:style-name="ce11">
            <text:p>792</text:p>
          </table:table-cell>
          <table:table-cell office:value-type="float" office:value="811.76093046598214" table:formula="of:=[.J78]*(1+[Assumption.$C32])" table:style-name="ce11">
            <text:p>812</text:p>
          </table:table-cell>
          <table:table-cell office:value-type="float" office:value="832.05495372763164" table:formula="of:=[.K78]*(1+[Assumption.$C32])" table:style-name="ce11">
            <text:p>832</text:p>
          </table:table-cell>
          <table:table-cell office:value-type="float" office:value="852.85632757082237" table:formula="of:=[.L78]*(1+[Assumption.$C32])" table:style-name="ce11">
            <text:p>853</text:p>
          </table:table-cell>
          <table:table-cell table:number-columns-repeated="16371"/>
        </table:table-row>
        <table:table-row table:style-name="ro5">
          <table:table-cell office:value-type="string" table:style-name="ce5">
            <text:p>Rawa/Suji</text:p>
          </table:table-cell>
          <table:table-cell office:value-type="float" office:value="475" table:formula="of:=[Assumption.D30]" table:style-name="ce10">
            <text:p>475</text:p>
          </table:table-cell>
          <table:table-cell office:value-type="float" office:value="479.75" table:formula="of:=[.B79]*(1+[Assumption.$D32])" table:style-name="ce11">
            <text:p>480</text:p>
          </table:table-cell>
          <table:table-cell office:value-type="float" office:value="484.54750000000001" table:formula="of:=[.C79]*(1+[Assumption.$D32])" table:style-name="ce11">
            <text:p>485</text:p>
          </table:table-cell>
          <table:table-cell office:value-type="float" office:value="489.39297500000004" table:formula="of:=[.D79]*(1+[Assumption.$D32])" table:style-name="ce11">
            <text:p>489</text:p>
          </table:table-cell>
          <table:table-cell office:value-type="float" office:value="494.28690475000002" table:formula="of:=[.E79]*(1+[Assumption.$D32])" table:style-name="ce11">
            <text:p>494</text:p>
          </table:table-cell>
          <table:table-cell office:value-type="float" office:value="499.2297737975" table:formula="of:=[.F79]*(1+[Assumption.$D32])" table:style-name="ce11">
            <text:p>499</text:p>
          </table:table-cell>
          <table:table-cell office:value-type="float" office:value="504.22207153547498" table:formula="of:=[.G79]*(1+[Assumption.$D32])" table:style-name="ce11">
            <text:p>504</text:p>
          </table:table-cell>
          <table:table-cell office:value-type="float" office:value="509.26429225082973" table:formula="of:=[.H79]*(1+[Assumption.$D32])" table:style-name="ce11">
            <text:p>509</text:p>
          </table:table-cell>
          <table:table-cell office:value-type="float" office:value="514.356935173338" table:formula="of:=[.I79]*(1+[Assumption.$D32])" table:style-name="ce11">
            <text:p>514</text:p>
          </table:table-cell>
          <table:table-cell office:value-type="float" office:value="519.50050452507139" table:formula="of:=[.J79]*(1+[Assumption.$D32])" table:style-name="ce11">
            <text:p>520</text:p>
          </table:table-cell>
          <table:table-cell office:value-type="float" office:value="524.69550957032209" table:formula="of:=[.K79]*(1+[Assumption.$D32])" table:style-name="ce11">
            <text:p>525</text:p>
          </table:table-cell>
          <table:table-cell office:value-type="float" office:value="529.94246466602533" table:formula="of:=[.L79]*(1+[Assumption.$D32])" table:style-name="ce11">
            <text:p>530</text:p>
          </table:table-cell>
          <table:table-cell table:number-columns-repeated="16371"/>
        </table:table-row>
        <table:table-row table:style-name="ro5">
          <table:table-cell office:value-type="string" table:style-name="ce5">
            <text:p>Maida</text:p>
          </table:table-cell>
          <table:table-cell office:value-type="float" office:value="470" table:formula="of:=[Assumption.E30]" table:style-name="ce10">
            <text:p>470</text:p>
          </table:table-cell>
          <table:table-cell office:value-type="float" office:value="481.74999999999994" table:formula="of:=[.B80]*(1+[Assumption.$E32])" table:style-name="ce11">
            <text:p>482</text:p>
          </table:table-cell>
          <table:table-cell office:value-type="float" office:value="493.79374999999987" table:formula="of:=[.C80]*(1+[Assumption.$E32])" table:style-name="ce11">
            <text:p>494</text:p>
          </table:table-cell>
          <table:table-cell office:value-type="float" office:value="506.13859374999981" table:formula="of:=[.D80]*(1+[Assumption.$E32])" table:style-name="ce11">
            <text:p>506</text:p>
          </table:table-cell>
          <table:table-cell office:value-type="float" office:value="518.79205859374974" table:formula="of:=[.E80]*(1+[Assumption.$E32])" table:style-name="ce11">
            <text:p>519</text:p>
          </table:table-cell>
          <table:table-cell office:value-type="float" office:value="531.76186005859347" table:formula="of:=[.F80]*(1+[Assumption.$E32])" table:style-name="ce11">
            <text:p>532</text:p>
          </table:table-cell>
          <table:table-cell office:value-type="float" office:value="545.05590656005825" table:formula="of:=[.G80]*(1+[Assumption.$E32])" table:style-name="ce11">
            <text:p>545</text:p>
          </table:table-cell>
          <table:table-cell office:value-type="float" office:value="558.68230422405964" table:formula="of:=[.H80]*(1+[Assumption.$E32])" table:style-name="ce11">
            <text:p>559</text:p>
          </table:table-cell>
          <table:table-cell office:value-type="float" office:value="572.64936182966107" table:formula="of:=[.I80]*(1+[Assumption.$E32])" table:style-name="ce11">
            <text:p>573</text:p>
          </table:table-cell>
          <table:table-cell office:value-type="float" office:value="586.96559587540253" table:formula="of:=[.J80]*(1+[Assumption.$E32])" table:style-name="ce11">
            <text:p>587</text:p>
          </table:table-cell>
          <table:table-cell office:value-type="float" office:value="601.63973577228751" table:formula="of:=[.K80]*(1+[Assumption.$E32])" table:style-name="ce11">
            <text:p>602</text:p>
          </table:table-cell>
          <table:table-cell office:value-type="float" office:value="616.68072916659469" table:formula="of:=[.L80]*(1+[Assumption.$E32])" table:style-name="ce11">
            <text:p>617</text:p>
          </table:table-cell>
          <table:table-cell table:number-columns-repeated="16371"/>
        </table:table-row>
        <table:table-row table:style-name="ro5">
          <table:table-cell office:value-type="string" table:style-name="ce5">
            <text:p>Rice</text:p>
          </table:table-cell>
          <table:table-cell office:value-type="float" office:value="690" table:formula="of:=[Assumption.F30]" table:style-name="ce10">
            <text:p>690</text:p>
          </table:table-cell>
          <table:table-cell office:value-type="float" office:value="707.24999999999989" table:formula="of:=[.B81]*(1+[Assumption.$F32])" table:style-name="ce11">
            <text:p>707</text:p>
          </table:table-cell>
          <table:table-cell office:value-type="float" office:value="724.93124999999986" table:formula="of:=[.C81]*(1+[Assumption.$F32])" table:style-name="ce11">
            <text:p>725</text:p>
          </table:table-cell>
          <table:table-cell office:value-type="float" office:value="743.05453124999974" table:formula="of:=[.D81]*(1+[Assumption.$F32])" table:style-name="ce11">
            <text:p>743</text:p>
          </table:table-cell>
          <table:table-cell office:value-type="float" office:value="761.63089453124962" table:formula="of:=[.E81]*(1+[Assumption.$F32])" table:style-name="ce11">
            <text:p>762</text:p>
          </table:table-cell>
          <table:table-cell office:value-type="float" office:value="780.67166689453074" table:formula="of:=[.F81]*(1+[Assumption.$F32])" table:style-name="ce11">
            <text:p>781</text:p>
          </table:table-cell>
          <table:table-cell office:value-type="float" office:value="800.18845856689393" table:formula="of:=[.G81]*(1+[Assumption.$F32])" table:style-name="ce11">
            <text:p>800</text:p>
          </table:table-cell>
          <table:table-cell office:value-type="float" office:value="820.19317003106619" table:formula="of:=[.H81]*(1+[Assumption.$F32])" table:style-name="ce11">
            <text:p>820</text:p>
          </table:table-cell>
          <table:table-cell office:value-type="float" office:value="840.69799928184273" table:formula="of:=[.I81]*(1+[Assumption.$F32])" table:style-name="ce11">
            <text:p>841</text:p>
          </table:table-cell>
          <table:table-cell office:value-type="float" office:value="861.71544926388867" table:formula="of:=[.J81]*(1+[Assumption.$F32])" table:style-name="ce11">
            <text:p>862</text:p>
          </table:table-cell>
          <table:table-cell office:value-type="float" office:value="883.25833549548577" table:formula="of:=[.K81]*(1+[Assumption.$F32])" table:style-name="ce11">
            <text:p>883</text:p>
          </table:table-cell>
          <table:table-cell office:value-type="float" office:value="905.33979388287287" table:formula="of:=[.L81]*(1+[Assumption.$F32])" table:style-name="ce11">
            <text:p>905</text:p>
          </table:table-cell>
          <table:table-cell table:number-columns-repeated="16371"/>
        </table:table-row>
        <table:table-row table:style-name="ro5">
          <table:table-cell office:value-type="string" table:style-name="ce5">
            <text:p>Sugar</text:p>
          </table:table-cell>
          <table:table-cell office:value-type="float" office:value="600" table:formula="of:=[Assumption.G30]" table:style-name="ce10">
            <text:p>600</text:p>
          </table:table-cell>
          <table:table-cell office:value-type="float" office:value="618" table:formula="of:=[.B82]*(1+[Assumption.$G32])" table:style-name="ce11">
            <text:p>618</text:p>
          </table:table-cell>
          <table:table-cell office:value-type="float" office:value="636.54" table:formula="of:=[.C82]*(1+[Assumption.$G32])" table:style-name="ce11">
            <text:p>637</text:p>
          </table:table-cell>
          <table:table-cell office:value-type="float" office:value="655.63620000000003" table:formula="of:=[.D82]*(1+[Assumption.$G32])" table:style-name="ce11">
            <text:p>656</text:p>
          </table:table-cell>
          <table:table-cell office:value-type="float" office:value="675.30528600000002" table:formula="of:=[.E82]*(1+[Assumption.$G32])" table:style-name="ce11">
            <text:p>675</text:p>
          </table:table-cell>
          <table:table-cell office:value-type="float" office:value="695.56444457999999" table:formula="of:=[.F82]*(1+[Assumption.$G32])" table:style-name="ce11">
            <text:p>696</text:p>
          </table:table-cell>
          <table:table-cell office:value-type="float" office:value="716.43137791740003" table:formula="of:=[.G82]*(1+[Assumption.$G32])" table:style-name="ce11">
            <text:p>716</text:p>
          </table:table-cell>
          <table:table-cell office:value-type="float" office:value="737.92431925492201" table:formula="of:=[.H82]*(1+[Assumption.$G32])" table:style-name="ce11">
            <text:p>738</text:p>
          </table:table-cell>
          <table:table-cell office:value-type="float" office:value="760.06204883256964" table:formula="of:=[.I82]*(1+[Assumption.$G32])" table:style-name="ce11">
            <text:p>760</text:p>
          </table:table-cell>
          <table:table-cell office:value-type="float" office:value="782.86391029754679" table:formula="of:=[.J82]*(1+[Assumption.$G32])" table:style-name="ce11">
            <text:p>783</text:p>
          </table:table-cell>
          <table:table-cell office:value-type="float" office:value="806.34982760647324" table:formula="of:=[.K82]*(1+[Assumption.$G32])" table:style-name="ce11">
            <text:p>806</text:p>
          </table:table-cell>
          <table:table-cell office:value-type="float" office:value="830.54032243466747" table:formula="of:=[.L82]*(1+[Assumption.$G32])" table:style-name="ce11">
            <text:p>831</text:p>
          </table:table-cell>
          <table:table-cell table:number-columns-repeated="16371"/>
        </table:table-row>
        <table:table-row table:number-rows-repeated="1048494" table:style-name="ro6">
          <table:table-cell table:number-columns-repeated="16384"/>
        </table:table-row>
      </table:table>
      <table:table table:name="Sales_&amp;Costs_-Store_1" table:style-name="ta1">
        <table:table-column table:style-name="co6" table:default-cell-style-name="ce1"/>
        <table:table-column table:style-name="co2" table:number-columns-repeated="1023" table:default-cell-style-name="ce1"/>
        <table:table-column table:style-name="co3" table:number-columns-repeated="15360" table:default-cell-style-name="ce1"/>
        <table:table-row table:style-name="ro5">
          <table:table-cell table:style-name="ce1"/>
          <table:table-cell office:value-type="string" table:style-name="ce9">
            <text:p>M1</text:p>
          </table:table-cell>
          <table:table-cell office:value-type="string" table:style-name="ce9">
            <text:p>M2</text:p>
          </table:table-cell>
          <table:table-cell office:value-type="string" table:style-name="ce9">
            <text:p>M3</text:p>
          </table:table-cell>
          <table:table-cell office:value-type="string" table:style-name="ce9">
            <text:p>M4</text:p>
          </table:table-cell>
          <table:table-cell office:value-type="string" table:style-name="ce9">
            <text:p>M5</text:p>
          </table:table-cell>
          <table:table-cell office:value-type="string" table:style-name="ce9">
            <text:p>M6</text:p>
          </table:table-cell>
          <table:table-cell office:value-type="string" table:style-name="ce9">
            <text:p>M7</text:p>
          </table:table-cell>
          <table:table-cell office:value-type="string" table:style-name="ce9">
            <text:p>M8</text:p>
          </table:table-cell>
          <table:table-cell office:value-type="string" table:style-name="ce9">
            <text:p>M9</text:p>
          </table:table-cell>
          <table:table-cell office:value-type="string" table:style-name="ce9">
            <text:p>M10</text:p>
          </table:table-cell>
          <table:table-cell office:value-type="string" table:style-name="ce9">
            <text:p>M11</text:p>
          </table:table-cell>
          <table:table-cell office:value-type="string" table:style-name="ce9">
            <text:p>M12</text:p>
          </table:table-cell>
          <table:table-cell table:number-columns-repeated="16371"/>
        </table:table-row>
        <table:table-row table:style-name="ro5">
          <table:table-cell office:value-type="string" table:style-name="ce6">
            <text:p>Sales (In Rs)</text:p>
          </table:table-cell>
          <table:table-cell table:number-columns-repeated="16383" table:style-name="ce1"/>
        </table:table-row>
        <table:table-row table:style-name="ro5">
          <table:table-cell office:value-type="string" table:style-name="ce5">
            <text:p>Atta</text:p>
          </table:table-cell>
          <table:table-cell office:value-type="float" office:value="3850000" table:formula="of:=[Calcs.B4]*[Calcs.B45]" table:style-name="ce11">
            <text:p>3850000</text:p>
          </table:table-cell>
          <table:table-cell office:value-type="float" office:value="3985905" table:formula="of:=[Calcs.C4]*[Calcs.C45]" table:style-name="ce11">
            <text:p>3985905</text:p>
          </table:table-cell>
          <table:table-cell office:value-type="float" office:value="4126607.4464999991" table:formula="of:=[Calcs.D4]*[Calcs.D45]" table:style-name="ce11">
            <text:p>4126607</text:p>
          </table:table-cell>
          <table:table-cell office:value-type="float" office:value="4272276.6893614484" table:formula="of:=[Calcs.E4]*[Calcs.E45]" table:style-name="ce11">
            <text:p>4272277</text:p>
          </table:table-cell>
          <table:table-cell office:value-type="float" office:value="4423088.0564959068" table:formula="of:=[Calcs.F4]*[Calcs.F45]" table:style-name="ce11">
            <text:p>4423088</text:p>
          </table:table-cell>
          <table:table-cell office:value-type="float" office:value="4579223.0648902124" table:formula="of:=[Calcs.G4]*[Calcs.G45]" table:style-name="ce11">
            <text:p>4579223</text:p>
          </table:table-cell>
          <table:table-cell office:value-type="float" office:value="4740869.6390808364" table:formula="of:=[Calcs.H4]*[Calcs.H45]" table:style-name="ce11">
            <text:p>4740870</text:p>
          </table:table-cell>
          <table:table-cell office:value-type="float" office:value="4908222.3373403894" table:formula="of:=[Calcs.I4]*[Calcs.I45]" table:style-name="ce11">
            <text:p>4908222</text:p>
          </table:table-cell>
          <table:table-cell office:value-type="float" office:value="5081482.5858485047" table:formula="of:=[Calcs.J4]*[Calcs.J45]" table:style-name="ce11">
            <text:p>5081483</text:p>
          </table:table-cell>
          <table:table-cell office:value-type="float" office:value="5260858.9211289566" table:formula="of:=[Calcs.K4]*[Calcs.K45]" table:style-name="ce11">
            <text:p>5260859</text:p>
          </table:table-cell>
          <table:table-cell office:value-type="float" office:value="5446567.2410448072" table:formula="of:=[Calcs.L4]*[Calcs.L45]" table:style-name="ce11">
            <text:p>5446567</text:p>
          </table:table-cell>
          <table:table-cell office:value-type="float" office:value="5638831.064653689" table:formula="of:=[Calcs.M4]*[Calcs.M45]" table:style-name="ce11">
            <text:p>5638831</text:p>
          </table:table-cell>
          <table:table-cell table:number-columns-repeated="16371"/>
        </table:table-row>
        <table:table-row table:style-name="ro5">
          <table:table-cell office:value-type="string" table:style-name="ce5">
            <text:p>Besan</text:p>
          </table:table-cell>
          <table:table-cell office:value-type="float" office:value="1890000" table:formula="of:=[Calcs.B5]*[Calcs.B46]" table:style-name="ce11">
            <text:p>1890000</text:p>
          </table:table-cell>
          <table:table-cell office:value-type="float" office:value="1956622.5" table:formula="of:=[Calcs.C5]*[Calcs.C46]" table:style-name="ce11">
            <text:p>1956623</text:p>
          </table:table-cell>
          <table:table-cell office:value-type="float" office:value="2025593.443125" table:formula="of:=[Calcs.D5]*[Calcs.D46]" table:style-name="ce11">
            <text:p>2025593</text:p>
          </table:table-cell>
          <table:table-cell office:value-type="float" office:value="2096995.6119951562" table:formula="of:=[Calcs.E5]*[Calcs.E46]" table:style-name="ce11">
            <text:p>2096996</text:p>
          </table:table-cell>
          <table:table-cell office:value-type="float" office:value="2170914.7073179851" table:formula="of:=[Calcs.F5]*[Calcs.F46]" table:style-name="ce11">
            <text:p>2170915</text:p>
          </table:table-cell>
          <table:table-cell office:value-type="float" office:value="2247439.4507509437" table:formula="of:=[Calcs.G5]*[Calcs.G46]" table:style-name="ce11">
            <text:p>2247439</text:p>
          </table:table-cell>
          <table:table-cell office:value-type="float" office:value="2326661.6913899146" table:formula="of:=[Calcs.H5]*[Calcs.H46]" table:style-name="ce11">
            <text:p>2326662</text:p>
          </table:table-cell>
          <table:table-cell office:value-type="float" office:value="2408676.5160114085" table:formula="of:=[Calcs.I5]*[Calcs.I46]" table:style-name="ce11">
            <text:p>2408677</text:p>
          </table:table-cell>
          <table:table-cell office:value-type="float" office:value="2493582.3632008107" table:formula="of:=[Calcs.J5]*[Calcs.J46]" table:style-name="ce11">
            <text:p>2493582</text:p>
          </table:table-cell>
          <table:table-cell office:value-type="float" office:value="2581481.1415036395" table:formula="of:=[Calcs.K5]*[Calcs.K46]" table:style-name="ce11">
            <text:p>2581481</text:p>
          </table:table-cell>
          <table:table-cell office:value-type="float" office:value="2672478.3517416427" table:formula="of:=[Calcs.L5]*[Calcs.L46]" table:style-name="ce11">
            <text:p>2672478</text:p>
          </table:table-cell>
          <table:table-cell office:value-type="float" office:value="2766683.2136405353" table:formula="of:=[Calcs.M5]*[Calcs.M46]" table:style-name="ce11">
            <text:p>2766683</text:p>
          </table:table-cell>
          <table:table-cell table:number-columns-repeated="16371"/>
        </table:table-row>
        <table:table-row table:style-name="ro5">
          <table:table-cell office:value-type="string" table:style-name="ce5">
            <text:p>Rawa/Suji</text:p>
          </table:table-cell>
          <table:table-cell office:value-type="float" office:value="1050000" table:formula="of:=[Calcs.B6]*[Calcs.B47]" table:style-name="ce11">
            <text:p>1050000</text:p>
          </table:table-cell>
          <table:table-cell office:value-type="float" office:value="1065802.4999999998" table:formula="of:=[Calcs.C6]*[Calcs.C47]" table:style-name="ce11">
            <text:p>1065803</text:p>
          </table:table-cell>
          <table:table-cell office:value-type="float" office:value="1081842.8276249997" table:formula="of:=[Calcs.D6]*[Calcs.D47]" table:style-name="ce11">
            <text:p>1081843</text:p>
          </table:table-cell>
          <table:table-cell office:value-type="float" office:value="1098124.5621807559" table:formula="of:=[Calcs.E6]*[Calcs.E47]" table:style-name="ce11">
            <text:p>1098125</text:p>
          </table:table-cell>
          <table:table-cell office:value-type="float" office:value="1114651.3368415763" table:formula="of:=[Calcs.F6]*[Calcs.F47]" table:style-name="ce11">
            <text:p>1114651</text:p>
          </table:table-cell>
          <table:table-cell office:value-type="float" office:value="1131426.8394610418" table:formula="of:=[Calcs.G6]*[Calcs.G47]" table:style-name="ce11">
            <text:p>1131427</text:p>
          </table:table-cell>
          <table:table-cell office:value-type="float" office:value="1148454.8133949302" table:formula="of:=[Calcs.H6]*[Calcs.H47]" table:style-name="ce11">
            <text:p>1148455</text:p>
          </table:table-cell>
          <table:table-cell office:value-type="float" office:value="1165739.0583365238" table:formula="of:=[Calcs.I6]*[Calcs.I47]" table:style-name="ce11">
            <text:p>1165739</text:p>
          </table:table-cell>
          <table:table-cell office:value-type="float" office:value="1183283.4311644884" table:formula="of:=[Calcs.J6]*[Calcs.J47]" table:style-name="ce11">
            <text:p>1183283</text:p>
          </table:table-cell>
          <table:table-cell office:value-type="float" office:value="1201091.8468035138" table:formula="of:=[Calcs.K6]*[Calcs.K47]" table:style-name="ce11">
            <text:p>1201092</text:p>
          </table:table-cell>
          <table:table-cell office:value-type="float" office:value="1219168.2790979065" table:formula="of:=[Calcs.L6]*[Calcs.L47]" table:style-name="ce11">
            <text:p>1219168</text:p>
          </table:table-cell>
          <table:table-cell office:value-type="float" office:value="1237516.7616983298" table:formula="of:=[Calcs.M6]*[Calcs.M47]" table:style-name="ce11">
            <text:p>1237517</text:p>
          </table:table-cell>
          <table:table-cell table:number-columns-repeated="16371"/>
        </table:table-row>
        <table:table-row table:style-name="ro5">
          <table:table-cell office:value-type="string" table:style-name="ce5">
            <text:p>Maida</text:p>
          </table:table-cell>
          <table:table-cell office:value-type="float" office:value="1470000" table:formula="of:=[Calcs.B7]*[Calcs.B48]" table:style-name="ce11">
            <text:p>1470000</text:p>
          </table:table-cell>
          <table:table-cell office:value-type="float" office:value="1536885" table:formula="of:=[Calcs.C7]*[Calcs.C48]" table:style-name="ce11">
            <text:p>1536885</text:p>
          </table:table-cell>
          <table:table-cell office:value-type="float" office:value="1606813.2674999996" table:formula="of:=[Calcs.D7]*[Calcs.D48]" table:style-name="ce11">
            <text:p>1606813</text:p>
          </table:table-cell>
          <table:table-cell office:value-type="float" office:value="1679923.2711712497" table:formula="of:=[Calcs.E7]*[Calcs.E48]" table:style-name="ce11">
            <text:p>1679923</text:p>
          </table:table-cell>
          <table:table-cell office:value-type="float" office:value="1756359.7800095412" table:formula="of:=[Calcs.F7]*[Calcs.F48]" table:style-name="ce11">
            <text:p>1756360</text:p>
          </table:table-cell>
          <table:table-cell office:value-type="float" office:value="1836274.1499999752" table:formula="of:=[Calcs.G7]*[Calcs.G48]" table:style-name="ce11">
            <text:p>1836274</text:p>
          </table:table-cell>
          <table:table-cell office:value-type="float" office:value="1919824.6238249738" table:formula="of:=[Calcs.H7]*[Calcs.H48]" table:style-name="ce11">
            <text:p>1919825</text:p>
          </table:table-cell>
          <table:table-cell office:value-type="float" office:value="2007176.6442090098" table:formula="of:=[Calcs.I7]*[Calcs.I48]" table:style-name="ce11">
            <text:p>2007177</text:p>
          </table:table-cell>
          <table:table-cell office:value-type="float" office:value="2098503.1815205198" table:formula="of:=[Calcs.J7]*[Calcs.J48]" table:style-name="ce11">
            <text:p>2098503</text:p>
          </table:table-cell>
          <table:table-cell office:value-type="float" office:value="2193985.0762797031" table:formula="of:=[Calcs.K7]*[Calcs.K48]" table:style-name="ce11">
            <text:p>2193985</text:p>
          </table:table-cell>
          <table:table-cell office:value-type="float" office:value="2293811.3972504293" table:formula="of:=[Calcs.L7]*[Calcs.L48]" table:style-name="ce11">
            <text:p>2293811</text:p>
          </table:table-cell>
          <table:table-cell office:value-type="float" office:value="2398179.8158253236" table:formula="of:=[Calcs.M7]*[Calcs.M48]" table:style-name="ce11">
            <text:p>2398180</text:p>
          </table:table-cell>
          <table:table-cell table:number-columns-repeated="16371"/>
        </table:table-row>
        <table:table-row table:style-name="ro5">
          <table:table-cell office:value-type="string" table:style-name="ce5">
            <text:p>Rice</text:p>
          </table:table-cell>
          <table:table-cell office:value-type="float" office:value="2400000" table:formula="of:=[Calcs.B8]*[Calcs.B49]" table:style-name="ce11">
            <text:p>2400000</text:p>
          </table:table-cell>
          <table:table-cell office:value-type="float" office:value="2509079.9999999995" table:formula="of:=[Calcs.C8]*[Calcs.C49]" table:style-name="ce11">
            <text:p>2509080</text:p>
          </table:table-cell>
          <table:table-cell office:value-type="float" office:value="2623117.6859999998" table:formula="of:=[Calcs.D8]*[Calcs.D49]" table:style-name="ce11">
            <text:p>2623118</text:p>
          </table:table-cell>
          <table:table-cell office:value-type="float" office:value="2742338.3848286998" table:formula="of:=[Calcs.E8]*[Calcs.E49]" table:style-name="ce11">
            <text:p>2742338</text:p>
          </table:table-cell>
          <table:table-cell office:value-type="float" office:value="2866977.6644191635" table:formula="of:=[Calcs.F8]*[Calcs.F49]" table:style-name="ce11">
            <text:p>2866978</text:p>
          </table:table-cell>
          <table:table-cell office:value-type="float" office:value="2997281.799267015" table:formula="of:=[Calcs.G8]*[Calcs.G49]" table:style-name="ce11">
            <text:p>2997282</text:p>
          </table:table-cell>
          <table:table-cell office:value-type="float" office:value="3133508.2570437002" table:formula="of:=[Calcs.H8]*[Calcs.H49]" table:style-name="ce11">
            <text:p>3133508</text:p>
          </table:table-cell>
          <table:table-cell office:value-type="float" office:value="3275926.2073263358" table:formula="of:=[Calcs.I8]*[Calcs.I49]" table:style-name="ce11">
            <text:p>3275926</text:p>
          </table:table-cell>
          <table:table-cell office:value-type="float" office:value="3424817.0534493178" table:formula="of:=[Calcs.J8]*[Calcs.J49]" table:style-name="ce11">
            <text:p>3424817</text:p>
          </table:table-cell>
          <table:table-cell office:value-type="float" office:value="3580474.9885285888" table:formula="of:=[Calcs.K8]*[Calcs.K49]" table:style-name="ce11">
            <text:p>3580475</text:p>
          </table:table-cell>
          <table:table-cell office:value-type="float" office:value="3743207.5767572131" table:formula="of:=[Calcs.L8]*[Calcs.L49]" table:style-name="ce11">
            <text:p>3743208</text:p>
          </table:table-cell>
          <table:table-cell office:value-type="float" office:value="3913336.3611208275" table:formula="of:=[Calcs.M8]*[Calcs.M49]" table:style-name="ce11">
            <text:p>3913336</text:p>
          </table:table-cell>
          <table:table-cell table:number-columns-repeated="16371"/>
        </table:table-row>
        <table:table-row table:style-name="ro5">
          <table:table-cell office:value-type="string" table:style-name="ce5">
            <text:p>Sugar</text:p>
          </table:table-cell>
          <table:table-cell office:value-type="float" office:value="1237500" table:formula="of:=[Calcs.B9]*[Calcs.B50]" table:style-name="ce11">
            <text:p>1237500</text:p>
          </table:table-cell>
          <table:table-cell office:value-type="float" office:value="1281183.75" table:formula="of:=[Calcs.C9]*[Calcs.C50]" table:style-name="ce11">
            <text:p>1281184</text:p>
          </table:table-cell>
          <table:table-cell office:value-type="float" office:value="1326409.5363749999" table:formula="of:=[Calcs.D9]*[Calcs.D50]" table:style-name="ce11">
            <text:p>1326410</text:p>
          </table:table-cell>
          <table:table-cell office:value-type="float" office:value="1373231.7930090374" table:formula="of:=[Calcs.E9]*[Calcs.E50]" table:style-name="ce11">
            <text:p>1373232</text:p>
          </table:table-cell>
          <table:table-cell office:value-type="float" office:value="1421706.8753022561" table:formula="of:=[Calcs.F9]*[Calcs.F50]" table:style-name="ce11">
            <text:p>1421707</text:p>
          </table:table-cell>
          <table:table-cell office:value-type="float" office:value="1471893.1280004256" table:formula="of:=[Calcs.G9]*[Calcs.G50]" table:style-name="ce11">
            <text:p>1471893</text:p>
          </table:table-cell>
          <table:table-cell office:value-type="float" office:value="1523850.9554188405" table:formula="of:=[Calcs.H9]*[Calcs.H50]" table:style-name="ce11">
            <text:p>1523851</text:p>
          </table:table-cell>
          <table:table-cell office:value-type="float" office:value="1577642.8941451258" table:formula="of:=[Calcs.I9]*[Calcs.I50]" table:style-name="ce11">
            <text:p>1577643</text:p>
          </table:table-cell>
          <table:table-cell office:value-type="float" office:value="1633333.6883084485" table:formula="of:=[Calcs.J9]*[Calcs.J50]" table:style-name="ce11">
            <text:p>1633334</text:p>
          </table:table-cell>
          <table:table-cell office:value-type="float" office:value="1690990.3675057364" table:formula="of:=[Calcs.K9]*[Calcs.K50]" table:style-name="ce11">
            <text:p>1690990</text:p>
          </table:table-cell>
          <table:table-cell office:value-type="float" office:value="1750682.3274786889" table:formula="of:=[Calcs.L9]*[Calcs.L50]" table:style-name="ce11">
            <text:p>1750682</text:p>
          </table:table-cell>
          <table:table-cell office:value-type="float" office:value="1812481.4136386865" table:formula="of:=[Calcs.M9]*[Calcs.M50]" table:style-name="ce11">
            <text:p>1812481</text:p>
          </table:table-cell>
          <table:table-cell table:number-columns-repeated="16371"/>
        </table:table-row>
        <table:table-row table:style-name="ro5">
          <table:table-cell office:value-type="string" table:style-name="ce5">
            <text:p>Total</text:p>
          </table:table-cell>
          <table:table-cell office:value-type="float" office:value="11897500" table:formula="of:=SUM([.B3:.B8])" table:style-name="ce11">
            <text:p>11897500</text:p>
          </table:table-cell>
          <table:table-cell office:value-type="float" office:value="12335478.75" table:formula="of:=SUM([.C3:.C8])" table:style-name="ce11">
            <text:p>12335479</text:p>
          </table:table-cell>
          <table:table-cell office:value-type="float" office:value="12790384.207124999" table:formula="of:=SUM([.D3:.D8])" table:style-name="ce11">
            <text:p>12790384</text:p>
          </table:table-cell>
          <table:table-cell office:value-type="float" office:value="13262890.312546346" table:formula="of:=SUM([.E3:.E8])" table:style-name="ce11">
            <text:p>13262890</text:p>
          </table:table-cell>
          <table:table-cell office:value-type="float" office:value="13753698.42038643" table:formula="of:=SUM([.F3:.F8])" table:style-name="ce11">
            <text:p>13753698</text:p>
          </table:table-cell>
          <table:table-cell office:value-type="float" office:value="14263538.432369612" table:formula="of:=SUM([.G3:.G8])" table:style-name="ce11">
            <text:p>14263538</text:p>
          </table:table-cell>
          <table:table-cell office:value-type="float" office:value="14793169.980153196" table:formula="of:=SUM([.H3:.H8])" table:style-name="ce11">
            <text:p>14793170</text:p>
          </table:table-cell>
          <table:table-cell office:value-type="float" office:value="15343383.657368794" table:formula="of:=SUM([.I3:.I8])" table:style-name="ce11">
            <text:p>15343384</text:p>
          </table:table-cell>
          <table:table-cell office:value-type="float" office:value="15915002.303492092" table:formula="of:=SUM([.J3:.J8])" table:style-name="ce11">
            <text:p>15915002</text:p>
          </table:table-cell>
          <table:table-cell office:value-type="float" office:value="16508882.341750139" table:formula="of:=SUM([.K3:.K8])" table:style-name="ce11">
            <text:p>16508882</text:p>
          </table:table-cell>
          <table:table-cell office:value-type="float" office:value="17125915.173370689" table:formula="of:=SUM([.L3:.L8])" table:style-name="ce11">
            <text:p>17125915</text:p>
          </table:table-cell>
          <table:table-cell office:value-type="float" office:value="17767028.630577389" table:formula="of:=SUM([.M3:.M8])" table:style-name="ce11">
            <text:p>17767029</text:p>
          </table:table-cell>
          <table:table-cell table:number-columns-repeated="16371"/>
        </table:table-row>
        <table:table-row table:style-name="ro6">
          <table:table-cell table:number-columns-repeated="16384"/>
        </table:table-row>
        <table:table-row table:style-name="ro5">
          <table:table-cell office:value-type="string" table:style-name="ce6">
            <text:p>Brand wiise sales</text:p>
          </table:table-cell>
          <table:table-cell table:number-columns-repeated="16383" table:style-name="ce1"/>
        </table:table-row>
        <table:table-row table:style-name="ro5">
          <table:table-cell office:value-type="string" table:style-name="ce6">
            <text:p>Atta</text:p>
          </table:table-cell>
          <table:table-cell table:number-columns-repeated="16383" table:style-name="ce1"/>
        </table:table-row>
        <table:table-row table:style-name="ro5">
          <table:table-cell office:value-type="string" table:style-name="ce5">
            <text:p>Fortune</text:p>
          </table:table-cell>
          <table:table-cell office:value-type="float" office:value="1347500" table:formula="of:=[.B$3]*[Assumption.$B35]" table:style-name="ce11">
            <text:p>1347500</text:p>
          </table:table-cell>
          <table:table-cell office:value-type="float" office:value="1395066.75" table:formula="of:=[.C$3]*[Assumption.$B35]" table:style-name="ce11">
            <text:p>1395067</text:p>
          </table:table-cell>
          <table:table-cell office:value-type="float" office:value="1444312.6062749997" table:formula="of:=[.D$3]*[Assumption.$B35]" table:style-name="ce11">
            <text:p>1444313</text:p>
          </table:table-cell>
          <table:table-cell office:value-type="float" office:value="1495296.8412765069" table:formula="of:=[.E$3]*[Assumption.$B35]" table:style-name="ce11">
            <text:p>1495297</text:p>
          </table:table-cell>
          <table:table-cell office:value-type="float" office:value="1548080.8197735674" table:formula="of:=[.F$3]*[Assumption.$B35]" table:style-name="ce11">
            <text:p>1548081</text:p>
          </table:table-cell>
          <table:table-cell office:value-type="float" office:value="1602728.0727115741" table:formula="of:=[.G$3]*[Assumption.$B35]" table:style-name="ce11">
            <text:p>1602728</text:p>
          </table:table-cell>
          <table:table-cell office:value-type="float" office:value="1659304.3736782926" table:formula="of:=[.H$3]*[Assumption.$B35]" table:style-name="ce11">
            <text:p>1659304</text:p>
          </table:table-cell>
          <table:table-cell office:value-type="float" office:value="1717877.8180691362" table:formula="of:=[.I$3]*[Assumption.$B35]" table:style-name="ce11">
            <text:p>1717878</text:p>
          </table:table-cell>
          <table:table-cell office:value-type="float" office:value="1778518.9050469766" table:formula="of:=[.J$3]*[Assumption.$B35]" table:style-name="ce11">
            <text:p>1778519</text:p>
          </table:table-cell>
          <table:table-cell office:value-type="float" office:value="1841300.6223951348" table:formula="of:=[.K$3]*[Assumption.$B35]" table:style-name="ce11">
            <text:p>1841301</text:p>
          </table:table-cell>
          <table:table-cell office:value-type="float" office:value="1906298.5343656824" table:formula="of:=[.L$3]*[Assumption.$B35]" table:style-name="ce11">
            <text:p>1906299</text:p>
          </table:table-cell>
          <table:table-cell office:value-type="float" office:value="1973590.872628791" table:formula="of:=[.M$3]*[Assumption.$B35]" table:style-name="ce11">
            <text:p>1973591</text:p>
          </table:table-cell>
          <table:table-cell table:number-columns-repeated="16371"/>
        </table:table-row>
        <table:table-row table:style-name="ro5">
          <table:table-cell office:value-type="string" table:style-name="ce5">
            <text:p>Patanjali</text:p>
          </table:table-cell>
          <table:table-cell office:value-type="float" office:value="1155000" table:formula="of:=[.B$3]*[Assumption.$B36]" table:style-name="ce11">
            <text:p>1155000</text:p>
          </table:table-cell>
          <table:table-cell office:value-type="float" office:value="1195771.5" table:formula="of:=[.C$3]*[Assumption.$B36]" table:style-name="ce11">
            <text:p>1195772</text:p>
          </table:table-cell>
          <table:table-cell office:value-type="float" office:value="1237982.2339499998" table:formula="of:=[.D$3]*[Assumption.$B36]" table:style-name="ce11">
            <text:p>1237982</text:p>
          </table:table-cell>
          <table:table-cell office:value-type="float" office:value="1281683.0068084344" table:formula="of:=[.E$3]*[Assumption.$B36]" table:style-name="ce11">
            <text:p>1281683</text:p>
          </table:table-cell>
          <table:table-cell office:value-type="float" office:value="1326926.416948772" table:formula="of:=[.F$3]*[Assumption.$B36]" table:style-name="ce11">
            <text:p>1326926</text:p>
          </table:table-cell>
          <table:table-cell office:value-type="float" office:value="1373766.9194670636" table:formula="of:=[.G$3]*[Assumption.$B36]" table:style-name="ce11">
            <text:p>1373767</text:p>
          </table:table-cell>
          <table:table-cell office:value-type="float" office:value="1422260.891724251" table:formula="of:=[.H$3]*[Assumption.$B36]" table:style-name="ce11">
            <text:p>1422261</text:p>
          </table:table-cell>
          <table:table-cell office:value-type="float" office:value="1472466.7012021167" table:formula="of:=[.I$3]*[Assumption.$B36]" table:style-name="ce11">
            <text:p>1472467</text:p>
          </table:table-cell>
          <table:table-cell office:value-type="float" office:value="1524444.7757545514" table:formula="of:=[.J$3]*[Assumption.$B36]" table:style-name="ce11">
            <text:p>1524445</text:p>
          </table:table-cell>
          <table:table-cell office:value-type="float" office:value="1578257.6763386868" table:formula="of:=[.K$3]*[Assumption.$B36]" table:style-name="ce11">
            <text:p>1578258</text:p>
          </table:table-cell>
          <table:table-cell office:value-type="float" office:value="1633970.1723134422" table:formula="of:=[.L$3]*[Assumption.$B36]" table:style-name="ce11">
            <text:p>1633970</text:p>
          </table:table-cell>
          <table:table-cell office:value-type="float" office:value="1691649.3193961068" table:formula="of:=[.M$3]*[Assumption.$B36]" table:style-name="ce11">
            <text:p>1691649</text:p>
          </table:table-cell>
          <table:table-cell table:number-columns-repeated="16371"/>
        </table:table-row>
        <table:table-row table:style-name="ro5">
          <table:table-cell office:value-type="string" table:style-name="ce5">
            <text:p>Organic Tattva</text:p>
          </table:table-cell>
          <table:table-cell office:value-type="float" office:value="577500" table:formula="of:=[.B$3]*[Assumption.$B37]" table:style-name="ce11">
            <text:p>577500</text:p>
          </table:table-cell>
          <table:table-cell office:value-type="float" office:value="597885.75" table:formula="of:=[.C$3]*[Assumption.$B37]" table:style-name="ce11">
            <text:p>597886</text:p>
          </table:table-cell>
          <table:table-cell office:value-type="float" office:value="618991.1169749999" table:formula="of:=[.D$3]*[Assumption.$B37]" table:style-name="ce11">
            <text:p>618991</text:p>
          </table:table-cell>
          <table:table-cell office:value-type="float" office:value="640841.50340421719" table:formula="of:=[.E$3]*[Assumption.$B37]" table:style-name="ce11">
            <text:p>640842</text:p>
          </table:table-cell>
          <table:table-cell office:value-type="float" office:value="663463.20847438602" table:formula="of:=[.F$3]*[Assumption.$B37]" table:style-name="ce11">
            <text:p>663463</text:p>
          </table:table-cell>
          <table:table-cell office:value-type="float" office:value="686883.45973353181" table:formula="of:=[.G$3]*[Assumption.$B37]" table:style-name="ce11">
            <text:p>686883</text:p>
          </table:table-cell>
          <table:table-cell office:value-type="float" office:value="711130.44586212549" table:formula="of:=[.H$3]*[Assumption.$B37]" table:style-name="ce11">
            <text:p>711130</text:p>
          </table:table-cell>
          <table:table-cell office:value-type="float" office:value="736233.35060105834" table:formula="of:=[.I$3]*[Assumption.$B37]" table:style-name="ce11">
            <text:p>736233</text:p>
          </table:table-cell>
          <table:table-cell office:value-type="float" office:value="762222.3878772757" table:formula="of:=[.J$3]*[Assumption.$B37]" table:style-name="ce11">
            <text:p>762222</text:p>
          </table:table-cell>
          <table:table-cell office:value-type="float" office:value="789128.83816934342" table:formula="of:=[.K$3]*[Assumption.$B37]" table:style-name="ce11">
            <text:p>789129</text:p>
          </table:table-cell>
          <table:table-cell office:value-type="float" office:value="816985.08615672111" table:formula="of:=[.L$3]*[Assumption.$B37]" table:style-name="ce11">
            <text:p>816985</text:p>
          </table:table-cell>
          <table:table-cell office:value-type="float" office:value="845824.65969805338" table:formula="of:=[.M$3]*[Assumption.$B37]" table:style-name="ce11">
            <text:p>845825</text:p>
          </table:table-cell>
          <table:table-cell table:number-columns-repeated="16371"/>
        </table:table-row>
        <table:table-row table:style-name="ro5">
          <table:table-cell office:value-type="string" table:style-name="ce5">
            <text:p>Good Life</text:p>
          </table:table-cell>
          <table:table-cell office:value-type="float" office:value="385000" table:formula="of:=[.B$3]*[Assumption.$B38]" table:style-name="ce11">
            <text:p>385000</text:p>
          </table:table-cell>
          <table:table-cell office:value-type="float" office:value="398590.5" table:formula="of:=[.C$3]*[Assumption.$B38]" table:style-name="ce11">
            <text:p>398591</text:p>
          </table:table-cell>
          <table:table-cell office:value-type="float" office:value="412660.74464999995" table:formula="of:=[.D$3]*[Assumption.$B38]" table:style-name="ce11">
            <text:p>412661</text:p>
          </table:table-cell>
          <table:table-cell office:value-type="float" office:value="427227.66893614485" table:formula="of:=[.E$3]*[Assumption.$B38]" table:style-name="ce11">
            <text:p>427228</text:p>
          </table:table-cell>
          <table:table-cell office:value-type="float" office:value="442308.80564959068" table:formula="of:=[.F$3]*[Assumption.$B38]" table:style-name="ce11">
            <text:p>442309</text:p>
          </table:table-cell>
          <table:table-cell office:value-type="float" office:value="457922.30648902128" table:formula="of:=[.G$3]*[Assumption.$B38]" table:style-name="ce11">
            <text:p>457922</text:p>
          </table:table-cell>
          <table:table-cell office:value-type="float" office:value="474086.96390808368" table:formula="of:=[.H$3]*[Assumption.$B38]" table:style-name="ce11">
            <text:p>474087</text:p>
          </table:table-cell>
          <table:table-cell office:value-type="float" office:value="490822.23373403895" table:formula="of:=[.I$3]*[Assumption.$B38]" table:style-name="ce11">
            <text:p>490822</text:p>
          </table:table-cell>
          <table:table-cell office:value-type="float" office:value="508148.25858485047" table:formula="of:=[.J$3]*[Assumption.$B38]" table:style-name="ce11">
            <text:p>508148</text:p>
          </table:table-cell>
          <table:table-cell office:value-type="float" office:value="526085.89211289573" table:formula="of:=[.K$3]*[Assumption.$B38]" table:style-name="ce11">
            <text:p>526086</text:p>
          </table:table-cell>
          <table:table-cell office:value-type="float" office:value="544656.7241044807" table:formula="of:=[.L$3]*[Assumption.$B38]" table:style-name="ce11">
            <text:p>544657</text:p>
          </table:table-cell>
          <table:table-cell office:value-type="float" office:value="563883.10646536888" table:formula="of:=[.M$3]*[Assumption.$B38]" table:style-name="ce11">
            <text:p>563883</text:p>
          </table:table-cell>
          <table:table-cell table:number-columns-repeated="16371"/>
        </table:table-row>
        <table:table-row table:style-name="ro5">
          <table:table-cell office:value-type="string" table:style-name="ce5">
            <text:p>Classic Harvest</text:p>
          </table:table-cell>
          <table:table-cell office:value-type="float" office:value="192500" table:formula="of:=[.B$3]*[Assumption.$B39]" table:style-name="ce11">
            <text:p>192500</text:p>
          </table:table-cell>
          <table:table-cell office:value-type="float" office:value="199295.25" table:formula="of:=[.C$3]*[Assumption.$B39]" table:style-name="ce11">
            <text:p>199295</text:p>
          </table:table-cell>
          <table:table-cell office:value-type="float" office:value="206330.37232499997" table:formula="of:=[.D$3]*[Assumption.$B39]" table:style-name="ce11">
            <text:p>206330</text:p>
          </table:table-cell>
          <table:table-cell office:value-type="float" office:value="213613.83446807243" table:formula="of:=[.E$3]*[Assumption.$B39]" table:style-name="ce11">
            <text:p>213614</text:p>
          </table:table-cell>
          <table:table-cell office:value-type="float" office:value="221154.40282479534" table:formula="of:=[.F$3]*[Assumption.$B39]" table:style-name="ce11">
            <text:p>221154</text:p>
          </table:table-cell>
          <table:table-cell office:value-type="float" office:value="228961.15324451064" table:formula="of:=[.G$3]*[Assumption.$B39]" table:style-name="ce11">
            <text:p>228961</text:p>
          </table:table-cell>
          <table:table-cell office:value-type="float" office:value="237043.48195404184" table:formula="of:=[.H$3]*[Assumption.$B39]" table:style-name="ce11">
            <text:p>237043</text:p>
          </table:table-cell>
          <table:table-cell office:value-type="float" office:value="245411.11686701947" table:formula="of:=[.I$3]*[Assumption.$B39]" table:style-name="ce11">
            <text:p>245411</text:p>
          </table:table-cell>
          <table:table-cell office:value-type="float" office:value="254074.12929242523" table:formula="of:=[.J$3]*[Assumption.$B39]" table:style-name="ce11">
            <text:p>254074</text:p>
          </table:table-cell>
          <table:table-cell office:value-type="float" office:value="263042.94605644786" table:formula="of:=[.K$3]*[Assumption.$B39]" table:style-name="ce11">
            <text:p>263043</text:p>
          </table:table-cell>
          <table:table-cell office:value-type="float" office:value="272328.36205224035" table:formula="of:=[.L$3]*[Assumption.$B39]" table:style-name="ce11">
            <text:p>272328</text:p>
          </table:table-cell>
          <table:table-cell office:value-type="float" office:value="281941.55323268444" table:formula="of:=[.M$3]*[Assumption.$B39]" table:style-name="ce11">
            <text:p>281942</text:p>
          </table:table-cell>
          <table:table-cell table:number-columns-repeated="16371"/>
        </table:table-row>
        <table:table-row table:style-name="ro5">
          <table:table-cell office:value-type="string" table:style-name="ce5">
            <text:p>Others</text:p>
          </table:table-cell>
          <table:table-cell office:value-type="float" office:value="192500" table:formula="of:=[.B$3]*[Assumption.$B40]" table:style-name="ce11">
            <text:p>192500</text:p>
          </table:table-cell>
          <table:table-cell office:value-type="float" office:value="199295.25" table:formula="of:=[.C$3]*[Assumption.$B40]" table:style-name="ce11">
            <text:p>199295</text:p>
          </table:table-cell>
          <table:table-cell office:value-type="float" office:value="206330.37232499997" table:formula="of:=[.D$3]*[Assumption.$B40]" table:style-name="ce11">
            <text:p>206330</text:p>
          </table:table-cell>
          <table:table-cell office:value-type="float" office:value="213613.83446807243" table:formula="of:=[.E$3]*[Assumption.$B40]" table:style-name="ce11">
            <text:p>213614</text:p>
          </table:table-cell>
          <table:table-cell office:value-type="float" office:value="221154.40282479534" table:formula="of:=[.F$3]*[Assumption.$B40]" table:style-name="ce11">
            <text:p>221154</text:p>
          </table:table-cell>
          <table:table-cell office:value-type="float" office:value="228961.15324451064" table:formula="of:=[.G$3]*[Assumption.$B40]" table:style-name="ce11">
            <text:p>228961</text:p>
          </table:table-cell>
          <table:table-cell office:value-type="float" office:value="237043.48195404184" table:formula="of:=[.H$3]*[Assumption.$B40]" table:style-name="ce11">
            <text:p>237043</text:p>
          </table:table-cell>
          <table:table-cell office:value-type="float" office:value="245411.11686701947" table:formula="of:=[.I$3]*[Assumption.$B40]" table:style-name="ce11">
            <text:p>245411</text:p>
          </table:table-cell>
          <table:table-cell office:value-type="float" office:value="254074.12929242523" table:formula="of:=[.J$3]*[Assumption.$B40]" table:style-name="ce11">
            <text:p>254074</text:p>
          </table:table-cell>
          <table:table-cell office:value-type="float" office:value="263042.94605644786" table:formula="of:=[.K$3]*[Assumption.$B40]" table:style-name="ce11">
            <text:p>263043</text:p>
          </table:table-cell>
          <table:table-cell office:value-type="float" office:value="272328.36205224035" table:formula="of:=[.L$3]*[Assumption.$B40]" table:style-name="ce11">
            <text:p>272328</text:p>
          </table:table-cell>
          <table:table-cell office:value-type="float" office:value="281941.55323268444" table:formula="of:=[.M$3]*[Assumption.$B40]" table:style-name="ce11">
            <text:p>281942</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Besan</text:p>
          </table:table-cell>
          <table:table-cell table:number-columns-repeated="16383" table:style-name="ce1"/>
        </table:table-row>
        <table:table-row table:style-name="ro5">
          <table:table-cell office:value-type="string" table:style-name="ce5">
            <text:p>Fortune</text:p>
          </table:table-cell>
          <table:table-cell office:value-type="float" office:value="472500" table:formula="of:=[.B$4]*[Assumption.$C35]" table:style-name="ce11">
            <text:p>472500</text:p>
          </table:table-cell>
          <table:table-cell office:value-type="float" office:value="489155.625" table:formula="of:=[.C$4]*[Assumption.$C35]" table:style-name="ce11">
            <text:p>489156</text:p>
          </table:table-cell>
          <table:table-cell office:value-type="float" office:value="506398.36078125" table:formula="of:=[.D$4]*[Assumption.$C35]" table:style-name="ce11">
            <text:p>506398</text:p>
          </table:table-cell>
          <table:table-cell office:value-type="float" office:value="524248.90299878904" table:formula="of:=[.E$4]*[Assumption.$C35]" table:style-name="ce11">
            <text:p>524249</text:p>
          </table:table-cell>
          <table:table-cell office:value-type="float" office:value="542728.67682949628" table:formula="of:=[.F$4]*[Assumption.$C35]" table:style-name="ce11">
            <text:p>542729</text:p>
          </table:table-cell>
          <table:table-cell office:value-type="float" office:value="561859.86268773593" table:formula="of:=[.G$4]*[Assumption.$C35]" table:style-name="ce11">
            <text:p>561860</text:p>
          </table:table-cell>
          <table:table-cell office:value-type="float" office:value="581665.42284747865" table:formula="of:=[.H$4]*[Assumption.$C35]" table:style-name="ce11">
            <text:p>581665</text:p>
          </table:table-cell>
          <table:table-cell office:value-type="float" office:value="602169.12900285213" table:formula="of:=[.I$4]*[Assumption.$C35]" table:style-name="ce11">
            <text:p>602169</text:p>
          </table:table-cell>
          <table:table-cell office:value-type="float" office:value="623395.59080020268" table:formula="of:=[.J$4]*[Assumption.$C35]" table:style-name="ce11">
            <text:p>623396</text:p>
          </table:table-cell>
          <table:table-cell office:value-type="float" office:value="645370.28537590988" table:formula="of:=[.K$4]*[Assumption.$C35]" table:style-name="ce11">
            <text:p>645370</text:p>
          </table:table-cell>
          <table:table-cell office:value-type="float" office:value="668119.58793541067" table:formula="of:=[.L$4]*[Assumption.$C35]" table:style-name="ce11">
            <text:p>668120</text:p>
          </table:table-cell>
          <table:table-cell office:value-type="float" office:value="691670.80341013381" table:formula="of:=[.M$4]*[Assumption.$C35]" table:style-name="ce11">
            <text:p>691671</text:p>
          </table:table-cell>
          <table:table-cell table:number-columns-repeated="16371"/>
        </table:table-row>
        <table:table-row table:style-name="ro5">
          <table:table-cell office:value-type="string" table:style-name="ce5">
            <text:p>Patanjali</text:p>
          </table:table-cell>
          <table:table-cell office:value-type="float" office:value="283500" table:formula="of:=[.B$4]*[Assumption.$C36]" table:style-name="ce11">
            <text:p>283500</text:p>
          </table:table-cell>
          <table:table-cell office:value-type="float" office:value="293493.375" table:formula="of:=[.C$4]*[Assumption.$C36]" table:style-name="ce11">
            <text:p>293493</text:p>
          </table:table-cell>
          <table:table-cell office:value-type="float" office:value="303839.01646874996" table:formula="of:=[.D$4]*[Assumption.$C36]" table:style-name="ce11">
            <text:p>303839</text:p>
          </table:table-cell>
          <table:table-cell office:value-type="float" office:value="314549.34179927339" table:formula="of:=[.E$4]*[Assumption.$C36]" table:style-name="ce11">
            <text:p>314549</text:p>
          </table:table-cell>
          <table:table-cell office:value-type="float" office:value="325637.20609769778" table:formula="of:=[.F$4]*[Assumption.$C36]" table:style-name="ce11">
            <text:p>325637</text:p>
          </table:table-cell>
          <table:table-cell office:value-type="float" office:value="337115.91761264153" table:formula="of:=[.G$4]*[Assumption.$C36]" table:style-name="ce11">
            <text:p>337116</text:p>
          </table:table-cell>
          <table:table-cell office:value-type="float" office:value="348999.2537084872" table:formula="of:=[.H$4]*[Assumption.$C36]" table:style-name="ce11">
            <text:p>348999</text:p>
          </table:table-cell>
          <table:table-cell office:value-type="float" office:value="361301.47740171128" table:formula="of:=[.I$4]*[Assumption.$C36]" table:style-name="ce11">
            <text:p>361301</text:p>
          </table:table-cell>
          <table:table-cell office:value-type="float" office:value="374037.35448012158" table:formula="of:=[.J$4]*[Assumption.$C36]" table:style-name="ce11">
            <text:p>374037</text:p>
          </table:table-cell>
          <table:table-cell office:value-type="float" office:value="387222.17122554593" table:formula="of:=[.K$4]*[Assumption.$C36]" table:style-name="ce11">
            <text:p>387222</text:p>
          </table:table-cell>
          <table:table-cell office:value-type="float" office:value="400871.7527612464" table:formula="of:=[.L$4]*[Assumption.$C36]" table:style-name="ce11">
            <text:p>400872</text:p>
          </table:table-cell>
          <table:table-cell office:value-type="float" office:value="415002.48204608029" table:formula="of:=[.M$4]*[Assumption.$C36]" table:style-name="ce11">
            <text:p>415002</text:p>
          </table:table-cell>
          <table:table-cell table:number-columns-repeated="16371"/>
        </table:table-row>
        <table:table-row table:style-name="ro5">
          <table:table-cell office:value-type="string" table:style-name="ce5">
            <text:p>Organic Tattva</text:p>
          </table:table-cell>
          <table:table-cell office:value-type="float" office:value="226800" table:formula="of:=[.B$4]*[Assumption.$C37]" table:style-name="ce11">
            <text:p>226800</text:p>
          </table:table-cell>
          <table:table-cell office:value-type="float" office:value="234794.69999999998" table:formula="of:=[.C$4]*[Assumption.$C37]" table:style-name="ce11">
            <text:p>234795</text:p>
          </table:table-cell>
          <table:table-cell office:value-type="float" office:value="243071.21317499998" table:formula="of:=[.D$4]*[Assumption.$C37]" table:style-name="ce11">
            <text:p>243071</text:p>
          </table:table-cell>
          <table:table-cell office:value-type="float" office:value="251639.47343941874" table:formula="of:=[.E$4]*[Assumption.$C37]" table:style-name="ce11">
            <text:p>251639</text:p>
          </table:table-cell>
          <table:table-cell office:value-type="float" office:value="260509.7648781582" table:formula="of:=[.F$4]*[Assumption.$C37]" table:style-name="ce11">
            <text:p>260510</text:p>
          </table:table-cell>
          <table:table-cell office:value-type="float" office:value="269692.73409011326" table:formula="of:=[.G$4]*[Assumption.$C37]" table:style-name="ce11">
            <text:p>269693</text:p>
          </table:table-cell>
          <table:table-cell office:value-type="float" office:value="279199.40296678973" table:formula="of:=[.H$4]*[Assumption.$C37]" table:style-name="ce11">
            <text:p>279199</text:p>
          </table:table-cell>
          <table:table-cell office:value-type="float" office:value="289041.18192136899" table:formula="of:=[.I$4]*[Assumption.$C37]" table:style-name="ce11">
            <text:p>289041</text:p>
          </table:table-cell>
          <table:table-cell office:value-type="float" office:value="299229.88358409726" table:formula="of:=[.J$4]*[Assumption.$C37]" table:style-name="ce11">
            <text:p>299230</text:p>
          </table:table-cell>
          <table:table-cell office:value-type="float" office:value="309777.73698043672" table:formula="of:=[.K$4]*[Assumption.$C37]" table:style-name="ce11">
            <text:p>309778</text:p>
          </table:table-cell>
          <table:table-cell office:value-type="float" office:value="320697.40220899711" table:formula="of:=[.L$4]*[Assumption.$C37]" table:style-name="ce11">
            <text:p>320697</text:p>
          </table:table-cell>
          <table:table-cell office:value-type="float" office:value="332001.98563686421" table:formula="of:=[.M$4]*[Assumption.$C37]" table:style-name="ce11">
            <text:p>332002</text:p>
          </table:table-cell>
          <table:table-cell table:number-columns-repeated="16371"/>
        </table:table-row>
        <table:table-row table:style-name="ro5">
          <table:table-cell office:value-type="string" table:style-name="ce5">
            <text:p>Good Life</text:p>
          </table:table-cell>
          <table:table-cell office:value-type="float" office:value="415800" table:formula="of:=[.B$4]*[Assumption.$C38]" table:style-name="ce11">
            <text:p>415800</text:p>
          </table:table-cell>
          <table:table-cell office:value-type="float" office:value="430456.95" table:formula="of:=[.C$4]*[Assumption.$C38]" table:style-name="ce11">
            <text:p>430457</text:p>
          </table:table-cell>
          <table:table-cell office:value-type="float" office:value="445630.55748750002" table:formula="of:=[.D$4]*[Assumption.$C38]" table:style-name="ce11">
            <text:p>445631</text:p>
          </table:table-cell>
          <table:table-cell office:value-type="float" office:value="461339.03463893436" table:formula="of:=[.E$4]*[Assumption.$C38]" table:style-name="ce11">
            <text:p>461339</text:p>
          </table:table-cell>
          <table:table-cell office:value-type="float" office:value="477601.23560995673" table:formula="of:=[.F$4]*[Assumption.$C38]" table:style-name="ce11">
            <text:p>477601</text:p>
          </table:table-cell>
          <table:table-cell office:value-type="float" office:value="494436.67916520761" table:formula="of:=[.G$4]*[Assumption.$C38]" table:style-name="ce11">
            <text:p>494437</text:p>
          </table:table-cell>
          <table:table-cell office:value-type="float" office:value="511865.57210578123" table:formula="of:=[.H$4]*[Assumption.$C38]" table:style-name="ce11">
            <text:p>511866</text:p>
          </table:table-cell>
          <table:table-cell office:value-type="float" office:value="529908.8335225099" table:formula="of:=[.I$4]*[Assumption.$C38]" table:style-name="ce11">
            <text:p>529909</text:p>
          </table:table-cell>
          <table:table-cell office:value-type="float" office:value="548588.11990417831" table:formula="of:=[.J$4]*[Assumption.$C38]" table:style-name="ce11">
            <text:p>548588</text:p>
          </table:table-cell>
          <table:table-cell office:value-type="float" office:value="567925.85113080067" table:formula="of:=[.K$4]*[Assumption.$C38]" table:style-name="ce11">
            <text:p>567926</text:p>
          </table:table-cell>
          <table:table-cell office:value-type="float" office:value="587945.23738316144" table:formula="of:=[.L$4]*[Assumption.$C38]" table:style-name="ce11">
            <text:p>587945</text:p>
          </table:table-cell>
          <table:table-cell office:value-type="float" office:value="608670.30700091773" table:formula="of:=[.M$4]*[Assumption.$C38]" table:style-name="ce11">
            <text:p>608670</text:p>
          </table:table-cell>
          <table:table-cell table:number-columns-repeated="16371"/>
        </table:table-row>
        <table:table-row table:style-name="ro5">
          <table:table-cell office:value-type="string" table:style-name="ce5">
            <text:p>Classic Harvest</text:p>
          </table:table-cell>
          <table:table-cell office:value-type="float" office:value="0" table:formula="of:=[.B$4]*[Assumption.$C39]" table:style-name="ce11">
            <text:p>0</text:p>
          </table:table-cell>
          <table:table-cell office:value-type="float" office:value="0" table:formula="of:=[.C$4]*[Assumption.$C39]" table:style-name="ce11">
            <text:p>0</text:p>
          </table:table-cell>
          <table:table-cell office:value-type="float" office:value="0" table:formula="of:=[.D$4]*[Assumption.$C39]" table:style-name="ce11">
            <text:p>0</text:p>
          </table:table-cell>
          <table:table-cell office:value-type="float" office:value="0" table:formula="of:=[.E$4]*[Assumption.$C39]" table:style-name="ce11">
            <text:p>0</text:p>
          </table:table-cell>
          <table:table-cell office:value-type="float" office:value="0" table:formula="of:=[.F$4]*[Assumption.$C39]" table:style-name="ce11">
            <text:p>0</text:p>
          </table:table-cell>
          <table:table-cell office:value-type="float" office:value="0" table:formula="of:=[.G$4]*[Assumption.$C39]" table:style-name="ce11">
            <text:p>0</text:p>
          </table:table-cell>
          <table:table-cell office:value-type="float" office:value="0" table:formula="of:=[.H$4]*[Assumption.$C39]" table:style-name="ce11">
            <text:p>0</text:p>
          </table:table-cell>
          <table:table-cell office:value-type="float" office:value="0" table:formula="of:=[.I$4]*[Assumption.$C39]" table:style-name="ce11">
            <text:p>0</text:p>
          </table:table-cell>
          <table:table-cell office:value-type="float" office:value="0" table:formula="of:=[.J$4]*[Assumption.$C39]" table:style-name="ce11">
            <text:p>0</text:p>
          </table:table-cell>
          <table:table-cell office:value-type="float" office:value="0" table:formula="of:=[.K$4]*[Assumption.$C39]" table:style-name="ce11">
            <text:p>0</text:p>
          </table:table-cell>
          <table:table-cell office:value-type="float" office:value="0" table:formula="of:=[.L$4]*[Assumption.$C39]" table:style-name="ce11">
            <text:p>0</text:p>
          </table:table-cell>
          <table:table-cell office:value-type="float" office:value="0" table:formula="of:=[.M$4]*[Assumption.$C39]" table:style-name="ce11">
            <text:p>0</text:p>
          </table:table-cell>
          <table:table-cell table:number-columns-repeated="16371"/>
        </table:table-row>
        <table:table-row table:style-name="ro5">
          <table:table-cell office:value-type="string" table:style-name="ce5">
            <text:p>Others</text:p>
          </table:table-cell>
          <table:table-cell office:value-type="float" office:value="491400" table:formula="of:=[.B$4]*[Assumption.$C40]" table:style-name="ce11">
            <text:p>491400</text:p>
          </table:table-cell>
          <table:table-cell office:value-type="float" office:value="508721.85000000003" table:formula="of:=[.C$4]*[Assumption.$C40]" table:style-name="ce11">
            <text:p>508722</text:p>
          </table:table-cell>
          <table:table-cell office:value-type="float" office:value="526654.29521250003" table:formula="of:=[.D$4]*[Assumption.$C40]" table:style-name="ce11">
            <text:p>526654</text:p>
          </table:table-cell>
          <table:table-cell office:value-type="float" office:value="545218.85911874066" table:formula="of:=[.E$4]*[Assumption.$C40]" table:style-name="ce11">
            <text:p>545219</text:p>
          </table:table-cell>
          <table:table-cell office:value-type="float" office:value="564437.82390267611" table:formula="of:=[.F$4]*[Assumption.$C40]" table:style-name="ce11">
            <text:p>564438</text:p>
          </table:table-cell>
          <table:table-cell office:value-type="float" office:value="584334.25719524536" table:formula="of:=[.G$4]*[Assumption.$C40]" table:style-name="ce11">
            <text:p>584334</text:p>
          </table:table-cell>
          <table:table-cell office:value-type="float" office:value="604932.03976137785" table:formula="of:=[.H$4]*[Assumption.$C40]" table:style-name="ce11">
            <text:p>604932</text:p>
          </table:table-cell>
          <table:table-cell office:value-type="float" office:value="626255.89416296629" table:formula="of:=[.I$4]*[Assumption.$C40]" table:style-name="ce11">
            <text:p>626256</text:p>
          </table:table-cell>
          <table:table-cell office:value-type="float" office:value="648331.41443221085" table:formula="of:=[.J$4]*[Assumption.$C40]" table:style-name="ce11">
            <text:p>648331</text:p>
          </table:table-cell>
          <table:table-cell office:value-type="float" office:value="671185.09679094632" table:formula="of:=[.K$4]*[Assumption.$C40]" table:style-name="ce11">
            <text:p>671185</text:p>
          </table:table-cell>
          <table:table-cell office:value-type="float" office:value="694844.37145282712" table:formula="of:=[.L$4]*[Assumption.$C40]" table:style-name="ce11">
            <text:p>694844</text:p>
          </table:table-cell>
          <table:table-cell office:value-type="float" office:value="719337.63554653921" table:formula="of:=[.M$4]*[Assumption.$C40]" table:style-name="ce11">
            <text:p>719338</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awa/Suji</text:p>
          </table:table-cell>
          <table:table-cell table:number-columns-repeated="16383" table:style-name="ce1"/>
        </table:table-row>
        <table:table-row table:style-name="ro5">
          <table:table-cell office:value-type="string" table:style-name="ce5">
            <text:p>Fortune</text:p>
          </table:table-cell>
          <table:table-cell office:value-type="float" office:value="210000" table:formula="of:=[.B$5]*[Assumption.$D35]" table:style-name="ce11">
            <text:p>210000</text:p>
          </table:table-cell>
          <table:table-cell office:value-type="float" office:value="213160.49999999997" table:formula="of:=[.C$5]*[Assumption.$D35]" table:style-name="ce11">
            <text:p>213161</text:p>
          </table:table-cell>
          <table:table-cell office:value-type="float" office:value="216368.56552499995" table:formula="of:=[.D$5]*[Assumption.$D35]" table:style-name="ce11">
            <text:p>216369</text:p>
          </table:table-cell>
          <table:table-cell office:value-type="float" office:value="219624.91243615118" table:formula="of:=[.E$5]*[Assumption.$D35]" table:style-name="ce11">
            <text:p>219625</text:p>
          </table:table-cell>
          <table:table-cell office:value-type="float" office:value="222930.26736831525" table:formula="of:=[.F$5]*[Assumption.$D35]" table:style-name="ce11">
            <text:p>222930</text:p>
          </table:table-cell>
          <table:table-cell office:value-type="float" office:value="226285.36789220839" table:formula="of:=[.G$5]*[Assumption.$D35]" table:style-name="ce11">
            <text:p>226285</text:p>
          </table:table-cell>
          <table:table-cell office:value-type="float" office:value="229690.96267898605" table:formula="of:=[.H$5]*[Assumption.$D35]" table:style-name="ce11">
            <text:p>229691</text:p>
          </table:table-cell>
          <table:table-cell office:value-type="float" office:value="233147.81166730478" table:formula="of:=[.I$5]*[Assumption.$D35]" table:style-name="ce11">
            <text:p>233148</text:p>
          </table:table-cell>
          <table:table-cell office:value-type="float" office:value="236656.68623289769" table:formula="of:=[.J$5]*[Assumption.$D35]" table:style-name="ce11">
            <text:p>236657</text:p>
          </table:table-cell>
          <table:table-cell office:value-type="float" office:value="240218.36936070278" table:formula="of:=[.K$5]*[Assumption.$D35]" table:style-name="ce11">
            <text:p>240218</text:p>
          </table:table-cell>
          <table:table-cell office:value-type="float" office:value="243833.65581958133" table:formula="of:=[.L$5]*[Assumption.$D35]" table:style-name="ce11">
            <text:p>243834</text:p>
          </table:table-cell>
          <table:table-cell office:value-type="float" office:value="247503.35233966599" table:formula="of:=[.M$5]*[Assumption.$D35]" table:style-name="ce11">
            <text:p>247503</text:p>
          </table:table-cell>
          <table:table-cell table:number-columns-repeated="16371"/>
        </table:table-row>
        <table:table-row table:style-name="ro5">
          <table:table-cell office:value-type="string" table:style-name="ce5">
            <text:p>Patanjali</text:p>
          </table:table-cell>
          <table:table-cell office:value-type="float" office:value="52500" table:formula="of:=[.B$5]*[Assumption.$D36]" table:style-name="ce11">
            <text:p>52500</text:p>
          </table:table-cell>
          <table:table-cell office:value-type="float" office:value="53290.124999999993" table:formula="of:=[.C$5]*[Assumption.$D36]" table:style-name="ce11">
            <text:p>53290</text:p>
          </table:table-cell>
          <table:table-cell office:value-type="float" office:value="54092.141381249989" table:formula="of:=[.D$5]*[Assumption.$D36]" table:style-name="ce11">
            <text:p>54092</text:p>
          </table:table-cell>
          <table:table-cell office:value-type="float" office:value="54906.228109037795" table:formula="of:=[.E$5]*[Assumption.$D36]" table:style-name="ce11">
            <text:p>54906</text:p>
          </table:table-cell>
          <table:table-cell office:value-type="float" office:value="55732.566842078813" table:formula="of:=[.F$5]*[Assumption.$D36]" table:style-name="ce11">
            <text:p>55733</text:p>
          </table:table-cell>
          <table:table-cell office:value-type="float" office:value="56571.341973052098" table:formula="of:=[.G$5]*[Assumption.$D36]" table:style-name="ce11">
            <text:p>56571</text:p>
          </table:table-cell>
          <table:table-cell office:value-type="float" office:value="57422.740669746512" table:formula="of:=[.H$5]*[Assumption.$D36]" table:style-name="ce11">
            <text:p>57423</text:p>
          </table:table-cell>
          <table:table-cell office:value-type="float" office:value="58286.952916826194" table:formula="of:=[.I$5]*[Assumption.$D36]" table:style-name="ce11">
            <text:p>58287</text:p>
          </table:table-cell>
          <table:table-cell office:value-type="float" office:value="59164.171558224421" table:formula="of:=[.J$5]*[Assumption.$D36]" table:style-name="ce11">
            <text:p>59164</text:p>
          </table:table-cell>
          <table:table-cell office:value-type="float" office:value="60054.592340175695" table:formula="of:=[.K$5]*[Assumption.$D36]" table:style-name="ce11">
            <text:p>60055</text:p>
          </table:table-cell>
          <table:table-cell office:value-type="float" office:value="60958.413954895332" table:formula="of:=[.L$5]*[Assumption.$D36]" table:style-name="ce11">
            <text:p>60958</text:p>
          </table:table-cell>
          <table:table-cell office:value-type="float" office:value="61875.838084916497" table:formula="of:=[.M$5]*[Assumption.$D36]" table:style-name="ce11">
            <text:p>61876</text:p>
          </table:table-cell>
          <table:table-cell table:number-columns-repeated="16371"/>
        </table:table-row>
        <table:table-row table:style-name="ro5">
          <table:table-cell office:value-type="string" table:style-name="ce5">
            <text:p>Organic Tattva</text:p>
          </table:table-cell>
          <table:table-cell office:value-type="float" office:value="0" table:formula="of:=[.B$5]*[Assumption.$D37]" table:style-name="ce11">
            <text:p>0</text:p>
          </table:table-cell>
          <table:table-cell office:value-type="float" office:value="0" table:formula="of:=[.C$5]*[Assumption.$D37]" table:style-name="ce11">
            <text:p>0</text:p>
          </table:table-cell>
          <table:table-cell office:value-type="float" office:value="0" table:formula="of:=[.D$5]*[Assumption.$D37]" table:style-name="ce11">
            <text:p>0</text:p>
          </table:table-cell>
          <table:table-cell office:value-type="float" office:value="0" table:formula="of:=[.E$5]*[Assumption.$D37]" table:style-name="ce11">
            <text:p>0</text:p>
          </table:table-cell>
          <table:table-cell office:value-type="float" office:value="0" table:formula="of:=[.F$5]*[Assumption.$D37]" table:style-name="ce11">
            <text:p>0</text:p>
          </table:table-cell>
          <table:table-cell office:value-type="float" office:value="0" table:formula="of:=[.G$5]*[Assumption.$D37]" table:style-name="ce11">
            <text:p>0</text:p>
          </table:table-cell>
          <table:table-cell office:value-type="float" office:value="0" table:formula="of:=[.H$5]*[Assumption.$D37]" table:style-name="ce11">
            <text:p>0</text:p>
          </table:table-cell>
          <table:table-cell office:value-type="float" office:value="0" table:formula="of:=[.I$5]*[Assumption.$D37]" table:style-name="ce11">
            <text:p>0</text:p>
          </table:table-cell>
          <table:table-cell office:value-type="float" office:value="0" table:formula="of:=[.J$5]*[Assumption.$D37]" table:style-name="ce11">
            <text:p>0</text:p>
          </table:table-cell>
          <table:table-cell office:value-type="float" office:value="0" table:formula="of:=[.K$5]*[Assumption.$D37]" table:style-name="ce11">
            <text:p>0</text:p>
          </table:table-cell>
          <table:table-cell office:value-type="float" office:value="0" table:formula="of:=[.L$5]*[Assumption.$D37]" table:style-name="ce11">
            <text:p>0</text:p>
          </table:table-cell>
          <table:table-cell office:value-type="float" office:value="0" table:formula="of:=[.M$5]*[Assumption.$D37]" table:style-name="ce11">
            <text:p>0</text:p>
          </table:table-cell>
          <table:table-cell table:number-columns-repeated="16371"/>
        </table:table-row>
        <table:table-row table:style-name="ro5">
          <table:table-cell office:value-type="string" table:style-name="ce5">
            <text:p>Good Life</text:p>
          </table:table-cell>
          <table:table-cell office:value-type="float" office:value="367500" table:formula="of:=[.B$5]*[Assumption.$D38]" table:style-name="ce11">
            <text:p>367500</text:p>
          </table:table-cell>
          <table:table-cell office:value-type="float" office:value="373030.87499999988" table:formula="of:=[.C$5]*[Assumption.$D38]" table:style-name="ce11">
            <text:p>373031</text:p>
          </table:table-cell>
          <table:table-cell office:value-type="float" office:value="378644.98966874985" table:formula="of:=[.D$5]*[Assumption.$D38]" table:style-name="ce11">
            <text:p>378645</text:p>
          </table:table-cell>
          <table:table-cell office:value-type="float" office:value="384343.59676326456" table:formula="of:=[.E$5]*[Assumption.$D38]" table:style-name="ce11">
            <text:p>384344</text:p>
          </table:table-cell>
          <table:table-cell office:value-type="float" office:value="390127.96789455169" table:formula="of:=[.F$5]*[Assumption.$D38]" table:style-name="ce11">
            <text:p>390128</text:p>
          </table:table-cell>
          <table:table-cell office:value-type="float" office:value="395999.3938113646" table:formula="of:=[.G$5]*[Assumption.$D38]" table:style-name="ce11">
            <text:p>395999</text:p>
          </table:table-cell>
          <table:table-cell office:value-type="float" office:value="401959.18468822556" table:formula="of:=[.H$5]*[Assumption.$D38]" table:style-name="ce11">
            <text:p>401959</text:p>
          </table:table-cell>
          <table:table-cell office:value-type="float" office:value="408008.67041778332" table:formula="of:=[.I$5]*[Assumption.$D38]" table:style-name="ce11">
            <text:p>408009</text:p>
          </table:table-cell>
          <table:table-cell office:value-type="float" office:value="414149.20090757095" table:formula="of:=[.J$5]*[Assumption.$D38]" table:style-name="ce11">
            <text:p>414149</text:p>
          </table:table-cell>
          <table:table-cell office:value-type="float" office:value="420382.1463812298" table:formula="of:=[.K$5]*[Assumption.$D38]" table:style-name="ce11">
            <text:p>420382</text:p>
          </table:table-cell>
          <table:table-cell office:value-type="float" office:value="426708.89768426726" table:formula="of:=[.L$5]*[Assumption.$D38]" table:style-name="ce11">
            <text:p>426709</text:p>
          </table:table-cell>
          <table:table-cell office:value-type="float" office:value="433130.86659441539" table:formula="of:=[.M$5]*[Assumption.$D38]" table:style-name="ce11">
            <text:p>433131</text:p>
          </table:table-cell>
          <table:table-cell table:number-columns-repeated="16371"/>
        </table:table-row>
        <table:table-row table:style-name="ro5">
          <table:table-cell office:value-type="string" table:style-name="ce5">
            <text:p>Classic Harvest</text:p>
          </table:table-cell>
          <table:table-cell office:value-type="float" office:value="262500" table:formula="of:=[.B$5]*[Assumption.$D39]" table:style-name="ce11">
            <text:p>262500</text:p>
          </table:table-cell>
          <table:table-cell office:value-type="float" office:value="266450.62499999994" table:formula="of:=[.C$5]*[Assumption.$D39]" table:style-name="ce11">
            <text:p>266451</text:p>
          </table:table-cell>
          <table:table-cell office:value-type="float" office:value="270460.70690624992" table:formula="of:=[.D$5]*[Assumption.$D39]" table:style-name="ce11">
            <text:p>270461</text:p>
          </table:table-cell>
          <table:table-cell office:value-type="float" office:value="274531.14054518897" table:formula="of:=[.E$5]*[Assumption.$D39]" table:style-name="ce11">
            <text:p>274531</text:p>
          </table:table-cell>
          <table:table-cell office:value-type="float" office:value="278662.83421039407" table:formula="of:=[.F$5]*[Assumption.$D39]" table:style-name="ce11">
            <text:p>278663</text:p>
          </table:table-cell>
          <table:table-cell office:value-type="float" office:value="282856.70986526046" table:formula="of:=[.G$5]*[Assumption.$D39]" table:style-name="ce11">
            <text:p>282857</text:p>
          </table:table-cell>
          <table:table-cell office:value-type="float" office:value="287113.70334873255" table:formula="of:=[.H$5]*[Assumption.$D39]" table:style-name="ce11">
            <text:p>287114</text:p>
          </table:table-cell>
          <table:table-cell office:value-type="float" office:value="291434.76458413096" table:formula="of:=[.I$5]*[Assumption.$D39]" table:style-name="ce11">
            <text:p>291435</text:p>
          </table:table-cell>
          <table:table-cell office:value-type="float" office:value="295820.85779112211" table:formula="of:=[.J$5]*[Assumption.$D39]" table:style-name="ce11">
            <text:p>295821</text:p>
          </table:table-cell>
          <table:table-cell office:value-type="float" office:value="300272.96170087846" table:formula="of:=[.K$5]*[Assumption.$D39]" table:style-name="ce11">
            <text:p>300273</text:p>
          </table:table-cell>
          <table:table-cell office:value-type="float" office:value="304792.06977447664" table:formula="of:=[.L$5]*[Assumption.$D39]" table:style-name="ce11">
            <text:p>304792</text:p>
          </table:table-cell>
          <table:table-cell office:value-type="float" office:value="309379.19042458246" table:formula="of:=[.M$5]*[Assumption.$D39]" table:style-name="ce11">
            <text:p>309379</text:p>
          </table:table-cell>
          <table:table-cell table:number-columns-repeated="16371"/>
        </table:table-row>
        <table:table-row table:style-name="ro5">
          <table:table-cell office:value-type="string" table:style-name="ce5">
            <text:p>Others</text:p>
          </table:table-cell>
          <table:table-cell office:value-type="float" office:value="157500" table:formula="of:=[.B$5]*[Assumption.$D40]" table:style-name="ce11">
            <text:p>157500</text:p>
          </table:table-cell>
          <table:table-cell office:value-type="float" office:value="159870.37499999997" table:formula="of:=[.C$5]*[Assumption.$D40]" table:style-name="ce11">
            <text:p>159870</text:p>
          </table:table-cell>
          <table:table-cell office:value-type="float" office:value="162276.42414374996" table:formula="of:=[.D$5]*[Assumption.$D40]" table:style-name="ce11">
            <text:p>162276</text:p>
          </table:table-cell>
          <table:table-cell office:value-type="float" office:value="164718.68432711338" table:formula="of:=[.E$5]*[Assumption.$D40]" table:style-name="ce11">
            <text:p>164719</text:p>
          </table:table-cell>
          <table:table-cell office:value-type="float" office:value="167197.70052623644" table:formula="of:=[.F$5]*[Assumption.$D40]" table:style-name="ce11">
            <text:p>167198</text:p>
          </table:table-cell>
          <table:table-cell office:value-type="float" office:value="169714.02591915627" table:formula="of:=[.G$5]*[Assumption.$D40]" table:style-name="ce11">
            <text:p>169714</text:p>
          </table:table-cell>
          <table:table-cell office:value-type="float" office:value="172268.22200923951" table:formula="of:=[.H$5]*[Assumption.$D40]" table:style-name="ce11">
            <text:p>172268</text:p>
          </table:table-cell>
          <table:table-cell office:value-type="float" office:value="174860.85875047857" table:formula="of:=[.I$5]*[Assumption.$D40]" table:style-name="ce11">
            <text:p>174861</text:p>
          </table:table-cell>
          <table:table-cell office:value-type="float" office:value="177492.51467467326" table:formula="of:=[.J$5]*[Assumption.$D40]" table:style-name="ce11">
            <text:p>177493</text:p>
          </table:table-cell>
          <table:table-cell office:value-type="float" office:value="180163.77702052708" table:formula="of:=[.K$5]*[Assumption.$D40]" table:style-name="ce11">
            <text:p>180164</text:p>
          </table:table-cell>
          <table:table-cell office:value-type="float" office:value="182875.24186468599" table:formula="of:=[.L$5]*[Assumption.$D40]" table:style-name="ce11">
            <text:p>182875</text:p>
          </table:table-cell>
          <table:table-cell office:value-type="float" office:value="185627.51425474946" table:formula="of:=[.M$5]*[Assumption.$D40]" table:style-name="ce11">
            <text:p>185628</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Maida</text:p>
          </table:table-cell>
          <table:table-cell table:number-columns-repeated="16383" table:style-name="ce1"/>
        </table:table-row>
        <table:table-row table:style-name="ro5">
          <table:table-cell office:value-type="string" table:style-name="ce5">
            <text:p>Fortune</text:p>
          </table:table-cell>
          <table:table-cell office:value-type="float" office:value="441000" table:formula="of:=[.B$6]*[Assumption.$E35]" table:style-name="ce11">
            <text:p>441000</text:p>
          </table:table-cell>
          <table:table-cell office:value-type="float" office:value="461065.5" table:formula="of:=[.C$6]*[Assumption.$E35]" table:style-name="ce11">
            <text:p>461066</text:p>
          </table:table-cell>
          <table:table-cell office:value-type="float" office:value="482043.98024999985" table:formula="of:=[.D$6]*[Assumption.$E35]" table:style-name="ce11">
            <text:p>482044</text:p>
          </table:table-cell>
          <table:table-cell office:value-type="float" office:value="503976.98135137488" table:formula="of:=[.E$6]*[Assumption.$E35]" table:style-name="ce11">
            <text:p>503977</text:p>
          </table:table-cell>
          <table:table-cell office:value-type="float" office:value="526907.93400286231" table:formula="of:=[.F$6]*[Assumption.$E35]" table:style-name="ce11">
            <text:p>526908</text:p>
          </table:table-cell>
          <table:table-cell office:value-type="float" office:value="550882.24499999254" table:formula="of:=[.G$6]*[Assumption.$E35]" table:style-name="ce11">
            <text:p>550882</text:p>
          </table:table-cell>
          <table:table-cell office:value-type="float" office:value="575947.38714749215" table:formula="of:=[.H$6]*[Assumption.$E35]" table:style-name="ce11">
            <text:p>575947</text:p>
          </table:table-cell>
          <table:table-cell office:value-type="float" office:value="602152.99326270295" table:formula="of:=[.I$6]*[Assumption.$E35]" table:style-name="ce11">
            <text:p>602153</text:p>
          </table:table-cell>
          <table:table-cell office:value-type="float" office:value="629550.95445615589" table:formula="of:=[.J$6]*[Assumption.$E35]" table:style-name="ce11">
            <text:p>629551</text:p>
          </table:table-cell>
          <table:table-cell office:value-type="float" office:value="658195.52288391092" table:formula="of:=[.K$6]*[Assumption.$E35]" table:style-name="ce11">
            <text:p>658196</text:p>
          </table:table-cell>
          <table:table-cell office:value-type="float" office:value="688143.4191751288" table:formula="of:=[.L$6]*[Assumption.$E35]" table:style-name="ce11">
            <text:p>688143</text:p>
          </table:table-cell>
          <table:table-cell office:value-type="float" office:value="719453.9447475971" table:formula="of:=[.M$6]*[Assumption.$E35]" table:style-name="ce11">
            <text:p>719454</text:p>
          </table:table-cell>
          <table:table-cell table:number-columns-repeated="16371"/>
        </table:table-row>
        <table:table-row table:style-name="ro5">
          <table:table-cell office:value-type="string" table:style-name="ce5">
            <text:p>Patanjali</text:p>
          </table:table-cell>
          <table:table-cell office:value-type="float" office:value="0" table:formula="of:=[.B$6]*[Assumption.$E36]" table:style-name="ce11">
            <text:p>0</text:p>
          </table:table-cell>
          <table:table-cell office:value-type="float" office:value="0" table:formula="of:=[.C$6]*[Assumption.$E36]" table:style-name="ce11">
            <text:p>0</text:p>
          </table:table-cell>
          <table:table-cell office:value-type="float" office:value="0" table:formula="of:=[.D$6]*[Assumption.$E36]" table:style-name="ce11">
            <text:p>0</text:p>
          </table:table-cell>
          <table:table-cell office:value-type="float" office:value="0" table:formula="of:=[.E$6]*[Assumption.$E36]" table:style-name="ce11">
            <text:p>0</text:p>
          </table:table-cell>
          <table:table-cell office:value-type="float" office:value="0" table:formula="of:=[.F$6]*[Assumption.$E36]" table:style-name="ce11">
            <text:p>0</text:p>
          </table:table-cell>
          <table:table-cell office:value-type="float" office:value="0" table:formula="of:=[.G$6]*[Assumption.$E36]" table:style-name="ce11">
            <text:p>0</text:p>
          </table:table-cell>
          <table:table-cell office:value-type="float" office:value="0" table:formula="of:=[.H$6]*[Assumption.$E36]" table:style-name="ce11">
            <text:p>0</text:p>
          </table:table-cell>
          <table:table-cell office:value-type="float" office:value="0" table:formula="of:=[.I$6]*[Assumption.$E36]" table:style-name="ce11">
            <text:p>0</text:p>
          </table:table-cell>
          <table:table-cell office:value-type="float" office:value="0" table:formula="of:=[.J$6]*[Assumption.$E36]" table:style-name="ce11">
            <text:p>0</text:p>
          </table:table-cell>
          <table:table-cell office:value-type="float" office:value="0" table:formula="of:=[.K$6]*[Assumption.$E36]" table:style-name="ce11">
            <text:p>0</text:p>
          </table:table-cell>
          <table:table-cell office:value-type="float" office:value="0" table:formula="of:=[.L$6]*[Assumption.$E36]" table:style-name="ce11">
            <text:p>0</text:p>
          </table:table-cell>
          <table:table-cell office:value-type="float" office:value="0" table:formula="of:=[.M$6]*[Assumption.$E36]"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441000" table:formula="of:=[.B$6]*[Assumption.$E37]" table:style-name="ce11">
            <text:p>441000</text:p>
          </table:table-cell>
          <table:table-cell office:value-type="float" office:value="461065.5" table:formula="of:=[.C$6]*[Assumption.$E37]" table:style-name="ce11">
            <text:p>461066</text:p>
          </table:table-cell>
          <table:table-cell office:value-type="float" office:value="482043.98024999985" table:formula="of:=[.D$6]*[Assumption.$E37]" table:style-name="ce11">
            <text:p>482044</text:p>
          </table:table-cell>
          <table:table-cell office:value-type="float" office:value="503976.98135137488" table:formula="of:=[.E$6]*[Assumption.$E37]" table:style-name="ce11">
            <text:p>503977</text:p>
          </table:table-cell>
          <table:table-cell office:value-type="float" office:value="526907.93400286231" table:formula="of:=[.F$6]*[Assumption.$E37]" table:style-name="ce11">
            <text:p>526908</text:p>
          </table:table-cell>
          <table:table-cell office:value-type="float" office:value="550882.24499999254" table:formula="of:=[.G$6]*[Assumption.$E37]" table:style-name="ce11">
            <text:p>550882</text:p>
          </table:table-cell>
          <table:table-cell office:value-type="float" office:value="575947.38714749215" table:formula="of:=[.H$6]*[Assumption.$E37]" table:style-name="ce11">
            <text:p>575947</text:p>
          </table:table-cell>
          <table:table-cell office:value-type="float" office:value="602152.99326270295" table:formula="of:=[.I$6]*[Assumption.$E37]" table:style-name="ce11">
            <text:p>602153</text:p>
          </table:table-cell>
          <table:table-cell office:value-type="float" office:value="629550.95445615589" table:formula="of:=[.J$6]*[Assumption.$E37]" table:style-name="ce11">
            <text:p>629551</text:p>
          </table:table-cell>
          <table:table-cell office:value-type="float" office:value="658195.52288391092" table:formula="of:=[.K$6]*[Assumption.$E37]" table:style-name="ce11">
            <text:p>658196</text:p>
          </table:table-cell>
          <table:table-cell office:value-type="float" office:value="688143.4191751288" table:formula="of:=[.L$6]*[Assumption.$E37]" table:style-name="ce11">
            <text:p>688143</text:p>
          </table:table-cell>
          <table:table-cell office:value-type="float" office:value="719453.9447475971" table:formula="of:=[.M$6]*[Assumption.$E37]" table:style-name="ce11">
            <text:p>719454</text:p>
          </table:table-cell>
          <table:table-cell table:number-columns-repeated="16371"/>
        </table:table-row>
        <table:table-row table:style-name="ro5">
          <table:table-cell office:value-type="string" table:style-name="ce5">
            <text:p>Good Life</text:p>
          </table:table-cell>
          <table:table-cell office:value-type="float" office:value="367500" table:formula="of:=[.B$6]*[Assumption.$E38]" table:style-name="ce11">
            <text:p>367500</text:p>
          </table:table-cell>
          <table:table-cell office:value-type="float" office:value="384221.25" table:formula="of:=[.C$6]*[Assumption.$E38]" table:style-name="ce11">
            <text:p>384221</text:p>
          </table:table-cell>
          <table:table-cell office:value-type="float" office:value="401703.3168749999" table:formula="of:=[.D$6]*[Assumption.$E38]" table:style-name="ce11">
            <text:p>401703</text:p>
          </table:table-cell>
          <table:table-cell office:value-type="float" office:value="419980.81779281242" table:formula="of:=[.E$6]*[Assumption.$E38]" table:style-name="ce11">
            <text:p>419981</text:p>
          </table:table-cell>
          <table:table-cell office:value-type="float" office:value="439089.9450023853" table:formula="of:=[.F$6]*[Assumption.$E38]" table:style-name="ce11">
            <text:p>439090</text:p>
          </table:table-cell>
          <table:table-cell office:value-type="float" office:value="459068.53749999381" table:formula="of:=[.G$6]*[Assumption.$E38]" table:style-name="ce11">
            <text:p>459069</text:p>
          </table:table-cell>
          <table:table-cell office:value-type="float" office:value="479956.15595624346" table:formula="of:=[.H$6]*[Assumption.$E38]" table:style-name="ce11">
            <text:p>479956</text:p>
          </table:table-cell>
          <table:table-cell office:value-type="float" office:value="501794.16105225246" table:formula="of:=[.I$6]*[Assumption.$E38]" table:style-name="ce11">
            <text:p>501794</text:p>
          </table:table-cell>
          <table:table-cell office:value-type="float" office:value="524625.79538012994" table:formula="of:=[.J$6]*[Assumption.$E38]" table:style-name="ce11">
            <text:p>524626</text:p>
          </table:table-cell>
          <table:table-cell office:value-type="float" office:value="548496.26906992577" table:formula="of:=[.K$6]*[Assumption.$E38]" table:style-name="ce11">
            <text:p>548496</text:p>
          </table:table-cell>
          <table:table-cell office:value-type="float" office:value="573452.84931260732" table:formula="of:=[.L$6]*[Assumption.$E38]" table:style-name="ce11">
            <text:p>573453</text:p>
          </table:table-cell>
          <table:table-cell office:value-type="float" office:value="599544.95395633089" table:formula="of:=[.M$6]*[Assumption.$E38]" table:style-name="ce11">
            <text:p>599545</text:p>
          </table:table-cell>
          <table:table-cell table:number-columns-repeated="16371"/>
        </table:table-row>
        <table:table-row table:style-name="ro5">
          <table:table-cell office:value-type="string" table:style-name="ce5">
            <text:p>Classic Harvest</text:p>
          </table:table-cell>
          <table:table-cell office:value-type="float" office:value="220500" table:formula="of:=[.B$6]*[Assumption.$E39]" table:style-name="ce11">
            <text:p>220500</text:p>
          </table:table-cell>
          <table:table-cell office:value-type="float" office:value="230532.75" table:formula="of:=[.C$6]*[Assumption.$E39]" table:style-name="ce11">
            <text:p>230533</text:p>
          </table:table-cell>
          <table:table-cell office:value-type="float" office:value="241021.99012499992" table:formula="of:=[.D$6]*[Assumption.$E39]" table:style-name="ce11">
            <text:p>241022</text:p>
          </table:table-cell>
          <table:table-cell office:value-type="float" office:value="251988.49067568744" table:formula="of:=[.E$6]*[Assumption.$E39]" table:style-name="ce11">
            <text:p>251988</text:p>
          </table:table-cell>
          <table:table-cell office:value-type="float" office:value="263453.96700143116" table:formula="of:=[.F$6]*[Assumption.$E39]" table:style-name="ce11">
            <text:p>263454</text:p>
          </table:table-cell>
          <table:table-cell office:value-type="float" office:value="275441.12249999627" table:formula="of:=[.G$6]*[Assumption.$E39]" table:style-name="ce11">
            <text:p>275441</text:p>
          </table:table-cell>
          <table:table-cell office:value-type="float" office:value="287973.69357374607" table:formula="of:=[.H$6]*[Assumption.$E39]" table:style-name="ce11">
            <text:p>287974</text:p>
          </table:table-cell>
          <table:table-cell office:value-type="float" office:value="301076.49663135147" table:formula="of:=[.I$6]*[Assumption.$E39]" table:style-name="ce11">
            <text:p>301076</text:p>
          </table:table-cell>
          <table:table-cell office:value-type="float" office:value="314775.47722807794" table:formula="of:=[.J$6]*[Assumption.$E39]" table:style-name="ce11">
            <text:p>314775</text:p>
          </table:table-cell>
          <table:table-cell office:value-type="float" office:value="329097.76144195546" table:formula="of:=[.K$6]*[Assumption.$E39]" table:style-name="ce11">
            <text:p>329098</text:p>
          </table:table-cell>
          <table:table-cell office:value-type="float" office:value="344071.7095875644" table:formula="of:=[.L$6]*[Assumption.$E39]" table:style-name="ce11">
            <text:p>344072</text:p>
          </table:table-cell>
          <table:table-cell office:value-type="float" office:value="359726.97237379855" table:formula="of:=[.M$6]*[Assumption.$E39]" table:style-name="ce11">
            <text:p>359727</text:p>
          </table:table-cell>
          <table:table-cell table:number-columns-repeated="16371"/>
        </table:table-row>
        <table:table-row table:style-name="ro5">
          <table:table-cell office:value-type="string" table:style-name="ce5">
            <text:p>Others</text:p>
          </table:table-cell>
          <table:table-cell office:value-type="float" office:value="0" table:formula="of:=[.B$6]*[Assumption.$E40]" table:style-name="ce11">
            <text:p>0</text:p>
          </table:table-cell>
          <table:table-cell office:value-type="float" office:value="0" table:formula="of:=[.C$6]*[Assumption.$E40]" table:style-name="ce11">
            <text:p>0</text:p>
          </table:table-cell>
          <table:table-cell office:value-type="float" office:value="0" table:formula="of:=[.D$6]*[Assumption.$E40]" table:style-name="ce11">
            <text:p>0</text:p>
          </table:table-cell>
          <table:table-cell office:value-type="float" office:value="0" table:formula="of:=[.E$6]*[Assumption.$E40]" table:style-name="ce11">
            <text:p>0</text:p>
          </table:table-cell>
          <table:table-cell office:value-type="float" office:value="0" table:formula="of:=[.F$6]*[Assumption.$E40]" table:style-name="ce11">
            <text:p>0</text:p>
          </table:table-cell>
          <table:table-cell office:value-type="float" office:value="0" table:formula="of:=[.G$6]*[Assumption.$E40]" table:style-name="ce11">
            <text:p>0</text:p>
          </table:table-cell>
          <table:table-cell office:value-type="float" office:value="0" table:formula="of:=[.H$6]*[Assumption.$E40]" table:style-name="ce11">
            <text:p>0</text:p>
          </table:table-cell>
          <table:table-cell office:value-type="float" office:value="0" table:formula="of:=[.I$6]*[Assumption.$E40]" table:style-name="ce11">
            <text:p>0</text:p>
          </table:table-cell>
          <table:table-cell office:value-type="float" office:value="0" table:formula="of:=[.J$6]*[Assumption.$E40]" table:style-name="ce11">
            <text:p>0</text:p>
          </table:table-cell>
          <table:table-cell office:value-type="float" office:value="0" table:formula="of:=[.K$6]*[Assumption.$E40]" table:style-name="ce11">
            <text:p>0</text:p>
          </table:table-cell>
          <table:table-cell office:value-type="float" office:value="0" table:formula="of:=[.L$6]*[Assumption.$E40]" table:style-name="ce11">
            <text:p>0</text:p>
          </table:table-cell>
          <table:table-cell office:value-type="float" office:value="0" table:formula="of:=[.M$6]*[Assumption.$E40]" table:style-name="ce11">
            <text:p>0</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ice</text:p>
          </table:table-cell>
          <table:table-cell table:number-columns-repeated="16383" table:style-name="ce1"/>
        </table:table-row>
        <table:table-row table:style-name="ro5">
          <table:table-cell office:value-type="string" table:style-name="ce5">
            <text:p>Fortune</text:p>
          </table:table-cell>
          <table:table-cell office:value-type="float" office:value="480000" table:formula="of:=[.B$7]*[Assumption.$F35]" table:style-name="ce11">
            <text:p>480000</text:p>
          </table:table-cell>
          <table:table-cell office:value-type="float" office:value="501815.99999999994" table:formula="of:=[.C$7]*[Assumption.$F35]" table:style-name="ce11">
            <text:p>501816</text:p>
          </table:table-cell>
          <table:table-cell office:value-type="float" office:value="524623.53720000002" table:formula="of:=[.D$7]*[Assumption.$F35]" table:style-name="ce11">
            <text:p>524624</text:p>
          </table:table-cell>
          <table:table-cell office:value-type="float" office:value="548467.67696573993" table:formula="of:=[.E$7]*[Assumption.$F35]" table:style-name="ce11">
            <text:p>548468</text:p>
          </table:table-cell>
          <table:table-cell office:value-type="float" office:value="573395.5328838327" table:formula="of:=[.F$7]*[Assumption.$F35]" table:style-name="ce11">
            <text:p>573396</text:p>
          </table:table-cell>
          <table:table-cell office:value-type="float" office:value="599456.35985340306" table:formula="of:=[.G$7]*[Assumption.$F35]" table:style-name="ce11">
            <text:p>599456</text:p>
          </table:table-cell>
          <table:table-cell office:value-type="float" office:value="626701.65140874009" table:formula="of:=[.H$7]*[Assumption.$F35]" table:style-name="ce11">
            <text:p>626702</text:p>
          </table:table-cell>
          <table:table-cell office:value-type="float" office:value="655185.24146526726" table:formula="of:=[.I$7]*[Assumption.$F35]" table:style-name="ce11">
            <text:p>655185</text:p>
          </table:table-cell>
          <table:table-cell office:value-type="float" office:value="684963.41068986361" table:formula="of:=[.J$7]*[Assumption.$F35]" table:style-name="ce11">
            <text:p>684963</text:p>
          </table:table-cell>
          <table:table-cell office:value-type="float" office:value="716094.9977057178" table:formula="of:=[.K$7]*[Assumption.$F35]" table:style-name="ce11">
            <text:p>716095</text:p>
          </table:table-cell>
          <table:table-cell office:value-type="float" office:value="748641.51535144262" table:formula="of:=[.L$7]*[Assumption.$F35]" table:style-name="ce11">
            <text:p>748642</text:p>
          </table:table-cell>
          <table:table-cell office:value-type="float" office:value="782667.2722241655" table:formula="of:=[.M$7]*[Assumption.$F35]" table:style-name="ce11">
            <text:p>782667</text:p>
          </table:table-cell>
          <table:table-cell table:number-columns-repeated="16371"/>
        </table:table-row>
        <table:table-row table:style-name="ro5">
          <table:table-cell office:value-type="string" table:style-name="ce5">
            <text:p>Patanjali</text:p>
          </table:table-cell>
          <table:table-cell office:value-type="float" office:value="480000" table:formula="of:=[.B$7]*[Assumption.$F36]" table:style-name="ce11">
            <text:p>480000</text:p>
          </table:table-cell>
          <table:table-cell office:value-type="float" office:value="501815.99999999994" table:formula="of:=[.C$7]*[Assumption.$F36]" table:style-name="ce11">
            <text:p>501816</text:p>
          </table:table-cell>
          <table:table-cell office:value-type="float" office:value="524623.53720000002" table:formula="of:=[.D$7]*[Assumption.$F36]" table:style-name="ce11">
            <text:p>524624</text:p>
          </table:table-cell>
          <table:table-cell office:value-type="float" office:value="548467.67696573993" table:formula="of:=[.E$7]*[Assumption.$F36]" table:style-name="ce11">
            <text:p>548468</text:p>
          </table:table-cell>
          <table:table-cell office:value-type="float" office:value="573395.5328838327" table:formula="of:=[.F$7]*[Assumption.$F36]" table:style-name="ce11">
            <text:p>573396</text:p>
          </table:table-cell>
          <table:table-cell office:value-type="float" office:value="599456.35985340306" table:formula="of:=[.G$7]*[Assumption.$F36]" table:style-name="ce11">
            <text:p>599456</text:p>
          </table:table-cell>
          <table:table-cell office:value-type="float" office:value="626701.65140874009" table:formula="of:=[.H$7]*[Assumption.$F36]" table:style-name="ce11">
            <text:p>626702</text:p>
          </table:table-cell>
          <table:table-cell office:value-type="float" office:value="655185.24146526726" table:formula="of:=[.I$7]*[Assumption.$F36]" table:style-name="ce11">
            <text:p>655185</text:p>
          </table:table-cell>
          <table:table-cell office:value-type="float" office:value="684963.41068986361" table:formula="of:=[.J$7]*[Assumption.$F36]" table:style-name="ce11">
            <text:p>684963</text:p>
          </table:table-cell>
          <table:table-cell office:value-type="float" office:value="716094.9977057178" table:formula="of:=[.K$7]*[Assumption.$F36]" table:style-name="ce11">
            <text:p>716095</text:p>
          </table:table-cell>
          <table:table-cell office:value-type="float" office:value="748641.51535144262" table:formula="of:=[.L$7]*[Assumption.$F36]" table:style-name="ce11">
            <text:p>748642</text:p>
          </table:table-cell>
          <table:table-cell office:value-type="float" office:value="782667.2722241655" table:formula="of:=[.M$7]*[Assumption.$F36]" table:style-name="ce11">
            <text:p>782667</text:p>
          </table:table-cell>
          <table:table-cell table:number-columns-repeated="16371"/>
        </table:table-row>
        <table:table-row table:style-name="ro5">
          <table:table-cell office:value-type="string" table:style-name="ce5">
            <text:p>Organic Tattva</text:p>
          </table:table-cell>
          <table:table-cell office:value-type="float" office:value="480000" table:formula="of:=[.B$7]*[Assumption.$F37]" table:style-name="ce11">
            <text:p>480000</text:p>
          </table:table-cell>
          <table:table-cell office:value-type="float" office:value="501815.99999999994" table:formula="of:=[.C$7]*[Assumption.$F37]" table:style-name="ce11">
            <text:p>501816</text:p>
          </table:table-cell>
          <table:table-cell office:value-type="float" office:value="524623.53720000002" table:formula="of:=[.D$7]*[Assumption.$F37]" table:style-name="ce11">
            <text:p>524624</text:p>
          </table:table-cell>
          <table:table-cell office:value-type="float" office:value="548467.67696573993" table:formula="of:=[.E$7]*[Assumption.$F37]" table:style-name="ce11">
            <text:p>548468</text:p>
          </table:table-cell>
          <table:table-cell office:value-type="float" office:value="573395.5328838327" table:formula="of:=[.F$7]*[Assumption.$F37]" table:style-name="ce11">
            <text:p>573396</text:p>
          </table:table-cell>
          <table:table-cell office:value-type="float" office:value="599456.35985340306" table:formula="of:=[.G$7]*[Assumption.$F37]" table:style-name="ce11">
            <text:p>599456</text:p>
          </table:table-cell>
          <table:table-cell office:value-type="float" office:value="626701.65140874009" table:formula="of:=[.H$7]*[Assumption.$F37]" table:style-name="ce11">
            <text:p>626702</text:p>
          </table:table-cell>
          <table:table-cell office:value-type="float" office:value="655185.24146526726" table:formula="of:=[.I$7]*[Assumption.$F37]" table:style-name="ce11">
            <text:p>655185</text:p>
          </table:table-cell>
          <table:table-cell office:value-type="float" office:value="684963.41068986361" table:formula="of:=[.J$7]*[Assumption.$F37]" table:style-name="ce11">
            <text:p>684963</text:p>
          </table:table-cell>
          <table:table-cell office:value-type="float" office:value="716094.9977057178" table:formula="of:=[.K$7]*[Assumption.$F37]" table:style-name="ce11">
            <text:p>716095</text:p>
          </table:table-cell>
          <table:table-cell office:value-type="float" office:value="748641.51535144262" table:formula="of:=[.L$7]*[Assumption.$F37]" table:style-name="ce11">
            <text:p>748642</text:p>
          </table:table-cell>
          <table:table-cell office:value-type="float" office:value="782667.2722241655" table:formula="of:=[.M$7]*[Assumption.$F37]" table:style-name="ce11">
            <text:p>782667</text:p>
          </table:table-cell>
          <table:table-cell table:number-columns-repeated="16371"/>
        </table:table-row>
        <table:table-row table:style-name="ro5">
          <table:table-cell office:value-type="string" table:style-name="ce5">
            <text:p>Good Life</text:p>
          </table:table-cell>
          <table:table-cell office:value-type="float" office:value="0" table:formula="of:=[.B$7]*[Assumption.$F38]" table:style-name="ce11">
            <text:p>0</text:p>
          </table:table-cell>
          <table:table-cell office:value-type="float" office:value="0" table:formula="of:=[.C$7]*[Assumption.$F38]" table:style-name="ce11">
            <text:p>0</text:p>
          </table:table-cell>
          <table:table-cell office:value-type="float" office:value="0" table:formula="of:=[.D$7]*[Assumption.$F38]" table:style-name="ce11">
            <text:p>0</text:p>
          </table:table-cell>
          <table:table-cell office:value-type="float" office:value="0" table:formula="of:=[.E$7]*[Assumption.$F38]" table:style-name="ce11">
            <text:p>0</text:p>
          </table:table-cell>
          <table:table-cell office:value-type="float" office:value="0" table:formula="of:=[.F$7]*[Assumption.$F38]" table:style-name="ce11">
            <text:p>0</text:p>
          </table:table-cell>
          <table:table-cell office:value-type="float" office:value="0" table:formula="of:=[.G$7]*[Assumption.$F38]" table:style-name="ce11">
            <text:p>0</text:p>
          </table:table-cell>
          <table:table-cell office:value-type="float" office:value="0" table:formula="of:=[.H$7]*[Assumption.$F38]" table:style-name="ce11">
            <text:p>0</text:p>
          </table:table-cell>
          <table:table-cell office:value-type="float" office:value="0" table:formula="of:=[.I$7]*[Assumption.$F38]" table:style-name="ce11">
            <text:p>0</text:p>
          </table:table-cell>
          <table:table-cell office:value-type="float" office:value="0" table:formula="of:=[.J$7]*[Assumption.$F38]" table:style-name="ce11">
            <text:p>0</text:p>
          </table:table-cell>
          <table:table-cell office:value-type="float" office:value="0" table:formula="of:=[.K$7]*[Assumption.$F38]" table:style-name="ce11">
            <text:p>0</text:p>
          </table:table-cell>
          <table:table-cell office:value-type="float" office:value="0" table:formula="of:=[.L$7]*[Assumption.$F38]" table:style-name="ce11">
            <text:p>0</text:p>
          </table:table-cell>
          <table:table-cell office:value-type="float" office:value="0" table:formula="of:=[.M$7]*[Assumption.$F38]" table:style-name="ce11">
            <text:p>0</text:p>
          </table:table-cell>
          <table:table-cell table:number-columns-repeated="16371"/>
        </table:table-row>
        <table:table-row table:style-name="ro5">
          <table:table-cell office:value-type="string" table:style-name="ce5">
            <text:p>Classic Harvest</text:p>
          </table:table-cell>
          <table:table-cell office:value-type="float" office:value="528000" table:formula="of:=[.B$7]*[Assumption.$F39]" table:style-name="ce11">
            <text:p>528000</text:p>
          </table:table-cell>
          <table:table-cell office:value-type="float" office:value="551997.59999999986" table:formula="of:=[.C$7]*[Assumption.$F39]" table:style-name="ce11">
            <text:p>551998</text:p>
          </table:table-cell>
          <table:table-cell office:value-type="float" office:value="577085.89091999992" table:formula="of:=[.D$7]*[Assumption.$F39]" table:style-name="ce11">
            <text:p>577086</text:p>
          </table:table-cell>
          <table:table-cell office:value-type="float" office:value="603314.44466231391" table:formula="of:=[.E$7]*[Assumption.$F39]" table:style-name="ce11">
            <text:p>603314</text:p>
          </table:table-cell>
          <table:table-cell office:value-type="float" office:value="630735.08617221599" table:formula="of:=[.F$7]*[Assumption.$F39]" table:style-name="ce11">
            <text:p>630735</text:p>
          </table:table-cell>
          <table:table-cell office:value-type="float" office:value="659401.99583874329" table:formula="of:=[.G$7]*[Assumption.$F39]" table:style-name="ce11">
            <text:p>659402</text:p>
          </table:table-cell>
          <table:table-cell office:value-type="float" office:value="689371.81654961407" table:formula="of:=[.H$7]*[Assumption.$F39]" table:style-name="ce11">
            <text:p>689372</text:p>
          </table:table-cell>
          <table:table-cell office:value-type="float" office:value="720703.76561179385" table:formula="of:=[.I$7]*[Assumption.$F39]" table:style-name="ce11">
            <text:p>720704</text:p>
          </table:table-cell>
          <table:table-cell office:value-type="float" office:value="753459.75175884995" table:formula="of:=[.J$7]*[Assumption.$F39]" table:style-name="ce11">
            <text:p>753460</text:p>
          </table:table-cell>
          <table:table-cell office:value-type="float" office:value="787704.49747628951" table:formula="of:=[.K$7]*[Assumption.$F39]" table:style-name="ce11">
            <text:p>787704</text:p>
          </table:table-cell>
          <table:table-cell office:value-type="float" office:value="823505.66688658693" table:formula="of:=[.L$7]*[Assumption.$F39]" table:style-name="ce11">
            <text:p>823506</text:p>
          </table:table-cell>
          <table:table-cell office:value-type="float" office:value="860933.99944658205" table:formula="of:=[.M$7]*[Assumption.$F39]" table:style-name="ce11">
            <text:p>860934</text:p>
          </table:table-cell>
          <table:table-cell table:number-columns-repeated="16371"/>
        </table:table-row>
        <table:table-row table:style-name="ro5">
          <table:table-cell office:value-type="string" table:style-name="ce5">
            <text:p>Others</text:p>
          </table:table-cell>
          <table:table-cell office:value-type="float" office:value="432000" table:formula="of:=[.B$7]*[Assumption.$F40]" table:style-name="ce11">
            <text:p>432000</text:p>
          </table:table-cell>
          <table:table-cell office:value-type="float" office:value="451634.39999999991" table:formula="of:=[.C$7]*[Assumption.$F40]" table:style-name="ce11">
            <text:p>451634</text:p>
          </table:table-cell>
          <table:table-cell office:value-type="float" office:value="472161.18347999995" table:formula="of:=[.D$7]*[Assumption.$F40]" table:style-name="ce11">
            <text:p>472161</text:p>
          </table:table-cell>
          <table:table-cell office:value-type="float" office:value="493620.90926916595" table:formula="of:=[.E$7]*[Assumption.$F40]" table:style-name="ce11">
            <text:p>493621</text:p>
          </table:table-cell>
          <table:table-cell office:value-type="float" office:value="516055.9795954494" table:formula="of:=[.F$7]*[Assumption.$F40]" table:style-name="ce11">
            <text:p>516056</text:p>
          </table:table-cell>
          <table:table-cell office:value-type="float" office:value="539510.72386806272" table:formula="of:=[.G$7]*[Assumption.$F40]" table:style-name="ce11">
            <text:p>539511</text:p>
          </table:table-cell>
          <table:table-cell office:value-type="float" office:value="564031.48626786598" table:formula="of:=[.H$7]*[Assumption.$F40]" table:style-name="ce11">
            <text:p>564031</text:p>
          </table:table-cell>
          <table:table-cell office:value-type="float" office:value="589666.71731874044" table:formula="of:=[.I$7]*[Assumption.$F40]" table:style-name="ce11">
            <text:p>589667</text:p>
          </table:table-cell>
          <table:table-cell office:value-type="float" office:value="616467.06962087716" table:formula="of:=[.J$7]*[Assumption.$F40]" table:style-name="ce11">
            <text:p>616467</text:p>
          </table:table-cell>
          <table:table-cell office:value-type="float" office:value="644485.49793514598" table:formula="of:=[.K$7]*[Assumption.$F40]" table:style-name="ce11">
            <text:p>644485</text:p>
          </table:table-cell>
          <table:table-cell office:value-type="float" office:value="673777.36381629831" table:formula="of:=[.L$7]*[Assumption.$F40]" table:style-name="ce11">
            <text:p>673777</text:p>
          </table:table-cell>
          <table:table-cell office:value-type="float" office:value="704400.54500174895" table:formula="of:=[.M$7]*[Assumption.$F40]" table:style-name="ce11">
            <text:p>704401</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Sugar</text:p>
          </table:table-cell>
          <table:table-cell table:number-columns-repeated="16383" table:style-name="ce1"/>
        </table:table-row>
        <table:table-row table:style-name="ro5">
          <table:table-cell office:value-type="string" table:style-name="ce5">
            <text:p>Fortune</text:p>
          </table:table-cell>
          <table:table-cell office:value-type="float" office:value="247500" table:formula="of:=[.B$8]*[Assumption.$G35]" table:style-name="ce11">
            <text:p>247500</text:p>
          </table:table-cell>
          <table:table-cell office:value-type="float" office:value="256236.75" table:formula="of:=[.C$8]*[Assumption.$G35]" table:style-name="ce11">
            <text:p>256237</text:p>
          </table:table-cell>
          <table:table-cell office:value-type="float" office:value="265281.90727500001" table:formula="of:=[.D$8]*[Assumption.$G35]" table:style-name="ce11">
            <text:p>265282</text:p>
          </table:table-cell>
          <table:table-cell office:value-type="float" office:value="274646.3586018075" table:formula="of:=[.E$8]*[Assumption.$G35]" table:style-name="ce11">
            <text:p>274646</text:p>
          </table:table-cell>
          <table:table-cell office:value-type="float" office:value="284341.37506045122" table:formula="of:=[.F$8]*[Assumption.$G35]" table:style-name="ce11">
            <text:p>284341</text:p>
          </table:table-cell>
          <table:table-cell office:value-type="float" office:value="294378.62560008513" table:formula="of:=[.G$8]*[Assumption.$G35]" table:style-name="ce11">
            <text:p>294379</text:p>
          </table:table-cell>
          <table:table-cell office:value-type="float" office:value="304770.19108376809" table:formula="of:=[.H$8]*[Assumption.$G35]" table:style-name="ce11">
            <text:p>304770</text:p>
          </table:table-cell>
          <table:table-cell office:value-type="float" office:value="315528.57882902515" table:formula="of:=[.I$8]*[Assumption.$G35]" table:style-name="ce11">
            <text:p>315529</text:p>
          </table:table-cell>
          <table:table-cell office:value-type="float" office:value="326666.73766168975" table:formula="of:=[.J$8]*[Assumption.$G35]" table:style-name="ce11">
            <text:p>326667</text:p>
          </table:table-cell>
          <table:table-cell office:value-type="float" office:value="338198.07350114733" table:formula="of:=[.K$8]*[Assumption.$G35]" table:style-name="ce11">
            <text:p>338198</text:p>
          </table:table-cell>
          <table:table-cell office:value-type="float" office:value="350136.46549573779" table:formula="of:=[.L$8]*[Assumption.$G35]" table:style-name="ce11">
            <text:p>350136</text:p>
          </table:table-cell>
          <table:table-cell office:value-type="float" office:value="362496.28272773733" table:formula="of:=[.M$8]*[Assumption.$G35]" table:style-name="ce11">
            <text:p>362496</text:p>
          </table:table-cell>
          <table:table-cell table:number-columns-repeated="16371"/>
        </table:table-row>
        <table:table-row table:style-name="ro5">
          <table:table-cell office:value-type="string" table:style-name="ce5">
            <text:p>Patanjali</text:p>
          </table:table-cell>
          <table:table-cell office:value-type="float" office:value="0" table:formula="of:=[.B$8]*[Assumption.$G36]" table:style-name="ce11">
            <text:p>0</text:p>
          </table:table-cell>
          <table:table-cell office:value-type="float" office:value="0" table:formula="of:=[.C$8]*[Assumption.$G36]" table:style-name="ce11">
            <text:p>0</text:p>
          </table:table-cell>
          <table:table-cell office:value-type="float" office:value="0" table:formula="of:=[.D$8]*[Assumption.$G36]" table:style-name="ce11">
            <text:p>0</text:p>
          </table:table-cell>
          <table:table-cell office:value-type="float" office:value="0" table:formula="of:=[.E$8]*[Assumption.$G36]" table:style-name="ce11">
            <text:p>0</text:p>
          </table:table-cell>
          <table:table-cell office:value-type="float" office:value="0" table:formula="of:=[.F$8]*[Assumption.$G36]" table:style-name="ce11">
            <text:p>0</text:p>
          </table:table-cell>
          <table:table-cell office:value-type="float" office:value="0" table:formula="of:=[.G$8]*[Assumption.$G36]" table:style-name="ce11">
            <text:p>0</text:p>
          </table:table-cell>
          <table:table-cell office:value-type="float" office:value="0" table:formula="of:=[.H$8]*[Assumption.$G36]" table:style-name="ce11">
            <text:p>0</text:p>
          </table:table-cell>
          <table:table-cell office:value-type="float" office:value="0" table:formula="of:=[.I$8]*[Assumption.$G36]" table:style-name="ce11">
            <text:p>0</text:p>
          </table:table-cell>
          <table:table-cell office:value-type="float" office:value="0" table:formula="of:=[.J$8]*[Assumption.$G36]" table:style-name="ce11">
            <text:p>0</text:p>
          </table:table-cell>
          <table:table-cell office:value-type="float" office:value="0" table:formula="of:=[.K$8]*[Assumption.$G36]" table:style-name="ce11">
            <text:p>0</text:p>
          </table:table-cell>
          <table:table-cell office:value-type="float" office:value="0" table:formula="of:=[.L$8]*[Assumption.$G36]" table:style-name="ce11">
            <text:p>0</text:p>
          </table:table-cell>
          <table:table-cell office:value-type="float" office:value="0" table:formula="of:=[.M$8]*[Assumption.$G36]"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309375" table:formula="of:=[.B$8]*[Assumption.$G37]" table:style-name="ce11">
            <text:p>309375</text:p>
          </table:table-cell>
          <table:table-cell office:value-type="float" office:value="320295.9375" table:formula="of:=[.C$8]*[Assumption.$G37]" table:style-name="ce11">
            <text:p>320296</text:p>
          </table:table-cell>
          <table:table-cell office:value-type="float" office:value="331602.38409374998" table:formula="of:=[.D$8]*[Assumption.$G37]" table:style-name="ce11">
            <text:p>331602</text:p>
          </table:table-cell>
          <table:table-cell office:value-type="float" office:value="343307.94825225935" table:formula="of:=[.E$8]*[Assumption.$G37]" table:style-name="ce11">
            <text:p>343308</text:p>
          </table:table-cell>
          <table:table-cell office:value-type="float" office:value="355426.71882556402" table:formula="of:=[.F$8]*[Assumption.$G37]" table:style-name="ce11">
            <text:p>355427</text:p>
          </table:table-cell>
          <table:table-cell office:value-type="float" office:value="367973.28200010641" table:formula="of:=[.G$8]*[Assumption.$G37]" table:style-name="ce11">
            <text:p>367973</text:p>
          </table:table-cell>
          <table:table-cell office:value-type="float" office:value="380962.73885471013" table:formula="of:=[.H$8]*[Assumption.$G37]" table:style-name="ce11">
            <text:p>380963</text:p>
          </table:table-cell>
          <table:table-cell office:value-type="float" office:value="394410.72353628144" table:formula="of:=[.I$8]*[Assumption.$G37]" table:style-name="ce11">
            <text:p>394411</text:p>
          </table:table-cell>
          <table:table-cell office:value-type="float" office:value="408333.42207711213" table:formula="of:=[.J$8]*[Assumption.$G37]" table:style-name="ce11">
            <text:p>408333</text:p>
          </table:table-cell>
          <table:table-cell office:value-type="float" office:value="422747.5918764341" table:formula="of:=[.K$8]*[Assumption.$G37]" table:style-name="ce11">
            <text:p>422748</text:p>
          </table:table-cell>
          <table:table-cell office:value-type="float" office:value="437670.58186967223" table:formula="of:=[.L$8]*[Assumption.$G37]" table:style-name="ce11">
            <text:p>437671</text:p>
          </table:table-cell>
          <table:table-cell office:value-type="float" office:value="453120.35340967163" table:formula="of:=[.M$8]*[Assumption.$G37]" table:style-name="ce11">
            <text:p>453120</text:p>
          </table:table-cell>
          <table:table-cell table:number-columns-repeated="16371"/>
        </table:table-row>
        <table:table-row table:style-name="ro5">
          <table:table-cell office:value-type="string" table:style-name="ce5">
            <text:p>Good Life</text:p>
          </table:table-cell>
          <table:table-cell office:value-type="float" office:value="185625" table:formula="of:=[.B$8]*[Assumption.$G38]" table:style-name="ce11">
            <text:p>185625</text:p>
          </table:table-cell>
          <table:table-cell office:value-type="float" office:value="192177.5625" table:formula="of:=[.C$8]*[Assumption.$G38]" table:style-name="ce11">
            <text:p>192178</text:p>
          </table:table-cell>
          <table:table-cell office:value-type="float" office:value="198961.43045624997" table:formula="of:=[.D$8]*[Assumption.$G38]" table:style-name="ce11">
            <text:p>198961</text:p>
          </table:table-cell>
          <table:table-cell office:value-type="float" office:value="205984.7689513556" table:formula="of:=[.E$8]*[Assumption.$G38]" table:style-name="ce11">
            <text:p>205985</text:p>
          </table:table-cell>
          <table:table-cell office:value-type="float" office:value="213256.03129533841" table:formula="of:=[.F$8]*[Assumption.$G38]" table:style-name="ce11">
            <text:p>213256</text:p>
          </table:table-cell>
          <table:table-cell office:value-type="float" office:value="220783.96920006385" table:formula="of:=[.G$8]*[Assumption.$G38]" table:style-name="ce11">
            <text:p>220784</text:p>
          </table:table-cell>
          <table:table-cell office:value-type="float" office:value="228577.64331282608" table:formula="of:=[.H$8]*[Assumption.$G38]" table:style-name="ce11">
            <text:p>228578</text:p>
          </table:table-cell>
          <table:table-cell office:value-type="float" office:value="236646.43412176886" table:formula="of:=[.I$8]*[Assumption.$G38]" table:style-name="ce11">
            <text:p>236646</text:p>
          </table:table-cell>
          <table:table-cell office:value-type="float" office:value="245000.05324626726" table:formula="of:=[.J$8]*[Assumption.$G38]" table:style-name="ce11">
            <text:p>245000</text:p>
          </table:table-cell>
          <table:table-cell office:value-type="float" office:value="253648.55512586044" table:formula="of:=[.K$8]*[Assumption.$G38]" table:style-name="ce11">
            <text:p>253649</text:p>
          </table:table-cell>
          <table:table-cell office:value-type="float" office:value="262602.3491218033" table:formula="of:=[.L$8]*[Assumption.$G38]" table:style-name="ce11">
            <text:p>262602</text:p>
          </table:table-cell>
          <table:table-cell office:value-type="float" office:value="271872.21204580297" table:formula="of:=[.M$8]*[Assumption.$G38]" table:style-name="ce11">
            <text:p>271872</text:p>
          </table:table-cell>
          <table:table-cell table:number-columns-repeated="16371"/>
        </table:table-row>
        <table:table-row table:style-name="ro5">
          <table:table-cell office:value-type="string" table:style-name="ce5">
            <text:p>Classic Harvest</text:p>
          </table:table-cell>
          <table:table-cell office:value-type="float" office:value="371250" table:formula="of:=[.B$8]*[Assumption.$G39]" table:style-name="ce11">
            <text:p>371250</text:p>
          </table:table-cell>
          <table:table-cell office:value-type="float" office:value="384355.125" table:formula="of:=[.C$8]*[Assumption.$G39]" table:style-name="ce11">
            <text:p>384355</text:p>
          </table:table-cell>
          <table:table-cell office:value-type="float" office:value="397922.86091249995" table:formula="of:=[.D$8]*[Assumption.$G39]" table:style-name="ce11">
            <text:p>397923</text:p>
          </table:table-cell>
          <table:table-cell office:value-type="float" office:value="411969.53790271119" table:formula="of:=[.E$8]*[Assumption.$G39]" table:style-name="ce11">
            <text:p>411970</text:p>
          </table:table-cell>
          <table:table-cell office:value-type="float" office:value="426512.06259067683" table:formula="of:=[.F$8]*[Assumption.$G39]" table:style-name="ce11">
            <text:p>426512</text:p>
          </table:table-cell>
          <table:table-cell office:value-type="float" office:value="441567.93840012769" table:formula="of:=[.G$8]*[Assumption.$G39]" table:style-name="ce11">
            <text:p>441568</text:p>
          </table:table-cell>
          <table:table-cell office:value-type="float" office:value="457155.28662565217" table:formula="of:=[.H$8]*[Assumption.$G39]" table:style-name="ce11">
            <text:p>457155</text:p>
          </table:table-cell>
          <table:table-cell office:value-type="float" office:value="473292.86824353773" table:formula="of:=[.I$8]*[Assumption.$G39]" table:style-name="ce11">
            <text:p>473293</text:p>
          </table:table-cell>
          <table:table-cell office:value-type="float" office:value="490000.10649253451" table:formula="of:=[.J$8]*[Assumption.$G39]" table:style-name="ce11">
            <text:p>490000</text:p>
          </table:table-cell>
          <table:table-cell office:value-type="float" office:value="507297.11025172088" table:formula="of:=[.K$8]*[Assumption.$G39]" table:style-name="ce11">
            <text:p>507297</text:p>
          </table:table-cell>
          <table:table-cell office:value-type="float" office:value="525204.6982436066" table:formula="of:=[.L$8]*[Assumption.$G39]" table:style-name="ce11">
            <text:p>525205</text:p>
          </table:table-cell>
          <table:table-cell office:value-type="float" office:value="543744.42409160594" table:formula="of:=[.M$8]*[Assumption.$G39]" table:style-name="ce11">
            <text:p>543744</text:p>
          </table:table-cell>
          <table:table-cell table:number-columns-repeated="16371"/>
        </table:table-row>
        <table:table-row table:style-name="ro5">
          <table:table-cell office:value-type="string" table:style-name="ce5">
            <text:p>Others</text:p>
          </table:table-cell>
          <table:table-cell office:value-type="float" office:value="123750" table:formula="of:=[.B$8]*[Assumption.$G40]" table:style-name="ce11">
            <text:p>123750</text:p>
          </table:table-cell>
          <table:table-cell office:value-type="float" office:value="128118.375" table:formula="of:=[.C$8]*[Assumption.$G40]" table:style-name="ce11">
            <text:p>128118</text:p>
          </table:table-cell>
          <table:table-cell office:value-type="float" office:value="132640.9536375" table:formula="of:=[.D$8]*[Assumption.$G40]" table:style-name="ce11">
            <text:p>132641</text:p>
          </table:table-cell>
          <table:table-cell office:value-type="float" office:value="137323.17930090375" table:formula="of:=[.E$8]*[Assumption.$G40]" table:style-name="ce11">
            <text:p>137323</text:p>
          </table:table-cell>
          <table:table-cell office:value-type="float" office:value="142170.68753022561" table:formula="of:=[.F$8]*[Assumption.$G40]" table:style-name="ce11">
            <text:p>142171</text:p>
          </table:table-cell>
          <table:table-cell office:value-type="float" office:value="147189.31280004256" table:formula="of:=[.G$8]*[Assumption.$G40]" table:style-name="ce11">
            <text:p>147189</text:p>
          </table:table-cell>
          <table:table-cell office:value-type="float" office:value="152385.09554188405" table:formula="of:=[.H$8]*[Assumption.$G40]" table:style-name="ce11">
            <text:p>152385</text:p>
          </table:table-cell>
          <table:table-cell office:value-type="float" office:value="157764.28941451258" table:formula="of:=[.I$8]*[Assumption.$G40]" table:style-name="ce11">
            <text:p>157764</text:p>
          </table:table-cell>
          <table:table-cell office:value-type="float" office:value="163333.36883084488" table:formula="of:=[.J$8]*[Assumption.$G40]" table:style-name="ce11">
            <text:p>163333</text:p>
          </table:table-cell>
          <table:table-cell office:value-type="float" office:value="169099.03675057366" table:formula="of:=[.K$8]*[Assumption.$G40]" table:style-name="ce11">
            <text:p>169099</text:p>
          </table:table-cell>
          <table:table-cell office:value-type="float" office:value="175068.2327478689" table:formula="of:=[.L$8]*[Assumption.$G40]" table:style-name="ce11">
            <text:p>175068</text:p>
          </table:table-cell>
          <table:table-cell office:value-type="float" office:value="181248.14136386866" table:formula="of:=[.M$8]*[Assumption.$G40]" table:style-name="ce11">
            <text:p>181248</text:p>
          </table:table-cell>
          <table:table-cell table:number-columns-repeated="16371"/>
        </table:table-row>
        <table:table-row table:style-name="ro6">
          <table:table-cell table:number-columns-repeated="16384"/>
        </table:table-row>
        <table:table-row table:style-name="ro5">
          <table:table-cell office:value-type="string" table:style-name="ce6">
            <text:p>Cost of Goods Sold</text:p>
          </table:table-cell>
          <table:table-cell table:number-columns-repeated="16383" table:style-name="ce1"/>
        </table:table-row>
        <table:table-row table:style-name="ro5">
          <table:table-cell office:value-type="string" table:style-name="ce6">
            <text:p>Atta</text:p>
          </table:table-cell>
          <table:table-cell table:number-columns-repeated="16383" table:style-name="ce1"/>
        </table:table-row>
        <table:table-row table:style-name="ro5">
          <table:table-cell office:value-type="string" table:style-name="ce5">
            <text:p>Fortune</text:p>
          </table:table-cell>
          <table:table-cell office:value-type="float" office:value="539000" table:formula="of:=[.B13]*(1-[Assumption.$B43])" table:style-name="ce11">
            <text:p>539000</text:p>
          </table:table-cell>
          <table:table-cell office:value-type="float" office:value="558026.70000000007" table:formula="of:=[.C13]*(1-[Assumption.$B43])" table:style-name="ce11">
            <text:p>558027</text:p>
          </table:table-cell>
          <table:table-cell office:value-type="float" office:value="577725.04250999994" table:formula="of:=[.D13]*(1-[Assumption.$B43])" table:style-name="ce11">
            <text:p>577725</text:p>
          </table:table-cell>
          <table:table-cell office:value-type="float" office:value="598118.73651060276" table:formula="of:=[.E13]*(1-[Assumption.$B43])" table:style-name="ce11">
            <text:p>598119</text:p>
          </table:table-cell>
          <table:table-cell office:value-type="float" office:value="619232.327909427" table:formula="of:=[.F13]*(1-[Assumption.$B43])" table:style-name="ce11">
            <text:p>619232</text:p>
          </table:table-cell>
          <table:table-cell office:value-type="float" office:value="641091.22908462968" table:formula="of:=[.G13]*(1-[Assumption.$B43])" table:style-name="ce11">
            <text:p>641091</text:p>
          </table:table-cell>
          <table:table-cell office:value-type="float" office:value="663721.74947131705" table:formula="of:=[.H13]*(1-[Assumption.$B43])" table:style-name="ce11">
            <text:p>663722</text:p>
          </table:table-cell>
          <table:table-cell office:value-type="float" office:value="687151.12722765456" table:formula="of:=[.I13]*(1-[Assumption.$B43])" table:style-name="ce11">
            <text:p>687151</text:p>
          </table:table-cell>
          <table:table-cell office:value-type="float" office:value="711407.56201879075" table:formula="of:=[.J13]*(1-[Assumption.$B43])" table:style-name="ce11">
            <text:p>711408</text:p>
          </table:table-cell>
          <table:table-cell office:value-type="float" office:value="736520.248958054" table:formula="of:=[.K13]*(1-[Assumption.$B43])" table:style-name="ce11">
            <text:p>736520</text:p>
          </table:table-cell>
          <table:table-cell office:value-type="float" office:value="762519.41374627303" table:formula="of:=[.L13]*(1-[Assumption.$B43])" table:style-name="ce11">
            <text:p>762519</text:p>
          </table:table-cell>
          <table:table-cell office:value-type="float" office:value="789436.3490515165" table:formula="of:=[.M13]*(1-[Assumption.$B43])" table:style-name="ce11">
            <text:p>789436</text:p>
          </table:table-cell>
          <table:table-cell table:number-columns-repeated="16371"/>
        </table:table-row>
        <table:table-row table:style-name="ro5">
          <table:table-cell office:value-type="string" table:style-name="ce5">
            <text:p>Patanjali</text:p>
          </table:table-cell>
          <table:table-cell office:value-type="float" office:value="750750" table:formula="of:=[.B14]*(1-[Assumption.$B44])" table:style-name="ce11">
            <text:p>750750</text:p>
          </table:table-cell>
          <table:table-cell office:value-type="float" office:value="777251.47499999998" table:formula="of:=[.C14]*(1-[Assumption.$B44])" table:style-name="ce11">
            <text:p>777251</text:p>
          </table:table-cell>
          <table:table-cell office:value-type="float" office:value="804688.45206749986" table:formula="of:=[.D14]*(1-[Assumption.$B44])" table:style-name="ce11">
            <text:p>804688</text:p>
          </table:table-cell>
          <table:table-cell office:value-type="float" office:value="833093.95442548243" table:formula="of:=[.E14]*(1-[Assumption.$B44])" table:style-name="ce11">
            <text:p>833094</text:p>
          </table:table-cell>
          <table:table-cell office:value-type="float" office:value="862502.17101670185" table:formula="of:=[.F14]*(1-[Assumption.$B44])" table:style-name="ce11">
            <text:p>862502</text:p>
          </table:table-cell>
          <table:table-cell office:value-type="float" office:value="892948.49765359133" table:formula="of:=[.G14]*(1-[Assumption.$B44])" table:style-name="ce11">
            <text:p>892948</text:p>
          </table:table-cell>
          <table:table-cell office:value-type="float" office:value="924469.57962076319" table:formula="of:=[.H14]*(1-[Assumption.$B44])" table:style-name="ce11">
            <text:p>924470</text:p>
          </table:table-cell>
          <table:table-cell office:value-type="float" office:value="957103.3557813759" table:formula="of:=[.I14]*(1-[Assumption.$B44])" table:style-name="ce11">
            <text:p>957103</text:p>
          </table:table-cell>
          <table:table-cell office:value-type="float" office:value="990889.10424045846" table:formula="of:=[.J14]*(1-[Assumption.$B44])" table:style-name="ce11">
            <text:p>990889</text:p>
          </table:table-cell>
          <table:table-cell office:value-type="float" office:value="1025867.4896201465" table:formula="of:=[.K14]*(1-[Assumption.$B44])" table:style-name="ce11">
            <text:p>1025867</text:p>
          </table:table-cell>
          <table:table-cell office:value-type="float" office:value="1062080.6120037376" table:formula="of:=[.L14]*(1-[Assumption.$B44])" table:style-name="ce11">
            <text:p>1062081</text:p>
          </table:table-cell>
          <table:table-cell office:value-type="float" office:value="1099572.0576074694" table:formula="of:=[.M14]*(1-[Assumption.$B44])" table:style-name="ce11">
            <text:p>1099572</text:p>
          </table:table-cell>
          <table:table-cell table:number-columns-repeated="16371"/>
        </table:table-row>
        <table:table-row table:style-name="ro5">
          <table:table-cell office:value-type="string" table:style-name="ce5">
            <text:p>Organic Tattva</text:p>
          </table:table-cell>
          <table:table-cell office:value-type="float" office:value="288750" table:formula="of:=[.B15]*(1-[Assumption.$B45])" table:style-name="ce11">
            <text:p>288750</text:p>
          </table:table-cell>
          <table:table-cell office:value-type="float" office:value="298942.875" table:formula="of:=[.C15]*(1-[Assumption.$B45])" table:style-name="ce11">
            <text:p>298943</text:p>
          </table:table-cell>
          <table:table-cell office:value-type="float" office:value="309495.55848749995" table:formula="of:=[.D15]*(1-[Assumption.$B45])" table:style-name="ce11">
            <text:p>309496</text:p>
          </table:table-cell>
          <table:table-cell office:value-type="float" office:value="320420.7517021086" table:formula="of:=[.E15]*(1-[Assumption.$B45])" table:style-name="ce11">
            <text:p>320421</text:p>
          </table:table-cell>
          <table:table-cell office:value-type="float" office:value="331731.60423719301" table:formula="of:=[.F15]*(1-[Assumption.$B45])" table:style-name="ce11">
            <text:p>331732</text:p>
          </table:table-cell>
          <table:table-cell office:value-type="float" office:value="343441.72986676591" table:formula="of:=[.G15]*(1-[Assumption.$B45])" table:style-name="ce11">
            <text:p>343442</text:p>
          </table:table-cell>
          <table:table-cell office:value-type="float" office:value="355565.22293106274" table:formula="of:=[.H15]*(1-[Assumption.$B45])" table:style-name="ce11">
            <text:p>355565</text:p>
          </table:table-cell>
          <table:table-cell office:value-type="float" office:value="368116.67530052917" table:formula="of:=[.I15]*(1-[Assumption.$B45])" table:style-name="ce11">
            <text:p>368117</text:p>
          </table:table-cell>
          <table:table-cell office:value-type="float" office:value="381111.19393863785" table:formula="of:=[.J15]*(1-[Assumption.$B45])" table:style-name="ce11">
            <text:p>381111</text:p>
          </table:table-cell>
          <table:table-cell office:value-type="float" office:value="394564.41908467171" table:formula="of:=[.K15]*(1-[Assumption.$B45])" table:style-name="ce11">
            <text:p>394564</text:p>
          </table:table-cell>
          <table:table-cell office:value-type="float" office:value="408492.54307836056" table:formula="of:=[.L15]*(1-[Assumption.$B45])" table:style-name="ce11">
            <text:p>408493</text:p>
          </table:table-cell>
          <table:table-cell office:value-type="float" office:value="422912.32984902669" table:formula="of:=[.M15]*(1-[Assumption.$B45])" table:style-name="ce11">
            <text:p>422912</text:p>
          </table:table-cell>
          <table:table-cell table:number-columns-repeated="16371"/>
        </table:table-row>
        <table:table-row table:style-name="ro5">
          <table:table-cell office:value-type="string" table:style-name="ce5">
            <text:p>Good Life</text:p>
          </table:table-cell>
          <table:table-cell office:value-type="float" office:value="173249.99999999997" table:formula="of:=[.B16]*(1-[Assumption.$B46])" table:style-name="ce11">
            <text:p>173250</text:p>
          </table:table-cell>
          <table:table-cell office:value-type="float" office:value="179365.72499999998" table:formula="of:=[.C16]*(1-[Assumption.$B46])" table:style-name="ce11">
            <text:p>179366</text:p>
          </table:table-cell>
          <table:table-cell office:value-type="float" office:value="185697.33509249997" table:formula="of:=[.D16]*(1-[Assumption.$B46])" table:style-name="ce11">
            <text:p>185697</text:p>
          </table:table-cell>
          <table:table-cell office:value-type="float" office:value="192252.45102126515" table:formula="of:=[.E16]*(1-[Assumption.$B46])" table:style-name="ce11">
            <text:p>192252</text:p>
          </table:table-cell>
          <table:table-cell office:value-type="float" office:value="199038.9625423158" table:formula="of:=[.F16]*(1-[Assumption.$B46])" table:style-name="ce11">
            <text:p>199039</text:p>
          </table:table-cell>
          <table:table-cell office:value-type="float" office:value="206065.03792005955" table:formula="of:=[.G16]*(1-[Assumption.$B46])" table:style-name="ce11">
            <text:p>206065</text:p>
          </table:table-cell>
          <table:table-cell office:value-type="float" office:value="213339.13375863765" table:formula="of:=[.H16]*(1-[Assumption.$B46])" table:style-name="ce11">
            <text:p>213339</text:p>
          </table:table-cell>
          <table:table-cell office:value-type="float" office:value="220870.0051803175" table:formula="of:=[.I16]*(1-[Assumption.$B46])" table:style-name="ce11">
            <text:p>220870</text:p>
          </table:table-cell>
          <table:table-cell office:value-type="float" office:value="228666.7163631827" table:formula="of:=[.J16]*(1-[Assumption.$B46])" table:style-name="ce11">
            <text:p>228667</text:p>
          </table:table-cell>
          <table:table-cell office:value-type="float" office:value="236738.65145080307" table:formula="of:=[.K16]*(1-[Assumption.$B46])" table:style-name="ce11">
            <text:p>236739</text:p>
          </table:table-cell>
          <table:table-cell office:value-type="float" office:value="245095.52584701628" table:formula="of:=[.L16]*(1-[Assumption.$B46])" table:style-name="ce11">
            <text:p>245096</text:p>
          </table:table-cell>
          <table:table-cell office:value-type="float" office:value="253747.39790941597" table:formula="of:=[.M16]*(1-[Assumption.$B46])" table:style-name="ce11">
            <text:p>253747</text:p>
          </table:table-cell>
          <table:table-cell table:number-columns-repeated="16371"/>
        </table:table-row>
        <table:table-row table:style-name="ro5">
          <table:table-cell office:value-type="string" table:style-name="ce5">
            <text:p>Classic Harvest</text:p>
          </table:table-cell>
          <table:table-cell office:value-type="float" office:value="105875.00000000001" table:formula="of:=[.B17]*(1-[Assumption.$B47])" table:style-name="ce11">
            <text:p>105875</text:p>
          </table:table-cell>
          <table:table-cell office:value-type="float" office:value="109612.38750000001" table:formula="of:=[.C17]*(1-[Assumption.$B47])" table:style-name="ce11">
            <text:p>109612</text:p>
          </table:table-cell>
          <table:table-cell office:value-type="float" office:value="113481.70477874999" table:formula="of:=[.D17]*(1-[Assumption.$B47])" table:style-name="ce11">
            <text:p>113482</text:p>
          </table:table-cell>
          <table:table-cell office:value-type="float" office:value="117487.60895743985" table:formula="of:=[.E17]*(1-[Assumption.$B47])" table:style-name="ce11">
            <text:p>117488</text:p>
          </table:table-cell>
          <table:table-cell office:value-type="float" office:value="121634.92155363744" table:formula="of:=[.F17]*(1-[Assumption.$B47])" table:style-name="ce11">
            <text:p>121635</text:p>
          </table:table-cell>
          <table:table-cell office:value-type="float" office:value="125928.63428448087" table:formula="of:=[.G17]*(1-[Assumption.$B47])" table:style-name="ce11">
            <text:p>125929</text:p>
          </table:table-cell>
          <table:table-cell office:value-type="float" office:value="130373.91507472302" table:formula="of:=[.H17]*(1-[Assumption.$B47])" table:style-name="ce11">
            <text:p>130374</text:p>
          </table:table-cell>
          <table:table-cell office:value-type="float" office:value="134976.11427686072" table:formula="of:=[.I17]*(1-[Assumption.$B47])" table:style-name="ce11">
            <text:p>134976</text:p>
          </table:table-cell>
          <table:table-cell office:value-type="float" office:value="139740.77111083388" table:formula="of:=[.J17]*(1-[Assumption.$B47])" table:style-name="ce11">
            <text:p>139741</text:p>
          </table:table-cell>
          <table:table-cell office:value-type="float" office:value="144673.62033104635" table:formula="of:=[.K17]*(1-[Assumption.$B47])" table:style-name="ce11">
            <text:p>144674</text:p>
          </table:table-cell>
          <table:table-cell office:value-type="float" office:value="149780.5991287322" table:formula="of:=[.L17]*(1-[Assumption.$B47])" table:style-name="ce11">
            <text:p>149781</text:p>
          </table:table-cell>
          <table:table-cell office:value-type="float" office:value="155067.85427797647" table:formula="of:=[.M17]*(1-[Assumption.$B47])" table:style-name="ce11">
            <text:p>155068</text:p>
          </table:table-cell>
          <table:table-cell table:number-columns-repeated="16371"/>
        </table:table-row>
        <table:table-row table:style-name="ro5">
          <table:table-cell office:value-type="string" table:style-name="ce5">
            <text:p>Others</text:p>
          </table:table-cell>
          <table:table-cell office:value-type="float" office:value="86624.999999999985" table:formula="of:=[.B18]*(1-[Assumption.$B48])" table:style-name="ce11">
            <text:p>86625</text:p>
          </table:table-cell>
          <table:table-cell office:value-type="float" office:value="89682.862499999988" table:formula="of:=[.C18]*(1-[Assumption.$B48])" table:style-name="ce11">
            <text:p>89683</text:p>
          </table:table-cell>
          <table:table-cell office:value-type="float" office:value="92848.667546249984" table:formula="of:=[.D18]*(1-[Assumption.$B48])" table:style-name="ce11">
            <text:p>92849</text:p>
          </table:table-cell>
          <table:table-cell office:value-type="float" office:value="96126.225510632576" table:formula="of:=[.E18]*(1-[Assumption.$B48])" table:style-name="ce11">
            <text:p>96126</text:p>
          </table:table-cell>
          <table:table-cell office:value-type="float" office:value="99519.4812711579" table:formula="of:=[.F18]*(1-[Assumption.$B48])" table:style-name="ce11">
            <text:p>99519</text:p>
          </table:table-cell>
          <table:table-cell office:value-type="float" office:value="103032.51896002977" table:formula="of:=[.G18]*(1-[Assumption.$B48])" table:style-name="ce11">
            <text:p>103033</text:p>
          </table:table-cell>
          <table:table-cell office:value-type="float" office:value="106669.56687931882" table:formula="of:=[.H18]*(1-[Assumption.$B48])" table:style-name="ce11">
            <text:p>106670</text:p>
          </table:table-cell>
          <table:table-cell office:value-type="float" office:value="110435.00259015875" table:formula="of:=[.I18]*(1-[Assumption.$B48])" table:style-name="ce11">
            <text:p>110435</text:p>
          </table:table-cell>
          <table:table-cell office:value-type="float" office:value="114333.35818159135" table:formula="of:=[.J18]*(1-[Assumption.$B48])" table:style-name="ce11">
            <text:p>114333</text:p>
          </table:table-cell>
          <table:table-cell office:value-type="float" office:value="118369.32572540153" table:formula="of:=[.K18]*(1-[Assumption.$B48])" table:style-name="ce11">
            <text:p>118369</text:p>
          </table:table-cell>
          <table:table-cell office:value-type="float" office:value="122547.76292350814" table:formula="of:=[.L18]*(1-[Assumption.$B48])" table:style-name="ce11">
            <text:p>122548</text:p>
          </table:table-cell>
          <table:table-cell office:value-type="float" office:value="126873.69895470799" table:formula="of:=[.M18]*(1-[Assumption.$B48])" table:style-name="ce11">
            <text:p>126874</text:p>
          </table:table-cell>
          <table:table-cell table:number-columns-repeated="16371"/>
        </table:table-row>
        <table:table-row table:style-name="ro5">
          <table:table-cell office:value-type="string" table:style-name="ce6">
            <text:p>Total</text:p>
          </table:table-cell>
          <table:table-cell office:value-type="float" office:value="1944250" table:formula="of:=SUM([.B62:.B67])" table:style-name="ce11">
            <text:p>1944250</text:p>
          </table:table-cell>
          <table:table-cell office:value-type="float" office:value="2012882.0249999999" table:formula="of:=SUM([.C62:.C67])" table:style-name="ce11">
            <text:p>2012882</text:p>
          </table:table-cell>
          <table:table-cell office:value-type="float" office:value="2083936.7604824994" table:formula="of:=SUM([.D62:.D67])" table:style-name="ce11">
            <text:p>2083937</text:p>
          </table:table-cell>
          <table:table-cell office:value-type="float" office:value="2157499.7281275317" table:formula="of:=SUM([.E62:.E67])" table:style-name="ce11">
            <text:p>2157500</text:p>
          </table:table-cell>
          <table:table-cell office:value-type="float" office:value="2233659.4685304328" table:formula="of:=SUM([.F62:.F67])" table:style-name="ce11">
            <text:p>2233659</text:p>
          </table:table-cell>
          <table:table-cell office:value-type="float" office:value="2312507.6477695573" table:formula="of:=SUM([.G62:.G67])" table:style-name="ce11">
            <text:p>2312508</text:p>
          </table:table-cell>
          <table:table-cell office:value-type="float" office:value="2394139.1677358225" table:formula="of:=SUM([.H62:.H67])" table:style-name="ce11">
            <text:p>2394139</text:p>
          </table:table-cell>
          <table:table-cell office:value-type="float" office:value="2478652.280356897" table:formula="of:=SUM([.I62:.I67])" table:style-name="ce11">
            <text:p>2478652</text:p>
          </table:table-cell>
          <table:table-cell office:value-type="float" office:value="2566148.7058534948" table:formula="of:=SUM([.J62:.J67])" table:style-name="ce11">
            <text:p>2566149</text:p>
          </table:table-cell>
          <table:table-cell office:value-type="float" office:value="2656733.7551701232" table:formula="of:=SUM([.K62:.K67])" table:style-name="ce11">
            <text:p>2656734</text:p>
          </table:table-cell>
          <table:table-cell office:value-type="float" office:value="2750516.4567276277" table:formula="of:=SUM([.L62:.L67])" table:style-name="ce11">
            <text:p>2750516</text:p>
          </table:table-cell>
          <table:table-cell office:value-type="float" office:value="2847609.6876501129" table:formula="of:=SUM([.M62:.M67])" table:style-name="ce11">
            <text:p>2847610</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Besan</text:p>
          </table:table-cell>
          <table:table-cell table:number-columns-repeated="16383" table:style-name="ce1"/>
        </table:table-row>
        <table:table-row table:style-name="ro5">
          <table:table-cell office:value-type="string" table:style-name="ce5">
            <text:p>Fortune</text:p>
          </table:table-cell>
          <table:table-cell office:value-type="float" office:value="236250" table:formula="of:=[.B21]*(1-[Assumption.$C43])" table:style-name="ce11">
            <text:p>236250</text:p>
          </table:table-cell>
          <table:table-cell office:value-type="float" office:value="244577.8125" table:formula="of:=[.C21]*(1-[Assumption.$C43])" table:style-name="ce11">
            <text:p>244578</text:p>
          </table:table-cell>
          <table:table-cell office:value-type="float" office:value="253199.180390625" table:formula="of:=[.D21]*(1-[Assumption.$C43])" table:style-name="ce11">
            <text:p>253199</text:p>
          </table:table-cell>
          <table:table-cell office:value-type="float" office:value="262124.45149939452" table:formula="of:=[.E21]*(1-[Assumption.$C43])" table:style-name="ce11">
            <text:p>262124</text:p>
          </table:table-cell>
          <table:table-cell office:value-type="float" office:value="271364.33841474814" table:formula="of:=[.F21]*(1-[Assumption.$C43])" table:style-name="ce11">
            <text:p>271364</text:p>
          </table:table-cell>
          <table:table-cell office:value-type="float" office:value="280929.93134386797" table:formula="of:=[.G21]*(1-[Assumption.$C43])" table:style-name="ce11">
            <text:p>280930</text:p>
          </table:table-cell>
          <table:table-cell office:value-type="float" office:value="290832.71142373933" table:formula="of:=[.H21]*(1-[Assumption.$C43])" table:style-name="ce11">
            <text:p>290833</text:p>
          </table:table-cell>
          <table:table-cell office:value-type="float" office:value="301084.56450142607" table:formula="of:=[.I21]*(1-[Assumption.$C43])" table:style-name="ce11">
            <text:p>301085</text:p>
          </table:table-cell>
          <table:table-cell office:value-type="float" office:value="311697.79540010134" table:formula="of:=[.J21]*(1-[Assumption.$C43])" table:style-name="ce11">
            <text:p>311698</text:p>
          </table:table-cell>
          <table:table-cell office:value-type="float" office:value="322685.14268795494" table:formula="of:=[.K21]*(1-[Assumption.$C43])" table:style-name="ce11">
            <text:p>322685</text:p>
          </table:table-cell>
          <table:table-cell office:value-type="float" office:value="334059.79396770534" table:formula="of:=[.L21]*(1-[Assumption.$C43])" table:style-name="ce11">
            <text:p>334060</text:p>
          </table:table-cell>
          <table:table-cell office:value-type="float" office:value="345835.40170506691" table:formula="of:=[.M21]*(1-[Assumption.$C43])" table:style-name="ce11">
            <text:p>345835</text:p>
          </table:table-cell>
          <table:table-cell table:number-columns-repeated="16371"/>
        </table:table-row>
        <table:table-row table:style-name="ro5">
          <table:table-cell office:value-type="string" table:style-name="ce5">
            <text:p>Patanjali</text:p>
          </table:table-cell>
          <table:table-cell office:value-type="float" office:value="155925" table:formula="of:=[.B22]*(1-[Assumption.$C44])" table:style-name="ce11">
            <text:p>155925</text:p>
          </table:table-cell>
          <table:table-cell office:value-type="float" office:value="161421.35625000001" table:formula="of:=[.C22]*(1-[Assumption.$C44])" table:style-name="ce11">
            <text:p>161421</text:p>
          </table:table-cell>
          <table:table-cell office:value-type="float" office:value="167111.45905781249" table:formula="of:=[.D22]*(1-[Assumption.$C44])" table:style-name="ce11">
            <text:p>167111</text:p>
          </table:table-cell>
          <table:table-cell office:value-type="float" office:value="173002.13798960036" table:formula="of:=[.E22]*(1-[Assumption.$C44])" table:style-name="ce11">
            <text:p>173002</text:p>
          </table:table-cell>
          <table:table-cell office:value-type="float" office:value="179100.46335373379" table:formula="of:=[.F22]*(1-[Assumption.$C44])" table:style-name="ce11">
            <text:p>179100</text:p>
          </table:table-cell>
          <table:table-cell office:value-type="float" office:value="185413.75468695286" table:formula="of:=[.G22]*(1-[Assumption.$C44])" table:style-name="ce11">
            <text:p>185414</text:p>
          </table:table-cell>
          <table:table-cell office:value-type="float" office:value="191949.58953966797" table:formula="of:=[.H22]*(1-[Assumption.$C44])" table:style-name="ce11">
            <text:p>191950</text:p>
          </table:table-cell>
          <table:table-cell office:value-type="float" office:value="198715.81257094123" table:formula="of:=[.I22]*(1-[Assumption.$C44])" table:style-name="ce11">
            <text:p>198716</text:p>
          </table:table-cell>
          <table:table-cell office:value-type="float" office:value="205720.54496406688" table:formula="of:=[.J22]*(1-[Assumption.$C44])" table:style-name="ce11">
            <text:p>205721</text:p>
          </table:table-cell>
          <table:table-cell office:value-type="float" office:value="212972.19417405027" table:formula="of:=[.K22]*(1-[Assumption.$C44])" table:style-name="ce11">
            <text:p>212972</text:p>
          </table:table-cell>
          <table:table-cell office:value-type="float" office:value="220479.46401868554" table:formula="of:=[.L22]*(1-[Assumption.$C44])" table:style-name="ce11">
            <text:p>220479</text:p>
          </table:table-cell>
          <table:table-cell office:value-type="float" office:value="228251.36512534416" table:formula="of:=[.M22]*(1-[Assumption.$C44])" table:style-name="ce11">
            <text:p>228251</text:p>
          </table:table-cell>
          <table:table-cell table:number-columns-repeated="16371"/>
        </table:table-row>
        <table:table-row table:style-name="ro5">
          <table:table-cell office:value-type="string" table:style-name="ce5">
            <text:p>Organic Tattva</text:p>
          </table:table-cell>
          <table:table-cell office:value-type="float" office:value="90720" table:formula="of:=[.B23]*(1-[Assumption.$C45])" table:style-name="ce11">
            <text:p>90720</text:p>
          </table:table-cell>
          <table:table-cell office:value-type="float" office:value="93917.88" table:formula="of:=[.C23]*(1-[Assumption.$C45])" table:style-name="ce11">
            <text:p>93918</text:p>
          </table:table-cell>
          <table:table-cell office:value-type="float" office:value="97228.485270000005" table:formula="of:=[.D23]*(1-[Assumption.$C45])" table:style-name="ce11">
            <text:p>97228</text:p>
          </table:table-cell>
          <table:table-cell office:value-type="float" office:value="100655.7893757675" table:formula="of:=[.E23]*(1-[Assumption.$C45])" table:style-name="ce11">
            <text:p>100656</text:p>
          </table:table-cell>
          <table:table-cell office:value-type="float" office:value="104203.90595126328" table:formula="of:=[.F23]*(1-[Assumption.$C45])" table:style-name="ce11">
            <text:p>104204</text:p>
          </table:table-cell>
          <table:table-cell office:value-type="float" office:value="107877.09363604531" table:formula="of:=[.G23]*(1-[Assumption.$C45])" table:style-name="ce11">
            <text:p>107877</text:p>
          </table:table-cell>
          <table:table-cell office:value-type="float" office:value="111679.7611867159" table:formula="of:=[.H23]*(1-[Assumption.$C45])" table:style-name="ce11">
            <text:p>111680</text:p>
          </table:table-cell>
          <table:table-cell office:value-type="float" office:value="115616.4727685476" table:formula="of:=[.I23]*(1-[Assumption.$C45])" table:style-name="ce11">
            <text:p>115616</text:p>
          </table:table-cell>
          <table:table-cell office:value-type="float" office:value="119691.9534336389" table:formula="of:=[.J23]*(1-[Assumption.$C45])" table:style-name="ce11">
            <text:p>119692</text:p>
          </table:table-cell>
          <table:table-cell office:value-type="float" office:value="123911.0947921747" table:formula="of:=[.K23]*(1-[Assumption.$C45])" table:style-name="ce11">
            <text:p>123911</text:p>
          </table:table-cell>
          <table:table-cell office:value-type="float" office:value="128278.96088359885" table:formula="of:=[.L23]*(1-[Assumption.$C45])" table:style-name="ce11">
            <text:p>128279</text:p>
          </table:table-cell>
          <table:table-cell office:value-type="float" office:value="132800.79425474568" table:formula="of:=[.M23]*(1-[Assumption.$C45])" table:style-name="ce11">
            <text:p>132801</text:p>
          </table:table-cell>
          <table:table-cell table:number-columns-repeated="16371"/>
        </table:table-row>
        <table:table-row table:style-name="ro5">
          <table:table-cell office:value-type="string" table:style-name="ce5">
            <text:p>Good Life</text:p>
          </table:table-cell>
          <table:table-cell office:value-type="float" office:value="249480" table:formula="of:=[.B24]*(1-[Assumption.$C46])" table:style-name="ce11">
            <text:p>249480</text:p>
          </table:table-cell>
          <table:table-cell office:value-type="float" office:value="258274.16999999998" table:formula="of:=[.C24]*(1-[Assumption.$C46])" table:style-name="ce11">
            <text:p>258274</text:p>
          </table:table-cell>
          <table:table-cell office:value-type="float" office:value="267378.3344925" table:formula="of:=[.D24]*(1-[Assumption.$C46])" table:style-name="ce11">
            <text:p>267378</text:p>
          </table:table-cell>
          <table:table-cell office:value-type="float" office:value="276803.42078336061" table:formula="of:=[.E24]*(1-[Assumption.$C46])" table:style-name="ce11">
            <text:p>276803</text:p>
          </table:table-cell>
          <table:table-cell office:value-type="float" office:value="286560.74136597401" table:formula="of:=[.F24]*(1-[Assumption.$C46])" table:style-name="ce11">
            <text:p>286561</text:p>
          </table:table-cell>
          <table:table-cell office:value-type="float" office:value="296662.00749912456" table:formula="of:=[.G24]*(1-[Assumption.$C46])" table:style-name="ce11">
            <text:p>296662</text:p>
          </table:table-cell>
          <table:table-cell office:value-type="float" office:value="307119.34326346871" table:formula="of:=[.H24]*(1-[Assumption.$C46])" table:style-name="ce11">
            <text:p>307119</text:p>
          </table:table-cell>
          <table:table-cell office:value-type="float" office:value="317945.30011350592" table:formula="of:=[.I24]*(1-[Assumption.$C46])" table:style-name="ce11">
            <text:p>317945</text:p>
          </table:table-cell>
          <table:table-cell office:value-type="float" office:value="329152.87194250699" table:formula="of:=[.J24]*(1-[Assumption.$C46])" table:style-name="ce11">
            <text:p>329153</text:p>
          </table:table-cell>
          <table:table-cell office:value-type="float" office:value="340755.51067848038" table:formula="of:=[.K24]*(1-[Assumption.$C46])" table:style-name="ce11">
            <text:p>340756</text:p>
          </table:table-cell>
          <table:table-cell office:value-type="float" office:value="352767.14242989686" table:formula="of:=[.L24]*(1-[Assumption.$C46])" table:style-name="ce11">
            <text:p>352767</text:p>
          </table:table-cell>
          <table:table-cell office:value-type="float" office:value="365202.1842005506" table:formula="of:=[.M24]*(1-[Assumption.$C46])" table:style-name="ce11">
            <text:p>365202</text:p>
          </table:table-cell>
          <table:table-cell table:number-columns-repeated="16371"/>
        </table:table-row>
        <table:table-row table:style-name="ro5">
          <table:table-cell office:value-type="string" table:style-name="ce5">
            <text:p>Classic Harvest</text:p>
          </table:table-cell>
          <table:table-cell office:value-type="float" office:value="0" table:formula="of:=[.B25]*(1-[Assumption.$C47])" table:style-name="ce11">
            <text:p>0</text:p>
          </table:table-cell>
          <table:table-cell office:value-type="float" office:value="0" table:formula="of:=[.C25]*(1-[Assumption.$C47])" table:style-name="ce11">
            <text:p>0</text:p>
          </table:table-cell>
          <table:table-cell office:value-type="float" office:value="0" table:formula="of:=[.D25]*(1-[Assumption.$C47])" table:style-name="ce11">
            <text:p>0</text:p>
          </table:table-cell>
          <table:table-cell office:value-type="float" office:value="0" table:formula="of:=[.E25]*(1-[Assumption.$C47])" table:style-name="ce11">
            <text:p>0</text:p>
          </table:table-cell>
          <table:table-cell office:value-type="float" office:value="0" table:formula="of:=[.F25]*(1-[Assumption.$C47])" table:style-name="ce11">
            <text:p>0</text:p>
          </table:table-cell>
          <table:table-cell office:value-type="float" office:value="0" table:formula="of:=[.G25]*(1-[Assumption.$C47])" table:style-name="ce11">
            <text:p>0</text:p>
          </table:table-cell>
          <table:table-cell office:value-type="float" office:value="0" table:formula="of:=[.H25]*(1-[Assumption.$C47])" table:style-name="ce11">
            <text:p>0</text:p>
          </table:table-cell>
          <table:table-cell office:value-type="float" office:value="0" table:formula="of:=[.I25]*(1-[Assumption.$C47])" table:style-name="ce11">
            <text:p>0</text:p>
          </table:table-cell>
          <table:table-cell office:value-type="float" office:value="0" table:formula="of:=[.J25]*(1-[Assumption.$C47])" table:style-name="ce11">
            <text:p>0</text:p>
          </table:table-cell>
          <table:table-cell office:value-type="float" office:value="0" table:formula="of:=[.K25]*(1-[Assumption.$C47])" table:style-name="ce11">
            <text:p>0</text:p>
          </table:table-cell>
          <table:table-cell office:value-type="float" office:value="0" table:formula="of:=[.L25]*(1-[Assumption.$C47])" table:style-name="ce11">
            <text:p>0</text:p>
          </table:table-cell>
          <table:table-cell office:value-type="float" office:value="0" table:formula="of:=[.M25]*(1-[Assumption.$C47])" table:style-name="ce11">
            <text:p>0</text:p>
          </table:table-cell>
          <table:table-cell table:number-columns-repeated="16371"/>
        </table:table-row>
        <table:table-row table:style-name="ro5">
          <table:table-cell office:value-type="string" table:style-name="ce5">
            <text:p>Others</text:p>
          </table:table-cell>
          <table:table-cell office:value-type="float" office:value="343980" table:formula="of:=[.B26]*(1-[Assumption.$C48])" table:style-name="ce11">
            <text:p>343980</text:p>
          </table:table-cell>
          <table:table-cell office:value-type="float" office:value="356105.29499999998" table:formula="of:=[.C26]*(1-[Assumption.$C48])" table:style-name="ce11">
            <text:p>356105</text:p>
          </table:table-cell>
          <table:table-cell office:value-type="float" office:value="368658.00664874999" table:formula="of:=[.D26]*(1-[Assumption.$C48])" table:style-name="ce11">
            <text:p>368658</text:p>
          </table:table-cell>
          <table:table-cell office:value-type="float" office:value="381653.20138311846" table:formula="of:=[.E26]*(1-[Assumption.$C48])" table:style-name="ce11">
            <text:p>381653</text:p>
          </table:table-cell>
          <table:table-cell office:value-type="float" office:value="395106.47673187323" table:formula="of:=[.F26]*(1-[Assumption.$C48])" table:style-name="ce11">
            <text:p>395106</text:p>
          </table:table-cell>
          <table:table-cell office:value-type="float" office:value="409033.98003667174" table:formula="of:=[.G26]*(1-[Assumption.$C48])" table:style-name="ce11">
            <text:p>409034</text:p>
          </table:table-cell>
          <table:table-cell office:value-type="float" office:value="423452.42783296446" table:formula="of:=[.H26]*(1-[Assumption.$C48])" table:style-name="ce11">
            <text:p>423452</text:p>
          </table:table-cell>
          <table:table-cell office:value-type="float" office:value="438379.1259140764" table:formula="of:=[.I26]*(1-[Assumption.$C48])" table:style-name="ce11">
            <text:p>438379</text:p>
          </table:table-cell>
          <table:table-cell office:value-type="float" office:value="453831.99010254757" table:formula="of:=[.J26]*(1-[Assumption.$C48])" table:style-name="ce11">
            <text:p>453832</text:p>
          </table:table-cell>
          <table:table-cell office:value-type="float" office:value="469829.56775366241" table:formula="of:=[.K26]*(1-[Assumption.$C48])" table:style-name="ce11">
            <text:p>469830</text:p>
          </table:table-cell>
          <table:table-cell office:value-type="float" office:value="486391.06001697894" table:formula="of:=[.L26]*(1-[Assumption.$C48])" table:style-name="ce11">
            <text:p>486391</text:p>
          </table:table-cell>
          <table:table-cell office:value-type="float" office:value="503536.34488257742" table:formula="of:=[.M26]*(1-[Assumption.$C48])" table:style-name="ce11">
            <text:p>503536</text:p>
          </table:table-cell>
          <table:table-cell table:number-columns-repeated="16371"/>
        </table:table-row>
        <table:table-row table:style-name="ro5">
          <table:table-cell office:value-type="string" table:style-name="ce6">
            <text:p>Total</text:p>
          </table:table-cell>
          <table:table-cell office:value-type="float" office:value="1076355" table:formula="of:=SUM([.B71:.B76])" table:style-name="ce11">
            <text:p>1076355</text:p>
          </table:table-cell>
          <table:table-cell office:value-type="float" office:value="1114296.5137499999" table:formula="of:=SUM([.C71:.C76])" table:style-name="ce11">
            <text:p>1114297</text:p>
          </table:table-cell>
          <table:table-cell office:value-type="float" office:value="1153575.4658596874" table:formula="of:=SUM([.D71:.D76])" table:style-name="ce11">
            <text:p>1153575</text:p>
          </table:table-cell>
          <table:table-cell office:value-type="float" office:value="1194239.0010312414" table:formula="of:=SUM([.E71:.E76])" table:style-name="ce11">
            <text:p>1194239</text:p>
          </table:table-cell>
          <table:table-cell office:value-type="float" office:value="1236335.9258175925" table:formula="of:=SUM([.F71:.F76])" table:style-name="ce11">
            <text:p>1236336</text:p>
          </table:table-cell>
          <table:table-cell office:value-type="float" office:value="1279916.7672026625" table:formula="of:=SUM([.G71:.G76])" table:style-name="ce11">
            <text:p>1279917</text:p>
          </table:table-cell>
          <table:table-cell office:value-type="float" office:value="1325033.8332465563" table:formula="of:=SUM([.H71:.H76])" table:style-name="ce11">
            <text:p>1325034</text:p>
          </table:table-cell>
          <table:table-cell office:value-type="float" office:value="1371741.2758684971" table:formula="of:=SUM([.I71:.I76])" table:style-name="ce11">
            <text:p>1371741</text:p>
          </table:table-cell>
          <table:table-cell office:value-type="float" office:value="1420095.1558428616" table:formula="of:=SUM([.J71:.J76])" table:style-name="ce11">
            <text:p>1420095</text:p>
          </table:table-cell>
          <table:table-cell office:value-type="float" office:value="1470153.5100863227" table:formula="of:=SUM([.K71:.K76])" table:style-name="ce11">
            <text:p>1470154</text:p>
          </table:table-cell>
          <table:table-cell office:value-type="float" office:value="1521976.4213168656" table:formula="of:=SUM([.L71:.L76])" table:style-name="ce11">
            <text:p>1521976</text:p>
          </table:table-cell>
          <table:table-cell office:value-type="float" office:value="1575626.0901682847" table:formula="of:=SUM([.M71:.M76])" table:style-name="ce11">
            <text:p>1575626</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awa/Suji</text:p>
          </table:table-cell>
          <table:table-cell table:number-columns-repeated="16383" table:style-name="ce1"/>
        </table:table-row>
        <table:table-row table:style-name="ro5">
          <table:table-cell office:value-type="string" table:style-name="ce5">
            <text:p>Fortune</text:p>
          </table:table-cell>
          <table:table-cell office:value-type="float" office:value="73500" table:formula="of:=[.B29]*(1-[Assumption.$D43])" table:style-name="ce11">
            <text:p>73500</text:p>
          </table:table-cell>
          <table:table-cell office:value-type="float" office:value="74606.174999999988" table:formula="of:=[.C29]*(1-[Assumption.$D43])" table:style-name="ce11">
            <text:p>74606</text:p>
          </table:table-cell>
          <table:table-cell office:value-type="float" office:value="75728.997933749983" table:formula="of:=[.D29]*(1-[Assumption.$D43])" table:style-name="ce11">
            <text:p>75729</text:p>
          </table:table-cell>
          <table:table-cell office:value-type="float" office:value="76868.719352652901" table:formula="of:=[.E29]*(1-[Assumption.$D43])" table:style-name="ce11">
            <text:p>76869</text:p>
          </table:table-cell>
          <table:table-cell office:value-type="float" office:value="78025.593578910339" table:formula="of:=[.F29]*(1-[Assumption.$D43])" table:style-name="ce11">
            <text:p>78026</text:p>
          </table:table-cell>
          <table:table-cell office:value-type="float" office:value="79199.878762272929" table:formula="of:=[.G29]*(1-[Assumption.$D43])" table:style-name="ce11">
            <text:p>79200</text:p>
          </table:table-cell>
          <table:table-cell office:value-type="float" office:value="80391.836937645116" table:formula="of:=[.H29]*(1-[Assumption.$D43])" table:style-name="ce11">
            <text:p>80392</text:p>
          </table:table-cell>
          <table:table-cell office:value-type="float" office:value="81601.734083556672" table:formula="of:=[.I29]*(1-[Assumption.$D43])" table:style-name="ce11">
            <text:p>81602</text:p>
          </table:table-cell>
          <table:table-cell office:value-type="float" office:value="82829.840181514184" table:formula="of:=[.J29]*(1-[Assumption.$D43])" table:style-name="ce11">
            <text:p>82830</text:p>
          </table:table-cell>
          <table:table-cell office:value-type="float" office:value="84076.429276245966" table:formula="of:=[.K29]*(1-[Assumption.$D43])" table:style-name="ce11">
            <text:p>84076</text:p>
          </table:table-cell>
          <table:table-cell office:value-type="float" office:value="85341.779536853457" table:formula="of:=[.L29]*(1-[Assumption.$D43])" table:style-name="ce11">
            <text:p>85342</text:p>
          </table:table-cell>
          <table:table-cell office:value-type="float" office:value="86626.173318883084" table:formula="of:=[.M29]*(1-[Assumption.$D43])" table:style-name="ce11">
            <text:p>86626</text:p>
          </table:table-cell>
          <table:table-cell table:number-columns-repeated="16371"/>
        </table:table-row>
        <table:table-row table:style-name="ro5">
          <table:table-cell office:value-type="string" table:style-name="ce5">
            <text:p>Patanjali</text:p>
          </table:table-cell>
          <table:table-cell office:value-type="float" office:value="31500" table:formula="of:=[.B30]*(1-[Assumption.$D44])" table:style-name="ce11">
            <text:p>31500</text:p>
          </table:table-cell>
          <table:table-cell office:value-type="float" office:value="31974.074999999993" table:formula="of:=[.C30]*(1-[Assumption.$D44])" table:style-name="ce11">
            <text:p>31974</text:p>
          </table:table-cell>
          <table:table-cell office:value-type="float" office:value="32455.284828749991" table:formula="of:=[.D30]*(1-[Assumption.$D44])" table:style-name="ce11">
            <text:p>32455</text:p>
          </table:table-cell>
          <table:table-cell office:value-type="float" office:value="32943.736865422674" table:formula="of:=[.E30]*(1-[Assumption.$D44])" table:style-name="ce11">
            <text:p>32944</text:p>
          </table:table-cell>
          <table:table-cell office:value-type="float" office:value="33439.540105247288" table:formula="of:=[.F30]*(1-[Assumption.$D44])" table:style-name="ce11">
            <text:p>33440</text:p>
          </table:table-cell>
          <table:table-cell office:value-type="float" office:value="33942.80518383126" table:formula="of:=[.G30]*(1-[Assumption.$D44])" table:style-name="ce11">
            <text:p>33943</text:p>
          </table:table-cell>
          <table:table-cell office:value-type="float" office:value="34453.644401847909" table:formula="of:=[.H30]*(1-[Assumption.$D44])" table:style-name="ce11">
            <text:p>34454</text:p>
          </table:table-cell>
          <table:table-cell office:value-type="float" office:value="34972.171750095717" table:formula="of:=[.I30]*(1-[Assumption.$D44])" table:style-name="ce11">
            <text:p>34972</text:p>
          </table:table-cell>
          <table:table-cell office:value-type="float" office:value="35498.502934934651" table:formula="of:=[.J30]*(1-[Assumption.$D44])" table:style-name="ce11">
            <text:p>35499</text:p>
          </table:table-cell>
          <table:table-cell office:value-type="float" office:value="36032.755404105417" table:formula="of:=[.K30]*(1-[Assumption.$D44])" table:style-name="ce11">
            <text:p>36033</text:p>
          </table:table-cell>
          <table:table-cell office:value-type="float" office:value="36575.048372937199" table:formula="of:=[.L30]*(1-[Assumption.$D44])" table:style-name="ce11">
            <text:p>36575</text:p>
          </table:table-cell>
          <table:table-cell office:value-type="float" office:value="37125.502850949895" table:formula="of:=[.M30]*(1-[Assumption.$D44])" table:style-name="ce11">
            <text:p>37126</text:p>
          </table:table-cell>
          <table:table-cell table:number-columns-repeated="16371"/>
        </table:table-row>
        <table:table-row table:style-name="ro5">
          <table:table-cell office:value-type="string" table:style-name="ce5">
            <text:p>Organic Tattva</text:p>
          </table:table-cell>
          <table:table-cell office:value-type="float" office:value="0" table:formula="of:=[.B31]*(1-[Assumption.$D45])" table:style-name="ce11">
            <text:p>0</text:p>
          </table:table-cell>
          <table:table-cell office:value-type="float" office:value="0" table:formula="of:=[.C31]*(1-[Assumption.$D45])" table:style-name="ce11">
            <text:p>0</text:p>
          </table:table-cell>
          <table:table-cell office:value-type="float" office:value="0" table:formula="of:=[.D31]*(1-[Assumption.$D45])" table:style-name="ce11">
            <text:p>0</text:p>
          </table:table-cell>
          <table:table-cell office:value-type="float" office:value="0" table:formula="of:=[.E31]*(1-[Assumption.$D45])" table:style-name="ce11">
            <text:p>0</text:p>
          </table:table-cell>
          <table:table-cell office:value-type="float" office:value="0" table:formula="of:=[.F31]*(1-[Assumption.$D45])" table:style-name="ce11">
            <text:p>0</text:p>
          </table:table-cell>
          <table:table-cell office:value-type="float" office:value="0" table:formula="of:=[.G31]*(1-[Assumption.$D45])" table:style-name="ce11">
            <text:p>0</text:p>
          </table:table-cell>
          <table:table-cell office:value-type="float" office:value="0" table:formula="of:=[.H31]*(1-[Assumption.$D45])" table:style-name="ce11">
            <text:p>0</text:p>
          </table:table-cell>
          <table:table-cell office:value-type="float" office:value="0" table:formula="of:=[.I31]*(1-[Assumption.$D45])" table:style-name="ce11">
            <text:p>0</text:p>
          </table:table-cell>
          <table:table-cell office:value-type="float" office:value="0" table:formula="of:=[.J31]*(1-[Assumption.$D45])" table:style-name="ce11">
            <text:p>0</text:p>
          </table:table-cell>
          <table:table-cell office:value-type="float" office:value="0" table:formula="of:=[.K31]*(1-[Assumption.$D45])" table:style-name="ce11">
            <text:p>0</text:p>
          </table:table-cell>
          <table:table-cell office:value-type="float" office:value="0" table:formula="of:=[.L31]*(1-[Assumption.$D45])" table:style-name="ce11">
            <text:p>0</text:p>
          </table:table-cell>
          <table:table-cell office:value-type="float" office:value="0" table:formula="of:=[.M31]*(1-[Assumption.$D45])" table:style-name="ce11">
            <text:p>0</text:p>
          </table:table-cell>
          <table:table-cell table:number-columns-repeated="16371"/>
        </table:table-row>
        <table:table-row table:style-name="ro5">
          <table:table-cell office:value-type="string" table:style-name="ce5">
            <text:p>Good Life</text:p>
          </table:table-cell>
          <table:table-cell office:value-type="float" office:value="139650" table:formula="of:=[.B32]*(1-[Assumption.$D46])" table:style-name="ce11">
            <text:p>139650</text:p>
          </table:table-cell>
          <table:table-cell office:value-type="float" office:value="141751.73249999995" table:formula="of:=[.C32]*(1-[Assumption.$D46])" table:style-name="ce11">
            <text:p>141752</text:p>
          </table:table-cell>
          <table:table-cell office:value-type="float" office:value="143885.09607412494" table:formula="of:=[.D32]*(1-[Assumption.$D46])" table:style-name="ce11">
            <text:p>143885</text:p>
          </table:table-cell>
          <table:table-cell office:value-type="float" office:value="146050.56677004055" table:formula="of:=[.E32]*(1-[Assumption.$D46])" table:style-name="ce11">
            <text:p>146051</text:p>
          </table:table-cell>
          <table:table-cell office:value-type="float" office:value="148248.62779992964" table:formula="of:=[.F32]*(1-[Assumption.$D46])" table:style-name="ce11">
            <text:p>148249</text:p>
          </table:table-cell>
          <table:table-cell office:value-type="float" office:value="150479.76964831856" table:formula="of:=[.G32]*(1-[Assumption.$D46])" table:style-name="ce11">
            <text:p>150480</text:p>
          </table:table-cell>
          <table:table-cell office:value-type="float" office:value="152744.4901815257" table:formula="of:=[.H32]*(1-[Assumption.$D46])" table:style-name="ce11">
            <text:p>152744</text:p>
          </table:table-cell>
          <table:table-cell office:value-type="float" office:value="155043.29475875766" table:formula="of:=[.I32]*(1-[Assumption.$D46])" table:style-name="ce11">
            <text:p>155043</text:p>
          </table:table-cell>
          <table:table-cell office:value-type="float" office:value="157376.69634487695" table:formula="of:=[.J32]*(1-[Assumption.$D46])" table:style-name="ce11">
            <text:p>157377</text:p>
          </table:table-cell>
          <table:table-cell office:value-type="float" office:value="159745.21562486733" table:formula="of:=[.K32]*(1-[Assumption.$D46])" table:style-name="ce11">
            <text:p>159745</text:p>
          </table:table-cell>
          <table:table-cell office:value-type="float" office:value="162149.38112002157" table:formula="of:=[.L32]*(1-[Assumption.$D46])" table:style-name="ce11">
            <text:p>162149</text:p>
          </table:table-cell>
          <table:table-cell office:value-type="float" office:value="164589.72930587785" table:formula="of:=[.M32]*(1-[Assumption.$D46])" table:style-name="ce11">
            <text:p>164590</text:p>
          </table:table-cell>
          <table:table-cell table:number-columns-repeated="16371"/>
        </table:table-row>
        <table:table-row table:style-name="ro5">
          <table:table-cell office:value-type="string" table:style-name="ce5">
            <text:p>Classic Harvest</text:p>
          </table:table-cell>
          <table:table-cell office:value-type="float" office:value="157500" table:formula="of:=[.B33]*(1-[Assumption.$D47])" table:style-name="ce11">
            <text:p>157500</text:p>
          </table:table-cell>
          <table:table-cell office:value-type="float" office:value="159870.37499999997" table:formula="of:=[.C33]*(1-[Assumption.$D47])" table:style-name="ce11">
            <text:p>159870</text:p>
          </table:table-cell>
          <table:table-cell office:value-type="float" office:value="162276.42414374996" table:formula="of:=[.D33]*(1-[Assumption.$D47])" table:style-name="ce11">
            <text:p>162276</text:p>
          </table:table-cell>
          <table:table-cell office:value-type="float" office:value="164718.68432711338" table:formula="of:=[.E33]*(1-[Assumption.$D47])" table:style-name="ce11">
            <text:p>164719</text:p>
          </table:table-cell>
          <table:table-cell office:value-type="float" office:value="167197.70052623644" table:formula="of:=[.F33]*(1-[Assumption.$D47])" table:style-name="ce11">
            <text:p>167198</text:p>
          </table:table-cell>
          <table:table-cell office:value-type="float" office:value="169714.02591915627" table:formula="of:=[.G33]*(1-[Assumption.$D47])" table:style-name="ce11">
            <text:p>169714</text:p>
          </table:table-cell>
          <table:table-cell office:value-type="float" office:value="172268.22200923951" table:formula="of:=[.H33]*(1-[Assumption.$D47])" table:style-name="ce11">
            <text:p>172268</text:p>
          </table:table-cell>
          <table:table-cell office:value-type="float" office:value="174860.85875047857" table:formula="of:=[.I33]*(1-[Assumption.$D47])" table:style-name="ce11">
            <text:p>174861</text:p>
          </table:table-cell>
          <table:table-cell office:value-type="float" office:value="177492.51467467326" table:formula="of:=[.J33]*(1-[Assumption.$D47])" table:style-name="ce11">
            <text:p>177493</text:p>
          </table:table-cell>
          <table:table-cell office:value-type="float" office:value="180163.77702052708" table:formula="of:=[.K33]*(1-[Assumption.$D47])" table:style-name="ce11">
            <text:p>180164</text:p>
          </table:table-cell>
          <table:table-cell office:value-type="float" office:value="182875.24186468599" table:formula="of:=[.L33]*(1-[Assumption.$D47])" table:style-name="ce11">
            <text:p>182875</text:p>
          </table:table-cell>
          <table:table-cell office:value-type="float" office:value="185627.51425474946" table:formula="of:=[.M33]*(1-[Assumption.$D47])" table:style-name="ce11">
            <text:p>185628</text:p>
          </table:table-cell>
          <table:table-cell table:number-columns-repeated="16371"/>
        </table:table-row>
        <table:table-row table:style-name="ro5">
          <table:table-cell office:value-type="string" table:style-name="ce5">
            <text:p>Others</text:p>
          </table:table-cell>
          <table:table-cell office:value-type="float" office:value="86625" table:formula="of:=[.B34]*(1-[Assumption.$D48])" table:style-name="ce11">
            <text:p>86625</text:p>
          </table:table-cell>
          <table:table-cell office:value-type="float" office:value="87928.706249999988" table:formula="of:=[.C34]*(1-[Assumption.$D48])" table:style-name="ce11">
            <text:p>87929</text:p>
          </table:table-cell>
          <table:table-cell office:value-type="float" office:value="89252.033279062482" table:formula="of:=[.D34]*(1-[Assumption.$D48])" table:style-name="ce11">
            <text:p>89252</text:p>
          </table:table-cell>
          <table:table-cell office:value-type="float" office:value="90595.276379912364" table:formula="of:=[.E34]*(1-[Assumption.$D48])" table:style-name="ce11">
            <text:p>90595</text:p>
          </table:table-cell>
          <table:table-cell office:value-type="float" office:value="91958.735289430057" table:formula="of:=[.F34]*(1-[Assumption.$D48])" table:style-name="ce11">
            <text:p>91959</text:p>
          </table:table-cell>
          <table:table-cell office:value-type="float" office:value="93342.714255535961" table:formula="of:=[.G34]*(1-[Assumption.$D48])" table:style-name="ce11">
            <text:p>93343</text:p>
          </table:table-cell>
          <table:table-cell office:value-type="float" office:value="94747.522105081734" table:formula="of:=[.H34]*(1-[Assumption.$D48])" table:style-name="ce11">
            <text:p>94748</text:p>
          </table:table-cell>
          <table:table-cell office:value-type="float" office:value="96173.472312763217" table:formula="of:=[.I34]*(1-[Assumption.$D48])" table:style-name="ce11">
            <text:p>96173</text:p>
          </table:table-cell>
          <table:table-cell office:value-type="float" office:value="97620.883071070304" table:formula="of:=[.J34]*(1-[Assumption.$D48])" table:style-name="ce11">
            <text:p>97621</text:p>
          </table:table-cell>
          <table:table-cell office:value-type="float" office:value="99090.077361289907" table:formula="of:=[.K34]*(1-[Assumption.$D48])" table:style-name="ce11">
            <text:p>99090</text:p>
          </table:table-cell>
          <table:table-cell office:value-type="float" office:value="100581.38302557731" table:formula="of:=[.L34]*(1-[Assumption.$D48])" table:style-name="ce11">
            <text:p>100581</text:p>
          </table:table-cell>
          <table:table-cell office:value-type="float" office:value="102095.13284011222" table:formula="of:=[.M34]*(1-[Assumption.$D48])" table:style-name="ce11">
            <text:p>102095</text:p>
          </table:table-cell>
          <table:table-cell table:number-columns-repeated="16371"/>
        </table:table-row>
        <table:table-row table:style-name="ro5">
          <table:table-cell office:value-type="string" table:style-name="ce6">
            <text:p>Total</text:p>
          </table:table-cell>
          <table:table-cell office:value-type="float" office:value="488775" table:formula="of:=SUM([.B80:.B85])" table:style-name="ce11">
            <text:p>488775</text:p>
          </table:table-cell>
          <table:table-cell office:value-type="float" office:value="496131.06374999991" table:formula="of:=SUM([.C80:.C85])" table:style-name="ce11">
            <text:p>496131</text:p>
          </table:table-cell>
          <table:table-cell office:value-type="float" office:value="503597.83625943738" table:formula="of:=SUM([.D80:.D85])" table:style-name="ce11">
            <text:p>503598</text:p>
          </table:table-cell>
          <table:table-cell office:value-type="float" office:value="511176.98369514185" table:formula="of:=SUM([.E80:.E85])" table:style-name="ce11">
            <text:p>511177</text:p>
          </table:table-cell>
          <table:table-cell office:value-type="float" office:value="518870.19729975378" table:formula="of:=SUM([.F80:.F85])" table:style-name="ce11">
            <text:p>518870</text:p>
          </table:table-cell>
          <table:table-cell office:value-type="float" office:value="526679.19376911502" table:formula="of:=SUM([.G80:.G85])" table:style-name="ce11">
            <text:p>526679</text:p>
          </table:table-cell>
          <table:table-cell office:value-type="float" office:value="534605.71563533996" table:formula="of:=SUM([.H80:.H85])" table:style-name="ce11">
            <text:p>534606</text:p>
          </table:table-cell>
          <table:table-cell office:value-type="float" office:value="542651.53165565187" table:formula="of:=SUM([.I80:.I85])" table:style-name="ce11">
            <text:p>542652</text:p>
          </table:table-cell>
          <table:table-cell office:value-type="float" office:value="550818.43720706936" table:formula="of:=SUM([.J80:.J85])" table:style-name="ce11">
            <text:p>550818</text:p>
          </table:table-cell>
          <table:table-cell office:value-type="float" office:value="559108.25468703569" table:formula="of:=SUM([.K80:.K85])" table:style-name="ce11">
            <text:p>559108</text:p>
          </table:table-cell>
          <table:table-cell office:value-type="float" office:value="567522.83392007556" table:formula="of:=SUM([.L80:.L85])" table:style-name="ce11">
            <text:p>567523</text:p>
          </table:table-cell>
          <table:table-cell office:value-type="float" office:value="576064.05257057247" table:formula="of:=SUM([.M80:.M85])" table:style-name="ce11">
            <text:p>576064</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Maida</text:p>
          </table:table-cell>
          <table:table-cell table:number-columns-repeated="16383" table:style-name="ce1"/>
        </table:table-row>
        <table:table-row table:style-name="ro5">
          <table:table-cell office:value-type="string" table:style-name="ce5">
            <text:p>Fortune</text:p>
          </table:table-cell>
          <table:table-cell office:value-type="float" office:value="189630.00000000003" table:formula="of:=[.B37]*(1-[Assumption.$E43])" table:style-name="ce11">
            <text:p>189630</text:p>
          </table:table-cell>
          <table:table-cell office:value-type="float" office:value="198258.16500000001" table:formula="of:=[.C37]*(1-[Assumption.$E43])" table:style-name="ce11">
            <text:p>198258</text:p>
          </table:table-cell>
          <table:table-cell office:value-type="float" office:value="207278.91150749996" table:formula="of:=[.D37]*(1-[Assumption.$E43])" table:style-name="ce11">
            <text:p>207279</text:p>
          </table:table-cell>
          <table:table-cell office:value-type="float" office:value="216710.10198109123" table:formula="of:=[.E37]*(1-[Assumption.$E43])" table:style-name="ce11">
            <text:p>216710</text:p>
          </table:table-cell>
          <table:table-cell office:value-type="float" office:value="226570.41162123083" table:formula="of:=[.F37]*(1-[Assumption.$E43])" table:style-name="ce11">
            <text:p>226570</text:p>
          </table:table-cell>
          <table:table-cell office:value-type="float" office:value="236879.36534999683" table:formula="of:=[.G37]*(1-[Assumption.$E43])" table:style-name="ce11">
            <text:p>236879</text:p>
          </table:table-cell>
          <table:table-cell office:value-type="float" office:value="247657.37647342164" table:formula="of:=[.H37]*(1-[Assumption.$E43])" table:style-name="ce11">
            <text:p>247657</text:p>
          </table:table-cell>
          <table:table-cell office:value-type="float" office:value="258925.78710296229" table:formula="of:=[.I37]*(1-[Assumption.$E43])" table:style-name="ce11">
            <text:p>258926</text:p>
          </table:table-cell>
          <table:table-cell office:value-type="float" office:value="270706.91041614709" table:formula="of:=[.J37]*(1-[Assumption.$E43])" table:style-name="ce11">
            <text:p>270707</text:p>
          </table:table-cell>
          <table:table-cell office:value-type="float" office:value="283024.07484008174" table:formula="of:=[.K37]*(1-[Assumption.$E43])" table:style-name="ce11">
            <text:p>283024</text:p>
          </table:table-cell>
          <table:table-cell office:value-type="float" office:value="295901.6702453054" table:formula="of:=[.L37]*(1-[Assumption.$E43])" table:style-name="ce11">
            <text:p>295902</text:p>
          </table:table-cell>
          <table:table-cell office:value-type="float" office:value="309365.19624146679" table:formula="of:=[.M37]*(1-[Assumption.$E43])" table:style-name="ce11">
            <text:p>309365</text:p>
          </table:table-cell>
          <table:table-cell table:number-columns-repeated="16371"/>
        </table:table-row>
        <table:table-row table:style-name="ro5">
          <table:table-cell office:value-type="string" table:style-name="ce5">
            <text:p>Patanjali</text:p>
          </table:table-cell>
          <table:table-cell office:value-type="float" office:value="0" table:formula="of:=[.B38]*(1-[Assumption.$E44])" table:style-name="ce11">
            <text:p>0</text:p>
          </table:table-cell>
          <table:table-cell office:value-type="float" office:value="0" table:formula="of:=[.C38]*(1-[Assumption.$E44])" table:style-name="ce11">
            <text:p>0</text:p>
          </table:table-cell>
          <table:table-cell office:value-type="float" office:value="0" table:formula="of:=[.D38]*(1-[Assumption.$E44])" table:style-name="ce11">
            <text:p>0</text:p>
          </table:table-cell>
          <table:table-cell office:value-type="float" office:value="0" table:formula="of:=[.E38]*(1-[Assumption.$E44])" table:style-name="ce11">
            <text:p>0</text:p>
          </table:table-cell>
          <table:table-cell office:value-type="float" office:value="0" table:formula="of:=[.F38]*(1-[Assumption.$E44])" table:style-name="ce11">
            <text:p>0</text:p>
          </table:table-cell>
          <table:table-cell office:value-type="float" office:value="0" table:formula="of:=[.G38]*(1-[Assumption.$E44])" table:style-name="ce11">
            <text:p>0</text:p>
          </table:table-cell>
          <table:table-cell office:value-type="float" office:value="0" table:formula="of:=[.H38]*(1-[Assumption.$E44])" table:style-name="ce11">
            <text:p>0</text:p>
          </table:table-cell>
          <table:table-cell office:value-type="float" office:value="0" table:formula="of:=[.I38]*(1-[Assumption.$E44])" table:style-name="ce11">
            <text:p>0</text:p>
          </table:table-cell>
          <table:table-cell office:value-type="float" office:value="0" table:formula="of:=[.J38]*(1-[Assumption.$E44])" table:style-name="ce11">
            <text:p>0</text:p>
          </table:table-cell>
          <table:table-cell office:value-type="float" office:value="0" table:formula="of:=[.K38]*(1-[Assumption.$E44])" table:style-name="ce11">
            <text:p>0</text:p>
          </table:table-cell>
          <table:table-cell office:value-type="float" office:value="0" table:formula="of:=[.L38]*(1-[Assumption.$E44])" table:style-name="ce11">
            <text:p>0</text:p>
          </table:table-cell>
          <table:table-cell office:value-type="float" office:value="0" table:formula="of:=[.M38]*(1-[Assumption.$E44])"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198449.99999999997" table:formula="of:=[.B39]*(1-[Assumption.$E45])" table:style-name="ce11">
            <text:p>198450</text:p>
          </table:table-cell>
          <table:table-cell office:value-type="float" office:value="207479.47499999998" table:formula="of:=[.C39]*(1-[Assumption.$E45])" table:style-name="ce11">
            <text:p>207479</text:p>
          </table:table-cell>
          <table:table-cell office:value-type="float" office:value="216919.79111249992" table:formula="of:=[.D39]*(1-[Assumption.$E45])" table:style-name="ce11">
            <text:p>216920</text:p>
          </table:table-cell>
          <table:table-cell office:value-type="float" office:value="226789.64160811866" table:formula="of:=[.E39]*(1-[Assumption.$E45])" table:style-name="ce11">
            <text:p>226790</text:p>
          </table:table-cell>
          <table:table-cell office:value-type="float" office:value="237108.57030128801" table:formula="of:=[.F39]*(1-[Assumption.$E45])" table:style-name="ce11">
            <text:p>237109</text:p>
          </table:table-cell>
          <table:table-cell office:value-type="float" office:value="247897.01024999662" table:formula="of:=[.G39]*(1-[Assumption.$E45])" table:style-name="ce11">
            <text:p>247897</text:p>
          </table:table-cell>
          <table:table-cell office:value-type="float" office:value="259176.32421637143" table:formula="of:=[.H39]*(1-[Assumption.$E45])" table:style-name="ce11">
            <text:p>259176</text:p>
          </table:table-cell>
          <table:table-cell office:value-type="float" office:value="270968.8469682163" table:formula="of:=[.I39]*(1-[Assumption.$E45])" table:style-name="ce11">
            <text:p>270969</text:p>
          </table:table-cell>
          <table:table-cell office:value-type="float" office:value="283297.92950527015" table:formula="of:=[.J39]*(1-[Assumption.$E45])" table:style-name="ce11">
            <text:p>283298</text:p>
          </table:table-cell>
          <table:table-cell office:value-type="float" office:value="296187.98529775988" table:formula="of:=[.K39]*(1-[Assumption.$E45])" table:style-name="ce11">
            <text:p>296188</text:p>
          </table:table-cell>
          <table:table-cell office:value-type="float" office:value="309664.53862880793" table:formula="of:=[.L39]*(1-[Assumption.$E45])" table:style-name="ce11">
            <text:p>309665</text:p>
          </table:table-cell>
          <table:table-cell office:value-type="float" office:value="323754.27513641864" table:formula="of:=[.M39]*(1-[Assumption.$E45])" table:style-name="ce11">
            <text:p>323754</text:p>
          </table:table-cell>
          <table:table-cell table:number-columns-repeated="16371"/>
        </table:table-row>
        <table:table-row table:style-name="ro5">
          <table:table-cell office:value-type="string" table:style-name="ce5">
            <text:p>Good Life</text:p>
          </table:table-cell>
          <table:table-cell office:value-type="float" office:value="147000" table:formula="of:=[.B40]*(1-[Assumption.$E46])" table:style-name="ce11">
            <text:p>147000</text:p>
          </table:table-cell>
          <table:table-cell office:value-type="float" office:value="153688.5" table:formula="of:=[.C40]*(1-[Assumption.$E46])" table:style-name="ce11">
            <text:p>153689</text:p>
          </table:table-cell>
          <table:table-cell office:value-type="float" office:value="160681.32674999998" table:formula="of:=[.D40]*(1-[Assumption.$E46])" table:style-name="ce11">
            <text:p>160681</text:p>
          </table:table-cell>
          <table:table-cell office:value-type="float" office:value="167992.32711712498" table:formula="of:=[.E40]*(1-[Assumption.$E46])" table:style-name="ce11">
            <text:p>167992</text:p>
          </table:table-cell>
          <table:table-cell office:value-type="float" office:value="175635.97800095414" table:formula="of:=[.F40]*(1-[Assumption.$E46])" table:style-name="ce11">
            <text:p>175636</text:p>
          </table:table-cell>
          <table:table-cell office:value-type="float" office:value="183627.41499999753" table:formula="of:=[.G40]*(1-[Assumption.$E46])" table:style-name="ce11">
            <text:p>183627</text:p>
          </table:table-cell>
          <table:table-cell office:value-type="float" office:value="191982.46238249738" table:formula="of:=[.H40]*(1-[Assumption.$E46])" table:style-name="ce11">
            <text:p>191982</text:p>
          </table:table-cell>
          <table:table-cell office:value-type="float" office:value="200717.66442090098" table:formula="of:=[.I40]*(1-[Assumption.$E46])" table:style-name="ce11">
            <text:p>200718</text:p>
          </table:table-cell>
          <table:table-cell office:value-type="float" office:value="209850.318152052" table:formula="of:=[.J40]*(1-[Assumption.$E46])" table:style-name="ce11">
            <text:p>209850</text:p>
          </table:table-cell>
          <table:table-cell office:value-type="float" office:value="219398.50762797031" table:formula="of:=[.K40]*(1-[Assumption.$E46])" table:style-name="ce11">
            <text:p>219399</text:p>
          </table:table-cell>
          <table:table-cell office:value-type="float" office:value="229381.13972504294" table:formula="of:=[.L40]*(1-[Assumption.$E46])" table:style-name="ce11">
            <text:p>229381</text:p>
          </table:table-cell>
          <table:table-cell office:value-type="float" office:value="239817.98158253237" table:formula="of:=[.M40]*(1-[Assumption.$E46])" table:style-name="ce11">
            <text:p>239818</text:p>
          </table:table-cell>
          <table:table-cell table:number-columns-repeated="16371"/>
        </table:table-row>
        <table:table-row table:style-name="ro5">
          <table:table-cell office:value-type="string" table:style-name="ce5">
            <text:p>Classic Harvest</text:p>
          </table:table-cell>
          <table:table-cell office:value-type="float" office:value="77175" table:formula="of:=[.B41]*(1-[Assumption.$E47])" table:style-name="ce11">
            <text:p>77175</text:p>
          </table:table-cell>
          <table:table-cell office:value-type="float" office:value="80686.462499999994" table:formula="of:=[.C41]*(1-[Assumption.$E47])" table:style-name="ce11">
            <text:p>80686</text:p>
          </table:table-cell>
          <table:table-cell office:value-type="float" office:value="84357.696543749975" table:formula="of:=[.D41]*(1-[Assumption.$E47])" table:style-name="ce11">
            <text:p>84358</text:p>
          </table:table-cell>
          <table:table-cell office:value-type="float" office:value="88195.971736490596" table:formula="of:=[.E41]*(1-[Assumption.$E47])" table:style-name="ce11">
            <text:p>88196</text:p>
          </table:table-cell>
          <table:table-cell office:value-type="float" office:value="92208.888450500905" table:formula="of:=[.F41]*(1-[Assumption.$E47])" table:style-name="ce11">
            <text:p>92209</text:p>
          </table:table-cell>
          <table:table-cell office:value-type="float" office:value="96404.392874998695" table:formula="of:=[.G41]*(1-[Assumption.$E47])" table:style-name="ce11">
            <text:p>96404</text:p>
          </table:table-cell>
          <table:table-cell office:value-type="float" office:value="100790.79275081112" table:formula="of:=[.H41]*(1-[Assumption.$E47])" table:style-name="ce11">
            <text:p>100791</text:p>
          </table:table-cell>
          <table:table-cell office:value-type="float" office:value="105376.77382097302" table:formula="of:=[.I41]*(1-[Assumption.$E47])" table:style-name="ce11">
            <text:p>105377</text:p>
          </table:table-cell>
          <table:table-cell office:value-type="float" office:value="110171.41702982728" table:formula="of:=[.J41]*(1-[Assumption.$E47])" table:style-name="ce11">
            <text:p>110171</text:p>
          </table:table-cell>
          <table:table-cell office:value-type="float" office:value="115184.2165046844" table:formula="of:=[.K41]*(1-[Assumption.$E47])" table:style-name="ce11">
            <text:p>115184</text:p>
          </table:table-cell>
          <table:table-cell office:value-type="float" office:value="120425.09835564753" table:formula="of:=[.L41]*(1-[Assumption.$E47])" table:style-name="ce11">
            <text:p>120425</text:p>
          </table:table-cell>
          <table:table-cell office:value-type="float" office:value="125904.44033082949" table:formula="of:=[.M41]*(1-[Assumption.$E47])" table:style-name="ce11">
            <text:p>125904</text:p>
          </table:table-cell>
          <table:table-cell table:number-columns-repeated="16371"/>
        </table:table-row>
        <table:table-row table:style-name="ro5">
          <table:table-cell office:value-type="string" table:style-name="ce5">
            <text:p>Others</text:p>
          </table:table-cell>
          <table:table-cell office:value-type="float" office:value="0" table:formula="of:=[.B42]*(1-[Assumption.$E48])" table:style-name="ce11">
            <text:p>0</text:p>
          </table:table-cell>
          <table:table-cell office:value-type="float" office:value="0" table:formula="of:=[.C42]*(1-[Assumption.$E48])" table:style-name="ce11">
            <text:p>0</text:p>
          </table:table-cell>
          <table:table-cell office:value-type="float" office:value="0" table:formula="of:=[.D42]*(1-[Assumption.$E48])" table:style-name="ce11">
            <text:p>0</text:p>
          </table:table-cell>
          <table:table-cell office:value-type="float" office:value="0" table:formula="of:=[.E42]*(1-[Assumption.$E48])" table:style-name="ce11">
            <text:p>0</text:p>
          </table:table-cell>
          <table:table-cell office:value-type="float" office:value="0" table:formula="of:=[.F42]*(1-[Assumption.$E48])" table:style-name="ce11">
            <text:p>0</text:p>
          </table:table-cell>
          <table:table-cell office:value-type="float" office:value="0" table:formula="of:=[.G42]*(1-[Assumption.$E48])" table:style-name="ce11">
            <text:p>0</text:p>
          </table:table-cell>
          <table:table-cell office:value-type="float" office:value="0" table:formula="of:=[.H42]*(1-[Assumption.$E48])" table:style-name="ce11">
            <text:p>0</text:p>
          </table:table-cell>
          <table:table-cell office:value-type="float" office:value="0" table:formula="of:=[.I42]*(1-[Assumption.$E48])" table:style-name="ce11">
            <text:p>0</text:p>
          </table:table-cell>
          <table:table-cell office:value-type="float" office:value="0" table:formula="of:=[.J42]*(1-[Assumption.$E48])" table:style-name="ce11">
            <text:p>0</text:p>
          </table:table-cell>
          <table:table-cell office:value-type="float" office:value="0" table:formula="of:=[.K42]*(1-[Assumption.$E48])" table:style-name="ce11">
            <text:p>0</text:p>
          </table:table-cell>
          <table:table-cell office:value-type="float" office:value="0" table:formula="of:=[.L42]*(1-[Assumption.$E48])" table:style-name="ce11">
            <text:p>0</text:p>
          </table:table-cell>
          <table:table-cell office:value-type="float" office:value="0" table:formula="of:=[.M42]*(1-[Assumption.$E48])" table:style-name="ce11">
            <text:p>0</text:p>
          </table:table-cell>
          <table:table-cell table:number-columns-repeated="16371"/>
        </table:table-row>
        <table:table-row table:style-name="ro5">
          <table:table-cell office:value-type="string" table:style-name="ce6">
            <text:p>Total</text:p>
          </table:table-cell>
          <table:table-cell office:value-type="float" office:value="612255" table:formula="of:=SUM([.B89:.B94])" table:style-name="ce11">
            <text:p>612255</text:p>
          </table:table-cell>
          <table:table-cell office:value-type="float" office:value="640112.60250000004" table:formula="of:=SUM([.C89:.C94])" table:style-name="ce11">
            <text:p>640113</text:p>
          </table:table-cell>
          <table:table-cell office:value-type="float" office:value="669237.72591374989" table:formula="of:=SUM([.D89:.D94])" table:style-name="ce11">
            <text:p>669238</text:p>
          </table:table-cell>
          <table:table-cell office:value-type="float" office:value="699688.04244282551" table:formula="of:=SUM([.E89:.E94])" table:style-name="ce11">
            <text:p>699688</text:p>
          </table:table-cell>
          <table:table-cell office:value-type="float" office:value="731523.84837397386" table:formula="of:=SUM([.F89:.F94])" table:style-name="ce11">
            <text:p>731524</text:p>
          </table:table-cell>
          <table:table-cell office:value-type="float" office:value="764808.18347498972" table:formula="of:=SUM([.G89:.G94])" table:style-name="ce11">
            <text:p>764808</text:p>
          </table:table-cell>
          <table:table-cell office:value-type="float" office:value="799606.95582310157" table:formula="of:=SUM([.H89:.H94])" table:style-name="ce11">
            <text:p>799607</text:p>
          </table:table-cell>
          <table:table-cell office:value-type="float" office:value="835989.0723130526" table:formula="of:=SUM([.I89:.I94])" table:style-name="ce11">
            <text:p>835989</text:p>
          </table:table-cell>
          <table:table-cell office:value-type="float" office:value="874026.57510329643" table:formula="of:=SUM([.J89:.J94])" table:style-name="ce11">
            <text:p>874027</text:p>
          </table:table-cell>
          <table:table-cell office:value-type="float" office:value="913794.78427049634" table:formula="of:=SUM([.K89:.K94])" table:style-name="ce11">
            <text:p>913795</text:p>
          </table:table-cell>
          <table:table-cell office:value-type="float" office:value="955372.44695480389" table:formula="of:=SUM([.L89:.L94])" table:style-name="ce11">
            <text:p>955372</text:p>
          </table:table-cell>
          <table:table-cell office:value-type="float" office:value="998841.89329124731" table:formula="of:=SUM([.M89:.M94])" table:style-name="ce11">
            <text:p>998842</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ice</text:p>
          </table:table-cell>
          <table:table-cell table:number-columns-repeated="16383" table:style-name="ce1"/>
        </table:table-row>
        <table:table-row table:style-name="ro5">
          <table:table-cell office:value-type="string" table:style-name="ce5">
            <text:p>Fortune</text:p>
          </table:table-cell>
          <table:table-cell office:value-type="float" office:value="168000" table:formula="of:=[.B45]*(1-[Assumption.$F43])" table:style-name="ce11">
            <text:p>168000</text:p>
          </table:table-cell>
          <table:table-cell office:value-type="float" office:value="175635.59999999998" table:formula="of:=[.C45]*(1-[Assumption.$F43])" table:style-name="ce11">
            <text:p>175636</text:p>
          </table:table-cell>
          <table:table-cell office:value-type="float" office:value="183618.23801999999" table:formula="of:=[.D45]*(1-[Assumption.$F43])" table:style-name="ce11">
            <text:p>183618</text:p>
          </table:table-cell>
          <table:table-cell office:value-type="float" office:value="191963.68693800896" table:formula="of:=[.E45]*(1-[Assumption.$F43])" table:style-name="ce11">
            <text:p>191964</text:p>
          </table:table-cell>
          <table:table-cell office:value-type="float" office:value="200688.43650934144" table:formula="of:=[.F45]*(1-[Assumption.$F43])" table:style-name="ce11">
            <text:p>200688</text:p>
          </table:table-cell>
          <table:table-cell office:value-type="float" office:value="209809.72594869105" table:formula="of:=[.G45]*(1-[Assumption.$F43])" table:style-name="ce11">
            <text:p>209810</text:p>
          </table:table-cell>
          <table:table-cell office:value-type="float" office:value="219345.57799305901" table:formula="of:=[.H45]*(1-[Assumption.$F43])" table:style-name="ce11">
            <text:p>219346</text:p>
          </table:table-cell>
          <table:table-cell office:value-type="float" office:value="229314.83451284352" table:formula="of:=[.I45]*(1-[Assumption.$F43])" table:style-name="ce11">
            <text:p>229315</text:p>
          </table:table-cell>
          <table:table-cell office:value-type="float" office:value="239737.19374145224" table:formula="of:=[.J45]*(1-[Assumption.$F43])" table:style-name="ce11">
            <text:p>239737</text:p>
          </table:table-cell>
          <table:table-cell office:value-type="float" office:value="250633.24919700122" table:formula="of:=[.K45]*(1-[Assumption.$F43])" table:style-name="ce11">
            <text:p>250633</text:p>
          </table:table-cell>
          <table:table-cell office:value-type="float" office:value="262024.53037300491" table:formula="of:=[.L45]*(1-[Assumption.$F43])" table:style-name="ce11">
            <text:p>262025</text:p>
          </table:table-cell>
          <table:table-cell office:value-type="float" office:value="273933.54527845792" table:formula="of:=[.M45]*(1-[Assumption.$F43])" table:style-name="ce11">
            <text:p>273934</text:p>
          </table:table-cell>
          <table:table-cell table:number-columns-repeated="16371"/>
        </table:table-row>
        <table:table-row table:style-name="ro5">
          <table:table-cell office:value-type="string" table:style-name="ce5">
            <text:p>Patanjali</text:p>
          </table:table-cell>
          <table:table-cell office:value-type="float" office:value="192000" table:formula="of:=[.B46]*(1-[Assumption.$F44])" table:style-name="ce11">
            <text:p>192000</text:p>
          </table:table-cell>
          <table:table-cell office:value-type="float" office:value="200726.39999999999" table:formula="of:=[.C46]*(1-[Assumption.$F44])" table:style-name="ce11">
            <text:p>200726</text:p>
          </table:table-cell>
          <table:table-cell office:value-type="float" office:value="209849.41488000003" table:formula="of:=[.D46]*(1-[Assumption.$F44])" table:style-name="ce11">
            <text:p>209849</text:p>
          </table:table-cell>
          <table:table-cell office:value-type="float" office:value="219387.07078629598" table:formula="of:=[.E46]*(1-[Assumption.$F44])" table:style-name="ce11">
            <text:p>219387</text:p>
          </table:table-cell>
          <table:table-cell office:value-type="float" office:value="229358.21315353308" table:formula="of:=[.F46]*(1-[Assumption.$F44])" table:style-name="ce11">
            <text:p>229358</text:p>
          </table:table-cell>
          <table:table-cell office:value-type="float" office:value="239782.54394136125" table:formula="of:=[.G46]*(1-[Assumption.$F44])" table:style-name="ce11">
            <text:p>239783</text:p>
          </table:table-cell>
          <table:table-cell office:value-type="float" office:value="250680.66056349606" table:formula="of:=[.H46]*(1-[Assumption.$F44])" table:style-name="ce11">
            <text:p>250681</text:p>
          </table:table-cell>
          <table:table-cell office:value-type="float" office:value="262074.09658610693" table:formula="of:=[.I46]*(1-[Assumption.$F44])" table:style-name="ce11">
            <text:p>262074</text:p>
          </table:table-cell>
          <table:table-cell office:value-type="float" office:value="273985.36427594547" table:formula="of:=[.J46]*(1-[Assumption.$F44])" table:style-name="ce11">
            <text:p>273985</text:p>
          </table:table-cell>
          <table:table-cell office:value-type="float" office:value="286437.99908228713" table:formula="of:=[.K46]*(1-[Assumption.$F44])" table:style-name="ce11">
            <text:p>286438</text:p>
          </table:table-cell>
          <table:table-cell office:value-type="float" office:value="299456.60614057706" table:formula="of:=[.L46]*(1-[Assumption.$F44])" table:style-name="ce11">
            <text:p>299457</text:p>
          </table:table-cell>
          <table:table-cell office:value-type="float" office:value="313066.9088896662" table:formula="of:=[.M46]*(1-[Assumption.$F44])" table:style-name="ce11">
            <text:p>313067</text:p>
          </table:table-cell>
          <table:table-cell table:number-columns-repeated="16371"/>
        </table:table-row>
        <table:table-row table:style-name="ro5">
          <table:table-cell office:value-type="string" table:style-name="ce5">
            <text:p>Organic Tattva</text:p>
          </table:table-cell>
          <table:table-cell office:value-type="float" office:value="201600.00000000003" table:formula="of:=[.B47]*(1-[Assumption.$F45])" table:style-name="ce11">
            <text:p>201600</text:p>
          </table:table-cell>
          <table:table-cell office:value-type="float" office:value="210762.72" table:formula="of:=[.C47]*(1-[Assumption.$F45])" table:style-name="ce11">
            <text:p>210763</text:p>
          </table:table-cell>
          <table:table-cell office:value-type="float" office:value="220341.88562400002" table:formula="of:=[.D47]*(1-[Assumption.$F45])" table:style-name="ce11">
            <text:p>220342</text:p>
          </table:table-cell>
          <table:table-cell office:value-type="float" office:value="230356.4243256108" table:formula="of:=[.E47]*(1-[Assumption.$F45])" table:style-name="ce11">
            <text:p>230356</text:p>
          </table:table-cell>
          <table:table-cell office:value-type="float" office:value="240826.12381120975" table:formula="of:=[.F47]*(1-[Assumption.$F45])" table:style-name="ce11">
            <text:p>240826</text:p>
          </table:table-cell>
          <table:table-cell office:value-type="float" office:value="251771.67113842932" table:formula="of:=[.G47]*(1-[Assumption.$F45])" table:style-name="ce11">
            <text:p>251772</text:p>
          </table:table-cell>
          <table:table-cell office:value-type="float" office:value="263214.69359167089" table:formula="of:=[.H47]*(1-[Assumption.$F45])" table:style-name="ce11">
            <text:p>263215</text:p>
          </table:table-cell>
          <table:table-cell office:value-type="float" office:value="275177.80141541228" table:formula="of:=[.I47]*(1-[Assumption.$F45])" table:style-name="ce11">
            <text:p>275178</text:p>
          </table:table-cell>
          <table:table-cell office:value-type="float" office:value="287684.63248974277" table:formula="of:=[.J47]*(1-[Assumption.$F45])" table:style-name="ce11">
            <text:p>287685</text:p>
          </table:table-cell>
          <table:table-cell office:value-type="float" office:value="300759.89903640153" table:formula="of:=[.K47]*(1-[Assumption.$F45])" table:style-name="ce11">
            <text:p>300760</text:p>
          </table:table-cell>
          <table:table-cell office:value-type="float" office:value="314429.43644760596" table:formula="of:=[.L47]*(1-[Assumption.$F45])" table:style-name="ce11">
            <text:p>314429</text:p>
          </table:table-cell>
          <table:table-cell office:value-type="float" office:value="328720.25433414953" table:formula="of:=[.M47]*(1-[Assumption.$F45])" table:style-name="ce11">
            <text:p>328720</text:p>
          </table:table-cell>
          <table:table-cell table:number-columns-repeated="16371"/>
        </table:table-row>
        <table:table-row table:style-name="ro5">
          <table:table-cell office:value-type="string" table:style-name="ce5">
            <text:p>Good Life</text:p>
          </table:table-cell>
          <table:table-cell office:value-type="float" office:value="0" table:formula="of:=[.B48]*(1-[Assumption.$F46])" table:style-name="ce11">
            <text:p>0</text:p>
          </table:table-cell>
          <table:table-cell office:value-type="float" office:value="0" table:formula="of:=[.C48]*(1-[Assumption.$F46])" table:style-name="ce11">
            <text:p>0</text:p>
          </table:table-cell>
          <table:table-cell office:value-type="float" office:value="0" table:formula="of:=[.D48]*(1-[Assumption.$F46])" table:style-name="ce11">
            <text:p>0</text:p>
          </table:table-cell>
          <table:table-cell office:value-type="float" office:value="0" table:formula="of:=[.E48]*(1-[Assumption.$F46])" table:style-name="ce11">
            <text:p>0</text:p>
          </table:table-cell>
          <table:table-cell office:value-type="float" office:value="0" table:formula="of:=[.F48]*(1-[Assumption.$F46])" table:style-name="ce11">
            <text:p>0</text:p>
          </table:table-cell>
          <table:table-cell office:value-type="float" office:value="0" table:formula="of:=[.G48]*(1-[Assumption.$F46])" table:style-name="ce11">
            <text:p>0</text:p>
          </table:table-cell>
          <table:table-cell office:value-type="float" office:value="0" table:formula="of:=[.H48]*(1-[Assumption.$F46])" table:style-name="ce11">
            <text:p>0</text:p>
          </table:table-cell>
          <table:table-cell office:value-type="float" office:value="0" table:formula="of:=[.I48]*(1-[Assumption.$F46])" table:style-name="ce11">
            <text:p>0</text:p>
          </table:table-cell>
          <table:table-cell office:value-type="float" office:value="0" table:formula="of:=[.J48]*(1-[Assumption.$F46])" table:style-name="ce11">
            <text:p>0</text:p>
          </table:table-cell>
          <table:table-cell office:value-type="float" office:value="0" table:formula="of:=[.K48]*(1-[Assumption.$F46])" table:style-name="ce11">
            <text:p>0</text:p>
          </table:table-cell>
          <table:table-cell office:value-type="float" office:value="0" table:formula="of:=[.L48]*(1-[Assumption.$F46])" table:style-name="ce11">
            <text:p>0</text:p>
          </table:table-cell>
          <table:table-cell office:value-type="float" office:value="0" table:formula="of:=[.M48]*(1-[Assumption.$F46])" table:style-name="ce11">
            <text:p>0</text:p>
          </table:table-cell>
          <table:table-cell table:number-columns-repeated="16371"/>
        </table:table-row>
        <table:table-row table:style-name="ro5">
          <table:table-cell office:value-type="string" table:style-name="ce5">
            <text:p>Classic Harvest</text:p>
          </table:table-cell>
          <table:table-cell office:value-type="float" office:value="237599.99999999997" table:formula="of:=[.B49]*(1-[Assumption.$F47])" table:style-name="ce11">
            <text:p>237600</text:p>
          </table:table-cell>
          <table:table-cell office:value-type="float" office:value="248398.91999999993" table:formula="of:=[.C49]*(1-[Assumption.$F47])" table:style-name="ce11">
            <text:p>248399</text:p>
          </table:table-cell>
          <table:table-cell office:value-type="float" office:value="259688.65091399994" table:formula="of:=[.D49]*(1-[Assumption.$F47])" table:style-name="ce11">
            <text:p>259689</text:p>
          </table:table-cell>
          <table:table-cell office:value-type="float" office:value="271491.50009804126" table:formula="of:=[.E49]*(1-[Assumption.$F47])" table:style-name="ce11">
            <text:p>271492</text:p>
          </table:table-cell>
          <table:table-cell office:value-type="float" office:value="283830.78877749719" table:formula="of:=[.F49]*(1-[Assumption.$F47])" table:style-name="ce11">
            <text:p>283831</text:p>
          </table:table-cell>
          <table:table-cell office:value-type="float" office:value="296730.89812743443" table:formula="of:=[.G49]*(1-[Assumption.$F47])" table:style-name="ce11">
            <text:p>296731</text:p>
          </table:table-cell>
          <table:table-cell office:value-type="float" office:value="310217.31744732632" table:formula="of:=[.H49]*(1-[Assumption.$F47])" table:style-name="ce11">
            <text:p>310217</text:p>
          </table:table-cell>
          <table:table-cell office:value-type="float" office:value="324316.69452530722" table:formula="of:=[.I49]*(1-[Assumption.$F47])" table:style-name="ce11">
            <text:p>324317</text:p>
          </table:table-cell>
          <table:table-cell office:value-type="float" office:value="339056.88829148246" table:formula="of:=[.J49]*(1-[Assumption.$F47])" table:style-name="ce11">
            <text:p>339057</text:p>
          </table:table-cell>
          <table:table-cell office:value-type="float" office:value="354467.02386433026" table:formula="of:=[.K49]*(1-[Assumption.$F47])" table:style-name="ce11">
            <text:p>354467</text:p>
          </table:table-cell>
          <table:table-cell office:value-type="float" office:value="370577.55009896407" table:formula="of:=[.L49]*(1-[Assumption.$F47])" table:style-name="ce11">
            <text:p>370578</text:p>
          </table:table-cell>
          <table:table-cell office:value-type="float" office:value="387420.29975096189" table:formula="of:=[.M49]*(1-[Assumption.$F47])" table:style-name="ce11">
            <text:p>387420</text:p>
          </table:table-cell>
          <table:table-cell table:number-columns-repeated="16371"/>
        </table:table-row>
        <table:table-row table:style-name="ro5">
          <table:table-cell office:value-type="string" table:style-name="ce5">
            <text:p>Others</text:p>
          </table:table-cell>
          <table:table-cell office:value-type="float" office:value="216000" table:formula="of:=[.B50]*(1-[Assumption.$F48])" table:style-name="ce11">
            <text:p>216000</text:p>
          </table:table-cell>
          <table:table-cell office:value-type="float" office:value="225817.19999999995" table:formula="of:=[.C50]*(1-[Assumption.$F48])" table:style-name="ce11">
            <text:p>225817</text:p>
          </table:table-cell>
          <table:table-cell office:value-type="float" office:value="236080.59173999997" table:formula="of:=[.D50]*(1-[Assumption.$F48])" table:style-name="ce11">
            <text:p>236081</text:p>
          </table:table-cell>
          <table:table-cell office:value-type="float" office:value="246810.45463458297" table:formula="of:=[.E50]*(1-[Assumption.$F48])" table:style-name="ce11">
            <text:p>246810</text:p>
          </table:table-cell>
          <table:table-cell office:value-type="float" office:value="258027.9897977247" table:formula="of:=[.F50]*(1-[Assumption.$F48])" table:style-name="ce11">
            <text:p>258028</text:p>
          </table:table-cell>
          <table:table-cell office:value-type="float" office:value="269755.36193403136" table:formula="of:=[.G50]*(1-[Assumption.$F48])" table:style-name="ce11">
            <text:p>269755</text:p>
          </table:table-cell>
          <table:table-cell office:value-type="float" office:value="282015.74313393299" table:formula="of:=[.H50]*(1-[Assumption.$F48])" table:style-name="ce11">
            <text:p>282016</text:p>
          </table:table-cell>
          <table:table-cell office:value-type="float" office:value="294833.35865937022" table:formula="of:=[.I50]*(1-[Assumption.$F48])" table:style-name="ce11">
            <text:p>294833</text:p>
          </table:table-cell>
          <table:table-cell office:value-type="float" office:value="308233.53481043858" table:formula="of:=[.J50]*(1-[Assumption.$F48])" table:style-name="ce11">
            <text:p>308234</text:p>
          </table:table-cell>
          <table:table-cell office:value-type="float" office:value="322242.74896757299" table:formula="of:=[.K50]*(1-[Assumption.$F48])" table:style-name="ce11">
            <text:p>322243</text:p>
          </table:table-cell>
          <table:table-cell office:value-type="float" office:value="336888.68190814916" table:formula="of:=[.L50]*(1-[Assumption.$F48])" table:style-name="ce11">
            <text:p>336889</text:p>
          </table:table-cell>
          <table:table-cell office:value-type="float" office:value="352200.27250087447" table:formula="of:=[.M50]*(1-[Assumption.$F48])" table:style-name="ce11">
            <text:p>352200</text:p>
          </table:table-cell>
          <table:table-cell table:number-columns-repeated="16371"/>
        </table:table-row>
        <table:table-row table:style-name="ro5">
          <table:table-cell office:value-type="string" table:style-name="ce6">
            <text:p>Total</text:p>
          </table:table-cell>
          <table:table-cell office:value-type="float" office:value="1015200" table:formula="of:=SUM([.B98:.B103])" table:style-name="ce11">
            <text:p>1015200</text:p>
          </table:table-cell>
          <table:table-cell office:value-type="float" office:value="1061340.8399999999" table:formula="of:=SUM([.C98:.C103])" table:style-name="ce11">
            <text:p>1061341</text:p>
          </table:table-cell>
          <table:table-cell office:value-type="float" office:value="1109578.7811779999" table:formula="of:=SUM([.D98:.D103])" table:style-name="ce11">
            <text:p>1109579</text:p>
          </table:table-cell>
          <table:table-cell office:value-type="float" office:value="1160009.13678254" table:formula="of:=SUM([.E98:.E103])" table:style-name="ce11">
            <text:p>1160009</text:p>
          </table:table-cell>
          <table:table-cell office:value-type="float" office:value="1212731.552049306" table:formula="of:=SUM([.F98:.F103])" table:style-name="ce11">
            <text:p>1212732</text:p>
          </table:table-cell>
          <table:table-cell office:value-type="float" office:value="1267850.2010899475" table:formula="of:=SUM([.G98:.G103])" table:style-name="ce11">
            <text:p>1267850</text:p>
          </table:table-cell>
          <table:table-cell office:value-type="float" office:value="1325473.9927294853" table:formula="of:=SUM([.H98:.H103])" table:style-name="ce11">
            <text:p>1325474</text:p>
          </table:table-cell>
          <table:table-cell office:value-type="float" office:value="1385716.7856990402" table:formula="of:=SUM([.I98:.I103])" table:style-name="ce11">
            <text:p>1385717</text:p>
          </table:table-cell>
          <table:table-cell office:value-type="float" office:value="1448697.6136090613" table:formula="of:=SUM([.J98:.J103])" table:style-name="ce11">
            <text:p>1448698</text:p>
          </table:table-cell>
          <table:table-cell office:value-type="float" office:value="1514540.9201475931" table:formula="of:=SUM([.K98:.K103])" table:style-name="ce11">
            <text:p>1514541</text:p>
          </table:table-cell>
          <table:table-cell office:value-type="float" office:value="1583376.8049683012" table:formula="of:=SUM([.L98:.L103])" table:style-name="ce11">
            <text:p>1583377</text:p>
          </table:table-cell>
          <table:table-cell office:value-type="float" office:value="1655341.2807541101" table:formula="of:=SUM([.M98:.M103])" table:style-name="ce11">
            <text:p>1655341</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Sugar</text:p>
          </table:table-cell>
          <table:table-cell table:number-columns-repeated="16383" table:style-name="ce1"/>
        </table:table-row>
        <table:table-row table:style-name="ro5">
          <table:table-cell office:value-type="string" table:style-name="ce5">
            <text:p>Fortune</text:p>
          </table:table-cell>
          <table:table-cell office:value-type="float" office:value="99000" table:formula="of:=[.B53]*(1-[Assumption.$G43])" table:style-name="ce11">
            <text:p>99000</text:p>
          </table:table-cell>
          <table:table-cell office:value-type="float" office:value="102494.70000000001" table:formula="of:=[.C53]*(1-[Assumption.$G43])" table:style-name="ce11">
            <text:p>102495</text:p>
          </table:table-cell>
          <table:table-cell office:value-type="float" office:value="106112.76291" table:formula="of:=[.D53]*(1-[Assumption.$G43])" table:style-name="ce11">
            <text:p>106113</text:p>
          </table:table-cell>
          <table:table-cell office:value-type="float" office:value="109858.54344072301" table:formula="of:=[.E53]*(1-[Assumption.$G43])" table:style-name="ce11">
            <text:p>109859</text:p>
          </table:table-cell>
          <table:table-cell office:value-type="float" office:value="113736.5500241805" table:formula="of:=[.F53]*(1-[Assumption.$G43])" table:style-name="ce11">
            <text:p>113737</text:p>
          </table:table-cell>
          <table:table-cell office:value-type="float" office:value="117751.45024003406" table:formula="of:=[.G53]*(1-[Assumption.$G43])" table:style-name="ce11">
            <text:p>117751</text:p>
          </table:table-cell>
          <table:table-cell office:value-type="float" office:value="121908.07643350725" table:formula="of:=[.H53]*(1-[Assumption.$G43])" table:style-name="ce11">
            <text:p>121908</text:p>
          </table:table-cell>
          <table:table-cell office:value-type="float" office:value="126211.43153161007" table:formula="of:=[.I53]*(1-[Assumption.$G43])" table:style-name="ce11">
            <text:p>126211</text:p>
          </table:table-cell>
          <table:table-cell office:value-type="float" office:value="130666.69506467591" table:formula="of:=[.J53]*(1-[Assumption.$G43])" table:style-name="ce11">
            <text:p>130667</text:p>
          </table:table-cell>
          <table:table-cell office:value-type="float" office:value="135279.22940045895" table:formula="of:=[.K53]*(1-[Assumption.$G43])" table:style-name="ce11">
            <text:p>135279</text:p>
          </table:table-cell>
          <table:table-cell office:value-type="float" office:value="140054.58619829512" table:formula="of:=[.L53]*(1-[Assumption.$G43])" table:style-name="ce11">
            <text:p>140055</text:p>
          </table:table-cell>
          <table:table-cell office:value-type="float" office:value="144998.51309109494" table:formula="of:=[.M53]*(1-[Assumption.$G43])" table:style-name="ce11">
            <text:p>144999</text:p>
          </table:table-cell>
          <table:table-cell table:number-columns-repeated="16371"/>
        </table:table-row>
        <table:table-row table:style-name="ro5">
          <table:table-cell office:value-type="string" table:style-name="ce5">
            <text:p>Patanjali</text:p>
          </table:table-cell>
          <table:table-cell office:value-type="float" office:value="0" table:formula="of:=[.B54]*(1-[Assumption.$G44])" table:style-name="ce11">
            <text:p>0</text:p>
          </table:table-cell>
          <table:table-cell office:value-type="float" office:value="0" table:formula="of:=[.C54]*(1-[Assumption.$G44])" table:style-name="ce11">
            <text:p>0</text:p>
          </table:table-cell>
          <table:table-cell office:value-type="float" office:value="0" table:formula="of:=[.D54]*(1-[Assumption.$G44])" table:style-name="ce11">
            <text:p>0</text:p>
          </table:table-cell>
          <table:table-cell office:value-type="float" office:value="0" table:formula="of:=[.E54]*(1-[Assumption.$G44])" table:style-name="ce11">
            <text:p>0</text:p>
          </table:table-cell>
          <table:table-cell office:value-type="float" office:value="0" table:formula="of:=[.F54]*(1-[Assumption.$G44])" table:style-name="ce11">
            <text:p>0</text:p>
          </table:table-cell>
          <table:table-cell office:value-type="float" office:value="0" table:formula="of:=[.G54]*(1-[Assumption.$G44])" table:style-name="ce11">
            <text:p>0</text:p>
          </table:table-cell>
          <table:table-cell office:value-type="float" office:value="0" table:formula="of:=[.H54]*(1-[Assumption.$G44])" table:style-name="ce11">
            <text:p>0</text:p>
          </table:table-cell>
          <table:table-cell office:value-type="float" office:value="0" table:formula="of:=[.I54]*(1-[Assumption.$G44])" table:style-name="ce11">
            <text:p>0</text:p>
          </table:table-cell>
          <table:table-cell office:value-type="float" office:value="0" table:formula="of:=[.J54]*(1-[Assumption.$G44])" table:style-name="ce11">
            <text:p>0</text:p>
          </table:table-cell>
          <table:table-cell office:value-type="float" office:value="0" table:formula="of:=[.K54]*(1-[Assumption.$G44])" table:style-name="ce11">
            <text:p>0</text:p>
          </table:table-cell>
          <table:table-cell office:value-type="float" office:value="0" table:formula="of:=[.L54]*(1-[Assumption.$G44])" table:style-name="ce11">
            <text:p>0</text:p>
          </table:table-cell>
          <table:table-cell office:value-type="float" office:value="0" table:formula="of:=[.M54]*(1-[Assumption.$G44])"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145406.25" table:formula="of:=[.B55]*(1-[Assumption.$G45])" table:style-name="ce11">
            <text:p>145406</text:p>
          </table:table-cell>
          <table:table-cell office:value-type="float" office:value="150539.09062499998" table:formula="of:=[.C55]*(1-[Assumption.$G45])" table:style-name="ce11">
            <text:p>150539</text:p>
          </table:table-cell>
          <table:table-cell office:value-type="float" office:value="155853.12052406248" table:formula="of:=[.D55]*(1-[Assumption.$G45])" table:style-name="ce11">
            <text:p>155853</text:p>
          </table:table-cell>
          <table:table-cell office:value-type="float" office:value="161354.73567856188" table:formula="of:=[.E55]*(1-[Assumption.$G45])" table:style-name="ce11">
            <text:p>161355</text:p>
          </table:table-cell>
          <table:table-cell office:value-type="float" office:value="167050.55784801507" table:formula="of:=[.F55]*(1-[Assumption.$G45])" table:style-name="ce11">
            <text:p>167051</text:p>
          </table:table-cell>
          <table:table-cell office:value-type="float" office:value="172947.44254004999" table:formula="of:=[.G55]*(1-[Assumption.$G45])" table:style-name="ce11">
            <text:p>172947</text:p>
          </table:table-cell>
          <table:table-cell office:value-type="float" office:value="179052.48726171374" table:formula="of:=[.H55]*(1-[Assumption.$G45])" table:style-name="ce11">
            <text:p>179052</text:p>
          </table:table-cell>
          <table:table-cell office:value-type="float" office:value="185373.04006205226" table:formula="of:=[.I55]*(1-[Assumption.$G45])" table:style-name="ce11">
            <text:p>185373</text:p>
          </table:table-cell>
          <table:table-cell office:value-type="float" office:value="191916.70837624269" table:formula="of:=[.J55]*(1-[Assumption.$G45])" table:style-name="ce11">
            <text:p>191917</text:p>
          </table:table-cell>
          <table:table-cell office:value-type="float" office:value="198691.36818192402" table:formula="of:=[.K55]*(1-[Assumption.$G45])" table:style-name="ce11">
            <text:p>198691</text:p>
          </table:table-cell>
          <table:table-cell office:value-type="float" office:value="205705.17347874594" table:formula="of:=[.L55]*(1-[Assumption.$G45])" table:style-name="ce11">
            <text:p>205705</text:p>
          </table:table-cell>
          <table:table-cell office:value-type="float" office:value="212966.56610254565" table:formula="of:=[.M55]*(1-[Assumption.$G45])" table:style-name="ce11">
            <text:p>212967</text:p>
          </table:table-cell>
          <table:table-cell table:number-columns-repeated="16371"/>
        </table:table-row>
        <table:table-row table:style-name="ro5">
          <table:table-cell office:value-type="string" table:style-name="ce5">
            <text:p>Good Life</text:p>
          </table:table-cell>
          <table:table-cell office:value-type="float" office:value="64968.749999999993" table:formula="of:=[.B56]*(1-[Assumption.$G46])" table:style-name="ce11">
            <text:p>64969</text:p>
          </table:table-cell>
          <table:table-cell office:value-type="float" office:value="67262.146874999991" table:formula="of:=[.C56]*(1-[Assumption.$G46])" table:style-name="ce11">
            <text:p>67262</text:p>
          </table:table-cell>
          <table:table-cell office:value-type="float" office:value="69636.500659687488" table:formula="of:=[.D56]*(1-[Assumption.$G46])" table:style-name="ce11">
            <text:p>69637</text:p>
          </table:table-cell>
          <table:table-cell office:value-type="float" office:value="72094.66913297445" table:formula="of:=[.E56]*(1-[Assumption.$G46])" table:style-name="ce11">
            <text:p>72095</text:p>
          </table:table-cell>
          <table:table-cell office:value-type="float" office:value="74639.610953368436" table:formula="of:=[.F56]*(1-[Assumption.$G46])" table:style-name="ce11">
            <text:p>74640</text:p>
          </table:table-cell>
          <table:table-cell office:value-type="float" office:value="77274.389220022334" table:formula="of:=[.G56]*(1-[Assumption.$G46])" table:style-name="ce11">
            <text:p>77274</text:p>
          </table:table-cell>
          <table:table-cell office:value-type="float" office:value="80002.175159489125" table:formula="of:=[.H56]*(1-[Assumption.$G46])" table:style-name="ce11">
            <text:p>80002</text:p>
          </table:table-cell>
          <table:table-cell office:value-type="float" office:value="82826.251942619099" table:formula="of:=[.I56]*(1-[Assumption.$G46])" table:style-name="ce11">
            <text:p>82826</text:p>
          </table:table-cell>
          <table:table-cell office:value-type="float" office:value="85750.018636193534" table:formula="of:=[.J56]*(1-[Assumption.$G46])" table:style-name="ce11">
            <text:p>85750</text:p>
          </table:table-cell>
          <table:table-cell office:value-type="float" office:value="88776.994294051154" table:formula="of:=[.K56]*(1-[Assumption.$G46])" table:style-name="ce11">
            <text:p>88777</text:p>
          </table:table-cell>
          <table:table-cell office:value-type="float" office:value="91910.822192631153" table:formula="of:=[.L56]*(1-[Assumption.$G46])" table:style-name="ce11">
            <text:p>91911</text:p>
          </table:table-cell>
          <table:table-cell office:value-type="float" office:value="95155.27421603103" table:formula="of:=[.M56]*(1-[Assumption.$G46])" table:style-name="ce11">
            <text:p>95155</text:p>
          </table:table-cell>
          <table:table-cell table:number-columns-repeated="16371"/>
        </table:table-row>
        <table:table-row table:style-name="ro5">
          <table:table-cell office:value-type="string" table:style-name="ce5">
            <text:p>Classic Harvest</text:p>
          </table:table-cell>
          <table:table-cell office:value-type="float" office:value="159637.50000000003" table:formula="of:=[.B57]*(1-[Assumption.$G47])" table:style-name="ce11">
            <text:p>159638</text:p>
          </table:table-cell>
          <table:table-cell office:value-type="float" office:value="165272.70375000002" table:formula="of:=[.C57]*(1-[Assumption.$G47])" table:style-name="ce11">
            <text:p>165273</text:p>
          </table:table-cell>
          <table:table-cell office:value-type="float" office:value="171106.830192375" table:formula="of:=[.D57]*(1-[Assumption.$G47])" table:style-name="ce11">
            <text:p>171107</text:p>
          </table:table-cell>
          <table:table-cell office:value-type="float" office:value="177146.90129816585" table:formula="of:=[.E57]*(1-[Assumption.$G47])" table:style-name="ce11">
            <text:p>177147</text:p>
          </table:table-cell>
          <table:table-cell office:value-type="float" office:value="183400.18691399106" table:formula="of:=[.F57]*(1-[Assumption.$G47])" table:style-name="ce11">
            <text:p>183400</text:p>
          </table:table-cell>
          <table:table-cell office:value-type="float" office:value="189874.21351205494" table:formula="of:=[.G57]*(1-[Assumption.$G47])" table:style-name="ce11">
            <text:p>189874</text:p>
          </table:table-cell>
          <table:table-cell office:value-type="float" office:value="196576.77324903046" table:formula="of:=[.H57]*(1-[Assumption.$G47])" table:style-name="ce11">
            <text:p>196577</text:p>
          </table:table-cell>
          <table:table-cell office:value-type="float" office:value="203515.93334472124" table:formula="of:=[.I57]*(1-[Assumption.$G47])" table:style-name="ce11">
            <text:p>203516</text:p>
          </table:table-cell>
          <table:table-cell office:value-type="float" office:value="210700.04579178986" table:formula="of:=[.J57]*(1-[Assumption.$G47])" table:style-name="ce11">
            <text:p>210700</text:p>
          </table:table-cell>
          <table:table-cell office:value-type="float" office:value="218137.75740824" table:formula="of:=[.K57]*(1-[Assumption.$G47])" table:style-name="ce11">
            <text:p>218138</text:p>
          </table:table-cell>
          <table:table-cell office:value-type="float" office:value="225838.02024475086" table:formula="of:=[.L57]*(1-[Assumption.$G47])" table:style-name="ce11">
            <text:p>225838</text:p>
          </table:table-cell>
          <table:table-cell office:value-type="float" office:value="233810.10235939058" table:formula="of:=[.M57]*(1-[Assumption.$G47])" table:style-name="ce11">
            <text:p>233810</text:p>
          </table:table-cell>
          <table:table-cell table:number-columns-repeated="16371"/>
        </table:table-row>
        <table:table-row table:style-name="ro5">
          <table:table-cell office:value-type="string" table:style-name="ce5">
            <text:p>Others</text:p>
          </table:table-cell>
          <table:table-cell office:value-type="float" office:value="55687.499999999993" table:formula="of:=[.B58]*(1-[Assumption.$G48])" table:style-name="ce11">
            <text:p>55688</text:p>
          </table:table-cell>
          <table:table-cell office:value-type="float" office:value="57653.268749999996" table:formula="of:=[.C58]*(1-[Assumption.$G48])" table:style-name="ce11">
            <text:p>57653</text:p>
          </table:table-cell>
          <table:table-cell office:value-type="float" office:value="59688.429136874998" table:formula="of:=[.D58]*(1-[Assumption.$G48])" table:style-name="ce11">
            <text:p>59688</text:p>
          </table:table-cell>
          <table:table-cell office:value-type="float" office:value="61795.430685406682" table:formula="of:=[.E58]*(1-[Assumption.$G48])" table:style-name="ce11">
            <text:p>61795</text:p>
          </table:table-cell>
          <table:table-cell office:value-type="float" office:value="63976.809388601519" table:formula="of:=[.F58]*(1-[Assumption.$G48])" table:style-name="ce11">
            <text:p>63977</text:p>
          </table:table-cell>
          <table:table-cell office:value-type="float" office:value="66235.190760019148" table:formula="of:=[.G58]*(1-[Assumption.$G48])" table:style-name="ce11">
            <text:p>66235</text:p>
          </table:table-cell>
          <table:table-cell office:value-type="float" office:value="68573.292993847819" table:formula="of:=[.H58]*(1-[Assumption.$G48])" table:style-name="ce11">
            <text:p>68573</text:p>
          </table:table-cell>
          <table:table-cell office:value-type="float" office:value="70993.93023653065" table:formula="of:=[.I58]*(1-[Assumption.$G48])" table:style-name="ce11">
            <text:p>70994</text:p>
          </table:table-cell>
          <table:table-cell office:value-type="float" office:value="73500.015973880189" table:formula="of:=[.J58]*(1-[Assumption.$G48])" table:style-name="ce11">
            <text:p>73500</text:p>
          </table:table-cell>
          <table:table-cell office:value-type="float" office:value="76094.566537758146" table:formula="of:=[.K58]*(1-[Assumption.$G48])" table:style-name="ce11">
            <text:p>76095</text:p>
          </table:table-cell>
          <table:table-cell office:value-type="float" office:value="78780.704736540996" table:formula="of:=[.L58]*(1-[Assumption.$G48])" table:style-name="ce11">
            <text:p>78781</text:p>
          </table:table-cell>
          <table:table-cell office:value-type="float" office:value="81561.663613740893" table:formula="of:=[.M58]*(1-[Assumption.$G48])" table:style-name="ce11">
            <text:p>81562</text:p>
          </table:table-cell>
          <table:table-cell table:number-columns-repeated="16371"/>
        </table:table-row>
        <table:table-row table:style-name="ro5">
          <table:table-cell office:value-type="string" table:style-name="ce5">
            <text:p>Total</text:p>
          </table:table-cell>
          <table:table-cell office:value-type="float" office:value="524700" table:formula="of:=SUM([.B107:.B112])" table:style-name="ce11">
            <text:p>524700</text:p>
          </table:table-cell>
          <table:table-cell office:value-type="float" office:value="543221.91" table:formula="of:=SUM([.C107:.C112])" table:style-name="ce11">
            <text:p>543222</text:p>
          </table:table-cell>
          <table:table-cell office:value-type="float" office:value="562397.643423" table:formula="of:=SUM([.D107:.D112])" table:style-name="ce11">
            <text:p>562398</text:p>
          </table:table-cell>
          <table:table-cell office:value-type="float" office:value="582250.28023583186" table:formula="of:=SUM([.E107:.E112])" table:style-name="ce11">
            <text:p>582250</text:p>
          </table:table-cell>
          <table:table-cell office:value-type="float" office:value="602803.71512815659" table:formula="of:=SUM([.F107:.F112])" table:style-name="ce11">
            <text:p>602804</text:p>
          </table:table-cell>
          <table:table-cell office:value-type="float" office:value="624082.68627218052" table:formula="of:=SUM([.G107:.G112])" table:style-name="ce11">
            <text:p>624083</text:p>
          </table:table-cell>
          <table:table-cell office:value-type="float" office:value="646112.80509758845" table:formula="of:=SUM([.H107:.H112])" table:style-name="ce11">
            <text:p>646113</text:p>
          </table:table-cell>
          <table:table-cell office:value-type="float" office:value="668920.58711753332" table:formula="of:=SUM([.I107:.I112])" table:style-name="ce11">
            <text:p>668921</text:p>
          </table:table-cell>
          <table:table-cell office:value-type="float" office:value="692533.48384278221" table:formula="of:=SUM([.J107:.J112])" table:style-name="ce11">
            <text:p>692533</text:p>
          </table:table-cell>
          <table:table-cell office:value-type="float" office:value="716979.91582243214" table:formula="of:=SUM([.K107:.K112])" table:style-name="ce11">
            <text:p>716980</text:p>
          </table:table-cell>
          <table:table-cell office:value-type="float" office:value="742289.30685096409" table:formula="of:=SUM([.L107:.L112])" table:style-name="ce11">
            <text:p>742289</text:p>
          </table:table-cell>
          <table:table-cell office:value-type="float" office:value="768492.11938280321" table:formula="of:=SUM([.M107:.M112])" table:style-name="ce11">
            <text:p>768492</text:p>
          </table:table-cell>
          <table:table-cell table:number-columns-repeated="16371"/>
        </table:table-row>
        <table:table-row table:style-name="ro6">
          <table:table-cell table:number-columns-repeated="16384"/>
        </table:table-row>
        <table:table-row table:style-name="ro5">
          <table:table-cell office:value-type="string" table:style-name="ce6">
            <text:p>Cost of Good Sold</text:p>
          </table:table-cell>
          <table:table-cell table:number-columns-repeated="16383" table:style-name="ce1"/>
        </table:table-row>
        <table:table-row table:style-name="ro5">
          <table:table-cell office:value-type="string" table:style-name="ce5">
            <text:p>Atta</text:p>
          </table:table-cell>
          <table:table-cell office:value-type="float" office:value="1944250" table:formula="of:=[.B68]" table:style-name="ce11">
            <text:p>1944250</text:p>
          </table:table-cell>
          <table:table-cell office:value-type="float" office:value="2012882.0249999999" table:formula="of:=[.C68]" table:style-name="ce11">
            <text:p>2012882</text:p>
          </table:table-cell>
          <table:table-cell office:value-type="float" office:value="2083936.7604824994" table:formula="of:=[.D68]" table:style-name="ce11">
            <text:p>2083937</text:p>
          </table:table-cell>
          <table:table-cell office:value-type="float" office:value="2157499.7281275317" table:formula="of:=[.E68]" table:style-name="ce11">
            <text:p>2157500</text:p>
          </table:table-cell>
          <table:table-cell office:value-type="float" office:value="2233659.4685304328" table:formula="of:=[.F68]" table:style-name="ce11">
            <text:p>2233659</text:p>
          </table:table-cell>
          <table:table-cell office:value-type="float" office:value="2312507.6477695573" table:formula="of:=[.G68]" table:style-name="ce11">
            <text:p>2312508</text:p>
          </table:table-cell>
          <table:table-cell office:value-type="float" office:value="2394139.1677358225" table:formula="of:=[.H68]" table:style-name="ce11">
            <text:p>2394139</text:p>
          </table:table-cell>
          <table:table-cell office:value-type="float" office:value="2478652.280356897" table:formula="of:=[.I68]" table:style-name="ce11">
            <text:p>2478652</text:p>
          </table:table-cell>
          <table:table-cell office:value-type="float" office:value="2566148.7058534948" table:formula="of:=[.J68]" table:style-name="ce11">
            <text:p>2566149</text:p>
          </table:table-cell>
          <table:table-cell office:value-type="float" office:value="2656733.7551701232" table:formula="of:=[.K68]" table:style-name="ce11">
            <text:p>2656734</text:p>
          </table:table-cell>
          <table:table-cell office:value-type="float" office:value="2750516.4567276277" table:formula="of:=[.L68]" table:style-name="ce11">
            <text:p>2750516</text:p>
          </table:table-cell>
          <table:table-cell office:value-type="float" office:value="2847609.6876501129" table:formula="of:=[.M68]" table:style-name="ce11">
            <text:p>2847610</text:p>
          </table:table-cell>
          <table:table-cell table:number-columns-repeated="16371"/>
        </table:table-row>
        <table:table-row table:style-name="ro5">
          <table:table-cell office:value-type="string" table:style-name="ce5">
            <text:p>Besan</text:p>
          </table:table-cell>
          <table:table-cell office:value-type="float" office:value="1076355" table:formula="of:=[.B77]" table:style-name="ce11">
            <text:p>1076355</text:p>
          </table:table-cell>
          <table:table-cell office:value-type="float" office:value="1114296.5137499999" table:formula="of:=[.C77]" table:style-name="ce11">
            <text:p>1114297</text:p>
          </table:table-cell>
          <table:table-cell office:value-type="float" office:value="1153575.4658596874" table:formula="of:=[.D77]" table:style-name="ce11">
            <text:p>1153575</text:p>
          </table:table-cell>
          <table:table-cell office:value-type="float" office:value="1194239.0010312414" table:formula="of:=[.E77]" table:style-name="ce11">
            <text:p>1194239</text:p>
          </table:table-cell>
          <table:table-cell office:value-type="float" office:value="1236335.9258175925" table:formula="of:=[.F77]" table:style-name="ce11">
            <text:p>1236336</text:p>
          </table:table-cell>
          <table:table-cell office:value-type="float" office:value="1279916.7672026625" table:formula="of:=[.G77]" table:style-name="ce11">
            <text:p>1279917</text:p>
          </table:table-cell>
          <table:table-cell office:value-type="float" office:value="1325033.8332465563" table:formula="of:=[.H77]" table:style-name="ce11">
            <text:p>1325034</text:p>
          </table:table-cell>
          <table:table-cell office:value-type="float" office:value="1371741.2758684971" table:formula="of:=[.I77]" table:style-name="ce11">
            <text:p>1371741</text:p>
          </table:table-cell>
          <table:table-cell office:value-type="float" office:value="1420095.1558428616" table:formula="of:=[.J77]" table:style-name="ce11">
            <text:p>1420095</text:p>
          </table:table-cell>
          <table:table-cell office:value-type="float" office:value="1470153.5100863227" table:formula="of:=[.K77]" table:style-name="ce11">
            <text:p>1470154</text:p>
          </table:table-cell>
          <table:table-cell office:value-type="float" office:value="1521976.4213168656" table:formula="of:=[.L77]" table:style-name="ce11">
            <text:p>1521976</text:p>
          </table:table-cell>
          <table:table-cell office:value-type="float" office:value="1575626.0901682847" table:formula="of:=[.M77]" table:style-name="ce11">
            <text:p>1575626</text:p>
          </table:table-cell>
          <table:table-cell table:number-columns-repeated="16371"/>
        </table:table-row>
        <table:table-row table:style-name="ro5">
          <table:table-cell office:value-type="string" table:style-name="ce5">
            <text:p>Rawa/Suji</text:p>
          </table:table-cell>
          <table:table-cell office:value-type="float" office:value="488775" table:formula="of:=[.B86]" table:style-name="ce11">
            <text:p>488775</text:p>
          </table:table-cell>
          <table:table-cell office:value-type="float" office:value="496131.06374999991" table:formula="of:=[.C86]" table:style-name="ce11">
            <text:p>496131</text:p>
          </table:table-cell>
          <table:table-cell office:value-type="float" office:value="503597.83625943738" table:formula="of:=[.D86]" table:style-name="ce11">
            <text:p>503598</text:p>
          </table:table-cell>
          <table:table-cell office:value-type="float" office:value="511176.98369514185" table:formula="of:=[.E86]" table:style-name="ce11">
            <text:p>511177</text:p>
          </table:table-cell>
          <table:table-cell office:value-type="float" office:value="518870.19729975378" table:formula="of:=[.F86]" table:style-name="ce11">
            <text:p>518870</text:p>
          </table:table-cell>
          <table:table-cell office:value-type="float" office:value="526679.19376911502" table:formula="of:=[.G86]" table:style-name="ce11">
            <text:p>526679</text:p>
          </table:table-cell>
          <table:table-cell office:value-type="float" office:value="534605.71563533996" table:formula="of:=[.H86]" table:style-name="ce11">
            <text:p>534606</text:p>
          </table:table-cell>
          <table:table-cell office:value-type="float" office:value="542651.53165565187" table:formula="of:=[.I86]" table:style-name="ce11">
            <text:p>542652</text:p>
          </table:table-cell>
          <table:table-cell office:value-type="float" office:value="550818.43720706936" table:formula="of:=[.J86]" table:style-name="ce11">
            <text:p>550818</text:p>
          </table:table-cell>
          <table:table-cell office:value-type="float" office:value="559108.25468703569" table:formula="of:=[.K86]" table:style-name="ce11">
            <text:p>559108</text:p>
          </table:table-cell>
          <table:table-cell office:value-type="float" office:value="567522.83392007556" table:formula="of:=[.L86]" table:style-name="ce11">
            <text:p>567523</text:p>
          </table:table-cell>
          <table:table-cell office:value-type="float" office:value="576064.05257057247" table:formula="of:=[.M86]" table:style-name="ce11">
            <text:p>576064</text:p>
          </table:table-cell>
          <table:table-cell table:number-columns-repeated="16371"/>
        </table:table-row>
        <table:table-row table:style-name="ro5">
          <table:table-cell office:value-type="string" table:style-name="ce5">
            <text:p>Maida</text:p>
          </table:table-cell>
          <table:table-cell office:value-type="float" office:value="612255" table:formula="of:=[.B95]" table:style-name="ce11">
            <text:p>612255</text:p>
          </table:table-cell>
          <table:table-cell office:value-type="float" office:value="640112.60250000004" table:formula="of:=[.C95]" table:style-name="ce11">
            <text:p>640113</text:p>
          </table:table-cell>
          <table:table-cell office:value-type="float" office:value="669237.72591374989" table:formula="of:=[.D95]" table:style-name="ce11">
            <text:p>669238</text:p>
          </table:table-cell>
          <table:table-cell office:value-type="float" office:value="699688.04244282551" table:formula="of:=[.E95]" table:style-name="ce11">
            <text:p>699688</text:p>
          </table:table-cell>
          <table:table-cell office:value-type="float" office:value="731523.84837397386" table:formula="of:=[.F95]" table:style-name="ce11">
            <text:p>731524</text:p>
          </table:table-cell>
          <table:table-cell office:value-type="float" office:value="764808.18347498972" table:formula="of:=[.G95]" table:style-name="ce11">
            <text:p>764808</text:p>
          </table:table-cell>
          <table:table-cell office:value-type="float" office:value="799606.95582310157" table:formula="of:=[.H95]" table:style-name="ce11">
            <text:p>799607</text:p>
          </table:table-cell>
          <table:table-cell office:value-type="float" office:value="835989.0723130526" table:formula="of:=[.I95]" table:style-name="ce11">
            <text:p>835989</text:p>
          </table:table-cell>
          <table:table-cell office:value-type="float" office:value="874026.57510329643" table:formula="of:=[.J95]" table:style-name="ce11">
            <text:p>874027</text:p>
          </table:table-cell>
          <table:table-cell office:value-type="float" office:value="913794.78427049634" table:formula="of:=[.K95]" table:style-name="ce11">
            <text:p>913795</text:p>
          </table:table-cell>
          <table:table-cell office:value-type="float" office:value="955372.44695480389" table:formula="of:=[.L95]" table:style-name="ce11">
            <text:p>955372</text:p>
          </table:table-cell>
          <table:table-cell office:value-type="float" office:value="998841.89329124731" table:formula="of:=[.M95]" table:style-name="ce11">
            <text:p>998842</text:p>
          </table:table-cell>
          <table:table-cell table:number-columns-repeated="16371"/>
        </table:table-row>
        <table:table-row table:style-name="ro5">
          <table:table-cell office:value-type="string" table:style-name="ce5">
            <text:p>Rice</text:p>
          </table:table-cell>
          <table:table-cell office:value-type="float" office:value="1015200" table:formula="of:=[.B104]" table:style-name="ce11">
            <text:p>1015200</text:p>
          </table:table-cell>
          <table:table-cell office:value-type="float" office:value="1061340.8399999999" table:formula="of:=[.C104]" table:style-name="ce11">
            <text:p>1061341</text:p>
          </table:table-cell>
          <table:table-cell office:value-type="float" office:value="1109578.7811779999" table:formula="of:=[.D104]" table:style-name="ce11">
            <text:p>1109579</text:p>
          </table:table-cell>
          <table:table-cell office:value-type="float" office:value="1160009.13678254" table:formula="of:=[.E104]" table:style-name="ce11">
            <text:p>1160009</text:p>
          </table:table-cell>
          <table:table-cell office:value-type="float" office:value="1212731.552049306" table:formula="of:=[.F104]" table:style-name="ce11">
            <text:p>1212732</text:p>
          </table:table-cell>
          <table:table-cell office:value-type="float" office:value="1267850.2010899475" table:formula="of:=[.G104]" table:style-name="ce11">
            <text:p>1267850</text:p>
          </table:table-cell>
          <table:table-cell office:value-type="float" office:value="1325473.9927294853" table:formula="of:=[.H104]" table:style-name="ce11">
            <text:p>1325474</text:p>
          </table:table-cell>
          <table:table-cell office:value-type="float" office:value="1385716.7856990402" table:formula="of:=[.I104]" table:style-name="ce11">
            <text:p>1385717</text:p>
          </table:table-cell>
          <table:table-cell office:value-type="float" office:value="1448697.6136090613" table:formula="of:=[.J104]" table:style-name="ce11">
            <text:p>1448698</text:p>
          </table:table-cell>
          <table:table-cell office:value-type="float" office:value="1514540.9201475931" table:formula="of:=[.K104]" table:style-name="ce11">
            <text:p>1514541</text:p>
          </table:table-cell>
          <table:table-cell office:value-type="float" office:value="1583376.8049683012" table:formula="of:=[.L104]" table:style-name="ce11">
            <text:p>1583377</text:p>
          </table:table-cell>
          <table:table-cell office:value-type="float" office:value="1655341.2807541101" table:formula="of:=[.M104]" table:style-name="ce11">
            <text:p>1655341</text:p>
          </table:table-cell>
          <table:table-cell table:number-columns-repeated="16371"/>
        </table:table-row>
        <table:table-row table:style-name="ro5">
          <table:table-cell office:value-type="string" table:style-name="ce5">
            <text:p>Sugar</text:p>
          </table:table-cell>
          <table:table-cell office:value-type="float" office:value="524700" table:formula="of:=[.B113]" table:style-name="ce11">
            <text:p>524700</text:p>
          </table:table-cell>
          <table:table-cell office:value-type="float" office:value="543221.91" table:formula="of:=[.C113]" table:style-name="ce11">
            <text:p>543222</text:p>
          </table:table-cell>
          <table:table-cell office:value-type="float" office:value="562397.643423" table:formula="of:=[.D113]" table:style-name="ce11">
            <text:p>562398</text:p>
          </table:table-cell>
          <table:table-cell office:value-type="float" office:value="582250.28023583186" table:formula="of:=[.E113]" table:style-name="ce11">
            <text:p>582250</text:p>
          </table:table-cell>
          <table:table-cell office:value-type="float" office:value="602803.71512815659" table:formula="of:=[.F113]" table:style-name="ce11">
            <text:p>602804</text:p>
          </table:table-cell>
          <table:table-cell office:value-type="float" office:value="624082.68627218052" table:formula="of:=[.G113]" table:style-name="ce11">
            <text:p>624083</text:p>
          </table:table-cell>
          <table:table-cell office:value-type="float" office:value="646112.80509758845" table:formula="of:=[.H113]" table:style-name="ce11">
            <text:p>646113</text:p>
          </table:table-cell>
          <table:table-cell office:value-type="float" office:value="668920.58711753332" table:formula="of:=[.I113]" table:style-name="ce11">
            <text:p>668921</text:p>
          </table:table-cell>
          <table:table-cell office:value-type="float" office:value="692533.48384278221" table:formula="of:=[.J113]" table:style-name="ce11">
            <text:p>692533</text:p>
          </table:table-cell>
          <table:table-cell office:value-type="float" office:value="716979.91582243214" table:formula="of:=[.K113]" table:style-name="ce11">
            <text:p>716980</text:p>
          </table:table-cell>
          <table:table-cell office:value-type="float" office:value="742289.30685096409" table:formula="of:=[.L113]" table:style-name="ce11">
            <text:p>742289</text:p>
          </table:table-cell>
          <table:table-cell office:value-type="float" office:value="768492.11938280321" table:formula="of:=[.M113]" table:style-name="ce11">
            <text:p>768492</text:p>
          </table:table-cell>
          <table:table-cell table:number-columns-repeated="16371"/>
        </table:table-row>
        <table:table-row table:style-name="ro5">
          <table:table-cell office:value-type="string" table:style-name="ce5">
            <text:p>Total</text:p>
          </table:table-cell>
          <table:table-cell office:value-type="float" office:value="5661535" table:formula="of:=SUM([.B116:.B121])" table:style-name="ce11">
            <text:p>5661535</text:p>
          </table:table-cell>
          <table:table-cell office:value-type="float" office:value="5867984.9550000001" table:formula="of:=SUM([.C116:.C121])" table:style-name="ce11">
            <text:p>5867985</text:p>
          </table:table-cell>
          <table:table-cell office:value-type="float" office:value="6082324.2131163739" table:formula="of:=SUM([.D116:.D121])" table:style-name="ce11">
            <text:p>6082324</text:p>
          </table:table-cell>
          <table:table-cell office:value-type="float" office:value="6304863.1723151123" table:formula="of:=SUM([.E116:.E121])" table:style-name="ce11">
            <text:p>6304863</text:p>
          </table:table-cell>
          <table:table-cell office:value-type="float" office:value="6535924.7071992159" table:formula="of:=SUM([.F116:.F121])" table:style-name="ce11">
            <text:p>6535925</text:p>
          </table:table-cell>
          <table:table-cell office:value-type="float" office:value="6775844.6795784524" table:formula="of:=SUM([.G116:.G121])" table:style-name="ce11">
            <text:p>6775845</text:p>
          </table:table-cell>
          <table:table-cell office:value-type="float" office:value="7024972.4702678928" table:formula="of:=SUM([.H116:.H121])" table:style-name="ce11">
            <text:p>7024972</text:p>
          </table:table-cell>
          <table:table-cell office:value-type="float" office:value="7283671.5330106718" table:formula="of:=SUM([.I116:.I121])" table:style-name="ce11">
            <text:p>7283672</text:p>
          </table:table-cell>
          <table:table-cell office:value-type="float" office:value="7552319.9714585654" table:formula="of:=SUM([.J116:.J121])" table:style-name="ce11">
            <text:p>7552320</text:p>
          </table:table-cell>
          <table:table-cell office:value-type="float" office:value="7831311.1401840029" table:formula="of:=SUM([.K116:.K121])" table:style-name="ce11">
            <text:p>7831311</text:p>
          </table:table-cell>
          <table:table-cell office:value-type="float" office:value="8121054.270738638" table:formula="of:=SUM([.L116:.L121])" table:style-name="ce11">
            <text:p>8121054</text:p>
          </table:table-cell>
          <table:table-cell office:value-type="float" office:value="8421975.1238171291" table:formula="of:=SUM([.M116:.M121])" table:style-name="ce11">
            <text:p>8421975</text:p>
          </table:table-cell>
          <table:table-cell table:number-columns-repeated="16371"/>
        </table:table-row>
        <table:table-row table:style-name="ro6">
          <table:table-cell table:number-columns-repeated="16384"/>
        </table:table-row>
        <table:table-row table:style-name="ro5">
          <table:table-cell office:value-type="string" table:style-name="ce6">
            <text:p>Other Costs</text:p>
          </table:table-cell>
          <table:table-cell table:number-columns-repeated="16383" table:style-name="ce1"/>
        </table:table-row>
        <table:table-row table:style-name="ro5">
          <table:table-cell office:value-type="string" table:style-name="ce5">
            <text:p>Rent</text:p>
          </table:table-cell>
          <table:table-cell office:value-type="float" office:value="150000" table:formula="of:=[Assumption.$B52]" table:style-name="ce10">
            <text:p>150000</text:p>
          </table:table-cell>
          <table:table-cell office:value-type="float" office:value="150000" table:formula="of:=[Assumption.$B52]" table:style-name="ce10">
            <text:p>150000</text:p>
          </table:table-cell>
          <table:table-cell office:value-type="float" office:value="150000" table:formula="of:=[Assumption.$B52]" table:style-name="ce10">
            <text:p>150000</text:p>
          </table:table-cell>
          <table:table-cell office:value-type="float" office:value="150000" table:formula="of:=[Assumption.$B52]" table:style-name="ce10">
            <text:p>150000</text:p>
          </table:table-cell>
          <table:table-cell office:value-type="float" office:value="150000" table:formula="of:=[Assumption.$B52]" table:style-name="ce10">
            <text:p>150000</text:p>
          </table:table-cell>
          <table:table-cell office:value-type="float" office:value="150000" table:formula="of:=[Assumption.$B52]" table:style-name="ce10">
            <text:p>150000</text:p>
          </table:table-cell>
          <table:table-cell office:value-type="float" office:value="150000" table:formula="of:=[Assumption.$B52]" table:style-name="ce10">
            <text:p>150000</text:p>
          </table:table-cell>
          <table:table-cell office:value-type="float" office:value="150000" table:formula="of:=[Assumption.$B52]" table:style-name="ce10">
            <text:p>150000</text:p>
          </table:table-cell>
          <table:table-cell office:value-type="float" office:value="150000" table:formula="of:=[Assumption.$B52]" table:style-name="ce10">
            <text:p>150000</text:p>
          </table:table-cell>
          <table:table-cell office:value-type="float" office:value="150000" table:formula="of:=[Assumption.$B52]" table:style-name="ce10">
            <text:p>150000</text:p>
          </table:table-cell>
          <table:table-cell office:value-type="float" office:value="150000" table:formula="of:=[Assumption.$B52]" table:style-name="ce10">
            <text:p>150000</text:p>
          </table:table-cell>
          <table:table-cell office:value-type="float" office:value="150000" table:formula="of:=[Assumption.$B52]" table:style-name="ce10">
            <text:p>150000</text:p>
          </table:table-cell>
          <table:table-cell table:number-columns-repeated="16371"/>
        </table:table-row>
        <table:table-row table:style-name="ro5">
          <table:table-cell office:value-type="string" table:style-name="ce5">
            <text:p>Electricity Bll</text:p>
          </table:table-cell>
          <table:table-cell office:value-type="float" office:value="55000" table:formula="of:=[Assumption.$B53]" table:style-name="ce10">
            <text:p>55000</text:p>
          </table:table-cell>
          <table:table-cell office:value-type="float" office:value="55000" table:formula="of:=[Assumption.$B53]" table:style-name="ce10">
            <text:p>55000</text:p>
          </table:table-cell>
          <table:table-cell office:value-type="float" office:value="55000" table:formula="of:=[Assumption.$B53]" table:style-name="ce10">
            <text:p>55000</text:p>
          </table:table-cell>
          <table:table-cell office:value-type="float" office:value="55000" table:formula="of:=[Assumption.$B53]" table:style-name="ce10">
            <text:p>55000</text:p>
          </table:table-cell>
          <table:table-cell office:value-type="float" office:value="55000" table:formula="of:=[Assumption.$B53]" table:style-name="ce10">
            <text:p>55000</text:p>
          </table:table-cell>
          <table:table-cell office:value-type="float" office:value="55000" table:formula="of:=[Assumption.$B53]" table:style-name="ce10">
            <text:p>55000</text:p>
          </table:table-cell>
          <table:table-cell office:value-type="float" office:value="55000" table:formula="of:=[Assumption.$B53]" table:style-name="ce10">
            <text:p>55000</text:p>
          </table:table-cell>
          <table:table-cell office:value-type="float" office:value="55000" table:formula="of:=[Assumption.$B53]" table:style-name="ce10">
            <text:p>55000</text:p>
          </table:table-cell>
          <table:table-cell office:value-type="float" office:value="55000" table:formula="of:=[Assumption.$B53]" table:style-name="ce10">
            <text:p>55000</text:p>
          </table:table-cell>
          <table:table-cell office:value-type="float" office:value="55000" table:formula="of:=[Assumption.$B53]" table:style-name="ce10">
            <text:p>55000</text:p>
          </table:table-cell>
          <table:table-cell office:value-type="float" office:value="55000" table:formula="of:=[Assumption.$B53]" table:style-name="ce10">
            <text:p>55000</text:p>
          </table:table-cell>
          <table:table-cell office:value-type="float" office:value="55000" table:formula="of:=[Assumption.$B53]" table:style-name="ce10">
            <text:p>55000</text:p>
          </table:table-cell>
          <table:table-cell table:number-columns-repeated="16371"/>
        </table:table-row>
        <table:table-row table:style-name="ro5">
          <table:table-cell office:value-type="string" table:style-name="ce5">
            <text:p>Salary Expanse</text:p>
          </table:table-cell>
          <table:table-cell office:value-type="float" office:value="80000" table:formula="of:=[Assumption.$B54]" table:style-name="ce10">
            <text:p>80000</text:p>
          </table:table-cell>
          <table:table-cell office:value-type="float" office:value="80000" table:formula="of:=[Assumption.$B54]" table:style-name="ce10">
            <text:p>80000</text:p>
          </table:table-cell>
          <table:table-cell office:value-type="float" office:value="80000" table:formula="of:=[Assumption.$B54]" table:style-name="ce10">
            <text:p>80000</text:p>
          </table:table-cell>
          <table:table-cell office:value-type="float" office:value="80000" table:formula="of:=[Assumption.$B54]" table:style-name="ce10">
            <text:p>80000</text:p>
          </table:table-cell>
          <table:table-cell office:value-type="float" office:value="80000" table:formula="of:=[Assumption.$B54]" table:style-name="ce10">
            <text:p>80000</text:p>
          </table:table-cell>
          <table:table-cell office:value-type="float" office:value="80000" table:formula="of:=[Assumption.$B54]" table:style-name="ce10">
            <text:p>80000</text:p>
          </table:table-cell>
          <table:table-cell office:value-type="float" office:value="80000" table:formula="of:=[Assumption.$B54]" table:style-name="ce10">
            <text:p>80000</text:p>
          </table:table-cell>
          <table:table-cell office:value-type="float" office:value="80000" table:formula="of:=[Assumption.$B54]" table:style-name="ce10">
            <text:p>80000</text:p>
          </table:table-cell>
          <table:table-cell office:value-type="float" office:value="80000" table:formula="of:=[Assumption.$B54]" table:style-name="ce10">
            <text:p>80000</text:p>
          </table:table-cell>
          <table:table-cell office:value-type="float" office:value="80000" table:formula="of:=[Assumption.$B54]" table:style-name="ce10">
            <text:p>80000</text:p>
          </table:table-cell>
          <table:table-cell office:value-type="float" office:value="80000" table:formula="of:=[Assumption.$B54]" table:style-name="ce10">
            <text:p>80000</text:p>
          </table:table-cell>
          <table:table-cell office:value-type="float" office:value="80000" table:formula="of:=[Assumption.$B54]" table:style-name="ce10">
            <text:p>80000</text:p>
          </table:table-cell>
          <table:table-cell table:number-columns-repeated="16371"/>
        </table:table-row>
        <table:table-row table:style-name="ro5">
          <table:table-cell office:value-type="string" table:style-name="ce5">
            <text:p>Total</text:p>
          </table:table-cell>
          <table:table-cell office:value-type="float" office:value="285000" table:formula="of:=SUM([.B125:.B127])" table:style-name="ce10">
            <text:p>285000</text:p>
          </table:table-cell>
          <table:table-cell office:value-type="float" office:value="285000" table:formula="of:=SUM([.C125:.C127])" table:style-name="ce10">
            <text:p>285000</text:p>
          </table:table-cell>
          <table:table-cell office:value-type="float" office:value="285000" table:formula="of:=SUM([.D125:.D127])" table:style-name="ce10">
            <text:p>285000</text:p>
          </table:table-cell>
          <table:table-cell office:value-type="float" office:value="285000" table:formula="of:=SUM([.E125:.E127])" table:style-name="ce10">
            <text:p>285000</text:p>
          </table:table-cell>
          <table:table-cell office:value-type="float" office:value="285000" table:formula="of:=SUM([.F125:.F127])" table:style-name="ce10">
            <text:p>285000</text:p>
          </table:table-cell>
          <table:table-cell office:value-type="float" office:value="285000" table:formula="of:=SUM([.G125:.G127])" table:style-name="ce10">
            <text:p>285000</text:p>
          </table:table-cell>
          <table:table-cell office:value-type="float" office:value="285000" table:formula="of:=SUM([.H125:.H127])" table:style-name="ce10">
            <text:p>285000</text:p>
          </table:table-cell>
          <table:table-cell office:value-type="float" office:value="285000" table:formula="of:=SUM([.I125:.I127])" table:style-name="ce10">
            <text:p>285000</text:p>
          </table:table-cell>
          <table:table-cell office:value-type="float" office:value="285000" table:formula="of:=SUM([.J125:.J127])" table:style-name="ce10">
            <text:p>285000</text:p>
          </table:table-cell>
          <table:table-cell office:value-type="float" office:value="285000" table:formula="of:=SUM([.K125:.K127])" table:style-name="ce10">
            <text:p>285000</text:p>
          </table:table-cell>
          <table:table-cell office:value-type="float" office:value="285000" table:formula="of:=SUM([.L125:.L127])" table:style-name="ce10">
            <text:p>285000</text:p>
          </table:table-cell>
          <table:table-cell office:value-type="float" office:value="285000" table:formula="of:=SUM([.M125:.M127])" table:style-name="ce10">
            <text:p>285000</text:p>
          </table:table-cell>
          <table:table-cell table:number-columns-repeated="16371"/>
        </table:table-row>
        <table:table-row table:style-name="ro6">
          <table:table-cell table:number-columns-repeated="16384"/>
        </table:table-row>
        <table:table-row table:style-name="ro5">
          <table:table-cell office:value-type="string" table:style-name="ce5">
            <text:p>Profit</text:p>
          </table:table-cell>
          <table:table-cell office:value-type="float" office:value="5950965" table:formula="of:=[.B9]-[.B122]-[.B128]" table:style-name="ce11">
            <text:p>5950965</text:p>
          </table:table-cell>
          <table:table-cell office:value-type="float" office:value="6182493.7949999999" table:formula="of:=[.C9]-[.C122]-[.C128]" table:style-name="ce11">
            <text:p>6182494</text:p>
          </table:table-cell>
          <table:table-cell office:value-type="float" office:value="6423059.9940086249" table:formula="of:=[.D9]-[.D122]-[.D128]" table:style-name="ce11">
            <text:p>6423060</text:p>
          </table:table-cell>
          <table:table-cell office:value-type="float" office:value="6673027.140231234" table:formula="of:=[.E9]-[.E122]-[.E128]" table:style-name="ce11">
            <text:p>6673027</text:p>
          </table:table-cell>
          <table:table-cell office:value-type="float" office:value="6932773.713187214" table:formula="of:=[.F9]-[.F122]-[.F128]" table:style-name="ce11">
            <text:p>6932774</text:p>
          </table:table-cell>
          <table:table-cell office:value-type="float" office:value="7202693.7527911598" table:formula="of:=[.G9]-[.G122]-[.G128]" table:style-name="ce11">
            <text:p>7202694</text:p>
          </table:table-cell>
          <table:table-cell office:value-type="float" office:value="7483197.5098853027" table:formula="of:=[.H9]-[.H122]-[.H128]" table:style-name="ce11">
            <text:p>7483198</text:p>
          </table:table-cell>
          <table:table-cell office:value-type="float" office:value="7774712.1243581222" table:formula="of:=[.I9]-[.I122]-[.I128]" table:style-name="ce11">
            <text:p>7774712</text:p>
          </table:table-cell>
          <table:table-cell office:value-type="float" office:value="8077682.3320335262" table:formula="of:=[.J9]-[.J122]-[.J128]" table:style-name="ce11">
            <text:p>8077682</text:p>
          </table:table-cell>
          <table:table-cell office:value-type="float" office:value="8392571.2015661374" table:formula="of:=[.K9]-[.K122]-[.K128]" table:style-name="ce11">
            <text:p>8392571</text:p>
          </table:table-cell>
          <table:table-cell office:value-type="float" office:value="8719860.9026320502" table:formula="of:=[.L9]-[.L122]-[.L128]" table:style-name="ce11">
            <text:p>8719861</text:p>
          </table:table-cell>
          <table:table-cell office:value-type="float" office:value="9060053.5067602601" table:formula="of:=[.M9]-[.M122]-[.M128]" table:style-name="ce11">
            <text:p>9060054</text:p>
          </table:table-cell>
          <table:table-cell table:number-columns-repeated="16371"/>
        </table:table-row>
        <table:table-row table:number-rows-repeated="1048446" table:style-name="ro6">
          <table:table-cell table:number-columns-repeated="16384"/>
        </table:table-row>
      </table:table>
      <table:table table:name="Sales_&amp;Costs_-Store_2" table:style-name="ta1">
        <table:table-column table:style-name="co6" table:default-cell-style-name="ce1"/>
        <table:table-column table:style-name="co2" table:number-columns-repeated="1023" table:default-cell-style-name="ce1"/>
        <table:table-column table:style-name="co3" table:number-columns-repeated="15360" table:default-cell-style-name="ce1"/>
        <table:table-row table:style-name="ro5">
          <table:table-cell table:style-name="ce1"/>
          <table:table-cell office:value-type="string" table:style-name="ce9">
            <text:p>M1</text:p>
          </table:table-cell>
          <table:table-cell office:value-type="string" table:style-name="ce9">
            <text:p>M2</text:p>
          </table:table-cell>
          <table:table-cell office:value-type="string" table:style-name="ce9">
            <text:p>M3</text:p>
          </table:table-cell>
          <table:table-cell office:value-type="string" table:style-name="ce9">
            <text:p>M4</text:p>
          </table:table-cell>
          <table:table-cell office:value-type="string" table:style-name="ce9">
            <text:p>M5</text:p>
          </table:table-cell>
          <table:table-cell office:value-type="string" table:style-name="ce9">
            <text:p>M6</text:p>
          </table:table-cell>
          <table:table-cell office:value-type="string" table:style-name="ce9">
            <text:p>M7</text:p>
          </table:table-cell>
          <table:table-cell office:value-type="string" table:style-name="ce9">
            <text:p>M8</text:p>
          </table:table-cell>
          <table:table-cell office:value-type="string" table:style-name="ce9">
            <text:p>M9</text:p>
          </table:table-cell>
          <table:table-cell office:value-type="string" table:style-name="ce9">
            <text:p>M10</text:p>
          </table:table-cell>
          <table:table-cell office:value-type="string" table:style-name="ce9">
            <text:p>M11</text:p>
          </table:table-cell>
          <table:table-cell office:value-type="string" table:style-name="ce9">
            <text:p>M12</text:p>
          </table:table-cell>
          <table:table-cell table:number-columns-repeated="16371"/>
        </table:table-row>
        <table:table-row table:style-name="ro5">
          <table:table-cell office:value-type="string" table:style-name="ce6">
            <text:p>Sales (In Rs)</text:p>
          </table:table-cell>
          <table:table-cell table:number-columns-repeated="16383" table:style-name="ce1"/>
        </table:table-row>
        <table:table-row table:style-name="ro5">
          <table:table-cell office:value-type="string" table:style-name="ce5">
            <text:p>Atta</text:p>
          </table:table-cell>
          <table:table-cell office:value-type="float" office:value="3040000" table:formula="of:=[Calcs.B12]*[Calcs.B53]" table:style-name="ce11">
            <text:p>3040000</text:p>
          </table:table-cell>
          <table:table-cell office:value-type="float" office:value="3147311.9999999995" table:formula="of:=[Calcs.C12]*[Calcs.C53]" table:style-name="ce11">
            <text:p>3147312</text:p>
          </table:table-cell>
          <table:table-cell office:value-type="float" office:value="3258412.1135999993" table:formula="of:=[Calcs.D12]*[Calcs.D53]" table:style-name="ce11">
            <text:p>3258412</text:p>
          </table:table-cell>
          <table:table-cell office:value-type="float" office:value="3373434.0612100791" table:formula="of:=[Calcs.E12]*[Calcs.E53]" table:style-name="ce11">
            <text:p>3373434</text:p>
          </table:table-cell>
          <table:table-cell office:value-type="float" office:value="3492516.2835707944" table:formula="of:=[Calcs.F12]*[Calcs.F53]" table:style-name="ce11">
            <text:p>3492516</text:p>
          </table:table-cell>
          <table:table-cell office:value-type="float" office:value="3615802.1083808434" table:formula="of:=[Calcs.G12]*[Calcs.G53]" table:style-name="ce11">
            <text:p>3615802</text:p>
          </table:table-cell>
          <table:table-cell office:value-type="float" office:value="3743439.9228066872" table:formula="of:=[Calcs.H12]*[Calcs.H53]" table:style-name="ce11">
            <text:p>3743440</text:p>
          </table:table-cell>
          <table:table-cell office:value-type="float" office:value="3875583.3520817631" table:formula="of:=[Calcs.I12]*[Calcs.I53]" table:style-name="ce11">
            <text:p>3875583</text:p>
          </table:table-cell>
          <table:table-cell office:value-type="float" office:value="4012391.4444102491" table:formula="of:=[Calcs.J12]*[Calcs.J53]" table:style-name="ce11">
            <text:p>4012391</text:p>
          </table:table-cell>
          <table:table-cell office:value-type="float" office:value="4154028.8623979306" table:formula="of:=[Calcs.K12]*[Calcs.K53]" table:style-name="ce11">
            <text:p>4154029</text:p>
          </table:table-cell>
          <table:table-cell office:value-type="float" office:value="4300666.0812405776" table:formula="of:=[Calcs.L12]*[Calcs.L53]" table:style-name="ce11">
            <text:p>4300666</text:p>
          </table:table-cell>
          <table:table-cell office:value-type="float" office:value="4452479.5939083695" table:formula="of:=[Calcs.M12]*[Calcs.M53]" table:style-name="ce11">
            <text:p>4452480</text:p>
          </table:table-cell>
          <table:table-cell table:number-columns-repeated="16371"/>
        </table:table-row>
        <table:table-row table:style-name="ro5">
          <table:table-cell office:value-type="string" table:style-name="ce5">
            <text:p>Besan</text:p>
          </table:table-cell>
          <table:table-cell office:value-type="float" office:value="900000" table:formula="of:=[Calcs.B13]*[Calcs.B54]" table:style-name="ce11">
            <text:p>900000</text:p>
          </table:table-cell>
          <table:table-cell office:value-type="float" office:value="931769.99999999988" table:formula="of:=[Calcs.C13]*[Calcs.C54]" table:style-name="ce11">
            <text:p>931770</text:p>
          </table:table-cell>
          <table:table-cell office:value-type="float" office:value="964661.4809999998" table:formula="of:=[Calcs.D13]*[Calcs.D54]" table:style-name="ce11">
            <text:p>964661</text:p>
          </table:table-cell>
          <table:table-cell office:value-type="float" office:value="998714.03127929964" table:formula="of:=[Calcs.E13]*[Calcs.E54]" table:style-name="ce11">
            <text:p>998714</text:p>
          </table:table-cell>
          <table:table-cell office:value-type="float" office:value="1033968.6365834589" table:formula="of:=[Calcs.F13]*[Calcs.F54]" table:style-name="ce11">
            <text:p>1033969</text:p>
          </table:table-cell>
          <table:table-cell office:value-type="float" office:value="1070467.7294548547" table:formula="of:=[Calcs.G13]*[Calcs.G54]" table:style-name="ce11">
            <text:p>1070468</text:p>
          </table:table-cell>
          <table:table-cell office:value-type="float" office:value="1108255.2403046109" table:formula="of:=[Calcs.H13]*[Calcs.H54]" table:style-name="ce11">
            <text:p>1108255</text:p>
          </table:table-cell>
          <table:table-cell office:value-type="float" office:value="1147376.6502873637" table:formula="of:=[Calcs.I13]*[Calcs.I54]" table:style-name="ce11">
            <text:p>1147377</text:p>
          </table:table-cell>
          <table:table-cell office:value-type="float" office:value="1187879.0460425075" table:formula="of:=[Calcs.J13]*[Calcs.J54]" table:style-name="ce11">
            <text:p>1187879</text:p>
          </table:table-cell>
          <table:table-cell office:value-type="float" office:value="1229811.1763678081" table:formula="of:=[Calcs.K13]*[Calcs.K54]" table:style-name="ce11">
            <text:p>1229811</text:p>
          </table:table-cell>
          <table:table-cell office:value-type="float" office:value="1273223.5108935917" table:formula="of:=[Calcs.L13]*[Calcs.L54]" table:style-name="ce11">
            <text:p>1273224</text:p>
          </table:table-cell>
          <table:table-cell office:value-type="float" office:value="1318168.3008281353" table:formula="of:=[Calcs.M13]*[Calcs.M54]" table:style-name="ce11">
            <text:p>1318168</text:p>
          </table:table-cell>
          <table:table-cell table:number-columns-repeated="16371"/>
        </table:table-row>
        <table:table-row table:style-name="ro5">
          <table:table-cell office:value-type="string" table:style-name="ce5">
            <text:p>Rawa/Suji</text:p>
          </table:table-cell>
          <table:table-cell office:value-type="float" office:value="560000" table:formula="of:=[Calcs.B14]*[Calcs.B55]" table:style-name="ce11">
            <text:p>560000</text:p>
          </table:table-cell>
          <table:table-cell office:value-type="float" office:value="575505" table:formula="of:=[Calcs.C14]*[Calcs.C55]" table:style-name="ce11">
            <text:p>575505</text:p>
          </table:table-cell>
          <table:table-cell office:value-type="float" office:value="591439.29468749987" table:formula="of:=[Calcs.D14]*[Calcs.D55]" table:style-name="ce11">
            <text:p>591439</text:p>
          </table:table-cell>
          <table:table-cell office:value-type="float" office:value="607814.77015916002" table:formula="of:=[Calcs.E14]*[Calcs.E55]" table:style-name="ce11">
            <text:p>607815</text:p>
          </table:table-cell>
          <table:table-cell office:value-type="float" office:value="624643.64160794159" table:formula="of:=[Calcs.F14]*[Calcs.F55]" table:style-name="ce11">
            <text:p>624644</text:p>
          </table:table-cell>
          <table:table-cell office:value-type="float" office:value="641938.46243496146" table:formula="of:=[Calcs.G14]*[Calcs.G55]" table:style-name="ce11">
            <text:p>641938</text:p>
          </table:table-cell>
          <table:table-cell office:value-type="float" office:value="659712.13361362927" table:formula="of:=[Calcs.H14]*[Calcs.H55]" table:style-name="ce11">
            <text:p>659712</text:p>
          </table:table-cell>
          <table:table-cell office:value-type="float" office:value="677977.91331305669" table:formula="of:=[Calcs.I14]*[Calcs.I55]" table:style-name="ce11">
            <text:p>677978</text:p>
          </table:table-cell>
          <table:table-cell office:value-type="float" office:value="696749.4267879118" table:formula="of:=[Calcs.J14]*[Calcs.J55]" table:style-name="ce11">
            <text:p>696749</text:p>
          </table:table-cell>
          <table:table-cell office:value-type="float" office:value="716040.67654210213" table:formula="of:=[Calcs.K14]*[Calcs.K55]" table:style-name="ce11">
            <text:p>716041</text:p>
          </table:table-cell>
          <table:table-cell office:value-type="float" office:value="735866.05277386156" table:formula="of:=[Calcs.L14]*[Calcs.L55]" table:style-name="ce11">
            <text:p>735866</text:p>
          </table:table-cell>
          <table:table-cell office:value-type="float" office:value="756240.34411003767" table:formula="of:=[Calcs.M14]*[Calcs.M55]" table:style-name="ce11">
            <text:p>756240</text:p>
          </table:table-cell>
          <table:table-cell table:number-columns-repeated="16371"/>
        </table:table-row>
        <table:table-row table:style-name="ro5">
          <table:table-cell office:value-type="string" table:style-name="ce5">
            <text:p>Maida</text:p>
          </table:table-cell>
          <table:table-cell office:value-type="float" office:value="1260000" table:formula="of:=[Calcs.B15]*[Calcs.B56]" table:style-name="ce11">
            <text:p>1260000</text:p>
          </table:table-cell>
          <table:table-cell office:value-type="float" office:value="1288460.2499999998" table:formula="of:=[Calcs.C15]*[Calcs.C56]" table:style-name="ce11">
            <text:p>1288460</text:p>
          </table:table-cell>
          <table:table-cell office:value-type="float" office:value="1317563.3458968748" table:formula="of:=[Calcs.D15]*[Calcs.D56]" table:style-name="ce11">
            <text:p>1317563</text:p>
          </table:table-cell>
          <table:table-cell office:value-type="float" office:value="1347323.8079723204" table:formula="of:=[Calcs.E15]*[Calcs.E56]" table:style-name="ce11">
            <text:p>1347324</text:p>
          </table:table-cell>
          <table:table-cell office:value-type="float" office:value="1377756.4844848951" table:formula="of:=[Calcs.F15]*[Calcs.F56]" table:style-name="ce11">
            <text:p>1377756</text:p>
          </table:table-cell>
          <table:table-cell office:value-type="float" office:value="1408876.5590781977" table:formula="of:=[Calcs.G15]*[Calcs.G56]" table:style-name="ce11">
            <text:p>1408877</text:p>
          </table:table-cell>
          <table:table-cell office:value-type="float" office:value="1440699.5583563764" table:formula="of:=[Calcs.H15]*[Calcs.H56]" table:style-name="ce11">
            <text:p>1440700</text:p>
          </table:table-cell>
          <table:table-cell office:value-type="float" office:value="1473241.359630751" table:formula="of:=[Calcs.I15]*[Calcs.I56]" table:style-name="ce11">
            <text:p>1473241</text:p>
          </table:table-cell>
          <table:table-cell office:value-type="float" office:value="1506518.1988414107" table:formula="of:=[Calcs.J15]*[Calcs.J56]" table:style-name="ce11">
            <text:p>1506518</text:p>
          </table:table-cell>
          <table:table-cell office:value-type="float" office:value="1540546.6786577411" table:formula="of:=[Calcs.K15]*[Calcs.K56]" table:style-name="ce11">
            <text:p>1540547</text:p>
          </table:table-cell>
          <table:table-cell office:value-type="float" office:value="1575343.7767619228" table:formula="of:=[Calcs.L15]*[Calcs.L56]" table:style-name="ce11">
            <text:p>1575344</text:p>
          </table:table-cell>
          <table:table-cell office:value-type="float" office:value="1610926.8543195326" table:formula="of:=[Calcs.M15]*[Calcs.M56]" table:style-name="ce11">
            <text:p>1610927</text:p>
          </table:table-cell>
          <table:table-cell table:number-columns-repeated="16371"/>
        </table:table-row>
        <table:table-row table:style-name="ro5">
          <table:table-cell office:value-type="string" table:style-name="ce5">
            <text:p>Rice</text:p>
          </table:table-cell>
          <table:table-cell office:value-type="float" office:value="1950000" table:formula="of:=[Calcs.B16]*[Calcs.B57]" table:style-name="ce11">
            <text:p>1950000</text:p>
          </table:table-cell>
          <table:table-cell office:value-type="float" office:value="2048670" table:formula="of:=[Calcs.C16]*[Calcs.C57]" table:style-name="ce11">
            <text:p>2048670</text:p>
          </table:table-cell>
          <table:table-cell office:value-type="float" office:value="2152332.7020000005" table:formula="of:=[Calcs.D16]*[Calcs.D57]" table:style-name="ce11">
            <text:p>2152333</text:p>
          </table:table-cell>
          <table:table-cell office:value-type="float" office:value="2261240.7367212004" table:formula="of:=[Calcs.E16]*[Calcs.E57]" table:style-name="ce11">
            <text:p>2261241</text:p>
          </table:table-cell>
          <table:table-cell office:value-type="float" office:value="2375659.5179992933" table:formula="of:=[Calcs.F16]*[Calcs.F57]" table:style-name="ce11">
            <text:p>2375660</text:p>
          </table:table-cell>
          <table:table-cell office:value-type="float" office:value="2495867.8896100572" table:formula="of:=[Calcs.G16]*[Calcs.G57]" table:style-name="ce11">
            <text:p>2495868</text:p>
          </table:table-cell>
          <table:table-cell office:value-type="float" office:value="2622158.8048243262" table:formula="of:=[Calcs.H16]*[Calcs.H57]" table:style-name="ce11">
            <text:p>2622159</text:p>
          </table:table-cell>
          <table:table-cell office:value-type="float" office:value="2754840.0403484376" table:formula="of:=[Calcs.I16]*[Calcs.I57]" table:style-name="ce11">
            <text:p>2754840</text:p>
          </table:table-cell>
          <table:table-cell office:value-type="float" office:value="2894234.9463900686" table:formula="of:=[Calcs.J16]*[Calcs.J57]" table:style-name="ce11">
            <text:p>2894235</text:p>
          </table:table-cell>
          <table:table-cell office:value-type="float" office:value="3040683.2346774065" table:formula="of:=[Calcs.K16]*[Calcs.K57]" table:style-name="ce11">
            <text:p>3040683</text:p>
          </table:table-cell>
          <table:table-cell office:value-type="float" office:value="3194541.8063520831" table:formula="of:=[Calcs.L16]*[Calcs.L57]" table:style-name="ce11">
            <text:p>3194542</text:p>
          </table:table-cell>
          <table:table-cell office:value-type="float" office:value="3356185.6217534989" table:formula="of:=[Calcs.M16]*[Calcs.M57]" table:style-name="ce11">
            <text:p>3356186</text:p>
          </table:table-cell>
          <table:table-cell table:number-columns-repeated="16371"/>
        </table:table-row>
        <table:table-row table:style-name="ro5">
          <table:table-cell office:value-type="string" table:style-name="ce5">
            <text:p>Sugar</text:p>
          </table:table-cell>
          <table:table-cell office:value-type="float" office:value="937500" table:formula="of:=[Calcs.B17]*[Calcs.B58]" table:style-name="ce11">
            <text:p>937500</text:p>
          </table:table-cell>
          <table:table-cell office:value-type="float" office:value="987351.5625" table:formula="of:=[Calcs.C17]*[Calcs.C58]" table:style-name="ce11">
            <text:p>987352</text:p>
          </table:table-cell>
          <table:table-cell office:value-type="float" office:value="1039853.9818359374" table:formula="of:=[Calcs.D17]*[Calcs.D58]" table:style-name="ce11">
            <text:p>1039854</text:p>
          </table:table-cell>
          <table:table-cell office:value-type="float" office:value="1095148.2173200634" table:formula="of:=[Calcs.E17]*[Calcs.E58]" table:style-name="ce11">
            <text:p>1095148</text:p>
          </table:table-cell>
          <table:table-cell office:value-type="float" office:value="1153382.7237760578" table:formula="of:=[Calcs.F17]*[Calcs.F58]" table:style-name="ce11">
            <text:p>1153383</text:p>
          </table:table-cell>
          <table:table-cell office:value-type="float" office:value="1214713.8501128496" table:formula="of:=[Calcs.G17]*[Calcs.G58]" table:style-name="ce11">
            <text:p>1214714</text:p>
          </table:table-cell>
          <table:table-cell office:value-type="float" office:value="1279306.2590926003" table:formula="of:=[Calcs.H17]*[Calcs.H58]" table:style-name="ce11">
            <text:p>1279306</text:p>
          </table:table-cell>
          <table:table-cell office:value-type="float" office:value="1347333.3694198495" table:formula="of:=[Calcs.I17]*[Calcs.I58]" table:style-name="ce11">
            <text:p>1347333</text:p>
          </table:table-cell>
          <table:table-cell office:value-type="float" office:value="1418977.82133875" table:formula="of:=[Calcs.J17]*[Calcs.J58]" table:style-name="ce11">
            <text:p>1418978</text:p>
          </table:table-cell>
          <table:table-cell office:value-type="float" office:value="1494431.966988438" table:formula="of:=[Calcs.K17]*[Calcs.K58]" table:style-name="ce11">
            <text:p>1494432</text:p>
          </table:table-cell>
          <table:table-cell office:value-type="float" office:value="1573898.3868330482" table:formula="of:=[Calcs.L17]*[Calcs.L58]" table:style-name="ce11">
            <text:p>1573898</text:p>
          </table:table-cell>
          <table:table-cell office:value-type="float" office:value="1657590.4335528954" table:formula="of:=[Calcs.M17]*[Calcs.M58]" table:style-name="ce11">
            <text:p>1657590</text:p>
          </table:table-cell>
          <table:table-cell table:number-columns-repeated="16371"/>
        </table:table-row>
        <table:table-row table:style-name="ro5">
          <table:table-cell office:value-type="string" table:style-name="ce5">
            <text:p>Total</text:p>
          </table:table-cell>
          <table:table-cell office:value-type="float" office:value="8647500" table:formula="of:=SUM([.B3:.B8])" table:style-name="ce11">
            <text:p>8647500</text:p>
          </table:table-cell>
          <table:table-cell office:value-type="float" office:value="8979068.8125" table:formula="of:=SUM([.C3:.C8])" table:style-name="ce11">
            <text:p>8979069</text:p>
          </table:table-cell>
          <table:table-cell office:value-type="float" office:value="9324262.9190203119" table:formula="of:=SUM([.D3:.D8])" table:style-name="ce11">
            <text:p>9324263</text:p>
          </table:table-cell>
          <table:table-cell office:value-type="float" office:value="9683675.6246621236" table:formula="of:=SUM([.E3:.E8])" table:style-name="ce11">
            <text:p>9683676</text:p>
          </table:table-cell>
          <table:table-cell office:value-type="float" office:value="10057927.28802244" table:formula="of:=SUM([.F3:.F8])" table:style-name="ce11">
            <text:p>10057927</text:p>
          </table:table-cell>
          <table:table-cell office:value-type="float" office:value="10447666.599071765" table:formula="of:=SUM([.G3:.G8])" table:style-name="ce11">
            <text:p>10447667</text:p>
          </table:table-cell>
          <table:table-cell office:value-type="float" office:value="10853571.918998232" table:formula="of:=SUM([.H3:.H8])" table:style-name="ce11">
            <text:p>10853572</text:p>
          </table:table-cell>
          <table:table-cell office:value-type="float" office:value="11276352.685081221" table:formula="of:=SUM([.I3:.I8])" table:style-name="ce11">
            <text:p>11276353</text:p>
          </table:table-cell>
          <table:table-cell office:value-type="float" office:value="11716750.883810898" table:formula="of:=SUM([.J3:.J8])" table:style-name="ce11">
            <text:p>11716751</text:p>
          </table:table-cell>
          <table:table-cell office:value-type="float" office:value="12175542.595631428" table:formula="of:=SUM([.K3:.K8])" table:style-name="ce11">
            <text:p>12175543</text:p>
          </table:table-cell>
          <table:table-cell office:value-type="float" office:value="12653539.614855085" table:formula="of:=SUM([.L3:.L8])" table:style-name="ce11">
            <text:p>12653540</text:p>
          </table:table-cell>
          <table:table-cell office:value-type="float" office:value="13151591.148472469" table:formula="of:=SUM([.M3:.M8])" table:style-name="ce11">
            <text:p>13151591</text:p>
          </table:table-cell>
          <table:table-cell table:number-columns-repeated="16371"/>
        </table:table-row>
        <table:table-row table:style-name="ro6">
          <table:table-cell table:number-columns-repeated="16384"/>
        </table:table-row>
        <table:table-row table:style-name="ro5">
          <table:table-cell office:value-type="string" table:style-name="ce6">
            <text:p>Brand wiise sales</text:p>
          </table:table-cell>
          <table:table-cell table:number-columns-repeated="16383" table:style-name="ce1"/>
        </table:table-row>
        <table:table-row table:style-name="ro5">
          <table:table-cell office:value-type="string" table:style-name="ce6">
            <text:p>Atta</text:p>
          </table:table-cell>
          <table:table-cell table:number-columns-repeated="16383" table:style-name="ce1"/>
        </table:table-row>
        <table:table-row table:style-name="ro5">
          <table:table-cell office:value-type="string" table:style-name="ce5">
            <text:p>Fortune</text:p>
          </table:table-cell>
          <table:table-cell office:value-type="float" office:value="1064000" table:formula="of:=[.B$3]*[Assumption.$B35]" table:style-name="ce11">
            <text:p>1064000</text:p>
          </table:table-cell>
          <table:table-cell office:value-type="float" office:value="1101559.1999999997" table:formula="of:=[.C$3]*[Assumption.$B35]" table:style-name="ce11">
            <text:p>1101559</text:p>
          </table:table-cell>
          <table:table-cell office:value-type="float" office:value="1140444.2397599998" table:formula="of:=[.D$3]*[Assumption.$B35]" table:style-name="ce11">
            <text:p>1140444</text:p>
          </table:table-cell>
          <table:table-cell office:value-type="float" office:value="1180701.9214235276" table:formula="of:=[.E$3]*[Assumption.$B35]" table:style-name="ce11">
            <text:p>1180702</text:p>
          </table:table-cell>
          <table:table-cell office:value-type="float" office:value="1222380.6992497779" table:formula="of:=[.F$3]*[Assumption.$B35]" table:style-name="ce11">
            <text:p>1222381</text:p>
          </table:table-cell>
          <table:table-cell office:value-type="float" office:value="1265530.7379332951" table:formula="of:=[.G$3]*[Assumption.$B35]" table:style-name="ce11">
            <text:p>1265531</text:p>
          </table:table-cell>
          <table:table-cell office:value-type="float" office:value="1310203.9729823405" table:formula="of:=[.H$3]*[Assumption.$B35]" table:style-name="ce11">
            <text:p>1310204</text:p>
          </table:table-cell>
          <table:table-cell office:value-type="float" office:value="1356454.1732286171" table:formula="of:=[.I$3]*[Assumption.$B35]" table:style-name="ce11">
            <text:p>1356454</text:p>
          </table:table-cell>
          <table:table-cell office:value-type="float" office:value="1404337.005543587" table:formula="of:=[.J$3]*[Assumption.$B35]" table:style-name="ce11">
            <text:p>1404337</text:p>
          </table:table-cell>
          <table:table-cell office:value-type="float" office:value="1453910.1018392756" table:formula="of:=[.K$3]*[Assumption.$B35]" table:style-name="ce11">
            <text:p>1453910</text:p>
          </table:table-cell>
          <table:table-cell office:value-type="float" office:value="1505233.1284342022" table:formula="of:=[.L$3]*[Assumption.$B35]" table:style-name="ce11">
            <text:p>1505233</text:p>
          </table:table-cell>
          <table:table-cell office:value-type="float" office:value="1558367.8578679292" table:formula="of:=[.M$3]*[Assumption.$B35]" table:style-name="ce11">
            <text:p>1558368</text:p>
          </table:table-cell>
          <table:table-cell table:number-columns-repeated="16371"/>
        </table:table-row>
        <table:table-row table:style-name="ro5">
          <table:table-cell office:value-type="string" table:style-name="ce5">
            <text:p>Patanjali</text:p>
          </table:table-cell>
          <table:table-cell office:value-type="float" office:value="912000" table:formula="of:=[.B$3]*[Assumption.$B36]" table:style-name="ce11">
            <text:p>912000</text:p>
          </table:table-cell>
          <table:table-cell office:value-type="float" office:value="944193.59999999986" table:formula="of:=[.C$3]*[Assumption.$B36]" table:style-name="ce11">
            <text:p>944194</text:p>
          </table:table-cell>
          <table:table-cell office:value-type="float" office:value="977523.63407999976" table:formula="of:=[.D$3]*[Assumption.$B36]" table:style-name="ce11">
            <text:p>977524</text:p>
          </table:table-cell>
          <table:table-cell office:value-type="float" office:value="1012030.2183630237" table:formula="of:=[.E$3]*[Assumption.$B36]" table:style-name="ce11">
            <text:p>1012030</text:p>
          </table:table-cell>
          <table:table-cell office:value-type="float" office:value="1047754.8850712383" table:formula="of:=[.F$3]*[Assumption.$B36]" table:style-name="ce11">
            <text:p>1047755</text:p>
          </table:table-cell>
          <table:table-cell office:value-type="float" office:value="1084740.632514253" table:formula="of:=[.G$3]*[Assumption.$B36]" table:style-name="ce11">
            <text:p>1084741</text:p>
          </table:table-cell>
          <table:table-cell office:value-type="float" office:value="1123031.9768420062" table:formula="of:=[.H$3]*[Assumption.$B36]" table:style-name="ce11">
            <text:p>1123032</text:p>
          </table:table-cell>
          <table:table-cell office:value-type="float" office:value="1162675.005624529" table:formula="of:=[.I$3]*[Assumption.$B36]" table:style-name="ce11">
            <text:p>1162675</text:p>
          </table:table-cell>
          <table:table-cell office:value-type="float" office:value="1203717.4333230746" table:formula="of:=[.J$3]*[Assumption.$B36]" table:style-name="ce11">
            <text:p>1203717</text:p>
          </table:table-cell>
          <table:table-cell office:value-type="float" office:value="1246208.6587193792" table:formula="of:=[.K$3]*[Assumption.$B36]" table:style-name="ce11">
            <text:p>1246209</text:p>
          </table:table-cell>
          <table:table-cell office:value-type="float" office:value="1290199.8243721733" table:formula="of:=[.L$3]*[Assumption.$B36]" table:style-name="ce11">
            <text:p>1290200</text:p>
          </table:table-cell>
          <table:table-cell office:value-type="float" office:value="1335743.8781725108" table:formula="of:=[.M$3]*[Assumption.$B36]" table:style-name="ce11">
            <text:p>1335744</text:p>
          </table:table-cell>
          <table:table-cell table:number-columns-repeated="16371"/>
        </table:table-row>
        <table:table-row table:style-name="ro5">
          <table:table-cell office:value-type="string" table:style-name="ce5">
            <text:p>Organic Tattva</text:p>
          </table:table-cell>
          <table:table-cell office:value-type="float" office:value="456000" table:formula="of:=[.B$3]*[Assumption.$B37]" table:style-name="ce11">
            <text:p>456000</text:p>
          </table:table-cell>
          <table:table-cell office:value-type="float" office:value="472096.79999999993" table:formula="of:=[.C$3]*[Assumption.$B37]" table:style-name="ce11">
            <text:p>472097</text:p>
          </table:table-cell>
          <table:table-cell office:value-type="float" office:value="488761.81703999988" table:formula="of:=[.D$3]*[Assumption.$B37]" table:style-name="ce11">
            <text:p>488762</text:p>
          </table:table-cell>
          <table:table-cell office:value-type="float" office:value="506015.10918151186" table:formula="of:=[.E$3]*[Assumption.$B37]" table:style-name="ce11">
            <text:p>506015</text:p>
          </table:table-cell>
          <table:table-cell office:value-type="float" office:value="523877.44253561914" table:formula="of:=[.F$3]*[Assumption.$B37]" table:style-name="ce11">
            <text:p>523877</text:p>
          </table:table-cell>
          <table:table-cell office:value-type="float" office:value="542370.31625712651" table:formula="of:=[.G$3]*[Assumption.$B37]" table:style-name="ce11">
            <text:p>542370</text:p>
          </table:table-cell>
          <table:table-cell office:value-type="float" office:value="561515.9884210031" table:formula="of:=[.H$3]*[Assumption.$B37]" table:style-name="ce11">
            <text:p>561516</text:p>
          </table:table-cell>
          <table:table-cell office:value-type="float" office:value="581337.50281226449" table:formula="of:=[.I$3]*[Assumption.$B37]" table:style-name="ce11">
            <text:p>581338</text:p>
          </table:table-cell>
          <table:table-cell office:value-type="float" office:value="601858.7166615373" table:formula="of:=[.J$3]*[Assumption.$B37]" table:style-name="ce11">
            <text:p>601859</text:p>
          </table:table-cell>
          <table:table-cell office:value-type="float" office:value="623104.32935968961" table:formula="of:=[.K$3]*[Assumption.$B37]" table:style-name="ce11">
            <text:p>623104</text:p>
          </table:table-cell>
          <table:table-cell office:value-type="float" office:value="645099.91218608664" table:formula="of:=[.L$3]*[Assumption.$B37]" table:style-name="ce11">
            <text:p>645100</text:p>
          </table:table-cell>
          <table:table-cell office:value-type="float" office:value="667871.93908625538" table:formula="of:=[.M$3]*[Assumption.$B37]" table:style-name="ce11">
            <text:p>667872</text:p>
          </table:table-cell>
          <table:table-cell table:number-columns-repeated="16371"/>
        </table:table-row>
        <table:table-row table:style-name="ro5">
          <table:table-cell office:value-type="string" table:style-name="ce5">
            <text:p>Good Life</text:p>
          </table:table-cell>
          <table:table-cell office:value-type="float" office:value="304000" table:formula="of:=[.B$3]*[Assumption.$B38]" table:style-name="ce11">
            <text:p>304000</text:p>
          </table:table-cell>
          <table:table-cell office:value-type="float" office:value="314731.19999999995" table:formula="of:=[.C$3]*[Assumption.$B38]" table:style-name="ce11">
            <text:p>314731</text:p>
          </table:table-cell>
          <table:table-cell office:value-type="float" office:value="325841.21135999996" table:formula="of:=[.D$3]*[Assumption.$B38]" table:style-name="ce11">
            <text:p>325841</text:p>
          </table:table-cell>
          <table:table-cell office:value-type="float" office:value="337343.40612100792" table:formula="of:=[.E$3]*[Assumption.$B38]" table:style-name="ce11">
            <text:p>337343</text:p>
          </table:table-cell>
          <table:table-cell office:value-type="float" office:value="349251.62835707946" table:formula="of:=[.F$3]*[Assumption.$B38]" table:style-name="ce11">
            <text:p>349252</text:p>
          </table:table-cell>
          <table:table-cell office:value-type="float" office:value="361580.21083808434" table:formula="of:=[.G$3]*[Assumption.$B38]" table:style-name="ce11">
            <text:p>361580</text:p>
          </table:table-cell>
          <table:table-cell office:value-type="float" office:value="374343.99228066875" table:formula="of:=[.H$3]*[Assumption.$B38]" table:style-name="ce11">
            <text:p>374344</text:p>
          </table:table-cell>
          <table:table-cell office:value-type="float" office:value="387558.33520817634" table:formula="of:=[.I$3]*[Assumption.$B38]" table:style-name="ce11">
            <text:p>387558</text:p>
          </table:table-cell>
          <table:table-cell office:value-type="float" office:value="401239.14444102492" table:formula="of:=[.J$3]*[Assumption.$B38]" table:style-name="ce11">
            <text:p>401239</text:p>
          </table:table-cell>
          <table:table-cell office:value-type="float" office:value="415402.88623979309" table:formula="of:=[.K$3]*[Assumption.$B38]" table:style-name="ce11">
            <text:p>415403</text:p>
          </table:table-cell>
          <table:table-cell office:value-type="float" office:value="430066.60812405776" table:formula="of:=[.L$3]*[Assumption.$B38]" table:style-name="ce11">
            <text:p>430067</text:p>
          </table:table-cell>
          <table:table-cell office:value-type="float" office:value="445247.959390837" table:formula="of:=[.M$3]*[Assumption.$B38]" table:style-name="ce11">
            <text:p>445248</text:p>
          </table:table-cell>
          <table:table-cell table:number-columns-repeated="16371"/>
        </table:table-row>
        <table:table-row table:style-name="ro5">
          <table:table-cell office:value-type="string" table:style-name="ce5">
            <text:p>Classic Harvest</text:p>
          </table:table-cell>
          <table:table-cell office:value-type="float" office:value="152000" table:formula="of:=[.B$3]*[Assumption.$B39]" table:style-name="ce11">
            <text:p>152000</text:p>
          </table:table-cell>
          <table:table-cell office:value-type="float" office:value="157365.59999999998" table:formula="of:=[.C$3]*[Assumption.$B39]" table:style-name="ce11">
            <text:p>157366</text:p>
          </table:table-cell>
          <table:table-cell office:value-type="float" office:value="162920.60567999998" table:formula="of:=[.D$3]*[Assumption.$B39]" table:style-name="ce11">
            <text:p>162921</text:p>
          </table:table-cell>
          <table:table-cell office:value-type="float" office:value="168671.70306050396" table:formula="of:=[.E$3]*[Assumption.$B39]" table:style-name="ce11">
            <text:p>168672</text:p>
          </table:table-cell>
          <table:table-cell office:value-type="float" office:value="174625.81417853973" table:formula="of:=[.F$3]*[Assumption.$B39]" table:style-name="ce11">
            <text:p>174626</text:p>
          </table:table-cell>
          <table:table-cell office:value-type="float" office:value="180790.10541904217" table:formula="of:=[.G$3]*[Assumption.$B39]" table:style-name="ce11">
            <text:p>180790</text:p>
          </table:table-cell>
          <table:table-cell office:value-type="float" office:value="187171.99614033438" table:formula="of:=[.H$3]*[Assumption.$B39]" table:style-name="ce11">
            <text:p>187172</text:p>
          </table:table-cell>
          <table:table-cell office:value-type="float" office:value="193779.16760408817" table:formula="of:=[.I$3]*[Assumption.$B39]" table:style-name="ce11">
            <text:p>193779</text:p>
          </table:table-cell>
          <table:table-cell office:value-type="float" office:value="200619.57222051246" table:formula="of:=[.J$3]*[Assumption.$B39]" table:style-name="ce11">
            <text:p>200620</text:p>
          </table:table-cell>
          <table:table-cell office:value-type="float" office:value="207701.44311989655" table:formula="of:=[.K$3]*[Assumption.$B39]" table:style-name="ce11">
            <text:p>207701</text:p>
          </table:table-cell>
          <table:table-cell office:value-type="float" office:value="215033.30406202888" table:formula="of:=[.L$3]*[Assumption.$B39]" table:style-name="ce11">
            <text:p>215033</text:p>
          </table:table-cell>
          <table:table-cell office:value-type="float" office:value="222623.9796954185" table:formula="of:=[.M$3]*[Assumption.$B39]" table:style-name="ce11">
            <text:p>222624</text:p>
          </table:table-cell>
          <table:table-cell table:number-columns-repeated="16371"/>
        </table:table-row>
        <table:table-row table:style-name="ro5">
          <table:table-cell office:value-type="string" table:style-name="ce5">
            <text:p>Others</text:p>
          </table:table-cell>
          <table:table-cell office:value-type="float" office:value="152000" table:formula="of:=[.B$3]*[Assumption.$B40]" table:style-name="ce11">
            <text:p>152000</text:p>
          </table:table-cell>
          <table:table-cell office:value-type="float" office:value="157365.59999999998" table:formula="of:=[.C$3]*[Assumption.$B40]" table:style-name="ce11">
            <text:p>157366</text:p>
          </table:table-cell>
          <table:table-cell office:value-type="float" office:value="162920.60567999998" table:formula="of:=[.D$3]*[Assumption.$B40]" table:style-name="ce11">
            <text:p>162921</text:p>
          </table:table-cell>
          <table:table-cell office:value-type="float" office:value="168671.70306050396" table:formula="of:=[.E$3]*[Assumption.$B40]" table:style-name="ce11">
            <text:p>168672</text:p>
          </table:table-cell>
          <table:table-cell office:value-type="float" office:value="174625.81417853973" table:formula="of:=[.F$3]*[Assumption.$B40]" table:style-name="ce11">
            <text:p>174626</text:p>
          </table:table-cell>
          <table:table-cell office:value-type="float" office:value="180790.10541904217" table:formula="of:=[.G$3]*[Assumption.$B40]" table:style-name="ce11">
            <text:p>180790</text:p>
          </table:table-cell>
          <table:table-cell office:value-type="float" office:value="187171.99614033438" table:formula="of:=[.H$3]*[Assumption.$B40]" table:style-name="ce11">
            <text:p>187172</text:p>
          </table:table-cell>
          <table:table-cell office:value-type="float" office:value="193779.16760408817" table:formula="of:=[.I$3]*[Assumption.$B40]" table:style-name="ce11">
            <text:p>193779</text:p>
          </table:table-cell>
          <table:table-cell office:value-type="float" office:value="200619.57222051246" table:formula="of:=[.J$3]*[Assumption.$B40]" table:style-name="ce11">
            <text:p>200620</text:p>
          </table:table-cell>
          <table:table-cell office:value-type="float" office:value="207701.44311989655" table:formula="of:=[.K$3]*[Assumption.$B40]" table:style-name="ce11">
            <text:p>207701</text:p>
          </table:table-cell>
          <table:table-cell office:value-type="float" office:value="215033.30406202888" table:formula="of:=[.L$3]*[Assumption.$B40]" table:style-name="ce11">
            <text:p>215033</text:p>
          </table:table-cell>
          <table:table-cell office:value-type="float" office:value="222623.9796954185" table:formula="of:=[.M$3]*[Assumption.$B40]" table:style-name="ce11">
            <text:p>222624</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Besan</text:p>
          </table:table-cell>
          <table:table-cell table:number-columns-repeated="16383" table:style-name="ce1"/>
        </table:table-row>
        <table:table-row table:style-name="ro5">
          <table:table-cell office:value-type="string" table:style-name="ce5">
            <text:p>Fortune</text:p>
          </table:table-cell>
          <table:table-cell office:value-type="float" office:value="225000" table:formula="of:=[.B$4]*[Assumption.$C35]" table:style-name="ce11">
            <text:p>225000</text:p>
          </table:table-cell>
          <table:table-cell office:value-type="float" office:value="232942.49999999997" table:formula="of:=[.C$4]*[Assumption.$C35]" table:style-name="ce11">
            <text:p>232943</text:p>
          </table:table-cell>
          <table:table-cell office:value-type="float" office:value="241165.37024999995" table:formula="of:=[.D$4]*[Assumption.$C35]" table:style-name="ce11">
            <text:p>241165</text:p>
          </table:table-cell>
          <table:table-cell office:value-type="float" office:value="249678.50781982491" table:formula="of:=[.E$4]*[Assumption.$C35]" table:style-name="ce11">
            <text:p>249679</text:p>
          </table:table-cell>
          <table:table-cell office:value-type="float" office:value="258492.15914586472" table:formula="of:=[.F$4]*[Assumption.$C35]" table:style-name="ce11">
            <text:p>258492</text:p>
          </table:table-cell>
          <table:table-cell office:value-type="float" office:value="267616.93236371368" table:formula="of:=[.G$4]*[Assumption.$C35]" table:style-name="ce11">
            <text:p>267617</text:p>
          </table:table-cell>
          <table:table-cell office:value-type="float" office:value="277063.81007615273" table:formula="of:=[.H$4]*[Assumption.$C35]" table:style-name="ce11">
            <text:p>277064</text:p>
          </table:table-cell>
          <table:table-cell office:value-type="float" office:value="286844.16257184092" table:formula="of:=[.I$4]*[Assumption.$C35]" table:style-name="ce11">
            <text:p>286844</text:p>
          </table:table-cell>
          <table:table-cell office:value-type="float" office:value="296969.76151062688" table:formula="of:=[.J$4]*[Assumption.$C35]" table:style-name="ce11">
            <text:p>296970</text:p>
          </table:table-cell>
          <table:table-cell office:value-type="float" office:value="307452.79409195203" table:formula="of:=[.K$4]*[Assumption.$C35]" table:style-name="ce11">
            <text:p>307453</text:p>
          </table:table-cell>
          <table:table-cell office:value-type="float" office:value="318305.87772339792" table:formula="of:=[.L$4]*[Assumption.$C35]" table:style-name="ce11">
            <text:p>318306</text:p>
          </table:table-cell>
          <table:table-cell office:value-type="float" office:value="329542.07520703383" table:formula="of:=[.M$4]*[Assumption.$C35]" table:style-name="ce11">
            <text:p>329542</text:p>
          </table:table-cell>
          <table:table-cell table:number-columns-repeated="16371"/>
        </table:table-row>
        <table:table-row table:style-name="ro5">
          <table:table-cell office:value-type="string" table:style-name="ce5">
            <text:p>Patanjali</text:p>
          </table:table-cell>
          <table:table-cell office:value-type="float" office:value="135000" table:formula="of:=[.B$4]*[Assumption.$C36]" table:style-name="ce11">
            <text:p>135000</text:p>
          </table:table-cell>
          <table:table-cell office:value-type="float" office:value="139765.49999999997" table:formula="of:=[.C$4]*[Assumption.$C36]" table:style-name="ce11">
            <text:p>139766</text:p>
          </table:table-cell>
          <table:table-cell office:value-type="float" office:value="144699.22214999996" table:formula="of:=[.D$4]*[Assumption.$C36]" table:style-name="ce11">
            <text:p>144699</text:p>
          </table:table-cell>
          <table:table-cell office:value-type="float" office:value="149807.10469189493" table:formula="of:=[.E$4]*[Assumption.$C36]" table:style-name="ce11">
            <text:p>149807</text:p>
          </table:table-cell>
          <table:table-cell office:value-type="float" office:value="155095.29548751883" table:formula="of:=[.F$4]*[Assumption.$C36]" table:style-name="ce11">
            <text:p>155095</text:p>
          </table:table-cell>
          <table:table-cell office:value-type="float" office:value="160570.1594182282" table:formula="of:=[.G$4]*[Assumption.$C36]" table:style-name="ce11">
            <text:p>160570</text:p>
          </table:table-cell>
          <table:table-cell office:value-type="float" office:value="166238.28604569164" table:formula="of:=[.H$4]*[Assumption.$C36]" table:style-name="ce11">
            <text:p>166238</text:p>
          </table:table-cell>
          <table:table-cell office:value-type="float" office:value="172106.49754310455" table:formula="of:=[.I$4]*[Assumption.$C36]" table:style-name="ce11">
            <text:p>172106</text:p>
          </table:table-cell>
          <table:table-cell office:value-type="float" office:value="178181.85690637611" table:formula="of:=[.J$4]*[Assumption.$C36]" table:style-name="ce11">
            <text:p>178182</text:p>
          </table:table-cell>
          <table:table-cell office:value-type="float" office:value="184471.67645517123" table:formula="of:=[.K$4]*[Assumption.$C36]" table:style-name="ce11">
            <text:p>184472</text:p>
          </table:table-cell>
          <table:table-cell office:value-type="float" office:value="190983.52663403875" table:formula="of:=[.L$4]*[Assumption.$C36]" table:style-name="ce11">
            <text:p>190984</text:p>
          </table:table-cell>
          <table:table-cell office:value-type="float" office:value="197725.2451242203" table:formula="of:=[.M$4]*[Assumption.$C36]" table:style-name="ce11">
            <text:p>197725</text:p>
          </table:table-cell>
          <table:table-cell table:number-columns-repeated="16371"/>
        </table:table-row>
        <table:table-row table:style-name="ro5">
          <table:table-cell office:value-type="string" table:style-name="ce5">
            <text:p>Organic Tattva</text:p>
          </table:table-cell>
          <table:table-cell office:value-type="float" office:value="108000" table:formula="of:=[.B$4]*[Assumption.$C37]" table:style-name="ce11">
            <text:p>108000</text:p>
          </table:table-cell>
          <table:table-cell office:value-type="float" office:value="111812.39999999998" table:formula="of:=[.C$4]*[Assumption.$C37]" table:style-name="ce11">
            <text:p>111812</text:p>
          </table:table-cell>
          <table:table-cell office:value-type="float" office:value="115759.37771999997" table:formula="of:=[.D$4]*[Assumption.$C37]" table:style-name="ce11">
            <text:p>115759</text:p>
          </table:table-cell>
          <table:table-cell office:value-type="float" office:value="119845.68375351596" table:formula="of:=[.E$4]*[Assumption.$C37]" table:style-name="ce11">
            <text:p>119846</text:p>
          </table:table-cell>
          <table:table-cell office:value-type="float" office:value="124076.23639001505" table:formula="of:=[.F$4]*[Assumption.$C37]" table:style-name="ce11">
            <text:p>124076</text:p>
          </table:table-cell>
          <table:table-cell office:value-type="float" office:value="128456.12753458257" table:formula="of:=[.G$4]*[Assumption.$C37]" table:style-name="ce11">
            <text:p>128456</text:p>
          </table:table-cell>
          <table:table-cell office:value-type="float" office:value="132990.62883655331" table:formula="of:=[.H$4]*[Assumption.$C37]" table:style-name="ce11">
            <text:p>132991</text:p>
          </table:table-cell>
          <table:table-cell office:value-type="float" office:value="137685.19803448365" table:formula="of:=[.I$4]*[Assumption.$C37]" table:style-name="ce11">
            <text:p>137685</text:p>
          </table:table-cell>
          <table:table-cell office:value-type="float" office:value="142545.4855251009" table:formula="of:=[.J$4]*[Assumption.$C37]" table:style-name="ce11">
            <text:p>142545</text:p>
          </table:table-cell>
          <table:table-cell office:value-type="float" office:value="147577.34116413697" table:formula="of:=[.K$4]*[Assumption.$C37]" table:style-name="ce11">
            <text:p>147577</text:p>
          </table:table-cell>
          <table:table-cell office:value-type="float" office:value="152786.821307231" table:formula="of:=[.L$4]*[Assumption.$C37]" table:style-name="ce11">
            <text:p>152787</text:p>
          </table:table-cell>
          <table:table-cell office:value-type="float" office:value="158180.19609937625" table:formula="of:=[.M$4]*[Assumption.$C37]" table:style-name="ce11">
            <text:p>158180</text:p>
          </table:table-cell>
          <table:table-cell table:number-columns-repeated="16371"/>
        </table:table-row>
        <table:table-row table:style-name="ro5">
          <table:table-cell office:value-type="string" table:style-name="ce5">
            <text:p>Good Life</text:p>
          </table:table-cell>
          <table:table-cell office:value-type="float" office:value="198000" table:formula="of:=[.B$4]*[Assumption.$C38]" table:style-name="ce11">
            <text:p>198000</text:p>
          </table:table-cell>
          <table:table-cell office:value-type="float" office:value="204989.39999999997" table:formula="of:=[.C$4]*[Assumption.$C38]" table:style-name="ce11">
            <text:p>204989</text:p>
          </table:table-cell>
          <table:table-cell office:value-type="float" office:value="212225.52581999995" table:formula="of:=[.D$4]*[Assumption.$C38]" table:style-name="ce11">
            <text:p>212226</text:p>
          </table:table-cell>
          <table:table-cell office:value-type="float" office:value="219717.08688144592" table:formula="of:=[.E$4]*[Assumption.$C38]" table:style-name="ce11">
            <text:p>219717</text:p>
          </table:table-cell>
          <table:table-cell office:value-type="float" office:value="227473.10004836094" table:formula="of:=[.F$4]*[Assumption.$C38]" table:style-name="ce11">
            <text:p>227473</text:p>
          </table:table-cell>
          <table:table-cell office:value-type="float" office:value="235502.90048006806" table:formula="of:=[.G$4]*[Assumption.$C38]" table:style-name="ce11">
            <text:p>235503</text:p>
          </table:table-cell>
          <table:table-cell office:value-type="float" office:value="243816.1528670144" table:formula="of:=[.H$4]*[Assumption.$C38]" table:style-name="ce11">
            <text:p>243816</text:p>
          </table:table-cell>
          <table:table-cell office:value-type="float" office:value="252422.86306322002" table:formula="of:=[.I$4]*[Assumption.$C38]" table:style-name="ce11">
            <text:p>252423</text:p>
          </table:table-cell>
          <table:table-cell office:value-type="float" office:value="261333.39012935167" table:formula="of:=[.J$4]*[Assumption.$C38]" table:style-name="ce11">
            <text:p>261333</text:p>
          </table:table-cell>
          <table:table-cell office:value-type="float" office:value="270558.45880091778" table:formula="of:=[.K$4]*[Assumption.$C38]" table:style-name="ce11">
            <text:p>270558</text:p>
          </table:table-cell>
          <table:table-cell office:value-type="float" office:value="280109.17239659018" table:formula="of:=[.L$4]*[Assumption.$C38]" table:style-name="ce11">
            <text:p>280109</text:p>
          </table:table-cell>
          <table:table-cell office:value-type="float" office:value="289997.02618218976" table:formula="of:=[.M$4]*[Assumption.$C38]" table:style-name="ce11">
            <text:p>289997</text:p>
          </table:table-cell>
          <table:table-cell table:number-columns-repeated="16371"/>
        </table:table-row>
        <table:table-row table:style-name="ro5">
          <table:table-cell office:value-type="string" table:style-name="ce5">
            <text:p>Classic Harvest</text:p>
          </table:table-cell>
          <table:table-cell office:value-type="float" office:value="0" table:formula="of:=[.B$4]*[Assumption.$C39]" table:style-name="ce11">
            <text:p>0</text:p>
          </table:table-cell>
          <table:table-cell office:value-type="float" office:value="0" table:formula="of:=[.C$4]*[Assumption.$C39]" table:style-name="ce11">
            <text:p>0</text:p>
          </table:table-cell>
          <table:table-cell office:value-type="float" office:value="0" table:formula="of:=[.D$4]*[Assumption.$C39]" table:style-name="ce11">
            <text:p>0</text:p>
          </table:table-cell>
          <table:table-cell office:value-type="float" office:value="0" table:formula="of:=[.E$4]*[Assumption.$C39]" table:style-name="ce11">
            <text:p>0</text:p>
          </table:table-cell>
          <table:table-cell office:value-type="float" office:value="0" table:formula="of:=[.F$4]*[Assumption.$C39]" table:style-name="ce11">
            <text:p>0</text:p>
          </table:table-cell>
          <table:table-cell office:value-type="float" office:value="0" table:formula="of:=[.G$4]*[Assumption.$C39]" table:style-name="ce11">
            <text:p>0</text:p>
          </table:table-cell>
          <table:table-cell office:value-type="float" office:value="0" table:formula="of:=[.H$4]*[Assumption.$C39]" table:style-name="ce11">
            <text:p>0</text:p>
          </table:table-cell>
          <table:table-cell office:value-type="float" office:value="0" table:formula="of:=[.I$4]*[Assumption.$C39]" table:style-name="ce11">
            <text:p>0</text:p>
          </table:table-cell>
          <table:table-cell office:value-type="float" office:value="0" table:formula="of:=[.J$4]*[Assumption.$C39]" table:style-name="ce11">
            <text:p>0</text:p>
          </table:table-cell>
          <table:table-cell office:value-type="float" office:value="0" table:formula="of:=[.K$4]*[Assumption.$C39]" table:style-name="ce11">
            <text:p>0</text:p>
          </table:table-cell>
          <table:table-cell office:value-type="float" office:value="0" table:formula="of:=[.L$4]*[Assumption.$C39]" table:style-name="ce11">
            <text:p>0</text:p>
          </table:table-cell>
          <table:table-cell office:value-type="float" office:value="0" table:formula="of:=[.M$4]*[Assumption.$C39]" table:style-name="ce11">
            <text:p>0</text:p>
          </table:table-cell>
          <table:table-cell table:number-columns-repeated="16371"/>
        </table:table-row>
        <table:table-row table:style-name="ro5">
          <table:table-cell office:value-type="string" table:style-name="ce5">
            <text:p>Others</text:p>
          </table:table-cell>
          <table:table-cell office:value-type="float" office:value="234000" table:formula="of:=[.B$4]*[Assumption.$C40]" table:style-name="ce11">
            <text:p>234000</text:p>
          </table:table-cell>
          <table:table-cell office:value-type="float" office:value="242260.19999999998" table:formula="of:=[.C$4]*[Assumption.$C40]" table:style-name="ce11">
            <text:p>242260</text:p>
          </table:table-cell>
          <table:table-cell office:value-type="float" office:value="250811.98505999995" table:formula="of:=[.D$4]*[Assumption.$C40]" table:style-name="ce11">
            <text:p>250812</text:p>
          </table:table-cell>
          <table:table-cell office:value-type="float" office:value="259665.64813261791" table:formula="of:=[.E$4]*[Assumption.$C40]" table:style-name="ce11">
            <text:p>259666</text:p>
          </table:table-cell>
          <table:table-cell office:value-type="float" office:value="268831.84551169933" table:formula="of:=[.F$4]*[Assumption.$C40]" table:style-name="ce11">
            <text:p>268832</text:p>
          </table:table-cell>
          <table:table-cell office:value-type="float" office:value="278321.60965826223" table:formula="of:=[.G$4]*[Assumption.$C40]" table:style-name="ce11">
            <text:p>278322</text:p>
          </table:table-cell>
          <table:table-cell office:value-type="float" office:value="288146.36247919884" table:formula="of:=[.H$4]*[Assumption.$C40]" table:style-name="ce11">
            <text:p>288146</text:p>
          </table:table-cell>
          <table:table-cell office:value-type="float" office:value="298317.92907471454" table:formula="of:=[.I$4]*[Assumption.$C40]" table:style-name="ce11">
            <text:p>298318</text:p>
          </table:table-cell>
          <table:table-cell office:value-type="float" office:value="308848.55197105196" table:formula="of:=[.J$4]*[Assumption.$C40]" table:style-name="ce11">
            <text:p>308849</text:p>
          </table:table-cell>
          <table:table-cell office:value-type="float" office:value="319750.90585563012" table:formula="of:=[.K$4]*[Assumption.$C40]" table:style-name="ce11">
            <text:p>319751</text:p>
          </table:table-cell>
          <table:table-cell office:value-type="float" office:value="331038.11283233383" table:formula="of:=[.L$4]*[Assumption.$C40]" table:style-name="ce11">
            <text:p>331038</text:p>
          </table:table-cell>
          <table:table-cell office:value-type="float" office:value="342723.75821531517" table:formula="of:=[.M$4]*[Assumption.$C40]" table:style-name="ce11">
            <text:p>342724</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awa/Suji</text:p>
          </table:table-cell>
          <table:table-cell table:number-columns-repeated="16383" table:style-name="ce1"/>
        </table:table-row>
        <table:table-row table:style-name="ro5">
          <table:table-cell office:value-type="string" table:style-name="ce5">
            <text:p>Fortune</text:p>
          </table:table-cell>
          <table:table-cell office:value-type="float" office:value="112000" table:formula="of:=[.B$5]*[Assumption.$D35]" table:style-name="ce11">
            <text:p>112000</text:p>
          </table:table-cell>
          <table:table-cell office:value-type="float" office:value="115101" table:formula="of:=[.C$5]*[Assumption.$D35]" table:style-name="ce11">
            <text:p>115101</text:p>
          </table:table-cell>
          <table:table-cell office:value-type="float" office:value="118287.85893749999" table:formula="of:=[.D$5]*[Assumption.$D35]" table:style-name="ce11">
            <text:p>118288</text:p>
          </table:table-cell>
          <table:table-cell office:value-type="float" office:value="121562.95403183201" table:formula="of:=[.E$5]*[Assumption.$D35]" table:style-name="ce11">
            <text:p>121563</text:p>
          </table:table-cell>
          <table:table-cell office:value-type="float" office:value="124928.72832158832" table:formula="of:=[.F$5]*[Assumption.$D35]" table:style-name="ce11">
            <text:p>124929</text:p>
          </table:table-cell>
          <table:table-cell office:value-type="float" office:value="128387.6924869923" table:formula="of:=[.G$5]*[Assumption.$D35]" table:style-name="ce11">
            <text:p>128388</text:p>
          </table:table-cell>
          <table:table-cell office:value-type="float" office:value="131942.42672272585" table:formula="of:=[.H$5]*[Assumption.$D35]" table:style-name="ce11">
            <text:p>131942</text:p>
          </table:table-cell>
          <table:table-cell office:value-type="float" office:value="135595.58266261136" table:formula="of:=[.I$5]*[Assumption.$D35]" table:style-name="ce11">
            <text:p>135596</text:p>
          </table:table-cell>
          <table:table-cell office:value-type="float" office:value="139349.88535758236" table:formula="of:=[.J$5]*[Assumption.$D35]" table:style-name="ce11">
            <text:p>139350</text:p>
          </table:table-cell>
          <table:table-cell office:value-type="float" office:value="143208.13530842043" table:formula="of:=[.K$5]*[Assumption.$D35]" table:style-name="ce11">
            <text:p>143208</text:p>
          </table:table-cell>
          <table:table-cell office:value-type="float" office:value="147173.21055477232" table:formula="of:=[.L$5]*[Assumption.$D35]" table:style-name="ce11">
            <text:p>147173</text:p>
          </table:table-cell>
          <table:table-cell office:value-type="float" office:value="151248.06882200754" table:formula="of:=[.M$5]*[Assumption.$D35]" table:style-name="ce11">
            <text:p>151248</text:p>
          </table:table-cell>
          <table:table-cell table:number-columns-repeated="16371"/>
        </table:table-row>
        <table:table-row table:style-name="ro5">
          <table:table-cell office:value-type="string" table:style-name="ce5">
            <text:p>Patanjali</text:p>
          </table:table-cell>
          <table:table-cell office:value-type="float" office:value="28000" table:formula="of:=[.B$5]*[Assumption.$D36]" table:style-name="ce11">
            <text:p>28000</text:p>
          </table:table-cell>
          <table:table-cell office:value-type="float" office:value="28775.25" table:formula="of:=[.C$5]*[Assumption.$D36]" table:style-name="ce11">
            <text:p>28775</text:p>
          </table:table-cell>
          <table:table-cell office:value-type="float" office:value="29571.964734374997" table:formula="of:=[.D$5]*[Assumption.$D36]" table:style-name="ce11">
            <text:p>29572</text:p>
          </table:table-cell>
          <table:table-cell office:value-type="float" office:value="30390.738507958002" table:formula="of:=[.E$5]*[Assumption.$D36]" table:style-name="ce11">
            <text:p>30391</text:p>
          </table:table-cell>
          <table:table-cell office:value-type="float" office:value="31232.18208039708" table:formula="of:=[.F$5]*[Assumption.$D36]" table:style-name="ce11">
            <text:p>31232</text:p>
          </table:table-cell>
          <table:table-cell office:value-type="float" office:value="32096.923121748074" table:formula="of:=[.G$5]*[Assumption.$D36]" table:style-name="ce11">
            <text:p>32097</text:p>
          </table:table-cell>
          <table:table-cell office:value-type="float" office:value="32985.606680681463" table:formula="of:=[.H$5]*[Assumption.$D36]" table:style-name="ce11">
            <text:p>32986</text:p>
          </table:table-cell>
          <table:table-cell office:value-type="float" office:value="33898.895665652839" table:formula="of:=[.I$5]*[Assumption.$D36]" table:style-name="ce11">
            <text:p>33899</text:p>
          </table:table-cell>
          <table:table-cell office:value-type="float" office:value="34837.47133939559" table:formula="of:=[.J$5]*[Assumption.$D36]" table:style-name="ce11">
            <text:p>34837</text:p>
          </table:table-cell>
          <table:table-cell office:value-type="float" office:value="35802.033827105108" table:formula="of:=[.K$5]*[Assumption.$D36]" table:style-name="ce11">
            <text:p>35802</text:p>
          </table:table-cell>
          <table:table-cell office:value-type="float" office:value="36793.30263869308" table:formula="of:=[.L$5]*[Assumption.$D36]" table:style-name="ce11">
            <text:p>36793</text:p>
          </table:table-cell>
          <table:table-cell office:value-type="float" office:value="37812.017205501885" table:formula="of:=[.M$5]*[Assumption.$D36]" table:style-name="ce11">
            <text:p>37812</text:p>
          </table:table-cell>
          <table:table-cell table:number-columns-repeated="16371"/>
        </table:table-row>
        <table:table-row table:style-name="ro5">
          <table:table-cell office:value-type="string" table:style-name="ce5">
            <text:p>Organic Tattva</text:p>
          </table:table-cell>
          <table:table-cell office:value-type="float" office:value="0" table:formula="of:=[.B$5]*[Assumption.$D37]" table:style-name="ce11">
            <text:p>0</text:p>
          </table:table-cell>
          <table:table-cell office:value-type="float" office:value="0" table:formula="of:=[.C$5]*[Assumption.$D37]" table:style-name="ce11">
            <text:p>0</text:p>
          </table:table-cell>
          <table:table-cell office:value-type="float" office:value="0" table:formula="of:=[.D$5]*[Assumption.$D37]" table:style-name="ce11">
            <text:p>0</text:p>
          </table:table-cell>
          <table:table-cell office:value-type="float" office:value="0" table:formula="of:=[.E$5]*[Assumption.$D37]" table:style-name="ce11">
            <text:p>0</text:p>
          </table:table-cell>
          <table:table-cell office:value-type="float" office:value="0" table:formula="of:=[.F$5]*[Assumption.$D37]" table:style-name="ce11">
            <text:p>0</text:p>
          </table:table-cell>
          <table:table-cell office:value-type="float" office:value="0" table:formula="of:=[.G$5]*[Assumption.$D37]" table:style-name="ce11">
            <text:p>0</text:p>
          </table:table-cell>
          <table:table-cell office:value-type="float" office:value="0" table:formula="of:=[.H$5]*[Assumption.$D37]" table:style-name="ce11">
            <text:p>0</text:p>
          </table:table-cell>
          <table:table-cell office:value-type="float" office:value="0" table:formula="of:=[.I$5]*[Assumption.$D37]" table:style-name="ce11">
            <text:p>0</text:p>
          </table:table-cell>
          <table:table-cell office:value-type="float" office:value="0" table:formula="of:=[.J$5]*[Assumption.$D37]" table:style-name="ce11">
            <text:p>0</text:p>
          </table:table-cell>
          <table:table-cell office:value-type="float" office:value="0" table:formula="of:=[.K$5]*[Assumption.$D37]" table:style-name="ce11">
            <text:p>0</text:p>
          </table:table-cell>
          <table:table-cell office:value-type="float" office:value="0" table:formula="of:=[.L$5]*[Assumption.$D37]" table:style-name="ce11">
            <text:p>0</text:p>
          </table:table-cell>
          <table:table-cell office:value-type="float" office:value="0" table:formula="of:=[.M$5]*[Assumption.$D37]" table:style-name="ce11">
            <text:p>0</text:p>
          </table:table-cell>
          <table:table-cell table:number-columns-repeated="16371"/>
        </table:table-row>
        <table:table-row table:style-name="ro5">
          <table:table-cell office:value-type="string" table:style-name="ce5">
            <text:p>Good Life</text:p>
          </table:table-cell>
          <table:table-cell office:value-type="float" office:value="196000" table:formula="of:=[.B$5]*[Assumption.$D38]" table:style-name="ce11">
            <text:p>196000</text:p>
          </table:table-cell>
          <table:table-cell office:value-type="float" office:value="201426.75" table:formula="of:=[.C$5]*[Assumption.$D38]" table:style-name="ce11">
            <text:p>201427</text:p>
          </table:table-cell>
          <table:table-cell office:value-type="float" office:value="207003.75314062493" table:formula="of:=[.D$5]*[Assumption.$D38]" table:style-name="ce11">
            <text:p>207004</text:p>
          </table:table-cell>
          <table:table-cell office:value-type="float" office:value="212735.169555706" table:formula="of:=[.E$5]*[Assumption.$D38]" table:style-name="ce11">
            <text:p>212735</text:p>
          </table:table-cell>
          <table:table-cell office:value-type="float" office:value="218625.27456277955" table:formula="of:=[.F$5]*[Assumption.$D38]" table:style-name="ce11">
            <text:p>218625</text:p>
          </table:table-cell>
          <table:table-cell office:value-type="float" office:value="224678.46185223651" table:formula="of:=[.G$5]*[Assumption.$D38]" table:style-name="ce11">
            <text:p>224678</text:p>
          </table:table-cell>
          <table:table-cell office:value-type="float" office:value="230899.24676477021" table:formula="of:=[.H$5]*[Assumption.$D38]" table:style-name="ce11">
            <text:p>230899</text:p>
          </table:table-cell>
          <table:table-cell office:value-type="float" office:value="237292.26965956984" table:formula="of:=[.I$5]*[Assumption.$D38]" table:style-name="ce11">
            <text:p>237292</text:p>
          </table:table-cell>
          <table:table-cell office:value-type="float" office:value="243862.2993757691" table:formula="of:=[.J$5]*[Assumption.$D38]" table:style-name="ce11">
            <text:p>243862</text:p>
          </table:table-cell>
          <table:table-cell office:value-type="float" office:value="250614.23678973573" table:formula="of:=[.K$5]*[Assumption.$D38]" table:style-name="ce11">
            <text:p>250614</text:p>
          </table:table-cell>
          <table:table-cell office:value-type="float" office:value="257553.11847085154" table:formula="of:=[.L$5]*[Assumption.$D38]" table:style-name="ce11">
            <text:p>257553</text:p>
          </table:table-cell>
          <table:table-cell office:value-type="float" office:value="264684.12043851317" table:formula="of:=[.M$5]*[Assumption.$D38]" table:style-name="ce11">
            <text:p>264684</text:p>
          </table:table-cell>
          <table:table-cell table:number-columns-repeated="16371"/>
        </table:table-row>
        <table:table-row table:style-name="ro5">
          <table:table-cell office:value-type="string" table:style-name="ce5">
            <text:p>Classic Harvest</text:p>
          </table:table-cell>
          <table:table-cell office:value-type="float" office:value="140000" table:formula="of:=[.B$5]*[Assumption.$D39]" table:style-name="ce11">
            <text:p>140000</text:p>
          </table:table-cell>
          <table:table-cell office:value-type="float" office:value="143876.25" table:formula="of:=[.C$5]*[Assumption.$D39]" table:style-name="ce11">
            <text:p>143876</text:p>
          </table:table-cell>
          <table:table-cell office:value-type="float" office:value="147859.82367187497" table:formula="of:=[.D$5]*[Assumption.$D39]" table:style-name="ce11">
            <text:p>147860</text:p>
          </table:table-cell>
          <table:table-cell office:value-type="float" office:value="151953.69253979" table:formula="of:=[.E$5]*[Assumption.$D39]" table:style-name="ce11">
            <text:p>151954</text:p>
          </table:table-cell>
          <table:table-cell office:value-type="float" office:value="156160.9104019854" table:formula="of:=[.F$5]*[Assumption.$D39]" table:style-name="ce11">
            <text:p>156161</text:p>
          </table:table-cell>
          <table:table-cell office:value-type="float" office:value="160484.61560874037" table:formula="of:=[.G$5]*[Assumption.$D39]" table:style-name="ce11">
            <text:p>160485</text:p>
          </table:table-cell>
          <table:table-cell office:value-type="float" office:value="164928.03340340732" table:formula="of:=[.H$5]*[Assumption.$D39]" table:style-name="ce11">
            <text:p>164928</text:p>
          </table:table-cell>
          <table:table-cell office:value-type="float" office:value="169494.47832826417" table:formula="of:=[.I$5]*[Assumption.$D39]" table:style-name="ce11">
            <text:p>169494</text:p>
          </table:table-cell>
          <table:table-cell office:value-type="float" office:value="174187.35669697795" table:formula="of:=[.J$5]*[Assumption.$D39]" table:style-name="ce11">
            <text:p>174187</text:p>
          </table:table-cell>
          <table:table-cell office:value-type="float" office:value="179010.16913552553" table:formula="of:=[.K$5]*[Assumption.$D39]" table:style-name="ce11">
            <text:p>179010</text:p>
          </table:table-cell>
          <table:table-cell office:value-type="float" office:value="183966.51319346539" table:formula="of:=[.L$5]*[Assumption.$D39]" table:style-name="ce11">
            <text:p>183967</text:p>
          </table:table-cell>
          <table:table-cell office:value-type="float" office:value="189060.08602750942" table:formula="of:=[.M$5]*[Assumption.$D39]" table:style-name="ce11">
            <text:p>189060</text:p>
          </table:table-cell>
          <table:table-cell table:number-columns-repeated="16371"/>
        </table:table-row>
        <table:table-row table:style-name="ro5">
          <table:table-cell office:value-type="string" table:style-name="ce5">
            <text:p>Others</text:p>
          </table:table-cell>
          <table:table-cell office:value-type="float" office:value="84000" table:formula="of:=[.B$5]*[Assumption.$D40]" table:style-name="ce11">
            <text:p>84000</text:p>
          </table:table-cell>
          <table:table-cell office:value-type="float" office:value="86325.75" table:formula="of:=[.C$5]*[Assumption.$D40]" table:style-name="ce11">
            <text:p>86326</text:p>
          </table:table-cell>
          <table:table-cell office:value-type="float" office:value="88715.894203124975" table:formula="of:=[.D$5]*[Assumption.$D40]" table:style-name="ce11">
            <text:p>88716</text:p>
          </table:table-cell>
          <table:table-cell office:value-type="float" office:value="91172.215523873994" table:formula="of:=[.E$5]*[Assumption.$D40]" table:style-name="ce11">
            <text:p>91172</text:p>
          </table:table-cell>
          <table:table-cell office:value-type="float" office:value="93696.54624119123" table:formula="of:=[.F$5]*[Assumption.$D40]" table:style-name="ce11">
            <text:p>93697</text:p>
          </table:table-cell>
          <table:table-cell office:value-type="float" office:value="96290.76936524421" table:formula="of:=[.G$5]*[Assumption.$D40]" table:style-name="ce11">
            <text:p>96291</text:p>
          </table:table-cell>
          <table:table-cell office:value-type="float" office:value="98956.82004204439" table:formula="of:=[.H$5]*[Assumption.$D40]" table:style-name="ce11">
            <text:p>98957</text:p>
          </table:table-cell>
          <table:table-cell office:value-type="float" office:value="101696.6869969585" table:formula="of:=[.I$5]*[Assumption.$D40]" table:style-name="ce11">
            <text:p>101697</text:p>
          </table:table-cell>
          <table:table-cell office:value-type="float" office:value="104512.41401818677" table:formula="of:=[.J$5]*[Assumption.$D40]" table:style-name="ce11">
            <text:p>104512</text:p>
          </table:table-cell>
          <table:table-cell office:value-type="float" office:value="107406.10148131532" table:formula="of:=[.K$5]*[Assumption.$D40]" table:style-name="ce11">
            <text:p>107406</text:p>
          </table:table-cell>
          <table:table-cell office:value-type="float" office:value="110379.90791607923" table:formula="of:=[.L$5]*[Assumption.$D40]" table:style-name="ce11">
            <text:p>110380</text:p>
          </table:table-cell>
          <table:table-cell office:value-type="float" office:value="113436.05161650565" table:formula="of:=[.M$5]*[Assumption.$D40]" table:style-name="ce11">
            <text:p>113436</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Maida</text:p>
          </table:table-cell>
          <table:table-cell table:number-columns-repeated="16383" table:style-name="ce1"/>
        </table:table-row>
        <table:table-row table:style-name="ro5">
          <table:table-cell office:value-type="string" table:style-name="ce5">
            <text:p>Fortune</text:p>
          </table:table-cell>
          <table:table-cell office:value-type="float" office:value="378000" table:formula="of:=[.B$6]*[Assumption.$E35]" table:style-name="ce11">
            <text:p>378000</text:p>
          </table:table-cell>
          <table:table-cell office:value-type="float" office:value="386538.0749999999" table:formula="of:=[.C$6]*[Assumption.$E35]" table:style-name="ce11">
            <text:p>386538</text:p>
          </table:table-cell>
          <table:table-cell office:value-type="float" office:value="395269.0037690624" table:formula="of:=[.D$6]*[Assumption.$E35]" table:style-name="ce11">
            <text:p>395269</text:p>
          </table:table-cell>
          <table:table-cell office:value-type="float" office:value="404197.14239169611" table:formula="of:=[.E$6]*[Assumption.$E35]" table:style-name="ce11">
            <text:p>404197</text:p>
          </table:table-cell>
          <table:table-cell office:value-type="float" office:value="413326.94534546853" table:formula="of:=[.F$6]*[Assumption.$E35]" table:style-name="ce11">
            <text:p>413327</text:p>
          </table:table-cell>
          <table:table-cell office:value-type="float" office:value="422662.9677234593" table:formula="of:=[.G$6]*[Assumption.$E35]" table:style-name="ce11">
            <text:p>422663</text:p>
          </table:table-cell>
          <table:table-cell office:value-type="float" office:value="432209.86750691291" table:formula="of:=[.H$6]*[Assumption.$E35]" table:style-name="ce11">
            <text:p>432210</text:p>
          </table:table-cell>
          <table:table-cell office:value-type="float" office:value="441972.40788922529" table:formula="of:=[.I$6]*[Assumption.$E35]" table:style-name="ce11">
            <text:p>441972</text:p>
          </table:table-cell>
          <table:table-cell office:value-type="float" office:value="451955.45965242322" table:formula="of:=[.J$6]*[Assumption.$E35]" table:style-name="ce11">
            <text:p>451955</text:p>
          </table:table-cell>
          <table:table-cell office:value-type="float" office:value="462164.00359732233" table:formula="of:=[.K$6]*[Assumption.$E35]" table:style-name="ce11">
            <text:p>462164</text:p>
          </table:table-cell>
          <table:table-cell office:value-type="float" office:value="472603.13302857679" table:formula="of:=[.L$6]*[Assumption.$E35]" table:style-name="ce11">
            <text:p>472603</text:p>
          </table:table-cell>
          <table:table-cell office:value-type="float" office:value="483278.05629585974" table:formula="of:=[.M$6]*[Assumption.$E35]" table:style-name="ce11">
            <text:p>483278</text:p>
          </table:table-cell>
          <table:table-cell table:number-columns-repeated="16371"/>
        </table:table-row>
        <table:table-row table:style-name="ro5">
          <table:table-cell office:value-type="string" table:style-name="ce5">
            <text:p>Patanjali</text:p>
          </table:table-cell>
          <table:table-cell office:value-type="float" office:value="0" table:formula="of:=[.B$6]*[Assumption.$E36]" table:style-name="ce11">
            <text:p>0</text:p>
          </table:table-cell>
          <table:table-cell office:value-type="float" office:value="0" table:formula="of:=[.C$6]*[Assumption.$E36]" table:style-name="ce11">
            <text:p>0</text:p>
          </table:table-cell>
          <table:table-cell office:value-type="float" office:value="0" table:formula="of:=[.D$6]*[Assumption.$E36]" table:style-name="ce11">
            <text:p>0</text:p>
          </table:table-cell>
          <table:table-cell office:value-type="float" office:value="0" table:formula="of:=[.E$6]*[Assumption.$E36]" table:style-name="ce11">
            <text:p>0</text:p>
          </table:table-cell>
          <table:table-cell office:value-type="float" office:value="0" table:formula="of:=[.F$6]*[Assumption.$E36]" table:style-name="ce11">
            <text:p>0</text:p>
          </table:table-cell>
          <table:table-cell office:value-type="float" office:value="0" table:formula="of:=[.G$6]*[Assumption.$E36]" table:style-name="ce11">
            <text:p>0</text:p>
          </table:table-cell>
          <table:table-cell office:value-type="float" office:value="0" table:formula="of:=[.H$6]*[Assumption.$E36]" table:style-name="ce11">
            <text:p>0</text:p>
          </table:table-cell>
          <table:table-cell office:value-type="float" office:value="0" table:formula="of:=[.I$6]*[Assumption.$E36]" table:style-name="ce11">
            <text:p>0</text:p>
          </table:table-cell>
          <table:table-cell office:value-type="float" office:value="0" table:formula="of:=[.J$6]*[Assumption.$E36]" table:style-name="ce11">
            <text:p>0</text:p>
          </table:table-cell>
          <table:table-cell office:value-type="float" office:value="0" table:formula="of:=[.K$6]*[Assumption.$E36]" table:style-name="ce11">
            <text:p>0</text:p>
          </table:table-cell>
          <table:table-cell office:value-type="float" office:value="0" table:formula="of:=[.L$6]*[Assumption.$E36]" table:style-name="ce11">
            <text:p>0</text:p>
          </table:table-cell>
          <table:table-cell office:value-type="float" office:value="0" table:formula="of:=[.M$6]*[Assumption.$E36]"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378000" table:formula="of:=[.B$6]*[Assumption.$E37]" table:style-name="ce11">
            <text:p>378000</text:p>
          </table:table-cell>
          <table:table-cell office:value-type="float" office:value="386538.0749999999" table:formula="of:=[.C$6]*[Assumption.$E37]" table:style-name="ce11">
            <text:p>386538</text:p>
          </table:table-cell>
          <table:table-cell office:value-type="float" office:value="395269.0037690624" table:formula="of:=[.D$6]*[Assumption.$E37]" table:style-name="ce11">
            <text:p>395269</text:p>
          </table:table-cell>
          <table:table-cell office:value-type="float" office:value="404197.14239169611" table:formula="of:=[.E$6]*[Assumption.$E37]" table:style-name="ce11">
            <text:p>404197</text:p>
          </table:table-cell>
          <table:table-cell office:value-type="float" office:value="413326.94534546853" table:formula="of:=[.F$6]*[Assumption.$E37]" table:style-name="ce11">
            <text:p>413327</text:p>
          </table:table-cell>
          <table:table-cell office:value-type="float" office:value="422662.9677234593" table:formula="of:=[.G$6]*[Assumption.$E37]" table:style-name="ce11">
            <text:p>422663</text:p>
          </table:table-cell>
          <table:table-cell office:value-type="float" office:value="432209.86750691291" table:formula="of:=[.H$6]*[Assumption.$E37]" table:style-name="ce11">
            <text:p>432210</text:p>
          </table:table-cell>
          <table:table-cell office:value-type="float" office:value="441972.40788922529" table:formula="of:=[.I$6]*[Assumption.$E37]" table:style-name="ce11">
            <text:p>441972</text:p>
          </table:table-cell>
          <table:table-cell office:value-type="float" office:value="451955.45965242322" table:formula="of:=[.J$6]*[Assumption.$E37]" table:style-name="ce11">
            <text:p>451955</text:p>
          </table:table-cell>
          <table:table-cell office:value-type="float" office:value="462164.00359732233" table:formula="of:=[.K$6]*[Assumption.$E37]" table:style-name="ce11">
            <text:p>462164</text:p>
          </table:table-cell>
          <table:table-cell office:value-type="float" office:value="472603.13302857679" table:formula="of:=[.L$6]*[Assumption.$E37]" table:style-name="ce11">
            <text:p>472603</text:p>
          </table:table-cell>
          <table:table-cell office:value-type="float" office:value="483278.05629585974" table:formula="of:=[.M$6]*[Assumption.$E37]" table:style-name="ce11">
            <text:p>483278</text:p>
          </table:table-cell>
          <table:table-cell table:number-columns-repeated="16371"/>
        </table:table-row>
        <table:table-row table:style-name="ro5">
          <table:table-cell office:value-type="string" table:style-name="ce5">
            <text:p>Good Life</text:p>
          </table:table-cell>
          <table:table-cell office:value-type="float" office:value="315000" table:formula="of:=[.B$6]*[Assumption.$E38]" table:style-name="ce11">
            <text:p>315000</text:p>
          </table:table-cell>
          <table:table-cell office:value-type="float" office:value="322115.06249999994" table:formula="of:=[.C$6]*[Assumption.$E38]" table:style-name="ce11">
            <text:p>322115</text:p>
          </table:table-cell>
          <table:table-cell office:value-type="float" office:value="329390.8364742187" table:formula="of:=[.D$6]*[Assumption.$E38]" table:style-name="ce11">
            <text:p>329391</text:p>
          </table:table-cell>
          <table:table-cell office:value-type="float" office:value="336830.95199308009" table:formula="of:=[.E$6]*[Assumption.$E38]" table:style-name="ce11">
            <text:p>336831</text:p>
          </table:table-cell>
          <table:table-cell office:value-type="float" office:value="344439.12112122378" table:formula="of:=[.F$6]*[Assumption.$E38]" table:style-name="ce11">
            <text:p>344439</text:p>
          </table:table-cell>
          <table:table-cell office:value-type="float" office:value="352219.13976954942" table:formula="of:=[.G$6]*[Assumption.$E38]" table:style-name="ce11">
            <text:p>352219</text:p>
          </table:table-cell>
          <table:table-cell office:value-type="float" office:value="360174.88958909409" table:formula="of:=[.H$6]*[Assumption.$E38]" table:style-name="ce11">
            <text:p>360175</text:p>
          </table:table-cell>
          <table:table-cell office:value-type="float" office:value="368310.33990768774" table:formula="of:=[.I$6]*[Assumption.$E38]" table:style-name="ce11">
            <text:p>368310</text:p>
          </table:table-cell>
          <table:table-cell office:value-type="float" office:value="376629.54971035267" table:formula="of:=[.J$6]*[Assumption.$E38]" table:style-name="ce11">
            <text:p>376630</text:p>
          </table:table-cell>
          <table:table-cell office:value-type="float" office:value="385136.66966443526" table:formula="of:=[.K$6]*[Assumption.$E38]" table:style-name="ce11">
            <text:p>385137</text:p>
          </table:table-cell>
          <table:table-cell office:value-type="float" office:value="393835.94419048069" table:formula="of:=[.L$6]*[Assumption.$E38]" table:style-name="ce11">
            <text:p>393836</text:p>
          </table:table-cell>
          <table:table-cell office:value-type="float" office:value="402731.71357988316" table:formula="of:=[.M$6]*[Assumption.$E38]" table:style-name="ce11">
            <text:p>402732</text:p>
          </table:table-cell>
          <table:table-cell table:number-columns-repeated="16371"/>
        </table:table-row>
        <table:table-row table:style-name="ro5">
          <table:table-cell office:value-type="string" table:style-name="ce5">
            <text:p>Classic Harvest</text:p>
          </table:table-cell>
          <table:table-cell office:value-type="float" office:value="189000" table:formula="of:=[.B$6]*[Assumption.$E39]" table:style-name="ce11">
            <text:p>189000</text:p>
          </table:table-cell>
          <table:table-cell office:value-type="float" office:value="193269.03749999995" table:formula="of:=[.C$6]*[Assumption.$E39]" table:style-name="ce11">
            <text:p>193269</text:p>
          </table:table-cell>
          <table:table-cell office:value-type="float" office:value="197634.5018845312" table:formula="of:=[.D$6]*[Assumption.$E39]" table:style-name="ce11">
            <text:p>197635</text:p>
          </table:table-cell>
          <table:table-cell office:value-type="float" office:value="202098.57119584805" table:formula="of:=[.E$6]*[Assumption.$E39]" table:style-name="ce11">
            <text:p>202099</text:p>
          </table:table-cell>
          <table:table-cell office:value-type="float" office:value="206663.47267273426" table:formula="of:=[.F$6]*[Assumption.$E39]" table:style-name="ce11">
            <text:p>206663</text:p>
          </table:table-cell>
          <table:table-cell office:value-type="float" office:value="211331.48386172965" table:formula="of:=[.G$6]*[Assumption.$E39]" table:style-name="ce11">
            <text:p>211331</text:p>
          </table:table-cell>
          <table:table-cell office:value-type="float" office:value="216104.93375345645" table:formula="of:=[.H$6]*[Assumption.$E39]" table:style-name="ce11">
            <text:p>216105</text:p>
          </table:table-cell>
          <table:table-cell office:value-type="float" office:value="220986.20394461264" table:formula="of:=[.I$6]*[Assumption.$E39]" table:style-name="ce11">
            <text:p>220986</text:p>
          </table:table-cell>
          <table:table-cell office:value-type="float" office:value="225977.72982621161" table:formula="of:=[.J$6]*[Assumption.$E39]" table:style-name="ce11">
            <text:p>225978</text:p>
          </table:table-cell>
          <table:table-cell office:value-type="float" office:value="231082.00179866116" table:formula="of:=[.K$6]*[Assumption.$E39]" table:style-name="ce11">
            <text:p>231082</text:p>
          </table:table-cell>
          <table:table-cell office:value-type="float" office:value="236301.5665142884" table:formula="of:=[.L$6]*[Assumption.$E39]" table:style-name="ce11">
            <text:p>236302</text:p>
          </table:table-cell>
          <table:table-cell office:value-type="float" office:value="241639.02814792987" table:formula="of:=[.M$6]*[Assumption.$E39]" table:style-name="ce11">
            <text:p>241639</text:p>
          </table:table-cell>
          <table:table-cell table:number-columns-repeated="16371"/>
        </table:table-row>
        <table:table-row table:style-name="ro5">
          <table:table-cell office:value-type="string" table:style-name="ce5">
            <text:p>Others</text:p>
          </table:table-cell>
          <table:table-cell office:value-type="float" office:value="0" table:formula="of:=[.B$6]*[Assumption.$E40]" table:style-name="ce11">
            <text:p>0</text:p>
          </table:table-cell>
          <table:table-cell office:value-type="float" office:value="0" table:formula="of:=[.C$6]*[Assumption.$E40]" table:style-name="ce11">
            <text:p>0</text:p>
          </table:table-cell>
          <table:table-cell office:value-type="float" office:value="0" table:formula="of:=[.D$6]*[Assumption.$E40]" table:style-name="ce11">
            <text:p>0</text:p>
          </table:table-cell>
          <table:table-cell office:value-type="float" office:value="0" table:formula="of:=[.E$6]*[Assumption.$E40]" table:style-name="ce11">
            <text:p>0</text:p>
          </table:table-cell>
          <table:table-cell office:value-type="float" office:value="0" table:formula="of:=[.F$6]*[Assumption.$E40]" table:style-name="ce11">
            <text:p>0</text:p>
          </table:table-cell>
          <table:table-cell office:value-type="float" office:value="0" table:formula="of:=[.G$6]*[Assumption.$E40]" table:style-name="ce11">
            <text:p>0</text:p>
          </table:table-cell>
          <table:table-cell office:value-type="float" office:value="0" table:formula="of:=[.H$6]*[Assumption.$E40]" table:style-name="ce11">
            <text:p>0</text:p>
          </table:table-cell>
          <table:table-cell office:value-type="float" office:value="0" table:formula="of:=[.I$6]*[Assumption.$E40]" table:style-name="ce11">
            <text:p>0</text:p>
          </table:table-cell>
          <table:table-cell office:value-type="float" office:value="0" table:formula="of:=[.J$6]*[Assumption.$E40]" table:style-name="ce11">
            <text:p>0</text:p>
          </table:table-cell>
          <table:table-cell office:value-type="float" office:value="0" table:formula="of:=[.K$6]*[Assumption.$E40]" table:style-name="ce11">
            <text:p>0</text:p>
          </table:table-cell>
          <table:table-cell office:value-type="float" office:value="0" table:formula="of:=[.L$6]*[Assumption.$E40]" table:style-name="ce11">
            <text:p>0</text:p>
          </table:table-cell>
          <table:table-cell office:value-type="float" office:value="0" table:formula="of:=[.M$6]*[Assumption.$E40]" table:style-name="ce11">
            <text:p>0</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ice</text:p>
          </table:table-cell>
          <table:table-cell table:number-columns-repeated="16383" table:style-name="ce1"/>
        </table:table-row>
        <table:table-row table:style-name="ro5">
          <table:table-cell office:value-type="string" table:style-name="ce5">
            <text:p>Fortune</text:p>
          </table:table-cell>
          <table:table-cell office:value-type="float" office:value="390000" table:formula="of:=[.B$7]*[Assumption.$F35]" table:style-name="ce11">
            <text:p>390000</text:p>
          </table:table-cell>
          <table:table-cell office:value-type="float" office:value="409734" table:formula="of:=[.C$7]*[Assumption.$F35]" table:style-name="ce11">
            <text:p>409734</text:p>
          </table:table-cell>
          <table:table-cell office:value-type="float" office:value="430466.54040000011" table:formula="of:=[.D$7]*[Assumption.$F35]" table:style-name="ce11">
            <text:p>430467</text:p>
          </table:table-cell>
          <table:table-cell office:value-type="float" office:value="452248.1473442401" table:formula="of:=[.E$7]*[Assumption.$F35]" table:style-name="ce11">
            <text:p>452248</text:p>
          </table:table-cell>
          <table:table-cell office:value-type="float" office:value="475131.90359985869" table:formula="of:=[.F$7]*[Assumption.$F35]" table:style-name="ce11">
            <text:p>475132</text:p>
          </table:table-cell>
          <table:table-cell office:value-type="float" office:value="499173.57792201149" table:formula="of:=[.G$7]*[Assumption.$F35]" table:style-name="ce11">
            <text:p>499174</text:p>
          </table:table-cell>
          <table:table-cell office:value-type="float" office:value="524431.76096486521" table:formula="of:=[.H$7]*[Assumption.$F35]" table:style-name="ce11">
            <text:p>524432</text:p>
          </table:table-cell>
          <table:table-cell office:value-type="float" office:value="550968.00806968752" table:formula="of:=[.I$7]*[Assumption.$F35]" table:style-name="ce11">
            <text:p>550968</text:p>
          </table:table-cell>
          <table:table-cell office:value-type="float" office:value="578846.9892780137" table:formula="of:=[.J$7]*[Assumption.$F35]" table:style-name="ce11">
            <text:p>578847</text:p>
          </table:table-cell>
          <table:table-cell office:value-type="float" office:value="608136.64693548135" table:formula="of:=[.K$7]*[Assumption.$F35]" table:style-name="ce11">
            <text:p>608137</text:p>
          </table:table-cell>
          <table:table-cell office:value-type="float" office:value="638908.36127041664" table:formula="of:=[.L$7]*[Assumption.$F35]" table:style-name="ce11">
            <text:p>638908</text:p>
          </table:table-cell>
          <table:table-cell office:value-type="float" office:value="671237.12435069983" table:formula="of:=[.M$7]*[Assumption.$F35]" table:style-name="ce11">
            <text:p>671237</text:p>
          </table:table-cell>
          <table:table-cell table:number-columns-repeated="16371"/>
        </table:table-row>
        <table:table-row table:style-name="ro5">
          <table:table-cell office:value-type="string" table:style-name="ce5">
            <text:p>Patanjali</text:p>
          </table:table-cell>
          <table:table-cell office:value-type="float" office:value="390000" table:formula="of:=[.B$7]*[Assumption.$F36]" table:style-name="ce11">
            <text:p>390000</text:p>
          </table:table-cell>
          <table:table-cell office:value-type="float" office:value="409734" table:formula="of:=[.C$7]*[Assumption.$F36]" table:style-name="ce11">
            <text:p>409734</text:p>
          </table:table-cell>
          <table:table-cell office:value-type="float" office:value="430466.54040000011" table:formula="of:=[.D$7]*[Assumption.$F36]" table:style-name="ce11">
            <text:p>430467</text:p>
          </table:table-cell>
          <table:table-cell office:value-type="float" office:value="452248.1473442401" table:formula="of:=[.E$7]*[Assumption.$F36]" table:style-name="ce11">
            <text:p>452248</text:p>
          </table:table-cell>
          <table:table-cell office:value-type="float" office:value="475131.90359985869" table:formula="of:=[.F$7]*[Assumption.$F36]" table:style-name="ce11">
            <text:p>475132</text:p>
          </table:table-cell>
          <table:table-cell office:value-type="float" office:value="499173.57792201149" table:formula="of:=[.G$7]*[Assumption.$F36]" table:style-name="ce11">
            <text:p>499174</text:p>
          </table:table-cell>
          <table:table-cell office:value-type="float" office:value="524431.76096486521" table:formula="of:=[.H$7]*[Assumption.$F36]" table:style-name="ce11">
            <text:p>524432</text:p>
          </table:table-cell>
          <table:table-cell office:value-type="float" office:value="550968.00806968752" table:formula="of:=[.I$7]*[Assumption.$F36]" table:style-name="ce11">
            <text:p>550968</text:p>
          </table:table-cell>
          <table:table-cell office:value-type="float" office:value="578846.9892780137" table:formula="of:=[.J$7]*[Assumption.$F36]" table:style-name="ce11">
            <text:p>578847</text:p>
          </table:table-cell>
          <table:table-cell office:value-type="float" office:value="608136.64693548135" table:formula="of:=[.K$7]*[Assumption.$F36]" table:style-name="ce11">
            <text:p>608137</text:p>
          </table:table-cell>
          <table:table-cell office:value-type="float" office:value="638908.36127041664" table:formula="of:=[.L$7]*[Assumption.$F36]" table:style-name="ce11">
            <text:p>638908</text:p>
          </table:table-cell>
          <table:table-cell office:value-type="float" office:value="671237.12435069983" table:formula="of:=[.M$7]*[Assumption.$F36]" table:style-name="ce11">
            <text:p>671237</text:p>
          </table:table-cell>
          <table:table-cell table:number-columns-repeated="16371"/>
        </table:table-row>
        <table:table-row table:style-name="ro5">
          <table:table-cell office:value-type="string" table:style-name="ce5">
            <text:p>Organic Tattva</text:p>
          </table:table-cell>
          <table:table-cell office:value-type="float" office:value="390000" table:formula="of:=[.B$7]*[Assumption.$F37]" table:style-name="ce11">
            <text:p>390000</text:p>
          </table:table-cell>
          <table:table-cell office:value-type="float" office:value="409734" table:formula="of:=[.C$7]*[Assumption.$F37]" table:style-name="ce11">
            <text:p>409734</text:p>
          </table:table-cell>
          <table:table-cell office:value-type="float" office:value="430466.54040000011" table:formula="of:=[.D$7]*[Assumption.$F37]" table:style-name="ce11">
            <text:p>430467</text:p>
          </table:table-cell>
          <table:table-cell office:value-type="float" office:value="452248.1473442401" table:formula="of:=[.E$7]*[Assumption.$F37]" table:style-name="ce11">
            <text:p>452248</text:p>
          </table:table-cell>
          <table:table-cell office:value-type="float" office:value="475131.90359985869" table:formula="of:=[.F$7]*[Assumption.$F37]" table:style-name="ce11">
            <text:p>475132</text:p>
          </table:table-cell>
          <table:table-cell office:value-type="float" office:value="499173.57792201149" table:formula="of:=[.G$7]*[Assumption.$F37]" table:style-name="ce11">
            <text:p>499174</text:p>
          </table:table-cell>
          <table:table-cell office:value-type="float" office:value="524431.76096486521" table:formula="of:=[.H$7]*[Assumption.$F37]" table:style-name="ce11">
            <text:p>524432</text:p>
          </table:table-cell>
          <table:table-cell office:value-type="float" office:value="550968.00806968752" table:formula="of:=[.I$7]*[Assumption.$F37]" table:style-name="ce11">
            <text:p>550968</text:p>
          </table:table-cell>
          <table:table-cell office:value-type="float" office:value="578846.9892780137" table:formula="of:=[.J$7]*[Assumption.$F37]" table:style-name="ce11">
            <text:p>578847</text:p>
          </table:table-cell>
          <table:table-cell office:value-type="float" office:value="608136.64693548135" table:formula="of:=[.K$7]*[Assumption.$F37]" table:style-name="ce11">
            <text:p>608137</text:p>
          </table:table-cell>
          <table:table-cell office:value-type="float" office:value="638908.36127041664" table:formula="of:=[.L$7]*[Assumption.$F37]" table:style-name="ce11">
            <text:p>638908</text:p>
          </table:table-cell>
          <table:table-cell office:value-type="float" office:value="671237.12435069983" table:formula="of:=[.M$7]*[Assumption.$F37]" table:style-name="ce11">
            <text:p>671237</text:p>
          </table:table-cell>
          <table:table-cell table:number-columns-repeated="16371"/>
        </table:table-row>
        <table:table-row table:style-name="ro5">
          <table:table-cell office:value-type="string" table:style-name="ce5">
            <text:p>Good Life</text:p>
          </table:table-cell>
          <table:table-cell office:value-type="float" office:value="0" table:formula="of:=[.B$7]*[Assumption.$F38]" table:style-name="ce11">
            <text:p>0</text:p>
          </table:table-cell>
          <table:table-cell office:value-type="float" office:value="0" table:formula="of:=[.C$7]*[Assumption.$F38]" table:style-name="ce11">
            <text:p>0</text:p>
          </table:table-cell>
          <table:table-cell office:value-type="float" office:value="0" table:formula="of:=[.D$7]*[Assumption.$F38]" table:style-name="ce11">
            <text:p>0</text:p>
          </table:table-cell>
          <table:table-cell office:value-type="float" office:value="0" table:formula="of:=[.E$7]*[Assumption.$F38]" table:style-name="ce11">
            <text:p>0</text:p>
          </table:table-cell>
          <table:table-cell office:value-type="float" office:value="0" table:formula="of:=[.F$7]*[Assumption.$F38]" table:style-name="ce11">
            <text:p>0</text:p>
          </table:table-cell>
          <table:table-cell office:value-type="float" office:value="0" table:formula="of:=[.G$7]*[Assumption.$F38]" table:style-name="ce11">
            <text:p>0</text:p>
          </table:table-cell>
          <table:table-cell office:value-type="float" office:value="0" table:formula="of:=[.H$7]*[Assumption.$F38]" table:style-name="ce11">
            <text:p>0</text:p>
          </table:table-cell>
          <table:table-cell office:value-type="float" office:value="0" table:formula="of:=[.I$7]*[Assumption.$F38]" table:style-name="ce11">
            <text:p>0</text:p>
          </table:table-cell>
          <table:table-cell office:value-type="float" office:value="0" table:formula="of:=[.J$7]*[Assumption.$F38]" table:style-name="ce11">
            <text:p>0</text:p>
          </table:table-cell>
          <table:table-cell office:value-type="float" office:value="0" table:formula="of:=[.K$7]*[Assumption.$F38]" table:style-name="ce11">
            <text:p>0</text:p>
          </table:table-cell>
          <table:table-cell office:value-type="float" office:value="0" table:formula="of:=[.L$7]*[Assumption.$F38]" table:style-name="ce11">
            <text:p>0</text:p>
          </table:table-cell>
          <table:table-cell office:value-type="float" office:value="0" table:formula="of:=[.M$7]*[Assumption.$F38]" table:style-name="ce11">
            <text:p>0</text:p>
          </table:table-cell>
          <table:table-cell table:number-columns-repeated="16371"/>
        </table:table-row>
        <table:table-row table:style-name="ro5">
          <table:table-cell office:value-type="string" table:style-name="ce5">
            <text:p>Classic Harvest</text:p>
          </table:table-cell>
          <table:table-cell office:value-type="float" office:value="429000" table:formula="of:=[.B$7]*[Assumption.$F39]" table:style-name="ce11">
            <text:p>429000</text:p>
          </table:table-cell>
          <table:table-cell office:value-type="float" office:value="450707.4" table:formula="of:=[.C$7]*[Assumption.$F39]" table:style-name="ce11">
            <text:p>450707</text:p>
          </table:table-cell>
          <table:table-cell office:value-type="float" office:value="473513.19444000011" table:formula="of:=[.D$7]*[Assumption.$F39]" table:style-name="ce11">
            <text:p>473513</text:p>
          </table:table-cell>
          <table:table-cell office:value-type="float" office:value="497472.9620786641" table:formula="of:=[.E$7]*[Assumption.$F39]" table:style-name="ce11">
            <text:p>497473</text:p>
          </table:table-cell>
          <table:table-cell office:value-type="float" office:value="522645.0939598445" table:formula="of:=[.F$7]*[Assumption.$F39]" table:style-name="ce11">
            <text:p>522645</text:p>
          </table:table-cell>
          <table:table-cell office:value-type="float" office:value="549090.9357142126" table:formula="of:=[.G$7]*[Assumption.$F39]" table:style-name="ce11">
            <text:p>549091</text:p>
          </table:table-cell>
          <table:table-cell office:value-type="float" office:value="576874.93706135172" table:formula="of:=[.H$7]*[Assumption.$F39]" table:style-name="ce11">
            <text:p>576875</text:p>
          </table:table-cell>
          <table:table-cell office:value-type="float" office:value="606064.80887665623" table:formula="of:=[.I$7]*[Assumption.$F39]" table:style-name="ce11">
            <text:p>606065</text:p>
          </table:table-cell>
          <table:table-cell office:value-type="float" office:value="636731.68820581515" table:formula="of:=[.J$7]*[Assumption.$F39]" table:style-name="ce11">
            <text:p>636732</text:p>
          </table:table-cell>
          <table:table-cell office:value-type="float" office:value="668950.31162902946" table:formula="of:=[.K$7]*[Assumption.$F39]" table:style-name="ce11">
            <text:p>668950</text:p>
          </table:table-cell>
          <table:table-cell office:value-type="float" office:value="702799.19739745825" table:formula="of:=[.L$7]*[Assumption.$F39]" table:style-name="ce11">
            <text:p>702799</text:p>
          </table:table-cell>
          <table:table-cell office:value-type="float" office:value="738360.83678576979" table:formula="of:=[.M$7]*[Assumption.$F39]" table:style-name="ce11">
            <text:p>738361</text:p>
          </table:table-cell>
          <table:table-cell table:number-columns-repeated="16371"/>
        </table:table-row>
        <table:table-row table:style-name="ro5">
          <table:table-cell office:value-type="string" table:style-name="ce5">
            <text:p>Others</text:p>
          </table:table-cell>
          <table:table-cell office:value-type="float" office:value="351000" table:formula="of:=[.B$7]*[Assumption.$F40]" table:style-name="ce11">
            <text:p>351000</text:p>
          </table:table-cell>
          <table:table-cell office:value-type="float" office:value="368760.6" table:formula="of:=[.C$7]*[Assumption.$F40]" table:style-name="ce11">
            <text:p>368761</text:p>
          </table:table-cell>
          <table:table-cell office:value-type="float" office:value="387419.88636000006" table:formula="of:=[.D$7]*[Assumption.$F40]" table:style-name="ce11">
            <text:p>387420</text:p>
          </table:table-cell>
          <table:table-cell office:value-type="float" office:value="407023.33260981605" table:formula="of:=[.E$7]*[Assumption.$F40]" table:style-name="ce11">
            <text:p>407023</text:p>
          </table:table-cell>
          <table:table-cell office:value-type="float" office:value="427618.71323987277" table:formula="of:=[.F$7]*[Assumption.$F40]" table:style-name="ce11">
            <text:p>427619</text:p>
          </table:table-cell>
          <table:table-cell office:value-type="float" office:value="449256.22012981027" table:formula="of:=[.G$7]*[Assumption.$F40]" table:style-name="ce11">
            <text:p>449256</text:p>
          </table:table-cell>
          <table:table-cell office:value-type="float" office:value="471988.5848683787" table:formula="of:=[.H$7]*[Assumption.$F40]" table:style-name="ce11">
            <text:p>471989</text:p>
          </table:table-cell>
          <table:table-cell office:value-type="float" office:value="495871.20726271876" table:formula="of:=[.I$7]*[Assumption.$F40]" table:style-name="ce11">
            <text:p>495871</text:p>
          </table:table-cell>
          <table:table-cell office:value-type="float" office:value="520962.29035021231" table:formula="of:=[.J$7]*[Assumption.$F40]" table:style-name="ce11">
            <text:p>520962</text:p>
          </table:table-cell>
          <table:table-cell office:value-type="float" office:value="547322.98224193312" table:formula="of:=[.K$7]*[Assumption.$F40]" table:style-name="ce11">
            <text:p>547323</text:p>
          </table:table-cell>
          <table:table-cell office:value-type="float" office:value="575017.52514337492" table:formula="of:=[.L$7]*[Assumption.$F40]" table:style-name="ce11">
            <text:p>575018</text:p>
          </table:table-cell>
          <table:table-cell office:value-type="float" office:value="604113.41191562975" table:formula="of:=[.M$7]*[Assumption.$F40]" table:style-name="ce11">
            <text:p>604113</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Sugar</text:p>
          </table:table-cell>
          <table:table-cell table:number-columns-repeated="16383" table:style-name="ce1"/>
        </table:table-row>
        <table:table-row table:style-name="ro5">
          <table:table-cell office:value-type="string" table:style-name="ce5">
            <text:p>Fortune</text:p>
          </table:table-cell>
          <table:table-cell office:value-type="float" office:value="187500" table:formula="of:=[.B$8]*[Assumption.$G35]" table:style-name="ce11">
            <text:p>187500</text:p>
          </table:table-cell>
          <table:table-cell office:value-type="float" office:value="197470.3125" table:formula="of:=[.C$8]*[Assumption.$G35]" table:style-name="ce11">
            <text:p>197470</text:p>
          </table:table-cell>
          <table:table-cell office:value-type="float" office:value="207970.79636718749" table:formula="of:=[.D$8]*[Assumption.$G35]" table:style-name="ce11">
            <text:p>207971</text:p>
          </table:table-cell>
          <table:table-cell office:value-type="float" office:value="219029.64346401268" table:formula="of:=[.E$8]*[Assumption.$G35]" table:style-name="ce11">
            <text:p>219030</text:p>
          </table:table-cell>
          <table:table-cell office:value-type="float" office:value="230676.54475521157" table:formula="of:=[.F$8]*[Assumption.$G35]" table:style-name="ce11">
            <text:p>230677</text:p>
          </table:table-cell>
          <table:table-cell office:value-type="float" office:value="242942.77002256992" table:formula="of:=[.G$8]*[Assumption.$G35]" table:style-name="ce11">
            <text:p>242943</text:p>
          </table:table-cell>
          <table:table-cell office:value-type="float" office:value="255861.25181852008" table:formula="of:=[.H$8]*[Assumption.$G35]" table:style-name="ce11">
            <text:p>255861</text:p>
          </table:table-cell>
          <table:table-cell office:value-type="float" office:value="269466.6738839699" table:formula="of:=[.I$8]*[Assumption.$G35]" table:style-name="ce11">
            <text:p>269467</text:p>
          </table:table-cell>
          <table:table-cell office:value-type="float" office:value="283795.56426775001" table:formula="of:=[.J$8]*[Assumption.$G35]" table:style-name="ce11">
            <text:p>283796</text:p>
          </table:table-cell>
          <table:table-cell office:value-type="float" office:value="298886.39339768764" table:formula="of:=[.K$8]*[Assumption.$G35]" table:style-name="ce11">
            <text:p>298886</text:p>
          </table:table-cell>
          <table:table-cell office:value-type="float" office:value="314779.67736660969" table:formula="of:=[.L$8]*[Assumption.$G35]" table:style-name="ce11">
            <text:p>314780</text:p>
          </table:table-cell>
          <table:table-cell office:value-type="float" office:value="331518.08671057911" table:formula="of:=[.M$8]*[Assumption.$G35]" table:style-name="ce11">
            <text:p>331518</text:p>
          </table:table-cell>
          <table:table-cell table:number-columns-repeated="16371"/>
        </table:table-row>
        <table:table-row table:style-name="ro5">
          <table:table-cell office:value-type="string" table:style-name="ce5">
            <text:p>Patanjali</text:p>
          </table:table-cell>
          <table:table-cell office:value-type="float" office:value="0" table:formula="of:=[.B$8]*[Assumption.$G36]" table:style-name="ce11">
            <text:p>0</text:p>
          </table:table-cell>
          <table:table-cell office:value-type="float" office:value="0" table:formula="of:=[.C$8]*[Assumption.$G36]" table:style-name="ce11">
            <text:p>0</text:p>
          </table:table-cell>
          <table:table-cell office:value-type="float" office:value="0" table:formula="of:=[.D$8]*[Assumption.$G36]" table:style-name="ce11">
            <text:p>0</text:p>
          </table:table-cell>
          <table:table-cell office:value-type="float" office:value="0" table:formula="of:=[.E$8]*[Assumption.$G36]" table:style-name="ce11">
            <text:p>0</text:p>
          </table:table-cell>
          <table:table-cell office:value-type="float" office:value="0" table:formula="of:=[.F$8]*[Assumption.$G36]" table:style-name="ce11">
            <text:p>0</text:p>
          </table:table-cell>
          <table:table-cell office:value-type="float" office:value="0" table:formula="of:=[.G$8]*[Assumption.$G36]" table:style-name="ce11">
            <text:p>0</text:p>
          </table:table-cell>
          <table:table-cell office:value-type="float" office:value="0" table:formula="of:=[.H$8]*[Assumption.$G36]" table:style-name="ce11">
            <text:p>0</text:p>
          </table:table-cell>
          <table:table-cell office:value-type="float" office:value="0" table:formula="of:=[.I$8]*[Assumption.$G36]" table:style-name="ce11">
            <text:p>0</text:p>
          </table:table-cell>
          <table:table-cell office:value-type="float" office:value="0" table:formula="of:=[.J$8]*[Assumption.$G36]" table:style-name="ce11">
            <text:p>0</text:p>
          </table:table-cell>
          <table:table-cell office:value-type="float" office:value="0" table:formula="of:=[.K$8]*[Assumption.$G36]" table:style-name="ce11">
            <text:p>0</text:p>
          </table:table-cell>
          <table:table-cell office:value-type="float" office:value="0" table:formula="of:=[.L$8]*[Assumption.$G36]" table:style-name="ce11">
            <text:p>0</text:p>
          </table:table-cell>
          <table:table-cell office:value-type="float" office:value="0" table:formula="of:=[.M$8]*[Assumption.$G36]"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234375" table:formula="of:=[.B$8]*[Assumption.$G37]" table:style-name="ce11">
            <text:p>234375</text:p>
          </table:table-cell>
          <table:table-cell office:value-type="float" office:value="246837.890625" table:formula="of:=[.C$8]*[Assumption.$G37]" table:style-name="ce11">
            <text:p>246838</text:p>
          </table:table-cell>
          <table:table-cell office:value-type="float" office:value="259963.49545898434" table:formula="of:=[.D$8]*[Assumption.$G37]" table:style-name="ce11">
            <text:p>259963</text:p>
          </table:table-cell>
          <table:table-cell office:value-type="float" office:value="273787.05433001585" table:formula="of:=[.E$8]*[Assumption.$G37]" table:style-name="ce11">
            <text:p>273787</text:p>
          </table:table-cell>
          <table:table-cell office:value-type="float" office:value="288345.68094401446" table:formula="of:=[.F$8]*[Assumption.$G37]" table:style-name="ce11">
            <text:p>288346</text:p>
          </table:table-cell>
          <table:table-cell office:value-type="float" office:value="303678.4625282124" table:formula="of:=[.G$8]*[Assumption.$G37]" table:style-name="ce11">
            <text:p>303678</text:p>
          </table:table-cell>
          <table:table-cell office:value-type="float" office:value="319826.56477315008" table:formula="of:=[.H$8]*[Assumption.$G37]" table:style-name="ce11">
            <text:p>319827</text:p>
          </table:table-cell>
          <table:table-cell office:value-type="float" office:value="336833.34235496237" table:formula="of:=[.I$8]*[Assumption.$G37]" table:style-name="ce11">
            <text:p>336833</text:p>
          </table:table-cell>
          <table:table-cell office:value-type="float" office:value="354744.45533468749" table:formula="of:=[.J$8]*[Assumption.$G37]" table:style-name="ce11">
            <text:p>354744</text:p>
          </table:table-cell>
          <table:table-cell office:value-type="float" office:value="373607.99174710951" table:formula="of:=[.K$8]*[Assumption.$G37]" table:style-name="ce11">
            <text:p>373608</text:p>
          </table:table-cell>
          <table:table-cell office:value-type="float" office:value="393474.59670826205" table:formula="of:=[.L$8]*[Assumption.$G37]" table:style-name="ce11">
            <text:p>393475</text:p>
          </table:table-cell>
          <table:table-cell office:value-type="float" office:value="414397.60838822386" table:formula="of:=[.M$8]*[Assumption.$G37]" table:style-name="ce11">
            <text:p>414398</text:p>
          </table:table-cell>
          <table:table-cell table:number-columns-repeated="16371"/>
        </table:table-row>
        <table:table-row table:style-name="ro5">
          <table:table-cell office:value-type="string" table:style-name="ce5">
            <text:p>Good Life</text:p>
          </table:table-cell>
          <table:table-cell office:value-type="float" office:value="140625" table:formula="of:=[.B$8]*[Assumption.$G38]" table:style-name="ce11">
            <text:p>140625</text:p>
          </table:table-cell>
          <table:table-cell office:value-type="float" office:value="148102.734375" table:formula="of:=[.C$8]*[Assumption.$G38]" table:style-name="ce11">
            <text:p>148103</text:p>
          </table:table-cell>
          <table:table-cell office:value-type="float" office:value="155978.09727539061" table:formula="of:=[.D$8]*[Assumption.$G38]" table:style-name="ce11">
            <text:p>155978</text:p>
          </table:table-cell>
          <table:table-cell office:value-type="float" office:value="164272.23259800949" table:formula="of:=[.E$8]*[Assumption.$G38]" table:style-name="ce11">
            <text:p>164272</text:p>
          </table:table-cell>
          <table:table-cell office:value-type="float" office:value="173007.40856640867" table:formula="of:=[.F$8]*[Assumption.$G38]" table:style-name="ce11">
            <text:p>173007</text:p>
          </table:table-cell>
          <table:table-cell office:value-type="float" office:value="182207.07751692744" table:formula="of:=[.G$8]*[Assumption.$G38]" table:style-name="ce11">
            <text:p>182207</text:p>
          </table:table-cell>
          <table:table-cell office:value-type="float" office:value="191895.93886389004" table:formula="of:=[.H$8]*[Assumption.$G38]" table:style-name="ce11">
            <text:p>191896</text:p>
          </table:table-cell>
          <table:table-cell office:value-type="float" office:value="202100.00541297742" table:formula="of:=[.I$8]*[Assumption.$G38]" table:style-name="ce11">
            <text:p>202100</text:p>
          </table:table-cell>
          <table:table-cell office:value-type="float" office:value="212846.67320081248" table:formula="of:=[.J$8]*[Assumption.$G38]" table:style-name="ce11">
            <text:p>212847</text:p>
          </table:table-cell>
          <table:table-cell office:value-type="float" office:value="224164.79504826569" table:formula="of:=[.K$8]*[Assumption.$G38]" table:style-name="ce11">
            <text:p>224165</text:p>
          </table:table-cell>
          <table:table-cell office:value-type="float" office:value="236084.75802495721" table:formula="of:=[.L$8]*[Assumption.$G38]" table:style-name="ce11">
            <text:p>236085</text:p>
          </table:table-cell>
          <table:table-cell office:value-type="float" office:value="248638.5650329343" table:formula="of:=[.M$8]*[Assumption.$G38]" table:style-name="ce11">
            <text:p>248639</text:p>
          </table:table-cell>
          <table:table-cell table:number-columns-repeated="16371"/>
        </table:table-row>
        <table:table-row table:style-name="ro5">
          <table:table-cell office:value-type="string" table:style-name="ce5">
            <text:p>Classic Harvest</text:p>
          </table:table-cell>
          <table:table-cell office:value-type="float" office:value="281250" table:formula="of:=[.B$8]*[Assumption.$G39]" table:style-name="ce11">
            <text:p>281250</text:p>
          </table:table-cell>
          <table:table-cell office:value-type="float" office:value="296205.46875" table:formula="of:=[.C$8]*[Assumption.$G39]" table:style-name="ce11">
            <text:p>296205</text:p>
          </table:table-cell>
          <table:table-cell office:value-type="float" office:value="311956.19455078122" table:formula="of:=[.D$8]*[Assumption.$G39]" table:style-name="ce11">
            <text:p>311956</text:p>
          </table:table-cell>
          <table:table-cell office:value-type="float" office:value="328544.46519601898" table:formula="of:=[.E$8]*[Assumption.$G39]" table:style-name="ce11">
            <text:p>328544</text:p>
          </table:table-cell>
          <table:table-cell office:value-type="float" office:value="346014.81713281735" table:formula="of:=[.F$8]*[Assumption.$G39]" table:style-name="ce11">
            <text:p>346015</text:p>
          </table:table-cell>
          <table:table-cell office:value-type="float" office:value="364414.15503385488" table:formula="of:=[.G$8]*[Assumption.$G39]" table:style-name="ce11">
            <text:p>364414</text:p>
          </table:table-cell>
          <table:table-cell office:value-type="float" office:value="383791.87772778008" table:formula="of:=[.H$8]*[Assumption.$G39]" table:style-name="ce11">
            <text:p>383792</text:p>
          </table:table-cell>
          <table:table-cell office:value-type="float" office:value="404200.01082595484" table:formula="of:=[.I$8]*[Assumption.$G39]" table:style-name="ce11">
            <text:p>404200</text:p>
          </table:table-cell>
          <table:table-cell office:value-type="float" office:value="425693.34640162496" table:formula="of:=[.J$8]*[Assumption.$G39]" table:style-name="ce11">
            <text:p>425693</text:p>
          </table:table-cell>
          <table:table-cell office:value-type="float" office:value="448329.59009653138" table:formula="of:=[.K$8]*[Assumption.$G39]" table:style-name="ce11">
            <text:p>448330</text:p>
          </table:table-cell>
          <table:table-cell office:value-type="float" office:value="472169.51604991441" table:formula="of:=[.L$8]*[Assumption.$G39]" table:style-name="ce11">
            <text:p>472170</text:p>
          </table:table-cell>
          <table:table-cell office:value-type="float" office:value="497277.13006586861" table:formula="of:=[.M$8]*[Assumption.$G39]" table:style-name="ce11">
            <text:p>497277</text:p>
          </table:table-cell>
          <table:table-cell table:number-columns-repeated="16371"/>
        </table:table-row>
        <table:table-row table:style-name="ro5">
          <table:table-cell office:value-type="string" table:style-name="ce5">
            <text:p>Others</text:p>
          </table:table-cell>
          <table:table-cell office:value-type="float" office:value="93750" table:formula="of:=[.B$8]*[Assumption.$G40]" table:style-name="ce11">
            <text:p>93750</text:p>
          </table:table-cell>
          <table:table-cell office:value-type="float" office:value="98735.15625" table:formula="of:=[.C$8]*[Assumption.$G40]" table:style-name="ce11">
            <text:p>98735</text:p>
          </table:table-cell>
          <table:table-cell office:value-type="float" office:value="103985.39818359374" table:formula="of:=[.D$8]*[Assumption.$G40]" table:style-name="ce11">
            <text:p>103985</text:p>
          </table:table-cell>
          <table:table-cell office:value-type="float" office:value="109514.82173200634" table:formula="of:=[.E$8]*[Assumption.$G40]" table:style-name="ce11">
            <text:p>109515</text:p>
          </table:table-cell>
          <table:table-cell office:value-type="float" office:value="115338.27237760578" table:formula="of:=[.F$8]*[Assumption.$G40]" table:style-name="ce11">
            <text:p>115338</text:p>
          </table:table-cell>
          <table:table-cell office:value-type="float" office:value="121471.38501128496" table:formula="of:=[.G$8]*[Assumption.$G40]" table:style-name="ce11">
            <text:p>121471</text:p>
          </table:table-cell>
          <table:table-cell office:value-type="float" office:value="127930.62590926004" table:formula="of:=[.H$8]*[Assumption.$G40]" table:style-name="ce11">
            <text:p>127931</text:p>
          </table:table-cell>
          <table:table-cell office:value-type="float" office:value="134733.33694198495" table:formula="of:=[.I$8]*[Assumption.$G40]" table:style-name="ce11">
            <text:p>134733</text:p>
          </table:table-cell>
          <table:table-cell office:value-type="float" office:value="141897.78213387501" table:formula="of:=[.J$8]*[Assumption.$G40]" table:style-name="ce11">
            <text:p>141898</text:p>
          </table:table-cell>
          <table:table-cell office:value-type="float" office:value="149443.19669884382" table:formula="of:=[.K$8]*[Assumption.$G40]" table:style-name="ce11">
            <text:p>149443</text:p>
          </table:table-cell>
          <table:table-cell office:value-type="float" office:value="157389.83868330484" table:formula="of:=[.L$8]*[Assumption.$G40]" table:style-name="ce11">
            <text:p>157390</text:p>
          </table:table-cell>
          <table:table-cell office:value-type="float" office:value="165759.04335528956" table:formula="of:=[.M$8]*[Assumption.$G40]" table:style-name="ce11">
            <text:p>165759</text:p>
          </table:table-cell>
          <table:table-cell table:number-columns-repeated="16371"/>
        </table:table-row>
        <table:table-row table:style-name="ro6">
          <table:table-cell table:number-columns-repeated="16384"/>
        </table:table-row>
        <table:table-row table:style-name="ro5">
          <table:table-cell office:value-type="string" table:style-name="ce6">
            <text:p>Cost of Goods Sold</text:p>
          </table:table-cell>
          <table:table-cell table:number-columns-repeated="16383" table:style-name="ce1"/>
        </table:table-row>
        <table:table-row table:style-name="ro5">
          <table:table-cell office:value-type="string" table:style-name="ce6">
            <text:p>Atta</text:p>
          </table:table-cell>
          <table:table-cell table:number-columns-repeated="16383" table:style-name="ce1"/>
        </table:table-row>
        <table:table-row table:style-name="ro5">
          <table:table-cell office:value-type="string" table:style-name="ce5">
            <text:p>Fortune</text:p>
          </table:table-cell>
          <table:table-cell office:value-type="float" office:value="425600" table:formula="of:=[.B13]*(1-[Assumption.$B43])" table:style-name="ce11">
            <text:p>425600</text:p>
          </table:table-cell>
          <table:table-cell office:value-type="float" office:value="440623.67999999993" table:formula="of:=[.C13]*(1-[Assumption.$B43])" table:style-name="ce11">
            <text:p>440624</text:p>
          </table:table-cell>
          <table:table-cell office:value-type="float" office:value="456177.69590399996" table:formula="of:=[.D13]*(1-[Assumption.$B43])" table:style-name="ce11">
            <text:p>456178</text:p>
          </table:table-cell>
          <table:table-cell office:value-type="float" office:value="472280.76856941107" table:formula="of:=[.E13]*(1-[Assumption.$B43])" table:style-name="ce11">
            <text:p>472281</text:p>
          </table:table-cell>
          <table:table-cell office:value-type="float" office:value="488952.27969991119" table:formula="of:=[.F13]*(1-[Assumption.$B43])" table:style-name="ce11">
            <text:p>488952</text:p>
          </table:table-cell>
          <table:table-cell office:value-type="float" office:value="506212.29517331807" table:formula="of:=[.G13]*(1-[Assumption.$B43])" table:style-name="ce11">
            <text:p>506212</text:p>
          </table:table-cell>
          <table:table-cell office:value-type="float" office:value="524081.5891929362" table:formula="of:=[.H13]*(1-[Assumption.$B43])" table:style-name="ce11">
            <text:p>524082</text:p>
          </table:table-cell>
          <table:table-cell office:value-type="float" office:value="542581.6692914468" table:formula="of:=[.I13]*(1-[Assumption.$B43])" table:style-name="ce11">
            <text:p>542582</text:p>
          </table:table-cell>
          <table:table-cell office:value-type="float" office:value="561734.80221743486" table:formula="of:=[.J13]*(1-[Assumption.$B43])" table:style-name="ce11">
            <text:p>561735</text:p>
          </table:table-cell>
          <table:table-cell office:value-type="float" office:value="581564.0407357103" table:formula="of:=[.K13]*(1-[Assumption.$B43])" table:style-name="ce11">
            <text:p>581564</text:p>
          </table:table-cell>
          <table:table-cell office:value-type="float" office:value="602093.25137368089" table:formula="of:=[.L13]*(1-[Assumption.$B43])" table:style-name="ce11">
            <text:p>602093</text:p>
          </table:table-cell>
          <table:table-cell office:value-type="float" office:value="623347.14314717171" table:formula="of:=[.M13]*(1-[Assumption.$B43])" table:style-name="ce11">
            <text:p>623347</text:p>
          </table:table-cell>
          <table:table-cell table:number-columns-repeated="16371"/>
        </table:table-row>
        <table:table-row table:style-name="ro5">
          <table:table-cell office:value-type="string" table:style-name="ce5">
            <text:p>Patanjali</text:p>
          </table:table-cell>
          <table:table-cell office:value-type="float" office:value="592800" table:formula="of:=[.B14]*(1-[Assumption.$B44])" table:style-name="ce11">
            <text:p>592800</text:p>
          </table:table-cell>
          <table:table-cell office:value-type="float" office:value="613725.84" table:formula="of:=[.C14]*(1-[Assumption.$B44])" table:style-name="ce11">
            <text:p>613726</text:p>
          </table:table-cell>
          <table:table-cell office:value-type="float" office:value="635390.36215199984" table:formula="of:=[.D14]*(1-[Assumption.$B44])" table:style-name="ce11">
            <text:p>635390</text:p>
          </table:table-cell>
          <table:table-cell office:value-type="float" office:value="657819.6419359654" table:formula="of:=[.E14]*(1-[Assumption.$B44])" table:style-name="ce11">
            <text:p>657820</text:p>
          </table:table-cell>
          <table:table-cell office:value-type="float" office:value="681040.67529630486" table:formula="of:=[.F14]*(1-[Assumption.$B44])" table:style-name="ce11">
            <text:p>681041</text:p>
          </table:table-cell>
          <table:table-cell office:value-type="float" office:value="705081.41113426455" table:formula="of:=[.G14]*(1-[Assumption.$B44])" table:style-name="ce11">
            <text:p>705081</text:p>
          </table:table-cell>
          <table:table-cell office:value-type="float" office:value="729970.78494730406" table:formula="of:=[.H14]*(1-[Assumption.$B44])" table:style-name="ce11">
            <text:p>729971</text:p>
          </table:table-cell>
          <table:table-cell office:value-type="float" office:value="755738.7536559439" table:formula="of:=[.I14]*(1-[Assumption.$B44])" table:style-name="ce11">
            <text:p>755739</text:p>
          </table:table-cell>
          <table:table-cell office:value-type="float" office:value="782416.33165999851" table:formula="of:=[.J14]*(1-[Assumption.$B44])" table:style-name="ce11">
            <text:p>782416</text:p>
          </table:table-cell>
          <table:table-cell office:value-type="float" office:value="810035.62816759653" table:formula="of:=[.K14]*(1-[Assumption.$B44])" table:style-name="ce11">
            <text:p>810036</text:p>
          </table:table-cell>
          <table:table-cell office:value-type="float" office:value="838629.88584191271" table:formula="of:=[.L14]*(1-[Assumption.$B44])" table:style-name="ce11">
            <text:p>838630</text:p>
          </table:table-cell>
          <table:table-cell office:value-type="float" office:value="868233.52081213205" table:formula="of:=[.M14]*(1-[Assumption.$B44])" table:style-name="ce11">
            <text:p>868234</text:p>
          </table:table-cell>
          <table:table-cell table:number-columns-repeated="16371"/>
        </table:table-row>
        <table:table-row table:style-name="ro5">
          <table:table-cell office:value-type="string" table:style-name="ce5">
            <text:p>Organic Tattva</text:p>
          </table:table-cell>
          <table:table-cell office:value-type="float" office:value="228000" table:formula="of:=[.B15]*(1-[Assumption.$B45])" table:style-name="ce11">
            <text:p>228000</text:p>
          </table:table-cell>
          <table:table-cell office:value-type="float" office:value="236048.39999999997" table:formula="of:=[.C15]*(1-[Assumption.$B45])" table:style-name="ce11">
            <text:p>236048</text:p>
          </table:table-cell>
          <table:table-cell office:value-type="float" office:value="244380.90851999994" table:formula="of:=[.D15]*(1-[Assumption.$B45])" table:style-name="ce11">
            <text:p>244381</text:p>
          </table:table-cell>
          <table:table-cell office:value-type="float" office:value="253007.55459075593" table:formula="of:=[.E15]*(1-[Assumption.$B45])" table:style-name="ce11">
            <text:p>253008</text:p>
          </table:table-cell>
          <table:table-cell office:value-type="float" office:value="261938.72126780957" table:formula="of:=[.F15]*(1-[Assumption.$B45])" table:style-name="ce11">
            <text:p>261939</text:p>
          </table:table-cell>
          <table:table-cell office:value-type="float" office:value="271185.15812856326" table:formula="of:=[.G15]*(1-[Assumption.$B45])" table:style-name="ce11">
            <text:p>271185</text:p>
          </table:table-cell>
          <table:table-cell office:value-type="float" office:value="280757.99421050155" table:formula="of:=[.H15]*(1-[Assumption.$B45])" table:style-name="ce11">
            <text:p>280758</text:p>
          </table:table-cell>
          <table:table-cell office:value-type="float" office:value="290668.75140613224" table:formula="of:=[.I15]*(1-[Assumption.$B45])" table:style-name="ce11">
            <text:p>290669</text:p>
          </table:table-cell>
          <table:table-cell office:value-type="float" office:value="300929.35833076865" table:formula="of:=[.J15]*(1-[Assumption.$B45])" table:style-name="ce11">
            <text:p>300929</text:p>
          </table:table-cell>
          <table:table-cell office:value-type="float" office:value="311552.16467984481" table:formula="of:=[.K15]*(1-[Assumption.$B45])" table:style-name="ce11">
            <text:p>311552</text:p>
          </table:table-cell>
          <table:table-cell office:value-type="float" office:value="322549.95609304332" table:formula="of:=[.L15]*(1-[Assumption.$B45])" table:style-name="ce11">
            <text:p>322550</text:p>
          </table:table-cell>
          <table:table-cell office:value-type="float" office:value="333935.96954312769" table:formula="of:=[.M15]*(1-[Assumption.$B45])" table:style-name="ce11">
            <text:p>333936</text:p>
          </table:table-cell>
          <table:table-cell table:number-columns-repeated="16371"/>
        </table:table-row>
        <table:table-row table:style-name="ro5">
          <table:table-cell office:value-type="string" table:style-name="ce5">
            <text:p>Good Life</text:p>
          </table:table-cell>
          <table:table-cell office:value-type="float" office:value="136800" table:formula="of:=[.B16]*(1-[Assumption.$B46])" table:style-name="ce11">
            <text:p>136800</text:p>
          </table:table-cell>
          <table:table-cell office:value-type="float" office:value="141629.03999999998" table:formula="of:=[.C16]*(1-[Assumption.$B46])" table:style-name="ce11">
            <text:p>141629</text:p>
          </table:table-cell>
          <table:table-cell office:value-type="float" office:value="146628.54511199996" table:formula="of:=[.D16]*(1-[Assumption.$B46])" table:style-name="ce11">
            <text:p>146629</text:p>
          </table:table-cell>
          <table:table-cell office:value-type="float" office:value="151804.53275445354" table:formula="of:=[.E16]*(1-[Assumption.$B46])" table:style-name="ce11">
            <text:p>151805</text:p>
          </table:table-cell>
          <table:table-cell office:value-type="float" office:value="157163.23276068573" table:formula="of:=[.F16]*(1-[Assumption.$B46])" table:style-name="ce11">
            <text:p>157163</text:p>
          </table:table-cell>
          <table:table-cell office:value-type="float" office:value="162711.09487713795" table:formula="of:=[.G16]*(1-[Assumption.$B46])" table:style-name="ce11">
            <text:p>162711</text:p>
          </table:table-cell>
          <table:table-cell office:value-type="float" office:value="168454.79652630092" table:formula="of:=[.H16]*(1-[Assumption.$B46])" table:style-name="ce11">
            <text:p>168455</text:p>
          </table:table-cell>
          <table:table-cell office:value-type="float" office:value="174401.25084367933" table:formula="of:=[.I16]*(1-[Assumption.$B46])" table:style-name="ce11">
            <text:p>174401</text:p>
          </table:table-cell>
          <table:table-cell office:value-type="float" office:value="180557.61499846118" table:formula="of:=[.J16]*(1-[Assumption.$B46])" table:style-name="ce11">
            <text:p>180558</text:p>
          </table:table-cell>
          <table:table-cell office:value-type="float" office:value="186931.29880790686" table:formula="of:=[.K16]*(1-[Assumption.$B46])" table:style-name="ce11">
            <text:p>186931</text:p>
          </table:table-cell>
          <table:table-cell office:value-type="float" office:value="193529.97365582598" table:formula="of:=[.L16]*(1-[Assumption.$B46])" table:style-name="ce11">
            <text:p>193530</text:p>
          </table:table-cell>
          <table:table-cell office:value-type="float" office:value="200361.58172587663" table:formula="of:=[.M16]*(1-[Assumption.$B46])" table:style-name="ce11">
            <text:p>200362</text:p>
          </table:table-cell>
          <table:table-cell table:number-columns-repeated="16371"/>
        </table:table-row>
        <table:table-row table:style-name="ro5">
          <table:table-cell office:value-type="string" table:style-name="ce5">
            <text:p>Classic Harvest</text:p>
          </table:table-cell>
          <table:table-cell office:value-type="float" office:value="83600" table:formula="of:=[.B17]*(1-[Assumption.$B47])" table:style-name="ce11">
            <text:p>83600</text:p>
          </table:table-cell>
          <table:table-cell office:value-type="float" office:value="86551.079999999987" table:formula="of:=[.C17]*(1-[Assumption.$B47])" table:style-name="ce11">
            <text:p>86551</text:p>
          </table:table-cell>
          <table:table-cell office:value-type="float" office:value="89606.333123999997" table:formula="of:=[.D17]*(1-[Assumption.$B47])" table:style-name="ce11">
            <text:p>89606</text:p>
          </table:table-cell>
          <table:table-cell office:value-type="float" office:value="92769.436683277192" table:formula="of:=[.E17]*(1-[Assumption.$B47])" table:style-name="ce11">
            <text:p>92769</text:p>
          </table:table-cell>
          <table:table-cell office:value-type="float" office:value="96044.197798196867" table:formula="of:=[.F17]*(1-[Assumption.$B47])" table:style-name="ce11">
            <text:p>96044</text:p>
          </table:table-cell>
          <table:table-cell office:value-type="float" office:value="99434.557980473197" table:formula="of:=[.G17]*(1-[Assumption.$B47])" table:style-name="ce11">
            <text:p>99435</text:p>
          </table:table-cell>
          <table:table-cell office:value-type="float" office:value="102944.59787718391" table:formula="of:=[.H17]*(1-[Assumption.$B47])" table:style-name="ce11">
            <text:p>102945</text:p>
          </table:table-cell>
          <table:table-cell office:value-type="float" office:value="106578.54218224851" table:formula="of:=[.I17]*(1-[Assumption.$B47])" table:style-name="ce11">
            <text:p>106579</text:p>
          </table:table-cell>
          <table:table-cell office:value-type="float" office:value="110340.76472128187" table:formula="of:=[.J17]*(1-[Assumption.$B47])" table:style-name="ce11">
            <text:p>110341</text:p>
          </table:table-cell>
          <table:table-cell office:value-type="float" office:value="114235.79371594312" table:formula="of:=[.K17]*(1-[Assumption.$B47])" table:style-name="ce11">
            <text:p>114236</text:p>
          </table:table-cell>
          <table:table-cell office:value-type="float" office:value="118268.31723411589" table:formula="of:=[.L17]*(1-[Assumption.$B47])" table:style-name="ce11">
            <text:p>118268</text:p>
          </table:table-cell>
          <table:table-cell office:value-type="float" office:value="122443.18883248018" table:formula="of:=[.M17]*(1-[Assumption.$B47])" table:style-name="ce11">
            <text:p>122443</text:p>
          </table:table-cell>
          <table:table-cell table:number-columns-repeated="16371"/>
        </table:table-row>
        <table:table-row table:style-name="ro5">
          <table:table-cell office:value-type="string" table:style-name="ce5">
            <text:p>Others</text:p>
          </table:table-cell>
          <table:table-cell office:value-type="float" office:value="68400" table:formula="of:=[.B18]*(1-[Assumption.$B48])" table:style-name="ce11">
            <text:p>68400</text:p>
          </table:table-cell>
          <table:table-cell office:value-type="float" office:value="70814.51999999999" table:formula="of:=[.C18]*(1-[Assumption.$B48])" table:style-name="ce11">
            <text:p>70815</text:p>
          </table:table-cell>
          <table:table-cell office:value-type="float" office:value="73314.272555999982" table:formula="of:=[.D18]*(1-[Assumption.$B48])" table:style-name="ce11">
            <text:p>73314</text:p>
          </table:table-cell>
          <table:table-cell office:value-type="float" office:value="75902.26637722677" table:formula="of:=[.E18]*(1-[Assumption.$B48])" table:style-name="ce11">
            <text:p>75902</text:p>
          </table:table-cell>
          <table:table-cell office:value-type="float" office:value="78581.616380342864" table:formula="of:=[.F18]*(1-[Assumption.$B48])" table:style-name="ce11">
            <text:p>78582</text:p>
          </table:table-cell>
          <table:table-cell office:value-type="float" office:value="81355.547438568974" table:formula="of:=[.G18]*(1-[Assumption.$B48])" table:style-name="ce11">
            <text:p>81356</text:p>
          </table:table-cell>
          <table:table-cell office:value-type="float" office:value="84227.398263150462" table:formula="of:=[.H18]*(1-[Assumption.$B48])" table:style-name="ce11">
            <text:p>84227</text:p>
          </table:table-cell>
          <table:table-cell office:value-type="float" office:value="87200.625421839664" table:formula="of:=[.I18]*(1-[Assumption.$B48])" table:style-name="ce11">
            <text:p>87201</text:p>
          </table:table-cell>
          <table:table-cell office:value-type="float" office:value="90278.807499230592" table:formula="of:=[.J18]*(1-[Assumption.$B48])" table:style-name="ce11">
            <text:p>90279</text:p>
          </table:table-cell>
          <table:table-cell office:value-type="float" office:value="93465.64940395343" table:formula="of:=[.K18]*(1-[Assumption.$B48])" table:style-name="ce11">
            <text:p>93466</text:p>
          </table:table-cell>
          <table:table-cell office:value-type="float" office:value="96764.986827912988" table:formula="of:=[.L18]*(1-[Assumption.$B48])" table:style-name="ce11">
            <text:p>96765</text:p>
          </table:table-cell>
          <table:table-cell office:value-type="float" office:value="100180.79086293832" table:formula="of:=[.M18]*(1-[Assumption.$B48])" table:style-name="ce11">
            <text:p>100181</text:p>
          </table:table-cell>
          <table:table-cell table:number-columns-repeated="16371"/>
        </table:table-row>
        <table:table-row table:style-name="ro5">
          <table:table-cell office:value-type="string" table:style-name="ce6">
            <text:p>Total</text:p>
          </table:table-cell>
          <table:table-cell office:value-type="float" office:value="1535200" table:formula="of:=SUM([.B62:.B67])" table:style-name="ce11">
            <text:p>1535200</text:p>
          </table:table-cell>
          <table:table-cell office:value-type="float" office:value="1589392.56" table:formula="of:=SUM([.C62:.C67])" table:style-name="ce11">
            <text:p>1589393</text:p>
          </table:table-cell>
          <table:table-cell office:value-type="float" office:value="1645498.1173679996" table:formula="of:=SUM([.D62:.D67])" table:style-name="ce11">
            <text:p>1645498</text:p>
          </table:table-cell>
          <table:table-cell office:value-type="float" office:value="1703584.2009110898" table:formula="of:=SUM([.E62:.E67])" table:style-name="ce11">
            <text:p>1703584</text:p>
          </table:table-cell>
          <table:table-cell office:value-type="float" office:value="1763720.7232032511" table:formula="of:=SUM([.F62:.F67])" table:style-name="ce11">
            <text:p>1763721</text:p>
          </table:table-cell>
          <table:table-cell office:value-type="float" office:value="1825980.064732326" table:formula="of:=SUM([.G62:.G67])" table:style-name="ce11">
            <text:p>1825980</text:p>
          </table:table-cell>
          <table:table-cell office:value-type="float" office:value="1890437.1610173772" table:formula="of:=SUM([.H62:.H67])" table:style-name="ce11">
            <text:p>1890437</text:p>
          </table:table-cell>
          <table:table-cell office:value-type="float" office:value="1957169.5928012906" table:formula="of:=SUM([.I62:.I67])" table:style-name="ce11">
            <text:p>1957170</text:p>
          </table:table-cell>
          <table:table-cell office:value-type="float" office:value="2026257.6794271755" table:formula="of:=SUM([.J62:.J67])" table:style-name="ce11">
            <text:p>2026258</text:p>
          </table:table-cell>
          <table:table-cell office:value-type="float" office:value="2097784.575510955" table:formula="of:=SUM([.K62:.K67])" table:style-name="ce11">
            <text:p>2097785</text:p>
          </table:table-cell>
          <table:table-cell office:value-type="float" office:value="2171836.3710264917" table:formula="of:=SUM([.L62:.L67])" table:style-name="ce11">
            <text:p>2171836</text:p>
          </table:table-cell>
          <table:table-cell office:value-type="float" office:value="2248502.1949237268" table:formula="of:=SUM([.M62:.M67])" table:style-name="ce11">
            <text:p>2248502</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Besan</text:p>
          </table:table-cell>
          <table:table-cell table:number-columns-repeated="16383" table:style-name="ce1"/>
        </table:table-row>
        <table:table-row table:style-name="ro5">
          <table:table-cell office:value-type="string" table:style-name="ce5">
            <text:p>Fortune</text:p>
          </table:table-cell>
          <table:table-cell office:value-type="float" office:value="112500" table:formula="of:=[.B21]*(1-[Assumption.$C43])" table:style-name="ce10">
            <text:p>112500</text:p>
          </table:table-cell>
          <table:table-cell office:value-type="float" office:value="116471.24999999999" table:formula="of:=[.C21]*(1-[Assumption.$C43])" table:style-name="ce11">
            <text:p>116471</text:p>
          </table:table-cell>
          <table:table-cell office:value-type="float" office:value="120582.68512499997" table:formula="of:=[.D21]*(1-[Assumption.$C43])" table:style-name="ce11">
            <text:p>120583</text:p>
          </table:table-cell>
          <table:table-cell office:value-type="float" office:value="124839.25390991246" table:formula="of:=[.E21]*(1-[Assumption.$C43])" table:style-name="ce11">
            <text:p>124839</text:p>
          </table:table-cell>
          <table:table-cell office:value-type="float" office:value="129246.07957293236" table:formula="of:=[.F21]*(1-[Assumption.$C43])" table:style-name="ce11">
            <text:p>129246</text:p>
          </table:table-cell>
          <table:table-cell office:value-type="float" office:value="133808.46618185684" table:formula="of:=[.G21]*(1-[Assumption.$C43])" table:style-name="ce11">
            <text:p>133808</text:p>
          </table:table-cell>
          <table:table-cell office:value-type="float" office:value="138531.90503807637" table:formula="of:=[.H21]*(1-[Assumption.$C43])" table:style-name="ce11">
            <text:p>138532</text:p>
          </table:table-cell>
          <table:table-cell office:value-type="float" office:value="143422.08128592046" table:formula="of:=[.I21]*(1-[Assumption.$C43])" table:style-name="ce11">
            <text:p>143422</text:p>
          </table:table-cell>
          <table:table-cell office:value-type="float" office:value="148484.88075531344" table:formula="of:=[.J21]*(1-[Assumption.$C43])" table:style-name="ce11">
            <text:p>148485</text:p>
          </table:table-cell>
          <table:table-cell office:value-type="float" office:value="153726.39704597602" table:formula="of:=[.K21]*(1-[Assumption.$C43])" table:style-name="ce11">
            <text:p>153726</text:p>
          </table:table-cell>
          <table:table-cell office:value-type="float" office:value="159152.93886169896" table:formula="of:=[.L21]*(1-[Assumption.$C43])" table:style-name="ce11">
            <text:p>159153</text:p>
          </table:table-cell>
          <table:table-cell office:value-type="float" office:value="164771.03760351692" table:formula="of:=[.M21]*(1-[Assumption.$C43])" table:style-name="ce11">
            <text:p>164771</text:p>
          </table:table-cell>
          <table:table-cell table:number-columns-repeated="16371"/>
        </table:table-row>
        <table:table-row table:style-name="ro5">
          <table:table-cell office:value-type="string" table:style-name="ce5">
            <text:p>Patanjali</text:p>
          </table:table-cell>
          <table:table-cell office:value-type="float" office:value="74250" table:formula="of:=[.B22]*(1-[Assumption.$C44])" table:style-name="ce10">
            <text:p>74250</text:p>
          </table:table-cell>
          <table:table-cell office:value-type="float" office:value="76871.024999999994" table:formula="of:=[.C22]*(1-[Assumption.$C44])" table:style-name="ce11">
            <text:p>76871</text:p>
          </table:table-cell>
          <table:table-cell office:value-type="float" office:value="79584.572182499978" table:formula="of:=[.D22]*(1-[Assumption.$C44])" table:style-name="ce11">
            <text:p>79585</text:p>
          </table:table-cell>
          <table:table-cell office:value-type="float" office:value="82393.907580542218" table:formula="of:=[.E22]*(1-[Assumption.$C44])" table:style-name="ce11">
            <text:p>82394</text:p>
          </table:table-cell>
          <table:table-cell office:value-type="float" office:value="85302.412518135359" table:formula="of:=[.F22]*(1-[Assumption.$C44])" table:style-name="ce11">
            <text:p>85302</text:p>
          </table:table-cell>
          <table:table-cell office:value-type="float" office:value="88313.587680025521" table:formula="of:=[.G22]*(1-[Assumption.$C44])" table:style-name="ce11">
            <text:p>88314</text:p>
          </table:table-cell>
          <table:table-cell office:value-type="float" office:value="91431.057325130416" table:formula="of:=[.H22]*(1-[Assumption.$C44])" table:style-name="ce11">
            <text:p>91431</text:p>
          </table:table-cell>
          <table:table-cell office:value-type="float" office:value="94658.573648707505" table:formula="of:=[.I22]*(1-[Assumption.$C44])" table:style-name="ce11">
            <text:p>94659</text:p>
          </table:table-cell>
          <table:table-cell office:value-type="float" office:value="98000.021298506865" table:formula="of:=[.J22]*(1-[Assumption.$C44])" table:style-name="ce11">
            <text:p>98000</text:p>
          </table:table-cell>
          <table:table-cell office:value-type="float" office:value="101459.42205034418" table:formula="of:=[.K22]*(1-[Assumption.$C44])" table:style-name="ce11">
            <text:p>101459</text:p>
          </table:table-cell>
          <table:table-cell office:value-type="float" office:value="105040.93964872132" table:formula="of:=[.L22]*(1-[Assumption.$C44])" table:style-name="ce11">
            <text:p>105041</text:p>
          </table:table-cell>
          <table:table-cell office:value-type="float" office:value="108748.88481832117" table:formula="of:=[.M22]*(1-[Assumption.$C44])" table:style-name="ce11">
            <text:p>108749</text:p>
          </table:table-cell>
          <table:table-cell table:number-columns-repeated="16371"/>
        </table:table-row>
        <table:table-row table:style-name="ro5">
          <table:table-cell office:value-type="string" table:style-name="ce5">
            <text:p>Organic Tattva</text:p>
          </table:table-cell>
          <table:table-cell office:value-type="float" office:value="43200" table:formula="of:=[.B23]*(1-[Assumption.$C45])" table:style-name="ce10">
            <text:p>43200</text:p>
          </table:table-cell>
          <table:table-cell office:value-type="float" office:value="44724.959999999992" table:formula="of:=[.C23]*(1-[Assumption.$C45])" table:style-name="ce11">
            <text:p>44725</text:p>
          </table:table-cell>
          <table:table-cell office:value-type="float" office:value="46303.75108799999" table:formula="of:=[.D23]*(1-[Assumption.$C45])" table:style-name="ce11">
            <text:p>46304</text:p>
          </table:table-cell>
          <table:table-cell office:value-type="float" office:value="47938.273501406387" table:formula="of:=[.E23]*(1-[Assumption.$C45])" table:style-name="ce11">
            <text:p>47938</text:p>
          </table:table-cell>
          <table:table-cell office:value-type="float" office:value="49630.494556006022" table:formula="of:=[.F23]*(1-[Assumption.$C45])" table:style-name="ce11">
            <text:p>49630</text:p>
          </table:table-cell>
          <table:table-cell office:value-type="float" office:value="51382.45101383303" table:formula="of:=[.G23]*(1-[Assumption.$C45])" table:style-name="ce11">
            <text:p>51382</text:p>
          </table:table-cell>
          <table:table-cell office:value-type="float" office:value="53196.251534621326" table:formula="of:=[.H23]*(1-[Assumption.$C45])" table:style-name="ce11">
            <text:p>53196</text:p>
          </table:table-cell>
          <table:table-cell office:value-type="float" office:value="55074.079213793462" table:formula="of:=[.I23]*(1-[Assumption.$C45])" table:style-name="ce11">
            <text:p>55074</text:p>
          </table:table-cell>
          <table:table-cell office:value-type="float" office:value="57018.194210040361" table:formula="of:=[.J23]*(1-[Assumption.$C45])" table:style-name="ce11">
            <text:p>57018</text:p>
          </table:table-cell>
          <table:table-cell office:value-type="float" office:value="59030.936465654791" table:formula="of:=[.K23]*(1-[Assumption.$C45])" table:style-name="ce11">
            <text:p>59031</text:p>
          </table:table-cell>
          <table:table-cell office:value-type="float" office:value="61114.728522892401" table:formula="of:=[.L23]*(1-[Assumption.$C45])" table:style-name="ce11">
            <text:p>61115</text:p>
          </table:table-cell>
          <table:table-cell office:value-type="float" office:value="63272.078439750505" table:formula="of:=[.M23]*(1-[Assumption.$C45])" table:style-name="ce11">
            <text:p>63272</text:p>
          </table:table-cell>
          <table:table-cell table:number-columns-repeated="16371"/>
        </table:table-row>
        <table:table-row table:style-name="ro5">
          <table:table-cell office:value-type="string" table:style-name="ce5">
            <text:p>Good Life</text:p>
          </table:table-cell>
          <table:table-cell office:value-type="float" office:value="118800" table:formula="of:=[.B24]*(1-[Assumption.$C46])" table:style-name="ce10">
            <text:p>118800</text:p>
          </table:table-cell>
          <table:table-cell office:value-type="float" office:value="122993.63999999997" table:formula="of:=[.C24]*(1-[Assumption.$C46])" table:style-name="ce11">
            <text:p>122994</text:p>
          </table:table-cell>
          <table:table-cell office:value-type="float" office:value="127335.31549199997" table:formula="of:=[.D24]*(1-[Assumption.$C46])" table:style-name="ce11">
            <text:p>127335</text:p>
          </table:table-cell>
          <table:table-cell office:value-type="float" office:value="131830.25212886755" table:formula="of:=[.E24]*(1-[Assumption.$C46])" table:style-name="ce11">
            <text:p>131830</text:p>
          </table:table-cell>
          <table:table-cell office:value-type="float" office:value="136483.86002901656" table:formula="of:=[.F24]*(1-[Assumption.$C46])" table:style-name="ce11">
            <text:p>136484</text:p>
          </table:table-cell>
          <table:table-cell office:value-type="float" office:value="141301.74028804083" table:formula="of:=[.G24]*(1-[Assumption.$C46])" table:style-name="ce11">
            <text:p>141302</text:p>
          </table:table-cell>
          <table:table-cell office:value-type="float" office:value="146289.69172020865" table:formula="of:=[.H24]*(1-[Assumption.$C46])" table:style-name="ce11">
            <text:p>146290</text:p>
          </table:table-cell>
          <table:table-cell office:value-type="float" office:value="151453.717837932" table:formula="of:=[.I24]*(1-[Assumption.$C46])" table:style-name="ce11">
            <text:p>151454</text:p>
          </table:table-cell>
          <table:table-cell office:value-type="float" office:value="156800.034077611" table:formula="of:=[.J24]*(1-[Assumption.$C46])" table:style-name="ce11">
            <text:p>156800</text:p>
          </table:table-cell>
          <table:table-cell office:value-type="float" office:value="162335.07528055066" table:formula="of:=[.K24]*(1-[Assumption.$C46])" table:style-name="ce11">
            <text:p>162335</text:p>
          </table:table-cell>
          <table:table-cell office:value-type="float" office:value="168065.50343795409" table:formula="of:=[.L24]*(1-[Assumption.$C46])" table:style-name="ce11">
            <text:p>168066</text:p>
          </table:table-cell>
          <table:table-cell office:value-type="float" office:value="173998.21570931384" table:formula="of:=[.M24]*(1-[Assumption.$C46])" table:style-name="ce11">
            <text:p>173998</text:p>
          </table:table-cell>
          <table:table-cell table:number-columns-repeated="16371"/>
        </table:table-row>
        <table:table-row table:style-name="ro5">
          <table:table-cell office:value-type="string" table:style-name="ce5">
            <text:p>Classic Harvest</text:p>
          </table:table-cell>
          <table:table-cell office:value-type="float" office:value="0" table:formula="of:=[.B25]*(1-[Assumption.$C47])" table:style-name="ce10">
            <text:p>0</text:p>
          </table:table-cell>
          <table:table-cell office:value-type="float" office:value="0" table:formula="of:=[.C25]*(1-[Assumption.$C47])" table:style-name="ce11">
            <text:p>0</text:p>
          </table:table-cell>
          <table:table-cell office:value-type="float" office:value="0" table:formula="of:=[.D25]*(1-[Assumption.$C47])" table:style-name="ce11">
            <text:p>0</text:p>
          </table:table-cell>
          <table:table-cell office:value-type="float" office:value="0" table:formula="of:=[.E25]*(1-[Assumption.$C47])" table:style-name="ce11">
            <text:p>0</text:p>
          </table:table-cell>
          <table:table-cell office:value-type="float" office:value="0" table:formula="of:=[.F25]*(1-[Assumption.$C47])" table:style-name="ce11">
            <text:p>0</text:p>
          </table:table-cell>
          <table:table-cell office:value-type="float" office:value="0" table:formula="of:=[.G25]*(1-[Assumption.$C47])" table:style-name="ce11">
            <text:p>0</text:p>
          </table:table-cell>
          <table:table-cell office:value-type="float" office:value="0" table:formula="of:=[.H25]*(1-[Assumption.$C47])" table:style-name="ce11">
            <text:p>0</text:p>
          </table:table-cell>
          <table:table-cell office:value-type="float" office:value="0" table:formula="of:=[.I25]*(1-[Assumption.$C47])" table:style-name="ce11">
            <text:p>0</text:p>
          </table:table-cell>
          <table:table-cell office:value-type="float" office:value="0" table:formula="of:=[.J25]*(1-[Assumption.$C47])" table:style-name="ce11">
            <text:p>0</text:p>
          </table:table-cell>
          <table:table-cell office:value-type="float" office:value="0" table:formula="of:=[.K25]*(1-[Assumption.$C47])" table:style-name="ce11">
            <text:p>0</text:p>
          </table:table-cell>
          <table:table-cell office:value-type="float" office:value="0" table:formula="of:=[.L25]*(1-[Assumption.$C47])" table:style-name="ce11">
            <text:p>0</text:p>
          </table:table-cell>
          <table:table-cell office:value-type="float" office:value="0" table:formula="of:=[.M25]*(1-[Assumption.$C47])" table:style-name="ce11">
            <text:p>0</text:p>
          </table:table-cell>
          <table:table-cell table:number-columns-repeated="16371"/>
        </table:table-row>
        <table:table-row table:style-name="ro5">
          <table:table-cell office:value-type="string" table:style-name="ce5">
            <text:p>Others</text:p>
          </table:table-cell>
          <table:table-cell office:value-type="float" office:value="163800" table:formula="of:=[.B26]*(1-[Assumption.$C48])" table:style-name="ce10">
            <text:p>163800</text:p>
          </table:table-cell>
          <table:table-cell office:value-type="float" office:value="169582.13999999998" table:formula="of:=[.C26]*(1-[Assumption.$C48])" table:style-name="ce11">
            <text:p>169582</text:p>
          </table:table-cell>
          <table:table-cell office:value-type="float" office:value="175568.38954199996" table:formula="of:=[.D26]*(1-[Assumption.$C48])" table:style-name="ce11">
            <text:p>175568</text:p>
          </table:table-cell>
          <table:table-cell office:value-type="float" office:value="181765.95369283253" table:formula="of:=[.E26]*(1-[Assumption.$C48])" table:style-name="ce11">
            <text:p>181766</text:p>
          </table:table-cell>
          <table:table-cell office:value-type="float" office:value="188182.29185818951" table:formula="of:=[.F26]*(1-[Assumption.$C48])" table:style-name="ce11">
            <text:p>188182</text:p>
          </table:table-cell>
          <table:table-cell office:value-type="float" office:value="194825.12676078355" table:formula="of:=[.G26]*(1-[Assumption.$C48])" table:style-name="ce11">
            <text:p>194825</text:p>
          </table:table-cell>
          <table:table-cell office:value-type="float" office:value="201702.45373543917" table:formula="of:=[.H26]*(1-[Assumption.$C48])" table:style-name="ce11">
            <text:p>201702</text:p>
          </table:table-cell>
          <table:table-cell office:value-type="float" office:value="208822.55035230017" table:formula="of:=[.I26]*(1-[Assumption.$C48])" table:style-name="ce11">
            <text:p>208823</text:p>
          </table:table-cell>
          <table:table-cell office:value-type="float" office:value="216193.98637973637" table:formula="of:=[.J26]*(1-[Assumption.$C48])" table:style-name="ce11">
            <text:p>216194</text:p>
          </table:table-cell>
          <table:table-cell office:value-type="float" office:value="223825.63409894108" table:formula="of:=[.K26]*(1-[Assumption.$C48])" table:style-name="ce11">
            <text:p>223826</text:p>
          </table:table-cell>
          <table:table-cell office:value-type="float" office:value="231726.67898263366" table:formula="of:=[.L26]*(1-[Assumption.$C48])" table:style-name="ce11">
            <text:p>231727</text:p>
          </table:table-cell>
          <table:table-cell office:value-type="float" office:value="239906.63075072059" table:formula="of:=[.M26]*(1-[Assumption.$C48])" table:style-name="ce11">
            <text:p>239907</text:p>
          </table:table-cell>
          <table:table-cell table:number-columns-repeated="16371"/>
        </table:table-row>
        <table:table-row table:style-name="ro5">
          <table:table-cell office:value-type="string" table:style-name="ce6">
            <text:p>Total</text:p>
          </table:table-cell>
          <table:table-cell office:value-type="float" office:value="512550" table:formula="of:=SUM([.B71:.B76])" table:style-name="ce10">
            <text:p>512550</text:p>
          </table:table-cell>
          <table:table-cell office:value-type="float" office:value="530643.0149999999" table:formula="of:=SUM([.C71:.C76])" table:style-name="ce11">
            <text:p>530643</text:p>
          </table:table-cell>
          <table:table-cell office:value-type="float" office:value="549374.71342949988" table:formula="of:=SUM([.D71:.D76])" table:style-name="ce11">
            <text:p>549375</text:p>
          </table:table-cell>
          <table:table-cell office:value-type="float" office:value="568767.64081356116" table:formula="of:=SUM([.E71:.E76])" table:style-name="ce11">
            <text:p>568768</text:p>
          </table:table-cell>
          <table:table-cell office:value-type="float" office:value="588845.13853427977" table:formula="of:=SUM([.F71:.F76])" table:style-name="ce11">
            <text:p>588845</text:p>
          </table:table-cell>
          <table:table-cell office:value-type="float" office:value="609631.3719245398" table:formula="of:=SUM([.G71:.G76])" table:style-name="ce11">
            <text:p>609631</text:p>
          </table:table-cell>
          <table:table-cell office:value-type="float" office:value="631151.35935347597" table:formula="of:=SUM([.H71:.H76])" table:style-name="ce11">
            <text:p>631151</text:p>
          </table:table-cell>
          <table:table-cell office:value-type="float" office:value="653431.00233865366" table:formula="of:=SUM([.I71:.I76])" table:style-name="ce11">
            <text:p>653431</text:p>
          </table:table-cell>
          <table:table-cell office:value-type="float" office:value="676497.11672120809" table:formula="of:=SUM([.J71:.J76])" table:style-name="ce11">
            <text:p>676497</text:p>
          </table:table-cell>
          <table:table-cell office:value-type="float" office:value="700377.46494146681" table:formula="of:=SUM([.K71:.K76])" table:style-name="ce11">
            <text:p>700377</text:p>
          </table:table-cell>
          <table:table-cell office:value-type="float" office:value="725100.78945390042" table:formula="of:=SUM([.L71:.L76])" table:style-name="ce11">
            <text:p>725101</text:p>
          </table:table-cell>
          <table:table-cell office:value-type="float" office:value="750696.84732162312" table:formula="of:=SUM([.M71:.M76])" table:style-name="ce11">
            <text:p>750697</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awa/Suji</text:p>
          </table:table-cell>
          <table:table-cell table:number-columns-repeated="16383" table:style-name="ce1"/>
        </table:table-row>
        <table:table-row table:style-name="ro5">
          <table:table-cell office:value-type="string" table:style-name="ce5">
            <text:p>Fortune</text:p>
          </table:table-cell>
          <table:table-cell office:value-type="float" office:value="39200" table:formula="of:=[.B29]*(1-[Assumption.$D43])" table:style-name="ce11">
            <text:p>39200</text:p>
          </table:table-cell>
          <table:table-cell office:value-type="float" office:value="40285.35" table:formula="of:=[.C29]*(1-[Assumption.$D43])" table:style-name="ce11">
            <text:p>40285</text:p>
          </table:table-cell>
          <table:table-cell office:value-type="float" office:value="41400.750628124995" table:formula="of:=[.D29]*(1-[Assumption.$D43])" table:style-name="ce11">
            <text:p>41401</text:p>
          </table:table-cell>
          <table:table-cell office:value-type="float" office:value="42547.033911141203" table:formula="of:=[.E29]*(1-[Assumption.$D43])" table:style-name="ce11">
            <text:p>42547</text:p>
          </table:table-cell>
          <table:table-cell office:value-type="float" office:value="43725.054912555912" table:formula="of:=[.F29]*(1-[Assumption.$D43])" table:style-name="ce11">
            <text:p>43725</text:p>
          </table:table-cell>
          <table:table-cell office:value-type="float" office:value="44935.692370447301" table:formula="of:=[.G29]*(1-[Assumption.$D43])" table:style-name="ce11">
            <text:p>44936</text:p>
          </table:table-cell>
          <table:table-cell office:value-type="float" office:value="46179.849352954043" table:formula="of:=[.H29]*(1-[Assumption.$D43])" table:style-name="ce11">
            <text:p>46180</text:p>
          </table:table-cell>
          <table:table-cell office:value-type="float" office:value="47458.453931913973" table:formula="of:=[.I29]*(1-[Assumption.$D43])" table:style-name="ce11">
            <text:p>47458</text:p>
          </table:table-cell>
          <table:table-cell office:value-type="float" office:value="48772.459875153821" table:formula="of:=[.J29]*(1-[Assumption.$D43])" table:style-name="ce11">
            <text:p>48772</text:p>
          </table:table-cell>
          <table:table-cell office:value-type="float" office:value="50122.847357947147" table:formula="of:=[.K29]*(1-[Assumption.$D43])" table:style-name="ce11">
            <text:p>50123</text:p>
          </table:table-cell>
          <table:table-cell office:value-type="float" office:value="51510.62369417031" table:formula="of:=[.L29]*(1-[Assumption.$D43])" table:style-name="ce11">
            <text:p>51511</text:p>
          </table:table-cell>
          <table:table-cell office:value-type="float" office:value="52936.824087702633" table:formula="of:=[.M29]*(1-[Assumption.$D43])" table:style-name="ce11">
            <text:p>52937</text:p>
          </table:table-cell>
          <table:table-cell table:number-columns-repeated="16371"/>
        </table:table-row>
        <table:table-row table:style-name="ro5">
          <table:table-cell office:value-type="string" table:style-name="ce5">
            <text:p>Patanjali</text:p>
          </table:table-cell>
          <table:table-cell office:value-type="float" office:value="16800" table:formula="of:=[.B30]*(1-[Assumption.$D44])" table:style-name="ce11">
            <text:p>16800</text:p>
          </table:table-cell>
          <table:table-cell office:value-type="float" office:value="17265.149999999998" table:formula="of:=[.C30]*(1-[Assumption.$D44])" table:style-name="ce11">
            <text:p>17265</text:p>
          </table:table-cell>
          <table:table-cell office:value-type="float" office:value="17743.178840624998" table:formula="of:=[.D30]*(1-[Assumption.$D44])" table:style-name="ce11">
            <text:p>17743</text:p>
          </table:table-cell>
          <table:table-cell office:value-type="float" office:value="18234.4431047748" table:formula="of:=[.E30]*(1-[Assumption.$D44])" table:style-name="ce11">
            <text:p>18234</text:p>
          </table:table-cell>
          <table:table-cell office:value-type="float" office:value="18739.309248238249" table:formula="of:=[.F30]*(1-[Assumption.$D44])" table:style-name="ce11">
            <text:p>18739</text:p>
          </table:table-cell>
          <table:table-cell office:value-type="float" office:value="19258.153873048843" table:formula="of:=[.G30]*(1-[Assumption.$D44])" table:style-name="ce11">
            <text:p>19258</text:p>
          </table:table-cell>
          <table:table-cell office:value-type="float" office:value="19791.364008408877" table:formula="of:=[.H30]*(1-[Assumption.$D44])" table:style-name="ce11">
            <text:p>19791</text:p>
          </table:table-cell>
          <table:table-cell office:value-type="float" office:value="20339.337399391701" table:formula="of:=[.I30]*(1-[Assumption.$D44])" table:style-name="ce11">
            <text:p>20339</text:p>
          </table:table-cell>
          <table:table-cell office:value-type="float" office:value="20902.482803637355" table:formula="of:=[.J30]*(1-[Assumption.$D44])" table:style-name="ce11">
            <text:p>20902</text:p>
          </table:table-cell>
          <table:table-cell office:value-type="float" office:value="21481.220296263065" table:formula="of:=[.K30]*(1-[Assumption.$D44])" table:style-name="ce11">
            <text:p>21481</text:p>
          </table:table-cell>
          <table:table-cell office:value-type="float" office:value="22075.981583215846" table:formula="of:=[.L30]*(1-[Assumption.$D44])" table:style-name="ce11">
            <text:p>22076</text:p>
          </table:table-cell>
          <table:table-cell office:value-type="float" office:value="22687.210323301129" table:formula="of:=[.M30]*(1-[Assumption.$D44])" table:style-name="ce11">
            <text:p>22687</text:p>
          </table:table-cell>
          <table:table-cell table:number-columns-repeated="16371"/>
        </table:table-row>
        <table:table-row table:style-name="ro5">
          <table:table-cell office:value-type="string" table:style-name="ce5">
            <text:p>Organic Tattva</text:p>
          </table:table-cell>
          <table:table-cell office:value-type="float" office:value="0" table:formula="of:=[.B31]*(1-[Assumption.$D45])" table:style-name="ce11">
            <text:p>0</text:p>
          </table:table-cell>
          <table:table-cell office:value-type="float" office:value="0" table:formula="of:=[.C31]*(1-[Assumption.$D45])" table:style-name="ce11">
            <text:p>0</text:p>
          </table:table-cell>
          <table:table-cell office:value-type="float" office:value="0" table:formula="of:=[.D31]*(1-[Assumption.$D45])" table:style-name="ce11">
            <text:p>0</text:p>
          </table:table-cell>
          <table:table-cell office:value-type="float" office:value="0" table:formula="of:=[.E31]*(1-[Assumption.$D45])" table:style-name="ce11">
            <text:p>0</text:p>
          </table:table-cell>
          <table:table-cell office:value-type="float" office:value="0" table:formula="of:=[.F31]*(1-[Assumption.$D45])" table:style-name="ce11">
            <text:p>0</text:p>
          </table:table-cell>
          <table:table-cell office:value-type="float" office:value="0" table:formula="of:=[.G31]*(1-[Assumption.$D45])" table:style-name="ce11">
            <text:p>0</text:p>
          </table:table-cell>
          <table:table-cell office:value-type="float" office:value="0" table:formula="of:=[.H31]*(1-[Assumption.$D45])" table:style-name="ce11">
            <text:p>0</text:p>
          </table:table-cell>
          <table:table-cell office:value-type="float" office:value="0" table:formula="of:=[.I31]*(1-[Assumption.$D45])" table:style-name="ce11">
            <text:p>0</text:p>
          </table:table-cell>
          <table:table-cell office:value-type="float" office:value="0" table:formula="of:=[.J31]*(1-[Assumption.$D45])" table:style-name="ce11">
            <text:p>0</text:p>
          </table:table-cell>
          <table:table-cell office:value-type="float" office:value="0" table:formula="of:=[.K31]*(1-[Assumption.$D45])" table:style-name="ce11">
            <text:p>0</text:p>
          </table:table-cell>
          <table:table-cell office:value-type="float" office:value="0" table:formula="of:=[.L31]*(1-[Assumption.$D45])" table:style-name="ce11">
            <text:p>0</text:p>
          </table:table-cell>
          <table:table-cell office:value-type="float" office:value="0" table:formula="of:=[.M31]*(1-[Assumption.$D45])" table:style-name="ce11">
            <text:p>0</text:p>
          </table:table-cell>
          <table:table-cell table:number-columns-repeated="16371"/>
        </table:table-row>
        <table:table-row table:style-name="ro5">
          <table:table-cell office:value-type="string" table:style-name="ce5">
            <text:p>Good Life</text:p>
          </table:table-cell>
          <table:table-cell office:value-type="float" office:value="74480" table:formula="of:=[.B32]*(1-[Assumption.$D46])" table:style-name="ce11">
            <text:p>74480</text:p>
          </table:table-cell>
          <table:table-cell office:value-type="float" office:value="76542.165000000008" table:formula="of:=[.C32]*(1-[Assumption.$D46])" table:style-name="ce11">
            <text:p>76542</text:p>
          </table:table-cell>
          <table:table-cell office:value-type="float" office:value="78661.426193437481" table:formula="of:=[.D32]*(1-[Assumption.$D46])" table:style-name="ce11">
            <text:p>78661</text:p>
          </table:table-cell>
          <table:table-cell office:value-type="float" office:value="80839.364431168287" table:formula="of:=[.E32]*(1-[Assumption.$D46])" table:style-name="ce11">
            <text:p>80839</text:p>
          </table:table-cell>
          <table:table-cell office:value-type="float" office:value="83077.60433385623" table:formula="of:=[.F32]*(1-[Assumption.$D46])" table:style-name="ce11">
            <text:p>83078</text:p>
          </table:table-cell>
          <table:table-cell office:value-type="float" office:value="85377.815503849866" table:formula="of:=[.G32]*(1-[Assumption.$D46])" table:style-name="ce11">
            <text:p>85378</text:p>
          </table:table-cell>
          <table:table-cell office:value-type="float" office:value="87741.713770612681" table:formula="of:=[.H32]*(1-[Assumption.$D46])" table:style-name="ce11">
            <text:p>87742</text:p>
          </table:table-cell>
          <table:table-cell office:value-type="float" office:value="90171.062470636534" table:formula="of:=[.I32]*(1-[Assumption.$D46])" table:style-name="ce11">
            <text:p>90171</text:p>
          </table:table-cell>
          <table:table-cell office:value-type="float" office:value="92667.673762792256" table:formula="of:=[.J32]*(1-[Assumption.$D46])" table:style-name="ce11">
            <text:p>92668</text:p>
          </table:table-cell>
          <table:table-cell office:value-type="float" office:value="95233.409980099575" table:formula="of:=[.K32]*(1-[Assumption.$D46])" table:style-name="ce11">
            <text:p>95233</text:p>
          </table:table-cell>
          <table:table-cell office:value-type="float" office:value="97870.185018923585" table:formula="of:=[.L32]*(1-[Assumption.$D46])" table:style-name="ce11">
            <text:p>97870</text:p>
          </table:table-cell>
          <table:table-cell office:value-type="float" office:value="100579.96576663501" table:formula="of:=[.M32]*(1-[Assumption.$D46])" table:style-name="ce11">
            <text:p>100580</text:p>
          </table:table-cell>
          <table:table-cell table:number-columns-repeated="16371"/>
        </table:table-row>
        <table:table-row table:style-name="ro5">
          <table:table-cell office:value-type="string" table:style-name="ce5">
            <text:p>Classic Harvest</text:p>
          </table:table-cell>
          <table:table-cell office:value-type="float" office:value="84000" table:formula="of:=[.B33]*(1-[Assumption.$D47])" table:style-name="ce11">
            <text:p>84000</text:p>
          </table:table-cell>
          <table:table-cell office:value-type="float" office:value="86325.75" table:formula="of:=[.C33]*(1-[Assumption.$D47])" table:style-name="ce11">
            <text:p>86326</text:p>
          </table:table-cell>
          <table:table-cell office:value-type="float" office:value="88715.894203124975" table:formula="of:=[.D33]*(1-[Assumption.$D47])" table:style-name="ce11">
            <text:p>88716</text:p>
          </table:table-cell>
          <table:table-cell office:value-type="float" office:value="91172.215523873994" table:formula="of:=[.E33]*(1-[Assumption.$D47])" table:style-name="ce11">
            <text:p>91172</text:p>
          </table:table-cell>
          <table:table-cell office:value-type="float" office:value="93696.54624119123" table:formula="of:=[.F33]*(1-[Assumption.$D47])" table:style-name="ce11">
            <text:p>93697</text:p>
          </table:table-cell>
          <table:table-cell office:value-type="float" office:value="96290.76936524421" table:formula="of:=[.G33]*(1-[Assumption.$D47])" table:style-name="ce11">
            <text:p>96291</text:p>
          </table:table-cell>
          <table:table-cell office:value-type="float" office:value="98956.82004204439" table:formula="of:=[.H33]*(1-[Assumption.$D47])" table:style-name="ce11">
            <text:p>98957</text:p>
          </table:table-cell>
          <table:table-cell office:value-type="float" office:value="101696.6869969585" table:formula="of:=[.I33]*(1-[Assumption.$D47])" table:style-name="ce11">
            <text:p>101697</text:p>
          </table:table-cell>
          <table:table-cell office:value-type="float" office:value="104512.41401818677" table:formula="of:=[.J33]*(1-[Assumption.$D47])" table:style-name="ce11">
            <text:p>104512</text:p>
          </table:table-cell>
          <table:table-cell office:value-type="float" office:value="107406.10148131532" table:formula="of:=[.K33]*(1-[Assumption.$D47])" table:style-name="ce11">
            <text:p>107406</text:p>
          </table:table-cell>
          <table:table-cell office:value-type="float" office:value="110379.90791607923" table:formula="of:=[.L33]*(1-[Assumption.$D47])" table:style-name="ce11">
            <text:p>110380</text:p>
          </table:table-cell>
          <table:table-cell office:value-type="float" office:value="113436.05161650565" table:formula="of:=[.M33]*(1-[Assumption.$D47])" table:style-name="ce11">
            <text:p>113436</text:p>
          </table:table-cell>
          <table:table-cell table:number-columns-repeated="16371"/>
        </table:table-row>
        <table:table-row table:style-name="ro5">
          <table:table-cell office:value-type="string" table:style-name="ce5">
            <text:p>Others</text:p>
          </table:table-cell>
          <table:table-cell office:value-type="float" office:value="46200.000000000007" table:formula="of:=[.B34]*(1-[Assumption.$D48])" table:style-name="ce11">
            <text:p>46200</text:p>
          </table:table-cell>
          <table:table-cell office:value-type="float" office:value="47479.162500000006" table:formula="of:=[.C34]*(1-[Assumption.$D48])" table:style-name="ce11">
            <text:p>47479</text:p>
          </table:table-cell>
          <table:table-cell office:value-type="float" office:value="48793.741811718741" table:formula="of:=[.D34]*(1-[Assumption.$D48])" table:style-name="ce11">
            <text:p>48794</text:p>
          </table:table-cell>
          <table:table-cell office:value-type="float" office:value="50144.718538130699" table:formula="of:=[.E34]*(1-[Assumption.$D48])" table:style-name="ce11">
            <text:p>50145</text:p>
          </table:table-cell>
          <table:table-cell office:value-type="float" office:value="51533.100432655177" table:formula="of:=[.F34]*(1-[Assumption.$D48])" table:style-name="ce11">
            <text:p>51533</text:p>
          </table:table-cell>
          <table:table-cell office:value-type="float" office:value="52959.923150884322" table:formula="of:=[.G34]*(1-[Assumption.$D48])" table:style-name="ce11">
            <text:p>52960</text:p>
          </table:table-cell>
          <table:table-cell office:value-type="float" office:value="54426.251023124416" table:formula="of:=[.H34]*(1-[Assumption.$D48])" table:style-name="ce11">
            <text:p>54426</text:p>
          </table:table-cell>
          <table:table-cell office:value-type="float" office:value="55933.177848327177" table:formula="of:=[.I34]*(1-[Assumption.$D48])" table:style-name="ce11">
            <text:p>55933</text:p>
          </table:table-cell>
          <table:table-cell office:value-type="float" office:value="57481.827710002726" table:formula="of:=[.J34]*(1-[Assumption.$D48])" table:style-name="ce11">
            <text:p>57482</text:p>
          </table:table-cell>
          <table:table-cell office:value-type="float" office:value="59073.355814723429" table:formula="of:=[.K34]*(1-[Assumption.$D48])" table:style-name="ce11">
            <text:p>59073</text:p>
          </table:table-cell>
          <table:table-cell office:value-type="float" office:value="60708.949353843585" table:formula="of:=[.L34]*(1-[Assumption.$D48])" table:style-name="ce11">
            <text:p>60709</text:p>
          </table:table-cell>
          <table:table-cell office:value-type="float" office:value="62389.828389078109" table:formula="of:=[.M34]*(1-[Assumption.$D48])" table:style-name="ce11">
            <text:p>62390</text:p>
          </table:table-cell>
          <table:table-cell table:number-columns-repeated="16371"/>
        </table:table-row>
        <table:table-row table:style-name="ro5">
          <table:table-cell office:value-type="string" table:style-name="ce6">
            <text:p>Total</text:p>
          </table:table-cell>
          <table:table-cell office:value-type="float" office:value="260680" table:formula="of:=SUM([.B80:.B85])" table:style-name="ce11">
            <text:p>260680</text:p>
          </table:table-cell>
          <table:table-cell office:value-type="float" office:value="267897.57750000001" table:formula="of:=SUM([.C80:.C85])" table:style-name="ce11">
            <text:p>267898</text:p>
          </table:table-cell>
          <table:table-cell office:value-type="float" office:value="275314.99167703121" table:formula="of:=SUM([.D80:.D85])" table:style-name="ce11">
            <text:p>275315</text:p>
          </table:table-cell>
          <table:table-cell office:value-type="float" office:value="282937.775509089" table:formula="of:=SUM([.E80:.E85])" table:style-name="ce11">
            <text:p>282938</text:p>
          </table:table-cell>
          <table:table-cell office:value-type="float" office:value="290771.61516849679" table:formula="of:=SUM([.F80:.F85])" table:style-name="ce11">
            <text:p>290772</text:p>
          </table:table-cell>
          <table:table-cell office:value-type="float" office:value="298822.35426347452" table:formula="of:=SUM([.G80:.G85])" table:style-name="ce11">
            <text:p>298822</text:p>
          </table:table-cell>
          <table:table-cell office:value-type="float" office:value="307095.99819714442" table:formula="of:=SUM([.H80:.H85])" table:style-name="ce11">
            <text:p>307096</text:p>
          </table:table-cell>
          <table:table-cell office:value-type="float" office:value="315598.71864722786" table:formula="of:=SUM([.I80:.I85])" table:style-name="ce11">
            <text:p>315599</text:p>
          </table:table-cell>
          <table:table-cell office:value-type="float" office:value="324336.85816977295" table:formula="of:=SUM([.J80:.J85])" table:style-name="ce11">
            <text:p>324337</text:p>
          </table:table-cell>
          <table:table-cell office:value-type="float" office:value="333316.93493034854" table:formula="of:=SUM([.K80:.K85])" table:style-name="ce11">
            <text:p>333317</text:p>
          </table:table-cell>
          <table:table-cell office:value-type="float" office:value="342545.64756623254" table:formula="of:=SUM([.L80:.L85])" table:style-name="ce11">
            <text:p>342546</text:p>
          </table:table-cell>
          <table:table-cell office:value-type="float" office:value="352029.88018322253" table:formula="of:=SUM([.M80:.M85])" table:style-name="ce11">
            <text:p>352030</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Maida</text:p>
          </table:table-cell>
          <table:table-cell table:number-columns-repeated="16383" table:style-name="ce1"/>
        </table:table-row>
        <table:table-row table:style-name="ro5">
          <table:table-cell office:value-type="string" table:style-name="ce5">
            <text:p>Fortune</text:p>
          </table:table-cell>
          <table:table-cell office:value-type="float" office:value="162540.00000000003" table:formula="of:=[.B37]*(1-[Assumption.$E43])" table:style-name="ce11">
            <text:p>162540</text:p>
          </table:table-cell>
          <table:table-cell office:value-type="float" office:value="166211.37224999999" table:formula="of:=[.C37]*(1-[Assumption.$E43])" table:style-name="ce11">
            <text:p>166211</text:p>
          </table:table-cell>
          <table:table-cell office:value-type="float" office:value="169965.67162069684" table:formula="of:=[.D37]*(1-[Assumption.$E43])" table:style-name="ce11">
            <text:p>169966</text:p>
          </table:table-cell>
          <table:table-cell office:value-type="float" office:value="173804.77122842934" table:formula="of:=[.E37]*(1-[Assumption.$E43])" table:style-name="ce11">
            <text:p>173805</text:p>
          </table:table-cell>
          <table:table-cell office:value-type="float" office:value="177730.58649855148" table:formula="of:=[.F37]*(1-[Assumption.$E43])" table:style-name="ce11">
            <text:p>177731</text:p>
          </table:table-cell>
          <table:table-cell office:value-type="float" office:value="181745.07612108751" table:formula="of:=[.G37]*(1-[Assumption.$E43])" table:style-name="ce11">
            <text:p>181745</text:p>
          </table:table-cell>
          <table:table-cell office:value-type="float" office:value="185850.24302797258" table:formula="of:=[.H37]*(1-[Assumption.$E43])" table:style-name="ce11">
            <text:p>185850</text:p>
          </table:table-cell>
          <table:table-cell office:value-type="float" office:value="190048.13539236691" table:formula="of:=[.I37]*(1-[Assumption.$E43])" table:style-name="ce11">
            <text:p>190048</text:p>
          </table:table-cell>
          <table:table-cell office:value-type="float" office:value="194340.84765054201" table:formula="of:=[.J37]*(1-[Assumption.$E43])" table:style-name="ce11">
            <text:p>194341</text:p>
          </table:table-cell>
          <table:table-cell office:value-type="float" office:value="198730.52154684861" table:formula="of:=[.K37]*(1-[Assumption.$E43])" table:style-name="ce11">
            <text:p>198731</text:p>
          </table:table-cell>
          <table:table-cell office:value-type="float" office:value="203219.34720228805" table:formula="of:=[.L37]*(1-[Assumption.$E43])" table:style-name="ce11">
            <text:p>203219</text:p>
          </table:table-cell>
          <table:table-cell office:value-type="float" office:value="207809.56420721972" table:formula="of:=[.M37]*(1-[Assumption.$E43])" table:style-name="ce11">
            <text:p>207810</text:p>
          </table:table-cell>
          <table:table-cell table:number-columns-repeated="16371"/>
        </table:table-row>
        <table:table-row table:style-name="ro5">
          <table:table-cell office:value-type="string" table:style-name="ce5">
            <text:p>Patanjali</text:p>
          </table:table-cell>
          <table:table-cell office:value-type="float" office:value="0" table:formula="of:=[.B38]*(1-[Assumption.$E44])" table:style-name="ce11">
            <text:p>0</text:p>
          </table:table-cell>
          <table:table-cell office:value-type="float" office:value="0" table:formula="of:=[.C38]*(1-[Assumption.$E44])" table:style-name="ce11">
            <text:p>0</text:p>
          </table:table-cell>
          <table:table-cell office:value-type="float" office:value="0" table:formula="of:=[.D38]*(1-[Assumption.$E44])" table:style-name="ce11">
            <text:p>0</text:p>
          </table:table-cell>
          <table:table-cell office:value-type="float" office:value="0" table:formula="of:=[.E38]*(1-[Assumption.$E44])" table:style-name="ce11">
            <text:p>0</text:p>
          </table:table-cell>
          <table:table-cell office:value-type="float" office:value="0" table:formula="of:=[.F38]*(1-[Assumption.$E44])" table:style-name="ce11">
            <text:p>0</text:p>
          </table:table-cell>
          <table:table-cell office:value-type="float" office:value="0" table:formula="of:=[.G38]*(1-[Assumption.$E44])" table:style-name="ce11">
            <text:p>0</text:p>
          </table:table-cell>
          <table:table-cell office:value-type="float" office:value="0" table:formula="of:=[.H38]*(1-[Assumption.$E44])" table:style-name="ce11">
            <text:p>0</text:p>
          </table:table-cell>
          <table:table-cell office:value-type="float" office:value="0" table:formula="of:=[.I38]*(1-[Assumption.$E44])" table:style-name="ce11">
            <text:p>0</text:p>
          </table:table-cell>
          <table:table-cell office:value-type="float" office:value="0" table:formula="of:=[.J38]*(1-[Assumption.$E44])" table:style-name="ce11">
            <text:p>0</text:p>
          </table:table-cell>
          <table:table-cell office:value-type="float" office:value="0" table:formula="of:=[.K38]*(1-[Assumption.$E44])" table:style-name="ce11">
            <text:p>0</text:p>
          </table:table-cell>
          <table:table-cell office:value-type="float" office:value="0" table:formula="of:=[.L38]*(1-[Assumption.$E44])" table:style-name="ce11">
            <text:p>0</text:p>
          </table:table-cell>
          <table:table-cell office:value-type="float" office:value="0" table:formula="of:=[.M38]*(1-[Assumption.$E44])"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170099.99999999997" table:formula="of:=[.B39]*(1-[Assumption.$E45])" table:style-name="ce11">
            <text:p>170100</text:p>
          </table:table-cell>
          <table:table-cell office:value-type="float" office:value="173942.13374999995" table:formula="of:=[.C39]*(1-[Assumption.$E45])" table:style-name="ce11">
            <text:p>173942</text:p>
          </table:table-cell>
          <table:table-cell office:value-type="float" office:value="177871.05169607807" table:formula="of:=[.D39]*(1-[Assumption.$E45])" table:style-name="ce11">
            <text:p>177871</text:p>
          </table:table-cell>
          <table:table-cell office:value-type="float" office:value="181888.71407626322" table:formula="of:=[.E39]*(1-[Assumption.$E45])" table:style-name="ce11">
            <text:p>181889</text:p>
          </table:table-cell>
          <table:table-cell office:value-type="float" office:value="185997.12540546083" table:formula="of:=[.F39]*(1-[Assumption.$E45])" table:style-name="ce11">
            <text:p>185997</text:p>
          </table:table-cell>
          <table:table-cell office:value-type="float" office:value="190198.33547555667" table:formula="of:=[.G39]*(1-[Assumption.$E45])" table:style-name="ce11">
            <text:p>190198</text:p>
          </table:table-cell>
          <table:table-cell office:value-type="float" office:value="194494.4403781108" table:formula="of:=[.H39]*(1-[Assumption.$E45])" table:style-name="ce11">
            <text:p>194494</text:p>
          </table:table-cell>
          <table:table-cell office:value-type="float" office:value="198887.58355015135" table:formula="of:=[.I39]*(1-[Assumption.$E45])" table:style-name="ce11">
            <text:p>198888</text:p>
          </table:table-cell>
          <table:table-cell office:value-type="float" office:value="203379.95684359042" table:formula="of:=[.J39]*(1-[Assumption.$E45])" table:style-name="ce11">
            <text:p>203380</text:p>
          </table:table-cell>
          <table:table-cell office:value-type="float" office:value="207973.80161879503" table:formula="of:=[.K39]*(1-[Assumption.$E45])" table:style-name="ce11">
            <text:p>207974</text:p>
          </table:table-cell>
          <table:table-cell office:value-type="float" office:value="212671.40986285952" table:formula="of:=[.L39]*(1-[Assumption.$E45])" table:style-name="ce11">
            <text:p>212671</text:p>
          </table:table-cell>
          <table:table-cell office:value-type="float" office:value="217475.12533313685" table:formula="of:=[.M39]*(1-[Assumption.$E45])" table:style-name="ce11">
            <text:p>217475</text:p>
          </table:table-cell>
          <table:table-cell table:number-columns-repeated="16371"/>
        </table:table-row>
        <table:table-row table:style-name="ro5">
          <table:table-cell office:value-type="string" table:style-name="ce5">
            <text:p>Good Life</text:p>
          </table:table-cell>
          <table:table-cell office:value-type="float" office:value="126000" table:formula="of:=[.B40]*(1-[Assumption.$E46])" table:style-name="ce11">
            <text:p>126000</text:p>
          </table:table-cell>
          <table:table-cell office:value-type="float" office:value="128846.02499999998" table:formula="of:=[.C40]*(1-[Assumption.$E46])" table:style-name="ce11">
            <text:p>128846</text:p>
          </table:table-cell>
          <table:table-cell office:value-type="float" office:value="131756.3345896875" table:formula="of:=[.D40]*(1-[Assumption.$E46])" table:style-name="ce11">
            <text:p>131756</text:p>
          </table:table-cell>
          <table:table-cell office:value-type="float" office:value="134732.38079723204" table:formula="of:=[.E40]*(1-[Assumption.$E46])" table:style-name="ce11">
            <text:p>134732</text:p>
          </table:table-cell>
          <table:table-cell office:value-type="float" office:value="137775.64844848952" table:formula="of:=[.F40]*(1-[Assumption.$E46])" table:style-name="ce11">
            <text:p>137776</text:p>
          </table:table-cell>
          <table:table-cell office:value-type="float" office:value="140887.65590781978" table:formula="of:=[.G40]*(1-[Assumption.$E46])" table:style-name="ce11">
            <text:p>140888</text:p>
          </table:table-cell>
          <table:table-cell office:value-type="float" office:value="144069.95583563764" table:formula="of:=[.H40]*(1-[Assumption.$E46])" table:style-name="ce11">
            <text:p>144070</text:p>
          </table:table-cell>
          <table:table-cell office:value-type="float" office:value="147324.1359630751" table:formula="of:=[.I40]*(1-[Assumption.$E46])" table:style-name="ce11">
            <text:p>147324</text:p>
          </table:table-cell>
          <table:table-cell office:value-type="float" office:value="150651.81988414106" table:formula="of:=[.J40]*(1-[Assumption.$E46])" table:style-name="ce11">
            <text:p>150652</text:p>
          </table:table-cell>
          <table:table-cell office:value-type="float" office:value="154054.6678657741" table:formula="of:=[.K40]*(1-[Assumption.$E46])" table:style-name="ce11">
            <text:p>154055</text:p>
          </table:table-cell>
          <table:table-cell office:value-type="float" office:value="157534.37767619229" table:formula="of:=[.L40]*(1-[Assumption.$E46])" table:style-name="ce11">
            <text:p>157534</text:p>
          </table:table-cell>
          <table:table-cell office:value-type="float" office:value="161092.68543195329" table:formula="of:=[.M40]*(1-[Assumption.$E46])" table:style-name="ce11">
            <text:p>161093</text:p>
          </table:table-cell>
          <table:table-cell table:number-columns-repeated="16371"/>
        </table:table-row>
        <table:table-row table:style-name="ro5">
          <table:table-cell office:value-type="string" table:style-name="ce5">
            <text:p>Classic Harvest</text:p>
          </table:table-cell>
          <table:table-cell office:value-type="float" office:value="66150" table:formula="of:=[.B41]*(1-[Assumption.$E47])" table:style-name="ce11">
            <text:p>66150</text:p>
          </table:table-cell>
          <table:table-cell office:value-type="float" office:value="67644.163124999977" table:formula="of:=[.C41]*(1-[Assumption.$E47])" table:style-name="ce11">
            <text:p>67644</text:p>
          </table:table-cell>
          <table:table-cell office:value-type="float" office:value="69172.075659585913" table:formula="of:=[.D41]*(1-[Assumption.$E47])" table:style-name="ce11">
            <text:p>69172</text:p>
          </table:table-cell>
          <table:table-cell office:value-type="float" office:value="70734.499918546819" table:formula="of:=[.E41]*(1-[Assumption.$E47])" table:style-name="ce11">
            <text:p>70734</text:p>
          </table:table-cell>
          <table:table-cell office:value-type="float" office:value="72332.215435456994" table:formula="of:=[.F41]*(1-[Assumption.$E47])" table:style-name="ce11">
            <text:p>72332</text:p>
          </table:table-cell>
          <table:table-cell office:value-type="float" office:value="73966.01935160537" table:formula="of:=[.G41]*(1-[Assumption.$E47])" table:style-name="ce11">
            <text:p>73966</text:p>
          </table:table-cell>
          <table:table-cell office:value-type="float" office:value="75636.726813709756" table:formula="of:=[.H41]*(1-[Assumption.$E47])" table:style-name="ce11">
            <text:p>75637</text:p>
          </table:table-cell>
          <table:table-cell office:value-type="float" office:value="77345.171380614425" table:formula="of:=[.I41]*(1-[Assumption.$E47])" table:style-name="ce11">
            <text:p>77345</text:p>
          </table:table-cell>
          <table:table-cell office:value-type="float" office:value="79092.205439174053" table:formula="of:=[.J41]*(1-[Assumption.$E47])" table:style-name="ce11">
            <text:p>79092</text:p>
          </table:table-cell>
          <table:table-cell office:value-type="float" office:value="80878.700629531406" table:formula="of:=[.K41]*(1-[Assumption.$E47])" table:style-name="ce11">
            <text:p>80879</text:p>
          </table:table-cell>
          <table:table-cell office:value-type="float" office:value="82705.548280000934" table:formula="of:=[.L41]*(1-[Assumption.$E47])" table:style-name="ce11">
            <text:p>82706</text:p>
          </table:table-cell>
          <table:table-cell office:value-type="float" office:value="84573.659851775446" table:formula="of:=[.M41]*(1-[Assumption.$E47])" table:style-name="ce11">
            <text:p>84574</text:p>
          </table:table-cell>
          <table:table-cell table:number-columns-repeated="16371"/>
        </table:table-row>
        <table:table-row table:style-name="ro5">
          <table:table-cell office:value-type="string" table:style-name="ce5">
            <text:p>Others</text:p>
          </table:table-cell>
          <table:table-cell office:value-type="float" office:value="0" table:formula="of:=[.B42]*(1-[Assumption.$E48])" table:style-name="ce11">
            <text:p>0</text:p>
          </table:table-cell>
          <table:table-cell office:value-type="float" office:value="0" table:formula="of:=[.C42]*(1-[Assumption.$E48])" table:style-name="ce11">
            <text:p>0</text:p>
          </table:table-cell>
          <table:table-cell office:value-type="float" office:value="0" table:formula="of:=[.D42]*(1-[Assumption.$E48])" table:style-name="ce11">
            <text:p>0</text:p>
          </table:table-cell>
          <table:table-cell office:value-type="float" office:value="0" table:formula="of:=[.E42]*(1-[Assumption.$E48])" table:style-name="ce11">
            <text:p>0</text:p>
          </table:table-cell>
          <table:table-cell office:value-type="float" office:value="0" table:formula="of:=[.F42]*(1-[Assumption.$E48])" table:style-name="ce11">
            <text:p>0</text:p>
          </table:table-cell>
          <table:table-cell office:value-type="float" office:value="0" table:formula="of:=[.G42]*(1-[Assumption.$E48])" table:style-name="ce11">
            <text:p>0</text:p>
          </table:table-cell>
          <table:table-cell office:value-type="float" office:value="0" table:formula="of:=[.H42]*(1-[Assumption.$E48])" table:style-name="ce11">
            <text:p>0</text:p>
          </table:table-cell>
          <table:table-cell office:value-type="float" office:value="0" table:formula="of:=[.I42]*(1-[Assumption.$E48])" table:style-name="ce11">
            <text:p>0</text:p>
          </table:table-cell>
          <table:table-cell office:value-type="float" office:value="0" table:formula="of:=[.J42]*(1-[Assumption.$E48])" table:style-name="ce11">
            <text:p>0</text:p>
          </table:table-cell>
          <table:table-cell office:value-type="float" office:value="0" table:formula="of:=[.K42]*(1-[Assumption.$E48])" table:style-name="ce11">
            <text:p>0</text:p>
          </table:table-cell>
          <table:table-cell office:value-type="float" office:value="0" table:formula="of:=[.L42]*(1-[Assumption.$E48])" table:style-name="ce11">
            <text:p>0</text:p>
          </table:table-cell>
          <table:table-cell office:value-type="float" office:value="0" table:formula="of:=[.M42]*(1-[Assumption.$E48])" table:style-name="ce11">
            <text:p>0</text:p>
          </table:table-cell>
          <table:table-cell table:number-columns-repeated="16371"/>
        </table:table-row>
        <table:table-row table:style-name="ro5">
          <table:table-cell office:value-type="string" table:style-name="ce6">
            <text:p>Total</text:p>
          </table:table-cell>
          <table:table-cell office:value-type="float" office:value="524790" table:formula="of:=SUM([.B89:.B94])" table:style-name="ce11">
            <text:p>524790</text:p>
          </table:table-cell>
          <table:table-cell office:value-type="float" office:value="536643.69412499992" table:formula="of:=SUM([.C89:.C94])" table:style-name="ce11">
            <text:p>536644</text:p>
          </table:table-cell>
          <table:table-cell office:value-type="float" office:value="548765.13356604835" table:formula="of:=SUM([.D89:.D94])" table:style-name="ce11">
            <text:p>548765</text:p>
          </table:table-cell>
          <table:table-cell office:value-type="float" office:value="561160.36602047132" table:formula="of:=SUM([.E89:.E94])" table:style-name="ce11">
            <text:p>561160</text:p>
          </table:table-cell>
          <table:table-cell office:value-type="float" office:value="573835.57578795881" table:formula="of:=SUM([.F89:.F94])" table:style-name="ce11">
            <text:p>573836</text:p>
          </table:table-cell>
          <table:table-cell office:value-type="float" office:value="586797.08685606928" table:formula="of:=SUM([.G89:.G94])" table:style-name="ce11">
            <text:p>586797</text:p>
          </table:table-cell>
          <table:table-cell office:value-type="float" office:value="600051.36605543073" table:formula="of:=SUM([.H89:.H94])" table:style-name="ce11">
            <text:p>600051</text:p>
          </table:table-cell>
          <table:table-cell office:value-type="float" office:value="613605.02628620772" table:formula="of:=SUM([.I89:.I94])" table:style-name="ce11">
            <text:p>613605</text:p>
          </table:table-cell>
          <table:table-cell office:value-type="float" office:value="627464.82981744758" table:formula="of:=SUM([.J89:.J94])" table:style-name="ce11">
            <text:p>627465</text:p>
          </table:table-cell>
          <table:table-cell office:value-type="float" office:value="641637.69166094915" table:formula="of:=SUM([.K89:.K94])" table:style-name="ce11">
            <text:p>641638</text:p>
          </table:table-cell>
          <table:table-cell office:value-type="float" office:value="656130.68302134075" table:formula="of:=SUM([.L89:.L94])" table:style-name="ce11">
            <text:p>656131</text:p>
          </table:table-cell>
          <table:table-cell office:value-type="float" office:value="670951.03482408542" table:formula="of:=SUM([.M89:.M94])" table:style-name="ce11">
            <text:p>670951</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ice</text:p>
          </table:table-cell>
          <table:table-cell table:number-columns-repeated="16383" table:style-name="ce1"/>
        </table:table-row>
        <table:table-row table:style-name="ro5">
          <table:table-cell office:value-type="string" table:style-name="ce5">
            <text:p>Fortune</text:p>
          </table:table-cell>
          <table:table-cell office:value-type="float" office:value="136500" table:formula="of:=[.B45]*(1-[Assumption.$F43])" table:style-name="ce11">
            <text:p>136500</text:p>
          </table:table-cell>
          <table:table-cell office:value-type="float" office:value="143406.9" table:formula="of:=[.C45]*(1-[Assumption.$F43])" table:style-name="ce11">
            <text:p>143407</text:p>
          </table:table-cell>
          <table:table-cell office:value-type="float" office:value="150663.28914000004" table:formula="of:=[.D45]*(1-[Assumption.$F43])" table:style-name="ce11">
            <text:p>150663</text:p>
          </table:table-cell>
          <table:table-cell office:value-type="float" office:value="158286.85157048402" table:formula="of:=[.E45]*(1-[Assumption.$F43])" table:style-name="ce11">
            <text:p>158287</text:p>
          </table:table-cell>
          <table:table-cell office:value-type="float" office:value="166296.16625995052" table:formula="of:=[.F45]*(1-[Assumption.$F43])" table:style-name="ce11">
            <text:p>166296</text:p>
          </table:table-cell>
          <table:table-cell office:value-type="float" office:value="174710.75227270401" table:formula="of:=[.G45]*(1-[Assumption.$F43])" table:style-name="ce11">
            <text:p>174711</text:p>
          </table:table-cell>
          <table:table-cell office:value-type="float" office:value="183551.11633770281" table:formula="of:=[.H45]*(1-[Assumption.$F43])" table:style-name="ce11">
            <text:p>183551</text:p>
          </table:table-cell>
          <table:table-cell office:value-type="float" office:value="192838.80282439062" table:formula="of:=[.I45]*(1-[Assumption.$F43])" table:style-name="ce11">
            <text:p>192839</text:p>
          </table:table-cell>
          <table:table-cell office:value-type="float" office:value="202596.44624730479" table:formula="of:=[.J45]*(1-[Assumption.$F43])" table:style-name="ce11">
            <text:p>202596</text:p>
          </table:table-cell>
          <table:table-cell office:value-type="float" office:value="212847.82642741845" table:formula="of:=[.K45]*(1-[Assumption.$F43])" table:style-name="ce11">
            <text:p>212848</text:p>
          </table:table-cell>
          <table:table-cell office:value-type="float" office:value="223617.92644464583" table:formula="of:=[.L45]*(1-[Assumption.$F43])" table:style-name="ce11">
            <text:p>223618</text:p>
          </table:table-cell>
          <table:table-cell office:value-type="float" office:value="234932.99352274492" table:formula="of:=[.M45]*(1-[Assumption.$F43])" table:style-name="ce11">
            <text:p>234933</text:p>
          </table:table-cell>
          <table:table-cell table:number-columns-repeated="16371"/>
        </table:table-row>
        <table:table-row table:style-name="ro5">
          <table:table-cell office:value-type="string" table:style-name="ce5">
            <text:p>Patanjali</text:p>
          </table:table-cell>
          <table:table-cell office:value-type="float" office:value="156000" table:formula="of:=[.B46]*(1-[Assumption.$F44])" table:style-name="ce11">
            <text:p>156000</text:p>
          </table:table-cell>
          <table:table-cell office:value-type="float" office:value="163893.6" table:formula="of:=[.C46]*(1-[Assumption.$F44])" table:style-name="ce11">
            <text:p>163894</text:p>
          </table:table-cell>
          <table:table-cell office:value-type="float" office:value="172186.61616000006" table:formula="of:=[.D46]*(1-[Assumption.$F44])" table:style-name="ce11">
            <text:p>172187</text:p>
          </table:table-cell>
          <table:table-cell office:value-type="float" office:value="180899.25893769605" table:formula="of:=[.E46]*(1-[Assumption.$F44])" table:style-name="ce11">
            <text:p>180899</text:p>
          </table:table-cell>
          <table:table-cell office:value-type="float" office:value="190052.76143994348" table:formula="of:=[.F46]*(1-[Assumption.$F44])" table:style-name="ce11">
            <text:p>190053</text:p>
          </table:table-cell>
          <table:table-cell office:value-type="float" office:value="199669.43116880461" table:formula="of:=[.G46]*(1-[Assumption.$F44])" table:style-name="ce11">
            <text:p>199669</text:p>
          </table:table-cell>
          <table:table-cell office:value-type="float" office:value="209772.7043859461" table:formula="of:=[.H46]*(1-[Assumption.$F44])" table:style-name="ce11">
            <text:p>209773</text:p>
          </table:table-cell>
          <table:table-cell office:value-type="float" office:value="220387.20322787503" table:formula="of:=[.I46]*(1-[Assumption.$F44])" table:style-name="ce11">
            <text:p>220387</text:p>
          </table:table-cell>
          <table:table-cell office:value-type="float" office:value="231538.79571120549" table:formula="of:=[.J46]*(1-[Assumption.$F44])" table:style-name="ce11">
            <text:p>231539</text:p>
          </table:table-cell>
          <table:table-cell office:value-type="float" office:value="243254.65877419256" table:formula="of:=[.K46]*(1-[Assumption.$F44])" table:style-name="ce11">
            <text:p>243255</text:p>
          </table:table-cell>
          <table:table-cell office:value-type="float" office:value="255563.34450816666" table:formula="of:=[.L46]*(1-[Assumption.$F44])" table:style-name="ce11">
            <text:p>255563</text:p>
          </table:table-cell>
          <table:table-cell office:value-type="float" office:value="268494.84974027995" table:formula="of:=[.M46]*(1-[Assumption.$F44])" table:style-name="ce11">
            <text:p>268495</text:p>
          </table:table-cell>
          <table:table-cell table:number-columns-repeated="16371"/>
        </table:table-row>
        <table:table-row table:style-name="ro5">
          <table:table-cell office:value-type="string" table:style-name="ce5">
            <text:p>Organic Tattva</text:p>
          </table:table-cell>
          <table:table-cell office:value-type="float" office:value="163800.00000000003" table:formula="of:=[.B47]*(1-[Assumption.$F45])" table:style-name="ce11">
            <text:p>163800</text:p>
          </table:table-cell>
          <table:table-cell office:value-type="float" office:value="172088.28000000003" table:formula="of:=[.C47]*(1-[Assumption.$F45])" table:style-name="ce11">
            <text:p>172088</text:p>
          </table:table-cell>
          <table:table-cell office:value-type="float" office:value="180795.94696800006" table:formula="of:=[.D47]*(1-[Assumption.$F45])" table:style-name="ce11">
            <text:p>180796</text:p>
          </table:table-cell>
          <table:table-cell office:value-type="float" office:value="189944.22188458085" table:formula="of:=[.E47]*(1-[Assumption.$F45])" table:style-name="ce11">
            <text:p>189944</text:p>
          </table:table-cell>
          <table:table-cell office:value-type="float" office:value="199555.39951194066" table:formula="of:=[.F47]*(1-[Assumption.$F45])" table:style-name="ce11">
            <text:p>199555</text:p>
          </table:table-cell>
          <table:table-cell office:value-type="float" office:value="209652.90272724486" table:formula="of:=[.G47]*(1-[Assumption.$F45])" table:style-name="ce11">
            <text:p>209653</text:p>
          </table:table-cell>
          <table:table-cell office:value-type="float" office:value="220261.33960524341" table:formula="of:=[.H47]*(1-[Assumption.$F45])" table:style-name="ce11">
            <text:p>220261</text:p>
          </table:table-cell>
          <table:table-cell office:value-type="float" office:value="231406.56338926879" table:formula="of:=[.I47]*(1-[Assumption.$F45])" table:style-name="ce11">
            <text:p>231407</text:p>
          </table:table-cell>
          <table:table-cell office:value-type="float" office:value="243115.73549676579" table:formula="of:=[.J47]*(1-[Assumption.$F45])" table:style-name="ce11">
            <text:p>243116</text:p>
          </table:table-cell>
          <table:table-cell office:value-type="float" office:value="255417.3917129022" table:formula="of:=[.K47]*(1-[Assumption.$F45])" table:style-name="ce11">
            <text:p>255417</text:p>
          </table:table-cell>
          <table:table-cell office:value-type="float" office:value="268341.51173357503" table:formula="of:=[.L47]*(1-[Assumption.$F45])" table:style-name="ce11">
            <text:p>268342</text:p>
          </table:table-cell>
          <table:table-cell office:value-type="float" office:value="281919.59222729394" table:formula="of:=[.M47]*(1-[Assumption.$F45])" table:style-name="ce11">
            <text:p>281920</text:p>
          </table:table-cell>
          <table:table-cell table:number-columns-repeated="16371"/>
        </table:table-row>
        <table:table-row table:style-name="ro5">
          <table:table-cell office:value-type="string" table:style-name="ce5">
            <text:p>Good Life</text:p>
          </table:table-cell>
          <table:table-cell office:value-type="float" office:value="0" table:formula="of:=[.B48]*(1-[Assumption.$F46])" table:style-name="ce11">
            <text:p>0</text:p>
          </table:table-cell>
          <table:table-cell office:value-type="float" office:value="0" table:formula="of:=[.C48]*(1-[Assumption.$F46])" table:style-name="ce11">
            <text:p>0</text:p>
          </table:table-cell>
          <table:table-cell office:value-type="float" office:value="0" table:formula="of:=[.D48]*(1-[Assumption.$F46])" table:style-name="ce11">
            <text:p>0</text:p>
          </table:table-cell>
          <table:table-cell office:value-type="float" office:value="0" table:formula="of:=[.E48]*(1-[Assumption.$F46])" table:style-name="ce11">
            <text:p>0</text:p>
          </table:table-cell>
          <table:table-cell office:value-type="float" office:value="0" table:formula="of:=[.F48]*(1-[Assumption.$F46])" table:style-name="ce11">
            <text:p>0</text:p>
          </table:table-cell>
          <table:table-cell office:value-type="float" office:value="0" table:formula="of:=[.G48]*(1-[Assumption.$F46])" table:style-name="ce11">
            <text:p>0</text:p>
          </table:table-cell>
          <table:table-cell office:value-type="float" office:value="0" table:formula="of:=[.H48]*(1-[Assumption.$F46])" table:style-name="ce11">
            <text:p>0</text:p>
          </table:table-cell>
          <table:table-cell office:value-type="float" office:value="0" table:formula="of:=[.I48]*(1-[Assumption.$F46])" table:style-name="ce11">
            <text:p>0</text:p>
          </table:table-cell>
          <table:table-cell office:value-type="float" office:value="0" table:formula="of:=[.J48]*(1-[Assumption.$F46])" table:style-name="ce11">
            <text:p>0</text:p>
          </table:table-cell>
          <table:table-cell office:value-type="float" office:value="0" table:formula="of:=[.K48]*(1-[Assumption.$F46])" table:style-name="ce11">
            <text:p>0</text:p>
          </table:table-cell>
          <table:table-cell office:value-type="float" office:value="0" table:formula="of:=[.L48]*(1-[Assumption.$F46])" table:style-name="ce11">
            <text:p>0</text:p>
          </table:table-cell>
          <table:table-cell office:value-type="float" office:value="0" table:formula="of:=[.M48]*(1-[Assumption.$F46])" table:style-name="ce11">
            <text:p>0</text:p>
          </table:table-cell>
          <table:table-cell table:number-columns-repeated="16371"/>
        </table:table-row>
        <table:table-row table:style-name="ro5">
          <table:table-cell office:value-type="string" table:style-name="ce5">
            <text:p>Classic Harvest</text:p>
          </table:table-cell>
          <table:table-cell office:value-type="float" office:value="193049.99999999997" table:formula="of:=[.B49]*(1-[Assumption.$F47])" table:style-name="ce11">
            <text:p>193050</text:p>
          </table:table-cell>
          <table:table-cell office:value-type="float" office:value="202818.33" table:formula="of:=[.C49]*(1-[Assumption.$F47])" table:style-name="ce11">
            <text:p>202818</text:p>
          </table:table-cell>
          <table:table-cell office:value-type="float" office:value="213080.93749800001" table:formula="of:=[.D49]*(1-[Assumption.$F47])" table:style-name="ce11">
            <text:p>213081</text:p>
          </table:table-cell>
          <table:table-cell office:value-type="float" office:value="223862.83293539882" table:formula="of:=[.E49]*(1-[Assumption.$F47])" table:style-name="ce11">
            <text:p>223863</text:p>
          </table:table-cell>
          <table:table-cell office:value-type="float" office:value="235190.29228193001" table:formula="of:=[.F49]*(1-[Assumption.$F47])" table:style-name="ce11">
            <text:p>235190</text:p>
          </table:table-cell>
          <table:table-cell office:value-type="float" office:value="247090.92107139566" table:formula="of:=[.G49]*(1-[Assumption.$F47])" table:style-name="ce11">
            <text:p>247091</text:p>
          </table:table-cell>
          <table:table-cell office:value-type="float" office:value="259593.72167760826" table:formula="of:=[.H49]*(1-[Assumption.$F47])" table:style-name="ce11">
            <text:p>259594</text:p>
          </table:table-cell>
          <table:table-cell office:value-type="float" office:value="272729.16399449529" table:formula="of:=[.I49]*(1-[Assumption.$F47])" table:style-name="ce11">
            <text:p>272729</text:p>
          </table:table-cell>
          <table:table-cell office:value-type="float" office:value="286529.25969261682" table:formula="of:=[.J49]*(1-[Assumption.$F47])" table:style-name="ce11">
            <text:p>286529</text:p>
          </table:table-cell>
          <table:table-cell office:value-type="float" office:value="301027.6402330632" table:formula="of:=[.K49]*(1-[Assumption.$F47])" table:style-name="ce11">
            <text:p>301028</text:p>
          </table:table-cell>
          <table:table-cell office:value-type="float" office:value="316259.63882885617" table:formula="of:=[.L49]*(1-[Assumption.$F47])" table:style-name="ce11">
            <text:p>316260</text:p>
          </table:table-cell>
          <table:table-cell office:value-type="float" office:value="332262.37655359635" table:formula="of:=[.M49]*(1-[Assumption.$F47])" table:style-name="ce11">
            <text:p>332262</text:p>
          </table:table-cell>
          <table:table-cell table:number-columns-repeated="16371"/>
        </table:table-row>
        <table:table-row table:style-name="ro5">
          <table:table-cell office:value-type="string" table:style-name="ce5">
            <text:p>Others</text:p>
          </table:table-cell>
          <table:table-cell office:value-type="float" office:value="175500" table:formula="of:=[.B50]*(1-[Assumption.$F48])" table:style-name="ce11">
            <text:p>175500</text:p>
          </table:table-cell>
          <table:table-cell office:value-type="float" office:value="184380.3" table:formula="of:=[.C50]*(1-[Assumption.$F48])" table:style-name="ce11">
            <text:p>184380</text:p>
          </table:table-cell>
          <table:table-cell office:value-type="float" office:value="193709.94318000003" table:formula="of:=[.D50]*(1-[Assumption.$F48])" table:style-name="ce11">
            <text:p>193710</text:p>
          </table:table-cell>
          <table:table-cell office:value-type="float" office:value="203511.66630490802" table:formula="of:=[.E50]*(1-[Assumption.$F48])" table:style-name="ce11">
            <text:p>203512</text:p>
          </table:table-cell>
          <table:table-cell office:value-type="float" office:value="213809.35661993638" table:formula="of:=[.F50]*(1-[Assumption.$F48])" table:style-name="ce11">
            <text:p>213809</text:p>
          </table:table-cell>
          <table:table-cell office:value-type="float" office:value="224628.11006490514" table:formula="of:=[.G50]*(1-[Assumption.$F48])" table:style-name="ce11">
            <text:p>224628</text:p>
          </table:table-cell>
          <table:table-cell office:value-type="float" office:value="235994.29243418935" table:formula="of:=[.H50]*(1-[Assumption.$F48])" table:style-name="ce11">
            <text:p>235994</text:p>
          </table:table-cell>
          <table:table-cell office:value-type="float" office:value="247935.60363135938" table:formula="of:=[.I50]*(1-[Assumption.$F48])" table:style-name="ce11">
            <text:p>247936</text:p>
          </table:table-cell>
          <table:table-cell office:value-type="float" office:value="260481.14517510615" table:formula="of:=[.J50]*(1-[Assumption.$F48])" table:style-name="ce11">
            <text:p>260481</text:p>
          </table:table-cell>
          <table:table-cell office:value-type="float" office:value="273661.49112096656" table:formula="of:=[.K50]*(1-[Assumption.$F48])" table:style-name="ce11">
            <text:p>273661</text:p>
          </table:table-cell>
          <table:table-cell office:value-type="float" office:value="287508.76257168746" table:formula="of:=[.L50]*(1-[Assumption.$F48])" table:style-name="ce11">
            <text:p>287509</text:p>
          </table:table-cell>
          <table:table-cell office:value-type="float" office:value="302056.70595781488" table:formula="of:=[.M50]*(1-[Assumption.$F48])" table:style-name="ce11">
            <text:p>302057</text:p>
          </table:table-cell>
          <table:table-cell table:number-columns-repeated="16371"/>
        </table:table-row>
        <table:table-row table:style-name="ro5">
          <table:table-cell office:value-type="string" table:style-name="ce6">
            <text:p>Total</text:p>
          </table:table-cell>
          <table:table-cell office:value-type="float" office:value="824850" table:formula="of:=SUM([.B98:.B103])" table:style-name="ce11">
            <text:p>824850</text:p>
          </table:table-cell>
          <table:table-cell office:value-type="float" office:value="866587.40999999992" table:formula="of:=SUM([.C98:.C103])" table:style-name="ce11">
            <text:p>866587</text:p>
          </table:table-cell>
          <table:table-cell office:value-type="float" office:value="910436.73294600018" table:formula="of:=SUM([.D98:.D103])" table:style-name="ce11">
            <text:p>910437</text:p>
          </table:table-cell>
          <table:table-cell office:value-type="float" office:value="956504.83163306781" table:formula="of:=SUM([.E98:.E103])" table:style-name="ce11">
            <text:p>956505</text:p>
          </table:table-cell>
          <table:table-cell office:value-type="float" office:value="1004903.9761137011" table:formula="of:=SUM([.F98:.F103])" table:style-name="ce11">
            <text:p>1004904</text:p>
          </table:table-cell>
          <table:table-cell office:value-type="float" office:value="1055752.1173050543" table:formula="of:=SUM([.G98:.G103])" table:style-name="ce11">
            <text:p>1055752</text:p>
          </table:table-cell>
          <table:table-cell office:value-type="float" office:value="1109173.1744406899" table:formula="of:=SUM([.H98:.H103])" table:style-name="ce11">
            <text:p>1109173</text:p>
          </table:table-cell>
          <table:table-cell office:value-type="float" office:value="1165297.3370673892" table:formula="of:=SUM([.I98:.I103])" table:style-name="ce11">
            <text:p>1165297</text:p>
          </table:table-cell>
          <table:table-cell office:value-type="float" office:value="1224261.382322999" table:formula="of:=SUM([.J98:.J103])" table:style-name="ce11">
            <text:p>1224261</text:p>
          </table:table-cell>
          <table:table-cell office:value-type="float" office:value="1286209.0082685431" table:formula="of:=SUM([.K98:.K103])" table:style-name="ce11">
            <text:p>1286209</text:p>
          </table:table-cell>
          <table:table-cell office:value-type="float" office:value="1351291.1840869309" table:formula="of:=SUM([.L98:.L103])" table:style-name="ce11">
            <text:p>1351291</text:p>
          </table:table-cell>
          <table:table-cell office:value-type="float" office:value="1419666.5180017299" table:formula="of:=SUM([.M98:.M103])" table:style-name="ce11">
            <text:p>1419667</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Sugar</text:p>
          </table:table-cell>
          <table:table-cell table:number-columns-repeated="16383" table:style-name="ce1"/>
        </table:table-row>
        <table:table-row table:style-name="ro5">
          <table:table-cell office:value-type="string" table:style-name="ce5">
            <text:p>Fortune</text:p>
          </table:table-cell>
          <table:table-cell office:value-type="float" office:value="75000" table:formula="of:=[.B53]*(1-[Assumption.$G43])" table:style-name="ce11">
            <text:p>75000</text:p>
          </table:table-cell>
          <table:table-cell office:value-type="float" office:value="78988.125" table:formula="of:=[.C53]*(1-[Assumption.$G43])" table:style-name="ce11">
            <text:p>78988</text:p>
          </table:table-cell>
          <table:table-cell office:value-type="float" office:value="83188.318546875002" table:formula="of:=[.D53]*(1-[Assumption.$G43])" table:style-name="ce11">
            <text:p>83188</text:p>
          </table:table-cell>
          <table:table-cell office:value-type="float" office:value="87611.857385605079" table:formula="of:=[.E53]*(1-[Assumption.$G43])" table:style-name="ce11">
            <text:p>87612</text:p>
          </table:table-cell>
          <table:table-cell office:value-type="float" office:value="92270.617902084632" table:formula="of:=[.F53]*(1-[Assumption.$G43])" table:style-name="ce11">
            <text:p>92271</text:p>
          </table:table-cell>
          <table:table-cell office:value-type="float" office:value="97177.108009027972" table:formula="of:=[.G53]*(1-[Assumption.$G43])" table:style-name="ce11">
            <text:p>97177</text:p>
          </table:table-cell>
          <table:table-cell office:value-type="float" office:value="102344.50072740804" table:formula="of:=[.H53]*(1-[Assumption.$G43])" table:style-name="ce11">
            <text:p>102345</text:p>
          </table:table-cell>
          <table:table-cell office:value-type="float" office:value="107786.66955358797" table:formula="of:=[.I53]*(1-[Assumption.$G43])" table:style-name="ce11">
            <text:p>107787</text:p>
          </table:table-cell>
          <table:table-cell office:value-type="float" office:value="113518.22570710001" table:formula="of:=[.J53]*(1-[Assumption.$G43])" table:style-name="ce11">
            <text:p>113518</text:p>
          </table:table-cell>
          <table:table-cell office:value-type="float" office:value="119554.55735907506" table:formula="of:=[.K53]*(1-[Assumption.$G43])" table:style-name="ce11">
            <text:p>119555</text:p>
          </table:table-cell>
          <table:table-cell office:value-type="float" office:value="125911.87094664387" table:formula="of:=[.L53]*(1-[Assumption.$G43])" table:style-name="ce11">
            <text:p>125912</text:p>
          </table:table-cell>
          <table:table-cell office:value-type="float" office:value="132607.23468423166" table:formula="of:=[.M53]*(1-[Assumption.$G43])" table:style-name="ce11">
            <text:p>132607</text:p>
          </table:table-cell>
          <table:table-cell table:number-columns-repeated="16371"/>
        </table:table-row>
        <table:table-row table:style-name="ro5">
          <table:table-cell office:value-type="string" table:style-name="ce5">
            <text:p>Patanjali</text:p>
          </table:table-cell>
          <table:table-cell office:value-type="float" office:value="0" table:formula="of:=[.B54]*(1-[Assumption.$G44])" table:style-name="ce11">
            <text:p>0</text:p>
          </table:table-cell>
          <table:table-cell office:value-type="float" office:value="0" table:formula="of:=[.C54]*(1-[Assumption.$G44])" table:style-name="ce11">
            <text:p>0</text:p>
          </table:table-cell>
          <table:table-cell office:value-type="float" office:value="0" table:formula="of:=[.D54]*(1-[Assumption.$G44])" table:style-name="ce11">
            <text:p>0</text:p>
          </table:table-cell>
          <table:table-cell office:value-type="float" office:value="0" table:formula="of:=[.E54]*(1-[Assumption.$G44])" table:style-name="ce11">
            <text:p>0</text:p>
          </table:table-cell>
          <table:table-cell office:value-type="float" office:value="0" table:formula="of:=[.F54]*(1-[Assumption.$G44])" table:style-name="ce11">
            <text:p>0</text:p>
          </table:table-cell>
          <table:table-cell office:value-type="float" office:value="0" table:formula="of:=[.G54]*(1-[Assumption.$G44])" table:style-name="ce11">
            <text:p>0</text:p>
          </table:table-cell>
          <table:table-cell office:value-type="float" office:value="0" table:formula="of:=[.H54]*(1-[Assumption.$G44])" table:style-name="ce11">
            <text:p>0</text:p>
          </table:table-cell>
          <table:table-cell office:value-type="float" office:value="0" table:formula="of:=[.I54]*(1-[Assumption.$G44])" table:style-name="ce11">
            <text:p>0</text:p>
          </table:table-cell>
          <table:table-cell office:value-type="float" office:value="0" table:formula="of:=[.J54]*(1-[Assumption.$G44])" table:style-name="ce11">
            <text:p>0</text:p>
          </table:table-cell>
          <table:table-cell office:value-type="float" office:value="0" table:formula="of:=[.K54]*(1-[Assumption.$G44])" table:style-name="ce11">
            <text:p>0</text:p>
          </table:table-cell>
          <table:table-cell office:value-type="float" office:value="0" table:formula="of:=[.L54]*(1-[Assumption.$G44])" table:style-name="ce11">
            <text:p>0</text:p>
          </table:table-cell>
          <table:table-cell office:value-type="float" office:value="0" table:formula="of:=[.M54]*(1-[Assumption.$G44])"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110156.25" table:formula="of:=[.B55]*(1-[Assumption.$G45])" table:style-name="ce11">
            <text:p>110156</text:p>
          </table:table-cell>
          <table:table-cell office:value-type="float" office:value="116013.80859375" table:formula="of:=[.C55]*(1-[Assumption.$G45])" table:style-name="ce11">
            <text:p>116014</text:p>
          </table:table-cell>
          <table:table-cell office:value-type="float" office:value="122182.84286572263" table:formula="of:=[.D55]*(1-[Assumption.$G45])" table:style-name="ce11">
            <text:p>122183</text:p>
          </table:table-cell>
          <table:table-cell office:value-type="float" office:value="128679.91553510744" table:formula="of:=[.E55]*(1-[Assumption.$G45])" table:style-name="ce11">
            <text:p>128680</text:p>
          </table:table-cell>
          <table:table-cell office:value-type="float" office:value="135522.4700436868" table:formula="of:=[.F55]*(1-[Assumption.$G45])" table:style-name="ce11">
            <text:p>135522</text:p>
          </table:table-cell>
          <table:table-cell office:value-type="float" office:value="142728.87738825983" table:formula="of:=[.G55]*(1-[Assumption.$G45])" table:style-name="ce11">
            <text:p>142729</text:p>
          </table:table-cell>
          <table:table-cell office:value-type="float" office:value="150318.48544338052" table:formula="of:=[.H55]*(1-[Assumption.$G45])" table:style-name="ce11">
            <text:p>150318</text:p>
          </table:table-cell>
          <table:table-cell office:value-type="float" office:value="158311.6709068323" table:formula="of:=[.I55]*(1-[Assumption.$G45])" table:style-name="ce11">
            <text:p>158312</text:p>
          </table:table-cell>
          <table:table-cell office:value-type="float" office:value="166729.89400730311" table:formula="of:=[.J55]*(1-[Assumption.$G45])" table:style-name="ce11">
            <text:p>166730</text:p>
          </table:table-cell>
          <table:table-cell office:value-type="float" office:value="175595.75612114146" table:formula="of:=[.K55]*(1-[Assumption.$G45])" table:style-name="ce11">
            <text:p>175596</text:p>
          </table:table-cell>
          <table:table-cell office:value-type="float" office:value="184933.06045288316" table:formula="of:=[.L55]*(1-[Assumption.$G45])" table:style-name="ce11">
            <text:p>184933</text:p>
          </table:table-cell>
          <table:table-cell office:value-type="float" office:value="194766.87594246521" table:formula="of:=[.M55]*(1-[Assumption.$G45])" table:style-name="ce11">
            <text:p>194767</text:p>
          </table:table-cell>
          <table:table-cell table:number-columns-repeated="16371"/>
        </table:table-row>
        <table:table-row table:style-name="ro5">
          <table:table-cell office:value-type="string" table:style-name="ce5">
            <text:p>Good Life</text:p>
          </table:table-cell>
          <table:table-cell office:value-type="float" office:value="49218.75" table:formula="of:=[.B56]*(1-[Assumption.$G46])" table:style-name="ce11">
            <text:p>49219</text:p>
          </table:table-cell>
          <table:table-cell office:value-type="float" office:value="51835.95703125" table:formula="of:=[.C56]*(1-[Assumption.$G46])" table:style-name="ce11">
            <text:p>51836</text:p>
          </table:table-cell>
          <table:table-cell office:value-type="float" office:value="54592.334046386713" table:formula="of:=[.D56]*(1-[Assumption.$G46])" table:style-name="ce11">
            <text:p>54592</text:p>
          </table:table-cell>
          <table:table-cell office:value-type="float" office:value="57495.281409303316" table:formula="of:=[.E56]*(1-[Assumption.$G46])" table:style-name="ce11">
            <text:p>57495</text:p>
          </table:table-cell>
          <table:table-cell office:value-type="float" office:value="60552.592998243032" table:formula="of:=[.F56]*(1-[Assumption.$G46])" table:style-name="ce11">
            <text:p>60553</text:p>
          </table:table-cell>
          <table:table-cell office:value-type="float" office:value="63772.477130924599" table:formula="of:=[.G56]*(1-[Assumption.$G46])" table:style-name="ce11">
            <text:p>63772</text:p>
          </table:table-cell>
          <table:table-cell office:value-type="float" office:value="67163.578602361507" table:formula="of:=[.H56]*(1-[Assumption.$G46])" table:style-name="ce11">
            <text:p>67164</text:p>
          </table:table-cell>
          <table:table-cell office:value-type="float" office:value="70735.001894542089" table:formula="of:=[.I56]*(1-[Assumption.$G46])" table:style-name="ce11">
            <text:p>70735</text:p>
          </table:table-cell>
          <table:table-cell office:value-type="float" office:value="74496.335620284357" table:formula="of:=[.J56]*(1-[Assumption.$G46])" table:style-name="ce11">
            <text:p>74496</text:p>
          </table:table-cell>
          <table:table-cell office:value-type="float" office:value="78457.678266892981" table:formula="of:=[.K56]*(1-[Assumption.$G46])" table:style-name="ce11">
            <text:p>78458</text:p>
          </table:table-cell>
          <table:table-cell office:value-type="float" office:value="82629.665308735013" table:formula="of:=[.L56]*(1-[Assumption.$G46])" table:style-name="ce11">
            <text:p>82630</text:p>
          </table:table-cell>
          <table:table-cell office:value-type="float" office:value="87023.497761527004" table:formula="of:=[.M56]*(1-[Assumption.$G46])" table:style-name="ce11">
            <text:p>87023</text:p>
          </table:table-cell>
          <table:table-cell table:number-columns-repeated="16371"/>
        </table:table-row>
        <table:table-row table:style-name="ro5">
          <table:table-cell office:value-type="string" table:style-name="ce5">
            <text:p>Classic Harvest</text:p>
          </table:table-cell>
          <table:table-cell office:value-type="float" office:value="120937.50000000001" table:formula="of:=[.B57]*(1-[Assumption.$G47])" table:style-name="ce11">
            <text:p>120938</text:p>
          </table:table-cell>
          <table:table-cell office:value-type="float" office:value="127368.35156250001" table:formula="of:=[.C57]*(1-[Assumption.$G47])" table:style-name="ce11">
            <text:p>127368</text:p>
          </table:table-cell>
          <table:table-cell office:value-type="float" office:value="134141.16365683594" table:formula="of:=[.D57]*(1-[Assumption.$G47])" table:style-name="ce11">
            <text:p>134141</text:p>
          </table:table-cell>
          <table:table-cell office:value-type="float" office:value="141274.12003428818" table:formula="of:=[.E57]*(1-[Assumption.$G47])" table:style-name="ce11">
            <text:p>141274</text:p>
          </table:table-cell>
          <table:table-cell office:value-type="float" office:value="148786.37136711148" table:formula="of:=[.F57]*(1-[Assumption.$G47])" table:style-name="ce11">
            <text:p>148786</text:p>
          </table:table-cell>
          <table:table-cell office:value-type="float" office:value="156698.08666455763" table:formula="of:=[.G57]*(1-[Assumption.$G47])" table:style-name="ce11">
            <text:p>156698</text:p>
          </table:table-cell>
          <table:table-cell office:value-type="float" office:value="165030.50742294546" table:formula="of:=[.H57]*(1-[Assumption.$G47])" table:style-name="ce11">
            <text:p>165031</text:p>
          </table:table-cell>
          <table:table-cell office:value-type="float" office:value="173806.00465516059" table:formula="of:=[.I57]*(1-[Assumption.$G47])" table:style-name="ce11">
            <text:p>173806</text:p>
          </table:table-cell>
          <table:table-cell office:value-type="float" office:value="183048.13895269876" table:formula="of:=[.J57]*(1-[Assumption.$G47])" table:style-name="ce11">
            <text:p>183048</text:p>
          </table:table-cell>
          <table:table-cell office:value-type="float" office:value="192781.72374150853" table:formula="of:=[.K57]*(1-[Assumption.$G47])" table:style-name="ce11">
            <text:p>192782</text:p>
          </table:table-cell>
          <table:table-cell office:value-type="float" office:value="203032.89190146321" table:formula="of:=[.L57]*(1-[Assumption.$G47])" table:style-name="ce11">
            <text:p>203033</text:p>
          </table:table-cell>
          <table:table-cell office:value-type="float" office:value="213829.16592832352" table:formula="of:=[.M57]*(1-[Assumption.$G47])" table:style-name="ce11">
            <text:p>213829</text:p>
          </table:table-cell>
          <table:table-cell table:number-columns-repeated="16371"/>
        </table:table-row>
        <table:table-row table:style-name="ro5">
          <table:table-cell office:value-type="string" table:style-name="ce5">
            <text:p>Others</text:p>
          </table:table-cell>
          <table:table-cell office:value-type="float" office:value="42187.499999999993" table:formula="of:=[.B58]*(1-[Assumption.$G48])" table:style-name="ce11">
            <text:p>42188</text:p>
          </table:table-cell>
          <table:table-cell office:value-type="float" office:value="44430.820312499993" table:formula="of:=[.C58]*(1-[Assumption.$G48])" table:style-name="ce11">
            <text:p>44431</text:p>
          </table:table-cell>
          <table:table-cell office:value-type="float" office:value="46793.429182617183" table:formula="of:=[.D58]*(1-[Assumption.$G48])" table:style-name="ce11">
            <text:p>46793</text:p>
          </table:table-cell>
          <table:table-cell office:value-type="float" office:value="49281.669779402851" table:formula="of:=[.E58]*(1-[Assumption.$G48])" table:style-name="ce11">
            <text:p>49282</text:p>
          </table:table-cell>
          <table:table-cell office:value-type="float" office:value="51902.222569922596" table:formula="of:=[.F58]*(1-[Assumption.$G48])" table:style-name="ce11">
            <text:p>51902</text:p>
          </table:table-cell>
          <table:table-cell office:value-type="float" office:value="54662.12325507823" table:formula="of:=[.G58]*(1-[Assumption.$G48])" table:style-name="ce11">
            <text:p>54662</text:p>
          </table:table-cell>
          <table:table-cell office:value-type="float" office:value="57568.781659167013" table:formula="of:=[.H58]*(1-[Assumption.$G48])" table:style-name="ce11">
            <text:p>57569</text:p>
          </table:table-cell>
          <table:table-cell office:value-type="float" office:value="60630.001623893222" table:formula="of:=[.I58]*(1-[Assumption.$G48])" table:style-name="ce11">
            <text:p>60630</text:p>
          </table:table-cell>
          <table:table-cell office:value-type="float" office:value="63854.001960243746" table:formula="of:=[.J58]*(1-[Assumption.$G48])" table:style-name="ce11">
            <text:p>63854</text:p>
          </table:table-cell>
          <table:table-cell office:value-type="float" office:value="67249.438514479712" table:formula="of:=[.K58]*(1-[Assumption.$G48])" table:style-name="ce11">
            <text:p>67249</text:p>
          </table:table-cell>
          <table:table-cell office:value-type="float" office:value="70825.427407487179" table:formula="of:=[.L58]*(1-[Assumption.$G48])" table:style-name="ce11">
            <text:p>70825</text:p>
          </table:table-cell>
          <table:table-cell office:value-type="float" office:value="74591.569509880297" table:formula="of:=[.M58]*(1-[Assumption.$G48])" table:style-name="ce11">
            <text:p>74592</text:p>
          </table:table-cell>
          <table:table-cell table:number-columns-repeated="16371"/>
        </table:table-row>
        <table:table-row table:style-name="ro5">
          <table:table-cell office:value-type="string" table:style-name="ce5">
            <text:p>Total</text:p>
          </table:table-cell>
          <table:table-cell office:value-type="float" office:value="397500" table:formula="of:=SUM([.B107:.B112])" table:style-name="ce11">
            <text:p>397500</text:p>
          </table:table-cell>
          <table:table-cell office:value-type="float" office:value="418637.0625" table:formula="of:=SUM([.C107:.C112])" table:style-name="ce11">
            <text:p>418637</text:p>
          </table:table-cell>
          <table:table-cell office:value-type="float" office:value="440898.08829843748" table:formula="of:=SUM([.D107:.D112])" table:style-name="ce11">
            <text:p>440898</text:p>
          </table:table-cell>
          <table:table-cell office:value-type="float" office:value="464342.8441437069" table:formula="of:=SUM([.E107:.E112])" table:style-name="ce11">
            <text:p>464343</text:p>
          </table:table-cell>
          <table:table-cell office:value-type="float" office:value="489034.27488104848" table:formula="of:=SUM([.F107:.F112])" table:style-name="ce11">
            <text:p>489034</text:p>
          </table:table-cell>
          <table:table-cell office:value-type="float" office:value="515038.67244784825" table:formula="of:=SUM([.G107:.G112])" table:style-name="ce11">
            <text:p>515039</text:p>
          </table:table-cell>
          <table:table-cell office:value-type="float" office:value="542425.85385526251" table:formula="of:=SUM([.H107:.H112])" table:style-name="ce11">
            <text:p>542426</text:p>
          </table:table-cell>
          <table:table-cell office:value-type="float" office:value="571269.34863401612" table:formula="of:=SUM([.I107:.I112])" table:style-name="ce11">
            <text:p>571269</text:p>
          </table:table-cell>
          <table:table-cell office:value-type="float" office:value="601646.59624763008" table:formula="of:=SUM([.J107:.J112])" table:style-name="ce11">
            <text:p>601647</text:p>
          </table:table-cell>
          <table:table-cell office:value-type="float" office:value="633639.15400309768" table:formula="of:=SUM([.K107:.K112])" table:style-name="ce11">
            <text:p>633639</text:p>
          </table:table-cell>
          <table:table-cell office:value-type="float" office:value="667332.91601721232" table:formula="of:=SUM([.L107:.L112])" table:style-name="ce11">
            <text:p>667333</text:p>
          </table:table-cell>
          <table:table-cell office:value-type="float" office:value="702818.34382642771" table:formula="of:=SUM([.M107:.M112])" table:style-name="ce11">
            <text:p>702818</text:p>
          </table:table-cell>
          <table:table-cell table:number-columns-repeated="16371"/>
        </table:table-row>
        <table:table-row table:style-name="ro6">
          <table:table-cell table:number-columns-repeated="16384"/>
        </table:table-row>
        <table:table-row table:style-name="ro5">
          <table:table-cell office:value-type="string" table:style-name="ce6">
            <text:p>Cost of Good Sold</text:p>
          </table:table-cell>
          <table:table-cell table:number-columns-repeated="16383" table:style-name="ce1"/>
        </table:table-row>
        <table:table-row table:style-name="ro5">
          <table:table-cell office:value-type="string" table:style-name="ce5">
            <text:p>Atta</text:p>
          </table:table-cell>
          <table:table-cell office:value-type="float" office:value="1535200" table:formula="of:=[.B68]" table:style-name="ce11">
            <text:p>1535200</text:p>
          </table:table-cell>
          <table:table-cell office:value-type="float" office:value="1589392.56" table:formula="of:=[.C68]" table:style-name="ce11">
            <text:p>1589393</text:p>
          </table:table-cell>
          <table:table-cell office:value-type="float" office:value="1645498.1173679996" table:formula="of:=[.D68]" table:style-name="ce11">
            <text:p>1645498</text:p>
          </table:table-cell>
          <table:table-cell office:value-type="float" office:value="1703584.2009110898" table:formula="of:=[.E68]" table:style-name="ce11">
            <text:p>1703584</text:p>
          </table:table-cell>
          <table:table-cell office:value-type="float" office:value="1763720.7232032511" table:formula="of:=[.F68]" table:style-name="ce11">
            <text:p>1763721</text:p>
          </table:table-cell>
          <table:table-cell office:value-type="float" office:value="1825980.064732326" table:formula="of:=[.G68]" table:style-name="ce11">
            <text:p>1825980</text:p>
          </table:table-cell>
          <table:table-cell office:value-type="float" office:value="1890437.1610173772" table:formula="of:=[.H68]" table:style-name="ce11">
            <text:p>1890437</text:p>
          </table:table-cell>
          <table:table-cell office:value-type="float" office:value="1957169.5928012906" table:formula="of:=[.I68]" table:style-name="ce11">
            <text:p>1957170</text:p>
          </table:table-cell>
          <table:table-cell office:value-type="float" office:value="2026257.6794271755" table:formula="of:=[.J68]" table:style-name="ce11">
            <text:p>2026258</text:p>
          </table:table-cell>
          <table:table-cell office:value-type="float" office:value="2097784.575510955" table:formula="of:=[.K68]" table:style-name="ce11">
            <text:p>2097785</text:p>
          </table:table-cell>
          <table:table-cell office:value-type="float" office:value="2171836.3710264917" table:formula="of:=[.L68]" table:style-name="ce11">
            <text:p>2171836</text:p>
          </table:table-cell>
          <table:table-cell office:value-type="float" office:value="2248502.1949237268" table:formula="of:=[.M68]" table:style-name="ce11">
            <text:p>2248502</text:p>
          </table:table-cell>
          <table:table-cell table:number-columns-repeated="16371"/>
        </table:table-row>
        <table:table-row table:style-name="ro5">
          <table:table-cell office:value-type="string" table:style-name="ce5">
            <text:p>Besan</text:p>
          </table:table-cell>
          <table:table-cell office:value-type="float" office:value="512550" table:formula="of:=[.B77]" table:style-name="ce10">
            <text:p>512550</text:p>
          </table:table-cell>
          <table:table-cell office:value-type="float" office:value="530643.0149999999" table:formula="of:=[.C77]" table:style-name="ce11">
            <text:p>530643</text:p>
          </table:table-cell>
          <table:table-cell office:value-type="float" office:value="549374.71342949988" table:formula="of:=[.D77]" table:style-name="ce11">
            <text:p>549375</text:p>
          </table:table-cell>
          <table:table-cell office:value-type="float" office:value="568767.64081356116" table:formula="of:=[.E77]" table:style-name="ce11">
            <text:p>568768</text:p>
          </table:table-cell>
          <table:table-cell office:value-type="float" office:value="588845.13853427977" table:formula="of:=[.F77]" table:style-name="ce11">
            <text:p>588845</text:p>
          </table:table-cell>
          <table:table-cell office:value-type="float" office:value="609631.3719245398" table:formula="of:=[.G77]" table:style-name="ce11">
            <text:p>609631</text:p>
          </table:table-cell>
          <table:table-cell office:value-type="float" office:value="631151.35935347597" table:formula="of:=[.H77]" table:style-name="ce11">
            <text:p>631151</text:p>
          </table:table-cell>
          <table:table-cell office:value-type="float" office:value="653431.00233865366" table:formula="of:=[.I77]" table:style-name="ce11">
            <text:p>653431</text:p>
          </table:table-cell>
          <table:table-cell office:value-type="float" office:value="676497.11672120809" table:formula="of:=[.J77]" table:style-name="ce11">
            <text:p>676497</text:p>
          </table:table-cell>
          <table:table-cell office:value-type="float" office:value="700377.46494146681" table:formula="of:=[.K77]" table:style-name="ce11">
            <text:p>700377</text:p>
          </table:table-cell>
          <table:table-cell office:value-type="float" office:value="725100.78945390042" table:formula="of:=[.L77]" table:style-name="ce11">
            <text:p>725101</text:p>
          </table:table-cell>
          <table:table-cell office:value-type="float" office:value="750696.84732162312" table:formula="of:=[.M77]" table:style-name="ce11">
            <text:p>750697</text:p>
          </table:table-cell>
          <table:table-cell table:number-columns-repeated="16371"/>
        </table:table-row>
        <table:table-row table:style-name="ro5">
          <table:table-cell office:value-type="string" table:style-name="ce5">
            <text:p>Rawa/Suji</text:p>
          </table:table-cell>
          <table:table-cell office:value-type="float" office:value="260680" table:formula="of:=[.B86]" table:style-name="ce11">
            <text:p>260680</text:p>
          </table:table-cell>
          <table:table-cell office:value-type="float" office:value="267897.57750000001" table:formula="of:=[.C86]" table:style-name="ce11">
            <text:p>267898</text:p>
          </table:table-cell>
          <table:table-cell office:value-type="float" office:value="275314.99167703121" table:formula="of:=[.D86]" table:style-name="ce11">
            <text:p>275315</text:p>
          </table:table-cell>
          <table:table-cell office:value-type="float" office:value="282937.775509089" table:formula="of:=[.E86]" table:style-name="ce11">
            <text:p>282938</text:p>
          </table:table-cell>
          <table:table-cell office:value-type="float" office:value="290771.61516849679" table:formula="of:=[.F86]" table:style-name="ce11">
            <text:p>290772</text:p>
          </table:table-cell>
          <table:table-cell office:value-type="float" office:value="298822.35426347452" table:formula="of:=[.G86]" table:style-name="ce11">
            <text:p>298822</text:p>
          </table:table-cell>
          <table:table-cell office:value-type="float" office:value="307095.99819714442" table:formula="of:=[.H86]" table:style-name="ce11">
            <text:p>307096</text:p>
          </table:table-cell>
          <table:table-cell office:value-type="float" office:value="315598.71864722786" table:formula="of:=[.I86]" table:style-name="ce11">
            <text:p>315599</text:p>
          </table:table-cell>
          <table:table-cell office:value-type="float" office:value="324336.85816977295" table:formula="of:=[.J86]" table:style-name="ce11">
            <text:p>324337</text:p>
          </table:table-cell>
          <table:table-cell office:value-type="float" office:value="333316.93493034854" table:formula="of:=[.K86]" table:style-name="ce11">
            <text:p>333317</text:p>
          </table:table-cell>
          <table:table-cell office:value-type="float" office:value="342545.64756623254" table:formula="of:=[.L86]" table:style-name="ce11">
            <text:p>342546</text:p>
          </table:table-cell>
          <table:table-cell office:value-type="float" office:value="352029.88018322253" table:formula="of:=[.M86]" table:style-name="ce11">
            <text:p>352030</text:p>
          </table:table-cell>
          <table:table-cell table:number-columns-repeated="16371"/>
        </table:table-row>
        <table:table-row table:style-name="ro5">
          <table:table-cell office:value-type="string" table:style-name="ce5">
            <text:p>Maida</text:p>
          </table:table-cell>
          <table:table-cell office:value-type="float" office:value="524790" table:formula="of:=[.B95]" table:style-name="ce11">
            <text:p>524790</text:p>
          </table:table-cell>
          <table:table-cell office:value-type="float" office:value="536643.69412499992" table:formula="of:=[.C95]" table:style-name="ce11">
            <text:p>536644</text:p>
          </table:table-cell>
          <table:table-cell office:value-type="float" office:value="548765.13356604835" table:formula="of:=[.D95]" table:style-name="ce11">
            <text:p>548765</text:p>
          </table:table-cell>
          <table:table-cell office:value-type="float" office:value="561160.36602047132" table:formula="of:=[.E95]" table:style-name="ce11">
            <text:p>561160</text:p>
          </table:table-cell>
          <table:table-cell office:value-type="float" office:value="573835.57578795881" table:formula="of:=[.F95]" table:style-name="ce11">
            <text:p>573836</text:p>
          </table:table-cell>
          <table:table-cell office:value-type="float" office:value="586797.08685606928" table:formula="of:=[.G95]" table:style-name="ce11">
            <text:p>586797</text:p>
          </table:table-cell>
          <table:table-cell office:value-type="float" office:value="600051.36605543073" table:formula="of:=[.H95]" table:style-name="ce11">
            <text:p>600051</text:p>
          </table:table-cell>
          <table:table-cell office:value-type="float" office:value="613605.02628620772" table:formula="of:=[.I95]" table:style-name="ce11">
            <text:p>613605</text:p>
          </table:table-cell>
          <table:table-cell office:value-type="float" office:value="627464.82981744758" table:formula="of:=[.J95]" table:style-name="ce11">
            <text:p>627465</text:p>
          </table:table-cell>
          <table:table-cell office:value-type="float" office:value="641637.69166094915" table:formula="of:=[.K95]" table:style-name="ce11">
            <text:p>641638</text:p>
          </table:table-cell>
          <table:table-cell office:value-type="float" office:value="656130.68302134075" table:formula="of:=[.L95]" table:style-name="ce11">
            <text:p>656131</text:p>
          </table:table-cell>
          <table:table-cell office:value-type="float" office:value="670951.03482408542" table:formula="of:=[.M95]" table:style-name="ce11">
            <text:p>670951</text:p>
          </table:table-cell>
          <table:table-cell table:number-columns-repeated="16371"/>
        </table:table-row>
        <table:table-row table:style-name="ro5">
          <table:table-cell office:value-type="string" table:style-name="ce5">
            <text:p>Rice</text:p>
          </table:table-cell>
          <table:table-cell office:value-type="float" office:value="824850" table:formula="of:=[.B104]" table:style-name="ce11">
            <text:p>824850</text:p>
          </table:table-cell>
          <table:table-cell office:value-type="float" office:value="866587.40999999992" table:formula="of:=[.C104]" table:style-name="ce11">
            <text:p>866587</text:p>
          </table:table-cell>
          <table:table-cell office:value-type="float" office:value="910436.73294600018" table:formula="of:=[.D104]" table:style-name="ce11">
            <text:p>910437</text:p>
          </table:table-cell>
          <table:table-cell office:value-type="float" office:value="956504.83163306781" table:formula="of:=[.E104]" table:style-name="ce11">
            <text:p>956505</text:p>
          </table:table-cell>
          <table:table-cell office:value-type="float" office:value="1004903.9761137011" table:formula="of:=[.F104]" table:style-name="ce11">
            <text:p>1004904</text:p>
          </table:table-cell>
          <table:table-cell office:value-type="float" office:value="1055752.1173050543" table:formula="of:=[.G104]" table:style-name="ce11">
            <text:p>1055752</text:p>
          </table:table-cell>
          <table:table-cell office:value-type="float" office:value="1109173.1744406899" table:formula="of:=[.H104]" table:style-name="ce11">
            <text:p>1109173</text:p>
          </table:table-cell>
          <table:table-cell office:value-type="float" office:value="1165297.3370673892" table:formula="of:=[.I104]" table:style-name="ce11">
            <text:p>1165297</text:p>
          </table:table-cell>
          <table:table-cell office:value-type="float" office:value="1224261.382322999" table:formula="of:=[.J104]" table:style-name="ce11">
            <text:p>1224261</text:p>
          </table:table-cell>
          <table:table-cell office:value-type="float" office:value="1286209.0082685431" table:formula="of:=[.K104]" table:style-name="ce11">
            <text:p>1286209</text:p>
          </table:table-cell>
          <table:table-cell office:value-type="float" office:value="1351291.1840869309" table:formula="of:=[.L104]" table:style-name="ce11">
            <text:p>1351291</text:p>
          </table:table-cell>
          <table:table-cell office:value-type="float" office:value="1419666.5180017299" table:formula="of:=[.M104]" table:style-name="ce11">
            <text:p>1419667</text:p>
          </table:table-cell>
          <table:table-cell table:number-columns-repeated="16371"/>
        </table:table-row>
        <table:table-row table:style-name="ro5">
          <table:table-cell office:value-type="string" table:style-name="ce5">
            <text:p>Sugar</text:p>
          </table:table-cell>
          <table:table-cell office:value-type="float" office:value="397500" table:formula="of:=[.B113]" table:style-name="ce11">
            <text:p>397500</text:p>
          </table:table-cell>
          <table:table-cell office:value-type="float" office:value="418637.0625" table:formula="of:=[.C113]" table:style-name="ce11">
            <text:p>418637</text:p>
          </table:table-cell>
          <table:table-cell office:value-type="float" office:value="440898.08829843748" table:formula="of:=[.D113]" table:style-name="ce11">
            <text:p>440898</text:p>
          </table:table-cell>
          <table:table-cell office:value-type="float" office:value="464342.8441437069" table:formula="of:=[.E113]" table:style-name="ce11">
            <text:p>464343</text:p>
          </table:table-cell>
          <table:table-cell office:value-type="float" office:value="489034.27488104848" table:formula="of:=[.F113]" table:style-name="ce11">
            <text:p>489034</text:p>
          </table:table-cell>
          <table:table-cell office:value-type="float" office:value="515038.67244784825" table:formula="of:=[.G113]" table:style-name="ce11">
            <text:p>515039</text:p>
          </table:table-cell>
          <table:table-cell office:value-type="float" office:value="542425.85385526251" table:formula="of:=[.H113]" table:style-name="ce11">
            <text:p>542426</text:p>
          </table:table-cell>
          <table:table-cell office:value-type="float" office:value="571269.34863401612" table:formula="of:=[.I113]" table:style-name="ce11">
            <text:p>571269</text:p>
          </table:table-cell>
          <table:table-cell office:value-type="float" office:value="601646.59624763008" table:formula="of:=[.J113]" table:style-name="ce11">
            <text:p>601647</text:p>
          </table:table-cell>
          <table:table-cell office:value-type="float" office:value="633639.15400309768" table:formula="of:=[.K113]" table:style-name="ce11">
            <text:p>633639</text:p>
          </table:table-cell>
          <table:table-cell office:value-type="float" office:value="667332.91601721232" table:formula="of:=[.L113]" table:style-name="ce11">
            <text:p>667333</text:p>
          </table:table-cell>
          <table:table-cell office:value-type="float" office:value="702818.34382642771" table:formula="of:=[.M113]" table:style-name="ce11">
            <text:p>702818</text:p>
          </table:table-cell>
          <table:table-cell table:number-columns-repeated="16371"/>
        </table:table-row>
        <table:table-row table:style-name="ro5">
          <table:table-cell office:value-type="string" table:style-name="ce5">
            <text:p>Total</text:p>
          </table:table-cell>
          <table:table-cell office:value-type="float" office:value="4055570" table:formula="of:=SUM([.B116:.B121])" table:style-name="ce11">
            <text:p>4055570</text:p>
          </table:table-cell>
          <table:table-cell office:value-type="float" office:value="4209801.3191250004" table:formula="of:=SUM([.C116:.C121])" table:style-name="ce11">
            <text:p>4209801</text:p>
          </table:table-cell>
          <table:table-cell office:value-type="float" office:value="4370287.7772850171" table:formula="of:=SUM([.D116:.D121])" table:style-name="ce11">
            <text:p>4370288</text:p>
          </table:table-cell>
          <table:table-cell office:value-type="float" office:value="4537297.659030986" table:formula="of:=SUM([.E116:.E121])" table:style-name="ce11">
            <text:p>4537298</text:p>
          </table:table-cell>
          <table:table-cell office:value-type="float" office:value="4711111.3036887357" table:formula="of:=SUM([.F116:.F121])" table:style-name="ce11">
            <text:p>4711111</text:p>
          </table:table-cell>
          <table:table-cell office:value-type="float" office:value="4892021.667529312" table:formula="of:=SUM([.G116:.G121])" table:style-name="ce11">
            <text:p>4892022</text:p>
          </table:table-cell>
          <table:table-cell office:value-type="float" office:value="5080334.9129193807" table:formula="of:=SUM([.H116:.H121])" table:style-name="ce11">
            <text:p>5080335</text:p>
          </table:table-cell>
          <table:table-cell office:value-type="float" office:value="5276371.0257747844" table:formula="of:=SUM([.I116:.I121])" table:style-name="ce11">
            <text:p>5276371</text:p>
          </table:table-cell>
          <table:table-cell office:value-type="float" office:value="5480464.4627062334" table:formula="of:=SUM([.J116:.J121])" table:style-name="ce11">
            <text:p>5480464</text:p>
          </table:table-cell>
          <table:table-cell office:value-type="float" office:value="5692964.8293153597" table:formula="of:=SUM([.K116:.K121])" table:style-name="ce11">
            <text:p>5692965</text:p>
          </table:table-cell>
          <table:table-cell office:value-type="float" office:value="5914237.5911721084" table:formula="of:=SUM([.L116:.L121])" table:style-name="ce11">
            <text:p>5914238</text:p>
          </table:table-cell>
          <table:table-cell office:value-type="float" office:value="6144664.8190808157" table:formula="of:=SUM([.M116:.M121])" table:style-name="ce11">
            <text:p>6144665</text:p>
          </table:table-cell>
          <table:table-cell table:number-columns-repeated="16371"/>
        </table:table-row>
        <table:table-row table:style-name="ro6">
          <table:table-cell table:number-columns-repeated="16384"/>
        </table:table-row>
        <table:table-row table:style-name="ro5">
          <table:table-cell office:value-type="string" table:style-name="ce6">
            <text:p>Other Costs</text:p>
          </table:table-cell>
          <table:table-cell table:number-columns-repeated="16383" table:style-name="ce1"/>
        </table:table-row>
        <table:table-row table:style-name="ro5">
          <table:table-cell office:value-type="string" table:style-name="ce5">
            <text:p>Rent</text:p>
          </table:table-cell>
          <table:table-cell office:value-type="float" office:value="100000" table:formula="of:=[Assumption.$B57]" table:style-name="ce10">
            <text:p>100000</text:p>
          </table:table-cell>
          <table:table-cell office:value-type="float" office:value="100000" table:formula="of:=[Assumption.$B57]" table:style-name="ce10">
            <text:p>100000</text:p>
          </table:table-cell>
          <table:table-cell office:value-type="float" office:value="100000" table:formula="of:=[Assumption.$B57]" table:style-name="ce10">
            <text:p>100000</text:p>
          </table:table-cell>
          <table:table-cell office:value-type="float" office:value="100000" table:formula="of:=[Assumption.$B57]" table:style-name="ce10">
            <text:p>100000</text:p>
          </table:table-cell>
          <table:table-cell office:value-type="float" office:value="100000" table:formula="of:=[Assumption.$B57]" table:style-name="ce10">
            <text:p>100000</text:p>
          </table:table-cell>
          <table:table-cell office:value-type="float" office:value="100000" table:formula="of:=[Assumption.$B57]" table:style-name="ce10">
            <text:p>100000</text:p>
          </table:table-cell>
          <table:table-cell office:value-type="float" office:value="100000" table:formula="of:=[Assumption.$B57]" table:style-name="ce10">
            <text:p>100000</text:p>
          </table:table-cell>
          <table:table-cell office:value-type="float" office:value="100000" table:formula="of:=[Assumption.$B57]" table:style-name="ce10">
            <text:p>100000</text:p>
          </table:table-cell>
          <table:table-cell office:value-type="float" office:value="100000" table:formula="of:=[Assumption.$B57]" table:style-name="ce10">
            <text:p>100000</text:p>
          </table:table-cell>
          <table:table-cell office:value-type="float" office:value="100000" table:formula="of:=[Assumption.$B57]" table:style-name="ce10">
            <text:p>100000</text:p>
          </table:table-cell>
          <table:table-cell office:value-type="float" office:value="100000" table:formula="of:=[Assumption.$B57]" table:style-name="ce10">
            <text:p>100000</text:p>
          </table:table-cell>
          <table:table-cell office:value-type="float" office:value="100000" table:formula="of:=[Assumption.$B57]" table:style-name="ce10">
            <text:p>100000</text:p>
          </table:table-cell>
          <table:table-cell table:number-columns-repeated="16371"/>
        </table:table-row>
        <table:table-row table:style-name="ro5">
          <table:table-cell office:value-type="string" table:style-name="ce5">
            <text:p>Electricity Bll</text:p>
          </table:table-cell>
          <table:table-cell office:value-type="float" office:value="70000" table:formula="of:=[Assumption.$B58]" table:style-name="ce10">
            <text:p>70000</text:p>
          </table:table-cell>
          <table:table-cell office:value-type="float" office:value="70000" table:formula="of:=[Assumption.$B58]" table:style-name="ce10">
            <text:p>70000</text:p>
          </table:table-cell>
          <table:table-cell office:value-type="float" office:value="70000" table:formula="of:=[Assumption.$B58]" table:style-name="ce10">
            <text:p>70000</text:p>
          </table:table-cell>
          <table:table-cell office:value-type="float" office:value="70000" table:formula="of:=[Assumption.$B58]" table:style-name="ce10">
            <text:p>70000</text:p>
          </table:table-cell>
          <table:table-cell office:value-type="float" office:value="70000" table:formula="of:=[Assumption.$B58]" table:style-name="ce10">
            <text:p>70000</text:p>
          </table:table-cell>
          <table:table-cell office:value-type="float" office:value="70000" table:formula="of:=[Assumption.$B58]" table:style-name="ce10">
            <text:p>70000</text:p>
          </table:table-cell>
          <table:table-cell office:value-type="float" office:value="70000" table:formula="of:=[Assumption.$B58]" table:style-name="ce10">
            <text:p>70000</text:p>
          </table:table-cell>
          <table:table-cell office:value-type="float" office:value="70000" table:formula="of:=[Assumption.$B58]" table:style-name="ce10">
            <text:p>70000</text:p>
          </table:table-cell>
          <table:table-cell office:value-type="float" office:value="70000" table:formula="of:=[Assumption.$B58]" table:style-name="ce10">
            <text:p>70000</text:p>
          </table:table-cell>
          <table:table-cell office:value-type="float" office:value="70000" table:formula="of:=[Assumption.$B58]" table:style-name="ce10">
            <text:p>70000</text:p>
          </table:table-cell>
          <table:table-cell office:value-type="float" office:value="70000" table:formula="of:=[Assumption.$B58]" table:style-name="ce10">
            <text:p>70000</text:p>
          </table:table-cell>
          <table:table-cell office:value-type="float" office:value="70000" table:formula="of:=[Assumption.$B58]" table:style-name="ce10">
            <text:p>70000</text:p>
          </table:table-cell>
          <table:table-cell table:number-columns-repeated="16371"/>
        </table:table-row>
        <table:table-row table:style-name="ro5">
          <table:table-cell office:value-type="string" table:style-name="ce5">
            <text:p>Salary Expanse</text:p>
          </table:table-cell>
          <table:table-cell office:value-type="float" office:value="90000" table:formula="of:=[Assumption.$B59]" table:style-name="ce10">
            <text:p>90000</text:p>
          </table:table-cell>
          <table:table-cell office:value-type="float" office:value="90000" table:formula="of:=[Assumption.$B59]" table:style-name="ce10">
            <text:p>90000</text:p>
          </table:table-cell>
          <table:table-cell office:value-type="float" office:value="90000" table:formula="of:=[Assumption.$B59]" table:style-name="ce10">
            <text:p>90000</text:p>
          </table:table-cell>
          <table:table-cell office:value-type="float" office:value="90000" table:formula="of:=[Assumption.$B59]" table:style-name="ce10">
            <text:p>90000</text:p>
          </table:table-cell>
          <table:table-cell office:value-type="float" office:value="90000" table:formula="of:=[Assumption.$B59]" table:style-name="ce10">
            <text:p>90000</text:p>
          </table:table-cell>
          <table:table-cell office:value-type="float" office:value="90000" table:formula="of:=[Assumption.$B59]" table:style-name="ce10">
            <text:p>90000</text:p>
          </table:table-cell>
          <table:table-cell office:value-type="float" office:value="90000" table:formula="of:=[Assumption.$B59]" table:style-name="ce10">
            <text:p>90000</text:p>
          </table:table-cell>
          <table:table-cell office:value-type="float" office:value="90000" table:formula="of:=[Assumption.$B59]" table:style-name="ce10">
            <text:p>90000</text:p>
          </table:table-cell>
          <table:table-cell office:value-type="float" office:value="90000" table:formula="of:=[Assumption.$B59]" table:style-name="ce10">
            <text:p>90000</text:p>
          </table:table-cell>
          <table:table-cell office:value-type="float" office:value="90000" table:formula="of:=[Assumption.$B59]" table:style-name="ce10">
            <text:p>90000</text:p>
          </table:table-cell>
          <table:table-cell office:value-type="float" office:value="90000" table:formula="of:=[Assumption.$B59]" table:style-name="ce10">
            <text:p>90000</text:p>
          </table:table-cell>
          <table:table-cell office:value-type="float" office:value="90000" table:formula="of:=[Assumption.$B59]" table:style-name="ce10">
            <text:p>90000</text:p>
          </table:table-cell>
          <table:table-cell table:number-columns-repeated="16371"/>
        </table:table-row>
        <table:table-row table:style-name="ro5">
          <table:table-cell office:value-type="string" table:style-name="ce5">
            <text:p>Total</text:p>
          </table:table-cell>
          <table:table-cell office:value-type="float" office:value="260000" table:formula="of:=SUM([.B125:.B127])" table:style-name="ce10">
            <text:p>260000</text:p>
          </table:table-cell>
          <table:table-cell office:value-type="float" office:value="260000" table:formula="of:=SUM([.C125:.C127])" table:style-name="ce10">
            <text:p>260000</text:p>
          </table:table-cell>
          <table:table-cell office:value-type="float" office:value="260000" table:formula="of:=SUM([.D125:.D127])" table:style-name="ce10">
            <text:p>260000</text:p>
          </table:table-cell>
          <table:table-cell office:value-type="float" office:value="260000" table:formula="of:=SUM([.E125:.E127])" table:style-name="ce10">
            <text:p>260000</text:p>
          </table:table-cell>
          <table:table-cell office:value-type="float" office:value="260000" table:formula="of:=SUM([.F125:.F127])" table:style-name="ce10">
            <text:p>260000</text:p>
          </table:table-cell>
          <table:table-cell office:value-type="float" office:value="260000" table:formula="of:=SUM([.G125:.G127])" table:style-name="ce10">
            <text:p>260000</text:p>
          </table:table-cell>
          <table:table-cell office:value-type="float" office:value="260000" table:formula="of:=SUM([.H125:.H127])" table:style-name="ce10">
            <text:p>260000</text:p>
          </table:table-cell>
          <table:table-cell office:value-type="float" office:value="260000" table:formula="of:=SUM([.I125:.I127])" table:style-name="ce10">
            <text:p>260000</text:p>
          </table:table-cell>
          <table:table-cell office:value-type="float" office:value="260000" table:formula="of:=SUM([.J125:.J127])" table:style-name="ce10">
            <text:p>260000</text:p>
          </table:table-cell>
          <table:table-cell office:value-type="float" office:value="260000" table:formula="of:=SUM([.K125:.K127])" table:style-name="ce10">
            <text:p>260000</text:p>
          </table:table-cell>
          <table:table-cell office:value-type="float" office:value="260000" table:formula="of:=SUM([.L125:.L127])" table:style-name="ce10">
            <text:p>260000</text:p>
          </table:table-cell>
          <table:table-cell office:value-type="float" office:value="260000" table:formula="of:=SUM([.M125:.M127])" table:style-name="ce10">
            <text:p>260000</text:p>
          </table:table-cell>
          <table:table-cell table:number-columns-repeated="16371"/>
        </table:table-row>
        <table:table-row table:style-name="ro6">
          <table:table-cell table:number-columns-repeated="16384"/>
        </table:table-row>
        <table:table-row table:style-name="ro5">
          <table:table-cell office:value-type="string" table:style-name="ce5">
            <text:p>Profit</text:p>
          </table:table-cell>
          <table:table-cell office:value-type="float" office:value="4331930" table:formula="of:=[.B9]-[.B122]-[.B128]" table:style-name="ce11">
            <text:p>4331930</text:p>
          </table:table-cell>
          <table:table-cell office:value-type="float" office:value="4509267.4933749996" table:formula="of:=[.C9]-[.C122]-[.C128]" table:style-name="ce11">
            <text:p>4509267</text:p>
          </table:table-cell>
          <table:table-cell office:value-type="float" office:value="4693975.1417352948" table:formula="of:=[.D9]-[.D122]-[.D128]" table:style-name="ce11">
            <text:p>4693975</text:p>
          </table:table-cell>
          <table:table-cell office:value-type="float" office:value="4886377.9656311376" table:formula="of:=[.E9]-[.E122]-[.E128]" table:style-name="ce11">
            <text:p>4886378</text:p>
          </table:table-cell>
          <table:table-cell office:value-type="float" office:value="5086815.9843337042" table:formula="of:=[.F9]-[.F122]-[.F128]" table:style-name="ce11">
            <text:p>5086816</text:p>
          </table:table-cell>
          <table:table-cell office:value-type="float" office:value="5295644.9315424534" table:formula="of:=[.G9]-[.G122]-[.G128]" table:style-name="ce11">
            <text:p>5295645</text:p>
          </table:table-cell>
          <table:table-cell office:value-type="float" office:value="5513237.0060788514" table:formula="of:=[.H9]-[.H122]-[.H128]" table:style-name="ce11">
            <text:p>5513237</text:p>
          </table:table-cell>
          <table:table-cell office:value-type="float" office:value="5739981.6593064368" table:formula="of:=[.I9]-[.I122]-[.I128]" table:style-name="ce11">
            <text:p>5739982</text:p>
          </table:table-cell>
          <table:table-cell office:value-type="float" office:value="5976286.4211046649" table:formula="of:=[.J9]-[.J122]-[.J128]" table:style-name="ce11">
            <text:p>5976286</text:p>
          </table:table-cell>
          <table:table-cell office:value-type="float" office:value="6222577.7663160684" table:formula="of:=[.K9]-[.K122]-[.K128]" table:style-name="ce11">
            <text:p>6222578</text:p>
          </table:table-cell>
          <table:table-cell office:value-type="float" office:value="6479302.0236829761" table:formula="of:=[.L9]-[.L122]-[.L128]" table:style-name="ce11">
            <text:p>6479302</text:p>
          </table:table-cell>
          <table:table-cell office:value-type="float" office:value="6746926.3293916536" table:formula="of:=[.M9]-[.M122]-[.M128]" table:style-name="ce11">
            <text:p>6746926</text:p>
          </table:table-cell>
          <table:table-cell table:number-columns-repeated="16371"/>
        </table:table-row>
        <table:table-row table:number-rows-repeated="1048446" table:style-name="ro6">
          <table:table-cell table:number-columns-repeated="16384"/>
        </table:table-row>
      </table:table>
      <table:table table:name="Sales_&amp;Costs_-Store_3" table:style-name="ta1">
        <table:table-column table:style-name="co6" table:default-cell-style-name="ce1"/>
        <table:table-column table:style-name="co2" table:number-columns-repeated="1023" table:default-cell-style-name="ce1"/>
        <table:table-column table:style-name="co3" table:number-columns-repeated="15360" table:default-cell-style-name="ce1"/>
        <table:table-row table:style-name="ro5">
          <table:table-cell table:style-name="ce1"/>
          <table:table-cell office:value-type="string" table:style-name="ce9">
            <text:p>M1</text:p>
          </table:table-cell>
          <table:table-cell office:value-type="string" table:style-name="ce9">
            <text:p>M2</text:p>
          </table:table-cell>
          <table:table-cell office:value-type="string" table:style-name="ce9">
            <text:p>M3</text:p>
          </table:table-cell>
          <table:table-cell office:value-type="string" table:style-name="ce9">
            <text:p>M4</text:p>
          </table:table-cell>
          <table:table-cell office:value-type="string" table:style-name="ce9">
            <text:p>M5</text:p>
          </table:table-cell>
          <table:table-cell office:value-type="string" table:style-name="ce9">
            <text:p>M6</text:p>
          </table:table-cell>
          <table:table-cell office:value-type="string" table:style-name="ce9">
            <text:p>M7</text:p>
          </table:table-cell>
          <table:table-cell office:value-type="string" table:style-name="ce9">
            <text:p>M8</text:p>
          </table:table-cell>
          <table:table-cell office:value-type="string" table:style-name="ce9">
            <text:p>M9</text:p>
          </table:table-cell>
          <table:table-cell office:value-type="string" table:style-name="ce9">
            <text:p>M10</text:p>
          </table:table-cell>
          <table:table-cell office:value-type="string" table:style-name="ce9">
            <text:p>M11</text:p>
          </table:table-cell>
          <table:table-cell office:value-type="string" table:style-name="ce9">
            <text:p>M12</text:p>
          </table:table-cell>
          <table:table-cell table:number-columns-repeated="16371"/>
        </table:table-row>
        <table:table-row table:style-name="ro5">
          <table:table-cell office:value-type="string" table:style-name="ce6">
            <text:p>Sales (In Rs)</text:p>
          </table:table-cell>
          <table:table-cell table:number-columns-repeated="16383" table:style-name="ce1"/>
        </table:table-row>
        <table:table-row table:style-name="ro5">
          <table:table-cell office:value-type="string" table:style-name="ce5">
            <text:p>Atta</text:p>
          </table:table-cell>
          <table:table-cell office:value-type="float" office:value="3120000" table:formula="of:=[Calcs.B20]*[Calcs.B61]" table:style-name="ce11">
            <text:p>3120000</text:p>
          </table:table-cell>
          <table:table-cell office:value-type="float" office:value="3358368" table:formula="of:=[Calcs.C20]*[Calcs.C61]" table:style-name="ce11">
            <text:p>3358368</text:p>
          </table:table-cell>
          <table:table-cell office:value-type="float" office:value="3614947.3152000001" table:formula="of:=[Calcs.D20]*[Calcs.D61]" table:style-name="ce11">
            <text:p>3614947</text:p>
          </table:table-cell>
          <table:table-cell office:value-type="float" office:value="3891129.2900812794" table:formula="of:=[Calcs.E20]*[Calcs.E61]" table:style-name="ce11">
            <text:p>3891129</text:p>
          </table:table-cell>
          <table:table-cell office:value-type="float" office:value="4188411.5678434889" table:formula="of:=[Calcs.F20]*[Calcs.F61]" table:style-name="ce11">
            <text:p>4188412</text:p>
          </table:table-cell>
          <table:table-cell office:value-type="float" office:value="4508406.2116267309" table:formula="of:=[Calcs.G20]*[Calcs.G61]" table:style-name="ce11">
            <text:p>4508406</text:p>
          </table:table-cell>
          <table:table-cell office:value-type="float" office:value="4852848.4461950129" table:formula="of:=[Calcs.H20]*[Calcs.H61]" table:style-name="ce11">
            <text:p>4852848</text:p>
          </table:table-cell>
          <table:table-cell office:value-type="float" office:value="5223606.0674843118" table:formula="of:=[Calcs.I20]*[Calcs.I61]" table:style-name="ce11">
            <text:p>5223606</text:p>
          </table:table-cell>
          <table:table-cell office:value-type="float" office:value="5622689.5710401125" table:formula="of:=[Calcs.J20]*[Calcs.J61]" table:style-name="ce11">
            <text:p>5622690</text:p>
          </table:table-cell>
          <table:table-cell office:value-type="float" office:value="6052263.0542675769" table:formula="of:=[Calcs.K20]*[Calcs.K61]" table:style-name="ce11">
            <text:p>6052263</text:p>
          </table:table-cell>
          <table:table-cell office:value-type="float" office:value="6514655.951613619" table:formula="of:=[Calcs.L20]*[Calcs.L61]" table:style-name="ce11">
            <text:p>6514656</text:p>
          </table:table-cell>
          <table:table-cell office:value-type="float" office:value="7012375.6663169004" table:formula="of:=[Calcs.M20]*[Calcs.M61]" table:style-name="ce11">
            <text:p>7012376</text:p>
          </table:table-cell>
          <table:table-cell table:number-columns-repeated="16371"/>
        </table:table-row>
        <table:table-row table:style-name="ro5">
          <table:table-cell office:value-type="string" table:style-name="ce5">
            <text:p>Besan</text:p>
          </table:table-cell>
          <table:table-cell office:value-type="float" office:value="1470000" table:formula="of:=[Calcs.B21]*[Calcs.B62]" table:style-name="ce11">
            <text:p>1470000</text:p>
          </table:table-cell>
          <table:table-cell office:value-type="float" office:value="1503240.375" table:formula="of:=[Calcs.C21]*[Calcs.C62]" table:style-name="ce11">
            <text:p>1503240</text:p>
          </table:table-cell>
          <table:table-cell office:value-type="float" office:value="1537232.3979796872" table:formula="of:=[Calcs.D21]*[Calcs.D62]" table:style-name="ce11">
            <text:p>1537232</text:p>
          </table:table-cell>
          <table:table-cell office:value-type="float" office:value="1571993.065579003" table:formula="of:=[Calcs.E21]*[Calcs.E62]" table:style-name="ce11">
            <text:p>1571993</text:p>
          </table:table-cell>
          <table:table-cell office:value-type="float" office:value="1607539.7587744079" table:formula="of:=[Calcs.F21]*[Calcs.F62]" table:style-name="ce11">
            <text:p>1607540</text:p>
          </table:table-cell>
          <table:table-cell office:value-type="float" office:value="1643890.2515696941" table:formula="of:=[Calcs.G21]*[Calcs.G62]" table:style-name="ce11">
            <text:p>1643890</text:p>
          </table:table-cell>
          <table:table-cell office:value-type="float" office:value="1681062.7198833136" table:formula="of:=[Calcs.H21]*[Calcs.H62]" table:style-name="ce11">
            <text:p>1681063</text:p>
          </table:table-cell>
          <table:table-cell office:value-type="float" office:value="1719075.7506366752" table:formula="of:=[Calcs.I21]*[Calcs.I62]" table:style-name="ce11">
            <text:p>1719076</text:p>
          </table:table-cell>
          <table:table-cell office:value-type="float" office:value="1757948.3510479468" table:formula="of:=[Calcs.J21]*[Calcs.J62]" table:style-name="ce11">
            <text:p>1757948</text:p>
          </table:table-cell>
          <table:table-cell office:value-type="float" office:value="1797699.9581360184" table:formula="of:=[Calcs.K21]*[Calcs.K62]" table:style-name="ce11">
            <text:p>1797700</text:p>
          </table:table-cell>
          <table:table-cell office:value-type="float" office:value="1838350.448439369" table:formula="of:=[Calcs.L21]*[Calcs.L62]" table:style-name="ce11">
            <text:p>1838350</text:p>
          </table:table-cell>
          <table:table-cell office:value-type="float" office:value="1879920.1479547042" table:formula="of:=[Calcs.M21]*[Calcs.M62]" table:style-name="ce11">
            <text:p>1879920</text:p>
          </table:table-cell>
          <table:table-cell table:number-columns-repeated="16371"/>
        </table:table-row>
        <table:table-row table:style-name="ro5">
          <table:table-cell office:value-type="string" table:style-name="ce5">
            <text:p>Rawa/Suji</text:p>
          </table:table-cell>
          <table:table-cell office:value-type="float" office:value="2000000" table:formula="of:=[Calcs.B22]*[Calcs.B63]" table:style-name="ce11">
            <text:p>2000000</text:p>
          </table:table-cell>
          <table:table-cell office:value-type="float" office:value="2075700.0000000002" table:formula="of:=[Calcs.C22]*[Calcs.C63]" table:style-name="ce11">
            <text:p>2075700</text:p>
          </table:table-cell>
          <table:table-cell office:value-type="float" office:value="2154265.2450000006" table:formula="of:=[Calcs.D22]*[Calcs.D63]" table:style-name="ce11">
            <text:p>2154265</text:p>
          </table:table-cell>
          <table:table-cell office:value-type="float" office:value="2235804.1845232504" table:formula="of:=[Calcs.E22]*[Calcs.E63]" table:style-name="ce11">
            <text:p>2235804</text:p>
          </table:table-cell>
          <table:table-cell office:value-type="float" office:value="2320429.372907456" table:formula="of:=[Calcs.F22]*[Calcs.F63]" table:style-name="ce11">
            <text:p>2320429</text:p>
          </table:table-cell>
          <table:table-cell office:value-type="float" office:value="2408257.6246720031" table:formula="of:=[Calcs.G22]*[Calcs.G63]" table:style-name="ce11">
            <text:p>2408258</text:p>
          </table:table-cell>
          <table:table-cell office:value-type="float" office:value="2499410.175765838" table:formula="of:=[Calcs.H22]*[Calcs.H63]" table:style-name="ce11">
            <text:p>2499410</text:p>
          </table:table-cell>
          <table:table-cell office:value-type="float" office:value="2594012.8509185752" table:formula="of:=[Calcs.I22]*[Calcs.I63]" table:style-name="ce11">
            <text:p>2594013</text:p>
          </table:table-cell>
          <table:table-cell office:value-type="float" office:value="2692196.2373258439" table:formula="of:=[Calcs.J22]*[Calcs.J63]" table:style-name="ce11">
            <text:p>2692196</text:p>
          </table:table-cell>
          <table:table-cell office:value-type="float" office:value="2794095.8649086277" table:formula="of:=[Calcs.K22]*[Calcs.K63]" table:style-name="ce11">
            <text:p>2794096</text:p>
          </table:table-cell>
          <table:table-cell office:value-type="float" office:value="2899852.3933954197" table:formula="of:=[Calcs.L22]*[Calcs.L63]" table:style-name="ce11">
            <text:p>2899852</text:p>
          </table:table-cell>
          <table:table-cell office:value-type="float" office:value="3009611.8064854369" table:formula="of:=[Calcs.M22]*[Calcs.M63]" table:style-name="ce11">
            <text:p>3009612</text:p>
          </table:table-cell>
          <table:table-cell table:number-columns-repeated="16371"/>
        </table:table-row>
        <table:table-row table:style-name="ro5">
          <table:table-cell office:value-type="string" table:style-name="ce5">
            <text:p>Maida</text:p>
          </table:table-cell>
          <table:table-cell office:value-type="float" office:value="1543750" table:formula="of:=[Calcs.B23]*[Calcs.B64]" table:style-name="ce11">
            <text:p>1543750</text:p>
          </table:table-cell>
          <table:table-cell office:value-type="float" office:value="1621902.3437499995" table:formula="of:=[Calcs.C23]*[Calcs.C64]" table:style-name="ce11">
            <text:p>1621902</text:p>
          </table:table-cell>
          <table:table-cell office:value-type="float" office:value="1704011.1499023428" table:formula="of:=[Calcs.D23]*[Calcs.D64]" table:style-name="ce11">
            <text:p>1704011</text:p>
          </table:table-cell>
          <table:table-cell office:value-type="float" office:value="1790276.7143661487" table:formula="of:=[Calcs.E23]*[Calcs.E64]" table:style-name="ce11">
            <text:p>1790277</text:p>
          </table:table-cell>
          <table:table-cell office:value-type="float" office:value="1880909.4730309348" table:formula="of:=[Calcs.F23]*[Calcs.F64]" table:style-name="ce11">
            <text:p>1880909</text:p>
          </table:table-cell>
          <table:table-cell office:value-type="float" office:value="1976130.5151031255" table:formula="of:=[Calcs.G23]*[Calcs.G64]" table:style-name="ce11">
            <text:p>1976131</text:p>
          </table:table-cell>
          <table:table-cell office:value-type="float" office:value="2076172.1224302209" table:formula="of:=[Calcs.H23]*[Calcs.H64]" table:style-name="ce11">
            <text:p>2076172</text:p>
          </table:table-cell>
          <table:table-cell office:value-type="float" office:value="2181278.3361282507" table:formula="of:=[Calcs.I23]*[Calcs.I64]" table:style-name="ce11">
            <text:p>2181278</text:p>
          </table:table-cell>
          <table:table-cell office:value-type="float" office:value="2291705.551894743" table:formula="of:=[Calcs.J23]*[Calcs.J64]" table:style-name="ce11">
            <text:p>2291706</text:p>
          </table:table-cell>
          <table:table-cell office:value-type="float" office:value="2407723.1454594135" table:formula="of:=[Calcs.K23]*[Calcs.K64]" table:style-name="ce11">
            <text:p>2407723</text:p>
          </table:table-cell>
          <table:table-cell office:value-type="float" office:value="2529614.1296982961" table:formula="of:=[Calcs.L23]*[Calcs.L64]" table:style-name="ce11">
            <text:p>2529614</text:p>
          </table:table-cell>
          <table:table-cell office:value-type="float" office:value="2657675.8450142723" table:formula="of:=[Calcs.M23]*[Calcs.M64]" table:style-name="ce11">
            <text:p>2657676</text:p>
          </table:table-cell>
          <table:table-cell table:number-columns-repeated="16371"/>
        </table:table-row>
        <table:table-row table:style-name="ro5">
          <table:table-cell office:value-type="string" table:style-name="ce5">
            <text:p>Rice</text:p>
          </table:table-cell>
          <table:table-cell office:value-type="float" office:value="1750000" table:formula="of:=[Calcs.B24]*[Calcs.B65]" table:style-name="ce11">
            <text:p>1750000</text:p>
          </table:table-cell>
          <table:table-cell office:value-type="float" office:value="1847562.5" table:formula="of:=[Calcs.C24]*[Calcs.C65]" table:style-name="ce11">
            <text:p>1847563</text:p>
          </table:table-cell>
          <table:table-cell office:value-type="float" office:value="1950564.1093749995" table:formula="of:=[Calcs.D24]*[Calcs.D65]" table:style-name="ce11">
            <text:p>1950564</text:p>
          </table:table-cell>
          <table:table-cell office:value-type="float" office:value="2059308.0584726557" table:formula="of:=[Calcs.E24]*[Calcs.E65]" table:style-name="ce11">
            <text:p>2059308</text:p>
          </table:table-cell>
          <table:table-cell office:value-type="float" office:value="2174114.482732506" table:formula="of:=[Calcs.F24]*[Calcs.F65]" table:style-name="ce11">
            <text:p>2174114</text:p>
          </table:table-cell>
          <table:table-cell office:value-type="float" office:value="2295321.3651448428" table:formula="of:=[Calcs.G24]*[Calcs.G65]" table:style-name="ce11">
            <text:p>2295321</text:p>
          </table:table-cell>
          <table:table-cell office:value-type="float" office:value="2423285.5312516675" table:formula="of:=[Calcs.H24]*[Calcs.H65]" table:style-name="ce11">
            <text:p>2423286</text:p>
          </table:table-cell>
          <table:table-cell office:value-type="float" office:value="2558383.6996189482" table:formula="of:=[Calcs.I24]*[Calcs.I65]" table:style-name="ce11">
            <text:p>2558384</text:p>
          </table:table-cell>
          <table:table-cell office:value-type="float" office:value="2701013.5908727041" table:formula="of:=[Calcs.J24]*[Calcs.J65]" table:style-name="ce11">
            <text:p>2701014</text:p>
          </table:table-cell>
          <table:table-cell office:value-type="float" office:value="2851595.0985638569" table:formula="of:=[Calcs.K24]*[Calcs.K65]" table:style-name="ce11">
            <text:p>2851595</text:p>
          </table:table-cell>
          <table:table-cell office:value-type="float" office:value="3010571.5253087915" table:formula="of:=[Calcs.L24]*[Calcs.L65]" table:style-name="ce11">
            <text:p>3010572</text:p>
          </table:table-cell>
          <table:table-cell office:value-type="float" office:value="3178410.8878447562" table:formula="of:=[Calcs.M24]*[Calcs.M65]" table:style-name="ce11">
            <text:p>3178411</text:p>
          </table:table-cell>
          <table:table-cell table:number-columns-repeated="16371"/>
        </table:table-row>
        <table:table-row table:style-name="ro5">
          <table:table-cell office:value-type="string" table:style-name="ce5">
            <text:p>Sugar</text:p>
          </table:table-cell>
          <table:table-cell office:value-type="float" office:value="700000" table:formula="of:=[Calcs.B25]*[Calcs.B66]" table:style-name="ce11">
            <text:p>700000</text:p>
          </table:table-cell>
          <table:table-cell office:value-type="float" office:value="742630" table:formula="of:=[Calcs.C25]*[Calcs.C66]" table:style-name="ce11">
            <text:p>742630</text:p>
          </table:table-cell>
          <table:table-cell office:value-type="float" office:value="787856.16700000002" table:formula="of:=[Calcs.D25]*[Calcs.D66]" table:style-name="ce11">
            <text:p>787856</text:p>
          </table:table-cell>
          <table:table-cell office:value-type="float" office:value="835836.60757030011" table:formula="of:=[Calcs.E25]*[Calcs.E66]" table:style-name="ce11">
            <text:p>835837</text:p>
          </table:table-cell>
          <table:table-cell office:value-type="float" office:value="886739.05697133136" table:formula="of:=[Calcs.F25]*[Calcs.F66]" table:style-name="ce11">
            <text:p>886739</text:p>
          </table:table-cell>
          <table:table-cell office:value-type="float" office:value="940741.46554088546" table:formula="of:=[Calcs.G25]*[Calcs.G66]" table:style-name="ce11">
            <text:p>940741</text:p>
          </table:table-cell>
          <table:table-cell office:value-type="float" office:value="998032.62079232535" table:formula="of:=[Calcs.H25]*[Calcs.H66]" table:style-name="ce11">
            <text:p>998033</text:p>
          </table:table-cell>
          <table:table-cell office:value-type="float" office:value="1058812.8073985782" table:formula="of:=[Calcs.I25]*[Calcs.I66]" table:style-name="ce11">
            <text:p>1058813</text:p>
          </table:table-cell>
          <table:table-cell office:value-type="float" office:value="1123294.5073691513" table:formula="of:=[Calcs.J25]*[Calcs.J66]" table:style-name="ce11">
            <text:p>1123295</text:p>
          </table:table-cell>
          <table:table-cell office:value-type="float" office:value="1191703.1428679328" table:formula="of:=[Calcs.K25]*[Calcs.K66]" table:style-name="ce11">
            <text:p>1191703</text:p>
          </table:table-cell>
          <table:table-cell office:value-type="float" office:value="1264277.8642685898" table:formula="of:=[Calcs.L25]*[Calcs.L66]" table:style-name="ce11">
            <text:p>1264278</text:p>
          </table:table-cell>
          <table:table-cell office:value-type="float" office:value="1341272.3862025468" table:formula="of:=[Calcs.M25]*[Calcs.M66]" table:style-name="ce11">
            <text:p>1341272</text:p>
          </table:table-cell>
          <table:table-cell table:number-columns-repeated="16371"/>
        </table:table-row>
        <table:table-row table:style-name="ro5">
          <table:table-cell office:value-type="string" table:style-name="ce5">
            <text:p>Total</text:p>
          </table:table-cell>
          <table:table-cell office:value-type="float" office:value="10583750" table:formula="of:=SUM([.B3:.B8])" table:style-name="ce11">
            <text:p>10583750</text:p>
          </table:table-cell>
          <table:table-cell office:value-type="float" office:value="11149403.21875" table:formula="of:=SUM([.C3:.C8])" table:style-name="ce11">
            <text:p>11149403</text:p>
          </table:table-cell>
          <table:table-cell office:value-type="float" office:value="11748876.384457029" table:formula="of:=SUM([.D3:.D8])" table:style-name="ce11">
            <text:p>11748876</text:p>
          </table:table-cell>
          <table:table-cell office:value-type="float" office:value="12384347.920592638" table:formula="of:=SUM([.E3:.E8])" table:style-name="ce11">
            <text:p>12384348</text:p>
          </table:table-cell>
          <table:table-cell office:value-type="float" office:value="13058143.712260125" table:formula="of:=SUM([.F3:.F8])" table:style-name="ce11">
            <text:p>13058144</text:p>
          </table:table-cell>
          <table:table-cell office:value-type="float" office:value="13772747.433657283" table:formula="of:=SUM([.G3:.G8])" table:style-name="ce11">
            <text:p>13772747</text:p>
          </table:table-cell>
          <table:table-cell office:value-type="float" office:value="14530811.616318377" table:formula="of:=SUM([.H3:.H8])" table:style-name="ce11">
            <text:p>14530812</text:p>
          </table:table-cell>
          <table:table-cell office:value-type="float" office:value="15335169.512185339" table:formula="of:=SUM([.I3:.I8])" table:style-name="ce11">
            <text:p>15335170</text:p>
          </table:table-cell>
          <table:table-cell office:value-type="float" office:value="16188847.809550503" table:formula="of:=SUM([.J3:.J8])" table:style-name="ce11">
            <text:p>16188848</text:p>
          </table:table-cell>
          <table:table-cell office:value-type="float" office:value="17095080.264203425" table:formula="of:=SUM([.K3:.K8])" table:style-name="ce11">
            <text:p>17095080</text:p>
          </table:table-cell>
          <table:table-cell office:value-type="float" office:value="18057322.312724084" table:formula="of:=SUM([.L3:.L8])" table:style-name="ce11">
            <text:p>18057322</text:p>
          </table:table-cell>
          <table:table-cell office:value-type="float" office:value="19079266.739818618" table:formula="of:=SUM([.M3:.M8])" table:style-name="ce11">
            <text:p>19079267</text:p>
          </table:table-cell>
          <table:table-cell table:number-columns-repeated="16371"/>
        </table:table-row>
        <table:table-row table:style-name="ro6">
          <table:table-cell table:number-columns-repeated="16384"/>
        </table:table-row>
        <table:table-row table:style-name="ro5">
          <table:table-cell office:value-type="string" table:style-name="ce6">
            <text:p>Brand wiise sales</text:p>
          </table:table-cell>
          <table:table-cell table:number-columns-repeated="16383" table:style-name="ce1"/>
        </table:table-row>
        <table:table-row table:style-name="ro5">
          <table:table-cell office:value-type="string" table:style-name="ce6">
            <text:p>Atta</text:p>
          </table:table-cell>
          <table:table-cell table:number-columns-repeated="16383" table:style-name="ce1"/>
        </table:table-row>
        <table:table-row table:style-name="ro5">
          <table:table-cell office:value-type="string" table:style-name="ce5">
            <text:p>Fortune</text:p>
          </table:table-cell>
          <table:table-cell office:value-type="float" office:value="1092000" table:formula="of:=[.B$3]*[Assumption.$B35]" table:style-name="ce11">
            <text:p>1092000</text:p>
          </table:table-cell>
          <table:table-cell office:value-type="float" office:value="1175428.7999999998" table:formula="of:=[.C$3]*[Assumption.$B35]" table:style-name="ce11">
            <text:p>1175429</text:p>
          </table:table-cell>
          <table:table-cell office:value-type="float" office:value="1265231.5603199999" table:formula="of:=[.D$3]*[Assumption.$B35]" table:style-name="ce11">
            <text:p>1265232</text:p>
          </table:table-cell>
          <table:table-cell office:value-type="float" office:value="1361895.2515284477" table:formula="of:=[.E$3]*[Assumption.$B35]" table:style-name="ce11">
            <text:p>1361895</text:p>
          </table:table-cell>
          <table:table-cell office:value-type="float" office:value="1465944.048745221" table:formula="of:=[.F$3]*[Assumption.$B35]" table:style-name="ce11">
            <text:p>1465944</text:p>
          </table:table-cell>
          <table:table-cell office:value-type="float" office:value="1577942.1740693557" table:formula="of:=[.G$3]*[Assumption.$B35]" table:style-name="ce11">
            <text:p>1577942</text:p>
          </table:table-cell>
          <table:table-cell office:value-type="float" office:value="1698496.9561682544" table:formula="of:=[.H$3]*[Assumption.$B35]" table:style-name="ce11">
            <text:p>1698497</text:p>
          </table:table-cell>
          <table:table-cell office:value-type="float" office:value="1828262.1236195089" table:formula="of:=[.I$3]*[Assumption.$B35]" table:style-name="ce11">
            <text:p>1828262</text:p>
          </table:table-cell>
          <table:table-cell office:value-type="float" office:value="1967941.3498640393" table:formula="of:=[.J$3]*[Assumption.$B35]" table:style-name="ce11">
            <text:p>1967941</text:p>
          </table:table-cell>
          <table:table-cell office:value-type="float" office:value="2118292.0689936518" table:formula="of:=[.K$3]*[Assumption.$B35]" table:style-name="ce11">
            <text:p>2118292</text:p>
          </table:table-cell>
          <table:table-cell office:value-type="float" office:value="2280129.5830647666" table:formula="of:=[.L$3]*[Assumption.$B35]" table:style-name="ce11">
            <text:p>2280130</text:p>
          </table:table-cell>
          <table:table-cell office:value-type="float" office:value="2454331.4832109148" table:formula="of:=[.M$3]*[Assumption.$B35]" table:style-name="ce11">
            <text:p>2454331</text:p>
          </table:table-cell>
          <table:table-cell table:number-columns-repeated="16371"/>
        </table:table-row>
        <table:table-row table:style-name="ro5">
          <table:table-cell office:value-type="string" table:style-name="ce5">
            <text:p>Patanjali</text:p>
          </table:table-cell>
          <table:table-cell office:value-type="float" office:value="936000" table:formula="of:=[.B$3]*[Assumption.$B36]" table:style-name="ce11">
            <text:p>936000</text:p>
          </table:table-cell>
          <table:table-cell office:value-type="float" office:value="1007510.3999999999" table:formula="of:=[.C$3]*[Assumption.$B36]" table:style-name="ce11">
            <text:p>1007510</text:p>
          </table:table-cell>
          <table:table-cell office:value-type="float" office:value="1084484.19456" table:formula="of:=[.D$3]*[Assumption.$B36]" table:style-name="ce11">
            <text:p>1084484</text:p>
          </table:table-cell>
          <table:table-cell office:value-type="float" office:value="1167338.7870243837" table:formula="of:=[.E$3]*[Assumption.$B36]" table:style-name="ce11">
            <text:p>1167339</text:p>
          </table:table-cell>
          <table:table-cell office:value-type="float" office:value="1256523.4703530467" table:formula="of:=[.F$3]*[Assumption.$B36]" table:style-name="ce11">
            <text:p>1256523</text:p>
          </table:table-cell>
          <table:table-cell office:value-type="float" office:value="1352521.8634880192" table:formula="of:=[.G$3]*[Assumption.$B36]" table:style-name="ce11">
            <text:p>1352522</text:p>
          </table:table-cell>
          <table:table-cell office:value-type="float" office:value="1455854.5338585039" table:formula="of:=[.H$3]*[Assumption.$B36]" table:style-name="ce11">
            <text:p>1455855</text:p>
          </table:table-cell>
          <table:table-cell office:value-type="float" office:value="1567081.8202452934" table:formula="of:=[.I$3]*[Assumption.$B36]" table:style-name="ce11">
            <text:p>1567082</text:p>
          </table:table-cell>
          <table:table-cell office:value-type="float" office:value="1686806.8713120336" table:formula="of:=[.J$3]*[Assumption.$B36]" table:style-name="ce11">
            <text:p>1686807</text:p>
          </table:table-cell>
          <table:table-cell office:value-type="float" office:value="1815678.9162802731" table:formula="of:=[.K$3]*[Assumption.$B36]" table:style-name="ce11">
            <text:p>1815679</text:p>
          </table:table-cell>
          <table:table-cell office:value-type="float" office:value="1954396.7854840856" table:formula="of:=[.L$3]*[Assumption.$B36]" table:style-name="ce11">
            <text:p>1954397</text:p>
          </table:table-cell>
          <table:table-cell office:value-type="float" office:value="2103712.6998950699" table:formula="of:=[.M$3]*[Assumption.$B36]" table:style-name="ce11">
            <text:p>2103713</text:p>
          </table:table-cell>
          <table:table-cell table:number-columns-repeated="16371"/>
        </table:table-row>
        <table:table-row table:style-name="ro5">
          <table:table-cell office:value-type="string" table:style-name="ce5">
            <text:p>Organic Tattva</text:p>
          </table:table-cell>
          <table:table-cell office:value-type="float" office:value="468000" table:formula="of:=[.B$3]*[Assumption.$B37]" table:style-name="ce11">
            <text:p>468000</text:p>
          </table:table-cell>
          <table:table-cell office:value-type="float" office:value="503755.19999999995" table:formula="of:=[.C$3]*[Assumption.$B37]" table:style-name="ce11">
            <text:p>503755</text:p>
          </table:table-cell>
          <table:table-cell office:value-type="float" office:value="542242.09727999999" table:formula="of:=[.D$3]*[Assumption.$B37]" table:style-name="ce11">
            <text:p>542242</text:p>
          </table:table-cell>
          <table:table-cell office:value-type="float" office:value="583669.39351219183" table:formula="of:=[.E$3]*[Assumption.$B37]" table:style-name="ce11">
            <text:p>583669</text:p>
          </table:table-cell>
          <table:table-cell office:value-type="float" office:value="628261.73517652333" table:formula="of:=[.F$3]*[Assumption.$B37]" table:style-name="ce11">
            <text:p>628262</text:p>
          </table:table-cell>
          <table:table-cell office:value-type="float" office:value="676260.93174400961" table:formula="of:=[.G$3]*[Assumption.$B37]" table:style-name="ce11">
            <text:p>676261</text:p>
          </table:table-cell>
          <table:table-cell office:value-type="float" office:value="727927.26692925196" table:formula="of:=[.H$3]*[Assumption.$B37]" table:style-name="ce11">
            <text:p>727927</text:p>
          </table:table-cell>
          <table:table-cell office:value-type="float" office:value="783540.91012264672" table:formula="of:=[.I$3]*[Assumption.$B37]" table:style-name="ce11">
            <text:p>783541</text:p>
          </table:table-cell>
          <table:table-cell office:value-type="float" office:value="843403.43565601681" table:formula="of:=[.J$3]*[Assumption.$B37]" table:style-name="ce11">
            <text:p>843403</text:p>
          </table:table-cell>
          <table:table-cell office:value-type="float" office:value="907839.45814013656" table:formula="of:=[.K$3]*[Assumption.$B37]" table:style-name="ce11">
            <text:p>907839</text:p>
          </table:table-cell>
          <table:table-cell office:value-type="float" office:value="977198.39274204278" table:formula="of:=[.L$3]*[Assumption.$B37]" table:style-name="ce11">
            <text:p>977198</text:p>
          </table:table-cell>
          <table:table-cell office:value-type="float" office:value="1051856.349947535" table:formula="of:=[.M$3]*[Assumption.$B37]" table:style-name="ce11">
            <text:p>1051856</text:p>
          </table:table-cell>
          <table:table-cell table:number-columns-repeated="16371"/>
        </table:table-row>
        <table:table-row table:style-name="ro5">
          <table:table-cell office:value-type="string" table:style-name="ce5">
            <text:p>Good Life</text:p>
          </table:table-cell>
          <table:table-cell office:value-type="float" office:value="312000" table:formula="of:=[.B$3]*[Assumption.$B38]" table:style-name="ce11">
            <text:p>312000</text:p>
          </table:table-cell>
          <table:table-cell office:value-type="float" office:value="335836.80000000005" table:formula="of:=[.C$3]*[Assumption.$B38]" table:style-name="ce11">
            <text:p>335837</text:p>
          </table:table-cell>
          <table:table-cell office:value-type="float" office:value="361494.73152000003" table:formula="of:=[.D$3]*[Assumption.$B38]" table:style-name="ce11">
            <text:p>361495</text:p>
          </table:table-cell>
          <table:table-cell office:value-type="float" office:value="389112.92900812795" table:formula="of:=[.E$3]*[Assumption.$B38]" table:style-name="ce11">
            <text:p>389113</text:p>
          </table:table-cell>
          <table:table-cell office:value-type="float" office:value="418841.15678434889" table:formula="of:=[.F$3]*[Assumption.$B38]" table:style-name="ce11">
            <text:p>418841</text:p>
          </table:table-cell>
          <table:table-cell office:value-type="float" office:value="450840.62116267311" table:formula="of:=[.G$3]*[Assumption.$B38]" table:style-name="ce11">
            <text:p>450841</text:p>
          </table:table-cell>
          <table:table-cell office:value-type="float" office:value="485284.84461950132" table:formula="of:=[.H$3]*[Assumption.$B38]" table:style-name="ce11">
            <text:p>485285</text:p>
          </table:table-cell>
          <table:table-cell office:value-type="float" office:value="522360.60674843122" table:formula="of:=[.I$3]*[Assumption.$B38]" table:style-name="ce11">
            <text:p>522361</text:p>
          </table:table-cell>
          <table:table-cell office:value-type="float" office:value="562268.95710401132" table:formula="of:=[.J$3]*[Assumption.$B38]" table:style-name="ce11">
            <text:p>562269</text:p>
          </table:table-cell>
          <table:table-cell office:value-type="float" office:value="605226.30542675767" table:formula="of:=[.K$3]*[Assumption.$B38]" table:style-name="ce11">
            <text:p>605226</text:p>
          </table:table-cell>
          <table:table-cell office:value-type="float" office:value="651465.59516136197" table:formula="of:=[.L$3]*[Assumption.$B38]" table:style-name="ce11">
            <text:p>651466</text:p>
          </table:table-cell>
          <table:table-cell office:value-type="float" office:value="701237.56663169013" table:formula="of:=[.M$3]*[Assumption.$B38]" table:style-name="ce11">
            <text:p>701238</text:p>
          </table:table-cell>
          <table:table-cell table:number-columns-repeated="16371"/>
        </table:table-row>
        <table:table-row table:style-name="ro5">
          <table:table-cell office:value-type="string" table:style-name="ce5">
            <text:p>Classic Harvest</text:p>
          </table:table-cell>
          <table:table-cell office:value-type="float" office:value="156000" table:formula="of:=[.B$3]*[Assumption.$B39]" table:style-name="ce11">
            <text:p>156000</text:p>
          </table:table-cell>
          <table:table-cell office:value-type="float" office:value="167918.40000000002" table:formula="of:=[.C$3]*[Assumption.$B39]" table:style-name="ce11">
            <text:p>167918</text:p>
          </table:table-cell>
          <table:table-cell office:value-type="float" office:value="180747.36576000002" table:formula="of:=[.D$3]*[Assumption.$B39]" table:style-name="ce11">
            <text:p>180747</text:p>
          </table:table-cell>
          <table:table-cell office:value-type="float" office:value="194556.46450406397" table:formula="of:=[.E$3]*[Assumption.$B39]" table:style-name="ce11">
            <text:p>194556</text:p>
          </table:table-cell>
          <table:table-cell office:value-type="float" office:value="209420.57839217444" table:formula="of:=[.F$3]*[Assumption.$B39]" table:style-name="ce11">
            <text:p>209421</text:p>
          </table:table-cell>
          <table:table-cell office:value-type="float" office:value="225420.31058133655" table:formula="of:=[.G$3]*[Assumption.$B39]" table:style-name="ce11">
            <text:p>225420</text:p>
          </table:table-cell>
          <table:table-cell office:value-type="float" office:value="242642.42230975066" table:formula="of:=[.H$3]*[Assumption.$B39]" table:style-name="ce11">
            <text:p>242642</text:p>
          </table:table-cell>
          <table:table-cell office:value-type="float" office:value="261180.30337421561" table:formula="of:=[.I$3]*[Assumption.$B39]" table:style-name="ce11">
            <text:p>261180</text:p>
          </table:table-cell>
          <table:table-cell office:value-type="float" office:value="281134.47855200566" table:formula="of:=[.J$3]*[Assumption.$B39]" table:style-name="ce11">
            <text:p>281134</text:p>
          </table:table-cell>
          <table:table-cell office:value-type="float" office:value="302613.15271337883" table:formula="of:=[.K$3]*[Assumption.$B39]" table:style-name="ce11">
            <text:p>302613</text:p>
          </table:table-cell>
          <table:table-cell office:value-type="float" office:value="325732.79758068098" table:formula="of:=[.L$3]*[Assumption.$B39]" table:style-name="ce11">
            <text:p>325733</text:p>
          </table:table-cell>
          <table:table-cell office:value-type="float" office:value="350618.78331584507" table:formula="of:=[.M$3]*[Assumption.$B39]" table:style-name="ce11">
            <text:p>350619</text:p>
          </table:table-cell>
          <table:table-cell table:number-columns-repeated="16371"/>
        </table:table-row>
        <table:table-row table:style-name="ro5">
          <table:table-cell office:value-type="string" table:style-name="ce5">
            <text:p>Others</text:p>
          </table:table-cell>
          <table:table-cell office:value-type="float" office:value="156000" table:formula="of:=[.B$3]*[Assumption.$B40]" table:style-name="ce11">
            <text:p>156000</text:p>
          </table:table-cell>
          <table:table-cell office:value-type="float" office:value="167918.40000000002" table:formula="of:=[.C$3]*[Assumption.$B40]" table:style-name="ce11">
            <text:p>167918</text:p>
          </table:table-cell>
          <table:table-cell office:value-type="float" office:value="180747.36576000002" table:formula="of:=[.D$3]*[Assumption.$B40]" table:style-name="ce11">
            <text:p>180747</text:p>
          </table:table-cell>
          <table:table-cell office:value-type="float" office:value="194556.46450406397" table:formula="of:=[.E$3]*[Assumption.$B40]" table:style-name="ce11">
            <text:p>194556</text:p>
          </table:table-cell>
          <table:table-cell office:value-type="float" office:value="209420.57839217444" table:formula="of:=[.F$3]*[Assumption.$B40]" table:style-name="ce11">
            <text:p>209421</text:p>
          </table:table-cell>
          <table:table-cell office:value-type="float" office:value="225420.31058133655" table:formula="of:=[.G$3]*[Assumption.$B40]" table:style-name="ce11">
            <text:p>225420</text:p>
          </table:table-cell>
          <table:table-cell office:value-type="float" office:value="242642.42230975066" table:formula="of:=[.H$3]*[Assumption.$B40]" table:style-name="ce11">
            <text:p>242642</text:p>
          </table:table-cell>
          <table:table-cell office:value-type="float" office:value="261180.30337421561" table:formula="of:=[.I$3]*[Assumption.$B40]" table:style-name="ce11">
            <text:p>261180</text:p>
          </table:table-cell>
          <table:table-cell office:value-type="float" office:value="281134.47855200566" table:formula="of:=[.J$3]*[Assumption.$B40]" table:style-name="ce11">
            <text:p>281134</text:p>
          </table:table-cell>
          <table:table-cell office:value-type="float" office:value="302613.15271337883" table:formula="of:=[.K$3]*[Assumption.$B40]" table:style-name="ce11">
            <text:p>302613</text:p>
          </table:table-cell>
          <table:table-cell office:value-type="float" office:value="325732.79758068098" table:formula="of:=[.L$3]*[Assumption.$B40]" table:style-name="ce11">
            <text:p>325733</text:p>
          </table:table-cell>
          <table:table-cell office:value-type="float" office:value="350618.78331584507" table:formula="of:=[.M$3]*[Assumption.$B40]" table:style-name="ce11">
            <text:p>350619</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Besan</text:p>
          </table:table-cell>
          <table:table-cell table:number-columns-repeated="16383" table:style-name="ce1"/>
        </table:table-row>
        <table:table-row table:style-name="ro5">
          <table:table-cell office:value-type="string" table:style-name="ce5">
            <text:p>Fortune</text:p>
          </table:table-cell>
          <table:table-cell office:value-type="float" office:value="367500" table:formula="of:=[.B$4]*[Assumption.$C35]" table:style-name="ce11">
            <text:p>367500</text:p>
          </table:table-cell>
          <table:table-cell office:value-type="float" office:value="375810.09375" table:formula="of:=[.C$4]*[Assumption.$C35]" table:style-name="ce11">
            <text:p>375810</text:p>
          </table:table-cell>
          <table:table-cell office:value-type="float" office:value="384308.0994949218" table:formula="of:=[.D$4]*[Assumption.$C35]" table:style-name="ce11">
            <text:p>384308</text:p>
          </table:table-cell>
          <table:table-cell office:value-type="float" office:value="392998.26639475074" table:formula="of:=[.E$4]*[Assumption.$C35]" table:style-name="ce11">
            <text:p>392998</text:p>
          </table:table-cell>
          <table:table-cell office:value-type="float" office:value="401884.93969360198" table:formula="of:=[.F$4]*[Assumption.$C35]" table:style-name="ce11">
            <text:p>401885</text:p>
          </table:table-cell>
          <table:table-cell office:value-type="float" office:value="410972.56289242354" table:formula="of:=[.G$4]*[Assumption.$C35]" table:style-name="ce11">
            <text:p>410973</text:p>
          </table:table-cell>
          <table:table-cell office:value-type="float" office:value="420265.67997082841" table:formula="of:=[.H$4]*[Assumption.$C35]" table:style-name="ce11">
            <text:p>420266</text:p>
          </table:table-cell>
          <table:table-cell office:value-type="float" office:value="429768.93765916879" table:formula="of:=[.I$4]*[Assumption.$C35]" table:style-name="ce11">
            <text:p>429769</text:p>
          </table:table-cell>
          <table:table-cell office:value-type="float" office:value="439487.08776198671" table:formula="of:=[.J$4]*[Assumption.$C35]" table:style-name="ce11">
            <text:p>439487</text:p>
          </table:table-cell>
          <table:table-cell office:value-type="float" office:value="449424.98953400459" table:formula="of:=[.K$4]*[Assumption.$C35]" table:style-name="ce11">
            <text:p>449425</text:p>
          </table:table-cell>
          <table:table-cell office:value-type="float" office:value="459587.61210984224" table:formula="of:=[.L$4]*[Assumption.$C35]" table:style-name="ce11">
            <text:p>459588</text:p>
          </table:table-cell>
          <table:table-cell office:value-type="float" office:value="469980.03698867606" table:formula="of:=[.M$4]*[Assumption.$C35]" table:style-name="ce11">
            <text:p>469980</text:p>
          </table:table-cell>
          <table:table-cell table:number-columns-repeated="16371"/>
        </table:table-row>
        <table:table-row table:style-name="ro5">
          <table:table-cell office:value-type="string" table:style-name="ce5">
            <text:p>Patanjali</text:p>
          </table:table-cell>
          <table:table-cell office:value-type="float" office:value="220500" table:formula="of:=[.B$4]*[Assumption.$C36]" table:style-name="ce11">
            <text:p>220500</text:p>
          </table:table-cell>
          <table:table-cell office:value-type="float" office:value="225486.05624999999" table:formula="of:=[.C$4]*[Assumption.$C36]" table:style-name="ce11">
            <text:p>225486</text:p>
          </table:table-cell>
          <table:table-cell office:value-type="float" office:value="230584.85969695306" table:formula="of:=[.D$4]*[Assumption.$C36]" table:style-name="ce11">
            <text:p>230585</text:p>
          </table:table-cell>
          <table:table-cell office:value-type="float" office:value="235798.95983685044" table:formula="of:=[.E$4]*[Assumption.$C36]" table:style-name="ce11">
            <text:p>235799</text:p>
          </table:table-cell>
          <table:table-cell office:value-type="float" office:value="241130.96381616118" table:formula="of:=[.F$4]*[Assumption.$C36]" table:style-name="ce11">
            <text:p>241131</text:p>
          </table:table-cell>
          <table:table-cell office:value-type="float" office:value="246583.5377354541" table:formula="of:=[.G$4]*[Assumption.$C36]" table:style-name="ce11">
            <text:p>246584</text:p>
          </table:table-cell>
          <table:table-cell office:value-type="float" office:value="252159.40798249704" table:formula="of:=[.H$4]*[Assumption.$C36]" table:style-name="ce11">
            <text:p>252159</text:p>
          </table:table-cell>
          <table:table-cell office:value-type="float" office:value="257861.36259550127" table:formula="of:=[.I$4]*[Assumption.$C36]" table:style-name="ce11">
            <text:p>257861</text:p>
          </table:table-cell>
          <table:table-cell office:value-type="float" office:value="263692.252657192" table:formula="of:=[.J$4]*[Assumption.$C36]" table:style-name="ce11">
            <text:p>263692</text:p>
          </table:table-cell>
          <table:table-cell office:value-type="float" office:value="269654.99372040277" table:formula="of:=[.K$4]*[Assumption.$C36]" table:style-name="ce11">
            <text:p>269655</text:p>
          </table:table-cell>
          <table:table-cell office:value-type="float" office:value="275752.56726590532" table:formula="of:=[.L$4]*[Assumption.$C36]" table:style-name="ce11">
            <text:p>275753</text:p>
          </table:table-cell>
          <table:table-cell office:value-type="float" office:value="281988.0221932056" table:formula="of:=[.M$4]*[Assumption.$C36]" table:style-name="ce11">
            <text:p>281988</text:p>
          </table:table-cell>
          <table:table-cell table:number-columns-repeated="16371"/>
        </table:table-row>
        <table:table-row table:style-name="ro5">
          <table:table-cell office:value-type="string" table:style-name="ce5">
            <text:p>Organic Tattva</text:p>
          </table:table-cell>
          <table:table-cell office:value-type="float" office:value="176400" table:formula="of:=[.B$4]*[Assumption.$C37]" table:style-name="ce11">
            <text:p>176400</text:p>
          </table:table-cell>
          <table:table-cell office:value-type="float" office:value="180388.845" table:formula="of:=[.C$4]*[Assumption.$C37]" table:style-name="ce11">
            <text:p>180389</text:p>
          </table:table-cell>
          <table:table-cell office:value-type="float" office:value="184467.88775756245" table:formula="of:=[.D$4]*[Assumption.$C37]" table:style-name="ce11">
            <text:p>184468</text:p>
          </table:table-cell>
          <table:table-cell office:value-type="float" office:value="188639.16786948036" table:formula="of:=[.E$4]*[Assumption.$C37]" table:style-name="ce11">
            <text:p>188639</text:p>
          </table:table-cell>
          <table:table-cell office:value-type="float" office:value="192904.77105292893" table:formula="of:=[.F$4]*[Assumption.$C37]" table:style-name="ce11">
            <text:p>192905</text:p>
          </table:table-cell>
          <table:table-cell office:value-type="float" office:value="197266.8301883633" table:formula="of:=[.G$4]*[Assumption.$C37]" table:style-name="ce11">
            <text:p>197267</text:p>
          </table:table-cell>
          <table:table-cell office:value-type="float" office:value="201727.52638599763" table:formula="of:=[.H$4]*[Assumption.$C37]" table:style-name="ce11">
            <text:p>201728</text:p>
          </table:table-cell>
          <table:table-cell office:value-type="float" office:value="206289.09007640101" table:formula="of:=[.I$4]*[Assumption.$C37]" table:style-name="ce11">
            <text:p>206289</text:p>
          </table:table-cell>
          <table:table-cell office:value-type="float" office:value="210953.8021257536" table:formula="of:=[.J$4]*[Assumption.$C37]" table:style-name="ce11">
            <text:p>210954</text:p>
          </table:table-cell>
          <table:table-cell office:value-type="float" office:value="215723.9949763222" table:formula="of:=[.K$4]*[Assumption.$C37]" table:style-name="ce11">
            <text:p>215724</text:p>
          </table:table-cell>
          <table:table-cell office:value-type="float" office:value="220602.05381272428" table:formula="of:=[.L$4]*[Assumption.$C37]" table:style-name="ce11">
            <text:p>220602</text:p>
          </table:table-cell>
          <table:table-cell office:value-type="float" office:value="225590.41775456449" table:formula="of:=[.M$4]*[Assumption.$C37]" table:style-name="ce11">
            <text:p>225590</text:p>
          </table:table-cell>
          <table:table-cell table:number-columns-repeated="16371"/>
        </table:table-row>
        <table:table-row table:style-name="ro5">
          <table:table-cell office:value-type="string" table:style-name="ce5">
            <text:p>Good Life</text:p>
          </table:table-cell>
          <table:table-cell office:value-type="float" office:value="323400" table:formula="of:=[.B$4]*[Assumption.$C38]" table:style-name="ce11">
            <text:p>323400</text:p>
          </table:table-cell>
          <table:table-cell office:value-type="float" office:value="330712.88250000001" table:formula="of:=[.C$4]*[Assumption.$C38]" table:style-name="ce11">
            <text:p>330713</text:p>
          </table:table-cell>
          <table:table-cell office:value-type="float" office:value="338191.12755553116" table:formula="of:=[.D$4]*[Assumption.$C38]" table:style-name="ce11">
            <text:p>338191</text:p>
          </table:table-cell>
          <table:table-cell office:value-type="float" office:value="345838.47442738066" table:formula="of:=[.E$4]*[Assumption.$C38]" table:style-name="ce11">
            <text:p>345838</text:p>
          </table:table-cell>
          <table:table-cell office:value-type="float" office:value="353658.74693036976" table:formula="of:=[.F$4]*[Assumption.$C38]" table:style-name="ce11">
            <text:p>353659</text:p>
          </table:table-cell>
          <table:table-cell office:value-type="float" office:value="361655.8553453327" table:formula="of:=[.G$4]*[Assumption.$C38]" table:style-name="ce11">
            <text:p>361656</text:p>
          </table:table-cell>
          <table:table-cell office:value-type="float" office:value="369833.798374329" table:formula="of:=[.H$4]*[Assumption.$C38]" table:style-name="ce11">
            <text:p>369834</text:p>
          </table:table-cell>
          <table:table-cell office:value-type="float" office:value="378196.66514006857" table:formula="of:=[.I$4]*[Assumption.$C38]" table:style-name="ce11">
            <text:p>378197</text:p>
          </table:table-cell>
          <table:table-cell office:value-type="float" office:value="386748.63723054831" table:formula="of:=[.J$4]*[Assumption.$C38]" table:style-name="ce11">
            <text:p>386749</text:p>
          </table:table-cell>
          <table:table-cell office:value-type="float" office:value="395493.99078992405" table:formula="of:=[.K$4]*[Assumption.$C38]" table:style-name="ce11">
            <text:p>395494</text:p>
          </table:table-cell>
          <table:table-cell office:value-type="float" office:value="404437.09865666117" table:formula="of:=[.L$4]*[Assumption.$C38]" table:style-name="ce11">
            <text:p>404437</text:p>
          </table:table-cell>
          <table:table-cell office:value-type="float" office:value="413582.43255003495" table:formula="of:=[.M$4]*[Assumption.$C38]" table:style-name="ce11">
            <text:p>413582</text:p>
          </table:table-cell>
          <table:table-cell table:number-columns-repeated="16371"/>
        </table:table-row>
        <table:table-row table:style-name="ro5">
          <table:table-cell office:value-type="string" table:style-name="ce5">
            <text:p>Classic Harvest</text:p>
          </table:table-cell>
          <table:table-cell office:value-type="float" office:value="0" table:formula="of:=[.B$4]*[Assumption.$C39]" table:style-name="ce11">
            <text:p>0</text:p>
          </table:table-cell>
          <table:table-cell office:value-type="float" office:value="0" table:formula="of:=[.C$4]*[Assumption.$C39]" table:style-name="ce11">
            <text:p>0</text:p>
          </table:table-cell>
          <table:table-cell office:value-type="float" office:value="0" table:formula="of:=[.D$4]*[Assumption.$C39]" table:style-name="ce11">
            <text:p>0</text:p>
          </table:table-cell>
          <table:table-cell office:value-type="float" office:value="0" table:formula="of:=[.E$4]*[Assumption.$C39]" table:style-name="ce11">
            <text:p>0</text:p>
          </table:table-cell>
          <table:table-cell office:value-type="float" office:value="0" table:formula="of:=[.F$4]*[Assumption.$C39]" table:style-name="ce11">
            <text:p>0</text:p>
          </table:table-cell>
          <table:table-cell office:value-type="float" office:value="0" table:formula="of:=[.G$4]*[Assumption.$C39]" table:style-name="ce11">
            <text:p>0</text:p>
          </table:table-cell>
          <table:table-cell office:value-type="float" office:value="0" table:formula="of:=[.H$4]*[Assumption.$C39]" table:style-name="ce11">
            <text:p>0</text:p>
          </table:table-cell>
          <table:table-cell office:value-type="float" office:value="0" table:formula="of:=[.I$4]*[Assumption.$C39]" table:style-name="ce11">
            <text:p>0</text:p>
          </table:table-cell>
          <table:table-cell office:value-type="float" office:value="0" table:formula="of:=[.J$4]*[Assumption.$C39]" table:style-name="ce11">
            <text:p>0</text:p>
          </table:table-cell>
          <table:table-cell office:value-type="float" office:value="0" table:formula="of:=[.K$4]*[Assumption.$C39]" table:style-name="ce11">
            <text:p>0</text:p>
          </table:table-cell>
          <table:table-cell office:value-type="float" office:value="0" table:formula="of:=[.L$4]*[Assumption.$C39]" table:style-name="ce11">
            <text:p>0</text:p>
          </table:table-cell>
          <table:table-cell office:value-type="float" office:value="0" table:formula="of:=[.M$4]*[Assumption.$C39]" table:style-name="ce11">
            <text:p>0</text:p>
          </table:table-cell>
          <table:table-cell table:number-columns-repeated="16371"/>
        </table:table-row>
        <table:table-row table:style-name="ro5">
          <table:table-cell office:value-type="string" table:style-name="ce5">
            <text:p>Others</text:p>
          </table:table-cell>
          <table:table-cell office:value-type="float" office:value="382200" table:formula="of:=[.B$4]*[Assumption.$C40]" table:style-name="ce11">
            <text:p>382200</text:p>
          </table:table-cell>
          <table:table-cell office:value-type="float" office:value="390842.4975" table:formula="of:=[.C$4]*[Assumption.$C40]" table:style-name="ce11">
            <text:p>390842</text:p>
          </table:table-cell>
          <table:table-cell office:value-type="float" office:value="399680.4234747187" table:formula="of:=[.D$4]*[Assumption.$C40]" table:style-name="ce11">
            <text:p>399680</text:p>
          </table:table-cell>
          <table:table-cell office:value-type="float" office:value="408718.19705054077" table:formula="of:=[.E$4]*[Assumption.$C40]" table:style-name="ce11">
            <text:p>408718</text:p>
          </table:table-cell>
          <table:table-cell office:value-type="float" office:value="417960.33728134609" table:formula="of:=[.F$4]*[Assumption.$C40]" table:style-name="ce11">
            <text:p>417960</text:p>
          </table:table-cell>
          <table:table-cell office:value-type="float" office:value="427411.46540812048" table:formula="of:=[.G$4]*[Assumption.$C40]" table:style-name="ce11">
            <text:p>427411</text:p>
          </table:table-cell>
          <table:table-cell office:value-type="float" office:value="437076.30716966157" table:formula="of:=[.H$4]*[Assumption.$C40]" table:style-name="ce11">
            <text:p>437076</text:p>
          </table:table-cell>
          <table:table-cell office:value-type="float" office:value="446959.69516553555" table:formula="of:=[.I$4]*[Assumption.$C40]" table:style-name="ce11">
            <text:p>446960</text:p>
          </table:table-cell>
          <table:table-cell office:value-type="float" office:value="457066.57127246622" table:formula="of:=[.J$4]*[Assumption.$C40]" table:style-name="ce11">
            <text:p>457067</text:p>
          </table:table-cell>
          <table:table-cell office:value-type="float" office:value="467401.98911536479" table:formula="of:=[.K$4]*[Assumption.$C40]" table:style-name="ce11">
            <text:p>467402</text:p>
          </table:table-cell>
          <table:table-cell office:value-type="float" office:value="477971.11659423594" table:formula="of:=[.L$4]*[Assumption.$C40]" table:style-name="ce11">
            <text:p>477971</text:p>
          </table:table-cell>
          <table:table-cell office:value-type="float" office:value="488779.23846822313" table:formula="of:=[.M$4]*[Assumption.$C40]" table:style-name="ce11">
            <text:p>488779</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awa/Suji</text:p>
          </table:table-cell>
          <table:table-cell table:number-columns-repeated="16383" table:style-name="ce1"/>
        </table:table-row>
        <table:table-row table:style-name="ro5">
          <table:table-cell office:value-type="string" table:style-name="ce5">
            <text:p>Fortune</text:p>
          </table:table-cell>
          <table:table-cell office:value-type="float" office:value="400000" table:formula="of:=[.B$5]*[Assumption.$D35]" table:style-name="ce11">
            <text:p>400000</text:p>
          </table:table-cell>
          <table:table-cell office:value-type="float" office:value="415140.00000000006" table:formula="of:=[.C$5]*[Assumption.$D35]" table:style-name="ce11">
            <text:p>415140</text:p>
          </table:table-cell>
          <table:table-cell office:value-type="float" office:value="430853.04900000012" table:formula="of:=[.D$5]*[Assumption.$D35]" table:style-name="ce11">
            <text:p>430853</text:p>
          </table:table-cell>
          <table:table-cell office:value-type="float" office:value="447160.83690465009" table:formula="of:=[.E$5]*[Assumption.$D35]" table:style-name="ce11">
            <text:p>447161</text:p>
          </table:table-cell>
          <table:table-cell office:value-type="float" office:value="464085.87458149123" table:formula="of:=[.F$5]*[Assumption.$D35]" table:style-name="ce11">
            <text:p>464086</text:p>
          </table:table-cell>
          <table:table-cell office:value-type="float" office:value="481651.52493440063" table:formula="of:=[.G$5]*[Assumption.$D35]" table:style-name="ce11">
            <text:p>481652</text:p>
          </table:table-cell>
          <table:table-cell office:value-type="float" office:value="499882.03515316761" table:formula="of:=[.H$5]*[Assumption.$D35]" table:style-name="ce11">
            <text:p>499882</text:p>
          </table:table-cell>
          <table:table-cell office:value-type="float" office:value="518802.57018371508" table:formula="of:=[.I$5]*[Assumption.$D35]" table:style-name="ce11">
            <text:p>518803</text:p>
          </table:table-cell>
          <table:table-cell office:value-type="float" office:value="538439.24746516882" table:formula="of:=[.J$5]*[Assumption.$D35]" table:style-name="ce11">
            <text:p>538439</text:p>
          </table:table-cell>
          <table:table-cell office:value-type="float" office:value="558819.17298172554" table:formula="of:=[.K$5]*[Assumption.$D35]" table:style-name="ce11">
            <text:p>558819</text:p>
          </table:table-cell>
          <table:table-cell office:value-type="float" office:value="579970.47867908399" table:formula="of:=[.L$5]*[Assumption.$D35]" table:style-name="ce11">
            <text:p>579970</text:p>
          </table:table-cell>
          <table:table-cell office:value-type="float" office:value="601922.36129708739" table:formula="of:=[.M$5]*[Assumption.$D35]" table:style-name="ce11">
            <text:p>601922</text:p>
          </table:table-cell>
          <table:table-cell table:number-columns-repeated="16371"/>
        </table:table-row>
        <table:table-row table:style-name="ro5">
          <table:table-cell office:value-type="string" table:style-name="ce5">
            <text:p>Patanjali</text:p>
          </table:table-cell>
          <table:table-cell office:value-type="float" office:value="100000" table:formula="of:=[.B$5]*[Assumption.$D36]" table:style-name="ce11">
            <text:p>100000</text:p>
          </table:table-cell>
          <table:table-cell office:value-type="float" office:value="103785.00000000001" table:formula="of:=[.C$5]*[Assumption.$D36]" table:style-name="ce11">
            <text:p>103785</text:p>
          </table:table-cell>
          <table:table-cell office:value-type="float" office:value="107713.26225000003" table:formula="of:=[.D$5]*[Assumption.$D36]" table:style-name="ce11">
            <text:p>107713</text:p>
          </table:table-cell>
          <table:table-cell office:value-type="float" office:value="111790.20922616252" table:formula="of:=[.E$5]*[Assumption.$D36]" table:style-name="ce11">
            <text:p>111790</text:p>
          </table:table-cell>
          <table:table-cell office:value-type="float" office:value="116021.46864537281" table:formula="of:=[.F$5]*[Assumption.$D36]" table:style-name="ce11">
            <text:p>116021</text:p>
          </table:table-cell>
          <table:table-cell office:value-type="float" office:value="120412.88123360016" table:formula="of:=[.G$5]*[Assumption.$D36]" table:style-name="ce11">
            <text:p>120413</text:p>
          </table:table-cell>
          <table:table-cell office:value-type="float" office:value="124970.5087882919" table:formula="of:=[.H$5]*[Assumption.$D36]" table:style-name="ce11">
            <text:p>124971</text:p>
          </table:table-cell>
          <table:table-cell office:value-type="float" office:value="129700.64254592877" table:formula="of:=[.I$5]*[Assumption.$D36]" table:style-name="ce11">
            <text:p>129701</text:p>
          </table:table-cell>
          <table:table-cell office:value-type="float" office:value="134609.81186629221" table:formula="of:=[.J$5]*[Assumption.$D36]" table:style-name="ce11">
            <text:p>134610</text:p>
          </table:table-cell>
          <table:table-cell office:value-type="float" office:value="139704.79324543139" table:formula="of:=[.K$5]*[Assumption.$D36]" table:style-name="ce11">
            <text:p>139705</text:p>
          </table:table-cell>
          <table:table-cell office:value-type="float" office:value="144992.619669771" table:formula="of:=[.L$5]*[Assumption.$D36]" table:style-name="ce11">
            <text:p>144993</text:p>
          </table:table-cell>
          <table:table-cell office:value-type="float" office:value="150480.59032427185" table:formula="of:=[.M$5]*[Assumption.$D36]" table:style-name="ce11">
            <text:p>150481</text:p>
          </table:table-cell>
          <table:table-cell table:number-columns-repeated="16371"/>
        </table:table-row>
        <table:table-row table:style-name="ro5">
          <table:table-cell office:value-type="string" table:style-name="ce5">
            <text:p>Organic Tattva</text:p>
          </table:table-cell>
          <table:table-cell office:value-type="float" office:value="0" table:formula="of:=[.B$5]*[Assumption.$D37]" table:style-name="ce11">
            <text:p>0</text:p>
          </table:table-cell>
          <table:table-cell office:value-type="float" office:value="0" table:formula="of:=[.C$5]*[Assumption.$D37]" table:style-name="ce11">
            <text:p>0</text:p>
          </table:table-cell>
          <table:table-cell office:value-type="float" office:value="0" table:formula="of:=[.D$5]*[Assumption.$D37]" table:style-name="ce11">
            <text:p>0</text:p>
          </table:table-cell>
          <table:table-cell office:value-type="float" office:value="0" table:formula="of:=[.E$5]*[Assumption.$D37]" table:style-name="ce11">
            <text:p>0</text:p>
          </table:table-cell>
          <table:table-cell office:value-type="float" office:value="0" table:formula="of:=[.F$5]*[Assumption.$D37]" table:style-name="ce11">
            <text:p>0</text:p>
          </table:table-cell>
          <table:table-cell office:value-type="float" office:value="0" table:formula="of:=[.G$5]*[Assumption.$D37]" table:style-name="ce11">
            <text:p>0</text:p>
          </table:table-cell>
          <table:table-cell office:value-type="float" office:value="0" table:formula="of:=[.H$5]*[Assumption.$D37]" table:style-name="ce11">
            <text:p>0</text:p>
          </table:table-cell>
          <table:table-cell office:value-type="float" office:value="0" table:formula="of:=[.I$5]*[Assumption.$D37]" table:style-name="ce11">
            <text:p>0</text:p>
          </table:table-cell>
          <table:table-cell office:value-type="float" office:value="0" table:formula="of:=[.J$5]*[Assumption.$D37]" table:style-name="ce11">
            <text:p>0</text:p>
          </table:table-cell>
          <table:table-cell office:value-type="float" office:value="0" table:formula="of:=[.K$5]*[Assumption.$D37]" table:style-name="ce11">
            <text:p>0</text:p>
          </table:table-cell>
          <table:table-cell office:value-type="float" office:value="0" table:formula="of:=[.L$5]*[Assumption.$D37]" table:style-name="ce11">
            <text:p>0</text:p>
          </table:table-cell>
          <table:table-cell office:value-type="float" office:value="0" table:formula="of:=[.M$5]*[Assumption.$D37]" table:style-name="ce11">
            <text:p>0</text:p>
          </table:table-cell>
          <table:table-cell table:number-columns-repeated="16371"/>
        </table:table-row>
        <table:table-row table:style-name="ro5">
          <table:table-cell office:value-type="string" table:style-name="ce5">
            <text:p>Good Life</text:p>
          </table:table-cell>
          <table:table-cell office:value-type="float" office:value="700000" table:formula="of:=[.B$5]*[Assumption.$D38]" table:style-name="ce11">
            <text:p>700000</text:p>
          </table:table-cell>
          <table:table-cell office:value-type="float" office:value="726495" table:formula="of:=[.C$5]*[Assumption.$D38]" table:style-name="ce11">
            <text:p>726495</text:p>
          </table:table-cell>
          <table:table-cell office:value-type="float" office:value="753992.8357500002" table:formula="of:=[.D$5]*[Assumption.$D38]" table:style-name="ce11">
            <text:p>753993</text:p>
          </table:table-cell>
          <table:table-cell office:value-type="float" office:value="782531.46458313765" table:formula="of:=[.E$5]*[Assumption.$D38]" table:style-name="ce11">
            <text:p>782531</text:p>
          </table:table-cell>
          <table:table-cell office:value-type="float" office:value="812150.28051760956" table:formula="of:=[.F$5]*[Assumption.$D38]" table:style-name="ce11">
            <text:p>812150</text:p>
          </table:table-cell>
          <table:table-cell office:value-type="float" office:value="842890.16863520106" table:formula="of:=[.G$5]*[Assumption.$D38]" table:style-name="ce11">
            <text:p>842890</text:p>
          </table:table-cell>
          <table:table-cell office:value-type="float" office:value="874793.56151804328" table:formula="of:=[.H$5]*[Assumption.$D38]" table:style-name="ce11">
            <text:p>874794</text:p>
          </table:table-cell>
          <table:table-cell office:value-type="float" office:value="907904.49782150122" table:formula="of:=[.I$5]*[Assumption.$D38]" table:style-name="ce11">
            <text:p>907904</text:p>
          </table:table-cell>
          <table:table-cell office:value-type="float" office:value="942268.68306404527" table:formula="of:=[.J$5]*[Assumption.$D38]" table:style-name="ce11">
            <text:p>942269</text:p>
          </table:table-cell>
          <table:table-cell office:value-type="float" office:value="977933.55271801958" table:formula="of:=[.K$5]*[Assumption.$D38]" table:style-name="ce11">
            <text:p>977934</text:p>
          </table:table-cell>
          <table:table-cell office:value-type="float" office:value="1014948.3376883968" table:formula="of:=[.L$5]*[Assumption.$D38]" table:style-name="ce11">
            <text:p>1014948</text:p>
          </table:table-cell>
          <table:table-cell office:value-type="float" office:value="1053364.1322699029" table:formula="of:=[.M$5]*[Assumption.$D38]" table:style-name="ce11">
            <text:p>1053364</text:p>
          </table:table-cell>
          <table:table-cell table:number-columns-repeated="16371"/>
        </table:table-row>
        <table:table-row table:style-name="ro5">
          <table:table-cell office:value-type="string" table:style-name="ce5">
            <text:p>Classic Harvest</text:p>
          </table:table-cell>
          <table:table-cell office:value-type="float" office:value="500000" table:formula="of:=[.B$5]*[Assumption.$D39]" table:style-name="ce11">
            <text:p>500000</text:p>
          </table:table-cell>
          <table:table-cell office:value-type="float" office:value="518925.00000000006" table:formula="of:=[.C$5]*[Assumption.$D39]" table:style-name="ce11">
            <text:p>518925</text:p>
          </table:table-cell>
          <table:table-cell office:value-type="float" office:value="538566.31125000014" table:formula="of:=[.D$5]*[Assumption.$D39]" table:style-name="ce11">
            <text:p>538566</text:p>
          </table:table-cell>
          <table:table-cell office:value-type="float" office:value="558951.04613081261" table:formula="of:=[.E$5]*[Assumption.$D39]" table:style-name="ce11">
            <text:p>558951</text:p>
          </table:table-cell>
          <table:table-cell office:value-type="float" office:value="580107.343226864" table:formula="of:=[.F$5]*[Assumption.$D39]" table:style-name="ce11">
            <text:p>580107</text:p>
          </table:table-cell>
          <table:table-cell office:value-type="float" office:value="602064.40616800077" table:formula="of:=[.G$5]*[Assumption.$D39]" table:style-name="ce11">
            <text:p>602064</text:p>
          </table:table-cell>
          <table:table-cell office:value-type="float" office:value="624852.5439414595" table:formula="of:=[.H$5]*[Assumption.$D39]" table:style-name="ce11">
            <text:p>624853</text:p>
          </table:table-cell>
          <table:table-cell office:value-type="float" office:value="648503.2127296438" table:formula="of:=[.I$5]*[Assumption.$D39]" table:style-name="ce11">
            <text:p>648503</text:p>
          </table:table-cell>
          <table:table-cell office:value-type="float" office:value="673049.05933146097" table:formula="of:=[.J$5]*[Assumption.$D39]" table:style-name="ce11">
            <text:p>673049</text:p>
          </table:table-cell>
          <table:table-cell office:value-type="float" office:value="698523.96622715693" table:formula="of:=[.K$5]*[Assumption.$D39]" table:style-name="ce11">
            <text:p>698524</text:p>
          </table:table-cell>
          <table:table-cell office:value-type="float" office:value="724963.09834885492" table:formula="of:=[.L$5]*[Assumption.$D39]" table:style-name="ce11">
            <text:p>724963</text:p>
          </table:table-cell>
          <table:table-cell office:value-type="float" office:value="752402.95162135921" table:formula="of:=[.M$5]*[Assumption.$D39]" table:style-name="ce11">
            <text:p>752403</text:p>
          </table:table-cell>
          <table:table-cell table:number-columns-repeated="16371"/>
        </table:table-row>
        <table:table-row table:style-name="ro5">
          <table:table-cell office:value-type="string" table:style-name="ce5">
            <text:p>Others</text:p>
          </table:table-cell>
          <table:table-cell office:value-type="float" office:value="300000" table:formula="of:=[.B$5]*[Assumption.$D40]" table:style-name="ce11">
            <text:p>300000</text:p>
          </table:table-cell>
          <table:table-cell office:value-type="float" office:value="311355" table:formula="of:=[.C$5]*[Assumption.$D40]" table:style-name="ce11">
            <text:p>311355</text:p>
          </table:table-cell>
          <table:table-cell office:value-type="float" office:value="323139.78675000009" table:formula="of:=[.D$5]*[Assumption.$D40]" table:style-name="ce11">
            <text:p>323140</text:p>
          </table:table-cell>
          <table:table-cell office:value-type="float" office:value="335370.62767848757" table:formula="of:=[.E$5]*[Assumption.$D40]" table:style-name="ce11">
            <text:p>335371</text:p>
          </table:table-cell>
          <table:table-cell office:value-type="float" office:value="348064.40593611839" table:formula="of:=[.F$5]*[Assumption.$D40]" table:style-name="ce11">
            <text:p>348064</text:p>
          </table:table-cell>
          <table:table-cell office:value-type="float" office:value="361238.64370080043" table:formula="of:=[.G$5]*[Assumption.$D40]" table:style-name="ce11">
            <text:p>361239</text:p>
          </table:table-cell>
          <table:table-cell office:value-type="float" office:value="374911.52636487567" table:formula="of:=[.H$5]*[Assumption.$D40]" table:style-name="ce11">
            <text:p>374912</text:p>
          </table:table-cell>
          <table:table-cell office:value-type="float" office:value="389101.92763778626" table:formula="of:=[.I$5]*[Assumption.$D40]" table:style-name="ce11">
            <text:p>389102</text:p>
          </table:table-cell>
          <table:table-cell office:value-type="float" office:value="403829.43559887656" table:formula="of:=[.J$5]*[Assumption.$D40]" table:style-name="ce11">
            <text:p>403829</text:p>
          </table:table-cell>
          <table:table-cell office:value-type="float" office:value="419114.37973629416" table:formula="of:=[.K$5]*[Assumption.$D40]" table:style-name="ce11">
            <text:p>419114</text:p>
          </table:table-cell>
          <table:table-cell office:value-type="float" office:value="434977.85900931293" table:formula="of:=[.L$5]*[Assumption.$D40]" table:style-name="ce11">
            <text:p>434978</text:p>
          </table:table-cell>
          <table:table-cell office:value-type="float" office:value="451441.77097281552" table:formula="of:=[.M$5]*[Assumption.$D40]" table:style-name="ce11">
            <text:p>451442</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Maida</text:p>
          </table:table-cell>
          <table:table-cell table:number-columns-repeated="16383" table:style-name="ce1"/>
        </table:table-row>
        <table:table-row table:style-name="ro5">
          <table:table-cell office:value-type="string" table:style-name="ce5">
            <text:p>Fortune</text:p>
          </table:table-cell>
          <table:table-cell office:value-type="float" office:value="463125" table:formula="of:=[.B$6]*[Assumption.$E35]" table:style-name="ce11">
            <text:p>463125</text:p>
          </table:table-cell>
          <table:table-cell office:value-type="float" office:value="486570.70312499983" table:formula="of:=[.C$6]*[Assumption.$E35]" table:style-name="ce11">
            <text:p>486571</text:p>
          </table:table-cell>
          <table:table-cell office:value-type="float" office:value="511203.34497070283" table:formula="of:=[.D$6]*[Assumption.$E35]" table:style-name="ce11">
            <text:p>511203</text:p>
          </table:table-cell>
          <table:table-cell office:value-type="float" office:value="537083.01430984458" table:formula="of:=[.E$6]*[Assumption.$E35]" table:style-name="ce11">
            <text:p>537083</text:p>
          </table:table-cell>
          <table:table-cell office:value-type="float" office:value="564272.8419092804" table:formula="of:=[.F$6]*[Assumption.$E35]" table:style-name="ce11">
            <text:p>564273</text:p>
          </table:table-cell>
          <table:table-cell office:value-type="float" office:value="592839.15453093767" table:formula="of:=[.G$6]*[Assumption.$E35]" table:style-name="ce11">
            <text:p>592839</text:p>
          </table:table-cell>
          <table:table-cell office:value-type="float" office:value="622851.63672906626" table:formula="of:=[.H$6]*[Assumption.$E35]" table:style-name="ce11">
            <text:p>622852</text:p>
          </table:table-cell>
          <table:table-cell office:value-type="float" office:value="654383.50083847519" table:formula="of:=[.I$6]*[Assumption.$E35]" table:style-name="ce11">
            <text:p>654384</text:p>
          </table:table-cell>
          <table:table-cell office:value-type="float" office:value="687511.66556842288" table:formula="of:=[.J$6]*[Assumption.$E35]" table:style-name="ce11">
            <text:p>687512</text:p>
          </table:table-cell>
          <table:table-cell office:value-type="float" office:value="722316.94363782404" table:formula="of:=[.K$6]*[Assumption.$E35]" table:style-name="ce11">
            <text:p>722317</text:p>
          </table:table-cell>
          <table:table-cell office:value-type="float" office:value="758884.23890948878" table:formula="of:=[.L$6]*[Assumption.$E35]" table:style-name="ce11">
            <text:p>758884</text:p>
          </table:table-cell>
          <table:table-cell office:value-type="float" office:value="797302.75350428163" table:formula="of:=[.M$6]*[Assumption.$E35]" table:style-name="ce11">
            <text:p>797303</text:p>
          </table:table-cell>
          <table:table-cell table:number-columns-repeated="16371"/>
        </table:table-row>
        <table:table-row table:style-name="ro5">
          <table:table-cell office:value-type="string" table:style-name="ce5">
            <text:p>Patanjali</text:p>
          </table:table-cell>
          <table:table-cell office:value-type="float" office:value="0" table:formula="of:=[.B$6]*[Assumption.$E36]" table:style-name="ce11">
            <text:p>0</text:p>
          </table:table-cell>
          <table:table-cell office:value-type="float" office:value="0" table:formula="of:=[.C$6]*[Assumption.$E36]" table:style-name="ce11">
            <text:p>0</text:p>
          </table:table-cell>
          <table:table-cell office:value-type="float" office:value="0" table:formula="of:=[.D$6]*[Assumption.$E36]" table:style-name="ce11">
            <text:p>0</text:p>
          </table:table-cell>
          <table:table-cell office:value-type="float" office:value="0" table:formula="of:=[.E$6]*[Assumption.$E36]" table:style-name="ce11">
            <text:p>0</text:p>
          </table:table-cell>
          <table:table-cell office:value-type="float" office:value="0" table:formula="of:=[.F$6]*[Assumption.$E36]" table:style-name="ce11">
            <text:p>0</text:p>
          </table:table-cell>
          <table:table-cell office:value-type="float" office:value="0" table:formula="of:=[.G$6]*[Assumption.$E36]" table:style-name="ce11">
            <text:p>0</text:p>
          </table:table-cell>
          <table:table-cell office:value-type="float" office:value="0" table:formula="of:=[.H$6]*[Assumption.$E36]" table:style-name="ce11">
            <text:p>0</text:p>
          </table:table-cell>
          <table:table-cell office:value-type="float" office:value="0" table:formula="of:=[.I$6]*[Assumption.$E36]" table:style-name="ce11">
            <text:p>0</text:p>
          </table:table-cell>
          <table:table-cell office:value-type="float" office:value="0" table:formula="of:=[.J$6]*[Assumption.$E36]" table:style-name="ce11">
            <text:p>0</text:p>
          </table:table-cell>
          <table:table-cell office:value-type="float" office:value="0" table:formula="of:=[.K$6]*[Assumption.$E36]" table:style-name="ce11">
            <text:p>0</text:p>
          </table:table-cell>
          <table:table-cell office:value-type="float" office:value="0" table:formula="of:=[.L$6]*[Assumption.$E36]" table:style-name="ce11">
            <text:p>0</text:p>
          </table:table-cell>
          <table:table-cell office:value-type="float" office:value="0" table:formula="of:=[.M$6]*[Assumption.$E36]"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463125" table:formula="of:=[.B$6]*[Assumption.$E37]" table:style-name="ce11">
            <text:p>463125</text:p>
          </table:table-cell>
          <table:table-cell office:value-type="float" office:value="486570.70312499983" table:formula="of:=[.C$6]*[Assumption.$E37]" table:style-name="ce11">
            <text:p>486571</text:p>
          </table:table-cell>
          <table:table-cell office:value-type="float" office:value="511203.34497070283" table:formula="of:=[.D$6]*[Assumption.$E37]" table:style-name="ce11">
            <text:p>511203</text:p>
          </table:table-cell>
          <table:table-cell office:value-type="float" office:value="537083.01430984458" table:formula="of:=[.E$6]*[Assumption.$E37]" table:style-name="ce11">
            <text:p>537083</text:p>
          </table:table-cell>
          <table:table-cell office:value-type="float" office:value="564272.8419092804" table:formula="of:=[.F$6]*[Assumption.$E37]" table:style-name="ce11">
            <text:p>564273</text:p>
          </table:table-cell>
          <table:table-cell office:value-type="float" office:value="592839.15453093767" table:formula="of:=[.G$6]*[Assumption.$E37]" table:style-name="ce11">
            <text:p>592839</text:p>
          </table:table-cell>
          <table:table-cell office:value-type="float" office:value="622851.63672906626" table:formula="of:=[.H$6]*[Assumption.$E37]" table:style-name="ce11">
            <text:p>622852</text:p>
          </table:table-cell>
          <table:table-cell office:value-type="float" office:value="654383.50083847519" table:formula="of:=[.I$6]*[Assumption.$E37]" table:style-name="ce11">
            <text:p>654384</text:p>
          </table:table-cell>
          <table:table-cell office:value-type="float" office:value="687511.66556842288" table:formula="of:=[.J$6]*[Assumption.$E37]" table:style-name="ce11">
            <text:p>687512</text:p>
          </table:table-cell>
          <table:table-cell office:value-type="float" office:value="722316.94363782404" table:formula="of:=[.K$6]*[Assumption.$E37]" table:style-name="ce11">
            <text:p>722317</text:p>
          </table:table-cell>
          <table:table-cell office:value-type="float" office:value="758884.23890948878" table:formula="of:=[.L$6]*[Assumption.$E37]" table:style-name="ce11">
            <text:p>758884</text:p>
          </table:table-cell>
          <table:table-cell office:value-type="float" office:value="797302.75350428163" table:formula="of:=[.M$6]*[Assumption.$E37]" table:style-name="ce11">
            <text:p>797303</text:p>
          </table:table-cell>
          <table:table-cell table:number-columns-repeated="16371"/>
        </table:table-row>
        <table:table-row table:style-name="ro5">
          <table:table-cell office:value-type="string" table:style-name="ce5">
            <text:p>Good Life</text:p>
          </table:table-cell>
          <table:table-cell office:value-type="float" office:value="385937.5" table:formula="of:=[.B$6]*[Assumption.$E38]" table:style-name="ce11">
            <text:p>385938</text:p>
          </table:table-cell>
          <table:table-cell office:value-type="float" office:value="405475.58593749988" table:formula="of:=[.C$6]*[Assumption.$E38]" table:style-name="ce11">
            <text:p>405476</text:p>
          </table:table-cell>
          <table:table-cell office:value-type="float" office:value="426002.7874755857" table:formula="of:=[.D$6]*[Assumption.$E38]" table:style-name="ce11">
            <text:p>426003</text:p>
          </table:table-cell>
          <table:table-cell office:value-type="float" office:value="447569.17859153717" table:formula="of:=[.E$6]*[Assumption.$E38]" table:style-name="ce11">
            <text:p>447569</text:p>
          </table:table-cell>
          <table:table-cell office:value-type="float" office:value="470227.3682577337" table:formula="of:=[.F$6]*[Assumption.$E38]" table:style-name="ce11">
            <text:p>470227</text:p>
          </table:table-cell>
          <table:table-cell office:value-type="float" office:value="494032.62877578137" table:formula="of:=[.G$6]*[Assumption.$E38]" table:style-name="ce11">
            <text:p>494033</text:p>
          </table:table-cell>
          <table:table-cell office:value-type="float" office:value="519043.03060755524" table:formula="of:=[.H$6]*[Assumption.$E38]" table:style-name="ce11">
            <text:p>519043</text:p>
          </table:table-cell>
          <table:table-cell office:value-type="float" office:value="545319.58403206267" table:formula="of:=[.I$6]*[Assumption.$E38]" table:style-name="ce11">
            <text:p>545320</text:p>
          </table:table-cell>
          <table:table-cell office:value-type="float" office:value="572926.38797368575" table:formula="of:=[.J$6]*[Assumption.$E38]" table:style-name="ce11">
            <text:p>572926</text:p>
          </table:table-cell>
          <table:table-cell office:value-type="float" office:value="601930.78636485338" table:formula="of:=[.K$6]*[Assumption.$E38]" table:style-name="ce11">
            <text:p>601931</text:p>
          </table:table-cell>
          <table:table-cell office:value-type="float" office:value="632403.53242457402" table:formula="of:=[.L$6]*[Assumption.$E38]" table:style-name="ce11">
            <text:p>632404</text:p>
          </table:table-cell>
          <table:table-cell office:value-type="float" office:value="664418.96125356806" table:formula="of:=[.M$6]*[Assumption.$E38]" table:style-name="ce11">
            <text:p>664419</text:p>
          </table:table-cell>
          <table:table-cell table:number-columns-repeated="16371"/>
        </table:table-row>
        <table:table-row table:style-name="ro5">
          <table:table-cell office:value-type="string" table:style-name="ce5">
            <text:p>Classic Harvest</text:p>
          </table:table-cell>
          <table:table-cell office:value-type="float" office:value="231562.5" table:formula="of:=[.B$6]*[Assumption.$E39]" table:style-name="ce11">
            <text:p>231563</text:p>
          </table:table-cell>
          <table:table-cell office:value-type="float" office:value="243285.35156249991" table:formula="of:=[.C$6]*[Assumption.$E39]" table:style-name="ce11">
            <text:p>243285</text:p>
          </table:table-cell>
          <table:table-cell office:value-type="float" office:value="255601.67248535142" table:formula="of:=[.D$6]*[Assumption.$E39]" table:style-name="ce11">
            <text:p>255602</text:p>
          </table:table-cell>
          <table:table-cell office:value-type="float" office:value="268541.50715492229" table:formula="of:=[.E$6]*[Assumption.$E39]" table:style-name="ce11">
            <text:p>268542</text:p>
          </table:table-cell>
          <table:table-cell office:value-type="float" office:value="282136.4209546402" table:formula="of:=[.F$6]*[Assumption.$E39]" table:style-name="ce11">
            <text:p>282136</text:p>
          </table:table-cell>
          <table:table-cell office:value-type="float" office:value="296419.57726546883" table:formula="of:=[.G$6]*[Assumption.$E39]" table:style-name="ce11">
            <text:p>296420</text:p>
          </table:table-cell>
          <table:table-cell office:value-type="float" office:value="311425.81836453313" table:formula="of:=[.H$6]*[Assumption.$E39]" table:style-name="ce11">
            <text:p>311426</text:p>
          </table:table-cell>
          <table:table-cell office:value-type="float" office:value="327191.75041923759" table:formula="of:=[.I$6]*[Assumption.$E39]" table:style-name="ce11">
            <text:p>327192</text:p>
          </table:table-cell>
          <table:table-cell office:value-type="float" office:value="343755.83278421144" table:formula="of:=[.J$6]*[Assumption.$E39]" table:style-name="ce11">
            <text:p>343756</text:p>
          </table:table-cell>
          <table:table-cell office:value-type="float" office:value="361158.47181891202" table:formula="of:=[.K$6]*[Assumption.$E39]" table:style-name="ce11">
            <text:p>361158</text:p>
          </table:table-cell>
          <table:table-cell office:value-type="float" office:value="379442.11945474439" table:formula="of:=[.L$6]*[Assumption.$E39]" table:style-name="ce11">
            <text:p>379442</text:p>
          </table:table-cell>
          <table:table-cell office:value-type="float" office:value="398651.37675214082" table:formula="of:=[.M$6]*[Assumption.$E39]" table:style-name="ce11">
            <text:p>398651</text:p>
          </table:table-cell>
          <table:table-cell table:number-columns-repeated="16371"/>
        </table:table-row>
        <table:table-row table:style-name="ro5">
          <table:table-cell office:value-type="string" table:style-name="ce5">
            <text:p>Others</text:p>
          </table:table-cell>
          <table:table-cell office:value-type="float" office:value="0" table:formula="of:=[.B$6]*[Assumption.$E40]" table:style-name="ce11">
            <text:p>0</text:p>
          </table:table-cell>
          <table:table-cell office:value-type="float" office:value="0" table:formula="of:=[.C$6]*[Assumption.$E40]" table:style-name="ce11">
            <text:p>0</text:p>
          </table:table-cell>
          <table:table-cell office:value-type="float" office:value="0" table:formula="of:=[.D$6]*[Assumption.$E40]" table:style-name="ce11">
            <text:p>0</text:p>
          </table:table-cell>
          <table:table-cell office:value-type="float" office:value="0" table:formula="of:=[.E$6]*[Assumption.$E40]" table:style-name="ce11">
            <text:p>0</text:p>
          </table:table-cell>
          <table:table-cell office:value-type="float" office:value="0" table:formula="of:=[.F$6]*[Assumption.$E40]" table:style-name="ce11">
            <text:p>0</text:p>
          </table:table-cell>
          <table:table-cell office:value-type="float" office:value="0" table:formula="of:=[.G$6]*[Assumption.$E40]" table:style-name="ce11">
            <text:p>0</text:p>
          </table:table-cell>
          <table:table-cell office:value-type="float" office:value="0" table:formula="of:=[.H$6]*[Assumption.$E40]" table:style-name="ce11">
            <text:p>0</text:p>
          </table:table-cell>
          <table:table-cell office:value-type="float" office:value="0" table:formula="of:=[.I$6]*[Assumption.$E40]" table:style-name="ce11">
            <text:p>0</text:p>
          </table:table-cell>
          <table:table-cell office:value-type="float" office:value="0" table:formula="of:=[.J$6]*[Assumption.$E40]" table:style-name="ce11">
            <text:p>0</text:p>
          </table:table-cell>
          <table:table-cell office:value-type="float" office:value="0" table:formula="of:=[.K$6]*[Assumption.$E40]" table:style-name="ce11">
            <text:p>0</text:p>
          </table:table-cell>
          <table:table-cell office:value-type="float" office:value="0" table:formula="of:=[.L$6]*[Assumption.$E40]" table:style-name="ce11">
            <text:p>0</text:p>
          </table:table-cell>
          <table:table-cell office:value-type="float" office:value="0" table:formula="of:=[.M$6]*[Assumption.$E40]" table:style-name="ce11">
            <text:p>0</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ice</text:p>
          </table:table-cell>
          <table:table-cell table:number-columns-repeated="16383" table:style-name="ce1"/>
        </table:table-row>
        <table:table-row table:style-name="ro5">
          <table:table-cell office:value-type="string" table:style-name="ce5">
            <text:p>Fortune</text:p>
          </table:table-cell>
          <table:table-cell office:value-type="float" office:value="350000" table:formula="of:=[.B$7]*[Assumption.$F35]" table:style-name="ce11">
            <text:p>350000</text:p>
          </table:table-cell>
          <table:table-cell office:value-type="float" office:value="369512.5" table:formula="of:=[.C$7]*[Assumption.$F35]" table:style-name="ce11">
            <text:p>369513</text:p>
          </table:table-cell>
          <table:table-cell office:value-type="float" office:value="390112.82187499991" table:formula="of:=[.D$7]*[Assumption.$F35]" table:style-name="ce11">
            <text:p>390113</text:p>
          </table:table-cell>
          <table:table-cell office:value-type="float" office:value="411861.61169453117" table:formula="of:=[.E$7]*[Assumption.$F35]" table:style-name="ce11">
            <text:p>411862</text:p>
          </table:table-cell>
          <table:table-cell office:value-type="float" office:value="434822.8965465012" table:formula="of:=[.F$7]*[Assumption.$F35]" table:style-name="ce11">
            <text:p>434823</text:p>
          </table:table-cell>
          <table:table-cell office:value-type="float" office:value="459064.2730289686" table:formula="of:=[.G$7]*[Assumption.$F35]" table:style-name="ce11">
            <text:p>459064</text:p>
          </table:table-cell>
          <table:table-cell office:value-type="float" office:value="484657.10625033354" table:formula="of:=[.H$7]*[Assumption.$F35]" table:style-name="ce11">
            <text:p>484657</text:p>
          </table:table-cell>
          <table:table-cell office:value-type="float" office:value="511676.73992378963" table:formula="of:=[.I$7]*[Assumption.$F35]" table:style-name="ce11">
            <text:p>511677</text:p>
          </table:table-cell>
          <table:table-cell office:value-type="float" office:value="540202.71817454079" table:formula="of:=[.J$7]*[Assumption.$F35]" table:style-name="ce11">
            <text:p>540203</text:p>
          </table:table-cell>
          <table:table-cell office:value-type="float" office:value="570319.01971277141" table:formula="of:=[.K$7]*[Assumption.$F35]" table:style-name="ce11">
            <text:p>570319</text:p>
          </table:table-cell>
          <table:table-cell office:value-type="float" office:value="602114.30506175838" table:formula="of:=[.L$7]*[Assumption.$F35]" table:style-name="ce11">
            <text:p>602114</text:p>
          </table:table-cell>
          <table:table-cell office:value-type="float" office:value="635682.17756895127" table:formula="of:=[.M$7]*[Assumption.$F35]" table:style-name="ce11">
            <text:p>635682</text:p>
          </table:table-cell>
          <table:table-cell table:number-columns-repeated="16371"/>
        </table:table-row>
        <table:table-row table:style-name="ro5">
          <table:table-cell office:value-type="string" table:style-name="ce5">
            <text:p>Patanjali</text:p>
          </table:table-cell>
          <table:table-cell office:value-type="float" office:value="350000" table:formula="of:=[.B$7]*[Assumption.$F36]" table:style-name="ce11">
            <text:p>350000</text:p>
          </table:table-cell>
          <table:table-cell office:value-type="float" office:value="369512.5" table:formula="of:=[.C$7]*[Assumption.$F36]" table:style-name="ce11">
            <text:p>369513</text:p>
          </table:table-cell>
          <table:table-cell office:value-type="float" office:value="390112.82187499991" table:formula="of:=[.D$7]*[Assumption.$F36]" table:style-name="ce11">
            <text:p>390113</text:p>
          </table:table-cell>
          <table:table-cell office:value-type="float" office:value="411861.61169453117" table:formula="of:=[.E$7]*[Assumption.$F36]" table:style-name="ce11">
            <text:p>411862</text:p>
          </table:table-cell>
          <table:table-cell office:value-type="float" office:value="434822.8965465012" table:formula="of:=[.F$7]*[Assumption.$F36]" table:style-name="ce11">
            <text:p>434823</text:p>
          </table:table-cell>
          <table:table-cell office:value-type="float" office:value="459064.2730289686" table:formula="of:=[.G$7]*[Assumption.$F36]" table:style-name="ce11">
            <text:p>459064</text:p>
          </table:table-cell>
          <table:table-cell office:value-type="float" office:value="484657.10625033354" table:formula="of:=[.H$7]*[Assumption.$F36]" table:style-name="ce11">
            <text:p>484657</text:p>
          </table:table-cell>
          <table:table-cell office:value-type="float" office:value="511676.73992378963" table:formula="of:=[.I$7]*[Assumption.$F36]" table:style-name="ce11">
            <text:p>511677</text:p>
          </table:table-cell>
          <table:table-cell office:value-type="float" office:value="540202.71817454079" table:formula="of:=[.J$7]*[Assumption.$F36]" table:style-name="ce11">
            <text:p>540203</text:p>
          </table:table-cell>
          <table:table-cell office:value-type="float" office:value="570319.01971277141" table:formula="of:=[.K$7]*[Assumption.$F36]" table:style-name="ce11">
            <text:p>570319</text:p>
          </table:table-cell>
          <table:table-cell office:value-type="float" office:value="602114.30506175838" table:formula="of:=[.L$7]*[Assumption.$F36]" table:style-name="ce11">
            <text:p>602114</text:p>
          </table:table-cell>
          <table:table-cell office:value-type="float" office:value="635682.17756895127" table:formula="of:=[.M$7]*[Assumption.$F36]" table:style-name="ce11">
            <text:p>635682</text:p>
          </table:table-cell>
          <table:table-cell table:number-columns-repeated="16371"/>
        </table:table-row>
        <table:table-row table:style-name="ro5">
          <table:table-cell office:value-type="string" table:style-name="ce5">
            <text:p>Organic Tattva</text:p>
          </table:table-cell>
          <table:table-cell office:value-type="float" office:value="350000" table:formula="of:=[.B$7]*[Assumption.$F37]" table:style-name="ce11">
            <text:p>350000</text:p>
          </table:table-cell>
          <table:table-cell office:value-type="float" office:value="369512.5" table:formula="of:=[.C$7]*[Assumption.$F37]" table:style-name="ce11">
            <text:p>369513</text:p>
          </table:table-cell>
          <table:table-cell office:value-type="float" office:value="390112.82187499991" table:formula="of:=[.D$7]*[Assumption.$F37]" table:style-name="ce11">
            <text:p>390113</text:p>
          </table:table-cell>
          <table:table-cell office:value-type="float" office:value="411861.61169453117" table:formula="of:=[.E$7]*[Assumption.$F37]" table:style-name="ce11">
            <text:p>411862</text:p>
          </table:table-cell>
          <table:table-cell office:value-type="float" office:value="434822.8965465012" table:formula="of:=[.F$7]*[Assumption.$F37]" table:style-name="ce11">
            <text:p>434823</text:p>
          </table:table-cell>
          <table:table-cell office:value-type="float" office:value="459064.2730289686" table:formula="of:=[.G$7]*[Assumption.$F37]" table:style-name="ce11">
            <text:p>459064</text:p>
          </table:table-cell>
          <table:table-cell office:value-type="float" office:value="484657.10625033354" table:formula="of:=[.H$7]*[Assumption.$F37]" table:style-name="ce11">
            <text:p>484657</text:p>
          </table:table-cell>
          <table:table-cell office:value-type="float" office:value="511676.73992378963" table:formula="of:=[.I$7]*[Assumption.$F37]" table:style-name="ce11">
            <text:p>511677</text:p>
          </table:table-cell>
          <table:table-cell office:value-type="float" office:value="540202.71817454079" table:formula="of:=[.J$7]*[Assumption.$F37]" table:style-name="ce11">
            <text:p>540203</text:p>
          </table:table-cell>
          <table:table-cell office:value-type="float" office:value="570319.01971277141" table:formula="of:=[.K$7]*[Assumption.$F37]" table:style-name="ce11">
            <text:p>570319</text:p>
          </table:table-cell>
          <table:table-cell office:value-type="float" office:value="602114.30506175838" table:formula="of:=[.L$7]*[Assumption.$F37]" table:style-name="ce11">
            <text:p>602114</text:p>
          </table:table-cell>
          <table:table-cell office:value-type="float" office:value="635682.17756895127" table:formula="of:=[.M$7]*[Assumption.$F37]" table:style-name="ce11">
            <text:p>635682</text:p>
          </table:table-cell>
          <table:table-cell table:number-columns-repeated="16371"/>
        </table:table-row>
        <table:table-row table:style-name="ro5">
          <table:table-cell office:value-type="string" table:style-name="ce5">
            <text:p>Good Life</text:p>
          </table:table-cell>
          <table:table-cell office:value-type="float" office:value="0" table:formula="of:=[.B$7]*[Assumption.$F38]" table:style-name="ce11">
            <text:p>0</text:p>
          </table:table-cell>
          <table:table-cell office:value-type="float" office:value="0" table:formula="of:=[.C$7]*[Assumption.$F38]" table:style-name="ce11">
            <text:p>0</text:p>
          </table:table-cell>
          <table:table-cell office:value-type="float" office:value="0" table:formula="of:=[.D$7]*[Assumption.$F38]" table:style-name="ce11">
            <text:p>0</text:p>
          </table:table-cell>
          <table:table-cell office:value-type="float" office:value="0" table:formula="of:=[.E$7]*[Assumption.$F38]" table:style-name="ce11">
            <text:p>0</text:p>
          </table:table-cell>
          <table:table-cell office:value-type="float" office:value="0" table:formula="of:=[.F$7]*[Assumption.$F38]" table:style-name="ce11">
            <text:p>0</text:p>
          </table:table-cell>
          <table:table-cell office:value-type="float" office:value="0" table:formula="of:=[.G$7]*[Assumption.$F38]" table:style-name="ce11">
            <text:p>0</text:p>
          </table:table-cell>
          <table:table-cell office:value-type="float" office:value="0" table:formula="of:=[.H$7]*[Assumption.$F38]" table:style-name="ce11">
            <text:p>0</text:p>
          </table:table-cell>
          <table:table-cell office:value-type="float" office:value="0" table:formula="of:=[.I$7]*[Assumption.$F38]" table:style-name="ce11">
            <text:p>0</text:p>
          </table:table-cell>
          <table:table-cell office:value-type="float" office:value="0" table:formula="of:=[.J$7]*[Assumption.$F38]" table:style-name="ce11">
            <text:p>0</text:p>
          </table:table-cell>
          <table:table-cell office:value-type="float" office:value="0" table:formula="of:=[.K$7]*[Assumption.$F38]" table:style-name="ce11">
            <text:p>0</text:p>
          </table:table-cell>
          <table:table-cell office:value-type="float" office:value="0" table:formula="of:=[.L$7]*[Assumption.$F38]" table:style-name="ce11">
            <text:p>0</text:p>
          </table:table-cell>
          <table:table-cell office:value-type="float" office:value="0" table:formula="of:=[.M$7]*[Assumption.$F38]" table:style-name="ce11">
            <text:p>0</text:p>
          </table:table-cell>
          <table:table-cell table:number-columns-repeated="16371"/>
        </table:table-row>
        <table:table-row table:style-name="ro5">
          <table:table-cell office:value-type="string" table:style-name="ce5">
            <text:p>Classic Harvest</text:p>
          </table:table-cell>
          <table:table-cell office:value-type="float" office:value="385000" table:formula="of:=[.B$7]*[Assumption.$F39]" table:style-name="ce11">
            <text:p>385000</text:p>
          </table:table-cell>
          <table:table-cell office:value-type="float" office:value="406463.75" table:formula="of:=[.C$7]*[Assumption.$F39]" table:style-name="ce11">
            <text:p>406464</text:p>
          </table:table-cell>
          <table:table-cell office:value-type="float" office:value="429124.10406249989" table:formula="of:=[.D$7]*[Assumption.$F39]" table:style-name="ce11">
            <text:p>429124</text:p>
          </table:table-cell>
          <table:table-cell office:value-type="float" office:value="453047.77286398428" table:formula="of:=[.E$7]*[Assumption.$F39]" table:style-name="ce11">
            <text:p>453048</text:p>
          </table:table-cell>
          <table:table-cell office:value-type="float" office:value="478305.18620115134" table:formula="of:=[.F$7]*[Assumption.$F39]" table:style-name="ce11">
            <text:p>478305</text:p>
          </table:table-cell>
          <table:table-cell office:value-type="float" office:value="504970.7003318654" table:formula="of:=[.G$7]*[Assumption.$F39]" table:style-name="ce11">
            <text:p>504971</text:p>
          </table:table-cell>
          <table:table-cell office:value-type="float" office:value="533122.81687536684" table:formula="of:=[.H$7]*[Assumption.$F39]" table:style-name="ce11">
            <text:p>533123</text:p>
          </table:table-cell>
          <table:table-cell office:value-type="float" office:value="562844.41391616862" table:formula="of:=[.I$7]*[Assumption.$F39]" table:style-name="ce11">
            <text:p>562844</text:p>
          </table:table-cell>
          <table:table-cell office:value-type="float" office:value="594222.98999199492" table:formula="of:=[.J$7]*[Assumption.$F39]" table:style-name="ce11">
            <text:p>594223</text:p>
          </table:table-cell>
          <table:table-cell office:value-type="float" office:value="627350.92168404849" table:formula="of:=[.K$7]*[Assumption.$F39]" table:style-name="ce11">
            <text:p>627351</text:p>
          </table:table-cell>
          <table:table-cell office:value-type="float" office:value="662325.73556793411" table:formula="of:=[.L$7]*[Assumption.$F39]" table:style-name="ce11">
            <text:p>662326</text:p>
          </table:table-cell>
          <table:table-cell office:value-type="float" office:value="699250.39532584639" table:formula="of:=[.M$7]*[Assumption.$F39]" table:style-name="ce11">
            <text:p>699250</text:p>
          </table:table-cell>
          <table:table-cell table:number-columns-repeated="16371"/>
        </table:table-row>
        <table:table-row table:style-name="ro5">
          <table:table-cell office:value-type="string" table:style-name="ce5">
            <text:p>Others</text:p>
          </table:table-cell>
          <table:table-cell office:value-type="float" office:value="315000" table:formula="of:=[.B$7]*[Assumption.$F40]" table:style-name="ce11">
            <text:p>315000</text:p>
          </table:table-cell>
          <table:table-cell office:value-type="float" office:value="332561.25" table:formula="of:=[.C$7]*[Assumption.$F40]" table:style-name="ce11">
            <text:p>332561</text:p>
          </table:table-cell>
          <table:table-cell office:value-type="float" office:value="351101.53968749993" table:formula="of:=[.D$7]*[Assumption.$F40]" table:style-name="ce11">
            <text:p>351102</text:p>
          </table:table-cell>
          <table:table-cell office:value-type="float" office:value="370675.45052507799" table:formula="of:=[.E$7]*[Assumption.$F40]" table:style-name="ce11">
            <text:p>370675</text:p>
          </table:table-cell>
          <table:table-cell office:value-type="float" office:value="391340.60689185106" table:formula="of:=[.F$7]*[Assumption.$F40]" table:style-name="ce11">
            <text:p>391341</text:p>
          </table:table-cell>
          <table:table-cell office:value-type="float" office:value="413157.84572607168" table:formula="of:=[.G$7]*[Assumption.$F40]" table:style-name="ce11">
            <text:p>413158</text:p>
          </table:table-cell>
          <table:table-cell office:value-type="float" office:value="436191.39562530012" table:formula="of:=[.H$7]*[Assumption.$F40]" table:style-name="ce11">
            <text:p>436191</text:p>
          </table:table-cell>
          <table:table-cell office:value-type="float" office:value="460509.06593141065" table:formula="of:=[.I$7]*[Assumption.$F40]" table:style-name="ce11">
            <text:p>460509</text:p>
          </table:table-cell>
          <table:table-cell office:value-type="float" office:value="486182.44635708671" table:formula="of:=[.J$7]*[Assumption.$F40]" table:style-name="ce11">
            <text:p>486182</text:p>
          </table:table-cell>
          <table:table-cell office:value-type="float" office:value="513287.11774149421" table:formula="of:=[.K$7]*[Assumption.$F40]" table:style-name="ce11">
            <text:p>513287</text:p>
          </table:table-cell>
          <table:table-cell office:value-type="float" office:value="541902.87455558241" table:formula="of:=[.L$7]*[Assumption.$F40]" table:style-name="ce11">
            <text:p>541903</text:p>
          </table:table-cell>
          <table:table-cell office:value-type="float" office:value="572113.95981205616" table:formula="of:=[.M$7]*[Assumption.$F40]" table:style-name="ce11">
            <text:p>572114</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Sugar</text:p>
          </table:table-cell>
          <table:table-cell table:number-columns-repeated="16383" table:style-name="ce1"/>
        </table:table-row>
        <table:table-row table:style-name="ro5">
          <table:table-cell office:value-type="string" table:style-name="ce5">
            <text:p>Fortune</text:p>
          </table:table-cell>
          <table:table-cell office:value-type="float" office:value="140000" table:formula="of:=[.B$8]*[Assumption.$G35]" table:style-name="ce11">
            <text:p>140000</text:p>
          </table:table-cell>
          <table:table-cell office:value-type="float" office:value="148526" table:formula="of:=[.C$8]*[Assumption.$G35]" table:style-name="ce11">
            <text:p>148526</text:p>
          </table:table-cell>
          <table:table-cell office:value-type="float" office:value="157571.23340000003" table:formula="of:=[.D$8]*[Assumption.$G35]" table:style-name="ce11">
            <text:p>157571</text:p>
          </table:table-cell>
          <table:table-cell office:value-type="float" office:value="167167.32151406002" table:formula="of:=[.E$8]*[Assumption.$G35]" table:style-name="ce11">
            <text:p>167167</text:p>
          </table:table-cell>
          <table:table-cell office:value-type="float" office:value="177347.81139426629" table:formula="of:=[.F$8]*[Assumption.$G35]" table:style-name="ce11">
            <text:p>177348</text:p>
          </table:table-cell>
          <table:table-cell office:value-type="float" office:value="188148.29310817711" table:formula="of:=[.G$8]*[Assumption.$G35]" table:style-name="ce11">
            <text:p>188148</text:p>
          </table:table-cell>
          <table:table-cell office:value-type="float" office:value="199606.52415846509" table:formula="of:=[.H$8]*[Assumption.$G35]" table:style-name="ce11">
            <text:p>199607</text:p>
          </table:table-cell>
          <table:table-cell office:value-type="float" office:value="211762.56147971563" table:formula="of:=[.I$8]*[Assumption.$G35]" table:style-name="ce11">
            <text:p>211763</text:p>
          </table:table-cell>
          <table:table-cell office:value-type="float" office:value="224658.90147383028" table:formula="of:=[.J$8]*[Assumption.$G35]" table:style-name="ce11">
            <text:p>224659</text:p>
          </table:table-cell>
          <table:table-cell office:value-type="float" office:value="238340.62857358658" table:formula="of:=[.K$8]*[Assumption.$G35]" table:style-name="ce11">
            <text:p>238341</text:p>
          </table:table-cell>
          <table:table-cell office:value-type="float" office:value="252855.57285371795" table:formula="of:=[.L$8]*[Assumption.$G35]" table:style-name="ce11">
            <text:p>252856</text:p>
          </table:table-cell>
          <table:table-cell office:value-type="float" office:value="268254.47724050935" table:formula="of:=[.M$8]*[Assumption.$G35]" table:style-name="ce11">
            <text:p>268254</text:p>
          </table:table-cell>
          <table:table-cell table:number-columns-repeated="16371"/>
        </table:table-row>
        <table:table-row table:style-name="ro5">
          <table:table-cell office:value-type="string" table:style-name="ce5">
            <text:p>Patanjali</text:p>
          </table:table-cell>
          <table:table-cell office:value-type="float" office:value="0" table:formula="of:=[.B$8]*[Assumption.$G36]" table:style-name="ce11">
            <text:p>0</text:p>
          </table:table-cell>
          <table:table-cell office:value-type="float" office:value="0" table:formula="of:=[.C$8]*[Assumption.$G36]" table:style-name="ce11">
            <text:p>0</text:p>
          </table:table-cell>
          <table:table-cell office:value-type="float" office:value="0" table:formula="of:=[.D$8]*[Assumption.$G36]" table:style-name="ce11">
            <text:p>0</text:p>
          </table:table-cell>
          <table:table-cell office:value-type="float" office:value="0" table:formula="of:=[.E$8]*[Assumption.$G36]" table:style-name="ce11">
            <text:p>0</text:p>
          </table:table-cell>
          <table:table-cell office:value-type="float" office:value="0" table:formula="of:=[.F$8]*[Assumption.$G36]" table:style-name="ce11">
            <text:p>0</text:p>
          </table:table-cell>
          <table:table-cell office:value-type="float" office:value="0" table:formula="of:=[.G$8]*[Assumption.$G36]" table:style-name="ce11">
            <text:p>0</text:p>
          </table:table-cell>
          <table:table-cell office:value-type="float" office:value="0" table:formula="of:=[.H$8]*[Assumption.$G36]" table:style-name="ce11">
            <text:p>0</text:p>
          </table:table-cell>
          <table:table-cell office:value-type="float" office:value="0" table:formula="of:=[.I$8]*[Assumption.$G36]" table:style-name="ce11">
            <text:p>0</text:p>
          </table:table-cell>
          <table:table-cell office:value-type="float" office:value="0" table:formula="of:=[.J$8]*[Assumption.$G36]" table:style-name="ce11">
            <text:p>0</text:p>
          </table:table-cell>
          <table:table-cell office:value-type="float" office:value="0" table:formula="of:=[.K$8]*[Assumption.$G36]" table:style-name="ce11">
            <text:p>0</text:p>
          </table:table-cell>
          <table:table-cell office:value-type="float" office:value="0" table:formula="of:=[.L$8]*[Assumption.$G36]" table:style-name="ce11">
            <text:p>0</text:p>
          </table:table-cell>
          <table:table-cell office:value-type="float" office:value="0" table:formula="of:=[.M$8]*[Assumption.$G36]"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175000" table:formula="of:=[.B$8]*[Assumption.$G37]" table:style-name="ce11">
            <text:p>175000</text:p>
          </table:table-cell>
          <table:table-cell office:value-type="float" office:value="185657.5" table:formula="of:=[.C$8]*[Assumption.$G37]" table:style-name="ce11">
            <text:p>185658</text:p>
          </table:table-cell>
          <table:table-cell office:value-type="float" office:value="196964.04175" table:formula="of:=[.D$8]*[Assumption.$G37]" table:style-name="ce11">
            <text:p>196964</text:p>
          </table:table-cell>
          <table:table-cell office:value-type="float" office:value="208959.15189257503" table:formula="of:=[.E$8]*[Assumption.$G37]" table:style-name="ce11">
            <text:p>208959</text:p>
          </table:table-cell>
          <table:table-cell office:value-type="float" office:value="221684.76424283284" table:formula="of:=[.F$8]*[Assumption.$G37]" table:style-name="ce11">
            <text:p>221685</text:p>
          </table:table-cell>
          <table:table-cell office:value-type="float" office:value="235185.36638522136" table:formula="of:=[.G$8]*[Assumption.$G37]" table:style-name="ce11">
            <text:p>235185</text:p>
          </table:table-cell>
          <table:table-cell office:value-type="float" office:value="249508.15519808134" table:formula="of:=[.H$8]*[Assumption.$G37]" table:style-name="ce11">
            <text:p>249508</text:p>
          </table:table-cell>
          <table:table-cell office:value-type="float" office:value="264703.20184964454" table:formula="of:=[.I$8]*[Assumption.$G37]" table:style-name="ce11">
            <text:p>264703</text:p>
          </table:table-cell>
          <table:table-cell office:value-type="float" office:value="280823.62684228783" table:formula="of:=[.J$8]*[Assumption.$G37]" table:style-name="ce11">
            <text:p>280824</text:p>
          </table:table-cell>
          <table:table-cell office:value-type="float" office:value="297925.7857169832" table:formula="of:=[.K$8]*[Assumption.$G37]" table:style-name="ce11">
            <text:p>297926</text:p>
          </table:table-cell>
          <table:table-cell office:value-type="float" office:value="316069.46606714744" table:formula="of:=[.L$8]*[Assumption.$G37]" table:style-name="ce11">
            <text:p>316069</text:p>
          </table:table-cell>
          <table:table-cell office:value-type="float" office:value="335318.09655063669" table:formula="of:=[.M$8]*[Assumption.$G37]" table:style-name="ce11">
            <text:p>335318</text:p>
          </table:table-cell>
          <table:table-cell table:number-columns-repeated="16371"/>
        </table:table-row>
        <table:table-row table:style-name="ro5">
          <table:table-cell office:value-type="string" table:style-name="ce5">
            <text:p>Good Life</text:p>
          </table:table-cell>
          <table:table-cell office:value-type="float" office:value="105000" table:formula="of:=[.B$8]*[Assumption.$G38]" table:style-name="ce11">
            <text:p>105000</text:p>
          </table:table-cell>
          <table:table-cell office:value-type="float" office:value="111394.5" table:formula="of:=[.C$8]*[Assumption.$G38]" table:style-name="ce11">
            <text:p>111395</text:p>
          </table:table-cell>
          <table:table-cell office:value-type="float" office:value="118178.42504999999" table:formula="of:=[.D$8]*[Assumption.$G38]" table:style-name="ce11">
            <text:p>118178</text:p>
          </table:table-cell>
          <table:table-cell office:value-type="float" office:value="125375.49113554502" table:formula="of:=[.E$8]*[Assumption.$G38]" table:style-name="ce11">
            <text:p>125375</text:p>
          </table:table-cell>
          <table:table-cell office:value-type="float" office:value="133010.85854569971" table:formula="of:=[.F$8]*[Assumption.$G38]" table:style-name="ce11">
            <text:p>133011</text:p>
          </table:table-cell>
          <table:table-cell office:value-type="float" office:value="141111.21983113282" table:formula="of:=[.G$8]*[Assumption.$G38]" table:style-name="ce11">
            <text:p>141111</text:p>
          </table:table-cell>
          <table:table-cell office:value-type="float" office:value="149704.89311884879" table:formula="of:=[.H$8]*[Assumption.$G38]" table:style-name="ce11">
            <text:p>149705</text:p>
          </table:table-cell>
          <table:table-cell office:value-type="float" office:value="158821.92110978672" table:formula="of:=[.I$8]*[Assumption.$G38]" table:style-name="ce11">
            <text:p>158822</text:p>
          </table:table-cell>
          <table:table-cell office:value-type="float" office:value="168494.1761053727" table:formula="of:=[.J$8]*[Assumption.$G38]" table:style-name="ce11">
            <text:p>168494</text:p>
          </table:table-cell>
          <table:table-cell office:value-type="float" office:value="178755.47143018991" table:formula="of:=[.K$8]*[Assumption.$G38]" table:style-name="ce11">
            <text:p>178755</text:p>
          </table:table-cell>
          <table:table-cell office:value-type="float" office:value="189641.67964028846" table:formula="of:=[.L$8]*[Assumption.$G38]" table:style-name="ce11">
            <text:p>189642</text:p>
          </table:table-cell>
          <table:table-cell office:value-type="float" office:value="201190.85793038202" table:formula="of:=[.M$8]*[Assumption.$G38]" table:style-name="ce11">
            <text:p>201191</text:p>
          </table:table-cell>
          <table:table-cell table:number-columns-repeated="16371"/>
        </table:table-row>
        <table:table-row table:style-name="ro5">
          <table:table-cell office:value-type="string" table:style-name="ce5">
            <text:p>Classic Harvest</text:p>
          </table:table-cell>
          <table:table-cell office:value-type="float" office:value="210000" table:formula="of:=[.B$8]*[Assumption.$G39]" table:style-name="ce11">
            <text:p>210000</text:p>
          </table:table-cell>
          <table:table-cell office:value-type="float" office:value="222789" table:formula="of:=[.C$8]*[Assumption.$G39]" table:style-name="ce11">
            <text:p>222789</text:p>
          </table:table-cell>
          <table:table-cell office:value-type="float" office:value="236356.85009999998" table:formula="of:=[.D$8]*[Assumption.$G39]" table:style-name="ce11">
            <text:p>236357</text:p>
          </table:table-cell>
          <table:table-cell office:value-type="float" office:value="250750.98227109003" table:formula="of:=[.E$8]*[Assumption.$G39]" table:style-name="ce11">
            <text:p>250751</text:p>
          </table:table-cell>
          <table:table-cell office:value-type="float" office:value="266021.71709139942" table:formula="of:=[.F$8]*[Assumption.$G39]" table:style-name="ce11">
            <text:p>266022</text:p>
          </table:table-cell>
          <table:table-cell office:value-type="float" office:value="282222.43966226565" table:formula="of:=[.G$8]*[Assumption.$G39]" table:style-name="ce11">
            <text:p>282222</text:p>
          </table:table-cell>
          <table:table-cell office:value-type="float" office:value="299409.78623769758" table:formula="of:=[.H$8]*[Assumption.$G39]" table:style-name="ce11">
            <text:p>299410</text:p>
          </table:table-cell>
          <table:table-cell office:value-type="float" office:value="317643.84221957345" table:formula="of:=[.I$8]*[Assumption.$G39]" table:style-name="ce11">
            <text:p>317644</text:p>
          </table:table-cell>
          <table:table-cell office:value-type="float" office:value="336988.35221074539" table:formula="of:=[.J$8]*[Assumption.$G39]" table:style-name="ce11">
            <text:p>336988</text:p>
          </table:table-cell>
          <table:table-cell office:value-type="float" office:value="357510.94286037982" table:formula="of:=[.K$8]*[Assumption.$G39]" table:style-name="ce11">
            <text:p>357511</text:p>
          </table:table-cell>
          <table:table-cell office:value-type="float" office:value="379283.35928057693" table:formula="of:=[.L$8]*[Assumption.$G39]" table:style-name="ce11">
            <text:p>379283</text:p>
          </table:table-cell>
          <table:table-cell office:value-type="float" office:value="402381.71586076403" table:formula="of:=[.M$8]*[Assumption.$G39]" table:style-name="ce11">
            <text:p>402382</text:p>
          </table:table-cell>
          <table:table-cell table:number-columns-repeated="16371"/>
        </table:table-row>
        <table:table-row table:style-name="ro5">
          <table:table-cell office:value-type="string" table:style-name="ce5">
            <text:p>Others</text:p>
          </table:table-cell>
          <table:table-cell office:value-type="float" office:value="70000" table:formula="of:=[.B$8]*[Assumption.$G40]" table:style-name="ce11">
            <text:p>70000</text:p>
          </table:table-cell>
          <table:table-cell office:value-type="float" office:value="74263" table:formula="of:=[.C$8]*[Assumption.$G40]" table:style-name="ce11">
            <text:p>74263</text:p>
          </table:table-cell>
          <table:table-cell office:value-type="float" office:value="78785.616700000013" table:formula="of:=[.D$8]*[Assumption.$G40]" table:style-name="ce11">
            <text:p>78786</text:p>
          </table:table-cell>
          <table:table-cell office:value-type="float" office:value="83583.660757030011" table:formula="of:=[.E$8]*[Assumption.$G40]" table:style-name="ce11">
            <text:p>83584</text:p>
          </table:table-cell>
          <table:table-cell office:value-type="float" office:value="88673.905697133145" table:formula="of:=[.F$8]*[Assumption.$G40]" table:style-name="ce11">
            <text:p>88674</text:p>
          </table:table-cell>
          <table:table-cell office:value-type="float" office:value="94074.146554088555" table:formula="of:=[.G$8]*[Assumption.$G40]" table:style-name="ce11">
            <text:p>94074</text:p>
          </table:table-cell>
          <table:table-cell office:value-type="float" office:value="99803.262079232547" table:formula="of:=[.H$8]*[Assumption.$G40]" table:style-name="ce11">
            <text:p>99803</text:p>
          </table:table-cell>
          <table:table-cell office:value-type="float" office:value="105881.28073985782" table:formula="of:=[.I$8]*[Assumption.$G40]" table:style-name="ce11">
            <text:p>105881</text:p>
          </table:table-cell>
          <table:table-cell office:value-type="float" office:value="112329.45073691514" table:formula="of:=[.J$8]*[Assumption.$G40]" table:style-name="ce11">
            <text:p>112329</text:p>
          </table:table-cell>
          <table:table-cell office:value-type="float" office:value="119170.31428679329" table:formula="of:=[.K$8]*[Assumption.$G40]" table:style-name="ce11">
            <text:p>119170</text:p>
          </table:table-cell>
          <table:table-cell office:value-type="float" office:value="126427.78642685898" table:formula="of:=[.L$8]*[Assumption.$G40]" table:style-name="ce11">
            <text:p>126428</text:p>
          </table:table-cell>
          <table:table-cell office:value-type="float" office:value="134127.23862025468" table:formula="of:=[.M$8]*[Assumption.$G40]" table:style-name="ce11">
            <text:p>134127</text:p>
          </table:table-cell>
          <table:table-cell table:number-columns-repeated="16371"/>
        </table:table-row>
        <table:table-row table:style-name="ro6">
          <table:table-cell table:number-columns-repeated="16384"/>
        </table:table-row>
        <table:table-row table:style-name="ro5">
          <table:table-cell office:value-type="string" table:style-name="ce6">
            <text:p>Cost of Goods Sold</text:p>
          </table:table-cell>
          <table:table-cell table:number-columns-repeated="16383" table:style-name="ce1"/>
        </table:table-row>
        <table:table-row table:style-name="ro5">
          <table:table-cell office:value-type="string" table:style-name="ce6">
            <text:p>Atta</text:p>
          </table:table-cell>
          <table:table-cell table:number-columns-repeated="16383" table:style-name="ce1"/>
        </table:table-row>
        <table:table-row table:style-name="ro5">
          <table:table-cell office:value-type="string" table:style-name="ce5">
            <text:p>Fortune</text:p>
          </table:table-cell>
          <table:table-cell office:value-type="float" office:value="436800" table:formula="of:=[.B13]*(1-[Assumption.$B43])" table:style-name="ce11">
            <text:p>436800</text:p>
          </table:table-cell>
          <table:table-cell office:value-type="float" office:value="470171.51999999996" table:formula="of:=[.C13]*(1-[Assumption.$B43])" table:style-name="ce11">
            <text:p>470172</text:p>
          </table:table-cell>
          <table:table-cell office:value-type="float" office:value="506092.624128" table:formula="of:=[.D13]*(1-[Assumption.$B43])" table:style-name="ce11">
            <text:p>506093</text:p>
          </table:table-cell>
          <table:table-cell office:value-type="float" office:value="544758.10061137914" table:formula="of:=[.E13]*(1-[Assumption.$B43])" table:style-name="ce11">
            <text:p>544758</text:p>
          </table:table-cell>
          <table:table-cell office:value-type="float" office:value="586377.61949808837" table:formula="of:=[.F13]*(1-[Assumption.$B43])" table:style-name="ce11">
            <text:p>586378</text:p>
          </table:table-cell>
          <table:table-cell office:value-type="float" office:value="631176.86962774233" table:formula="of:=[.G13]*(1-[Assumption.$B43])" table:style-name="ce11">
            <text:p>631177</text:p>
          </table:table-cell>
          <table:table-cell office:value-type="float" office:value="679398.78246730182" table:formula="of:=[.H13]*(1-[Assumption.$B43])" table:style-name="ce11">
            <text:p>679399</text:p>
          </table:table-cell>
          <table:table-cell office:value-type="float" office:value="731304.84944780357" table:formula="of:=[.I13]*(1-[Assumption.$B43])" table:style-name="ce11">
            <text:p>731305</text:p>
          </table:table-cell>
          <table:table-cell office:value-type="float" office:value="787176.5399456158" table:formula="of:=[.J13]*(1-[Assumption.$B43])" table:style-name="ce11">
            <text:p>787177</text:p>
          </table:table-cell>
          <table:table-cell office:value-type="float" office:value="847316.82759746071" table:formula="of:=[.K13]*(1-[Assumption.$B43])" table:style-name="ce11">
            <text:p>847317</text:p>
          </table:table-cell>
          <table:table-cell office:value-type="float" office:value="912051.83322590671" table:formula="of:=[.L13]*(1-[Assumption.$B43])" table:style-name="ce11">
            <text:p>912052</text:p>
          </table:table-cell>
          <table:table-cell office:value-type="float" office:value="981732.59328436595" table:formula="of:=[.M13]*(1-[Assumption.$B43])" table:style-name="ce11">
            <text:p>981733</text:p>
          </table:table-cell>
          <table:table-cell table:number-columns-repeated="16371"/>
        </table:table-row>
        <table:table-row table:style-name="ro5">
          <table:table-cell office:value-type="string" table:style-name="ce5">
            <text:p>Patanjali</text:p>
          </table:table-cell>
          <table:table-cell office:value-type="float" office:value="608400" table:formula="of:=[.B14]*(1-[Assumption.$B44])" table:style-name="ce11">
            <text:p>608400</text:p>
          </table:table-cell>
          <table:table-cell office:value-type="float" office:value="654881.76" table:formula="of:=[.C14]*(1-[Assumption.$B44])" table:style-name="ce11">
            <text:p>654882</text:p>
          </table:table-cell>
          <table:table-cell office:value-type="float" office:value="704914.72646400006" table:formula="of:=[.D14]*(1-[Assumption.$B44])" table:style-name="ce11">
            <text:p>704915</text:p>
          </table:table-cell>
          <table:table-cell office:value-type="float" office:value="758770.21156584937" table:formula="of:=[.E14]*(1-[Assumption.$B44])" table:style-name="ce11">
            <text:p>758770</text:p>
          </table:table-cell>
          <table:table-cell office:value-type="float" office:value="816740.25572948041" table:formula="of:=[.F14]*(1-[Assumption.$B44])" table:style-name="ce11">
            <text:p>816740</text:p>
          </table:table-cell>
          <table:table-cell office:value-type="float" office:value="879139.21126721252" table:formula="of:=[.G14]*(1-[Assumption.$B44])" table:style-name="ce11">
            <text:p>879139</text:p>
          </table:table-cell>
          <table:table-cell office:value-type="float" office:value="946305.44700802758" table:formula="of:=[.H14]*(1-[Assumption.$B44])" table:style-name="ce11">
            <text:p>946305</text:p>
          </table:table-cell>
          <table:table-cell office:value-type="float" office:value="1018603.1831594408" table:formula="of:=[.I14]*(1-[Assumption.$B44])" table:style-name="ce11">
            <text:p>1018603</text:p>
          </table:table-cell>
          <table:table-cell office:value-type="float" office:value="1096424.4663528218" table:formula="of:=[.J14]*(1-[Assumption.$B44])" table:style-name="ce11">
            <text:p>1096424</text:p>
          </table:table-cell>
          <table:table-cell office:value-type="float" office:value="1180191.2955821776" table:formula="of:=[.K14]*(1-[Assumption.$B44])" table:style-name="ce11">
            <text:p>1180191</text:p>
          </table:table-cell>
          <table:table-cell office:value-type="float" office:value="1270357.9105646557" table:formula="of:=[.L14]*(1-[Assumption.$B44])" table:style-name="ce11">
            <text:p>1270358</text:p>
          </table:table-cell>
          <table:table-cell office:value-type="float" office:value="1367413.2549317954" table:formula="of:=[.M14]*(1-[Assumption.$B44])" table:style-name="ce11">
            <text:p>1367413</text:p>
          </table:table-cell>
          <table:table-cell table:number-columns-repeated="16371"/>
        </table:table-row>
        <table:table-row table:style-name="ro5">
          <table:table-cell office:value-type="string" table:style-name="ce5">
            <text:p>Organic Tattva</text:p>
          </table:table-cell>
          <table:table-cell office:value-type="float" office:value="234000" table:formula="of:=[.B15]*(1-[Assumption.$B45])" table:style-name="ce11">
            <text:p>234000</text:p>
          </table:table-cell>
          <table:table-cell office:value-type="float" office:value="251877.59999999998" table:formula="of:=[.C15]*(1-[Assumption.$B45])" table:style-name="ce11">
            <text:p>251878</text:p>
          </table:table-cell>
          <table:table-cell office:value-type="float" office:value="271121.04863999999" table:formula="of:=[.D15]*(1-[Assumption.$B45])" table:style-name="ce11">
            <text:p>271121</text:p>
          </table:table-cell>
          <table:table-cell office:value-type="float" office:value="291834.69675609592" table:formula="of:=[.E15]*(1-[Assumption.$B45])" table:style-name="ce11">
            <text:p>291835</text:p>
          </table:table-cell>
          <table:table-cell office:value-type="float" office:value="314130.86758826167" table:formula="of:=[.F15]*(1-[Assumption.$B45])" table:style-name="ce11">
            <text:p>314131</text:p>
          </table:table-cell>
          <table:table-cell office:value-type="float" office:value="338130.4658720048" table:formula="of:=[.G15]*(1-[Assumption.$B45])" table:style-name="ce11">
            <text:p>338130</text:p>
          </table:table-cell>
          <table:table-cell office:value-type="float" office:value="363963.63346462598" table:formula="of:=[.H15]*(1-[Assumption.$B45])" table:style-name="ce11">
            <text:p>363964</text:p>
          </table:table-cell>
          <table:table-cell office:value-type="float" office:value="391770.45506132336" table:formula="of:=[.I15]*(1-[Assumption.$B45])" table:style-name="ce11">
            <text:p>391770</text:p>
          </table:table-cell>
          <table:table-cell office:value-type="float" office:value="421701.7178280084" table:formula="of:=[.J15]*(1-[Assumption.$B45])" table:style-name="ce11">
            <text:p>421702</text:p>
          </table:table-cell>
          <table:table-cell office:value-type="float" office:value="453919.72907006828" table:formula="of:=[.K15]*(1-[Assumption.$B45])" table:style-name="ce11">
            <text:p>453920</text:p>
          </table:table-cell>
          <table:table-cell office:value-type="float" office:value="488599.19637102139" table:formula="of:=[.L15]*(1-[Assumption.$B45])" table:style-name="ce11">
            <text:p>488599</text:p>
          </table:table-cell>
          <table:table-cell office:value-type="float" office:value="525928.17497376748" table:formula="of:=[.M15]*(1-[Assumption.$B45])" table:style-name="ce11">
            <text:p>525928</text:p>
          </table:table-cell>
          <table:table-cell table:number-columns-repeated="16371"/>
        </table:table-row>
        <table:table-row table:style-name="ro5">
          <table:table-cell office:value-type="string" table:style-name="ce5">
            <text:p>Good Life</text:p>
          </table:table-cell>
          <table:table-cell office:value-type="float" office:value="140400" table:formula="of:=[.B16]*(1-[Assumption.$B46])" table:style-name="ce11">
            <text:p>140400</text:p>
          </table:table-cell>
          <table:table-cell office:value-type="float" office:value="151126.56" table:formula="of:=[.C16]*(1-[Assumption.$B46])" table:style-name="ce11">
            <text:p>151127</text:p>
          </table:table-cell>
          <table:table-cell office:value-type="float" office:value="162672.62918399999" table:formula="of:=[.D16]*(1-[Assumption.$B46])" table:style-name="ce11">
            <text:p>162673</text:p>
          </table:table-cell>
          <table:table-cell office:value-type="float" office:value="175100.81805365757" table:formula="of:=[.E16]*(1-[Assumption.$B46])" table:style-name="ce11">
            <text:p>175101</text:p>
          </table:table-cell>
          <table:table-cell office:value-type="float" office:value="188478.52055295699" table:formula="of:=[.F16]*(1-[Assumption.$B46])" table:style-name="ce11">
            <text:p>188479</text:p>
          </table:table-cell>
          <table:table-cell office:value-type="float" office:value="202878.27952320289" table:formula="of:=[.G16]*(1-[Assumption.$B46])" table:style-name="ce11">
            <text:p>202878</text:p>
          </table:table-cell>
          <table:table-cell office:value-type="float" office:value="218378.18007877556" table:formula="of:=[.H16]*(1-[Assumption.$B46])" table:style-name="ce11">
            <text:p>218378</text:p>
          </table:table-cell>
          <table:table-cell office:value-type="float" office:value="235062.27303679404" table:formula="of:=[.I16]*(1-[Assumption.$B46])" table:style-name="ce11">
            <text:p>235062</text:p>
          </table:table-cell>
          <table:table-cell office:value-type="float" office:value="253021.03069680507" table:formula="of:=[.J16]*(1-[Assumption.$B46])" table:style-name="ce11">
            <text:p>253021</text:p>
          </table:table-cell>
          <table:table-cell office:value-type="float" office:value="272351.83744204091" table:formula="of:=[.K16]*(1-[Assumption.$B46])" table:style-name="ce11">
            <text:p>272352</text:p>
          </table:table-cell>
          <table:table-cell office:value-type="float" office:value="293159.51782261283" table:formula="of:=[.L16]*(1-[Assumption.$B46])" table:style-name="ce11">
            <text:p>293160</text:p>
          </table:table-cell>
          <table:table-cell office:value-type="float" office:value="315556.9049842605" table:formula="of:=[.M16]*(1-[Assumption.$B46])" table:style-name="ce11">
            <text:p>315557</text:p>
          </table:table-cell>
          <table:table-cell table:number-columns-repeated="16371"/>
        </table:table-row>
        <table:table-row table:style-name="ro5">
          <table:table-cell office:value-type="string" table:style-name="ce5">
            <text:p>Classic Harvest</text:p>
          </table:table-cell>
          <table:table-cell office:value-type="float" office:value="85800" table:formula="of:=[.B17]*(1-[Assumption.$B47])" table:style-name="ce11">
            <text:p>85800</text:p>
          </table:table-cell>
          <table:table-cell office:value-type="float" office:value="92355.120000000024" table:formula="of:=[.C17]*(1-[Assumption.$B47])" table:style-name="ce11">
            <text:p>92355</text:p>
          </table:table-cell>
          <table:table-cell office:value-type="float" office:value="99411.05116800002" table:formula="of:=[.D17]*(1-[Assumption.$B47])" table:style-name="ce11">
            <text:p>99411</text:p>
          </table:table-cell>
          <table:table-cell office:value-type="float" office:value="107006.05547723519" table:formula="of:=[.E17]*(1-[Assumption.$B47])" table:style-name="ce11">
            <text:p>107006</text:p>
          </table:table-cell>
          <table:table-cell office:value-type="float" office:value="115181.31811569595" table:formula="of:=[.F17]*(1-[Assumption.$B47])" table:style-name="ce11">
            <text:p>115181</text:p>
          </table:table-cell>
          <table:table-cell office:value-type="float" office:value="123981.17081973511" table:formula="of:=[.G17]*(1-[Assumption.$B47])" table:style-name="ce11">
            <text:p>123981</text:p>
          </table:table-cell>
          <table:table-cell office:value-type="float" office:value="133453.33227036288" table:formula="of:=[.H17]*(1-[Assumption.$B47])" table:style-name="ce11">
            <text:p>133453</text:p>
          </table:table-cell>
          <table:table-cell office:value-type="float" office:value="143649.16685581859" table:formula="of:=[.I17]*(1-[Assumption.$B47])" table:style-name="ce11">
            <text:p>143649</text:p>
          </table:table-cell>
          <table:table-cell office:value-type="float" office:value="154623.96320360314" table:formula="of:=[.J17]*(1-[Assumption.$B47])" table:style-name="ce11">
            <text:p>154624</text:p>
          </table:table-cell>
          <table:table-cell office:value-type="float" office:value="166437.23399235838" table:formula="of:=[.K17]*(1-[Assumption.$B47])" table:style-name="ce11">
            <text:p>166437</text:p>
          </table:table-cell>
          <table:table-cell office:value-type="float" office:value="179153.03866937457" table:formula="of:=[.L17]*(1-[Assumption.$B47])" table:style-name="ce11">
            <text:p>179153</text:p>
          </table:table-cell>
          <table:table-cell office:value-type="float" office:value="192840.33082371482" table:formula="of:=[.M17]*(1-[Assumption.$B47])" table:style-name="ce11">
            <text:p>192840</text:p>
          </table:table-cell>
          <table:table-cell table:number-columns-repeated="16371"/>
        </table:table-row>
        <table:table-row table:style-name="ro5">
          <table:table-cell office:value-type="string" table:style-name="ce5">
            <text:p>Others</text:p>
          </table:table-cell>
          <table:table-cell office:value-type="float" office:value="70200" table:formula="of:=[.B18]*(1-[Assumption.$B48])" table:style-name="ce11">
            <text:p>70200</text:p>
          </table:table-cell>
          <table:table-cell office:value-type="float" office:value="75563.28" table:formula="of:=[.C18]*(1-[Assumption.$B48])" table:style-name="ce11">
            <text:p>75563</text:p>
          </table:table-cell>
          <table:table-cell office:value-type="float" office:value="81336.314591999995" table:formula="of:=[.D18]*(1-[Assumption.$B48])" table:style-name="ce11">
            <text:p>81336</text:p>
          </table:table-cell>
          <table:table-cell office:value-type="float" office:value="87550.409026828784" table:formula="of:=[.E18]*(1-[Assumption.$B48])" table:style-name="ce11">
            <text:p>87550</text:p>
          </table:table-cell>
          <table:table-cell office:value-type="float" office:value="94239.260276478497" table:formula="of:=[.F18]*(1-[Assumption.$B48])" table:style-name="ce11">
            <text:p>94239</text:p>
          </table:table-cell>
          <table:table-cell office:value-type="float" office:value="101439.13976160144" table:formula="of:=[.G18]*(1-[Assumption.$B48])" table:style-name="ce11">
            <text:p>101439</text:p>
          </table:table-cell>
          <table:table-cell office:value-type="float" office:value="109189.09003938778" table:formula="of:=[.H18]*(1-[Assumption.$B48])" table:style-name="ce11">
            <text:p>109189</text:p>
          </table:table-cell>
          <table:table-cell office:value-type="float" office:value="117531.13651839702" table:formula="of:=[.I18]*(1-[Assumption.$B48])" table:style-name="ce11">
            <text:p>117531</text:p>
          </table:table-cell>
          <table:table-cell office:value-type="float" office:value="126510.51534840254" table:formula="of:=[.J18]*(1-[Assumption.$B48])" table:style-name="ce11">
            <text:p>126511</text:p>
          </table:table-cell>
          <table:table-cell office:value-type="float" office:value="136175.91872102045" table:formula="of:=[.K18]*(1-[Assumption.$B48])" table:style-name="ce11">
            <text:p>136176</text:p>
          </table:table-cell>
          <table:table-cell office:value-type="float" office:value="146579.75891130642" table:formula="of:=[.L18]*(1-[Assumption.$B48])" table:style-name="ce11">
            <text:p>146580</text:p>
          </table:table-cell>
          <table:table-cell office:value-type="float" office:value="157778.45249213025" table:formula="of:=[.M18]*(1-[Assumption.$B48])" table:style-name="ce11">
            <text:p>157778</text:p>
          </table:table-cell>
          <table:table-cell table:number-columns-repeated="16371"/>
        </table:table-row>
        <table:table-row table:style-name="ro5">
          <table:table-cell office:value-type="string" table:style-name="ce6">
            <text:p>Total</text:p>
          </table:table-cell>
          <table:table-cell office:value-type="float" office:value="1575600" table:formula="of:=SUM([.B62:.B67])" table:style-name="ce11">
            <text:p>1575600</text:p>
          </table:table-cell>
          <table:table-cell office:value-type="float" office:value="1695975.84" table:formula="of:=SUM([.C62:.C67])" table:style-name="ce11">
            <text:p>1695976</text:p>
          </table:table-cell>
          <table:table-cell office:value-type="float" office:value="1825548.394176" table:formula="of:=SUM([.D62:.D67])" table:style-name="ce11">
            <text:p>1825548</text:p>
          </table:table-cell>
          <table:table-cell office:value-type="float" office:value="1965020.2914910461" table:formula="of:=SUM([.E62:.E67])" table:style-name="ce11">
            <text:p>1965020</text:p>
          </table:table-cell>
          <table:table-cell office:value-type="float" office:value="2115147.8417609618" table:formula="of:=SUM([.F62:.F67])" table:style-name="ce11">
            <text:p>2115148</text:p>
          </table:table-cell>
          <table:table-cell office:value-type="float" office:value="2276745.1368714995" table:formula="of:=SUM([.G62:.G67])" table:style-name="ce11">
            <text:p>2276745</text:p>
          </table:table-cell>
          <table:table-cell office:value-type="float" office:value="2450688.4653284815" table:formula="of:=SUM([.H62:.H67])" table:style-name="ce11">
            <text:p>2450688</text:p>
          </table:table-cell>
          <table:table-cell office:value-type="float" office:value="2637921.0640795776" table:formula="of:=SUM([.I62:.I67])" table:style-name="ce11">
            <text:p>2637921</text:p>
          </table:table-cell>
          <table:table-cell office:value-type="float" office:value="2839458.2333752564" table:formula="of:=SUM([.J62:.J67])" table:style-name="ce11">
            <text:p>2839458</text:p>
          </table:table-cell>
          <table:table-cell office:value-type="float" office:value="3056392.8424051264" table:formula="of:=SUM([.K62:.K67])" table:style-name="ce11">
            <text:p>3056393</text:p>
          </table:table-cell>
          <table:table-cell office:value-type="float" office:value="3289901.2555648778" table:formula="of:=SUM([.L62:.L67])" table:style-name="ce11">
            <text:p>3289901</text:p>
          </table:table-cell>
          <table:table-cell office:value-type="float" office:value="3541249.7114900341" table:formula="of:=SUM([.M62:.M67])" table:style-name="ce11">
            <text:p>3541250</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Besan</text:p>
          </table:table-cell>
          <table:table-cell table:number-columns-repeated="16383" table:style-name="ce1"/>
        </table:table-row>
        <table:table-row table:style-name="ro5">
          <table:table-cell office:value-type="string" table:style-name="ce5">
            <text:p>Fortune</text:p>
          </table:table-cell>
          <table:table-cell office:value-type="float" office:value="183750" table:formula="of:=[.B21]*(1-[Assumption.$C43])" table:style-name="ce11">
            <text:p>183750</text:p>
          </table:table-cell>
          <table:table-cell office:value-type="float" office:value="187905.046875" table:formula="of:=[.C21]*(1-[Assumption.$C43])" table:style-name="ce11">
            <text:p>187905</text:p>
          </table:table-cell>
          <table:table-cell office:value-type="float" office:value="192154.0497474609" table:formula="of:=[.D21]*(1-[Assumption.$C43])" table:style-name="ce11">
            <text:p>192154</text:p>
          </table:table-cell>
          <table:table-cell office:value-type="float" office:value="196499.13319737537" table:formula="of:=[.E21]*(1-[Assumption.$C43])" table:style-name="ce11">
            <text:p>196499</text:p>
          </table:table-cell>
          <table:table-cell office:value-type="float" office:value="200942.46984680099" table:formula="of:=[.F21]*(1-[Assumption.$C43])" table:style-name="ce11">
            <text:p>200942</text:p>
          </table:table-cell>
          <table:table-cell office:value-type="float" office:value="205486.28144621177" table:formula="of:=[.G21]*(1-[Assumption.$C43])" table:style-name="ce11">
            <text:p>205486</text:p>
          </table:table-cell>
          <table:table-cell office:value-type="float" office:value="210132.8399854142" table:formula="of:=[.H21]*(1-[Assumption.$C43])" table:style-name="ce11">
            <text:p>210133</text:p>
          </table:table-cell>
          <table:table-cell office:value-type="float" office:value="214884.4688295844" table:formula="of:=[.I21]*(1-[Assumption.$C43])" table:style-name="ce11">
            <text:p>214884</text:p>
          </table:table-cell>
          <table:table-cell office:value-type="float" office:value="219743.54388099335" table:formula="of:=[.J21]*(1-[Assumption.$C43])" table:style-name="ce11">
            <text:p>219744</text:p>
          </table:table-cell>
          <table:table-cell office:value-type="float" office:value="224712.4947670023" table:formula="of:=[.K21]*(1-[Assumption.$C43])" table:style-name="ce11">
            <text:p>224712</text:p>
          </table:table-cell>
          <table:table-cell office:value-type="float" office:value="229793.80605492112" table:formula="of:=[.L21]*(1-[Assumption.$C43])" table:style-name="ce11">
            <text:p>229794</text:p>
          </table:table-cell>
          <table:table-cell office:value-type="float" office:value="234990.01849433803" table:formula="of:=[.M21]*(1-[Assumption.$C43])" table:style-name="ce11">
            <text:p>234990</text:p>
          </table:table-cell>
          <table:table-cell table:number-columns-repeated="16371"/>
        </table:table-row>
        <table:table-row table:style-name="ro5">
          <table:table-cell office:value-type="string" table:style-name="ce5">
            <text:p>Patanjali</text:p>
          </table:table-cell>
          <table:table-cell office:value-type="float" office:value="121275.00000000001" table:formula="of:=[.B22]*(1-[Assumption.$C44])" table:style-name="ce11">
            <text:p>121275</text:p>
          </table:table-cell>
          <table:table-cell office:value-type="float" office:value="124017.33093750001" table:formula="of:=[.C22]*(1-[Assumption.$C44])" table:style-name="ce11">
            <text:p>124017</text:p>
          </table:table-cell>
          <table:table-cell office:value-type="float" office:value="126821.67283332419" table:formula="of:=[.D22]*(1-[Assumption.$C44])" table:style-name="ce11">
            <text:p>126822</text:p>
          </table:table-cell>
          <table:table-cell office:value-type="float" office:value="129689.42791026775" table:formula="of:=[.E22]*(1-[Assumption.$C44])" table:style-name="ce11">
            <text:p>129689</text:p>
          </table:table-cell>
          <table:table-cell office:value-type="float" office:value="132622.03009888867" table:formula="of:=[.F22]*(1-[Assumption.$C44])" table:style-name="ce11">
            <text:p>132622</text:p>
          </table:table-cell>
          <table:table-cell office:value-type="float" office:value="135620.94575449976" table:formula="of:=[.G22]*(1-[Assumption.$C44])" table:style-name="ce11">
            <text:p>135621</text:p>
          </table:table-cell>
          <table:table-cell office:value-type="float" office:value="138687.67439037337" table:formula="of:=[.H22]*(1-[Assumption.$C44])" table:style-name="ce11">
            <text:p>138688</text:p>
          </table:table-cell>
          <table:table-cell office:value-type="float" office:value="141823.7494275257" table:formula="of:=[.I22]*(1-[Assumption.$C44])" table:style-name="ce11">
            <text:p>141824</text:p>
          </table:table-cell>
          <table:table-cell office:value-type="float" office:value="145030.73896145562" table:formula="of:=[.J22]*(1-[Assumption.$C44])" table:style-name="ce11">
            <text:p>145031</text:p>
          </table:table-cell>
          <table:table-cell office:value-type="float" office:value="148310.24654622155" table:formula="of:=[.K22]*(1-[Assumption.$C44])" table:style-name="ce11">
            <text:p>148310</text:p>
          </table:table-cell>
          <table:table-cell office:value-type="float" office:value="151663.91199624795" table:formula="of:=[.L22]*(1-[Assumption.$C44])" table:style-name="ce11">
            <text:p>151664</text:p>
          </table:table-cell>
          <table:table-cell office:value-type="float" office:value="155093.41220626311" table:formula="of:=[.M22]*(1-[Assumption.$C44])" table:style-name="ce11">
            <text:p>155093</text:p>
          </table:table-cell>
          <table:table-cell table:number-columns-repeated="16371"/>
        </table:table-row>
        <table:table-row table:style-name="ro5">
          <table:table-cell office:value-type="string" table:style-name="ce5">
            <text:p>Organic Tattva</text:p>
          </table:table-cell>
          <table:table-cell office:value-type="float" office:value="70560" table:formula="of:=[.B23]*(1-[Assumption.$C45])" table:style-name="ce11">
            <text:p>70560</text:p>
          </table:table-cell>
          <table:table-cell office:value-type="float" office:value="72155.538" table:formula="of:=[.C23]*(1-[Assumption.$C45])" table:style-name="ce11">
            <text:p>72156</text:p>
          </table:table-cell>
          <table:table-cell office:value-type="float" office:value="73787.155103024983" table:formula="of:=[.D23]*(1-[Assumption.$C45])" table:style-name="ce11">
            <text:p>73787</text:p>
          </table:table-cell>
          <table:table-cell office:value-type="float" office:value="75455.667147792148" table:formula="of:=[.E23]*(1-[Assumption.$C45])" table:style-name="ce11">
            <text:p>75456</text:p>
          </table:table-cell>
          <table:table-cell office:value-type="float" office:value="77161.908421171582" table:formula="of:=[.F23]*(1-[Assumption.$C45])" table:style-name="ce11">
            <text:p>77162</text:p>
          </table:table-cell>
          <table:table-cell office:value-type="float" office:value="78906.732075345324" table:formula="of:=[.G23]*(1-[Assumption.$C45])" table:style-name="ce11">
            <text:p>78907</text:p>
          </table:table-cell>
          <table:table-cell office:value-type="float" office:value="80691.01055439905" table:formula="of:=[.H23]*(1-[Assumption.$C45])" table:style-name="ce11">
            <text:p>80691</text:p>
          </table:table-cell>
          <table:table-cell office:value-type="float" office:value="82515.636030560418" table:formula="of:=[.I23]*(1-[Assumption.$C45])" table:style-name="ce11">
            <text:p>82516</text:p>
          </table:table-cell>
          <table:table-cell office:value-type="float" office:value="84381.520850301444" table:formula="of:=[.J23]*(1-[Assumption.$C45])" table:style-name="ce11">
            <text:p>84382</text:p>
          </table:table-cell>
          <table:table-cell office:value-type="float" office:value="86289.597990528884" table:formula="of:=[.K23]*(1-[Assumption.$C45])" table:style-name="ce11">
            <text:p>86290</text:p>
          </table:table-cell>
          <table:table-cell office:value-type="float" office:value="88240.821525089719" table:formula="of:=[.L23]*(1-[Assumption.$C45])" table:style-name="ce11">
            <text:p>88241</text:p>
          </table:table-cell>
          <table:table-cell office:value-type="float" office:value="90236.167101825806" table:formula="of:=[.M23]*(1-[Assumption.$C45])" table:style-name="ce11">
            <text:p>90236</text:p>
          </table:table-cell>
          <table:table-cell table:number-columns-repeated="16371"/>
        </table:table-row>
        <table:table-row table:style-name="ro5">
          <table:table-cell office:value-type="string" table:style-name="ce5">
            <text:p>Good Life</text:p>
          </table:table-cell>
          <table:table-cell office:value-type="float" office:value="194040" table:formula="of:=[.B24]*(1-[Assumption.$C46])" table:style-name="ce11">
            <text:p>194040</text:p>
          </table:table-cell>
          <table:table-cell office:value-type="float" office:value="198427.72949999999" table:formula="of:=[.C24]*(1-[Assumption.$C46])" table:style-name="ce11">
            <text:p>198428</text:p>
          </table:table-cell>
          <table:table-cell office:value-type="float" office:value="202914.67653331868" table:formula="of:=[.D24]*(1-[Assumption.$C46])" table:style-name="ce11">
            <text:p>202915</text:p>
          </table:table-cell>
          <table:table-cell office:value-type="float" office:value="207503.0846564284" table:formula="of:=[.E24]*(1-[Assumption.$C46])" table:style-name="ce11">
            <text:p>207503</text:p>
          </table:table-cell>
          <table:table-cell office:value-type="float" office:value="212195.24815822186" table:formula="of:=[.F24]*(1-[Assumption.$C46])" table:style-name="ce11">
            <text:p>212195</text:p>
          </table:table-cell>
          <table:table-cell office:value-type="float" office:value="216993.5132071996" table:formula="of:=[.G24]*(1-[Assumption.$C46])" table:style-name="ce11">
            <text:p>216994</text:p>
          </table:table-cell>
          <table:table-cell office:value-type="float" office:value="221900.2790245974" table:formula="of:=[.H24]*(1-[Assumption.$C46])" table:style-name="ce11">
            <text:p>221900</text:p>
          </table:table-cell>
          <table:table-cell office:value-type="float" office:value="226917.99908404113" table:formula="of:=[.I24]*(1-[Assumption.$C46])" table:style-name="ce11">
            <text:p>226918</text:p>
          </table:table-cell>
          <table:table-cell office:value-type="float" office:value="232049.18233832897" table:formula="of:=[.J24]*(1-[Assumption.$C46])" table:style-name="ce11">
            <text:p>232049</text:p>
          </table:table-cell>
          <table:table-cell office:value-type="float" office:value="237296.39447395442" table:formula="of:=[.K24]*(1-[Assumption.$C46])" table:style-name="ce11">
            <text:p>237296</text:p>
          </table:table-cell>
          <table:table-cell office:value-type="float" office:value="242662.2591939967" table:formula="of:=[.L24]*(1-[Assumption.$C46])" table:style-name="ce11">
            <text:p>242662</text:p>
          </table:table-cell>
          <table:table-cell office:value-type="float" office:value="248149.45953002095" table:formula="of:=[.M24]*(1-[Assumption.$C46])" table:style-name="ce11">
            <text:p>248149</text:p>
          </table:table-cell>
          <table:table-cell table:number-columns-repeated="16371"/>
        </table:table-row>
        <table:table-row table:style-name="ro5">
          <table:table-cell office:value-type="string" table:style-name="ce5">
            <text:p>Classic Harvest</text:p>
          </table:table-cell>
          <table:table-cell office:value-type="float" office:value="0" table:formula="of:=[.B25]*(1-[Assumption.$C47])" table:style-name="ce11">
            <text:p>0</text:p>
          </table:table-cell>
          <table:table-cell office:value-type="float" office:value="0" table:formula="of:=[.C25]*(1-[Assumption.$C47])" table:style-name="ce11">
            <text:p>0</text:p>
          </table:table-cell>
          <table:table-cell office:value-type="float" office:value="0" table:formula="of:=[.D25]*(1-[Assumption.$C47])" table:style-name="ce11">
            <text:p>0</text:p>
          </table:table-cell>
          <table:table-cell office:value-type="float" office:value="0" table:formula="of:=[.E25]*(1-[Assumption.$C47])" table:style-name="ce11">
            <text:p>0</text:p>
          </table:table-cell>
          <table:table-cell office:value-type="float" office:value="0" table:formula="of:=[.F25]*(1-[Assumption.$C47])" table:style-name="ce11">
            <text:p>0</text:p>
          </table:table-cell>
          <table:table-cell office:value-type="float" office:value="0" table:formula="of:=[.G25]*(1-[Assumption.$C47])" table:style-name="ce11">
            <text:p>0</text:p>
          </table:table-cell>
          <table:table-cell office:value-type="float" office:value="0" table:formula="of:=[.H25]*(1-[Assumption.$C47])" table:style-name="ce11">
            <text:p>0</text:p>
          </table:table-cell>
          <table:table-cell office:value-type="float" office:value="0" table:formula="of:=[.I25]*(1-[Assumption.$C47])" table:style-name="ce11">
            <text:p>0</text:p>
          </table:table-cell>
          <table:table-cell office:value-type="float" office:value="0" table:formula="of:=[.J25]*(1-[Assumption.$C47])" table:style-name="ce11">
            <text:p>0</text:p>
          </table:table-cell>
          <table:table-cell office:value-type="float" office:value="0" table:formula="of:=[.K25]*(1-[Assumption.$C47])" table:style-name="ce11">
            <text:p>0</text:p>
          </table:table-cell>
          <table:table-cell office:value-type="float" office:value="0" table:formula="of:=[.L25]*(1-[Assumption.$C47])" table:style-name="ce11">
            <text:p>0</text:p>
          </table:table-cell>
          <table:table-cell office:value-type="float" office:value="0" table:formula="of:=[.M25]*(1-[Assumption.$C47])" table:style-name="ce11">
            <text:p>0</text:p>
          </table:table-cell>
          <table:table-cell table:number-columns-repeated="16371"/>
        </table:table-row>
        <table:table-row table:style-name="ro5">
          <table:table-cell office:value-type="string" table:style-name="ce5">
            <text:p>Others</text:p>
          </table:table-cell>
          <table:table-cell office:value-type="float" office:value="267540" table:formula="of:=[.B26]*(1-[Assumption.$C48])" table:style-name="ce11">
            <text:p>267540</text:p>
          </table:table-cell>
          <table:table-cell office:value-type="float" office:value="273589.74825" table:formula="of:=[.C26]*(1-[Assumption.$C48])" table:style-name="ce11">
            <text:p>273590</text:p>
          </table:table-cell>
          <table:table-cell office:value-type="float" office:value="279776.29643230309" table:formula="of:=[.D26]*(1-[Assumption.$C48])" table:style-name="ce11">
            <text:p>279776</text:p>
          </table:table-cell>
          <table:table-cell office:value-type="float" office:value="286102.73793537851" table:formula="of:=[.E26]*(1-[Assumption.$C48])" table:style-name="ce11">
            <text:p>286103</text:p>
          </table:table-cell>
          <table:table-cell office:value-type="float" office:value="292572.23609694222" table:formula="of:=[.F26]*(1-[Assumption.$C48])" table:style-name="ce11">
            <text:p>292572</text:p>
          </table:table-cell>
          <table:table-cell office:value-type="float" office:value="299188.02578568429" table:formula="of:=[.G26]*(1-[Assumption.$C48])" table:style-name="ce11">
            <text:p>299188</text:p>
          </table:table-cell>
          <table:table-cell office:value-type="float" office:value="305953.4150187631" table:formula="of:=[.H26]*(1-[Assumption.$C48])" table:style-name="ce11">
            <text:p>305953</text:p>
          </table:table-cell>
          <table:table-cell office:value-type="float" office:value="312871.78661587485" table:formula="of:=[.I26]*(1-[Assumption.$C48])" table:style-name="ce11">
            <text:p>312872</text:p>
          </table:table-cell>
          <table:table-cell office:value-type="float" office:value="319946.59989072633" table:formula="of:=[.J26]*(1-[Assumption.$C48])" table:style-name="ce11">
            <text:p>319947</text:p>
          </table:table-cell>
          <table:table-cell office:value-type="float" office:value="327181.39238075534" table:formula="of:=[.K26]*(1-[Assumption.$C48])" table:style-name="ce11">
            <text:p>327181</text:p>
          </table:table-cell>
          <table:table-cell office:value-type="float" office:value="334579.78161596513" table:formula="of:=[.L26]*(1-[Assumption.$C48])" table:style-name="ce11">
            <text:p>334580</text:p>
          </table:table-cell>
          <table:table-cell office:value-type="float" office:value="342145.46692775615" table:formula="of:=[.M26]*(1-[Assumption.$C48])" table:style-name="ce11">
            <text:p>342145</text:p>
          </table:table-cell>
          <table:table-cell table:number-columns-repeated="16371"/>
        </table:table-row>
        <table:table-row table:style-name="ro5">
          <table:table-cell office:value-type="string" table:style-name="ce6">
            <text:p>Total</text:p>
          </table:table-cell>
          <table:table-cell office:value-type="float" office:value="837165" table:formula="of:=SUM([.B71:.B76])" table:style-name="ce11">
            <text:p>837165</text:p>
          </table:table-cell>
          <table:table-cell office:value-type="float" office:value="856095.3935624999" table:formula="of:=SUM([.C71:.C76])" table:style-name="ce11">
            <text:p>856095</text:p>
          </table:table-cell>
          <table:table-cell office:value-type="float" office:value="875453.85064943181" table:formula="of:=SUM([.D71:.D76])" table:style-name="ce11">
            <text:p>875454</text:p>
          </table:table-cell>
          <table:table-cell office:value-type="float" office:value="895250.05084724212" table:formula="of:=SUM([.E71:.E76])" table:style-name="ce11">
            <text:p>895250</text:p>
          </table:table-cell>
          <table:table-cell office:value-type="float" office:value="915493.89262202533" table:formula="of:=SUM([.F71:.F76])" table:style-name="ce11">
            <text:p>915494</text:p>
          </table:table-cell>
          <table:table-cell office:value-type="float" office:value="936195.49826894072" table:formula="of:=SUM([.G71:.G76])" table:style-name="ce11">
            <text:p>936195</text:p>
          </table:table-cell>
          <table:table-cell office:value-type="float" office:value="957365.21897354722" table:formula="of:=SUM([.H71:.H76])" table:style-name="ce11">
            <text:p>957365</text:p>
          </table:table-cell>
          <table:table-cell office:value-type="float" office:value="979013.63998758653" table:formula="of:=SUM([.I71:.I76])" table:style-name="ce11">
            <text:p>979014</text:p>
          </table:table-cell>
          <table:table-cell office:value-type="float" office:value="1001151.5859218058" table:formula="of:=SUM([.J71:.J76])" table:style-name="ce11">
            <text:p>1001152</text:p>
          </table:table-cell>
          <table:table-cell office:value-type="float" office:value="1023790.1261584626" table:formula="of:=SUM([.K71:.K76])" table:style-name="ce11">
            <text:p>1023790</text:p>
          </table:table-cell>
          <table:table-cell office:value-type="float" office:value="1046940.5803862207" table:formula="of:=SUM([.L71:.L76])" table:style-name="ce11">
            <text:p>1046941</text:p>
          </table:table-cell>
          <table:table-cell office:value-type="float" office:value="1070614.5242602041" table:formula="of:=SUM([.M71:.M76])" table:style-name="ce11">
            <text:p>1070615</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awa/Suji</text:p>
          </table:table-cell>
          <table:table-cell table:number-columns-repeated="16383" table:style-name="ce1"/>
        </table:table-row>
        <table:table-row table:style-name="ro5">
          <table:table-cell office:value-type="string" table:style-name="ce5">
            <text:p>Fortune</text:p>
          </table:table-cell>
          <table:table-cell office:value-type="float" office:value="140000" table:formula="of:=[.B29]*(1-[Assumption.$D43])" table:style-name="ce11">
            <text:p>140000</text:p>
          </table:table-cell>
          <table:table-cell office:value-type="float" office:value="145299" table:formula="of:=[.C29]*(1-[Assumption.$D43])" table:style-name="ce11">
            <text:p>145299</text:p>
          </table:table-cell>
          <table:table-cell office:value-type="float" office:value="150798.56715000002" table:formula="of:=[.D29]*(1-[Assumption.$D43])" table:style-name="ce11">
            <text:p>150799</text:p>
          </table:table-cell>
          <table:table-cell office:value-type="float" office:value="156506.29291662751" table:formula="of:=[.E29]*(1-[Assumption.$D43])" table:style-name="ce11">
            <text:p>156506</text:p>
          </table:table-cell>
          <table:table-cell office:value-type="float" office:value="162430.05610352193" table:formula="of:=[.F29]*(1-[Assumption.$D43])" table:style-name="ce11">
            <text:p>162430</text:p>
          </table:table-cell>
          <table:table-cell office:value-type="float" office:value="168578.03372704022" table:formula="of:=[.G29]*(1-[Assumption.$D43])" table:style-name="ce11">
            <text:p>168578</text:p>
          </table:table-cell>
          <table:table-cell office:value-type="float" office:value="174958.71230360866" table:formula="of:=[.H29]*(1-[Assumption.$D43])" table:style-name="ce11">
            <text:p>174959</text:p>
          </table:table-cell>
          <table:table-cell office:value-type="float" office:value="181580.89956430026" table:formula="of:=[.I29]*(1-[Assumption.$D43])" table:style-name="ce11">
            <text:p>181581</text:p>
          </table:table-cell>
          <table:table-cell office:value-type="float" office:value="188453.73661280907" table:formula="of:=[.J29]*(1-[Assumption.$D43])" table:style-name="ce11">
            <text:p>188454</text:p>
          </table:table-cell>
          <table:table-cell office:value-type="float" office:value="195586.71054360393" table:formula="of:=[.K29]*(1-[Assumption.$D43])" table:style-name="ce11">
            <text:p>195587</text:p>
          </table:table-cell>
          <table:table-cell office:value-type="float" office:value="202989.66753767937" table:formula="of:=[.L29]*(1-[Assumption.$D43])" table:style-name="ce11">
            <text:p>202990</text:p>
          </table:table-cell>
          <table:table-cell office:value-type="float" office:value="210672.82645398058" table:formula="of:=[.M29]*(1-[Assumption.$D43])" table:style-name="ce11">
            <text:p>210673</text:p>
          </table:table-cell>
          <table:table-cell table:number-columns-repeated="16371"/>
        </table:table-row>
        <table:table-row table:style-name="ro5">
          <table:table-cell office:value-type="string" table:style-name="ce5">
            <text:p>Patanjali</text:p>
          </table:table-cell>
          <table:table-cell office:value-type="float" office:value="60000" table:formula="of:=[.B30]*(1-[Assumption.$D44])" table:style-name="ce11">
            <text:p>60000</text:p>
          </table:table-cell>
          <table:table-cell office:value-type="float" office:value="62271.000000000007" table:formula="of:=[.C30]*(1-[Assumption.$D44])" table:style-name="ce11">
            <text:p>62271</text:p>
          </table:table-cell>
          <table:table-cell office:value-type="float" office:value="64627.957350000012" table:formula="of:=[.D30]*(1-[Assumption.$D44])" table:style-name="ce11">
            <text:p>64628</text:p>
          </table:table-cell>
          <table:table-cell office:value-type="float" office:value="67074.125535697516" table:formula="of:=[.E30]*(1-[Assumption.$D44])" table:style-name="ce11">
            <text:p>67074</text:p>
          </table:table-cell>
          <table:table-cell office:value-type="float" office:value="69612.881187223684" table:formula="of:=[.F30]*(1-[Assumption.$D44])" table:style-name="ce11">
            <text:p>69613</text:p>
          </table:table-cell>
          <table:table-cell office:value-type="float" office:value="72247.728740160092" table:formula="of:=[.G30]*(1-[Assumption.$D44])" table:style-name="ce11">
            <text:p>72248</text:p>
          </table:table-cell>
          <table:table-cell office:value-type="float" office:value="74982.305272975136" table:formula="of:=[.H30]*(1-[Assumption.$D44])" table:style-name="ce11">
            <text:p>74982</text:p>
          </table:table-cell>
          <table:table-cell office:value-type="float" office:value="77820.385527557257" table:formula="of:=[.I30]*(1-[Assumption.$D44])" table:style-name="ce11">
            <text:p>77820</text:p>
          </table:table-cell>
          <table:table-cell office:value-type="float" office:value="80765.887119775318" table:formula="of:=[.J30]*(1-[Assumption.$D44])" table:style-name="ce11">
            <text:p>80766</text:p>
          </table:table-cell>
          <table:table-cell office:value-type="float" office:value="83822.875947258828" table:formula="of:=[.K30]*(1-[Assumption.$D44])" table:style-name="ce11">
            <text:p>83823</text:p>
          </table:table-cell>
          <table:table-cell office:value-type="float" office:value="86995.571801862592" table:formula="of:=[.L30]*(1-[Assumption.$D44])" table:style-name="ce11">
            <text:p>86996</text:p>
          </table:table-cell>
          <table:table-cell office:value-type="float" office:value="90288.3541945631" table:formula="of:=[.M30]*(1-[Assumption.$D44])" table:style-name="ce11">
            <text:p>90288</text:p>
          </table:table-cell>
          <table:table-cell table:number-columns-repeated="16371"/>
        </table:table-row>
        <table:table-row table:style-name="ro5">
          <table:table-cell office:value-type="string" table:style-name="ce5">
            <text:p>Organic Tattva</text:p>
          </table:table-cell>
          <table:table-cell office:value-type="float" office:value="0" table:formula="of:=[.B31]*(1-[Assumption.$D45])" table:style-name="ce11">
            <text:p>0</text:p>
          </table:table-cell>
          <table:table-cell office:value-type="float" office:value="0" table:formula="of:=[.C31]*(1-[Assumption.$D45])" table:style-name="ce11">
            <text:p>0</text:p>
          </table:table-cell>
          <table:table-cell office:value-type="float" office:value="0" table:formula="of:=[.D31]*(1-[Assumption.$D45])" table:style-name="ce11">
            <text:p>0</text:p>
          </table:table-cell>
          <table:table-cell office:value-type="float" office:value="0" table:formula="of:=[.E31]*(1-[Assumption.$D45])" table:style-name="ce11">
            <text:p>0</text:p>
          </table:table-cell>
          <table:table-cell office:value-type="float" office:value="0" table:formula="of:=[.F31]*(1-[Assumption.$D45])" table:style-name="ce11">
            <text:p>0</text:p>
          </table:table-cell>
          <table:table-cell office:value-type="float" office:value="0" table:formula="of:=[.G31]*(1-[Assumption.$D45])" table:style-name="ce11">
            <text:p>0</text:p>
          </table:table-cell>
          <table:table-cell office:value-type="float" office:value="0" table:formula="of:=[.H31]*(1-[Assumption.$D45])" table:style-name="ce11">
            <text:p>0</text:p>
          </table:table-cell>
          <table:table-cell office:value-type="float" office:value="0" table:formula="of:=[.I31]*(1-[Assumption.$D45])" table:style-name="ce11">
            <text:p>0</text:p>
          </table:table-cell>
          <table:table-cell office:value-type="float" office:value="0" table:formula="of:=[.J31]*(1-[Assumption.$D45])" table:style-name="ce11">
            <text:p>0</text:p>
          </table:table-cell>
          <table:table-cell office:value-type="float" office:value="0" table:formula="of:=[.K31]*(1-[Assumption.$D45])" table:style-name="ce11">
            <text:p>0</text:p>
          </table:table-cell>
          <table:table-cell office:value-type="float" office:value="0" table:formula="of:=[.L31]*(1-[Assumption.$D45])" table:style-name="ce11">
            <text:p>0</text:p>
          </table:table-cell>
          <table:table-cell office:value-type="float" office:value="0" table:formula="of:=[.M31]*(1-[Assumption.$D45])" table:style-name="ce11">
            <text:p>0</text:p>
          </table:table-cell>
          <table:table-cell table:number-columns-repeated="16371"/>
        </table:table-row>
        <table:table-row table:style-name="ro5">
          <table:table-cell office:value-type="string" table:style-name="ce5">
            <text:p>Good Life</text:p>
          </table:table-cell>
          <table:table-cell office:value-type="float" office:value="266000" table:formula="of:=[.B32]*(1-[Assumption.$D46])" table:style-name="ce11">
            <text:p>266000</text:p>
          </table:table-cell>
          <table:table-cell office:value-type="float" office:value="276068.09999999998" table:formula="of:=[.C32]*(1-[Assumption.$D46])" table:style-name="ce11">
            <text:p>276068</text:p>
          </table:table-cell>
          <table:table-cell office:value-type="float" office:value="286517.27758500009" table:formula="of:=[.D32]*(1-[Assumption.$D46])" table:style-name="ce11">
            <text:p>286517</text:p>
          </table:table-cell>
          <table:table-cell office:value-type="float" office:value="297361.95654159231" table:formula="of:=[.E32]*(1-[Assumption.$D46])" table:style-name="ce11">
            <text:p>297362</text:p>
          </table:table-cell>
          <table:table-cell office:value-type="float" office:value="308617.10659669165" table:formula="of:=[.F32]*(1-[Assumption.$D46])" table:style-name="ce11">
            <text:p>308617</text:p>
          </table:table-cell>
          <table:table-cell office:value-type="float" office:value="320298.26408137643" table:formula="of:=[.G32]*(1-[Assumption.$D46])" table:style-name="ce11">
            <text:p>320298</text:p>
          </table:table-cell>
          <table:table-cell office:value-type="float" office:value="332421.55337685643" table:formula="of:=[.H32]*(1-[Assumption.$D46])" table:style-name="ce11">
            <text:p>332422</text:p>
          </table:table-cell>
          <table:table-cell office:value-type="float" office:value="345003.70917217049" table:formula="of:=[.I32]*(1-[Assumption.$D46])" table:style-name="ce11">
            <text:p>345004</text:p>
          </table:table-cell>
          <table:table-cell office:value-type="float" office:value="358062.09956433723" table:formula="of:=[.J32]*(1-[Assumption.$D46])" table:style-name="ce11">
            <text:p>358062</text:p>
          </table:table-cell>
          <table:table-cell office:value-type="float" office:value="371614.75003284746" table:formula="of:=[.K32]*(1-[Assumption.$D46])" table:style-name="ce11">
            <text:p>371615</text:p>
          </table:table-cell>
          <table:table-cell office:value-type="float" office:value="385680.36832159077" table:formula="of:=[.L32]*(1-[Assumption.$D46])" table:style-name="ce11">
            <text:p>385680</text:p>
          </table:table-cell>
          <table:table-cell office:value-type="float" office:value="400278.37026256311" table:formula="of:=[.M32]*(1-[Assumption.$D46])" table:style-name="ce11">
            <text:p>400278</text:p>
          </table:table-cell>
          <table:table-cell table:number-columns-repeated="16371"/>
        </table:table-row>
        <table:table-row table:style-name="ro5">
          <table:table-cell office:value-type="string" table:style-name="ce5">
            <text:p>Classic Harvest</text:p>
          </table:table-cell>
          <table:table-cell office:value-type="float" office:value="300000" table:formula="of:=[.B33]*(1-[Assumption.$D47])" table:style-name="ce11">
            <text:p>300000</text:p>
          </table:table-cell>
          <table:table-cell office:value-type="float" office:value="311355" table:formula="of:=[.C33]*(1-[Assumption.$D47])" table:style-name="ce11">
            <text:p>311355</text:p>
          </table:table-cell>
          <table:table-cell office:value-type="float" office:value="323139.78675000009" table:formula="of:=[.D33]*(1-[Assumption.$D47])" table:style-name="ce11">
            <text:p>323140</text:p>
          </table:table-cell>
          <table:table-cell office:value-type="float" office:value="335370.62767848757" table:formula="of:=[.E33]*(1-[Assumption.$D47])" table:style-name="ce11">
            <text:p>335371</text:p>
          </table:table-cell>
          <table:table-cell office:value-type="float" office:value="348064.40593611839" table:formula="of:=[.F33]*(1-[Assumption.$D47])" table:style-name="ce11">
            <text:p>348064</text:p>
          </table:table-cell>
          <table:table-cell office:value-type="float" office:value="361238.64370080043" table:formula="of:=[.G33]*(1-[Assumption.$D47])" table:style-name="ce11">
            <text:p>361239</text:p>
          </table:table-cell>
          <table:table-cell office:value-type="float" office:value="374911.52636487567" table:formula="of:=[.H33]*(1-[Assumption.$D47])" table:style-name="ce11">
            <text:p>374912</text:p>
          </table:table-cell>
          <table:table-cell office:value-type="float" office:value="389101.92763778626" table:formula="of:=[.I33]*(1-[Assumption.$D47])" table:style-name="ce11">
            <text:p>389102</text:p>
          </table:table-cell>
          <table:table-cell office:value-type="float" office:value="403829.43559887656" table:formula="of:=[.J33]*(1-[Assumption.$D47])" table:style-name="ce11">
            <text:p>403829</text:p>
          </table:table-cell>
          <table:table-cell office:value-type="float" office:value="419114.37973629416" table:formula="of:=[.K33]*(1-[Assumption.$D47])" table:style-name="ce11">
            <text:p>419114</text:p>
          </table:table-cell>
          <table:table-cell office:value-type="float" office:value="434977.85900931293" table:formula="of:=[.L33]*(1-[Assumption.$D47])" table:style-name="ce11">
            <text:p>434978</text:p>
          </table:table-cell>
          <table:table-cell office:value-type="float" office:value="451441.77097281552" table:formula="of:=[.M33]*(1-[Assumption.$D47])" table:style-name="ce11">
            <text:p>451442</text:p>
          </table:table-cell>
          <table:table-cell table:number-columns-repeated="16371"/>
        </table:table-row>
        <table:table-row table:style-name="ro5">
          <table:table-cell office:value-type="string" table:style-name="ce5">
            <text:p>Others</text:p>
          </table:table-cell>
          <table:table-cell office:value-type="float" office:value="165000" table:formula="of:=[.B34]*(1-[Assumption.$D48])" table:style-name="ce11">
            <text:p>165000</text:p>
          </table:table-cell>
          <table:table-cell office:value-type="float" office:value="171245.25" table:formula="of:=[.C34]*(1-[Assumption.$D48])" table:style-name="ce11">
            <text:p>171245</text:p>
          </table:table-cell>
          <table:table-cell office:value-type="float" office:value="177726.88271250005" table:formula="of:=[.D34]*(1-[Assumption.$D48])" table:style-name="ce11">
            <text:p>177727</text:p>
          </table:table-cell>
          <table:table-cell office:value-type="float" office:value="184453.84522316817" table:formula="of:=[.E34]*(1-[Assumption.$D48])" table:style-name="ce11">
            <text:p>184454</text:p>
          </table:table-cell>
          <table:table-cell office:value-type="float" office:value="191435.42326486512" table:formula="of:=[.F34]*(1-[Assumption.$D48])" table:style-name="ce11">
            <text:p>191435</text:p>
          </table:table-cell>
          <table:table-cell office:value-type="float" office:value="198681.25403544024" table:formula="of:=[.G34]*(1-[Assumption.$D48])" table:style-name="ce11">
            <text:p>198681</text:p>
          </table:table-cell>
          <table:table-cell office:value-type="float" office:value="206201.33950068164" table:formula="of:=[.H34]*(1-[Assumption.$D48])" table:style-name="ce11">
            <text:p>206201</text:p>
          </table:table-cell>
          <table:table-cell office:value-type="float" office:value="214006.06020078246" table:formula="of:=[.I34]*(1-[Assumption.$D48])" table:style-name="ce11">
            <text:p>214006</text:p>
          </table:table-cell>
          <table:table-cell office:value-type="float" office:value="222106.18957938213" table:formula="of:=[.J34]*(1-[Assumption.$D48])" table:style-name="ce11">
            <text:p>222106</text:p>
          </table:table-cell>
          <table:table-cell office:value-type="float" office:value="230512.9088549618" table:formula="of:=[.K34]*(1-[Assumption.$D48])" table:style-name="ce11">
            <text:p>230513</text:p>
          </table:table-cell>
          <table:table-cell office:value-type="float" office:value="239237.82245512214" table:formula="of:=[.L34]*(1-[Assumption.$D48])" table:style-name="ce11">
            <text:p>239238</text:p>
          </table:table-cell>
          <table:table-cell office:value-type="float" office:value="248292.97403504857" table:formula="of:=[.M34]*(1-[Assumption.$D48])" table:style-name="ce11">
            <text:p>248293</text:p>
          </table:table-cell>
          <table:table-cell table:number-columns-repeated="16371"/>
        </table:table-row>
        <table:table-row table:style-name="ro5">
          <table:table-cell office:value-type="string" table:style-name="ce6">
            <text:p>Total</text:p>
          </table:table-cell>
          <table:table-cell office:value-type="float" office:value="931000" table:formula="of:=SUM([.B80:.B85])" table:style-name="ce11">
            <text:p>931000</text:p>
          </table:table-cell>
          <table:table-cell office:value-type="float" office:value="966238.35" table:formula="of:=SUM([.C80:.C85])" table:style-name="ce11">
            <text:p>966238</text:p>
          </table:table-cell>
          <table:table-cell office:value-type="float" office:value="1002810.4715475002" table:formula="of:=SUM([.D80:.D85])" table:style-name="ce11">
            <text:p>1002810</text:p>
          </table:table-cell>
          <table:table-cell office:value-type="float" office:value="1040766.8478955731" table:formula="of:=SUM([.E80:.E85])" table:style-name="ce11">
            <text:p>1040767</text:p>
          </table:table-cell>
          <table:table-cell office:value-type="float" office:value="1080159.8730884208" table:formula="of:=SUM([.F80:.F85])" table:style-name="ce11">
            <text:p>1080160</text:p>
          </table:table-cell>
          <table:table-cell office:value-type="float" office:value="1121043.9242848174" table:formula="of:=SUM([.G80:.G85])" table:style-name="ce11">
            <text:p>1121044</text:p>
          </table:table-cell>
          <table:table-cell office:value-type="float" office:value="1163475.4368189976" table:formula="of:=SUM([.H80:.H85])" table:style-name="ce11">
            <text:p>1163475</text:p>
          </table:table-cell>
          <table:table-cell office:value-type="float" office:value="1207512.9821025967" table:formula="of:=SUM([.I80:.I85])" table:style-name="ce11">
            <text:p>1207513</text:p>
          </table:table-cell>
          <table:table-cell office:value-type="float" office:value="1253217.3484751803" table:formula="of:=SUM([.J80:.J85])" table:style-name="ce11">
            <text:p>1253217</text:p>
          </table:table-cell>
          <table:table-cell office:value-type="float" office:value="1300651.6251149662" table:formula="of:=SUM([.K80:.K85])" table:style-name="ce11">
            <text:p>1300652</text:p>
          </table:table-cell>
          <table:table-cell office:value-type="float" office:value="1349881.2891255678" table:formula="of:=SUM([.L80:.L85])" table:style-name="ce11">
            <text:p>1349881</text:p>
          </table:table-cell>
          <table:table-cell office:value-type="float" office:value="1400974.2959189711" table:formula="of:=SUM([.M80:.M85])" table:style-name="ce11">
            <text:p>1400974</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Maida</text:p>
          </table:table-cell>
          <table:table-cell table:number-columns-repeated="16383" table:style-name="ce1"/>
        </table:table-row>
        <table:table-row table:style-name="ro5">
          <table:table-cell office:value-type="string" table:style-name="ce5">
            <text:p>Fortune</text:p>
          </table:table-cell>
          <table:table-cell office:value-type="float" office:value="199143.75000000003" table:formula="of:=[.B37]*(1-[Assumption.$E43])" table:style-name="ce11">
            <text:p>199144</text:p>
          </table:table-cell>
          <table:table-cell office:value-type="float" office:value="209225.40234374994" table:formula="of:=[.C37]*(1-[Assumption.$E43])" table:style-name="ce11">
            <text:p>209225</text:p>
          </table:table-cell>
          <table:table-cell office:value-type="float" office:value="219817.43833740224" table:formula="of:=[.D37]*(1-[Assumption.$E43])" table:style-name="ce11">
            <text:p>219817</text:p>
          </table:table-cell>
          <table:table-cell office:value-type="float" office:value="230945.69615323321" table:formula="of:=[.E37]*(1-[Assumption.$E43])" table:style-name="ce11">
            <text:p>230946</text:p>
          </table:table-cell>
          <table:table-cell office:value-type="float" office:value="242637.3220209906" table:formula="of:=[.F37]*(1-[Assumption.$E43])" table:style-name="ce11">
            <text:p>242637</text:p>
          </table:table-cell>
          <table:table-cell office:value-type="float" office:value="254920.83644830322" table:formula="of:=[.G37]*(1-[Assumption.$E43])" table:style-name="ce11">
            <text:p>254921</text:p>
          </table:table-cell>
          <table:table-cell office:value-type="float" office:value="267826.20379349851" table:formula="of:=[.H37]*(1-[Assumption.$E43])" table:style-name="ce11">
            <text:p>267826</text:p>
          </table:table-cell>
          <table:table-cell office:value-type="float" office:value="281384.90536054433" table:formula="of:=[.I37]*(1-[Assumption.$E43])" table:style-name="ce11">
            <text:p>281385</text:p>
          </table:table-cell>
          <table:table-cell office:value-type="float" office:value="295630.01619442186" table:formula="of:=[.J37]*(1-[Assumption.$E43])" table:style-name="ce11">
            <text:p>295630</text:p>
          </table:table-cell>
          <table:table-cell office:value-type="float" office:value="310596.28576426435" table:formula="of:=[.K37]*(1-[Assumption.$E43])" table:style-name="ce11">
            <text:p>310596</text:p>
          </table:table-cell>
          <table:table-cell office:value-type="float" office:value="326320.2227310802" table:formula="of:=[.L37]*(1-[Assumption.$E43])" table:style-name="ce11">
            <text:p>326320</text:p>
          </table:table-cell>
          <table:table-cell office:value-type="float" office:value="342840.18400684115" table:formula="of:=[.M37]*(1-[Assumption.$E43])" table:style-name="ce11">
            <text:p>342840</text:p>
          </table:table-cell>
          <table:table-cell table:number-columns-repeated="16371"/>
        </table:table-row>
        <table:table-row table:style-name="ro5">
          <table:table-cell office:value-type="string" table:style-name="ce5">
            <text:p>Patanjali</text:p>
          </table:table-cell>
          <table:table-cell office:value-type="float" office:value="0" table:formula="of:=[.B38]*(1-[Assumption.$E44])" table:style-name="ce11">
            <text:p>0</text:p>
          </table:table-cell>
          <table:table-cell office:value-type="float" office:value="0" table:formula="of:=[.C38]*(1-[Assumption.$E44])" table:style-name="ce11">
            <text:p>0</text:p>
          </table:table-cell>
          <table:table-cell office:value-type="float" office:value="0" table:formula="of:=[.D38]*(1-[Assumption.$E44])" table:style-name="ce11">
            <text:p>0</text:p>
          </table:table-cell>
          <table:table-cell office:value-type="float" office:value="0" table:formula="of:=[.E38]*(1-[Assumption.$E44])" table:style-name="ce11">
            <text:p>0</text:p>
          </table:table-cell>
          <table:table-cell office:value-type="float" office:value="0" table:formula="of:=[.F38]*(1-[Assumption.$E44])" table:style-name="ce11">
            <text:p>0</text:p>
          </table:table-cell>
          <table:table-cell office:value-type="float" office:value="0" table:formula="of:=[.G38]*(1-[Assumption.$E44])" table:style-name="ce11">
            <text:p>0</text:p>
          </table:table-cell>
          <table:table-cell office:value-type="float" office:value="0" table:formula="of:=[.H38]*(1-[Assumption.$E44])" table:style-name="ce11">
            <text:p>0</text:p>
          </table:table-cell>
          <table:table-cell office:value-type="float" office:value="0" table:formula="of:=[.I38]*(1-[Assumption.$E44])" table:style-name="ce11">
            <text:p>0</text:p>
          </table:table-cell>
          <table:table-cell office:value-type="float" office:value="0" table:formula="of:=[.J38]*(1-[Assumption.$E44])" table:style-name="ce11">
            <text:p>0</text:p>
          </table:table-cell>
          <table:table-cell office:value-type="float" office:value="0" table:formula="of:=[.K38]*(1-[Assumption.$E44])" table:style-name="ce11">
            <text:p>0</text:p>
          </table:table-cell>
          <table:table-cell office:value-type="float" office:value="0" table:formula="of:=[.L38]*(1-[Assumption.$E44])" table:style-name="ce11">
            <text:p>0</text:p>
          </table:table-cell>
          <table:table-cell office:value-type="float" office:value="0" table:formula="of:=[.M38]*(1-[Assumption.$E44])"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208406.24999999997" table:formula="of:=[.B39]*(1-[Assumption.$E45])" table:style-name="ce11">
            <text:p>208406</text:p>
          </table:table-cell>
          <table:table-cell office:value-type="float" office:value="218956.81640624991" table:formula="of:=[.C39]*(1-[Assumption.$E45])" table:style-name="ce11">
            <text:p>218957</text:p>
          </table:table-cell>
          <table:table-cell office:value-type="float" office:value="230041.50523681624" table:formula="of:=[.D39]*(1-[Assumption.$E45])" table:style-name="ce11">
            <text:p>230042</text:p>
          </table:table-cell>
          <table:table-cell office:value-type="float" office:value="241687.35643943003" table:formula="of:=[.E39]*(1-[Assumption.$E45])" table:style-name="ce11">
            <text:p>241687</text:p>
          </table:table-cell>
          <table:table-cell office:value-type="float" office:value="253922.77885917615" table:formula="of:=[.F39]*(1-[Assumption.$E45])" table:style-name="ce11">
            <text:p>253923</text:p>
          </table:table-cell>
          <table:table-cell office:value-type="float" office:value="266777.61953892192" table:formula="of:=[.G39]*(1-[Assumption.$E45])" table:style-name="ce11">
            <text:p>266778</text:p>
          </table:table-cell>
          <table:table-cell office:value-type="float" office:value="280283.23652807978" table:formula="of:=[.H39]*(1-[Assumption.$E45])" table:style-name="ce11">
            <text:p>280283</text:p>
          </table:table-cell>
          <table:table-cell office:value-type="float" office:value="294472.57537731383" table:formula="of:=[.I39]*(1-[Assumption.$E45])" table:style-name="ce11">
            <text:p>294473</text:p>
          </table:table-cell>
          <table:table-cell office:value-type="float" office:value="309380.24950579024" table:formula="of:=[.J39]*(1-[Assumption.$E45])" table:style-name="ce11">
            <text:p>309380</text:p>
          </table:table-cell>
          <table:table-cell office:value-type="float" office:value="325042.62463702081" table:formula="of:=[.K39]*(1-[Assumption.$E45])" table:style-name="ce11">
            <text:p>325043</text:p>
          </table:table-cell>
          <table:table-cell office:value-type="float" office:value="341497.90750926989" table:formula="of:=[.L39]*(1-[Assumption.$E45])" table:style-name="ce11">
            <text:p>341498</text:p>
          </table:table-cell>
          <table:table-cell office:value-type="float" office:value="358786.23907692672" table:formula="of:=[.M39]*(1-[Assumption.$E45])" table:style-name="ce11">
            <text:p>358786</text:p>
          </table:table-cell>
          <table:table-cell table:number-columns-repeated="16371"/>
        </table:table-row>
        <table:table-row table:style-name="ro5">
          <table:table-cell office:value-type="string" table:style-name="ce5">
            <text:p>Good Life</text:p>
          </table:table-cell>
          <table:table-cell office:value-type="float" office:value="154375" table:formula="of:=[.B40]*(1-[Assumption.$E46])" table:style-name="ce11">
            <text:p>154375</text:p>
          </table:table-cell>
          <table:table-cell office:value-type="float" office:value="162190.23437499997" table:formula="of:=[.C40]*(1-[Assumption.$E46])" table:style-name="ce11">
            <text:p>162190</text:p>
          </table:table-cell>
          <table:table-cell office:value-type="float" office:value="170401.11499023429" table:formula="of:=[.D40]*(1-[Assumption.$E46])" table:style-name="ce11">
            <text:p>170401</text:p>
          </table:table-cell>
          <table:table-cell office:value-type="float" office:value="179027.67143661488" table:formula="of:=[.E40]*(1-[Assumption.$E46])" table:style-name="ce11">
            <text:p>179028</text:p>
          </table:table-cell>
          <table:table-cell office:value-type="float" office:value="188090.9473030935" table:formula="of:=[.F40]*(1-[Assumption.$E46])" table:style-name="ce11">
            <text:p>188091</text:p>
          </table:table-cell>
          <table:table-cell office:value-type="float" office:value="197613.05151031257" table:formula="of:=[.G40]*(1-[Assumption.$E46])" table:style-name="ce11">
            <text:p>197613</text:p>
          </table:table-cell>
          <table:table-cell office:value-type="float" office:value="207617.21224302211" table:formula="of:=[.H40]*(1-[Assumption.$E46])" table:style-name="ce11">
            <text:p>207617</text:p>
          </table:table-cell>
          <table:table-cell office:value-type="float" office:value="218127.83361282508" table:formula="of:=[.I40]*(1-[Assumption.$E46])" table:style-name="ce11">
            <text:p>218128</text:p>
          </table:table-cell>
          <table:table-cell office:value-type="float" office:value="229170.55518947431" table:formula="of:=[.J40]*(1-[Assumption.$E46])" table:style-name="ce11">
            <text:p>229171</text:p>
          </table:table-cell>
          <table:table-cell office:value-type="float" office:value="240772.31454594136" table:formula="of:=[.K40]*(1-[Assumption.$E46])" table:style-name="ce11">
            <text:p>240772</text:p>
          </table:table-cell>
          <table:table-cell office:value-type="float" office:value="252961.41296982963" table:formula="of:=[.L40]*(1-[Assumption.$E46])" table:style-name="ce11">
            <text:p>252961</text:p>
          </table:table-cell>
          <table:table-cell office:value-type="float" office:value="265767.58450142725" table:formula="of:=[.M40]*(1-[Assumption.$E46])" table:style-name="ce11">
            <text:p>265768</text:p>
          </table:table-cell>
          <table:table-cell table:number-columns-repeated="16371"/>
        </table:table-row>
        <table:table-row table:style-name="ro5">
          <table:table-cell office:value-type="string" table:style-name="ce5">
            <text:p>Classic Harvest</text:p>
          </table:table-cell>
          <table:table-cell office:value-type="float" office:value="81046.875" table:formula="of:=[.B41]*(1-[Assumption.$E47])" table:style-name="ce11">
            <text:p>81047</text:p>
          </table:table-cell>
          <table:table-cell office:value-type="float" office:value="85149.873046874971" table:formula="of:=[.C41]*(1-[Assumption.$E47])" table:style-name="ce11">
            <text:p>85150</text:p>
          </table:table-cell>
          <table:table-cell office:value-type="float" office:value="89460.585369872992" table:formula="of:=[.D41]*(1-[Assumption.$E47])" table:style-name="ce11">
            <text:p>89461</text:p>
          </table:table-cell>
          <table:table-cell office:value-type="float" office:value="93989.527504222802" table:formula="of:=[.E41]*(1-[Assumption.$E47])" table:style-name="ce11">
            <text:p>93990</text:p>
          </table:table-cell>
          <table:table-cell office:value-type="float" office:value="98747.747334124069" table:formula="of:=[.F41]*(1-[Assumption.$E47])" table:style-name="ce11">
            <text:p>98748</text:p>
          </table:table-cell>
          <table:table-cell office:value-type="float" office:value="103746.85204291409" table:formula="of:=[.G41]*(1-[Assumption.$E47])" table:style-name="ce11">
            <text:p>103747</text:p>
          </table:table-cell>
          <table:table-cell office:value-type="float" office:value="108999.03642758659" table:formula="of:=[.H41]*(1-[Assumption.$E47])" table:style-name="ce11">
            <text:p>108999</text:p>
          </table:table-cell>
          <table:table-cell office:value-type="float" office:value="114517.11264673315" table:formula="of:=[.I41]*(1-[Assumption.$E47])" table:style-name="ce11">
            <text:p>114517</text:p>
          </table:table-cell>
          <table:table-cell office:value-type="float" office:value="120314.541474474" table:formula="of:=[.J41]*(1-[Assumption.$E47])" table:style-name="ce11">
            <text:p>120315</text:p>
          </table:table-cell>
          <table:table-cell office:value-type="float" office:value="126405.4651366192" table:formula="of:=[.K41]*(1-[Assumption.$E47])" table:style-name="ce11">
            <text:p>126405</text:p>
          </table:table-cell>
          <table:table-cell office:value-type="float" office:value="132804.74180916054" table:formula="of:=[.L41]*(1-[Assumption.$E47])" table:style-name="ce11">
            <text:p>132805</text:p>
          </table:table-cell>
          <table:table-cell office:value-type="float" office:value="139527.98186324927" table:formula="of:=[.M41]*(1-[Assumption.$E47])" table:style-name="ce11">
            <text:p>139528</text:p>
          </table:table-cell>
          <table:table-cell table:number-columns-repeated="16371"/>
        </table:table-row>
        <table:table-row table:style-name="ro5">
          <table:table-cell office:value-type="string" table:style-name="ce5">
            <text:p>Others</text:p>
          </table:table-cell>
          <table:table-cell office:value-type="float" office:value="0" table:formula="of:=[.B42]*(1-[Assumption.$E48])" table:style-name="ce11">
            <text:p>0</text:p>
          </table:table-cell>
          <table:table-cell office:value-type="float" office:value="0" table:formula="of:=[.C42]*(1-[Assumption.$E48])" table:style-name="ce11">
            <text:p>0</text:p>
          </table:table-cell>
          <table:table-cell office:value-type="float" office:value="0" table:formula="of:=[.D42]*(1-[Assumption.$E48])" table:style-name="ce11">
            <text:p>0</text:p>
          </table:table-cell>
          <table:table-cell office:value-type="float" office:value="0" table:formula="of:=[.E42]*(1-[Assumption.$E48])" table:style-name="ce11">
            <text:p>0</text:p>
          </table:table-cell>
          <table:table-cell office:value-type="float" office:value="0" table:formula="of:=[.F42]*(1-[Assumption.$E48])" table:style-name="ce11">
            <text:p>0</text:p>
          </table:table-cell>
          <table:table-cell office:value-type="float" office:value="0" table:formula="of:=[.G42]*(1-[Assumption.$E48])" table:style-name="ce11">
            <text:p>0</text:p>
          </table:table-cell>
          <table:table-cell office:value-type="float" office:value="0" table:formula="of:=[.H42]*(1-[Assumption.$E48])" table:style-name="ce11">
            <text:p>0</text:p>
          </table:table-cell>
          <table:table-cell office:value-type="float" office:value="0" table:formula="of:=[.I42]*(1-[Assumption.$E48])" table:style-name="ce11">
            <text:p>0</text:p>
          </table:table-cell>
          <table:table-cell office:value-type="float" office:value="0" table:formula="of:=[.J42]*(1-[Assumption.$E48])" table:style-name="ce11">
            <text:p>0</text:p>
          </table:table-cell>
          <table:table-cell office:value-type="float" office:value="0" table:formula="of:=[.K42]*(1-[Assumption.$E48])" table:style-name="ce11">
            <text:p>0</text:p>
          </table:table-cell>
          <table:table-cell office:value-type="float" office:value="0" table:formula="of:=[.L42]*(1-[Assumption.$E48])" table:style-name="ce11">
            <text:p>0</text:p>
          </table:table-cell>
          <table:table-cell office:value-type="float" office:value="0" table:formula="of:=[.M42]*(1-[Assumption.$E48])" table:style-name="ce11">
            <text:p>0</text:p>
          </table:table-cell>
          <table:table-cell table:number-columns-repeated="16371"/>
        </table:table-row>
        <table:table-row table:style-name="ro5">
          <table:table-cell office:value-type="string" table:style-name="ce6">
            <text:p>Total</text:p>
          </table:table-cell>
          <table:table-cell office:value-type="float" office:value="642971.875" table:formula="of:=SUM([.B89:.B94])" table:style-name="ce11">
            <text:p>642972</text:p>
          </table:table-cell>
          <table:table-cell office:value-type="float" office:value="675522.32617187488" table:formula="of:=SUM([.C89:.C94])" table:style-name="ce11">
            <text:p>675522</text:p>
          </table:table-cell>
          <table:table-cell office:value-type="float" office:value="709720.64393432578" table:formula="of:=SUM([.D89:.D94])" table:style-name="ce11">
            <text:p>709721</text:p>
          </table:table-cell>
          <table:table-cell office:value-type="float" office:value="745650.25153350097" table:formula="of:=SUM([.E89:.E94])" table:style-name="ce11">
            <text:p>745650</text:p>
          </table:table-cell>
          <table:table-cell office:value-type="float" office:value="783398.79551738431" table:formula="of:=SUM([.F89:.F94])" table:style-name="ce11">
            <text:p>783399</text:p>
          </table:table-cell>
          <table:table-cell office:value-type="float" office:value="823058.3595404519" table:formula="of:=SUM([.G89:.G94])" table:style-name="ce11">
            <text:p>823058</text:p>
          </table:table-cell>
          <table:table-cell office:value-type="float" office:value="864725.68899218692" table:formula="of:=SUM([.H89:.H94])" table:style-name="ce11">
            <text:p>864726</text:p>
          </table:table-cell>
          <table:table-cell office:value-type="float" office:value="908502.42699741642" table:formula="of:=SUM([.I89:.I94])" table:style-name="ce11">
            <text:p>908502</text:p>
          </table:table-cell>
          <table:table-cell office:value-type="float" office:value="954495.36236416048" table:formula="of:=SUM([.J89:.J94])" table:style-name="ce11">
            <text:p>954495</text:p>
          </table:table-cell>
          <table:table-cell office:value-type="float" office:value="1002816.6900838456" table:formula="of:=SUM([.K89:.K94])" table:style-name="ce11">
            <text:p>1002817</text:p>
          </table:table-cell>
          <table:table-cell office:value-type="float" office:value="1053584.2850193402" table:formula="of:=SUM([.L89:.L94])" table:style-name="ce11">
            <text:p>1053584</text:p>
          </table:table-cell>
          <table:table-cell office:value-type="float" office:value="1106921.9894484445" table:formula="of:=SUM([.M89:.M94])" table:style-name="ce11">
            <text:p>1106922</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ice</text:p>
          </table:table-cell>
          <table:table-cell table:number-columns-repeated="16383" table:style-name="ce1"/>
        </table:table-row>
        <table:table-row table:style-name="ro5">
          <table:table-cell office:value-type="string" table:style-name="ce5">
            <text:p>Fortune</text:p>
          </table:table-cell>
          <table:table-cell office:value-type="float" office:value="122499.99999999999" table:formula="of:=[.B45]*(1-[Assumption.$F43])" table:style-name="ce11">
            <text:p>122500</text:p>
          </table:table-cell>
          <table:table-cell office:value-type="float" office:value="129329.37499999999" table:formula="of:=[.C45]*(1-[Assumption.$F43])" table:style-name="ce11">
            <text:p>129329</text:p>
          </table:table-cell>
          <table:table-cell office:value-type="float" office:value="136539.48765624996" table:formula="of:=[.D45]*(1-[Assumption.$F43])" table:style-name="ce11">
            <text:p>136539</text:p>
          </table:table-cell>
          <table:table-cell office:value-type="float" office:value="144151.56409308591" table:formula="of:=[.E45]*(1-[Assumption.$F43])" table:style-name="ce11">
            <text:p>144152</text:p>
          </table:table-cell>
          <table:table-cell office:value-type="float" office:value="152188.01379127541" table:formula="of:=[.F45]*(1-[Assumption.$F43])" table:style-name="ce11">
            <text:p>152188</text:p>
          </table:table-cell>
          <table:table-cell office:value-type="float" office:value="160672.49556013901" table:formula="of:=[.G45]*(1-[Assumption.$F43])" table:style-name="ce11">
            <text:p>160672</text:p>
          </table:table-cell>
          <table:table-cell office:value-type="float" office:value="169629.98718761673" table:formula="of:=[.H45]*(1-[Assumption.$F43])" table:style-name="ce11">
            <text:p>169630</text:p>
          </table:table-cell>
          <table:table-cell office:value-type="float" office:value="179086.85897332637" table:formula="of:=[.I45]*(1-[Assumption.$F43])" table:style-name="ce11">
            <text:p>179087</text:p>
          </table:table-cell>
          <table:table-cell office:value-type="float" office:value="189070.95136108928" table:formula="of:=[.J45]*(1-[Assumption.$F43])" table:style-name="ce11">
            <text:p>189071</text:p>
          </table:table-cell>
          <table:table-cell office:value-type="float" office:value="199611.65689946999" table:formula="of:=[.K45]*(1-[Assumption.$F43])" table:style-name="ce11">
            <text:p>199612</text:p>
          </table:table-cell>
          <table:table-cell office:value-type="float" office:value="210740.00677161542" table:formula="of:=[.L45]*(1-[Assumption.$F43])" table:style-name="ce11">
            <text:p>210740</text:p>
          </table:table-cell>
          <table:table-cell office:value-type="float" office:value="222488.76214913293" table:formula="of:=[.M45]*(1-[Assumption.$F43])" table:style-name="ce11">
            <text:p>222489</text:p>
          </table:table-cell>
          <table:table-cell table:number-columns-repeated="16371"/>
        </table:table-row>
        <table:table-row table:style-name="ro5">
          <table:table-cell office:value-type="string" table:style-name="ce5">
            <text:p>Patanjali</text:p>
          </table:table-cell>
          <table:table-cell office:value-type="float" office:value="140000" table:formula="of:=[.B46]*(1-[Assumption.$F44])" table:style-name="ce11">
            <text:p>140000</text:p>
          </table:table-cell>
          <table:table-cell office:value-type="float" office:value="147805" table:formula="of:=[.C46]*(1-[Assumption.$F44])" table:style-name="ce11">
            <text:p>147805</text:p>
          </table:table-cell>
          <table:table-cell office:value-type="float" office:value="156045.12874999997" table:formula="of:=[.D46]*(1-[Assumption.$F44])" table:style-name="ce11">
            <text:p>156045</text:p>
          </table:table-cell>
          <table:table-cell office:value-type="float" office:value="164744.64467781247" table:formula="of:=[.E46]*(1-[Assumption.$F44])" table:style-name="ce11">
            <text:p>164745</text:p>
          </table:table-cell>
          <table:table-cell office:value-type="float" office:value="173929.15861860049" table:formula="of:=[.F46]*(1-[Assumption.$F44])" table:style-name="ce11">
            <text:p>173929</text:p>
          </table:table-cell>
          <table:table-cell office:value-type="float" office:value="183625.70921158744" table:formula="of:=[.G46]*(1-[Assumption.$F44])" table:style-name="ce11">
            <text:p>183626</text:p>
          </table:table-cell>
          <table:table-cell office:value-type="float" office:value="193862.84250013344" table:formula="of:=[.H46]*(1-[Assumption.$F44])" table:style-name="ce11">
            <text:p>193863</text:p>
          </table:table-cell>
          <table:table-cell office:value-type="float" office:value="204670.69596951586" table:formula="of:=[.I46]*(1-[Assumption.$F44])" table:style-name="ce11">
            <text:p>204671</text:p>
          </table:table-cell>
          <table:table-cell office:value-type="float" office:value="216081.08726981631" table:formula="of:=[.J46]*(1-[Assumption.$F44])" table:style-name="ce11">
            <text:p>216081</text:p>
          </table:table-cell>
          <table:table-cell office:value-type="float" office:value="228127.60788510856" table:formula="of:=[.K46]*(1-[Assumption.$F44])" table:style-name="ce11">
            <text:p>228128</text:p>
          </table:table-cell>
          <table:table-cell office:value-type="float" office:value="240845.72202470337" table:formula="of:=[.L46]*(1-[Assumption.$F44])" table:style-name="ce11">
            <text:p>240846</text:p>
          </table:table-cell>
          <table:table-cell office:value-type="float" office:value="254272.87102758052" table:formula="of:=[.M46]*(1-[Assumption.$F44])" table:style-name="ce11">
            <text:p>254273</text:p>
          </table:table-cell>
          <table:table-cell table:number-columns-repeated="16371"/>
        </table:table-row>
        <table:table-row table:style-name="ro5">
          <table:table-cell office:value-type="string" table:style-name="ce5">
            <text:p>Organic Tattva</text:p>
          </table:table-cell>
          <table:table-cell office:value-type="float" office:value="147000" table:formula="of:=[.B47]*(1-[Assumption.$F45])" table:style-name="ce11">
            <text:p>147000</text:p>
          </table:table-cell>
          <table:table-cell office:value-type="float" office:value="155195.25000000003" table:formula="of:=[.C47]*(1-[Assumption.$F45])" table:style-name="ce11">
            <text:p>155195</text:p>
          </table:table-cell>
          <table:table-cell office:value-type="float" office:value="163847.38518749998" table:formula="of:=[.D47]*(1-[Assumption.$F45])" table:style-name="ce11">
            <text:p>163847</text:p>
          </table:table-cell>
          <table:table-cell office:value-type="float" office:value="172981.87691170312" table:formula="of:=[.E47]*(1-[Assumption.$F45])" table:style-name="ce11">
            <text:p>172982</text:p>
          </table:table-cell>
          <table:table-cell office:value-type="float" office:value="182625.61654953053" table:formula="of:=[.F47]*(1-[Assumption.$F45])" table:style-name="ce11">
            <text:p>182626</text:p>
          </table:table-cell>
          <table:table-cell office:value-type="float" office:value="192806.99467216682" table:formula="of:=[.G47]*(1-[Assumption.$F45])" table:style-name="ce11">
            <text:p>192807</text:p>
          </table:table-cell>
          <table:table-cell office:value-type="float" office:value="203555.98462514012" table:formula="of:=[.H47]*(1-[Assumption.$F45])" table:style-name="ce11">
            <text:p>203556</text:p>
          </table:table-cell>
          <table:table-cell office:value-type="float" office:value="214904.23076799166" table:formula="of:=[.I47]*(1-[Assumption.$F45])" table:style-name="ce11">
            <text:p>214904</text:p>
          </table:table-cell>
          <table:table-cell office:value-type="float" office:value="226885.14163330715" table:formula="of:=[.J47]*(1-[Assumption.$F45])" table:style-name="ce11">
            <text:p>226885</text:p>
          </table:table-cell>
          <table:table-cell office:value-type="float" office:value="239533.98827936401" table:formula="of:=[.K47]*(1-[Assumption.$F45])" table:style-name="ce11">
            <text:p>239534</text:p>
          </table:table-cell>
          <table:table-cell office:value-type="float" office:value="252888.00812593853" table:formula="of:=[.L47]*(1-[Assumption.$F45])" table:style-name="ce11">
            <text:p>252888</text:p>
          </table:table-cell>
          <table:table-cell office:value-type="float" office:value="266986.51457895956" table:formula="of:=[.M47]*(1-[Assumption.$F45])" table:style-name="ce11">
            <text:p>266987</text:p>
          </table:table-cell>
          <table:table-cell table:number-columns-repeated="16371"/>
        </table:table-row>
        <table:table-row table:style-name="ro5">
          <table:table-cell office:value-type="string" table:style-name="ce5">
            <text:p>Good Life</text:p>
          </table:table-cell>
          <table:table-cell office:value-type="float" office:value="0" table:formula="of:=[.B48]*(1-[Assumption.$F46])" table:style-name="ce11">
            <text:p>0</text:p>
          </table:table-cell>
          <table:table-cell office:value-type="float" office:value="0" table:formula="of:=[.C48]*(1-[Assumption.$F46])" table:style-name="ce11">
            <text:p>0</text:p>
          </table:table-cell>
          <table:table-cell office:value-type="float" office:value="0" table:formula="of:=[.D48]*(1-[Assumption.$F46])" table:style-name="ce11">
            <text:p>0</text:p>
          </table:table-cell>
          <table:table-cell office:value-type="float" office:value="0" table:formula="of:=[.E48]*(1-[Assumption.$F46])" table:style-name="ce11">
            <text:p>0</text:p>
          </table:table-cell>
          <table:table-cell office:value-type="float" office:value="0" table:formula="of:=[.F48]*(1-[Assumption.$F46])" table:style-name="ce11">
            <text:p>0</text:p>
          </table:table-cell>
          <table:table-cell office:value-type="float" office:value="0" table:formula="of:=[.G48]*(1-[Assumption.$F46])" table:style-name="ce11">
            <text:p>0</text:p>
          </table:table-cell>
          <table:table-cell office:value-type="float" office:value="0" table:formula="of:=[.H48]*(1-[Assumption.$F46])" table:style-name="ce11">
            <text:p>0</text:p>
          </table:table-cell>
          <table:table-cell office:value-type="float" office:value="0" table:formula="of:=[.I48]*(1-[Assumption.$F46])" table:style-name="ce11">
            <text:p>0</text:p>
          </table:table-cell>
          <table:table-cell office:value-type="float" office:value="0" table:formula="of:=[.J48]*(1-[Assumption.$F46])" table:style-name="ce11">
            <text:p>0</text:p>
          </table:table-cell>
          <table:table-cell office:value-type="float" office:value="0" table:formula="of:=[.K48]*(1-[Assumption.$F46])" table:style-name="ce11">
            <text:p>0</text:p>
          </table:table-cell>
          <table:table-cell office:value-type="float" office:value="0" table:formula="of:=[.L48]*(1-[Assumption.$F46])" table:style-name="ce11">
            <text:p>0</text:p>
          </table:table-cell>
          <table:table-cell office:value-type="float" office:value="0" table:formula="of:=[.M48]*(1-[Assumption.$F46])" table:style-name="ce11">
            <text:p>0</text:p>
          </table:table-cell>
          <table:table-cell table:number-columns-repeated="16371"/>
        </table:table-row>
        <table:table-row table:style-name="ro5">
          <table:table-cell office:value-type="string" table:style-name="ce5">
            <text:p>Classic Harvest</text:p>
          </table:table-cell>
          <table:table-cell office:value-type="float" office:value="173249.99999999997" table:formula="of:=[.B49]*(1-[Assumption.$F47])" table:style-name="ce11">
            <text:p>173250</text:p>
          </table:table-cell>
          <table:table-cell office:value-type="float" office:value="182908.68749999997" table:formula="of:=[.C49]*(1-[Assumption.$F47])" table:style-name="ce11">
            <text:p>182909</text:p>
          </table:table-cell>
          <table:table-cell office:value-type="float" office:value="193105.84682812492" table:formula="of:=[.D49]*(1-[Assumption.$F47])" table:style-name="ce11">
            <text:p>193106</text:p>
          </table:table-cell>
          <table:table-cell office:value-type="float" office:value="203871.49778879291" table:formula="of:=[.E49]*(1-[Assumption.$F47])" table:style-name="ce11">
            <text:p>203871</text:p>
          </table:table-cell>
          <table:table-cell office:value-type="float" office:value="215237.33379051808" table:formula="of:=[.F49]*(1-[Assumption.$F47])" table:style-name="ce11">
            <text:p>215237</text:p>
          </table:table-cell>
          <table:table-cell office:value-type="float" office:value="227236.81514933941" table:formula="of:=[.G49]*(1-[Assumption.$F47])" table:style-name="ce11">
            <text:p>227237</text:p>
          </table:table-cell>
          <table:table-cell office:value-type="float" office:value="239905.26759391505" table:formula="of:=[.H49]*(1-[Assumption.$F47])" table:style-name="ce11">
            <text:p>239905</text:p>
          </table:table-cell>
          <table:table-cell office:value-type="float" office:value="253279.98626227587" table:formula="of:=[.I49]*(1-[Assumption.$F47])" table:style-name="ce11">
            <text:p>253280</text:p>
          </table:table-cell>
          <table:table-cell office:value-type="float" office:value="267400.3454963977" table:formula="of:=[.J49]*(1-[Assumption.$F47])" table:style-name="ce11">
            <text:p>267400</text:p>
          </table:table-cell>
          <table:table-cell office:value-type="float" office:value="282307.91475782177" table:formula="of:=[.K49]*(1-[Assumption.$F47])" table:style-name="ce11">
            <text:p>282308</text:p>
          </table:table-cell>
          <table:table-cell office:value-type="float" office:value="298046.5810055703" table:formula="of:=[.L49]*(1-[Assumption.$F47])" table:style-name="ce11">
            <text:p>298047</text:p>
          </table:table-cell>
          <table:table-cell office:value-type="float" office:value="314662.67789663083" table:formula="of:=[.M49]*(1-[Assumption.$F47])" table:style-name="ce11">
            <text:p>314663</text:p>
          </table:table-cell>
          <table:table-cell table:number-columns-repeated="16371"/>
        </table:table-row>
        <table:table-row table:style-name="ro5">
          <table:table-cell office:value-type="string" table:style-name="ce5">
            <text:p>Others</text:p>
          </table:table-cell>
          <table:table-cell office:value-type="float" office:value="157500" table:formula="of:=[.B50]*(1-[Assumption.$F48])" table:style-name="ce11">
            <text:p>157500</text:p>
          </table:table-cell>
          <table:table-cell office:value-type="float" office:value="166280.625" table:formula="of:=[.C50]*(1-[Assumption.$F48])" table:style-name="ce11">
            <text:p>166281</text:p>
          </table:table-cell>
          <table:table-cell office:value-type="float" office:value="175550.76984374996" table:formula="of:=[.D50]*(1-[Assumption.$F48])" table:style-name="ce11">
            <text:p>175551</text:p>
          </table:table-cell>
          <table:table-cell office:value-type="float" office:value="185337.725262539" table:formula="of:=[.E50]*(1-[Assumption.$F48])" table:style-name="ce11">
            <text:p>185338</text:p>
          </table:table-cell>
          <table:table-cell office:value-type="float" office:value="195670.30344592553" table:formula="of:=[.F50]*(1-[Assumption.$F48])" table:style-name="ce11">
            <text:p>195670</text:p>
          </table:table-cell>
          <table:table-cell office:value-type="float" office:value="206578.92286303584" table:formula="of:=[.G50]*(1-[Assumption.$F48])" table:style-name="ce11">
            <text:p>206579</text:p>
          </table:table-cell>
          <table:table-cell office:value-type="float" office:value="218095.69781265006" table:formula="of:=[.H50]*(1-[Assumption.$F48])" table:style-name="ce11">
            <text:p>218096</text:p>
          </table:table-cell>
          <table:table-cell office:value-type="float" office:value="230254.53296570532" table:formula="of:=[.I50]*(1-[Assumption.$F48])" table:style-name="ce11">
            <text:p>230255</text:p>
          </table:table-cell>
          <table:table-cell office:value-type="float" office:value="243091.22317854335" table:formula="of:=[.J50]*(1-[Assumption.$F48])" table:style-name="ce11">
            <text:p>243091</text:p>
          </table:table-cell>
          <table:table-cell office:value-type="float" office:value="256643.5588707471" table:formula="of:=[.K50]*(1-[Assumption.$F48])" table:style-name="ce11">
            <text:p>256644</text:p>
          </table:table-cell>
          <table:table-cell office:value-type="float" office:value="270951.43727779121" table:formula="of:=[.L50]*(1-[Assumption.$F48])" table:style-name="ce11">
            <text:p>270951</text:p>
          </table:table-cell>
          <table:table-cell office:value-type="float" office:value="286056.97990602808" table:formula="of:=[.M50]*(1-[Assumption.$F48])" table:style-name="ce11">
            <text:p>286057</text:p>
          </table:table-cell>
          <table:table-cell table:number-columns-repeated="16371"/>
        </table:table-row>
        <table:table-row table:style-name="ro5">
          <table:table-cell office:value-type="string" table:style-name="ce6">
            <text:p>Total</text:p>
          </table:table-cell>
          <table:table-cell office:value-type="float" office:value="740250" table:formula="of:=SUM([.B98:.B103])" table:style-name="ce11">
            <text:p>740250</text:p>
          </table:table-cell>
          <table:table-cell office:value-type="float" office:value="781518.9375" table:formula="of:=SUM([.C98:.C103])" table:style-name="ce11">
            <text:p>781519</text:p>
          </table:table-cell>
          <table:table-cell office:value-type="float" office:value="825088.61826562474" table:formula="of:=SUM([.D98:.D103])" table:style-name="ce11">
            <text:p>825089</text:p>
          </table:table-cell>
          <table:table-cell office:value-type="float" office:value="871087.30873393349" table:formula="of:=SUM([.E98:.E103])" table:style-name="ce11">
            <text:p>871087</text:p>
          </table:table-cell>
          <table:table-cell office:value-type="float" office:value="919650.42619585013" table:formula="of:=SUM([.F98:.F103])" table:style-name="ce11">
            <text:p>919650</text:p>
          </table:table-cell>
          <table:table-cell office:value-type="float" office:value="970920.93745626847" table:formula="of:=SUM([.G98:.G103])" table:style-name="ce11">
            <text:p>970921</text:p>
          </table:table-cell>
          <table:table-cell office:value-type="float" office:value="1025049.7797194554" table:formula="of:=SUM([.H98:.H103])" table:style-name="ce11">
            <text:p>1025050</text:p>
          </table:table-cell>
          <table:table-cell office:value-type="float" office:value="1082196.3049388151" table:formula="of:=SUM([.I98:.I103])" table:style-name="ce11">
            <text:p>1082196</text:p>
          </table:table-cell>
          <table:table-cell office:value-type="float" office:value="1142528.7489391537" table:formula="of:=SUM([.J98:.J103])" table:style-name="ce11">
            <text:p>1142529</text:p>
          </table:table-cell>
          <table:table-cell office:value-type="float" office:value="1206224.7266925112" table:formula="of:=SUM([.K98:.K103])" table:style-name="ce11">
            <text:p>1206225</text:p>
          </table:table-cell>
          <table:table-cell office:value-type="float" office:value="1273471.7552056187" table:formula="of:=SUM([.L98:.L103])" table:style-name="ce11">
            <text:p>1273472</text:p>
          </table:table-cell>
          <table:table-cell office:value-type="float" office:value="1344467.805558332" table:formula="of:=SUM([.M98:.M103])" table:style-name="ce11">
            <text:p>1344468</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Sugar</text:p>
          </table:table-cell>
          <table:table-cell table:number-columns-repeated="16383" table:style-name="ce1"/>
        </table:table-row>
        <table:table-row table:style-name="ro5">
          <table:table-cell office:value-type="string" table:style-name="ce5">
            <text:p>Fortune</text:p>
          </table:table-cell>
          <table:table-cell office:value-type="float" office:value="56000" table:formula="of:=[.B53]*(1-[Assumption.$G43])" table:style-name="ce11">
            <text:p>56000</text:p>
          </table:table-cell>
          <table:table-cell office:value-type="float" office:value="59410.400000000001" table:formula="of:=[.C53]*(1-[Assumption.$G43])" table:style-name="ce11">
            <text:p>59410</text:p>
          </table:table-cell>
          <table:table-cell office:value-type="float" office:value="63028.493360000015" table:formula="of:=[.D53]*(1-[Assumption.$G43])" table:style-name="ce11">
            <text:p>63028</text:p>
          </table:table-cell>
          <table:table-cell office:value-type="float" office:value="66866.928605624009" table:formula="of:=[.E53]*(1-[Assumption.$G43])" table:style-name="ce11">
            <text:p>66867</text:p>
          </table:table-cell>
          <table:table-cell office:value-type="float" office:value="70939.124557706513" table:formula="of:=[.F53]*(1-[Assumption.$G43])" table:style-name="ce11">
            <text:p>70939</text:p>
          </table:table-cell>
          <table:table-cell office:value-type="float" office:value="75259.317243270852" table:formula="of:=[.G53]*(1-[Assumption.$G43])" table:style-name="ce11">
            <text:p>75259</text:p>
          </table:table-cell>
          <table:table-cell office:value-type="float" office:value="79842.609663386043" table:formula="of:=[.H53]*(1-[Assumption.$G43])" table:style-name="ce11">
            <text:p>79843</text:p>
          </table:table-cell>
          <table:table-cell office:value-type="float" office:value="84705.024591886264" table:formula="of:=[.I53]*(1-[Assumption.$G43])" table:style-name="ce11">
            <text:p>84705</text:p>
          </table:table-cell>
          <table:table-cell office:value-type="float" office:value="89863.560589532121" table:formula="of:=[.J53]*(1-[Assumption.$G43])" table:style-name="ce11">
            <text:p>89864</text:p>
          </table:table-cell>
          <table:table-cell office:value-type="float" office:value="95336.251429434633" table:formula="of:=[.K53]*(1-[Assumption.$G43])" table:style-name="ce11">
            <text:p>95336</text:p>
          </table:table-cell>
          <table:table-cell office:value-type="float" office:value="101142.22914148719" table:formula="of:=[.L53]*(1-[Assumption.$G43])" table:style-name="ce11">
            <text:p>101142</text:p>
          </table:table-cell>
          <table:table-cell office:value-type="float" office:value="107301.79089620375" table:formula="of:=[.M53]*(1-[Assumption.$G43])" table:style-name="ce11">
            <text:p>107302</text:p>
          </table:table-cell>
          <table:table-cell table:number-columns-repeated="16371"/>
        </table:table-row>
        <table:table-row table:style-name="ro5">
          <table:table-cell office:value-type="string" table:style-name="ce5">
            <text:p>Patanjali</text:p>
          </table:table-cell>
          <table:table-cell office:value-type="float" office:value="0" table:formula="of:=[.B54]*(1-[Assumption.$G44])" table:style-name="ce11">
            <text:p>0</text:p>
          </table:table-cell>
          <table:table-cell office:value-type="float" office:value="0" table:formula="of:=[.C54]*(1-[Assumption.$G44])" table:style-name="ce11">
            <text:p>0</text:p>
          </table:table-cell>
          <table:table-cell office:value-type="float" office:value="0" table:formula="of:=[.D54]*(1-[Assumption.$G44])" table:style-name="ce11">
            <text:p>0</text:p>
          </table:table-cell>
          <table:table-cell office:value-type="float" office:value="0" table:formula="of:=[.E54]*(1-[Assumption.$G44])" table:style-name="ce11">
            <text:p>0</text:p>
          </table:table-cell>
          <table:table-cell office:value-type="float" office:value="0" table:formula="of:=[.F54]*(1-[Assumption.$G44])" table:style-name="ce11">
            <text:p>0</text:p>
          </table:table-cell>
          <table:table-cell office:value-type="float" office:value="0" table:formula="of:=[.G54]*(1-[Assumption.$G44])" table:style-name="ce11">
            <text:p>0</text:p>
          </table:table-cell>
          <table:table-cell office:value-type="float" office:value="0" table:formula="of:=[.H54]*(1-[Assumption.$G44])" table:style-name="ce11">
            <text:p>0</text:p>
          </table:table-cell>
          <table:table-cell office:value-type="float" office:value="0" table:formula="of:=[.I54]*(1-[Assumption.$G44])" table:style-name="ce11">
            <text:p>0</text:p>
          </table:table-cell>
          <table:table-cell office:value-type="float" office:value="0" table:formula="of:=[.J54]*(1-[Assumption.$G44])" table:style-name="ce11">
            <text:p>0</text:p>
          </table:table-cell>
          <table:table-cell office:value-type="float" office:value="0" table:formula="of:=[.K54]*(1-[Assumption.$G44])" table:style-name="ce11">
            <text:p>0</text:p>
          </table:table-cell>
          <table:table-cell office:value-type="float" office:value="0" table:formula="of:=[.L54]*(1-[Assumption.$G44])" table:style-name="ce11">
            <text:p>0</text:p>
          </table:table-cell>
          <table:table-cell office:value-type="float" office:value="0" table:formula="of:=[.M54]*(1-[Assumption.$G44])"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82250" table:formula="of:=[.B55]*(1-[Assumption.$G45])" table:style-name="ce11">
            <text:p>82250</text:p>
          </table:table-cell>
          <table:table-cell office:value-type="float" office:value="87259.024999999994" table:formula="of:=[.C55]*(1-[Assumption.$G45])" table:style-name="ce11">
            <text:p>87259</text:p>
          </table:table-cell>
          <table:table-cell office:value-type="float" office:value="92573.099622499998" table:formula="of:=[.D55]*(1-[Assumption.$G45])" table:style-name="ce11">
            <text:p>92573</text:p>
          </table:table-cell>
          <table:table-cell office:value-type="float" office:value="98210.801389510263" table:formula="of:=[.E55]*(1-[Assumption.$G45])" table:style-name="ce11">
            <text:p>98211</text:p>
          </table:table-cell>
          <table:table-cell office:value-type="float" office:value="104191.83919413143" table:formula="of:=[.F55]*(1-[Assumption.$G45])" table:style-name="ce11">
            <text:p>104192</text:p>
          </table:table-cell>
          <table:table-cell office:value-type="float" office:value="110537.12220105404" table:formula="of:=[.G55]*(1-[Assumption.$G45])" table:style-name="ce11">
            <text:p>110537</text:p>
          </table:table-cell>
          <table:table-cell office:value-type="float" office:value="117268.83294309823" table:formula="of:=[.H55]*(1-[Assumption.$G45])" table:style-name="ce11">
            <text:p>117269</text:p>
          </table:table-cell>
          <table:table-cell office:value-type="float" office:value="124410.50486933293" table:formula="of:=[.I55]*(1-[Assumption.$G45])" table:style-name="ce11">
            <text:p>124411</text:p>
          </table:table-cell>
          <table:table-cell office:value-type="float" office:value="131987.10461587529" table:formula="of:=[.J55]*(1-[Assumption.$G45])" table:style-name="ce11">
            <text:p>131987</text:p>
          </table:table-cell>
          <table:table-cell office:value-type="float" office:value="140025.11928698211" table:formula="of:=[.K55]*(1-[Assumption.$G45])" table:style-name="ce11">
            <text:p>140025</text:p>
          </table:table-cell>
          <table:table-cell office:value-type="float" office:value="148552.6490515593" table:formula="of:=[.L55]*(1-[Assumption.$G45])" table:style-name="ce11">
            <text:p>148553</text:p>
          </table:table-cell>
          <table:table-cell office:value-type="float" office:value="157599.50537879922" table:formula="of:=[.M55]*(1-[Assumption.$G45])" table:style-name="ce11">
            <text:p>157600</text:p>
          </table:table-cell>
          <table:table-cell table:number-columns-repeated="16371"/>
        </table:table-row>
        <table:table-row table:style-name="ro5">
          <table:table-cell office:value-type="string" table:style-name="ce5">
            <text:p>Good Life</text:p>
          </table:table-cell>
          <table:table-cell office:value-type="float" office:value="36750" table:formula="of:=[.B56]*(1-[Assumption.$G46])" table:style-name="ce11">
            <text:p>36750</text:p>
          </table:table-cell>
          <table:table-cell office:value-type="float" office:value="38988.074999999997" table:formula="of:=[.C56]*(1-[Assumption.$G46])" table:style-name="ce11">
            <text:p>38988</text:p>
          </table:table-cell>
          <table:table-cell office:value-type="float" office:value="41362.448767499991" table:formula="of:=[.D56]*(1-[Assumption.$G46])" table:style-name="ce11">
            <text:p>41362</text:p>
          </table:table-cell>
          <table:table-cell office:value-type="float" office:value="43881.421897440756" table:formula="of:=[.E56]*(1-[Assumption.$G46])" table:style-name="ce11">
            <text:p>43881</text:p>
          </table:table-cell>
          <table:table-cell office:value-type="float" office:value="46553.800490994894" table:formula="of:=[.F56]*(1-[Assumption.$G46])" table:style-name="ce11">
            <text:p>46554</text:p>
          </table:table-cell>
          <table:table-cell office:value-type="float" office:value="49388.926940896483" table:formula="of:=[.G56]*(1-[Assumption.$G46])" table:style-name="ce11">
            <text:p>49389</text:p>
          </table:table-cell>
          <table:table-cell office:value-type="float" office:value="52396.712591597076" table:formula="of:=[.H56]*(1-[Assumption.$G46])" table:style-name="ce11">
            <text:p>52397</text:p>
          </table:table-cell>
          <table:table-cell office:value-type="float" office:value="55587.672388425352" table:formula="of:=[.I56]*(1-[Assumption.$G46])" table:style-name="ce11">
            <text:p>55588</text:p>
          </table:table-cell>
          <table:table-cell office:value-type="float" office:value="58972.961636880442" table:formula="of:=[.J56]*(1-[Assumption.$G46])" table:style-name="ce11">
            <text:p>58973</text:p>
          </table:table-cell>
          <table:table-cell office:value-type="float" office:value="62564.415000566463" table:formula="of:=[.K56]*(1-[Assumption.$G46])" table:style-name="ce11">
            <text:p>62564</text:p>
          </table:table-cell>
          <table:table-cell office:value-type="float" office:value="66374.587874100966" table:formula="of:=[.L56]*(1-[Assumption.$G46])" table:style-name="ce11">
            <text:p>66375</text:p>
          </table:table-cell>
          <table:table-cell office:value-type="float" office:value="70416.800275633694" table:formula="of:=[.M56]*(1-[Assumption.$G46])" table:style-name="ce11">
            <text:p>70417</text:p>
          </table:table-cell>
          <table:table-cell table:number-columns-repeated="16371"/>
        </table:table-row>
        <table:table-row table:style-name="ro5">
          <table:table-cell office:value-type="string" table:style-name="ce5">
            <text:p>Classic Harvest</text:p>
          </table:table-cell>
          <table:table-cell office:value-type="float" office:value="90300.000000000015" table:formula="of:=[.B57]*(1-[Assumption.$G47])" table:style-name="ce11">
            <text:p>90300</text:p>
          </table:table-cell>
          <table:table-cell office:value-type="float" office:value="95799.27" table:formula="of:=[.C57]*(1-[Assumption.$G47])" table:style-name="ce11">
            <text:p>95799</text:p>
          </table:table-cell>
          <table:table-cell office:value-type="float" office:value="101633.44554300001" table:formula="of:=[.D57]*(1-[Assumption.$G47])" table:style-name="ce11">
            <text:p>101633</text:p>
          </table:table-cell>
          <table:table-cell office:value-type="float" office:value="107822.92237656872" table:formula="of:=[.E57]*(1-[Assumption.$G47])" table:style-name="ce11">
            <text:p>107823</text:p>
          </table:table-cell>
          <table:table-cell office:value-type="float" office:value="114389.33834930176" table:formula="of:=[.F57]*(1-[Assumption.$G47])" table:style-name="ce11">
            <text:p>114389</text:p>
          </table:table-cell>
          <table:table-cell office:value-type="float" office:value="121355.64905477424" table:formula="of:=[.G57]*(1-[Assumption.$G47])" table:style-name="ce11">
            <text:p>121356</text:p>
          </table:table-cell>
          <table:table-cell office:value-type="float" office:value="128746.20808220998" table:formula="of:=[.H57]*(1-[Assumption.$G47])" table:style-name="ce11">
            <text:p>128746</text:p>
          </table:table-cell>
          <table:table-cell office:value-type="float" office:value="136586.85215441659" table:formula="of:=[.I57]*(1-[Assumption.$G47])" table:style-name="ce11">
            <text:p>136587</text:p>
          </table:table-cell>
          <table:table-cell office:value-type="float" office:value="144904.99145062052" table:formula="of:=[.J57]*(1-[Assumption.$G47])" table:style-name="ce11">
            <text:p>144905</text:p>
          </table:table-cell>
          <table:table-cell office:value-type="float" office:value="153729.70542996333" table:formula="of:=[.K57]*(1-[Assumption.$G47])" table:style-name="ce11">
            <text:p>153730</text:p>
          </table:table-cell>
          <table:table-cell office:value-type="float" office:value="163091.8444906481" table:formula="of:=[.L57]*(1-[Assumption.$G47])" table:style-name="ce11">
            <text:p>163092</text:p>
          </table:table-cell>
          <table:table-cell office:value-type="float" office:value="173024.13782012856" table:formula="of:=[.M57]*(1-[Assumption.$G47])" table:style-name="ce11">
            <text:p>173024</text:p>
          </table:table-cell>
          <table:table-cell table:number-columns-repeated="16371"/>
        </table:table-row>
        <table:table-row table:style-name="ro5">
          <table:table-cell office:value-type="string" table:style-name="ce5">
            <text:p>Others</text:p>
          </table:table-cell>
          <table:table-cell office:value-type="float" office:value="31499.999999999996" table:formula="of:=[.B58]*(1-[Assumption.$G48])" table:style-name="ce11">
            <text:p>31500</text:p>
          </table:table-cell>
          <table:table-cell office:value-type="float" office:value="33418.35" table:formula="of:=[.C58]*(1-[Assumption.$G48])" table:style-name="ce11">
            <text:p>33418</text:p>
          </table:table-cell>
          <table:table-cell office:value-type="float" office:value="35453.527515000002" table:formula="of:=[.D58]*(1-[Assumption.$G48])" table:style-name="ce11">
            <text:p>35454</text:p>
          </table:table-cell>
          <table:table-cell office:value-type="float" office:value="37612.647340663498" table:formula="of:=[.E58]*(1-[Assumption.$G48])" table:style-name="ce11">
            <text:p>37613</text:p>
          </table:table-cell>
          <table:table-cell office:value-type="float" office:value="39903.257563709914" table:formula="of:=[.F58]*(1-[Assumption.$G48])" table:style-name="ce11">
            <text:p>39903</text:p>
          </table:table-cell>
          <table:table-cell office:value-type="float" office:value="42333.365949339845" table:formula="of:=[.G58]*(1-[Assumption.$G48])" table:style-name="ce11">
            <text:p>42333</text:p>
          </table:table-cell>
          <table:table-cell office:value-type="float" office:value="44911.46793565464" table:formula="of:=[.H58]*(1-[Assumption.$G48])" table:style-name="ce11">
            <text:p>44911</text:p>
          </table:table-cell>
          <table:table-cell office:value-type="float" office:value="47646.576332936012" table:formula="of:=[.I58]*(1-[Assumption.$G48])" table:style-name="ce11">
            <text:p>47647</text:p>
          </table:table-cell>
          <table:table-cell office:value-type="float" office:value="50548.252831611811" table:formula="of:=[.J58]*(1-[Assumption.$G48])" table:style-name="ce11">
            <text:p>50548</text:p>
          </table:table-cell>
          <table:table-cell office:value-type="float" office:value="53626.641429056974" table:formula="of:=[.K58]*(1-[Assumption.$G48])" table:style-name="ce11">
            <text:p>53627</text:p>
          </table:table-cell>
          <table:table-cell office:value-type="float" office:value="56892.503892086534" table:formula="of:=[.L58]*(1-[Assumption.$G48])" table:style-name="ce11">
            <text:p>56893</text:p>
          </table:table-cell>
          <table:table-cell office:value-type="float" office:value="60357.257379114599" table:formula="of:=[.M58]*(1-[Assumption.$G48])" table:style-name="ce11">
            <text:p>60357</text:p>
          </table:table-cell>
          <table:table-cell table:number-columns-repeated="16371"/>
        </table:table-row>
        <table:table-row table:style-name="ro5">
          <table:table-cell office:value-type="string" table:style-name="ce5">
            <text:p>Total</text:p>
          </table:table-cell>
          <table:table-cell office:value-type="float" office:value="296800" table:formula="of:=SUM([.B107:.B112])" table:style-name="ce11">
            <text:p>296800</text:p>
          </table:table-cell>
          <table:table-cell office:value-type="float" office:value="314875.12" table:formula="of:=SUM([.C107:.C112])" table:style-name="ce11">
            <text:p>314875</text:p>
          </table:table-cell>
          <table:table-cell office:value-type="float" office:value="334051.01480800001" table:formula="of:=SUM([.D107:.D112])" table:style-name="ce11">
            <text:p>334051</text:p>
          </table:table-cell>
          <table:table-cell office:value-type="float" office:value="354394.72160980722" table:formula="of:=SUM([.E107:.E112])" table:style-name="ce11">
            <text:p>354395</text:p>
          </table:table-cell>
          <table:table-cell office:value-type="float" office:value="375977.36015584454" table:formula="of:=SUM([.F107:.F112])" table:style-name="ce11">
            <text:p>375977</text:p>
          </table:table-cell>
          <table:table-cell office:value-type="float" office:value="398874.3813893355" table:formula="of:=SUM([.G107:.G112])" table:style-name="ce11">
            <text:p>398874</text:p>
          </table:table-cell>
          <table:table-cell office:value-type="float" office:value="423165.83121594595" table:formula="of:=SUM([.H107:.H112])" table:style-name="ce11">
            <text:p>423166</text:p>
          </table:table-cell>
          <table:table-cell office:value-type="float" office:value="448936.63033699716" table:formula="of:=SUM([.I107:.I112])" table:style-name="ce11">
            <text:p>448937</text:p>
          </table:table-cell>
          <table:table-cell office:value-type="float" office:value="476276.8711245202" table:formula="of:=SUM([.J107:.J112])" table:style-name="ce11">
            <text:p>476277</text:p>
          </table:table-cell>
          <table:table-cell office:value-type="float" office:value="505282.13257600355" table:formula="of:=SUM([.K107:.K112])" table:style-name="ce11">
            <text:p>505282</text:p>
          </table:table-cell>
          <table:table-cell office:value-type="float" office:value="536053.81444988213" table:formula="of:=SUM([.L107:.L112])" table:style-name="ce11">
            <text:p>536054</text:p>
          </table:table-cell>
          <table:table-cell office:value-type="float" office:value="568699.4917498799" table:formula="of:=SUM([.M107:.M112])" table:style-name="ce11">
            <text:p>568699</text:p>
          </table:table-cell>
          <table:table-cell table:number-columns-repeated="16371"/>
        </table:table-row>
        <table:table-row table:style-name="ro6">
          <table:table-cell table:number-columns-repeated="16384"/>
        </table:table-row>
        <table:table-row table:style-name="ro5">
          <table:table-cell office:value-type="string" table:style-name="ce6">
            <text:p>Cost of Good Sold</text:p>
          </table:table-cell>
          <table:table-cell table:number-columns-repeated="16383" table:style-name="ce1"/>
        </table:table-row>
        <table:table-row table:style-name="ro5">
          <table:table-cell office:value-type="string" table:style-name="ce5">
            <text:p>Atta</text:p>
          </table:table-cell>
          <table:table-cell office:value-type="float" office:value="1575600" table:formula="of:=[.B68]" table:style-name="ce11">
            <text:p>1575600</text:p>
          </table:table-cell>
          <table:table-cell office:value-type="float" office:value="1695975.84" table:formula="of:=[.C68]" table:style-name="ce11">
            <text:p>1695976</text:p>
          </table:table-cell>
          <table:table-cell office:value-type="float" office:value="1825548.394176" table:formula="of:=[.D68]" table:style-name="ce11">
            <text:p>1825548</text:p>
          </table:table-cell>
          <table:table-cell office:value-type="float" office:value="1965020.2914910461" table:formula="of:=[.E68]" table:style-name="ce11">
            <text:p>1965020</text:p>
          </table:table-cell>
          <table:table-cell office:value-type="float" office:value="2115147.8417609618" table:formula="of:=[.F68]" table:style-name="ce11">
            <text:p>2115148</text:p>
          </table:table-cell>
          <table:table-cell office:value-type="float" office:value="2276745.1368714995" table:formula="of:=[.G68]" table:style-name="ce11">
            <text:p>2276745</text:p>
          </table:table-cell>
          <table:table-cell office:value-type="float" office:value="2450688.4653284815" table:formula="of:=[.H68]" table:style-name="ce11">
            <text:p>2450688</text:p>
          </table:table-cell>
          <table:table-cell office:value-type="float" office:value="2637921.0640795776" table:formula="of:=[.I68]" table:style-name="ce11">
            <text:p>2637921</text:p>
          </table:table-cell>
          <table:table-cell office:value-type="float" office:value="2839458.2333752564" table:formula="of:=[.J68]" table:style-name="ce11">
            <text:p>2839458</text:p>
          </table:table-cell>
          <table:table-cell office:value-type="float" office:value="3056392.8424051264" table:formula="of:=[.K68]" table:style-name="ce11">
            <text:p>3056393</text:p>
          </table:table-cell>
          <table:table-cell office:value-type="float" office:value="3289901.2555648778" table:formula="of:=[.L68]" table:style-name="ce11">
            <text:p>3289901</text:p>
          </table:table-cell>
          <table:table-cell office:value-type="float" office:value="3541249.7114900341" table:formula="of:=[.M68]" table:style-name="ce11">
            <text:p>3541250</text:p>
          </table:table-cell>
          <table:table-cell table:number-columns-repeated="16371"/>
        </table:table-row>
        <table:table-row table:style-name="ro5">
          <table:table-cell office:value-type="string" table:style-name="ce5">
            <text:p>Besan</text:p>
          </table:table-cell>
          <table:table-cell office:value-type="float" office:value="837165" table:formula="of:=[.B77]" table:style-name="ce11">
            <text:p>837165</text:p>
          </table:table-cell>
          <table:table-cell office:value-type="float" office:value="856095.3935624999" table:formula="of:=[.C77]" table:style-name="ce11">
            <text:p>856095</text:p>
          </table:table-cell>
          <table:table-cell office:value-type="float" office:value="875453.85064943181" table:formula="of:=[.D77]" table:style-name="ce11">
            <text:p>875454</text:p>
          </table:table-cell>
          <table:table-cell office:value-type="float" office:value="895250.05084724212" table:formula="of:=[.E77]" table:style-name="ce11">
            <text:p>895250</text:p>
          </table:table-cell>
          <table:table-cell office:value-type="float" office:value="915493.89262202533" table:formula="of:=[.F77]" table:style-name="ce11">
            <text:p>915494</text:p>
          </table:table-cell>
          <table:table-cell office:value-type="float" office:value="936195.49826894072" table:formula="of:=[.G77]" table:style-name="ce11">
            <text:p>936195</text:p>
          </table:table-cell>
          <table:table-cell office:value-type="float" office:value="957365.21897354722" table:formula="of:=[.H77]" table:style-name="ce11">
            <text:p>957365</text:p>
          </table:table-cell>
          <table:table-cell office:value-type="float" office:value="979013.63998758653" table:formula="of:=[.I77]" table:style-name="ce11">
            <text:p>979014</text:p>
          </table:table-cell>
          <table:table-cell office:value-type="float" office:value="1001151.5859218058" table:formula="of:=[.J77]" table:style-name="ce11">
            <text:p>1001152</text:p>
          </table:table-cell>
          <table:table-cell office:value-type="float" office:value="1023790.1261584626" table:formula="of:=[.K77]" table:style-name="ce11">
            <text:p>1023790</text:p>
          </table:table-cell>
          <table:table-cell office:value-type="float" office:value="1046940.5803862207" table:formula="of:=[.L77]" table:style-name="ce11">
            <text:p>1046941</text:p>
          </table:table-cell>
          <table:table-cell office:value-type="float" office:value="1070614.5242602041" table:formula="of:=[.M77]" table:style-name="ce11">
            <text:p>1070615</text:p>
          </table:table-cell>
          <table:table-cell table:number-columns-repeated="16371"/>
        </table:table-row>
        <table:table-row table:style-name="ro5">
          <table:table-cell office:value-type="string" table:style-name="ce5">
            <text:p>Rawa/Suji</text:p>
          </table:table-cell>
          <table:table-cell office:value-type="float" office:value="931000" table:formula="of:=[.B86]" table:style-name="ce11">
            <text:p>931000</text:p>
          </table:table-cell>
          <table:table-cell office:value-type="float" office:value="966238.35" table:formula="of:=[.C86]" table:style-name="ce11">
            <text:p>966238</text:p>
          </table:table-cell>
          <table:table-cell office:value-type="float" office:value="1002810.4715475002" table:formula="of:=[.D86]" table:style-name="ce11">
            <text:p>1002810</text:p>
          </table:table-cell>
          <table:table-cell office:value-type="float" office:value="1040766.8478955731" table:formula="of:=[.E86]" table:style-name="ce11">
            <text:p>1040767</text:p>
          </table:table-cell>
          <table:table-cell office:value-type="float" office:value="1080159.8730884208" table:formula="of:=[.F86]" table:style-name="ce11">
            <text:p>1080160</text:p>
          </table:table-cell>
          <table:table-cell office:value-type="float" office:value="1121043.9242848174" table:formula="of:=[.G86]" table:style-name="ce11">
            <text:p>1121044</text:p>
          </table:table-cell>
          <table:table-cell office:value-type="float" office:value="1163475.4368189976" table:formula="of:=[.H86]" table:style-name="ce11">
            <text:p>1163475</text:p>
          </table:table-cell>
          <table:table-cell office:value-type="float" office:value="1207512.9821025967" table:formula="of:=[.I86]" table:style-name="ce11">
            <text:p>1207513</text:p>
          </table:table-cell>
          <table:table-cell office:value-type="float" office:value="1253217.3484751803" table:formula="of:=[.J86]" table:style-name="ce11">
            <text:p>1253217</text:p>
          </table:table-cell>
          <table:table-cell office:value-type="float" office:value="1300651.6251149662" table:formula="of:=[.K86]" table:style-name="ce11">
            <text:p>1300652</text:p>
          </table:table-cell>
          <table:table-cell office:value-type="float" office:value="1349881.2891255678" table:formula="of:=[.L86]" table:style-name="ce11">
            <text:p>1349881</text:p>
          </table:table-cell>
          <table:table-cell office:value-type="float" office:value="1400974.2959189711" table:formula="of:=[.M86]" table:style-name="ce11">
            <text:p>1400974</text:p>
          </table:table-cell>
          <table:table-cell table:number-columns-repeated="16371"/>
        </table:table-row>
        <table:table-row table:style-name="ro5">
          <table:table-cell office:value-type="string" table:style-name="ce5">
            <text:p>Maida</text:p>
          </table:table-cell>
          <table:table-cell office:value-type="float" office:value="642971.875" table:formula="of:=[.B95]" table:style-name="ce11">
            <text:p>642972</text:p>
          </table:table-cell>
          <table:table-cell office:value-type="float" office:value="675522.32617187488" table:formula="of:=[.C95]" table:style-name="ce11">
            <text:p>675522</text:p>
          </table:table-cell>
          <table:table-cell office:value-type="float" office:value="709720.64393432578" table:formula="of:=[.D95]" table:style-name="ce11">
            <text:p>709721</text:p>
          </table:table-cell>
          <table:table-cell office:value-type="float" office:value="745650.25153350097" table:formula="of:=[.E95]" table:style-name="ce11">
            <text:p>745650</text:p>
          </table:table-cell>
          <table:table-cell office:value-type="float" office:value="783398.79551738431" table:formula="of:=[.F95]" table:style-name="ce11">
            <text:p>783399</text:p>
          </table:table-cell>
          <table:table-cell office:value-type="float" office:value="823058.3595404519" table:formula="of:=[.G95]" table:style-name="ce11">
            <text:p>823058</text:p>
          </table:table-cell>
          <table:table-cell office:value-type="float" office:value="864725.68899218692" table:formula="of:=[.H95]" table:style-name="ce11">
            <text:p>864726</text:p>
          </table:table-cell>
          <table:table-cell office:value-type="float" office:value="908502.42699741642" table:formula="of:=[.I95]" table:style-name="ce11">
            <text:p>908502</text:p>
          </table:table-cell>
          <table:table-cell office:value-type="float" office:value="954495.36236416048" table:formula="of:=[.J95]" table:style-name="ce11">
            <text:p>954495</text:p>
          </table:table-cell>
          <table:table-cell office:value-type="float" office:value="1002816.6900838456" table:formula="of:=[.K95]" table:style-name="ce11">
            <text:p>1002817</text:p>
          </table:table-cell>
          <table:table-cell office:value-type="float" office:value="1053584.2850193402" table:formula="of:=[.L95]" table:style-name="ce11">
            <text:p>1053584</text:p>
          </table:table-cell>
          <table:table-cell office:value-type="float" office:value="1106921.9894484445" table:formula="of:=[.M95]" table:style-name="ce11">
            <text:p>1106922</text:p>
          </table:table-cell>
          <table:table-cell table:number-columns-repeated="16371"/>
        </table:table-row>
        <table:table-row table:style-name="ro5">
          <table:table-cell office:value-type="string" table:style-name="ce5">
            <text:p>Rice</text:p>
          </table:table-cell>
          <table:table-cell office:value-type="float" office:value="740250" table:formula="of:=[.B104]" table:style-name="ce11">
            <text:p>740250</text:p>
          </table:table-cell>
          <table:table-cell office:value-type="float" office:value="781518.9375" table:formula="of:=[.C104]" table:style-name="ce11">
            <text:p>781519</text:p>
          </table:table-cell>
          <table:table-cell office:value-type="float" office:value="825088.61826562474" table:formula="of:=[.D104]" table:style-name="ce11">
            <text:p>825089</text:p>
          </table:table-cell>
          <table:table-cell office:value-type="float" office:value="871087.30873393349" table:formula="of:=[.E104]" table:style-name="ce11">
            <text:p>871087</text:p>
          </table:table-cell>
          <table:table-cell office:value-type="float" office:value="919650.42619585013" table:formula="of:=[.F104]" table:style-name="ce11">
            <text:p>919650</text:p>
          </table:table-cell>
          <table:table-cell office:value-type="float" office:value="970920.93745626847" table:formula="of:=[.G104]" table:style-name="ce11">
            <text:p>970921</text:p>
          </table:table-cell>
          <table:table-cell office:value-type="float" office:value="1025049.7797194554" table:formula="of:=[.H104]" table:style-name="ce11">
            <text:p>1025050</text:p>
          </table:table-cell>
          <table:table-cell office:value-type="float" office:value="1082196.3049388151" table:formula="of:=[.I104]" table:style-name="ce11">
            <text:p>1082196</text:p>
          </table:table-cell>
          <table:table-cell office:value-type="float" office:value="1142528.7489391537" table:formula="of:=[.J104]" table:style-name="ce11">
            <text:p>1142529</text:p>
          </table:table-cell>
          <table:table-cell office:value-type="float" office:value="1206224.7266925112" table:formula="of:=[.K104]" table:style-name="ce11">
            <text:p>1206225</text:p>
          </table:table-cell>
          <table:table-cell office:value-type="float" office:value="1273471.7552056187" table:formula="of:=[.L104]" table:style-name="ce11">
            <text:p>1273472</text:p>
          </table:table-cell>
          <table:table-cell office:value-type="float" office:value="1344467.805558332" table:formula="of:=[.M104]" table:style-name="ce11">
            <text:p>1344468</text:p>
          </table:table-cell>
          <table:table-cell table:number-columns-repeated="16371"/>
        </table:table-row>
        <table:table-row table:style-name="ro5">
          <table:table-cell office:value-type="string" table:style-name="ce5">
            <text:p>Sugar</text:p>
          </table:table-cell>
          <table:table-cell office:value-type="float" office:value="296800" table:formula="of:=[.B113]" table:style-name="ce11">
            <text:p>296800</text:p>
          </table:table-cell>
          <table:table-cell office:value-type="float" office:value="314875.12" table:formula="of:=[.C113]" table:style-name="ce11">
            <text:p>314875</text:p>
          </table:table-cell>
          <table:table-cell office:value-type="float" office:value="334051.01480800001" table:formula="of:=[.D113]" table:style-name="ce11">
            <text:p>334051</text:p>
          </table:table-cell>
          <table:table-cell office:value-type="float" office:value="354394.72160980722" table:formula="of:=[.E113]" table:style-name="ce11">
            <text:p>354395</text:p>
          </table:table-cell>
          <table:table-cell office:value-type="float" office:value="375977.36015584454" table:formula="of:=[.F113]" table:style-name="ce11">
            <text:p>375977</text:p>
          </table:table-cell>
          <table:table-cell office:value-type="float" office:value="398874.3813893355" table:formula="of:=[.G113]" table:style-name="ce11">
            <text:p>398874</text:p>
          </table:table-cell>
          <table:table-cell office:value-type="float" office:value="423165.83121594595" table:formula="of:=[.H113]" table:style-name="ce11">
            <text:p>423166</text:p>
          </table:table-cell>
          <table:table-cell office:value-type="float" office:value="448936.63033699716" table:formula="of:=[.I113]" table:style-name="ce11">
            <text:p>448937</text:p>
          </table:table-cell>
          <table:table-cell office:value-type="float" office:value="476276.8711245202" table:formula="of:=[.J113]" table:style-name="ce11">
            <text:p>476277</text:p>
          </table:table-cell>
          <table:table-cell office:value-type="float" office:value="505282.13257600355" table:formula="of:=[.K113]" table:style-name="ce11">
            <text:p>505282</text:p>
          </table:table-cell>
          <table:table-cell office:value-type="float" office:value="536053.81444988213" table:formula="of:=[.L113]" table:style-name="ce11">
            <text:p>536054</text:p>
          </table:table-cell>
          <table:table-cell office:value-type="float" office:value="568699.4917498799" table:formula="of:=[.M113]" table:style-name="ce11">
            <text:p>568699</text:p>
          </table:table-cell>
          <table:table-cell table:number-columns-repeated="16371"/>
        </table:table-row>
        <table:table-row table:style-name="ro5">
          <table:table-cell office:value-type="string" table:style-name="ce5">
            <text:p>Total</text:p>
          </table:table-cell>
          <table:table-cell office:value-type="float" office:value="5023786.875" table:formula="of:=SUM([.B116:.B121])" table:style-name="ce11">
            <text:p>5023787</text:p>
          </table:table-cell>
          <table:table-cell office:value-type="float" office:value="5290225.9672343759" table:formula="of:=SUM([.C116:.C121])" table:style-name="ce11">
            <text:p>5290226</text:p>
          </table:table-cell>
          <table:table-cell office:value-type="float" office:value="5572672.9933808828" table:formula="of:=SUM([.D116:.D121])" table:style-name="ce11">
            <text:p>5572673</text:p>
          </table:table-cell>
          <table:table-cell office:value-type="float" office:value="5872169.4721111031" table:formula="of:=SUM([.E116:.E121])" table:style-name="ce11">
            <text:p>5872169</text:p>
          </table:table-cell>
          <table:table-cell office:value-type="float" office:value="6189828.1893404862" table:formula="of:=SUM([.F116:.F121])" table:style-name="ce11">
            <text:p>6189828</text:p>
          </table:table-cell>
          <table:table-cell office:value-type="float" office:value="6526838.2378113149" table:formula="of:=SUM([.G116:.G121])" table:style-name="ce11">
            <text:p>6526838</text:p>
          </table:table-cell>
          <table:table-cell office:value-type="float" office:value="6884470.4210486151" table:formula="of:=SUM([.H116:.H121])" table:style-name="ce11">
            <text:p>6884470</text:p>
          </table:table-cell>
          <table:table-cell office:value-type="float" office:value="7264083.0484429887" table:formula="of:=SUM([.I116:.I121])" table:style-name="ce11">
            <text:p>7264083</text:p>
          </table:table-cell>
          <table:table-cell office:value-type="float" office:value="7667128.1502000773" table:formula="of:=SUM([.J116:.J121])" table:style-name="ce11">
            <text:p>7667128</text:p>
          </table:table-cell>
          <table:table-cell office:value-type="float" office:value="8095158.1430309154" table:formula="of:=SUM([.K116:.K121])" table:style-name="ce11">
            <text:p>8095158</text:p>
          </table:table-cell>
          <table:table-cell office:value-type="float" office:value="8549832.9797515068" table:formula="of:=SUM([.L116:.L121])" table:style-name="ce11">
            <text:p>8549833</text:p>
          </table:table-cell>
          <table:table-cell office:value-type="float" office:value="9032927.818425864" table:formula="of:=SUM([.M116:.M121])" table:style-name="ce11">
            <text:p>9032928</text:p>
          </table:table-cell>
          <table:table-cell table:number-columns-repeated="16371"/>
        </table:table-row>
        <table:table-row table:style-name="ro6">
          <table:table-cell table:number-columns-repeated="16384"/>
        </table:table-row>
        <table:table-row table:style-name="ro5">
          <table:table-cell office:value-type="string" table:style-name="ce6">
            <text:p>Other Costs</text:p>
          </table:table-cell>
          <table:table-cell table:number-columns-repeated="16383" table:style-name="ce1"/>
        </table:table-row>
        <table:table-row table:style-name="ro5">
          <table:table-cell office:value-type="string" table:style-name="ce5">
            <text:p>Rent</text:p>
          </table:table-cell>
          <table:table-cell office:value-type="float" office:value="200000" table:formula="of:=[Assumption.$B62]" table:style-name="ce10">
            <text:p>200000</text:p>
          </table:table-cell>
          <table:table-cell office:value-type="float" office:value="200000" table:formula="of:=[Assumption.$B62]" table:style-name="ce10">
            <text:p>200000</text:p>
          </table:table-cell>
          <table:table-cell office:value-type="float" office:value="200000" table:formula="of:=[Assumption.$B62]" table:style-name="ce10">
            <text:p>200000</text:p>
          </table:table-cell>
          <table:table-cell office:value-type="float" office:value="200000" table:formula="of:=[Assumption.$B62]" table:style-name="ce10">
            <text:p>200000</text:p>
          </table:table-cell>
          <table:table-cell office:value-type="float" office:value="200000" table:formula="of:=[Assumption.$B62]" table:style-name="ce10">
            <text:p>200000</text:p>
          </table:table-cell>
          <table:table-cell office:value-type="float" office:value="200000" table:formula="of:=[Assumption.$B62]" table:style-name="ce10">
            <text:p>200000</text:p>
          </table:table-cell>
          <table:table-cell office:value-type="float" office:value="200000" table:formula="of:=[Assumption.$B62]" table:style-name="ce10">
            <text:p>200000</text:p>
          </table:table-cell>
          <table:table-cell office:value-type="float" office:value="200000" table:formula="of:=[Assumption.$B62]" table:style-name="ce10">
            <text:p>200000</text:p>
          </table:table-cell>
          <table:table-cell office:value-type="float" office:value="200000" table:formula="of:=[Assumption.$B62]" table:style-name="ce10">
            <text:p>200000</text:p>
          </table:table-cell>
          <table:table-cell office:value-type="float" office:value="200000" table:formula="of:=[Assumption.$B62]" table:style-name="ce10">
            <text:p>200000</text:p>
          </table:table-cell>
          <table:table-cell office:value-type="float" office:value="200000" table:formula="of:=[Assumption.$B62]" table:style-name="ce10">
            <text:p>200000</text:p>
          </table:table-cell>
          <table:table-cell office:value-type="float" office:value="200000" table:formula="of:=[Assumption.$B62]" table:style-name="ce10">
            <text:p>200000</text:p>
          </table:table-cell>
          <table:table-cell table:number-columns-repeated="16371"/>
        </table:table-row>
        <table:table-row table:style-name="ro5">
          <table:table-cell office:value-type="string" table:style-name="ce5">
            <text:p>Electricity Bll</text:p>
          </table:table-cell>
          <table:table-cell office:value-type="float" office:value="150000" table:formula="of:=[Assumption.$B63]" table:style-name="ce10">
            <text:p>150000</text:p>
          </table:table-cell>
          <table:table-cell office:value-type="float" office:value="150000" table:formula="of:=[Assumption.$B63]" table:style-name="ce10">
            <text:p>150000</text:p>
          </table:table-cell>
          <table:table-cell office:value-type="float" office:value="150000" table:formula="of:=[Assumption.$B63]" table:style-name="ce10">
            <text:p>150000</text:p>
          </table:table-cell>
          <table:table-cell office:value-type="float" office:value="150000" table:formula="of:=[Assumption.$B63]" table:style-name="ce10">
            <text:p>150000</text:p>
          </table:table-cell>
          <table:table-cell office:value-type="float" office:value="150000" table:formula="of:=[Assumption.$B63]" table:style-name="ce10">
            <text:p>150000</text:p>
          </table:table-cell>
          <table:table-cell office:value-type="float" office:value="150000" table:formula="of:=[Assumption.$B63]" table:style-name="ce10">
            <text:p>150000</text:p>
          </table:table-cell>
          <table:table-cell office:value-type="float" office:value="150000" table:formula="of:=[Assumption.$B63]" table:style-name="ce10">
            <text:p>150000</text:p>
          </table:table-cell>
          <table:table-cell office:value-type="float" office:value="150000" table:formula="of:=[Assumption.$B63]" table:style-name="ce10">
            <text:p>150000</text:p>
          </table:table-cell>
          <table:table-cell office:value-type="float" office:value="150000" table:formula="of:=[Assumption.$B63]" table:style-name="ce10">
            <text:p>150000</text:p>
          </table:table-cell>
          <table:table-cell office:value-type="float" office:value="150000" table:formula="of:=[Assumption.$B63]" table:style-name="ce10">
            <text:p>150000</text:p>
          </table:table-cell>
          <table:table-cell office:value-type="float" office:value="150000" table:formula="of:=[Assumption.$B63]" table:style-name="ce10">
            <text:p>150000</text:p>
          </table:table-cell>
          <table:table-cell office:value-type="float" office:value="150000" table:formula="of:=[Assumption.$B63]" table:style-name="ce10">
            <text:p>150000</text:p>
          </table:table-cell>
          <table:table-cell table:number-columns-repeated="16371"/>
        </table:table-row>
        <table:table-row table:style-name="ro5">
          <table:table-cell office:value-type="string" table:style-name="ce5">
            <text:p>Salary Expanse</text:p>
          </table:table-cell>
          <table:table-cell office:value-type="float" office:value="180000" table:formula="of:=[Assumption.$B64]" table:style-name="ce10">
            <text:p>180000</text:p>
          </table:table-cell>
          <table:table-cell office:value-type="float" office:value="180000" table:formula="of:=[Assumption.$B64]" table:style-name="ce10">
            <text:p>180000</text:p>
          </table:table-cell>
          <table:table-cell office:value-type="float" office:value="180000" table:formula="of:=[Assumption.$B64]" table:style-name="ce10">
            <text:p>180000</text:p>
          </table:table-cell>
          <table:table-cell office:value-type="float" office:value="180000" table:formula="of:=[Assumption.$B64]" table:style-name="ce10">
            <text:p>180000</text:p>
          </table:table-cell>
          <table:table-cell office:value-type="float" office:value="180000" table:formula="of:=[Assumption.$B64]" table:style-name="ce10">
            <text:p>180000</text:p>
          </table:table-cell>
          <table:table-cell office:value-type="float" office:value="180000" table:formula="of:=[Assumption.$B64]" table:style-name="ce10">
            <text:p>180000</text:p>
          </table:table-cell>
          <table:table-cell office:value-type="float" office:value="180000" table:formula="of:=[Assumption.$B64]" table:style-name="ce10">
            <text:p>180000</text:p>
          </table:table-cell>
          <table:table-cell office:value-type="float" office:value="180000" table:formula="of:=[Assumption.$B64]" table:style-name="ce10">
            <text:p>180000</text:p>
          </table:table-cell>
          <table:table-cell office:value-type="float" office:value="180000" table:formula="of:=[Assumption.$B64]" table:style-name="ce10">
            <text:p>180000</text:p>
          </table:table-cell>
          <table:table-cell office:value-type="float" office:value="180000" table:formula="of:=[Assumption.$B64]" table:style-name="ce10">
            <text:p>180000</text:p>
          </table:table-cell>
          <table:table-cell office:value-type="float" office:value="180000" table:formula="of:=[Assumption.$B64]" table:style-name="ce10">
            <text:p>180000</text:p>
          </table:table-cell>
          <table:table-cell office:value-type="float" office:value="180000" table:formula="of:=[Assumption.$B64]" table:style-name="ce10">
            <text:p>180000</text:p>
          </table:table-cell>
          <table:table-cell table:number-columns-repeated="16371"/>
        </table:table-row>
        <table:table-row table:style-name="ro5">
          <table:table-cell office:value-type="string" table:style-name="ce5">
            <text:p>Total</text:p>
          </table:table-cell>
          <table:table-cell office:value-type="float" office:value="530000" table:formula="of:=SUM([.B125:.B127])" table:style-name="ce10">
            <text:p>530000</text:p>
          </table:table-cell>
          <table:table-cell office:value-type="float" office:value="530000" table:formula="of:=SUM([.C125:.C127])" table:style-name="ce10">
            <text:p>530000</text:p>
          </table:table-cell>
          <table:table-cell office:value-type="float" office:value="530000" table:formula="of:=SUM([.D125:.D127])" table:style-name="ce10">
            <text:p>530000</text:p>
          </table:table-cell>
          <table:table-cell office:value-type="float" office:value="530000" table:formula="of:=SUM([.E125:.E127])" table:style-name="ce10">
            <text:p>530000</text:p>
          </table:table-cell>
          <table:table-cell office:value-type="float" office:value="530000" table:formula="of:=SUM([.F125:.F127])" table:style-name="ce10">
            <text:p>530000</text:p>
          </table:table-cell>
          <table:table-cell office:value-type="float" office:value="530000" table:formula="of:=SUM([.G125:.G127])" table:style-name="ce10">
            <text:p>530000</text:p>
          </table:table-cell>
          <table:table-cell office:value-type="float" office:value="530000" table:formula="of:=SUM([.H125:.H127])" table:style-name="ce10">
            <text:p>530000</text:p>
          </table:table-cell>
          <table:table-cell office:value-type="float" office:value="530000" table:formula="of:=SUM([.I125:.I127])" table:style-name="ce10">
            <text:p>530000</text:p>
          </table:table-cell>
          <table:table-cell office:value-type="float" office:value="530000" table:formula="of:=SUM([.J125:.J127])" table:style-name="ce10">
            <text:p>530000</text:p>
          </table:table-cell>
          <table:table-cell office:value-type="float" office:value="530000" table:formula="of:=SUM([.K125:.K127])" table:style-name="ce10">
            <text:p>530000</text:p>
          </table:table-cell>
          <table:table-cell office:value-type="float" office:value="530000" table:formula="of:=SUM([.L125:.L127])" table:style-name="ce10">
            <text:p>530000</text:p>
          </table:table-cell>
          <table:table-cell office:value-type="float" office:value="530000" table:formula="of:=SUM([.M125:.M127])" table:style-name="ce10">
            <text:p>530000</text:p>
          </table:table-cell>
          <table:table-cell table:number-columns-repeated="16371"/>
        </table:table-row>
        <table:table-row table:style-name="ro6">
          <table:table-cell table:number-columns-repeated="16384"/>
        </table:table-row>
        <table:table-row table:style-name="ro5">
          <table:table-cell office:value-type="string" table:style-name="ce5">
            <text:p>Profit</text:p>
          </table:table-cell>
          <table:table-cell office:value-type="float" office:value="5029963.125" table:formula="of:=[.B9]-[.B122]-[.B128]" table:style-name="ce11">
            <text:p>5029963</text:p>
          </table:table-cell>
          <table:table-cell office:value-type="float" office:value="5329177.2515156241" table:formula="of:=[.C9]-[.C122]-[.C128]" table:style-name="ce11">
            <text:p>5329177</text:p>
          </table:table-cell>
          <table:table-cell office:value-type="float" office:value="5646203.3910761466" table:formula="of:=[.D9]-[.D122]-[.D128]" table:style-name="ce11">
            <text:p>5646203</text:p>
          </table:table-cell>
          <table:table-cell office:value-type="float" office:value="5982178.4484815346" table:formula="of:=[.E9]-[.E122]-[.E128]" table:style-name="ce11">
            <text:p>5982178</text:p>
          </table:table-cell>
          <table:table-cell office:value-type="float" office:value="6338315.522919639" table:formula="of:=[.F9]-[.F122]-[.F128]" table:style-name="ce11">
            <text:p>6338316</text:p>
          </table:table-cell>
          <table:table-cell office:value-type="float" office:value="6715909.1958459681" table:formula="of:=[.G9]-[.G122]-[.G128]" table:style-name="ce11">
            <text:p>6715909</text:p>
          </table:table-cell>
          <table:table-cell office:value-type="float" office:value="7116341.1952697616" table:formula="of:=[.H9]-[.H122]-[.H128]" table:style-name="ce11">
            <text:p>7116341</text:p>
          </table:table-cell>
          <table:table-cell office:value-type="float" office:value="7541086.4637423502" table:formula="of:=[.I9]-[.I122]-[.I128]" table:style-name="ce11">
            <text:p>7541086</text:p>
          </table:table-cell>
          <table:table-cell office:value-type="float" office:value="7991719.659350425" table:formula="of:=[.J9]-[.J122]-[.J128]" table:style-name="ce11">
            <text:p>7991720</text:p>
          </table:table-cell>
          <table:table-cell office:value-type="float" office:value="8469922.1211725101" table:formula="of:=[.K9]-[.K122]-[.K128]" table:style-name="ce11">
            <text:p>8469922</text:p>
          </table:table-cell>
          <table:table-cell office:value-type="float" office:value="8977489.3329725768" table:formula="of:=[.L9]-[.L122]-[.L128]" table:style-name="ce11">
            <text:p>8977489</text:p>
          </table:table-cell>
          <table:table-cell office:value-type="float" office:value="9516338.9213927537" table:formula="of:=[.M9]-[.M122]-[.M128]" table:style-name="ce11">
            <text:p>9516339</text:p>
          </table:table-cell>
          <table:table-cell table:number-columns-repeated="16371"/>
        </table:table-row>
        <table:table-row table:number-rows-repeated="1048446" table:style-name="ro6">
          <table:table-cell table:number-columns-repeated="16384"/>
        </table:table-row>
      </table:table>
      <table:table table:name="Sales_&amp;Costs_-Store_4" table:style-name="ta1">
        <table:table-column table:style-name="co6" table:default-cell-style-name="ce1"/>
        <table:table-column table:style-name="co2" table:number-columns-repeated="1023" table:default-cell-style-name="ce1"/>
        <table:table-column table:style-name="co3" table:number-columns-repeated="15360" table:default-cell-style-name="ce1"/>
        <table:table-row table:style-name="ro5">
          <table:table-cell table:style-name="ce1"/>
          <table:table-cell office:value-type="string" table:style-name="ce9">
            <text:p>M1</text:p>
          </table:table-cell>
          <table:table-cell office:value-type="string" table:style-name="ce9">
            <text:p>M2</text:p>
          </table:table-cell>
          <table:table-cell office:value-type="string" table:style-name="ce9">
            <text:p>M3</text:p>
          </table:table-cell>
          <table:table-cell office:value-type="string" table:style-name="ce9">
            <text:p>M4</text:p>
          </table:table-cell>
          <table:table-cell office:value-type="string" table:style-name="ce9">
            <text:p>M5</text:p>
          </table:table-cell>
          <table:table-cell office:value-type="string" table:style-name="ce9">
            <text:p>M6</text:p>
          </table:table-cell>
          <table:table-cell office:value-type="string" table:style-name="ce9">
            <text:p>M7</text:p>
          </table:table-cell>
          <table:table-cell office:value-type="string" table:style-name="ce9">
            <text:p>M8</text:p>
          </table:table-cell>
          <table:table-cell office:value-type="string" table:style-name="ce9">
            <text:p>M9</text:p>
          </table:table-cell>
          <table:table-cell office:value-type="string" table:style-name="ce9">
            <text:p>M10</text:p>
          </table:table-cell>
          <table:table-cell office:value-type="string" table:style-name="ce9">
            <text:p>M11</text:p>
          </table:table-cell>
          <table:table-cell office:value-type="string" table:style-name="ce9">
            <text:p>M12</text:p>
          </table:table-cell>
          <table:table-cell table:number-columns-repeated="16371"/>
        </table:table-row>
        <table:table-row table:style-name="ro5">
          <table:table-cell office:value-type="string" table:style-name="ce6">
            <text:p>Sales (In Rs)</text:p>
          </table:table-cell>
          <table:table-cell table:number-columns-repeated="16383" table:style-name="ce1"/>
        </table:table-row>
        <table:table-row table:style-name="ro5">
          <table:table-cell office:value-type="string" table:style-name="ce5">
            <text:p>Atta</text:p>
          </table:table-cell>
          <table:table-cell office:value-type="float" office:value="1620000" table:formula="of:=[Calcs.B28]*[Calcs.B69]" table:style-name="ce11">
            <text:p>1620000</text:p>
          </table:table-cell>
          <table:table-cell office:value-type="float" office:value="1702012.4999999998" table:formula="of:=[Calcs.C28]*[Calcs.C69]" table:style-name="ce11">
            <text:p>1702013</text:p>
          </table:table-cell>
          <table:table-cell office:value-type="float" office:value="1788176.8828124995" table:formula="of:=[Calcs.D28]*[Calcs.D69]" table:style-name="ce11">
            <text:p>1788177</text:p>
          </table:table-cell>
          <table:table-cell office:value-type="float" office:value="1878703.3375048819" table:formula="of:=[Calcs.E28]*[Calcs.E69]" table:style-name="ce11">
            <text:p>1878703</text:p>
          </table:table-cell>
          <table:table-cell office:value-type="float" office:value="1973812.6939660662" table:formula="of:=[Calcs.F28]*[Calcs.F69]" table:style-name="ce11">
            <text:p>1973813</text:p>
          </table:table-cell>
          <table:table-cell office:value-type="float" office:value="2073736.9615980983" table:formula="of:=[Calcs.G28]*[Calcs.G69]" table:style-name="ce11">
            <text:p>2073737</text:p>
          </table:table-cell>
          <table:table-cell office:value-type="float" office:value="2178719.8952790014" table:formula="of:=[Calcs.H28]*[Calcs.H69]" table:style-name="ce11">
            <text:p>2178720</text:p>
          </table:table-cell>
          <table:table-cell office:value-type="float" office:value="2289017.589977501" table:formula="of:=[Calcs.I28]*[Calcs.I69]" table:style-name="ce11">
            <text:p>2289018</text:p>
          </table:table-cell>
          <table:table-cell office:value-type="float" office:value="2404899.1054701116" table:formula="of:=[Calcs.J28]*[Calcs.J69]" table:style-name="ce11">
            <text:p>2404899</text:p>
          </table:table-cell>
          <table:table-cell office:value-type="float" office:value="2526647.1226845351" table:formula="of:=[Calcs.K28]*[Calcs.K69]" table:style-name="ce11">
            <text:p>2526647</text:p>
          </table:table-cell>
          <table:table-cell office:value-type="float" office:value="2654558.6332704392" table:formula="of:=[Calcs.L28]*[Calcs.L69]" table:style-name="ce11">
            <text:p>2654559</text:p>
          </table:table-cell>
          <table:table-cell office:value-type="float" office:value="2788945.6640797551" table:formula="of:=[Calcs.M28]*[Calcs.M69]" table:style-name="ce11">
            <text:p>2788946</text:p>
          </table:table-cell>
          <table:table-cell table:number-columns-repeated="16371"/>
        </table:table-row>
        <table:table-row table:style-name="ro5">
          <table:table-cell office:value-type="string" table:style-name="ce5">
            <text:p>Besan</text:p>
          </table:table-cell>
          <table:table-cell office:value-type="float" office:value="740000" table:formula="of:=[Calcs.B29]*[Calcs.B70]" table:style-name="ce11">
            <text:p>740000</text:p>
          </table:table-cell>
          <table:table-cell office:value-type="float" office:value="768009" table:formula="of:=[Calcs.C29]*[Calcs.C70]" table:style-name="ce11">
            <text:p>768009</text:p>
          </table:table-cell>
          <table:table-cell office:value-type="float" office:value="797078.14064999996" table:formula="of:=[Calcs.D29]*[Calcs.D70]" table:style-name="ce11">
            <text:p>797078</text:p>
          </table:table-cell>
          <table:table-cell office:value-type="float" office:value="827247.5482736025" table:formula="of:=[Calcs.E29]*[Calcs.E70]" table:style-name="ce11">
            <text:p>827248</text:p>
          </table:table-cell>
          <table:table-cell office:value-type="float" office:value="858558.86797575839" table:formula="of:=[Calcs.F29]*[Calcs.F70]" table:style-name="ce11">
            <text:p>858559</text:p>
          </table:table-cell>
          <table:table-cell office:value-type="float" office:value="891055.32112864091" table:formula="of:=[Calcs.G29]*[Calcs.G70]" table:style-name="ce11">
            <text:p>891055</text:p>
          </table:table-cell>
          <table:table-cell office:value-type="float" office:value="924781.76503336011" table:formula="of:=[Calcs.H29]*[Calcs.H70]" table:style-name="ce11">
            <text:p>924782</text:p>
          </table:table-cell>
          <table:table-cell office:value-type="float" office:value="959784.75483987294" table:formula="of:=[Calcs.I29]*[Calcs.I70]" table:style-name="ce11">
            <text:p>959785</text:p>
          </table:table-cell>
          <table:table-cell office:value-type="float" office:value="996112.60781056224" table:formula="of:=[Calcs.J29]*[Calcs.J70]" table:style-name="ce11">
            <text:p>996113</text:p>
          </table:table-cell>
          <table:table-cell office:value-type="float" office:value="1033815.4700161921" table:formula="of:=[Calcs.K29]*[Calcs.K70]" table:style-name="ce11">
            <text:p>1033815</text:p>
          </table:table-cell>
          <table:table-cell office:value-type="float" office:value="1072945.3855563051" table:formula="of:=[Calcs.L29]*[Calcs.L70]" table:style-name="ce11">
            <text:p>1072945</text:p>
          </table:table-cell>
          <table:table-cell office:value-type="float" office:value="1113556.3683996112" table:formula="of:=[Calcs.M29]*[Calcs.M70]" table:style-name="ce11">
            <text:p>1113556</text:p>
          </table:table-cell>
          <table:table-cell table:number-columns-repeated="16371"/>
        </table:table-row>
        <table:table-row table:style-name="ro5">
          <table:table-cell office:value-type="string" table:style-name="ce5">
            <text:p>Rawa/Suji</text:p>
          </table:table-cell>
          <table:table-cell office:value-type="float" office:value="675000" table:formula="of:=[Calcs.B30]*[Calcs.B71]" table:style-name="ce11">
            <text:p>675000</text:p>
          </table:table-cell>
          <table:table-cell office:value-type="float" office:value="697114.6875" table:formula="of:=[Calcs.C30]*[Calcs.C71]" table:style-name="ce11">
            <text:p>697115</text:p>
          </table:table-cell>
          <table:table-cell office:value-type="float" office:value="719953.90744921879" table:formula="of:=[Calcs.D30]*[Calcs.D71]" table:style-name="ce11">
            <text:p>719954</text:p>
          </table:table-cell>
          <table:table-cell office:value-type="float" office:value="743541.39734202379" table:formula="of:=[Calcs.E30]*[Calcs.E71]" table:style-name="ce11">
            <text:p>743541</text:p>
          </table:table-cell>
          <table:table-cell office:value-type="float" office:value="767901.67237244174" table:formula="of:=[Calcs.F30]*[Calcs.F71]" table:style-name="ce11">
            <text:p>767902</text:p>
          </table:table-cell>
          <table:table-cell office:value-type="float" office:value="793060.05091354391" table:formula="of:=[Calcs.G30]*[Calcs.G71]" table:style-name="ce11">
            <text:p>793060</text:p>
          </table:table-cell>
          <table:table-cell office:value-type="float" office:value="819042.6808315987" table:formula="of:=[Calcs.H30]*[Calcs.H71]" table:style-name="ce11">
            <text:p>819043</text:p>
          </table:table-cell>
          <table:table-cell office:value-type="float" office:value="845876.56666234392" table:formula="of:=[Calcs.I30]*[Calcs.I71]" table:style-name="ce11">
            <text:p>845877</text:p>
          </table:table-cell>
          <table:table-cell office:value-type="float" office:value="873589.59767761885" table:formula="of:=[Calcs.J30]*[Calcs.J71]" table:style-name="ce11">
            <text:p>873590</text:p>
          </table:table-cell>
          <table:table-cell office:value-type="float" office:value="902210.5768715319" table:formula="of:=[Calcs.K30]*[Calcs.K71]" table:style-name="ce11">
            <text:p>902211</text:p>
          </table:table-cell>
          <table:table-cell office:value-type="float" office:value="931769.2508962854" table:formula="of:=[Calcs.L30]*[Calcs.L71]" table:style-name="ce11">
            <text:p>931769</text:p>
          </table:table-cell>
          <table:table-cell office:value-type="float" office:value="962296.34097877494" table:formula="of:=[Calcs.M30]*[Calcs.M71]" table:style-name="ce11">
            <text:p>962296</text:p>
          </table:table-cell>
          <table:table-cell table:number-columns-repeated="16371"/>
        </table:table-row>
        <table:table-row table:style-name="ro5">
          <table:table-cell office:value-type="string" table:style-name="ce5">
            <text:p>Maida</text:p>
          </table:table-cell>
          <table:table-cell office:value-type="float" office:value="550000" table:formula="of:=[Calcs.B31]*[Calcs.B72]" table:style-name="ce11">
            <text:p>550000</text:p>
          </table:table-cell>
          <table:table-cell office:value-type="float" office:value="575025" table:formula="of:=[Calcs.C31]*[Calcs.C72]" table:style-name="ce11">
            <text:p>575025</text:p>
          </table:table-cell>
          <table:table-cell office:value-type="float" office:value="601188.63750000007" table:formula="of:=[Calcs.D31]*[Calcs.D72]" table:style-name="ce11">
            <text:p>601189</text:p>
          </table:table-cell>
          <table:table-cell office:value-type="float" office:value="628542.72050625004" table:formula="of:=[Calcs.E31]*[Calcs.E72]" table:style-name="ce11">
            <text:p>628543</text:p>
          </table:table-cell>
          <table:table-cell office:value-type="float" office:value="657141.41428928426" table:formula="of:=[Calcs.F31]*[Calcs.F72]" table:style-name="ce11">
            <text:p>657141</text:p>
          </table:table-cell>
          <table:table-cell office:value-type="float" office:value="687041.34863944666" table:formula="of:=[Calcs.G31]*[Calcs.G72]" table:style-name="ce11">
            <text:p>687041</text:p>
          </table:table-cell>
          <table:table-cell office:value-type="float" office:value="718301.73000254144" table:formula="of:=[Calcs.H31]*[Calcs.H72]" table:style-name="ce11">
            <text:p>718302</text:p>
          </table:table-cell>
          <table:table-cell office:value-type="float" office:value="750984.45871765702" table:formula="of:=[Calcs.I31]*[Calcs.I72]" table:style-name="ce11">
            <text:p>750984</text:p>
          </table:table-cell>
          <table:table-cell office:value-type="float" office:value="785154.25158931036" table:formula="of:=[Calcs.J31]*[Calcs.J72]" table:style-name="ce11">
            <text:p>785154</text:p>
          </table:table-cell>
          <table:table-cell office:value-type="float" office:value="820878.77003662381" table:formula="of:=[Calcs.K31]*[Calcs.K72]" table:style-name="ce11">
            <text:p>820879</text:p>
          </table:table-cell>
          <table:table-cell office:value-type="float" office:value="858228.75407329015" table:formula="of:=[Calcs.L31]*[Calcs.L72]" table:style-name="ce11">
            <text:p>858229</text:p>
          </table:table-cell>
          <table:table-cell office:value-type="float" office:value="897278.1623836247" table:formula="of:=[Calcs.M31]*[Calcs.M72]" table:style-name="ce11">
            <text:p>897278</text:p>
          </table:table-cell>
          <table:table-cell table:number-columns-repeated="16371"/>
        </table:table-row>
        <table:table-row table:style-name="ro5">
          <table:table-cell office:value-type="string" table:style-name="ce5">
            <text:p>Rice</text:p>
          </table:table-cell>
          <table:table-cell office:value-type="float" office:value="1650000" table:formula="of:=[Calcs.B32]*[Calcs.B73]" table:style-name="ce11">
            <text:p>1650000</text:p>
          </table:table-cell>
          <table:table-cell office:value-type="float" office:value="1737738.75" table:formula="of:=[Calcs.C32]*[Calcs.C73]" table:style-name="ce11">
            <text:p>1737739</text:p>
          </table:table-cell>
          <table:table-cell office:value-type="float" office:value="1830143.0080312502" table:formula="of:=[Calcs.D32]*[Calcs.D73]" table:style-name="ce11">
            <text:p>1830143</text:p>
          </table:table-cell>
          <table:table-cell office:value-type="float" office:value="1927460.8624833117" table:formula="of:=[Calcs.E32]*[Calcs.E73]" table:style-name="ce11">
            <text:p>1927461</text:p>
          </table:table-cell>
          <table:table-cell office:value-type="float" office:value="2029953.5938458622" table:formula="of:=[Calcs.F32]*[Calcs.F73]" table:style-name="ce11">
            <text:p>2029954</text:p>
          </table:table-cell>
          <table:table-cell office:value-type="float" office:value="2137896.3761986159" table:formula="of:=[Calcs.G32]*[Calcs.G73]" table:style-name="ce11">
            <text:p>2137896</text:p>
          </table:table-cell>
          <table:table-cell office:value-type="float" office:value="2251579.0160029773" table:formula="of:=[Calcs.H32]*[Calcs.H73]" table:style-name="ce11">
            <text:p>2251579</text:p>
          </table:table-cell>
          <table:table-cell office:value-type="float" office:value="2371306.7301789355" table:formula="of:=[Calcs.I32]*[Calcs.I73]" table:style-name="ce11">
            <text:p>2371307</text:p>
          </table:table-cell>
          <table:table-cell office:value-type="float" office:value="2497400.9655562006" table:formula="of:=[Calcs.J32]*[Calcs.J73]" table:style-name="ce11">
            <text:p>2497401</text:p>
          </table:table-cell>
          <table:table-cell office:value-type="float" office:value="2630200.261899651" table:formula="of:=[Calcs.K32]*[Calcs.K73]" table:style-name="ce11">
            <text:p>2630200</text:p>
          </table:table-cell>
          <table:table-cell office:value-type="float" office:value="2770061.1608261648" table:formula="of:=[Calcs.L32]*[Calcs.L73]" table:style-name="ce11">
            <text:p>2770061</text:p>
          </table:table-cell>
          <table:table-cell office:value-type="float" office:value="2917359.1630530958" table:formula="of:=[Calcs.M32]*[Calcs.M73]" table:style-name="ce11">
            <text:p>2917359</text:p>
          </table:table-cell>
          <table:table-cell table:number-columns-repeated="16371"/>
        </table:table-row>
        <table:table-row table:style-name="ro5">
          <table:table-cell office:value-type="string" table:style-name="ce5">
            <text:p>Sugar</text:p>
          </table:table-cell>
          <table:table-cell office:value-type="float" office:value="360000" table:formula="of:=[Calcs.B33]*[Calcs.B74]" table:style-name="ce11">
            <text:p>360000</text:p>
          </table:table-cell>
          <table:table-cell office:value-type="float" office:value="373626" table:formula="of:=[Calcs.C33]*[Calcs.C74]" table:style-name="ce11">
            <text:p>373626</text:p>
          </table:table-cell>
          <table:table-cell office:value-type="float" office:value="387767.74410000001" table:formula="of:=[Calcs.D33]*[Calcs.D74]" table:style-name="ce11">
            <text:p>387768</text:p>
          </table:table-cell>
          <table:table-cell office:value-type="float" office:value="402444.75321418507" table:formula="of:=[Calcs.E33]*[Calcs.E74]" table:style-name="ce11">
            <text:p>402445</text:p>
          </table:table-cell>
          <table:table-cell office:value-type="float" office:value="417677.28712334204" table:formula="of:=[Calcs.F33]*[Calcs.F74]" table:style-name="ce11">
            <text:p>417677</text:p>
          </table:table-cell>
          <table:table-cell office:value-type="float" office:value="433486.37244096061" table:formula="of:=[Calcs.G33]*[Calcs.G74]" table:style-name="ce11">
            <text:p>433486</text:p>
          </table:table-cell>
          <table:table-cell office:value-type="float" office:value="449893.83163785096" table:formula="of:=[Calcs.H33]*[Calcs.H74]" table:style-name="ce11">
            <text:p>449894</text:p>
          </table:table-cell>
          <table:table-cell office:value-type="float" office:value="466922.31316534366" table:formula="of:=[Calcs.I33]*[Calcs.I74]" table:style-name="ce11">
            <text:p>466922</text:p>
          </table:table-cell>
          <table:table-cell office:value-type="float" office:value="484595.32271865191" table:formula="of:=[Calcs.J33]*[Calcs.J74]" table:style-name="ce11">
            <text:p>484595</text:p>
          </table:table-cell>
          <table:table-cell office:value-type="float" office:value="502937.25568355294" table:formula="of:=[Calcs.K33]*[Calcs.K74]" table:style-name="ce11">
            <text:p>502937</text:p>
          </table:table-cell>
          <table:table-cell office:value-type="float" office:value="521973.43081117544" table:formula="of:=[Calcs.L33]*[Calcs.L74]" table:style-name="ce11">
            <text:p>521973</text:p>
          </table:table-cell>
          <table:table-cell office:value-type="float" office:value="541730.12516737846" table:formula="of:=[Calcs.M33]*[Calcs.M74]" table:style-name="ce11">
            <text:p>541730</text:p>
          </table:table-cell>
          <table:table-cell table:number-columns-repeated="16371"/>
        </table:table-row>
        <table:table-row table:style-name="ro5">
          <table:table-cell office:value-type="string" table:style-name="ce5">
            <text:p>Total</text:p>
          </table:table-cell>
          <table:table-cell office:value-type="float" office:value="5595000" table:formula="of:=SUM([.B3:.B8])" table:style-name="ce11">
            <text:p>5595000</text:p>
          </table:table-cell>
          <table:table-cell office:value-type="float" office:value="5853525.9375" table:formula="of:=SUM([.C3:.C8])" table:style-name="ce11">
            <text:p>5853526</text:p>
          </table:table-cell>
          <table:table-cell office:value-type="float" office:value="6124308.3205429688" table:formula="of:=SUM([.D3:.D8])" table:style-name="ce11">
            <text:p>6124308</text:p>
          </table:table-cell>
          <table:table-cell office:value-type="float" office:value="6407940.6193242548" table:formula="of:=SUM([.E3:.E8])" table:style-name="ce11">
            <text:p>6407941</text:p>
          </table:table-cell>
          <table:table-cell office:value-type="float" office:value="6705045.5295727551" table:formula="of:=SUM([.F3:.F8])" table:style-name="ce11">
            <text:p>6705046</text:p>
          </table:table-cell>
          <table:table-cell office:value-type="float" office:value="7016276.4309193054" table:formula="of:=SUM([.G3:.G8])" table:style-name="ce11">
            <text:p>7016276</text:p>
          </table:table-cell>
          <table:table-cell office:value-type="float" office:value="7342318.9187873295" table:formula="of:=SUM([.H3:.H8])" table:style-name="ce11">
            <text:p>7342319</text:p>
          </table:table-cell>
          <table:table-cell office:value-type="float" office:value="7683892.4135416541" table:formula="of:=SUM([.I3:.I8])" table:style-name="ce11">
            <text:p>7683892</text:p>
          </table:table-cell>
          <table:table-cell office:value-type="float" office:value="8041751.8508224562" table:formula="of:=SUM([.J3:.J8])" table:style-name="ce11">
            <text:p>8041752</text:p>
          </table:table-cell>
          <table:table-cell office:value-type="float" office:value="8416689.4571920875" table:formula="of:=SUM([.K3:.K8])" table:style-name="ce11">
            <text:p>8416689</text:p>
          </table:table-cell>
          <table:table-cell office:value-type="float" office:value="8809536.6154336613" table:formula="of:=SUM([.L3:.L8])" table:style-name="ce11">
            <text:p>8809537</text:p>
          </table:table-cell>
          <table:table-cell office:value-type="float" office:value="9221165.8240622412" table:formula="of:=SUM([.M3:.M8])" table:style-name="ce11">
            <text:p>9221166</text:p>
          </table:table-cell>
          <table:table-cell table:number-columns-repeated="16371"/>
        </table:table-row>
        <table:table-row table:style-name="ro6">
          <table:table-cell table:number-columns-repeated="16384"/>
        </table:table-row>
        <table:table-row table:style-name="ro5">
          <table:table-cell office:value-type="string" table:style-name="ce6">
            <text:p>Brand wiise sales</text:p>
          </table:table-cell>
          <table:table-cell table:number-columns-repeated="16383" table:style-name="ce1"/>
        </table:table-row>
        <table:table-row table:style-name="ro5">
          <table:table-cell office:value-type="string" table:style-name="ce6">
            <text:p>Atta</text:p>
          </table:table-cell>
          <table:table-cell table:number-columns-repeated="16383" table:style-name="ce1"/>
        </table:table-row>
        <table:table-row table:style-name="ro5">
          <table:table-cell office:value-type="string" table:style-name="ce5">
            <text:p>Fortune</text:p>
          </table:table-cell>
          <table:table-cell office:value-type="float" office:value="567000" table:formula="of:=[.B$3]*[Assumption.$B35]" table:style-name="ce11">
            <text:p>567000</text:p>
          </table:table-cell>
          <table:table-cell office:value-type="float" office:value="595704.37499999988" table:formula="of:=[.C$3]*[Assumption.$B35]" table:style-name="ce11">
            <text:p>595704</text:p>
          </table:table-cell>
          <table:table-cell office:value-type="float" office:value="625861.90898437484" table:formula="of:=[.D$3]*[Assumption.$B35]" table:style-name="ce11">
            <text:p>625862</text:p>
          </table:table-cell>
          <table:table-cell office:value-type="float" office:value="657546.1681267086" table:formula="of:=[.E$3]*[Assumption.$B35]" table:style-name="ce11">
            <text:p>657546</text:p>
          </table:table-cell>
          <table:table-cell office:value-type="float" office:value="690834.4428881231" table:formula="of:=[.F$3]*[Assumption.$B35]" table:style-name="ce11">
            <text:p>690834</text:p>
          </table:table-cell>
          <table:table-cell office:value-type="float" office:value="725807.9365593344" table:formula="of:=[.G$3]*[Assumption.$B35]" table:style-name="ce11">
            <text:p>725808</text:p>
          </table:table-cell>
          <table:table-cell office:value-type="float" office:value="762551.96334765048" table:formula="of:=[.H$3]*[Assumption.$B35]" table:style-name="ce11">
            <text:p>762552</text:p>
          </table:table-cell>
          <table:table-cell office:value-type="float" office:value="801156.15649212524" table:formula="of:=[.I$3]*[Assumption.$B35]" table:style-name="ce11">
            <text:p>801156</text:p>
          </table:table-cell>
          <table:table-cell office:value-type="float" office:value="841714.68691453896" table:formula="of:=[.J$3]*[Assumption.$B35]" table:style-name="ce11">
            <text:p>841715</text:p>
          </table:table-cell>
          <table:table-cell office:value-type="float" office:value="884326.49293958722" table:formula="of:=[.K$3]*[Assumption.$B35]" table:style-name="ce11">
            <text:p>884326</text:p>
          </table:table-cell>
          <table:table-cell office:value-type="float" office:value="929095.52164465364" table:formula="of:=[.L$3]*[Assumption.$B35]" table:style-name="ce11">
            <text:p>929096</text:p>
          </table:table-cell>
          <table:table-cell office:value-type="float" office:value="976130.98242791416" table:formula="of:=[.M$3]*[Assumption.$B35]" table:style-name="ce11">
            <text:p>976131</text:p>
          </table:table-cell>
          <table:table-cell table:number-columns-repeated="16371"/>
        </table:table-row>
        <table:table-row table:style-name="ro5">
          <table:table-cell office:value-type="string" table:style-name="ce5">
            <text:p>Patanjali</text:p>
          </table:table-cell>
          <table:table-cell office:value-type="float" office:value="486000" table:formula="of:=[.B$3]*[Assumption.$B36]" table:style-name="ce11">
            <text:p>486000</text:p>
          </table:table-cell>
          <table:table-cell office:value-type="float" office:value="510603.74999999988" table:formula="of:=[.C$3]*[Assumption.$B36]" table:style-name="ce11">
            <text:p>510604</text:p>
          </table:table-cell>
          <table:table-cell office:value-type="float" office:value="536453.06484374986" table:formula="of:=[.D$3]*[Assumption.$B36]" table:style-name="ce11">
            <text:p>536453</text:p>
          </table:table-cell>
          <table:table-cell office:value-type="float" office:value="563611.00125146459" table:formula="of:=[.E$3]*[Assumption.$B36]" table:style-name="ce11">
            <text:p>563611</text:p>
          </table:table-cell>
          <table:table-cell office:value-type="float" office:value="592143.8081898198" table:formula="of:=[.F$3]*[Assumption.$B36]" table:style-name="ce11">
            <text:p>592144</text:p>
          </table:table-cell>
          <table:table-cell office:value-type="float" office:value="622121.08847942948" table:formula="of:=[.G$3]*[Assumption.$B36]" table:style-name="ce11">
            <text:p>622121</text:p>
          </table:table-cell>
          <table:table-cell office:value-type="float" office:value="653615.96858370036" table:formula="of:=[.H$3]*[Assumption.$B36]" table:style-name="ce11">
            <text:p>653616</text:p>
          </table:table-cell>
          <table:table-cell office:value-type="float" office:value="686705.27699325024" table:formula="of:=[.I$3]*[Assumption.$B36]" table:style-name="ce11">
            <text:p>686705</text:p>
          </table:table-cell>
          <table:table-cell office:value-type="float" office:value="721469.73164103343" table:formula="of:=[.J$3]*[Assumption.$B36]" table:style-name="ce11">
            <text:p>721470</text:p>
          </table:table-cell>
          <table:table-cell office:value-type="float" office:value="757994.13680536055" table:formula="of:=[.K$3]*[Assumption.$B36]" table:style-name="ce11">
            <text:p>757994</text:p>
          </table:table-cell>
          <table:table-cell office:value-type="float" office:value="796367.58998113172" table:formula="of:=[.L$3]*[Assumption.$B36]" table:style-name="ce11">
            <text:p>796368</text:p>
          </table:table-cell>
          <table:table-cell office:value-type="float" office:value="836683.69922392652" table:formula="of:=[.M$3]*[Assumption.$B36]" table:style-name="ce11">
            <text:p>836684</text:p>
          </table:table-cell>
          <table:table-cell table:number-columns-repeated="16371"/>
        </table:table-row>
        <table:table-row table:style-name="ro5">
          <table:table-cell office:value-type="string" table:style-name="ce5">
            <text:p>Organic Tattva</text:p>
          </table:table-cell>
          <table:table-cell office:value-type="float" office:value="243000" table:formula="of:=[.B$3]*[Assumption.$B37]" table:style-name="ce11">
            <text:p>243000</text:p>
          </table:table-cell>
          <table:table-cell office:value-type="float" office:value="255301.87499999994" table:formula="of:=[.C$3]*[Assumption.$B37]" table:style-name="ce11">
            <text:p>255302</text:p>
          </table:table-cell>
          <table:table-cell office:value-type="float" office:value="268226.53242187493" table:formula="of:=[.D$3]*[Assumption.$B37]" table:style-name="ce11">
            <text:p>268227</text:p>
          </table:table-cell>
          <table:table-cell office:value-type="float" office:value="281805.5006257323" table:formula="of:=[.E$3]*[Assumption.$B37]" table:style-name="ce11">
            <text:p>281806</text:p>
          </table:table-cell>
          <table:table-cell office:value-type="float" office:value="296071.9040949099" table:formula="of:=[.F$3]*[Assumption.$B37]" table:style-name="ce11">
            <text:p>296072</text:p>
          </table:table-cell>
          <table:table-cell office:value-type="float" office:value="311060.54423971474" table:formula="of:=[.G$3]*[Assumption.$B37]" table:style-name="ce11">
            <text:p>311061</text:p>
          </table:table-cell>
          <table:table-cell office:value-type="float" office:value="326807.98429185018" table:formula="of:=[.H$3]*[Assumption.$B37]" table:style-name="ce11">
            <text:p>326808</text:p>
          </table:table-cell>
          <table:table-cell office:value-type="float" office:value="343352.63849662512" table:formula="of:=[.I$3]*[Assumption.$B37]" table:style-name="ce11">
            <text:p>343353</text:p>
          </table:table-cell>
          <table:table-cell office:value-type="float" office:value="360734.86582051672" table:formula="of:=[.J$3]*[Assumption.$B37]" table:style-name="ce11">
            <text:p>360735</text:p>
          </table:table-cell>
          <table:table-cell office:value-type="float" office:value="378997.06840268028" table:formula="of:=[.K$3]*[Assumption.$B37]" table:style-name="ce11">
            <text:p>378997</text:p>
          </table:table-cell>
          <table:table-cell office:value-type="float" office:value="398183.79499056586" table:formula="of:=[.L$3]*[Assumption.$B37]" table:style-name="ce11">
            <text:p>398184</text:p>
          </table:table-cell>
          <table:table-cell office:value-type="float" office:value="418341.84961196326" table:formula="of:=[.M$3]*[Assumption.$B37]" table:style-name="ce11">
            <text:p>418342</text:p>
          </table:table-cell>
          <table:table-cell table:number-columns-repeated="16371"/>
        </table:table-row>
        <table:table-row table:style-name="ro5">
          <table:table-cell office:value-type="string" table:style-name="ce5">
            <text:p>Good Life</text:p>
          </table:table-cell>
          <table:table-cell office:value-type="float" office:value="162000" table:formula="of:=[.B$3]*[Assumption.$B38]" table:style-name="ce11">
            <text:p>162000</text:p>
          </table:table-cell>
          <table:table-cell office:value-type="float" office:value="170201.25" table:formula="of:=[.C$3]*[Assumption.$B38]" table:style-name="ce11">
            <text:p>170201</text:p>
          </table:table-cell>
          <table:table-cell office:value-type="float" office:value="178817.68828124995" table:formula="of:=[.D$3]*[Assumption.$B38]" table:style-name="ce11">
            <text:p>178818</text:p>
          </table:table-cell>
          <table:table-cell office:value-type="float" office:value="187870.33375048821" table:formula="of:=[.E$3]*[Assumption.$B38]" table:style-name="ce11">
            <text:p>187870</text:p>
          </table:table-cell>
          <table:table-cell office:value-type="float" office:value="197381.26939660663" table:formula="of:=[.F$3]*[Assumption.$B38]" table:style-name="ce11">
            <text:p>197381</text:p>
          </table:table-cell>
          <table:table-cell office:value-type="float" office:value="207373.69615980983" table:formula="of:=[.G$3]*[Assumption.$B38]" table:style-name="ce11">
            <text:p>207374</text:p>
          </table:table-cell>
          <table:table-cell office:value-type="float" office:value="217871.98952790015" table:formula="of:=[.H$3]*[Assumption.$B38]" table:style-name="ce11">
            <text:p>217872</text:p>
          </table:table-cell>
          <table:table-cell office:value-type="float" office:value="228901.75899775012" table:formula="of:=[.I$3]*[Assumption.$B38]" table:style-name="ce11">
            <text:p>228902</text:p>
          </table:table-cell>
          <table:table-cell office:value-type="float" office:value="240489.91054701118" table:formula="of:=[.J$3]*[Assumption.$B38]" table:style-name="ce11">
            <text:p>240490</text:p>
          </table:table-cell>
          <table:table-cell office:value-type="float" office:value="252664.71226845353" table:formula="of:=[.K$3]*[Assumption.$B38]" table:style-name="ce11">
            <text:p>252665</text:p>
          </table:table-cell>
          <table:table-cell office:value-type="float" office:value="265455.86332704395" table:formula="of:=[.L$3]*[Assumption.$B38]" table:style-name="ce11">
            <text:p>265456</text:p>
          </table:table-cell>
          <table:table-cell office:value-type="float" office:value="278894.56640797551" table:formula="of:=[.M$3]*[Assumption.$B38]" table:style-name="ce11">
            <text:p>278895</text:p>
          </table:table-cell>
          <table:table-cell table:number-columns-repeated="16371"/>
        </table:table-row>
        <table:table-row table:style-name="ro5">
          <table:table-cell office:value-type="string" table:style-name="ce5">
            <text:p>Classic Harvest</text:p>
          </table:table-cell>
          <table:table-cell office:value-type="float" office:value="81000" table:formula="of:=[.B$3]*[Assumption.$B39]" table:style-name="ce11">
            <text:p>81000</text:p>
          </table:table-cell>
          <table:table-cell office:value-type="float" office:value="85100.625" table:formula="of:=[.C$3]*[Assumption.$B39]" table:style-name="ce11">
            <text:p>85101</text:p>
          </table:table-cell>
          <table:table-cell office:value-type="float" office:value="89408.844140624977" table:formula="of:=[.D$3]*[Assumption.$B39]" table:style-name="ce11">
            <text:p>89409</text:p>
          </table:table-cell>
          <table:table-cell office:value-type="float" office:value="93935.166875244104" table:formula="of:=[.E$3]*[Assumption.$B39]" table:style-name="ce11">
            <text:p>93935</text:p>
          </table:table-cell>
          <table:table-cell office:value-type="float" office:value="98690.634698303315" table:formula="of:=[.F$3]*[Assumption.$B39]" table:style-name="ce11">
            <text:p>98691</text:p>
          </table:table-cell>
          <table:table-cell office:value-type="float" office:value="103686.84807990491" table:formula="of:=[.G$3]*[Assumption.$B39]" table:style-name="ce11">
            <text:p>103687</text:p>
          </table:table-cell>
          <table:table-cell office:value-type="float" office:value="108935.99476395008" table:formula="of:=[.H$3]*[Assumption.$B39]" table:style-name="ce11">
            <text:p>108936</text:p>
          </table:table-cell>
          <table:table-cell office:value-type="float" office:value="114450.87949887506" table:formula="of:=[.I$3]*[Assumption.$B39]" table:style-name="ce11">
            <text:p>114451</text:p>
          </table:table-cell>
          <table:table-cell office:value-type="float" office:value="120244.95527350559" table:formula="of:=[.J$3]*[Assumption.$B39]" table:style-name="ce11">
            <text:p>120245</text:p>
          </table:table-cell>
          <table:table-cell office:value-type="float" office:value="126332.35613422676" table:formula="of:=[.K$3]*[Assumption.$B39]" table:style-name="ce11">
            <text:p>126332</text:p>
          </table:table-cell>
          <table:table-cell office:value-type="float" office:value="132727.93166352197" table:formula="of:=[.L$3]*[Assumption.$B39]" table:style-name="ce11">
            <text:p>132728</text:p>
          </table:table-cell>
          <table:table-cell office:value-type="float" office:value="139447.28320398775" table:formula="of:=[.M$3]*[Assumption.$B39]" table:style-name="ce11">
            <text:p>139447</text:p>
          </table:table-cell>
          <table:table-cell table:number-columns-repeated="16371"/>
        </table:table-row>
        <table:table-row table:style-name="ro5">
          <table:table-cell office:value-type="string" table:style-name="ce5">
            <text:p>Others</text:p>
          </table:table-cell>
          <table:table-cell office:value-type="float" office:value="81000" table:formula="of:=[.B$3]*[Assumption.$B40]" table:style-name="ce11">
            <text:p>81000</text:p>
          </table:table-cell>
          <table:table-cell office:value-type="float" office:value="85100.625" table:formula="of:=[.C$3]*[Assumption.$B40]" table:style-name="ce11">
            <text:p>85101</text:p>
          </table:table-cell>
          <table:table-cell office:value-type="float" office:value="89408.844140624977" table:formula="of:=[.D$3]*[Assumption.$B40]" table:style-name="ce11">
            <text:p>89409</text:p>
          </table:table-cell>
          <table:table-cell office:value-type="float" office:value="93935.166875244104" table:formula="of:=[.E$3]*[Assumption.$B40]" table:style-name="ce11">
            <text:p>93935</text:p>
          </table:table-cell>
          <table:table-cell office:value-type="float" office:value="98690.634698303315" table:formula="of:=[.F$3]*[Assumption.$B40]" table:style-name="ce11">
            <text:p>98691</text:p>
          </table:table-cell>
          <table:table-cell office:value-type="float" office:value="103686.84807990491" table:formula="of:=[.G$3]*[Assumption.$B40]" table:style-name="ce11">
            <text:p>103687</text:p>
          </table:table-cell>
          <table:table-cell office:value-type="float" office:value="108935.99476395008" table:formula="of:=[.H$3]*[Assumption.$B40]" table:style-name="ce11">
            <text:p>108936</text:p>
          </table:table-cell>
          <table:table-cell office:value-type="float" office:value="114450.87949887506" table:formula="of:=[.I$3]*[Assumption.$B40]" table:style-name="ce11">
            <text:p>114451</text:p>
          </table:table-cell>
          <table:table-cell office:value-type="float" office:value="120244.95527350559" table:formula="of:=[.J$3]*[Assumption.$B40]" table:style-name="ce11">
            <text:p>120245</text:p>
          </table:table-cell>
          <table:table-cell office:value-type="float" office:value="126332.35613422676" table:formula="of:=[.K$3]*[Assumption.$B40]" table:style-name="ce11">
            <text:p>126332</text:p>
          </table:table-cell>
          <table:table-cell office:value-type="float" office:value="132727.93166352197" table:formula="of:=[.L$3]*[Assumption.$B40]" table:style-name="ce11">
            <text:p>132728</text:p>
          </table:table-cell>
          <table:table-cell office:value-type="float" office:value="139447.28320398775" table:formula="of:=[.M$3]*[Assumption.$B40]" table:style-name="ce11">
            <text:p>139447</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Besan</text:p>
          </table:table-cell>
          <table:table-cell table:number-columns-repeated="16383" table:style-name="ce1"/>
        </table:table-row>
        <table:table-row table:style-name="ro5">
          <table:table-cell office:value-type="string" table:style-name="ce5">
            <text:p>Fortune</text:p>
          </table:table-cell>
          <table:table-cell office:value-type="float" office:value="185000" table:formula="of:=[.B$4]*[Assumption.$C35]" table:style-name="ce11">
            <text:p>185000</text:p>
          </table:table-cell>
          <table:table-cell office:value-type="float" office:value="192002.25" table:formula="of:=[.C$4]*[Assumption.$C35]" table:style-name="ce11">
            <text:p>192002</text:p>
          </table:table-cell>
          <table:table-cell office:value-type="float" office:value="199269.53516249999" table:formula="of:=[.D$4]*[Assumption.$C35]" table:style-name="ce11">
            <text:p>199270</text:p>
          </table:table-cell>
          <table:table-cell office:value-type="float" office:value="206811.88706840063" table:formula="of:=[.E$4]*[Assumption.$C35]" table:style-name="ce11">
            <text:p>206812</text:p>
          </table:table-cell>
          <table:table-cell office:value-type="float" office:value="214639.7169939396" table:formula="of:=[.F$4]*[Assumption.$C35]" table:style-name="ce11">
            <text:p>214640</text:p>
          </table:table-cell>
          <table:table-cell office:value-type="float" office:value="222763.83028216023" table:formula="of:=[.G$4]*[Assumption.$C35]" table:style-name="ce11">
            <text:p>222764</text:p>
          </table:table-cell>
          <table:table-cell office:value-type="float" office:value="231195.44125834003" table:formula="of:=[.H$4]*[Assumption.$C35]" table:style-name="ce11">
            <text:p>231195</text:p>
          </table:table-cell>
          <table:table-cell office:value-type="float" office:value="239946.18870996824" table:formula="of:=[.I$4]*[Assumption.$C35]" table:style-name="ce11">
            <text:p>239946</text:p>
          </table:table-cell>
          <table:table-cell office:value-type="float" office:value="249028.15195264056" table:formula="of:=[.J$4]*[Assumption.$C35]" table:style-name="ce11">
            <text:p>249028</text:p>
          </table:table-cell>
          <table:table-cell office:value-type="float" office:value="258453.86750404802" table:formula="of:=[.K$4]*[Assumption.$C35]" table:style-name="ce11">
            <text:p>258454</text:p>
          </table:table-cell>
          <table:table-cell office:value-type="float" office:value="268236.34638907627" table:formula="of:=[.L$4]*[Assumption.$C35]" table:style-name="ce11">
            <text:p>268236</text:p>
          </table:table-cell>
          <table:table-cell office:value-type="float" office:value="278389.0920999028" table:formula="of:=[.M$4]*[Assumption.$C35]" table:style-name="ce11">
            <text:p>278389</text:p>
          </table:table-cell>
          <table:table-cell table:number-columns-repeated="16371"/>
        </table:table-row>
        <table:table-row table:style-name="ro5">
          <table:table-cell office:value-type="string" table:style-name="ce5">
            <text:p>Patanjali</text:p>
          </table:table-cell>
          <table:table-cell office:value-type="float" office:value="111000" table:formula="of:=[.B$4]*[Assumption.$C36]" table:style-name="ce11">
            <text:p>111000</text:p>
          </table:table-cell>
          <table:table-cell office:value-type="float" office:value="115201.34999999999" table:formula="of:=[.C$4]*[Assumption.$C36]" table:style-name="ce11">
            <text:p>115201</text:p>
          </table:table-cell>
          <table:table-cell office:value-type="float" office:value="119561.72109749999" table:formula="of:=[.D$4]*[Assumption.$C36]" table:style-name="ce11">
            <text:p>119562</text:p>
          </table:table-cell>
          <table:table-cell office:value-type="float" office:value="124087.13224104037" table:formula="of:=[.E$4]*[Assumption.$C36]" table:style-name="ce11">
            <text:p>124087</text:p>
          </table:table-cell>
          <table:table-cell office:value-type="float" office:value="128783.83019636375" table:formula="of:=[.F$4]*[Assumption.$C36]" table:style-name="ce11">
            <text:p>128784</text:p>
          </table:table-cell>
          <table:table-cell office:value-type="float" office:value="133658.29816929612" table:formula="of:=[.G$4]*[Assumption.$C36]" table:style-name="ce11">
            <text:p>133658</text:p>
          </table:table-cell>
          <table:table-cell office:value-type="float" office:value="138717.264755004" table:formula="of:=[.H$4]*[Assumption.$C36]" table:style-name="ce11">
            <text:p>138717</text:p>
          </table:table-cell>
          <table:table-cell office:value-type="float" office:value="143967.71322598093" table:formula="of:=[.I$4]*[Assumption.$C36]" table:style-name="ce11">
            <text:p>143968</text:p>
          </table:table-cell>
          <table:table-cell office:value-type="float" office:value="149416.89117158434" table:formula="of:=[.J$4]*[Assumption.$C36]" table:style-name="ce11">
            <text:p>149417</text:p>
          </table:table-cell>
          <table:table-cell office:value-type="float" office:value="155072.3205024288" table:formula="of:=[.K$4]*[Assumption.$C36]" table:style-name="ce11">
            <text:p>155072</text:p>
          </table:table-cell>
          <table:table-cell office:value-type="float" office:value="160941.80783344575" table:formula="of:=[.L$4]*[Assumption.$C36]" table:style-name="ce11">
            <text:p>160942</text:p>
          </table:table-cell>
          <table:table-cell office:value-type="float" office:value="167033.45525994166" table:formula="of:=[.M$4]*[Assumption.$C36]" table:style-name="ce11">
            <text:p>167033</text:p>
          </table:table-cell>
          <table:table-cell table:number-columns-repeated="16371"/>
        </table:table-row>
        <table:table-row table:style-name="ro5">
          <table:table-cell office:value-type="string" table:style-name="ce5">
            <text:p>Organic Tattva</text:p>
          </table:table-cell>
          <table:table-cell office:value-type="float" office:value="88800" table:formula="of:=[.B$4]*[Assumption.$C37]" table:style-name="ce11">
            <text:p>88800</text:p>
          </table:table-cell>
          <table:table-cell office:value-type="float" office:value="92161.08" table:formula="of:=[.C$4]*[Assumption.$C37]" table:style-name="ce11">
            <text:p>92161</text:p>
          </table:table-cell>
          <table:table-cell office:value-type="float" office:value="95649.376877999995" table:formula="of:=[.D$4]*[Assumption.$C37]" table:style-name="ce11">
            <text:p>95649</text:p>
          </table:table-cell>
          <table:table-cell office:value-type="float" office:value="99269.70579283229" table:formula="of:=[.E$4]*[Assumption.$C37]" table:style-name="ce11">
            <text:p>99270</text:p>
          </table:table-cell>
          <table:table-cell office:value-type="float" office:value="103027.06415709101" table:formula="of:=[.F$4]*[Assumption.$C37]" table:style-name="ce11">
            <text:p>103027</text:p>
          </table:table-cell>
          <table:table-cell office:value-type="float" office:value="106926.6385354369" table:formula="of:=[.G$4]*[Assumption.$C37]" table:style-name="ce11">
            <text:p>106927</text:p>
          </table:table-cell>
          <table:table-cell office:value-type="float" office:value="110973.81180400321" table:formula="of:=[.H$4]*[Assumption.$C37]" table:style-name="ce11">
            <text:p>110974</text:p>
          </table:table-cell>
          <table:table-cell office:value-type="float" office:value="115174.17058078475" table:formula="of:=[.I$4]*[Assumption.$C37]" table:style-name="ce11">
            <text:p>115174</text:p>
          </table:table-cell>
          <table:table-cell office:value-type="float" office:value="119533.51293726747" table:formula="of:=[.J$4]*[Assumption.$C37]" table:style-name="ce11">
            <text:p>119534</text:p>
          </table:table-cell>
          <table:table-cell office:value-type="float" office:value="124057.85640194305" table:formula="of:=[.K$4]*[Assumption.$C37]" table:style-name="ce11">
            <text:p>124058</text:p>
          </table:table-cell>
          <table:table-cell office:value-type="float" office:value="128753.4462667566" table:formula="of:=[.L$4]*[Assumption.$C37]" table:style-name="ce11">
            <text:p>128753</text:p>
          </table:table-cell>
          <table:table-cell office:value-type="float" office:value="133626.76420795335" table:formula="of:=[.M$4]*[Assumption.$C37]" table:style-name="ce11">
            <text:p>133627</text:p>
          </table:table-cell>
          <table:table-cell table:number-columns-repeated="16371"/>
        </table:table-row>
        <table:table-row table:style-name="ro5">
          <table:table-cell office:value-type="string" table:style-name="ce5">
            <text:p>Good Life</text:p>
          </table:table-cell>
          <table:table-cell office:value-type="float" office:value="162800" table:formula="of:=[.B$4]*[Assumption.$C38]" table:style-name="ce11">
            <text:p>162800</text:p>
          </table:table-cell>
          <table:table-cell office:value-type="float" office:value="168961.98" table:formula="of:=[.C$4]*[Assumption.$C38]" table:style-name="ce11">
            <text:p>168962</text:p>
          </table:table-cell>
          <table:table-cell office:value-type="float" office:value="175357.19094299999" table:formula="of:=[.D$4]*[Assumption.$C38]" table:style-name="ce11">
            <text:p>175357</text:p>
          </table:table-cell>
          <table:table-cell office:value-type="float" office:value="181994.46062019255" table:formula="of:=[.E$4]*[Assumption.$C38]" table:style-name="ce11">
            <text:p>181994</text:p>
          </table:table-cell>
          <table:table-cell office:value-type="float" office:value="188882.95095466686" table:formula="of:=[.F$4]*[Assumption.$C38]" table:style-name="ce11">
            <text:p>188883</text:p>
          </table:table-cell>
          <table:table-cell office:value-type="float" office:value="196032.17064830099" table:formula="of:=[.G$4]*[Assumption.$C38]" table:style-name="ce11">
            <text:p>196032</text:p>
          </table:table-cell>
          <table:table-cell office:value-type="float" office:value="203451.98830733923" table:formula="of:=[.H$4]*[Assumption.$C38]" table:style-name="ce11">
            <text:p>203452</text:p>
          </table:table-cell>
          <table:table-cell office:value-type="float" office:value="211152.64606477204" table:formula="of:=[.I$4]*[Assumption.$C38]" table:style-name="ce11">
            <text:p>211153</text:p>
          </table:table-cell>
          <table:table-cell office:value-type="float" office:value="219144.7737183237" table:formula="of:=[.J$4]*[Assumption.$C38]" table:style-name="ce11">
            <text:p>219145</text:p>
          </table:table-cell>
          <table:table-cell office:value-type="float" office:value="227439.40340356226" table:formula="of:=[.K$4]*[Assumption.$C38]" table:style-name="ce11">
            <text:p>227439</text:p>
          </table:table-cell>
          <table:table-cell office:value-type="float" office:value="236047.98482238711" table:formula="of:=[.L$4]*[Assumption.$C38]" table:style-name="ce11">
            <text:p>236048</text:p>
          </table:table-cell>
          <table:table-cell office:value-type="float" office:value="244982.40104791446" table:formula="of:=[.M$4]*[Assumption.$C38]" table:style-name="ce11">
            <text:p>244982</text:p>
          </table:table-cell>
          <table:table-cell table:number-columns-repeated="16371"/>
        </table:table-row>
        <table:table-row table:style-name="ro5">
          <table:table-cell office:value-type="string" table:style-name="ce5">
            <text:p>Classic Harvest</text:p>
          </table:table-cell>
          <table:table-cell office:value-type="float" office:value="0" table:formula="of:=[.B$4]*[Assumption.$C39]" table:style-name="ce11">
            <text:p>0</text:p>
          </table:table-cell>
          <table:table-cell office:value-type="float" office:value="0" table:formula="of:=[.C$4]*[Assumption.$C39]" table:style-name="ce11">
            <text:p>0</text:p>
          </table:table-cell>
          <table:table-cell office:value-type="float" office:value="0" table:formula="of:=[.D$4]*[Assumption.$C39]" table:style-name="ce11">
            <text:p>0</text:p>
          </table:table-cell>
          <table:table-cell office:value-type="float" office:value="0" table:formula="of:=[.E$4]*[Assumption.$C39]" table:style-name="ce11">
            <text:p>0</text:p>
          </table:table-cell>
          <table:table-cell office:value-type="float" office:value="0" table:formula="of:=[.F$4]*[Assumption.$C39]" table:style-name="ce11">
            <text:p>0</text:p>
          </table:table-cell>
          <table:table-cell office:value-type="float" office:value="0" table:formula="of:=[.G$4]*[Assumption.$C39]" table:style-name="ce11">
            <text:p>0</text:p>
          </table:table-cell>
          <table:table-cell office:value-type="float" office:value="0" table:formula="of:=[.H$4]*[Assumption.$C39]" table:style-name="ce11">
            <text:p>0</text:p>
          </table:table-cell>
          <table:table-cell office:value-type="float" office:value="0" table:formula="of:=[.I$4]*[Assumption.$C39]" table:style-name="ce11">
            <text:p>0</text:p>
          </table:table-cell>
          <table:table-cell office:value-type="float" office:value="0" table:formula="of:=[.J$4]*[Assumption.$C39]" table:style-name="ce11">
            <text:p>0</text:p>
          </table:table-cell>
          <table:table-cell office:value-type="float" office:value="0" table:formula="of:=[.K$4]*[Assumption.$C39]" table:style-name="ce11">
            <text:p>0</text:p>
          </table:table-cell>
          <table:table-cell office:value-type="float" office:value="0" table:formula="of:=[.L$4]*[Assumption.$C39]" table:style-name="ce11">
            <text:p>0</text:p>
          </table:table-cell>
          <table:table-cell office:value-type="float" office:value="0" table:formula="of:=[.M$4]*[Assumption.$C39]" table:style-name="ce11">
            <text:p>0</text:p>
          </table:table-cell>
          <table:table-cell table:number-columns-repeated="16371"/>
        </table:table-row>
        <table:table-row table:style-name="ro5">
          <table:table-cell office:value-type="string" table:style-name="ce5">
            <text:p>Others</text:p>
          </table:table-cell>
          <table:table-cell office:value-type="float" office:value="192400" table:formula="of:=[.B$4]*[Assumption.$C40]" table:style-name="ce11">
            <text:p>192400</text:p>
          </table:table-cell>
          <table:table-cell office:value-type="float" office:value="199682.34" table:formula="of:=[.C$4]*[Assumption.$C40]" table:style-name="ce11">
            <text:p>199682</text:p>
          </table:table-cell>
          <table:table-cell office:value-type="float" office:value="207240.31656899999" table:formula="of:=[.D$4]*[Assumption.$C40]" table:style-name="ce11">
            <text:p>207240</text:p>
          </table:table-cell>
          <table:table-cell office:value-type="float" office:value="215084.36255113667" table:formula="of:=[.E$4]*[Assumption.$C40]" table:style-name="ce11">
            <text:p>215084</text:p>
          </table:table-cell>
          <table:table-cell office:value-type="float" office:value="223225.30567369718" table:formula="of:=[.F$4]*[Assumption.$C40]" table:style-name="ce11">
            <text:p>223225</text:p>
          </table:table-cell>
          <table:table-cell office:value-type="float" office:value="231674.38349344666" table:formula="of:=[.G$4]*[Assumption.$C40]" table:style-name="ce11">
            <text:p>231674</text:p>
          </table:table-cell>
          <table:table-cell office:value-type="float" office:value="240443.25890867363" table:formula="of:=[.H$4]*[Assumption.$C40]" table:style-name="ce11">
            <text:p>240443</text:p>
          </table:table-cell>
          <table:table-cell office:value-type="float" office:value="249544.03625836698" table:formula="of:=[.I$4]*[Assumption.$C40]" table:style-name="ce11">
            <text:p>249544</text:p>
          </table:table-cell>
          <table:table-cell office:value-type="float" office:value="258989.27803074618" table:formula="of:=[.J$4]*[Assumption.$C40]" table:style-name="ce11">
            <text:p>258989</text:p>
          </table:table-cell>
          <table:table-cell office:value-type="float" office:value="268792.02220420993" table:formula="of:=[.K$4]*[Assumption.$C40]" table:style-name="ce11">
            <text:p>268792</text:p>
          </table:table-cell>
          <table:table-cell office:value-type="float" office:value="278965.80024463934" table:formula="of:=[.L$4]*[Assumption.$C40]" table:style-name="ce11">
            <text:p>278966</text:p>
          </table:table-cell>
          <table:table-cell office:value-type="float" office:value="289524.6557838989" table:formula="of:=[.M$4]*[Assumption.$C40]" table:style-name="ce11">
            <text:p>289525</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awa/Suji</text:p>
          </table:table-cell>
          <table:table-cell table:number-columns-repeated="16383" table:style-name="ce1"/>
        </table:table-row>
        <table:table-row table:style-name="ro5">
          <table:table-cell office:value-type="string" table:style-name="ce5">
            <text:p>Fortune</text:p>
          </table:table-cell>
          <table:table-cell office:value-type="float" office:value="135000" table:formula="of:=[.B$5]*[Assumption.$D35]" table:style-name="ce11">
            <text:p>135000</text:p>
          </table:table-cell>
          <table:table-cell office:value-type="float" office:value="139422.9375" table:formula="of:=[.C$5]*[Assumption.$D35]" table:style-name="ce11">
            <text:p>139423</text:p>
          </table:table-cell>
          <table:table-cell office:value-type="float" office:value="143990.78148984376" table:formula="of:=[.D$5]*[Assumption.$D35]" table:style-name="ce11">
            <text:p>143991</text:p>
          </table:table-cell>
          <table:table-cell office:value-type="float" office:value="148708.27946840477" table:formula="of:=[.E$5]*[Assumption.$D35]" table:style-name="ce11">
            <text:p>148708</text:p>
          </table:table-cell>
          <table:table-cell office:value-type="float" office:value="153580.33447448837" table:formula="of:=[.F$5]*[Assumption.$D35]" table:style-name="ce11">
            <text:p>153580</text:p>
          </table:table-cell>
          <table:table-cell office:value-type="float" office:value="158612.01018270879" table:formula="of:=[.G$5]*[Assumption.$D35]" table:style-name="ce11">
            <text:p>158612</text:p>
          </table:table-cell>
          <table:table-cell office:value-type="float" office:value="163808.53616631974" table:formula="of:=[.H$5]*[Assumption.$D35]" table:style-name="ce11">
            <text:p>163809</text:p>
          </table:table-cell>
          <table:table-cell office:value-type="float" office:value="169175.3133324688" table:formula="of:=[.I$5]*[Assumption.$D35]" table:style-name="ce11">
            <text:p>169175</text:p>
          </table:table-cell>
          <table:table-cell office:value-type="float" office:value="174717.91953552378" table:formula="of:=[.J$5]*[Assumption.$D35]" table:style-name="ce11">
            <text:p>174718</text:p>
          </table:table-cell>
          <table:table-cell office:value-type="float" office:value="180442.11537430639" table:formula="of:=[.K$5]*[Assumption.$D35]" table:style-name="ce11">
            <text:p>180442</text:p>
          </table:table-cell>
          <table:table-cell office:value-type="float" office:value="186353.8501792571" table:formula="of:=[.L$5]*[Assumption.$D35]" table:style-name="ce11">
            <text:p>186354</text:p>
          </table:table-cell>
          <table:table-cell office:value-type="float" office:value="192459.26819575499" table:formula="of:=[.M$5]*[Assumption.$D35]" table:style-name="ce11">
            <text:p>192459</text:p>
          </table:table-cell>
          <table:table-cell table:number-columns-repeated="16371"/>
        </table:table-row>
        <table:table-row table:style-name="ro5">
          <table:table-cell office:value-type="string" table:style-name="ce5">
            <text:p>Patanjali</text:p>
          </table:table-cell>
          <table:table-cell office:value-type="float" office:value="33750" table:formula="of:=[.B$5]*[Assumption.$D36]" table:style-name="ce11">
            <text:p>33750</text:p>
          </table:table-cell>
          <table:table-cell office:value-type="float" office:value="34855.734375" table:formula="of:=[.C$5]*[Assumption.$D36]" table:style-name="ce11">
            <text:p>34856</text:p>
          </table:table-cell>
          <table:table-cell office:value-type="float" office:value="35997.695372460941" table:formula="of:=[.D$5]*[Assumption.$D36]" table:style-name="ce11">
            <text:p>35998</text:p>
          </table:table-cell>
          <table:table-cell office:value-type="float" office:value="37177.069867101192" table:formula="of:=[.E$5]*[Assumption.$D36]" table:style-name="ce11">
            <text:p>37177</text:p>
          </table:table-cell>
          <table:table-cell office:value-type="float" office:value="38395.083618622091" table:formula="of:=[.F$5]*[Assumption.$D36]" table:style-name="ce11">
            <text:p>38395</text:p>
          </table:table-cell>
          <table:table-cell office:value-type="float" office:value="39653.002545677198" table:formula="of:=[.G$5]*[Assumption.$D36]" table:style-name="ce11">
            <text:p>39653</text:p>
          </table:table-cell>
          <table:table-cell office:value-type="float" office:value="40952.134041579935" table:formula="of:=[.H$5]*[Assumption.$D36]" table:style-name="ce11">
            <text:p>40952</text:p>
          </table:table-cell>
          <table:table-cell office:value-type="float" office:value="42293.828333117199" table:formula="of:=[.I$5]*[Assumption.$D36]" table:style-name="ce11">
            <text:p>42294</text:p>
          </table:table-cell>
          <table:table-cell office:value-type="float" office:value="43679.479883880944" table:formula="of:=[.J$5]*[Assumption.$D36]" table:style-name="ce11">
            <text:p>43679</text:p>
          </table:table-cell>
          <table:table-cell office:value-type="float" office:value="45110.528843576598" table:formula="of:=[.K$5]*[Assumption.$D36]" table:style-name="ce11">
            <text:p>45111</text:p>
          </table:table-cell>
          <table:table-cell office:value-type="float" office:value="46588.462544814276" table:formula="of:=[.L$5]*[Assumption.$D36]" table:style-name="ce11">
            <text:p>46588</text:p>
          </table:table-cell>
          <table:table-cell office:value-type="float" office:value="48114.817048938748" table:formula="of:=[.M$5]*[Assumption.$D36]" table:style-name="ce11">
            <text:p>48115</text:p>
          </table:table-cell>
          <table:table-cell table:number-columns-repeated="16371"/>
        </table:table-row>
        <table:table-row table:style-name="ro5">
          <table:table-cell office:value-type="string" table:style-name="ce5">
            <text:p>Organic Tattva</text:p>
          </table:table-cell>
          <table:table-cell office:value-type="float" office:value="0" table:formula="of:=[.B$5]*[Assumption.$D37]" table:style-name="ce11">
            <text:p>0</text:p>
          </table:table-cell>
          <table:table-cell office:value-type="float" office:value="0" table:formula="of:=[.C$5]*[Assumption.$D37]" table:style-name="ce11">
            <text:p>0</text:p>
          </table:table-cell>
          <table:table-cell office:value-type="float" office:value="0" table:formula="of:=[.D$5]*[Assumption.$D37]" table:style-name="ce11">
            <text:p>0</text:p>
          </table:table-cell>
          <table:table-cell office:value-type="float" office:value="0" table:formula="of:=[.E$5]*[Assumption.$D37]" table:style-name="ce11">
            <text:p>0</text:p>
          </table:table-cell>
          <table:table-cell office:value-type="float" office:value="0" table:formula="of:=[.F$5]*[Assumption.$D37]" table:style-name="ce11">
            <text:p>0</text:p>
          </table:table-cell>
          <table:table-cell office:value-type="float" office:value="0" table:formula="of:=[.G$5]*[Assumption.$D37]" table:style-name="ce11">
            <text:p>0</text:p>
          </table:table-cell>
          <table:table-cell office:value-type="float" office:value="0" table:formula="of:=[.H$5]*[Assumption.$D37]" table:style-name="ce11">
            <text:p>0</text:p>
          </table:table-cell>
          <table:table-cell office:value-type="float" office:value="0" table:formula="of:=[.I$5]*[Assumption.$D37]" table:style-name="ce11">
            <text:p>0</text:p>
          </table:table-cell>
          <table:table-cell office:value-type="float" office:value="0" table:formula="of:=[.J$5]*[Assumption.$D37]" table:style-name="ce11">
            <text:p>0</text:p>
          </table:table-cell>
          <table:table-cell office:value-type="float" office:value="0" table:formula="of:=[.K$5]*[Assumption.$D37]" table:style-name="ce11">
            <text:p>0</text:p>
          </table:table-cell>
          <table:table-cell office:value-type="float" office:value="0" table:formula="of:=[.L$5]*[Assumption.$D37]" table:style-name="ce11">
            <text:p>0</text:p>
          </table:table-cell>
          <table:table-cell office:value-type="float" office:value="0" table:formula="of:=[.M$5]*[Assumption.$D37]" table:style-name="ce11">
            <text:p>0</text:p>
          </table:table-cell>
          <table:table-cell table:number-columns-repeated="16371"/>
        </table:table-row>
        <table:table-row table:style-name="ro5">
          <table:table-cell office:value-type="string" table:style-name="ce5">
            <text:p>Good Life</text:p>
          </table:table-cell>
          <table:table-cell office:value-type="float" office:value="236249.99999999997" table:formula="of:=[.B$5]*[Assumption.$D38]" table:style-name="ce11">
            <text:p>236250</text:p>
          </table:table-cell>
          <table:table-cell office:value-type="float" office:value="243990.14062499997" table:formula="of:=[.C$5]*[Assumption.$D38]" table:style-name="ce11">
            <text:p>243990</text:p>
          </table:table-cell>
          <table:table-cell office:value-type="float" office:value="251983.86760722657" table:formula="of:=[.D$5]*[Assumption.$D38]" table:style-name="ce11">
            <text:p>251984</text:p>
          </table:table-cell>
          <table:table-cell office:value-type="float" office:value="260239.4890697083" table:formula="of:=[.E$5]*[Assumption.$D38]" table:style-name="ce11">
            <text:p>260239</text:p>
          </table:table-cell>
          <table:table-cell office:value-type="float" office:value="268765.58533035457" table:formula="of:=[.F$5]*[Assumption.$D38]" table:style-name="ce11">
            <text:p>268766</text:p>
          </table:table-cell>
          <table:table-cell office:value-type="float" office:value="277571.01781974034" table:formula="of:=[.G$5]*[Assumption.$D38]" table:style-name="ce11">
            <text:p>277571</text:p>
          </table:table-cell>
          <table:table-cell office:value-type="float" office:value="286664.93829105952" table:formula="of:=[.H$5]*[Assumption.$D38]" table:style-name="ce11">
            <text:p>286665</text:p>
          </table:table-cell>
          <table:table-cell office:value-type="float" office:value="296056.79833182035" table:formula="of:=[.I$5]*[Assumption.$D38]" table:style-name="ce11">
            <text:p>296057</text:p>
          </table:table-cell>
          <table:table-cell office:value-type="float" office:value="305756.35918716656" table:formula="of:=[.J$5]*[Assumption.$D38]" table:style-name="ce11">
            <text:p>305756</text:p>
          </table:table-cell>
          <table:table-cell office:value-type="float" office:value="315773.70190503617" table:formula="of:=[.K$5]*[Assumption.$D38]" table:style-name="ce11">
            <text:p>315774</text:p>
          </table:table-cell>
          <table:table-cell office:value-type="float" office:value="326119.23781369987" table:formula="of:=[.L$5]*[Assumption.$D38]" table:style-name="ce11">
            <text:p>326119</text:p>
          </table:table-cell>
          <table:table-cell office:value-type="float" office:value="336803.71934257122" table:formula="of:=[.M$5]*[Assumption.$D38]" table:style-name="ce11">
            <text:p>336804</text:p>
          </table:table-cell>
          <table:table-cell table:number-columns-repeated="16371"/>
        </table:table-row>
        <table:table-row table:style-name="ro5">
          <table:table-cell office:value-type="string" table:style-name="ce5">
            <text:p>Classic Harvest</text:p>
          </table:table-cell>
          <table:table-cell office:value-type="float" office:value="168750" table:formula="of:=[.B$5]*[Assumption.$D39]" table:style-name="ce11">
            <text:p>168750</text:p>
          </table:table-cell>
          <table:table-cell office:value-type="float" office:value="174278.671875" table:formula="of:=[.C$5]*[Assumption.$D39]" table:style-name="ce11">
            <text:p>174279</text:p>
          </table:table-cell>
          <table:table-cell office:value-type="float" office:value="179988.4768623047" table:formula="of:=[.D$5]*[Assumption.$D39]" table:style-name="ce11">
            <text:p>179988</text:p>
          </table:table-cell>
          <table:table-cell office:value-type="float" office:value="185885.34933550595" table:formula="of:=[.E$5]*[Assumption.$D39]" table:style-name="ce11">
            <text:p>185885</text:p>
          </table:table-cell>
          <table:table-cell office:value-type="float" office:value="191975.41809311043" table:formula="of:=[.F$5]*[Assumption.$D39]" table:style-name="ce11">
            <text:p>191975</text:p>
          </table:table-cell>
          <table:table-cell office:value-type="float" office:value="198265.01272838598" table:formula="of:=[.G$5]*[Assumption.$D39]" table:style-name="ce11">
            <text:p>198265</text:p>
          </table:table-cell>
          <table:table-cell office:value-type="float" office:value="204760.67020789968" table:formula="of:=[.H$5]*[Assumption.$D39]" table:style-name="ce11">
            <text:p>204761</text:p>
          </table:table-cell>
          <table:table-cell office:value-type="float" office:value="211469.14166558598" table:formula="of:=[.I$5]*[Assumption.$D39]" table:style-name="ce11">
            <text:p>211469</text:p>
          </table:table-cell>
          <table:table-cell office:value-type="float" office:value="218397.39941940471" table:formula="of:=[.J$5]*[Assumption.$D39]" table:style-name="ce11">
            <text:p>218397</text:p>
          </table:table-cell>
          <table:table-cell office:value-type="float" office:value="225552.64421788297" table:formula="of:=[.K$5]*[Assumption.$D39]" table:style-name="ce11">
            <text:p>225553</text:p>
          </table:table-cell>
          <table:table-cell office:value-type="float" office:value="232942.31272407135" table:formula="of:=[.L$5]*[Assumption.$D39]" table:style-name="ce11">
            <text:p>232942</text:p>
          </table:table-cell>
          <table:table-cell office:value-type="float" office:value="240574.08524469374" table:formula="of:=[.M$5]*[Assumption.$D39]" table:style-name="ce11">
            <text:p>240574</text:p>
          </table:table-cell>
          <table:table-cell table:number-columns-repeated="16371"/>
        </table:table-row>
        <table:table-row table:style-name="ro5">
          <table:table-cell office:value-type="string" table:style-name="ce5">
            <text:p>Others</text:p>
          </table:table-cell>
          <table:table-cell office:value-type="float" office:value="101250" table:formula="of:=[.B$5]*[Assumption.$D40]" table:style-name="ce11">
            <text:p>101250</text:p>
          </table:table-cell>
          <table:table-cell office:value-type="float" office:value="104567.203125" table:formula="of:=[.C$5]*[Assumption.$D40]" table:style-name="ce11">
            <text:p>104567</text:p>
          </table:table-cell>
          <table:table-cell office:value-type="float" office:value="107993.08611738282" table:formula="of:=[.D$5]*[Assumption.$D40]" table:style-name="ce11">
            <text:p>107993</text:p>
          </table:table-cell>
          <table:table-cell office:value-type="float" office:value="111531.20960130356" table:formula="of:=[.E$5]*[Assumption.$D40]" table:style-name="ce11">
            <text:p>111531</text:p>
          </table:table-cell>
          <table:table-cell office:value-type="float" office:value="115185.25085586625" table:formula="of:=[.F$5]*[Assumption.$D40]" table:style-name="ce11">
            <text:p>115185</text:p>
          </table:table-cell>
          <table:table-cell office:value-type="float" office:value="118959.00763703158" table:formula="of:=[.G$5]*[Assumption.$D40]" table:style-name="ce11">
            <text:p>118959</text:p>
          </table:table-cell>
          <table:table-cell office:value-type="float" office:value="122856.40212473981" table:formula="of:=[.H$5]*[Assumption.$D40]" table:style-name="ce11">
            <text:p>122856</text:p>
          </table:table-cell>
          <table:table-cell office:value-type="float" office:value="126881.48499935158" table:formula="of:=[.I$5]*[Assumption.$D40]" table:style-name="ce11">
            <text:p>126881</text:p>
          </table:table-cell>
          <table:table-cell office:value-type="float" office:value="131038.43965164282" table:formula="of:=[.J$5]*[Assumption.$D40]" table:style-name="ce11">
            <text:p>131038</text:p>
          </table:table-cell>
          <table:table-cell office:value-type="float" office:value="135331.58653072978" table:formula="of:=[.K$5]*[Assumption.$D40]" table:style-name="ce11">
            <text:p>135332</text:p>
          </table:table-cell>
          <table:table-cell office:value-type="float" office:value="139765.3876344428" table:formula="of:=[.L$5]*[Assumption.$D40]" table:style-name="ce11">
            <text:p>139765</text:p>
          </table:table-cell>
          <table:table-cell office:value-type="float" office:value="144344.45114681622" table:formula="of:=[.M$5]*[Assumption.$D40]" table:style-name="ce11">
            <text:p>144344</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Maida</text:p>
          </table:table-cell>
          <table:table-cell table:number-columns-repeated="16383" table:style-name="ce1"/>
        </table:table-row>
        <table:table-row table:style-name="ro5">
          <table:table-cell office:value-type="string" table:style-name="ce5">
            <text:p>Fortune</text:p>
          </table:table-cell>
          <table:table-cell office:value-type="float" office:value="165000" table:formula="of:=[.B$6]*[Assumption.$E35]" table:style-name="ce11">
            <text:p>165000</text:p>
          </table:table-cell>
          <table:table-cell office:value-type="float" office:value="172507.5" table:formula="of:=[.C$6]*[Assumption.$E35]" table:style-name="ce11">
            <text:p>172508</text:p>
          </table:table-cell>
          <table:table-cell office:value-type="float" office:value="180356.59125000003" table:formula="of:=[.D$6]*[Assumption.$E35]" table:style-name="ce11">
            <text:p>180357</text:p>
          </table:table-cell>
          <table:table-cell office:value-type="float" office:value="188562.81615187501" table:formula="of:=[.E$6]*[Assumption.$E35]" table:style-name="ce11">
            <text:p>188563</text:p>
          </table:table-cell>
          <table:table-cell office:value-type="float" office:value="197142.42428678527" table:formula="of:=[.F$6]*[Assumption.$E35]" table:style-name="ce11">
            <text:p>197142</text:p>
          </table:table-cell>
          <table:table-cell office:value-type="float" office:value="206112.404591834" table:formula="of:=[.G$6]*[Assumption.$E35]" table:style-name="ce11">
            <text:p>206112</text:p>
          </table:table-cell>
          <table:table-cell office:value-type="float" office:value="215490.51900076243" table:formula="of:=[.H$6]*[Assumption.$E35]" table:style-name="ce11">
            <text:p>215491</text:p>
          </table:table-cell>
          <table:table-cell office:value-type="float" office:value="225295.33761529709" table:formula="of:=[.I$6]*[Assumption.$E35]" table:style-name="ce11">
            <text:p>225295</text:p>
          </table:table-cell>
          <table:table-cell office:value-type="float" office:value="235546.27547679309" table:formula="of:=[.J$6]*[Assumption.$E35]" table:style-name="ce11">
            <text:p>235546</text:p>
          </table:table-cell>
          <table:table-cell office:value-type="float" office:value="246263.63101098713" table:formula="of:=[.K$6]*[Assumption.$E35]" table:style-name="ce11">
            <text:p>246264</text:p>
          </table:table-cell>
          <table:table-cell office:value-type="float" office:value="257468.62622198704" table:formula="of:=[.L$6]*[Assumption.$E35]" table:style-name="ce11">
            <text:p>257469</text:p>
          </table:table-cell>
          <table:table-cell office:value-type="float" office:value="269183.44871508738" table:formula="of:=[.M$6]*[Assumption.$E35]" table:style-name="ce11">
            <text:p>269183</text:p>
          </table:table-cell>
          <table:table-cell table:number-columns-repeated="16371"/>
        </table:table-row>
        <table:table-row table:style-name="ro5">
          <table:table-cell office:value-type="string" table:style-name="ce5">
            <text:p>Patanjali</text:p>
          </table:table-cell>
          <table:table-cell office:value-type="float" office:value="0" table:formula="of:=[.B$6]*[Assumption.$E36]" table:style-name="ce11">
            <text:p>0</text:p>
          </table:table-cell>
          <table:table-cell office:value-type="float" office:value="0" table:formula="of:=[.C$6]*[Assumption.$E36]" table:style-name="ce11">
            <text:p>0</text:p>
          </table:table-cell>
          <table:table-cell office:value-type="float" office:value="0" table:formula="of:=[.D$6]*[Assumption.$E36]" table:style-name="ce11">
            <text:p>0</text:p>
          </table:table-cell>
          <table:table-cell office:value-type="float" office:value="0" table:formula="of:=[.E$6]*[Assumption.$E36]" table:style-name="ce11">
            <text:p>0</text:p>
          </table:table-cell>
          <table:table-cell office:value-type="float" office:value="0" table:formula="of:=[.F$6]*[Assumption.$E36]" table:style-name="ce11">
            <text:p>0</text:p>
          </table:table-cell>
          <table:table-cell office:value-type="float" office:value="0" table:formula="of:=[.G$6]*[Assumption.$E36]" table:style-name="ce11">
            <text:p>0</text:p>
          </table:table-cell>
          <table:table-cell office:value-type="float" office:value="0" table:formula="of:=[.H$6]*[Assumption.$E36]" table:style-name="ce11">
            <text:p>0</text:p>
          </table:table-cell>
          <table:table-cell office:value-type="float" office:value="0" table:formula="of:=[.I$6]*[Assumption.$E36]" table:style-name="ce11">
            <text:p>0</text:p>
          </table:table-cell>
          <table:table-cell office:value-type="float" office:value="0" table:formula="of:=[.J$6]*[Assumption.$E36]" table:style-name="ce11">
            <text:p>0</text:p>
          </table:table-cell>
          <table:table-cell office:value-type="float" office:value="0" table:formula="of:=[.K$6]*[Assumption.$E36]" table:style-name="ce11">
            <text:p>0</text:p>
          </table:table-cell>
          <table:table-cell office:value-type="float" office:value="0" table:formula="of:=[.L$6]*[Assumption.$E36]" table:style-name="ce11">
            <text:p>0</text:p>
          </table:table-cell>
          <table:table-cell office:value-type="float" office:value="0" table:formula="of:=[.M$6]*[Assumption.$E36]"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165000" table:formula="of:=[.B$6]*[Assumption.$E37]" table:style-name="ce11">
            <text:p>165000</text:p>
          </table:table-cell>
          <table:table-cell office:value-type="float" office:value="172507.5" table:formula="of:=[.C$6]*[Assumption.$E37]" table:style-name="ce11">
            <text:p>172508</text:p>
          </table:table-cell>
          <table:table-cell office:value-type="float" office:value="180356.59125000003" table:formula="of:=[.D$6]*[Assumption.$E37]" table:style-name="ce11">
            <text:p>180357</text:p>
          </table:table-cell>
          <table:table-cell office:value-type="float" office:value="188562.81615187501" table:formula="of:=[.E$6]*[Assumption.$E37]" table:style-name="ce11">
            <text:p>188563</text:p>
          </table:table-cell>
          <table:table-cell office:value-type="float" office:value="197142.42428678527" table:formula="of:=[.F$6]*[Assumption.$E37]" table:style-name="ce11">
            <text:p>197142</text:p>
          </table:table-cell>
          <table:table-cell office:value-type="float" office:value="206112.404591834" table:formula="of:=[.G$6]*[Assumption.$E37]" table:style-name="ce11">
            <text:p>206112</text:p>
          </table:table-cell>
          <table:table-cell office:value-type="float" office:value="215490.51900076243" table:formula="of:=[.H$6]*[Assumption.$E37]" table:style-name="ce11">
            <text:p>215491</text:p>
          </table:table-cell>
          <table:table-cell office:value-type="float" office:value="225295.33761529709" table:formula="of:=[.I$6]*[Assumption.$E37]" table:style-name="ce11">
            <text:p>225295</text:p>
          </table:table-cell>
          <table:table-cell office:value-type="float" office:value="235546.27547679309" table:formula="of:=[.J$6]*[Assumption.$E37]" table:style-name="ce11">
            <text:p>235546</text:p>
          </table:table-cell>
          <table:table-cell office:value-type="float" office:value="246263.63101098713" table:formula="of:=[.K$6]*[Assumption.$E37]" table:style-name="ce11">
            <text:p>246264</text:p>
          </table:table-cell>
          <table:table-cell office:value-type="float" office:value="257468.62622198704" table:formula="of:=[.L$6]*[Assumption.$E37]" table:style-name="ce11">
            <text:p>257469</text:p>
          </table:table-cell>
          <table:table-cell office:value-type="float" office:value="269183.44871508738" table:formula="of:=[.M$6]*[Assumption.$E37]" table:style-name="ce11">
            <text:p>269183</text:p>
          </table:table-cell>
          <table:table-cell table:number-columns-repeated="16371"/>
        </table:table-row>
        <table:table-row table:style-name="ro5">
          <table:table-cell office:value-type="string" table:style-name="ce5">
            <text:p>Good Life</text:p>
          </table:table-cell>
          <table:table-cell office:value-type="float" office:value="137500" table:formula="of:=[.B$6]*[Assumption.$E38]" table:style-name="ce11">
            <text:p>137500</text:p>
          </table:table-cell>
          <table:table-cell office:value-type="float" office:value="143756.25" table:formula="of:=[.C$6]*[Assumption.$E38]" table:style-name="ce11">
            <text:p>143756</text:p>
          </table:table-cell>
          <table:table-cell office:value-type="float" office:value="150297.15937500002" table:formula="of:=[.D$6]*[Assumption.$E38]" table:style-name="ce11">
            <text:p>150297</text:p>
          </table:table-cell>
          <table:table-cell office:value-type="float" office:value="157135.68012656251" table:formula="of:=[.E$6]*[Assumption.$E38]" table:style-name="ce11">
            <text:p>157136</text:p>
          </table:table-cell>
          <table:table-cell office:value-type="float" office:value="164285.35357232107" table:formula="of:=[.F$6]*[Assumption.$E38]" table:style-name="ce11">
            <text:p>164285</text:p>
          </table:table-cell>
          <table:table-cell office:value-type="float" office:value="171760.33715986166" table:formula="of:=[.G$6]*[Assumption.$E38]" table:style-name="ce11">
            <text:p>171760</text:p>
          </table:table-cell>
          <table:table-cell office:value-type="float" office:value="179575.43250063536" table:formula="of:=[.H$6]*[Assumption.$E38]" table:style-name="ce11">
            <text:p>179575</text:p>
          </table:table-cell>
          <table:table-cell office:value-type="float" office:value="187746.11467941426" table:formula="of:=[.I$6]*[Assumption.$E38]" table:style-name="ce11">
            <text:p>187746</text:p>
          </table:table-cell>
          <table:table-cell office:value-type="float" office:value="196288.56289732759" table:formula="of:=[.J$6]*[Assumption.$E38]" table:style-name="ce11">
            <text:p>196289</text:p>
          </table:table-cell>
          <table:table-cell office:value-type="float" office:value="205219.69250915595" table:formula="of:=[.K$6]*[Assumption.$E38]" table:style-name="ce11">
            <text:p>205220</text:p>
          </table:table-cell>
          <table:table-cell office:value-type="float" office:value="214557.18851832254" table:formula="of:=[.L$6]*[Assumption.$E38]" table:style-name="ce11">
            <text:p>214557</text:p>
          </table:table-cell>
          <table:table-cell office:value-type="float" office:value="224319.54059590618" table:formula="of:=[.M$6]*[Assumption.$E38]" table:style-name="ce11">
            <text:p>224320</text:p>
          </table:table-cell>
          <table:table-cell table:number-columns-repeated="16371"/>
        </table:table-row>
        <table:table-row table:style-name="ro5">
          <table:table-cell office:value-type="string" table:style-name="ce5">
            <text:p>Classic Harvest</text:p>
          </table:table-cell>
          <table:table-cell office:value-type="float" office:value="82500" table:formula="of:=[.B$6]*[Assumption.$E39]" table:style-name="ce11">
            <text:p>82500</text:p>
          </table:table-cell>
          <table:table-cell office:value-type="float" office:value="86253.75" table:formula="of:=[.C$6]*[Assumption.$E39]" table:style-name="ce11">
            <text:p>86254</text:p>
          </table:table-cell>
          <table:table-cell office:value-type="float" office:value="90178.295625000013" table:formula="of:=[.D$6]*[Assumption.$E39]" table:style-name="ce11">
            <text:p>90178</text:p>
          </table:table-cell>
          <table:table-cell office:value-type="float" office:value="94281.408075937507" table:formula="of:=[.E$6]*[Assumption.$E39]" table:style-name="ce11">
            <text:p>94281</text:p>
          </table:table-cell>
          <table:table-cell office:value-type="float" office:value="98571.212143392637" table:formula="of:=[.F$6]*[Assumption.$E39]" table:style-name="ce11">
            <text:p>98571</text:p>
          </table:table-cell>
          <table:table-cell office:value-type="float" office:value="103056.202295917" table:formula="of:=[.G$6]*[Assumption.$E39]" table:style-name="ce11">
            <text:p>103056</text:p>
          </table:table-cell>
          <table:table-cell office:value-type="float" office:value="107745.25950038122" table:formula="of:=[.H$6]*[Assumption.$E39]" table:style-name="ce11">
            <text:p>107745</text:p>
          </table:table-cell>
          <table:table-cell office:value-type="float" office:value="112647.66880764854" table:formula="of:=[.I$6]*[Assumption.$E39]" table:style-name="ce11">
            <text:p>112648</text:p>
          </table:table-cell>
          <table:table-cell office:value-type="float" office:value="117773.13773839654" table:formula="of:=[.J$6]*[Assumption.$E39]" table:style-name="ce11">
            <text:p>117773</text:p>
          </table:table-cell>
          <table:table-cell office:value-type="float" office:value="123131.81550549356" table:formula="of:=[.K$6]*[Assumption.$E39]" table:style-name="ce11">
            <text:p>123132</text:p>
          </table:table-cell>
          <table:table-cell office:value-type="float" office:value="128734.31311099352" table:formula="of:=[.L$6]*[Assumption.$E39]" table:style-name="ce11">
            <text:p>128734</text:p>
          </table:table-cell>
          <table:table-cell office:value-type="float" office:value="134591.72435754369" table:formula="of:=[.M$6]*[Assumption.$E39]" table:style-name="ce11">
            <text:p>134592</text:p>
          </table:table-cell>
          <table:table-cell table:number-columns-repeated="16371"/>
        </table:table-row>
        <table:table-row table:style-name="ro5">
          <table:table-cell office:value-type="string" table:style-name="ce5">
            <text:p>Others</text:p>
          </table:table-cell>
          <table:table-cell office:value-type="float" office:value="0" table:formula="of:=[.B$6]*[Assumption.$E40]" table:style-name="ce11">
            <text:p>0</text:p>
          </table:table-cell>
          <table:table-cell office:value-type="float" office:value="0" table:formula="of:=[.C$6]*[Assumption.$E40]" table:style-name="ce11">
            <text:p>0</text:p>
          </table:table-cell>
          <table:table-cell office:value-type="float" office:value="0" table:formula="of:=[.D$6]*[Assumption.$E40]" table:style-name="ce11">
            <text:p>0</text:p>
          </table:table-cell>
          <table:table-cell office:value-type="float" office:value="0" table:formula="of:=[.E$6]*[Assumption.$E40]" table:style-name="ce11">
            <text:p>0</text:p>
          </table:table-cell>
          <table:table-cell office:value-type="float" office:value="0" table:formula="of:=[.F$6]*[Assumption.$E40]" table:style-name="ce11">
            <text:p>0</text:p>
          </table:table-cell>
          <table:table-cell office:value-type="float" office:value="0" table:formula="of:=[.G$6]*[Assumption.$E40]" table:style-name="ce11">
            <text:p>0</text:p>
          </table:table-cell>
          <table:table-cell office:value-type="float" office:value="0" table:formula="of:=[.H$6]*[Assumption.$E40]" table:style-name="ce11">
            <text:p>0</text:p>
          </table:table-cell>
          <table:table-cell office:value-type="float" office:value="0" table:formula="of:=[.I$6]*[Assumption.$E40]" table:style-name="ce11">
            <text:p>0</text:p>
          </table:table-cell>
          <table:table-cell office:value-type="float" office:value="0" table:formula="of:=[.J$6]*[Assumption.$E40]" table:style-name="ce11">
            <text:p>0</text:p>
          </table:table-cell>
          <table:table-cell office:value-type="float" office:value="0" table:formula="of:=[.K$6]*[Assumption.$E40]" table:style-name="ce11">
            <text:p>0</text:p>
          </table:table-cell>
          <table:table-cell office:value-type="float" office:value="0" table:formula="of:=[.L$6]*[Assumption.$E40]" table:style-name="ce11">
            <text:p>0</text:p>
          </table:table-cell>
          <table:table-cell office:value-type="float" office:value="0" table:formula="of:=[.M$6]*[Assumption.$E40]" table:style-name="ce11">
            <text:p>0</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ice</text:p>
          </table:table-cell>
          <table:table-cell table:number-columns-repeated="16383" table:style-name="ce1"/>
        </table:table-row>
        <table:table-row table:style-name="ro5">
          <table:table-cell office:value-type="string" table:style-name="ce5">
            <text:p>Fortune</text:p>
          </table:table-cell>
          <table:table-cell office:value-type="float" office:value="330000" table:formula="of:=[.B$7]*[Assumption.$F35]" table:style-name="ce11">
            <text:p>330000</text:p>
          </table:table-cell>
          <table:table-cell office:value-type="float" office:value="347547.75" table:formula="of:=[.C$7]*[Assumption.$F35]" table:style-name="ce11">
            <text:p>347548</text:p>
          </table:table-cell>
          <table:table-cell office:value-type="float" office:value="366028.60160625004" table:formula="of:=[.D$7]*[Assumption.$F35]" table:style-name="ce11">
            <text:p>366029</text:p>
          </table:table-cell>
          <table:table-cell office:value-type="float" office:value="385492.17249666236" table:formula="of:=[.E$7]*[Assumption.$F35]" table:style-name="ce11">
            <text:p>385492</text:p>
          </table:table-cell>
          <table:table-cell office:value-type="float" office:value="405990.71876917244" table:formula="of:=[.F$7]*[Assumption.$F35]" table:style-name="ce11">
            <text:p>405991</text:p>
          </table:table-cell>
          <table:table-cell office:value-type="float" office:value="427579.27523972321" table:formula="of:=[.G$7]*[Assumption.$F35]" table:style-name="ce11">
            <text:p>427579</text:p>
          </table:table-cell>
          <table:table-cell office:value-type="float" office:value="450315.80320059549" table:formula="of:=[.H$7]*[Assumption.$F35]" table:style-name="ce11">
            <text:p>450316</text:p>
          </table:table-cell>
          <table:table-cell office:value-type="float" office:value="474261.34603578714" table:formula="of:=[.I$7]*[Assumption.$F35]" table:style-name="ce11">
            <text:p>474261</text:p>
          </table:table-cell>
          <table:table-cell office:value-type="float" office:value="499480.19311124017" table:formula="of:=[.J$7]*[Assumption.$F35]" table:style-name="ce11">
            <text:p>499480</text:p>
          </table:table-cell>
          <table:table-cell office:value-type="float" office:value="526040.05237993028" table:formula="of:=[.K$7]*[Assumption.$F35]" table:style-name="ce11">
            <text:p>526040</text:p>
          </table:table-cell>
          <table:table-cell office:value-type="float" office:value="554012.232165233" table:formula="of:=[.L$7]*[Assumption.$F35]" table:style-name="ce11">
            <text:p>554012</text:p>
          </table:table-cell>
          <table:table-cell office:value-type="float" office:value="583471.83261061914" table:formula="of:=[.M$7]*[Assumption.$F35]" table:style-name="ce11">
            <text:p>583472</text:p>
          </table:table-cell>
          <table:table-cell table:number-columns-repeated="16371"/>
        </table:table-row>
        <table:table-row table:style-name="ro5">
          <table:table-cell office:value-type="string" table:style-name="ce5">
            <text:p>Patanjali</text:p>
          </table:table-cell>
          <table:table-cell office:value-type="float" office:value="330000" table:formula="of:=[.B$7]*[Assumption.$F36]" table:style-name="ce11">
            <text:p>330000</text:p>
          </table:table-cell>
          <table:table-cell office:value-type="float" office:value="347547.75" table:formula="of:=[.C$7]*[Assumption.$F36]" table:style-name="ce11">
            <text:p>347548</text:p>
          </table:table-cell>
          <table:table-cell office:value-type="float" office:value="366028.60160625004" table:formula="of:=[.D$7]*[Assumption.$F36]" table:style-name="ce11">
            <text:p>366029</text:p>
          </table:table-cell>
          <table:table-cell office:value-type="float" office:value="385492.17249666236" table:formula="of:=[.E$7]*[Assumption.$F36]" table:style-name="ce11">
            <text:p>385492</text:p>
          </table:table-cell>
          <table:table-cell office:value-type="float" office:value="405990.71876917244" table:formula="of:=[.F$7]*[Assumption.$F36]" table:style-name="ce11">
            <text:p>405991</text:p>
          </table:table-cell>
          <table:table-cell office:value-type="float" office:value="427579.27523972321" table:formula="of:=[.G$7]*[Assumption.$F36]" table:style-name="ce11">
            <text:p>427579</text:p>
          </table:table-cell>
          <table:table-cell office:value-type="float" office:value="450315.80320059549" table:formula="of:=[.H$7]*[Assumption.$F36]" table:style-name="ce11">
            <text:p>450316</text:p>
          </table:table-cell>
          <table:table-cell office:value-type="float" office:value="474261.34603578714" table:formula="of:=[.I$7]*[Assumption.$F36]" table:style-name="ce11">
            <text:p>474261</text:p>
          </table:table-cell>
          <table:table-cell office:value-type="float" office:value="499480.19311124017" table:formula="of:=[.J$7]*[Assumption.$F36]" table:style-name="ce11">
            <text:p>499480</text:p>
          </table:table-cell>
          <table:table-cell office:value-type="float" office:value="526040.05237993028" table:formula="of:=[.K$7]*[Assumption.$F36]" table:style-name="ce11">
            <text:p>526040</text:p>
          </table:table-cell>
          <table:table-cell office:value-type="float" office:value="554012.232165233" table:formula="of:=[.L$7]*[Assumption.$F36]" table:style-name="ce11">
            <text:p>554012</text:p>
          </table:table-cell>
          <table:table-cell office:value-type="float" office:value="583471.83261061914" table:formula="of:=[.M$7]*[Assumption.$F36]" table:style-name="ce11">
            <text:p>583472</text:p>
          </table:table-cell>
          <table:table-cell table:number-columns-repeated="16371"/>
        </table:table-row>
        <table:table-row table:style-name="ro5">
          <table:table-cell office:value-type="string" table:style-name="ce5">
            <text:p>Organic Tattva</text:p>
          </table:table-cell>
          <table:table-cell office:value-type="float" office:value="330000" table:formula="of:=[.B$7]*[Assumption.$F37]" table:style-name="ce11">
            <text:p>330000</text:p>
          </table:table-cell>
          <table:table-cell office:value-type="float" office:value="347547.75" table:formula="of:=[.C$7]*[Assumption.$F37]" table:style-name="ce11">
            <text:p>347548</text:p>
          </table:table-cell>
          <table:table-cell office:value-type="float" office:value="366028.60160625004" table:formula="of:=[.D$7]*[Assumption.$F37]" table:style-name="ce11">
            <text:p>366029</text:p>
          </table:table-cell>
          <table:table-cell office:value-type="float" office:value="385492.17249666236" table:formula="of:=[.E$7]*[Assumption.$F37]" table:style-name="ce11">
            <text:p>385492</text:p>
          </table:table-cell>
          <table:table-cell office:value-type="float" office:value="405990.71876917244" table:formula="of:=[.F$7]*[Assumption.$F37]" table:style-name="ce11">
            <text:p>405991</text:p>
          </table:table-cell>
          <table:table-cell office:value-type="float" office:value="427579.27523972321" table:formula="of:=[.G$7]*[Assumption.$F37]" table:style-name="ce11">
            <text:p>427579</text:p>
          </table:table-cell>
          <table:table-cell office:value-type="float" office:value="450315.80320059549" table:formula="of:=[.H$7]*[Assumption.$F37]" table:style-name="ce11">
            <text:p>450316</text:p>
          </table:table-cell>
          <table:table-cell office:value-type="float" office:value="474261.34603578714" table:formula="of:=[.I$7]*[Assumption.$F37]" table:style-name="ce11">
            <text:p>474261</text:p>
          </table:table-cell>
          <table:table-cell office:value-type="float" office:value="499480.19311124017" table:formula="of:=[.J$7]*[Assumption.$F37]" table:style-name="ce11">
            <text:p>499480</text:p>
          </table:table-cell>
          <table:table-cell office:value-type="float" office:value="526040.05237993028" table:formula="of:=[.K$7]*[Assumption.$F37]" table:style-name="ce11">
            <text:p>526040</text:p>
          </table:table-cell>
          <table:table-cell office:value-type="float" office:value="554012.232165233" table:formula="of:=[.L$7]*[Assumption.$F37]" table:style-name="ce11">
            <text:p>554012</text:p>
          </table:table-cell>
          <table:table-cell office:value-type="float" office:value="583471.83261061914" table:formula="of:=[.M$7]*[Assumption.$F37]" table:style-name="ce11">
            <text:p>583472</text:p>
          </table:table-cell>
          <table:table-cell table:number-columns-repeated="16371"/>
        </table:table-row>
        <table:table-row table:style-name="ro5">
          <table:table-cell office:value-type="string" table:style-name="ce5">
            <text:p>Good Life</text:p>
          </table:table-cell>
          <table:table-cell office:value-type="float" office:value="0" table:formula="of:=[.B$7]*[Assumption.$F38]" table:style-name="ce11">
            <text:p>0</text:p>
          </table:table-cell>
          <table:table-cell office:value-type="float" office:value="0" table:formula="of:=[.C$7]*[Assumption.$F38]" table:style-name="ce11">
            <text:p>0</text:p>
          </table:table-cell>
          <table:table-cell office:value-type="float" office:value="0" table:formula="of:=[.D$7]*[Assumption.$F38]" table:style-name="ce11">
            <text:p>0</text:p>
          </table:table-cell>
          <table:table-cell office:value-type="float" office:value="0" table:formula="of:=[.E$7]*[Assumption.$F38]" table:style-name="ce11">
            <text:p>0</text:p>
          </table:table-cell>
          <table:table-cell office:value-type="float" office:value="0" table:formula="of:=[.F$7]*[Assumption.$F38]" table:style-name="ce11">
            <text:p>0</text:p>
          </table:table-cell>
          <table:table-cell office:value-type="float" office:value="0" table:formula="of:=[.G$7]*[Assumption.$F38]" table:style-name="ce11">
            <text:p>0</text:p>
          </table:table-cell>
          <table:table-cell office:value-type="float" office:value="0" table:formula="of:=[.H$7]*[Assumption.$F38]" table:style-name="ce11">
            <text:p>0</text:p>
          </table:table-cell>
          <table:table-cell office:value-type="float" office:value="0" table:formula="of:=[.I$7]*[Assumption.$F38]" table:style-name="ce11">
            <text:p>0</text:p>
          </table:table-cell>
          <table:table-cell office:value-type="float" office:value="0" table:formula="of:=[.J$7]*[Assumption.$F38]" table:style-name="ce11">
            <text:p>0</text:p>
          </table:table-cell>
          <table:table-cell office:value-type="float" office:value="0" table:formula="of:=[.K$7]*[Assumption.$F38]" table:style-name="ce11">
            <text:p>0</text:p>
          </table:table-cell>
          <table:table-cell office:value-type="float" office:value="0" table:formula="of:=[.L$7]*[Assumption.$F38]" table:style-name="ce11">
            <text:p>0</text:p>
          </table:table-cell>
          <table:table-cell office:value-type="float" office:value="0" table:formula="of:=[.M$7]*[Assumption.$F38]" table:style-name="ce11">
            <text:p>0</text:p>
          </table:table-cell>
          <table:table-cell table:number-columns-repeated="16371"/>
        </table:table-row>
        <table:table-row table:style-name="ro5">
          <table:table-cell office:value-type="string" table:style-name="ce5">
            <text:p>Classic Harvest</text:p>
          </table:table-cell>
          <table:table-cell office:value-type="float" office:value="363000" table:formula="of:=[.B$7]*[Assumption.$F39]" table:style-name="ce11">
            <text:p>363000</text:p>
          </table:table-cell>
          <table:table-cell office:value-type="float" office:value="382302.52500000002" table:formula="of:=[.C$7]*[Assumption.$F39]" table:style-name="ce11">
            <text:p>382303</text:p>
          </table:table-cell>
          <table:table-cell office:value-type="float" office:value="402631.46176687506" table:formula="of:=[.D$7]*[Assumption.$F39]" table:style-name="ce11">
            <text:p>402631</text:p>
          </table:table-cell>
          <table:table-cell office:value-type="float" office:value="424041.38974632858" table:formula="of:=[.E$7]*[Assumption.$F39]" table:style-name="ce11">
            <text:p>424041</text:p>
          </table:table-cell>
          <table:table-cell office:value-type="float" office:value="446589.79064608971" table:formula="of:=[.F$7]*[Assumption.$F39]" table:style-name="ce11">
            <text:p>446590</text:p>
          </table:table-cell>
          <table:table-cell office:value-type="float" office:value="470337.2027636955" table:formula="of:=[.G$7]*[Assumption.$F39]" table:style-name="ce11">
            <text:p>470337</text:p>
          </table:table-cell>
          <table:table-cell office:value-type="float" office:value="495347.38352065498" table:formula="of:=[.H$7]*[Assumption.$F39]" table:style-name="ce11">
            <text:p>495347</text:p>
          </table:table-cell>
          <table:table-cell office:value-type="float" office:value="521687.48063936579" table:formula="of:=[.I$7]*[Assumption.$F39]" table:style-name="ce11">
            <text:p>521687</text:p>
          </table:table-cell>
          <table:table-cell office:value-type="float" office:value="549428.21242236416" table:formula="of:=[.J$7]*[Assumption.$F39]" table:style-name="ce11">
            <text:p>549428</text:p>
          </table:table-cell>
          <table:table-cell office:value-type="float" office:value="578644.05761792324" table:formula="of:=[.K$7]*[Assumption.$F39]" table:style-name="ce11">
            <text:p>578644</text:p>
          </table:table-cell>
          <table:table-cell office:value-type="float" office:value="609413.4553817563" table:formula="of:=[.L$7]*[Assumption.$F39]" table:style-name="ce11">
            <text:p>609413</text:p>
          </table:table-cell>
          <table:table-cell office:value-type="float" office:value="641819.01587168104" table:formula="of:=[.M$7]*[Assumption.$F39]" table:style-name="ce11">
            <text:p>641819</text:p>
          </table:table-cell>
          <table:table-cell table:number-columns-repeated="16371"/>
        </table:table-row>
        <table:table-row table:style-name="ro5">
          <table:table-cell office:value-type="string" table:style-name="ce5">
            <text:p>Others</text:p>
          </table:table-cell>
          <table:table-cell office:value-type="float" office:value="297000" table:formula="of:=[.B$7]*[Assumption.$F40]" table:style-name="ce11">
            <text:p>297000</text:p>
          </table:table-cell>
          <table:table-cell office:value-type="float" office:value="312792.97499999998" table:formula="of:=[.C$7]*[Assumption.$F40]" table:style-name="ce11">
            <text:p>312793</text:p>
          </table:table-cell>
          <table:table-cell office:value-type="float" office:value="329425.74144562503" table:formula="of:=[.D$7]*[Assumption.$F40]" table:style-name="ce11">
            <text:p>329426</text:p>
          </table:table-cell>
          <table:table-cell office:value-type="float" office:value="346942.95524699608" table:formula="of:=[.E$7]*[Assumption.$F40]" table:style-name="ce11">
            <text:p>346943</text:p>
          </table:table-cell>
          <table:table-cell office:value-type="float" office:value="365391.64689225517" table:formula="of:=[.F$7]*[Assumption.$F40]" table:style-name="ce11">
            <text:p>365392</text:p>
          </table:table-cell>
          <table:table-cell office:value-type="float" office:value="384821.34771575086" table:formula="of:=[.G$7]*[Assumption.$F40]" table:style-name="ce11">
            <text:p>384821</text:p>
          </table:table-cell>
          <table:table-cell office:value-type="float" office:value="405284.22288053588" table:formula="of:=[.H$7]*[Assumption.$F40]" table:style-name="ce11">
            <text:p>405284</text:p>
          </table:table-cell>
          <table:table-cell office:value-type="float" office:value="426835.21143220837" table:formula="of:=[.I$7]*[Assumption.$F40]" table:style-name="ce11">
            <text:p>426835</text:p>
          </table:table-cell>
          <table:table-cell office:value-type="float" office:value="449532.17380011611" table:formula="of:=[.J$7]*[Assumption.$F40]" table:style-name="ce11">
            <text:p>449532</text:p>
          </table:table-cell>
          <table:table-cell office:value-type="float" office:value="473436.04714193719" table:formula="of:=[.K$7]*[Assumption.$F40]" table:style-name="ce11">
            <text:p>473436</text:p>
          </table:table-cell>
          <table:table-cell office:value-type="float" office:value="498611.00894870964" table:formula="of:=[.L$7]*[Assumption.$F40]" table:style-name="ce11">
            <text:p>498611</text:p>
          </table:table-cell>
          <table:table-cell office:value-type="float" office:value="525124.64934955724" table:formula="of:=[.M$7]*[Assumption.$F40]" table:style-name="ce11">
            <text:p>525125</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Sugar</text:p>
          </table:table-cell>
          <table:table-cell table:number-columns-repeated="16383" table:style-name="ce1"/>
        </table:table-row>
        <table:table-row table:style-name="ro5">
          <table:table-cell office:value-type="string" table:style-name="ce5">
            <text:p>Fortune</text:p>
          </table:table-cell>
          <table:table-cell office:value-type="float" office:value="72000" table:formula="of:=[.B$8]*[Assumption.$G35]" table:style-name="ce11">
            <text:p>72000</text:p>
          </table:table-cell>
          <table:table-cell office:value-type="float" office:value="74725.2" table:formula="of:=[.C$8]*[Assumption.$G35]" table:style-name="ce11">
            <text:p>74725</text:p>
          </table:table-cell>
          <table:table-cell office:value-type="float" office:value="77553.548820000011" table:formula="of:=[.D$8]*[Assumption.$G35]" table:style-name="ce11">
            <text:p>77554</text:p>
          </table:table-cell>
          <table:table-cell office:value-type="float" office:value="80488.950642837022" table:formula="of:=[.E$8]*[Assumption.$G35]" table:style-name="ce11">
            <text:p>80489</text:p>
          </table:table-cell>
          <table:table-cell office:value-type="float" office:value="83535.457424668421" table:formula="of:=[.F$8]*[Assumption.$G35]" table:style-name="ce11">
            <text:p>83535</text:p>
          </table:table-cell>
          <table:table-cell office:value-type="float" office:value="86697.274488192124" table:formula="of:=[.G$8]*[Assumption.$G35]" table:style-name="ce11">
            <text:p>86697</text:p>
          </table:table-cell>
          <table:table-cell office:value-type="float" office:value="89978.766327570193" table:formula="of:=[.H$8]*[Assumption.$G35]" table:style-name="ce11">
            <text:p>89979</text:p>
          </table:table-cell>
          <table:table-cell office:value-type="float" office:value="93384.462633068732" table:formula="of:=[.I$8]*[Assumption.$G35]" table:style-name="ce11">
            <text:p>93384</text:p>
          </table:table-cell>
          <table:table-cell office:value-type="float" office:value="96919.06454373039" table:formula="of:=[.J$8]*[Assumption.$G35]" table:style-name="ce11">
            <text:p>96919</text:p>
          </table:table-cell>
          <table:table-cell office:value-type="float" office:value="100587.45113671059" table:formula="of:=[.K$8]*[Assumption.$G35]" table:style-name="ce11">
            <text:p>100587</text:p>
          </table:table-cell>
          <table:table-cell office:value-type="float" office:value="104394.6861622351" table:formula="of:=[.L$8]*[Assumption.$G35]" table:style-name="ce11">
            <text:p>104395</text:p>
          </table:table-cell>
          <table:table-cell office:value-type="float" office:value="108346.0250334757" table:formula="of:=[.M$8]*[Assumption.$G35]" table:style-name="ce11">
            <text:p>108346</text:p>
          </table:table-cell>
          <table:table-cell table:number-columns-repeated="16371"/>
        </table:table-row>
        <table:table-row table:style-name="ro5">
          <table:table-cell office:value-type="string" table:style-name="ce5">
            <text:p>Patanjali</text:p>
          </table:table-cell>
          <table:table-cell office:value-type="float" office:value="0" table:formula="of:=[.B$8]*[Assumption.$G36]" table:style-name="ce11">
            <text:p>0</text:p>
          </table:table-cell>
          <table:table-cell office:value-type="float" office:value="0" table:formula="of:=[.C$8]*[Assumption.$G36]" table:style-name="ce11">
            <text:p>0</text:p>
          </table:table-cell>
          <table:table-cell office:value-type="float" office:value="0" table:formula="of:=[.D$8]*[Assumption.$G36]" table:style-name="ce11">
            <text:p>0</text:p>
          </table:table-cell>
          <table:table-cell office:value-type="float" office:value="0" table:formula="of:=[.E$8]*[Assumption.$G36]" table:style-name="ce11">
            <text:p>0</text:p>
          </table:table-cell>
          <table:table-cell office:value-type="float" office:value="0" table:formula="of:=[.F$8]*[Assumption.$G36]" table:style-name="ce11">
            <text:p>0</text:p>
          </table:table-cell>
          <table:table-cell office:value-type="float" office:value="0" table:formula="of:=[.G$8]*[Assumption.$G36]" table:style-name="ce11">
            <text:p>0</text:p>
          </table:table-cell>
          <table:table-cell office:value-type="float" office:value="0" table:formula="of:=[.H$8]*[Assumption.$G36]" table:style-name="ce11">
            <text:p>0</text:p>
          </table:table-cell>
          <table:table-cell office:value-type="float" office:value="0" table:formula="of:=[.I$8]*[Assumption.$G36]" table:style-name="ce11">
            <text:p>0</text:p>
          </table:table-cell>
          <table:table-cell office:value-type="float" office:value="0" table:formula="of:=[.J$8]*[Assumption.$G36]" table:style-name="ce11">
            <text:p>0</text:p>
          </table:table-cell>
          <table:table-cell office:value-type="float" office:value="0" table:formula="of:=[.K$8]*[Assumption.$G36]" table:style-name="ce11">
            <text:p>0</text:p>
          </table:table-cell>
          <table:table-cell office:value-type="float" office:value="0" table:formula="of:=[.L$8]*[Assumption.$G36]" table:style-name="ce11">
            <text:p>0</text:p>
          </table:table-cell>
          <table:table-cell office:value-type="float" office:value="0" table:formula="of:=[.M$8]*[Assumption.$G36]"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90000" table:formula="of:=[.B$8]*[Assumption.$G37]" table:style-name="ce11">
            <text:p>90000</text:p>
          </table:table-cell>
          <table:table-cell office:value-type="float" office:value="93406.5" table:formula="of:=[.C$8]*[Assumption.$G37]" table:style-name="ce11">
            <text:p>93407</text:p>
          </table:table-cell>
          <table:table-cell office:value-type="float" office:value="96941.936025000003" table:formula="of:=[.D$8]*[Assumption.$G37]" table:style-name="ce11">
            <text:p>96942</text:p>
          </table:table-cell>
          <table:table-cell office:value-type="float" office:value="100611.18830354627" table:formula="of:=[.E$8]*[Assumption.$G37]" table:style-name="ce11">
            <text:p>100611</text:p>
          </table:table-cell>
          <table:table-cell office:value-type="float" office:value="104419.32178083551" table:formula="of:=[.F$8]*[Assumption.$G37]" table:style-name="ce11">
            <text:p>104419</text:p>
          </table:table-cell>
          <table:table-cell office:value-type="float" office:value="108371.59311024015" table:formula="of:=[.G$8]*[Assumption.$G37]" table:style-name="ce11">
            <text:p>108372</text:p>
          </table:table-cell>
          <table:table-cell office:value-type="float" office:value="112473.45790946274" table:formula="of:=[.H$8]*[Assumption.$G37]" table:style-name="ce11">
            <text:p>112473</text:p>
          </table:table-cell>
          <table:table-cell office:value-type="float" office:value="116730.57829133591" table:formula="of:=[.I$8]*[Assumption.$G37]" table:style-name="ce11">
            <text:p>116731</text:p>
          </table:table-cell>
          <table:table-cell office:value-type="float" office:value="121148.83067966298" table:formula="of:=[.J$8]*[Assumption.$G37]" table:style-name="ce11">
            <text:p>121149</text:p>
          </table:table-cell>
          <table:table-cell office:value-type="float" office:value="125734.31392088823" table:formula="of:=[.K$8]*[Assumption.$G37]" table:style-name="ce11">
            <text:p>125734</text:p>
          </table:table-cell>
          <table:table-cell office:value-type="float" office:value="130493.35770279386" table:formula="of:=[.L$8]*[Assumption.$G37]" table:style-name="ce11">
            <text:p>130493</text:p>
          </table:table-cell>
          <table:table-cell office:value-type="float" office:value="135432.53129184461" table:formula="of:=[.M$8]*[Assumption.$G37]" table:style-name="ce11">
            <text:p>135433</text:p>
          </table:table-cell>
          <table:table-cell table:number-columns-repeated="16371"/>
        </table:table-row>
        <table:table-row table:style-name="ro5">
          <table:table-cell office:value-type="string" table:style-name="ce5">
            <text:p>Good Life</text:p>
          </table:table-cell>
          <table:table-cell office:value-type="float" office:value="54000" table:formula="of:=[.B$8]*[Assumption.$G38]" table:style-name="ce11">
            <text:p>54000</text:p>
          </table:table-cell>
          <table:table-cell office:value-type="float" office:value="56043.9" table:formula="of:=[.C$8]*[Assumption.$G38]" table:style-name="ce11">
            <text:p>56044</text:p>
          </table:table-cell>
          <table:table-cell office:value-type="float" office:value="58165.161614999997" table:formula="of:=[.D$8]*[Assumption.$G38]" table:style-name="ce11">
            <text:p>58165</text:p>
          </table:table-cell>
          <table:table-cell office:value-type="float" office:value="60366.712982127756" table:formula="of:=[.E$8]*[Assumption.$G38]" table:style-name="ce11">
            <text:p>60367</text:p>
          </table:table-cell>
          <table:table-cell office:value-type="float" office:value="62651.593068501301" table:formula="of:=[.F$8]*[Assumption.$G38]" table:style-name="ce11">
            <text:p>62652</text:p>
          </table:table-cell>
          <table:table-cell office:value-type="float" office:value="65022.95586614409" table:formula="of:=[.G$8]*[Assumption.$G38]" table:style-name="ce11">
            <text:p>65023</text:p>
          </table:table-cell>
          <table:table-cell office:value-type="float" office:value="67484.074745677644" table:formula="of:=[.H$8]*[Assumption.$G38]" table:style-name="ce11">
            <text:p>67484</text:p>
          </table:table-cell>
          <table:table-cell office:value-type="float" office:value="70038.346974801549" table:formula="of:=[.I$8]*[Assumption.$G38]" table:style-name="ce11">
            <text:p>70038</text:p>
          </table:table-cell>
          <table:table-cell office:value-type="float" office:value="72689.298407797789" table:formula="of:=[.J$8]*[Assumption.$G38]" table:style-name="ce11">
            <text:p>72689</text:p>
          </table:table-cell>
          <table:table-cell office:value-type="float" office:value="75440.588352532941" table:formula="of:=[.K$8]*[Assumption.$G38]" table:style-name="ce11">
            <text:p>75441</text:p>
          </table:table-cell>
          <table:table-cell office:value-type="float" office:value="78296.01462167631" table:formula="of:=[.L$8]*[Assumption.$G38]" table:style-name="ce11">
            <text:p>78296</text:p>
          </table:table-cell>
          <table:table-cell office:value-type="float" office:value="81259.518775106771" table:formula="of:=[.M$8]*[Assumption.$G38]" table:style-name="ce11">
            <text:p>81260</text:p>
          </table:table-cell>
          <table:table-cell table:number-columns-repeated="16371"/>
        </table:table-row>
        <table:table-row table:style-name="ro5">
          <table:table-cell office:value-type="string" table:style-name="ce5">
            <text:p>Classic Harvest</text:p>
          </table:table-cell>
          <table:table-cell office:value-type="float" office:value="108000" table:formula="of:=[.B$8]*[Assumption.$G39]" table:style-name="ce11">
            <text:p>108000</text:p>
          </table:table-cell>
          <table:table-cell office:value-type="float" office:value="112087.8" table:formula="of:=[.C$8]*[Assumption.$G39]" table:style-name="ce11">
            <text:p>112088</text:p>
          </table:table-cell>
          <table:table-cell office:value-type="float" office:value="116330.32322999999" table:formula="of:=[.D$8]*[Assumption.$G39]" table:style-name="ce11">
            <text:p>116330</text:p>
          </table:table-cell>
          <table:table-cell office:value-type="float" office:value="120733.42596425551" table:formula="of:=[.E$8]*[Assumption.$G39]" table:style-name="ce11">
            <text:p>120733</text:p>
          </table:table-cell>
          <table:table-cell office:value-type="float" office:value="125303.1861370026" table:formula="of:=[.F$8]*[Assumption.$G39]" table:style-name="ce11">
            <text:p>125303</text:p>
          </table:table-cell>
          <table:table-cell office:value-type="float" office:value="130045.91173228818" table:formula="of:=[.G$8]*[Assumption.$G39]" table:style-name="ce11">
            <text:p>130046</text:p>
          </table:table-cell>
          <table:table-cell office:value-type="float" office:value="134968.14949135529" table:formula="of:=[.H$8]*[Assumption.$G39]" table:style-name="ce11">
            <text:p>134968</text:p>
          </table:table-cell>
          <table:table-cell office:value-type="float" office:value="140076.6939496031" table:formula="of:=[.I$8]*[Assumption.$G39]" table:style-name="ce11">
            <text:p>140077</text:p>
          </table:table-cell>
          <table:table-cell office:value-type="float" office:value="145378.59681559558" table:formula="of:=[.J$8]*[Assumption.$G39]" table:style-name="ce11">
            <text:p>145379</text:p>
          </table:table-cell>
          <table:table-cell office:value-type="float" office:value="150881.17670506588" table:formula="of:=[.K$8]*[Assumption.$G39]" table:style-name="ce11">
            <text:p>150881</text:p>
          </table:table-cell>
          <table:table-cell office:value-type="float" office:value="156592.02924335262" table:formula="of:=[.L$8]*[Assumption.$G39]" table:style-name="ce11">
            <text:p>156592</text:p>
          </table:table-cell>
          <table:table-cell office:value-type="float" office:value="162519.03755021354" table:formula="of:=[.M$8]*[Assumption.$G39]" table:style-name="ce11">
            <text:p>162519</text:p>
          </table:table-cell>
          <table:table-cell table:number-columns-repeated="16371"/>
        </table:table-row>
        <table:table-row table:style-name="ro5">
          <table:table-cell office:value-type="string" table:style-name="ce5">
            <text:p>Others</text:p>
          </table:table-cell>
          <table:table-cell office:value-type="float" office:value="36000" table:formula="of:=[.B$8]*[Assumption.$G40]" table:style-name="ce11">
            <text:p>36000</text:p>
          </table:table-cell>
          <table:table-cell office:value-type="float" office:value="37362.6" table:formula="of:=[.C$8]*[Assumption.$G40]" table:style-name="ce11">
            <text:p>37363</text:p>
          </table:table-cell>
          <table:table-cell office:value-type="float" office:value="38776.774410000005" table:formula="of:=[.D$8]*[Assumption.$G40]" table:style-name="ce11">
            <text:p>38777</text:p>
          </table:table-cell>
          <table:table-cell office:value-type="float" office:value="40244.475321418511" table:formula="of:=[.E$8]*[Assumption.$G40]" table:style-name="ce11">
            <text:p>40244</text:p>
          </table:table-cell>
          <table:table-cell office:value-type="float" office:value="41767.72871233421" table:formula="of:=[.F$8]*[Assumption.$G40]" table:style-name="ce11">
            <text:p>41768</text:p>
          </table:table-cell>
          <table:table-cell office:value-type="float" office:value="43348.637244096062" table:formula="of:=[.G$8]*[Assumption.$G40]" table:style-name="ce11">
            <text:p>43349</text:p>
          </table:table-cell>
          <table:table-cell office:value-type="float" office:value="44989.383163785096" table:formula="of:=[.H$8]*[Assumption.$G40]" table:style-name="ce11">
            <text:p>44989</text:p>
          </table:table-cell>
          <table:table-cell office:value-type="float" office:value="46692.231316534366" table:formula="of:=[.I$8]*[Assumption.$G40]" table:style-name="ce11">
            <text:p>46692</text:p>
          </table:table-cell>
          <table:table-cell office:value-type="float" office:value="48459.532271865195" table:formula="of:=[.J$8]*[Assumption.$G40]" table:style-name="ce11">
            <text:p>48460</text:p>
          </table:table-cell>
          <table:table-cell office:value-type="float" office:value="50293.725568355294" table:formula="of:=[.K$8]*[Assumption.$G40]" table:style-name="ce11">
            <text:p>50294</text:p>
          </table:table-cell>
          <table:table-cell office:value-type="float" office:value="52197.343081117549" table:formula="of:=[.L$8]*[Assumption.$G40]" table:style-name="ce11">
            <text:p>52197</text:p>
          </table:table-cell>
          <table:table-cell office:value-type="float" office:value="54173.01251673785" table:formula="of:=[.M$8]*[Assumption.$G40]" table:style-name="ce11">
            <text:p>54173</text:p>
          </table:table-cell>
          <table:table-cell table:number-columns-repeated="16371"/>
        </table:table-row>
        <table:table-row table:style-name="ro6">
          <table:table-cell table:number-columns-repeated="16384"/>
        </table:table-row>
        <table:table-row table:style-name="ro5">
          <table:table-cell office:value-type="string" table:style-name="ce6">
            <text:p>Cost of Goods Sold</text:p>
          </table:table-cell>
          <table:table-cell table:number-columns-repeated="16383" table:style-name="ce1"/>
        </table:table-row>
        <table:table-row table:style-name="ro5">
          <table:table-cell office:value-type="string" table:style-name="ce6">
            <text:p>Atta</text:p>
          </table:table-cell>
          <table:table-cell table:number-columns-repeated="16383" table:style-name="ce1"/>
        </table:table-row>
        <table:table-row table:style-name="ro5">
          <table:table-cell office:value-type="string" table:style-name="ce5">
            <text:p>Fortune</text:p>
          </table:table-cell>
          <table:table-cell office:value-type="float" office:value="226800" table:formula="of:=[.B13]*(1-[Assumption.$B43])" table:style-name="ce11">
            <text:p>226800</text:p>
          </table:table-cell>
          <table:table-cell office:value-type="float" office:value="238281.74999999997" table:formula="of:=[.C13]*(1-[Assumption.$B43])" table:style-name="ce11">
            <text:p>238282</text:p>
          </table:table-cell>
          <table:table-cell office:value-type="float" office:value="250344.76359374996" table:formula="of:=[.D13]*(1-[Assumption.$B43])" table:style-name="ce11">
            <text:p>250345</text:p>
          </table:table-cell>
          <table:table-cell office:value-type="float" office:value="263018.46725068346" table:formula="of:=[.E13]*(1-[Assumption.$B43])" table:style-name="ce11">
            <text:p>263018</text:p>
          </table:table-cell>
          <table:table-cell office:value-type="float" office:value="276333.77715524926" table:formula="of:=[.F13]*(1-[Assumption.$B43])" table:style-name="ce11">
            <text:p>276334</text:p>
          </table:table-cell>
          <table:table-cell office:value-type="float" office:value="290323.17462373379" table:formula="of:=[.G13]*(1-[Assumption.$B43])" table:style-name="ce11">
            <text:p>290323</text:p>
          </table:table-cell>
          <table:table-cell office:value-type="float" office:value="305020.78533906018" table:formula="of:=[.H13]*(1-[Assumption.$B43])" table:style-name="ce11">
            <text:p>305021</text:p>
          </table:table-cell>
          <table:table-cell office:value-type="float" office:value="320462.46259685012" table:formula="of:=[.I13]*(1-[Assumption.$B43])" table:style-name="ce11">
            <text:p>320462</text:p>
          </table:table-cell>
          <table:table-cell office:value-type="float" office:value="336685.87476581562" table:formula="of:=[.J13]*(1-[Assumption.$B43])" table:style-name="ce11">
            <text:p>336686</text:p>
          </table:table-cell>
          <table:table-cell office:value-type="float" office:value="353730.59717583493" table:formula="of:=[.K13]*(1-[Assumption.$B43])" table:style-name="ce11">
            <text:p>353731</text:p>
          </table:table-cell>
          <table:table-cell office:value-type="float" office:value="371638.20865786145" table:formula="of:=[.L13]*(1-[Assumption.$B43])" table:style-name="ce11">
            <text:p>371638</text:p>
          </table:table-cell>
          <table:table-cell office:value-type="float" office:value="390452.39297116571" table:formula="of:=[.M13]*(1-[Assumption.$B43])" table:style-name="ce11">
            <text:p>390452</text:p>
          </table:table-cell>
          <table:table-cell table:number-columns-repeated="16371"/>
        </table:table-row>
        <table:table-row table:style-name="ro5">
          <table:table-cell office:value-type="string" table:style-name="ce5">
            <text:p>Patanjali</text:p>
          </table:table-cell>
          <table:table-cell office:value-type="float" office:value="315900" table:formula="of:=[.B14]*(1-[Assumption.$B44])" table:style-name="ce11">
            <text:p>315900</text:p>
          </table:table-cell>
          <table:table-cell office:value-type="float" office:value="331892.43749999994" table:formula="of:=[.C14]*(1-[Assumption.$B44])" table:style-name="ce11">
            <text:p>331892</text:p>
          </table:table-cell>
          <table:table-cell office:value-type="float" office:value="348694.49214843742" table:formula="of:=[.D14]*(1-[Assumption.$B44])" table:style-name="ce11">
            <text:p>348694</text:p>
          </table:table-cell>
          <table:table-cell office:value-type="float" office:value="366347.15081345203" table:formula="of:=[.E14]*(1-[Assumption.$B44])" table:style-name="ce11">
            <text:p>366347</text:p>
          </table:table-cell>
          <table:table-cell office:value-type="float" office:value="384893.47532338288" table:formula="of:=[.F14]*(1-[Assumption.$B44])" table:style-name="ce11">
            <text:p>384893</text:p>
          </table:table-cell>
          <table:table-cell office:value-type="float" office:value="404378.70751162915" table:formula="of:=[.G14]*(1-[Assumption.$B44])" table:style-name="ce11">
            <text:p>404379</text:p>
          </table:table-cell>
          <table:table-cell office:value-type="float" office:value="424850.37957940524" table:formula="of:=[.H14]*(1-[Assumption.$B44])" table:style-name="ce11">
            <text:p>424850</text:p>
          </table:table-cell>
          <table:table-cell office:value-type="float" office:value="446358.43004561268" table:formula="of:=[.I14]*(1-[Assumption.$B44])" table:style-name="ce11">
            <text:p>446358</text:p>
          </table:table-cell>
          <table:table-cell office:value-type="float" office:value="468955.32556667173" table:formula="of:=[.J14]*(1-[Assumption.$B44])" table:style-name="ce11">
            <text:p>468955</text:p>
          </table:table-cell>
          <table:table-cell office:value-type="float" office:value="492696.18892348435" table:formula="of:=[.K14]*(1-[Assumption.$B44])" table:style-name="ce11">
            <text:p>492696</text:p>
          </table:table-cell>
          <table:table-cell office:value-type="float" office:value="517638.93348773563" table:formula="of:=[.L14]*(1-[Assumption.$B44])" table:style-name="ce11">
            <text:p>517639</text:p>
          </table:table-cell>
          <table:table-cell office:value-type="float" office:value="543844.4044955523" table:formula="of:=[.M14]*(1-[Assumption.$B44])" table:style-name="ce11">
            <text:p>543844</text:p>
          </table:table-cell>
          <table:table-cell table:number-columns-repeated="16371"/>
        </table:table-row>
        <table:table-row table:style-name="ro5">
          <table:table-cell office:value-type="string" table:style-name="ce5">
            <text:p>Organic Tattva</text:p>
          </table:table-cell>
          <table:table-cell office:value-type="float" office:value="121500" table:formula="of:=[.B15]*(1-[Assumption.$B45])" table:style-name="ce11">
            <text:p>121500</text:p>
          </table:table-cell>
          <table:table-cell office:value-type="float" office:value="127650.93749999997" table:formula="of:=[.C15]*(1-[Assumption.$B45])" table:style-name="ce11">
            <text:p>127651</text:p>
          </table:table-cell>
          <table:table-cell office:value-type="float" office:value="134113.26621093747" table:formula="of:=[.D15]*(1-[Assumption.$B45])" table:style-name="ce11">
            <text:p>134113</text:p>
          </table:table-cell>
          <table:table-cell office:value-type="float" office:value="140902.75031286615" table:formula="of:=[.E15]*(1-[Assumption.$B45])" table:style-name="ce11">
            <text:p>140903</text:p>
          </table:table-cell>
          <table:table-cell office:value-type="float" office:value="148035.95204745495" table:formula="of:=[.F15]*(1-[Assumption.$B45])" table:style-name="ce11">
            <text:p>148036</text:p>
          </table:table-cell>
          <table:table-cell office:value-type="float" office:value="155530.27211985737" table:formula="of:=[.G15]*(1-[Assumption.$B45])" table:style-name="ce11">
            <text:p>155530</text:p>
          </table:table-cell>
          <table:table-cell office:value-type="float" office:value="163403.99214592509" table:formula="of:=[.H15]*(1-[Assumption.$B45])" table:style-name="ce11">
            <text:p>163404</text:p>
          </table:table-cell>
          <table:table-cell office:value-type="float" office:value="171676.31924831256" table:formula="of:=[.I15]*(1-[Assumption.$B45])" table:style-name="ce11">
            <text:p>171676</text:p>
          </table:table-cell>
          <table:table-cell office:value-type="float" office:value="180367.43291025836" table:formula="of:=[.J15]*(1-[Assumption.$B45])" table:style-name="ce11">
            <text:p>180367</text:p>
          </table:table-cell>
          <table:table-cell office:value-type="float" office:value="189498.53420134014" table:formula="of:=[.K15]*(1-[Assumption.$B45])" table:style-name="ce11">
            <text:p>189499</text:p>
          </table:table-cell>
          <table:table-cell office:value-type="float" office:value="199091.89749528293" table:formula="of:=[.L15]*(1-[Assumption.$B45])" table:style-name="ce11">
            <text:p>199092</text:p>
          </table:table-cell>
          <table:table-cell office:value-type="float" office:value="209170.92480598163" table:formula="of:=[.M15]*(1-[Assumption.$B45])" table:style-name="ce11">
            <text:p>209171</text:p>
          </table:table-cell>
          <table:table-cell table:number-columns-repeated="16371"/>
        </table:table-row>
        <table:table-row table:style-name="ro5">
          <table:table-cell office:value-type="string" table:style-name="ce5">
            <text:p>Good Life</text:p>
          </table:table-cell>
          <table:table-cell office:value-type="float" office:value="72900" table:formula="of:=[.B16]*(1-[Assumption.$B46])" table:style-name="ce11">
            <text:p>72900</text:p>
          </table:table-cell>
          <table:table-cell office:value-type="float" office:value="76590.562499999985" table:formula="of:=[.C16]*(1-[Assumption.$B46])" table:style-name="ce11">
            <text:p>76591</text:p>
          </table:table-cell>
          <table:table-cell office:value-type="float" office:value="80467.959726562476" table:formula="of:=[.D16]*(1-[Assumption.$B46])" table:style-name="ce11">
            <text:p>80468</text:p>
          </table:table-cell>
          <table:table-cell office:value-type="float" office:value="84541.650187719686" table:formula="of:=[.E16]*(1-[Assumption.$B46])" table:style-name="ce11">
            <text:p>84542</text:p>
          </table:table-cell>
          <table:table-cell office:value-type="float" office:value="88821.571228472967" table:formula="of:=[.F16]*(1-[Assumption.$B46])" table:style-name="ce11">
            <text:p>88822</text:p>
          </table:table-cell>
          <table:table-cell office:value-type="float" office:value="93318.163271914411" table:formula="of:=[.G16]*(1-[Assumption.$B46])" table:style-name="ce11">
            <text:p>93318</text:p>
          </table:table-cell>
          <table:table-cell office:value-type="float" office:value="98042.39528755506" table:formula="of:=[.H16]*(1-[Assumption.$B46])" table:style-name="ce11">
            <text:p>98042</text:p>
          </table:table-cell>
          <table:table-cell office:value-type="float" office:value="103005.79154898754" table:formula="of:=[.I16]*(1-[Assumption.$B46])" table:style-name="ce11">
            <text:p>103006</text:p>
          </table:table-cell>
          <table:table-cell office:value-type="float" office:value="108220.45974615501" table:formula="of:=[.J16]*(1-[Assumption.$B46])" table:style-name="ce11">
            <text:p>108220</text:p>
          </table:table-cell>
          <table:table-cell office:value-type="float" office:value="113699.12052080408" table:formula="of:=[.K16]*(1-[Assumption.$B46])" table:style-name="ce11">
            <text:p>113699</text:p>
          </table:table-cell>
          <table:table-cell office:value-type="float" office:value="119455.13849716977" table:formula="of:=[.L16]*(1-[Assumption.$B46])" table:style-name="ce11">
            <text:p>119455</text:p>
          </table:table-cell>
          <table:table-cell office:value-type="float" office:value="125502.55488358896" table:formula="of:=[.M16]*(1-[Assumption.$B46])" table:style-name="ce11">
            <text:p>125503</text:p>
          </table:table-cell>
          <table:table-cell table:number-columns-repeated="16371"/>
        </table:table-row>
        <table:table-row table:style-name="ro5">
          <table:table-cell office:value-type="string" table:style-name="ce5">
            <text:p>Classic Harvest</text:p>
          </table:table-cell>
          <table:table-cell office:value-type="float" office:value="44550" table:formula="of:=[.B17]*(1-[Assumption.$B47])" table:style-name="ce11">
            <text:p>44550</text:p>
          </table:table-cell>
          <table:table-cell office:value-type="float" office:value="46805.343750000007" table:formula="of:=[.C17]*(1-[Assumption.$B47])" table:style-name="ce11">
            <text:p>46805</text:p>
          </table:table-cell>
          <table:table-cell office:value-type="float" office:value="49174.864277343739" table:formula="of:=[.D17]*(1-[Assumption.$B47])" table:style-name="ce11">
            <text:p>49175</text:p>
          </table:table-cell>
          <table:table-cell office:value-type="float" office:value="51664.341781384261" table:formula="of:=[.E17]*(1-[Assumption.$B47])" table:style-name="ce11">
            <text:p>51664</text:p>
          </table:table-cell>
          <table:table-cell office:value-type="float" office:value="54279.849084066831" table:formula="of:=[.F17]*(1-[Assumption.$B47])" table:style-name="ce11">
            <text:p>54280</text:p>
          </table:table-cell>
          <table:table-cell office:value-type="float" office:value="57027.766443947708" table:formula="of:=[.G17]*(1-[Assumption.$B47])" table:style-name="ce11">
            <text:p>57028</text:p>
          </table:table-cell>
          <table:table-cell office:value-type="float" office:value="59914.797120172545" table:formula="of:=[.H17]*(1-[Assumption.$B47])" table:style-name="ce11">
            <text:p>59915</text:p>
          </table:table-cell>
          <table:table-cell office:value-type="float" office:value="62947.983724381287" table:formula="of:=[.I17]*(1-[Assumption.$B47])" table:style-name="ce11">
            <text:p>62948</text:p>
          </table:table-cell>
          <table:table-cell office:value-type="float" office:value="66134.725400428084" table:formula="of:=[.J17]*(1-[Assumption.$B47])" table:style-name="ce11">
            <text:p>66135</text:p>
          </table:table-cell>
          <table:table-cell office:value-type="float" office:value="69482.795873824725" table:formula="of:=[.K17]*(1-[Assumption.$B47])" table:style-name="ce11">
            <text:p>69483</text:p>
          </table:table-cell>
          <table:table-cell office:value-type="float" office:value="73000.362414937088" table:formula="of:=[.L17]*(1-[Assumption.$B47])" table:style-name="ce11">
            <text:p>73000</text:p>
          </table:table-cell>
          <table:table-cell office:value-type="float" office:value="76696.005762193265" table:formula="of:=[.M17]*(1-[Assumption.$B47])" table:style-name="ce11">
            <text:p>76696</text:p>
          </table:table-cell>
          <table:table-cell table:number-columns-repeated="16371"/>
        </table:table-row>
        <table:table-row table:style-name="ro5">
          <table:table-cell office:value-type="string" table:style-name="ce5">
            <text:p>Others</text:p>
          </table:table-cell>
          <table:table-cell office:value-type="float" office:value="36450" table:formula="of:=[.B18]*(1-[Assumption.$B48])" table:style-name="ce11">
            <text:p>36450</text:p>
          </table:table-cell>
          <table:table-cell office:value-type="float" office:value="38295.281249999993" table:formula="of:=[.C18]*(1-[Assumption.$B48])" table:style-name="ce11">
            <text:p>38295</text:p>
          </table:table-cell>
          <table:table-cell office:value-type="float" office:value="40233.979863281238" table:formula="of:=[.D18]*(1-[Assumption.$B48])" table:style-name="ce11">
            <text:p>40234</text:p>
          </table:table-cell>
          <table:table-cell office:value-type="float" office:value="42270.825093859843" table:formula="of:=[.E18]*(1-[Assumption.$B48])" table:style-name="ce11">
            <text:p>42271</text:p>
          </table:table-cell>
          <table:table-cell office:value-type="float" office:value="44410.785614236484" table:formula="of:=[.F18]*(1-[Assumption.$B48])" table:style-name="ce11">
            <text:p>44411</text:p>
          </table:table-cell>
          <table:table-cell office:value-type="float" office:value="46659.081635957205" table:formula="of:=[.G18]*(1-[Assumption.$B48])" table:style-name="ce11">
            <text:p>46659</text:p>
          </table:table-cell>
          <table:table-cell office:value-type="float" office:value="49021.19764377753" table:formula="of:=[.H18]*(1-[Assumption.$B48])" table:style-name="ce11">
            <text:p>49021</text:p>
          </table:table-cell>
          <table:table-cell office:value-type="float" office:value="51502.895774493772" table:formula="of:=[.I18]*(1-[Assumption.$B48])" table:style-name="ce11">
            <text:p>51503</text:p>
          </table:table-cell>
          <table:table-cell office:value-type="float" office:value="54110.229873077507" table:formula="of:=[.J18]*(1-[Assumption.$B48])" table:style-name="ce11">
            <text:p>54110</text:p>
          </table:table-cell>
          <table:table-cell office:value-type="float" office:value="56849.560260402039" table:formula="of:=[.K18]*(1-[Assumption.$B48])" table:style-name="ce11">
            <text:p>56850</text:p>
          </table:table-cell>
          <table:table-cell office:value-type="float" office:value="59727.569248584885" table:formula="of:=[.L18]*(1-[Assumption.$B48])" table:style-name="ce11">
            <text:p>59728</text:p>
          </table:table-cell>
          <table:table-cell office:value-type="float" office:value="62751.277441794482" table:formula="of:=[.M18]*(1-[Assumption.$B48])" table:style-name="ce11">
            <text:p>62751</text:p>
          </table:table-cell>
          <table:table-cell table:number-columns-repeated="16371"/>
        </table:table-row>
        <table:table-row table:style-name="ro5">
          <table:table-cell office:value-type="string" table:style-name="ce6">
            <text:p>Total</text:p>
          </table:table-cell>
          <table:table-cell office:value-type="float" office:value="818100" table:formula="of:=SUM([.B62:.B67])" table:style-name="ce11">
            <text:p>818100</text:p>
          </table:table-cell>
          <table:table-cell office:value-type="float" office:value="859516.31249999988" table:formula="of:=SUM([.C62:.C67])" table:style-name="ce11">
            <text:p>859516</text:p>
          </table:table-cell>
          <table:table-cell office:value-type="float" office:value="903029.32582031225" table:formula="of:=SUM([.D62:.D67])" table:style-name="ce11">
            <text:p>903029</text:p>
          </table:table-cell>
          <table:table-cell office:value-type="float" office:value="948745.18543996557" table:formula="of:=SUM([.E62:.E67])" table:style-name="ce11">
            <text:p>948745</text:p>
          </table:table-cell>
          <table:table-cell office:value-type="float" office:value="996775.41045286332" table:formula="of:=SUM([.F62:.F67])" table:style-name="ce11">
            <text:p>996775</text:p>
          </table:table-cell>
          <table:table-cell office:value-type="float" office:value="1047237.1656070396" table:formula="of:=SUM([.G62:.G67])" table:style-name="ce11">
            <text:p>1047237</text:p>
          </table:table-cell>
          <table:table-cell office:value-type="float" office:value="1100253.5471158957" table:formula="of:=SUM([.H62:.H67])" table:style-name="ce11">
            <text:p>1100254</text:p>
          </table:table-cell>
          <table:table-cell office:value-type="float" office:value="1155953.8829386379" table:formula="of:=SUM([.I62:.I67])" table:style-name="ce11">
            <text:p>1155954</text:p>
          </table:table-cell>
          <table:table-cell office:value-type="float" office:value="1214474.0482624061" table:formula="of:=SUM([.J62:.J67])" table:style-name="ce11">
            <text:p>1214474</text:p>
          </table:table-cell>
          <table:table-cell office:value-type="float" office:value="1275956.7969556905" table:formula="of:=SUM([.K62:.K67])" table:style-name="ce11">
            <text:p>1275957</text:p>
          </table:table-cell>
          <table:table-cell office:value-type="float" office:value="1340552.1098015718" table:formula="of:=SUM([.L62:.L67])" table:style-name="ce11">
            <text:p>1340552</text:p>
          </table:table-cell>
          <table:table-cell office:value-type="float" office:value="1408417.5603602766" table:formula="of:=SUM([.M62:.M67])" table:style-name="ce11">
            <text:p>1408418</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Besan</text:p>
          </table:table-cell>
          <table:table-cell table:number-columns-repeated="16383" table:style-name="ce1"/>
        </table:table-row>
        <table:table-row table:style-name="ro5">
          <table:table-cell office:value-type="string" table:style-name="ce5">
            <text:p>Fortune</text:p>
          </table:table-cell>
          <table:table-cell office:value-type="float" office:value="92500" table:formula="of:=[.B21]*(1-[Assumption.$C43])" table:style-name="ce11">
            <text:p>92500</text:p>
          </table:table-cell>
          <table:table-cell office:value-type="float" office:value="96001.125" table:formula="of:=[.C21]*(1-[Assumption.$C43])" table:style-name="ce11">
            <text:p>96001</text:p>
          </table:table-cell>
          <table:table-cell office:value-type="float" office:value="99634.767581249995" table:formula="of:=[.D21]*(1-[Assumption.$C43])" table:style-name="ce11">
            <text:p>99635</text:p>
          </table:table-cell>
          <table:table-cell office:value-type="float" office:value="103405.94353420031" table:formula="of:=[.E21]*(1-[Assumption.$C43])" table:style-name="ce11">
            <text:p>103406</text:p>
          </table:table-cell>
          <table:table-cell office:value-type="float" office:value="107319.8584969698" table:formula="of:=[.F21]*(1-[Assumption.$C43])" table:style-name="ce11">
            <text:p>107320</text:p>
          </table:table-cell>
          <table:table-cell office:value-type="float" office:value="111381.91514108011" table:formula="of:=[.G21]*(1-[Assumption.$C43])" table:style-name="ce11">
            <text:p>111382</text:p>
          </table:table-cell>
          <table:table-cell office:value-type="float" office:value="115597.72062917001" table:formula="of:=[.H21]*(1-[Assumption.$C43])" table:style-name="ce11">
            <text:p>115598</text:p>
          </table:table-cell>
          <table:table-cell office:value-type="float" office:value="119973.09435498412" table:formula="of:=[.I21]*(1-[Assumption.$C43])" table:style-name="ce11">
            <text:p>119973</text:p>
          </table:table-cell>
          <table:table-cell office:value-type="float" office:value="124514.07597632028" table:formula="of:=[.J21]*(1-[Assumption.$C43])" table:style-name="ce11">
            <text:p>124514</text:p>
          </table:table-cell>
          <table:table-cell office:value-type="float" office:value="129226.93375202401" table:formula="of:=[.K21]*(1-[Assumption.$C43])" table:style-name="ce11">
            <text:p>129227</text:p>
          </table:table-cell>
          <table:table-cell office:value-type="float" office:value="134118.17319453813" table:formula="of:=[.L21]*(1-[Assumption.$C43])" table:style-name="ce11">
            <text:p>134118</text:p>
          </table:table-cell>
          <table:table-cell office:value-type="float" office:value="139194.5460499514" table:formula="of:=[.M21]*(1-[Assumption.$C43])" table:style-name="ce11">
            <text:p>139195</text:p>
          </table:table-cell>
          <table:table-cell table:number-columns-repeated="16371"/>
        </table:table-row>
        <table:table-row table:style-name="ro5">
          <table:table-cell office:value-type="string" table:style-name="ce5">
            <text:p>Patanjali</text:p>
          </table:table-cell>
          <table:table-cell office:value-type="float" office:value="61050.000000000007" table:formula="of:=[.B22]*(1-[Assumption.$C44])" table:style-name="ce11">
            <text:p>61050</text:p>
          </table:table-cell>
          <table:table-cell office:value-type="float" office:value="63360.7425" table:formula="of:=[.C22]*(1-[Assumption.$C44])" table:style-name="ce11">
            <text:p>63361</text:p>
          </table:table-cell>
          <table:table-cell office:value-type="float" office:value="65758.946603624994" table:formula="of:=[.D22]*(1-[Assumption.$C44])" table:style-name="ce11">
            <text:p>65759</text:p>
          </table:table-cell>
          <table:table-cell office:value-type="float" office:value="68247.922732572202" table:formula="of:=[.E22]*(1-[Assumption.$C44])" table:style-name="ce11">
            <text:p>68248</text:p>
          </table:table-cell>
          <table:table-cell office:value-type="float" office:value="70831.106608000075" table:formula="of:=[.F22]*(1-[Assumption.$C44])" table:style-name="ce11">
            <text:p>70831</text:p>
          </table:table-cell>
          <table:table-cell office:value-type="float" office:value="73512.063993112868" table:formula="of:=[.G22]*(1-[Assumption.$C44])" table:style-name="ce11">
            <text:p>73512</text:p>
          </table:table-cell>
          <table:table-cell office:value-type="float" office:value="76294.495615252206" table:formula="of:=[.H22]*(1-[Assumption.$C44])" table:style-name="ce11">
            <text:p>76294</text:p>
          </table:table-cell>
          <table:table-cell office:value-type="float" office:value="79182.242274289514" table:formula="of:=[.I22]*(1-[Assumption.$C44])" table:style-name="ce11">
            <text:p>79182</text:p>
          </table:table-cell>
          <table:table-cell office:value-type="float" office:value="82179.290144371393" table:formula="of:=[.J22]*(1-[Assumption.$C44])" table:style-name="ce11">
            <text:p>82179</text:p>
          </table:table-cell>
          <table:table-cell office:value-type="float" office:value="85289.776276335848" table:formula="of:=[.K22]*(1-[Assumption.$C44])" table:style-name="ce11">
            <text:p>85290</text:p>
          </table:table-cell>
          <table:table-cell office:value-type="float" office:value="88517.994308395166" table:formula="of:=[.L22]*(1-[Assumption.$C44])" table:style-name="ce11">
            <text:p>88518</text:p>
          </table:table-cell>
          <table:table-cell office:value-type="float" office:value="91868.400392967917" table:formula="of:=[.M22]*(1-[Assumption.$C44])" table:style-name="ce11">
            <text:p>91868</text:p>
          </table:table-cell>
          <table:table-cell table:number-columns-repeated="16371"/>
        </table:table-row>
        <table:table-row table:style-name="ro5">
          <table:table-cell office:value-type="string" table:style-name="ce5">
            <text:p>Organic Tattva</text:p>
          </table:table-cell>
          <table:table-cell office:value-type="float" office:value="35520" table:formula="of:=[.B23]*(1-[Assumption.$C45])" table:style-name="ce11">
            <text:p>35520</text:p>
          </table:table-cell>
          <table:table-cell office:value-type="float" office:value="36864.432000000001" table:formula="of:=[.C23]*(1-[Assumption.$C45])" table:style-name="ce11">
            <text:p>36864</text:p>
          </table:table-cell>
          <table:table-cell office:value-type="float" office:value="38259.750751200001" table:formula="of:=[.D23]*(1-[Assumption.$C45])" table:style-name="ce11">
            <text:p>38260</text:p>
          </table:table-cell>
          <table:table-cell office:value-type="float" office:value="39707.88231713292" table:formula="of:=[.E23]*(1-[Assumption.$C45])" table:style-name="ce11">
            <text:p>39708</text:p>
          </table:table-cell>
          <table:table-cell office:value-type="float" office:value="41210.825662836403" table:formula="of:=[.F23]*(1-[Assumption.$C45])" table:style-name="ce11">
            <text:p>41211</text:p>
          </table:table-cell>
          <table:table-cell office:value-type="float" office:value="42770.655414174762" table:formula="of:=[.G23]*(1-[Assumption.$C45])" table:style-name="ce11">
            <text:p>42771</text:p>
          </table:table-cell>
          <table:table-cell office:value-type="float" office:value="44389.524721601287" table:formula="of:=[.H23]*(1-[Assumption.$C45])" table:style-name="ce11">
            <text:p>44390</text:p>
          </table:table-cell>
          <table:table-cell office:value-type="float" office:value="46069.668232313903" table:formula="of:=[.I23]*(1-[Assumption.$C45])" table:style-name="ce11">
            <text:p>46070</text:p>
          </table:table-cell>
          <table:table-cell office:value-type="float" office:value="47813.405174906991" table:formula="of:=[.J23]*(1-[Assumption.$C45])" table:style-name="ce11">
            <text:p>47813</text:p>
          </table:table-cell>
          <table:table-cell office:value-type="float" office:value="49623.142560777225" table:formula="of:=[.K23]*(1-[Assumption.$C45])" table:style-name="ce11">
            <text:p>49623</text:p>
          </table:table-cell>
          <table:table-cell office:value-type="float" office:value="51501.37850670264" table:formula="of:=[.L23]*(1-[Assumption.$C45])" table:style-name="ce11">
            <text:p>51501</text:p>
          </table:table-cell>
          <table:table-cell office:value-type="float" office:value="53450.705683181346" table:formula="of:=[.M23]*(1-[Assumption.$C45])" table:style-name="ce11">
            <text:p>53451</text:p>
          </table:table-cell>
          <table:table-cell table:number-columns-repeated="16371"/>
        </table:table-row>
        <table:table-row table:style-name="ro5">
          <table:table-cell office:value-type="string" table:style-name="ce5">
            <text:p>Good Life</text:p>
          </table:table-cell>
          <table:table-cell office:value-type="float" office:value="97680" table:formula="of:=[.B24]*(1-[Assumption.$C46])" table:style-name="ce11">
            <text:p>97680</text:p>
          </table:table-cell>
          <table:table-cell office:value-type="float" office:value="101377.18800000001" table:formula="of:=[.C24]*(1-[Assumption.$C46])" table:style-name="ce11">
            <text:p>101377</text:p>
          </table:table-cell>
          <table:table-cell office:value-type="float" office:value="105214.3145658" table:formula="of:=[.D24]*(1-[Assumption.$C46])" table:style-name="ce11">
            <text:p>105214</text:p>
          </table:table-cell>
          <table:table-cell office:value-type="float" office:value="109196.67637211553" table:formula="of:=[.E24]*(1-[Assumption.$C46])" table:style-name="ce11">
            <text:p>109197</text:p>
          </table:table-cell>
          <table:table-cell office:value-type="float" office:value="113329.77057280012" table:formula="of:=[.F24]*(1-[Assumption.$C46])" table:style-name="ce11">
            <text:p>113330</text:p>
          </table:table-cell>
          <table:table-cell office:value-type="float" office:value="117619.30238898059" table:formula="of:=[.G24]*(1-[Assumption.$C46])" table:style-name="ce11">
            <text:p>117619</text:p>
          </table:table-cell>
          <table:table-cell office:value-type="float" office:value="122071.19298440353" table:formula="of:=[.H24]*(1-[Assumption.$C46])" table:style-name="ce11">
            <text:p>122071</text:p>
          </table:table-cell>
          <table:table-cell office:value-type="float" office:value="126691.58763886322" table:formula="of:=[.I24]*(1-[Assumption.$C46])" table:style-name="ce11">
            <text:p>126692</text:p>
          </table:table-cell>
          <table:table-cell office:value-type="float" office:value="131486.86423099422" table:formula="of:=[.J24]*(1-[Assumption.$C46])" table:style-name="ce11">
            <text:p>131487</text:p>
          </table:table-cell>
          <table:table-cell office:value-type="float" office:value="136463.64204213736" table:formula="of:=[.K24]*(1-[Assumption.$C46])" table:style-name="ce11">
            <text:p>136464</text:p>
          </table:table-cell>
          <table:table-cell office:value-type="float" office:value="141628.79089343225" table:formula="of:=[.L24]*(1-[Assumption.$C46])" table:style-name="ce11">
            <text:p>141629</text:p>
          </table:table-cell>
          <table:table-cell office:value-type="float" office:value="146989.44062874868" table:formula="of:=[.M24]*(1-[Assumption.$C46])" table:style-name="ce11">
            <text:p>146989</text:p>
          </table:table-cell>
          <table:table-cell table:number-columns-repeated="16371"/>
        </table:table-row>
        <table:table-row table:style-name="ro5">
          <table:table-cell office:value-type="string" table:style-name="ce5">
            <text:p>Classic Harvest</text:p>
          </table:table-cell>
          <table:table-cell office:value-type="float" office:value="0" table:formula="of:=[.B25]*(1-[Assumption.$C47])" table:style-name="ce11">
            <text:p>0</text:p>
          </table:table-cell>
          <table:table-cell office:value-type="float" office:value="0" table:formula="of:=[.C25]*(1-[Assumption.$C47])" table:style-name="ce11">
            <text:p>0</text:p>
          </table:table-cell>
          <table:table-cell office:value-type="float" office:value="0" table:formula="of:=[.D25]*(1-[Assumption.$C47])" table:style-name="ce11">
            <text:p>0</text:p>
          </table:table-cell>
          <table:table-cell office:value-type="float" office:value="0" table:formula="of:=[.E25]*(1-[Assumption.$C47])" table:style-name="ce11">
            <text:p>0</text:p>
          </table:table-cell>
          <table:table-cell office:value-type="float" office:value="0" table:formula="of:=[.F25]*(1-[Assumption.$C47])" table:style-name="ce11">
            <text:p>0</text:p>
          </table:table-cell>
          <table:table-cell office:value-type="float" office:value="0" table:formula="of:=[.G25]*(1-[Assumption.$C47])" table:style-name="ce11">
            <text:p>0</text:p>
          </table:table-cell>
          <table:table-cell office:value-type="float" office:value="0" table:formula="of:=[.H25]*(1-[Assumption.$C47])" table:style-name="ce11">
            <text:p>0</text:p>
          </table:table-cell>
          <table:table-cell office:value-type="float" office:value="0" table:formula="of:=[.I25]*(1-[Assumption.$C47])" table:style-name="ce11">
            <text:p>0</text:p>
          </table:table-cell>
          <table:table-cell office:value-type="float" office:value="0" table:formula="of:=[.J25]*(1-[Assumption.$C47])" table:style-name="ce11">
            <text:p>0</text:p>
          </table:table-cell>
          <table:table-cell office:value-type="float" office:value="0" table:formula="of:=[.K25]*(1-[Assumption.$C47])" table:style-name="ce11">
            <text:p>0</text:p>
          </table:table-cell>
          <table:table-cell office:value-type="float" office:value="0" table:formula="of:=[.L25]*(1-[Assumption.$C47])" table:style-name="ce11">
            <text:p>0</text:p>
          </table:table-cell>
          <table:table-cell office:value-type="float" office:value="0" table:formula="of:=[.M25]*(1-[Assumption.$C47])" table:style-name="ce11">
            <text:p>0</text:p>
          </table:table-cell>
          <table:table-cell table:number-columns-repeated="16371"/>
        </table:table-row>
        <table:table-row table:style-name="ro5">
          <table:table-cell office:value-type="string" table:style-name="ce5">
            <text:p>Others</text:p>
          </table:table-cell>
          <table:table-cell office:value-type="float" office:value="134680" table:formula="of:=[.B26]*(1-[Assumption.$C48])" table:style-name="ce11">
            <text:p>134680</text:p>
          </table:table-cell>
          <table:table-cell office:value-type="float" office:value="139777.63799999998" table:formula="of:=[.C26]*(1-[Assumption.$C48])" table:style-name="ce11">
            <text:p>139778</text:p>
          </table:table-cell>
          <table:table-cell office:value-type="float" office:value="145068.22159829998" table:formula="of:=[.D26]*(1-[Assumption.$C48])" table:style-name="ce11">
            <text:p>145068</text:p>
          </table:table-cell>
          <table:table-cell office:value-type="float" office:value="150559.05378579567" table:formula="of:=[.E26]*(1-[Assumption.$C48])" table:style-name="ce11">
            <text:p>150559</text:p>
          </table:table-cell>
          <table:table-cell office:value-type="float" office:value="156257.713971588" table:formula="of:=[.F26]*(1-[Assumption.$C48])" table:style-name="ce11">
            <text:p>156258</text:p>
          </table:table-cell>
          <table:table-cell office:value-type="float" office:value="162172.06844541265" table:formula="of:=[.G26]*(1-[Assumption.$C48])" table:style-name="ce11">
            <text:p>162172</text:p>
          </table:table-cell>
          <table:table-cell office:value-type="float" office:value="168310.28123607152" table:formula="of:=[.H26]*(1-[Assumption.$C48])" table:style-name="ce11">
            <text:p>168310</text:p>
          </table:table-cell>
          <table:table-cell office:value-type="float" office:value="174680.82538085687" table:formula="of:=[.I26]*(1-[Assumption.$C48])" table:style-name="ce11">
            <text:p>174681</text:p>
          </table:table-cell>
          <table:table-cell office:value-type="float" office:value="181292.49462152232" table:formula="of:=[.J26]*(1-[Assumption.$C48])" table:style-name="ce11">
            <text:p>181292</text:p>
          </table:table-cell>
          <table:table-cell office:value-type="float" office:value="188154.41554294695" table:formula="of:=[.K26]*(1-[Assumption.$C48])" table:style-name="ce11">
            <text:p>188154</text:p>
          </table:table-cell>
          <table:table-cell office:value-type="float" office:value="195276.06017124752" table:formula="of:=[.L26]*(1-[Assumption.$C48])" table:style-name="ce11">
            <text:p>195276</text:p>
          </table:table-cell>
          <table:table-cell office:value-type="float" office:value="202667.2590487292" table:formula="of:=[.M26]*(1-[Assumption.$C48])" table:style-name="ce11">
            <text:p>202667</text:p>
          </table:table-cell>
          <table:table-cell table:number-columns-repeated="16371"/>
        </table:table-row>
        <table:table-row table:style-name="ro5">
          <table:table-cell office:value-type="string" table:style-name="ce6">
            <text:p>Total</text:p>
          </table:table-cell>
          <table:table-cell office:value-type="float" office:value="421430" table:formula="of:=SUM([.B71:.B76])" table:style-name="ce11">
            <text:p>421430</text:p>
          </table:table-cell>
          <table:table-cell office:value-type="float" office:value="437381.12549999997" table:formula="of:=SUM([.C71:.C76])" table:style-name="ce11">
            <text:p>437381</text:p>
          </table:table-cell>
          <table:table-cell office:value-type="float" office:value="453936.00110017497" table:formula="of:=SUM([.D71:.D76])" table:style-name="ce11">
            <text:p>453936</text:p>
          </table:table-cell>
          <table:table-cell office:value-type="float" office:value="471117.47874181659" table:formula="of:=SUM([.E71:.E76])" table:style-name="ce11">
            <text:p>471117</text:p>
          </table:table-cell>
          <table:table-cell office:value-type="float" office:value="488949.27531219437" table:formula="of:=SUM([.F71:.F76])" table:style-name="ce11">
            <text:p>488949</text:p>
          </table:table-cell>
          <table:table-cell office:value-type="float" office:value="507456.00538276101" table:formula="of:=SUM([.G71:.G76])" table:style-name="ce11">
            <text:p>507456</text:p>
          </table:table-cell>
          <table:table-cell office:value-type="float" office:value="526663.21518649859" table:formula="of:=SUM([.H71:.H76])" table:style-name="ce11">
            <text:p>526663</text:p>
          </table:table-cell>
          <table:table-cell office:value-type="float" office:value="546597.41788130766" table:formula="of:=SUM([.I71:.I76])" table:style-name="ce11">
            <text:p>546597</text:p>
          </table:table-cell>
          <table:table-cell office:value-type="float" office:value="567286.1301481151" table:formula="of:=SUM([.J71:.J76])" table:style-name="ce11">
            <text:p>567286</text:p>
          </table:table-cell>
          <table:table-cell office:value-type="float" office:value="588757.91017422127" table:formula="of:=SUM([.K71:.K76])" table:style-name="ce11">
            <text:p>588758</text:p>
          </table:table-cell>
          <table:table-cell office:value-type="float" office:value="611042.3970743157" table:formula="of:=SUM([.L71:.L76])" table:style-name="ce11">
            <text:p>611042</text:p>
          </table:table-cell>
          <table:table-cell office:value-type="float" office:value="634170.35180357855" table:formula="of:=SUM([.M71:.M76])" table:style-name="ce11">
            <text:p>634170</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awa/Suji</text:p>
          </table:table-cell>
          <table:table-cell table:number-columns-repeated="16383" table:style-name="ce1"/>
        </table:table-row>
        <table:table-row table:style-name="ro5">
          <table:table-cell office:value-type="string" table:style-name="ce5">
            <text:p>Fortune</text:p>
          </table:table-cell>
          <table:table-cell office:value-type="float" office:value="47250" table:formula="of:=[.B29]*(1-[Assumption.$D43])" table:style-name="ce11">
            <text:p>47250</text:p>
          </table:table-cell>
          <table:table-cell office:value-type="float" office:value="48798.028124999997" table:formula="of:=[.C29]*(1-[Assumption.$D43])" table:style-name="ce11">
            <text:p>48798</text:p>
          </table:table-cell>
          <table:table-cell office:value-type="float" office:value="50396.773521445313" table:formula="of:=[.D29]*(1-[Assumption.$D43])" table:style-name="ce11">
            <text:p>50397</text:p>
          </table:table-cell>
          <table:table-cell office:value-type="float" office:value="52047.897813941665" table:formula="of:=[.E29]*(1-[Assumption.$D43])" table:style-name="ce11">
            <text:p>52048</text:p>
          </table:table-cell>
          <table:table-cell office:value-type="float" office:value="53753.117066070925" table:formula="of:=[.F29]*(1-[Assumption.$D43])" table:style-name="ce11">
            <text:p>53753</text:p>
          </table:table-cell>
          <table:table-cell office:value-type="float" office:value="55514.203563948075" table:formula="of:=[.G29]*(1-[Assumption.$D43])" table:style-name="ce11">
            <text:p>55514</text:p>
          </table:table-cell>
          <table:table-cell office:value-type="float" office:value="57332.987658211903" table:formula="of:=[.H29]*(1-[Assumption.$D43])" table:style-name="ce11">
            <text:p>57333</text:p>
          </table:table-cell>
          <table:table-cell office:value-type="float" office:value="59211.359666364071" table:formula="of:=[.I29]*(1-[Assumption.$D43])" table:style-name="ce11">
            <text:p>59211</text:p>
          </table:table-cell>
          <table:table-cell office:value-type="float" office:value="61151.27183743332" table:formula="of:=[.J29]*(1-[Assumption.$D43])" table:style-name="ce11">
            <text:p>61151</text:p>
          </table:table-cell>
          <table:table-cell office:value-type="float" office:value="63154.740381007236" table:formula="of:=[.K29]*(1-[Assumption.$D43])" table:style-name="ce11">
            <text:p>63155</text:p>
          </table:table-cell>
          <table:table-cell office:value-type="float" office:value="65223.847562739982" table:formula="of:=[.L29]*(1-[Assumption.$D43])" table:style-name="ce11">
            <text:p>65224</text:p>
          </table:table-cell>
          <table:table-cell office:value-type="float" office:value="67360.743868514241" table:formula="of:=[.M29]*(1-[Assumption.$D43])" table:style-name="ce11">
            <text:p>67361</text:p>
          </table:table-cell>
          <table:table-cell table:number-columns-repeated="16371"/>
        </table:table-row>
        <table:table-row table:style-name="ro5">
          <table:table-cell office:value-type="string" table:style-name="ce5">
            <text:p>Patanjali</text:p>
          </table:table-cell>
          <table:table-cell office:value-type="float" office:value="20250" table:formula="of:=[.B30]*(1-[Assumption.$D44])" table:style-name="ce11">
            <text:p>20250</text:p>
          </table:table-cell>
          <table:table-cell office:value-type="float" office:value="20913.440624999999" table:formula="of:=[.C30]*(1-[Assumption.$D44])" table:style-name="ce11">
            <text:p>20913</text:p>
          </table:table-cell>
          <table:table-cell office:value-type="float" office:value="21598.617223476565" table:formula="of:=[.D30]*(1-[Assumption.$D44])" table:style-name="ce11">
            <text:p>21599</text:p>
          </table:table-cell>
          <table:table-cell office:value-type="float" office:value="22306.241920260716" table:formula="of:=[.E30]*(1-[Assumption.$D44])" table:style-name="ce11">
            <text:p>22306</text:p>
          </table:table-cell>
          <table:table-cell office:value-type="float" office:value="23037.050171173254" table:formula="of:=[.F30]*(1-[Assumption.$D44])" table:style-name="ce11">
            <text:p>23037</text:p>
          </table:table-cell>
          <table:table-cell office:value-type="float" office:value="23791.801527406318" table:formula="of:=[.G30]*(1-[Assumption.$D44])" table:style-name="ce11">
            <text:p>23792</text:p>
          </table:table-cell>
          <table:table-cell office:value-type="float" office:value="24571.28042494796" table:formula="of:=[.H30]*(1-[Assumption.$D44])" table:style-name="ce11">
            <text:p>24571</text:p>
          </table:table-cell>
          <table:table-cell office:value-type="float" office:value="25376.296999870319" table:formula="of:=[.I30]*(1-[Assumption.$D44])" table:style-name="ce11">
            <text:p>25376</text:p>
          </table:table-cell>
          <table:table-cell office:value-type="float" office:value="26207.687930328564" table:formula="of:=[.J30]*(1-[Assumption.$D44])" table:style-name="ce11">
            <text:p>26208</text:p>
          </table:table-cell>
          <table:table-cell office:value-type="float" office:value="27066.317306145957" table:formula="of:=[.K30]*(1-[Assumption.$D44])" table:style-name="ce11">
            <text:p>27066</text:p>
          </table:table-cell>
          <table:table-cell office:value-type="float" office:value="27953.077526888566" table:formula="of:=[.L30]*(1-[Assumption.$D44])" table:style-name="ce11">
            <text:p>27953</text:p>
          </table:table-cell>
          <table:table-cell office:value-type="float" office:value="28868.890229363249" table:formula="of:=[.M30]*(1-[Assumption.$D44])" table:style-name="ce11">
            <text:p>28869</text:p>
          </table:table-cell>
          <table:table-cell table:number-columns-repeated="16371"/>
        </table:table-row>
        <table:table-row table:style-name="ro5">
          <table:table-cell office:value-type="string" table:style-name="ce5">
            <text:p>Organic Tattva</text:p>
          </table:table-cell>
          <table:table-cell office:value-type="float" office:value="0" table:formula="of:=[.B31]*(1-[Assumption.$D45])" table:style-name="ce11">
            <text:p>0</text:p>
          </table:table-cell>
          <table:table-cell office:value-type="float" office:value="0" table:formula="of:=[.C31]*(1-[Assumption.$D45])" table:style-name="ce11">
            <text:p>0</text:p>
          </table:table-cell>
          <table:table-cell office:value-type="float" office:value="0" table:formula="of:=[.D31]*(1-[Assumption.$D45])" table:style-name="ce11">
            <text:p>0</text:p>
          </table:table-cell>
          <table:table-cell office:value-type="float" office:value="0" table:formula="of:=[.E31]*(1-[Assumption.$D45])" table:style-name="ce11">
            <text:p>0</text:p>
          </table:table-cell>
          <table:table-cell office:value-type="float" office:value="0" table:formula="of:=[.F31]*(1-[Assumption.$D45])" table:style-name="ce11">
            <text:p>0</text:p>
          </table:table-cell>
          <table:table-cell office:value-type="float" office:value="0" table:formula="of:=[.G31]*(1-[Assumption.$D45])" table:style-name="ce11">
            <text:p>0</text:p>
          </table:table-cell>
          <table:table-cell office:value-type="float" office:value="0" table:formula="of:=[.H31]*(1-[Assumption.$D45])" table:style-name="ce11">
            <text:p>0</text:p>
          </table:table-cell>
          <table:table-cell office:value-type="float" office:value="0" table:formula="of:=[.I31]*(1-[Assumption.$D45])" table:style-name="ce11">
            <text:p>0</text:p>
          </table:table-cell>
          <table:table-cell office:value-type="float" office:value="0" table:formula="of:=[.J31]*(1-[Assumption.$D45])" table:style-name="ce11">
            <text:p>0</text:p>
          </table:table-cell>
          <table:table-cell office:value-type="float" office:value="0" table:formula="of:=[.K31]*(1-[Assumption.$D45])" table:style-name="ce11">
            <text:p>0</text:p>
          </table:table-cell>
          <table:table-cell office:value-type="float" office:value="0" table:formula="of:=[.L31]*(1-[Assumption.$D45])" table:style-name="ce11">
            <text:p>0</text:p>
          </table:table-cell>
          <table:table-cell office:value-type="float" office:value="0" table:formula="of:=[.M31]*(1-[Assumption.$D45])" table:style-name="ce11">
            <text:p>0</text:p>
          </table:table-cell>
          <table:table-cell table:number-columns-repeated="16371"/>
        </table:table-row>
        <table:table-row table:style-name="ro5">
          <table:table-cell office:value-type="string" table:style-name="ce5">
            <text:p>Good Life</text:p>
          </table:table-cell>
          <table:table-cell office:value-type="float" office:value="89774.999999999985" table:formula="of:=[.B32]*(1-[Assumption.$D46])" table:style-name="ce11">
            <text:p>89775</text:p>
          </table:table-cell>
          <table:table-cell office:value-type="float" office:value="92716.253437499996" table:formula="of:=[.C32]*(1-[Assumption.$D46])" table:style-name="ce11">
            <text:p>92716</text:p>
          </table:table-cell>
          <table:table-cell office:value-type="float" office:value="95753.869690746098" table:formula="of:=[.D32]*(1-[Assumption.$D46])" table:style-name="ce11">
            <text:p>95754</text:p>
          </table:table-cell>
          <table:table-cell office:value-type="float" office:value="98891.005846489163" table:formula="of:=[.E32]*(1-[Assumption.$D46])" table:style-name="ce11">
            <text:p>98891</text:p>
          </table:table-cell>
          <table:table-cell office:value-type="float" office:value="102130.92242553474" table:formula="of:=[.F32]*(1-[Assumption.$D46])" table:style-name="ce11">
            <text:p>102131</text:p>
          </table:table-cell>
          <table:table-cell office:value-type="float" office:value="105476.98677150134" table:formula="of:=[.G32]*(1-[Assumption.$D46])" table:style-name="ce11">
            <text:p>105477</text:p>
          </table:table-cell>
          <table:table-cell office:value-type="float" office:value="108932.67655060261" table:formula="of:=[.H32]*(1-[Assumption.$D46])" table:style-name="ce11">
            <text:p>108933</text:p>
          </table:table-cell>
          <table:table-cell office:value-type="float" office:value="112501.58336609173" table:formula="of:=[.I32]*(1-[Assumption.$D46])" table:style-name="ce11">
            <text:p>112502</text:p>
          </table:table-cell>
          <table:table-cell office:value-type="float" office:value="116187.41649112329" table:formula="of:=[.J32]*(1-[Assumption.$D46])" table:style-name="ce11">
            <text:p>116187</text:p>
          </table:table-cell>
          <table:table-cell office:value-type="float" office:value="119994.00672391374" table:formula="of:=[.K32]*(1-[Assumption.$D46])" table:style-name="ce11">
            <text:p>119994</text:p>
          </table:table-cell>
          <table:table-cell office:value-type="float" office:value="123925.31036920595" table:formula="of:=[.L32]*(1-[Assumption.$D46])" table:style-name="ce11">
            <text:p>123925</text:p>
          </table:table-cell>
          <table:table-cell office:value-type="float" office:value="127985.41335017707" table:formula="of:=[.M32]*(1-[Assumption.$D46])" table:style-name="ce11">
            <text:p>127985</text:p>
          </table:table-cell>
          <table:table-cell table:number-columns-repeated="16371"/>
        </table:table-row>
        <table:table-row table:style-name="ro5">
          <table:table-cell office:value-type="string" table:style-name="ce5">
            <text:p>Classic Harvest</text:p>
          </table:table-cell>
          <table:table-cell office:value-type="float" office:value="101250" table:formula="of:=[.B33]*(1-[Assumption.$D47])" table:style-name="ce11">
            <text:p>101250</text:p>
          </table:table-cell>
          <table:table-cell office:value-type="float" office:value="104567.203125" table:formula="of:=[.C33]*(1-[Assumption.$D47])" table:style-name="ce11">
            <text:p>104567</text:p>
          </table:table-cell>
          <table:table-cell office:value-type="float" office:value="107993.08611738282" table:formula="of:=[.D33]*(1-[Assumption.$D47])" table:style-name="ce11">
            <text:p>107993</text:p>
          </table:table-cell>
          <table:table-cell office:value-type="float" office:value="111531.20960130356" table:formula="of:=[.E33]*(1-[Assumption.$D47])" table:style-name="ce11">
            <text:p>111531</text:p>
          </table:table-cell>
          <table:table-cell office:value-type="float" office:value="115185.25085586625" table:formula="of:=[.F33]*(1-[Assumption.$D47])" table:style-name="ce11">
            <text:p>115185</text:p>
          </table:table-cell>
          <table:table-cell office:value-type="float" office:value="118959.00763703158" table:formula="of:=[.G33]*(1-[Assumption.$D47])" table:style-name="ce11">
            <text:p>118959</text:p>
          </table:table-cell>
          <table:table-cell office:value-type="float" office:value="122856.40212473981" table:formula="of:=[.H33]*(1-[Assumption.$D47])" table:style-name="ce11">
            <text:p>122856</text:p>
          </table:table-cell>
          <table:table-cell office:value-type="float" office:value="126881.48499935158" table:formula="of:=[.I33]*(1-[Assumption.$D47])" table:style-name="ce11">
            <text:p>126881</text:p>
          </table:table-cell>
          <table:table-cell office:value-type="float" office:value="131038.43965164282" table:formula="of:=[.J33]*(1-[Assumption.$D47])" table:style-name="ce11">
            <text:p>131038</text:p>
          </table:table-cell>
          <table:table-cell office:value-type="float" office:value="135331.58653072978" table:formula="of:=[.K33]*(1-[Assumption.$D47])" table:style-name="ce11">
            <text:p>135332</text:p>
          </table:table-cell>
          <table:table-cell office:value-type="float" office:value="139765.3876344428" table:formula="of:=[.L33]*(1-[Assumption.$D47])" table:style-name="ce11">
            <text:p>139765</text:p>
          </table:table-cell>
          <table:table-cell office:value-type="float" office:value="144344.45114681622" table:formula="of:=[.M33]*(1-[Assumption.$D47])" table:style-name="ce11">
            <text:p>144344</text:p>
          </table:table-cell>
          <table:table-cell table:number-columns-repeated="16371"/>
        </table:table-row>
        <table:table-row table:style-name="ro5">
          <table:table-cell office:value-type="string" table:style-name="ce5">
            <text:p>Others</text:p>
          </table:table-cell>
          <table:table-cell office:value-type="float" office:value="55687.500000000007" table:formula="of:=[.B34]*(1-[Assumption.$D48])" table:style-name="ce11">
            <text:p>55688</text:p>
          </table:table-cell>
          <table:table-cell office:value-type="float" office:value="57511.961718750004" table:formula="of:=[.C34]*(1-[Assumption.$D48])" table:style-name="ce11">
            <text:p>57512</text:p>
          </table:table-cell>
          <table:table-cell office:value-type="float" office:value="59396.197364560554" table:formula="of:=[.D34]*(1-[Assumption.$D48])" table:style-name="ce11">
            <text:p>59396</text:p>
          </table:table-cell>
          <table:table-cell office:value-type="float" office:value="61342.165280716967" table:formula="of:=[.E34]*(1-[Assumption.$D48])" table:style-name="ce11">
            <text:p>61342</text:p>
          </table:table-cell>
          <table:table-cell office:value-type="float" office:value="63351.887970726442" table:formula="of:=[.F34]*(1-[Assumption.$D48])" table:style-name="ce11">
            <text:p>63352</text:p>
          </table:table-cell>
          <table:table-cell office:value-type="float" office:value="65427.454200367378" table:formula="of:=[.G34]*(1-[Assumption.$D48])" table:style-name="ce11">
            <text:p>65427</text:p>
          </table:table-cell>
          <table:table-cell office:value-type="float" office:value="67571.021168606894" table:formula="of:=[.H34]*(1-[Assumption.$D48])" table:style-name="ce11">
            <text:p>67571</text:p>
          </table:table-cell>
          <table:table-cell office:value-type="float" office:value="69784.816749643374" table:formula="of:=[.I34]*(1-[Assumption.$D48])" table:style-name="ce11">
            <text:p>69785</text:p>
          </table:table-cell>
          <table:table-cell office:value-type="float" office:value="72071.141808403554" table:formula="of:=[.J34]*(1-[Assumption.$D48])" table:style-name="ce11">
            <text:p>72071</text:p>
          </table:table-cell>
          <table:table-cell office:value-type="float" office:value="74432.372591901381" table:formula="of:=[.K34]*(1-[Assumption.$D48])" table:style-name="ce11">
            <text:p>74432</text:p>
          </table:table-cell>
          <table:table-cell office:value-type="float" office:value="76870.963198943544" table:formula="of:=[.L34]*(1-[Assumption.$D48])" table:style-name="ce11">
            <text:p>76871</text:p>
          </table:table-cell>
          <table:table-cell office:value-type="float" office:value="79389.448130748933" table:formula="of:=[.M34]*(1-[Assumption.$D48])" table:style-name="ce11">
            <text:p>79389</text:p>
          </table:table-cell>
          <table:table-cell table:number-columns-repeated="16371"/>
        </table:table-row>
        <table:table-row table:style-name="ro5">
          <table:table-cell office:value-type="string" table:style-name="ce6">
            <text:p>Total</text:p>
          </table:table-cell>
          <table:table-cell office:value-type="float" office:value="314212.5" table:formula="of:=SUM([.B80:.B85])" table:style-name="ce11">
            <text:p>314213</text:p>
          </table:table-cell>
          <table:table-cell office:value-type="float" office:value="324506.88703124999" table:formula="of:=SUM([.C80:.C85])" table:style-name="ce11">
            <text:p>324507</text:p>
          </table:table-cell>
          <table:table-cell office:value-type="float" office:value="335138.54391761136" table:formula="of:=SUM([.D80:.D85])" table:style-name="ce11">
            <text:p>335139</text:p>
          </table:table-cell>
          <table:table-cell office:value-type="float" office:value="346118.52046271204" table:formula="of:=SUM([.E80:.E85])" table:style-name="ce11">
            <text:p>346119</text:p>
          </table:table-cell>
          <table:table-cell office:value-type="float" office:value="357458.2284893716" table:formula="of:=SUM([.F80:.F85])" table:style-name="ce11">
            <text:p>357458</text:p>
          </table:table-cell>
          <table:table-cell office:value-type="float" office:value="369169.45370025473" table:formula="of:=SUM([.G80:.G85])" table:style-name="ce11">
            <text:p>369169</text:p>
          </table:table-cell>
          <table:table-cell office:value-type="float" office:value="381264.36792710918" table:formula="of:=SUM([.H80:.H85])" table:style-name="ce11">
            <text:p>381264</text:p>
          </table:table-cell>
          <table:table-cell office:value-type="float" office:value="393755.54178132111" table:formula="of:=SUM([.I80:.I85])" table:style-name="ce11">
            <text:p>393756</text:p>
          </table:table-cell>
          <table:table-cell office:value-type="float" office:value="406655.95771893155" table:formula="of:=SUM([.J80:.J85])" table:style-name="ce11">
            <text:p>406656</text:p>
          </table:table-cell>
          <table:table-cell office:value-type="float" office:value="419979.02353369811" table:formula="of:=SUM([.K80:.K85])" table:style-name="ce11">
            <text:p>419979</text:p>
          </table:table-cell>
          <table:table-cell office:value-type="float" office:value="433738.58629222086" table:formula="of:=SUM([.L80:.L85])" table:style-name="ce11">
            <text:p>433739</text:p>
          </table:table-cell>
          <table:table-cell office:value-type="float" office:value="447948.94672561972" table:formula="of:=SUM([.M80:.M85])" table:style-name="ce11">
            <text:p>447949</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Maida</text:p>
          </table:table-cell>
          <table:table-cell table:number-columns-repeated="16383" table:style-name="ce1"/>
        </table:table-row>
        <table:table-row table:style-name="ro5">
          <table:table-cell office:value-type="string" table:style-name="ce5">
            <text:p>Fortune</text:p>
          </table:table-cell>
          <table:table-cell office:value-type="float" office:value="70950.000000000015" table:formula="of:=[.B37]*(1-[Assumption.$E43])" table:style-name="ce11">
            <text:p>70950</text:p>
          </table:table-cell>
          <table:table-cell office:value-type="float" office:value="74178.225000000006" table:formula="of:=[.C37]*(1-[Assumption.$E43])" table:style-name="ce11">
            <text:p>74178</text:p>
          </table:table-cell>
          <table:table-cell office:value-type="float" office:value="77553.334237500021" table:formula="of:=[.D37]*(1-[Assumption.$E43])" table:style-name="ce11">
            <text:p>77553</text:p>
          </table:table-cell>
          <table:table-cell office:value-type="float" office:value="81082.010945306261" table:formula="of:=[.E37]*(1-[Assumption.$E43])" table:style-name="ce11">
            <text:p>81082</text:p>
          </table:table-cell>
          <table:table-cell office:value-type="float" office:value="84771.242443317678" table:formula="of:=[.F37]*(1-[Assumption.$E43])" table:style-name="ce11">
            <text:p>84771</text:p>
          </table:table-cell>
          <table:table-cell office:value-type="float" office:value="88628.333974488633" table:formula="of:=[.G37]*(1-[Assumption.$E43])" table:style-name="ce11">
            <text:p>88628</text:p>
          </table:table-cell>
          <table:table-cell office:value-type="float" office:value="92660.923170327864" table:formula="of:=[.H37]*(1-[Assumption.$E43])" table:style-name="ce11">
            <text:p>92661</text:p>
          </table:table-cell>
          <table:table-cell office:value-type="float" office:value="96876.995174577765" table:formula="of:=[.I37]*(1-[Assumption.$E43])" table:style-name="ce11">
            <text:p>96877</text:p>
          </table:table-cell>
          <table:table-cell office:value-type="float" office:value="101284.89845502104" table:formula="of:=[.J37]*(1-[Assumption.$E43])" table:style-name="ce11">
            <text:p>101285</text:p>
          </table:table-cell>
          <table:table-cell office:value-type="float" office:value="105893.36133472448" table:formula="of:=[.K37]*(1-[Assumption.$E43])" table:style-name="ce11">
            <text:p>105893</text:p>
          </table:table-cell>
          <table:table-cell office:value-type="float" office:value="110711.50927545445" table:formula="of:=[.L37]*(1-[Assumption.$E43])" table:style-name="ce11">
            <text:p>110712</text:p>
          </table:table-cell>
          <table:table-cell office:value-type="float" office:value="115748.88294748758" table:formula="of:=[.M37]*(1-[Assumption.$E43])" table:style-name="ce11">
            <text:p>115749</text:p>
          </table:table-cell>
          <table:table-cell table:number-columns-repeated="16371"/>
        </table:table-row>
        <table:table-row table:style-name="ro5">
          <table:table-cell office:value-type="string" table:style-name="ce5">
            <text:p>Patanjali</text:p>
          </table:table-cell>
          <table:table-cell office:value-type="float" office:value="0" table:formula="of:=[.B38]*(1-[Assumption.$E44])" table:style-name="ce11">
            <text:p>0</text:p>
          </table:table-cell>
          <table:table-cell office:value-type="float" office:value="0" table:formula="of:=[.C38]*(1-[Assumption.$E44])" table:style-name="ce11">
            <text:p>0</text:p>
          </table:table-cell>
          <table:table-cell office:value-type="float" office:value="0" table:formula="of:=[.D38]*(1-[Assumption.$E44])" table:style-name="ce11">
            <text:p>0</text:p>
          </table:table-cell>
          <table:table-cell office:value-type="float" office:value="0" table:formula="of:=[.E38]*(1-[Assumption.$E44])" table:style-name="ce11">
            <text:p>0</text:p>
          </table:table-cell>
          <table:table-cell office:value-type="float" office:value="0" table:formula="of:=[.F38]*(1-[Assumption.$E44])" table:style-name="ce11">
            <text:p>0</text:p>
          </table:table-cell>
          <table:table-cell office:value-type="float" office:value="0" table:formula="of:=[.G38]*(1-[Assumption.$E44])" table:style-name="ce11">
            <text:p>0</text:p>
          </table:table-cell>
          <table:table-cell office:value-type="float" office:value="0" table:formula="of:=[.H38]*(1-[Assumption.$E44])" table:style-name="ce11">
            <text:p>0</text:p>
          </table:table-cell>
          <table:table-cell office:value-type="float" office:value="0" table:formula="of:=[.I38]*(1-[Assumption.$E44])" table:style-name="ce11">
            <text:p>0</text:p>
          </table:table-cell>
          <table:table-cell office:value-type="float" office:value="0" table:formula="of:=[.J38]*(1-[Assumption.$E44])" table:style-name="ce11">
            <text:p>0</text:p>
          </table:table-cell>
          <table:table-cell office:value-type="float" office:value="0" table:formula="of:=[.K38]*(1-[Assumption.$E44])" table:style-name="ce11">
            <text:p>0</text:p>
          </table:table-cell>
          <table:table-cell office:value-type="float" office:value="0" table:formula="of:=[.L38]*(1-[Assumption.$E44])" table:style-name="ce11">
            <text:p>0</text:p>
          </table:table-cell>
          <table:table-cell office:value-type="float" office:value="0" table:formula="of:=[.M38]*(1-[Assumption.$E44])"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74249.999999999985" table:formula="of:=[.B39]*(1-[Assumption.$E45])" table:style-name="ce11">
            <text:p>74250</text:p>
          </table:table-cell>
          <table:table-cell office:value-type="float" office:value="77628.374999999985" table:formula="of:=[.C39]*(1-[Assumption.$E45])" table:style-name="ce11">
            <text:p>77628</text:p>
          </table:table-cell>
          <table:table-cell office:value-type="float" office:value="81160.466062500011" table:formula="of:=[.D39]*(1-[Assumption.$E45])" table:style-name="ce11">
            <text:p>81160</text:p>
          </table:table-cell>
          <table:table-cell office:value-type="float" office:value="84853.267268343741" table:formula="of:=[.E39]*(1-[Assumption.$E45])" table:style-name="ce11">
            <text:p>84853</text:p>
          </table:table-cell>
          <table:table-cell office:value-type="float" office:value="88714.09092905336" table:formula="of:=[.F39]*(1-[Assumption.$E45])" table:style-name="ce11">
            <text:p>88714</text:p>
          </table:table-cell>
          <table:table-cell office:value-type="float" office:value="92750.582066325296" table:formula="of:=[.G39]*(1-[Assumption.$E45])" table:style-name="ce11">
            <text:p>92751</text:p>
          </table:table-cell>
          <table:table-cell office:value-type="float" office:value="96970.73355034308" table:formula="of:=[.H39]*(1-[Assumption.$E45])" table:style-name="ce11">
            <text:p>96971</text:p>
          </table:table-cell>
          <table:table-cell office:value-type="float" office:value="101382.90192688369" table:formula="of:=[.I39]*(1-[Assumption.$E45])" table:style-name="ce11">
            <text:p>101383</text:p>
          </table:table-cell>
          <table:table-cell office:value-type="float" office:value="105995.82396455688" table:formula="of:=[.J39]*(1-[Assumption.$E45])" table:style-name="ce11">
            <text:p>105996</text:p>
          </table:table-cell>
          <table:table-cell office:value-type="float" office:value="110818.63395494419" table:formula="of:=[.K39]*(1-[Assumption.$E45])" table:style-name="ce11">
            <text:p>110819</text:p>
          </table:table-cell>
          <table:table-cell office:value-type="float" office:value="115860.88179989415" table:formula="of:=[.L39]*(1-[Assumption.$E45])" table:style-name="ce11">
            <text:p>115861</text:p>
          </table:table-cell>
          <table:table-cell office:value-type="float" office:value="121132.5519217893" table:formula="of:=[.M39]*(1-[Assumption.$E45])" table:style-name="ce11">
            <text:p>121133</text:p>
          </table:table-cell>
          <table:table-cell table:number-columns-repeated="16371"/>
        </table:table-row>
        <table:table-row table:style-name="ro5">
          <table:table-cell office:value-type="string" table:style-name="ce5">
            <text:p>Good Life</text:p>
          </table:table-cell>
          <table:table-cell office:value-type="float" office:value="55000" table:formula="of:=[.B40]*(1-[Assumption.$E46])" table:style-name="ce11">
            <text:p>55000</text:p>
          </table:table-cell>
          <table:table-cell office:value-type="float" office:value="57502.5" table:formula="of:=[.C40]*(1-[Assumption.$E46])" table:style-name="ce11">
            <text:p>57503</text:p>
          </table:table-cell>
          <table:table-cell office:value-type="float" office:value="60118.863750000011" table:formula="of:=[.D40]*(1-[Assumption.$E46])" table:style-name="ce11">
            <text:p>60119</text:p>
          </table:table-cell>
          <table:table-cell office:value-type="float" office:value="62854.272050625004" table:formula="of:=[.E40]*(1-[Assumption.$E46])" table:style-name="ce11">
            <text:p>62854</text:p>
          </table:table-cell>
          <table:table-cell office:value-type="float" office:value="65714.141428928429" table:formula="of:=[.F40]*(1-[Assumption.$E46])" table:style-name="ce11">
            <text:p>65714</text:p>
          </table:table-cell>
          <table:table-cell office:value-type="float" office:value="68704.134863944666" table:formula="of:=[.G40]*(1-[Assumption.$E46])" table:style-name="ce11">
            <text:p>68704</text:p>
          </table:table-cell>
          <table:table-cell office:value-type="float" office:value="71830.173000254144" table:formula="of:=[.H40]*(1-[Assumption.$E46])" table:style-name="ce11">
            <text:p>71830</text:p>
          </table:table-cell>
          <table:table-cell office:value-type="float" office:value="75098.445871765711" table:formula="of:=[.I40]*(1-[Assumption.$E46])" table:style-name="ce11">
            <text:p>75098</text:p>
          </table:table-cell>
          <table:table-cell office:value-type="float" office:value="78515.425158931044" table:formula="of:=[.J40]*(1-[Assumption.$E46])" table:style-name="ce11">
            <text:p>78515</text:p>
          </table:table-cell>
          <table:table-cell office:value-type="float" office:value="82087.87700366239" table:formula="of:=[.K40]*(1-[Assumption.$E46])" table:style-name="ce11">
            <text:p>82088</text:p>
          </table:table-cell>
          <table:table-cell office:value-type="float" office:value="85822.875407329018" table:formula="of:=[.L40]*(1-[Assumption.$E46])" table:style-name="ce11">
            <text:p>85823</text:p>
          </table:table-cell>
          <table:table-cell office:value-type="float" office:value="89727.816238362473" table:formula="of:=[.M40]*(1-[Assumption.$E46])" table:style-name="ce11">
            <text:p>89728</text:p>
          </table:table-cell>
          <table:table-cell table:number-columns-repeated="16371"/>
        </table:table-row>
        <table:table-row table:style-name="ro5">
          <table:table-cell office:value-type="string" table:style-name="ce5">
            <text:p>Classic Harvest</text:p>
          </table:table-cell>
          <table:table-cell office:value-type="float" office:value="28874.999999999996" table:formula="of:=[.B41]*(1-[Assumption.$E47])" table:style-name="ce11">
            <text:p>28875</text:p>
          </table:table-cell>
          <table:table-cell office:value-type="float" office:value="30188.812499999996" table:formula="of:=[.C41]*(1-[Assumption.$E47])" table:style-name="ce11">
            <text:p>30189</text:p>
          </table:table-cell>
          <table:table-cell office:value-type="float" office:value="31562.403468750003" table:formula="of:=[.D41]*(1-[Assumption.$E47])" table:style-name="ce11">
            <text:p>31562</text:p>
          </table:table-cell>
          <table:table-cell office:value-type="float" office:value="32998.492826578127" table:formula="of:=[.E41]*(1-[Assumption.$E47])" table:style-name="ce11">
            <text:p>32998</text:p>
          </table:table-cell>
          <table:table-cell office:value-type="float" office:value="34499.924250187418" table:formula="of:=[.F41]*(1-[Assumption.$E47])" table:style-name="ce11">
            <text:p>34500</text:p>
          </table:table-cell>
          <table:table-cell office:value-type="float" office:value="36069.670803570945" table:formula="of:=[.G41]*(1-[Assumption.$E47])" table:style-name="ce11">
            <text:p>36070</text:p>
          </table:table-cell>
          <table:table-cell office:value-type="float" office:value="37710.840825133426" table:formula="of:=[.H41]*(1-[Assumption.$E47])" table:style-name="ce11">
            <text:p>37711</text:p>
          </table:table-cell>
          <table:table-cell office:value-type="float" office:value="39426.684082676991" table:formula="of:=[.I41]*(1-[Assumption.$E47])" table:style-name="ce11">
            <text:p>39427</text:p>
          </table:table-cell>
          <table:table-cell office:value-type="float" office:value="41220.598208438787" table:formula="of:=[.J41]*(1-[Assumption.$E47])" table:style-name="ce11">
            <text:p>41221</text:p>
          </table:table-cell>
          <table:table-cell office:value-type="float" office:value="43096.135426922745" table:formula="of:=[.K41]*(1-[Assumption.$E47])" table:style-name="ce11">
            <text:p>43096</text:p>
          </table:table-cell>
          <table:table-cell office:value-type="float" office:value="45057.00958884773" table:formula="of:=[.L41]*(1-[Assumption.$E47])" table:style-name="ce11">
            <text:p>45057</text:p>
          </table:table-cell>
          <table:table-cell office:value-type="float" office:value="47107.103525140286" table:formula="of:=[.M41]*(1-[Assumption.$E47])" table:style-name="ce11">
            <text:p>47107</text:p>
          </table:table-cell>
          <table:table-cell table:number-columns-repeated="16371"/>
        </table:table-row>
        <table:table-row table:style-name="ro5">
          <table:table-cell office:value-type="string" table:style-name="ce5">
            <text:p>Others</text:p>
          </table:table-cell>
          <table:table-cell office:value-type="float" office:value="0" table:formula="of:=[.B42]*(1-[Assumption.$E48])" table:style-name="ce11">
            <text:p>0</text:p>
          </table:table-cell>
          <table:table-cell office:value-type="float" office:value="0" table:formula="of:=[.C42]*(1-[Assumption.$E48])" table:style-name="ce11">
            <text:p>0</text:p>
          </table:table-cell>
          <table:table-cell office:value-type="float" office:value="0" table:formula="of:=[.D42]*(1-[Assumption.$E48])" table:style-name="ce11">
            <text:p>0</text:p>
          </table:table-cell>
          <table:table-cell office:value-type="float" office:value="0" table:formula="of:=[.E42]*(1-[Assumption.$E48])" table:style-name="ce11">
            <text:p>0</text:p>
          </table:table-cell>
          <table:table-cell office:value-type="float" office:value="0" table:formula="of:=[.F42]*(1-[Assumption.$E48])" table:style-name="ce11">
            <text:p>0</text:p>
          </table:table-cell>
          <table:table-cell office:value-type="float" office:value="0" table:formula="of:=[.G42]*(1-[Assumption.$E48])" table:style-name="ce11">
            <text:p>0</text:p>
          </table:table-cell>
          <table:table-cell office:value-type="float" office:value="0" table:formula="of:=[.H42]*(1-[Assumption.$E48])" table:style-name="ce11">
            <text:p>0</text:p>
          </table:table-cell>
          <table:table-cell office:value-type="float" office:value="0" table:formula="of:=[.I42]*(1-[Assumption.$E48])" table:style-name="ce11">
            <text:p>0</text:p>
          </table:table-cell>
          <table:table-cell office:value-type="float" office:value="0" table:formula="of:=[.J42]*(1-[Assumption.$E48])" table:style-name="ce11">
            <text:p>0</text:p>
          </table:table-cell>
          <table:table-cell office:value-type="float" office:value="0" table:formula="of:=[.K42]*(1-[Assumption.$E48])" table:style-name="ce11">
            <text:p>0</text:p>
          </table:table-cell>
          <table:table-cell office:value-type="float" office:value="0" table:formula="of:=[.L42]*(1-[Assumption.$E48])" table:style-name="ce11">
            <text:p>0</text:p>
          </table:table-cell>
          <table:table-cell office:value-type="float" office:value="0" table:formula="of:=[.M42]*(1-[Assumption.$E48])" table:style-name="ce11">
            <text:p>0</text:p>
          </table:table-cell>
          <table:table-cell table:number-columns-repeated="16371"/>
        </table:table-row>
        <table:table-row table:style-name="ro5">
          <table:table-cell office:value-type="string" table:style-name="ce6">
            <text:p>Total</text:p>
          </table:table-cell>
          <table:table-cell office:value-type="float" office:value="229075" table:formula="of:=SUM([.B89:.B94])" table:style-name="ce11">
            <text:p>229075</text:p>
          </table:table-cell>
          <table:table-cell office:value-type="float" office:value="239497.91249999998" table:formula="of:=SUM([.C89:.C94])" table:style-name="ce11">
            <text:p>239498</text:p>
          </table:table-cell>
          <table:table-cell office:value-type="float" office:value="250395.06751875006" table:formula="of:=SUM([.D89:.D94])" table:style-name="ce11">
            <text:p>250395</text:p>
          </table:table-cell>
          <table:table-cell office:value-type="float" office:value="261788.04309085311" table:formula="of:=SUM([.E89:.E94])" table:style-name="ce11">
            <text:p>261788</text:p>
          </table:table-cell>
          <table:table-cell office:value-type="float" office:value="273699.39905148686" table:formula="of:=SUM([.F89:.F94])" table:style-name="ce11">
            <text:p>273699</text:p>
          </table:table-cell>
          <table:table-cell office:value-type="float" office:value="286152.72170832951" table:formula="of:=SUM([.G89:.G94])" table:style-name="ce11">
            <text:p>286153</text:p>
          </table:table-cell>
          <table:table-cell office:value-type="float" office:value="299172.67054605851" table:formula="of:=SUM([.H89:.H94])" table:style-name="ce11">
            <text:p>299173</text:p>
          </table:table-cell>
          <table:table-cell office:value-type="float" office:value="312785.02705590415" table:formula="of:=SUM([.I89:.I94])" table:style-name="ce11">
            <text:p>312785</text:p>
          </table:table-cell>
          <table:table-cell office:value-type="float" office:value="327016.74578694778" table:formula="of:=SUM([.J89:.J94])" table:style-name="ce11">
            <text:p>327017</text:p>
          </table:table-cell>
          <table:table-cell office:value-type="float" office:value="341896.00772025384" table:formula="of:=SUM([.K89:.K94])" table:style-name="ce11">
            <text:p>341896</text:p>
          </table:table-cell>
          <table:table-cell office:value-type="float" office:value="357452.27607152535" table:formula="of:=SUM([.L89:.L94])" table:style-name="ce11">
            <text:p>357452</text:p>
          </table:table-cell>
          <table:table-cell office:value-type="float" office:value="373716.35463277961" table:formula="of:=SUM([.M89:.M94])" table:style-name="ce11">
            <text:p>373716</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ice</text:p>
          </table:table-cell>
          <table:table-cell table:number-columns-repeated="16383" table:style-name="ce1"/>
        </table:table-row>
        <table:table-row table:style-name="ro5">
          <table:table-cell office:value-type="string" table:style-name="ce5">
            <text:p>Fortune</text:p>
          </table:table-cell>
          <table:table-cell office:value-type="float" office:value="115499.99999999999" table:formula="of:=[.B45]*(1-[Assumption.$F43])" table:style-name="ce11">
            <text:p>115500</text:p>
          </table:table-cell>
          <table:table-cell office:value-type="float" office:value="121641.71249999999" table:formula="of:=[.C45]*(1-[Assumption.$F43])" table:style-name="ce11">
            <text:p>121642</text:p>
          </table:table-cell>
          <table:table-cell office:value-type="float" office:value="128110.01056218751" table:formula="of:=[.D45]*(1-[Assumption.$F43])" table:style-name="ce11">
            <text:p>128110</text:p>
          </table:table-cell>
          <table:table-cell office:value-type="float" office:value="134922.26037383181" table:formula="of:=[.E45]*(1-[Assumption.$F43])" table:style-name="ce11">
            <text:p>134922</text:p>
          </table:table-cell>
          <table:table-cell office:value-type="float" office:value="142096.75156921035" table:formula="of:=[.F45]*(1-[Assumption.$F43])" table:style-name="ce11">
            <text:p>142097</text:p>
          </table:table-cell>
          <table:table-cell office:value-type="float" office:value="149652.74633390311" table:formula="of:=[.G45]*(1-[Assumption.$F43])" table:style-name="ce11">
            <text:p>149653</text:p>
          </table:table-cell>
          <table:table-cell office:value-type="float" office:value="157610.53112020841" table:formula="of:=[.H45]*(1-[Assumption.$F43])" table:style-name="ce11">
            <text:p>157611</text:p>
          </table:table-cell>
          <table:table-cell office:value-type="float" office:value="165991.4711125255" table:formula="of:=[.I45]*(1-[Assumption.$F43])" table:style-name="ce11">
            <text:p>165991</text:p>
          </table:table-cell>
          <table:table-cell office:value-type="float" office:value="174818.06758893403" table:formula="of:=[.J45]*(1-[Assumption.$F43])" table:style-name="ce11">
            <text:p>174818</text:p>
          </table:table-cell>
          <table:table-cell office:value-type="float" office:value="184114.0183329756" table:formula="of:=[.K45]*(1-[Assumption.$F43])" table:style-name="ce11">
            <text:p>184114</text:p>
          </table:table-cell>
          <table:table-cell office:value-type="float" office:value="193904.28125783155" table:formula="of:=[.L45]*(1-[Assumption.$F43])" table:style-name="ce11">
            <text:p>193904</text:p>
          </table:table-cell>
          <table:table-cell office:value-type="float" office:value="204215.14141371669" table:formula="of:=[.M45]*(1-[Assumption.$F43])" table:style-name="ce11">
            <text:p>204215</text:p>
          </table:table-cell>
          <table:table-cell table:number-columns-repeated="16371"/>
        </table:table-row>
        <table:table-row table:style-name="ro5">
          <table:table-cell office:value-type="string" table:style-name="ce5">
            <text:p>Patanjali</text:p>
          </table:table-cell>
          <table:table-cell office:value-type="float" office:value="132000" table:formula="of:=[.B46]*(1-[Assumption.$F44])" table:style-name="ce11">
            <text:p>132000</text:p>
          </table:table-cell>
          <table:table-cell office:value-type="float" office:value="139019.1" table:formula="of:=[.C46]*(1-[Assumption.$F44])" table:style-name="ce11">
            <text:p>139019</text:p>
          </table:table-cell>
          <table:table-cell office:value-type="float" office:value="146411.44064250003" table:formula="of:=[.D46]*(1-[Assumption.$F44])" table:style-name="ce11">
            <text:p>146411</text:p>
          </table:table-cell>
          <table:table-cell office:value-type="float" office:value="154196.86899866496" table:formula="of:=[.E46]*(1-[Assumption.$F44])" table:style-name="ce11">
            <text:p>154197</text:p>
          </table:table-cell>
          <table:table-cell office:value-type="float" office:value="162396.28750766898" table:formula="of:=[.F46]*(1-[Assumption.$F44])" table:style-name="ce11">
            <text:p>162396</text:p>
          </table:table-cell>
          <table:table-cell office:value-type="float" office:value="171031.71009588928" table:formula="of:=[.G46]*(1-[Assumption.$F44])" table:style-name="ce11">
            <text:p>171032</text:p>
          </table:table-cell>
          <table:table-cell office:value-type="float" office:value="180126.32128023822" table:formula="of:=[.H46]*(1-[Assumption.$F44])" table:style-name="ce11">
            <text:p>180126</text:p>
          </table:table-cell>
          <table:table-cell office:value-type="float" office:value="189704.53841431485" table:formula="of:=[.I46]*(1-[Assumption.$F44])" table:style-name="ce11">
            <text:p>189705</text:p>
          </table:table-cell>
          <table:table-cell office:value-type="float" office:value="199792.07724449609" table:formula="of:=[.J46]*(1-[Assumption.$F44])" table:style-name="ce11">
            <text:p>199792</text:p>
          </table:table-cell>
          <table:table-cell office:value-type="float" office:value="210416.02095197211" table:formula="of:=[.K46]*(1-[Assumption.$F44])" table:style-name="ce11">
            <text:p>210416</text:p>
          </table:table-cell>
          <table:table-cell office:value-type="float" office:value="221604.8928660932" table:formula="of:=[.L46]*(1-[Assumption.$F44])" table:style-name="ce11">
            <text:p>221605</text:p>
          </table:table-cell>
          <table:table-cell office:value-type="float" office:value="233388.73304424767" table:formula="of:=[.M46]*(1-[Assumption.$F44])" table:style-name="ce11">
            <text:p>233389</text:p>
          </table:table-cell>
          <table:table-cell table:number-columns-repeated="16371"/>
        </table:table-row>
        <table:table-row table:style-name="ro5">
          <table:table-cell office:value-type="string" table:style-name="ce5">
            <text:p>Organic Tattva</text:p>
          </table:table-cell>
          <table:table-cell office:value-type="float" office:value="138600" table:formula="of:=[.B47]*(1-[Assumption.$F45])" table:style-name="ce11">
            <text:p>138600</text:p>
          </table:table-cell>
          <table:table-cell office:value-type="float" office:value="145970.05500000002" table:formula="of:=[.C47]*(1-[Assumption.$F45])" table:style-name="ce11">
            <text:p>145970</text:p>
          </table:table-cell>
          <table:table-cell office:value-type="float" office:value="153732.01267462503" table:formula="of:=[.D47]*(1-[Assumption.$F45])" table:style-name="ce11">
            <text:p>153732</text:p>
          </table:table-cell>
          <table:table-cell office:value-type="float" office:value="161906.71244859821" table:formula="of:=[.E47]*(1-[Assumption.$F45])" table:style-name="ce11">
            <text:p>161907</text:p>
          </table:table-cell>
          <table:table-cell office:value-type="float" office:value="170516.10188305244" table:formula="of:=[.F47]*(1-[Assumption.$F45])" table:style-name="ce11">
            <text:p>170516</text:p>
          </table:table-cell>
          <table:table-cell office:value-type="float" office:value="179583.29560068378" table:formula="of:=[.G47]*(1-[Assumption.$F45])" table:style-name="ce11">
            <text:p>179583</text:p>
          </table:table-cell>
          <table:table-cell office:value-type="float" office:value="189132.63734425014" table:formula="of:=[.H47]*(1-[Assumption.$F45])" table:style-name="ce11">
            <text:p>189133</text:p>
          </table:table-cell>
          <table:table-cell office:value-type="float" office:value="199189.76533503062" table:formula="of:=[.I47]*(1-[Assumption.$F45])" table:style-name="ce11">
            <text:p>199190</text:p>
          </table:table-cell>
          <table:table-cell office:value-type="float" office:value="209781.68110672088" table:formula="of:=[.J47]*(1-[Assumption.$F45])" table:style-name="ce11">
            <text:p>209782</text:p>
          </table:table-cell>
          <table:table-cell office:value-type="float" office:value="220936.82199957073" table:formula="of:=[.K47]*(1-[Assumption.$F45])" table:style-name="ce11">
            <text:p>220937</text:p>
          </table:table-cell>
          <table:table-cell office:value-type="float" office:value="232685.13750939787" table:formula="of:=[.L47]*(1-[Assumption.$F45])" table:style-name="ce11">
            <text:p>232685</text:p>
          </table:table-cell>
          <table:table-cell office:value-type="float" office:value="245058.16969646007" table:formula="of:=[.M47]*(1-[Assumption.$F45])" table:style-name="ce11">
            <text:p>245058</text:p>
          </table:table-cell>
          <table:table-cell table:number-columns-repeated="16371"/>
        </table:table-row>
        <table:table-row table:style-name="ro5">
          <table:table-cell office:value-type="string" table:style-name="ce5">
            <text:p>Good Life</text:p>
          </table:table-cell>
          <table:table-cell office:value-type="float" office:value="0" table:formula="of:=[.B48]*(1-[Assumption.$F46])" table:style-name="ce11">
            <text:p>0</text:p>
          </table:table-cell>
          <table:table-cell office:value-type="float" office:value="0" table:formula="of:=[.C48]*(1-[Assumption.$F46])" table:style-name="ce11">
            <text:p>0</text:p>
          </table:table-cell>
          <table:table-cell office:value-type="float" office:value="0" table:formula="of:=[.D48]*(1-[Assumption.$F46])" table:style-name="ce11">
            <text:p>0</text:p>
          </table:table-cell>
          <table:table-cell office:value-type="float" office:value="0" table:formula="of:=[.E48]*(1-[Assumption.$F46])" table:style-name="ce11">
            <text:p>0</text:p>
          </table:table-cell>
          <table:table-cell office:value-type="float" office:value="0" table:formula="of:=[.F48]*(1-[Assumption.$F46])" table:style-name="ce11">
            <text:p>0</text:p>
          </table:table-cell>
          <table:table-cell office:value-type="float" office:value="0" table:formula="of:=[.G48]*(1-[Assumption.$F46])" table:style-name="ce11">
            <text:p>0</text:p>
          </table:table-cell>
          <table:table-cell office:value-type="float" office:value="0" table:formula="of:=[.H48]*(1-[Assumption.$F46])" table:style-name="ce11">
            <text:p>0</text:p>
          </table:table-cell>
          <table:table-cell office:value-type="float" office:value="0" table:formula="of:=[.I48]*(1-[Assumption.$F46])" table:style-name="ce11">
            <text:p>0</text:p>
          </table:table-cell>
          <table:table-cell office:value-type="float" office:value="0" table:formula="of:=[.J48]*(1-[Assumption.$F46])" table:style-name="ce11">
            <text:p>0</text:p>
          </table:table-cell>
          <table:table-cell office:value-type="float" office:value="0" table:formula="of:=[.K48]*(1-[Assumption.$F46])" table:style-name="ce11">
            <text:p>0</text:p>
          </table:table-cell>
          <table:table-cell office:value-type="float" office:value="0" table:formula="of:=[.L48]*(1-[Assumption.$F46])" table:style-name="ce11">
            <text:p>0</text:p>
          </table:table-cell>
          <table:table-cell office:value-type="float" office:value="0" table:formula="of:=[.M48]*(1-[Assumption.$F46])" table:style-name="ce11">
            <text:p>0</text:p>
          </table:table-cell>
          <table:table-cell table:number-columns-repeated="16371"/>
        </table:table-row>
        <table:table-row table:style-name="ro5">
          <table:table-cell office:value-type="string" table:style-name="ce5">
            <text:p>Classic Harvest</text:p>
          </table:table-cell>
          <table:table-cell office:value-type="float" office:value="163349.99999999997" table:formula="of:=[.B49]*(1-[Assumption.$F47])" table:style-name="ce11">
            <text:p>163350</text:p>
          </table:table-cell>
          <table:table-cell office:value-type="float" office:value="172036.13624999998" table:formula="of:=[.C49]*(1-[Assumption.$F47])" table:style-name="ce11">
            <text:p>172036</text:p>
          </table:table-cell>
          <table:table-cell office:value-type="float" office:value="181184.15779509375" table:formula="of:=[.D49]*(1-[Assumption.$F47])" table:style-name="ce11">
            <text:p>181184</text:p>
          </table:table-cell>
          <table:table-cell office:value-type="float" office:value="190818.62538584784" table:formula="of:=[.E49]*(1-[Assumption.$F47])" table:style-name="ce11">
            <text:p>190819</text:p>
          </table:table-cell>
          <table:table-cell office:value-type="float" office:value="200965.40579074036" table:formula="of:=[.F49]*(1-[Assumption.$F47])" table:style-name="ce11">
            <text:p>200965</text:p>
          </table:table-cell>
          <table:table-cell office:value-type="float" office:value="211651.74124366295" table:formula="of:=[.G49]*(1-[Assumption.$F47])" table:style-name="ce11">
            <text:p>211652</text:p>
          </table:table-cell>
          <table:table-cell office:value-type="float" office:value="222906.32258429471" table:formula="of:=[.H49]*(1-[Assumption.$F47])" table:style-name="ce11">
            <text:p>222906</text:p>
          </table:table-cell>
          <table:table-cell office:value-type="float" office:value="234759.3662877146" table:formula="of:=[.I49]*(1-[Assumption.$F47])" table:style-name="ce11">
            <text:p>234759</text:p>
          </table:table-cell>
          <table:table-cell office:value-type="float" office:value="247242.69559006384" table:formula="of:=[.J49]*(1-[Assumption.$F47])" table:style-name="ce11">
            <text:p>247243</text:p>
          </table:table-cell>
          <table:table-cell office:value-type="float" office:value="260389.82592806543" table:formula="of:=[.K49]*(1-[Assumption.$F47])" table:style-name="ce11">
            <text:p>260390</text:p>
          </table:table-cell>
          <table:table-cell office:value-type="float" office:value="274236.05492179032" table:formula="of:=[.L49]*(1-[Assumption.$F47])" table:style-name="ce11">
            <text:p>274236</text:p>
          </table:table-cell>
          <table:table-cell office:value-type="float" office:value="288818.55714225647" table:formula="of:=[.M49]*(1-[Assumption.$F47])" table:style-name="ce11">
            <text:p>288819</text:p>
          </table:table-cell>
          <table:table-cell table:number-columns-repeated="16371"/>
        </table:table-row>
        <table:table-row table:style-name="ro5">
          <table:table-cell office:value-type="string" table:style-name="ce5">
            <text:p>Others</text:p>
          </table:table-cell>
          <table:table-cell office:value-type="float" office:value="148500" table:formula="of:=[.B50]*(1-[Assumption.$F48])" table:style-name="ce11">
            <text:p>148500</text:p>
          </table:table-cell>
          <table:table-cell office:value-type="float" office:value="156396.48749999999" table:formula="of:=[.C50]*(1-[Assumption.$F48])" table:style-name="ce11">
            <text:p>156396</text:p>
          </table:table-cell>
          <table:table-cell office:value-type="float" office:value="164712.87072281251" table:formula="of:=[.D50]*(1-[Assumption.$F48])" table:style-name="ce11">
            <text:p>164713</text:p>
          </table:table-cell>
          <table:table-cell office:value-type="float" office:value="173471.47762349804" table:formula="of:=[.E50]*(1-[Assumption.$F48])" table:style-name="ce11">
            <text:p>173471</text:p>
          </table:table-cell>
          <table:table-cell office:value-type="float" office:value="182695.82344612759" table:formula="of:=[.F50]*(1-[Assumption.$F48])" table:style-name="ce11">
            <text:p>182696</text:p>
          </table:table-cell>
          <table:table-cell office:value-type="float" office:value="192410.67385787543" table:formula="of:=[.G50]*(1-[Assumption.$F48])" table:style-name="ce11">
            <text:p>192411</text:p>
          </table:table-cell>
          <table:table-cell office:value-type="float" office:value="202642.11144026794" table:formula="of:=[.H50]*(1-[Assumption.$F48])" table:style-name="ce11">
            <text:p>202642</text:p>
          </table:table-cell>
          <table:table-cell office:value-type="float" office:value="213417.60571610418" table:formula="of:=[.I50]*(1-[Assumption.$F48])" table:style-name="ce11">
            <text:p>213418</text:p>
          </table:table-cell>
          <table:table-cell office:value-type="float" office:value="224766.08690005806" table:formula="of:=[.J50]*(1-[Assumption.$F48])" table:style-name="ce11">
            <text:p>224766</text:p>
          </table:table-cell>
          <table:table-cell office:value-type="float" office:value="236718.02357096859" table:formula="of:=[.K50]*(1-[Assumption.$F48])" table:style-name="ce11">
            <text:p>236718</text:p>
          </table:table-cell>
          <table:table-cell office:value-type="float" office:value="249305.50447435482" table:formula="of:=[.L50]*(1-[Assumption.$F48])" table:style-name="ce11">
            <text:p>249306</text:p>
          </table:table-cell>
          <table:table-cell office:value-type="float" office:value="262562.32467477862" table:formula="of:=[.M50]*(1-[Assumption.$F48])" table:style-name="ce11">
            <text:p>262562</text:p>
          </table:table-cell>
          <table:table-cell table:number-columns-repeated="16371"/>
        </table:table-row>
        <table:table-row table:style-name="ro5">
          <table:table-cell office:value-type="string" table:style-name="ce6">
            <text:p>Total</text:p>
          </table:table-cell>
          <table:table-cell office:value-type="float" office:value="697950" table:formula="of:=SUM([.B98:.B103])" table:style-name="ce11">
            <text:p>697950</text:p>
          </table:table-cell>
          <table:table-cell office:value-type="float" office:value="735063.49124999996" table:formula="of:=SUM([.C98:.C103])" table:style-name="ce11">
            <text:p>735063</text:p>
          </table:table-cell>
          <table:table-cell office:value-type="float" office:value="774150.49239721883" table:formula="of:=SUM([.D98:.D103])" table:style-name="ce11">
            <text:p>774150</text:p>
          </table:table-cell>
          <table:table-cell office:value-type="float" office:value="815315.94483044092" table:formula="of:=SUM([.E98:.E103])" table:style-name="ce11">
            <text:p>815316</text:p>
          </table:table-cell>
          <table:table-cell office:value-type="float" office:value="858670.37019679975" table:formula="of:=SUM([.F98:.F103])" table:style-name="ce11">
            <text:p>858670</text:p>
          </table:table-cell>
          <table:table-cell office:value-type="float" office:value="904330.16713201453" table:formula="of:=SUM([.G98:.G103])" table:style-name="ce11">
            <text:p>904330</text:p>
          </table:table-cell>
          <table:table-cell office:value-type="float" office:value="952417.92376925936" table:formula="of:=SUM([.H98:.H103])" table:style-name="ce11">
            <text:p>952418</text:p>
          </table:table-cell>
          <table:table-cell office:value-type="float" office:value="1003062.7468656898" table:formula="of:=SUM([.I98:.I103])" table:style-name="ce11">
            <text:p>1003063</text:p>
          </table:table-cell>
          <table:table-cell office:value-type="float" office:value="1056400.6084302729" table:formula="of:=SUM([.J98:.J103])" table:style-name="ce11">
            <text:p>1056401</text:p>
          </table:table-cell>
          <table:table-cell office:value-type="float" office:value="1112574.7107835524" table:formula="of:=SUM([.K98:.K103])" table:style-name="ce11">
            <text:p>1112575</text:p>
          </table:table-cell>
          <table:table-cell office:value-type="float" office:value="1171735.8710294678" table:formula="of:=SUM([.L98:.L103])" table:style-name="ce11">
            <text:p>1171736</text:p>
          </table:table-cell>
          <table:table-cell office:value-type="float" office:value="1234042.9259714596" table:formula="of:=SUM([.M98:.M103])" table:style-name="ce11">
            <text:p>1234043</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Sugar</text:p>
          </table:table-cell>
          <table:table-cell table:number-columns-repeated="16383" table:style-name="ce1"/>
        </table:table-row>
        <table:table-row table:style-name="ro5">
          <table:table-cell office:value-type="string" table:style-name="ce5">
            <text:p>Fortune</text:p>
          </table:table-cell>
          <table:table-cell office:value-type="float" office:value="28800" table:formula="of:=[.B53]*(1-[Assumption.$G43])" table:style-name="ce11">
            <text:p>28800</text:p>
          </table:table-cell>
          <table:table-cell office:value-type="float" office:value="29890.080000000002" table:formula="of:=[.C53]*(1-[Assumption.$G43])" table:style-name="ce11">
            <text:p>29890</text:p>
          </table:table-cell>
          <table:table-cell office:value-type="float" office:value="31021.419528000006" table:formula="of:=[.D53]*(1-[Assumption.$G43])" table:style-name="ce11">
            <text:p>31021</text:p>
          </table:table-cell>
          <table:table-cell office:value-type="float" office:value="32195.58025713481" table:formula="of:=[.E53]*(1-[Assumption.$G43])" table:style-name="ce11">
            <text:p>32196</text:p>
          </table:table-cell>
          <table:table-cell office:value-type="float" office:value="33414.182969867368" table:formula="of:=[.F53]*(1-[Assumption.$G43])" table:style-name="ce11">
            <text:p>33414</text:p>
          </table:table-cell>
          <table:table-cell office:value-type="float" office:value="34678.90979527685" table:formula="of:=[.G53]*(1-[Assumption.$G43])" table:style-name="ce11">
            <text:p>34679</text:p>
          </table:table-cell>
          <table:table-cell office:value-type="float" office:value="35991.506531028077" table:formula="of:=[.H53]*(1-[Assumption.$G43])" table:style-name="ce11">
            <text:p>35992</text:p>
          </table:table-cell>
          <table:table-cell office:value-type="float" office:value="37353.785053227497" table:formula="of:=[.I53]*(1-[Assumption.$G43])" table:style-name="ce11">
            <text:p>37354</text:p>
          </table:table-cell>
          <table:table-cell office:value-type="float" office:value="38767.62581749216" table:formula="of:=[.J53]*(1-[Assumption.$G43])" table:style-name="ce11">
            <text:p>38768</text:p>
          </table:table-cell>
          <table:table-cell office:value-type="float" office:value="40234.980454684235" table:formula="of:=[.K53]*(1-[Assumption.$G43])" table:style-name="ce11">
            <text:p>40235</text:p>
          </table:table-cell>
          <table:table-cell office:value-type="float" office:value="41757.874464894041" table:formula="of:=[.L53]*(1-[Assumption.$G43])" table:style-name="ce11">
            <text:p>41758</text:p>
          </table:table-cell>
          <table:table-cell office:value-type="float" office:value="43338.410013390283" table:formula="of:=[.M53]*(1-[Assumption.$G43])" table:style-name="ce11">
            <text:p>43338</text:p>
          </table:table-cell>
          <table:table-cell table:number-columns-repeated="16371"/>
        </table:table-row>
        <table:table-row table:style-name="ro5">
          <table:table-cell office:value-type="string" table:style-name="ce5">
            <text:p>Patanjali</text:p>
          </table:table-cell>
          <table:table-cell office:value-type="float" office:value="0" table:formula="of:=[.B54]*(1-[Assumption.$G44])" table:style-name="ce11">
            <text:p>0</text:p>
          </table:table-cell>
          <table:table-cell office:value-type="float" office:value="0" table:formula="of:=[.C54]*(1-[Assumption.$G44])" table:style-name="ce11">
            <text:p>0</text:p>
          </table:table-cell>
          <table:table-cell office:value-type="float" office:value="0" table:formula="of:=[.D54]*(1-[Assumption.$G44])" table:style-name="ce11">
            <text:p>0</text:p>
          </table:table-cell>
          <table:table-cell office:value-type="float" office:value="0" table:formula="of:=[.E54]*(1-[Assumption.$G44])" table:style-name="ce11">
            <text:p>0</text:p>
          </table:table-cell>
          <table:table-cell office:value-type="float" office:value="0" table:formula="of:=[.F54]*(1-[Assumption.$G44])" table:style-name="ce11">
            <text:p>0</text:p>
          </table:table-cell>
          <table:table-cell office:value-type="float" office:value="0" table:formula="of:=[.G54]*(1-[Assumption.$G44])" table:style-name="ce11">
            <text:p>0</text:p>
          </table:table-cell>
          <table:table-cell office:value-type="float" office:value="0" table:formula="of:=[.H54]*(1-[Assumption.$G44])" table:style-name="ce11">
            <text:p>0</text:p>
          </table:table-cell>
          <table:table-cell office:value-type="float" office:value="0" table:formula="of:=[.I54]*(1-[Assumption.$G44])" table:style-name="ce11">
            <text:p>0</text:p>
          </table:table-cell>
          <table:table-cell office:value-type="float" office:value="0" table:formula="of:=[.J54]*(1-[Assumption.$G44])" table:style-name="ce11">
            <text:p>0</text:p>
          </table:table-cell>
          <table:table-cell office:value-type="float" office:value="0" table:formula="of:=[.K54]*(1-[Assumption.$G44])" table:style-name="ce11">
            <text:p>0</text:p>
          </table:table-cell>
          <table:table-cell office:value-type="float" office:value="0" table:formula="of:=[.L54]*(1-[Assumption.$G44])" table:style-name="ce11">
            <text:p>0</text:p>
          </table:table-cell>
          <table:table-cell office:value-type="float" office:value="0" table:formula="of:=[.M54]*(1-[Assumption.$G44])"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42300" table:formula="of:=[.B55]*(1-[Assumption.$G45])" table:style-name="ce11">
            <text:p>42300</text:p>
          </table:table-cell>
          <table:table-cell office:value-type="float" office:value="43901.055" table:formula="of:=[.C55]*(1-[Assumption.$G45])" table:style-name="ce11">
            <text:p>43901</text:p>
          </table:table-cell>
          <table:table-cell office:value-type="float" office:value="45562.709931749996" table:formula="of:=[.D55]*(1-[Assumption.$G45])" table:style-name="ce11">
            <text:p>45563</text:p>
          </table:table-cell>
          <table:table-cell office:value-type="float" office:value="47287.258502666744" table:formula="of:=[.E55]*(1-[Assumption.$G45])" table:style-name="ce11">
            <text:p>47287</text:p>
          </table:table-cell>
          <table:table-cell office:value-type="float" office:value="49077.081236992686" table:formula="of:=[.F55]*(1-[Assumption.$G45])" table:style-name="ce11">
            <text:p>49077</text:p>
          </table:table-cell>
          <table:table-cell office:value-type="float" office:value="50934.648761812867" table:formula="of:=[.G55]*(1-[Assumption.$G45])" table:style-name="ce11">
            <text:p>50935</text:p>
          </table:table-cell>
          <table:table-cell office:value-type="float" office:value="52862.525217447488" table:formula="of:=[.H55]*(1-[Assumption.$G45])" table:style-name="ce11">
            <text:p>52863</text:p>
          </table:table-cell>
          <table:table-cell office:value-type="float" office:value="54863.371796927873" table:formula="of:=[.I55]*(1-[Assumption.$G45])" table:style-name="ce11">
            <text:p>54863</text:p>
          </table:table-cell>
          <table:table-cell office:value-type="float" office:value="56939.950419441593" table:formula="of:=[.J55]*(1-[Assumption.$G45])" table:style-name="ce11">
            <text:p>56940</text:p>
          </table:table-cell>
          <table:table-cell office:value-type="float" office:value="59095.12754281747" table:formula="of:=[.K55]*(1-[Assumption.$G45])" table:style-name="ce11">
            <text:p>59095</text:p>
          </table:table-cell>
          <table:table-cell office:value-type="float" office:value="61331.878120313108" table:formula="of:=[.L55]*(1-[Assumption.$G45])" table:style-name="ce11">
            <text:p>61332</text:p>
          </table:table-cell>
          <table:table-cell office:value-type="float" office:value="63653.289707166965" table:formula="of:=[.M55]*(1-[Assumption.$G45])" table:style-name="ce11">
            <text:p>63653</text:p>
          </table:table-cell>
          <table:table-cell table:number-columns-repeated="16371"/>
        </table:table-row>
        <table:table-row table:style-name="ro5">
          <table:table-cell office:value-type="string" table:style-name="ce5">
            <text:p>Good Life</text:p>
          </table:table-cell>
          <table:table-cell office:value-type="float" office:value="18900" table:formula="of:=[.B56]*(1-[Assumption.$G46])" table:style-name="ce11">
            <text:p>18900</text:p>
          </table:table-cell>
          <table:table-cell office:value-type="float" office:value="19615.364999999998" table:formula="of:=[.C56]*(1-[Assumption.$G46])" table:style-name="ce11">
            <text:p>19615</text:p>
          </table:table-cell>
          <table:table-cell office:value-type="float" office:value="20357.806565249997" table:formula="of:=[.D56]*(1-[Assumption.$G46])" table:style-name="ce11">
            <text:p>20358</text:p>
          </table:table-cell>
          <table:table-cell office:value-type="float" office:value="21128.349543744713" table:formula="of:=[.E56]*(1-[Assumption.$G46])" table:style-name="ce11">
            <text:p>21128</text:p>
          </table:table-cell>
          <table:table-cell office:value-type="float" office:value="21928.057573975453" table:formula="of:=[.F56]*(1-[Assumption.$G46])" table:style-name="ce11">
            <text:p>21928</text:p>
          </table:table-cell>
          <table:table-cell office:value-type="float" office:value="22758.034553150432" table:formula="of:=[.G56]*(1-[Assumption.$G46])" table:style-name="ce11">
            <text:p>22758</text:p>
          </table:table-cell>
          <table:table-cell office:value-type="float" office:value="23619.426160987176" table:formula="of:=[.H56]*(1-[Assumption.$G46])" table:style-name="ce11">
            <text:p>23619</text:p>
          </table:table-cell>
          <table:table-cell office:value-type="float" office:value="24513.421441180541" table:formula="of:=[.I56]*(1-[Assumption.$G46])" table:style-name="ce11">
            <text:p>24513</text:p>
          </table:table-cell>
          <table:table-cell office:value-type="float" office:value="25441.254442729223" table:formula="of:=[.J56]*(1-[Assumption.$G46])" table:style-name="ce11">
            <text:p>25441</text:p>
          </table:table-cell>
          <table:table-cell office:value-type="float" office:value="26404.205923386529" table:formula="of:=[.K56]*(1-[Assumption.$G46])" table:style-name="ce11">
            <text:p>26404</text:p>
          </table:table-cell>
          <table:table-cell office:value-type="float" office:value="27403.605117586707" table:formula="of:=[.L56]*(1-[Assumption.$G46])" table:style-name="ce11">
            <text:p>27404</text:p>
          </table:table-cell>
          <table:table-cell office:value-type="float" office:value="28440.83157128737" table:formula="of:=[.M56]*(1-[Assumption.$G46])" table:style-name="ce11">
            <text:p>28441</text:p>
          </table:table-cell>
          <table:table-cell table:number-columns-repeated="16371"/>
        </table:table-row>
        <table:table-row table:style-name="ro5">
          <table:table-cell office:value-type="string" table:style-name="ce5">
            <text:p>Classic Harvest</text:p>
          </table:table-cell>
          <table:table-cell office:value-type="float" office:value="46440.000000000007" table:formula="of:=[.B57]*(1-[Assumption.$G47])" table:style-name="ce11">
            <text:p>46440</text:p>
          </table:table-cell>
          <table:table-cell office:value-type="float" office:value="48197.754000000008" table:formula="of:=[.C57]*(1-[Assumption.$G47])" table:style-name="ce11">
            <text:p>48198</text:p>
          </table:table-cell>
          <table:table-cell office:value-type="float" office:value="50022.0389889" table:formula="of:=[.D57]*(1-[Assumption.$G47])" table:style-name="ce11">
            <text:p>50022</text:p>
          </table:table-cell>
          <table:table-cell office:value-type="float" office:value="51915.373164629877" table:formula="of:=[.E57]*(1-[Assumption.$G47])" table:style-name="ce11">
            <text:p>51915</text:p>
          </table:table-cell>
          <table:table-cell office:value-type="float" office:value="53880.370038911125" table:formula="of:=[.F57]*(1-[Assumption.$G47])" table:style-name="ce11">
            <text:p>53880</text:p>
          </table:table-cell>
          <table:table-cell office:value-type="float" office:value="55919.742044883926" table:formula="of:=[.G57]*(1-[Assumption.$G47])" table:style-name="ce11">
            <text:p>55920</text:p>
          </table:table-cell>
          <table:table-cell office:value-type="float" office:value="58036.304281282784" table:formula="of:=[.H57]*(1-[Assumption.$G47])" table:style-name="ce11">
            <text:p>58036</text:p>
          </table:table-cell>
          <table:table-cell office:value-type="float" office:value="60232.978398329338" table:formula="of:=[.I57]*(1-[Assumption.$G47])" table:style-name="ce11">
            <text:p>60233</text:p>
          </table:table-cell>
          <table:table-cell office:value-type="float" office:value="62512.796630706107" table:formula="of:=[.J57]*(1-[Assumption.$G47])" table:style-name="ce11">
            <text:p>62513</text:p>
          </table:table-cell>
          <table:table-cell office:value-type="float" office:value="64878.905983178338" table:formula="of:=[.K57]*(1-[Assumption.$G47])" table:style-name="ce11">
            <text:p>64879</text:p>
          </table:table-cell>
          <table:table-cell office:value-type="float" office:value="67334.572574641628" table:formula="of:=[.L57]*(1-[Assumption.$G47])" table:style-name="ce11">
            <text:p>67335</text:p>
          </table:table-cell>
          <table:table-cell office:value-type="float" office:value="69883.186146591834" table:formula="of:=[.M57]*(1-[Assumption.$G47])" table:style-name="ce11">
            <text:p>69883</text:p>
          </table:table-cell>
          <table:table-cell table:number-columns-repeated="16371"/>
        </table:table-row>
        <table:table-row table:style-name="ro5">
          <table:table-cell office:value-type="string" table:style-name="ce5">
            <text:p>Others</text:p>
          </table:table-cell>
          <table:table-cell office:value-type="float" office:value="16199.999999999998" table:formula="of:=[.B58]*(1-[Assumption.$G48])" table:style-name="ce11">
            <text:p>16200</text:p>
          </table:table-cell>
          <table:table-cell office:value-type="float" office:value="16813.169999999998" table:formula="of:=[.C58]*(1-[Assumption.$G48])" table:style-name="ce11">
            <text:p>16813</text:p>
          </table:table-cell>
          <table:table-cell office:value-type="float" office:value="17449.548484499999" table:formula="of:=[.D58]*(1-[Assumption.$G48])" table:style-name="ce11">
            <text:p>17450</text:p>
          </table:table-cell>
          <table:table-cell office:value-type="float" office:value="18110.013894638327" table:formula="of:=[.E58]*(1-[Assumption.$G48])" table:style-name="ce11">
            <text:p>18110</text:p>
          </table:table-cell>
          <table:table-cell office:value-type="float" office:value="18795.477920550391" table:formula="of:=[.F58]*(1-[Assumption.$G48])" table:style-name="ce11">
            <text:p>18795</text:p>
          </table:table-cell>
          <table:table-cell office:value-type="float" office:value="19506.886759843226" table:formula="of:=[.G58]*(1-[Assumption.$G48])" table:style-name="ce11">
            <text:p>19507</text:p>
          </table:table-cell>
          <table:table-cell office:value-type="float" office:value="20245.22242370329" table:formula="of:=[.H58]*(1-[Assumption.$G48])" table:style-name="ce11">
            <text:p>20245</text:p>
          </table:table-cell>
          <table:table-cell office:value-type="float" office:value="21011.504092440464" table:formula="of:=[.I58]*(1-[Assumption.$G48])" table:style-name="ce11">
            <text:p>21012</text:p>
          </table:table-cell>
          <table:table-cell office:value-type="float" office:value="21806.789522339335" table:formula="of:=[.J58]*(1-[Assumption.$G48])" table:style-name="ce11">
            <text:p>21807</text:p>
          </table:table-cell>
          <table:table-cell office:value-type="float" office:value="22632.176505759879" table:formula="of:=[.K58]*(1-[Assumption.$G48])" table:style-name="ce11">
            <text:p>22632</text:p>
          </table:table-cell>
          <table:table-cell office:value-type="float" office:value="23488.804386502896" table:formula="of:=[.L58]*(1-[Assumption.$G48])" table:style-name="ce11">
            <text:p>23489</text:p>
          </table:table-cell>
          <table:table-cell office:value-type="float" office:value="24377.855632532031" table:formula="of:=[.M58]*(1-[Assumption.$G48])" table:style-name="ce11">
            <text:p>24378</text:p>
          </table:table-cell>
          <table:table-cell table:number-columns-repeated="16371"/>
        </table:table-row>
        <table:table-row table:style-name="ro5">
          <table:table-cell office:value-type="string" table:style-name="ce5">
            <text:p>Total</text:p>
          </table:table-cell>
          <table:table-cell office:value-type="float" office:value="152640" table:formula="of:=SUM([.B107:.B112])" table:style-name="ce11">
            <text:p>152640</text:p>
          </table:table-cell>
          <table:table-cell office:value-type="float" office:value="158417.424" table:formula="of:=SUM([.C107:.C112])" table:style-name="ce11">
            <text:p>158417</text:p>
          </table:table-cell>
          <table:table-cell office:value-type="float" office:value="164413.5234984" table:formula="of:=SUM([.D107:.D112])" table:style-name="ce11">
            <text:p>164414</text:p>
          </table:table-cell>
          <table:table-cell office:value-type="float" office:value="170636.57536281447" table:formula="of:=SUM([.E107:.E112])" table:style-name="ce11">
            <text:p>170637</text:p>
          </table:table-cell>
          <table:table-cell office:value-type="float" office:value="177095.16974029702" table:formula="of:=SUM([.F107:.F112])" table:style-name="ce11">
            <text:p>177095</text:p>
          </table:table-cell>
          <table:table-cell office:value-type="float" office:value="183798.22191496729" table:formula="of:=SUM([.G107:.G112])" table:style-name="ce11">
            <text:p>183798</text:p>
          </table:table-cell>
          <table:table-cell office:value-type="float" office:value="190754.98461444883" table:formula="of:=SUM([.H107:.H112])" table:style-name="ce11">
            <text:p>190755</text:p>
          </table:table-cell>
          <table:table-cell office:value-type="float" office:value="197975.06078210572" table:formula="of:=SUM([.I107:.I112])" table:style-name="ce11">
            <text:p>197975</text:p>
          </table:table-cell>
          <table:table-cell office:value-type="float" office:value="205468.41683270843" table:formula="of:=SUM([.J107:.J112])" table:style-name="ce11">
            <text:p>205468</text:p>
          </table:table-cell>
          <table:table-cell office:value-type="float" office:value="213245.39640982647" table:formula="of:=SUM([.K107:.K112])" table:style-name="ce11">
            <text:p>213245</text:p>
          </table:table-cell>
          <table:table-cell office:value-type="float" office:value="221316.73466393835" table:formula="of:=SUM([.L107:.L112])" table:style-name="ce11">
            <text:p>221317</text:p>
          </table:table-cell>
          <table:table-cell office:value-type="float" office:value="229693.5730709685" table:formula="of:=SUM([.M107:.M112])" table:style-name="ce11">
            <text:p>229694</text:p>
          </table:table-cell>
          <table:table-cell table:number-columns-repeated="16371"/>
        </table:table-row>
        <table:table-row table:style-name="ro6">
          <table:table-cell table:number-columns-repeated="16384"/>
        </table:table-row>
        <table:table-row table:style-name="ro5">
          <table:table-cell office:value-type="string" table:style-name="ce6">
            <text:p>Cost of Good Sold</text:p>
          </table:table-cell>
          <table:table-cell table:number-columns-repeated="16383" table:style-name="ce1"/>
        </table:table-row>
        <table:table-row table:style-name="ro5">
          <table:table-cell office:value-type="string" table:style-name="ce5">
            <text:p>Atta</text:p>
          </table:table-cell>
          <table:table-cell office:value-type="float" office:value="818100" table:formula="of:=[.B68]" table:style-name="ce11">
            <text:p>818100</text:p>
          </table:table-cell>
          <table:table-cell office:value-type="float" office:value="859516.31249999988" table:formula="of:=[.C68]" table:style-name="ce11">
            <text:p>859516</text:p>
          </table:table-cell>
          <table:table-cell office:value-type="float" office:value="903029.32582031225" table:formula="of:=[.D68]" table:style-name="ce11">
            <text:p>903029</text:p>
          </table:table-cell>
          <table:table-cell office:value-type="float" office:value="948745.18543996557" table:formula="of:=[.E68]" table:style-name="ce11">
            <text:p>948745</text:p>
          </table:table-cell>
          <table:table-cell office:value-type="float" office:value="996775.41045286332" table:formula="of:=[.F68]" table:style-name="ce11">
            <text:p>996775</text:p>
          </table:table-cell>
          <table:table-cell office:value-type="float" office:value="1047237.1656070396" table:formula="of:=[.G68]" table:style-name="ce11">
            <text:p>1047237</text:p>
          </table:table-cell>
          <table:table-cell office:value-type="float" office:value="1100253.5471158957" table:formula="of:=[.H68]" table:style-name="ce11">
            <text:p>1100254</text:p>
          </table:table-cell>
          <table:table-cell office:value-type="float" office:value="1155953.8829386379" table:formula="of:=[.I68]" table:style-name="ce11">
            <text:p>1155954</text:p>
          </table:table-cell>
          <table:table-cell office:value-type="float" office:value="1214474.0482624061" table:formula="of:=[.J68]" table:style-name="ce11">
            <text:p>1214474</text:p>
          </table:table-cell>
          <table:table-cell office:value-type="float" office:value="1275956.7969556905" table:formula="of:=[.K68]" table:style-name="ce11">
            <text:p>1275957</text:p>
          </table:table-cell>
          <table:table-cell office:value-type="float" office:value="1340552.1098015718" table:formula="of:=[.L68]" table:style-name="ce11">
            <text:p>1340552</text:p>
          </table:table-cell>
          <table:table-cell office:value-type="float" office:value="1408417.5603602766" table:formula="of:=[.M68]" table:style-name="ce11">
            <text:p>1408418</text:p>
          </table:table-cell>
          <table:table-cell table:number-columns-repeated="16371"/>
        </table:table-row>
        <table:table-row table:style-name="ro5">
          <table:table-cell office:value-type="string" table:style-name="ce5">
            <text:p>Besan</text:p>
          </table:table-cell>
          <table:table-cell office:value-type="float" office:value="421430" table:formula="of:=[.B77]" table:style-name="ce11">
            <text:p>421430</text:p>
          </table:table-cell>
          <table:table-cell office:value-type="float" office:value="437381.12549999997" table:formula="of:=[.C77]" table:style-name="ce11">
            <text:p>437381</text:p>
          </table:table-cell>
          <table:table-cell office:value-type="float" office:value="453936.00110017497" table:formula="of:=[.D77]" table:style-name="ce11">
            <text:p>453936</text:p>
          </table:table-cell>
          <table:table-cell office:value-type="float" office:value="471117.47874181659" table:formula="of:=[.E77]" table:style-name="ce11">
            <text:p>471117</text:p>
          </table:table-cell>
          <table:table-cell office:value-type="float" office:value="488949.27531219437" table:formula="of:=[.F77]" table:style-name="ce11">
            <text:p>488949</text:p>
          </table:table-cell>
          <table:table-cell office:value-type="float" office:value="507456.00538276101" table:formula="of:=[.G77]" table:style-name="ce11">
            <text:p>507456</text:p>
          </table:table-cell>
          <table:table-cell office:value-type="float" office:value="526663.21518649859" table:formula="of:=[.H77]" table:style-name="ce11">
            <text:p>526663</text:p>
          </table:table-cell>
          <table:table-cell office:value-type="float" office:value="546597.41788130766" table:formula="of:=[.I77]" table:style-name="ce11">
            <text:p>546597</text:p>
          </table:table-cell>
          <table:table-cell office:value-type="float" office:value="567286.1301481151" table:formula="of:=[.J77]" table:style-name="ce11">
            <text:p>567286</text:p>
          </table:table-cell>
          <table:table-cell office:value-type="float" office:value="588757.91017422127" table:formula="of:=[.K77]" table:style-name="ce11">
            <text:p>588758</text:p>
          </table:table-cell>
          <table:table-cell office:value-type="float" office:value="611042.3970743157" table:formula="of:=[.L77]" table:style-name="ce11">
            <text:p>611042</text:p>
          </table:table-cell>
          <table:table-cell office:value-type="float" office:value="634170.35180357855" table:formula="of:=[.M77]" table:style-name="ce11">
            <text:p>634170</text:p>
          </table:table-cell>
          <table:table-cell table:number-columns-repeated="16371"/>
        </table:table-row>
        <table:table-row table:style-name="ro5">
          <table:table-cell office:value-type="string" table:style-name="ce5">
            <text:p>Rawa/Suji</text:p>
          </table:table-cell>
          <table:table-cell office:value-type="float" office:value="314212.5" table:formula="of:=[.B86]" table:style-name="ce11">
            <text:p>314213</text:p>
          </table:table-cell>
          <table:table-cell office:value-type="float" office:value="324506.88703124999" table:formula="of:=[.C86]" table:style-name="ce11">
            <text:p>324507</text:p>
          </table:table-cell>
          <table:table-cell office:value-type="float" office:value="335138.54391761136" table:formula="of:=[.D86]" table:style-name="ce11">
            <text:p>335139</text:p>
          </table:table-cell>
          <table:table-cell office:value-type="float" office:value="346118.52046271204" table:formula="of:=[.E86]" table:style-name="ce11">
            <text:p>346119</text:p>
          </table:table-cell>
          <table:table-cell office:value-type="float" office:value="357458.2284893716" table:formula="of:=[.F86]" table:style-name="ce11">
            <text:p>357458</text:p>
          </table:table-cell>
          <table:table-cell office:value-type="float" office:value="369169.45370025473" table:formula="of:=[.G86]" table:style-name="ce11">
            <text:p>369169</text:p>
          </table:table-cell>
          <table:table-cell office:value-type="float" office:value="381264.36792710918" table:formula="of:=[.H86]" table:style-name="ce11">
            <text:p>381264</text:p>
          </table:table-cell>
          <table:table-cell office:value-type="float" office:value="393755.54178132111" table:formula="of:=[.I86]" table:style-name="ce11">
            <text:p>393756</text:p>
          </table:table-cell>
          <table:table-cell office:value-type="float" office:value="406655.95771893155" table:formula="of:=[.J86]" table:style-name="ce11">
            <text:p>406656</text:p>
          </table:table-cell>
          <table:table-cell office:value-type="float" office:value="419979.02353369811" table:formula="of:=[.K86]" table:style-name="ce11">
            <text:p>419979</text:p>
          </table:table-cell>
          <table:table-cell office:value-type="float" office:value="433738.58629222086" table:formula="of:=[.L86]" table:style-name="ce11">
            <text:p>433739</text:p>
          </table:table-cell>
          <table:table-cell office:value-type="float" office:value="447948.94672561972" table:formula="of:=[.M86]" table:style-name="ce11">
            <text:p>447949</text:p>
          </table:table-cell>
          <table:table-cell table:number-columns-repeated="16371"/>
        </table:table-row>
        <table:table-row table:style-name="ro5">
          <table:table-cell office:value-type="string" table:style-name="ce5">
            <text:p>Maida</text:p>
          </table:table-cell>
          <table:table-cell office:value-type="float" office:value="229075" table:formula="of:=[.B95]" table:style-name="ce11">
            <text:p>229075</text:p>
          </table:table-cell>
          <table:table-cell office:value-type="float" office:value="239497.91249999998" table:formula="of:=[.C95]" table:style-name="ce11">
            <text:p>239498</text:p>
          </table:table-cell>
          <table:table-cell office:value-type="float" office:value="250395.06751875006" table:formula="of:=[.D95]" table:style-name="ce11">
            <text:p>250395</text:p>
          </table:table-cell>
          <table:table-cell office:value-type="float" office:value="261788.04309085311" table:formula="of:=[.E95]" table:style-name="ce11">
            <text:p>261788</text:p>
          </table:table-cell>
          <table:table-cell office:value-type="float" office:value="273699.39905148686" table:formula="of:=[.F95]" table:style-name="ce11">
            <text:p>273699</text:p>
          </table:table-cell>
          <table:table-cell office:value-type="float" office:value="286152.72170832951" table:formula="of:=[.G95]" table:style-name="ce11">
            <text:p>286153</text:p>
          </table:table-cell>
          <table:table-cell office:value-type="float" office:value="299172.67054605851" table:formula="of:=[.H95]" table:style-name="ce11">
            <text:p>299173</text:p>
          </table:table-cell>
          <table:table-cell office:value-type="float" office:value="312785.02705590415" table:formula="of:=[.I95]" table:style-name="ce11">
            <text:p>312785</text:p>
          </table:table-cell>
          <table:table-cell office:value-type="float" office:value="327016.74578694778" table:formula="of:=[.J95]" table:style-name="ce11">
            <text:p>327017</text:p>
          </table:table-cell>
          <table:table-cell office:value-type="float" office:value="341896.00772025384" table:formula="of:=[.K95]" table:style-name="ce11">
            <text:p>341896</text:p>
          </table:table-cell>
          <table:table-cell office:value-type="float" office:value="357452.27607152535" table:formula="of:=[.L95]" table:style-name="ce11">
            <text:p>357452</text:p>
          </table:table-cell>
          <table:table-cell office:value-type="float" office:value="373716.35463277961" table:formula="of:=[.M95]" table:style-name="ce11">
            <text:p>373716</text:p>
          </table:table-cell>
          <table:table-cell table:number-columns-repeated="16371"/>
        </table:table-row>
        <table:table-row table:style-name="ro5">
          <table:table-cell office:value-type="string" table:style-name="ce5">
            <text:p>Rice</text:p>
          </table:table-cell>
          <table:table-cell office:value-type="float" office:value="697950" table:formula="of:=[.B104]" table:style-name="ce11">
            <text:p>697950</text:p>
          </table:table-cell>
          <table:table-cell office:value-type="float" office:value="735063.49124999996" table:formula="of:=[.C104]" table:style-name="ce11">
            <text:p>735063</text:p>
          </table:table-cell>
          <table:table-cell office:value-type="float" office:value="774150.49239721883" table:formula="of:=[.D104]" table:style-name="ce11">
            <text:p>774150</text:p>
          </table:table-cell>
          <table:table-cell office:value-type="float" office:value="815315.94483044092" table:formula="of:=[.E104]" table:style-name="ce11">
            <text:p>815316</text:p>
          </table:table-cell>
          <table:table-cell office:value-type="float" office:value="858670.37019679975" table:formula="of:=[.F104]" table:style-name="ce11">
            <text:p>858670</text:p>
          </table:table-cell>
          <table:table-cell office:value-type="float" office:value="904330.16713201453" table:formula="of:=[.G104]" table:style-name="ce11">
            <text:p>904330</text:p>
          </table:table-cell>
          <table:table-cell office:value-type="float" office:value="952417.92376925936" table:formula="of:=[.H104]" table:style-name="ce11">
            <text:p>952418</text:p>
          </table:table-cell>
          <table:table-cell office:value-type="float" office:value="1003062.7468656898" table:formula="of:=[.I104]" table:style-name="ce11">
            <text:p>1003063</text:p>
          </table:table-cell>
          <table:table-cell office:value-type="float" office:value="1056400.6084302729" table:formula="of:=[.J104]" table:style-name="ce11">
            <text:p>1056401</text:p>
          </table:table-cell>
          <table:table-cell office:value-type="float" office:value="1112574.7107835524" table:formula="of:=[.K104]" table:style-name="ce11">
            <text:p>1112575</text:p>
          </table:table-cell>
          <table:table-cell office:value-type="float" office:value="1171735.8710294678" table:formula="of:=[.L104]" table:style-name="ce11">
            <text:p>1171736</text:p>
          </table:table-cell>
          <table:table-cell office:value-type="float" office:value="1234042.9259714596" table:formula="of:=[.M104]" table:style-name="ce11">
            <text:p>1234043</text:p>
          </table:table-cell>
          <table:table-cell table:number-columns-repeated="16371"/>
        </table:table-row>
        <table:table-row table:style-name="ro5">
          <table:table-cell office:value-type="string" table:style-name="ce5">
            <text:p>Sugar</text:p>
          </table:table-cell>
          <table:table-cell office:value-type="float" office:value="152640" table:formula="of:=[.B113]" table:style-name="ce11">
            <text:p>152640</text:p>
          </table:table-cell>
          <table:table-cell office:value-type="float" office:value="158417.424" table:formula="of:=[.C113]" table:style-name="ce11">
            <text:p>158417</text:p>
          </table:table-cell>
          <table:table-cell office:value-type="float" office:value="164413.5234984" table:formula="of:=[.D113]" table:style-name="ce11">
            <text:p>164414</text:p>
          </table:table-cell>
          <table:table-cell office:value-type="float" office:value="170636.57536281447" table:formula="of:=[.E113]" table:style-name="ce11">
            <text:p>170637</text:p>
          </table:table-cell>
          <table:table-cell office:value-type="float" office:value="177095.16974029702" table:formula="of:=[.F113]" table:style-name="ce11">
            <text:p>177095</text:p>
          </table:table-cell>
          <table:table-cell office:value-type="float" office:value="183798.22191496729" table:formula="of:=[.G113]" table:style-name="ce11">
            <text:p>183798</text:p>
          </table:table-cell>
          <table:table-cell office:value-type="float" office:value="190754.98461444883" table:formula="of:=[.H113]" table:style-name="ce11">
            <text:p>190755</text:p>
          </table:table-cell>
          <table:table-cell office:value-type="float" office:value="197975.06078210572" table:formula="of:=[.I113]" table:style-name="ce11">
            <text:p>197975</text:p>
          </table:table-cell>
          <table:table-cell office:value-type="float" office:value="205468.41683270843" table:formula="of:=[.J113]" table:style-name="ce11">
            <text:p>205468</text:p>
          </table:table-cell>
          <table:table-cell office:value-type="float" office:value="213245.39640982647" table:formula="of:=[.K113]" table:style-name="ce11">
            <text:p>213245</text:p>
          </table:table-cell>
          <table:table-cell office:value-type="float" office:value="221316.73466393835" table:formula="of:=[.L113]" table:style-name="ce11">
            <text:p>221317</text:p>
          </table:table-cell>
          <table:table-cell office:value-type="float" office:value="229693.5730709685" table:formula="of:=[.M113]" table:style-name="ce11">
            <text:p>229694</text:p>
          </table:table-cell>
          <table:table-cell table:number-columns-repeated="16371"/>
        </table:table-row>
        <table:table-row table:style-name="ro5">
          <table:table-cell office:value-type="string" table:style-name="ce5">
            <text:p>Total</text:p>
          </table:table-cell>
          <table:table-cell office:value-type="float" office:value="2633407.5" table:formula="of:=SUM([.B116:.B121])" table:style-name="ce11">
            <text:p>2633408</text:p>
          </table:table-cell>
          <table:table-cell office:value-type="float" office:value="2754383.15278125" table:formula="of:=SUM([.C116:.C121])" table:style-name="ce11">
            <text:p>2754383</text:p>
          </table:table-cell>
          <table:table-cell office:value-type="float" office:value="2881062.9542524675" table:formula="of:=SUM([.D116:.D121])" table:style-name="ce11">
            <text:p>2881063</text:p>
          </table:table-cell>
          <table:table-cell office:value-type="float" office:value="3013721.7479286026" table:formula="of:=SUM([.E116:.E121])" table:style-name="ce11">
            <text:p>3013722</text:p>
          </table:table-cell>
          <table:table-cell office:value-type="float" office:value="3152647.8532430129" table:formula="of:=SUM([.F116:.F121])" table:style-name="ce11">
            <text:p>3152648</text:p>
          </table:table-cell>
          <table:table-cell office:value-type="float" office:value="3298143.7354453662" table:formula="of:=SUM([.G116:.G121])" table:style-name="ce11">
            <text:p>3298144</text:p>
          </table:table-cell>
          <table:table-cell office:value-type="float" office:value="3450526.7091592699" table:formula="of:=SUM([.H116:.H121])" table:style-name="ce11">
            <text:p>3450527</text:p>
          </table:table-cell>
          <table:table-cell office:value-type="float" office:value="3610129.6773049664" table:formula="of:=SUM([.I116:.I121])" table:style-name="ce11">
            <text:p>3610130</text:p>
          </table:table-cell>
          <table:table-cell office:value-type="float" office:value="3777301.9071793817" table:formula="of:=SUM([.J116:.J121])" table:style-name="ce11">
            <text:p>3777302</text:p>
          </table:table-cell>
          <table:table-cell office:value-type="float" office:value="3952409.8455772423" table:formula="of:=SUM([.K116:.K121])" table:style-name="ce11">
            <text:p>3952410</text:p>
          </table:table-cell>
          <table:table-cell office:value-type="float" office:value="4135837.9749330394" table:formula="of:=SUM([.L116:.L121])" table:style-name="ce11">
            <text:p>4135838</text:p>
          </table:table-cell>
          <table:table-cell office:value-type="float" office:value="4327989.7125646826" table:formula="of:=SUM([.M116:.M121])" table:style-name="ce11">
            <text:p>4327990</text:p>
          </table:table-cell>
          <table:table-cell table:number-columns-repeated="16371"/>
        </table:table-row>
        <table:table-row table:style-name="ro6">
          <table:table-cell table:number-columns-repeated="16384"/>
        </table:table-row>
        <table:table-row table:style-name="ro5">
          <table:table-cell office:value-type="string" table:style-name="ce6">
            <text:p>Other Costs</text:p>
          </table:table-cell>
          <table:table-cell table:number-columns-repeated="16383" table:style-name="ce1"/>
        </table:table-row>
        <table:table-row table:style-name="ro5">
          <table:table-cell office:value-type="string" table:style-name="ce5">
            <text:p>Rent</text:p>
          </table:table-cell>
          <table:table-cell office:value-type="float" office:value="150000" table:formula="of:=[Assumption.$B67]" table:style-name="ce10">
            <text:p>150000</text:p>
          </table:table-cell>
          <table:table-cell office:value-type="float" office:value="150000" table:formula="of:=[Assumption.$B67]" table:style-name="ce10">
            <text:p>150000</text:p>
          </table:table-cell>
          <table:table-cell office:value-type="float" office:value="150000" table:formula="of:=[Assumption.$B67]" table:style-name="ce10">
            <text:p>150000</text:p>
          </table:table-cell>
          <table:table-cell office:value-type="float" office:value="150000" table:formula="of:=[Assumption.$B67]" table:style-name="ce10">
            <text:p>150000</text:p>
          </table:table-cell>
          <table:table-cell office:value-type="float" office:value="150000" table:formula="of:=[Assumption.$B67]" table:style-name="ce10">
            <text:p>150000</text:p>
          </table:table-cell>
          <table:table-cell office:value-type="float" office:value="150000" table:formula="of:=[Assumption.$B67]" table:style-name="ce10">
            <text:p>150000</text:p>
          </table:table-cell>
          <table:table-cell office:value-type="float" office:value="150000" table:formula="of:=[Assumption.$B67]" table:style-name="ce10">
            <text:p>150000</text:p>
          </table:table-cell>
          <table:table-cell office:value-type="float" office:value="150000" table:formula="of:=[Assumption.$B67]" table:style-name="ce10">
            <text:p>150000</text:p>
          </table:table-cell>
          <table:table-cell office:value-type="float" office:value="150000" table:formula="of:=[Assumption.$B67]" table:style-name="ce10">
            <text:p>150000</text:p>
          </table:table-cell>
          <table:table-cell office:value-type="float" office:value="150000" table:formula="of:=[Assumption.$B67]" table:style-name="ce10">
            <text:p>150000</text:p>
          </table:table-cell>
          <table:table-cell office:value-type="float" office:value="150000" table:formula="of:=[Assumption.$B67]" table:style-name="ce10">
            <text:p>150000</text:p>
          </table:table-cell>
          <table:table-cell office:value-type="float" office:value="150000" table:formula="of:=[Assumption.$B67]" table:style-name="ce10">
            <text:p>150000</text:p>
          </table:table-cell>
          <table:table-cell table:number-columns-repeated="16371"/>
        </table:table-row>
        <table:table-row table:style-name="ro5">
          <table:table-cell office:value-type="string" table:style-name="ce5">
            <text:p>Electricity Bll</text:p>
          </table:table-cell>
          <table:table-cell office:value-type="float" office:value="75000" table:formula="of:=[Assumption.$B68]" table:style-name="ce10">
            <text:p>75000</text:p>
          </table:table-cell>
          <table:table-cell office:value-type="float" office:value="75000" table:formula="of:=[Assumption.$B68]" table:style-name="ce10">
            <text:p>75000</text:p>
          </table:table-cell>
          <table:table-cell office:value-type="float" office:value="75000" table:formula="of:=[Assumption.$B68]" table:style-name="ce10">
            <text:p>75000</text:p>
          </table:table-cell>
          <table:table-cell office:value-type="float" office:value="75000" table:formula="of:=[Assumption.$B68]" table:style-name="ce10">
            <text:p>75000</text:p>
          </table:table-cell>
          <table:table-cell office:value-type="float" office:value="75000" table:formula="of:=[Assumption.$B68]" table:style-name="ce10">
            <text:p>75000</text:p>
          </table:table-cell>
          <table:table-cell office:value-type="float" office:value="75000" table:formula="of:=[Assumption.$B68]" table:style-name="ce10">
            <text:p>75000</text:p>
          </table:table-cell>
          <table:table-cell office:value-type="float" office:value="75000" table:formula="of:=[Assumption.$B68]" table:style-name="ce10">
            <text:p>75000</text:p>
          </table:table-cell>
          <table:table-cell office:value-type="float" office:value="75000" table:formula="of:=[Assumption.$B68]" table:style-name="ce10">
            <text:p>75000</text:p>
          </table:table-cell>
          <table:table-cell office:value-type="float" office:value="75000" table:formula="of:=[Assumption.$B68]" table:style-name="ce10">
            <text:p>75000</text:p>
          </table:table-cell>
          <table:table-cell office:value-type="float" office:value="75000" table:formula="of:=[Assumption.$B68]" table:style-name="ce10">
            <text:p>75000</text:p>
          </table:table-cell>
          <table:table-cell office:value-type="float" office:value="75000" table:formula="of:=[Assumption.$B68]" table:style-name="ce10">
            <text:p>75000</text:p>
          </table:table-cell>
          <table:table-cell office:value-type="float" office:value="75000" table:formula="of:=[Assumption.$B68]" table:style-name="ce10">
            <text:p>75000</text:p>
          </table:table-cell>
          <table:table-cell table:number-columns-repeated="16371"/>
        </table:table-row>
        <table:table-row table:style-name="ro5">
          <table:table-cell office:value-type="string" table:style-name="ce5">
            <text:p>Salary Expanse</text:p>
          </table:table-cell>
          <table:table-cell office:value-type="float" office:value="120000" table:formula="of:=[Assumption.$B69]" table:style-name="ce10">
            <text:p>120000</text:p>
          </table:table-cell>
          <table:table-cell office:value-type="float" office:value="120000" table:formula="of:=[Assumption.$B69]" table:style-name="ce10">
            <text:p>120000</text:p>
          </table:table-cell>
          <table:table-cell office:value-type="float" office:value="120000" table:formula="of:=[Assumption.$B69]" table:style-name="ce10">
            <text:p>120000</text:p>
          </table:table-cell>
          <table:table-cell office:value-type="float" office:value="120000" table:formula="of:=[Assumption.$B69]" table:style-name="ce10">
            <text:p>120000</text:p>
          </table:table-cell>
          <table:table-cell office:value-type="float" office:value="120000" table:formula="of:=[Assumption.$B69]" table:style-name="ce10">
            <text:p>120000</text:p>
          </table:table-cell>
          <table:table-cell office:value-type="float" office:value="120000" table:formula="of:=[Assumption.$B69]" table:style-name="ce10">
            <text:p>120000</text:p>
          </table:table-cell>
          <table:table-cell office:value-type="float" office:value="120000" table:formula="of:=[Assumption.$B69]" table:style-name="ce10">
            <text:p>120000</text:p>
          </table:table-cell>
          <table:table-cell office:value-type="float" office:value="120000" table:formula="of:=[Assumption.$B69]" table:style-name="ce10">
            <text:p>120000</text:p>
          </table:table-cell>
          <table:table-cell office:value-type="float" office:value="120000" table:formula="of:=[Assumption.$B69]" table:style-name="ce10">
            <text:p>120000</text:p>
          </table:table-cell>
          <table:table-cell office:value-type="float" office:value="120000" table:formula="of:=[Assumption.$B69]" table:style-name="ce10">
            <text:p>120000</text:p>
          </table:table-cell>
          <table:table-cell office:value-type="float" office:value="120000" table:formula="of:=[Assumption.$B69]" table:style-name="ce10">
            <text:p>120000</text:p>
          </table:table-cell>
          <table:table-cell office:value-type="float" office:value="120000" table:formula="of:=[Assumption.$B69]" table:style-name="ce10">
            <text:p>120000</text:p>
          </table:table-cell>
          <table:table-cell table:number-columns-repeated="16371"/>
        </table:table-row>
        <table:table-row table:style-name="ro5">
          <table:table-cell office:value-type="string" table:style-name="ce5">
            <text:p>Total</text:p>
          </table:table-cell>
          <table:table-cell office:value-type="float" office:value="345000" table:formula="of:=SUM([.B125:.B127])" table:style-name="ce10">
            <text:p>345000</text:p>
          </table:table-cell>
          <table:table-cell office:value-type="float" office:value="345000" table:formula="of:=SUM([.C125:.C127])" table:style-name="ce10">
            <text:p>345000</text:p>
          </table:table-cell>
          <table:table-cell office:value-type="float" office:value="345000" table:formula="of:=SUM([.D125:.D127])" table:style-name="ce10">
            <text:p>345000</text:p>
          </table:table-cell>
          <table:table-cell office:value-type="float" office:value="345000" table:formula="of:=SUM([.E125:.E127])" table:style-name="ce10">
            <text:p>345000</text:p>
          </table:table-cell>
          <table:table-cell office:value-type="float" office:value="345000" table:formula="of:=SUM([.F125:.F127])" table:style-name="ce10">
            <text:p>345000</text:p>
          </table:table-cell>
          <table:table-cell office:value-type="float" office:value="345000" table:formula="of:=SUM([.G125:.G127])" table:style-name="ce10">
            <text:p>345000</text:p>
          </table:table-cell>
          <table:table-cell office:value-type="float" office:value="345000" table:formula="of:=SUM([.H125:.H127])" table:style-name="ce10">
            <text:p>345000</text:p>
          </table:table-cell>
          <table:table-cell office:value-type="float" office:value="345000" table:formula="of:=SUM([.I125:.I127])" table:style-name="ce10">
            <text:p>345000</text:p>
          </table:table-cell>
          <table:table-cell office:value-type="float" office:value="345000" table:formula="of:=SUM([.J125:.J127])" table:style-name="ce10">
            <text:p>345000</text:p>
          </table:table-cell>
          <table:table-cell office:value-type="float" office:value="345000" table:formula="of:=SUM([.K125:.K127])" table:style-name="ce10">
            <text:p>345000</text:p>
          </table:table-cell>
          <table:table-cell office:value-type="float" office:value="345000" table:formula="of:=SUM([.L125:.L127])" table:style-name="ce10">
            <text:p>345000</text:p>
          </table:table-cell>
          <table:table-cell office:value-type="float" office:value="345000" table:formula="of:=SUM([.M125:.M127])" table:style-name="ce10">
            <text:p>345000</text:p>
          </table:table-cell>
          <table:table-cell table:number-columns-repeated="16371"/>
        </table:table-row>
        <table:table-row table:style-name="ro6">
          <table:table-cell table:number-columns-repeated="16384"/>
        </table:table-row>
        <table:table-row table:style-name="ro5">
          <table:table-cell office:value-type="string" table:style-name="ce5">
            <text:p>Profit</text:p>
          </table:table-cell>
          <table:table-cell office:value-type="float" office:value="2616592.5" table:formula="of:=[.B9]-[.B122]-[.B128]" table:style-name="ce11">
            <text:p>2616593</text:p>
          </table:table-cell>
          <table:table-cell office:value-type="float" office:value="2754142.78471875" table:formula="of:=[.C9]-[.C122]-[.C128]" table:style-name="ce11">
            <text:p>2754143</text:p>
          </table:table-cell>
          <table:table-cell office:value-type="float" office:value="2898245.3662905013" table:formula="of:=[.D9]-[.D122]-[.D128]" table:style-name="ce11">
            <text:p>2898245</text:p>
          </table:table-cell>
          <table:table-cell office:value-type="float" office:value="3049218.8713956522" table:formula="of:=[.E9]-[.E122]-[.E128]" table:style-name="ce11">
            <text:p>3049219</text:p>
          </table:table-cell>
          <table:table-cell office:value-type="float" office:value="3207397.6763297422" table:formula="of:=[.F9]-[.F122]-[.F128]" table:style-name="ce11">
            <text:p>3207398</text:p>
          </table:table-cell>
          <table:table-cell office:value-type="float" office:value="3373132.6954739392" table:formula="of:=[.G9]-[.G122]-[.G128]" table:style-name="ce11">
            <text:p>3373133</text:p>
          </table:table-cell>
          <table:table-cell office:value-type="float" office:value="3546792.2096280595" table:formula="of:=[.H9]-[.H122]-[.H128]" table:style-name="ce11">
            <text:p>3546792</text:p>
          </table:table-cell>
          <table:table-cell office:value-type="float" office:value="3728762.7362366877" table:formula="of:=[.I9]-[.I122]-[.I128]" table:style-name="ce11">
            <text:p>3728763</text:p>
          </table:table-cell>
          <table:table-cell office:value-type="float" office:value="3919449.9436430745" table:formula="of:=[.J9]-[.J122]-[.J128]" table:style-name="ce11">
            <text:p>3919450</text:p>
          </table:table-cell>
          <table:table-cell office:value-type="float" office:value="4119279.6116148457" table:formula="of:=[.K9]-[.K122]-[.K128]" table:style-name="ce11">
            <text:p>4119280</text:p>
          </table:table-cell>
          <table:table-cell office:value-type="float" office:value="4328698.6405006219" table:formula="of:=[.L9]-[.L122]-[.L128]" table:style-name="ce11">
            <text:p>4328699</text:p>
          </table:table-cell>
          <table:table-cell office:value-type="float" office:value="4548176.1114975587" table:formula="of:=[.M9]-[.M122]-[.M128]" table:style-name="ce11">
            <text:p>4548176</text:p>
          </table:table-cell>
          <table:table-cell table:number-columns-repeated="16371"/>
        </table:table-row>
        <table:table-row table:number-rows-repeated="1048446" table:style-name="ro6">
          <table:table-cell table:number-columns-repeated="16384"/>
        </table:table-row>
      </table:table>
      <table:table table:name="Sales_&amp;Costs_-Store_5" table:style-name="ta1">
        <table:table-column table:style-name="co6" table:default-cell-style-name="ce1"/>
        <table:table-column table:style-name="co2" table:number-columns-repeated="1023" table:default-cell-style-name="ce1"/>
        <table:table-column table:style-name="co3" table:number-columns-repeated="15360" table:default-cell-style-name="ce1"/>
        <table:table-row table:style-name="ro5">
          <table:table-cell table:style-name="ce1"/>
          <table:table-cell office:value-type="string" table:style-name="ce9">
            <text:p>M1</text:p>
          </table:table-cell>
          <table:table-cell office:value-type="string" table:style-name="ce9">
            <text:p>M2</text:p>
          </table:table-cell>
          <table:table-cell office:value-type="string" table:style-name="ce9">
            <text:p>M3</text:p>
          </table:table-cell>
          <table:table-cell office:value-type="string" table:style-name="ce9">
            <text:p>M4</text:p>
          </table:table-cell>
          <table:table-cell office:value-type="string" table:style-name="ce9">
            <text:p>M5</text:p>
          </table:table-cell>
          <table:table-cell office:value-type="string" table:style-name="ce9">
            <text:p>M6</text:p>
          </table:table-cell>
          <table:table-cell office:value-type="string" table:style-name="ce9">
            <text:p>M7</text:p>
          </table:table-cell>
          <table:table-cell office:value-type="string" table:style-name="ce9">
            <text:p>M8</text:p>
          </table:table-cell>
          <table:table-cell office:value-type="string" table:style-name="ce9">
            <text:p>M9</text:p>
          </table:table-cell>
          <table:table-cell office:value-type="string" table:style-name="ce9">
            <text:p>M10</text:p>
          </table:table-cell>
          <table:table-cell office:value-type="string" table:style-name="ce9">
            <text:p>M11</text:p>
          </table:table-cell>
          <table:table-cell office:value-type="string" table:style-name="ce9">
            <text:p>M12</text:p>
          </table:table-cell>
          <table:table-cell table:number-columns-repeated="16371"/>
        </table:table-row>
        <table:table-row table:style-name="ro5">
          <table:table-cell office:value-type="string" table:style-name="ce6">
            <text:p>Sales (In Rs)</text:p>
          </table:table-cell>
          <table:table-cell table:number-columns-repeated="16383" table:style-name="ce1"/>
        </table:table-row>
        <table:table-row table:style-name="ro5">
          <table:table-cell office:value-type="string" table:style-name="ce5">
            <text:p>Atta</text:p>
          </table:table-cell>
          <table:table-cell office:value-type="float" office:value="3262500" table:formula="of:=[Calcs.B36]*[Calcs.B77]" table:style-name="ce11">
            <text:p>3262500</text:p>
          </table:table-cell>
          <table:table-cell office:value-type="float" office:value="3427582.5" table:formula="of:=[Calcs.C36]*[Calcs.C77]" table:style-name="ce11">
            <text:p>3427583</text:p>
          </table:table-cell>
          <table:table-cell office:value-type="float" office:value="3601018.1744999997" table:formula="of:=[Calcs.D36]*[Calcs.D77]" table:style-name="ce11">
            <text:p>3601018</text:p>
          </table:table-cell>
          <table:table-cell office:value-type="float" office:value="3783229.6941297008" table:formula="of:=[Calcs.E36]*[Calcs.E77]" table:style-name="ce11">
            <text:p>3783230</text:p>
          </table:table-cell>
          <table:table-cell office:value-type="float" office:value="3974661.1166526638" table:formula="of:=[Calcs.F36]*[Calcs.F77]" table:style-name="ce11">
            <text:p>3974661</text:p>
          </table:table-cell>
          <table:table-cell office:value-type="float" office:value="4175778.9691552888" table:formula="of:=[Calcs.G36]*[Calcs.G77]" table:style-name="ce11">
            <text:p>4175779</text:p>
          </table:table-cell>
          <table:table-cell office:value-type="float" office:value="4387073.384994546" table:formula="of:=[Calcs.H36]*[Calcs.H77]" table:style-name="ce11">
            <text:p>4387073</text:p>
          </table:table-cell>
          <table:table-cell office:value-type="float" office:value="4609059.2982752705" table:formula="of:=[Calcs.I36]*[Calcs.I77]" table:style-name="ce11">
            <text:p>4609059</text:p>
          </table:table-cell>
          <table:table-cell office:value-type="float" office:value="4842277.6987679992" table:formula="of:=[Calcs.J36]*[Calcs.J77]" table:style-name="ce11">
            <text:p>4842278</text:p>
          </table:table-cell>
          <table:table-cell office:value-type="float" office:value="5087296.9503256604" table:formula="of:=[Calcs.K36]*[Calcs.K77]" table:style-name="ce11">
            <text:p>5087297</text:p>
          </table:table-cell>
          <table:table-cell office:value-type="float" office:value="5344714.1760121398" table:formula="of:=[Calcs.L36]*[Calcs.L77]" table:style-name="ce11">
            <text:p>5344714</text:p>
          </table:table-cell>
          <table:table-cell office:value-type="float" office:value="5615156.7133183545" table:formula="of:=[Calcs.M36]*[Calcs.M77]" table:style-name="ce11">
            <text:p>5615157</text:p>
          </table:table-cell>
          <table:table-cell table:number-columns-repeated="16371"/>
        </table:table-row>
        <table:table-row table:style-name="ro5">
          <table:table-cell office:value-type="string" table:style-name="ce5">
            <text:p>Besan</text:p>
          </table:table-cell>
          <table:table-cell office:value-type="float" office:value="1170000" table:formula="of:=[Calcs.B37]*[Calcs.B78]" table:style-name="ce11">
            <text:p>1170000</text:p>
          </table:table-cell>
          <table:table-cell office:value-type="float" office:value="1232229.375" table:formula="of:=[Calcs.C37]*[Calcs.C78]" table:style-name="ce11">
            <text:p>1232229</text:p>
          </table:table-cell>
          <table:table-cell office:value-type="float" office:value="1297768.5748828123" table:formula="of:=[Calcs.D37]*[Calcs.D78]" table:style-name="ce11">
            <text:p>1297769</text:p>
          </table:table-cell>
          <table:table-cell office:value-type="float" office:value="1366793.6409593918" table:formula="of:=[Calcs.E37]*[Calcs.E78]" table:style-name="ce11">
            <text:p>1366794</text:p>
          </table:table-cell>
          <table:table-cell office:value-type="float" office:value="1439489.9777379194" table:formula="of:=[Calcs.F37]*[Calcs.F78]" table:style-name="ce11">
            <text:p>1439490</text:p>
          </table:table-cell>
          <table:table-cell office:value-type="float" office:value="1516052.8509288549" table:formula="of:=[Calcs.G37]*[Calcs.G78]" table:style-name="ce11">
            <text:p>1516053</text:p>
          </table:table-cell>
          <table:table-cell office:value-type="float" office:value="1596687.9119376333" table:formula="of:=[Calcs.H37]*[Calcs.H78]" table:style-name="ce11">
            <text:p>1596688</text:p>
          </table:table-cell>
          <table:table-cell office:value-type="float" office:value="1681611.7502538161" table:formula="of:=[Calcs.I37]*[Calcs.I78]" table:style-name="ce11">
            <text:p>1681612</text:p>
          </table:table-cell>
          <table:table-cell office:value-type="float" office:value="1771052.4752204407" table:formula="of:=[Calcs.J37]*[Calcs.J78]" table:style-name="ce11">
            <text:p>1771052</text:p>
          </table:table-cell>
          <table:table-cell office:value-type="float" office:value="1865250.3287462278" table:formula="of:=[Calcs.K37]*[Calcs.K78]" table:style-name="ce11">
            <text:p>1865250</text:p>
          </table:table-cell>
          <table:table-cell office:value-type="float" office:value="1964458.3306064177" table:formula="of:=[Calcs.L37]*[Calcs.L78]" table:style-name="ce11">
            <text:p>1964458</text:p>
          </table:table-cell>
          <table:table-cell office:value-type="float" office:value="2068942.9580655464" table:formula="of:=[Calcs.M37]*[Calcs.M78]" table:style-name="ce11">
            <text:p>2068943</text:p>
          </table:table-cell>
          <table:table-cell table:number-columns-repeated="16371"/>
        </table:table-row>
        <table:table-row table:style-name="ro5">
          <table:table-cell office:value-type="string" table:style-name="ce5">
            <text:p>Rawa/Suji</text:p>
          </table:table-cell>
          <table:table-cell office:value-type="float" office:value="1805000" table:formula="of:=[Calcs.B38]*[Calcs.B79]" table:style-name="ce11">
            <text:p>1805000</text:p>
          </table:table-cell>
          <table:table-cell office:value-type="float" office:value="1868626.2499999998" table:formula="of:=[Calcs.C38]*[Calcs.C79]" table:style-name="ce11">
            <text:p>1868626</text:p>
          </table:table-cell>
          <table:table-cell office:value-type="float" office:value="1934495.3253124997" table:formula="of:=[Calcs.D38]*[Calcs.D79]" table:style-name="ce11">
            <text:p>1934495</text:p>
          </table:table-cell>
          <table:table-cell office:value-type="float" office:value="2002686.2855297653" table:formula="of:=[Calcs.E38]*[Calcs.E79]" table:style-name="ce11">
            <text:p>2002686</text:p>
          </table:table-cell>
          <table:table-cell office:value-type="float" office:value="2073280.9770946894" table:formula="of:=[Calcs.F38]*[Calcs.F79]" table:style-name="ce11">
            <text:p>2073281</text:p>
          </table:table-cell>
          <table:table-cell office:value-type="float" office:value="2146364.1315372768" table:formula="of:=[Calcs.G38]*[Calcs.G79]" table:style-name="ce11">
            <text:p>2146364</text:p>
          </table:table-cell>
          <table:table-cell office:value-type="float" office:value="2222023.4671739656" table:formula="of:=[Calcs.H38]*[Calcs.H79]" table:style-name="ce11">
            <text:p>2222023</text:p>
          </table:table-cell>
          <table:table-cell office:value-type="float" office:value="2300349.7943918481" table:formula="of:=[Calcs.I38]*[Calcs.I79]" table:style-name="ce11">
            <text:p>2300350</text:p>
          </table:table-cell>
          <table:table-cell office:value-type="float" office:value="2381437.1246441603" table:formula="of:=[Calcs.J38]*[Calcs.J79]" table:style-name="ce11">
            <text:p>2381437</text:p>
          </table:table-cell>
          <table:table-cell office:value-type="float" office:value="2465382.783287867" table:formula="of:=[Calcs.K38]*[Calcs.K79]" table:style-name="ce11">
            <text:p>2465383</text:p>
          </table:table-cell>
          <table:table-cell office:value-type="float" office:value="2552287.526398764" table:formula="of:=[Calcs.L38]*[Calcs.L79]" table:style-name="ce11">
            <text:p>2552288</text:p>
          </table:table-cell>
          <table:table-cell office:value-type="float" office:value="2642255.6617043205" table:formula="of:=[Calcs.M38]*[Calcs.M79]" table:style-name="ce11">
            <text:p>2642256</text:p>
          </table:table-cell>
          <table:table-cell table:number-columns-repeated="16371"/>
        </table:table-row>
        <table:table-row table:style-name="ro5">
          <table:table-cell office:value-type="string" table:style-name="ce5">
            <text:p>Maida</text:p>
          </table:table-cell>
          <table:table-cell office:value-type="float" office:value="1410000" table:formula="of:=[Calcs.B39]*[Calcs.B80]" table:style-name="ce11">
            <text:p>1410000</text:p>
          </table:table-cell>
          <table:table-cell office:value-type="float" office:value="1470541.8749999998" table:formula="of:=[Calcs.C39]*[Calcs.C80]" table:style-name="ce11">
            <text:p>1470542</text:p>
          </table:table-cell>
          <table:table-cell office:value-type="float" office:value="1533683.2667578124" table:formula="of:=[Calcs.D39]*[Calcs.D80]" table:style-name="ce11">
            <text:p>1533683</text:p>
          </table:table-cell>
          <table:table-cell office:value-type="float" office:value="1599535.7920242257" table:formula="of:=[Calcs.E39]*[Calcs.E80]" table:style-name="ce11">
            <text:p>1599536</text:p>
          </table:table-cell>
          <table:table-cell office:value-type="float" office:value="1668215.8600942658" table:formula="of:=[Calcs.F39]*[Calcs.F80]" table:style-name="ce11">
            <text:p>1668216</text:p>
          </table:table-cell>
          <table:table-cell office:value-type="float" office:value="1739844.8785870634" table:formula="of:=[Calcs.G39]*[Calcs.G80]" table:style-name="ce11">
            <text:p>1739845</text:p>
          </table:table-cell>
          <table:table-cell office:value-type="float" office:value="1814549.4680613952" table:formula="of:=[Calcs.H39]*[Calcs.H80]" table:style-name="ce11">
            <text:p>1814549</text:p>
          </table:table-cell>
          <table:table-cell office:value-type="float" office:value="1892461.6858462812" table:formula="of:=[Calcs.I39]*[Calcs.I80]" table:style-name="ce11">
            <text:p>1892462</text:p>
          </table:table-cell>
          <table:table-cell office:value-type="float" office:value="1973719.259482306" table:formula="of:=[Calcs.J39]*[Calcs.J80]" table:style-name="ce11">
            <text:p>1973719</text:p>
          </table:table-cell>
          <table:table-cell office:value-type="float" office:value="2058465.8301863272" table:formula="of:=[Calcs.K39]*[Calcs.K80]" table:style-name="ce11">
            <text:p>2058466</text:p>
          </table:table-cell>
          <table:table-cell office:value-type="float" office:value="2146851.2067699526" table:formula="of:=[Calcs.L39]*[Calcs.L80]" table:style-name="ce11">
            <text:p>2146851</text:p>
          </table:table-cell>
          <table:table-cell office:value-type="float" office:value="2239031.6304606376" table:formula="of:=[Calcs.M39]*[Calcs.M80]" table:style-name="ce11">
            <text:p>2239032</text:p>
          </table:table-cell>
          <table:table-cell table:number-columns-repeated="16371"/>
        </table:table-row>
        <table:table-row table:style-name="ro5">
          <table:table-cell office:value-type="string" table:style-name="ce5">
            <text:p>Rice</text:p>
          </table:table-cell>
          <table:table-cell office:value-type="float" office:value="1380000" table:formula="of:=[Calcs.B40]*[Calcs.B81]" table:style-name="ce11">
            <text:p>1380000</text:p>
          </table:table-cell>
          <table:table-cell office:value-type="float" office:value="1428644.9999999998" table:formula="of:=[Calcs.C40]*[Calcs.C81]" table:style-name="ce11">
            <text:p>1428645</text:p>
          </table:table-cell>
          <table:table-cell office:value-type="float" office:value="1479004.7362499998" table:formula="of:=[Calcs.D40]*[Calcs.D81]" table:style-name="ce11">
            <text:p>1479005</text:p>
          </table:table-cell>
          <table:table-cell office:value-type="float" office:value="1531139.653202812" table:formula="of:=[Calcs.E40]*[Calcs.E81]" table:style-name="ce11">
            <text:p>1531140</text:p>
          </table:table-cell>
          <table:table-cell office:value-type="float" office:value="1585112.3259782109" table:formula="of:=[Calcs.F40]*[Calcs.F81]" table:style-name="ce11">
            <text:p>1585112</text:p>
          </table:table-cell>
          <table:table-cell office:value-type="float" office:value="1640987.5354689425" table:formula="of:=[Calcs.G40]*[Calcs.G81]" table:style-name="ce11">
            <text:p>1640988</text:p>
          </table:table-cell>
          <table:table-cell office:value-type="float" office:value="1698832.3460942223" table:formula="of:=[Calcs.H40]*[Calcs.H81]" table:style-name="ce11">
            <text:p>1698832</text:p>
          </table:table-cell>
          <table:table-cell office:value-type="float" office:value="1758716.1862940434" table:formula="of:=[Calcs.I40]*[Calcs.I81]" table:style-name="ce11">
            <text:p>1758716</text:p>
          </table:table-cell>
          <table:table-cell office:value-type="float" office:value="1820710.9318609082" table:formula="of:=[Calcs.J40]*[Calcs.J81]" table:style-name="ce11">
            <text:p>1820711</text:p>
          </table:table-cell>
          <table:table-cell office:value-type="float" office:value="1884890.9922090052" table:formula="of:=[Calcs.K40]*[Calcs.K81]" table:style-name="ce11">
            <text:p>1884891</text:p>
          </table:table-cell>
          <table:table-cell office:value-type="float" office:value="1951333.3996843724" table:formula="of:=[Calcs.L40]*[Calcs.L81]" table:style-name="ce11">
            <text:p>1951333</text:p>
          </table:table-cell>
          <table:table-cell office:value-type="float" office:value="2020117.9020232463" table:formula="of:=[Calcs.M40]*[Calcs.M81]" table:style-name="ce11">
            <text:p>2020118</text:p>
          </table:table-cell>
          <table:table-cell table:number-columns-repeated="16371"/>
        </table:table-row>
        <table:table-row table:style-name="ro5">
          <table:table-cell office:value-type="string" table:style-name="ce5">
            <text:p>Sugar</text:p>
          </table:table-cell>
          <table:table-cell office:value-type="float" office:value="1920000" table:formula="of:=[Calcs.B41]*[Calcs.B82]" table:style-name="ce11">
            <text:p>1920000</text:p>
          </table:table-cell>
          <table:table-cell office:value-type="float" office:value="2036928" table:formula="of:=[Calcs.C41]*[Calcs.C82]" table:style-name="ce11">
            <text:p>2036928</text:p>
          </table:table-cell>
          <table:table-cell office:value-type="float" office:value="2160976.9152000002" table:formula="of:=[Calcs.D41]*[Calcs.D82]" table:style-name="ce11">
            <text:p>2160977</text:p>
          </table:table-cell>
          <table:table-cell office:value-type="float" office:value="2292580.4093356803" table:formula="of:=[Calcs.E41]*[Calcs.E82]" table:style-name="ce11">
            <text:p>2292580</text:p>
          </table:table-cell>
          <table:table-cell office:value-type="float" office:value="2432198.5562642231" table:formula="of:=[Calcs.F41]*[Calcs.F82]" table:style-name="ce11">
            <text:p>2432199</text:p>
          </table:table-cell>
          <table:table-cell office:value-type="float" office:value="2580319.448340714" table:formula="of:=[Calcs.G41]*[Calcs.G82]" table:style-name="ce11">
            <text:p>2580319</text:p>
          </table:table-cell>
          <table:table-cell office:value-type="float" office:value="2737460.9027446639" table:formula="of:=[Calcs.H41]*[Calcs.H82]" table:style-name="ce11">
            <text:p>2737461</text:p>
          </table:table-cell>
          <table:table-cell office:value-type="float" office:value="2904172.2717218138" table:formula="of:=[Calcs.I41]*[Calcs.I82]" table:style-name="ce11">
            <text:p>2904172</text:p>
          </table:table-cell>
          <table:table-cell office:value-type="float" office:value="3081036.3630696721" table:formula="of:=[Calcs.J41]*[Calcs.J82]" table:style-name="ce11">
            <text:p>3081036</text:p>
          </table:table-cell>
          <table:table-cell office:value-type="float" office:value="3268671.4775806153" table:formula="of:=[Calcs.K41]*[Calcs.K82]" table:style-name="ce11">
            <text:p>3268671</text:p>
          </table:table-cell>
          <table:table-cell office:value-type="float" office:value="3467733.5705652754" table:formula="of:=[Calcs.L41]*[Calcs.L82]" table:style-name="ce11">
            <text:p>3467734</text:p>
          </table:table-cell>
          <table:table-cell office:value-type="float" office:value="3678918.5450127013" table:formula="of:=[Calcs.M41]*[Calcs.M82]" table:style-name="ce11">
            <text:p>3678919</text:p>
          </table:table-cell>
          <table:table-cell table:number-columns-repeated="16371"/>
        </table:table-row>
        <table:table-row table:style-name="ro5">
          <table:table-cell office:value-type="string" table:style-name="ce5">
            <text:p>Total</text:p>
          </table:table-cell>
          <table:table-cell office:value-type="float" office:value="10947500" table:formula="of:=SUM([.B3:.B8])" table:style-name="ce11">
            <text:p>10947500</text:p>
          </table:table-cell>
          <table:table-cell office:value-type="float" office:value="11464553" table:formula="of:=SUM([.C3:.C8])" table:style-name="ce11">
            <text:p>11464553</text:p>
          </table:table-cell>
          <table:table-cell office:value-type="float" office:value="12006946.992903125" table:formula="of:=SUM([.D3:.D8])" table:style-name="ce11">
            <text:p>12006947</text:p>
          </table:table-cell>
          <table:table-cell office:value-type="float" office:value="12575965.475181576" table:formula="of:=SUM([.E3:.E8])" table:style-name="ce11">
            <text:p>12575965</text:p>
          </table:table-cell>
          <table:table-cell office:value-type="float" office:value="13172958.813821971" table:formula="of:=SUM([.F3:.F8])" table:style-name="ce11">
            <text:p>13172959</text:p>
          </table:table-cell>
          <table:table-cell office:value-type="float" office:value="13799347.814018141" table:formula="of:=SUM([.G3:.G8])" table:style-name="ce11">
            <text:p>13799348</text:p>
          </table:table-cell>
          <table:table-cell office:value-type="float" office:value="14456627.481006427" table:formula="of:=SUM([.H3:.H8])" table:style-name="ce11">
            <text:p>14456627</text:p>
          </table:table-cell>
          <table:table-cell office:value-type="float" office:value="15146370.986783074" table:formula="of:=SUM([.I3:.I8])" table:style-name="ce11">
            <text:p>15146371</text:p>
          </table:table-cell>
          <table:table-cell office:value-type="float" office:value="15870233.853045486" table:formula="of:=SUM([.J3:.J8])" table:style-name="ce11">
            <text:p>15870234</text:p>
          </table:table-cell>
          <table:table-cell office:value-type="float" office:value="16629958.362335701" table:formula="of:=SUM([.K3:.K8])" table:style-name="ce11">
            <text:p>16629958</text:p>
          </table:table-cell>
          <table:table-cell office:value-type="float" office:value="17427378.210036922" table:formula="of:=SUM([.L3:.L8])" table:style-name="ce11">
            <text:p>17427378</text:p>
          </table:table-cell>
          <table:table-cell office:value-type="float" office:value="18264423.410584807" table:formula="of:=SUM([.M3:.M8])" table:style-name="ce11">
            <text:p>18264423</text:p>
          </table:table-cell>
          <table:table-cell table:number-columns-repeated="16371"/>
        </table:table-row>
        <table:table-row table:style-name="ro6">
          <table:table-cell table:number-columns-repeated="16384"/>
        </table:table-row>
        <table:table-row table:style-name="ro5">
          <table:table-cell office:value-type="string" table:style-name="ce6">
            <text:p>Brand wiise sales</text:p>
          </table:table-cell>
          <table:table-cell table:number-columns-repeated="16383" table:style-name="ce1"/>
        </table:table-row>
        <table:table-row table:style-name="ro5">
          <table:table-cell office:value-type="string" table:style-name="ce6">
            <text:p>Atta</text:p>
          </table:table-cell>
          <table:table-cell table:number-columns-repeated="16383" table:style-name="ce1"/>
        </table:table-row>
        <table:table-row table:style-name="ro5">
          <table:table-cell office:value-type="string" table:style-name="ce5">
            <text:p>Fortune</text:p>
          </table:table-cell>
          <table:table-cell office:value-type="float" office:value="1141875" table:formula="of:=[.B$3]*[Assumption.$B35]" table:style-name="ce11">
            <text:p>1141875</text:p>
          </table:table-cell>
          <table:table-cell office:value-type="float" office:value="1199653.875" table:formula="of:=[.C$3]*[Assumption.$B35]" table:style-name="ce11">
            <text:p>1199654</text:p>
          </table:table-cell>
          <table:table-cell office:value-type="float" office:value="1260356.3610749999" table:formula="of:=[.D$3]*[Assumption.$B35]" table:style-name="ce11">
            <text:p>1260356</text:p>
          </table:table-cell>
          <table:table-cell office:value-type="float" office:value="1324130.3929453951" table:formula="of:=[.E$3]*[Assumption.$B35]" table:style-name="ce11">
            <text:p>1324130</text:p>
          </table:table-cell>
          <table:table-cell office:value-type="float" office:value="1391131.3908284323" table:formula="of:=[.F$3]*[Assumption.$B35]" table:style-name="ce11">
            <text:p>1391131</text:p>
          </table:table-cell>
          <table:table-cell office:value-type="float" office:value="1461522.639204351" table:formula="of:=[.G$3]*[Assumption.$B35]" table:style-name="ce11">
            <text:p>1461523</text:p>
          </table:table-cell>
          <table:table-cell office:value-type="float" office:value="1535475.684748091" table:formula="of:=[.H$3]*[Assumption.$B35]" table:style-name="ce11">
            <text:p>1535476</text:p>
          </table:table-cell>
          <table:table-cell office:value-type="float" office:value="1613170.7543963445" table:formula="of:=[.I$3]*[Assumption.$B35]" table:style-name="ce11">
            <text:p>1613171</text:p>
          </table:table-cell>
          <table:table-cell office:value-type="float" office:value="1694797.1945687996" table:formula="of:=[.J$3]*[Assumption.$B35]" table:style-name="ce11">
            <text:p>1694797</text:p>
          </table:table-cell>
          <table:table-cell office:value-type="float" office:value="1780553.932613981" table:formula="of:=[.K$3]*[Assumption.$B35]" table:style-name="ce11">
            <text:p>1780554</text:p>
          </table:table-cell>
          <table:table-cell office:value-type="float" office:value="1870649.9616042487" table:formula="of:=[.L$3]*[Assumption.$B35]" table:style-name="ce11">
            <text:p>1870650</text:p>
          </table:table-cell>
          <table:table-cell office:value-type="float" office:value="1965304.8496614238" table:formula="of:=[.M$3]*[Assumption.$B35]" table:style-name="ce11">
            <text:p>1965305</text:p>
          </table:table-cell>
          <table:table-cell table:number-columns-repeated="16371"/>
        </table:table-row>
        <table:table-row table:style-name="ro5">
          <table:table-cell office:value-type="string" table:style-name="ce5">
            <text:p>Patanjali</text:p>
          </table:table-cell>
          <table:table-cell office:value-type="float" office:value="978750" table:formula="of:=[.B$3]*[Assumption.$B36]" table:style-name="ce11">
            <text:p>978750</text:p>
          </table:table-cell>
          <table:table-cell office:value-type="float" office:value="1028274.75" table:formula="of:=[.C$3]*[Assumption.$B36]" table:style-name="ce11">
            <text:p>1028275</text:p>
          </table:table-cell>
          <table:table-cell office:value-type="float" office:value="1080305.4523499999" table:formula="of:=[.D$3]*[Assumption.$B36]" table:style-name="ce11">
            <text:p>1080305</text:p>
          </table:table-cell>
          <table:table-cell office:value-type="float" office:value="1134968.9082389101" table:formula="of:=[.E$3]*[Assumption.$B36]" table:style-name="ce11">
            <text:p>1134969</text:p>
          </table:table-cell>
          <table:table-cell office:value-type="float" office:value="1192398.334995799" table:formula="of:=[.F$3]*[Assumption.$B36]" table:style-name="ce11">
            <text:p>1192398</text:p>
          </table:table-cell>
          <table:table-cell office:value-type="float" office:value="1252733.6907465865" table:formula="of:=[.G$3]*[Assumption.$B36]" table:style-name="ce11">
            <text:p>1252734</text:p>
          </table:table-cell>
          <table:table-cell office:value-type="float" office:value="1316122.0154983636" table:formula="of:=[.H$3]*[Assumption.$B36]" table:style-name="ce11">
            <text:p>1316122</text:p>
          </table:table-cell>
          <table:table-cell office:value-type="float" office:value="1382717.7894825812" table:formula="of:=[.I$3]*[Assumption.$B36]" table:style-name="ce11">
            <text:p>1382718</text:p>
          </table:table-cell>
          <table:table-cell office:value-type="float" office:value="1452683.3096303998" table:formula="of:=[.J$3]*[Assumption.$B36]" table:style-name="ce11">
            <text:p>1452683</text:p>
          </table:table-cell>
          <table:table-cell office:value-type="float" office:value="1526189.085097698" table:formula="of:=[.K$3]*[Assumption.$B36]" table:style-name="ce11">
            <text:p>1526189</text:p>
          </table:table-cell>
          <table:table-cell office:value-type="float" office:value="1603414.2528036418" table:formula="of:=[.L$3]*[Assumption.$B36]" table:style-name="ce11">
            <text:p>1603414</text:p>
          </table:table-cell>
          <table:table-cell office:value-type="float" office:value="1684547.0139955063" table:formula="of:=[.M$3]*[Assumption.$B36]" table:style-name="ce11">
            <text:p>1684547</text:p>
          </table:table-cell>
          <table:table-cell table:number-columns-repeated="16371"/>
        </table:table-row>
        <table:table-row table:style-name="ro5">
          <table:table-cell office:value-type="string" table:style-name="ce5">
            <text:p>Organic Tattva</text:p>
          </table:table-cell>
          <table:table-cell office:value-type="float" office:value="489375" table:formula="of:=[.B$3]*[Assumption.$B37]" table:style-name="ce11">
            <text:p>489375</text:p>
          </table:table-cell>
          <table:table-cell office:value-type="float" office:value="514137.375" table:formula="of:=[.C$3]*[Assumption.$B37]" table:style-name="ce11">
            <text:p>514137</text:p>
          </table:table-cell>
          <table:table-cell office:value-type="float" office:value="540152.72617499996" table:formula="of:=[.D$3]*[Assumption.$B37]" table:style-name="ce11">
            <text:p>540153</text:p>
          </table:table-cell>
          <table:table-cell office:value-type="float" office:value="567484.45411945507" table:formula="of:=[.E$3]*[Assumption.$B37]" table:style-name="ce11">
            <text:p>567484</text:p>
          </table:table-cell>
          <table:table-cell office:value-type="float" office:value="596199.1674978995" table:formula="of:=[.F$3]*[Assumption.$B37]" table:style-name="ce11">
            <text:p>596199</text:p>
          </table:table-cell>
          <table:table-cell office:value-type="float" office:value="626366.84537329327" table:formula="of:=[.G$3]*[Assumption.$B37]" table:style-name="ce11">
            <text:p>626367</text:p>
          </table:table-cell>
          <table:table-cell office:value-type="float" office:value="658061.00774918182" table:formula="of:=[.H$3]*[Assumption.$B37]" table:style-name="ce11">
            <text:p>658061</text:p>
          </table:table-cell>
          <table:table-cell office:value-type="float" office:value="691358.8947412906" table:formula="of:=[.I$3]*[Assumption.$B37]" table:style-name="ce11">
            <text:p>691359</text:p>
          </table:table-cell>
          <table:table-cell office:value-type="float" office:value="726341.6548151999" table:formula="of:=[.J$3]*[Assumption.$B37]" table:style-name="ce11">
            <text:p>726342</text:p>
          </table:table-cell>
          <table:table-cell office:value-type="float" office:value="763094.54254884901" table:formula="of:=[.K$3]*[Assumption.$B37]" table:style-name="ce11">
            <text:p>763095</text:p>
          </table:table-cell>
          <table:table-cell office:value-type="float" office:value="801707.12640182092" table:formula="of:=[.L$3]*[Assumption.$B37]" table:style-name="ce11">
            <text:p>801707</text:p>
          </table:table-cell>
          <table:table-cell office:value-type="float" office:value="842273.50699775317" table:formula="of:=[.M$3]*[Assumption.$B37]" table:style-name="ce11">
            <text:p>842274</text:p>
          </table:table-cell>
          <table:table-cell table:number-columns-repeated="16371"/>
        </table:table-row>
        <table:table-row table:style-name="ro5">
          <table:table-cell office:value-type="string" table:style-name="ce5">
            <text:p>Good Life</text:p>
          </table:table-cell>
          <table:table-cell office:value-type="float" office:value="326250" table:formula="of:=[.B$3]*[Assumption.$B38]" table:style-name="ce11">
            <text:p>326250</text:p>
          </table:table-cell>
          <table:table-cell office:value-type="float" office:value="342758.25" table:formula="of:=[.C$3]*[Assumption.$B38]" table:style-name="ce11">
            <text:p>342758</text:p>
          </table:table-cell>
          <table:table-cell office:value-type="float" office:value="360101.81744999997" table:formula="of:=[.D$3]*[Assumption.$B38]" table:style-name="ce11">
            <text:p>360102</text:p>
          </table:table-cell>
          <table:table-cell office:value-type="float" office:value="378322.96941297012" table:formula="of:=[.E$3]*[Assumption.$B38]" table:style-name="ce11">
            <text:p>378323</text:p>
          </table:table-cell>
          <table:table-cell office:value-type="float" office:value="397466.11166526639" table:formula="of:=[.F$3]*[Assumption.$B38]" table:style-name="ce11">
            <text:p>397466</text:p>
          </table:table-cell>
          <table:table-cell office:value-type="float" office:value="417577.89691552892" table:formula="of:=[.G$3]*[Assumption.$B38]" table:style-name="ce11">
            <text:p>417578</text:p>
          </table:table-cell>
          <table:table-cell office:value-type="float" office:value="438707.33849945461" table:formula="of:=[.H$3]*[Assumption.$B38]" table:style-name="ce11">
            <text:p>438707</text:p>
          </table:table-cell>
          <table:table-cell office:value-type="float" office:value="460905.92982752708" table:formula="of:=[.I$3]*[Assumption.$B38]" table:style-name="ce11">
            <text:p>460906</text:p>
          </table:table-cell>
          <table:table-cell office:value-type="float" office:value="484227.76987679995" table:formula="of:=[.J$3]*[Assumption.$B38]" table:style-name="ce11">
            <text:p>484228</text:p>
          </table:table-cell>
          <table:table-cell office:value-type="float" office:value="508729.69503256609" table:formula="of:=[.K$3]*[Assumption.$B38]" table:style-name="ce11">
            <text:p>508730</text:p>
          </table:table-cell>
          <table:table-cell office:value-type="float" office:value="534471.41760121402" table:formula="of:=[.L$3]*[Assumption.$B38]" table:style-name="ce11">
            <text:p>534471</text:p>
          </table:table-cell>
          <table:table-cell office:value-type="float" office:value="561515.67133183545" table:formula="of:=[.M$3]*[Assumption.$B38]" table:style-name="ce11">
            <text:p>561516</text:p>
          </table:table-cell>
          <table:table-cell table:number-columns-repeated="16371"/>
        </table:table-row>
        <table:table-row table:style-name="ro5">
          <table:table-cell office:value-type="string" table:style-name="ce5">
            <text:p>Classic Harvest</text:p>
          </table:table-cell>
          <table:table-cell office:value-type="float" office:value="163125" table:formula="of:=[.B$3]*[Assumption.$B39]" table:style-name="ce11">
            <text:p>163125</text:p>
          </table:table-cell>
          <table:table-cell office:value-type="float" office:value="171379.125" table:formula="of:=[.C$3]*[Assumption.$B39]" table:style-name="ce11">
            <text:p>171379</text:p>
          </table:table-cell>
          <table:table-cell office:value-type="float" office:value="180050.90872499999" table:formula="of:=[.D$3]*[Assumption.$B39]" table:style-name="ce11">
            <text:p>180051</text:p>
          </table:table-cell>
          <table:table-cell office:value-type="float" office:value="189161.48470648506" table:formula="of:=[.E$3]*[Assumption.$B39]" table:style-name="ce11">
            <text:p>189161</text:p>
          </table:table-cell>
          <table:table-cell office:value-type="float" office:value="198733.0558326332" table:formula="of:=[.F$3]*[Assumption.$B39]" table:style-name="ce11">
            <text:p>198733</text:p>
          </table:table-cell>
          <table:table-cell office:value-type="float" office:value="208788.94845776446" table:formula="of:=[.G$3]*[Assumption.$B39]" table:style-name="ce11">
            <text:p>208789</text:p>
          </table:table-cell>
          <table:table-cell office:value-type="float" office:value="219353.6692497273" table:formula="of:=[.H$3]*[Assumption.$B39]" table:style-name="ce11">
            <text:p>219354</text:p>
          </table:table-cell>
          <table:table-cell office:value-type="float" office:value="230452.96491376354" table:formula="of:=[.I$3]*[Assumption.$B39]" table:style-name="ce11">
            <text:p>230453</text:p>
          </table:table-cell>
          <table:table-cell office:value-type="float" office:value="242113.88493839998" table:formula="of:=[.J$3]*[Assumption.$B39]" table:style-name="ce11">
            <text:p>242114</text:p>
          </table:table-cell>
          <table:table-cell office:value-type="float" office:value="254364.84751628304" table:formula="of:=[.K$3]*[Assumption.$B39]" table:style-name="ce11">
            <text:p>254365</text:p>
          </table:table-cell>
          <table:table-cell office:value-type="float" office:value="267235.70880060701" table:formula="of:=[.L$3]*[Assumption.$B39]" table:style-name="ce11">
            <text:p>267236</text:p>
          </table:table-cell>
          <table:table-cell office:value-type="float" office:value="280757.83566591772" table:formula="of:=[.M$3]*[Assumption.$B39]" table:style-name="ce11">
            <text:p>280758</text:p>
          </table:table-cell>
          <table:table-cell table:number-columns-repeated="16371"/>
        </table:table-row>
        <table:table-row table:style-name="ro5">
          <table:table-cell office:value-type="string" table:style-name="ce5">
            <text:p>Others</text:p>
          </table:table-cell>
          <table:table-cell office:value-type="float" office:value="163125" table:formula="of:=[.B$3]*[Assumption.$B40]" table:style-name="ce11">
            <text:p>163125</text:p>
          </table:table-cell>
          <table:table-cell office:value-type="float" office:value="171379.125" table:formula="of:=[.C$3]*[Assumption.$B40]" table:style-name="ce11">
            <text:p>171379</text:p>
          </table:table-cell>
          <table:table-cell office:value-type="float" office:value="180050.90872499999" table:formula="of:=[.D$3]*[Assumption.$B40]" table:style-name="ce11">
            <text:p>180051</text:p>
          </table:table-cell>
          <table:table-cell office:value-type="float" office:value="189161.48470648506" table:formula="of:=[.E$3]*[Assumption.$B40]" table:style-name="ce11">
            <text:p>189161</text:p>
          </table:table-cell>
          <table:table-cell office:value-type="float" office:value="198733.0558326332" table:formula="of:=[.F$3]*[Assumption.$B40]" table:style-name="ce11">
            <text:p>198733</text:p>
          </table:table-cell>
          <table:table-cell office:value-type="float" office:value="208788.94845776446" table:formula="of:=[.G$3]*[Assumption.$B40]" table:style-name="ce11">
            <text:p>208789</text:p>
          </table:table-cell>
          <table:table-cell office:value-type="float" office:value="219353.6692497273" table:formula="of:=[.H$3]*[Assumption.$B40]" table:style-name="ce11">
            <text:p>219354</text:p>
          </table:table-cell>
          <table:table-cell office:value-type="float" office:value="230452.96491376354" table:formula="of:=[.I$3]*[Assumption.$B40]" table:style-name="ce11">
            <text:p>230453</text:p>
          </table:table-cell>
          <table:table-cell office:value-type="float" office:value="242113.88493839998" table:formula="of:=[.J$3]*[Assumption.$B40]" table:style-name="ce11">
            <text:p>242114</text:p>
          </table:table-cell>
          <table:table-cell office:value-type="float" office:value="254364.84751628304" table:formula="of:=[.K$3]*[Assumption.$B40]" table:style-name="ce11">
            <text:p>254365</text:p>
          </table:table-cell>
          <table:table-cell office:value-type="float" office:value="267235.70880060701" table:formula="of:=[.L$3]*[Assumption.$B40]" table:style-name="ce11">
            <text:p>267236</text:p>
          </table:table-cell>
          <table:table-cell office:value-type="float" office:value="280757.83566591772" table:formula="of:=[.M$3]*[Assumption.$B40]" table:style-name="ce11">
            <text:p>280758</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Besan</text:p>
          </table:table-cell>
          <table:table-cell table:number-columns-repeated="16383" table:style-name="ce1"/>
        </table:table-row>
        <table:table-row table:style-name="ro5">
          <table:table-cell office:value-type="string" table:style-name="ce5">
            <text:p>Fortune</text:p>
          </table:table-cell>
          <table:table-cell office:value-type="float" office:value="292500" table:formula="of:=[.B$4]*[Assumption.$C35]" table:style-name="ce11">
            <text:p>292500</text:p>
          </table:table-cell>
          <table:table-cell office:value-type="float" office:value="308057.34375" table:formula="of:=[.C$4]*[Assumption.$C35]" table:style-name="ce11">
            <text:p>308057</text:p>
          </table:table-cell>
          <table:table-cell office:value-type="float" office:value="324442.14372070308" table:formula="of:=[.D$4]*[Assumption.$C35]" table:style-name="ce11">
            <text:p>324442</text:p>
          </table:table-cell>
          <table:table-cell office:value-type="float" office:value="341698.41023984796" table:formula="of:=[.E$4]*[Assumption.$C35]" table:style-name="ce11">
            <text:p>341698</text:p>
          </table:table-cell>
          <table:table-cell office:value-type="float" office:value="359872.49443447986" table:formula="of:=[.F$4]*[Assumption.$C35]" table:style-name="ce11">
            <text:p>359872</text:p>
          </table:table-cell>
          <table:table-cell office:value-type="float" office:value="379013.21273221372" table:formula="of:=[.G$4]*[Assumption.$C35]" table:style-name="ce11">
            <text:p>379013</text:p>
          </table:table-cell>
          <table:table-cell office:value-type="float" office:value="399171.97798440832" table:formula="of:=[.H$4]*[Assumption.$C35]" table:style-name="ce11">
            <text:p>399172</text:p>
          </table:table-cell>
          <table:table-cell office:value-type="float" office:value="420402.93756345403" table:formula="of:=[.I$4]*[Assumption.$C35]" table:style-name="ce11">
            <text:p>420403</text:p>
          </table:table-cell>
          <table:table-cell office:value-type="float" office:value="442763.11880511016" table:formula="of:=[.J$4]*[Assumption.$C35]" table:style-name="ce11">
            <text:p>442763</text:p>
          </table:table-cell>
          <table:table-cell office:value-type="float" office:value="466312.58218655695" table:formula="of:=[.K$4]*[Assumption.$C35]" table:style-name="ce11">
            <text:p>466313</text:p>
          </table:table-cell>
          <table:table-cell office:value-type="float" office:value="491114.58265160443" table:formula="of:=[.L$4]*[Assumption.$C35]" table:style-name="ce11">
            <text:p>491115</text:p>
          </table:table-cell>
          <table:table-cell office:value-type="float" office:value="517235.73951638659" table:formula="of:=[.M$4]*[Assumption.$C35]" table:style-name="ce11">
            <text:p>517236</text:p>
          </table:table-cell>
          <table:table-cell table:number-columns-repeated="16371"/>
        </table:table-row>
        <table:table-row table:style-name="ro5">
          <table:table-cell office:value-type="string" table:style-name="ce5">
            <text:p>Patanjali</text:p>
          </table:table-cell>
          <table:table-cell office:value-type="float" office:value="175500" table:formula="of:=[.B$4]*[Assumption.$C36]" table:style-name="ce11">
            <text:p>175500</text:p>
          </table:table-cell>
          <table:table-cell office:value-type="float" office:value="184834.40625" table:formula="of:=[.C$4]*[Assumption.$C36]" table:style-name="ce11">
            <text:p>184834</text:p>
          </table:table-cell>
          <table:table-cell office:value-type="float" office:value="194665.28623242184" table:formula="of:=[.D$4]*[Assumption.$C36]" table:style-name="ce11">
            <text:p>194665</text:p>
          </table:table-cell>
          <table:table-cell office:value-type="float" office:value="205019.04614390878" table:formula="of:=[.E$4]*[Assumption.$C36]" table:style-name="ce11">
            <text:p>205019</text:p>
          </table:table-cell>
          <table:table-cell office:value-type="float" office:value="215923.4966606879" table:formula="of:=[.F$4]*[Assumption.$C36]" table:style-name="ce11">
            <text:p>215923</text:p>
          </table:table-cell>
          <table:table-cell office:value-type="float" office:value="227407.92763932823" table:formula="of:=[.G$4]*[Assumption.$C36]" table:style-name="ce11">
            <text:p>227408</text:p>
          </table:table-cell>
          <table:table-cell office:value-type="float" office:value="239503.18679064498" table:formula="of:=[.H$4]*[Assumption.$C36]" table:style-name="ce11">
            <text:p>239503</text:p>
          </table:table-cell>
          <table:table-cell office:value-type="float" office:value="252241.76253807242" table:formula="of:=[.I$4]*[Assumption.$C36]" table:style-name="ce11">
            <text:p>252242</text:p>
          </table:table-cell>
          <table:table-cell office:value-type="float" office:value="265657.87128306611" table:formula="of:=[.J$4]*[Assumption.$C36]" table:style-name="ce11">
            <text:p>265658</text:p>
          </table:table-cell>
          <table:table-cell office:value-type="float" office:value="279787.54931193416" table:formula="of:=[.K$4]*[Assumption.$C36]" table:style-name="ce11">
            <text:p>279788</text:p>
          </table:table-cell>
          <table:table-cell office:value-type="float" office:value="294668.74959096266" table:formula="of:=[.L$4]*[Assumption.$C36]" table:style-name="ce11">
            <text:p>294669</text:p>
          </table:table-cell>
          <table:table-cell office:value-type="float" office:value="310341.44370983192" table:formula="of:=[.M$4]*[Assumption.$C36]" table:style-name="ce11">
            <text:p>310341</text:p>
          </table:table-cell>
          <table:table-cell table:number-columns-repeated="16371"/>
        </table:table-row>
        <table:table-row table:style-name="ro5">
          <table:table-cell office:value-type="string" table:style-name="ce5">
            <text:p>Organic Tattva</text:p>
          </table:table-cell>
          <table:table-cell office:value-type="float" office:value="140400" table:formula="of:=[.B$4]*[Assumption.$C37]" table:style-name="ce11">
            <text:p>140400</text:p>
          </table:table-cell>
          <table:table-cell office:value-type="float" office:value="147867.52499999999" table:formula="of:=[.C$4]*[Assumption.$C37]" table:style-name="ce11">
            <text:p>147868</text:p>
          </table:table-cell>
          <table:table-cell office:value-type="float" office:value="155732.22898593749" table:formula="of:=[.D$4]*[Assumption.$C37]" table:style-name="ce11">
            <text:p>155732</text:p>
          </table:table-cell>
          <table:table-cell office:value-type="float" office:value="164015.23691512702" table:formula="of:=[.E$4]*[Assumption.$C37]" table:style-name="ce11">
            <text:p>164015</text:p>
          </table:table-cell>
          <table:table-cell office:value-type="float" office:value="172738.79732855034" table:formula="of:=[.F$4]*[Assumption.$C37]" table:style-name="ce11">
            <text:p>172739</text:p>
          </table:table-cell>
          <table:table-cell office:value-type="float" office:value="181926.34211146258" table:formula="of:=[.G$4]*[Assumption.$C37]" table:style-name="ce11">
            <text:p>181926</text:p>
          </table:table-cell>
          <table:table-cell office:value-type="float" office:value="191602.54943251598" table:formula="of:=[.H$4]*[Assumption.$C37]" table:style-name="ce11">
            <text:p>191603</text:p>
          </table:table-cell>
          <table:table-cell office:value-type="float" office:value="201793.41003045792" table:formula="of:=[.I$4]*[Assumption.$C37]" table:style-name="ce11">
            <text:p>201793</text:p>
          </table:table-cell>
          <table:table-cell office:value-type="float" office:value="212526.29702645287" table:formula="of:=[.J$4]*[Assumption.$C37]" table:style-name="ce11">
            <text:p>212526</text:p>
          </table:table-cell>
          <table:table-cell office:value-type="float" office:value="223830.03944954733" table:formula="of:=[.K$4]*[Assumption.$C37]" table:style-name="ce11">
            <text:p>223830</text:p>
          </table:table-cell>
          <table:table-cell office:value-type="float" office:value="235734.99967277012" table:formula="of:=[.L$4]*[Assumption.$C37]" table:style-name="ce11">
            <text:p>235735</text:p>
          </table:table-cell>
          <table:table-cell office:value-type="float" office:value="248273.15496786556" table:formula="of:=[.M$4]*[Assumption.$C37]" table:style-name="ce11">
            <text:p>248273</text:p>
          </table:table-cell>
          <table:table-cell table:number-columns-repeated="16371"/>
        </table:table-row>
        <table:table-row table:style-name="ro5">
          <table:table-cell office:value-type="string" table:style-name="ce5">
            <text:p>Good Life</text:p>
          </table:table-cell>
          <table:table-cell office:value-type="float" office:value="257400" table:formula="of:=[.B$4]*[Assumption.$C38]" table:style-name="ce11">
            <text:p>257400</text:p>
          </table:table-cell>
          <table:table-cell office:value-type="float" office:value="271090.46250000002" table:formula="of:=[.C$4]*[Assumption.$C38]" table:style-name="ce11">
            <text:p>271090</text:p>
          </table:table-cell>
          <table:table-cell office:value-type="float" office:value="285509.0864742187" table:formula="of:=[.D$4]*[Assumption.$C38]" table:style-name="ce11">
            <text:p>285509</text:p>
          </table:table-cell>
          <table:table-cell office:value-type="float" office:value="300694.60101106623" table:formula="of:=[.E$4]*[Assumption.$C38]" table:style-name="ce11">
            <text:p>300695</text:p>
          </table:table-cell>
          <table:table-cell office:value-type="float" office:value="316687.79510234226" table:formula="of:=[.F$4]*[Assumption.$C38]" table:style-name="ce11">
            <text:p>316688</text:p>
          </table:table-cell>
          <table:table-cell office:value-type="float" office:value="333531.6272043481" table:formula="of:=[.G$4]*[Assumption.$C38]" table:style-name="ce11">
            <text:p>333532</text:p>
          </table:table-cell>
          <table:table-cell office:value-type="float" office:value="351271.3406262793" table:formula="of:=[.H$4]*[Assumption.$C38]" table:style-name="ce11">
            <text:p>351271</text:p>
          </table:table-cell>
          <table:table-cell office:value-type="float" office:value="369954.58505583956" table:formula="of:=[.I$4]*[Assumption.$C38]" table:style-name="ce11">
            <text:p>369955</text:p>
          </table:table-cell>
          <table:table-cell office:value-type="float" office:value="389631.54454849695" table:formula="of:=[.J$4]*[Assumption.$C38]" table:style-name="ce11">
            <text:p>389632</text:p>
          </table:table-cell>
          <table:table-cell office:value-type="float" office:value="410355.07232417009" table:formula="of:=[.K$4]*[Assumption.$C38]" table:style-name="ce11">
            <text:p>410355</text:p>
          </table:table-cell>
          <table:table-cell office:value-type="float" office:value="432180.83273341192" table:formula="of:=[.L$4]*[Assumption.$C38]" table:style-name="ce11">
            <text:p>432181</text:p>
          </table:table-cell>
          <table:table-cell office:value-type="float" office:value="455167.45077442023" table:formula="of:=[.M$4]*[Assumption.$C38]" table:style-name="ce11">
            <text:p>455167</text:p>
          </table:table-cell>
          <table:table-cell table:number-columns-repeated="16371"/>
        </table:table-row>
        <table:table-row table:style-name="ro5">
          <table:table-cell office:value-type="string" table:style-name="ce5">
            <text:p>Classic Harvest</text:p>
          </table:table-cell>
          <table:table-cell office:value-type="float" office:value="0" table:formula="of:=[.B$4]*[Assumption.$C39]" table:style-name="ce11">
            <text:p>0</text:p>
          </table:table-cell>
          <table:table-cell office:value-type="float" office:value="0" table:formula="of:=[.C$4]*[Assumption.$C39]" table:style-name="ce11">
            <text:p>0</text:p>
          </table:table-cell>
          <table:table-cell office:value-type="float" office:value="0" table:formula="of:=[.D$4]*[Assumption.$C39]" table:style-name="ce11">
            <text:p>0</text:p>
          </table:table-cell>
          <table:table-cell office:value-type="float" office:value="0" table:formula="of:=[.E$4]*[Assumption.$C39]" table:style-name="ce11">
            <text:p>0</text:p>
          </table:table-cell>
          <table:table-cell office:value-type="float" office:value="0" table:formula="of:=[.F$4]*[Assumption.$C39]" table:style-name="ce11">
            <text:p>0</text:p>
          </table:table-cell>
          <table:table-cell office:value-type="float" office:value="0" table:formula="of:=[.G$4]*[Assumption.$C39]" table:style-name="ce11">
            <text:p>0</text:p>
          </table:table-cell>
          <table:table-cell office:value-type="float" office:value="0" table:formula="of:=[.H$4]*[Assumption.$C39]" table:style-name="ce11">
            <text:p>0</text:p>
          </table:table-cell>
          <table:table-cell office:value-type="float" office:value="0" table:formula="of:=[.I$4]*[Assumption.$C39]" table:style-name="ce11">
            <text:p>0</text:p>
          </table:table-cell>
          <table:table-cell office:value-type="float" office:value="0" table:formula="of:=[.J$4]*[Assumption.$C39]" table:style-name="ce11">
            <text:p>0</text:p>
          </table:table-cell>
          <table:table-cell office:value-type="float" office:value="0" table:formula="of:=[.K$4]*[Assumption.$C39]" table:style-name="ce11">
            <text:p>0</text:p>
          </table:table-cell>
          <table:table-cell office:value-type="float" office:value="0" table:formula="of:=[.L$4]*[Assumption.$C39]" table:style-name="ce11">
            <text:p>0</text:p>
          </table:table-cell>
          <table:table-cell office:value-type="float" office:value="0" table:formula="of:=[.M$4]*[Assumption.$C39]" table:style-name="ce11">
            <text:p>0</text:p>
          </table:table-cell>
          <table:table-cell table:number-columns-repeated="16371"/>
        </table:table-row>
        <table:table-row table:style-name="ro5">
          <table:table-cell office:value-type="string" table:style-name="ce5">
            <text:p>Others</text:p>
          </table:table-cell>
          <table:table-cell office:value-type="float" office:value="304200" table:formula="of:=[.B$4]*[Assumption.$C40]" table:style-name="ce11">
            <text:p>304200</text:p>
          </table:table-cell>
          <table:table-cell office:value-type="float" office:value="320379.63750000001" table:formula="of:=[.C$4]*[Assumption.$C40]" table:style-name="ce11">
            <text:p>320380</text:p>
          </table:table-cell>
          <table:table-cell office:value-type="float" office:value="337419.82946953119" table:formula="of:=[.D$4]*[Assumption.$C40]" table:style-name="ce11">
            <text:p>337420</text:p>
          </table:table-cell>
          <table:table-cell office:value-type="float" office:value="355366.34664944187" table:formula="of:=[.E$4]*[Assumption.$C40]" table:style-name="ce11">
            <text:p>355366</text:p>
          </table:table-cell>
          <table:table-cell office:value-type="float" office:value="374267.39421185903" table:formula="of:=[.F$4]*[Assumption.$C40]" table:style-name="ce11">
            <text:p>374267</text:p>
          </table:table-cell>
          <table:table-cell office:value-type="float" office:value="394173.74124150228" table:formula="of:=[.G$4]*[Assumption.$C40]" table:style-name="ce11">
            <text:p>394174</text:p>
          </table:table-cell>
          <table:table-cell office:value-type="float" office:value="415138.85710378469" table:formula="of:=[.H$4]*[Assumption.$C40]" table:style-name="ce11">
            <text:p>415139</text:p>
          </table:table-cell>
          <table:table-cell office:value-type="float" office:value="437219.05506599223" table:formula="of:=[.I$4]*[Assumption.$C40]" table:style-name="ce11">
            <text:p>437219</text:p>
          </table:table-cell>
          <table:table-cell office:value-type="float" office:value="460473.64355731459" table:formula="of:=[.J$4]*[Assumption.$C40]" table:style-name="ce11">
            <text:p>460474</text:p>
          </table:table-cell>
          <table:table-cell office:value-type="float" office:value="484965.08547401923" table:formula="of:=[.K$4]*[Assumption.$C40]" table:style-name="ce11">
            <text:p>484965</text:p>
          </table:table-cell>
          <table:table-cell office:value-type="float" office:value="510759.16595766862" table:formula="of:=[.L$4]*[Assumption.$C40]" table:style-name="ce11">
            <text:p>510759</text:p>
          </table:table-cell>
          <table:table-cell office:value-type="float" office:value="537925.16909704206" table:formula="of:=[.M$4]*[Assumption.$C40]" table:style-name="ce11">
            <text:p>537925</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awa/Suji</text:p>
          </table:table-cell>
          <table:table-cell table:number-columns-repeated="16383" table:style-name="ce1"/>
        </table:table-row>
        <table:table-row table:style-name="ro5">
          <table:table-cell office:value-type="string" table:style-name="ce5">
            <text:p>Fortune</text:p>
          </table:table-cell>
          <table:table-cell office:value-type="float" office:value="361000" table:formula="of:=[.B$5]*[Assumption.$D35]" table:style-name="ce11">
            <text:p>361000</text:p>
          </table:table-cell>
          <table:table-cell office:value-type="float" office:value="373725.25" table:formula="of:=[.C$5]*[Assumption.$D35]" table:style-name="ce11">
            <text:p>373725</text:p>
          </table:table-cell>
          <table:table-cell office:value-type="float" office:value="386899.06506249995" table:formula="of:=[.D$5]*[Assumption.$D35]" table:style-name="ce11">
            <text:p>386899</text:p>
          </table:table-cell>
          <table:table-cell office:value-type="float" office:value="400537.25710595306" table:formula="of:=[.E$5]*[Assumption.$D35]" table:style-name="ce11">
            <text:p>400537</text:p>
          </table:table-cell>
          <table:table-cell office:value-type="float" office:value="414656.19541893789" table:formula="of:=[.F$5]*[Assumption.$D35]" table:style-name="ce11">
            <text:p>414656</text:p>
          </table:table-cell>
          <table:table-cell office:value-type="float" office:value="429272.82630745537" table:formula="of:=[.G$5]*[Assumption.$D35]" table:style-name="ce11">
            <text:p>429273</text:p>
          </table:table-cell>
          <table:table-cell office:value-type="float" office:value="444404.69343479315" table:formula="of:=[.H$5]*[Assumption.$D35]" table:style-name="ce11">
            <text:p>444405</text:p>
          </table:table-cell>
          <table:table-cell office:value-type="float" office:value="460069.95887836965" table:formula="of:=[.I$5]*[Assumption.$D35]" table:style-name="ce11">
            <text:p>460070</text:p>
          </table:table-cell>
          <table:table-cell office:value-type="float" office:value="476287.4249288321" table:formula="of:=[.J$5]*[Assumption.$D35]" table:style-name="ce11">
            <text:p>476287</text:p>
          </table:table-cell>
          <table:table-cell office:value-type="float" office:value="493076.55665757344" table:formula="of:=[.K$5]*[Assumption.$D35]" table:style-name="ce11">
            <text:p>493077</text:p>
          </table:table-cell>
          <table:table-cell office:value-type="float" office:value="510457.50527975283" table:formula="of:=[.L$5]*[Assumption.$D35]" table:style-name="ce11">
            <text:p>510458</text:p>
          </table:table-cell>
          <table:table-cell office:value-type="float" office:value="528451.13234086416" table:formula="of:=[.M$5]*[Assumption.$D35]" table:style-name="ce11">
            <text:p>528451</text:p>
          </table:table-cell>
          <table:table-cell table:number-columns-repeated="16371"/>
        </table:table-row>
        <table:table-row table:style-name="ro5">
          <table:table-cell office:value-type="string" table:style-name="ce5">
            <text:p>Patanjali</text:p>
          </table:table-cell>
          <table:table-cell office:value-type="float" office:value="90250" table:formula="of:=[.B$5]*[Assumption.$D36]" table:style-name="ce11">
            <text:p>90250</text:p>
          </table:table-cell>
          <table:table-cell office:value-type="float" office:value="93431.3125" table:formula="of:=[.C$5]*[Assumption.$D36]" table:style-name="ce11">
            <text:p>93431</text:p>
          </table:table-cell>
          <table:table-cell office:value-type="float" office:value="96724.766265624989" table:formula="of:=[.D$5]*[Assumption.$D36]" table:style-name="ce11">
            <text:p>96725</text:p>
          </table:table-cell>
          <table:table-cell office:value-type="float" office:value="100134.31427648827" table:formula="of:=[.E$5]*[Assumption.$D36]" table:style-name="ce11">
            <text:p>100134</text:p>
          </table:table-cell>
          <table:table-cell office:value-type="float" office:value="103664.04885473447" table:formula="of:=[.F$5]*[Assumption.$D36]" table:style-name="ce11">
            <text:p>103664</text:p>
          </table:table-cell>
          <table:table-cell office:value-type="float" office:value="107318.20657686384" table:formula="of:=[.G$5]*[Assumption.$D36]" table:style-name="ce11">
            <text:p>107318</text:p>
          </table:table-cell>
          <table:table-cell office:value-type="float" office:value="111101.17335869829" table:formula="of:=[.H$5]*[Assumption.$D36]" table:style-name="ce11">
            <text:p>111101</text:p>
          </table:table-cell>
          <table:table-cell office:value-type="float" office:value="115017.48971959241" table:formula="of:=[.I$5]*[Assumption.$D36]" table:style-name="ce11">
            <text:p>115017</text:p>
          </table:table-cell>
          <table:table-cell office:value-type="float" office:value="119071.85623220803" table:formula="of:=[.J$5]*[Assumption.$D36]" table:style-name="ce11">
            <text:p>119072</text:p>
          </table:table-cell>
          <table:table-cell office:value-type="float" office:value="123269.13916439336" table:formula="of:=[.K$5]*[Assumption.$D36]" table:style-name="ce11">
            <text:p>123269</text:p>
          </table:table-cell>
          <table:table-cell office:value-type="float" office:value="127614.37631993821" table:formula="of:=[.L$5]*[Assumption.$D36]" table:style-name="ce11">
            <text:p>127614</text:p>
          </table:table-cell>
          <table:table-cell office:value-type="float" office:value="132112.78308521604" table:formula="of:=[.M$5]*[Assumption.$D36]" table:style-name="ce11">
            <text:p>132113</text:p>
          </table:table-cell>
          <table:table-cell table:number-columns-repeated="16371"/>
        </table:table-row>
        <table:table-row table:style-name="ro5">
          <table:table-cell office:value-type="string" table:style-name="ce5">
            <text:p>Organic Tattva</text:p>
          </table:table-cell>
          <table:table-cell office:value-type="float" office:value="0" table:formula="of:=[.B$5]*[Assumption.$D37]" table:style-name="ce11">
            <text:p>0</text:p>
          </table:table-cell>
          <table:table-cell office:value-type="float" office:value="0" table:formula="of:=[.C$5]*[Assumption.$D37]" table:style-name="ce11">
            <text:p>0</text:p>
          </table:table-cell>
          <table:table-cell office:value-type="float" office:value="0" table:formula="of:=[.D$5]*[Assumption.$D37]" table:style-name="ce11">
            <text:p>0</text:p>
          </table:table-cell>
          <table:table-cell office:value-type="float" office:value="0" table:formula="of:=[.E$5]*[Assumption.$D37]" table:style-name="ce11">
            <text:p>0</text:p>
          </table:table-cell>
          <table:table-cell office:value-type="float" office:value="0" table:formula="of:=[.F$5]*[Assumption.$D37]" table:style-name="ce11">
            <text:p>0</text:p>
          </table:table-cell>
          <table:table-cell office:value-type="float" office:value="0" table:formula="of:=[.G$5]*[Assumption.$D37]" table:style-name="ce11">
            <text:p>0</text:p>
          </table:table-cell>
          <table:table-cell office:value-type="float" office:value="0" table:formula="of:=[.H$5]*[Assumption.$D37]" table:style-name="ce11">
            <text:p>0</text:p>
          </table:table-cell>
          <table:table-cell office:value-type="float" office:value="0" table:formula="of:=[.I$5]*[Assumption.$D37]" table:style-name="ce11">
            <text:p>0</text:p>
          </table:table-cell>
          <table:table-cell office:value-type="float" office:value="0" table:formula="of:=[.J$5]*[Assumption.$D37]" table:style-name="ce11">
            <text:p>0</text:p>
          </table:table-cell>
          <table:table-cell office:value-type="float" office:value="0" table:formula="of:=[.K$5]*[Assumption.$D37]" table:style-name="ce11">
            <text:p>0</text:p>
          </table:table-cell>
          <table:table-cell office:value-type="float" office:value="0" table:formula="of:=[.L$5]*[Assumption.$D37]" table:style-name="ce11">
            <text:p>0</text:p>
          </table:table-cell>
          <table:table-cell office:value-type="float" office:value="0" table:formula="of:=[.M$5]*[Assumption.$D37]" table:style-name="ce11">
            <text:p>0</text:p>
          </table:table-cell>
          <table:table-cell table:number-columns-repeated="16371"/>
        </table:table-row>
        <table:table-row table:style-name="ro5">
          <table:table-cell office:value-type="string" table:style-name="ce5">
            <text:p>Good Life</text:p>
          </table:table-cell>
          <table:table-cell office:value-type="float" office:value="631750" table:formula="of:=[.B$5]*[Assumption.$D38]" table:style-name="ce11">
            <text:p>631750</text:p>
          </table:table-cell>
          <table:table-cell office:value-type="float" office:value="654019.18749999988" table:formula="of:=[.C$5]*[Assumption.$D38]" table:style-name="ce11">
            <text:p>654019</text:p>
          </table:table-cell>
          <table:table-cell office:value-type="float" office:value="677073.36385937489" table:formula="of:=[.D$5]*[Assumption.$D38]" table:style-name="ce11">
            <text:p>677073</text:p>
          </table:table-cell>
          <table:table-cell office:value-type="float" office:value="700940.19993541786" table:formula="of:=[.E$5]*[Assumption.$D38]" table:style-name="ce11">
            <text:p>700940</text:p>
          </table:table-cell>
          <table:table-cell office:value-type="float" office:value="725648.34198314126" table:formula="of:=[.F$5]*[Assumption.$D38]" table:style-name="ce11">
            <text:p>725648</text:p>
          </table:table-cell>
          <table:table-cell office:value-type="float" office:value="751227.44603804685" table:formula="of:=[.G$5]*[Assumption.$D38]" table:style-name="ce11">
            <text:p>751227</text:p>
          </table:table-cell>
          <table:table-cell office:value-type="float" office:value="777708.21351088793" table:formula="of:=[.H$5]*[Assumption.$D38]" table:style-name="ce11">
            <text:p>777708</text:p>
          </table:table-cell>
          <table:table-cell office:value-type="float" office:value="805122.4280371468" table:formula="of:=[.I$5]*[Assumption.$D38]" table:style-name="ce11">
            <text:p>805122</text:p>
          </table:table-cell>
          <table:table-cell office:value-type="float" office:value="833502.993625456" table:formula="of:=[.J$5]*[Assumption.$D38]" table:style-name="ce11">
            <text:p>833503</text:p>
          </table:table-cell>
          <table:table-cell office:value-type="float" office:value="862883.97415075335" table:formula="of:=[.K$5]*[Assumption.$D38]" table:style-name="ce11">
            <text:p>862884</text:p>
          </table:table-cell>
          <table:table-cell office:value-type="float" office:value="893300.63423956733" table:formula="of:=[.L$5]*[Assumption.$D38]" table:style-name="ce11">
            <text:p>893301</text:p>
          </table:table-cell>
          <table:table-cell office:value-type="float" office:value="924789.48159651214" table:formula="of:=[.M$5]*[Assumption.$D38]" table:style-name="ce11">
            <text:p>924789</text:p>
          </table:table-cell>
          <table:table-cell table:number-columns-repeated="16371"/>
        </table:table-row>
        <table:table-row table:style-name="ro5">
          <table:table-cell office:value-type="string" table:style-name="ce5">
            <text:p>Classic Harvest</text:p>
          </table:table-cell>
          <table:table-cell office:value-type="float" office:value="451250" table:formula="of:=[.B$5]*[Assumption.$D39]" table:style-name="ce11">
            <text:p>451250</text:p>
          </table:table-cell>
          <table:table-cell office:value-type="float" office:value="467156.56249999994" table:formula="of:=[.C$5]*[Assumption.$D39]" table:style-name="ce11">
            <text:p>467157</text:p>
          </table:table-cell>
          <table:table-cell office:value-type="float" office:value="483623.83132812491" table:formula="of:=[.D$5]*[Assumption.$D39]" table:style-name="ce11">
            <text:p>483624</text:p>
          </table:table-cell>
          <table:table-cell office:value-type="float" office:value="500671.57138244133" table:formula="of:=[.E$5]*[Assumption.$D39]" table:style-name="ce11">
            <text:p>500672</text:p>
          </table:table-cell>
          <table:table-cell office:value-type="float" office:value="518320.24427367235" table:formula="of:=[.F$5]*[Assumption.$D39]" table:style-name="ce11">
            <text:p>518320</text:p>
          </table:table-cell>
          <table:table-cell office:value-type="float" office:value="536591.0328843192" table:formula="of:=[.G$5]*[Assumption.$D39]" table:style-name="ce11">
            <text:p>536591</text:p>
          </table:table-cell>
          <table:table-cell office:value-type="float" office:value="555505.86679349141" table:formula="of:=[.H$5]*[Assumption.$D39]" table:style-name="ce11">
            <text:p>555506</text:p>
          </table:table-cell>
          <table:table-cell office:value-type="float" office:value="575087.44859796204" table:formula="of:=[.I$5]*[Assumption.$D39]" table:style-name="ce11">
            <text:p>575087</text:p>
          </table:table-cell>
          <table:table-cell office:value-type="float" office:value="595359.28116104007" table:formula="of:=[.J$5]*[Assumption.$D39]" table:style-name="ce11">
            <text:p>595359</text:p>
          </table:table-cell>
          <table:table-cell office:value-type="float" office:value="616345.69582196674" table:formula="of:=[.K$5]*[Assumption.$D39]" table:style-name="ce11">
            <text:p>616346</text:p>
          </table:table-cell>
          <table:table-cell office:value-type="float" office:value="638071.881599691" table:formula="of:=[.L$5]*[Assumption.$D39]" table:style-name="ce11">
            <text:p>638072</text:p>
          </table:table-cell>
          <table:table-cell office:value-type="float" office:value="660563.91542608012" table:formula="of:=[.M$5]*[Assumption.$D39]" table:style-name="ce11">
            <text:p>660564</text:p>
          </table:table-cell>
          <table:table-cell table:number-columns-repeated="16371"/>
        </table:table-row>
        <table:table-row table:style-name="ro5">
          <table:table-cell office:value-type="string" table:style-name="ce5">
            <text:p>Others</text:p>
          </table:table-cell>
          <table:table-cell office:value-type="float" office:value="270750" table:formula="of:=[.B$5]*[Assumption.$D40]" table:style-name="ce11">
            <text:p>270750</text:p>
          </table:table-cell>
          <table:table-cell office:value-type="float" office:value="280293.93749999994" table:formula="of:=[.C$5]*[Assumption.$D40]" table:style-name="ce11">
            <text:p>280294</text:p>
          </table:table-cell>
          <table:table-cell office:value-type="float" office:value="290174.29879687494" table:formula="of:=[.D$5]*[Assumption.$D40]" table:style-name="ce11">
            <text:p>290174</text:p>
          </table:table-cell>
          <table:table-cell office:value-type="float" office:value="300402.9428294648" table:formula="of:=[.E$5]*[Assumption.$D40]" table:style-name="ce11">
            <text:p>300403</text:p>
          </table:table-cell>
          <table:table-cell office:value-type="float" office:value="310992.14656420337" table:formula="of:=[.F$5]*[Assumption.$D40]" table:style-name="ce11">
            <text:p>310992</text:p>
          </table:table-cell>
          <table:table-cell office:value-type="float" office:value="321954.61973059148" table:formula="of:=[.G$5]*[Assumption.$D40]" table:style-name="ce11">
            <text:p>321955</text:p>
          </table:table-cell>
          <table:table-cell office:value-type="float" office:value="333303.52007609484" table:formula="of:=[.H$5]*[Assumption.$D40]" table:style-name="ce11">
            <text:p>333304</text:p>
          </table:table-cell>
          <table:table-cell office:value-type="float" office:value="345052.46915877721" table:formula="of:=[.I$5]*[Assumption.$D40]" table:style-name="ce11">
            <text:p>345052</text:p>
          </table:table-cell>
          <table:table-cell office:value-type="float" office:value="357215.56869662402" table:formula="of:=[.J$5]*[Assumption.$D40]" table:style-name="ce11">
            <text:p>357216</text:p>
          </table:table-cell>
          <table:table-cell office:value-type="float" office:value="369807.41749318002" table:formula="of:=[.K$5]*[Assumption.$D40]" table:style-name="ce11">
            <text:p>369807</text:p>
          </table:table-cell>
          <table:table-cell office:value-type="float" office:value="382843.12895981461" table:formula="of:=[.L$5]*[Assumption.$D40]" table:style-name="ce11">
            <text:p>382843</text:p>
          </table:table-cell>
          <table:table-cell office:value-type="float" office:value="396338.34925564803" table:formula="of:=[.M$5]*[Assumption.$D40]" table:style-name="ce11">
            <text:p>396338</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Maida</text:p>
          </table:table-cell>
          <table:table-cell table:number-columns-repeated="16383" table:style-name="ce1"/>
        </table:table-row>
        <table:table-row table:style-name="ro5">
          <table:table-cell office:value-type="string" table:style-name="ce5">
            <text:p>Fortune</text:p>
          </table:table-cell>
          <table:table-cell office:value-type="float" office:value="423000" table:formula="of:=[.B$6]*[Assumption.$E35]" table:style-name="ce11">
            <text:p>423000</text:p>
          </table:table-cell>
          <table:table-cell office:value-type="float" office:value="441162.56249999994" table:formula="of:=[.C$6]*[Assumption.$E35]" table:style-name="ce11">
            <text:p>441163</text:p>
          </table:table-cell>
          <table:table-cell office:value-type="float" office:value="460104.98002734367" table:formula="of:=[.D$6]*[Assumption.$E35]" table:style-name="ce11">
            <text:p>460105</text:p>
          </table:table-cell>
          <table:table-cell office:value-type="float" office:value="479860.73760726769" table:formula="of:=[.E$6]*[Assumption.$E35]" table:style-name="ce11">
            <text:p>479861</text:p>
          </table:table-cell>
          <table:table-cell office:value-type="float" office:value="500464.7580282797" table:formula="of:=[.F$6]*[Assumption.$E35]" table:style-name="ce11">
            <text:p>500465</text:p>
          </table:table-cell>
          <table:table-cell office:value-type="float" office:value="521953.46357611899" table:formula="of:=[.G$6]*[Assumption.$E35]" table:style-name="ce11">
            <text:p>521953</text:p>
          </table:table-cell>
          <table:table-cell office:value-type="float" office:value="544364.84041841852" table:formula="of:=[.H$6]*[Assumption.$E35]" table:style-name="ce11">
            <text:p>544365</text:p>
          </table:table-cell>
          <table:table-cell office:value-type="float" office:value="567738.50575388432" table:formula="of:=[.I$6]*[Assumption.$E35]" table:style-name="ce11">
            <text:p>567739</text:p>
          </table:table-cell>
          <table:table-cell office:value-type="float" office:value="592115.77784469177" table:formula="of:=[.J$6]*[Assumption.$E35]" table:style-name="ce11">
            <text:p>592116</text:p>
          </table:table-cell>
          <table:table-cell office:value-type="float" office:value="617539.74905589817" table:formula="of:=[.K$6]*[Assumption.$E35]" table:style-name="ce11">
            <text:p>617540</text:p>
          </table:table-cell>
          <table:table-cell office:value-type="float" office:value="644055.36203098577" table:formula="of:=[.L$6]*[Assumption.$E35]" table:style-name="ce11">
            <text:p>644055</text:p>
          </table:table-cell>
          <table:table-cell office:value-type="float" office:value="671709.48913819122" table:formula="of:=[.M$6]*[Assumption.$E35]" table:style-name="ce11">
            <text:p>671709</text:p>
          </table:table-cell>
          <table:table-cell table:number-columns-repeated="16371"/>
        </table:table-row>
        <table:table-row table:style-name="ro5">
          <table:table-cell office:value-type="string" table:style-name="ce5">
            <text:p>Patanjali</text:p>
          </table:table-cell>
          <table:table-cell office:value-type="float" office:value="0" table:formula="of:=[.B$6]*[Assumption.$E36]" table:style-name="ce11">
            <text:p>0</text:p>
          </table:table-cell>
          <table:table-cell office:value-type="float" office:value="0" table:formula="of:=[.C$6]*[Assumption.$E36]" table:style-name="ce11">
            <text:p>0</text:p>
          </table:table-cell>
          <table:table-cell office:value-type="float" office:value="0" table:formula="of:=[.D$6]*[Assumption.$E36]" table:style-name="ce11">
            <text:p>0</text:p>
          </table:table-cell>
          <table:table-cell office:value-type="float" office:value="0" table:formula="of:=[.E$6]*[Assumption.$E36]" table:style-name="ce11">
            <text:p>0</text:p>
          </table:table-cell>
          <table:table-cell office:value-type="float" office:value="0" table:formula="of:=[.F$6]*[Assumption.$E36]" table:style-name="ce11">
            <text:p>0</text:p>
          </table:table-cell>
          <table:table-cell office:value-type="float" office:value="0" table:formula="of:=[.G$6]*[Assumption.$E36]" table:style-name="ce11">
            <text:p>0</text:p>
          </table:table-cell>
          <table:table-cell office:value-type="float" office:value="0" table:formula="of:=[.H$6]*[Assumption.$E36]" table:style-name="ce11">
            <text:p>0</text:p>
          </table:table-cell>
          <table:table-cell office:value-type="float" office:value="0" table:formula="of:=[.I$6]*[Assumption.$E36]" table:style-name="ce11">
            <text:p>0</text:p>
          </table:table-cell>
          <table:table-cell office:value-type="float" office:value="0" table:formula="of:=[.J$6]*[Assumption.$E36]" table:style-name="ce11">
            <text:p>0</text:p>
          </table:table-cell>
          <table:table-cell office:value-type="float" office:value="0" table:formula="of:=[.K$6]*[Assumption.$E36]" table:style-name="ce11">
            <text:p>0</text:p>
          </table:table-cell>
          <table:table-cell office:value-type="float" office:value="0" table:formula="of:=[.L$6]*[Assumption.$E36]" table:style-name="ce11">
            <text:p>0</text:p>
          </table:table-cell>
          <table:table-cell office:value-type="float" office:value="0" table:formula="of:=[.M$6]*[Assumption.$E36]"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423000" table:formula="of:=[.B$6]*[Assumption.$E37]" table:style-name="ce11">
            <text:p>423000</text:p>
          </table:table-cell>
          <table:table-cell office:value-type="float" office:value="441162.56249999994" table:formula="of:=[.C$6]*[Assumption.$E37]" table:style-name="ce11">
            <text:p>441163</text:p>
          </table:table-cell>
          <table:table-cell office:value-type="float" office:value="460104.98002734367" table:formula="of:=[.D$6]*[Assumption.$E37]" table:style-name="ce11">
            <text:p>460105</text:p>
          </table:table-cell>
          <table:table-cell office:value-type="float" office:value="479860.73760726769" table:formula="of:=[.E$6]*[Assumption.$E37]" table:style-name="ce11">
            <text:p>479861</text:p>
          </table:table-cell>
          <table:table-cell office:value-type="float" office:value="500464.7580282797" table:formula="of:=[.F$6]*[Assumption.$E37]" table:style-name="ce11">
            <text:p>500465</text:p>
          </table:table-cell>
          <table:table-cell office:value-type="float" office:value="521953.46357611899" table:formula="of:=[.G$6]*[Assumption.$E37]" table:style-name="ce11">
            <text:p>521953</text:p>
          </table:table-cell>
          <table:table-cell office:value-type="float" office:value="544364.84041841852" table:formula="of:=[.H$6]*[Assumption.$E37]" table:style-name="ce11">
            <text:p>544365</text:p>
          </table:table-cell>
          <table:table-cell office:value-type="float" office:value="567738.50575388432" table:formula="of:=[.I$6]*[Assumption.$E37]" table:style-name="ce11">
            <text:p>567739</text:p>
          </table:table-cell>
          <table:table-cell office:value-type="float" office:value="592115.77784469177" table:formula="of:=[.J$6]*[Assumption.$E37]" table:style-name="ce11">
            <text:p>592116</text:p>
          </table:table-cell>
          <table:table-cell office:value-type="float" office:value="617539.74905589817" table:formula="of:=[.K$6]*[Assumption.$E37]" table:style-name="ce11">
            <text:p>617540</text:p>
          </table:table-cell>
          <table:table-cell office:value-type="float" office:value="644055.36203098577" table:formula="of:=[.L$6]*[Assumption.$E37]" table:style-name="ce11">
            <text:p>644055</text:p>
          </table:table-cell>
          <table:table-cell office:value-type="float" office:value="671709.48913819122" table:formula="of:=[.M$6]*[Assumption.$E37]" table:style-name="ce11">
            <text:p>671709</text:p>
          </table:table-cell>
          <table:table-cell table:number-columns-repeated="16371"/>
        </table:table-row>
        <table:table-row table:style-name="ro5">
          <table:table-cell office:value-type="string" table:style-name="ce5">
            <text:p>Good Life</text:p>
          </table:table-cell>
          <table:table-cell office:value-type="float" office:value="352500" table:formula="of:=[.B$6]*[Assumption.$E38]" table:style-name="ce11">
            <text:p>352500</text:p>
          </table:table-cell>
          <table:table-cell office:value-type="float" office:value="367635.46874999994" table:formula="of:=[.C$6]*[Assumption.$E38]" table:style-name="ce11">
            <text:p>367635</text:p>
          </table:table-cell>
          <table:table-cell office:value-type="float" office:value="383420.81668945309" table:formula="of:=[.D$6]*[Assumption.$E38]" table:style-name="ce11">
            <text:p>383421</text:p>
          </table:table-cell>
          <table:table-cell office:value-type="float" office:value="399883.94800605642" table:formula="of:=[.E$6]*[Assumption.$E38]" table:style-name="ce11">
            <text:p>399884</text:p>
          </table:table-cell>
          <table:table-cell office:value-type="float" office:value="417053.96502356644" table:formula="of:=[.F$6]*[Assumption.$E38]" table:style-name="ce11">
            <text:p>417054</text:p>
          </table:table-cell>
          <table:table-cell office:value-type="float" office:value="434961.21964676585" table:formula="of:=[.G$6]*[Assumption.$E38]" table:style-name="ce11">
            <text:p>434961</text:p>
          </table:table-cell>
          <table:table-cell office:value-type="float" office:value="453637.36701534881" table:formula="of:=[.H$6]*[Assumption.$E38]" table:style-name="ce11">
            <text:p>453637</text:p>
          </table:table-cell>
          <table:table-cell office:value-type="float" office:value="473115.42146157031" table:formula="of:=[.I$6]*[Assumption.$E38]" table:style-name="ce11">
            <text:p>473115</text:p>
          </table:table-cell>
          <table:table-cell office:value-type="float" office:value="493429.81487057649" table:formula="of:=[.J$6]*[Assumption.$E38]" table:style-name="ce11">
            <text:p>493430</text:p>
          </table:table-cell>
          <table:table-cell office:value-type="float" office:value="514616.45754658181" table:formula="of:=[.K$6]*[Assumption.$E38]" table:style-name="ce11">
            <text:p>514616</text:p>
          </table:table-cell>
          <table:table-cell office:value-type="float" office:value="536712.80169248814" table:formula="of:=[.L$6]*[Assumption.$E38]" table:style-name="ce11">
            <text:p>536713</text:p>
          </table:table-cell>
          <table:table-cell office:value-type="float" office:value="559757.90761515941" table:formula="of:=[.M$6]*[Assumption.$E38]" table:style-name="ce11">
            <text:p>559758</text:p>
          </table:table-cell>
          <table:table-cell table:number-columns-repeated="16371"/>
        </table:table-row>
        <table:table-row table:style-name="ro5">
          <table:table-cell office:value-type="string" table:style-name="ce5">
            <text:p>Classic Harvest</text:p>
          </table:table-cell>
          <table:table-cell office:value-type="float" office:value="211500" table:formula="of:=[.B$6]*[Assumption.$E39]" table:style-name="ce11">
            <text:p>211500</text:p>
          </table:table-cell>
          <table:table-cell office:value-type="float" office:value="220581.28124999997" table:formula="of:=[.C$6]*[Assumption.$E39]" table:style-name="ce11">
            <text:p>220581</text:p>
          </table:table-cell>
          <table:table-cell office:value-type="float" office:value="230052.49001367184" table:formula="of:=[.D$6]*[Assumption.$E39]" table:style-name="ce11">
            <text:p>230052</text:p>
          </table:table-cell>
          <table:table-cell office:value-type="float" office:value="239930.36880363384" table:formula="of:=[.E$6]*[Assumption.$E39]" table:style-name="ce11">
            <text:p>239930</text:p>
          </table:table-cell>
          <table:table-cell office:value-type="float" office:value="250232.37901413985" table:formula="of:=[.F$6]*[Assumption.$E39]" table:style-name="ce11">
            <text:p>250232</text:p>
          </table:table-cell>
          <table:table-cell office:value-type="float" office:value="260976.73178805949" table:formula="of:=[.G$6]*[Assumption.$E39]" table:style-name="ce11">
            <text:p>260977</text:p>
          </table:table-cell>
          <table:table-cell office:value-type="float" office:value="272182.42020920926" table:formula="of:=[.H$6]*[Assumption.$E39]" table:style-name="ce11">
            <text:p>272182</text:p>
          </table:table-cell>
          <table:table-cell office:value-type="float" office:value="283869.25287694216" table:formula="of:=[.I$6]*[Assumption.$E39]" table:style-name="ce11">
            <text:p>283869</text:p>
          </table:table-cell>
          <table:table-cell office:value-type="float" office:value="296057.88892234588" table:formula="of:=[.J$6]*[Assumption.$E39]" table:style-name="ce11">
            <text:p>296058</text:p>
          </table:table-cell>
          <table:table-cell office:value-type="float" office:value="308769.87452794908" table:formula="of:=[.K$6]*[Assumption.$E39]" table:style-name="ce11">
            <text:p>308770</text:p>
          </table:table-cell>
          <table:table-cell office:value-type="float" office:value="322027.68101549288" table:formula="of:=[.L$6]*[Assumption.$E39]" table:style-name="ce11">
            <text:p>322028</text:p>
          </table:table-cell>
          <table:table-cell office:value-type="float" office:value="335854.74456909561" table:formula="of:=[.M$6]*[Assumption.$E39]" table:style-name="ce11">
            <text:p>335855</text:p>
          </table:table-cell>
          <table:table-cell table:number-columns-repeated="16371"/>
        </table:table-row>
        <table:table-row table:style-name="ro5">
          <table:table-cell office:value-type="string" table:style-name="ce5">
            <text:p>Others</text:p>
          </table:table-cell>
          <table:table-cell office:value-type="float" office:value="0" table:formula="of:=[.B$6]*[Assumption.$E40]" table:style-name="ce11">
            <text:p>0</text:p>
          </table:table-cell>
          <table:table-cell office:value-type="float" office:value="0" table:formula="of:=[.C$6]*[Assumption.$E40]" table:style-name="ce11">
            <text:p>0</text:p>
          </table:table-cell>
          <table:table-cell office:value-type="float" office:value="0" table:formula="of:=[.D$6]*[Assumption.$E40]" table:style-name="ce11">
            <text:p>0</text:p>
          </table:table-cell>
          <table:table-cell office:value-type="float" office:value="0" table:formula="of:=[.E$6]*[Assumption.$E40]" table:style-name="ce11">
            <text:p>0</text:p>
          </table:table-cell>
          <table:table-cell office:value-type="float" office:value="0" table:formula="of:=[.F$6]*[Assumption.$E40]" table:style-name="ce11">
            <text:p>0</text:p>
          </table:table-cell>
          <table:table-cell office:value-type="float" office:value="0" table:formula="of:=[.G$6]*[Assumption.$E40]" table:style-name="ce11">
            <text:p>0</text:p>
          </table:table-cell>
          <table:table-cell office:value-type="float" office:value="0" table:formula="of:=[.H$6]*[Assumption.$E40]" table:style-name="ce11">
            <text:p>0</text:p>
          </table:table-cell>
          <table:table-cell office:value-type="float" office:value="0" table:formula="of:=[.I$6]*[Assumption.$E40]" table:style-name="ce11">
            <text:p>0</text:p>
          </table:table-cell>
          <table:table-cell office:value-type="float" office:value="0" table:formula="of:=[.J$6]*[Assumption.$E40]" table:style-name="ce11">
            <text:p>0</text:p>
          </table:table-cell>
          <table:table-cell office:value-type="float" office:value="0" table:formula="of:=[.K$6]*[Assumption.$E40]" table:style-name="ce11">
            <text:p>0</text:p>
          </table:table-cell>
          <table:table-cell office:value-type="float" office:value="0" table:formula="of:=[.L$6]*[Assumption.$E40]" table:style-name="ce11">
            <text:p>0</text:p>
          </table:table-cell>
          <table:table-cell office:value-type="float" office:value="0" table:formula="of:=[.M$6]*[Assumption.$E40]" table:style-name="ce11">
            <text:p>0</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ice</text:p>
          </table:table-cell>
          <table:table-cell table:number-columns-repeated="16383" table:style-name="ce1"/>
        </table:table-row>
        <table:table-row table:style-name="ro5">
          <table:table-cell office:value-type="string" table:style-name="ce5">
            <text:p>Fortune</text:p>
          </table:table-cell>
          <table:table-cell office:value-type="float" office:value="276000" table:formula="of:=[.B$7]*[Assumption.$F35]" table:style-name="ce11">
            <text:p>276000</text:p>
          </table:table-cell>
          <table:table-cell office:value-type="float" office:value="285728.99999999994" table:formula="of:=[.C$7]*[Assumption.$F35]" table:style-name="ce11">
            <text:p>285729</text:p>
          </table:table-cell>
          <table:table-cell office:value-type="float" office:value="295800.94724999997" table:formula="of:=[.D$7]*[Assumption.$F35]" table:style-name="ce11">
            <text:p>295801</text:p>
          </table:table-cell>
          <table:table-cell office:value-type="float" office:value="306227.93064056238" table:formula="of:=[.E$7]*[Assumption.$F35]" table:style-name="ce11">
            <text:p>306228</text:p>
          </table:table-cell>
          <table:table-cell office:value-type="float" office:value="317022.4651956422" table:formula="of:=[.F$7]*[Assumption.$F35]" table:style-name="ce11">
            <text:p>317022</text:p>
          </table:table-cell>
          <table:table-cell office:value-type="float" office:value="328197.50709378853" table:formula="of:=[.G$7]*[Assumption.$F35]" table:style-name="ce11">
            <text:p>328198</text:p>
          </table:table-cell>
          <table:table-cell office:value-type="float" office:value="339766.46921884449" table:formula="of:=[.H$7]*[Assumption.$F35]" table:style-name="ce11">
            <text:p>339766</text:p>
          </table:table-cell>
          <table:table-cell office:value-type="float" office:value="351743.23725880869" table:formula="of:=[.I$7]*[Assumption.$F35]" table:style-name="ce11">
            <text:p>351743</text:p>
          </table:table-cell>
          <table:table-cell office:value-type="float" office:value="364142.18637218163" table:formula="of:=[.J$7]*[Assumption.$F35]" table:style-name="ce11">
            <text:p>364142</text:p>
          </table:table-cell>
          <table:table-cell office:value-type="float" office:value="376978.19844180107" table:formula="of:=[.K$7]*[Assumption.$F35]" table:style-name="ce11">
            <text:p>376978</text:p>
          </table:table-cell>
          <table:table-cell office:value-type="float" office:value="390266.67993687448" table:formula="of:=[.L$7]*[Assumption.$F35]" table:style-name="ce11">
            <text:p>390267</text:p>
          </table:table-cell>
          <table:table-cell office:value-type="float" office:value="404023.58040464926" table:formula="of:=[.M$7]*[Assumption.$F35]" table:style-name="ce11">
            <text:p>404024</text:p>
          </table:table-cell>
          <table:table-cell table:number-columns-repeated="16371"/>
        </table:table-row>
        <table:table-row table:style-name="ro5">
          <table:table-cell office:value-type="string" table:style-name="ce5">
            <text:p>Patanjali</text:p>
          </table:table-cell>
          <table:table-cell office:value-type="float" office:value="276000" table:formula="of:=[.B$7]*[Assumption.$F36]" table:style-name="ce11">
            <text:p>276000</text:p>
          </table:table-cell>
          <table:table-cell office:value-type="float" office:value="285728.99999999994" table:formula="of:=[.C$7]*[Assumption.$F36]" table:style-name="ce11">
            <text:p>285729</text:p>
          </table:table-cell>
          <table:table-cell office:value-type="float" office:value="295800.94724999997" table:formula="of:=[.D$7]*[Assumption.$F36]" table:style-name="ce11">
            <text:p>295801</text:p>
          </table:table-cell>
          <table:table-cell office:value-type="float" office:value="306227.93064056238" table:formula="of:=[.E$7]*[Assumption.$F36]" table:style-name="ce11">
            <text:p>306228</text:p>
          </table:table-cell>
          <table:table-cell office:value-type="float" office:value="317022.4651956422" table:formula="of:=[.F$7]*[Assumption.$F36]" table:style-name="ce11">
            <text:p>317022</text:p>
          </table:table-cell>
          <table:table-cell office:value-type="float" office:value="328197.50709378853" table:formula="of:=[.G$7]*[Assumption.$F36]" table:style-name="ce11">
            <text:p>328198</text:p>
          </table:table-cell>
          <table:table-cell office:value-type="float" office:value="339766.46921884449" table:formula="of:=[.H$7]*[Assumption.$F36]" table:style-name="ce11">
            <text:p>339766</text:p>
          </table:table-cell>
          <table:table-cell office:value-type="float" office:value="351743.23725880869" table:formula="of:=[.I$7]*[Assumption.$F36]" table:style-name="ce11">
            <text:p>351743</text:p>
          </table:table-cell>
          <table:table-cell office:value-type="float" office:value="364142.18637218163" table:formula="of:=[.J$7]*[Assumption.$F36]" table:style-name="ce11">
            <text:p>364142</text:p>
          </table:table-cell>
          <table:table-cell office:value-type="float" office:value="376978.19844180107" table:formula="of:=[.K$7]*[Assumption.$F36]" table:style-name="ce11">
            <text:p>376978</text:p>
          </table:table-cell>
          <table:table-cell office:value-type="float" office:value="390266.67993687448" table:formula="of:=[.L$7]*[Assumption.$F36]" table:style-name="ce11">
            <text:p>390267</text:p>
          </table:table-cell>
          <table:table-cell office:value-type="float" office:value="404023.58040464926" table:formula="of:=[.M$7]*[Assumption.$F36]" table:style-name="ce11">
            <text:p>404024</text:p>
          </table:table-cell>
          <table:table-cell table:number-columns-repeated="16371"/>
        </table:table-row>
        <table:table-row table:style-name="ro5">
          <table:table-cell office:value-type="string" table:style-name="ce5">
            <text:p>Organic Tattva</text:p>
          </table:table-cell>
          <table:table-cell office:value-type="float" office:value="276000" table:formula="of:=[.B$7]*[Assumption.$F37]" table:style-name="ce11">
            <text:p>276000</text:p>
          </table:table-cell>
          <table:table-cell office:value-type="float" office:value="285728.99999999994" table:formula="of:=[.C$7]*[Assumption.$F37]" table:style-name="ce11">
            <text:p>285729</text:p>
          </table:table-cell>
          <table:table-cell office:value-type="float" office:value="295800.94724999997" table:formula="of:=[.D$7]*[Assumption.$F37]" table:style-name="ce11">
            <text:p>295801</text:p>
          </table:table-cell>
          <table:table-cell office:value-type="float" office:value="306227.93064056238" table:formula="of:=[.E$7]*[Assumption.$F37]" table:style-name="ce11">
            <text:p>306228</text:p>
          </table:table-cell>
          <table:table-cell office:value-type="float" office:value="317022.4651956422" table:formula="of:=[.F$7]*[Assumption.$F37]" table:style-name="ce11">
            <text:p>317022</text:p>
          </table:table-cell>
          <table:table-cell office:value-type="float" office:value="328197.50709378853" table:formula="of:=[.G$7]*[Assumption.$F37]" table:style-name="ce11">
            <text:p>328198</text:p>
          </table:table-cell>
          <table:table-cell office:value-type="float" office:value="339766.46921884449" table:formula="of:=[.H$7]*[Assumption.$F37]" table:style-name="ce11">
            <text:p>339766</text:p>
          </table:table-cell>
          <table:table-cell office:value-type="float" office:value="351743.23725880869" table:formula="of:=[.I$7]*[Assumption.$F37]" table:style-name="ce11">
            <text:p>351743</text:p>
          </table:table-cell>
          <table:table-cell office:value-type="float" office:value="364142.18637218163" table:formula="of:=[.J$7]*[Assumption.$F37]" table:style-name="ce11">
            <text:p>364142</text:p>
          </table:table-cell>
          <table:table-cell office:value-type="float" office:value="376978.19844180107" table:formula="of:=[.K$7]*[Assumption.$F37]" table:style-name="ce11">
            <text:p>376978</text:p>
          </table:table-cell>
          <table:table-cell office:value-type="float" office:value="390266.67993687448" table:formula="of:=[.L$7]*[Assumption.$F37]" table:style-name="ce11">
            <text:p>390267</text:p>
          </table:table-cell>
          <table:table-cell office:value-type="float" office:value="404023.58040464926" table:formula="of:=[.M$7]*[Assumption.$F37]" table:style-name="ce11">
            <text:p>404024</text:p>
          </table:table-cell>
          <table:table-cell table:number-columns-repeated="16371"/>
        </table:table-row>
        <table:table-row table:style-name="ro5">
          <table:table-cell office:value-type="string" table:style-name="ce5">
            <text:p>Good Life</text:p>
          </table:table-cell>
          <table:table-cell office:value-type="float" office:value="0" table:formula="of:=[.B$7]*[Assumption.$F38]" table:style-name="ce11">
            <text:p>0</text:p>
          </table:table-cell>
          <table:table-cell office:value-type="float" office:value="0" table:formula="of:=[.C$7]*[Assumption.$F38]" table:style-name="ce11">
            <text:p>0</text:p>
          </table:table-cell>
          <table:table-cell office:value-type="float" office:value="0" table:formula="of:=[.D$7]*[Assumption.$F38]" table:style-name="ce11">
            <text:p>0</text:p>
          </table:table-cell>
          <table:table-cell office:value-type="float" office:value="0" table:formula="of:=[.E$7]*[Assumption.$F38]" table:style-name="ce11">
            <text:p>0</text:p>
          </table:table-cell>
          <table:table-cell office:value-type="float" office:value="0" table:formula="of:=[.F$7]*[Assumption.$F38]" table:style-name="ce11">
            <text:p>0</text:p>
          </table:table-cell>
          <table:table-cell office:value-type="float" office:value="0" table:formula="of:=[.G$7]*[Assumption.$F38]" table:style-name="ce11">
            <text:p>0</text:p>
          </table:table-cell>
          <table:table-cell office:value-type="float" office:value="0" table:formula="of:=[.H$7]*[Assumption.$F38]" table:style-name="ce11">
            <text:p>0</text:p>
          </table:table-cell>
          <table:table-cell office:value-type="float" office:value="0" table:formula="of:=[.I$7]*[Assumption.$F38]" table:style-name="ce11">
            <text:p>0</text:p>
          </table:table-cell>
          <table:table-cell office:value-type="float" office:value="0" table:formula="of:=[.J$7]*[Assumption.$F38]" table:style-name="ce11">
            <text:p>0</text:p>
          </table:table-cell>
          <table:table-cell office:value-type="float" office:value="0" table:formula="of:=[.K$7]*[Assumption.$F38]" table:style-name="ce11">
            <text:p>0</text:p>
          </table:table-cell>
          <table:table-cell office:value-type="float" office:value="0" table:formula="of:=[.L$7]*[Assumption.$F38]" table:style-name="ce11">
            <text:p>0</text:p>
          </table:table-cell>
          <table:table-cell office:value-type="float" office:value="0" table:formula="of:=[.M$7]*[Assumption.$F38]" table:style-name="ce11">
            <text:p>0</text:p>
          </table:table-cell>
          <table:table-cell table:number-columns-repeated="16371"/>
        </table:table-row>
        <table:table-row table:style-name="ro5">
          <table:table-cell office:value-type="string" table:style-name="ce5">
            <text:p>Classic Harvest</text:p>
          </table:table-cell>
          <table:table-cell office:value-type="float" office:value="303600" table:formula="of:=[.B$7]*[Assumption.$F39]" table:style-name="ce11">
            <text:p>303600</text:p>
          </table:table-cell>
          <table:table-cell office:value-type="float" office:value="314301.89999999997" table:formula="of:=[.C$7]*[Assumption.$F39]" table:style-name="ce11">
            <text:p>314302</text:p>
          </table:table-cell>
          <table:table-cell office:value-type="float" office:value="325381.04197499994" table:formula="of:=[.D$7]*[Assumption.$F39]" table:style-name="ce11">
            <text:p>325381</text:p>
          </table:table-cell>
          <table:table-cell office:value-type="float" office:value="336850.72370461863" table:formula="of:=[.E$7]*[Assumption.$F39]" table:style-name="ce11">
            <text:p>336851</text:p>
          </table:table-cell>
          <table:table-cell office:value-type="float" office:value="348724.71171520639" table:formula="of:=[.F$7]*[Assumption.$F39]" table:style-name="ce11">
            <text:p>348725</text:p>
          </table:table-cell>
          <table:table-cell office:value-type="float" office:value="361017.25780316733" table:formula="of:=[.G$7]*[Assumption.$F39]" table:style-name="ce11">
            <text:p>361017</text:p>
          </table:table-cell>
          <table:table-cell office:value-type="float" office:value="373743.11614072887" table:formula="of:=[.H$7]*[Assumption.$F39]" table:style-name="ce11">
            <text:p>373743</text:p>
          </table:table-cell>
          <table:table-cell office:value-type="float" office:value="386917.56098468957" table:formula="of:=[.I$7]*[Assumption.$F39]" table:style-name="ce11">
            <text:p>386918</text:p>
          </table:table-cell>
          <table:table-cell office:value-type="float" office:value="400556.40500939981" table:formula="of:=[.J$7]*[Assumption.$F39]" table:style-name="ce11">
            <text:p>400556</text:p>
          </table:table-cell>
          <table:table-cell office:value-type="float" office:value="414676.01828598115" table:formula="of:=[.K$7]*[Assumption.$F39]" table:style-name="ce11">
            <text:p>414676</text:p>
          </table:table-cell>
          <table:table-cell office:value-type="float" office:value="429293.34793056193" table:formula="of:=[.L$7]*[Assumption.$F39]" table:style-name="ce11">
            <text:p>429293</text:p>
          </table:table-cell>
          <table:table-cell office:value-type="float" office:value="444425.93844511418" table:formula="of:=[.M$7]*[Assumption.$F39]" table:style-name="ce11">
            <text:p>444426</text:p>
          </table:table-cell>
          <table:table-cell table:number-columns-repeated="16371"/>
        </table:table-row>
        <table:table-row table:style-name="ro5">
          <table:table-cell office:value-type="string" table:style-name="ce5">
            <text:p>Others</text:p>
          </table:table-cell>
          <table:table-cell office:value-type="float" office:value="248400" table:formula="of:=[.B$7]*[Assumption.$F40]" table:style-name="ce11">
            <text:p>248400</text:p>
          </table:table-cell>
          <table:table-cell office:value-type="float" office:value="257156.09999999995" table:formula="of:=[.C$7]*[Assumption.$F40]" table:style-name="ce11">
            <text:p>257156</text:p>
          </table:table-cell>
          <table:table-cell office:value-type="float" office:value="266220.85252499994" table:formula="of:=[.D$7]*[Assumption.$F40]" table:style-name="ce11">
            <text:p>266221</text:p>
          </table:table-cell>
          <table:table-cell office:value-type="float" office:value="275605.13757650612" table:formula="of:=[.E$7]*[Assumption.$F40]" table:style-name="ce11">
            <text:p>275605</text:p>
          </table:table-cell>
          <table:table-cell office:value-type="float" office:value="285320.21867607796" table:formula="of:=[.F$7]*[Assumption.$F40]" table:style-name="ce11">
            <text:p>285320</text:p>
          </table:table-cell>
          <table:table-cell office:value-type="float" office:value="295377.75638440961" table:formula="of:=[.G$7]*[Assumption.$F40]" table:style-name="ce11">
            <text:p>295378</text:p>
          </table:table-cell>
          <table:table-cell office:value-type="float" office:value="305789.82229695999" table:formula="of:=[.H$7]*[Assumption.$F40]" table:style-name="ce11">
            <text:p>305790</text:p>
          </table:table-cell>
          <table:table-cell office:value-type="float" office:value="316568.91353292781" table:formula="of:=[.I$7]*[Assumption.$F40]" table:style-name="ce11">
            <text:p>316569</text:p>
          </table:table-cell>
          <table:table-cell office:value-type="float" office:value="327727.96773496346" table:formula="of:=[.J$7]*[Assumption.$F40]" table:style-name="ce11">
            <text:p>327728</text:p>
          </table:table-cell>
          <table:table-cell office:value-type="float" office:value="339280.37859762093" table:formula="of:=[.K$7]*[Assumption.$F40]" table:style-name="ce11">
            <text:p>339280</text:p>
          </table:table-cell>
          <table:table-cell office:value-type="float" office:value="351240.01194318698" table:formula="of:=[.L$7]*[Assumption.$F40]" table:style-name="ce11">
            <text:p>351240</text:p>
          </table:table-cell>
          <table:table-cell office:value-type="float" office:value="363621.22236418433" table:formula="of:=[.M$7]*[Assumption.$F40]" table:style-name="ce11">
            <text:p>363621</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Sugar</text:p>
          </table:table-cell>
          <table:table-cell table:number-columns-repeated="16383" table:style-name="ce1"/>
        </table:table-row>
        <table:table-row table:style-name="ro5">
          <table:table-cell office:value-type="string" table:style-name="ce5">
            <text:p>Fortune</text:p>
          </table:table-cell>
          <table:table-cell office:value-type="float" office:value="384000" table:formula="of:=[.B$8]*[Assumption.$G35]" table:style-name="ce11">
            <text:p>384000</text:p>
          </table:table-cell>
          <table:table-cell office:value-type="float" office:value="407385.60000000003" table:formula="of:=[.C$8]*[Assumption.$G35]" table:style-name="ce11">
            <text:p>407386</text:p>
          </table:table-cell>
          <table:table-cell office:value-type="float" office:value="432195.38304000004" table:formula="of:=[.D$8]*[Assumption.$G35]" table:style-name="ce11">
            <text:p>432195</text:p>
          </table:table-cell>
          <table:table-cell office:value-type="float" office:value="458516.08186713606" table:formula="of:=[.E$8]*[Assumption.$G35]" table:style-name="ce11">
            <text:p>458516</text:p>
          </table:table-cell>
          <table:table-cell office:value-type="float" office:value="486439.71125284466" table:formula="of:=[.F$8]*[Assumption.$G35]" table:style-name="ce11">
            <text:p>486440</text:p>
          </table:table-cell>
          <table:table-cell office:value-type="float" office:value="516063.88966814283" table:formula="of:=[.G$8]*[Assumption.$G35]" table:style-name="ce11">
            <text:p>516064</text:p>
          </table:table-cell>
          <table:table-cell office:value-type="float" office:value="547492.18054893275" table:formula="of:=[.H$8]*[Assumption.$G35]" table:style-name="ce11">
            <text:p>547492</text:p>
          </table:table-cell>
          <table:table-cell office:value-type="float" office:value="580834.45434436284" table:formula="of:=[.I$8]*[Assumption.$G35]" table:style-name="ce11">
            <text:p>580834</text:p>
          </table:table-cell>
          <table:table-cell office:value-type="float" office:value="616207.27261393447" table:formula="of:=[.J$8]*[Assumption.$G35]" table:style-name="ce11">
            <text:p>616207</text:p>
          </table:table-cell>
          <table:table-cell office:value-type="float" office:value="653734.29551612306" table:formula="of:=[.K$8]*[Assumption.$G35]" table:style-name="ce11">
            <text:p>653734</text:p>
          </table:table-cell>
          <table:table-cell office:value-type="float" office:value="693546.71411305515" table:formula="of:=[.L$8]*[Assumption.$G35]" table:style-name="ce11">
            <text:p>693547</text:p>
          </table:table-cell>
          <table:table-cell office:value-type="float" office:value="735783.70900254033" table:formula="of:=[.M$8]*[Assumption.$G35]" table:style-name="ce11">
            <text:p>735784</text:p>
          </table:table-cell>
          <table:table-cell table:number-columns-repeated="16371"/>
        </table:table-row>
        <table:table-row table:style-name="ro5">
          <table:table-cell office:value-type="string" table:style-name="ce5">
            <text:p>Patanjali</text:p>
          </table:table-cell>
          <table:table-cell office:value-type="float" office:value="0" table:formula="of:=[.B$8]*[Assumption.$G36]" table:style-name="ce11">
            <text:p>0</text:p>
          </table:table-cell>
          <table:table-cell office:value-type="float" office:value="0" table:formula="of:=[.C$8]*[Assumption.$G36]" table:style-name="ce11">
            <text:p>0</text:p>
          </table:table-cell>
          <table:table-cell office:value-type="float" office:value="0" table:formula="of:=[.D$8]*[Assumption.$G36]" table:style-name="ce11">
            <text:p>0</text:p>
          </table:table-cell>
          <table:table-cell office:value-type="float" office:value="0" table:formula="of:=[.E$8]*[Assumption.$G36]" table:style-name="ce11">
            <text:p>0</text:p>
          </table:table-cell>
          <table:table-cell office:value-type="float" office:value="0" table:formula="of:=[.F$8]*[Assumption.$G36]" table:style-name="ce11">
            <text:p>0</text:p>
          </table:table-cell>
          <table:table-cell office:value-type="float" office:value="0" table:formula="of:=[.G$8]*[Assumption.$G36]" table:style-name="ce11">
            <text:p>0</text:p>
          </table:table-cell>
          <table:table-cell office:value-type="float" office:value="0" table:formula="of:=[.H$8]*[Assumption.$G36]" table:style-name="ce11">
            <text:p>0</text:p>
          </table:table-cell>
          <table:table-cell office:value-type="float" office:value="0" table:formula="of:=[.I$8]*[Assumption.$G36]" table:style-name="ce11">
            <text:p>0</text:p>
          </table:table-cell>
          <table:table-cell office:value-type="float" office:value="0" table:formula="of:=[.J$8]*[Assumption.$G36]" table:style-name="ce11">
            <text:p>0</text:p>
          </table:table-cell>
          <table:table-cell office:value-type="float" office:value="0" table:formula="of:=[.K$8]*[Assumption.$G36]" table:style-name="ce11">
            <text:p>0</text:p>
          </table:table-cell>
          <table:table-cell office:value-type="float" office:value="0" table:formula="of:=[.L$8]*[Assumption.$G36]" table:style-name="ce11">
            <text:p>0</text:p>
          </table:table-cell>
          <table:table-cell office:value-type="float" office:value="0" table:formula="of:=[.M$8]*[Assumption.$G36]"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480000" table:formula="of:=[.B$8]*[Assumption.$G37]" table:style-name="ce11">
            <text:p>480000</text:p>
          </table:table-cell>
          <table:table-cell office:value-type="float" office:value="509232" table:formula="of:=[.C$8]*[Assumption.$G37]" table:style-name="ce11">
            <text:p>509232</text:p>
          </table:table-cell>
          <table:table-cell office:value-type="float" office:value="540244.22880000004" table:formula="of:=[.D$8]*[Assumption.$G37]" table:style-name="ce11">
            <text:p>540244</text:p>
          </table:table-cell>
          <table:table-cell office:value-type="float" office:value="573145.10233392008" table:formula="of:=[.E$8]*[Assumption.$G37]" table:style-name="ce11">
            <text:p>573145</text:p>
          </table:table-cell>
          <table:table-cell office:value-type="float" office:value="608049.63906605577" table:formula="of:=[.F$8]*[Assumption.$G37]" table:style-name="ce11">
            <text:p>608050</text:p>
          </table:table-cell>
          <table:table-cell office:value-type="float" office:value="645079.86208517849" table:formula="of:=[.G$8]*[Assumption.$G37]" table:style-name="ce11">
            <text:p>645080</text:p>
          </table:table-cell>
          <table:table-cell office:value-type="float" office:value="684365.22568616597" table:formula="of:=[.H$8]*[Assumption.$G37]" table:style-name="ce11">
            <text:p>684365</text:p>
          </table:table-cell>
          <table:table-cell office:value-type="float" office:value="726043.06793045346" table:formula="of:=[.I$8]*[Assumption.$G37]" table:style-name="ce11">
            <text:p>726043</text:p>
          </table:table-cell>
          <table:table-cell office:value-type="float" office:value="770259.09076741803" table:formula="of:=[.J$8]*[Assumption.$G37]" table:style-name="ce11">
            <text:p>770259</text:p>
          </table:table-cell>
          <table:table-cell office:value-type="float" office:value="817167.86939515383" table:formula="of:=[.K$8]*[Assumption.$G37]" table:style-name="ce11">
            <text:p>817168</text:p>
          </table:table-cell>
          <table:table-cell office:value-type="float" office:value="866933.39264131885" table:formula="of:=[.L$8]*[Assumption.$G37]" table:style-name="ce11">
            <text:p>866933</text:p>
          </table:table-cell>
          <table:table-cell office:value-type="float" office:value="919729.63625317533" table:formula="of:=[.M$8]*[Assumption.$G37]" table:style-name="ce11">
            <text:p>919730</text:p>
          </table:table-cell>
          <table:table-cell table:number-columns-repeated="16371"/>
        </table:table-row>
        <table:table-row table:style-name="ro5">
          <table:table-cell office:value-type="string" table:style-name="ce5">
            <text:p>Good Life</text:p>
          </table:table-cell>
          <table:table-cell office:value-type="float" office:value="288000" table:formula="of:=[.B$8]*[Assumption.$G38]" table:style-name="ce11">
            <text:p>288000</text:p>
          </table:table-cell>
          <table:table-cell office:value-type="float" office:value="305539.20000000001" table:formula="of:=[.C$8]*[Assumption.$G38]" table:style-name="ce11">
            <text:p>305539</text:p>
          </table:table-cell>
          <table:table-cell office:value-type="float" office:value="324146.53727999999" table:formula="of:=[.D$8]*[Assumption.$G38]" table:style-name="ce11">
            <text:p>324147</text:p>
          </table:table-cell>
          <table:table-cell office:value-type="float" office:value="343887.06140035205" table:formula="of:=[.E$8]*[Assumption.$G38]" table:style-name="ce11">
            <text:p>343887</text:p>
          </table:table-cell>
          <table:table-cell office:value-type="float" office:value="364829.78343963344" table:formula="of:=[.F$8]*[Assumption.$G38]" table:style-name="ce11">
            <text:p>364830</text:p>
          </table:table-cell>
          <table:table-cell office:value-type="float" office:value="387047.91725110711" table:formula="of:=[.G$8]*[Assumption.$G38]" table:style-name="ce11">
            <text:p>387048</text:p>
          </table:table-cell>
          <table:table-cell office:value-type="float" office:value="410619.13541169959" table:formula="of:=[.H$8]*[Assumption.$G38]" table:style-name="ce11">
            <text:p>410619</text:p>
          </table:table-cell>
          <table:table-cell office:value-type="float" office:value="435625.84075827204" table:formula="of:=[.I$8]*[Assumption.$G38]" table:style-name="ce11">
            <text:p>435626</text:p>
          </table:table-cell>
          <table:table-cell office:value-type="float" office:value="462155.4544604508" table:formula="of:=[.J$8]*[Assumption.$G38]" table:style-name="ce11">
            <text:p>462155</text:p>
          </table:table-cell>
          <table:table-cell office:value-type="float" office:value="490300.7216370923" table:formula="of:=[.K$8]*[Assumption.$G38]" table:style-name="ce11">
            <text:p>490301</text:p>
          </table:table-cell>
          <table:table-cell office:value-type="float" office:value="520160.03558479127" table:formula="of:=[.L$8]*[Assumption.$G38]" table:style-name="ce11">
            <text:p>520160</text:p>
          </table:table-cell>
          <table:table-cell office:value-type="float" office:value="551837.78175190522" table:formula="of:=[.M$8]*[Assumption.$G38]" table:style-name="ce11">
            <text:p>551838</text:p>
          </table:table-cell>
          <table:table-cell table:number-columns-repeated="16371"/>
        </table:table-row>
        <table:table-row table:style-name="ro5">
          <table:table-cell office:value-type="string" table:style-name="ce5">
            <text:p>Classic Harvest</text:p>
          </table:table-cell>
          <table:table-cell office:value-type="float" office:value="576000" table:formula="of:=[.B$8]*[Assumption.$G39]" table:style-name="ce11">
            <text:p>576000</text:p>
          </table:table-cell>
          <table:table-cell office:value-type="float" office:value="611078.40000000002" table:formula="of:=[.C$8]*[Assumption.$G39]" table:style-name="ce11">
            <text:p>611078</text:p>
          </table:table-cell>
          <table:table-cell office:value-type="float" office:value="648293.07455999998" table:formula="of:=[.D$8]*[Assumption.$G39]" table:style-name="ce11">
            <text:p>648293</text:p>
          </table:table-cell>
          <table:table-cell office:value-type="float" office:value="687774.12280070409" table:formula="of:=[.E$8]*[Assumption.$G39]" table:style-name="ce11">
            <text:p>687774</text:p>
          </table:table-cell>
          <table:table-cell office:value-type="float" office:value="729659.56687926687" table:formula="of:=[.F$8]*[Assumption.$G39]" table:style-name="ce11">
            <text:p>729660</text:p>
          </table:table-cell>
          <table:table-cell office:value-type="float" office:value="774095.83450221422" table:formula="of:=[.G$8]*[Assumption.$G39]" table:style-name="ce11">
            <text:p>774096</text:p>
          </table:table-cell>
          <table:table-cell office:value-type="float" office:value="821238.27082339919" table:formula="of:=[.H$8]*[Assumption.$G39]" table:style-name="ce11">
            <text:p>821238</text:p>
          </table:table-cell>
          <table:table-cell office:value-type="float" office:value="871251.68151654408" table:formula="of:=[.I$8]*[Assumption.$G39]" table:style-name="ce11">
            <text:p>871252</text:p>
          </table:table-cell>
          <table:table-cell office:value-type="float" office:value="924310.90892090159" table:formula="of:=[.J$8]*[Assumption.$G39]" table:style-name="ce11">
            <text:p>924311</text:p>
          </table:table-cell>
          <table:table-cell office:value-type="float" office:value="980601.4432741846" table:formula="of:=[.K$8]*[Assumption.$G39]" table:style-name="ce11">
            <text:p>980601</text:p>
          </table:table-cell>
          <table:table-cell office:value-type="float" office:value="1040320.0711695825" table:formula="of:=[.L$8]*[Assumption.$G39]" table:style-name="ce11">
            <text:p>1040320</text:p>
          </table:table-cell>
          <table:table-cell office:value-type="float" office:value="1103675.5635038104" table:formula="of:=[.M$8]*[Assumption.$G39]" table:style-name="ce11">
            <text:p>1103676</text:p>
          </table:table-cell>
          <table:table-cell table:number-columns-repeated="16371"/>
        </table:table-row>
        <table:table-row table:style-name="ro5">
          <table:table-cell office:value-type="string" table:style-name="ce5">
            <text:p>Others</text:p>
          </table:table-cell>
          <table:table-cell office:value-type="float" office:value="192000" table:formula="of:=[.B$8]*[Assumption.$G40]" table:style-name="ce11">
            <text:p>192000</text:p>
          </table:table-cell>
          <table:table-cell office:value-type="float" office:value="203692.80000000002" table:formula="of:=[.C$8]*[Assumption.$G40]" table:style-name="ce11">
            <text:p>203693</text:p>
          </table:table-cell>
          <table:table-cell office:value-type="float" office:value="216097.69152000002" table:formula="of:=[.D$8]*[Assumption.$G40]" table:style-name="ce11">
            <text:p>216098</text:p>
          </table:table-cell>
          <table:table-cell office:value-type="float" office:value="229258.04093356803" table:formula="of:=[.E$8]*[Assumption.$G40]" table:style-name="ce11">
            <text:p>229258</text:p>
          </table:table-cell>
          <table:table-cell office:value-type="float" office:value="243219.85562642233" table:formula="of:=[.F$8]*[Assumption.$G40]" table:style-name="ce11">
            <text:p>243220</text:p>
          </table:table-cell>
          <table:table-cell office:value-type="float" office:value="258031.94483407142" table:formula="of:=[.G$8]*[Assumption.$G40]" table:style-name="ce11">
            <text:p>258032</text:p>
          </table:table-cell>
          <table:table-cell office:value-type="float" office:value="273746.09027446638" table:formula="of:=[.H$8]*[Assumption.$G40]" table:style-name="ce11">
            <text:p>273746</text:p>
          </table:table-cell>
          <table:table-cell office:value-type="float" office:value="290417.22717218142" table:formula="of:=[.I$8]*[Assumption.$G40]" table:style-name="ce11">
            <text:p>290417</text:p>
          </table:table-cell>
          <table:table-cell office:value-type="float" office:value="308103.63630696724" table:formula="of:=[.J$8]*[Assumption.$G40]" table:style-name="ce11">
            <text:p>308104</text:p>
          </table:table-cell>
          <table:table-cell office:value-type="float" office:value="326867.14775806153" table:formula="of:=[.K$8]*[Assumption.$G40]" table:style-name="ce11">
            <text:p>326867</text:p>
          </table:table-cell>
          <table:table-cell office:value-type="float" office:value="346773.35705652757" table:formula="of:=[.L$8]*[Assumption.$G40]" table:style-name="ce11">
            <text:p>346773</text:p>
          </table:table-cell>
          <table:table-cell office:value-type="float" office:value="367891.85450127017" table:formula="of:=[.M$8]*[Assumption.$G40]" table:style-name="ce11">
            <text:p>367892</text:p>
          </table:table-cell>
          <table:table-cell table:number-columns-repeated="16371"/>
        </table:table-row>
        <table:table-row table:style-name="ro6">
          <table:table-cell table:number-columns-repeated="16384"/>
        </table:table-row>
        <table:table-row table:style-name="ro5">
          <table:table-cell office:value-type="string" table:style-name="ce6">
            <text:p>Cost of Goods Sold</text:p>
          </table:table-cell>
          <table:table-cell table:number-columns-repeated="16383" table:style-name="ce1"/>
        </table:table-row>
        <table:table-row table:style-name="ro5">
          <table:table-cell office:value-type="string" table:style-name="ce6">
            <text:p>Atta</text:p>
          </table:table-cell>
          <table:table-cell table:number-columns-repeated="16383" table:style-name="ce1"/>
        </table:table-row>
        <table:table-row table:style-name="ro5">
          <table:table-cell office:value-type="string" table:style-name="ce5">
            <text:p>Fortune</text:p>
          </table:table-cell>
          <table:table-cell office:value-type="float" office:value="456750" table:formula="of:=[.B13]*(1-[Assumption.$B43])" table:style-name="ce11">
            <text:p>456750</text:p>
          </table:table-cell>
          <table:table-cell office:value-type="float" office:value="479861.55000000005" table:formula="of:=[.C13]*(1-[Assumption.$B43])" table:style-name="ce11">
            <text:p>479862</text:p>
          </table:table-cell>
          <table:table-cell office:value-type="float" office:value="504142.54443000001" table:formula="of:=[.D13]*(1-[Assumption.$B43])" table:style-name="ce11">
            <text:p>504143</text:p>
          </table:table-cell>
          <table:table-cell office:value-type="float" office:value="529652.15717815806" table:formula="of:=[.E13]*(1-[Assumption.$B43])" table:style-name="ce11">
            <text:p>529652</text:p>
          </table:table-cell>
          <table:table-cell office:value-type="float" office:value="556452.55633137294" table:formula="of:=[.F13]*(1-[Assumption.$B43])" table:style-name="ce11">
            <text:p>556453</text:p>
          </table:table-cell>
          <table:table-cell office:value-type="float" office:value="584609.0556817404" table:formula="of:=[.G13]*(1-[Assumption.$B43])" table:style-name="ce11">
            <text:p>584609</text:p>
          </table:table-cell>
          <table:table-cell office:value-type="float" office:value="614190.27389923646" table:formula="of:=[.H13]*(1-[Assumption.$B43])" table:style-name="ce11">
            <text:p>614190</text:p>
          </table:table-cell>
          <table:table-cell office:value-type="float" office:value="645268.30175853788" table:formula="of:=[.I13]*(1-[Assumption.$B43])" table:style-name="ce11">
            <text:p>645268</text:p>
          </table:table-cell>
          <table:table-cell office:value-type="float" office:value="677918.8778275199" table:formula="of:=[.J13]*(1-[Assumption.$B43])" table:style-name="ce11">
            <text:p>677919</text:p>
          </table:table-cell>
          <table:table-cell office:value-type="float" office:value="712221.57304559241" table:formula="of:=[.K13]*(1-[Assumption.$B43])" table:style-name="ce11">
            <text:p>712222</text:p>
          </table:table-cell>
          <table:table-cell office:value-type="float" office:value="748259.98464169959" table:formula="of:=[.L13]*(1-[Assumption.$B43])" table:style-name="ce11">
            <text:p>748260</text:p>
          </table:table-cell>
          <table:table-cell office:value-type="float" office:value="786121.93986456958" table:formula="of:=[.M13]*(1-[Assumption.$B43])" table:style-name="ce11">
            <text:p>786122</text:p>
          </table:table-cell>
          <table:table-cell table:number-columns-repeated="16371"/>
        </table:table-row>
        <table:table-row table:style-name="ro5">
          <table:table-cell office:value-type="string" table:style-name="ce5">
            <text:p>Patanjali</text:p>
          </table:table-cell>
          <table:table-cell office:value-type="float" office:value="636187.5" table:formula="of:=[.B14]*(1-[Assumption.$B44])" table:style-name="ce11">
            <text:p>636188</text:p>
          </table:table-cell>
          <table:table-cell office:value-type="float" office:value="668378.58750000002" table:formula="of:=[.C14]*(1-[Assumption.$B44])" table:style-name="ce11">
            <text:p>668379</text:p>
          </table:table-cell>
          <table:table-cell office:value-type="float" office:value="702198.54402749997" table:formula="of:=[.D14]*(1-[Assumption.$B44])" table:style-name="ce11">
            <text:p>702199</text:p>
          </table:table-cell>
          <table:table-cell office:value-type="float" office:value="737729.79035529157" table:formula="of:=[.E14]*(1-[Assumption.$B44])" table:style-name="ce11">
            <text:p>737730</text:p>
          </table:table-cell>
          <table:table-cell office:value-type="float" office:value="775058.91774726938" table:formula="of:=[.F14]*(1-[Assumption.$B44])" table:style-name="ce11">
            <text:p>775059</text:p>
          </table:table-cell>
          <table:table-cell office:value-type="float" office:value="814276.89898528124" table:formula="of:=[.G14]*(1-[Assumption.$B44])" table:style-name="ce11">
            <text:p>814277</text:p>
          </table:table-cell>
          <table:table-cell office:value-type="float" office:value="855479.31007393636" table:formula="of:=[.H14]*(1-[Assumption.$B44])" table:style-name="ce11">
            <text:p>855479</text:p>
          </table:table-cell>
          <table:table-cell office:value-type="float" office:value="898766.56316367781" table:formula="of:=[.I14]*(1-[Assumption.$B44])" table:style-name="ce11">
            <text:p>898767</text:p>
          </table:table-cell>
          <table:table-cell office:value-type="float" office:value="944244.15125975991" table:formula="of:=[.J14]*(1-[Assumption.$B44])" table:style-name="ce11">
            <text:p>944244</text:p>
          </table:table-cell>
          <table:table-cell office:value-type="float" office:value="992022.9053135037" table:formula="of:=[.K14]*(1-[Assumption.$B44])" table:style-name="ce11">
            <text:p>992023</text:p>
          </table:table-cell>
          <table:table-cell office:value-type="float" office:value="1042219.2643223673" table:formula="of:=[.L14]*(1-[Assumption.$B44])" table:style-name="ce11">
            <text:p>1042219</text:p>
          </table:table-cell>
          <table:table-cell office:value-type="float" office:value="1094955.5590970791" table:formula="of:=[.M14]*(1-[Assumption.$B44])" table:style-name="ce11">
            <text:p>1094956</text:p>
          </table:table-cell>
          <table:table-cell table:number-columns-repeated="16371"/>
        </table:table-row>
        <table:table-row table:style-name="ro5">
          <table:table-cell office:value-type="string" table:style-name="ce5">
            <text:p>Organic Tattva</text:p>
          </table:table-cell>
          <table:table-cell office:value-type="float" office:value="244687.5" table:formula="of:=[.B15]*(1-[Assumption.$B45])" table:style-name="ce11">
            <text:p>244688</text:p>
          </table:table-cell>
          <table:table-cell office:value-type="float" office:value="257068.6875" table:formula="of:=[.C15]*(1-[Assumption.$B45])" table:style-name="ce11">
            <text:p>257069</text:p>
          </table:table-cell>
          <table:table-cell office:value-type="float" office:value="270076.36308749998" table:formula="of:=[.D15]*(1-[Assumption.$B45])" table:style-name="ce11">
            <text:p>270076</text:p>
          </table:table-cell>
          <table:table-cell office:value-type="float" office:value="283742.22705972753" table:formula="of:=[.E15]*(1-[Assumption.$B45])" table:style-name="ce11">
            <text:p>283742</text:p>
          </table:table-cell>
          <table:table-cell office:value-type="float" office:value="298099.58374894975" table:formula="of:=[.F15]*(1-[Assumption.$B45])" table:style-name="ce11">
            <text:p>298100</text:p>
          </table:table-cell>
          <table:table-cell office:value-type="float" office:value="313183.42268664663" table:formula="of:=[.G15]*(1-[Assumption.$B45])" table:style-name="ce11">
            <text:p>313183</text:p>
          </table:table-cell>
          <table:table-cell office:value-type="float" office:value="329030.50387459091" table:formula="of:=[.H15]*(1-[Assumption.$B45])" table:style-name="ce11">
            <text:p>329031</text:p>
          </table:table-cell>
          <table:table-cell office:value-type="float" office:value="345679.4473706453" table:formula="of:=[.I15]*(1-[Assumption.$B45])" table:style-name="ce11">
            <text:p>345679</text:p>
          </table:table-cell>
          <table:table-cell office:value-type="float" office:value="363170.82740759995" table:formula="of:=[.J15]*(1-[Assumption.$B45])" table:style-name="ce11">
            <text:p>363171</text:p>
          </table:table-cell>
          <table:table-cell office:value-type="float" office:value="381547.27127442451" table:formula="of:=[.K15]*(1-[Assumption.$B45])" table:style-name="ce11">
            <text:p>381547</text:p>
          </table:table-cell>
          <table:table-cell office:value-type="float" office:value="400853.56320091046" table:formula="of:=[.L15]*(1-[Assumption.$B45])" table:style-name="ce11">
            <text:p>400854</text:p>
          </table:table-cell>
          <table:table-cell office:value-type="float" office:value="421136.75349887658" table:formula="of:=[.M15]*(1-[Assumption.$B45])" table:style-name="ce11">
            <text:p>421137</text:p>
          </table:table-cell>
          <table:table-cell table:number-columns-repeated="16371"/>
        </table:table-row>
        <table:table-row table:style-name="ro5">
          <table:table-cell office:value-type="string" table:style-name="ce5">
            <text:p>Good Life</text:p>
          </table:table-cell>
          <table:table-cell office:value-type="float" office:value="146812.5" table:formula="of:=[.B16]*(1-[Assumption.$B46])" table:style-name="ce11">
            <text:p>146813</text:p>
          </table:table-cell>
          <table:table-cell office:value-type="float" office:value="154241.21249999999" table:formula="of:=[.C16]*(1-[Assumption.$B46])" table:style-name="ce11">
            <text:p>154241</text:p>
          </table:table-cell>
          <table:table-cell office:value-type="float" office:value="162045.81785249998" table:formula="of:=[.D16]*(1-[Assumption.$B46])" table:style-name="ce11">
            <text:p>162046</text:p>
          </table:table-cell>
          <table:table-cell office:value-type="float" office:value="170245.33623583653" table:formula="of:=[.E16]*(1-[Assumption.$B46])" table:style-name="ce11">
            <text:p>170245</text:p>
          </table:table-cell>
          <table:table-cell office:value-type="float" office:value="178859.75024936986" table:formula="of:=[.F16]*(1-[Assumption.$B46])" table:style-name="ce11">
            <text:p>178860</text:p>
          </table:table-cell>
          <table:table-cell office:value-type="float" office:value="187910.053611988" table:formula="of:=[.G16]*(1-[Assumption.$B46])" table:style-name="ce11">
            <text:p>187910</text:p>
          </table:table-cell>
          <table:table-cell office:value-type="float" office:value="197418.30232475456" table:formula="of:=[.H16]*(1-[Assumption.$B46])" table:style-name="ce11">
            <text:p>197418</text:p>
          </table:table-cell>
          <table:table-cell office:value-type="float" office:value="207407.66842238716" table:formula="of:=[.I16]*(1-[Assumption.$B46])" table:style-name="ce11">
            <text:p>207408</text:p>
          </table:table-cell>
          <table:table-cell office:value-type="float" office:value="217902.49644455995" table:formula="of:=[.J16]*(1-[Assumption.$B46])" table:style-name="ce11">
            <text:p>217902</text:p>
          </table:table-cell>
          <table:table-cell office:value-type="float" office:value="228928.36276465471" table:formula="of:=[.K16]*(1-[Assumption.$B46])" table:style-name="ce11">
            <text:p>228928</text:p>
          </table:table-cell>
          <table:table-cell office:value-type="float" office:value="240512.13792054629" table:formula="of:=[.L16]*(1-[Assumption.$B46])" table:style-name="ce11">
            <text:p>240512</text:p>
          </table:table-cell>
          <table:table-cell office:value-type="float" office:value="252682.05209932593" table:formula="of:=[.M16]*(1-[Assumption.$B46])" table:style-name="ce11">
            <text:p>252682</text:p>
          </table:table-cell>
          <table:table-cell table:number-columns-repeated="16371"/>
        </table:table-row>
        <table:table-row table:style-name="ro5">
          <table:table-cell office:value-type="string" table:style-name="ce5">
            <text:p>Classic Harvest</text:p>
          </table:table-cell>
          <table:table-cell office:value-type="float" office:value="89718.75" table:formula="of:=[.B17]*(1-[Assumption.$B47])" table:style-name="ce11">
            <text:p>89719</text:p>
          </table:table-cell>
          <table:table-cell office:value-type="float" office:value="94258.518750000003" table:formula="of:=[.C17]*(1-[Assumption.$B47])" table:style-name="ce11">
            <text:p>94259</text:p>
          </table:table-cell>
          <table:table-cell office:value-type="float" office:value="99027.999798749996" table:formula="of:=[.D17]*(1-[Assumption.$B47])" table:style-name="ce11">
            <text:p>99028</text:p>
          </table:table-cell>
          <table:table-cell office:value-type="float" office:value="104038.8165885668" table:formula="of:=[.E17]*(1-[Assumption.$B47])" table:style-name="ce11">
            <text:p>104039</text:p>
          </table:table-cell>
          <table:table-cell office:value-type="float" office:value="109303.18070794827" table:formula="of:=[.F17]*(1-[Assumption.$B47])" table:style-name="ce11">
            <text:p>109303</text:p>
          </table:table-cell>
          <table:table-cell office:value-type="float" office:value="114833.92165177046" table:formula="of:=[.G17]*(1-[Assumption.$B47])" table:style-name="ce11">
            <text:p>114834</text:p>
          </table:table-cell>
          <table:table-cell office:value-type="float" office:value="120644.51808735002" table:formula="of:=[.H17]*(1-[Assumption.$B47])" table:style-name="ce11">
            <text:p>120645</text:p>
          </table:table-cell>
          <table:table-cell office:value-type="float" office:value="126749.13070256996" table:formula="of:=[.I17]*(1-[Assumption.$B47])" table:style-name="ce11">
            <text:p>126749</text:p>
          </table:table-cell>
          <table:table-cell office:value-type="float" office:value="133162.63671612" table:formula="of:=[.J17]*(1-[Assumption.$B47])" table:style-name="ce11">
            <text:p>133163</text:p>
          </table:table-cell>
          <table:table-cell office:value-type="float" office:value="139900.66613395567" table:formula="of:=[.K17]*(1-[Assumption.$B47])" table:style-name="ce11">
            <text:p>139901</text:p>
          </table:table-cell>
          <table:table-cell office:value-type="float" office:value="146979.63984033387" table:formula="of:=[.L17]*(1-[Assumption.$B47])" table:style-name="ce11">
            <text:p>146980</text:p>
          </table:table-cell>
          <table:table-cell office:value-type="float" office:value="154416.80961625476" table:formula="of:=[.M17]*(1-[Assumption.$B47])" table:style-name="ce11">
            <text:p>154417</text:p>
          </table:table-cell>
          <table:table-cell table:number-columns-repeated="16371"/>
        </table:table-row>
        <table:table-row table:style-name="ro5">
          <table:table-cell office:value-type="string" table:style-name="ce5">
            <text:p>Others</text:p>
          </table:table-cell>
          <table:table-cell office:value-type="float" office:value="73406.25" table:formula="of:=[.B18]*(1-[Assumption.$B48])" table:style-name="ce11">
            <text:p>73406</text:p>
          </table:table-cell>
          <table:table-cell office:value-type="float" office:value="77120.606249999997" table:formula="of:=[.C18]*(1-[Assumption.$B48])" table:style-name="ce11">
            <text:p>77121</text:p>
          </table:table-cell>
          <table:table-cell office:value-type="float" office:value="81022.908926249991" table:formula="of:=[.D18]*(1-[Assumption.$B48])" table:style-name="ce11">
            <text:p>81023</text:p>
          </table:table-cell>
          <table:table-cell office:value-type="float" office:value="85122.668117918263" table:formula="of:=[.E18]*(1-[Assumption.$B48])" table:style-name="ce11">
            <text:p>85123</text:p>
          </table:table-cell>
          <table:table-cell office:value-type="float" office:value="89429.875124684928" table:formula="of:=[.F18]*(1-[Assumption.$B48])" table:style-name="ce11">
            <text:p>89430</text:p>
          </table:table-cell>
          <table:table-cell office:value-type="float" office:value="93955.026805993999" table:formula="of:=[.G18]*(1-[Assumption.$B48])" table:style-name="ce11">
            <text:p>93955</text:p>
          </table:table-cell>
          <table:table-cell office:value-type="float" office:value="98709.151162377282" table:formula="of:=[.H18]*(1-[Assumption.$B48])" table:style-name="ce11">
            <text:p>98709</text:p>
          </table:table-cell>
          <table:table-cell office:value-type="float" office:value="103703.83421119358" table:formula="of:=[.I18]*(1-[Assumption.$B48])" table:style-name="ce11">
            <text:p>103704</text:p>
          </table:table-cell>
          <table:table-cell office:value-type="float" office:value="108951.24822227997" table:formula="of:=[.J18]*(1-[Assumption.$B48])" table:style-name="ce11">
            <text:p>108951</text:p>
          </table:table-cell>
          <table:table-cell office:value-type="float" office:value="114464.18138232736" table:formula="of:=[.K18]*(1-[Assumption.$B48])" table:style-name="ce11">
            <text:p>114464</text:p>
          </table:table-cell>
          <table:table-cell office:value-type="float" office:value="120256.06896027314" table:formula="of:=[.L18]*(1-[Assumption.$B48])" table:style-name="ce11">
            <text:p>120256</text:p>
          </table:table-cell>
          <table:table-cell office:value-type="float" office:value="126341.02604966296" table:formula="of:=[.M18]*(1-[Assumption.$B48])" table:style-name="ce11">
            <text:p>126341</text:p>
          </table:table-cell>
          <table:table-cell table:number-columns-repeated="16371"/>
        </table:table-row>
        <table:table-row table:style-name="ro5">
          <table:table-cell office:value-type="string" table:style-name="ce6">
            <text:p>Total</text:p>
          </table:table-cell>
          <table:table-cell office:value-type="float" office:value="1647562.5" table:formula="of:=SUM([.B62:.B67])" table:style-name="ce11">
            <text:p>1647563</text:p>
          </table:table-cell>
          <table:table-cell office:value-type="float" office:value="1730929.1625000001" table:formula="of:=SUM([.C62:.C67])" table:style-name="ce11">
            <text:p>1730929</text:p>
          </table:table-cell>
          <table:table-cell office:value-type="float" office:value="1818514.1781225" table:formula="of:=SUM([.D62:.D67])" table:style-name="ce11">
            <text:p>1818514</text:p>
          </table:table-cell>
          <table:table-cell office:value-type="float" office:value="1910530.995535499" table:formula="of:=SUM([.E62:.E67])" table:style-name="ce11">
            <text:p>1910531</text:p>
          </table:table-cell>
          <table:table-cell office:value-type="float" office:value="2007203.8639095949" table:formula="of:=SUM([.F62:.F67])" table:style-name="ce11">
            <text:p>2007204</text:p>
          </table:table-cell>
          <table:table-cell office:value-type="float" office:value="2108768.3794234204" table:formula="of:=SUM([.G62:.G67])" table:style-name="ce11">
            <text:p>2108768</text:p>
          </table:table-cell>
          <table:table-cell office:value-type="float" office:value="2215472.0594222452" table:formula="of:=SUM([.H62:.H67])" table:style-name="ce11">
            <text:p>2215472</text:p>
          </table:table-cell>
          <table:table-cell office:value-type="float" office:value="2327574.9456290118" table:formula="of:=SUM([.I62:.I67])" table:style-name="ce11">
            <text:p>2327575</text:p>
          </table:table-cell>
          <table:table-cell office:value-type="float" office:value="2445350.2378778397" table:formula="of:=SUM([.J62:.J67])" table:style-name="ce11">
            <text:p>2445350</text:p>
          </table:table-cell>
          <table:table-cell office:value-type="float" office:value="2569084.9599144584" table:formula="of:=SUM([.K62:.K67])" table:style-name="ce11">
            <text:p>2569085</text:p>
          </table:table-cell>
          <table:table-cell office:value-type="float" office:value="2699080.6588861304" table:formula="of:=SUM([.L62:.L67])" table:style-name="ce11">
            <text:p>2699081</text:p>
          </table:table-cell>
          <table:table-cell office:value-type="float" office:value="2835654.1402257686" table:formula="of:=SUM([.M62:.M67])" table:style-name="ce11">
            <text:p>2835654</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Besan</text:p>
          </table:table-cell>
          <table:table-cell table:number-columns-repeated="16383" table:style-name="ce1"/>
        </table:table-row>
        <table:table-row table:style-name="ro5">
          <table:table-cell office:value-type="string" table:style-name="ce5">
            <text:p>Fortune</text:p>
          </table:table-cell>
          <table:table-cell office:value-type="float" office:value="146250" table:formula="of:=[.B21]*(1-[Assumption.$C43])" table:style-name="ce11">
            <text:p>146250</text:p>
          </table:table-cell>
          <table:table-cell office:value-type="float" office:value="154028.671875" table:formula="of:=[.C21]*(1-[Assumption.$C43])" table:style-name="ce11">
            <text:p>154029</text:p>
          </table:table-cell>
          <table:table-cell office:value-type="float" office:value="162221.07186035154" table:formula="of:=[.D21]*(1-[Assumption.$C43])" table:style-name="ce11">
            <text:p>162221</text:p>
          </table:table-cell>
          <table:table-cell office:value-type="float" office:value="170849.20511992398" table:formula="of:=[.E21]*(1-[Assumption.$C43])" table:style-name="ce11">
            <text:p>170849</text:p>
          </table:table-cell>
          <table:table-cell office:value-type="float" office:value="179936.24721723993" table:formula="of:=[.F21]*(1-[Assumption.$C43])" table:style-name="ce11">
            <text:p>179936</text:p>
          </table:table-cell>
          <table:table-cell office:value-type="float" office:value="189506.60636610686" table:formula="of:=[.G21]*(1-[Assumption.$C43])" table:style-name="ce11">
            <text:p>189507</text:p>
          </table:table-cell>
          <table:table-cell office:value-type="float" office:value="199585.98899220416" table:formula="of:=[.H21]*(1-[Assumption.$C43])" table:style-name="ce11">
            <text:p>199586</text:p>
          </table:table-cell>
          <table:table-cell office:value-type="float" office:value="210201.46878172702" table:formula="of:=[.I21]*(1-[Assumption.$C43])" table:style-name="ce11">
            <text:p>210201</text:p>
          </table:table-cell>
          <table:table-cell office:value-type="float" office:value="221381.55940255508" table:formula="of:=[.J21]*(1-[Assumption.$C43])" table:style-name="ce11">
            <text:p>221382</text:p>
          </table:table-cell>
          <table:table-cell office:value-type="float" office:value="233156.29109327847" table:formula="of:=[.K21]*(1-[Assumption.$C43])" table:style-name="ce11">
            <text:p>233156</text:p>
          </table:table-cell>
          <table:table-cell office:value-type="float" office:value="245557.29132580222" table:formula="of:=[.L21]*(1-[Assumption.$C43])" table:style-name="ce11">
            <text:p>245557</text:p>
          </table:table-cell>
          <table:table-cell office:value-type="float" office:value="258617.86975819329" table:formula="of:=[.M21]*(1-[Assumption.$C43])" table:style-name="ce11">
            <text:p>258618</text:p>
          </table:table-cell>
          <table:table-cell table:number-columns-repeated="16371"/>
        </table:table-row>
        <table:table-row table:style-name="ro5">
          <table:table-cell office:value-type="string" table:style-name="ce5">
            <text:p>Patanjali</text:p>
          </table:table-cell>
          <table:table-cell office:value-type="float" office:value="96525.000000000015" table:formula="of:=[.B22]*(1-[Assumption.$C44])" table:style-name="ce11">
            <text:p>96525</text:p>
          </table:table-cell>
          <table:table-cell office:value-type="float" office:value="101658.92343750001" table:formula="of:=[.C22]*(1-[Assumption.$C44])" table:style-name="ce11">
            <text:p>101659</text:p>
          </table:table-cell>
          <table:table-cell office:value-type="float" office:value="107065.90742783202" table:formula="of:=[.D22]*(1-[Assumption.$C44])" table:style-name="ce11">
            <text:p>107066</text:p>
          </table:table-cell>
          <table:table-cell office:value-type="float" office:value="112760.47537914984" table:formula="of:=[.E22]*(1-[Assumption.$C44])" table:style-name="ce11">
            <text:p>112760</text:p>
          </table:table-cell>
          <table:table-cell office:value-type="float" office:value="118757.92316337835" table:formula="of:=[.F22]*(1-[Assumption.$C44])" table:style-name="ce11">
            <text:p>118758</text:p>
          </table:table-cell>
          <table:table-cell office:value-type="float" office:value="125074.36020163054" table:formula="of:=[.G22]*(1-[Assumption.$C44])" table:style-name="ce11">
            <text:p>125074</text:p>
          </table:table-cell>
          <table:table-cell office:value-type="float" office:value="131726.75273485476" table:formula="of:=[.H22]*(1-[Assumption.$C44])" table:style-name="ce11">
            <text:p>131727</text:p>
          </table:table-cell>
          <table:table-cell office:value-type="float" office:value="138732.96939593984" table:formula="of:=[.I22]*(1-[Assumption.$C44])" table:style-name="ce11">
            <text:p>138733</text:p>
          </table:table-cell>
          <table:table-cell office:value-type="float" office:value="146111.82920568637" table:formula="of:=[.J22]*(1-[Assumption.$C44])" table:style-name="ce11">
            <text:p>146112</text:p>
          </table:table-cell>
          <table:table-cell office:value-type="float" office:value="153883.15212156379" table:formula="of:=[.K22]*(1-[Assumption.$C44])" table:style-name="ce11">
            <text:p>153883</text:p>
          </table:table-cell>
          <table:table-cell office:value-type="float" office:value="162067.81227502949" table:formula="of:=[.L22]*(1-[Assumption.$C44])" table:style-name="ce11">
            <text:p>162068</text:p>
          </table:table-cell>
          <table:table-cell office:value-type="float" office:value="170687.79404040758" table:formula="of:=[.M22]*(1-[Assumption.$C44])" table:style-name="ce11">
            <text:p>170688</text:p>
          </table:table-cell>
          <table:table-cell table:number-columns-repeated="16371"/>
        </table:table-row>
        <table:table-row table:style-name="ro5">
          <table:table-cell office:value-type="string" table:style-name="ce5">
            <text:p>Organic Tattva</text:p>
          </table:table-cell>
          <table:table-cell office:value-type="float" office:value="56160" table:formula="of:=[.B23]*(1-[Assumption.$C45])" table:style-name="ce11">
            <text:p>56160</text:p>
          </table:table-cell>
          <table:table-cell office:value-type="float" office:value="59147.01" table:formula="of:=[.C23]*(1-[Assumption.$C45])" table:style-name="ce11">
            <text:p>59147</text:p>
          </table:table-cell>
          <table:table-cell office:value-type="float" office:value="62292.891594374996" table:formula="of:=[.D23]*(1-[Assumption.$C45])" table:style-name="ce11">
            <text:p>62293</text:p>
          </table:table-cell>
          <table:table-cell office:value-type="float" office:value="65606.09476605081" table:formula="of:=[.E23]*(1-[Assumption.$C45])" table:style-name="ce11">
            <text:p>65606</text:p>
          </table:table-cell>
          <table:table-cell office:value-type="float" office:value="69095.518931420142" table:formula="of:=[.F23]*(1-[Assumption.$C45])" table:style-name="ce11">
            <text:p>69096</text:p>
          </table:table-cell>
          <table:table-cell office:value-type="float" office:value="72770.536844585033" table:formula="of:=[.G23]*(1-[Assumption.$C45])" table:style-name="ce11">
            <text:p>72771</text:p>
          </table:table-cell>
          <table:table-cell office:value-type="float" office:value="76641.019773006396" table:formula="of:=[.H23]*(1-[Assumption.$C45])" table:style-name="ce11">
            <text:p>76641</text:p>
          </table:table-cell>
          <table:table-cell office:value-type="float" office:value="80717.36401218317" table:formula="of:=[.I23]*(1-[Assumption.$C45])" table:style-name="ce11">
            <text:p>80717</text:p>
          </table:table-cell>
          <table:table-cell office:value-type="float" office:value="85010.518810581154" table:formula="of:=[.J23]*(1-[Assumption.$C45])" table:style-name="ce11">
            <text:p>85011</text:p>
          </table:table-cell>
          <table:table-cell office:value-type="float" office:value="89532.015779818932" table:formula="of:=[.K23]*(1-[Assumption.$C45])" table:style-name="ce11">
            <text:p>89532</text:p>
          </table:table-cell>
          <table:table-cell office:value-type="float" office:value="94293.999869108055" table:formula="of:=[.L23]*(1-[Assumption.$C45])" table:style-name="ce11">
            <text:p>94294</text:p>
          </table:table-cell>
          <table:table-cell office:value-type="float" office:value="99309.261987146223" table:formula="of:=[.M23]*(1-[Assumption.$C45])" table:style-name="ce11">
            <text:p>99309</text:p>
          </table:table-cell>
          <table:table-cell table:number-columns-repeated="16371"/>
        </table:table-row>
        <table:table-row table:style-name="ro5">
          <table:table-cell office:value-type="string" table:style-name="ce5">
            <text:p>Good Life</text:p>
          </table:table-cell>
          <table:table-cell office:value-type="float" office:value="154440" table:formula="of:=[.B24]*(1-[Assumption.$C46])" table:style-name="ce11">
            <text:p>154440</text:p>
          </table:table-cell>
          <table:table-cell office:value-type="float" office:value="162654.2775" table:formula="of:=[.C24]*(1-[Assumption.$C46])" table:style-name="ce11">
            <text:p>162654</text:p>
          </table:table-cell>
          <table:table-cell office:value-type="float" office:value="171305.45188453121" table:formula="of:=[.D24]*(1-[Assumption.$C46])" table:style-name="ce11">
            <text:p>171305</text:p>
          </table:table-cell>
          <table:table-cell office:value-type="float" office:value="180416.76060663973" table:formula="of:=[.E24]*(1-[Assumption.$C46])" table:style-name="ce11">
            <text:p>180417</text:p>
          </table:table-cell>
          <table:table-cell office:value-type="float" office:value="190012.67706140535" table:formula="of:=[.F24]*(1-[Assumption.$C46])" table:style-name="ce11">
            <text:p>190013</text:p>
          </table:table-cell>
          <table:table-cell office:value-type="float" office:value="200118.97632260885" table:formula="of:=[.G24]*(1-[Assumption.$C46])" table:style-name="ce11">
            <text:p>200119</text:p>
          </table:table-cell>
          <table:table-cell office:value-type="float" office:value="210762.80437576756" table:formula="of:=[.H24]*(1-[Assumption.$C46])" table:style-name="ce11">
            <text:p>210763</text:p>
          </table:table-cell>
          <table:table-cell office:value-type="float" office:value="221972.75103350374" table:formula="of:=[.I24]*(1-[Assumption.$C46])" table:style-name="ce11">
            <text:p>221973</text:p>
          </table:table-cell>
          <table:table-cell office:value-type="float" office:value="233778.92672909817" table:formula="of:=[.J24]*(1-[Assumption.$C46])" table:style-name="ce11">
            <text:p>233779</text:p>
          </table:table-cell>
          <table:table-cell office:value-type="float" office:value="246213.04339450205" table:formula="of:=[.K24]*(1-[Assumption.$C46])" table:style-name="ce11">
            <text:p>246213</text:p>
          </table:table-cell>
          <table:table-cell office:value-type="float" office:value="259308.49964004714" table:formula="of:=[.L24]*(1-[Assumption.$C46])" table:style-name="ce11">
            <text:p>259308</text:p>
          </table:table-cell>
          <table:table-cell office:value-type="float" office:value="273100.47046465211" table:formula="of:=[.M24]*(1-[Assumption.$C46])" table:style-name="ce11">
            <text:p>273100</text:p>
          </table:table-cell>
          <table:table-cell table:number-columns-repeated="16371"/>
        </table:table-row>
        <table:table-row table:style-name="ro5">
          <table:table-cell office:value-type="string" table:style-name="ce5">
            <text:p>Classic Harvest</text:p>
          </table:table-cell>
          <table:table-cell office:value-type="float" office:value="0" table:formula="of:=[.B25]*(1-[Assumption.$C47])" table:style-name="ce11">
            <text:p>0</text:p>
          </table:table-cell>
          <table:table-cell office:value-type="float" office:value="0" table:formula="of:=[.C25]*(1-[Assumption.$C47])" table:style-name="ce11">
            <text:p>0</text:p>
          </table:table-cell>
          <table:table-cell office:value-type="float" office:value="0" table:formula="of:=[.D25]*(1-[Assumption.$C47])" table:style-name="ce11">
            <text:p>0</text:p>
          </table:table-cell>
          <table:table-cell office:value-type="float" office:value="0" table:formula="of:=[.E25]*(1-[Assumption.$C47])" table:style-name="ce11">
            <text:p>0</text:p>
          </table:table-cell>
          <table:table-cell office:value-type="float" office:value="0" table:formula="of:=[.F25]*(1-[Assumption.$C47])" table:style-name="ce11">
            <text:p>0</text:p>
          </table:table-cell>
          <table:table-cell office:value-type="float" office:value="0" table:formula="of:=[.G25]*(1-[Assumption.$C47])" table:style-name="ce11">
            <text:p>0</text:p>
          </table:table-cell>
          <table:table-cell office:value-type="float" office:value="0" table:formula="of:=[.H25]*(1-[Assumption.$C47])" table:style-name="ce11">
            <text:p>0</text:p>
          </table:table-cell>
          <table:table-cell office:value-type="float" office:value="0" table:formula="of:=[.I25]*(1-[Assumption.$C47])" table:style-name="ce11">
            <text:p>0</text:p>
          </table:table-cell>
          <table:table-cell office:value-type="float" office:value="0" table:formula="of:=[.J25]*(1-[Assumption.$C47])" table:style-name="ce11">
            <text:p>0</text:p>
          </table:table-cell>
          <table:table-cell office:value-type="float" office:value="0" table:formula="of:=[.K25]*(1-[Assumption.$C47])" table:style-name="ce11">
            <text:p>0</text:p>
          </table:table-cell>
          <table:table-cell office:value-type="float" office:value="0" table:formula="of:=[.L25]*(1-[Assumption.$C47])" table:style-name="ce11">
            <text:p>0</text:p>
          </table:table-cell>
          <table:table-cell office:value-type="float" office:value="0" table:formula="of:=[.M25]*(1-[Assumption.$C47])" table:style-name="ce11">
            <text:p>0</text:p>
          </table:table-cell>
          <table:table-cell table:number-columns-repeated="16371"/>
        </table:table-row>
        <table:table-row table:style-name="ro5">
          <table:table-cell office:value-type="string" table:style-name="ce5">
            <text:p>Others</text:p>
          </table:table-cell>
          <table:table-cell office:value-type="float" office:value="212940" table:formula="of:=[.B26]*(1-[Assumption.$C48])" table:style-name="ce11">
            <text:p>212940</text:p>
          </table:table-cell>
          <table:table-cell office:value-type="float" office:value="224265.74625" table:formula="of:=[.C26]*(1-[Assumption.$C48])" table:style-name="ce11">
            <text:p>224266</text:p>
          </table:table-cell>
          <table:table-cell office:value-type="float" office:value="236193.88062867182" table:formula="of:=[.D26]*(1-[Assumption.$C48])" table:style-name="ce11">
            <text:p>236194</text:p>
          </table:table-cell>
          <table:table-cell office:value-type="float" office:value="248756.4426546093" table:formula="of:=[.E26]*(1-[Assumption.$C48])" table:style-name="ce11">
            <text:p>248756</text:p>
          </table:table-cell>
          <table:table-cell office:value-type="float" office:value="261987.1759483013" table:formula="of:=[.F26]*(1-[Assumption.$C48])" table:style-name="ce11">
            <text:p>261987</text:p>
          </table:table-cell>
          <table:table-cell office:value-type="float" office:value="275921.61886905157" table:formula="of:=[.G26]*(1-[Assumption.$C48])" table:style-name="ce11">
            <text:p>275922</text:p>
          </table:table-cell>
          <table:table-cell office:value-type="float" office:value="290597.19997264928" table:formula="of:=[.H26]*(1-[Assumption.$C48])" table:style-name="ce11">
            <text:p>290597</text:p>
          </table:table-cell>
          <table:table-cell office:value-type="float" office:value="306053.33854619454" table:formula="of:=[.I26]*(1-[Assumption.$C48])" table:style-name="ce11">
            <text:p>306053</text:p>
          </table:table-cell>
          <table:table-cell office:value-type="float" office:value="322331.55049012019" table:formula="of:=[.J26]*(1-[Assumption.$C48])" table:style-name="ce11">
            <text:p>322332</text:p>
          </table:table-cell>
          <table:table-cell office:value-type="float" office:value="339475.55983181344" table:formula="of:=[.K26]*(1-[Assumption.$C48])" table:style-name="ce11">
            <text:p>339476</text:p>
          </table:table-cell>
          <table:table-cell office:value-type="float" office:value="357531.41617036803" table:formula="of:=[.L26]*(1-[Assumption.$C48])" table:style-name="ce11">
            <text:p>357531</text:p>
          </table:table-cell>
          <table:table-cell office:value-type="float" office:value="376547.61836792942" table:formula="of:=[.M26]*(1-[Assumption.$C48])" table:style-name="ce11">
            <text:p>376548</text:p>
          </table:table-cell>
          <table:table-cell table:number-columns-repeated="16371"/>
        </table:table-row>
        <table:table-row table:style-name="ro5">
          <table:table-cell office:value-type="string" table:style-name="ce6">
            <text:p>Total</text:p>
          </table:table-cell>
          <table:table-cell office:value-type="float" office:value="666315" table:formula="of:=SUM([.B71:.B76])" table:style-name="ce11">
            <text:p>666315</text:p>
          </table:table-cell>
          <table:table-cell office:value-type="float" office:value="701754.62906249997" table:formula="of:=SUM([.C71:.C76])" table:style-name="ce11">
            <text:p>701755</text:p>
          </table:table-cell>
          <table:table-cell office:value-type="float" office:value="739079.20339576167" table:formula="of:=SUM([.D71:.D76])" table:style-name="ce11">
            <text:p>739079</text:p>
          </table:table-cell>
          <table:table-cell office:value-type="float" office:value="778388.97852637374" table:formula="of:=SUM([.E71:.E76])" table:style-name="ce11">
            <text:p>778389</text:p>
          </table:table-cell>
          <table:table-cell office:value-type="float" office:value="819789.54232174519" table:formula="of:=SUM([.F71:.F76])" table:style-name="ce11">
            <text:p>819790</text:p>
          </table:table-cell>
          <table:table-cell office:value-type="float" office:value="863392.09860398283" table:formula="of:=SUM([.G71:.G76])" table:style-name="ce11">
            <text:p>863392</text:p>
          </table:table-cell>
          <table:table-cell office:value-type="float" office:value="909313.76584848203" table:formula="of:=SUM([.H71:.H76])" table:style-name="ce11">
            <text:p>909314</text:p>
          </table:table-cell>
          <table:table-cell office:value-type="float" office:value="957677.89176954841" table:formula="of:=SUM([.I71:.I76])" table:style-name="ce11">
            <text:p>957678</text:p>
          </table:table-cell>
          <table:table-cell office:value-type="float" office:value="1008614.384638041" table:formula="of:=SUM([.J71:.J76])" table:style-name="ce11">
            <text:p>1008614</text:p>
          </table:table-cell>
          <table:table-cell office:value-type="float" office:value="1062260.0622209767" table:formula="of:=SUM([.K71:.K76])" table:style-name="ce11">
            <text:p>1062260</text:p>
          </table:table-cell>
          <table:table-cell office:value-type="float" office:value="1118759.019280355" table:formula="of:=SUM([.L71:.L76])" table:style-name="ce11">
            <text:p>1118759</text:p>
          </table:table-cell>
          <table:table-cell office:value-type="float" office:value="1178263.0146183288" table:formula="of:=SUM([.M71:.M76])" table:style-name="ce11">
            <text:p>1178263</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awa/Suji</text:p>
          </table:table-cell>
          <table:table-cell table:number-columns-repeated="16383" table:style-name="ce1"/>
        </table:table-row>
        <table:table-row table:style-name="ro5">
          <table:table-cell office:value-type="string" table:style-name="ce5">
            <text:p>Fortune</text:p>
          </table:table-cell>
          <table:table-cell office:value-type="float" office:value="126349.99999999999" table:formula="of:=[.B29]*(1-[Assumption.$D43])" table:style-name="ce11">
            <text:p>126350</text:p>
          </table:table-cell>
          <table:table-cell office:value-type="float" office:value="130803.83749999999" table:formula="of:=[.C29]*(1-[Assumption.$D43])" table:style-name="ce11">
            <text:p>130804</text:p>
          </table:table-cell>
          <table:table-cell office:value-type="float" office:value="135414.67277187499" table:formula="of:=[.D29]*(1-[Assumption.$D43])" table:style-name="ce11">
            <text:p>135415</text:p>
          </table:table-cell>
          <table:table-cell office:value-type="float" office:value="140188.03998708355" table:formula="of:=[.E29]*(1-[Assumption.$D43])" table:style-name="ce11">
            <text:p>140188</text:p>
          </table:table-cell>
          <table:table-cell office:value-type="float" office:value="145129.66839662826" table:formula="of:=[.F29]*(1-[Assumption.$D43])" table:style-name="ce11">
            <text:p>145130</text:p>
          </table:table-cell>
          <table:table-cell office:value-type="float" office:value="150245.48920760938" table:formula="of:=[.G29]*(1-[Assumption.$D43])" table:style-name="ce11">
            <text:p>150245</text:p>
          </table:table-cell>
          <table:table-cell office:value-type="float" office:value="155541.6427021776" table:formula="of:=[.H29]*(1-[Assumption.$D43])" table:style-name="ce11">
            <text:p>155542</text:p>
          </table:table-cell>
          <table:table-cell office:value-type="float" office:value="161024.48560742938" table:formula="of:=[.I29]*(1-[Assumption.$D43])" table:style-name="ce11">
            <text:p>161024</text:p>
          </table:table-cell>
          <table:table-cell office:value-type="float" office:value="166700.59872509123" table:formula="of:=[.J29]*(1-[Assumption.$D43])" table:style-name="ce11">
            <text:p>166701</text:p>
          </table:table-cell>
          <table:table-cell office:value-type="float" office:value="172576.7948301507" table:formula="of:=[.K29]*(1-[Assumption.$D43])" table:style-name="ce11">
            <text:p>172577</text:p>
          </table:table-cell>
          <table:table-cell office:value-type="float" office:value="178660.12684791349" table:formula="of:=[.L29]*(1-[Assumption.$D43])" table:style-name="ce11">
            <text:p>178660</text:p>
          </table:table-cell>
          <table:table-cell office:value-type="float" office:value="184957.89631930244" table:formula="of:=[.M29]*(1-[Assumption.$D43])" table:style-name="ce11">
            <text:p>184958</text:p>
          </table:table-cell>
          <table:table-cell table:number-columns-repeated="16371"/>
        </table:table-row>
        <table:table-row table:style-name="ro5">
          <table:table-cell office:value-type="string" table:style-name="ce5">
            <text:p>Patanjali</text:p>
          </table:table-cell>
          <table:table-cell office:value-type="float" office:value="54150" table:formula="of:=[.B30]*(1-[Assumption.$D44])" table:style-name="ce11">
            <text:p>54150</text:p>
          </table:table-cell>
          <table:table-cell office:value-type="float" office:value="56058.787499999999" table:formula="of:=[.C30]*(1-[Assumption.$D44])" table:style-name="ce11">
            <text:p>56059</text:p>
          </table:table-cell>
          <table:table-cell office:value-type="float" office:value="58034.859759374995" table:formula="of:=[.D30]*(1-[Assumption.$D44])" table:style-name="ce11">
            <text:p>58035</text:p>
          </table:table-cell>
          <table:table-cell office:value-type="float" office:value="60080.588565892955" table:formula="of:=[.E30]*(1-[Assumption.$D44])" table:style-name="ce11">
            <text:p>60081</text:p>
          </table:table-cell>
          <table:table-cell office:value-type="float" office:value="62198.429312840679" table:formula="of:=[.F30]*(1-[Assumption.$D44])" table:style-name="ce11">
            <text:p>62198</text:p>
          </table:table-cell>
          <table:table-cell office:value-type="float" office:value="64390.923946118302" table:formula="of:=[.G30]*(1-[Assumption.$D44])" table:style-name="ce11">
            <text:p>64391</text:p>
          </table:table-cell>
          <table:table-cell office:value-type="float" office:value="66660.704015218973" table:formula="of:=[.H30]*(1-[Assumption.$D44])" table:style-name="ce11">
            <text:p>66661</text:p>
          </table:table-cell>
          <table:table-cell office:value-type="float" office:value="69010.493831755448" table:formula="of:=[.I30]*(1-[Assumption.$D44])" table:style-name="ce11">
            <text:p>69010</text:p>
          </table:table-cell>
          <table:table-cell office:value-type="float" office:value="71443.113739324806" table:formula="of:=[.J30]*(1-[Assumption.$D44])" table:style-name="ce11">
            <text:p>71443</text:p>
          </table:table-cell>
          <table:table-cell office:value-type="float" office:value="73961.483498636007" table:formula="of:=[.K30]*(1-[Assumption.$D44])" table:style-name="ce11">
            <text:p>73961</text:p>
          </table:table-cell>
          <table:table-cell office:value-type="float" office:value="76568.625791962928" table:formula="of:=[.L30]*(1-[Assumption.$D44])" table:style-name="ce11">
            <text:p>76569</text:p>
          </table:table-cell>
          <table:table-cell office:value-type="float" office:value="79267.669851129627" table:formula="of:=[.M30]*(1-[Assumption.$D44])" table:style-name="ce11">
            <text:p>79268</text:p>
          </table:table-cell>
          <table:table-cell table:number-columns-repeated="16371"/>
        </table:table-row>
        <table:table-row table:style-name="ro5">
          <table:table-cell office:value-type="string" table:style-name="ce5">
            <text:p>Organic Tattva</text:p>
          </table:table-cell>
          <table:table-cell office:value-type="float" office:value="0" table:formula="of:=[.B31]*(1-[Assumption.$D45])" table:style-name="ce11">
            <text:p>0</text:p>
          </table:table-cell>
          <table:table-cell office:value-type="float" office:value="0" table:formula="of:=[.C31]*(1-[Assumption.$D45])" table:style-name="ce11">
            <text:p>0</text:p>
          </table:table-cell>
          <table:table-cell office:value-type="float" office:value="0" table:formula="of:=[.D31]*(1-[Assumption.$D45])" table:style-name="ce11">
            <text:p>0</text:p>
          </table:table-cell>
          <table:table-cell office:value-type="float" office:value="0" table:formula="of:=[.E31]*(1-[Assumption.$D45])" table:style-name="ce11">
            <text:p>0</text:p>
          </table:table-cell>
          <table:table-cell office:value-type="float" office:value="0" table:formula="of:=[.F31]*(1-[Assumption.$D45])" table:style-name="ce11">
            <text:p>0</text:p>
          </table:table-cell>
          <table:table-cell office:value-type="float" office:value="0" table:formula="of:=[.G31]*(1-[Assumption.$D45])" table:style-name="ce11">
            <text:p>0</text:p>
          </table:table-cell>
          <table:table-cell office:value-type="float" office:value="0" table:formula="of:=[.H31]*(1-[Assumption.$D45])" table:style-name="ce11">
            <text:p>0</text:p>
          </table:table-cell>
          <table:table-cell office:value-type="float" office:value="0" table:formula="of:=[.I31]*(1-[Assumption.$D45])" table:style-name="ce11">
            <text:p>0</text:p>
          </table:table-cell>
          <table:table-cell office:value-type="float" office:value="0" table:formula="of:=[.J31]*(1-[Assumption.$D45])" table:style-name="ce11">
            <text:p>0</text:p>
          </table:table-cell>
          <table:table-cell office:value-type="float" office:value="0" table:formula="of:=[.K31]*(1-[Assumption.$D45])" table:style-name="ce11">
            <text:p>0</text:p>
          </table:table-cell>
          <table:table-cell office:value-type="float" office:value="0" table:formula="of:=[.L31]*(1-[Assumption.$D45])" table:style-name="ce11">
            <text:p>0</text:p>
          </table:table-cell>
          <table:table-cell office:value-type="float" office:value="0" table:formula="of:=[.M31]*(1-[Assumption.$D45])" table:style-name="ce11">
            <text:p>0</text:p>
          </table:table-cell>
          <table:table-cell table:number-columns-repeated="16371"/>
        </table:table-row>
        <table:table-row table:style-name="ro5">
          <table:table-cell office:value-type="string" table:style-name="ce5">
            <text:p>Good Life</text:p>
          </table:table-cell>
          <table:table-cell office:value-type="float" office:value="240065" table:formula="of:=[.B32]*(1-[Assumption.$D46])" table:style-name="ce11">
            <text:p>240065</text:p>
          </table:table-cell>
          <table:table-cell office:value-type="float" office:value="248527.29124999995" table:formula="of:=[.C32]*(1-[Assumption.$D46])" table:style-name="ce11">
            <text:p>248527</text:p>
          </table:table-cell>
          <table:table-cell office:value-type="float" office:value="257287.87826656247" table:formula="of:=[.D32]*(1-[Assumption.$D46])" table:style-name="ce11">
            <text:p>257288</text:p>
          </table:table-cell>
          <table:table-cell office:value-type="float" office:value="266357.27597545879" table:formula="of:=[.E32]*(1-[Assumption.$D46])" table:style-name="ce11">
            <text:p>266357</text:p>
          </table:table-cell>
          <table:table-cell office:value-type="float" office:value="275746.3699535937" table:formula="of:=[.F32]*(1-[Assumption.$D46])" table:style-name="ce11">
            <text:p>275746</text:p>
          </table:table-cell>
          <table:table-cell office:value-type="float" office:value="285466.42949445779" table:formula="of:=[.G32]*(1-[Assumption.$D46])" table:style-name="ce11">
            <text:p>285466</text:p>
          </table:table-cell>
          <table:table-cell office:value-type="float" office:value="295529.12113413744" table:formula="of:=[.H32]*(1-[Assumption.$D46])" table:style-name="ce11">
            <text:p>295529</text:p>
          </table:table-cell>
          <table:table-cell office:value-type="float" office:value="305946.5226541158" table:formula="of:=[.I32]*(1-[Assumption.$D46])" table:style-name="ce11">
            <text:p>305947</text:p>
          </table:table-cell>
          <table:table-cell office:value-type="float" office:value="316731.1375776733" table:formula="of:=[.J32]*(1-[Assumption.$D46])" table:style-name="ce11">
            <text:p>316731</text:p>
          </table:table-cell>
          <table:table-cell office:value-type="float" office:value="327895.91017728625" table:formula="of:=[.K32]*(1-[Assumption.$D46])" table:style-name="ce11">
            <text:p>327896</text:p>
          </table:table-cell>
          <table:table-cell office:value-type="float" office:value="339454.24101103557" table:formula="of:=[.L32]*(1-[Assumption.$D46])" table:style-name="ce11">
            <text:p>339454</text:p>
          </table:table-cell>
          <table:table-cell office:value-type="float" office:value="351420.00300667464" table:formula="of:=[.M32]*(1-[Assumption.$D46])" table:style-name="ce11">
            <text:p>351420</text:p>
          </table:table-cell>
          <table:table-cell table:number-columns-repeated="16371"/>
        </table:table-row>
        <table:table-row table:style-name="ro5">
          <table:table-cell office:value-type="string" table:style-name="ce5">
            <text:p>Classic Harvest</text:p>
          </table:table-cell>
          <table:table-cell office:value-type="float" office:value="270750" table:formula="of:=[.B33]*(1-[Assumption.$D47])" table:style-name="ce11">
            <text:p>270750</text:p>
          </table:table-cell>
          <table:table-cell office:value-type="float" office:value="280293.93749999994" table:formula="of:=[.C33]*(1-[Assumption.$D47])" table:style-name="ce11">
            <text:p>280294</text:p>
          </table:table-cell>
          <table:table-cell office:value-type="float" office:value="290174.29879687494" table:formula="of:=[.D33]*(1-[Assumption.$D47])" table:style-name="ce11">
            <text:p>290174</text:p>
          </table:table-cell>
          <table:table-cell office:value-type="float" office:value="300402.9428294648" table:formula="of:=[.E33]*(1-[Assumption.$D47])" table:style-name="ce11">
            <text:p>300403</text:p>
          </table:table-cell>
          <table:table-cell office:value-type="float" office:value="310992.14656420337" table:formula="of:=[.F33]*(1-[Assumption.$D47])" table:style-name="ce11">
            <text:p>310992</text:p>
          </table:table-cell>
          <table:table-cell office:value-type="float" office:value="321954.61973059148" table:formula="of:=[.G33]*(1-[Assumption.$D47])" table:style-name="ce11">
            <text:p>321955</text:p>
          </table:table-cell>
          <table:table-cell office:value-type="float" office:value="333303.52007609484" table:formula="of:=[.H33]*(1-[Assumption.$D47])" table:style-name="ce11">
            <text:p>333304</text:p>
          </table:table-cell>
          <table:table-cell office:value-type="float" office:value="345052.46915877721" table:formula="of:=[.I33]*(1-[Assumption.$D47])" table:style-name="ce11">
            <text:p>345052</text:p>
          </table:table-cell>
          <table:table-cell office:value-type="float" office:value="357215.56869662402" table:formula="of:=[.J33]*(1-[Assumption.$D47])" table:style-name="ce11">
            <text:p>357216</text:p>
          </table:table-cell>
          <table:table-cell office:value-type="float" office:value="369807.41749318002" table:formula="of:=[.K33]*(1-[Assumption.$D47])" table:style-name="ce11">
            <text:p>369807</text:p>
          </table:table-cell>
          <table:table-cell office:value-type="float" office:value="382843.12895981461" table:formula="of:=[.L33]*(1-[Assumption.$D47])" table:style-name="ce11">
            <text:p>382843</text:p>
          </table:table-cell>
          <table:table-cell office:value-type="float" office:value="396338.34925564803" table:formula="of:=[.M33]*(1-[Assumption.$D47])" table:style-name="ce11">
            <text:p>396338</text:p>
          </table:table-cell>
          <table:table-cell table:number-columns-repeated="16371"/>
        </table:table-row>
        <table:table-row table:style-name="ro5">
          <table:table-cell office:value-type="string" table:style-name="ce5">
            <text:p>Others</text:p>
          </table:table-cell>
          <table:table-cell office:value-type="float" office:value="148912.5" table:formula="of:=[.B34]*(1-[Assumption.$D48])" table:style-name="ce11">
            <text:p>148913</text:p>
          </table:table-cell>
          <table:table-cell office:value-type="float" office:value="154161.66562499999" table:formula="of:=[.C34]*(1-[Assumption.$D48])" table:style-name="ce11">
            <text:p>154162</text:p>
          </table:table-cell>
          <table:table-cell office:value-type="float" office:value="159595.86433828122" table:formula="of:=[.D34]*(1-[Assumption.$D48])" table:style-name="ce11">
            <text:p>159596</text:p>
          </table:table-cell>
          <table:table-cell office:value-type="float" office:value="165221.61855620565" table:formula="of:=[.E34]*(1-[Assumption.$D48])" table:style-name="ce11">
            <text:p>165222</text:p>
          </table:table-cell>
          <table:table-cell office:value-type="float" office:value="171045.68061031186" table:formula="of:=[.F34]*(1-[Assumption.$D48])" table:style-name="ce11">
            <text:p>171046</text:p>
          </table:table-cell>
          <table:table-cell office:value-type="float" office:value="177075.04085182532" table:formula="of:=[.G34]*(1-[Assumption.$D48])" table:style-name="ce11">
            <text:p>177075</text:p>
          </table:table-cell>
          <table:table-cell office:value-type="float" office:value="183316.93604185217" table:formula="of:=[.H34]*(1-[Assumption.$D48])" table:style-name="ce11">
            <text:p>183317</text:p>
          </table:table-cell>
          <table:table-cell office:value-type="float" office:value="189778.85803732747" table:formula="of:=[.I34]*(1-[Assumption.$D48])" table:style-name="ce11">
            <text:p>189779</text:p>
          </table:table-cell>
          <table:table-cell office:value-type="float" office:value="196468.56278314322" table:formula="of:=[.J34]*(1-[Assumption.$D48])" table:style-name="ce11">
            <text:p>196469</text:p>
          </table:table-cell>
          <table:table-cell office:value-type="float" office:value="203394.07962124902" table:formula="of:=[.K34]*(1-[Assumption.$D48])" table:style-name="ce11">
            <text:p>203394</text:p>
          </table:table-cell>
          <table:table-cell office:value-type="float" office:value="210563.72092789804" table:formula="of:=[.L34]*(1-[Assumption.$D48])" table:style-name="ce11">
            <text:p>210564</text:p>
          </table:table-cell>
          <table:table-cell office:value-type="float" office:value="217986.09209060643" table:formula="of:=[.M34]*(1-[Assumption.$D48])" table:style-name="ce11">
            <text:p>217986</text:p>
          </table:table-cell>
          <table:table-cell table:number-columns-repeated="16371"/>
        </table:table-row>
        <table:table-row table:style-name="ro5">
          <table:table-cell office:value-type="string" table:style-name="ce6">
            <text:p>Total</text:p>
          </table:table-cell>
          <table:table-cell office:value-type="float" office:value="840227.5" table:formula="of:=SUM([.B80:.B85])" table:style-name="ce11">
            <text:p>840228</text:p>
          </table:table-cell>
          <table:table-cell office:value-type="float" office:value="869845.51937499992" table:formula="of:=SUM([.C80:.C85])" table:style-name="ce11">
            <text:p>869846</text:p>
          </table:table-cell>
          <table:table-cell office:value-type="float" office:value="900507.57393296866" table:formula="of:=SUM([.D80:.D85])" table:style-name="ce11">
            <text:p>900508</text:p>
          </table:table-cell>
          <table:table-cell office:value-type="float" office:value="932250.46591410576" table:formula="of:=SUM([.E80:.E85])" table:style-name="ce11">
            <text:p>932250</text:p>
          </table:table-cell>
          <table:table-cell office:value-type="float" office:value="965112.29483757797" table:formula="of:=SUM([.F80:.F85])" table:style-name="ce11">
            <text:p>965112</text:p>
          </table:table-cell>
          <table:table-cell office:value-type="float" office:value="999132.50323060225" table:formula="of:=SUM([.G80:.G85])" table:style-name="ce11">
            <text:p>999133</text:p>
          </table:table-cell>
          <table:table-cell office:value-type="float" office:value="1034351.9239694811" table:formula="of:=SUM([.H80:.H85])" table:style-name="ce11">
            <text:p>1034352</text:p>
          </table:table-cell>
          <table:table-cell office:value-type="float" office:value="1070812.8292894054" table:formula="of:=SUM([.I80:.I85])" table:style-name="ce11">
            <text:p>1070813</text:p>
          </table:table-cell>
          <table:table-cell office:value-type="float" office:value="1108558.9815218565" table:formula="of:=SUM([.J80:.J85])" table:style-name="ce11">
            <text:p>1108559</text:p>
          </table:table-cell>
          <table:table-cell office:value-type="float" office:value="1147635.6856205021" table:formula="of:=SUM([.K80:.K85])" table:style-name="ce11">
            <text:p>1147636</text:p>
          </table:table-cell>
          <table:table-cell office:value-type="float" office:value="1188089.8435386247" table:formula="of:=SUM([.L80:.L85])" table:style-name="ce11">
            <text:p>1188090</text:p>
          </table:table-cell>
          <table:table-cell office:value-type="float" office:value="1229970.0105233612" table:formula="of:=SUM([.M80:.M85])" table:style-name="ce11">
            <text:p>1229970</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Maida</text:p>
          </table:table-cell>
          <table:table-cell table:number-columns-repeated="16383" table:style-name="ce1"/>
        </table:table-row>
        <table:table-row table:style-name="ro5">
          <table:table-cell office:value-type="string" table:style-name="ce5">
            <text:p>Fortune</text:p>
          </table:table-cell>
          <table:table-cell office:value-type="float" office:value="181890.00000000003" table:formula="of:=[.B37]*(1-[Assumption.$E43])" table:style-name="ce11">
            <text:p>181890</text:p>
          </table:table-cell>
          <table:table-cell office:value-type="float" office:value="189699.90187500001" table:formula="of:=[.C37]*(1-[Assumption.$E43])" table:style-name="ce11">
            <text:p>189700</text:p>
          </table:table-cell>
          <table:table-cell office:value-type="float" office:value="197845.1414117578" table:formula="of:=[.D37]*(1-[Assumption.$E43])" table:style-name="ce11">
            <text:p>197845</text:p>
          </table:table-cell>
          <table:table-cell office:value-type="float" office:value="206340.11717112514" table:formula="of:=[.E37]*(1-[Assumption.$E43])" table:style-name="ce11">
            <text:p>206340</text:p>
          </table:table-cell>
          <table:table-cell office:value-type="float" office:value="215199.84595216031" table:formula="of:=[.F37]*(1-[Assumption.$E43])" table:style-name="ce11">
            <text:p>215200</text:p>
          </table:table-cell>
          <table:table-cell office:value-type="float" office:value="224439.98933773118" table:formula="of:=[.G37]*(1-[Assumption.$E43])" table:style-name="ce11">
            <text:p>224440</text:p>
          </table:table-cell>
          <table:table-cell office:value-type="float" office:value="234076.88137992" table:formula="of:=[.H37]*(1-[Assumption.$E43])" table:style-name="ce11">
            <text:p>234077</text:p>
          </table:table-cell>
          <table:table-cell office:value-type="float" office:value="244127.55747417029" table:formula="of:=[.I37]*(1-[Assumption.$E43])" table:style-name="ce11">
            <text:p>244128</text:p>
          </table:table-cell>
          <table:table-cell office:value-type="float" office:value="254609.7844732175" table:formula="of:=[.J37]*(1-[Assumption.$E43])" table:style-name="ce11">
            <text:p>254610</text:p>
          </table:table-cell>
          <table:table-cell office:value-type="float" office:value="265542.09209403623" table:formula="of:=[.K37]*(1-[Assumption.$E43])" table:style-name="ce11">
            <text:p>265542</text:p>
          </table:table-cell>
          <table:table-cell office:value-type="float" office:value="276943.80567332392" table:formula="of:=[.L37]*(1-[Assumption.$E43])" table:style-name="ce11">
            <text:p>276944</text:p>
          </table:table-cell>
          <table:table-cell office:value-type="float" office:value="288835.08032942226" table:formula="of:=[.M37]*(1-[Assumption.$E43])" table:style-name="ce11">
            <text:p>288835</text:p>
          </table:table-cell>
          <table:table-cell table:number-columns-repeated="16371"/>
        </table:table-row>
        <table:table-row table:style-name="ro5">
          <table:table-cell office:value-type="string" table:style-name="ce5">
            <text:p>Patanjali</text:p>
          </table:table-cell>
          <table:table-cell office:value-type="float" office:value="0" table:formula="of:=[.B38]*(1-[Assumption.$E44])" table:style-name="ce11">
            <text:p>0</text:p>
          </table:table-cell>
          <table:table-cell office:value-type="float" office:value="0" table:formula="of:=[.C38]*(1-[Assumption.$E44])" table:style-name="ce11">
            <text:p>0</text:p>
          </table:table-cell>
          <table:table-cell office:value-type="float" office:value="0" table:formula="of:=[.D38]*(1-[Assumption.$E44])" table:style-name="ce11">
            <text:p>0</text:p>
          </table:table-cell>
          <table:table-cell office:value-type="float" office:value="0" table:formula="of:=[.E38]*(1-[Assumption.$E44])" table:style-name="ce11">
            <text:p>0</text:p>
          </table:table-cell>
          <table:table-cell office:value-type="float" office:value="0" table:formula="of:=[.F38]*(1-[Assumption.$E44])" table:style-name="ce11">
            <text:p>0</text:p>
          </table:table-cell>
          <table:table-cell office:value-type="float" office:value="0" table:formula="of:=[.G38]*(1-[Assumption.$E44])" table:style-name="ce11">
            <text:p>0</text:p>
          </table:table-cell>
          <table:table-cell office:value-type="float" office:value="0" table:formula="of:=[.H38]*(1-[Assumption.$E44])" table:style-name="ce11">
            <text:p>0</text:p>
          </table:table-cell>
          <table:table-cell office:value-type="float" office:value="0" table:formula="of:=[.I38]*(1-[Assumption.$E44])" table:style-name="ce11">
            <text:p>0</text:p>
          </table:table-cell>
          <table:table-cell office:value-type="float" office:value="0" table:formula="of:=[.J38]*(1-[Assumption.$E44])" table:style-name="ce11">
            <text:p>0</text:p>
          </table:table-cell>
          <table:table-cell office:value-type="float" office:value="0" table:formula="of:=[.K38]*(1-[Assumption.$E44])" table:style-name="ce11">
            <text:p>0</text:p>
          </table:table-cell>
          <table:table-cell office:value-type="float" office:value="0" table:formula="of:=[.L38]*(1-[Assumption.$E44])" table:style-name="ce11">
            <text:p>0</text:p>
          </table:table-cell>
          <table:table-cell office:value-type="float" office:value="0" table:formula="of:=[.M38]*(1-[Assumption.$E44])"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190349.99999999997" table:formula="of:=[.B39]*(1-[Assumption.$E45])" table:style-name="ce11">
            <text:p>190350</text:p>
          </table:table-cell>
          <table:table-cell office:value-type="float" office:value="198523.15312499995" table:formula="of:=[.C39]*(1-[Assumption.$E45])" table:style-name="ce11">
            <text:p>198523</text:p>
          </table:table-cell>
          <table:table-cell office:value-type="float" office:value="207047.24101230464" table:formula="of:=[.D39]*(1-[Assumption.$E45])" table:style-name="ce11">
            <text:p>207047</text:p>
          </table:table-cell>
          <table:table-cell office:value-type="float" office:value="215937.33192327042" table:formula="of:=[.E39]*(1-[Assumption.$E45])" table:style-name="ce11">
            <text:p>215937</text:p>
          </table:table-cell>
          <table:table-cell office:value-type="float" office:value="225209.14111272583" table:formula="of:=[.F39]*(1-[Assumption.$E45])" table:style-name="ce11">
            <text:p>225209</text:p>
          </table:table-cell>
          <table:table-cell office:value-type="float" office:value="234879.05860925352" table:formula="of:=[.G39]*(1-[Assumption.$E45])" table:style-name="ce11">
            <text:p>234879</text:p>
          </table:table-cell>
          <table:table-cell office:value-type="float" office:value="244964.17818828832" table:formula="of:=[.H39]*(1-[Assumption.$E45])" table:style-name="ce11">
            <text:p>244964</text:p>
          </table:table-cell>
          <table:table-cell office:value-type="float" office:value="255482.32758924793" table:formula="of:=[.I39]*(1-[Assumption.$E45])" table:style-name="ce11">
            <text:p>255482</text:p>
          </table:table-cell>
          <table:table-cell office:value-type="float" office:value="266452.10003011127" table:formula="of:=[.J39]*(1-[Assumption.$E45])" table:style-name="ce11">
            <text:p>266452</text:p>
          </table:table-cell>
          <table:table-cell office:value-type="float" office:value="277892.88707515417" table:formula="of:=[.K39]*(1-[Assumption.$E45])" table:style-name="ce11">
            <text:p>277893</text:p>
          </table:table-cell>
          <table:table-cell office:value-type="float" office:value="289824.91291394358" table:formula="of:=[.L39]*(1-[Assumption.$E45])" table:style-name="ce11">
            <text:p>289825</text:p>
          </table:table-cell>
          <table:table-cell office:value-type="float" office:value="302269.27011218603" table:formula="of:=[.M39]*(1-[Assumption.$E45])" table:style-name="ce11">
            <text:p>302269</text:p>
          </table:table-cell>
          <table:table-cell table:number-columns-repeated="16371"/>
        </table:table-row>
        <table:table-row table:style-name="ro5">
          <table:table-cell office:value-type="string" table:style-name="ce5">
            <text:p>Good Life</text:p>
          </table:table-cell>
          <table:table-cell office:value-type="float" office:value="141000" table:formula="of:=[.B40]*(1-[Assumption.$E46])" table:style-name="ce11">
            <text:p>141000</text:p>
          </table:table-cell>
          <table:table-cell office:value-type="float" office:value="147054.18749999997" table:formula="of:=[.C40]*(1-[Assumption.$E46])" table:style-name="ce11">
            <text:p>147054</text:p>
          </table:table-cell>
          <table:table-cell office:value-type="float" office:value="153368.32667578125" table:formula="of:=[.D40]*(1-[Assumption.$E46])" table:style-name="ce11">
            <text:p>153368</text:p>
          </table:table-cell>
          <table:table-cell office:value-type="float" office:value="159953.57920242258" table:formula="of:=[.E40]*(1-[Assumption.$E46])" table:style-name="ce11">
            <text:p>159954</text:p>
          </table:table-cell>
          <table:table-cell office:value-type="float" office:value="166821.5860094266" table:formula="of:=[.F40]*(1-[Assumption.$E46])" table:style-name="ce11">
            <text:p>166822</text:p>
          </table:table-cell>
          <table:table-cell office:value-type="float" office:value="173984.48785870636" table:formula="of:=[.G40]*(1-[Assumption.$E46])" table:style-name="ce11">
            <text:p>173984</text:p>
          </table:table-cell>
          <table:table-cell office:value-type="float" office:value="181454.94680613955" table:formula="of:=[.H40]*(1-[Assumption.$E46])" table:style-name="ce11">
            <text:p>181455</text:p>
          </table:table-cell>
          <table:table-cell office:value-type="float" office:value="189246.16858462815" table:formula="of:=[.I40]*(1-[Assumption.$E46])" table:style-name="ce11">
            <text:p>189246</text:p>
          </table:table-cell>
          <table:table-cell office:value-type="float" office:value="197371.92594823061" table:formula="of:=[.J40]*(1-[Assumption.$E46])" table:style-name="ce11">
            <text:p>197372</text:p>
          </table:table-cell>
          <table:table-cell office:value-type="float" office:value="205846.58301863272" table:formula="of:=[.K40]*(1-[Assumption.$E46])" table:style-name="ce11">
            <text:p>205847</text:p>
          </table:table-cell>
          <table:table-cell office:value-type="float" office:value="214685.12067699526" table:formula="of:=[.L40]*(1-[Assumption.$E46])" table:style-name="ce11">
            <text:p>214685</text:p>
          </table:table-cell>
          <table:table-cell office:value-type="float" office:value="223903.16304606377" table:formula="of:=[.M40]*(1-[Assumption.$E46])" table:style-name="ce11">
            <text:p>223903</text:p>
          </table:table-cell>
          <table:table-cell table:number-columns-repeated="16371"/>
        </table:table-row>
        <table:table-row table:style-name="ro5">
          <table:table-cell office:value-type="string" table:style-name="ce5">
            <text:p>Classic Harvest</text:p>
          </table:table-cell>
          <table:table-cell office:value-type="float" office:value="74025" table:formula="of:=[.B41]*(1-[Assumption.$E47])" table:style-name="ce11">
            <text:p>74025</text:p>
          </table:table-cell>
          <table:table-cell office:value-type="float" office:value="77203.448437499988" table:formula="of:=[.C41]*(1-[Assumption.$E47])" table:style-name="ce11">
            <text:p>77203</text:p>
          </table:table-cell>
          <table:table-cell office:value-type="float" office:value="80518.371504785144" table:formula="of:=[.D41]*(1-[Assumption.$E47])" table:style-name="ce11">
            <text:p>80518</text:p>
          </table:table-cell>
          <table:table-cell office:value-type="float" office:value="83975.629081271836" table:formula="of:=[.E41]*(1-[Assumption.$E47])" table:style-name="ce11">
            <text:p>83976</text:p>
          </table:table-cell>
          <table:table-cell office:value-type="float" office:value="87581.332654948943" table:formula="of:=[.F41]*(1-[Assumption.$E47])" table:style-name="ce11">
            <text:p>87581</text:p>
          </table:table-cell>
          <table:table-cell office:value-type="float" office:value="91341.856125820821" table:formula="of:=[.G41]*(1-[Assumption.$E47])" table:style-name="ce11">
            <text:p>91342</text:p>
          </table:table-cell>
          <table:table-cell office:value-type="float" office:value="95263.847073223238" table:formula="of:=[.H41]*(1-[Assumption.$E47])" table:style-name="ce11">
            <text:p>95264</text:p>
          </table:table-cell>
          <table:table-cell office:value-type="float" office:value="99354.238506929745" table:formula="of:=[.I41]*(1-[Assumption.$E47])" table:style-name="ce11">
            <text:p>99354</text:p>
          </table:table-cell>
          <table:table-cell office:value-type="float" office:value="103620.26112282106" table:formula="of:=[.J41]*(1-[Assumption.$E47])" table:style-name="ce11">
            <text:p>103620</text:p>
          </table:table-cell>
          <table:table-cell office:value-type="float" office:value="108069.45608478217" table:formula="of:=[.K41]*(1-[Assumption.$E47])" table:style-name="ce11">
            <text:p>108069</text:p>
          </table:table-cell>
          <table:table-cell office:value-type="float" office:value="112709.68835542251" table:formula="of:=[.L41]*(1-[Assumption.$E47])" table:style-name="ce11">
            <text:p>112710</text:p>
          </table:table-cell>
          <table:table-cell office:value-type="float" office:value="117549.16059918345" table:formula="of:=[.M41]*(1-[Assumption.$E47])" table:style-name="ce11">
            <text:p>117549</text:p>
          </table:table-cell>
          <table:table-cell table:number-columns-repeated="16371"/>
        </table:table-row>
        <table:table-row table:style-name="ro5">
          <table:table-cell office:value-type="string" table:style-name="ce5">
            <text:p>Others</text:p>
          </table:table-cell>
          <table:table-cell office:value-type="float" office:value="0" table:formula="of:=[.B42]*(1-[Assumption.$E48])" table:style-name="ce11">
            <text:p>0</text:p>
          </table:table-cell>
          <table:table-cell office:value-type="float" office:value="0" table:formula="of:=[.C42]*(1-[Assumption.$E48])" table:style-name="ce11">
            <text:p>0</text:p>
          </table:table-cell>
          <table:table-cell office:value-type="float" office:value="0" table:formula="of:=[.D42]*(1-[Assumption.$E48])" table:style-name="ce11">
            <text:p>0</text:p>
          </table:table-cell>
          <table:table-cell office:value-type="float" office:value="0" table:formula="of:=[.E42]*(1-[Assumption.$E48])" table:style-name="ce11">
            <text:p>0</text:p>
          </table:table-cell>
          <table:table-cell office:value-type="float" office:value="0" table:formula="of:=[.F42]*(1-[Assumption.$E48])" table:style-name="ce11">
            <text:p>0</text:p>
          </table:table-cell>
          <table:table-cell office:value-type="float" office:value="0" table:formula="of:=[.G42]*(1-[Assumption.$E48])" table:style-name="ce11">
            <text:p>0</text:p>
          </table:table-cell>
          <table:table-cell office:value-type="float" office:value="0" table:formula="of:=[.H42]*(1-[Assumption.$E48])" table:style-name="ce11">
            <text:p>0</text:p>
          </table:table-cell>
          <table:table-cell office:value-type="float" office:value="0" table:formula="of:=[.I42]*(1-[Assumption.$E48])" table:style-name="ce11">
            <text:p>0</text:p>
          </table:table-cell>
          <table:table-cell office:value-type="float" office:value="0" table:formula="of:=[.J42]*(1-[Assumption.$E48])" table:style-name="ce11">
            <text:p>0</text:p>
          </table:table-cell>
          <table:table-cell office:value-type="float" office:value="0" table:formula="of:=[.K42]*(1-[Assumption.$E48])" table:style-name="ce11">
            <text:p>0</text:p>
          </table:table-cell>
          <table:table-cell office:value-type="float" office:value="0" table:formula="of:=[.L42]*(1-[Assumption.$E48])" table:style-name="ce11">
            <text:p>0</text:p>
          </table:table-cell>
          <table:table-cell office:value-type="float" office:value="0" table:formula="of:=[.M42]*(1-[Assumption.$E48])" table:style-name="ce11">
            <text:p>0</text:p>
          </table:table-cell>
          <table:table-cell table:number-columns-repeated="16371"/>
        </table:table-row>
        <table:table-row table:style-name="ro5">
          <table:table-cell office:value-type="string" table:style-name="ce6">
            <text:p>Total</text:p>
          </table:table-cell>
          <table:table-cell office:value-type="float" office:value="587265" table:formula="of:=SUM([.B89:.B94])" table:style-name="ce11">
            <text:p>587265</text:p>
          </table:table-cell>
          <table:table-cell office:value-type="float" office:value="612480.69093749998" table:formula="of:=SUM([.C89:.C94])" table:style-name="ce11">
            <text:p>612481</text:p>
          </table:table-cell>
          <table:table-cell office:value-type="float" office:value="638779.08060462889" table:formula="of:=SUM([.D89:.D94])" table:style-name="ce11">
            <text:p>638779</text:p>
          </table:table-cell>
          <table:table-cell office:value-type="float" office:value="666206.65737808996" table:formula="of:=SUM([.E89:.E94])" table:style-name="ce11">
            <text:p>666207</text:p>
          </table:table-cell>
          <table:table-cell office:value-type="float" office:value="694811.90572926169" table:formula="of:=SUM([.F89:.F94])" table:style-name="ce11">
            <text:p>694812</text:p>
          </table:table-cell>
          <table:table-cell office:value-type="float" office:value="724645.39193151181" table:formula="of:=SUM([.G89:.G94])" table:style-name="ce11">
            <text:p>724645</text:p>
          </table:table-cell>
          <table:table-cell office:value-type="float" office:value="755759.85344757105" table:formula="of:=SUM([.H89:.H94])" table:style-name="ce11">
            <text:p>755760</text:p>
          </table:table-cell>
          <table:table-cell office:value-type="float" office:value="788210.29215497605" table:formula="of:=SUM([.I89:.I94])" table:style-name="ce11">
            <text:p>788210</text:p>
          </table:table-cell>
          <table:table-cell office:value-type="float" office:value="822054.07157438039" table:formula="of:=SUM([.J89:.J94])" table:style-name="ce11">
            <text:p>822054</text:p>
          </table:table-cell>
          <table:table-cell office:value-type="float" office:value="857351.01827260526" table:formula="of:=SUM([.K89:.K94])" table:style-name="ce11">
            <text:p>857351</text:p>
          </table:table-cell>
          <table:table-cell office:value-type="float" office:value="894163.52761968516" table:formula="of:=SUM([.L89:.L94])" table:style-name="ce11">
            <text:p>894164</text:p>
          </table:table-cell>
          <table:table-cell office:value-type="float" office:value="932556.67408685549" table:formula="of:=SUM([.M89:.M94])" table:style-name="ce11">
            <text:p>932557</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ice</text:p>
          </table:table-cell>
          <table:table-cell table:number-columns-repeated="16383" table:style-name="ce1"/>
        </table:table-row>
        <table:table-row table:style-name="ro5">
          <table:table-cell office:value-type="string" table:style-name="ce5">
            <text:p>Fortune</text:p>
          </table:table-cell>
          <table:table-cell office:value-type="float" office:value="96600" table:formula="of:=[.B45]*(1-[Assumption.$F43])" table:style-name="ce11">
            <text:p>96600</text:p>
          </table:table-cell>
          <table:table-cell office:value-type="float" office:value="100005.14999999998" table:formula="of:=[.C45]*(1-[Assumption.$F43])" table:style-name="ce11">
            <text:p>100005</text:p>
          </table:table-cell>
          <table:table-cell office:value-type="float" office:value="103530.33153749998" table:formula="of:=[.D45]*(1-[Assumption.$F43])" table:style-name="ce11">
            <text:p>103530</text:p>
          </table:table-cell>
          <table:table-cell office:value-type="float" office:value="107179.77572419682" table:formula="of:=[.E45]*(1-[Assumption.$F43])" table:style-name="ce11">
            <text:p>107180</text:p>
          </table:table-cell>
          <table:table-cell office:value-type="float" office:value="110957.86281847476" table:formula="of:=[.F45]*(1-[Assumption.$F43])" table:style-name="ce11">
            <text:p>110958</text:p>
          </table:table-cell>
          <table:table-cell office:value-type="float" office:value="114869.12748282598" table:formula="of:=[.G45]*(1-[Assumption.$F43])" table:style-name="ce11">
            <text:p>114869</text:p>
          </table:table-cell>
          <table:table-cell office:value-type="float" office:value="118918.26422659557" table:formula="of:=[.H45]*(1-[Assumption.$F43])" table:style-name="ce11">
            <text:p>118918</text:p>
          </table:table-cell>
          <table:table-cell office:value-type="float" office:value="123110.13304058304" table:formula="of:=[.I45]*(1-[Assumption.$F43])" table:style-name="ce11">
            <text:p>123110</text:p>
          </table:table-cell>
          <table:table-cell office:value-type="float" office:value="127449.76523026357" table:formula="of:=[.J45]*(1-[Assumption.$F43])" table:style-name="ce11">
            <text:p>127450</text:p>
          </table:table-cell>
          <table:table-cell office:value-type="float" office:value="131942.36945463036" table:formula="of:=[.K45]*(1-[Assumption.$F43])" table:style-name="ce11">
            <text:p>131942</text:p>
          </table:table-cell>
          <table:table-cell office:value-type="float" office:value="136593.33797790605" table:formula="of:=[.L45]*(1-[Assumption.$F43])" table:style-name="ce11">
            <text:p>136593</text:p>
          </table:table-cell>
          <table:table-cell office:value-type="float" office:value="141408.25314162724" table:formula="of:=[.M45]*(1-[Assumption.$F43])" table:style-name="ce11">
            <text:p>141408</text:p>
          </table:table-cell>
          <table:table-cell table:number-columns-repeated="16371"/>
        </table:table-row>
        <table:table-row table:style-name="ro5">
          <table:table-cell office:value-type="string" table:style-name="ce5">
            <text:p>Patanjali</text:p>
          </table:table-cell>
          <table:table-cell office:value-type="float" office:value="110400" table:formula="of:=[.B46]*(1-[Assumption.$F44])" table:style-name="ce11">
            <text:p>110400</text:p>
          </table:table-cell>
          <table:table-cell office:value-type="float" office:value="114291.59999999998" table:formula="of:=[.C46]*(1-[Assumption.$F44])" table:style-name="ce11">
            <text:p>114292</text:p>
          </table:table-cell>
          <table:table-cell office:value-type="float" office:value="118320.3789" table:formula="of:=[.D46]*(1-[Assumption.$F44])" table:style-name="ce11">
            <text:p>118320</text:p>
          </table:table-cell>
          <table:table-cell office:value-type="float" office:value="122491.17225622496" table:formula="of:=[.E46]*(1-[Assumption.$F44])" table:style-name="ce11">
            <text:p>122491</text:p>
          </table:table-cell>
          <table:table-cell office:value-type="float" office:value="126808.98607825689" table:formula="of:=[.F46]*(1-[Assumption.$F44])" table:style-name="ce11">
            <text:p>126809</text:p>
          </table:table-cell>
          <table:table-cell office:value-type="float" office:value="131279.00283751541" table:formula="of:=[.G46]*(1-[Assumption.$F44])" table:style-name="ce11">
            <text:p>131279</text:p>
          </table:table-cell>
          <table:table-cell office:value-type="float" office:value="135906.5876875378" table:formula="of:=[.H46]*(1-[Assumption.$F44])" table:style-name="ce11">
            <text:p>135907</text:p>
          </table:table-cell>
          <table:table-cell office:value-type="float" office:value="140697.29490352349" table:formula="of:=[.I46]*(1-[Assumption.$F44])" table:style-name="ce11">
            <text:p>140697</text:p>
          </table:table-cell>
          <table:table-cell office:value-type="float" office:value="145656.87454887267" table:formula="of:=[.J46]*(1-[Assumption.$F44])" table:style-name="ce11">
            <text:p>145657</text:p>
          </table:table-cell>
          <table:table-cell office:value-type="float" office:value="150791.27937672043" table:formula="of:=[.K46]*(1-[Assumption.$F44])" table:style-name="ce11">
            <text:p>150791</text:p>
          </table:table-cell>
          <table:table-cell office:value-type="float" office:value="156106.6719747498" table:formula="of:=[.L46]*(1-[Assumption.$F44])" table:style-name="ce11">
            <text:p>156107</text:p>
          </table:table-cell>
          <table:table-cell office:value-type="float" office:value="161609.4321618597" table:formula="of:=[.M46]*(1-[Assumption.$F44])" table:style-name="ce11">
            <text:p>161609</text:p>
          </table:table-cell>
          <table:table-cell table:number-columns-repeated="16371"/>
        </table:table-row>
        <table:table-row table:style-name="ro5">
          <table:table-cell office:value-type="string" table:style-name="ce5">
            <text:p>Organic Tattva</text:p>
          </table:table-cell>
          <table:table-cell office:value-type="float" office:value="115920.00000000001" table:formula="of:=[.B47]*(1-[Assumption.$F45])" table:style-name="ce11">
            <text:p>115920</text:p>
          </table:table-cell>
          <table:table-cell office:value-type="float" office:value="120006.18" table:formula="of:=[.C47]*(1-[Assumption.$F45])" table:style-name="ce11">
            <text:p>120006</text:p>
          </table:table-cell>
          <table:table-cell office:value-type="float" office:value="124236.397845" table:formula="of:=[.D47]*(1-[Assumption.$F45])" table:style-name="ce11">
            <text:p>124236</text:p>
          </table:table-cell>
          <table:table-cell office:value-type="float" office:value="128615.73086903621" table:formula="of:=[.E47]*(1-[Assumption.$F45])" table:style-name="ce11">
            <text:p>128616</text:p>
          </table:table-cell>
          <table:table-cell office:value-type="float" office:value="133149.43538216973" table:formula="of:=[.F47]*(1-[Assumption.$F45])" table:style-name="ce11">
            <text:p>133149</text:p>
          </table:table-cell>
          <table:table-cell office:value-type="float" office:value="137842.95297939121" table:formula="of:=[.G47]*(1-[Assumption.$F45])" table:style-name="ce11">
            <text:p>137843</text:p>
          </table:table-cell>
          <table:table-cell office:value-type="float" office:value="142701.91707191471" table:formula="of:=[.H47]*(1-[Assumption.$F45])" table:style-name="ce11">
            <text:p>142702</text:p>
          </table:table-cell>
          <table:table-cell office:value-type="float" office:value="147732.15964869966" table:formula="of:=[.I47]*(1-[Assumption.$F45])" table:style-name="ce11">
            <text:p>147732</text:p>
          </table:table-cell>
          <table:table-cell office:value-type="float" office:value="152939.7182763163" table:formula="of:=[.J47]*(1-[Assumption.$F45])" table:style-name="ce11">
            <text:p>152940</text:p>
          </table:table-cell>
          <table:table-cell office:value-type="float" office:value="158330.84334555647" table:formula="of:=[.K47]*(1-[Assumption.$F45])" table:style-name="ce11">
            <text:p>158331</text:p>
          </table:table-cell>
          <table:table-cell office:value-type="float" office:value="163912.00557348729" table:formula="of:=[.L47]*(1-[Assumption.$F45])" table:style-name="ce11">
            <text:p>163912</text:p>
          </table:table-cell>
          <table:table-cell office:value-type="float" office:value="169689.90376995271" table:formula="of:=[.M47]*(1-[Assumption.$F45])" table:style-name="ce11">
            <text:p>169690</text:p>
          </table:table-cell>
          <table:table-cell table:number-columns-repeated="16371"/>
        </table:table-row>
        <table:table-row table:style-name="ro5">
          <table:table-cell office:value-type="string" table:style-name="ce5">
            <text:p>Good Life</text:p>
          </table:table-cell>
          <table:table-cell office:value-type="float" office:value="0" table:formula="of:=[.B48]*(1-[Assumption.$F46])" table:style-name="ce11">
            <text:p>0</text:p>
          </table:table-cell>
          <table:table-cell office:value-type="float" office:value="0" table:formula="of:=[.C48]*(1-[Assumption.$F46])" table:style-name="ce11">
            <text:p>0</text:p>
          </table:table-cell>
          <table:table-cell office:value-type="float" office:value="0" table:formula="of:=[.D48]*(1-[Assumption.$F46])" table:style-name="ce11">
            <text:p>0</text:p>
          </table:table-cell>
          <table:table-cell office:value-type="float" office:value="0" table:formula="of:=[.E48]*(1-[Assumption.$F46])" table:style-name="ce11">
            <text:p>0</text:p>
          </table:table-cell>
          <table:table-cell office:value-type="float" office:value="0" table:formula="of:=[.F48]*(1-[Assumption.$F46])" table:style-name="ce11">
            <text:p>0</text:p>
          </table:table-cell>
          <table:table-cell office:value-type="float" office:value="0" table:formula="of:=[.G48]*(1-[Assumption.$F46])" table:style-name="ce11">
            <text:p>0</text:p>
          </table:table-cell>
          <table:table-cell office:value-type="float" office:value="0" table:formula="of:=[.H48]*(1-[Assumption.$F46])" table:style-name="ce11">
            <text:p>0</text:p>
          </table:table-cell>
          <table:table-cell office:value-type="float" office:value="0" table:formula="of:=[.I48]*(1-[Assumption.$F46])" table:style-name="ce11">
            <text:p>0</text:p>
          </table:table-cell>
          <table:table-cell office:value-type="float" office:value="0" table:formula="of:=[.J48]*(1-[Assumption.$F46])" table:style-name="ce11">
            <text:p>0</text:p>
          </table:table-cell>
          <table:table-cell office:value-type="float" office:value="0" table:formula="of:=[.K48]*(1-[Assumption.$F46])" table:style-name="ce11">
            <text:p>0</text:p>
          </table:table-cell>
          <table:table-cell office:value-type="float" office:value="0" table:formula="of:=[.L48]*(1-[Assumption.$F46])" table:style-name="ce11">
            <text:p>0</text:p>
          </table:table-cell>
          <table:table-cell office:value-type="float" office:value="0" table:formula="of:=[.M48]*(1-[Assumption.$F46])" table:style-name="ce11">
            <text:p>0</text:p>
          </table:table-cell>
          <table:table-cell table:number-columns-repeated="16371"/>
        </table:table-row>
        <table:table-row table:style-name="ro5">
          <table:table-cell office:value-type="string" table:style-name="ce5">
            <text:p>Classic Harvest</text:p>
          </table:table-cell>
          <table:table-cell office:value-type="float" office:value="136620" table:formula="of:=[.B49]*(1-[Assumption.$F47])" table:style-name="ce11">
            <text:p>136620</text:p>
          </table:table-cell>
          <table:table-cell office:value-type="float" office:value="141435.85499999998" table:formula="of:=[.C49]*(1-[Assumption.$F47])" table:style-name="ce11">
            <text:p>141436</text:p>
          </table:table-cell>
          <table:table-cell office:value-type="float" office:value="146421.46888874995" table:formula="of:=[.D49]*(1-[Assumption.$F47])" table:style-name="ce11">
            <text:p>146421</text:p>
          </table:table-cell>
          <table:table-cell office:value-type="float" office:value="151582.82566707837" table:formula="of:=[.E49]*(1-[Assumption.$F47])" table:style-name="ce11">
            <text:p>151583</text:p>
          </table:table-cell>
          <table:table-cell office:value-type="float" office:value="156926.12027184287" table:formula="of:=[.F49]*(1-[Assumption.$F47])" table:style-name="ce11">
            <text:p>156926</text:p>
          </table:table-cell>
          <table:table-cell office:value-type="float" office:value="162457.76601142529" table:formula="of:=[.G49]*(1-[Assumption.$F47])" table:style-name="ce11">
            <text:p>162458</text:p>
          </table:table-cell>
          <table:table-cell office:value-type="float" office:value="168184.40226332797" table:formula="of:=[.H49]*(1-[Assumption.$F47])" table:style-name="ce11">
            <text:p>168184</text:p>
          </table:table-cell>
          <table:table-cell office:value-type="float" office:value="174112.9024431103" table:formula="of:=[.I49]*(1-[Assumption.$F47])" table:style-name="ce11">
            <text:p>174113</text:p>
          </table:table-cell>
          <table:table-cell office:value-type="float" office:value="180250.38225422989" table:formula="of:=[.J49]*(1-[Assumption.$F47])" table:style-name="ce11">
            <text:p>180250</text:p>
          </table:table-cell>
          <table:table-cell office:value-type="float" office:value="186604.20822869151" table:formula="of:=[.K49]*(1-[Assumption.$F47])" table:style-name="ce11">
            <text:p>186604</text:p>
          </table:table-cell>
          <table:table-cell office:value-type="float" office:value="193182.00656875284" table:formula="of:=[.L49]*(1-[Assumption.$F47])" table:style-name="ce11">
            <text:p>193182</text:p>
          </table:table-cell>
          <table:table-cell office:value-type="float" office:value="199991.67230030138" table:formula="of:=[.M49]*(1-[Assumption.$F47])" table:style-name="ce11">
            <text:p>199992</text:p>
          </table:table-cell>
          <table:table-cell table:number-columns-repeated="16371"/>
        </table:table-row>
        <table:table-row table:style-name="ro5">
          <table:table-cell office:value-type="string" table:style-name="ce5">
            <text:p>Others</text:p>
          </table:table-cell>
          <table:table-cell office:value-type="float" office:value="124200" table:formula="of:=[.B50]*(1-[Assumption.$F48])" table:style-name="ce11">
            <text:p>124200</text:p>
          </table:table-cell>
          <table:table-cell office:value-type="float" office:value="128578.04999999997" table:formula="of:=[.C50]*(1-[Assumption.$F48])" table:style-name="ce11">
            <text:p>128578</text:p>
          </table:table-cell>
          <table:table-cell office:value-type="float" office:value="133110.42626249997" table:formula="of:=[.D50]*(1-[Assumption.$F48])" table:style-name="ce11">
            <text:p>133110</text:p>
          </table:table-cell>
          <table:table-cell office:value-type="float" office:value="137802.56878825306" table:formula="of:=[.E50]*(1-[Assumption.$F48])" table:style-name="ce11">
            <text:p>137803</text:p>
          </table:table-cell>
          <table:table-cell office:value-type="float" office:value="142660.10933803898" table:formula="of:=[.F50]*(1-[Assumption.$F48])" table:style-name="ce11">
            <text:p>142660</text:p>
          </table:table-cell>
          <table:table-cell office:value-type="float" office:value="147688.87819220481" table:formula="of:=[.G50]*(1-[Assumption.$F48])" table:style-name="ce11">
            <text:p>147689</text:p>
          </table:table-cell>
          <table:table-cell office:value-type="float" office:value="152894.91114847999" table:formula="of:=[.H50]*(1-[Assumption.$F48])" table:style-name="ce11">
            <text:p>152895</text:p>
          </table:table-cell>
          <table:table-cell office:value-type="float" office:value="158284.4567664639" table:formula="of:=[.I50]*(1-[Assumption.$F48])" table:style-name="ce11">
            <text:p>158284</text:p>
          </table:table-cell>
          <table:table-cell office:value-type="float" office:value="163863.98386748173" table:formula="of:=[.J50]*(1-[Assumption.$F48])" table:style-name="ce11">
            <text:p>163864</text:p>
          </table:table-cell>
          <table:table-cell office:value-type="float" office:value="169640.18929881047" table:formula="of:=[.K50]*(1-[Assumption.$F48])" table:style-name="ce11">
            <text:p>169640</text:p>
          </table:table-cell>
          <table:table-cell office:value-type="float" office:value="175620.00597159349" table:formula="of:=[.L50]*(1-[Assumption.$F48])" table:style-name="ce11">
            <text:p>175620</text:p>
          </table:table-cell>
          <table:table-cell office:value-type="float" office:value="181810.61118209217" table:formula="of:=[.M50]*(1-[Assumption.$F48])" table:style-name="ce11">
            <text:p>181811</text:p>
          </table:table-cell>
          <table:table-cell table:number-columns-repeated="16371"/>
        </table:table-row>
        <table:table-row table:style-name="ro5">
          <table:table-cell office:value-type="string" table:style-name="ce6">
            <text:p>Total</text:p>
          </table:table-cell>
          <table:table-cell office:value-type="float" office:value="583740" table:formula="of:=SUM([.B98:.B103])" table:style-name="ce11">
            <text:p>583740</text:p>
          </table:table-cell>
          <table:table-cell office:value-type="float" office:value="604316.83499999985" table:formula="of:=SUM([.C98:.C103])" table:style-name="ce11">
            <text:p>604317</text:p>
          </table:table-cell>
          <table:table-cell office:value-type="float" office:value="625619.00343374989" table:formula="of:=SUM([.D98:.D103])" table:style-name="ce11">
            <text:p>625619</text:p>
          </table:table-cell>
          <table:table-cell office:value-type="float" office:value="647672.07330478937" table:formula="of:=SUM([.E98:.E103])" table:style-name="ce11">
            <text:p>647672</text:p>
          </table:table-cell>
          <table:table-cell office:value-type="float" office:value="670502.51388878317" table:formula="of:=SUM([.F98:.F103])" table:style-name="ce11">
            <text:p>670503</text:p>
          </table:table-cell>
          <table:table-cell office:value-type="float" office:value="694137.72750336258" table:formula="of:=SUM([.G98:.G103])" table:style-name="ce11">
            <text:p>694138</text:p>
          </table:table-cell>
          <table:table-cell office:value-type="float" office:value="718606.08239785605" table:formula="of:=SUM([.H98:.H103])" table:style-name="ce11">
            <text:p>718606</text:p>
          </table:table-cell>
          <table:table-cell office:value-type="float" office:value="743936.94680238038" table:formula="of:=SUM([.I98:.I103])" table:style-name="ce11">
            <text:p>743937</text:p>
          </table:table-cell>
          <table:table-cell office:value-type="float" office:value="770160.72417716414" table:formula="of:=SUM([.J98:.J103])" table:style-name="ce11">
            <text:p>770161</text:p>
          </table:table-cell>
          <table:table-cell office:value-type="float" office:value="797308.88970440917" table:formula="of:=SUM([.K98:.K103])" table:style-name="ce11">
            <text:p>797309</text:p>
          </table:table-cell>
          <table:table-cell office:value-type="float" office:value="825414.02806648938" table:formula="of:=SUM([.L98:.L103])" table:style-name="ce11">
            <text:p>825414</text:p>
          </table:table-cell>
          <table:table-cell office:value-type="float" office:value="854509.87255583331" table:formula="of:=SUM([.M98:.M103])" table:style-name="ce11">
            <text:p>854510</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Sugar</text:p>
          </table:table-cell>
          <table:table-cell table:number-columns-repeated="16383" table:style-name="ce1"/>
        </table:table-row>
        <table:table-row table:style-name="ro5">
          <table:table-cell office:value-type="string" table:style-name="ce5">
            <text:p>Fortune</text:p>
          </table:table-cell>
          <table:table-cell office:value-type="float" office:value="153600" table:formula="of:=[.B53]*(1-[Assumption.$G43])" table:style-name="ce11">
            <text:p>153600</text:p>
          </table:table-cell>
          <table:table-cell office:value-type="float" office:value="162954.24000000002" table:formula="of:=[.C53]*(1-[Assumption.$G43])" table:style-name="ce11">
            <text:p>162954</text:p>
          </table:table-cell>
          <table:table-cell office:value-type="float" office:value="172878.15321600004" table:formula="of:=[.D53]*(1-[Assumption.$G43])" table:style-name="ce11">
            <text:p>172878</text:p>
          </table:table-cell>
          <table:table-cell office:value-type="float" office:value="183406.43274685444" table:formula="of:=[.E53]*(1-[Assumption.$G43])" table:style-name="ce11">
            <text:p>183406</text:p>
          </table:table-cell>
          <table:table-cell office:value-type="float" office:value="194575.88450113789" table:formula="of:=[.F53]*(1-[Assumption.$G43])" table:style-name="ce11">
            <text:p>194576</text:p>
          </table:table-cell>
          <table:table-cell office:value-type="float" office:value="206425.55586725715" table:formula="of:=[.G53]*(1-[Assumption.$G43])" table:style-name="ce11">
            <text:p>206426</text:p>
          </table:table-cell>
          <table:table-cell office:value-type="float" office:value="218996.87221957312" table:formula="of:=[.H53]*(1-[Assumption.$G43])" table:style-name="ce11">
            <text:p>218997</text:p>
          </table:table-cell>
          <table:table-cell office:value-type="float" office:value="232333.78173774516" table:formula="of:=[.I53]*(1-[Assumption.$G43])" table:style-name="ce11">
            <text:p>232334</text:p>
          </table:table-cell>
          <table:table-cell office:value-type="float" office:value="246482.90904557379" table:formula="of:=[.J53]*(1-[Assumption.$G43])" table:style-name="ce11">
            <text:p>246483</text:p>
          </table:table-cell>
          <table:table-cell office:value-type="float" office:value="261493.71820644924" table:formula="of:=[.K53]*(1-[Assumption.$G43])" table:style-name="ce11">
            <text:p>261494</text:p>
          </table:table-cell>
          <table:table-cell office:value-type="float" office:value="277418.68564522208" table:formula="of:=[.L53]*(1-[Assumption.$G43])" table:style-name="ce11">
            <text:p>277419</text:p>
          </table:table-cell>
          <table:table-cell office:value-type="float" office:value="294313.48360101617" table:formula="of:=[.M53]*(1-[Assumption.$G43])" table:style-name="ce11">
            <text:p>294313</text:p>
          </table:table-cell>
          <table:table-cell table:number-columns-repeated="16371"/>
        </table:table-row>
        <table:table-row table:style-name="ro5">
          <table:table-cell office:value-type="string" table:style-name="ce5">
            <text:p>Patanjali</text:p>
          </table:table-cell>
          <table:table-cell office:value-type="float" office:value="0" table:formula="of:=[.B54]*(1-[Assumption.$G44])" table:style-name="ce11">
            <text:p>0</text:p>
          </table:table-cell>
          <table:table-cell office:value-type="float" office:value="0" table:formula="of:=[.C54]*(1-[Assumption.$G44])" table:style-name="ce11">
            <text:p>0</text:p>
          </table:table-cell>
          <table:table-cell office:value-type="float" office:value="0" table:formula="of:=[.D54]*(1-[Assumption.$G44])" table:style-name="ce11">
            <text:p>0</text:p>
          </table:table-cell>
          <table:table-cell office:value-type="float" office:value="0" table:formula="of:=[.E54]*(1-[Assumption.$G44])" table:style-name="ce11">
            <text:p>0</text:p>
          </table:table-cell>
          <table:table-cell office:value-type="float" office:value="0" table:formula="of:=[.F54]*(1-[Assumption.$G44])" table:style-name="ce11">
            <text:p>0</text:p>
          </table:table-cell>
          <table:table-cell office:value-type="float" office:value="0" table:formula="of:=[.G54]*(1-[Assumption.$G44])" table:style-name="ce11">
            <text:p>0</text:p>
          </table:table-cell>
          <table:table-cell office:value-type="float" office:value="0" table:formula="of:=[.H54]*(1-[Assumption.$G44])" table:style-name="ce11">
            <text:p>0</text:p>
          </table:table-cell>
          <table:table-cell office:value-type="float" office:value="0" table:formula="of:=[.I54]*(1-[Assumption.$G44])" table:style-name="ce11">
            <text:p>0</text:p>
          </table:table-cell>
          <table:table-cell office:value-type="float" office:value="0" table:formula="of:=[.J54]*(1-[Assumption.$G44])" table:style-name="ce11">
            <text:p>0</text:p>
          </table:table-cell>
          <table:table-cell office:value-type="float" office:value="0" table:formula="of:=[.K54]*(1-[Assumption.$G44])" table:style-name="ce11">
            <text:p>0</text:p>
          </table:table-cell>
          <table:table-cell office:value-type="float" office:value="0" table:formula="of:=[.L54]*(1-[Assumption.$G44])" table:style-name="ce11">
            <text:p>0</text:p>
          </table:table-cell>
          <table:table-cell office:value-type="float" office:value="0" table:formula="of:=[.M54]*(1-[Assumption.$G44])"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225600" table:formula="of:=[.B55]*(1-[Assumption.$G45])" table:style-name="ce11">
            <text:p>225600</text:p>
          </table:table-cell>
          <table:table-cell office:value-type="float" office:value="239339.03999999998" table:formula="of:=[.C55]*(1-[Assumption.$G45])" table:style-name="ce11">
            <text:p>239339</text:p>
          </table:table-cell>
          <table:table-cell office:value-type="float" office:value="253914.78753600002" table:formula="of:=[.D55]*(1-[Assumption.$G45])" table:style-name="ce11">
            <text:p>253915</text:p>
          </table:table-cell>
          <table:table-cell office:value-type="float" office:value="269378.19809694245" table:formula="of:=[.E55]*(1-[Assumption.$G45])" table:style-name="ce11">
            <text:p>269378</text:p>
          </table:table-cell>
          <table:table-cell office:value-type="float" office:value="285783.33036104619" table:formula="of:=[.F55]*(1-[Assumption.$G45])" table:style-name="ce11">
            <text:p>285783</text:p>
          </table:table-cell>
          <table:table-cell office:value-type="float" office:value="303187.53518003388" table:formula="of:=[.G55]*(1-[Assumption.$G45])" table:style-name="ce11">
            <text:p>303188</text:p>
          </table:table-cell>
          <table:table-cell office:value-type="float" office:value="321651.65607249801" table:formula="of:=[.H55]*(1-[Assumption.$G45])" table:style-name="ce11">
            <text:p>321652</text:p>
          </table:table-cell>
          <table:table-cell office:value-type="float" office:value="341240.24192731309" table:formula="of:=[.I55]*(1-[Assumption.$G45])" table:style-name="ce11">
            <text:p>341240</text:p>
          </table:table-cell>
          <table:table-cell office:value-type="float" office:value="362021.77266068646" table:formula="of:=[.J55]*(1-[Assumption.$G45])" table:style-name="ce11">
            <text:p>362022</text:p>
          </table:table-cell>
          <table:table-cell office:value-type="float" office:value="384068.89861572225" table:formula="of:=[.K55]*(1-[Assumption.$G45])" table:style-name="ce11">
            <text:p>384069</text:p>
          </table:table-cell>
          <table:table-cell office:value-type="float" office:value="407458.69454141986" table:formula="of:=[.L55]*(1-[Assumption.$G45])" table:style-name="ce11">
            <text:p>407459</text:p>
          </table:table-cell>
          <table:table-cell office:value-type="float" office:value="432272.92903899238" table:formula="of:=[.M55]*(1-[Assumption.$G45])" table:style-name="ce11">
            <text:p>432273</text:p>
          </table:table-cell>
          <table:table-cell table:number-columns-repeated="16371"/>
        </table:table-row>
        <table:table-row table:style-name="ro5">
          <table:table-cell office:value-type="string" table:style-name="ce5">
            <text:p>Good Life</text:p>
          </table:table-cell>
          <table:table-cell office:value-type="float" office:value="100800" table:formula="of:=[.B56]*(1-[Assumption.$G46])" table:style-name="ce11">
            <text:p>100800</text:p>
          </table:table-cell>
          <table:table-cell office:value-type="float" office:value="106938.72" table:formula="of:=[.C56]*(1-[Assumption.$G46])" table:style-name="ce11">
            <text:p>106939</text:p>
          </table:table-cell>
          <table:table-cell office:value-type="float" office:value="113451.28804799999" table:formula="of:=[.D56]*(1-[Assumption.$G46])" table:style-name="ce11">
            <text:p>113451</text:p>
          </table:table-cell>
          <table:table-cell office:value-type="float" office:value="120360.47149012321" table:formula="of:=[.E56]*(1-[Assumption.$G46])" table:style-name="ce11">
            <text:p>120360</text:p>
          </table:table-cell>
          <table:table-cell office:value-type="float" office:value="127690.42420387169" table:formula="of:=[.F56]*(1-[Assumption.$G46])" table:style-name="ce11">
            <text:p>127690</text:p>
          </table:table-cell>
          <table:table-cell office:value-type="float" office:value="135466.77103788749" table:formula="of:=[.G56]*(1-[Assumption.$G46])" table:style-name="ce11">
            <text:p>135467</text:p>
          </table:table-cell>
          <table:table-cell office:value-type="float" office:value="143716.69739409484" table:formula="of:=[.H56]*(1-[Assumption.$G46])" table:style-name="ce11">
            <text:p>143717</text:p>
          </table:table-cell>
          <table:table-cell office:value-type="float" office:value="152469.04426539521" table:formula="of:=[.I56]*(1-[Assumption.$G46])" table:style-name="ce11">
            <text:p>152469</text:p>
          </table:table-cell>
          <table:table-cell office:value-type="float" office:value="161754.40906115776" table:formula="of:=[.J56]*(1-[Assumption.$G46])" table:style-name="ce11">
            <text:p>161754</text:p>
          </table:table-cell>
          <table:table-cell office:value-type="float" office:value="171605.25257298228" table:formula="of:=[.K56]*(1-[Assumption.$G46])" table:style-name="ce11">
            <text:p>171605</text:p>
          </table:table-cell>
          <table:table-cell office:value-type="float" office:value="182056.01245467694" table:formula="of:=[.L56]*(1-[Assumption.$G46])" table:style-name="ce11">
            <text:p>182056</text:p>
          </table:table-cell>
          <table:table-cell office:value-type="float" office:value="193143.2236131668" table:formula="of:=[.M56]*(1-[Assumption.$G46])" table:style-name="ce11">
            <text:p>193143</text:p>
          </table:table-cell>
          <table:table-cell table:number-columns-repeated="16371"/>
        </table:table-row>
        <table:table-row table:style-name="ro5">
          <table:table-cell office:value-type="string" table:style-name="ce5">
            <text:p>Classic Harvest</text:p>
          </table:table-cell>
          <table:table-cell office:value-type="float" office:value="247680.00000000003" table:formula="of:=[.B57]*(1-[Assumption.$G47])" table:style-name="ce11">
            <text:p>247680</text:p>
          </table:table-cell>
          <table:table-cell office:value-type="float" office:value="262763.71200000006" table:formula="of:=[.C57]*(1-[Assumption.$G47])" table:style-name="ce11">
            <text:p>262764</text:p>
          </table:table-cell>
          <table:table-cell office:value-type="float" office:value="278766.02206079999" table:formula="of:=[.D57]*(1-[Assumption.$G47])" table:style-name="ce11">
            <text:p>278766</text:p>
          </table:table-cell>
          <table:table-cell office:value-type="float" office:value="295742.87280430278" table:formula="of:=[.E57]*(1-[Assumption.$G47])" table:style-name="ce11">
            <text:p>295743</text:p>
          </table:table-cell>
          <table:table-cell office:value-type="float" office:value="313753.61375808477" table:formula="of:=[.F57]*(1-[Assumption.$G47])" table:style-name="ce11">
            <text:p>313754</text:p>
          </table:table-cell>
          <table:table-cell office:value-type="float" office:value="332861.20883595216" table:formula="of:=[.G57]*(1-[Assumption.$G47])" table:style-name="ce11">
            <text:p>332861</text:p>
          </table:table-cell>
          <table:table-cell office:value-type="float" office:value="353132.45645406167" table:formula="of:=[.H57]*(1-[Assumption.$G47])" table:style-name="ce11">
            <text:p>353132</text:p>
          </table:table-cell>
          <table:table-cell office:value-type="float" office:value="374638.22305211402" table:formula="of:=[.I57]*(1-[Assumption.$G47])" table:style-name="ce11">
            <text:p>374638</text:p>
          </table:table-cell>
          <table:table-cell office:value-type="float" office:value="397453.69083598774" table:formula="of:=[.J57]*(1-[Assumption.$G47])" table:style-name="ce11">
            <text:p>397454</text:p>
          </table:table-cell>
          <table:table-cell office:value-type="float" office:value="421658.62060789944" table:formula="of:=[.K57]*(1-[Assumption.$G47])" table:style-name="ce11">
            <text:p>421659</text:p>
          </table:table-cell>
          <table:table-cell office:value-type="float" office:value="447337.63060292054" table:formula="of:=[.L57]*(1-[Assumption.$G47])" table:style-name="ce11">
            <text:p>447338</text:p>
          </table:table-cell>
          <table:table-cell office:value-type="float" office:value="474580.49230663857" table:formula="of:=[.M57]*(1-[Assumption.$G47])" table:style-name="ce11">
            <text:p>474580</text:p>
          </table:table-cell>
          <table:table-cell table:number-columns-repeated="16371"/>
        </table:table-row>
        <table:table-row table:style-name="ro5">
          <table:table-cell office:value-type="string" table:style-name="ce5">
            <text:p>Others</text:p>
          </table:table-cell>
          <table:table-cell office:value-type="float" office:value="86399.999999999985" table:formula="of:=[.B58]*(1-[Assumption.$G48])" table:style-name="ce11">
            <text:p>86400</text:p>
          </table:table-cell>
          <table:table-cell office:value-type="float" office:value="91661.759999999995" table:formula="of:=[.C58]*(1-[Assumption.$G48])" table:style-name="ce11">
            <text:p>91662</text:p>
          </table:table-cell>
          <table:table-cell office:value-type="float" office:value="97243.961184" table:formula="of:=[.D58]*(1-[Assumption.$G48])" table:style-name="ce11">
            <text:p>97244</text:p>
          </table:table-cell>
          <table:table-cell office:value-type="float" office:value="103166.1184201056" table:formula="of:=[.E58]*(1-[Assumption.$G48])" table:style-name="ce11">
            <text:p>103166</text:p>
          </table:table-cell>
          <table:table-cell office:value-type="float" office:value="109448.93503189004" table:formula="of:=[.F58]*(1-[Assumption.$G48])" table:style-name="ce11">
            <text:p>109449</text:p>
          </table:table-cell>
          <table:table-cell office:value-type="float" office:value="116114.37517533213" table:formula="of:=[.G58]*(1-[Assumption.$G48])" table:style-name="ce11">
            <text:p>116114</text:p>
          </table:table-cell>
          <table:table-cell office:value-type="float" office:value="123185.74062350986" table:formula="of:=[.H58]*(1-[Assumption.$G48])" table:style-name="ce11">
            <text:p>123186</text:p>
          </table:table-cell>
          <table:table-cell office:value-type="float" office:value="130687.75222748163" table:formula="of:=[.I58]*(1-[Assumption.$G48])" table:style-name="ce11">
            <text:p>130688</text:p>
          </table:table-cell>
          <table:table-cell office:value-type="float" office:value="138646.63633813526" table:formula="of:=[.J58]*(1-[Assumption.$G48])" table:style-name="ce11">
            <text:p>138647</text:p>
          </table:table-cell>
          <table:table-cell office:value-type="float" office:value="147090.21649112768" table:formula="of:=[.K58]*(1-[Assumption.$G48])" table:style-name="ce11">
            <text:p>147090</text:p>
          </table:table-cell>
          <table:table-cell office:value-type="float" office:value="156048.0106754374" table:formula="of:=[.L58]*(1-[Assumption.$G48])" table:style-name="ce11">
            <text:p>156048</text:p>
          </table:table-cell>
          <table:table-cell office:value-type="float" office:value="165551.33452557155" table:formula="of:=[.M58]*(1-[Assumption.$G48])" table:style-name="ce11">
            <text:p>165551</text:p>
          </table:table-cell>
          <table:table-cell table:number-columns-repeated="16371"/>
        </table:table-row>
        <table:table-row table:style-name="ro5">
          <table:table-cell office:value-type="string" table:style-name="ce5">
            <text:p>Total</text:p>
          </table:table-cell>
          <table:table-cell office:value-type="float" office:value="814080" table:formula="of:=SUM([.B107:.B112])" table:style-name="ce11">
            <text:p>814080</text:p>
          </table:table-cell>
          <table:table-cell office:value-type="float" office:value="863657.47200000007" table:formula="of:=SUM([.C107:.C112])" table:style-name="ce11">
            <text:p>863657</text:p>
          </table:table-cell>
          <table:table-cell office:value-type="float" office:value="916254.21204480005" table:formula="of:=SUM([.D107:.D112])" table:style-name="ce11">
            <text:p>916254</text:p>
          </table:table-cell>
          <table:table-cell office:value-type="float" office:value="972054.09355832846" table:formula="of:=SUM([.E107:.E112])" table:style-name="ce11">
            <text:p>972054</text:p>
          </table:table-cell>
          <table:table-cell office:value-type="float" office:value="1031252.1878560305" table:formula="of:=SUM([.F107:.F112])" table:style-name="ce11">
            <text:p>1031252</text:p>
          </table:table-cell>
          <table:table-cell office:value-type="float" office:value="1094055.4460964629" table:formula="of:=SUM([.G107:.G112])" table:style-name="ce11">
            <text:p>1094055</text:p>
          </table:table-cell>
          <table:table-cell office:value-type="float" office:value="1160683.4227637374" table:formula="of:=SUM([.H107:.H112])" table:style-name="ce11">
            <text:p>1160683</text:p>
          </table:table-cell>
          <table:table-cell office:value-type="float" office:value="1231369.0432100492" table:formula="of:=SUM([.I107:.I112])" table:style-name="ce11">
            <text:p>1231369</text:p>
          </table:table-cell>
          <table:table-cell office:value-type="float" office:value="1306359.4179415409" table:formula="of:=SUM([.J107:.J112])" table:style-name="ce11">
            <text:p>1306359</text:p>
          </table:table-cell>
          <table:table-cell office:value-type="float" office:value="1385916.706494181" table:formula="of:=SUM([.K107:.K112])" table:style-name="ce11">
            <text:p>1385917</text:p>
          </table:table-cell>
          <table:table-cell office:value-type="float" office:value="1470319.0339196767" table:formula="of:=SUM([.L107:.L112])" table:style-name="ce11">
            <text:p>1470319</text:p>
          </table:table-cell>
          <table:table-cell office:value-type="float" office:value="1559861.4630853855" table:formula="of:=SUM([.M107:.M112])" table:style-name="ce11">
            <text:p>1559861</text:p>
          </table:table-cell>
          <table:table-cell table:number-columns-repeated="16371"/>
        </table:table-row>
        <table:table-row table:style-name="ro6">
          <table:table-cell table:number-columns-repeated="16384"/>
        </table:table-row>
        <table:table-row table:style-name="ro5">
          <table:table-cell office:value-type="string" table:style-name="ce6">
            <text:p>Cost of Good Sold</text:p>
          </table:table-cell>
          <table:table-cell table:number-columns-repeated="16383" table:style-name="ce1"/>
        </table:table-row>
        <table:table-row table:style-name="ro5">
          <table:table-cell office:value-type="string" table:style-name="ce5">
            <text:p>Atta</text:p>
          </table:table-cell>
          <table:table-cell office:value-type="float" office:value="1647562.5" table:formula="of:=[.B68]" table:style-name="ce11">
            <text:p>1647563</text:p>
          </table:table-cell>
          <table:table-cell office:value-type="float" office:value="1730929.1625000001" table:formula="of:=[.C68]" table:style-name="ce11">
            <text:p>1730929</text:p>
          </table:table-cell>
          <table:table-cell office:value-type="float" office:value="1818514.1781225" table:formula="of:=[.D68]" table:style-name="ce11">
            <text:p>1818514</text:p>
          </table:table-cell>
          <table:table-cell office:value-type="float" office:value="1910530.995535499" table:formula="of:=[.E68]" table:style-name="ce11">
            <text:p>1910531</text:p>
          </table:table-cell>
          <table:table-cell office:value-type="float" office:value="2007203.8639095949" table:formula="of:=[.F68]" table:style-name="ce11">
            <text:p>2007204</text:p>
          </table:table-cell>
          <table:table-cell office:value-type="float" office:value="2108768.3794234204" table:formula="of:=[.G68]" table:style-name="ce11">
            <text:p>2108768</text:p>
          </table:table-cell>
          <table:table-cell office:value-type="float" office:value="2215472.0594222452" table:formula="of:=[.H68]" table:style-name="ce11">
            <text:p>2215472</text:p>
          </table:table-cell>
          <table:table-cell office:value-type="float" office:value="2327574.9456290118" table:formula="of:=[.I68]" table:style-name="ce11">
            <text:p>2327575</text:p>
          </table:table-cell>
          <table:table-cell office:value-type="float" office:value="2445350.2378778397" table:formula="of:=[.J68]" table:style-name="ce11">
            <text:p>2445350</text:p>
          </table:table-cell>
          <table:table-cell office:value-type="float" office:value="2569084.9599144584" table:formula="of:=[.K68]" table:style-name="ce11">
            <text:p>2569085</text:p>
          </table:table-cell>
          <table:table-cell office:value-type="float" office:value="2699080.6588861304" table:formula="of:=[.L68]" table:style-name="ce11">
            <text:p>2699081</text:p>
          </table:table-cell>
          <table:table-cell office:value-type="float" office:value="2835654.1402257686" table:formula="of:=[.M68]" table:style-name="ce11">
            <text:p>2835654</text:p>
          </table:table-cell>
          <table:table-cell table:number-columns-repeated="16371"/>
        </table:table-row>
        <table:table-row table:style-name="ro5">
          <table:table-cell office:value-type="string" table:style-name="ce5">
            <text:p>Besan</text:p>
          </table:table-cell>
          <table:table-cell office:value-type="float" office:value="666315" table:formula="of:=[.B77]" table:style-name="ce11">
            <text:p>666315</text:p>
          </table:table-cell>
          <table:table-cell office:value-type="float" office:value="701754.62906249997" table:formula="of:=[.C77]" table:style-name="ce11">
            <text:p>701755</text:p>
          </table:table-cell>
          <table:table-cell office:value-type="float" office:value="739079.20339576167" table:formula="of:=[.D77]" table:style-name="ce11">
            <text:p>739079</text:p>
          </table:table-cell>
          <table:table-cell office:value-type="float" office:value="778388.97852637374" table:formula="of:=[.E77]" table:style-name="ce11">
            <text:p>778389</text:p>
          </table:table-cell>
          <table:table-cell office:value-type="float" office:value="819789.54232174519" table:formula="of:=[.F77]" table:style-name="ce11">
            <text:p>819790</text:p>
          </table:table-cell>
          <table:table-cell office:value-type="float" office:value="863392.09860398283" table:formula="of:=[.G77]" table:style-name="ce11">
            <text:p>863392</text:p>
          </table:table-cell>
          <table:table-cell office:value-type="float" office:value="909313.76584848203" table:formula="of:=[.H77]" table:style-name="ce11">
            <text:p>909314</text:p>
          </table:table-cell>
          <table:table-cell office:value-type="float" office:value="957677.89176954841" table:formula="of:=[.I77]" table:style-name="ce11">
            <text:p>957678</text:p>
          </table:table-cell>
          <table:table-cell office:value-type="float" office:value="1008614.384638041" table:formula="of:=[.J77]" table:style-name="ce11">
            <text:p>1008614</text:p>
          </table:table-cell>
          <table:table-cell office:value-type="float" office:value="1062260.0622209767" table:formula="of:=[.K77]" table:style-name="ce11">
            <text:p>1062260</text:p>
          </table:table-cell>
          <table:table-cell office:value-type="float" office:value="1118759.019280355" table:formula="of:=[.L77]" table:style-name="ce11">
            <text:p>1118759</text:p>
          </table:table-cell>
          <table:table-cell office:value-type="float" office:value="1178263.0146183288" table:formula="of:=[.M77]" table:style-name="ce11">
            <text:p>1178263</text:p>
          </table:table-cell>
          <table:table-cell table:number-columns-repeated="16371"/>
        </table:table-row>
        <table:table-row table:style-name="ro5">
          <table:table-cell office:value-type="string" table:style-name="ce5">
            <text:p>Rawa/Suji</text:p>
          </table:table-cell>
          <table:table-cell office:value-type="float" office:value="840227.5" table:formula="of:=[.B86]" table:style-name="ce11">
            <text:p>840228</text:p>
          </table:table-cell>
          <table:table-cell office:value-type="float" office:value="869845.51937499992" table:formula="of:=[.C86]" table:style-name="ce11">
            <text:p>869846</text:p>
          </table:table-cell>
          <table:table-cell office:value-type="float" office:value="900507.57393296866" table:formula="of:=[.D86]" table:style-name="ce11">
            <text:p>900508</text:p>
          </table:table-cell>
          <table:table-cell office:value-type="float" office:value="932250.46591410576" table:formula="of:=[.E86]" table:style-name="ce11">
            <text:p>932250</text:p>
          </table:table-cell>
          <table:table-cell office:value-type="float" office:value="965112.29483757797" table:formula="of:=[.F86]" table:style-name="ce11">
            <text:p>965112</text:p>
          </table:table-cell>
          <table:table-cell office:value-type="float" office:value="999132.50323060225" table:formula="of:=[.G86]" table:style-name="ce11">
            <text:p>999133</text:p>
          </table:table-cell>
          <table:table-cell office:value-type="float" office:value="1034351.9239694811" table:formula="of:=[.H86]" table:style-name="ce11">
            <text:p>1034352</text:p>
          </table:table-cell>
          <table:table-cell office:value-type="float" office:value="1070812.8292894054" table:formula="of:=[.I86]" table:style-name="ce11">
            <text:p>1070813</text:p>
          </table:table-cell>
          <table:table-cell office:value-type="float" office:value="1108558.9815218565" table:formula="of:=[.J86]" table:style-name="ce11">
            <text:p>1108559</text:p>
          </table:table-cell>
          <table:table-cell office:value-type="float" office:value="1147635.6856205021" table:formula="of:=[.K86]" table:style-name="ce11">
            <text:p>1147636</text:p>
          </table:table-cell>
          <table:table-cell office:value-type="float" office:value="1188089.8435386247" table:formula="of:=[.L86]" table:style-name="ce11">
            <text:p>1188090</text:p>
          </table:table-cell>
          <table:table-cell office:value-type="float" office:value="1229970.0105233612" table:formula="of:=[.M86]" table:style-name="ce11">
            <text:p>1229970</text:p>
          </table:table-cell>
          <table:table-cell table:number-columns-repeated="16371"/>
        </table:table-row>
        <table:table-row table:style-name="ro5">
          <table:table-cell office:value-type="string" table:style-name="ce5">
            <text:p>Maida</text:p>
          </table:table-cell>
          <table:table-cell office:value-type="float" office:value="587265" table:formula="of:=[.B95]" table:style-name="ce11">
            <text:p>587265</text:p>
          </table:table-cell>
          <table:table-cell office:value-type="float" office:value="612480.69093749998" table:formula="of:=[.C95]" table:style-name="ce11">
            <text:p>612481</text:p>
          </table:table-cell>
          <table:table-cell office:value-type="float" office:value="638779.08060462889" table:formula="of:=[.D95]" table:style-name="ce11">
            <text:p>638779</text:p>
          </table:table-cell>
          <table:table-cell office:value-type="float" office:value="666206.65737808996" table:formula="of:=[.E95]" table:style-name="ce11">
            <text:p>666207</text:p>
          </table:table-cell>
          <table:table-cell office:value-type="float" office:value="694811.90572926169" table:formula="of:=[.F95]" table:style-name="ce11">
            <text:p>694812</text:p>
          </table:table-cell>
          <table:table-cell office:value-type="float" office:value="724645.39193151181" table:formula="of:=[.G95]" table:style-name="ce11">
            <text:p>724645</text:p>
          </table:table-cell>
          <table:table-cell office:value-type="float" office:value="755759.85344757105" table:formula="of:=[.H95]" table:style-name="ce11">
            <text:p>755760</text:p>
          </table:table-cell>
          <table:table-cell office:value-type="float" office:value="788210.29215497605" table:formula="of:=[.I95]" table:style-name="ce11">
            <text:p>788210</text:p>
          </table:table-cell>
          <table:table-cell office:value-type="float" office:value="822054.07157438039" table:formula="of:=[.J95]" table:style-name="ce11">
            <text:p>822054</text:p>
          </table:table-cell>
          <table:table-cell office:value-type="float" office:value="857351.01827260526" table:formula="of:=[.K95]" table:style-name="ce11">
            <text:p>857351</text:p>
          </table:table-cell>
          <table:table-cell office:value-type="float" office:value="894163.52761968516" table:formula="of:=[.L95]" table:style-name="ce11">
            <text:p>894164</text:p>
          </table:table-cell>
          <table:table-cell office:value-type="float" office:value="932556.67408685549" table:formula="of:=[.M95]" table:style-name="ce11">
            <text:p>932557</text:p>
          </table:table-cell>
          <table:table-cell table:number-columns-repeated="16371"/>
        </table:table-row>
        <table:table-row table:style-name="ro5">
          <table:table-cell office:value-type="string" table:style-name="ce5">
            <text:p>Rice</text:p>
          </table:table-cell>
          <table:table-cell office:value-type="float" office:value="583740" table:formula="of:=[.B104]" table:style-name="ce11">
            <text:p>583740</text:p>
          </table:table-cell>
          <table:table-cell office:value-type="float" office:value="604316.83499999985" table:formula="of:=[.C104]" table:style-name="ce11">
            <text:p>604317</text:p>
          </table:table-cell>
          <table:table-cell office:value-type="float" office:value="625619.00343374989" table:formula="of:=[.D104]" table:style-name="ce11">
            <text:p>625619</text:p>
          </table:table-cell>
          <table:table-cell office:value-type="float" office:value="647672.07330478937" table:formula="of:=[.E104]" table:style-name="ce11">
            <text:p>647672</text:p>
          </table:table-cell>
          <table:table-cell office:value-type="float" office:value="670502.51388878317" table:formula="of:=[.F104]" table:style-name="ce11">
            <text:p>670503</text:p>
          </table:table-cell>
          <table:table-cell office:value-type="float" office:value="694137.72750336258" table:formula="of:=[.G104]" table:style-name="ce11">
            <text:p>694138</text:p>
          </table:table-cell>
          <table:table-cell office:value-type="float" office:value="718606.08239785605" table:formula="of:=[.H104]" table:style-name="ce11">
            <text:p>718606</text:p>
          </table:table-cell>
          <table:table-cell office:value-type="float" office:value="743936.94680238038" table:formula="of:=[.I104]" table:style-name="ce11">
            <text:p>743937</text:p>
          </table:table-cell>
          <table:table-cell office:value-type="float" office:value="770160.72417716414" table:formula="of:=[.J104]" table:style-name="ce11">
            <text:p>770161</text:p>
          </table:table-cell>
          <table:table-cell office:value-type="float" office:value="797308.88970440917" table:formula="of:=[.K104]" table:style-name="ce11">
            <text:p>797309</text:p>
          </table:table-cell>
          <table:table-cell office:value-type="float" office:value="825414.02806648938" table:formula="of:=[.L104]" table:style-name="ce11">
            <text:p>825414</text:p>
          </table:table-cell>
          <table:table-cell office:value-type="float" office:value="854509.87255583331" table:formula="of:=[.M104]" table:style-name="ce11">
            <text:p>854510</text:p>
          </table:table-cell>
          <table:table-cell table:number-columns-repeated="16371"/>
        </table:table-row>
        <table:table-row table:style-name="ro5">
          <table:table-cell office:value-type="string" table:style-name="ce5">
            <text:p>Sugar</text:p>
          </table:table-cell>
          <table:table-cell office:value-type="float" office:value="814080" table:formula="of:=[.B113]" table:style-name="ce11">
            <text:p>814080</text:p>
          </table:table-cell>
          <table:table-cell office:value-type="float" office:value="863657.47200000007" table:formula="of:=[.C113]" table:style-name="ce11">
            <text:p>863657</text:p>
          </table:table-cell>
          <table:table-cell office:value-type="float" office:value="916254.21204480005" table:formula="of:=[.D113]" table:style-name="ce11">
            <text:p>916254</text:p>
          </table:table-cell>
          <table:table-cell office:value-type="float" office:value="972054.09355832846" table:formula="of:=[.E113]" table:style-name="ce11">
            <text:p>972054</text:p>
          </table:table-cell>
          <table:table-cell office:value-type="float" office:value="1031252.1878560305" table:formula="of:=[.F113]" table:style-name="ce11">
            <text:p>1031252</text:p>
          </table:table-cell>
          <table:table-cell office:value-type="float" office:value="1094055.4460964629" table:formula="of:=[.G113]" table:style-name="ce11">
            <text:p>1094055</text:p>
          </table:table-cell>
          <table:table-cell office:value-type="float" office:value="1160683.4227637374" table:formula="of:=[.H113]" table:style-name="ce11">
            <text:p>1160683</text:p>
          </table:table-cell>
          <table:table-cell office:value-type="float" office:value="1231369.0432100492" table:formula="of:=[.I113]" table:style-name="ce11">
            <text:p>1231369</text:p>
          </table:table-cell>
          <table:table-cell office:value-type="float" office:value="1306359.4179415409" table:formula="of:=[.J113]" table:style-name="ce11">
            <text:p>1306359</text:p>
          </table:table-cell>
          <table:table-cell office:value-type="float" office:value="1385916.706494181" table:formula="of:=[.K113]" table:style-name="ce11">
            <text:p>1385917</text:p>
          </table:table-cell>
          <table:table-cell office:value-type="float" office:value="1470319.0339196767" table:formula="of:=[.L113]" table:style-name="ce11">
            <text:p>1470319</text:p>
          </table:table-cell>
          <table:table-cell office:value-type="float" office:value="1559861.4630853855" table:formula="of:=[.M113]" table:style-name="ce11">
            <text:p>1559861</text:p>
          </table:table-cell>
          <table:table-cell table:number-columns-repeated="16371"/>
        </table:table-row>
        <table:table-row table:style-name="ro5">
          <table:table-cell office:value-type="string" table:style-name="ce5">
            <text:p>Total</text:p>
          </table:table-cell>
          <table:table-cell office:value-type="float" office:value="5139190" table:formula="of:=SUM([.B116:.B121])" table:style-name="ce11">
            <text:p>5139190</text:p>
          </table:table-cell>
          <table:table-cell office:value-type="float" office:value="5382984.3088749992" table:formula="of:=SUM([.C116:.C121])" table:style-name="ce11">
            <text:p>5382984</text:p>
          </table:table-cell>
          <table:table-cell office:value-type="float" office:value="5638753.2515344089" table:formula="of:=SUM([.D116:.D121])" table:style-name="ce11">
            <text:p>5638753</text:p>
          </table:table-cell>
          <table:table-cell office:value-type="float" office:value="5907103.2642171858" table:formula="of:=SUM([.E116:.E121])" table:style-name="ce11">
            <text:p>5907103</text:p>
          </table:table-cell>
          <table:table-cell office:value-type="float" office:value="6188672.3085429929" table:formula="of:=SUM([.F116:.F121])" table:style-name="ce11">
            <text:p>6188672</text:p>
          </table:table-cell>
          <table:table-cell office:value-type="float" office:value="6484131.5467893425" table:formula="of:=SUM([.G116:.G121])" table:style-name="ce11">
            <text:p>6484132</text:p>
          </table:table-cell>
          <table:table-cell office:value-type="float" office:value="6794187.1078493726" table:formula="of:=SUM([.H116:.H121])" table:style-name="ce11">
            <text:p>6794187</text:p>
          </table:table-cell>
          <table:table-cell office:value-type="float" office:value="7119581.9488553712" table:formula="of:=SUM([.I116:.I121])" table:style-name="ce11">
            <text:p>7119582</text:p>
          </table:table-cell>
          <table:table-cell office:value-type="float" office:value="7461097.8177308235" table:formula="of:=SUM([.J116:.J121])" table:style-name="ce11">
            <text:p>7461098</text:p>
          </table:table-cell>
          <table:table-cell office:value-type="float" office:value="7819557.3222271334" table:formula="of:=SUM([.K116:.K121])" table:style-name="ce11">
            <text:p>7819557</text:p>
          </table:table-cell>
          <table:table-cell office:value-type="float" office:value="8195826.1113109607" table:formula="of:=SUM([.L116:.L121])" table:style-name="ce11">
            <text:p>8195826</text:p>
          </table:table-cell>
          <table:table-cell office:value-type="float" office:value="8590815.1750955321" table:formula="of:=SUM([.M116:.M121])" table:style-name="ce11">
            <text:p>8590815</text:p>
          </table:table-cell>
          <table:table-cell table:number-columns-repeated="16371"/>
        </table:table-row>
        <table:table-row table:style-name="ro6">
          <table:table-cell table:number-columns-repeated="16384"/>
        </table:table-row>
        <table:table-row table:style-name="ro5">
          <table:table-cell office:value-type="string" table:style-name="ce6">
            <text:p>Other Costs</text:p>
          </table:table-cell>
          <table:table-cell table:number-columns-repeated="16383" table:style-name="ce1"/>
        </table:table-row>
        <table:table-row table:style-name="ro5">
          <table:table-cell office:value-type="string" table:style-name="ce5">
            <text:p>Rent</text:p>
          </table:table-cell>
          <table:table-cell office:value-type="float" office:value="100000" table:formula="of:=[Assumption.$B72]" table:style-name="ce10">
            <text:p>100000</text:p>
          </table:table-cell>
          <table:table-cell office:value-type="float" office:value="100000" table:formula="of:=[Assumption.$B72]" table:style-name="ce10">
            <text:p>100000</text:p>
          </table:table-cell>
          <table:table-cell office:value-type="float" office:value="100000" table:formula="of:=[Assumption.$B72]" table:style-name="ce10">
            <text:p>100000</text:p>
          </table:table-cell>
          <table:table-cell office:value-type="float" office:value="100000" table:formula="of:=[Assumption.$B72]" table:style-name="ce10">
            <text:p>100000</text:p>
          </table:table-cell>
          <table:table-cell office:value-type="float" office:value="100000" table:formula="of:=[Assumption.$B72]" table:style-name="ce10">
            <text:p>100000</text:p>
          </table:table-cell>
          <table:table-cell office:value-type="float" office:value="100000" table:formula="of:=[Assumption.$B72]" table:style-name="ce10">
            <text:p>100000</text:p>
          </table:table-cell>
          <table:table-cell office:value-type="float" office:value="100000" table:formula="of:=[Assumption.$B72]" table:style-name="ce10">
            <text:p>100000</text:p>
          </table:table-cell>
          <table:table-cell office:value-type="float" office:value="100000" table:formula="of:=[Assumption.$B72]" table:style-name="ce10">
            <text:p>100000</text:p>
          </table:table-cell>
          <table:table-cell office:value-type="float" office:value="100000" table:formula="of:=[Assumption.$B72]" table:style-name="ce10">
            <text:p>100000</text:p>
          </table:table-cell>
          <table:table-cell office:value-type="float" office:value="100000" table:formula="of:=[Assumption.$B72]" table:style-name="ce10">
            <text:p>100000</text:p>
          </table:table-cell>
          <table:table-cell office:value-type="float" office:value="100000" table:formula="of:=[Assumption.$B72]" table:style-name="ce10">
            <text:p>100000</text:p>
          </table:table-cell>
          <table:table-cell office:value-type="float" office:value="100000" table:formula="of:=[Assumption.$B72]" table:style-name="ce10">
            <text:p>100000</text:p>
          </table:table-cell>
          <table:table-cell table:number-columns-repeated="16371"/>
        </table:table-row>
        <table:table-row table:style-name="ro5">
          <table:table-cell office:value-type="string" table:style-name="ce5">
            <text:p>Electricity Bll</text:p>
          </table:table-cell>
          <table:table-cell office:value-type="float" office:value="45000" table:formula="of:=[Assumption.$B73]" table:style-name="ce10">
            <text:p>45000</text:p>
          </table:table-cell>
          <table:table-cell office:value-type="float" office:value="45000" table:formula="of:=[Assumption.$B73]" table:style-name="ce10">
            <text:p>45000</text:p>
          </table:table-cell>
          <table:table-cell office:value-type="float" office:value="45000" table:formula="of:=[Assumption.$B73]" table:style-name="ce10">
            <text:p>45000</text:p>
          </table:table-cell>
          <table:table-cell office:value-type="float" office:value="45000" table:formula="of:=[Assumption.$B73]" table:style-name="ce10">
            <text:p>45000</text:p>
          </table:table-cell>
          <table:table-cell office:value-type="float" office:value="45000" table:formula="of:=[Assumption.$B73]" table:style-name="ce10">
            <text:p>45000</text:p>
          </table:table-cell>
          <table:table-cell office:value-type="float" office:value="45000" table:formula="of:=[Assumption.$B73]" table:style-name="ce10">
            <text:p>45000</text:p>
          </table:table-cell>
          <table:table-cell office:value-type="float" office:value="45000" table:formula="of:=[Assumption.$B73]" table:style-name="ce10">
            <text:p>45000</text:p>
          </table:table-cell>
          <table:table-cell office:value-type="float" office:value="45000" table:formula="of:=[Assumption.$B73]" table:style-name="ce10">
            <text:p>45000</text:p>
          </table:table-cell>
          <table:table-cell office:value-type="float" office:value="45000" table:formula="of:=[Assumption.$B73]" table:style-name="ce10">
            <text:p>45000</text:p>
          </table:table-cell>
          <table:table-cell office:value-type="float" office:value="45000" table:formula="of:=[Assumption.$B73]" table:style-name="ce10">
            <text:p>45000</text:p>
          </table:table-cell>
          <table:table-cell office:value-type="float" office:value="45000" table:formula="of:=[Assumption.$B73]" table:style-name="ce10">
            <text:p>45000</text:p>
          </table:table-cell>
          <table:table-cell office:value-type="float" office:value="45000" table:formula="of:=[Assumption.$B73]" table:style-name="ce10">
            <text:p>45000</text:p>
          </table:table-cell>
          <table:table-cell table:number-columns-repeated="16371"/>
        </table:table-row>
        <table:table-row table:style-name="ro5">
          <table:table-cell office:value-type="string" table:style-name="ce5">
            <text:p>Salary Expanse</text:p>
          </table:table-cell>
          <table:table-cell office:value-type="float" office:value="60000" table:formula="of:=[Assumption.$B74]" table:style-name="ce10">
            <text:p>60000</text:p>
          </table:table-cell>
          <table:table-cell office:value-type="float" office:value="60000" table:formula="of:=[Assumption.$B74]" table:style-name="ce10">
            <text:p>60000</text:p>
          </table:table-cell>
          <table:table-cell office:value-type="float" office:value="60000" table:formula="of:=[Assumption.$B74]" table:style-name="ce10">
            <text:p>60000</text:p>
          </table:table-cell>
          <table:table-cell office:value-type="float" office:value="60000" table:formula="of:=[Assumption.$B74]" table:style-name="ce10">
            <text:p>60000</text:p>
          </table:table-cell>
          <table:table-cell office:value-type="float" office:value="60000" table:formula="of:=[Assumption.$B74]" table:style-name="ce10">
            <text:p>60000</text:p>
          </table:table-cell>
          <table:table-cell office:value-type="float" office:value="60000" table:formula="of:=[Assumption.$B74]" table:style-name="ce10">
            <text:p>60000</text:p>
          </table:table-cell>
          <table:table-cell office:value-type="float" office:value="60000" table:formula="of:=[Assumption.$B74]" table:style-name="ce10">
            <text:p>60000</text:p>
          </table:table-cell>
          <table:table-cell office:value-type="float" office:value="60000" table:formula="of:=[Assumption.$B74]" table:style-name="ce10">
            <text:p>60000</text:p>
          </table:table-cell>
          <table:table-cell office:value-type="float" office:value="60000" table:formula="of:=[Assumption.$B74]" table:style-name="ce10">
            <text:p>60000</text:p>
          </table:table-cell>
          <table:table-cell office:value-type="float" office:value="60000" table:formula="of:=[Assumption.$B74]" table:style-name="ce10">
            <text:p>60000</text:p>
          </table:table-cell>
          <table:table-cell office:value-type="float" office:value="60000" table:formula="of:=[Assumption.$B74]" table:style-name="ce10">
            <text:p>60000</text:p>
          </table:table-cell>
          <table:table-cell office:value-type="float" office:value="60000" table:formula="of:=[Assumption.$B74]" table:style-name="ce10">
            <text:p>60000</text:p>
          </table:table-cell>
          <table:table-cell table:number-columns-repeated="16371"/>
        </table:table-row>
        <table:table-row table:style-name="ro5">
          <table:table-cell office:value-type="string" table:style-name="ce5">
            <text:p>Total</text:p>
          </table:table-cell>
          <table:table-cell office:value-type="float" office:value="205000" table:formula="of:=SUM([.B125:.B127])" table:style-name="ce10">
            <text:p>205000</text:p>
          </table:table-cell>
          <table:table-cell office:value-type="float" office:value="205000" table:formula="of:=SUM([.C125:.C127])" table:style-name="ce10">
            <text:p>205000</text:p>
          </table:table-cell>
          <table:table-cell office:value-type="float" office:value="205000" table:formula="of:=SUM([.D125:.D127])" table:style-name="ce10">
            <text:p>205000</text:p>
          </table:table-cell>
          <table:table-cell office:value-type="float" office:value="205000" table:formula="of:=SUM([.E125:.E127])" table:style-name="ce10">
            <text:p>205000</text:p>
          </table:table-cell>
          <table:table-cell office:value-type="float" office:value="205000" table:formula="of:=SUM([.F125:.F127])" table:style-name="ce10">
            <text:p>205000</text:p>
          </table:table-cell>
          <table:table-cell office:value-type="float" office:value="205000" table:formula="of:=SUM([.G125:.G127])" table:style-name="ce10">
            <text:p>205000</text:p>
          </table:table-cell>
          <table:table-cell office:value-type="float" office:value="205000" table:formula="of:=SUM([.H125:.H127])" table:style-name="ce10">
            <text:p>205000</text:p>
          </table:table-cell>
          <table:table-cell office:value-type="float" office:value="205000" table:formula="of:=SUM([.I125:.I127])" table:style-name="ce10">
            <text:p>205000</text:p>
          </table:table-cell>
          <table:table-cell office:value-type="float" office:value="205000" table:formula="of:=SUM([.J125:.J127])" table:style-name="ce10">
            <text:p>205000</text:p>
          </table:table-cell>
          <table:table-cell office:value-type="float" office:value="205000" table:formula="of:=SUM([.K125:.K127])" table:style-name="ce10">
            <text:p>205000</text:p>
          </table:table-cell>
          <table:table-cell office:value-type="float" office:value="205000" table:formula="of:=SUM([.L125:.L127])" table:style-name="ce10">
            <text:p>205000</text:p>
          </table:table-cell>
          <table:table-cell office:value-type="float" office:value="205000" table:formula="of:=SUM([.M125:.M127])" table:style-name="ce10">
            <text:p>205000</text:p>
          </table:table-cell>
          <table:table-cell table:number-columns-repeated="16371"/>
        </table:table-row>
        <table:table-row table:style-name="ro6">
          <table:table-cell table:number-columns-repeated="16384"/>
        </table:table-row>
        <table:table-row table:style-name="ro5">
          <table:table-cell office:value-type="string" table:style-name="ce5">
            <text:p>Profit</text:p>
          </table:table-cell>
          <table:table-cell office:value-type="float" office:value="5603310" table:formula="of:=[.B9]-[.B122]-[.B128]" table:style-name="ce11">
            <text:p>5603310</text:p>
          </table:table-cell>
          <table:table-cell office:value-type="float" office:value="5876568.6911250008" table:formula="of:=[.C9]-[.C122]-[.C128]" table:style-name="ce11">
            <text:p>5876569</text:p>
          </table:table-cell>
          <table:table-cell office:value-type="float" office:value="6163193.7413687157" table:formula="of:=[.D9]-[.D122]-[.D128]" table:style-name="ce11">
            <text:p>6163194</text:p>
          </table:table-cell>
          <table:table-cell office:value-type="float" office:value="6463862.2109643901" table:formula="of:=[.E9]-[.E122]-[.E128]" table:style-name="ce11">
            <text:p>6463862</text:p>
          </table:table-cell>
          <table:table-cell office:value-type="float" office:value="6779286.5052789785" table:formula="of:=[.F9]-[.F122]-[.F128]" table:style-name="ce11">
            <text:p>6779287</text:p>
          </table:table-cell>
          <table:table-cell office:value-type="float" office:value="7110216.2672287989" table:formula="of:=[.G9]-[.G122]-[.G128]" table:style-name="ce11">
            <text:p>7110216</text:p>
          </table:table-cell>
          <table:table-cell office:value-type="float" office:value="7457440.3731570542" table:formula="of:=[.H9]-[.H122]-[.H128]" table:style-name="ce11">
            <text:p>7457440</text:p>
          </table:table-cell>
          <table:table-cell office:value-type="float" office:value="7821789.037927703" table:formula="of:=[.I9]-[.I122]-[.I128]" table:style-name="ce11">
            <text:p>7821789</text:p>
          </table:table-cell>
          <table:table-cell office:value-type="float" office:value="8204136.0353146624" table:formula="of:=[.J9]-[.J122]-[.J128]" table:style-name="ce11">
            <text:p>8204136</text:p>
          </table:table-cell>
          <table:table-cell office:value-type="float" office:value="8605401.0401085671" table:formula="of:=[.K9]-[.K122]-[.K128]" table:style-name="ce11">
            <text:p>8605401</text:p>
          </table:table-cell>
          <table:table-cell office:value-type="float" office:value="9026552.0987259615" table:formula="of:=[.L9]-[.L122]-[.L128]" table:style-name="ce11">
            <text:p>9026552</text:p>
          </table:table-cell>
          <table:table-cell office:value-type="float" office:value="9468608.2354892753" table:formula="of:=[.M9]-[.M122]-[.M128]" table:style-name="ce11">
            <text:p>9468608</text:p>
          </table:table-cell>
          <table:table-cell table:number-columns-repeated="16371"/>
        </table:table-row>
        <table:table-row table:number-rows-repeated="1048446" table:style-name="ro6">
          <table:table-cell table:number-columns-repeated="16384"/>
        </table:table-row>
      </table:table>
      <table:table table:name="Sales_&amp;Costs_(TotaL)" table:style-name="ta1">
        <table:table-column table:style-name="co6" table:default-cell-style-name="ce1"/>
        <table:table-column table:style-name="co2" table:number-columns-repeated="1023" table:default-cell-style-name="ce1"/>
        <table:table-column table:style-name="co3" table:number-columns-repeated="15360" table:default-cell-style-name="ce1"/>
        <table:table-row table:style-name="ro5">
          <table:table-cell table:style-name="ce1"/>
          <table:table-cell office:value-type="string" table:style-name="ce9">
            <text:p>M1</text:p>
          </table:table-cell>
          <table:table-cell office:value-type="string" table:style-name="ce9">
            <text:p>M2</text:p>
          </table:table-cell>
          <table:table-cell office:value-type="string" table:style-name="ce9">
            <text:p>M3</text:p>
          </table:table-cell>
          <table:table-cell office:value-type="string" table:style-name="ce9">
            <text:p>M4</text:p>
          </table:table-cell>
          <table:table-cell office:value-type="string" table:style-name="ce9">
            <text:p>M5</text:p>
          </table:table-cell>
          <table:table-cell office:value-type="string" table:style-name="ce9">
            <text:p>M6</text:p>
          </table:table-cell>
          <table:table-cell office:value-type="string" table:style-name="ce9">
            <text:p>M7</text:p>
          </table:table-cell>
          <table:table-cell office:value-type="string" table:style-name="ce9">
            <text:p>M8</text:p>
          </table:table-cell>
          <table:table-cell office:value-type="string" table:style-name="ce9">
            <text:p>M9</text:p>
          </table:table-cell>
          <table:table-cell office:value-type="string" table:style-name="ce9">
            <text:p>M10</text:p>
          </table:table-cell>
          <table:table-cell office:value-type="string" table:style-name="ce9">
            <text:p>M11</text:p>
          </table:table-cell>
          <table:table-cell office:value-type="string" table:style-name="ce9">
            <text:p>M12</text:p>
          </table:table-cell>
          <table:table-cell table:number-columns-repeated="16371"/>
        </table:table-row>
        <table:table-row table:style-name="ro5">
          <table:table-cell office:value-type="string" table:style-name="ce6">
            <text:p>Sales (In Rs)</text:p>
          </table:table-cell>
          <table:table-cell table:number-columns-repeated="16383" table:style-name="ce1"/>
        </table:table-row>
        <table:table-row table:style-name="ro5">
          <table:table-cell office:value-type="string" table:style-name="ce5">
            <text:p>Atta</text:p>
          </table:table-cell>
          <table:table-cell office:value-type="float" office:value="14892500" table:formula="of:=['Sales_&amp;Costs_-Store_1'.B3]+['Sales_&amp;Costs_-Store_2'.B3]+['Sales_&amp;Costs_-Store_3'.B3]+['Sales_&amp;Costs_-Store_4'.B3]+['Sales_&amp;Costs_-Store_5'.B3]" table:style-name="ce11">
            <text:p>14892500</text:p>
          </table:table-cell>
          <table:table-cell office:value-type="float" office:value="15621180" table:formula="of:=['Sales_&amp;Costs_-Store_1'.C3]+['Sales_&amp;Costs_-Store_2'.C3]+['Sales_&amp;Costs_-Store_3'.C3]+['Sales_&amp;Costs_-Store_4'.C3]+['Sales_&amp;Costs_-Store_5'.C3]" table:style-name="ce11">
            <text:p>15621180</text:p>
          </table:table-cell>
          <table:table-cell office:value-type="float" office:value="16389161.932612497" table:formula="of:=['Sales_&amp;Costs_-Store_1'.D3]+['Sales_&amp;Costs_-Store_2'.D3]+['Sales_&amp;Costs_-Store_3'.D3]+['Sales_&amp;Costs_-Store_4'.D3]+['Sales_&amp;Costs_-Store_5'.D3]" table:style-name="ce11">
            <text:p>16389162</text:p>
          </table:table-cell>
          <table:table-cell office:value-type="float" office:value="17198773.072287392" table:formula="of:=['Sales_&amp;Costs_-Store_1'.E3]+['Sales_&amp;Costs_-Store_2'.E3]+['Sales_&amp;Costs_-Store_3'.E3]+['Sales_&amp;Costs_-Store_4'.E3]+['Sales_&amp;Costs_-Store_5'.E3]" table:style-name="ce11">
            <text:p>17198773</text:p>
          </table:table-cell>
          <table:table-cell office:value-type="float" office:value="18052489.718528919" table:formula="of:=['Sales_&amp;Costs_-Store_1'.F3]+['Sales_&amp;Costs_-Store_2'.F3]+['Sales_&amp;Costs_-Store_3'.F3]+['Sales_&amp;Costs_-Store_4'.F3]+['Sales_&amp;Costs_-Store_5'.F3]" table:style-name="ce11">
            <text:p>18052490</text:p>
          </table:table-cell>
          <table:table-cell office:value-type="float" office:value="18952947.315651175" table:formula="of:=['Sales_&amp;Costs_-Store_1'.G3]+['Sales_&amp;Costs_-Store_2'.G3]+['Sales_&amp;Costs_-Store_3'.G3]+['Sales_&amp;Costs_-Store_4'.G3]+['Sales_&amp;Costs_-Store_5'.G3]" table:style-name="ce11">
            <text:p>18952947</text:p>
          </table:table-cell>
          <table:table-cell office:value-type="float" office:value="19902951.288356081" table:formula="of:=['Sales_&amp;Costs_-Store_1'.H3]+['Sales_&amp;Costs_-Store_2'.H3]+['Sales_&amp;Costs_-Store_3'.H3]+['Sales_&amp;Costs_-Store_4'.H3]+['Sales_&amp;Costs_-Store_5'.H3]" table:style-name="ce11">
            <text:p>19902951</text:p>
          </table:table-cell>
          <table:table-cell office:value-type="float" office:value="20905488.645159237" table:formula="of:=['Sales_&amp;Costs_-Store_1'.I3]+['Sales_&amp;Costs_-Store_2'.I3]+['Sales_&amp;Costs_-Store_3'.I3]+['Sales_&amp;Costs_-Store_4'.I3]+['Sales_&amp;Costs_-Store_5'.I3]" table:style-name="ce11">
            <text:p>20905489</text:p>
          </table:table-cell>
          <table:table-cell office:value-type="float" office:value="21963740.405536979" table:formula="of:=['Sales_&amp;Costs_-Store_1'.J3]+['Sales_&amp;Costs_-Store_2'.J3]+['Sales_&amp;Costs_-Store_3'.J3]+['Sales_&amp;Costs_-Store_4'.J3]+['Sales_&amp;Costs_-Store_5'.J3]" table:style-name="ce11">
            <text:p>21963740</text:p>
          </table:table-cell>
          <table:table-cell office:value-type="float" office:value="23081094.910804659" table:formula="of:=['Sales_&amp;Costs_-Store_1'.K3]+['Sales_&amp;Costs_-Store_2'.K3]+['Sales_&amp;Costs_-Store_3'.K3]+['Sales_&amp;Costs_-Store_4'.K3]+['Sales_&amp;Costs_-Store_5'.K3]" table:style-name="ce11">
            <text:p>23081095</text:p>
          </table:table-cell>
          <table:table-cell office:value-type="float" office:value="24261162.083181582" table:formula="of:=['Sales_&amp;Costs_-Store_1'.L3]+['Sales_&amp;Costs_-Store_2'.L3]+['Sales_&amp;Costs_-Store_3'.L3]+['Sales_&amp;Costs_-Store_4'.L3]+['Sales_&amp;Costs_-Store_5'.L3]" table:style-name="ce11">
            <text:p>24261162</text:p>
          </table:table-cell>
          <table:table-cell office:value-type="float" office:value="25507788.702277072" table:formula="of:=['Sales_&amp;Costs_-Store_1'.M3]+['Sales_&amp;Costs_-Store_2'.M3]+['Sales_&amp;Costs_-Store_3'.M3]+['Sales_&amp;Costs_-Store_4'.M3]+['Sales_&amp;Costs_-Store_5'.M3]" table:style-name="ce11">
            <text:p>25507789</text:p>
          </table:table-cell>
          <table:table-cell table:number-columns-repeated="16371"/>
        </table:table-row>
        <table:table-row table:style-name="ro5">
          <table:table-cell office:value-type="string" table:style-name="ce5">
            <text:p>Besan</text:p>
          </table:table-cell>
          <table:table-cell office:value-type="float" office:value="6170000" table:formula="of:=['Sales_&amp;Costs_-Store_1'.B4]+['Sales_&amp;Costs_-Store_2'.B4]+['Sales_&amp;Costs_-Store_3'.B4]+['Sales_&amp;Costs_-Store_4'.B4]+['Sales_&amp;Costs_-Store_5'.B4]" table:style-name="ce11">
            <text:p>6170000</text:p>
          </table:table-cell>
          <table:table-cell office:value-type="float" office:value="6391871.25" table:formula="of:=['Sales_&amp;Costs_-Store_1'.C4]+['Sales_&amp;Costs_-Store_2'.C4]+['Sales_&amp;Costs_-Store_3'.C4]+['Sales_&amp;Costs_-Store_4'.C4]+['Sales_&amp;Costs_-Store_5'.C4]" table:style-name="ce11">
            <text:p>6391871</text:p>
          </table:table-cell>
          <table:table-cell office:value-type="float" office:value="6622334.0376375001" table:formula="of:=['Sales_&amp;Costs_-Store_1'.D4]+['Sales_&amp;Costs_-Store_2'.D4]+['Sales_&amp;Costs_-Store_3'.D4]+['Sales_&amp;Costs_-Store_4'.D4]+['Sales_&amp;Costs_-Store_5'.D4]" table:style-name="ce11">
            <text:p>6622334</text:p>
          </table:table-cell>
          <table:table-cell office:value-type="float" office:value="6861743.8980864529" table:formula="of:=['Sales_&amp;Costs_-Store_1'.E4]+['Sales_&amp;Costs_-Store_2'.E4]+['Sales_&amp;Costs_-Store_3'.E4]+['Sales_&amp;Costs_-Store_4'.E4]+['Sales_&amp;Costs_-Store_5'.E4]" table:style-name="ce11">
            <text:p>6861744</text:p>
          </table:table-cell>
          <table:table-cell office:value-type="float" office:value="7110471.9483895302" table:formula="of:=['Sales_&amp;Costs_-Store_1'.F4]+['Sales_&amp;Costs_-Store_2'.F4]+['Sales_&amp;Costs_-Store_3'.F4]+['Sales_&amp;Costs_-Store_4'.F4]+['Sales_&amp;Costs_-Store_5'.F4]" table:style-name="ce11">
            <text:p>7110472</text:p>
          </table:table-cell>
          <table:table-cell office:value-type="float" office:value="7368905.603832989" table:formula="of:=['Sales_&amp;Costs_-Store_1'.G4]+['Sales_&amp;Costs_-Store_2'.G4]+['Sales_&amp;Costs_-Store_3'.G4]+['Sales_&amp;Costs_-Store_4'.G4]+['Sales_&amp;Costs_-Store_5'.G4]" table:style-name="ce11">
            <text:p>7368906</text:p>
          </table:table-cell>
          <table:table-cell office:value-type="float" office:value="7637449.3285488319" table:formula="of:=['Sales_&amp;Costs_-Store_1'.H4]+['Sales_&amp;Costs_-Store_2'.H4]+['Sales_&amp;Costs_-Store_3'.H4]+['Sales_&amp;Costs_-Store_4'.H4]+['Sales_&amp;Costs_-Store_5'.H4]" table:style-name="ce11">
            <text:p>7637449</text:p>
          </table:table-cell>
          <table:table-cell office:value-type="float" office:value="7916525.4220291367" table:formula="of:=['Sales_&amp;Costs_-Store_1'.I4]+['Sales_&amp;Costs_-Store_2'.I4]+['Sales_&amp;Costs_-Store_3'.I4]+['Sales_&amp;Costs_-Store_4'.I4]+['Sales_&amp;Costs_-Store_5'.I4]" table:style-name="ce11">
            <text:p>7916525</text:p>
          </table:table-cell>
          <table:table-cell office:value-type="float" office:value="8206574.8433222687" table:formula="of:=['Sales_&amp;Costs_-Store_1'.J4]+['Sales_&amp;Costs_-Store_2'.J4]+['Sales_&amp;Costs_-Store_3'.J4]+['Sales_&amp;Costs_-Store_4'.J4]+['Sales_&amp;Costs_-Store_5'.J4]" table:style-name="ce11">
            <text:p>8206575</text:p>
          </table:table-cell>
          <table:table-cell office:value-type="float" office:value="8508058.0747698862" table:formula="of:=['Sales_&amp;Costs_-Store_1'.K4]+['Sales_&amp;Costs_-Store_2'.K4]+['Sales_&amp;Costs_-Store_3'.K4]+['Sales_&amp;Costs_-Store_4'.K4]+['Sales_&amp;Costs_-Store_5'.K4]" table:style-name="ce11">
            <text:p>8508058</text:p>
          </table:table-cell>
          <table:table-cell office:value-type="float" office:value="8821456.0272373259" table:formula="of:=['Sales_&amp;Costs_-Store_1'.L4]+['Sales_&amp;Costs_-Store_2'.L4]+['Sales_&amp;Costs_-Store_3'.L4]+['Sales_&amp;Costs_-Store_4'.L4]+['Sales_&amp;Costs_-Store_5'.L4]" table:style-name="ce11">
            <text:p>8821456</text:p>
          </table:table-cell>
          <table:table-cell office:value-type="float" office:value="9147270.9888885338" table:formula="of:=['Sales_&amp;Costs_-Store_1'.M4]+['Sales_&amp;Costs_-Store_2'.M4]+['Sales_&amp;Costs_-Store_3'.M4]+['Sales_&amp;Costs_-Store_4'.M4]+['Sales_&amp;Costs_-Store_5'.M4]" table:style-name="ce11">
            <text:p>9147271</text:p>
          </table:table-cell>
          <table:table-cell table:number-columns-repeated="16371"/>
        </table:table-row>
        <table:table-row table:style-name="ro5">
          <table:table-cell office:value-type="string" table:style-name="ce5">
            <text:p>Rawa/Suji</text:p>
          </table:table-cell>
          <table:table-cell office:value-type="float" office:value="6090000" table:formula="of:=['Sales_&amp;Costs_-Store_1'.B5]+['Sales_&amp;Costs_-Store_2'.B5]+['Sales_&amp;Costs_-Store_3'.B5]+['Sales_&amp;Costs_-Store_4'.B5]+['Sales_&amp;Costs_-Store_5'.B5]" table:style-name="ce11">
            <text:p>6090000</text:p>
          </table:table-cell>
          <table:table-cell office:value-type="float" office:value="6282748.4375" table:formula="of:=['Sales_&amp;Costs_-Store_1'.C5]+['Sales_&amp;Costs_-Store_2'.C5]+['Sales_&amp;Costs_-Store_3'.C5]+['Sales_&amp;Costs_-Store_4'.C5]+['Sales_&amp;Costs_-Store_5'.C5]" table:style-name="ce11">
            <text:p>6282748</text:p>
          </table:table-cell>
          <table:table-cell office:value-type="float" office:value="6481996.6000742186" table:formula="of:=['Sales_&amp;Costs_-Store_1'.D5]+['Sales_&amp;Costs_-Store_2'.D5]+['Sales_&amp;Costs_-Store_3'.D5]+['Sales_&amp;Costs_-Store_4'.D5]+['Sales_&amp;Costs_-Store_5'.D5]" table:style-name="ce11">
            <text:p>6481997</text:p>
          </table:table-cell>
          <table:table-cell office:value-type="float" office:value="6687971.1997349551" table:formula="of:=['Sales_&amp;Costs_-Store_1'.E5]+['Sales_&amp;Costs_-Store_2'.E5]+['Sales_&amp;Costs_-Store_3'.E5]+['Sales_&amp;Costs_-Store_4'.E5]+['Sales_&amp;Costs_-Store_5'.E5]" table:style-name="ce11">
            <text:p>6687971</text:p>
          </table:table-cell>
          <table:table-cell office:value-type="float" office:value="6900907.000824105" table:formula="of:=['Sales_&amp;Costs_-Store_1'.F5]+['Sales_&amp;Costs_-Store_2'.F5]+['Sales_&amp;Costs_-Store_3'.F5]+['Sales_&amp;Costs_-Store_4'.F5]+['Sales_&amp;Costs_-Store_5'.F5]" table:style-name="ce11">
            <text:p>6900907</text:p>
          </table:table-cell>
          <table:table-cell office:value-type="float" office:value="7121047.1090188269" table:formula="of:=['Sales_&amp;Costs_-Store_1'.G5]+['Sales_&amp;Costs_-Store_2'.G5]+['Sales_&amp;Costs_-Store_3'.G5]+['Sales_&amp;Costs_-Store_4'.G5]+['Sales_&amp;Costs_-Store_5'.G5]" table:style-name="ce11">
            <text:p>7121047</text:p>
          </table:table-cell>
          <table:table-cell office:value-type="float" office:value="7348643.2707799627" table:formula="of:=['Sales_&amp;Costs_-Store_1'.H5]+['Sales_&amp;Costs_-Store_2'.H5]+['Sales_&amp;Costs_-Store_3'.H5]+['Sales_&amp;Costs_-Store_4'.H5]+['Sales_&amp;Costs_-Store_5'.H5]" table:style-name="ce11">
            <text:p>7348643</text:p>
          </table:table-cell>
          <table:table-cell office:value-type="float" office:value="7583956.1836223481" table:formula="of:=['Sales_&amp;Costs_-Store_1'.I5]+['Sales_&amp;Costs_-Store_2'.I5]+['Sales_&amp;Costs_-Store_3'.I5]+['Sales_&amp;Costs_-Store_4'.I5]+['Sales_&amp;Costs_-Store_5'.I5]" table:style-name="ce11">
            <text:p>7583956</text:p>
          </table:table-cell>
          <table:table-cell office:value-type="float" office:value="7827255.8176000239" table:formula="of:=['Sales_&amp;Costs_-Store_1'.J5]+['Sales_&amp;Costs_-Store_2'.J5]+['Sales_&amp;Costs_-Store_3'.J5]+['Sales_&amp;Costs_-Store_4'.J5]+['Sales_&amp;Costs_-Store_5'.J5]" table:style-name="ce11">
            <text:p>7827256</text:p>
          </table:table-cell>
          <table:table-cell office:value-type="float" office:value="8078821.7484136429" table:formula="of:=['Sales_&amp;Costs_-Store_1'.K5]+['Sales_&amp;Costs_-Store_2'.K5]+['Sales_&amp;Costs_-Store_3'.K5]+['Sales_&amp;Costs_-Store_4'.K5]+['Sales_&amp;Costs_-Store_5'.K5]" table:style-name="ce11">
            <text:p>8078822</text:p>
          </table:table-cell>
          <table:table-cell office:value-type="float" office:value="8338943.502562237" table:formula="of:=['Sales_&amp;Costs_-Store_1'.L5]+['Sales_&amp;Costs_-Store_2'.L5]+['Sales_&amp;Costs_-Store_3'.L5]+['Sales_&amp;Costs_-Store_4'.L5]+['Sales_&amp;Costs_-Store_5'.L5]" table:style-name="ce11">
            <text:p>8338944</text:p>
          </table:table-cell>
          <table:table-cell office:value-type="float" office:value="8607920.9149769004" table:formula="of:=['Sales_&amp;Costs_-Store_1'.M5]+['Sales_&amp;Costs_-Store_2'.M5]+['Sales_&amp;Costs_-Store_3'.M5]+['Sales_&amp;Costs_-Store_4'.M5]+['Sales_&amp;Costs_-Store_5'.M5]" table:style-name="ce11">
            <text:p>8607921</text:p>
          </table:table-cell>
          <table:table-cell table:number-columns-repeated="16371"/>
        </table:table-row>
        <table:table-row table:style-name="ro5">
          <table:table-cell office:value-type="string" table:style-name="ce5">
            <text:p>Maida</text:p>
          </table:table-cell>
          <table:table-cell office:value-type="float" office:value="6233750" table:formula="of:=['Sales_&amp;Costs_-Store_1'.B6]+['Sales_&amp;Costs_-Store_2'.B6]+['Sales_&amp;Costs_-Store_3'.B6]+['Sales_&amp;Costs_-Store_4'.B6]+['Sales_&amp;Costs_-Store_5'.B6]" table:style-name="ce11">
            <text:p>6233750</text:p>
          </table:table-cell>
          <table:table-cell office:value-type="float" office:value="6492814.46875" table:formula="of:=['Sales_&amp;Costs_-Store_1'.C6]+['Sales_&amp;Costs_-Store_2'.C6]+['Sales_&amp;Costs_-Store_3'.C6]+['Sales_&amp;Costs_-Store_4'.C6]+['Sales_&amp;Costs_-Store_5'.C6]" table:style-name="ce11">
            <text:p>6492814</text:p>
          </table:table-cell>
          <table:table-cell office:value-type="float" office:value="6763259.66755703" table:formula="of:=['Sales_&amp;Costs_-Store_1'.D6]+['Sales_&amp;Costs_-Store_2'.D6]+['Sales_&amp;Costs_-Store_3'.D6]+['Sales_&amp;Costs_-Store_4'.D6]+['Sales_&amp;Costs_-Store_5'.D6]" table:style-name="ce11">
            <text:p>6763260</text:p>
          </table:table-cell>
          <table:table-cell office:value-type="float" office:value="7045602.3060401939" table:formula="of:=['Sales_&amp;Costs_-Store_1'.E6]+['Sales_&amp;Costs_-Store_2'.E6]+['Sales_&amp;Costs_-Store_3'.E6]+['Sales_&amp;Costs_-Store_4'.E6]+['Sales_&amp;Costs_-Store_5'.E6]" table:style-name="ce11">
            <text:p>7045602</text:p>
          </table:table-cell>
          <table:table-cell office:value-type="float" office:value="7340383.0119089214" table:formula="of:=['Sales_&amp;Costs_-Store_1'.F6]+['Sales_&amp;Costs_-Store_2'.F6]+['Sales_&amp;Costs_-Store_3'.F6]+['Sales_&amp;Costs_-Store_4'.F6]+['Sales_&amp;Costs_-Store_5'.F6]" table:style-name="ce11">
            <text:p>7340383</text:p>
          </table:table-cell>
          <table:table-cell office:value-type="float" office:value="7648167.4514078079" table:formula="of:=['Sales_&amp;Costs_-Store_1'.G6]+['Sales_&amp;Costs_-Store_2'.G6]+['Sales_&amp;Costs_-Store_3'.G6]+['Sales_&amp;Costs_-Store_4'.G6]+['Sales_&amp;Costs_-Store_5'.G6]" table:style-name="ce11">
            <text:p>7648167</text:p>
          </table:table-cell>
          <table:table-cell office:value-type="float" office:value="7969547.5026755072" table:formula="of:=['Sales_&amp;Costs_-Store_1'.H6]+['Sales_&amp;Costs_-Store_2'.H6]+['Sales_&amp;Costs_-Store_3'.H6]+['Sales_&amp;Costs_-Store_4'.H6]+['Sales_&amp;Costs_-Store_5'.H6]" table:style-name="ce11">
            <text:p>7969548</text:p>
          </table:table-cell>
          <table:table-cell office:value-type="float" office:value="8305142.4845319502" table:formula="of:=['Sales_&amp;Costs_-Store_1'.I6]+['Sales_&amp;Costs_-Store_2'.I6]+['Sales_&amp;Costs_-Store_3'.I6]+['Sales_&amp;Costs_-Store_4'.I6]+['Sales_&amp;Costs_-Store_5'.I6]" table:style-name="ce11">
            <text:p>8305142</text:p>
          </table:table-cell>
          <table:table-cell office:value-type="float" office:value="8655600.4433282893" table:formula="of:=['Sales_&amp;Costs_-Store_1'.J6]+['Sales_&amp;Costs_-Store_2'.J6]+['Sales_&amp;Costs_-Store_3'.J6]+['Sales_&amp;Costs_-Store_4'.J6]+['Sales_&amp;Costs_-Store_5'.J6]" table:style-name="ce11">
            <text:p>8655600</text:p>
          </table:table-cell>
          <table:table-cell office:value-type="float" office:value="9021599.5006198082" table:formula="of:=['Sales_&amp;Costs_-Store_1'.K6]+['Sales_&amp;Costs_-Store_2'.K6]+['Sales_&amp;Costs_-Store_3'.K6]+['Sales_&amp;Costs_-Store_4'.K6]+['Sales_&amp;Costs_-Store_5'.K6]" table:style-name="ce11">
            <text:p>9021600</text:p>
          </table:table-cell>
          <table:table-cell office:value-type="float" office:value="9403849.2645538896" table:formula="of:=['Sales_&amp;Costs_-Store_1'.L6]+['Sales_&amp;Costs_-Store_2'.L6]+['Sales_&amp;Costs_-Store_3'.L6]+['Sales_&amp;Costs_-Store_4'.L6]+['Sales_&amp;Costs_-Store_5'.L6]" table:style-name="ce11">
            <text:p>9403849</text:p>
          </table:table-cell>
          <table:table-cell office:value-type="float" office:value="9803092.3080033902" table:formula="of:=['Sales_&amp;Costs_-Store_1'.M6]+['Sales_&amp;Costs_-Store_2'.M6]+['Sales_&amp;Costs_-Store_3'.M6]+['Sales_&amp;Costs_-Store_4'.M6]+['Sales_&amp;Costs_-Store_5'.M6]" table:style-name="ce11">
            <text:p>9803092</text:p>
          </table:table-cell>
          <table:table-cell table:number-columns-repeated="16371"/>
        </table:table-row>
        <table:table-row table:style-name="ro5">
          <table:table-cell office:value-type="string" table:style-name="ce5">
            <text:p>Rice</text:p>
          </table:table-cell>
          <table:table-cell office:value-type="float" office:value="9130000" table:formula="of:=['Sales_&amp;Costs_-Store_1'.B7]+['Sales_&amp;Costs_-Store_2'.B7]+['Sales_&amp;Costs_-Store_3'.B7]+['Sales_&amp;Costs_-Store_4'.B7]+['Sales_&amp;Costs_-Store_5'.B7]" table:style-name="ce11">
            <text:p>9130000</text:p>
          </table:table-cell>
          <table:table-cell office:value-type="float" office:value="9571696.25" table:formula="of:=['Sales_&amp;Costs_-Store_1'.C7]+['Sales_&amp;Costs_-Store_2'.C7]+['Sales_&amp;Costs_-Store_3'.C7]+['Sales_&amp;Costs_-Store_4'.C7]+['Sales_&amp;Costs_-Store_5'.C7]" table:style-name="ce11">
            <text:p>9571696</text:p>
          </table:table-cell>
          <table:table-cell office:value-type="float" office:value="10035162.241656251" table:formula="of:=['Sales_&amp;Costs_-Store_1'.D7]+['Sales_&amp;Costs_-Store_2'.D7]+['Sales_&amp;Costs_-Store_3'.D7]+['Sales_&amp;Costs_-Store_4'.D7]+['Sales_&amp;Costs_-Store_5'.D7]" table:style-name="ce11">
            <text:p>10035162</text:p>
          </table:table-cell>
          <table:table-cell office:value-type="float" office:value="10521487.695708679" table:formula="of:=['Sales_&amp;Costs_-Store_1'.E7]+['Sales_&amp;Costs_-Store_2'.E7]+['Sales_&amp;Costs_-Store_3'.E7]+['Sales_&amp;Costs_-Store_4'.E7]+['Sales_&amp;Costs_-Store_5'.E7]" table:style-name="ce11">
            <text:p>10521488</text:p>
          </table:table-cell>
          <table:table-cell office:value-type="float" office:value="11031817.584975036" table:formula="of:=['Sales_&amp;Costs_-Store_1'.F7]+['Sales_&amp;Costs_-Store_2'.F7]+['Sales_&amp;Costs_-Store_3'.F7]+['Sales_&amp;Costs_-Store_4'.F7]+['Sales_&amp;Costs_-Store_5'.F7]" table:style-name="ce11">
            <text:p>11031818</text:p>
          </table:table-cell>
          <table:table-cell office:value-type="float" office:value="11567354.965689473" table:formula="of:=['Sales_&amp;Costs_-Store_1'.G7]+['Sales_&amp;Costs_-Store_2'.G7]+['Sales_&amp;Costs_-Store_3'.G7]+['Sales_&amp;Costs_-Store_4'.G7]+['Sales_&amp;Costs_-Store_5'.G7]" table:style-name="ce11">
            <text:p>11567355</text:p>
          </table:table-cell>
          <table:table-cell office:value-type="float" office:value="12129363.955216894" table:formula="of:=['Sales_&amp;Costs_-Store_1'.H7]+['Sales_&amp;Costs_-Store_2'.H7]+['Sales_&amp;Costs_-Store_3'.H7]+['Sales_&amp;Costs_-Store_4'.H7]+['Sales_&amp;Costs_-Store_5'.H7]" table:style-name="ce11">
            <text:p>12129364</text:p>
          </table:table-cell>
          <table:table-cell office:value-type="float" office:value="12719172.8637667" table:formula="of:=['Sales_&amp;Costs_-Store_1'.I7]+['Sales_&amp;Costs_-Store_2'.I7]+['Sales_&amp;Costs_-Store_3'.I7]+['Sales_&amp;Costs_-Store_4'.I7]+['Sales_&amp;Costs_-Store_5'.I7]" table:style-name="ce11">
            <text:p>12719173</text:p>
          </table:table-cell>
          <table:table-cell office:value-type="float" office:value="13338177.488129199" table:formula="of:=['Sales_&amp;Costs_-Store_1'.J7]+['Sales_&amp;Costs_-Store_2'.J7]+['Sales_&amp;Costs_-Store_3'.J7]+['Sales_&amp;Costs_-Store_4'.J7]+['Sales_&amp;Costs_-Store_5'.J7]" table:style-name="ce11">
            <text:p>13338177</text:p>
          </table:table-cell>
          <table:table-cell office:value-type="float" office:value="13987844.575878508" table:formula="of:=['Sales_&amp;Costs_-Store_1'.K7]+['Sales_&amp;Costs_-Store_2'.K7]+['Sales_&amp;Costs_-Store_3'.K7]+['Sales_&amp;Costs_-Store_4'.K7]+['Sales_&amp;Costs_-Store_5'.K7]" table:style-name="ce11">
            <text:p>13987845</text:p>
          </table:table-cell>
          <table:table-cell office:value-type="float" office:value="14669715.468928624" table:formula="of:=['Sales_&amp;Costs_-Store_1'.L7]+['Sales_&amp;Costs_-Store_2'.L7]+['Sales_&amp;Costs_-Store_3'.L7]+['Sales_&amp;Costs_-Store_4'.L7]+['Sales_&amp;Costs_-Store_5'.L7]" table:style-name="ce11">
            <text:p>14669715</text:p>
          </table:table-cell>
          <table:table-cell office:value-type="float" office:value="15385409.935795425" table:formula="of:=['Sales_&amp;Costs_-Store_1'.M7]+['Sales_&amp;Costs_-Store_2'.M7]+['Sales_&amp;Costs_-Store_3'.M7]+['Sales_&amp;Costs_-Store_4'.M7]+['Sales_&amp;Costs_-Store_5'.M7]" table:style-name="ce11">
            <text:p>15385410</text:p>
          </table:table-cell>
          <table:table-cell table:number-columns-repeated="16371"/>
        </table:table-row>
        <table:table-row table:style-name="ro5">
          <table:table-cell office:value-type="string" table:style-name="ce5">
            <text:p>Sugar</text:p>
          </table:table-cell>
          <table:table-cell office:value-type="float" office:value="5155000" table:formula="of:=['Sales_&amp;Costs_-Store_1'.B8]+['Sales_&amp;Costs_-Store_2'.B8]+['Sales_&amp;Costs_-Store_3'.B8]+['Sales_&amp;Costs_-Store_4'.B8]+['Sales_&amp;Costs_-Store_5'.B8]" table:style-name="ce11">
            <text:p>5155000</text:p>
          </table:table-cell>
          <table:table-cell office:value-type="float" office:value="5421719.3125" table:formula="of:=['Sales_&amp;Costs_-Store_1'.C8]+['Sales_&amp;Costs_-Store_2'.C8]+['Sales_&amp;Costs_-Store_3'.C8]+['Sales_&amp;Costs_-Store_4'.C8]+['Sales_&amp;Costs_-Store_5'.C8]" table:style-name="ce11">
            <text:p>5421719</text:p>
          </table:table-cell>
          <table:table-cell office:value-type="float" office:value="5702864.3445109371" table:formula="of:=['Sales_&amp;Costs_-Store_1'.D8]+['Sales_&amp;Costs_-Store_2'.D8]+['Sales_&amp;Costs_-Store_3'.D8]+['Sales_&amp;Costs_-Store_4'.D8]+['Sales_&amp;Costs_-Store_5'.D8]" table:style-name="ce11">
            <text:p>5702864</text:p>
          </table:table-cell>
          <table:table-cell office:value-type="float" office:value="5999241.7804492665" table:formula="of:=['Sales_&amp;Costs_-Store_1'.E8]+['Sales_&amp;Costs_-Store_2'.E8]+['Sales_&amp;Costs_-Store_3'.E8]+['Sales_&amp;Costs_-Store_4'.E8]+['Sales_&amp;Costs_-Store_5'.E8]" table:style-name="ce11">
            <text:p>5999242</text:p>
          </table:table-cell>
          <table:table-cell office:value-type="float" office:value="6311704.4994372111" table:formula="of:=['Sales_&amp;Costs_-Store_1'.F8]+['Sales_&amp;Costs_-Store_2'.F8]+['Sales_&amp;Costs_-Store_3'.F8]+['Sales_&amp;Costs_-Store_4'.F8]+['Sales_&amp;Costs_-Store_5'.F8]" table:style-name="ce11">
            <text:p>6311704</text:p>
          </table:table-cell>
          <table:table-cell office:value-type="float" office:value="6641154.2644358352" table:formula="of:=['Sales_&amp;Costs_-Store_1'.G8]+['Sales_&amp;Costs_-Store_2'.G8]+['Sales_&amp;Costs_-Store_3'.G8]+['Sales_&amp;Costs_-Store_4'.G8]+['Sales_&amp;Costs_-Store_5'.G8]" table:style-name="ce11">
            <text:p>6641154</text:p>
          </table:table-cell>
          <table:table-cell office:value-type="float" office:value="6988544.5696862815" table:formula="of:=['Sales_&amp;Costs_-Store_1'.H8]+['Sales_&amp;Costs_-Store_2'.H8]+['Sales_&amp;Costs_-Store_3'.H8]+['Sales_&amp;Costs_-Store_4'.H8]+['Sales_&amp;Costs_-Store_5'.H8]" table:style-name="ce11">
            <text:p>6988545</text:p>
          </table:table-cell>
          <table:table-cell office:value-type="float" office:value="7354883.6558507103" table:formula="of:=['Sales_&amp;Costs_-Store_1'.I8]+['Sales_&amp;Costs_-Store_2'.I8]+['Sales_&amp;Costs_-Store_3'.I8]+['Sales_&amp;Costs_-Store_4'.I8]+['Sales_&amp;Costs_-Store_5'.I8]" table:style-name="ce11">
            <text:p>7354884</text:p>
          </table:table-cell>
          <table:table-cell office:value-type="float" office:value="7741237.7028046735" table:formula="of:=['Sales_&amp;Costs_-Store_1'.J8]+['Sales_&amp;Costs_-Store_2'.J8]+['Sales_&amp;Costs_-Store_3'.J8]+['Sales_&amp;Costs_-Store_4'.J8]+['Sales_&amp;Costs_-Store_5'.J8]" table:style-name="ce11">
            <text:p>7741238</text:p>
          </table:table-cell>
          <table:table-cell office:value-type="float" office:value="8148734.2106262753" table:formula="of:=['Sales_&amp;Costs_-Store_1'.K8]+['Sales_&amp;Costs_-Store_2'.K8]+['Sales_&amp;Costs_-Store_3'.K8]+['Sales_&amp;Costs_-Store_4'.K8]+['Sales_&amp;Costs_-Store_5'.K8]" table:style-name="ce11">
            <text:p>8148734</text:p>
          </table:table-cell>
          <table:table-cell office:value-type="float" office:value="8578565.5799567774" table:formula="of:=['Sales_&amp;Costs_-Store_1'.L8]+['Sales_&amp;Costs_-Store_2'.L8]+['Sales_&amp;Costs_-Store_3'.L8]+['Sales_&amp;Costs_-Store_4'.L8]+['Sales_&amp;Costs_-Store_5'.L8]" table:style-name="ce11">
            <text:p>8578566</text:p>
          </table:table-cell>
          <table:table-cell office:value-type="float" office:value="9031992.9035742097" table:formula="of:=['Sales_&amp;Costs_-Store_1'.M8]+['Sales_&amp;Costs_-Store_2'.M8]+['Sales_&amp;Costs_-Store_3'.M8]+['Sales_&amp;Costs_-Store_4'.M8]+['Sales_&amp;Costs_-Store_5'.M8]" table:style-name="ce11">
            <text:p>9031993</text:p>
          </table:table-cell>
          <table:table-cell table:number-columns-repeated="16371"/>
        </table:table-row>
        <table:table-row table:style-name="ro5">
          <table:table-cell office:value-type="string" table:style-name="ce5">
            <text:p>Total</text:p>
          </table:table-cell>
          <table:table-cell office:value-type="float" office:value="47671250" table:formula="of:=['Sales_&amp;Costs_-Store_1'.B9]+['Sales_&amp;Costs_-Store_2'.B9]+['Sales_&amp;Costs_-Store_3'.B9]+['Sales_&amp;Costs_-Store_4'.B9]+['Sales_&amp;Costs_-Store_5'.B9]" table:style-name="ce11">
            <text:p>47671250</text:p>
          </table:table-cell>
          <table:table-cell office:value-type="float" office:value="49782029.71875" table:formula="of:=['Sales_&amp;Costs_-Store_1'.C9]+['Sales_&amp;Costs_-Store_2'.C9]+['Sales_&amp;Costs_-Store_3'.C9]+['Sales_&amp;Costs_-Store_4'.C9]+['Sales_&amp;Costs_-Store_5'.C9]" table:style-name="ce11">
            <text:p>49782030</text:p>
          </table:table-cell>
          <table:table-cell office:value-type="float" office:value="51994778.82404843" table:formula="of:=['Sales_&amp;Costs_-Store_1'.D9]+['Sales_&amp;Costs_-Store_2'.D9]+['Sales_&amp;Costs_-Store_3'.D9]+['Sales_&amp;Costs_-Store_4'.D9]+['Sales_&amp;Costs_-Store_5'.D9]" table:style-name="ce11">
            <text:p>51994779</text:p>
          </table:table-cell>
          <table:table-cell office:value-type="float" office:value="54314819.952306941" table:formula="of:=['Sales_&amp;Costs_-Store_1'.E9]+['Sales_&amp;Costs_-Store_2'.E9]+['Sales_&amp;Costs_-Store_3'.E9]+['Sales_&amp;Costs_-Store_4'.E9]+['Sales_&amp;Costs_-Store_5'.E9]" table:style-name="ce11">
            <text:p>54314820</text:p>
          </table:table-cell>
          <table:table-cell office:value-type="float" office:value="56747773.764063723" table:formula="of:=['Sales_&amp;Costs_-Store_1'.F9]+['Sales_&amp;Costs_-Store_2'.F9]+['Sales_&amp;Costs_-Store_3'.F9]+['Sales_&amp;Costs_-Store_4'.F9]+['Sales_&amp;Costs_-Store_5'.F9]" table:style-name="ce11">
            <text:p>56747774</text:p>
          </table:table-cell>
          <table:table-cell office:value-type="float" office:value="59299576.710036099" table:formula="of:=['Sales_&amp;Costs_-Store_1'.G9]+['Sales_&amp;Costs_-Store_2'.G9]+['Sales_&amp;Costs_-Store_3'.G9]+['Sales_&amp;Costs_-Store_4'.G9]+['Sales_&amp;Costs_-Store_5'.G9]" table:style-name="ce11">
            <text:p>59299577</text:p>
          </table:table-cell>
          <table:table-cell office:value-type="float" office:value="61976499.915263563" table:formula="of:=['Sales_&amp;Costs_-Store_1'.H9]+['Sales_&amp;Costs_-Store_2'.H9]+['Sales_&amp;Costs_-Store_3'.H9]+['Sales_&amp;Costs_-Store_4'.H9]+['Sales_&amp;Costs_-Store_5'.H9]" table:style-name="ce11">
            <text:p>61976500</text:p>
          </table:table-cell>
          <table:table-cell office:value-type="float" office:value="64785169.254960082" table:formula="of:=['Sales_&amp;Costs_-Store_1'.I9]+['Sales_&amp;Costs_-Store_2'.I9]+['Sales_&amp;Costs_-Store_3'.I9]+['Sales_&amp;Costs_-Store_4'.I9]+['Sales_&amp;Costs_-Store_5'.I9]" table:style-name="ce11">
            <text:p>64785169</text:p>
          </table:table-cell>
          <table:table-cell office:value-type="float" office:value="67732586.700721443" table:formula="of:=['Sales_&amp;Costs_-Store_1'.J9]+['Sales_&amp;Costs_-Store_2'.J9]+['Sales_&amp;Costs_-Store_3'.J9]+['Sales_&amp;Costs_-Store_4'.J9]+['Sales_&amp;Costs_-Store_5'.J9]" table:style-name="ce11">
            <text:p>67732587</text:p>
          </table:table-cell>
          <table:table-cell office:value-type="float" office:value="70826153.021112785" table:formula="of:=['Sales_&amp;Costs_-Store_1'.K9]+['Sales_&amp;Costs_-Store_2'.K9]+['Sales_&amp;Costs_-Store_3'.K9]+['Sales_&amp;Costs_-Store_4'.K9]+['Sales_&amp;Costs_-Store_5'.K9]" table:style-name="ce11">
            <text:p>70826153</text:p>
          </table:table-cell>
          <table:table-cell office:value-type="float" office:value="74073691.926420435" table:formula="of:=['Sales_&amp;Costs_-Store_1'.L9]+['Sales_&amp;Costs_-Store_2'.L9]+['Sales_&amp;Costs_-Store_3'.L9]+['Sales_&amp;Costs_-Store_4'.L9]+['Sales_&amp;Costs_-Store_5'.L9]" table:style-name="ce11">
            <text:p>74073692</text:p>
          </table:table-cell>
          <table:table-cell office:value-type="float" office:value="77483475.753515527" table:formula="of:=['Sales_&amp;Costs_-Store_1'.M9]+['Sales_&amp;Costs_-Store_2'.M9]+['Sales_&amp;Costs_-Store_3'.M9]+['Sales_&amp;Costs_-Store_4'.M9]+['Sales_&amp;Costs_-Store_5'.M9]" table:style-name="ce11">
            <text:p>77483476</text:p>
          </table:table-cell>
          <table:table-cell table:number-columns-repeated="16371"/>
        </table:table-row>
        <table:table-row table:style-name="ro6">
          <table:table-cell table:number-columns-repeated="16384"/>
        </table:table-row>
        <table:table-row table:style-name="ro5">
          <table:table-cell office:value-type="string" table:style-name="ce6">
            <text:p>Brand wiise sales</text:p>
          </table:table-cell>
          <table:table-cell table:number-columns-repeated="16383" table:style-name="ce1"/>
        </table:table-row>
        <table:table-row table:style-name="ro5">
          <table:table-cell office:value-type="string" table:style-name="ce6">
            <text:p>Atta</text:p>
          </table:table-cell>
          <table:table-cell table:number-columns-repeated="16383" table:style-name="ce1"/>
        </table:table-row>
        <table:table-row table:style-name="ro5">
          <table:table-cell office:value-type="string" table:style-name="ce5">
            <text:p>Fortune</text:p>
          </table:table-cell>
          <table:table-cell office:value-type="float" office:value="5212375" table:formula="of:=['Sales_&amp;Costs_-Store_1'.B13]+['Sales_&amp;Costs_-Store_2'.B13]+['Sales_&amp;Costs_-Store_3'.B13]+['Sales_&amp;Costs_-Store_4'.B13]+['Sales_&amp;Costs_-Store_5'.B13]" table:style-name="ce11">
            <text:p>5212375</text:p>
          </table:table-cell>
          <table:table-cell office:value-type="float" office:value="5467412.9999999991" table:formula="of:=['Sales_&amp;Costs_-Store_1'.C13]+['Sales_&amp;Costs_-Store_2'.C13]+['Sales_&amp;Costs_-Store_3'.C13]+['Sales_&amp;Costs_-Store_4'.C13]+['Sales_&amp;Costs_-Store_5'.C13]" table:style-name="ce11">
            <text:p>5467413</text:p>
          </table:table-cell>
          <table:table-cell office:value-type="float" office:value="5736206.6764143743" table:formula="of:=['Sales_&amp;Costs_-Store_1'.D13]+['Sales_&amp;Costs_-Store_2'.D13]+['Sales_&amp;Costs_-Store_3'.D13]+['Sales_&amp;Costs_-Store_4'.D13]+['Sales_&amp;Costs_-Store_5'.D13]" table:style-name="ce11">
            <text:p>5736207</text:p>
          </table:table-cell>
          <table:table-cell office:value-type="float" office:value="6019570.5753005855" table:formula="of:=['Sales_&amp;Costs_-Store_1'.E13]+['Sales_&amp;Costs_-Store_2'.E13]+['Sales_&amp;Costs_-Store_3'.E13]+['Sales_&amp;Costs_-Store_4'.E13]+['Sales_&amp;Costs_-Store_5'.E13]" table:style-name="ce11">
            <text:p>6019571</text:p>
          </table:table-cell>
          <table:table-cell office:value-type="float" office:value="6318371.4014851218" table:formula="of:=['Sales_&amp;Costs_-Store_1'.F13]+['Sales_&amp;Costs_-Store_2'.F13]+['Sales_&amp;Costs_-Store_3'.F13]+['Sales_&amp;Costs_-Store_4'.F13]+['Sales_&amp;Costs_-Store_5'.F13]" table:style-name="ce11">
            <text:p>6318371</text:p>
          </table:table-cell>
          <table:table-cell office:value-type="float" office:value="6633531.5604779106" table:formula="of:=['Sales_&amp;Costs_-Store_1'.G13]+['Sales_&amp;Costs_-Store_2'.G13]+['Sales_&amp;Costs_-Store_3'.G13]+['Sales_&amp;Costs_-Store_4'.G13]+['Sales_&amp;Costs_-Store_5'.G13]" table:style-name="ce11">
            <text:p>6633532</text:p>
          </table:table-cell>
          <table:table-cell office:value-type="float" office:value="6966032.9509246284" table:formula="of:=['Sales_&amp;Costs_-Store_1'.H13]+['Sales_&amp;Costs_-Store_2'.H13]+['Sales_&amp;Costs_-Store_3'.H13]+['Sales_&amp;Costs_-Store_4'.H13]+['Sales_&amp;Costs_-Store_5'.H13]" table:style-name="ce11">
            <text:p>6966033</text:p>
          </table:table-cell>
          <table:table-cell office:value-type="float" office:value="7316921.0258057322" table:formula="of:=['Sales_&amp;Costs_-Store_1'.I13]+['Sales_&amp;Costs_-Store_2'.I13]+['Sales_&amp;Costs_-Store_3'.I13]+['Sales_&amp;Costs_-Store_4'.I13]+['Sales_&amp;Costs_-Store_5'.I13]" table:style-name="ce11">
            <text:p>7316921</text:p>
          </table:table-cell>
          <table:table-cell office:value-type="float" office:value="7687309.1419379422" table:formula="of:=['Sales_&amp;Costs_-Store_1'.J13]+['Sales_&amp;Costs_-Store_2'.J13]+['Sales_&amp;Costs_-Store_3'.J13]+['Sales_&amp;Costs_-Store_4'.J13]+['Sales_&amp;Costs_-Store_5'.J13]" table:style-name="ce11">
            <text:p>7687309</text:p>
          </table:table-cell>
          <table:table-cell office:value-type="float" office:value="8078383.2187816305" table:formula="of:=['Sales_&amp;Costs_-Store_1'.K13]+['Sales_&amp;Costs_-Store_2'.K13]+['Sales_&amp;Costs_-Store_3'.K13]+['Sales_&amp;Costs_-Store_4'.K13]+['Sales_&amp;Costs_-Store_5'.K13]" table:style-name="ce11">
            <text:p>8078383</text:p>
          </table:table-cell>
          <table:table-cell office:value-type="float" office:value="8491406.7291135527" table:formula="of:=['Sales_&amp;Costs_-Store_1'.L13]+['Sales_&amp;Costs_-Store_2'.L13]+['Sales_&amp;Costs_-Store_3'.L13]+['Sales_&amp;Costs_-Store_4'.L13]+['Sales_&amp;Costs_-Store_5'.L13]" table:style-name="ce11">
            <text:p>8491407</text:p>
          </table:table-cell>
          <table:table-cell office:value-type="float" office:value="8927726.0457969718" table:formula="of:=['Sales_&amp;Costs_-Store_1'.M13]+['Sales_&amp;Costs_-Store_2'.M13]+['Sales_&amp;Costs_-Store_3'.M13]+['Sales_&amp;Costs_-Store_4'.M13]+['Sales_&amp;Costs_-Store_5'.M13]" table:style-name="ce11">
            <text:p>8927726</text:p>
          </table:table-cell>
          <table:table-cell table:number-columns-repeated="16371"/>
        </table:table-row>
        <table:table-row table:style-name="ro5">
          <table:table-cell office:value-type="string" table:style-name="ce5">
            <text:p>Patanjali</text:p>
          </table:table-cell>
          <table:table-cell office:value-type="float" office:value="4467750" table:formula="of:=['Sales_&amp;Costs_-Store_1'.B14]+['Sales_&amp;Costs_-Store_2'.B14]+['Sales_&amp;Costs_-Store_3'.B14]+['Sales_&amp;Costs_-Store_4'.B14]+['Sales_&amp;Costs_-Store_5'.B14]" table:style-name="ce11">
            <text:p>4467750</text:p>
          </table:table-cell>
          <table:table-cell office:value-type="float" office:value="4686354" table:formula="of:=['Sales_&amp;Costs_-Store_1'.C14]+['Sales_&amp;Costs_-Store_2'.C14]+['Sales_&amp;Costs_-Store_3'.C14]+['Sales_&amp;Costs_-Store_4'.C14]+['Sales_&amp;Costs_-Store_5'.C14]" table:style-name="ce11">
            <text:p>4686354</text:p>
          </table:table-cell>
          <table:table-cell office:value-type="float" office:value="4916748.5797837488" table:formula="of:=['Sales_&amp;Costs_-Store_1'.D14]+['Sales_&amp;Costs_-Store_2'.D14]+['Sales_&amp;Costs_-Store_3'.D14]+['Sales_&amp;Costs_-Store_4'.D14]+['Sales_&amp;Costs_-Store_5'.D14]" table:style-name="ce11">
            <text:p>4916749</text:p>
          </table:table-cell>
          <table:table-cell office:value-type="float" office:value="5159631.9216862163" table:formula="of:=['Sales_&amp;Costs_-Store_1'.E14]+['Sales_&amp;Costs_-Store_2'.E14]+['Sales_&amp;Costs_-Store_3'.E14]+['Sales_&amp;Costs_-Store_4'.E14]+['Sales_&amp;Costs_-Store_5'.E14]" table:style-name="ce11">
            <text:p>5159632</text:p>
          </table:table-cell>
          <table:table-cell office:value-type="float" office:value="5415746.9155586753" table:formula="of:=['Sales_&amp;Costs_-Store_1'.F14]+['Sales_&amp;Costs_-Store_2'.F14]+['Sales_&amp;Costs_-Store_3'.F14]+['Sales_&amp;Costs_-Store_4'.F14]+['Sales_&amp;Costs_-Store_5'.F14]" table:style-name="ce11">
            <text:p>5415747</text:p>
          </table:table-cell>
          <table:table-cell office:value-type="float" office:value="5685884.1946953526" table:formula="of:=['Sales_&amp;Costs_-Store_1'.G14]+['Sales_&amp;Costs_-Store_2'.G14]+['Sales_&amp;Costs_-Store_3'.G14]+['Sales_&amp;Costs_-Store_4'.G14]+['Sales_&amp;Costs_-Store_5'.G14]" table:style-name="ce11">
            <text:p>5685884</text:p>
          </table:table-cell>
          <table:table-cell office:value-type="float" office:value="5970885.3865068248" table:formula="of:=['Sales_&amp;Costs_-Store_1'.H14]+['Sales_&amp;Costs_-Store_2'.H14]+['Sales_&amp;Costs_-Store_3'.H14]+['Sales_&amp;Costs_-Store_4'.H14]+['Sales_&amp;Costs_-Store_5'.H14]" table:style-name="ce11">
            <text:p>5970885</text:p>
          </table:table-cell>
          <table:table-cell office:value-type="float" office:value="6271646.5935477717" table:formula="of:=['Sales_&amp;Costs_-Store_1'.I14]+['Sales_&amp;Costs_-Store_2'.I14]+['Sales_&amp;Costs_-Store_3'.I14]+['Sales_&amp;Costs_-Store_4'.I14]+['Sales_&amp;Costs_-Store_5'.I14]" table:style-name="ce11">
            <text:p>6271647</text:p>
          </table:table-cell>
          <table:table-cell office:value-type="float" office:value="6589122.1216610931" table:formula="of:=['Sales_&amp;Costs_-Store_1'.J14]+['Sales_&amp;Costs_-Store_2'.J14]+['Sales_&amp;Costs_-Store_3'.J14]+['Sales_&amp;Costs_-Store_4'.J14]+['Sales_&amp;Costs_-Store_5'.J14]" table:style-name="ce11">
            <text:p>6589122</text:p>
          </table:table-cell>
          <table:table-cell office:value-type="float" office:value="6924328.4732413981" table:formula="of:=['Sales_&amp;Costs_-Store_1'.K14]+['Sales_&amp;Costs_-Store_2'.K14]+['Sales_&amp;Costs_-Store_3'.K14]+['Sales_&amp;Costs_-Store_4'.K14]+['Sales_&amp;Costs_-Store_5'.K14]" table:style-name="ce11">
            <text:p>6924328</text:p>
          </table:table-cell>
          <table:table-cell office:value-type="float" office:value="7278348.6249544751" table:formula="of:=['Sales_&amp;Costs_-Store_1'.L14]+['Sales_&amp;Costs_-Store_2'.L14]+['Sales_&amp;Costs_-Store_3'.L14]+['Sales_&amp;Costs_-Store_4'.L14]+['Sales_&amp;Costs_-Store_5'.L14]" table:style-name="ce11">
            <text:p>7278349</text:p>
          </table:table-cell>
          <table:table-cell office:value-type="float" office:value="7652336.6106831208" table:formula="of:=['Sales_&amp;Costs_-Store_1'.M14]+['Sales_&amp;Costs_-Store_2'.M14]+['Sales_&amp;Costs_-Store_3'.M14]+['Sales_&amp;Costs_-Store_4'.M14]+['Sales_&amp;Costs_-Store_5'.M14]" table:style-name="ce11">
            <text:p>7652337</text:p>
          </table:table-cell>
          <table:table-cell table:number-columns-repeated="16371"/>
        </table:table-row>
        <table:table-row table:style-name="ro5">
          <table:table-cell office:value-type="string" table:style-name="ce5">
            <text:p>Organic Tattva</text:p>
          </table:table-cell>
          <table:table-cell office:value-type="float" office:value="2233875" table:formula="of:=['Sales_&amp;Costs_-Store_1'.B15]+['Sales_&amp;Costs_-Store_2'.B15]+['Sales_&amp;Costs_-Store_3'.B15]+['Sales_&amp;Costs_-Store_4'.B15]+['Sales_&amp;Costs_-Store_5'.B15]" table:style-name="ce11">
            <text:p>2233875</text:p>
          </table:table-cell>
          <table:table-cell office:value-type="float" office:value="2343177" table:formula="of:=['Sales_&amp;Costs_-Store_1'.C15]+['Sales_&amp;Costs_-Store_2'.C15]+['Sales_&amp;Costs_-Store_3'.C15]+['Sales_&amp;Costs_-Store_4'.C15]+['Sales_&amp;Costs_-Store_5'.C15]" table:style-name="ce11">
            <text:p>2343177</text:p>
          </table:table-cell>
          <table:table-cell office:value-type="float" office:value="2458374.2898918744" table:formula="of:=['Sales_&amp;Costs_-Store_1'.D15]+['Sales_&amp;Costs_-Store_2'.D15]+['Sales_&amp;Costs_-Store_3'.D15]+['Sales_&amp;Costs_-Store_4'.D15]+['Sales_&amp;Costs_-Store_5'.D15]" table:style-name="ce11">
            <text:p>2458374</text:p>
          </table:table-cell>
          <table:table-cell office:value-type="float" office:value="2579815.9608431081" table:formula="of:=['Sales_&amp;Costs_-Store_1'.E15]+['Sales_&amp;Costs_-Store_2'.E15]+['Sales_&amp;Costs_-Store_3'.E15]+['Sales_&amp;Costs_-Store_4'.E15]+['Sales_&amp;Costs_-Store_5'.E15]" table:style-name="ce11">
            <text:p>2579816</text:p>
          </table:table-cell>
          <table:table-cell office:value-type="float" office:value="2707873.4577793377" table:formula="of:=['Sales_&amp;Costs_-Store_1'.F15]+['Sales_&amp;Costs_-Store_2'.F15]+['Sales_&amp;Costs_-Store_3'.F15]+['Sales_&amp;Costs_-Store_4'.F15]+['Sales_&amp;Costs_-Store_5'.F15]" table:style-name="ce11">
            <text:p>2707873</text:p>
          </table:table-cell>
          <table:table-cell office:value-type="float" office:value="2842942.0973476763" table:formula="of:=['Sales_&amp;Costs_-Store_1'.G15]+['Sales_&amp;Costs_-Store_2'.G15]+['Sales_&amp;Costs_-Store_3'.G15]+['Sales_&amp;Costs_-Store_4'.G15]+['Sales_&amp;Costs_-Store_5'.G15]" table:style-name="ce11">
            <text:p>2842942</text:p>
          </table:table-cell>
          <table:table-cell office:value-type="float" office:value="2985442.6932534124" table:formula="of:=['Sales_&amp;Costs_-Store_1'.H15]+['Sales_&amp;Costs_-Store_2'.H15]+['Sales_&amp;Costs_-Store_3'.H15]+['Sales_&amp;Costs_-Store_4'.H15]+['Sales_&amp;Costs_-Store_5'.H15]" table:style-name="ce11">
            <text:p>2985443</text:p>
          </table:table-cell>
          <table:table-cell office:value-type="float" office:value="3135823.2967738858" table:formula="of:=['Sales_&amp;Costs_-Store_1'.I15]+['Sales_&amp;Costs_-Store_2'.I15]+['Sales_&amp;Costs_-Store_3'.I15]+['Sales_&amp;Costs_-Store_4'.I15]+['Sales_&amp;Costs_-Store_5'.I15]" table:style-name="ce11">
            <text:p>3135823</text:p>
          </table:table-cell>
          <table:table-cell office:value-type="float" office:value="3294561.0608305465" table:formula="of:=['Sales_&amp;Costs_-Store_1'.J15]+['Sales_&amp;Costs_-Store_2'.J15]+['Sales_&amp;Costs_-Store_3'.J15]+['Sales_&amp;Costs_-Store_4'.J15]+['Sales_&amp;Costs_-Store_5'.J15]" table:style-name="ce11">
            <text:p>3294561</text:p>
          </table:table-cell>
          <table:table-cell office:value-type="float" office:value="3462164.2366206991" table:formula="of:=['Sales_&amp;Costs_-Store_1'.K15]+['Sales_&amp;Costs_-Store_2'.K15]+['Sales_&amp;Costs_-Store_3'.K15]+['Sales_&amp;Costs_-Store_4'.K15]+['Sales_&amp;Costs_-Store_5'.K15]" table:style-name="ce11">
            <text:p>3462164</text:p>
          </table:table-cell>
          <table:table-cell office:value-type="float" office:value="3639174.3124772375" table:formula="of:=['Sales_&amp;Costs_-Store_1'.L15]+['Sales_&amp;Costs_-Store_2'.L15]+['Sales_&amp;Costs_-Store_3'.L15]+['Sales_&amp;Costs_-Store_4'.L15]+['Sales_&amp;Costs_-Store_5'.L15]" table:style-name="ce11">
            <text:p>3639174</text:p>
          </table:table-cell>
          <table:table-cell office:value-type="float" office:value="3826168.3053415604" table:formula="of:=['Sales_&amp;Costs_-Store_1'.M15]+['Sales_&amp;Costs_-Store_2'.M15]+['Sales_&amp;Costs_-Store_3'.M15]+['Sales_&amp;Costs_-Store_4'.M15]+['Sales_&amp;Costs_-Store_5'.M15]" table:style-name="ce11">
            <text:p>3826168</text:p>
          </table:table-cell>
          <table:table-cell table:number-columns-repeated="16371"/>
        </table:table-row>
        <table:table-row table:style-name="ro5">
          <table:table-cell office:value-type="string" table:style-name="ce5">
            <text:p>Good Life</text:p>
          </table:table-cell>
          <table:table-cell office:value-type="float" office:value="1489250" table:formula="of:=['Sales_&amp;Costs_-Store_1'.B16]+['Sales_&amp;Costs_-Store_2'.B16]+['Sales_&amp;Costs_-Store_3'.B16]+['Sales_&amp;Costs_-Store_4'.B16]+['Sales_&amp;Costs_-Store_5'.B16]" table:style-name="ce11">
            <text:p>1489250</text:p>
          </table:table-cell>
          <table:table-cell office:value-type="float" office:value="1562118" table:formula="of:=['Sales_&amp;Costs_-Store_1'.C16]+['Sales_&amp;Costs_-Store_2'.C16]+['Sales_&amp;Costs_-Store_3'.C16]+['Sales_&amp;Costs_-Store_4'.C16]+['Sales_&amp;Costs_-Store_5'.C16]" table:style-name="ce11">
            <text:p>1562118</text:p>
          </table:table-cell>
          <table:table-cell office:value-type="float" office:value="1638916.1932612497" table:formula="of:=['Sales_&amp;Costs_-Store_1'.D16]+['Sales_&amp;Costs_-Store_2'.D16]+['Sales_&amp;Costs_-Store_3'.D16]+['Sales_&amp;Costs_-Store_4'.D16]+['Sales_&amp;Costs_-Store_5'.D16]" table:style-name="ce11">
            <text:p>1638916</text:p>
          </table:table-cell>
          <table:table-cell office:value-type="float" office:value="1719877.3072287391" table:formula="of:=['Sales_&amp;Costs_-Store_1'.E16]+['Sales_&amp;Costs_-Store_2'.E16]+['Sales_&amp;Costs_-Store_3'.E16]+['Sales_&amp;Costs_-Store_4'.E16]+['Sales_&amp;Costs_-Store_5'.E16]" table:style-name="ce11">
            <text:p>1719877</text:p>
          </table:table-cell>
          <table:table-cell office:value-type="float" office:value="1805248.9718528921" table:formula="of:=['Sales_&amp;Costs_-Store_1'.F16]+['Sales_&amp;Costs_-Store_2'.F16]+['Sales_&amp;Costs_-Store_3'.F16]+['Sales_&amp;Costs_-Store_4'.F16]+['Sales_&amp;Costs_-Store_5'.F16]" table:style-name="ce11">
            <text:p>1805249</text:p>
          </table:table-cell>
          <table:table-cell office:value-type="float" office:value="1895294.7315651174" table:formula="of:=['Sales_&amp;Costs_-Store_1'.G16]+['Sales_&amp;Costs_-Store_2'.G16]+['Sales_&amp;Costs_-Store_3'.G16]+['Sales_&amp;Costs_-Store_4'.G16]+['Sales_&amp;Costs_-Store_5'.G16]" table:style-name="ce11">
            <text:p>1895295</text:p>
          </table:table-cell>
          <table:table-cell office:value-type="float" office:value="1990295.1288356085" table:formula="of:=['Sales_&amp;Costs_-Store_1'.H16]+['Sales_&amp;Costs_-Store_2'.H16]+['Sales_&amp;Costs_-Store_3'.H16]+['Sales_&amp;Costs_-Store_4'.H16]+['Sales_&amp;Costs_-Store_5'.H16]" table:style-name="ce11">
            <text:p>1990295</text:p>
          </table:table-cell>
          <table:table-cell office:value-type="float" office:value="2090548.8645159239" table:formula="of:=['Sales_&amp;Costs_-Store_1'.I16]+['Sales_&amp;Costs_-Store_2'.I16]+['Sales_&amp;Costs_-Store_3'.I16]+['Sales_&amp;Costs_-Store_4'.I16]+['Sales_&amp;Costs_-Store_5'.I16]" table:style-name="ce11">
            <text:p>2090549</text:p>
          </table:table-cell>
          <table:table-cell office:value-type="float" office:value="2196374.0405536979" table:formula="of:=['Sales_&amp;Costs_-Store_1'.J16]+['Sales_&amp;Costs_-Store_2'.J16]+['Sales_&amp;Costs_-Store_3'.J16]+['Sales_&amp;Costs_-Store_4'.J16]+['Sales_&amp;Costs_-Store_5'.J16]" table:style-name="ce11">
            <text:p>2196374</text:p>
          </table:table-cell>
          <table:table-cell office:value-type="float" office:value="2308109.4910804657" table:formula="of:=['Sales_&amp;Costs_-Store_1'.K16]+['Sales_&amp;Costs_-Store_2'.K16]+['Sales_&amp;Costs_-Store_3'.K16]+['Sales_&amp;Costs_-Store_4'.K16]+['Sales_&amp;Costs_-Store_5'.K16]" table:style-name="ce11">
            <text:p>2308109</text:p>
          </table:table-cell>
          <table:table-cell office:value-type="float" office:value="2426116.2083181581" table:formula="of:=['Sales_&amp;Costs_-Store_1'.L16]+['Sales_&amp;Costs_-Store_2'.L16]+['Sales_&amp;Costs_-Store_3'.L16]+['Sales_&amp;Costs_-Store_4'.L16]+['Sales_&amp;Costs_-Store_5'.L16]" table:style-name="ce11">
            <text:p>2426116</text:p>
          </table:table-cell>
          <table:table-cell office:value-type="float" office:value="2550778.8702277066" table:formula="of:=['Sales_&amp;Costs_-Store_1'.M16]+['Sales_&amp;Costs_-Store_2'.M16]+['Sales_&amp;Costs_-Store_3'.M16]+['Sales_&amp;Costs_-Store_4'.M16]+['Sales_&amp;Costs_-Store_5'.M16]" table:style-name="ce11">
            <text:p>2550779</text:p>
          </table:table-cell>
          <table:table-cell table:number-columns-repeated="16371"/>
        </table:table-row>
        <table:table-row table:style-name="ro5">
          <table:table-cell office:value-type="string" table:style-name="ce5">
            <text:p>Classic Harvest</text:p>
          </table:table-cell>
          <table:table-cell office:value-type="float" office:value="744625" table:formula="of:=['Sales_&amp;Costs_-Store_1'.B17]+['Sales_&amp;Costs_-Store_2'.B17]+['Sales_&amp;Costs_-Store_3'.B17]+['Sales_&amp;Costs_-Store_4'.B17]+['Sales_&amp;Costs_-Store_5'.B17]" table:style-name="ce11">
            <text:p>744625</text:p>
          </table:table-cell>
          <table:table-cell office:value-type="float" office:value="781059" table:formula="of:=['Sales_&amp;Costs_-Store_1'.C17]+['Sales_&amp;Costs_-Store_2'.C17]+['Sales_&amp;Costs_-Store_3'.C17]+['Sales_&amp;Costs_-Store_4'.C17]+['Sales_&amp;Costs_-Store_5'.C17]" table:style-name="ce11">
            <text:p>781059</text:p>
          </table:table-cell>
          <table:table-cell office:value-type="float" office:value="819458.09663062484" table:formula="of:=['Sales_&amp;Costs_-Store_1'.D17]+['Sales_&amp;Costs_-Store_2'.D17]+['Sales_&amp;Costs_-Store_3'.D17]+['Sales_&amp;Costs_-Store_4'.D17]+['Sales_&amp;Costs_-Store_5'.D17]" table:style-name="ce11">
            <text:p>819458</text:p>
          </table:table-cell>
          <table:table-cell office:value-type="float" office:value="859938.65361436957" table:formula="of:=['Sales_&amp;Costs_-Store_1'.E17]+['Sales_&amp;Costs_-Store_2'.E17]+['Sales_&amp;Costs_-Store_3'.E17]+['Sales_&amp;Costs_-Store_4'.E17]+['Sales_&amp;Costs_-Store_5'.E17]" table:style-name="ce11">
            <text:p>859939</text:p>
          </table:table-cell>
          <table:table-cell office:value-type="float" office:value="902624.48592644604" table:formula="of:=['Sales_&amp;Costs_-Store_1'.F17]+['Sales_&amp;Costs_-Store_2'.F17]+['Sales_&amp;Costs_-Store_3'.F17]+['Sales_&amp;Costs_-Store_4'.F17]+['Sales_&amp;Costs_-Store_5'.F17]" table:style-name="ce11">
            <text:p>902624</text:p>
          </table:table-cell>
          <table:table-cell office:value-type="float" office:value="947647.36578255869" table:formula="of:=['Sales_&amp;Costs_-Store_1'.G17]+['Sales_&amp;Costs_-Store_2'.G17]+['Sales_&amp;Costs_-Store_3'.G17]+['Sales_&amp;Costs_-Store_4'.G17]+['Sales_&amp;Costs_-Store_5'.G17]" table:style-name="ce11">
            <text:p>947647</text:p>
          </table:table-cell>
          <table:table-cell office:value-type="float" office:value="995147.56441780424" table:formula="of:=['Sales_&amp;Costs_-Store_1'.H17]+['Sales_&amp;Costs_-Store_2'.H17]+['Sales_&amp;Costs_-Store_3'.H17]+['Sales_&amp;Costs_-Store_4'.H17]+['Sales_&amp;Costs_-Store_5'.H17]" table:style-name="ce11">
            <text:p>995148</text:p>
          </table:table-cell>
          <table:table-cell office:value-type="float" office:value="1045274.4322579619" table:formula="of:=['Sales_&amp;Costs_-Store_1'.I17]+['Sales_&amp;Costs_-Store_2'.I17]+['Sales_&amp;Costs_-Store_3'.I17]+['Sales_&amp;Costs_-Store_4'.I17]+['Sales_&amp;Costs_-Store_5'.I17]" table:style-name="ce11">
            <text:p>1045274</text:p>
          </table:table-cell>
          <table:table-cell office:value-type="float" office:value="1098187.0202768489" table:formula="of:=['Sales_&amp;Costs_-Store_1'.J17]+['Sales_&amp;Costs_-Store_2'.J17]+['Sales_&amp;Costs_-Store_3'.J17]+['Sales_&amp;Costs_-Store_4'.J17]+['Sales_&amp;Costs_-Store_5'.J17]" table:style-name="ce11">
            <text:p>1098187</text:p>
          </table:table-cell>
          <table:table-cell office:value-type="float" office:value="1154054.7455402329" table:formula="of:=['Sales_&amp;Costs_-Store_1'.K17]+['Sales_&amp;Costs_-Store_2'.K17]+['Sales_&amp;Costs_-Store_3'.K17]+['Sales_&amp;Costs_-Store_4'.K17]+['Sales_&amp;Costs_-Store_5'.K17]" table:style-name="ce11">
            <text:p>1154055</text:p>
          </table:table-cell>
          <table:table-cell office:value-type="float" office:value="1213058.104159079" table:formula="of:=['Sales_&amp;Costs_-Store_1'.L17]+['Sales_&amp;Costs_-Store_2'.L17]+['Sales_&amp;Costs_-Store_3'.L17]+['Sales_&amp;Costs_-Store_4'.L17]+['Sales_&amp;Costs_-Store_5'.L17]" table:style-name="ce11">
            <text:p>1213058</text:p>
          </table:table-cell>
          <table:table-cell office:value-type="float" office:value="1275389.4351138533" table:formula="of:=['Sales_&amp;Costs_-Store_1'.M17]+['Sales_&amp;Costs_-Store_2'.M17]+['Sales_&amp;Costs_-Store_3'.M17]+['Sales_&amp;Costs_-Store_4'.M17]+['Sales_&amp;Costs_-Store_5'.M17]" table:style-name="ce11">
            <text:p>1275389</text:p>
          </table:table-cell>
          <table:table-cell table:number-columns-repeated="16371"/>
        </table:table-row>
        <table:table-row table:style-name="ro5">
          <table:table-cell office:value-type="string" table:style-name="ce5">
            <text:p>Others</text:p>
          </table:table-cell>
          <table:table-cell office:value-type="float" office:value="744625" table:formula="of:=['Sales_&amp;Costs_-Store_1'.B18]+['Sales_&amp;Costs_-Store_2'.B18]+['Sales_&amp;Costs_-Store_3'.B18]+['Sales_&amp;Costs_-Store_4'.B18]+['Sales_&amp;Costs_-Store_5'.B18]" table:style-name="ce11">
            <text:p>744625</text:p>
          </table:table-cell>
          <table:table-cell office:value-type="float" office:value="781059" table:formula="of:=['Sales_&amp;Costs_-Store_1'.C18]+['Sales_&amp;Costs_-Store_2'.C18]+['Sales_&amp;Costs_-Store_3'.C18]+['Sales_&amp;Costs_-Store_4'.C18]+['Sales_&amp;Costs_-Store_5'.C18]" table:style-name="ce11">
            <text:p>781059</text:p>
          </table:table-cell>
          <table:table-cell office:value-type="float" office:value="819458.09663062484" table:formula="of:=['Sales_&amp;Costs_-Store_1'.D18]+['Sales_&amp;Costs_-Store_2'.D18]+['Sales_&amp;Costs_-Store_3'.D18]+['Sales_&amp;Costs_-Store_4'.D18]+['Sales_&amp;Costs_-Store_5'.D18]" table:style-name="ce11">
            <text:p>819458</text:p>
          </table:table-cell>
          <table:table-cell office:value-type="float" office:value="859938.65361436957" table:formula="of:=['Sales_&amp;Costs_-Store_1'.E18]+['Sales_&amp;Costs_-Store_2'.E18]+['Sales_&amp;Costs_-Store_3'.E18]+['Sales_&amp;Costs_-Store_4'.E18]+['Sales_&amp;Costs_-Store_5'.E18]" table:style-name="ce11">
            <text:p>859939</text:p>
          </table:table-cell>
          <table:table-cell office:value-type="float" office:value="902624.48592644604" table:formula="of:=['Sales_&amp;Costs_-Store_1'.F18]+['Sales_&amp;Costs_-Store_2'.F18]+['Sales_&amp;Costs_-Store_3'.F18]+['Sales_&amp;Costs_-Store_4'.F18]+['Sales_&amp;Costs_-Store_5'.F18]" table:style-name="ce11">
            <text:p>902624</text:p>
          </table:table-cell>
          <table:table-cell office:value-type="float" office:value="947647.36578255869" table:formula="of:=['Sales_&amp;Costs_-Store_1'.G18]+['Sales_&amp;Costs_-Store_2'.G18]+['Sales_&amp;Costs_-Store_3'.G18]+['Sales_&amp;Costs_-Store_4'.G18]+['Sales_&amp;Costs_-Store_5'.G18]" table:style-name="ce11">
            <text:p>947647</text:p>
          </table:table-cell>
          <table:table-cell office:value-type="float" office:value="995147.56441780424" table:formula="of:=['Sales_&amp;Costs_-Store_1'.H18]+['Sales_&amp;Costs_-Store_2'.H18]+['Sales_&amp;Costs_-Store_3'.H18]+['Sales_&amp;Costs_-Store_4'.H18]+['Sales_&amp;Costs_-Store_5'.H18]" table:style-name="ce11">
            <text:p>995148</text:p>
          </table:table-cell>
          <table:table-cell office:value-type="float" office:value="1045274.4322579619" table:formula="of:=['Sales_&amp;Costs_-Store_1'.I18]+['Sales_&amp;Costs_-Store_2'.I18]+['Sales_&amp;Costs_-Store_3'.I18]+['Sales_&amp;Costs_-Store_4'.I18]+['Sales_&amp;Costs_-Store_5'.I18]" table:style-name="ce11">
            <text:p>1045274</text:p>
          </table:table-cell>
          <table:table-cell office:value-type="float" office:value="1098187.0202768489" table:formula="of:=['Sales_&amp;Costs_-Store_1'.J18]+['Sales_&amp;Costs_-Store_2'.J18]+['Sales_&amp;Costs_-Store_3'.J18]+['Sales_&amp;Costs_-Store_4'.J18]+['Sales_&amp;Costs_-Store_5'.J18]" table:style-name="ce11">
            <text:p>1098187</text:p>
          </table:table-cell>
          <table:table-cell office:value-type="float" office:value="1154054.7455402329" table:formula="of:=['Sales_&amp;Costs_-Store_1'.K18]+['Sales_&amp;Costs_-Store_2'.K18]+['Sales_&amp;Costs_-Store_3'.K18]+['Sales_&amp;Costs_-Store_4'.K18]+['Sales_&amp;Costs_-Store_5'.K18]" table:style-name="ce11">
            <text:p>1154055</text:p>
          </table:table-cell>
          <table:table-cell office:value-type="float" office:value="1213058.104159079" table:formula="of:=['Sales_&amp;Costs_-Store_1'.L18]+['Sales_&amp;Costs_-Store_2'.L18]+['Sales_&amp;Costs_-Store_3'.L18]+['Sales_&amp;Costs_-Store_4'.L18]+['Sales_&amp;Costs_-Store_5'.L18]" table:style-name="ce11">
            <text:p>1213058</text:p>
          </table:table-cell>
          <table:table-cell office:value-type="float" office:value="1275389.4351138533" table:formula="of:=['Sales_&amp;Costs_-Store_1'.M18]+['Sales_&amp;Costs_-Store_2'.M18]+['Sales_&amp;Costs_-Store_3'.M18]+['Sales_&amp;Costs_-Store_4'.M18]+['Sales_&amp;Costs_-Store_5'.M18]" table:style-name="ce11">
            <text:p>1275389</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Besan</text:p>
          </table:table-cell>
          <table:table-cell table:number-columns-repeated="16383" table:style-name="ce1"/>
        </table:table-row>
        <table:table-row table:style-name="ro5">
          <table:table-cell office:value-type="string" table:style-name="ce5">
            <text:p>Fortune</text:p>
          </table:table-cell>
          <table:table-cell office:value-type="float" office:value="1542500" table:formula="of:=['Sales_&amp;Costs_-Store_1'.B21]+['Sales_&amp;Costs_-Store_2'.B21]+['Sales_&amp;Costs_-Store_3'.B21]+['Sales_&amp;Costs_-Store_4'.B21]+['Sales_&amp;Costs_-Store_5'.B21]" table:style-name="ce11">
            <text:p>1542500</text:p>
          </table:table-cell>
          <table:table-cell office:value-type="float" office:value="1597967.8125" table:formula="of:=['Sales_&amp;Costs_-Store_1'.C21]+['Sales_&amp;Costs_-Store_2'.C21]+['Sales_&amp;Costs_-Store_3'.C21]+['Sales_&amp;Costs_-Store_4'.C21]+['Sales_&amp;Costs_-Store_5'.C21]" table:style-name="ce11">
            <text:p>1597968</text:p>
          </table:table-cell>
          <table:table-cell office:value-type="float" office:value="1655583.509409375" table:formula="of:=['Sales_&amp;Costs_-Store_1'.D21]+['Sales_&amp;Costs_-Store_2'.D21]+['Sales_&amp;Costs_-Store_3'.D21]+['Sales_&amp;Costs_-Store_4'.D21]+['Sales_&amp;Costs_-Store_5'.D21]" table:style-name="ce11">
            <text:p>1655584</text:p>
          </table:table-cell>
          <table:table-cell office:value-type="float" office:value="1715435.9745216132" table:formula="of:=['Sales_&amp;Costs_-Store_1'.E21]+['Sales_&amp;Costs_-Store_2'.E21]+['Sales_&amp;Costs_-Store_3'.E21]+['Sales_&amp;Costs_-Store_4'.E21]+['Sales_&amp;Costs_-Store_5'.E21]" table:style-name="ce11">
            <text:p>1715436</text:p>
          </table:table-cell>
          <table:table-cell office:value-type="float" office:value="1777617.9870973825" table:formula="of:=['Sales_&amp;Costs_-Store_1'.F21]+['Sales_&amp;Costs_-Store_2'.F21]+['Sales_&amp;Costs_-Store_3'.F21]+['Sales_&amp;Costs_-Store_4'.F21]+['Sales_&amp;Costs_-Store_5'.F21]" table:style-name="ce11">
            <text:p>1777618</text:p>
          </table:table-cell>
          <table:table-cell office:value-type="float" office:value="1842226.4009582472" table:formula="of:=['Sales_&amp;Costs_-Store_1'.G21]+['Sales_&amp;Costs_-Store_2'.G21]+['Sales_&amp;Costs_-Store_3'.G21]+['Sales_&amp;Costs_-Store_4'.G21]+['Sales_&amp;Costs_-Store_5'.G21]" table:style-name="ce11">
            <text:p>1842226</text:p>
          </table:table-cell>
          <table:table-cell office:value-type="float" office:value="1909362.332137208" table:formula="of:=['Sales_&amp;Costs_-Store_1'.H21]+['Sales_&amp;Costs_-Store_2'.H21]+['Sales_&amp;Costs_-Store_3'.H21]+['Sales_&amp;Costs_-Store_4'.H21]+['Sales_&amp;Costs_-Store_5'.H21]" table:style-name="ce11">
            <text:p>1909362</text:p>
          </table:table-cell>
          <table:table-cell office:value-type="float" office:value="1979131.3555072842" table:formula="of:=['Sales_&amp;Costs_-Store_1'.I21]+['Sales_&amp;Costs_-Store_2'.I21]+['Sales_&amp;Costs_-Store_3'.I21]+['Sales_&amp;Costs_-Store_4'.I21]+['Sales_&amp;Costs_-Store_5'.I21]" table:style-name="ce11">
            <text:p>1979131</text:p>
          </table:table-cell>
          <table:table-cell office:value-type="float" office:value="2051643.7108305672" table:formula="of:=['Sales_&amp;Costs_-Store_1'.J21]+['Sales_&amp;Costs_-Store_2'.J21]+['Sales_&amp;Costs_-Store_3'.J21]+['Sales_&amp;Costs_-Store_4'.J21]+['Sales_&amp;Costs_-Store_5'.J21]" table:style-name="ce11">
            <text:p>2051644</text:p>
          </table:table-cell>
          <table:table-cell office:value-type="float" office:value="2127014.5186924716" table:formula="of:=['Sales_&amp;Costs_-Store_1'.K21]+['Sales_&amp;Costs_-Store_2'.K21]+['Sales_&amp;Costs_-Store_3'.K21]+['Sales_&amp;Costs_-Store_4'.K21]+['Sales_&amp;Costs_-Store_5'.K21]" table:style-name="ce11">
            <text:p>2127015</text:p>
          </table:table-cell>
          <table:table-cell office:value-type="float" office:value="2205364.0068093315" table:formula="of:=['Sales_&amp;Costs_-Store_1'.L21]+['Sales_&amp;Costs_-Store_2'.L21]+['Sales_&amp;Costs_-Store_3'.L21]+['Sales_&amp;Costs_-Store_4'.L21]+['Sales_&amp;Costs_-Store_5'.L21]" table:style-name="ce11">
            <text:p>2205364</text:p>
          </table:table-cell>
          <table:table-cell office:value-type="float" office:value="2286817.7472221334" table:formula="of:=['Sales_&amp;Costs_-Store_1'.M21]+['Sales_&amp;Costs_-Store_2'.M21]+['Sales_&amp;Costs_-Store_3'.M21]+['Sales_&amp;Costs_-Store_4'.M21]+['Sales_&amp;Costs_-Store_5'.M21]" table:style-name="ce11">
            <text:p>2286818</text:p>
          </table:table-cell>
          <table:table-cell table:number-columns-repeated="16371"/>
        </table:table-row>
        <table:table-row table:style-name="ro5">
          <table:table-cell office:value-type="string" table:style-name="ce5">
            <text:p>Patanjali</text:p>
          </table:table-cell>
          <table:table-cell office:value-type="float" office:value="925500" table:formula="of:=['Sales_&amp;Costs_-Store_1'.B22]+['Sales_&amp;Costs_-Store_2'.B22]+['Sales_&amp;Costs_-Store_3'.B22]+['Sales_&amp;Costs_-Store_4'.B22]+['Sales_&amp;Costs_-Store_5'.B22]" table:style-name="ce11">
            <text:p>925500</text:p>
          </table:table-cell>
          <table:table-cell office:value-type="float" office:value="958780.6875" table:formula="of:=['Sales_&amp;Costs_-Store_1'.C22]+['Sales_&amp;Costs_-Store_2'.C22]+['Sales_&amp;Costs_-Store_3'.C22]+['Sales_&amp;Costs_-Store_4'.C22]+['Sales_&amp;Costs_-Store_5'.C22]" table:style-name="ce11">
            <text:p>958781</text:p>
          </table:table-cell>
          <table:table-cell office:value-type="float" office:value="993350.1056456248" table:formula="of:=['Sales_&amp;Costs_-Store_1'.D22]+['Sales_&amp;Costs_-Store_2'.D22]+['Sales_&amp;Costs_-Store_3'.D22]+['Sales_&amp;Costs_-Store_4'.D22]+['Sales_&amp;Costs_-Store_5'.D22]" table:style-name="ce11">
            <text:p>993350</text:p>
          </table:table-cell>
          <table:table-cell office:value-type="float" office:value="1029261.5847129679" table:formula="of:=['Sales_&amp;Costs_-Store_1'.E22]+['Sales_&amp;Costs_-Store_2'.E22]+['Sales_&amp;Costs_-Store_3'.E22]+['Sales_&amp;Costs_-Store_4'.E22]+['Sales_&amp;Costs_-Store_5'.E22]" table:style-name="ce11">
            <text:p>1029262</text:p>
          </table:table-cell>
          <table:table-cell office:value-type="float" office:value="1066570.7922584293" table:formula="of:=['Sales_&amp;Costs_-Store_1'.F22]+['Sales_&amp;Costs_-Store_2'.F22]+['Sales_&amp;Costs_-Store_3'.F22]+['Sales_&amp;Costs_-Store_4'.F22]+['Sales_&amp;Costs_-Store_5'.F22]" table:style-name="ce11">
            <text:p>1066571</text:p>
          </table:table-cell>
          <table:table-cell office:value-type="float" office:value="1105335.8405749481" table:formula="of:=['Sales_&amp;Costs_-Store_1'.G22]+['Sales_&amp;Costs_-Store_2'.G22]+['Sales_&amp;Costs_-Store_3'.G22]+['Sales_&amp;Costs_-Store_4'.G22]+['Sales_&amp;Costs_-Store_5'.G22]" table:style-name="ce11">
            <text:p>1105336</text:p>
          </table:table-cell>
          <table:table-cell office:value-type="float" office:value="1145617.3992823248" table:formula="of:=['Sales_&amp;Costs_-Store_1'.H22]+['Sales_&amp;Costs_-Store_2'.H22]+['Sales_&amp;Costs_-Store_3'.H22]+['Sales_&amp;Costs_-Store_4'.H22]+['Sales_&amp;Costs_-Store_5'.H22]" table:style-name="ce11">
            <text:p>1145617</text:p>
          </table:table-cell>
          <table:table-cell office:value-type="float" office:value="1187478.8133043705" table:formula="of:=['Sales_&amp;Costs_-Store_1'.I22]+['Sales_&amp;Costs_-Store_2'.I22]+['Sales_&amp;Costs_-Store_3'.I22]+['Sales_&amp;Costs_-Store_4'.I22]+['Sales_&amp;Costs_-Store_5'.I22]" table:style-name="ce11">
            <text:p>1187479</text:p>
          </table:table-cell>
          <table:table-cell office:value-type="float" office:value="1230986.2264983403" table:formula="of:=['Sales_&amp;Costs_-Store_1'.J22]+['Sales_&amp;Costs_-Store_2'.J22]+['Sales_&amp;Costs_-Store_3'.J22]+['Sales_&amp;Costs_-Store_4'.J22]+['Sales_&amp;Costs_-Store_5'.J22]" table:style-name="ce11">
            <text:p>1230986</text:p>
          </table:table-cell>
          <table:table-cell office:value-type="float" office:value="1276208.711215483" table:formula="of:=['Sales_&amp;Costs_-Store_1'.K22]+['Sales_&amp;Costs_-Store_2'.K22]+['Sales_&amp;Costs_-Store_3'.K22]+['Sales_&amp;Costs_-Store_4'.K22]+['Sales_&amp;Costs_-Store_5'.K22]" table:style-name="ce11">
            <text:p>1276209</text:p>
          </table:table-cell>
          <table:table-cell office:value-type="float" office:value="1323218.4040855989" table:formula="of:=['Sales_&amp;Costs_-Store_1'.L22]+['Sales_&amp;Costs_-Store_2'.L22]+['Sales_&amp;Costs_-Store_3'.L22]+['Sales_&amp;Costs_-Store_4'.L22]+['Sales_&amp;Costs_-Store_5'.L22]" table:style-name="ce11">
            <text:p>1323218</text:p>
          </table:table-cell>
          <table:table-cell office:value-type="float" office:value="1372090.6483332799" table:formula="of:=['Sales_&amp;Costs_-Store_1'.M22]+['Sales_&amp;Costs_-Store_2'.M22]+['Sales_&amp;Costs_-Store_3'.M22]+['Sales_&amp;Costs_-Store_4'.M22]+['Sales_&amp;Costs_-Store_5'.M22]" table:style-name="ce11">
            <text:p>1372091</text:p>
          </table:table-cell>
          <table:table-cell table:number-columns-repeated="16371"/>
        </table:table-row>
        <table:table-row table:style-name="ro5">
          <table:table-cell office:value-type="string" table:style-name="ce5">
            <text:p>Organic Tattva</text:p>
          </table:table-cell>
          <table:table-cell office:value-type="float" office:value="740400" table:formula="of:=['Sales_&amp;Costs_-Store_1'.B23]+['Sales_&amp;Costs_-Store_2'.B23]+['Sales_&amp;Costs_-Store_3'.B23]+['Sales_&amp;Costs_-Store_4'.B23]+['Sales_&amp;Costs_-Store_5'.B23]" table:style-name="ce11">
            <text:p>740400</text:p>
          </table:table-cell>
          <table:table-cell office:value-type="float" office:value="767024.54999999993" table:formula="of:=['Sales_&amp;Costs_-Store_1'.C23]+['Sales_&amp;Costs_-Store_2'.C23]+['Sales_&amp;Costs_-Store_3'.C23]+['Sales_&amp;Costs_-Store_4'.C23]+['Sales_&amp;Costs_-Store_5'.C23]" table:style-name="ce11">
            <text:p>767025</text:p>
          </table:table-cell>
          <table:table-cell office:value-type="float" office:value="794680.08451649989" table:formula="of:=['Sales_&amp;Costs_-Store_1'.D23]+['Sales_&amp;Costs_-Store_2'.D23]+['Sales_&amp;Costs_-Store_3'.D23]+['Sales_&amp;Costs_-Store_4'.D23]+['Sales_&amp;Costs_-Store_5'.D23]" table:style-name="ce11">
            <text:p>794680</text:p>
          </table:table-cell>
          <table:table-cell office:value-type="float" office:value="823409.26777037443" table:formula="of:=['Sales_&amp;Costs_-Store_1'.E23]+['Sales_&amp;Costs_-Store_2'.E23]+['Sales_&amp;Costs_-Store_3'.E23]+['Sales_&amp;Costs_-Store_4'.E23]+['Sales_&amp;Costs_-Store_5'.E23]" table:style-name="ce11">
            <text:p>823409</text:p>
          </table:table-cell>
          <table:table-cell office:value-type="float" office:value="853256.63380674354" table:formula="of:=['Sales_&amp;Costs_-Store_1'.F23]+['Sales_&amp;Costs_-Store_2'.F23]+['Sales_&amp;Costs_-Store_3'.F23]+['Sales_&amp;Costs_-Store_4'.F23]+['Sales_&amp;Costs_-Store_5'.F23]" table:style-name="ce11">
            <text:p>853257</text:p>
          </table:table-cell>
          <table:table-cell office:value-type="float" office:value="884268.6724599587" table:formula="of:=['Sales_&amp;Costs_-Store_1'.G23]+['Sales_&amp;Costs_-Store_2'.G23]+['Sales_&amp;Costs_-Store_3'.G23]+['Sales_&amp;Costs_-Store_4'.G23]+['Sales_&amp;Costs_-Store_5'.G23]" table:style-name="ce11">
            <text:p>884269</text:p>
          </table:table-cell>
          <table:table-cell office:value-type="float" office:value="916493.91942585981" table:formula="of:=['Sales_&amp;Costs_-Store_1'.H23]+['Sales_&amp;Costs_-Store_2'.H23]+['Sales_&amp;Costs_-Store_3'.H23]+['Sales_&amp;Costs_-Store_4'.H23]+['Sales_&amp;Costs_-Store_5'.H23]" table:style-name="ce11">
            <text:p>916494</text:p>
          </table:table-cell>
          <table:table-cell office:value-type="float" office:value="949983.05064349633" table:formula="of:=['Sales_&amp;Costs_-Store_1'.I23]+['Sales_&amp;Costs_-Store_2'.I23]+['Sales_&amp;Costs_-Store_3'.I23]+['Sales_&amp;Costs_-Store_4'.I23]+['Sales_&amp;Costs_-Store_5'.I23]" table:style-name="ce11">
            <text:p>949983</text:p>
          </table:table-cell>
          <table:table-cell office:value-type="float" office:value="984788.98119867209" table:formula="of:=['Sales_&amp;Costs_-Store_1'.J23]+['Sales_&amp;Costs_-Store_2'.J23]+['Sales_&amp;Costs_-Store_3'.J23]+['Sales_&amp;Costs_-Store_4'.J23]+['Sales_&amp;Costs_-Store_5'.J23]" table:style-name="ce11">
            <text:p>984789</text:p>
          </table:table-cell>
          <table:table-cell office:value-type="float" office:value="1020966.9689723862" table:formula="of:=['Sales_&amp;Costs_-Store_1'.K23]+['Sales_&amp;Costs_-Store_2'.K23]+['Sales_&amp;Costs_-Store_3'.K23]+['Sales_&amp;Costs_-Store_4'.K23]+['Sales_&amp;Costs_-Store_5'.K23]" table:style-name="ce11">
            <text:p>1020967</text:p>
          </table:table-cell>
          <table:table-cell office:value-type="float" office:value="1058574.7232684791" table:formula="of:=['Sales_&amp;Costs_-Store_1'.L23]+['Sales_&amp;Costs_-Store_2'.L23]+['Sales_&amp;Costs_-Store_3'.L23]+['Sales_&amp;Costs_-Store_4'.L23]+['Sales_&amp;Costs_-Store_5'.L23]" table:style-name="ce11">
            <text:p>1058575</text:p>
          </table:table-cell>
          <table:table-cell office:value-type="float" office:value="1097672.5186666239" table:formula="of:=['Sales_&amp;Costs_-Store_1'.M23]+['Sales_&amp;Costs_-Store_2'.M23]+['Sales_&amp;Costs_-Store_3'.M23]+['Sales_&amp;Costs_-Store_4'.M23]+['Sales_&amp;Costs_-Store_5'.M23]" table:style-name="ce11">
            <text:p>1097673</text:p>
          </table:table-cell>
          <table:table-cell table:number-columns-repeated="16371"/>
        </table:table-row>
        <table:table-row table:style-name="ro5">
          <table:table-cell office:value-type="string" table:style-name="ce5">
            <text:p>Good Life</text:p>
          </table:table-cell>
          <table:table-cell office:value-type="float" office:value="1357400" table:formula="of:=['Sales_&amp;Costs_-Store_1'.B24]+['Sales_&amp;Costs_-Store_2'.B24]+['Sales_&amp;Costs_-Store_3'.B24]+['Sales_&amp;Costs_-Store_4'.B24]+['Sales_&amp;Costs_-Store_5'.B24]" table:style-name="ce11">
            <text:p>1357400</text:p>
          </table:table-cell>
          <table:table-cell office:value-type="float" office:value="1406211.6749999998" table:formula="of:=['Sales_&amp;Costs_-Store_1'.C24]+['Sales_&amp;Costs_-Store_2'.C24]+['Sales_&amp;Costs_-Store_3'.C24]+['Sales_&amp;Costs_-Store_4'.C24]+['Sales_&amp;Costs_-Store_5'.C24]" table:style-name="ce11">
            <text:p>1406212</text:p>
          </table:table-cell>
          <table:table-cell office:value-type="float" office:value="1456913.4882802498" table:formula="of:=['Sales_&amp;Costs_-Store_1'.D24]+['Sales_&amp;Costs_-Store_2'.D24]+['Sales_&amp;Costs_-Store_3'.D24]+['Sales_&amp;Costs_-Store_4'.D24]+['Sales_&amp;Costs_-Store_5'.D24]" table:style-name="ce11">
            <text:p>1456913</text:p>
          </table:table-cell>
          <table:table-cell office:value-type="float" office:value="1509583.6575790197" table:formula="of:=['Sales_&amp;Costs_-Store_1'.E24]+['Sales_&amp;Costs_-Store_2'.E24]+['Sales_&amp;Costs_-Store_3'.E24]+['Sales_&amp;Costs_-Store_4'.E24]+['Sales_&amp;Costs_-Store_5'.E24]" table:style-name="ce11">
            <text:p>1509584</text:p>
          </table:table-cell>
          <table:table-cell office:value-type="float" office:value="1564303.8286456966" table:formula="of:=['Sales_&amp;Costs_-Store_1'.F24]+['Sales_&amp;Costs_-Store_2'.F24]+['Sales_&amp;Costs_-Store_3'.F24]+['Sales_&amp;Costs_-Store_4'.F24]+['Sales_&amp;Costs_-Store_5'.F24]" table:style-name="ce11">
            <text:p>1564304</text:p>
          </table:table-cell>
          <table:table-cell office:value-type="float" office:value="1621159.2328432575" table:formula="of:=['Sales_&amp;Costs_-Store_1'.G24]+['Sales_&amp;Costs_-Store_2'.G24]+['Sales_&amp;Costs_-Store_3'.G24]+['Sales_&amp;Costs_-Store_4'.G24]+['Sales_&amp;Costs_-Store_5'.G24]" table:style-name="ce11">
            <text:p>1621159</text:p>
          </table:table-cell>
          <table:table-cell office:value-type="float" office:value="1680238.8522807432" table:formula="of:=['Sales_&amp;Costs_-Store_1'.H24]+['Sales_&amp;Costs_-Store_2'.H24]+['Sales_&amp;Costs_-Store_3'.H24]+['Sales_&amp;Costs_-Store_4'.H24]+['Sales_&amp;Costs_-Store_5'.H24]" table:style-name="ce11">
            <text:p>1680239</text:p>
          </table:table-cell>
          <table:table-cell office:value-type="float" office:value="1741635.5928464101" table:formula="of:=['Sales_&amp;Costs_-Store_1'.I24]+['Sales_&amp;Costs_-Store_2'.I24]+['Sales_&amp;Costs_-Store_3'.I24]+['Sales_&amp;Costs_-Store_4'.I24]+['Sales_&amp;Costs_-Store_5'.I24]" table:style-name="ce11">
            <text:p>1741636</text:p>
          </table:table-cell>
          <table:table-cell office:value-type="float" office:value="1805446.4655308989" table:formula="of:=['Sales_&amp;Costs_-Store_1'.J24]+['Sales_&amp;Costs_-Store_2'.J24]+['Sales_&amp;Costs_-Store_3'.J24]+['Sales_&amp;Costs_-Store_4'.J24]+['Sales_&amp;Costs_-Store_5'.J24]" table:style-name="ce11">
            <text:p>1805446</text:p>
          </table:table-cell>
          <table:table-cell office:value-type="float" office:value="1871772.7764493749" table:formula="of:=['Sales_&amp;Costs_-Store_1'.K24]+['Sales_&amp;Costs_-Store_2'.K24]+['Sales_&amp;Costs_-Store_3'.K24]+['Sales_&amp;Costs_-Store_4'.K24]+['Sales_&amp;Costs_-Store_5'.K24]" table:style-name="ce11">
            <text:p>1871773</text:p>
          </table:table-cell>
          <table:table-cell office:value-type="float" office:value="1940720.3259922117" table:formula="of:=['Sales_&amp;Costs_-Store_1'.L24]+['Sales_&amp;Costs_-Store_2'.L24]+['Sales_&amp;Costs_-Store_3'.L24]+['Sales_&amp;Costs_-Store_4'.L24]+['Sales_&amp;Costs_-Store_5'.L24]" table:style-name="ce11">
            <text:p>1940720</text:p>
          </table:table-cell>
          <table:table-cell office:value-type="float" office:value="2012399.6175554772" table:formula="of:=['Sales_&amp;Costs_-Store_1'.M24]+['Sales_&amp;Costs_-Store_2'.M24]+['Sales_&amp;Costs_-Store_3'.M24]+['Sales_&amp;Costs_-Store_4'.M24]+['Sales_&amp;Costs_-Store_5'.M24]" table:style-name="ce11">
            <text:p>2012400</text:p>
          </table:table-cell>
          <table:table-cell table:number-columns-repeated="16371"/>
        </table:table-row>
        <table:table-row table:style-name="ro5">
          <table:table-cell office:value-type="string" table:style-name="ce5">
            <text:p>Classic Harvest</text:p>
          </table:table-cell>
          <table:table-cell office:value-type="float" office:value="0" table:formula="of:=['Sales_&amp;Costs_-Store_1'.B25]+['Sales_&amp;Costs_-Store_2'.B25]+['Sales_&amp;Costs_-Store_3'.B25]+['Sales_&amp;Costs_-Store_4'.B25]+['Sales_&amp;Costs_-Store_5'.B25]" table:style-name="ce11">
            <text:p>0</text:p>
          </table:table-cell>
          <table:table-cell office:value-type="float" office:value="0" table:formula="of:=['Sales_&amp;Costs_-Store_1'.C25]+['Sales_&amp;Costs_-Store_2'.C25]+['Sales_&amp;Costs_-Store_3'.C25]+['Sales_&amp;Costs_-Store_4'.C25]+['Sales_&amp;Costs_-Store_5'.C25]" table:style-name="ce11">
            <text:p>0</text:p>
          </table:table-cell>
          <table:table-cell office:value-type="float" office:value="0" table:formula="of:=['Sales_&amp;Costs_-Store_1'.D25]+['Sales_&amp;Costs_-Store_2'.D25]+['Sales_&amp;Costs_-Store_3'.D25]+['Sales_&amp;Costs_-Store_4'.D25]+['Sales_&amp;Costs_-Store_5'.D25]" table:style-name="ce11">
            <text:p>0</text:p>
          </table:table-cell>
          <table:table-cell office:value-type="float" office:value="0" table:formula="of:=['Sales_&amp;Costs_-Store_1'.E25]+['Sales_&amp;Costs_-Store_2'.E25]+['Sales_&amp;Costs_-Store_3'.E25]+['Sales_&amp;Costs_-Store_4'.E25]+['Sales_&amp;Costs_-Store_5'.E25]" table:style-name="ce11">
            <text:p>0</text:p>
          </table:table-cell>
          <table:table-cell office:value-type="float" office:value="0" table:formula="of:=['Sales_&amp;Costs_-Store_1'.F25]+['Sales_&amp;Costs_-Store_2'.F25]+['Sales_&amp;Costs_-Store_3'.F25]+['Sales_&amp;Costs_-Store_4'.F25]+['Sales_&amp;Costs_-Store_5'.F25]" table:style-name="ce11">
            <text:p>0</text:p>
          </table:table-cell>
          <table:table-cell office:value-type="float" office:value="0" table:formula="of:=['Sales_&amp;Costs_-Store_1'.G25]+['Sales_&amp;Costs_-Store_2'.G25]+['Sales_&amp;Costs_-Store_3'.G25]+['Sales_&amp;Costs_-Store_4'.G25]+['Sales_&amp;Costs_-Store_5'.G25]" table:style-name="ce11">
            <text:p>0</text:p>
          </table:table-cell>
          <table:table-cell office:value-type="float" office:value="0" table:formula="of:=['Sales_&amp;Costs_-Store_1'.H25]+['Sales_&amp;Costs_-Store_2'.H25]+['Sales_&amp;Costs_-Store_3'.H25]+['Sales_&amp;Costs_-Store_4'.H25]+['Sales_&amp;Costs_-Store_5'.H25]" table:style-name="ce11">
            <text:p>0</text:p>
          </table:table-cell>
          <table:table-cell office:value-type="float" office:value="0" table:formula="of:=['Sales_&amp;Costs_-Store_1'.I25]+['Sales_&amp;Costs_-Store_2'.I25]+['Sales_&amp;Costs_-Store_3'.I25]+['Sales_&amp;Costs_-Store_4'.I25]+['Sales_&amp;Costs_-Store_5'.I25]" table:style-name="ce11">
            <text:p>0</text:p>
          </table:table-cell>
          <table:table-cell office:value-type="float" office:value="0" table:formula="of:=['Sales_&amp;Costs_-Store_1'.J25]+['Sales_&amp;Costs_-Store_2'.J25]+['Sales_&amp;Costs_-Store_3'.J25]+['Sales_&amp;Costs_-Store_4'.J25]+['Sales_&amp;Costs_-Store_5'.J25]" table:style-name="ce11">
            <text:p>0</text:p>
          </table:table-cell>
          <table:table-cell office:value-type="float" office:value="0" table:formula="of:=['Sales_&amp;Costs_-Store_1'.K25]+['Sales_&amp;Costs_-Store_2'.K25]+['Sales_&amp;Costs_-Store_3'.K25]+['Sales_&amp;Costs_-Store_4'.K25]+['Sales_&amp;Costs_-Store_5'.K25]" table:style-name="ce11">
            <text:p>0</text:p>
          </table:table-cell>
          <table:table-cell office:value-type="float" office:value="0" table:formula="of:=['Sales_&amp;Costs_-Store_1'.L25]+['Sales_&amp;Costs_-Store_2'.L25]+['Sales_&amp;Costs_-Store_3'.L25]+['Sales_&amp;Costs_-Store_4'.L25]+['Sales_&amp;Costs_-Store_5'.L25]" table:style-name="ce11">
            <text:p>0</text:p>
          </table:table-cell>
          <table:table-cell office:value-type="float" office:value="0" table:formula="of:=['Sales_&amp;Costs_-Store_1'.M25]+['Sales_&amp;Costs_-Store_2'.M25]+['Sales_&amp;Costs_-Store_3'.M25]+['Sales_&amp;Costs_-Store_4'.M25]+['Sales_&amp;Costs_-Store_5'.M25]" table:style-name="ce11">
            <text:p>0</text:p>
          </table:table-cell>
          <table:table-cell table:number-columns-repeated="16371"/>
        </table:table-row>
        <table:table-row table:style-name="ro5">
          <table:table-cell office:value-type="string" table:style-name="ce5">
            <text:p>Others</text:p>
          </table:table-cell>
          <table:table-cell office:value-type="float" office:value="1604200" table:formula="of:=['Sales_&amp;Costs_-Store_1'.B26]+['Sales_&amp;Costs_-Store_2'.B26]+['Sales_&amp;Costs_-Store_3'.B26]+['Sales_&amp;Costs_-Store_4'.B26]+['Sales_&amp;Costs_-Store_5'.B26]" table:style-name="ce11">
            <text:p>1604200</text:p>
          </table:table-cell>
          <table:table-cell office:value-type="float" office:value="1661886.5250000001" table:formula="of:=['Sales_&amp;Costs_-Store_1'.C26]+['Sales_&amp;Costs_-Store_2'.C26]+['Sales_&amp;Costs_-Store_3'.C26]+['Sales_&amp;Costs_-Store_4'.C26]+['Sales_&amp;Costs_-Store_5'.C26]" table:style-name="ce11">
            <text:p>1661887</text:p>
          </table:table-cell>
          <table:table-cell office:value-type="float" office:value="1721806.8497857498" table:formula="of:=['Sales_&amp;Costs_-Store_1'.D26]+['Sales_&amp;Costs_-Store_2'.D26]+['Sales_&amp;Costs_-Store_3'.D26]+['Sales_&amp;Costs_-Store_4'.D26]+['Sales_&amp;Costs_-Store_5'.D26]" table:style-name="ce11">
            <text:p>1721807</text:p>
          </table:table-cell>
          <table:table-cell office:value-type="float" office:value="1784053.4135024778" table:formula="of:=['Sales_&amp;Costs_-Store_1'.E26]+['Sales_&amp;Costs_-Store_2'.E26]+['Sales_&amp;Costs_-Store_3'.E26]+['Sales_&amp;Costs_-Store_4'.E26]+['Sales_&amp;Costs_-Store_5'.E26]" table:style-name="ce11">
            <text:p>1784053</text:p>
          </table:table-cell>
          <table:table-cell office:value-type="float" office:value="1848722.7065812778" table:formula="of:=['Sales_&amp;Costs_-Store_1'.F26]+['Sales_&amp;Costs_-Store_2'.F26]+['Sales_&amp;Costs_-Store_3'.F26]+['Sales_&amp;Costs_-Store_4'.F26]+['Sales_&amp;Costs_-Store_5'.F26]" table:style-name="ce11">
            <text:p>1848723</text:p>
          </table:table-cell>
          <table:table-cell office:value-type="float" office:value="1915915.4569965771" table:formula="of:=['Sales_&amp;Costs_-Store_1'.G26]+['Sales_&amp;Costs_-Store_2'.G26]+['Sales_&amp;Costs_-Store_3'.G26]+['Sales_&amp;Costs_-Store_4'.G26]+['Sales_&amp;Costs_-Store_5'.G26]" table:style-name="ce11">
            <text:p>1915915</text:p>
          </table:table-cell>
          <table:table-cell office:value-type="float" office:value="1985736.8254226968" table:formula="of:=['Sales_&amp;Costs_-Store_1'.H26]+['Sales_&amp;Costs_-Store_2'.H26]+['Sales_&amp;Costs_-Store_3'.H26]+['Sales_&amp;Costs_-Store_4'.H26]+['Sales_&amp;Costs_-Store_5'.H26]" table:style-name="ce11">
            <text:p>1985737</text:p>
          </table:table-cell>
          <table:table-cell office:value-type="float" office:value="2058296.6097275754" table:formula="of:=['Sales_&amp;Costs_-Store_1'.I26]+['Sales_&amp;Costs_-Store_2'.I26]+['Sales_&amp;Costs_-Store_3'.I26]+['Sales_&amp;Costs_-Store_4'.I26]+['Sales_&amp;Costs_-Store_5'.I26]" table:style-name="ce11">
            <text:p>2058297</text:p>
          </table:table-cell>
          <table:table-cell office:value-type="float" office:value="2133709.4592637899" table:formula="of:=['Sales_&amp;Costs_-Store_1'.J26]+['Sales_&amp;Costs_-Store_2'.J26]+['Sales_&amp;Costs_-Store_3'.J26]+['Sales_&amp;Costs_-Store_4'.J26]+['Sales_&amp;Costs_-Store_5'.J26]" table:style-name="ce11">
            <text:p>2133709</text:p>
          </table:table-cell>
          <table:table-cell office:value-type="float" office:value="2212095.0994401705" table:formula="of:=['Sales_&amp;Costs_-Store_1'.K26]+['Sales_&amp;Costs_-Store_2'.K26]+['Sales_&amp;Costs_-Store_3'.K26]+['Sales_&amp;Costs_-Store_4'.K26]+['Sales_&amp;Costs_-Store_5'.K26]" table:style-name="ce11">
            <text:p>2212095</text:p>
          </table:table-cell>
          <table:table-cell office:value-type="float" office:value="2293578.5670817047" table:formula="of:=['Sales_&amp;Costs_-Store_1'.L26]+['Sales_&amp;Costs_-Store_2'.L26]+['Sales_&amp;Costs_-Store_3'.L26]+['Sales_&amp;Costs_-Store_4'.L26]+['Sales_&amp;Costs_-Store_5'.L26]" table:style-name="ce11">
            <text:p>2293579</text:p>
          </table:table-cell>
          <table:table-cell office:value-type="float" office:value="2378290.4571110182" table:formula="of:=['Sales_&amp;Costs_-Store_1'.M26]+['Sales_&amp;Costs_-Store_2'.M26]+['Sales_&amp;Costs_-Store_3'.M26]+['Sales_&amp;Costs_-Store_4'.M26]+['Sales_&amp;Costs_-Store_5'.M26]" table:style-name="ce11">
            <text:p>2378290</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awa/Suji</text:p>
          </table:table-cell>
          <table:table-cell table:number-columns-repeated="16383" table:style-name="ce1"/>
        </table:table-row>
        <table:table-row table:style-name="ro5">
          <table:table-cell office:value-type="string" table:style-name="ce5">
            <text:p>Fortune</text:p>
          </table:table-cell>
          <table:table-cell office:value-type="float" office:value="1218000" table:formula="of:=['Sales_&amp;Costs_-Store_1'.B29]+['Sales_&amp;Costs_-Store_2'.B29]+['Sales_&amp;Costs_-Store_3'.B29]+['Sales_&amp;Costs_-Store_4'.B29]+['Sales_&amp;Costs_-Store_5'.B29]" table:style-name="ce11">
            <text:p>1218000</text:p>
          </table:table-cell>
          <table:table-cell office:value-type="float" office:value="1256549.6875" table:formula="of:=['Sales_&amp;Costs_-Store_1'.C29]+['Sales_&amp;Costs_-Store_2'.C29]+['Sales_&amp;Costs_-Store_3'.C29]+['Sales_&amp;Costs_-Store_4'.C29]+['Sales_&amp;Costs_-Store_5'.C29]" table:style-name="ce11">
            <text:p>1256550</text:p>
          </table:table-cell>
          <table:table-cell office:value-type="float" office:value="1296399.3200148437" table:formula="of:=['Sales_&amp;Costs_-Store_1'.D29]+['Sales_&amp;Costs_-Store_2'.D29]+['Sales_&amp;Costs_-Store_3'.D29]+['Sales_&amp;Costs_-Store_4'.D29]+['Sales_&amp;Costs_-Store_5'.D29]" table:style-name="ce11">
            <text:p>1296399</text:p>
          </table:table-cell>
          <table:table-cell office:value-type="float" office:value="1337594.2399469912" table:formula="of:=['Sales_&amp;Costs_-Store_1'.E29]+['Sales_&amp;Costs_-Store_2'.E29]+['Sales_&amp;Costs_-Store_3'.E29]+['Sales_&amp;Costs_-Store_4'.E29]+['Sales_&amp;Costs_-Store_5'.E29]" table:style-name="ce11">
            <text:p>1337594</text:p>
          </table:table-cell>
          <table:table-cell office:value-type="float" office:value="1380181.400164821" table:formula="of:=['Sales_&amp;Costs_-Store_1'.F29]+['Sales_&amp;Costs_-Store_2'.F29]+['Sales_&amp;Costs_-Store_3'.F29]+['Sales_&amp;Costs_-Store_4'.F29]+['Sales_&amp;Costs_-Store_5'.F29]" table:style-name="ce11">
            <text:p>1380181</text:p>
          </table:table-cell>
          <table:table-cell office:value-type="float" office:value="1424209.4218037655" table:formula="of:=['Sales_&amp;Costs_-Store_1'.G29]+['Sales_&amp;Costs_-Store_2'.G29]+['Sales_&amp;Costs_-Store_3'.G29]+['Sales_&amp;Costs_-Store_4'.G29]+['Sales_&amp;Costs_-Store_5'.G29]" table:style-name="ce11">
            <text:p>1424209</text:p>
          </table:table-cell>
          <table:table-cell office:value-type="float" office:value="1469728.6541559924" table:formula="of:=['Sales_&amp;Costs_-Store_1'.H29]+['Sales_&amp;Costs_-Store_2'.H29]+['Sales_&amp;Costs_-Store_3'.H29]+['Sales_&amp;Costs_-Store_4'.H29]+['Sales_&amp;Costs_-Store_5'.H29]" table:style-name="ce11">
            <text:p>1469729</text:p>
          </table:table-cell>
          <table:table-cell office:value-type="float" office:value="1516791.2367244698" table:formula="of:=['Sales_&amp;Costs_-Store_1'.I29]+['Sales_&amp;Costs_-Store_2'.I29]+['Sales_&amp;Costs_-Store_3'.I29]+['Sales_&amp;Costs_-Store_4'.I29]+['Sales_&amp;Costs_-Store_5'.I29]" table:style-name="ce11">
            <text:p>1516791</text:p>
          </table:table-cell>
          <table:table-cell office:value-type="float" office:value="1565451.1635200048" table:formula="of:=['Sales_&amp;Costs_-Store_1'.J29]+['Sales_&amp;Costs_-Store_2'.J29]+['Sales_&amp;Costs_-Store_3'.J29]+['Sales_&amp;Costs_-Store_4'.J29]+['Sales_&amp;Costs_-Store_5'.J29]" table:style-name="ce11">
            <text:p>1565451</text:p>
          </table:table-cell>
          <table:table-cell office:value-type="float" office:value="1615764.3496827285" table:formula="of:=['Sales_&amp;Costs_-Store_1'.K29]+['Sales_&amp;Costs_-Store_2'.K29]+['Sales_&amp;Costs_-Store_3'.K29]+['Sales_&amp;Costs_-Store_4'.K29]+['Sales_&amp;Costs_-Store_5'.K29]" table:style-name="ce11">
            <text:p>1615764</text:p>
          </table:table-cell>
          <table:table-cell office:value-type="float" office:value="1667788.7005124476" table:formula="of:=['Sales_&amp;Costs_-Store_1'.L29]+['Sales_&amp;Costs_-Store_2'.L29]+['Sales_&amp;Costs_-Store_3'.L29]+['Sales_&amp;Costs_-Store_4'.L29]+['Sales_&amp;Costs_-Store_5'.L29]" table:style-name="ce11">
            <text:p>1667789</text:p>
          </table:table-cell>
          <table:table-cell office:value-type="float" office:value="1721584.1829953799" table:formula="of:=['Sales_&amp;Costs_-Store_1'.M29]+['Sales_&amp;Costs_-Store_2'.M29]+['Sales_&amp;Costs_-Store_3'.M29]+['Sales_&amp;Costs_-Store_4'.M29]+['Sales_&amp;Costs_-Store_5'.M29]" table:style-name="ce11">
            <text:p>1721584</text:p>
          </table:table-cell>
          <table:table-cell table:number-columns-repeated="16371"/>
        </table:table-row>
        <table:table-row table:style-name="ro5">
          <table:table-cell office:value-type="string" table:style-name="ce5">
            <text:p>Patanjali</text:p>
          </table:table-cell>
          <table:table-cell office:value-type="float" office:value="304500" table:formula="of:=['Sales_&amp;Costs_-Store_1'.B30]+['Sales_&amp;Costs_-Store_2'.B30]+['Sales_&amp;Costs_-Store_3'.B30]+['Sales_&amp;Costs_-Store_4'.B30]+['Sales_&amp;Costs_-Store_5'.B30]" table:style-name="ce11">
            <text:p>304500</text:p>
          </table:table-cell>
          <table:table-cell office:value-type="float" office:value="314137.421875" table:formula="of:=['Sales_&amp;Costs_-Store_1'.C30]+['Sales_&amp;Costs_-Store_2'.C30]+['Sales_&amp;Costs_-Store_3'.C30]+['Sales_&amp;Costs_-Store_4'.C30]+['Sales_&amp;Costs_-Store_5'.C30]" table:style-name="ce11">
            <text:p>314137</text:p>
          </table:table-cell>
          <table:table-cell office:value-type="float" office:value="324099.83000371093" table:formula="of:=['Sales_&amp;Costs_-Store_1'.D30]+['Sales_&amp;Costs_-Store_2'.D30]+['Sales_&amp;Costs_-Store_3'.D30]+['Sales_&amp;Costs_-Store_4'.D30]+['Sales_&amp;Costs_-Store_5'.D30]" table:style-name="ce11">
            <text:p>324100</text:p>
          </table:table-cell>
          <table:table-cell office:value-type="float" office:value="334398.5599867478" table:formula="of:=['Sales_&amp;Costs_-Store_1'.E30]+['Sales_&amp;Costs_-Store_2'.E30]+['Sales_&amp;Costs_-Store_3'.E30]+['Sales_&amp;Costs_-Store_4'.E30]+['Sales_&amp;Costs_-Store_5'.E30]" table:style-name="ce11">
            <text:p>334399</text:p>
          </table:table-cell>
          <table:table-cell office:value-type="float" office:value="345045.35004120524" table:formula="of:=['Sales_&amp;Costs_-Store_1'.F30]+['Sales_&amp;Costs_-Store_2'.F30]+['Sales_&amp;Costs_-Store_3'.F30]+['Sales_&amp;Costs_-Store_4'.F30]+['Sales_&amp;Costs_-Store_5'.F30]" table:style-name="ce11">
            <text:p>345045</text:p>
          </table:table-cell>
          <table:table-cell office:value-type="float" office:value="356052.35545094137" table:formula="of:=['Sales_&amp;Costs_-Store_1'.G30]+['Sales_&amp;Costs_-Store_2'.G30]+['Sales_&amp;Costs_-Store_3'.G30]+['Sales_&amp;Costs_-Store_4'.G30]+['Sales_&amp;Costs_-Store_5'.G30]" table:style-name="ce11">
            <text:p>356052</text:p>
          </table:table-cell>
          <table:table-cell office:value-type="float" office:value="367432.16353899811" table:formula="of:=['Sales_&amp;Costs_-Store_1'.H30]+['Sales_&amp;Costs_-Store_2'.H30]+['Sales_&amp;Costs_-Store_3'.H30]+['Sales_&amp;Costs_-Store_4'.H30]+['Sales_&amp;Costs_-Store_5'.H30]" table:style-name="ce11">
            <text:p>367432</text:p>
          </table:table-cell>
          <table:table-cell office:value-type="float" office:value="379197.80918111745" table:formula="of:=['Sales_&amp;Costs_-Store_1'.I30]+['Sales_&amp;Costs_-Store_2'.I30]+['Sales_&amp;Costs_-Store_3'.I30]+['Sales_&amp;Costs_-Store_4'.I30]+['Sales_&amp;Costs_-Store_5'.I30]" table:style-name="ce11">
            <text:p>379198</text:p>
          </table:table-cell>
          <table:table-cell office:value-type="float" office:value="391362.79088000121" table:formula="of:=['Sales_&amp;Costs_-Store_1'.J30]+['Sales_&amp;Costs_-Store_2'.J30]+['Sales_&amp;Costs_-Store_3'.J30]+['Sales_&amp;Costs_-Store_4'.J30]+['Sales_&amp;Costs_-Store_5'.J30]" table:style-name="ce11">
            <text:p>391363</text:p>
          </table:table-cell>
          <table:table-cell office:value-type="float" office:value="403941.08742068213" table:formula="of:=['Sales_&amp;Costs_-Store_1'.K30]+['Sales_&amp;Costs_-Store_2'.K30]+['Sales_&amp;Costs_-Store_3'.K30]+['Sales_&amp;Costs_-Store_4'.K30]+['Sales_&amp;Costs_-Store_5'.K30]" table:style-name="ce11">
            <text:p>403941</text:p>
          </table:table-cell>
          <table:table-cell office:value-type="float" office:value="416947.17512811191" table:formula="of:=['Sales_&amp;Costs_-Store_1'.L30]+['Sales_&amp;Costs_-Store_2'.L30]+['Sales_&amp;Costs_-Store_3'.L30]+['Sales_&amp;Costs_-Store_4'.L30]+['Sales_&amp;Costs_-Store_5'.L30]" table:style-name="ce11">
            <text:p>416947</text:p>
          </table:table-cell>
          <table:table-cell office:value-type="float" office:value="430396.04574884498" table:formula="of:=['Sales_&amp;Costs_-Store_1'.M30]+['Sales_&amp;Costs_-Store_2'.M30]+['Sales_&amp;Costs_-Store_3'.M30]+['Sales_&amp;Costs_-Store_4'.M30]+['Sales_&amp;Costs_-Store_5'.M30]" table:style-name="ce11">
            <text:p>430396</text:p>
          </table:table-cell>
          <table:table-cell table:number-columns-repeated="16371"/>
        </table:table-row>
        <table:table-row table:style-name="ro5">
          <table:table-cell office:value-type="string" table:style-name="ce5">
            <text:p>Organic Tattva</text:p>
          </table:table-cell>
          <table:table-cell office:value-type="float" office:value="0" table:formula="of:=['Sales_&amp;Costs_-Store_1'.B31]+['Sales_&amp;Costs_-Store_2'.B31]+['Sales_&amp;Costs_-Store_3'.B31]+['Sales_&amp;Costs_-Store_4'.B31]+['Sales_&amp;Costs_-Store_5'.B31]" table:style-name="ce11">
            <text:p>0</text:p>
          </table:table-cell>
          <table:table-cell office:value-type="float" office:value="0" table:formula="of:=['Sales_&amp;Costs_-Store_1'.C31]+['Sales_&amp;Costs_-Store_2'.C31]+['Sales_&amp;Costs_-Store_3'.C31]+['Sales_&amp;Costs_-Store_4'.C31]+['Sales_&amp;Costs_-Store_5'.C31]" table:style-name="ce11">
            <text:p>0</text:p>
          </table:table-cell>
          <table:table-cell office:value-type="float" office:value="0" table:formula="of:=['Sales_&amp;Costs_-Store_1'.D31]+['Sales_&amp;Costs_-Store_2'.D31]+['Sales_&amp;Costs_-Store_3'.D31]+['Sales_&amp;Costs_-Store_4'.D31]+['Sales_&amp;Costs_-Store_5'.D31]" table:style-name="ce11">
            <text:p>0</text:p>
          </table:table-cell>
          <table:table-cell office:value-type="float" office:value="0" table:formula="of:=['Sales_&amp;Costs_-Store_1'.E31]+['Sales_&amp;Costs_-Store_2'.E31]+['Sales_&amp;Costs_-Store_3'.E31]+['Sales_&amp;Costs_-Store_4'.E31]+['Sales_&amp;Costs_-Store_5'.E31]" table:style-name="ce11">
            <text:p>0</text:p>
          </table:table-cell>
          <table:table-cell office:value-type="float" office:value="0" table:formula="of:=['Sales_&amp;Costs_-Store_1'.F31]+['Sales_&amp;Costs_-Store_2'.F31]+['Sales_&amp;Costs_-Store_3'.F31]+['Sales_&amp;Costs_-Store_4'.F31]+['Sales_&amp;Costs_-Store_5'.F31]" table:style-name="ce11">
            <text:p>0</text:p>
          </table:table-cell>
          <table:table-cell office:value-type="float" office:value="0" table:formula="of:=['Sales_&amp;Costs_-Store_1'.G31]+['Sales_&amp;Costs_-Store_2'.G31]+['Sales_&amp;Costs_-Store_3'.G31]+['Sales_&amp;Costs_-Store_4'.G31]+['Sales_&amp;Costs_-Store_5'.G31]" table:style-name="ce11">
            <text:p>0</text:p>
          </table:table-cell>
          <table:table-cell office:value-type="float" office:value="0" table:formula="of:=['Sales_&amp;Costs_-Store_1'.H31]+['Sales_&amp;Costs_-Store_2'.H31]+['Sales_&amp;Costs_-Store_3'.H31]+['Sales_&amp;Costs_-Store_4'.H31]+['Sales_&amp;Costs_-Store_5'.H31]" table:style-name="ce11">
            <text:p>0</text:p>
          </table:table-cell>
          <table:table-cell office:value-type="float" office:value="0" table:formula="of:=['Sales_&amp;Costs_-Store_1'.I31]+['Sales_&amp;Costs_-Store_2'.I31]+['Sales_&amp;Costs_-Store_3'.I31]+['Sales_&amp;Costs_-Store_4'.I31]+['Sales_&amp;Costs_-Store_5'.I31]" table:style-name="ce11">
            <text:p>0</text:p>
          </table:table-cell>
          <table:table-cell office:value-type="float" office:value="0" table:formula="of:=['Sales_&amp;Costs_-Store_1'.J31]+['Sales_&amp;Costs_-Store_2'.J31]+['Sales_&amp;Costs_-Store_3'.J31]+['Sales_&amp;Costs_-Store_4'.J31]+['Sales_&amp;Costs_-Store_5'.J31]" table:style-name="ce11">
            <text:p>0</text:p>
          </table:table-cell>
          <table:table-cell office:value-type="float" office:value="0" table:formula="of:=['Sales_&amp;Costs_-Store_1'.K31]+['Sales_&amp;Costs_-Store_2'.K31]+['Sales_&amp;Costs_-Store_3'.K31]+['Sales_&amp;Costs_-Store_4'.K31]+['Sales_&amp;Costs_-Store_5'.K31]" table:style-name="ce11">
            <text:p>0</text:p>
          </table:table-cell>
          <table:table-cell office:value-type="float" office:value="0" table:formula="of:=['Sales_&amp;Costs_-Store_1'.L31]+['Sales_&amp;Costs_-Store_2'.L31]+['Sales_&amp;Costs_-Store_3'.L31]+['Sales_&amp;Costs_-Store_4'.L31]+['Sales_&amp;Costs_-Store_5'.L31]" table:style-name="ce11">
            <text:p>0</text:p>
          </table:table-cell>
          <table:table-cell office:value-type="float" office:value="0" table:formula="of:=['Sales_&amp;Costs_-Store_1'.M31]+['Sales_&amp;Costs_-Store_2'.M31]+['Sales_&amp;Costs_-Store_3'.M31]+['Sales_&amp;Costs_-Store_4'.M31]+['Sales_&amp;Costs_-Store_5'.M31]" table:style-name="ce11">
            <text:p>0</text:p>
          </table:table-cell>
          <table:table-cell table:number-columns-repeated="16371"/>
        </table:table-row>
        <table:table-row table:style-name="ro5">
          <table:table-cell office:value-type="string" table:style-name="ce5">
            <text:p>Good Life</text:p>
          </table:table-cell>
          <table:table-cell office:value-type="float" office:value="2131500" table:formula="of:=['Sales_&amp;Costs_-Store_1'.B32]+['Sales_&amp;Costs_-Store_2'.B32]+['Sales_&amp;Costs_-Store_3'.B32]+['Sales_&amp;Costs_-Store_4'.B32]+['Sales_&amp;Costs_-Store_5'.B32]" table:style-name="ce11">
            <text:p>2131500</text:p>
          </table:table-cell>
          <table:table-cell office:value-type="float" office:value="2198961.953125" table:formula="of:=['Sales_&amp;Costs_-Store_1'.C32]+['Sales_&amp;Costs_-Store_2'.C32]+['Sales_&amp;Costs_-Store_3'.C32]+['Sales_&amp;Costs_-Store_4'.C32]+['Sales_&amp;Costs_-Store_5'.C32]" table:style-name="ce11">
            <text:p>2198962</text:p>
          </table:table-cell>
          <table:table-cell office:value-type="float" office:value="2268698.8100259765" table:formula="of:=['Sales_&amp;Costs_-Store_1'.D32]+['Sales_&amp;Costs_-Store_2'.D32]+['Sales_&amp;Costs_-Store_3'.D32]+['Sales_&amp;Costs_-Store_4'.D32]+['Sales_&amp;Costs_-Store_5'.D32]" table:style-name="ce11">
            <text:p>2268699</text:p>
          </table:table-cell>
          <table:table-cell office:value-type="float" office:value="2340789.9199072346" table:formula="of:=['Sales_&amp;Costs_-Store_1'.E32]+['Sales_&amp;Costs_-Store_2'.E32]+['Sales_&amp;Costs_-Store_3'.E32]+['Sales_&amp;Costs_-Store_4'.E32]+['Sales_&amp;Costs_-Store_5'.E32]" table:style-name="ce11">
            <text:p>2340790</text:p>
          </table:table-cell>
          <table:table-cell office:value-type="float" office:value="2415317.4502884368" table:formula="of:=['Sales_&amp;Costs_-Store_1'.F32]+['Sales_&amp;Costs_-Store_2'.F32]+['Sales_&amp;Costs_-Store_3'.F32]+['Sales_&amp;Costs_-Store_4'.F32]+['Sales_&amp;Costs_-Store_5'.F32]" table:style-name="ce11">
            <text:p>2415317</text:p>
          </table:table-cell>
          <table:table-cell office:value-type="float" office:value="2492366.4881565892" table:formula="of:=['Sales_&amp;Costs_-Store_1'.G32]+['Sales_&amp;Costs_-Store_2'.G32]+['Sales_&amp;Costs_-Store_3'.G32]+['Sales_&amp;Costs_-Store_4'.G32]+['Sales_&amp;Costs_-Store_5'.G32]" table:style-name="ce11">
            <text:p>2492366</text:p>
          </table:table-cell>
          <table:table-cell office:value-type="float" office:value="2572025.1447729864" table:formula="of:=['Sales_&amp;Costs_-Store_1'.H32]+['Sales_&amp;Costs_-Store_2'.H32]+['Sales_&amp;Costs_-Store_3'.H32]+['Sales_&amp;Costs_-Store_4'.H32]+['Sales_&amp;Costs_-Store_5'.H32]" table:style-name="ce11">
            <text:p>2572025</text:p>
          </table:table-cell>
          <table:table-cell office:value-type="float" office:value="2654384.6642678212" table:formula="of:=['Sales_&amp;Costs_-Store_1'.I32]+['Sales_&amp;Costs_-Store_2'.I32]+['Sales_&amp;Costs_-Store_3'.I32]+['Sales_&amp;Costs_-Store_4'.I32]+['Sales_&amp;Costs_-Store_5'.I32]" table:style-name="ce11">
            <text:p>2654385</text:p>
          </table:table-cell>
          <table:table-cell office:value-type="float" office:value="2739539.5361600081" table:formula="of:=['Sales_&amp;Costs_-Store_1'.J32]+['Sales_&amp;Costs_-Store_2'.J32]+['Sales_&amp;Costs_-Store_3'.J32]+['Sales_&amp;Costs_-Store_4'.J32]+['Sales_&amp;Costs_-Store_5'.J32]" table:style-name="ce11">
            <text:p>2739540</text:p>
          </table:table-cell>
          <table:table-cell office:value-type="float" office:value="2827587.6119447746" table:formula="of:=['Sales_&amp;Costs_-Store_1'.K32]+['Sales_&amp;Costs_-Store_2'.K32]+['Sales_&amp;Costs_-Store_3'.K32]+['Sales_&amp;Costs_-Store_4'.K32]+['Sales_&amp;Costs_-Store_5'.K32]" table:style-name="ce11">
            <text:p>2827588</text:p>
          </table:table-cell>
          <table:table-cell office:value-type="float" office:value="2918630.2258967832" table:formula="of:=['Sales_&amp;Costs_-Store_1'.L32]+['Sales_&amp;Costs_-Store_2'.L32]+['Sales_&amp;Costs_-Store_3'.L32]+['Sales_&amp;Costs_-Store_4'.L32]+['Sales_&amp;Costs_-Store_5'.L32]" table:style-name="ce11">
            <text:p>2918630</text:p>
          </table:table-cell>
          <table:table-cell office:value-type="float" office:value="3012772.3202419146" table:formula="of:=['Sales_&amp;Costs_-Store_1'.M32]+['Sales_&amp;Costs_-Store_2'.M32]+['Sales_&amp;Costs_-Store_3'.M32]+['Sales_&amp;Costs_-Store_4'.M32]+['Sales_&amp;Costs_-Store_5'.M32]" table:style-name="ce11">
            <text:p>3012772</text:p>
          </table:table-cell>
          <table:table-cell table:number-columns-repeated="16371"/>
        </table:table-row>
        <table:table-row table:style-name="ro5">
          <table:table-cell office:value-type="string" table:style-name="ce5">
            <text:p>Classic Harvest</text:p>
          </table:table-cell>
          <table:table-cell office:value-type="float" office:value="1522500" table:formula="of:=['Sales_&amp;Costs_-Store_1'.B33]+['Sales_&amp;Costs_-Store_2'.B33]+['Sales_&amp;Costs_-Store_3'.B33]+['Sales_&amp;Costs_-Store_4'.B33]+['Sales_&amp;Costs_-Store_5'.B33]" table:style-name="ce11">
            <text:p>1522500</text:p>
          </table:table-cell>
          <table:table-cell office:value-type="float" office:value="1570687.109375" table:formula="of:=['Sales_&amp;Costs_-Store_1'.C33]+['Sales_&amp;Costs_-Store_2'.C33]+['Sales_&amp;Costs_-Store_3'.C33]+['Sales_&amp;Costs_-Store_4'.C33]+['Sales_&amp;Costs_-Store_5'.C33]" table:style-name="ce11">
            <text:p>1570687</text:p>
          </table:table-cell>
          <table:table-cell office:value-type="float" office:value="1620499.1500185546" table:formula="of:=['Sales_&amp;Costs_-Store_1'.D33]+['Sales_&amp;Costs_-Store_2'.D33]+['Sales_&amp;Costs_-Store_3'.D33]+['Sales_&amp;Costs_-Store_4'.D33]+['Sales_&amp;Costs_-Store_5'.D33]" table:style-name="ce11">
            <text:p>1620499</text:p>
          </table:table-cell>
          <table:table-cell office:value-type="float" office:value="1671992.7999337388" table:formula="of:=['Sales_&amp;Costs_-Store_1'.E33]+['Sales_&amp;Costs_-Store_2'.E33]+['Sales_&amp;Costs_-Store_3'.E33]+['Sales_&amp;Costs_-Store_4'.E33]+['Sales_&amp;Costs_-Store_5'.E33]" table:style-name="ce11">
            <text:p>1671993</text:p>
          </table:table-cell>
          <table:table-cell office:value-type="float" office:value="1725226.7502060262" table:formula="of:=['Sales_&amp;Costs_-Store_1'.F33]+['Sales_&amp;Costs_-Store_2'.F33]+['Sales_&amp;Costs_-Store_3'.F33]+['Sales_&amp;Costs_-Store_4'.F33]+['Sales_&amp;Costs_-Store_5'.F33]" table:style-name="ce11">
            <text:p>1725227</text:p>
          </table:table-cell>
          <table:table-cell office:value-type="float" office:value="1780261.7772547067" table:formula="of:=['Sales_&amp;Costs_-Store_1'.G33]+['Sales_&amp;Costs_-Store_2'.G33]+['Sales_&amp;Costs_-Store_3'.G33]+['Sales_&amp;Costs_-Store_4'.G33]+['Sales_&amp;Costs_-Store_5'.G33]" table:style-name="ce11">
            <text:p>1780262</text:p>
          </table:table-cell>
          <table:table-cell office:value-type="float" office:value="1837160.8176949907" table:formula="of:=['Sales_&amp;Costs_-Store_1'.H33]+['Sales_&amp;Costs_-Store_2'.H33]+['Sales_&amp;Costs_-Store_3'.H33]+['Sales_&amp;Costs_-Store_4'.H33]+['Sales_&amp;Costs_-Store_5'.H33]" table:style-name="ce11">
            <text:p>1837161</text:p>
          </table:table-cell>
          <table:table-cell office:value-type="float" office:value="1895989.045905587" table:formula="of:=['Sales_&amp;Costs_-Store_1'.I33]+['Sales_&amp;Costs_-Store_2'.I33]+['Sales_&amp;Costs_-Store_3'.I33]+['Sales_&amp;Costs_-Store_4'.I33]+['Sales_&amp;Costs_-Store_5'.I33]" table:style-name="ce11">
            <text:p>1895989</text:p>
          </table:table-cell>
          <table:table-cell office:value-type="float" office:value="1956813.954400006" table:formula="of:=['Sales_&amp;Costs_-Store_1'.J33]+['Sales_&amp;Costs_-Store_2'.J33]+['Sales_&amp;Costs_-Store_3'.J33]+['Sales_&amp;Costs_-Store_4'.J33]+['Sales_&amp;Costs_-Store_5'.J33]" table:style-name="ce11">
            <text:p>1956814</text:p>
          </table:table-cell>
          <table:table-cell office:value-type="float" office:value="2019705.4371034107" table:formula="of:=['Sales_&amp;Costs_-Store_1'.K33]+['Sales_&amp;Costs_-Store_2'.K33]+['Sales_&amp;Costs_-Store_3'.K33]+['Sales_&amp;Costs_-Store_4'.K33]+['Sales_&amp;Costs_-Store_5'.K33]" table:style-name="ce11">
            <text:p>2019705</text:p>
          </table:table-cell>
          <table:table-cell office:value-type="float" office:value="2084735.8756405592" table:formula="of:=['Sales_&amp;Costs_-Store_1'.L33]+['Sales_&amp;Costs_-Store_2'.L33]+['Sales_&amp;Costs_-Store_3'.L33]+['Sales_&amp;Costs_-Store_4'.L33]+['Sales_&amp;Costs_-Store_5'.L33]" table:style-name="ce11">
            <text:p>2084736</text:p>
          </table:table-cell>
          <table:table-cell office:value-type="float" office:value="2151980.2287442251" table:formula="of:=['Sales_&amp;Costs_-Store_1'.M33]+['Sales_&amp;Costs_-Store_2'.M33]+['Sales_&amp;Costs_-Store_3'.M33]+['Sales_&amp;Costs_-Store_4'.M33]+['Sales_&amp;Costs_-Store_5'.M33]" table:style-name="ce11">
            <text:p>2151980</text:p>
          </table:table-cell>
          <table:table-cell table:number-columns-repeated="16371"/>
        </table:table-row>
        <table:table-row table:style-name="ro5">
          <table:table-cell office:value-type="string" table:style-name="ce5">
            <text:p>Others</text:p>
          </table:table-cell>
          <table:table-cell office:value-type="float" office:value="913500" table:formula="of:=['Sales_&amp;Costs_-Store_1'.B34]+['Sales_&amp;Costs_-Store_2'.B34]+['Sales_&amp;Costs_-Store_3'.B34]+['Sales_&amp;Costs_-Store_4'.B34]+['Sales_&amp;Costs_-Store_5'.B34]" table:style-name="ce11">
            <text:p>913500</text:p>
          </table:table-cell>
          <table:table-cell office:value-type="float" office:value="942412.265625" table:formula="of:=['Sales_&amp;Costs_-Store_1'.C34]+['Sales_&amp;Costs_-Store_2'.C34]+['Sales_&amp;Costs_-Store_3'.C34]+['Sales_&amp;Costs_-Store_4'.C34]+['Sales_&amp;Costs_-Store_5'.C34]" table:style-name="ce11">
            <text:p>942412</text:p>
          </table:table-cell>
          <table:table-cell office:value-type="float" office:value="972299.49001113279" table:formula="of:=['Sales_&amp;Costs_-Store_1'.D34]+['Sales_&amp;Costs_-Store_2'.D34]+['Sales_&amp;Costs_-Store_3'.D34]+['Sales_&amp;Costs_-Store_4'.D34]+['Sales_&amp;Costs_-Store_5'.D34]" table:style-name="ce11">
            <text:p>972299</text:p>
          </table:table-cell>
          <table:table-cell office:value-type="float" office:value="1003195.6799602433" table:formula="of:=['Sales_&amp;Costs_-Store_1'.E34]+['Sales_&amp;Costs_-Store_2'.E34]+['Sales_&amp;Costs_-Store_3'.E34]+['Sales_&amp;Costs_-Store_4'.E34]+['Sales_&amp;Costs_-Store_5'.E34]" table:style-name="ce11">
            <text:p>1003196</text:p>
          </table:table-cell>
          <table:table-cell office:value-type="float" office:value="1035136.0501236157" table:formula="of:=['Sales_&amp;Costs_-Store_1'.F34]+['Sales_&amp;Costs_-Store_2'.F34]+['Sales_&amp;Costs_-Store_3'.F34]+['Sales_&amp;Costs_-Store_4'.F34]+['Sales_&amp;Costs_-Store_5'.F34]" table:style-name="ce11">
            <text:p>1035136</text:p>
          </table:table-cell>
          <table:table-cell office:value-type="float" office:value="1068157.066352824" table:formula="of:=['Sales_&amp;Costs_-Store_1'.G34]+['Sales_&amp;Costs_-Store_2'.G34]+['Sales_&amp;Costs_-Store_3'.G34]+['Sales_&amp;Costs_-Store_4'.G34]+['Sales_&amp;Costs_-Store_5'.G34]" table:style-name="ce11">
            <text:p>1068157</text:p>
          </table:table-cell>
          <table:table-cell office:value-type="float" office:value="1102296.4906169942" table:formula="of:=['Sales_&amp;Costs_-Store_1'.H34]+['Sales_&amp;Costs_-Store_2'.H34]+['Sales_&amp;Costs_-Store_3'.H34]+['Sales_&amp;Costs_-Store_4'.H34]+['Sales_&amp;Costs_-Store_5'.H34]" table:style-name="ce11">
            <text:p>1102296</text:p>
          </table:table-cell>
          <table:table-cell office:value-type="float" office:value="1137593.4275433521" table:formula="of:=['Sales_&amp;Costs_-Store_1'.I34]+['Sales_&amp;Costs_-Store_2'.I34]+['Sales_&amp;Costs_-Store_3'.I34]+['Sales_&amp;Costs_-Store_4'.I34]+['Sales_&amp;Costs_-Store_5'.I34]" table:style-name="ce11">
            <text:p>1137593</text:p>
          </table:table-cell>
          <table:table-cell office:value-type="float" office:value="1174088.3726400035" table:formula="of:=['Sales_&amp;Costs_-Store_1'.J34]+['Sales_&amp;Costs_-Store_2'.J34]+['Sales_&amp;Costs_-Store_3'.J34]+['Sales_&amp;Costs_-Store_4'.J34]+['Sales_&amp;Costs_-Store_5'.J34]" table:style-name="ce11">
            <text:p>1174088</text:p>
          </table:table-cell>
          <table:table-cell office:value-type="float" office:value="1211823.2622620463" table:formula="of:=['Sales_&amp;Costs_-Store_1'.K34]+['Sales_&amp;Costs_-Store_2'.K34]+['Sales_&amp;Costs_-Store_3'.K34]+['Sales_&amp;Costs_-Store_4'.K34]+['Sales_&amp;Costs_-Store_5'.K34]" table:style-name="ce11">
            <text:p>1211823</text:p>
          </table:table-cell>
          <table:table-cell office:value-type="float" office:value="1250841.5253843355" table:formula="of:=['Sales_&amp;Costs_-Store_1'.L34]+['Sales_&amp;Costs_-Store_2'.L34]+['Sales_&amp;Costs_-Store_3'.L34]+['Sales_&amp;Costs_-Store_4'.L34]+['Sales_&amp;Costs_-Store_5'.L34]" table:style-name="ce11">
            <text:p>1250842</text:p>
          </table:table-cell>
          <table:table-cell office:value-type="float" office:value="1291188.1372465349" table:formula="of:=['Sales_&amp;Costs_-Store_1'.M34]+['Sales_&amp;Costs_-Store_2'.M34]+['Sales_&amp;Costs_-Store_3'.M34]+['Sales_&amp;Costs_-Store_4'.M34]+['Sales_&amp;Costs_-Store_5'.M34]" table:style-name="ce11">
            <text:p>1291188</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Maida</text:p>
          </table:table-cell>
          <table:table-cell table:number-columns-repeated="16383" table:style-name="ce1"/>
        </table:table-row>
        <table:table-row table:style-name="ro5">
          <table:table-cell office:value-type="string" table:style-name="ce5">
            <text:p>Fortune</text:p>
          </table:table-cell>
          <table:table-cell office:value-type="float" office:value="1870125" table:formula="of:=['Sales_&amp;Costs_-Store_1'.B37]+['Sales_&amp;Costs_-Store_2'.B37]+['Sales_&amp;Costs_-Store_3'.B37]+['Sales_&amp;Costs_-Store_4'.B37]+['Sales_&amp;Costs_-Store_5'.B37]" table:style-name="ce11">
            <text:p>1870125</text:p>
          </table:table-cell>
          <table:table-cell office:value-type="float" office:value="1947844.3406249997" table:formula="of:=['Sales_&amp;Costs_-Store_1'.C37]+['Sales_&amp;Costs_-Store_2'.C37]+['Sales_&amp;Costs_-Store_3'.C37]+['Sales_&amp;Costs_-Store_4'.C37]+['Sales_&amp;Costs_-Store_5'.C37]" table:style-name="ce11">
            <text:p>1947844</text:p>
          </table:table-cell>
          <table:table-cell office:value-type="float" office:value="2028977.9002671088" table:formula="of:=['Sales_&amp;Costs_-Store_1'.D37]+['Sales_&amp;Costs_-Store_2'.D37]+['Sales_&amp;Costs_-Store_3'.D37]+['Sales_&amp;Costs_-Store_4'.D37]+['Sales_&amp;Costs_-Store_5'.D37]" table:style-name="ce11">
            <text:p>2028978</text:p>
          </table:table-cell>
          <table:table-cell office:value-type="float" office:value="2113680.6918120584" table:formula="of:=['Sales_&amp;Costs_-Store_1'.E37]+['Sales_&amp;Costs_-Store_2'.E37]+['Sales_&amp;Costs_-Store_3'.E37]+['Sales_&amp;Costs_-Store_4'.E37]+['Sales_&amp;Costs_-Store_5'.E37]" table:style-name="ce11">
            <text:p>2113681</text:p>
          </table:table-cell>
          <table:table-cell office:value-type="float" office:value="2202114.9035726762" table:formula="of:=['Sales_&amp;Costs_-Store_1'.F37]+['Sales_&amp;Costs_-Store_2'.F37]+['Sales_&amp;Costs_-Store_3'.F37]+['Sales_&amp;Costs_-Store_4'.F37]+['Sales_&amp;Costs_-Store_5'.F37]" table:style-name="ce11">
            <text:p>2202115</text:p>
          </table:table-cell>
          <table:table-cell office:value-type="float" office:value="2294450.2354223426" table:formula="of:=['Sales_&amp;Costs_-Store_1'.G37]+['Sales_&amp;Costs_-Store_2'.G37]+['Sales_&amp;Costs_-Store_3'.G37]+['Sales_&amp;Costs_-Store_4'.G37]+['Sales_&amp;Costs_-Store_5'.G37]" table:style-name="ce11">
            <text:p>2294450</text:p>
          </table:table-cell>
          <table:table-cell office:value-type="float" office:value="2390864.2508026524" table:formula="of:=['Sales_&amp;Costs_-Store_1'.H37]+['Sales_&amp;Costs_-Store_2'.H37]+['Sales_&amp;Costs_-Store_3'.H37]+['Sales_&amp;Costs_-Store_4'.H37]+['Sales_&amp;Costs_-Store_5'.H37]" table:style-name="ce11">
            <text:p>2390864</text:p>
          </table:table-cell>
          <table:table-cell office:value-type="float" office:value="2491542.7453595847" table:formula="of:=['Sales_&amp;Costs_-Store_1'.I37]+['Sales_&amp;Costs_-Store_2'.I37]+['Sales_&amp;Costs_-Store_3'.I37]+['Sales_&amp;Costs_-Store_4'.I37]+['Sales_&amp;Costs_-Store_5'.I37]" table:style-name="ce11">
            <text:p>2491543</text:p>
          </table:table-cell>
          <table:table-cell office:value-type="float" office:value="2596680.132998487" table:formula="of:=['Sales_&amp;Costs_-Store_1'.J37]+['Sales_&amp;Costs_-Store_2'.J37]+['Sales_&amp;Costs_-Store_3'.J37]+['Sales_&amp;Costs_-Store_4'.J37]+['Sales_&amp;Costs_-Store_5'.J37]" table:style-name="ce11">
            <text:p>2596680</text:p>
          </table:table-cell>
          <table:table-cell office:value-type="float" office:value="2706479.8501859424" table:formula="of:=['Sales_&amp;Costs_-Store_1'.K37]+['Sales_&amp;Costs_-Store_2'.K37]+['Sales_&amp;Costs_-Store_3'.K37]+['Sales_&amp;Costs_-Store_4'.K37]+['Sales_&amp;Costs_-Store_5'.K37]" table:style-name="ce11">
            <text:p>2706480</text:p>
          </table:table-cell>
          <table:table-cell office:value-type="float" office:value="2821154.7793661673" table:formula="of:=['Sales_&amp;Costs_-Store_1'.L37]+['Sales_&amp;Costs_-Store_2'.L37]+['Sales_&amp;Costs_-Store_3'.L37]+['Sales_&amp;Costs_-Store_4'.L37]+['Sales_&amp;Costs_-Store_5'.L37]" table:style-name="ce11">
            <text:p>2821155</text:p>
          </table:table-cell>
          <table:table-cell office:value-type="float" office:value="2940927.6924010171" table:formula="of:=['Sales_&amp;Costs_-Store_1'.M37]+['Sales_&amp;Costs_-Store_2'.M37]+['Sales_&amp;Costs_-Store_3'.M37]+['Sales_&amp;Costs_-Store_4'.M37]+['Sales_&amp;Costs_-Store_5'.M37]" table:style-name="ce11">
            <text:p>2940928</text:p>
          </table:table-cell>
          <table:table-cell table:number-columns-repeated="16371"/>
        </table:table-row>
        <table:table-row table:style-name="ro5">
          <table:table-cell office:value-type="string" table:style-name="ce5">
            <text:p>Patanjali</text:p>
          </table:table-cell>
          <table:table-cell office:value-type="float" office:value="0" table:formula="of:=['Sales_&amp;Costs_-Store_1'.B38]+['Sales_&amp;Costs_-Store_2'.B38]+['Sales_&amp;Costs_-Store_3'.B38]+['Sales_&amp;Costs_-Store_4'.B38]+['Sales_&amp;Costs_-Store_5'.B38]" table:style-name="ce11">
            <text:p>0</text:p>
          </table:table-cell>
          <table:table-cell office:value-type="float" office:value="0" table:formula="of:=['Sales_&amp;Costs_-Store_1'.C38]+['Sales_&amp;Costs_-Store_2'.C38]+['Sales_&amp;Costs_-Store_3'.C38]+['Sales_&amp;Costs_-Store_4'.C38]+['Sales_&amp;Costs_-Store_5'.C38]" table:style-name="ce11">
            <text:p>0</text:p>
          </table:table-cell>
          <table:table-cell office:value-type="float" office:value="0" table:formula="of:=['Sales_&amp;Costs_-Store_1'.D38]+['Sales_&amp;Costs_-Store_2'.D38]+['Sales_&amp;Costs_-Store_3'.D38]+['Sales_&amp;Costs_-Store_4'.D38]+['Sales_&amp;Costs_-Store_5'.D38]" table:style-name="ce11">
            <text:p>0</text:p>
          </table:table-cell>
          <table:table-cell office:value-type="float" office:value="0" table:formula="of:=['Sales_&amp;Costs_-Store_1'.E38]+['Sales_&amp;Costs_-Store_2'.E38]+['Sales_&amp;Costs_-Store_3'.E38]+['Sales_&amp;Costs_-Store_4'.E38]+['Sales_&amp;Costs_-Store_5'.E38]" table:style-name="ce11">
            <text:p>0</text:p>
          </table:table-cell>
          <table:table-cell office:value-type="float" office:value="0" table:formula="of:=['Sales_&amp;Costs_-Store_1'.F38]+['Sales_&amp;Costs_-Store_2'.F38]+['Sales_&amp;Costs_-Store_3'.F38]+['Sales_&amp;Costs_-Store_4'.F38]+['Sales_&amp;Costs_-Store_5'.F38]" table:style-name="ce11">
            <text:p>0</text:p>
          </table:table-cell>
          <table:table-cell office:value-type="float" office:value="0" table:formula="of:=['Sales_&amp;Costs_-Store_1'.G38]+['Sales_&amp;Costs_-Store_2'.G38]+['Sales_&amp;Costs_-Store_3'.G38]+['Sales_&amp;Costs_-Store_4'.G38]+['Sales_&amp;Costs_-Store_5'.G38]" table:style-name="ce11">
            <text:p>0</text:p>
          </table:table-cell>
          <table:table-cell office:value-type="float" office:value="0" table:formula="of:=['Sales_&amp;Costs_-Store_1'.H38]+['Sales_&amp;Costs_-Store_2'.H38]+['Sales_&amp;Costs_-Store_3'.H38]+['Sales_&amp;Costs_-Store_4'.H38]+['Sales_&amp;Costs_-Store_5'.H38]" table:style-name="ce11">
            <text:p>0</text:p>
          </table:table-cell>
          <table:table-cell office:value-type="float" office:value="0" table:formula="of:=['Sales_&amp;Costs_-Store_1'.I38]+['Sales_&amp;Costs_-Store_2'.I38]+['Sales_&amp;Costs_-Store_3'.I38]+['Sales_&amp;Costs_-Store_4'.I38]+['Sales_&amp;Costs_-Store_5'.I38]" table:style-name="ce11">
            <text:p>0</text:p>
          </table:table-cell>
          <table:table-cell office:value-type="float" office:value="0" table:formula="of:=['Sales_&amp;Costs_-Store_1'.J38]+['Sales_&amp;Costs_-Store_2'.J38]+['Sales_&amp;Costs_-Store_3'.J38]+['Sales_&amp;Costs_-Store_4'.J38]+['Sales_&amp;Costs_-Store_5'.J38]" table:style-name="ce11">
            <text:p>0</text:p>
          </table:table-cell>
          <table:table-cell office:value-type="float" office:value="0" table:formula="of:=['Sales_&amp;Costs_-Store_1'.K38]+['Sales_&amp;Costs_-Store_2'.K38]+['Sales_&amp;Costs_-Store_3'.K38]+['Sales_&amp;Costs_-Store_4'.K38]+['Sales_&amp;Costs_-Store_5'.K38]" table:style-name="ce11">
            <text:p>0</text:p>
          </table:table-cell>
          <table:table-cell office:value-type="float" office:value="0" table:formula="of:=['Sales_&amp;Costs_-Store_1'.L38]+['Sales_&amp;Costs_-Store_2'.L38]+['Sales_&amp;Costs_-Store_3'.L38]+['Sales_&amp;Costs_-Store_4'.L38]+['Sales_&amp;Costs_-Store_5'.L38]" table:style-name="ce11">
            <text:p>0</text:p>
          </table:table-cell>
          <table:table-cell office:value-type="float" office:value="0" table:formula="of:=['Sales_&amp;Costs_-Store_1'.M38]+['Sales_&amp;Costs_-Store_2'.M38]+['Sales_&amp;Costs_-Store_3'.M38]+['Sales_&amp;Costs_-Store_4'.M38]+['Sales_&amp;Costs_-Store_5'.M38]"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1870125" table:formula="of:=['Sales_&amp;Costs_-Store_1'.B39]+['Sales_&amp;Costs_-Store_2'.B39]+['Sales_&amp;Costs_-Store_3'.B39]+['Sales_&amp;Costs_-Store_4'.B39]+['Sales_&amp;Costs_-Store_5'.B39]" table:style-name="ce11">
            <text:p>1870125</text:p>
          </table:table-cell>
          <table:table-cell office:value-type="float" office:value="1947844.3406249997" table:formula="of:=['Sales_&amp;Costs_-Store_1'.C39]+['Sales_&amp;Costs_-Store_2'.C39]+['Sales_&amp;Costs_-Store_3'.C39]+['Sales_&amp;Costs_-Store_4'.C39]+['Sales_&amp;Costs_-Store_5'.C39]" table:style-name="ce11">
            <text:p>1947844</text:p>
          </table:table-cell>
          <table:table-cell office:value-type="float" office:value="2028977.9002671088" table:formula="of:=['Sales_&amp;Costs_-Store_1'.D39]+['Sales_&amp;Costs_-Store_2'.D39]+['Sales_&amp;Costs_-Store_3'.D39]+['Sales_&amp;Costs_-Store_4'.D39]+['Sales_&amp;Costs_-Store_5'.D39]" table:style-name="ce11">
            <text:p>2028978</text:p>
          </table:table-cell>
          <table:table-cell office:value-type="float" office:value="2113680.6918120584" table:formula="of:=['Sales_&amp;Costs_-Store_1'.E39]+['Sales_&amp;Costs_-Store_2'.E39]+['Sales_&amp;Costs_-Store_3'.E39]+['Sales_&amp;Costs_-Store_4'.E39]+['Sales_&amp;Costs_-Store_5'.E39]" table:style-name="ce11">
            <text:p>2113681</text:p>
          </table:table-cell>
          <table:table-cell office:value-type="float" office:value="2202114.9035726762" table:formula="of:=['Sales_&amp;Costs_-Store_1'.F39]+['Sales_&amp;Costs_-Store_2'.F39]+['Sales_&amp;Costs_-Store_3'.F39]+['Sales_&amp;Costs_-Store_4'.F39]+['Sales_&amp;Costs_-Store_5'.F39]" table:style-name="ce11">
            <text:p>2202115</text:p>
          </table:table-cell>
          <table:table-cell office:value-type="float" office:value="2294450.2354223426" table:formula="of:=['Sales_&amp;Costs_-Store_1'.G39]+['Sales_&amp;Costs_-Store_2'.G39]+['Sales_&amp;Costs_-Store_3'.G39]+['Sales_&amp;Costs_-Store_4'.G39]+['Sales_&amp;Costs_-Store_5'.G39]" table:style-name="ce11">
            <text:p>2294450</text:p>
          </table:table-cell>
          <table:table-cell office:value-type="float" office:value="2390864.2508026524" table:formula="of:=['Sales_&amp;Costs_-Store_1'.H39]+['Sales_&amp;Costs_-Store_2'.H39]+['Sales_&amp;Costs_-Store_3'.H39]+['Sales_&amp;Costs_-Store_4'.H39]+['Sales_&amp;Costs_-Store_5'.H39]" table:style-name="ce11">
            <text:p>2390864</text:p>
          </table:table-cell>
          <table:table-cell office:value-type="float" office:value="2491542.7453595847" table:formula="of:=['Sales_&amp;Costs_-Store_1'.I39]+['Sales_&amp;Costs_-Store_2'.I39]+['Sales_&amp;Costs_-Store_3'.I39]+['Sales_&amp;Costs_-Store_4'.I39]+['Sales_&amp;Costs_-Store_5'.I39]" table:style-name="ce11">
            <text:p>2491543</text:p>
          </table:table-cell>
          <table:table-cell office:value-type="float" office:value="2596680.132998487" table:formula="of:=['Sales_&amp;Costs_-Store_1'.J39]+['Sales_&amp;Costs_-Store_2'.J39]+['Sales_&amp;Costs_-Store_3'.J39]+['Sales_&amp;Costs_-Store_4'.J39]+['Sales_&amp;Costs_-Store_5'.J39]" table:style-name="ce11">
            <text:p>2596680</text:p>
          </table:table-cell>
          <table:table-cell office:value-type="float" office:value="2706479.8501859424" table:formula="of:=['Sales_&amp;Costs_-Store_1'.K39]+['Sales_&amp;Costs_-Store_2'.K39]+['Sales_&amp;Costs_-Store_3'.K39]+['Sales_&amp;Costs_-Store_4'.K39]+['Sales_&amp;Costs_-Store_5'.K39]" table:style-name="ce11">
            <text:p>2706480</text:p>
          </table:table-cell>
          <table:table-cell office:value-type="float" office:value="2821154.7793661673" table:formula="of:=['Sales_&amp;Costs_-Store_1'.L39]+['Sales_&amp;Costs_-Store_2'.L39]+['Sales_&amp;Costs_-Store_3'.L39]+['Sales_&amp;Costs_-Store_4'.L39]+['Sales_&amp;Costs_-Store_5'.L39]" table:style-name="ce11">
            <text:p>2821155</text:p>
          </table:table-cell>
          <table:table-cell office:value-type="float" office:value="2940927.6924010171" table:formula="of:=['Sales_&amp;Costs_-Store_1'.M39]+['Sales_&amp;Costs_-Store_2'.M39]+['Sales_&amp;Costs_-Store_3'.M39]+['Sales_&amp;Costs_-Store_4'.M39]+['Sales_&amp;Costs_-Store_5'.M39]" table:style-name="ce11">
            <text:p>2940928</text:p>
          </table:table-cell>
          <table:table-cell table:number-columns-repeated="16371"/>
        </table:table-row>
        <table:table-row table:style-name="ro5">
          <table:table-cell office:value-type="string" table:style-name="ce5">
            <text:p>Good Life</text:p>
          </table:table-cell>
          <table:table-cell office:value-type="float" office:value="1558437.5" table:formula="of:=['Sales_&amp;Costs_-Store_1'.B40]+['Sales_&amp;Costs_-Store_2'.B40]+['Sales_&amp;Costs_-Store_3'.B40]+['Sales_&amp;Costs_-Store_4'.B40]+['Sales_&amp;Costs_-Store_5'.B40]" table:style-name="ce11">
            <text:p>1558438</text:p>
          </table:table-cell>
          <table:table-cell office:value-type="float" office:value="1623203.6171875" table:formula="of:=['Sales_&amp;Costs_-Store_1'.C40]+['Sales_&amp;Costs_-Store_2'.C40]+['Sales_&amp;Costs_-Store_3'.C40]+['Sales_&amp;Costs_-Store_4'.C40]+['Sales_&amp;Costs_-Store_5'.C40]" table:style-name="ce11">
            <text:p>1623204</text:p>
          </table:table-cell>
          <table:table-cell office:value-type="float" office:value="1690814.9168892575" table:formula="of:=['Sales_&amp;Costs_-Store_1'.D40]+['Sales_&amp;Costs_-Store_2'.D40]+['Sales_&amp;Costs_-Store_3'.D40]+['Sales_&amp;Costs_-Store_4'.D40]+['Sales_&amp;Costs_-Store_5'.D40]" table:style-name="ce11">
            <text:p>1690815</text:p>
          </table:table-cell>
          <table:table-cell office:value-type="float" office:value="1761400.5765100485" table:formula="of:=['Sales_&amp;Costs_-Store_1'.E40]+['Sales_&amp;Costs_-Store_2'.E40]+['Sales_&amp;Costs_-Store_3'.E40]+['Sales_&amp;Costs_-Store_4'.E40]+['Sales_&amp;Costs_-Store_5'.E40]" table:style-name="ce11">
            <text:p>1761401</text:p>
          </table:table-cell>
          <table:table-cell office:value-type="float" office:value="1835095.7529772304" table:formula="of:=['Sales_&amp;Costs_-Store_1'.F40]+['Sales_&amp;Costs_-Store_2'.F40]+['Sales_&amp;Costs_-Store_3'.F40]+['Sales_&amp;Costs_-Store_4'.F40]+['Sales_&amp;Costs_-Store_5'.F40]" table:style-name="ce11">
            <text:p>1835096</text:p>
          </table:table-cell>
          <table:table-cell office:value-type="float" office:value="1912041.862851952" table:formula="of:=['Sales_&amp;Costs_-Store_1'.G40]+['Sales_&amp;Costs_-Store_2'.G40]+['Sales_&amp;Costs_-Store_3'.G40]+['Sales_&amp;Costs_-Store_4'.G40]+['Sales_&amp;Costs_-Store_5'.G40]" table:style-name="ce11">
            <text:p>1912042</text:p>
          </table:table-cell>
          <table:table-cell office:value-type="float" office:value="1992386.8756688768" table:formula="of:=['Sales_&amp;Costs_-Store_1'.H40]+['Sales_&amp;Costs_-Store_2'.H40]+['Sales_&amp;Costs_-Store_3'.H40]+['Sales_&amp;Costs_-Store_4'.H40]+['Sales_&amp;Costs_-Store_5'.H40]" table:style-name="ce11">
            <text:p>1992387</text:p>
          </table:table-cell>
          <table:table-cell office:value-type="float" office:value="2076285.6211329876" table:formula="of:=['Sales_&amp;Costs_-Store_1'.I40]+['Sales_&amp;Costs_-Store_2'.I40]+['Sales_&amp;Costs_-Store_3'.I40]+['Sales_&amp;Costs_-Store_4'.I40]+['Sales_&amp;Costs_-Store_5'.I40]" table:style-name="ce11">
            <text:p>2076286</text:p>
          </table:table-cell>
          <table:table-cell office:value-type="float" office:value="2163900.1108320723" table:formula="of:=['Sales_&amp;Costs_-Store_1'.J40]+['Sales_&amp;Costs_-Store_2'.J40]+['Sales_&amp;Costs_-Store_3'.J40]+['Sales_&amp;Costs_-Store_4'.J40]+['Sales_&amp;Costs_-Store_5'.J40]" table:style-name="ce11">
            <text:p>2163900</text:p>
          </table:table-cell>
          <table:table-cell office:value-type="float" office:value="2255399.8751549521" table:formula="of:=['Sales_&amp;Costs_-Store_1'.K40]+['Sales_&amp;Costs_-Store_2'.K40]+['Sales_&amp;Costs_-Store_3'.K40]+['Sales_&amp;Costs_-Store_4'.K40]+['Sales_&amp;Costs_-Store_5'.K40]" table:style-name="ce11">
            <text:p>2255400</text:p>
          </table:table-cell>
          <table:table-cell office:value-type="float" office:value="2350962.3161384724" table:formula="of:=['Sales_&amp;Costs_-Store_1'.L40]+['Sales_&amp;Costs_-Store_2'.L40]+['Sales_&amp;Costs_-Store_3'.L40]+['Sales_&amp;Costs_-Store_4'.L40]+['Sales_&amp;Costs_-Store_5'.L40]" table:style-name="ce11">
            <text:p>2350962</text:p>
          </table:table-cell>
          <table:table-cell office:value-type="float" office:value="2450773.0770008476" table:formula="of:=['Sales_&amp;Costs_-Store_1'.M40]+['Sales_&amp;Costs_-Store_2'.M40]+['Sales_&amp;Costs_-Store_3'.M40]+['Sales_&amp;Costs_-Store_4'.M40]+['Sales_&amp;Costs_-Store_5'.M40]" table:style-name="ce11">
            <text:p>2450773</text:p>
          </table:table-cell>
          <table:table-cell table:number-columns-repeated="16371"/>
        </table:table-row>
        <table:table-row table:style-name="ro5">
          <table:table-cell office:value-type="string" table:style-name="ce5">
            <text:p>Classic Harvest</text:p>
          </table:table-cell>
          <table:table-cell office:value-type="float" office:value="935062.5" table:formula="of:=['Sales_&amp;Costs_-Store_1'.B41]+['Sales_&amp;Costs_-Store_2'.B41]+['Sales_&amp;Costs_-Store_3'.B41]+['Sales_&amp;Costs_-Store_4'.B41]+['Sales_&amp;Costs_-Store_5'.B41]" table:style-name="ce11">
            <text:p>935063</text:p>
          </table:table-cell>
          <table:table-cell office:value-type="float" office:value="973922.17031249986" table:formula="of:=['Sales_&amp;Costs_-Store_1'.C41]+['Sales_&amp;Costs_-Store_2'.C41]+['Sales_&amp;Costs_-Store_3'.C41]+['Sales_&amp;Costs_-Store_4'.C41]+['Sales_&amp;Costs_-Store_5'.C41]" table:style-name="ce11">
            <text:p>973922</text:p>
          </table:table-cell>
          <table:table-cell office:value-type="float" office:value="1014488.9501335544" table:formula="of:=['Sales_&amp;Costs_-Store_1'.D41]+['Sales_&amp;Costs_-Store_2'.D41]+['Sales_&amp;Costs_-Store_3'.D41]+['Sales_&amp;Costs_-Store_4'.D41]+['Sales_&amp;Costs_-Store_5'.D41]" table:style-name="ce11">
            <text:p>1014489</text:p>
          </table:table-cell>
          <table:table-cell office:value-type="float" office:value="1056840.3459060292" table:formula="of:=['Sales_&amp;Costs_-Store_1'.E41]+['Sales_&amp;Costs_-Store_2'.E41]+['Sales_&amp;Costs_-Store_3'.E41]+['Sales_&amp;Costs_-Store_4'.E41]+['Sales_&amp;Costs_-Store_5'.E41]" table:style-name="ce11">
            <text:p>1056840</text:p>
          </table:table-cell>
          <table:table-cell office:value-type="float" office:value="1101057.4517863381" table:formula="of:=['Sales_&amp;Costs_-Store_1'.F41]+['Sales_&amp;Costs_-Store_2'.F41]+['Sales_&amp;Costs_-Store_3'.F41]+['Sales_&amp;Costs_-Store_4'.F41]+['Sales_&amp;Costs_-Store_5'.F41]" table:style-name="ce11">
            <text:p>1101057</text:p>
          </table:table-cell>
          <table:table-cell office:value-type="float" office:value="1147225.1177111713" table:formula="of:=['Sales_&amp;Costs_-Store_1'.G41]+['Sales_&amp;Costs_-Store_2'.G41]+['Sales_&amp;Costs_-Store_3'.G41]+['Sales_&amp;Costs_-Store_4'.G41]+['Sales_&amp;Costs_-Store_5'.G41]" table:style-name="ce11">
            <text:p>1147225</text:p>
          </table:table-cell>
          <table:table-cell office:value-type="float" office:value="1195432.1254013262" table:formula="of:=['Sales_&amp;Costs_-Store_1'.H41]+['Sales_&amp;Costs_-Store_2'.H41]+['Sales_&amp;Costs_-Store_3'.H41]+['Sales_&amp;Costs_-Store_4'.H41]+['Sales_&amp;Costs_-Store_5'.H41]" table:style-name="ce11">
            <text:p>1195432</text:p>
          </table:table-cell>
          <table:table-cell office:value-type="float" office:value="1245771.3726797923" table:formula="of:=['Sales_&amp;Costs_-Store_1'.I41]+['Sales_&amp;Costs_-Store_2'.I41]+['Sales_&amp;Costs_-Store_3'.I41]+['Sales_&amp;Costs_-Store_4'.I41]+['Sales_&amp;Costs_-Store_5'.I41]" table:style-name="ce11">
            <text:p>1245771</text:p>
          </table:table-cell>
          <table:table-cell office:value-type="float" office:value="1298340.0664992435" table:formula="of:=['Sales_&amp;Costs_-Store_1'.J41]+['Sales_&amp;Costs_-Store_2'.J41]+['Sales_&amp;Costs_-Store_3'.J41]+['Sales_&amp;Costs_-Store_4'.J41]+['Sales_&amp;Costs_-Store_5'.J41]" table:style-name="ce11">
            <text:p>1298340</text:p>
          </table:table-cell>
          <table:table-cell office:value-type="float" office:value="1353239.9250929712" table:formula="of:=['Sales_&amp;Costs_-Store_1'.K41]+['Sales_&amp;Costs_-Store_2'.K41]+['Sales_&amp;Costs_-Store_3'.K41]+['Sales_&amp;Costs_-Store_4'.K41]+['Sales_&amp;Costs_-Store_5'.K41]" table:style-name="ce11">
            <text:p>1353240</text:p>
          </table:table-cell>
          <table:table-cell office:value-type="float" office:value="1410577.3896830836" table:formula="of:=['Sales_&amp;Costs_-Store_1'.L41]+['Sales_&amp;Costs_-Store_2'.L41]+['Sales_&amp;Costs_-Store_3'.L41]+['Sales_&amp;Costs_-Store_4'.L41]+['Sales_&amp;Costs_-Store_5'.L41]" table:style-name="ce11">
            <text:p>1410577</text:p>
          </table:table-cell>
          <table:table-cell office:value-type="float" office:value="1470463.8462005085" table:formula="of:=['Sales_&amp;Costs_-Store_1'.M41]+['Sales_&amp;Costs_-Store_2'.M41]+['Sales_&amp;Costs_-Store_3'.M41]+['Sales_&amp;Costs_-Store_4'.M41]+['Sales_&amp;Costs_-Store_5'.M41]" table:style-name="ce11">
            <text:p>1470464</text:p>
          </table:table-cell>
          <table:table-cell table:number-columns-repeated="16371"/>
        </table:table-row>
        <table:table-row table:style-name="ro5">
          <table:table-cell office:value-type="string" table:style-name="ce5">
            <text:p>Others</text:p>
          </table:table-cell>
          <table:table-cell office:value-type="float" office:value="0" table:formula="of:=['Sales_&amp;Costs_-Store_1'.B42]+['Sales_&amp;Costs_-Store_2'.B42]+['Sales_&amp;Costs_-Store_3'.B42]+['Sales_&amp;Costs_-Store_4'.B42]+['Sales_&amp;Costs_-Store_5'.B42]" table:style-name="ce11">
            <text:p>0</text:p>
          </table:table-cell>
          <table:table-cell office:value-type="float" office:value="0" table:formula="of:=['Sales_&amp;Costs_-Store_1'.C42]+['Sales_&amp;Costs_-Store_2'.C42]+['Sales_&amp;Costs_-Store_3'.C42]+['Sales_&amp;Costs_-Store_4'.C42]+['Sales_&amp;Costs_-Store_5'.C42]" table:style-name="ce11">
            <text:p>0</text:p>
          </table:table-cell>
          <table:table-cell office:value-type="float" office:value="0" table:formula="of:=['Sales_&amp;Costs_-Store_1'.D42]+['Sales_&amp;Costs_-Store_2'.D42]+['Sales_&amp;Costs_-Store_3'.D42]+['Sales_&amp;Costs_-Store_4'.D42]+['Sales_&amp;Costs_-Store_5'.D42]" table:style-name="ce11">
            <text:p>0</text:p>
          </table:table-cell>
          <table:table-cell office:value-type="float" office:value="0" table:formula="of:=['Sales_&amp;Costs_-Store_1'.E42]+['Sales_&amp;Costs_-Store_2'.E42]+['Sales_&amp;Costs_-Store_3'.E42]+['Sales_&amp;Costs_-Store_4'.E42]+['Sales_&amp;Costs_-Store_5'.E42]" table:style-name="ce11">
            <text:p>0</text:p>
          </table:table-cell>
          <table:table-cell office:value-type="float" office:value="0" table:formula="of:=['Sales_&amp;Costs_-Store_1'.F42]+['Sales_&amp;Costs_-Store_2'.F42]+['Sales_&amp;Costs_-Store_3'.F42]+['Sales_&amp;Costs_-Store_4'.F42]+['Sales_&amp;Costs_-Store_5'.F42]" table:style-name="ce11">
            <text:p>0</text:p>
          </table:table-cell>
          <table:table-cell office:value-type="float" office:value="0" table:formula="of:=['Sales_&amp;Costs_-Store_1'.G42]+['Sales_&amp;Costs_-Store_2'.G42]+['Sales_&amp;Costs_-Store_3'.G42]+['Sales_&amp;Costs_-Store_4'.G42]+['Sales_&amp;Costs_-Store_5'.G42]" table:style-name="ce11">
            <text:p>0</text:p>
          </table:table-cell>
          <table:table-cell office:value-type="float" office:value="0" table:formula="of:=['Sales_&amp;Costs_-Store_1'.H42]+['Sales_&amp;Costs_-Store_2'.H42]+['Sales_&amp;Costs_-Store_3'.H42]+['Sales_&amp;Costs_-Store_4'.H42]+['Sales_&amp;Costs_-Store_5'.H42]" table:style-name="ce11">
            <text:p>0</text:p>
          </table:table-cell>
          <table:table-cell office:value-type="float" office:value="0" table:formula="of:=['Sales_&amp;Costs_-Store_1'.I42]+['Sales_&amp;Costs_-Store_2'.I42]+['Sales_&amp;Costs_-Store_3'.I42]+['Sales_&amp;Costs_-Store_4'.I42]+['Sales_&amp;Costs_-Store_5'.I42]" table:style-name="ce11">
            <text:p>0</text:p>
          </table:table-cell>
          <table:table-cell office:value-type="float" office:value="0" table:formula="of:=['Sales_&amp;Costs_-Store_1'.J42]+['Sales_&amp;Costs_-Store_2'.J42]+['Sales_&amp;Costs_-Store_3'.J42]+['Sales_&amp;Costs_-Store_4'.J42]+['Sales_&amp;Costs_-Store_5'.J42]" table:style-name="ce11">
            <text:p>0</text:p>
          </table:table-cell>
          <table:table-cell office:value-type="float" office:value="0" table:formula="of:=['Sales_&amp;Costs_-Store_1'.K42]+['Sales_&amp;Costs_-Store_2'.K42]+['Sales_&amp;Costs_-Store_3'.K42]+['Sales_&amp;Costs_-Store_4'.K42]+['Sales_&amp;Costs_-Store_5'.K42]" table:style-name="ce11">
            <text:p>0</text:p>
          </table:table-cell>
          <table:table-cell office:value-type="float" office:value="0" table:formula="of:=['Sales_&amp;Costs_-Store_1'.L42]+['Sales_&amp;Costs_-Store_2'.L42]+['Sales_&amp;Costs_-Store_3'.L42]+['Sales_&amp;Costs_-Store_4'.L42]+['Sales_&amp;Costs_-Store_5'.L42]" table:style-name="ce11">
            <text:p>0</text:p>
          </table:table-cell>
          <table:table-cell office:value-type="float" office:value="0" table:formula="of:=['Sales_&amp;Costs_-Store_1'.M42]+['Sales_&amp;Costs_-Store_2'.M42]+['Sales_&amp;Costs_-Store_3'.M42]+['Sales_&amp;Costs_-Store_4'.M42]+['Sales_&amp;Costs_-Store_5'.M42]" table:style-name="ce11">
            <text:p>0</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ice</text:p>
          </table:table-cell>
          <table:table-cell table:number-columns-repeated="16383" table:style-name="ce1"/>
        </table:table-row>
        <table:table-row table:style-name="ro5">
          <table:table-cell office:value-type="string" table:style-name="ce5">
            <text:p>Fortune</text:p>
          </table:table-cell>
          <table:table-cell office:value-type="float" office:value="1826000" table:formula="of:=['Sales_&amp;Costs_-Store_1'.B45]+['Sales_&amp;Costs_-Store_2'.B45]+['Sales_&amp;Costs_-Store_3'.B45]+['Sales_&amp;Costs_-Store_4'.B45]+['Sales_&amp;Costs_-Store_5'.B45]" table:style-name="ce11">
            <text:p>1826000</text:p>
          </table:table-cell>
          <table:table-cell office:value-type="float" office:value="1914339.25" table:formula="of:=['Sales_&amp;Costs_-Store_1'.C45]+['Sales_&amp;Costs_-Store_2'.C45]+['Sales_&amp;Costs_-Store_3'.C45]+['Sales_&amp;Costs_-Store_4'.C45]+['Sales_&amp;Costs_-Store_5'.C45]" table:style-name="ce11">
            <text:p>1914339</text:p>
          </table:table-cell>
          <table:table-cell office:value-type="float" office:value="2007032.4483312501" table:formula="of:=['Sales_&amp;Costs_-Store_1'.D45]+['Sales_&amp;Costs_-Store_2'.D45]+['Sales_&amp;Costs_-Store_3'.D45]+['Sales_&amp;Costs_-Store_4'.D45]+['Sales_&amp;Costs_-Store_5'.D45]" table:style-name="ce11">
            <text:p>2007032</text:p>
          </table:table-cell>
          <table:table-cell office:value-type="float" office:value="2104297.539141736" table:formula="of:=['Sales_&amp;Costs_-Store_1'.E45]+['Sales_&amp;Costs_-Store_2'.E45]+['Sales_&amp;Costs_-Store_3'.E45]+['Sales_&amp;Costs_-Store_4'.E45]+['Sales_&amp;Costs_-Store_5'.E45]" table:style-name="ce11">
            <text:p>2104298</text:p>
          </table:table-cell>
          <table:table-cell office:value-type="float" office:value="2206363.5169950072" table:formula="of:=['Sales_&amp;Costs_-Store_1'.F45]+['Sales_&amp;Costs_-Store_2'.F45]+['Sales_&amp;Costs_-Store_3'.F45]+['Sales_&amp;Costs_-Store_4'.F45]+['Sales_&amp;Costs_-Store_5'.F45]" table:style-name="ce11">
            <text:p>2206364</text:p>
          </table:table-cell>
          <table:table-cell office:value-type="float" office:value="2313470.9931378947" table:formula="of:=['Sales_&amp;Costs_-Store_1'.G45]+['Sales_&amp;Costs_-Store_2'.G45]+['Sales_&amp;Costs_-Store_3'.G45]+['Sales_&amp;Costs_-Store_4'.G45]+['Sales_&amp;Costs_-Store_5'.G45]" table:style-name="ce11">
            <text:p>2313471</text:p>
          </table:table-cell>
          <table:table-cell office:value-type="float" office:value="2425872.7910433789" table:formula="of:=['Sales_&amp;Costs_-Store_1'.H45]+['Sales_&amp;Costs_-Store_2'.H45]+['Sales_&amp;Costs_-Store_3'.H45]+['Sales_&amp;Costs_-Store_4'.H45]+['Sales_&amp;Costs_-Store_5'.H45]" table:style-name="ce11">
            <text:p>2425873</text:p>
          </table:table-cell>
          <table:table-cell office:value-type="float" office:value="2543834.57275334" table:formula="of:=['Sales_&amp;Costs_-Store_1'.I45]+['Sales_&amp;Costs_-Store_2'.I45]+['Sales_&amp;Costs_-Store_3'.I45]+['Sales_&amp;Costs_-Store_4'.I45]+['Sales_&amp;Costs_-Store_5'.I45]" table:style-name="ce11">
            <text:p>2543835</text:p>
          </table:table-cell>
          <table:table-cell office:value-type="float" office:value="2667635.4976258399" table:formula="of:=['Sales_&amp;Costs_-Store_1'.J45]+['Sales_&amp;Costs_-Store_2'.J45]+['Sales_&amp;Costs_-Store_3'.J45]+['Sales_&amp;Costs_-Store_4'.J45]+['Sales_&amp;Costs_-Store_5'.J45]" table:style-name="ce11">
            <text:p>2667635</text:p>
          </table:table-cell>
          <table:table-cell office:value-type="float" office:value="2797568.915175702" table:formula="of:=['Sales_&amp;Costs_-Store_1'.K45]+['Sales_&amp;Costs_-Store_2'.K45]+['Sales_&amp;Costs_-Store_3'.K45]+['Sales_&amp;Costs_-Store_4'.K45]+['Sales_&amp;Costs_-Store_5'.K45]" table:style-name="ce11">
            <text:p>2797569</text:p>
          </table:table-cell>
          <table:table-cell office:value-type="float" office:value="2933943.0937857255" table:formula="of:=['Sales_&amp;Costs_-Store_1'.L45]+['Sales_&amp;Costs_-Store_2'.L45]+['Sales_&amp;Costs_-Store_3'.L45]+['Sales_&amp;Costs_-Store_4'.L45]+['Sales_&amp;Costs_-Store_5'.L45]" table:style-name="ce11">
            <text:p>2933943</text:p>
          </table:table-cell>
          <table:table-cell office:value-type="float" office:value="3077081.9871590855" table:formula="of:=['Sales_&amp;Costs_-Store_1'.M45]+['Sales_&amp;Costs_-Store_2'.M45]+['Sales_&amp;Costs_-Store_3'.M45]+['Sales_&amp;Costs_-Store_4'.M45]+['Sales_&amp;Costs_-Store_5'.M45]" table:style-name="ce11">
            <text:p>3077082</text:p>
          </table:table-cell>
          <table:table-cell table:number-columns-repeated="16371"/>
        </table:table-row>
        <table:table-row table:style-name="ro5">
          <table:table-cell office:value-type="string" table:style-name="ce5">
            <text:p>Patanjali</text:p>
          </table:table-cell>
          <table:table-cell office:value-type="float" office:value="1826000" table:formula="of:=['Sales_&amp;Costs_-Store_1'.B46]+['Sales_&amp;Costs_-Store_2'.B46]+['Sales_&amp;Costs_-Store_3'.B46]+['Sales_&amp;Costs_-Store_4'.B46]+['Sales_&amp;Costs_-Store_5'.B46]" table:style-name="ce11">
            <text:p>1826000</text:p>
          </table:table-cell>
          <table:table-cell office:value-type="float" office:value="1914339.25" table:formula="of:=['Sales_&amp;Costs_-Store_1'.C46]+['Sales_&amp;Costs_-Store_2'.C46]+['Sales_&amp;Costs_-Store_3'.C46]+['Sales_&amp;Costs_-Store_4'.C46]+['Sales_&amp;Costs_-Store_5'.C46]" table:style-name="ce11">
            <text:p>1914339</text:p>
          </table:table-cell>
          <table:table-cell office:value-type="float" office:value="2007032.4483312501" table:formula="of:=['Sales_&amp;Costs_-Store_1'.D46]+['Sales_&amp;Costs_-Store_2'.D46]+['Sales_&amp;Costs_-Store_3'.D46]+['Sales_&amp;Costs_-Store_4'.D46]+['Sales_&amp;Costs_-Store_5'.D46]" table:style-name="ce11">
            <text:p>2007032</text:p>
          </table:table-cell>
          <table:table-cell office:value-type="float" office:value="2104297.539141736" table:formula="of:=['Sales_&amp;Costs_-Store_1'.E46]+['Sales_&amp;Costs_-Store_2'.E46]+['Sales_&amp;Costs_-Store_3'.E46]+['Sales_&amp;Costs_-Store_4'.E46]+['Sales_&amp;Costs_-Store_5'.E46]" table:style-name="ce11">
            <text:p>2104298</text:p>
          </table:table-cell>
          <table:table-cell office:value-type="float" office:value="2206363.5169950072" table:formula="of:=['Sales_&amp;Costs_-Store_1'.F46]+['Sales_&amp;Costs_-Store_2'.F46]+['Sales_&amp;Costs_-Store_3'.F46]+['Sales_&amp;Costs_-Store_4'.F46]+['Sales_&amp;Costs_-Store_5'.F46]" table:style-name="ce11">
            <text:p>2206364</text:p>
          </table:table-cell>
          <table:table-cell office:value-type="float" office:value="2313470.9931378947" table:formula="of:=['Sales_&amp;Costs_-Store_1'.G46]+['Sales_&amp;Costs_-Store_2'.G46]+['Sales_&amp;Costs_-Store_3'.G46]+['Sales_&amp;Costs_-Store_4'.G46]+['Sales_&amp;Costs_-Store_5'.G46]" table:style-name="ce11">
            <text:p>2313471</text:p>
          </table:table-cell>
          <table:table-cell office:value-type="float" office:value="2425872.7910433789" table:formula="of:=['Sales_&amp;Costs_-Store_1'.H46]+['Sales_&amp;Costs_-Store_2'.H46]+['Sales_&amp;Costs_-Store_3'.H46]+['Sales_&amp;Costs_-Store_4'.H46]+['Sales_&amp;Costs_-Store_5'.H46]" table:style-name="ce11">
            <text:p>2425873</text:p>
          </table:table-cell>
          <table:table-cell office:value-type="float" office:value="2543834.57275334" table:formula="of:=['Sales_&amp;Costs_-Store_1'.I46]+['Sales_&amp;Costs_-Store_2'.I46]+['Sales_&amp;Costs_-Store_3'.I46]+['Sales_&amp;Costs_-Store_4'.I46]+['Sales_&amp;Costs_-Store_5'.I46]" table:style-name="ce11">
            <text:p>2543835</text:p>
          </table:table-cell>
          <table:table-cell office:value-type="float" office:value="2667635.4976258399" table:formula="of:=['Sales_&amp;Costs_-Store_1'.J46]+['Sales_&amp;Costs_-Store_2'.J46]+['Sales_&amp;Costs_-Store_3'.J46]+['Sales_&amp;Costs_-Store_4'.J46]+['Sales_&amp;Costs_-Store_5'.J46]" table:style-name="ce11">
            <text:p>2667635</text:p>
          </table:table-cell>
          <table:table-cell office:value-type="float" office:value="2797568.915175702" table:formula="of:=['Sales_&amp;Costs_-Store_1'.K46]+['Sales_&amp;Costs_-Store_2'.K46]+['Sales_&amp;Costs_-Store_3'.K46]+['Sales_&amp;Costs_-Store_4'.K46]+['Sales_&amp;Costs_-Store_5'.K46]" table:style-name="ce11">
            <text:p>2797569</text:p>
          </table:table-cell>
          <table:table-cell office:value-type="float" office:value="2933943.0937857255" table:formula="of:=['Sales_&amp;Costs_-Store_1'.L46]+['Sales_&amp;Costs_-Store_2'.L46]+['Sales_&amp;Costs_-Store_3'.L46]+['Sales_&amp;Costs_-Store_4'.L46]+['Sales_&amp;Costs_-Store_5'.L46]" table:style-name="ce11">
            <text:p>2933943</text:p>
          </table:table-cell>
          <table:table-cell office:value-type="float" office:value="3077081.9871590855" table:formula="of:=['Sales_&amp;Costs_-Store_1'.M46]+['Sales_&amp;Costs_-Store_2'.M46]+['Sales_&amp;Costs_-Store_3'.M46]+['Sales_&amp;Costs_-Store_4'.M46]+['Sales_&amp;Costs_-Store_5'.M46]" table:style-name="ce11">
            <text:p>3077082</text:p>
          </table:table-cell>
          <table:table-cell table:number-columns-repeated="16371"/>
        </table:table-row>
        <table:table-row table:style-name="ro5">
          <table:table-cell office:value-type="string" table:style-name="ce5">
            <text:p>Organic Tattva</text:p>
          </table:table-cell>
          <table:table-cell office:value-type="float" office:value="1826000" table:formula="of:=['Sales_&amp;Costs_-Store_1'.B47]+['Sales_&amp;Costs_-Store_2'.B47]+['Sales_&amp;Costs_-Store_3'.B47]+['Sales_&amp;Costs_-Store_4'.B47]+['Sales_&amp;Costs_-Store_5'.B47]" table:style-name="ce11">
            <text:p>1826000</text:p>
          </table:table-cell>
          <table:table-cell office:value-type="float" office:value="1914339.25" table:formula="of:=['Sales_&amp;Costs_-Store_1'.C47]+['Sales_&amp;Costs_-Store_2'.C47]+['Sales_&amp;Costs_-Store_3'.C47]+['Sales_&amp;Costs_-Store_4'.C47]+['Sales_&amp;Costs_-Store_5'.C47]" table:style-name="ce11">
            <text:p>1914339</text:p>
          </table:table-cell>
          <table:table-cell office:value-type="float" office:value="2007032.4483312501" table:formula="of:=['Sales_&amp;Costs_-Store_1'.D47]+['Sales_&amp;Costs_-Store_2'.D47]+['Sales_&amp;Costs_-Store_3'.D47]+['Sales_&amp;Costs_-Store_4'.D47]+['Sales_&amp;Costs_-Store_5'.D47]" table:style-name="ce11">
            <text:p>2007032</text:p>
          </table:table-cell>
          <table:table-cell office:value-type="float" office:value="2104297.539141736" table:formula="of:=['Sales_&amp;Costs_-Store_1'.E47]+['Sales_&amp;Costs_-Store_2'.E47]+['Sales_&amp;Costs_-Store_3'.E47]+['Sales_&amp;Costs_-Store_4'.E47]+['Sales_&amp;Costs_-Store_5'.E47]" table:style-name="ce11">
            <text:p>2104298</text:p>
          </table:table-cell>
          <table:table-cell office:value-type="float" office:value="2206363.5169950072" table:formula="of:=['Sales_&amp;Costs_-Store_1'.F47]+['Sales_&amp;Costs_-Store_2'.F47]+['Sales_&amp;Costs_-Store_3'.F47]+['Sales_&amp;Costs_-Store_4'.F47]+['Sales_&amp;Costs_-Store_5'.F47]" table:style-name="ce11">
            <text:p>2206364</text:p>
          </table:table-cell>
          <table:table-cell office:value-type="float" office:value="2313470.9931378947" table:formula="of:=['Sales_&amp;Costs_-Store_1'.G47]+['Sales_&amp;Costs_-Store_2'.G47]+['Sales_&amp;Costs_-Store_3'.G47]+['Sales_&amp;Costs_-Store_4'.G47]+['Sales_&amp;Costs_-Store_5'.G47]" table:style-name="ce11">
            <text:p>2313471</text:p>
          </table:table-cell>
          <table:table-cell office:value-type="float" office:value="2425872.7910433789" table:formula="of:=['Sales_&amp;Costs_-Store_1'.H47]+['Sales_&amp;Costs_-Store_2'.H47]+['Sales_&amp;Costs_-Store_3'.H47]+['Sales_&amp;Costs_-Store_4'.H47]+['Sales_&amp;Costs_-Store_5'.H47]" table:style-name="ce11">
            <text:p>2425873</text:p>
          </table:table-cell>
          <table:table-cell office:value-type="float" office:value="2543834.57275334" table:formula="of:=['Sales_&amp;Costs_-Store_1'.I47]+['Sales_&amp;Costs_-Store_2'.I47]+['Sales_&amp;Costs_-Store_3'.I47]+['Sales_&amp;Costs_-Store_4'.I47]+['Sales_&amp;Costs_-Store_5'.I47]" table:style-name="ce11">
            <text:p>2543835</text:p>
          </table:table-cell>
          <table:table-cell office:value-type="float" office:value="2667635.4976258399" table:formula="of:=['Sales_&amp;Costs_-Store_1'.J47]+['Sales_&amp;Costs_-Store_2'.J47]+['Sales_&amp;Costs_-Store_3'.J47]+['Sales_&amp;Costs_-Store_4'.J47]+['Sales_&amp;Costs_-Store_5'.J47]" table:style-name="ce11">
            <text:p>2667635</text:p>
          </table:table-cell>
          <table:table-cell office:value-type="float" office:value="2797568.915175702" table:formula="of:=['Sales_&amp;Costs_-Store_1'.K47]+['Sales_&amp;Costs_-Store_2'.K47]+['Sales_&amp;Costs_-Store_3'.K47]+['Sales_&amp;Costs_-Store_4'.K47]+['Sales_&amp;Costs_-Store_5'.K47]" table:style-name="ce11">
            <text:p>2797569</text:p>
          </table:table-cell>
          <table:table-cell office:value-type="float" office:value="2933943.0937857255" table:formula="of:=['Sales_&amp;Costs_-Store_1'.L47]+['Sales_&amp;Costs_-Store_2'.L47]+['Sales_&amp;Costs_-Store_3'.L47]+['Sales_&amp;Costs_-Store_4'.L47]+['Sales_&amp;Costs_-Store_5'.L47]" table:style-name="ce11">
            <text:p>2933943</text:p>
          </table:table-cell>
          <table:table-cell office:value-type="float" office:value="3077081.9871590855" table:formula="of:=['Sales_&amp;Costs_-Store_1'.M47]+['Sales_&amp;Costs_-Store_2'.M47]+['Sales_&amp;Costs_-Store_3'.M47]+['Sales_&amp;Costs_-Store_4'.M47]+['Sales_&amp;Costs_-Store_5'.M47]" table:style-name="ce11">
            <text:p>3077082</text:p>
          </table:table-cell>
          <table:table-cell table:number-columns-repeated="16371"/>
        </table:table-row>
        <table:table-row table:style-name="ro5">
          <table:table-cell office:value-type="string" table:style-name="ce5">
            <text:p>Good Life</text:p>
          </table:table-cell>
          <table:table-cell office:value-type="float" office:value="0" table:formula="of:=['Sales_&amp;Costs_-Store_1'.B48]+['Sales_&amp;Costs_-Store_2'.B48]+['Sales_&amp;Costs_-Store_3'.B48]+['Sales_&amp;Costs_-Store_4'.B48]+['Sales_&amp;Costs_-Store_5'.B48]" table:style-name="ce11">
            <text:p>0</text:p>
          </table:table-cell>
          <table:table-cell office:value-type="float" office:value="0" table:formula="of:=['Sales_&amp;Costs_-Store_1'.C48]+['Sales_&amp;Costs_-Store_2'.C48]+['Sales_&amp;Costs_-Store_3'.C48]+['Sales_&amp;Costs_-Store_4'.C48]+['Sales_&amp;Costs_-Store_5'.C48]" table:style-name="ce11">
            <text:p>0</text:p>
          </table:table-cell>
          <table:table-cell office:value-type="float" office:value="0" table:formula="of:=['Sales_&amp;Costs_-Store_1'.D48]+['Sales_&amp;Costs_-Store_2'.D48]+['Sales_&amp;Costs_-Store_3'.D48]+['Sales_&amp;Costs_-Store_4'.D48]+['Sales_&amp;Costs_-Store_5'.D48]" table:style-name="ce11">
            <text:p>0</text:p>
          </table:table-cell>
          <table:table-cell office:value-type="float" office:value="0" table:formula="of:=['Sales_&amp;Costs_-Store_1'.E48]+['Sales_&amp;Costs_-Store_2'.E48]+['Sales_&amp;Costs_-Store_3'.E48]+['Sales_&amp;Costs_-Store_4'.E48]+['Sales_&amp;Costs_-Store_5'.E48]" table:style-name="ce11">
            <text:p>0</text:p>
          </table:table-cell>
          <table:table-cell office:value-type="float" office:value="0" table:formula="of:=['Sales_&amp;Costs_-Store_1'.F48]+['Sales_&amp;Costs_-Store_2'.F48]+['Sales_&amp;Costs_-Store_3'.F48]+['Sales_&amp;Costs_-Store_4'.F48]+['Sales_&amp;Costs_-Store_5'.F48]" table:style-name="ce11">
            <text:p>0</text:p>
          </table:table-cell>
          <table:table-cell office:value-type="float" office:value="0" table:formula="of:=['Sales_&amp;Costs_-Store_1'.G48]+['Sales_&amp;Costs_-Store_2'.G48]+['Sales_&amp;Costs_-Store_3'.G48]+['Sales_&amp;Costs_-Store_4'.G48]+['Sales_&amp;Costs_-Store_5'.G48]" table:style-name="ce11">
            <text:p>0</text:p>
          </table:table-cell>
          <table:table-cell office:value-type="float" office:value="0" table:formula="of:=['Sales_&amp;Costs_-Store_1'.H48]+['Sales_&amp;Costs_-Store_2'.H48]+['Sales_&amp;Costs_-Store_3'.H48]+['Sales_&amp;Costs_-Store_4'.H48]+['Sales_&amp;Costs_-Store_5'.H48]" table:style-name="ce11">
            <text:p>0</text:p>
          </table:table-cell>
          <table:table-cell office:value-type="float" office:value="0" table:formula="of:=['Sales_&amp;Costs_-Store_1'.I48]+['Sales_&amp;Costs_-Store_2'.I48]+['Sales_&amp;Costs_-Store_3'.I48]+['Sales_&amp;Costs_-Store_4'.I48]+['Sales_&amp;Costs_-Store_5'.I48]" table:style-name="ce11">
            <text:p>0</text:p>
          </table:table-cell>
          <table:table-cell office:value-type="float" office:value="0" table:formula="of:=['Sales_&amp;Costs_-Store_1'.J48]+['Sales_&amp;Costs_-Store_2'.J48]+['Sales_&amp;Costs_-Store_3'.J48]+['Sales_&amp;Costs_-Store_4'.J48]+['Sales_&amp;Costs_-Store_5'.J48]" table:style-name="ce11">
            <text:p>0</text:p>
          </table:table-cell>
          <table:table-cell office:value-type="float" office:value="0" table:formula="of:=['Sales_&amp;Costs_-Store_1'.K48]+['Sales_&amp;Costs_-Store_2'.K48]+['Sales_&amp;Costs_-Store_3'.K48]+['Sales_&amp;Costs_-Store_4'.K48]+['Sales_&amp;Costs_-Store_5'.K48]" table:style-name="ce11">
            <text:p>0</text:p>
          </table:table-cell>
          <table:table-cell office:value-type="float" office:value="0" table:formula="of:=['Sales_&amp;Costs_-Store_1'.L48]+['Sales_&amp;Costs_-Store_2'.L48]+['Sales_&amp;Costs_-Store_3'.L48]+['Sales_&amp;Costs_-Store_4'.L48]+['Sales_&amp;Costs_-Store_5'.L48]" table:style-name="ce11">
            <text:p>0</text:p>
          </table:table-cell>
          <table:table-cell office:value-type="float" office:value="0" table:formula="of:=['Sales_&amp;Costs_-Store_1'.M48]+['Sales_&amp;Costs_-Store_2'.M48]+['Sales_&amp;Costs_-Store_3'.M48]+['Sales_&amp;Costs_-Store_4'.M48]+['Sales_&amp;Costs_-Store_5'.M48]" table:style-name="ce11">
            <text:p>0</text:p>
          </table:table-cell>
          <table:table-cell table:number-columns-repeated="16371"/>
        </table:table-row>
        <table:table-row table:style-name="ro5">
          <table:table-cell office:value-type="string" table:style-name="ce5">
            <text:p>Classic Harvest</text:p>
          </table:table-cell>
          <table:table-cell office:value-type="float" office:value="2008600" table:formula="of:=['Sales_&amp;Costs_-Store_1'.B49]+['Sales_&amp;Costs_-Store_2'.B49]+['Sales_&amp;Costs_-Store_3'.B49]+['Sales_&amp;Costs_-Store_4'.B49]+['Sales_&amp;Costs_-Store_5'.B49]" table:style-name="ce11">
            <text:p>2008600</text:p>
          </table:table-cell>
          <table:table-cell office:value-type="float" office:value="2105773.1749999998" table:formula="of:=['Sales_&amp;Costs_-Store_1'.C49]+['Sales_&amp;Costs_-Store_2'.C49]+['Sales_&amp;Costs_-Store_3'.C49]+['Sales_&amp;Costs_-Store_4'.C49]+['Sales_&amp;Costs_-Store_5'.C49]" table:style-name="ce11">
            <text:p>2105773</text:p>
          </table:table-cell>
          <table:table-cell office:value-type="float" office:value="2207735.6931643747" table:formula="of:=['Sales_&amp;Costs_-Store_1'.D49]+['Sales_&amp;Costs_-Store_2'.D49]+['Sales_&amp;Costs_-Store_3'.D49]+['Sales_&amp;Costs_-Store_4'.D49]+['Sales_&amp;Costs_-Store_5'.D49]" table:style-name="ce11">
            <text:p>2207736</text:p>
          </table:table-cell>
          <table:table-cell office:value-type="float" office:value="2314727.2930559097" table:formula="of:=['Sales_&amp;Costs_-Store_1'.E49]+['Sales_&amp;Costs_-Store_2'.E49]+['Sales_&amp;Costs_-Store_3'.E49]+['Sales_&amp;Costs_-Store_4'.E49]+['Sales_&amp;Costs_-Store_5'.E49]" table:style-name="ce11">
            <text:p>2314727</text:p>
          </table:table-cell>
          <table:table-cell office:value-type="float" office:value="2426999.868694508" table:formula="of:=['Sales_&amp;Costs_-Store_1'.F49]+['Sales_&amp;Costs_-Store_2'.F49]+['Sales_&amp;Costs_-Store_3'.F49]+['Sales_&amp;Costs_-Store_4'.F49]+['Sales_&amp;Costs_-Store_5'.F49]" table:style-name="ce11">
            <text:p>2427000</text:p>
          </table:table-cell>
          <table:table-cell office:value-type="float" office:value="2544818.0924516842" table:formula="of:=['Sales_&amp;Costs_-Store_1'.G49]+['Sales_&amp;Costs_-Store_2'.G49]+['Sales_&amp;Costs_-Store_3'.G49]+['Sales_&amp;Costs_-Store_4'.G49]+['Sales_&amp;Costs_-Store_5'.G49]" table:style-name="ce11">
            <text:p>2544818</text:p>
          </table:table-cell>
          <table:table-cell office:value-type="float" office:value="2668460.0701477164" table:formula="of:=['Sales_&amp;Costs_-Store_1'.H49]+['Sales_&amp;Costs_-Store_2'.H49]+['Sales_&amp;Costs_-Store_3'.H49]+['Sales_&amp;Costs_-Store_4'.H49]+['Sales_&amp;Costs_-Store_5'.H49]" table:style-name="ce11">
            <text:p>2668460</text:p>
          </table:table-cell>
          <table:table-cell office:value-type="float" office:value="2798218.0300286743" table:formula="of:=['Sales_&amp;Costs_-Store_1'.I49]+['Sales_&amp;Costs_-Store_2'.I49]+['Sales_&amp;Costs_-Store_3'.I49]+['Sales_&amp;Costs_-Store_4'.I49]+['Sales_&amp;Costs_-Store_5'.I49]" table:style-name="ce11">
            <text:p>2798218</text:p>
          </table:table-cell>
          <table:table-cell office:value-type="float" office:value="2934399.0473884237" table:formula="of:=['Sales_&amp;Costs_-Store_1'.J49]+['Sales_&amp;Costs_-Store_2'.J49]+['Sales_&amp;Costs_-Store_3'.J49]+['Sales_&amp;Costs_-Store_4'.J49]+['Sales_&amp;Costs_-Store_5'.J49]" table:style-name="ce11">
            <text:p>2934399</text:p>
          </table:table-cell>
          <table:table-cell office:value-type="float" office:value="3077325.8066932717" table:formula="of:=['Sales_&amp;Costs_-Store_1'.K49]+['Sales_&amp;Costs_-Store_2'.K49]+['Sales_&amp;Costs_-Store_3'.K49]+['Sales_&amp;Costs_-Store_4'.K49]+['Sales_&amp;Costs_-Store_5'.K49]" table:style-name="ce11">
            <text:p>3077326</text:p>
          </table:table-cell>
          <table:table-cell office:value-type="float" office:value="3227337.4031642969" table:formula="of:=['Sales_&amp;Costs_-Store_1'.L49]+['Sales_&amp;Costs_-Store_2'.L49]+['Sales_&amp;Costs_-Store_3'.L49]+['Sales_&amp;Costs_-Store_4'.L49]+['Sales_&amp;Costs_-Store_5'.L49]" table:style-name="ce11">
            <text:p>3227337</text:p>
          </table:table-cell>
          <table:table-cell office:value-type="float" office:value="3384790.1858749934" table:formula="of:=['Sales_&amp;Costs_-Store_1'.M49]+['Sales_&amp;Costs_-Store_2'.M49]+['Sales_&amp;Costs_-Store_3'.M49]+['Sales_&amp;Costs_-Store_4'.M49]+['Sales_&amp;Costs_-Store_5'.M49]" table:style-name="ce11">
            <text:p>3384790</text:p>
          </table:table-cell>
          <table:table-cell table:number-columns-repeated="16371"/>
        </table:table-row>
        <table:table-row table:style-name="ro5">
          <table:table-cell office:value-type="string" table:style-name="ce5">
            <text:p>Others</text:p>
          </table:table-cell>
          <table:table-cell office:value-type="float" office:value="1643400" table:formula="of:=['Sales_&amp;Costs_-Store_1'.B50]+['Sales_&amp;Costs_-Store_2'.B50]+['Sales_&amp;Costs_-Store_3'.B50]+['Sales_&amp;Costs_-Store_4'.B50]+['Sales_&amp;Costs_-Store_5'.B50]" table:style-name="ce11">
            <text:p>1643400</text:p>
          </table:table-cell>
          <table:table-cell office:value-type="float" office:value="1722905.325" table:formula="of:=['Sales_&amp;Costs_-Store_1'.C50]+['Sales_&amp;Costs_-Store_2'.C50]+['Sales_&amp;Costs_-Store_3'.C50]+['Sales_&amp;Costs_-Store_4'.C50]+['Sales_&amp;Costs_-Store_5'.C50]" table:style-name="ce11">
            <text:p>1722905</text:p>
          </table:table-cell>
          <table:table-cell office:value-type="float" office:value="1806329.2034981248" table:formula="of:=['Sales_&amp;Costs_-Store_1'.D50]+['Sales_&amp;Costs_-Store_2'.D50]+['Sales_&amp;Costs_-Store_3'.D50]+['Sales_&amp;Costs_-Store_4'.D50]+['Sales_&amp;Costs_-Store_5'.D50]" table:style-name="ce11">
            <text:p>1806329</text:p>
          </table:table-cell>
          <table:table-cell office:value-type="float" office:value="1893867.7852275623" table:formula="of:=['Sales_&amp;Costs_-Store_1'.E50]+['Sales_&amp;Costs_-Store_2'.E50]+['Sales_&amp;Costs_-Store_3'.E50]+['Sales_&amp;Costs_-Store_4'.E50]+['Sales_&amp;Costs_-Store_5'.E50]" table:style-name="ce11">
            <text:p>1893868</text:p>
          </table:table-cell>
          <table:table-cell office:value-type="float" office:value="1985727.1652955061" table:formula="of:=['Sales_&amp;Costs_-Store_1'.F50]+['Sales_&amp;Costs_-Store_2'.F50]+['Sales_&amp;Costs_-Store_3'.F50]+['Sales_&amp;Costs_-Store_4'.F50]+['Sales_&amp;Costs_-Store_5'.F50]" table:style-name="ce11">
            <text:p>1985727</text:p>
          </table:table-cell>
          <table:table-cell office:value-type="float" office:value="2082123.8938241052" table:formula="of:=['Sales_&amp;Costs_-Store_1'.G50]+['Sales_&amp;Costs_-Store_2'.G50]+['Sales_&amp;Costs_-Store_3'.G50]+['Sales_&amp;Costs_-Store_4'.G50]+['Sales_&amp;Costs_-Store_5'.G50]" table:style-name="ce11">
            <text:p>2082124</text:p>
          </table:table-cell>
          <table:table-cell office:value-type="float" office:value="2183285.5119390404" table:formula="of:=['Sales_&amp;Costs_-Store_1'.H50]+['Sales_&amp;Costs_-Store_2'.H50]+['Sales_&amp;Costs_-Store_3'.H50]+['Sales_&amp;Costs_-Store_4'.H50]+['Sales_&amp;Costs_-Store_5'.H50]" table:style-name="ce11">
            <text:p>2183286</text:p>
          </table:table-cell>
          <table:table-cell office:value-type="float" office:value="2289451.1154780057" table:formula="of:=['Sales_&amp;Costs_-Store_1'.I50]+['Sales_&amp;Costs_-Store_2'.I50]+['Sales_&amp;Costs_-Store_3'.I50]+['Sales_&amp;Costs_-Store_4'.I50]+['Sales_&amp;Costs_-Store_5'.I50]" table:style-name="ce11">
            <text:p>2289451</text:p>
          </table:table-cell>
          <table:table-cell office:value-type="float" office:value="2400871.9478632561" table:formula="of:=['Sales_&amp;Costs_-Store_1'.J50]+['Sales_&amp;Costs_-Store_2'.J50]+['Sales_&amp;Costs_-Store_3'.J50]+['Sales_&amp;Costs_-Store_4'.J50]+['Sales_&amp;Costs_-Store_5'.J50]" table:style-name="ce11">
            <text:p>2400872</text:p>
          </table:table-cell>
          <table:table-cell office:value-type="float" office:value="2517812.0236581312" table:formula="of:=['Sales_&amp;Costs_-Store_1'.K50]+['Sales_&amp;Costs_-Store_2'.K50]+['Sales_&amp;Costs_-Store_3'.K50]+['Sales_&amp;Costs_-Store_4'.K50]+['Sales_&amp;Costs_-Store_5'.K50]" table:style-name="ce11">
            <text:p>2517812</text:p>
          </table:table-cell>
          <table:table-cell office:value-type="float" office:value="2640548.7844071523" table:formula="of:=['Sales_&amp;Costs_-Store_1'.L50]+['Sales_&amp;Costs_-Store_2'.L50]+['Sales_&amp;Costs_-Store_3'.L50]+['Sales_&amp;Costs_-Store_4'.L50]+['Sales_&amp;Costs_-Store_5'.L50]" table:style-name="ce11">
            <text:p>2640549</text:p>
          </table:table-cell>
          <table:table-cell office:value-type="float" office:value="2769373.7884431765" table:formula="of:=['Sales_&amp;Costs_-Store_1'.M50]+['Sales_&amp;Costs_-Store_2'.M50]+['Sales_&amp;Costs_-Store_3'.M50]+['Sales_&amp;Costs_-Store_4'.M50]+['Sales_&amp;Costs_-Store_5'.M50]" table:style-name="ce11">
            <text:p>2769374</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Sugar</text:p>
          </table:table-cell>
          <table:table-cell table:number-columns-repeated="16383" table:style-name="ce1"/>
        </table:table-row>
        <table:table-row table:style-name="ro5">
          <table:table-cell office:value-type="string" table:style-name="ce5">
            <text:p>Fortune</text:p>
          </table:table-cell>
          <table:table-cell office:value-type="float" office:value="1031000" table:formula="of:=['Sales_&amp;Costs_-Store_1'.B53]+['Sales_&amp;Costs_-Store_2'.B53]+['Sales_&amp;Costs_-Store_3'.B53]+['Sales_&amp;Costs_-Store_4'.B53]+['Sales_&amp;Costs_-Store_5'.B53]" table:style-name="ce11">
            <text:p>1031000</text:p>
          </table:table-cell>
          <table:table-cell office:value-type="float" office:value="1084343.8625" table:formula="of:=['Sales_&amp;Costs_-Store_1'.C53]+['Sales_&amp;Costs_-Store_2'.C53]+['Sales_&amp;Costs_-Store_3'.C53]+['Sales_&amp;Costs_-Store_4'.C53]+['Sales_&amp;Costs_-Store_5'.C53]" table:style-name="ce11">
            <text:p>1084344</text:p>
          </table:table-cell>
          <table:table-cell office:value-type="float" office:value="1140572.8689021876" table:formula="of:=['Sales_&amp;Costs_-Store_1'.D53]+['Sales_&amp;Costs_-Store_2'.D53]+['Sales_&amp;Costs_-Store_3'.D53]+['Sales_&amp;Costs_-Store_4'.D53]+['Sales_&amp;Costs_-Store_5'.D53]" table:style-name="ce11">
            <text:p>1140573</text:p>
          </table:table-cell>
          <table:table-cell office:value-type="float" office:value="1199848.3560898532" table:formula="of:=['Sales_&amp;Costs_-Store_1'.E53]+['Sales_&amp;Costs_-Store_2'.E53]+['Sales_&amp;Costs_-Store_3'.E53]+['Sales_&amp;Costs_-Store_4'.E53]+['Sales_&amp;Costs_-Store_5'.E53]" table:style-name="ce11">
            <text:p>1199848</text:p>
          </table:table-cell>
          <table:table-cell office:value-type="float" office:value="1262340.8998874421" table:formula="of:=['Sales_&amp;Costs_-Store_1'.F53]+['Sales_&amp;Costs_-Store_2'.F53]+['Sales_&amp;Costs_-Store_3'.F53]+['Sales_&amp;Costs_-Store_4'.F53]+['Sales_&amp;Costs_-Store_5'.F53]" table:style-name="ce11">
            <text:p>1262341</text:p>
          </table:table-cell>
          <table:table-cell office:value-type="float" office:value="1328230.8528871671" table:formula="of:=['Sales_&amp;Costs_-Store_1'.G53]+['Sales_&amp;Costs_-Store_2'.G53]+['Sales_&amp;Costs_-Store_3'.G53]+['Sales_&amp;Costs_-Store_4'.G53]+['Sales_&amp;Costs_-Store_5'.G53]" table:style-name="ce11">
            <text:p>1328231</text:p>
          </table:table-cell>
          <table:table-cell office:value-type="float" office:value="1397708.9139372562" table:formula="of:=['Sales_&amp;Costs_-Store_1'.H53]+['Sales_&amp;Costs_-Store_2'.H53]+['Sales_&amp;Costs_-Store_3'.H53]+['Sales_&amp;Costs_-Store_4'.H53]+['Sales_&amp;Costs_-Store_5'.H53]" table:style-name="ce11">
            <text:p>1397709</text:p>
          </table:table-cell>
          <table:table-cell office:value-type="float" office:value="1470976.7311701421" table:formula="of:=['Sales_&amp;Costs_-Store_1'.I53]+['Sales_&amp;Costs_-Store_2'.I53]+['Sales_&amp;Costs_-Store_3'.I53]+['Sales_&amp;Costs_-Store_4'.I53]+['Sales_&amp;Costs_-Store_5'.I53]" table:style-name="ce11">
            <text:p>1470977</text:p>
          </table:table-cell>
          <table:table-cell office:value-type="float" office:value="1548247.5405609349" table:formula="of:=['Sales_&amp;Costs_-Store_1'.J53]+['Sales_&amp;Costs_-Store_2'.J53]+['Sales_&amp;Costs_-Store_3'.J53]+['Sales_&amp;Costs_-Store_4'.J53]+['Sales_&amp;Costs_-Store_5'.J53]" table:style-name="ce11">
            <text:p>1548248</text:p>
          </table:table-cell>
          <table:table-cell office:value-type="float" office:value="1629746.8421252551" table:formula="of:=['Sales_&amp;Costs_-Store_1'.K53]+['Sales_&amp;Costs_-Store_2'.K53]+['Sales_&amp;Costs_-Store_3'.K53]+['Sales_&amp;Costs_-Store_4'.K53]+['Sales_&amp;Costs_-Store_5'.K53]" table:style-name="ce11">
            <text:p>1629747</text:p>
          </table:table-cell>
          <table:table-cell office:value-type="float" office:value="1715713.1159913556" table:formula="of:=['Sales_&amp;Costs_-Store_1'.L53]+['Sales_&amp;Costs_-Store_2'.L53]+['Sales_&amp;Costs_-Store_3'.L53]+['Sales_&amp;Costs_-Store_4'.L53]+['Sales_&amp;Costs_-Store_5'.L53]" table:style-name="ce11">
            <text:p>1715713</text:p>
          </table:table-cell>
          <table:table-cell office:value-type="float" office:value="1806398.5807148418" table:formula="of:=['Sales_&amp;Costs_-Store_1'.M53]+['Sales_&amp;Costs_-Store_2'.M53]+['Sales_&amp;Costs_-Store_3'.M53]+['Sales_&amp;Costs_-Store_4'.M53]+['Sales_&amp;Costs_-Store_5'.M53]" table:style-name="ce11">
            <text:p>1806399</text:p>
          </table:table-cell>
          <table:table-cell table:number-columns-repeated="16371"/>
        </table:table-row>
        <table:table-row table:style-name="ro5">
          <table:table-cell office:value-type="string" table:style-name="ce5">
            <text:p>Patanjali</text:p>
          </table:table-cell>
          <table:table-cell office:value-type="float" office:value="0" table:formula="of:=['Sales_&amp;Costs_-Store_1'.B54]+['Sales_&amp;Costs_-Store_2'.B54]+['Sales_&amp;Costs_-Store_3'.B54]+['Sales_&amp;Costs_-Store_4'.B54]+['Sales_&amp;Costs_-Store_5'.B54]" table:style-name="ce11">
            <text:p>0</text:p>
          </table:table-cell>
          <table:table-cell office:value-type="float" office:value="0" table:formula="of:=['Sales_&amp;Costs_-Store_1'.C54]+['Sales_&amp;Costs_-Store_2'.C54]+['Sales_&amp;Costs_-Store_3'.C54]+['Sales_&amp;Costs_-Store_4'.C54]+['Sales_&amp;Costs_-Store_5'.C54]" table:style-name="ce11">
            <text:p>0</text:p>
          </table:table-cell>
          <table:table-cell office:value-type="float" office:value="0" table:formula="of:=['Sales_&amp;Costs_-Store_1'.D54]+['Sales_&amp;Costs_-Store_2'.D54]+['Sales_&amp;Costs_-Store_3'.D54]+['Sales_&amp;Costs_-Store_4'.D54]+['Sales_&amp;Costs_-Store_5'.D54]" table:style-name="ce11">
            <text:p>0</text:p>
          </table:table-cell>
          <table:table-cell office:value-type="float" office:value="0" table:formula="of:=['Sales_&amp;Costs_-Store_1'.E54]+['Sales_&amp;Costs_-Store_2'.E54]+['Sales_&amp;Costs_-Store_3'.E54]+['Sales_&amp;Costs_-Store_4'.E54]+['Sales_&amp;Costs_-Store_5'.E54]" table:style-name="ce11">
            <text:p>0</text:p>
          </table:table-cell>
          <table:table-cell office:value-type="float" office:value="0" table:formula="of:=['Sales_&amp;Costs_-Store_1'.F54]+['Sales_&amp;Costs_-Store_2'.F54]+['Sales_&amp;Costs_-Store_3'.F54]+['Sales_&amp;Costs_-Store_4'.F54]+['Sales_&amp;Costs_-Store_5'.F54]" table:style-name="ce11">
            <text:p>0</text:p>
          </table:table-cell>
          <table:table-cell office:value-type="float" office:value="0" table:formula="of:=['Sales_&amp;Costs_-Store_1'.G54]+['Sales_&amp;Costs_-Store_2'.G54]+['Sales_&amp;Costs_-Store_3'.G54]+['Sales_&amp;Costs_-Store_4'.G54]+['Sales_&amp;Costs_-Store_5'.G54]" table:style-name="ce11">
            <text:p>0</text:p>
          </table:table-cell>
          <table:table-cell office:value-type="float" office:value="0" table:formula="of:=['Sales_&amp;Costs_-Store_1'.H54]+['Sales_&amp;Costs_-Store_2'.H54]+['Sales_&amp;Costs_-Store_3'.H54]+['Sales_&amp;Costs_-Store_4'.H54]+['Sales_&amp;Costs_-Store_5'.H54]" table:style-name="ce11">
            <text:p>0</text:p>
          </table:table-cell>
          <table:table-cell office:value-type="float" office:value="0" table:formula="of:=['Sales_&amp;Costs_-Store_1'.I54]+['Sales_&amp;Costs_-Store_2'.I54]+['Sales_&amp;Costs_-Store_3'.I54]+['Sales_&amp;Costs_-Store_4'.I54]+['Sales_&amp;Costs_-Store_5'.I54]" table:style-name="ce11">
            <text:p>0</text:p>
          </table:table-cell>
          <table:table-cell office:value-type="float" office:value="0" table:formula="of:=['Sales_&amp;Costs_-Store_1'.J54]+['Sales_&amp;Costs_-Store_2'.J54]+['Sales_&amp;Costs_-Store_3'.J54]+['Sales_&amp;Costs_-Store_4'.J54]+['Sales_&amp;Costs_-Store_5'.J54]" table:style-name="ce11">
            <text:p>0</text:p>
          </table:table-cell>
          <table:table-cell office:value-type="float" office:value="0" table:formula="of:=['Sales_&amp;Costs_-Store_1'.K54]+['Sales_&amp;Costs_-Store_2'.K54]+['Sales_&amp;Costs_-Store_3'.K54]+['Sales_&amp;Costs_-Store_4'.K54]+['Sales_&amp;Costs_-Store_5'.K54]" table:style-name="ce11">
            <text:p>0</text:p>
          </table:table-cell>
          <table:table-cell office:value-type="float" office:value="0" table:formula="of:=['Sales_&amp;Costs_-Store_1'.L54]+['Sales_&amp;Costs_-Store_2'.L54]+['Sales_&amp;Costs_-Store_3'.L54]+['Sales_&amp;Costs_-Store_4'.L54]+['Sales_&amp;Costs_-Store_5'.L54]" table:style-name="ce11">
            <text:p>0</text:p>
          </table:table-cell>
          <table:table-cell office:value-type="float" office:value="0" table:formula="of:=['Sales_&amp;Costs_-Store_1'.M54]+['Sales_&amp;Costs_-Store_2'.M54]+['Sales_&amp;Costs_-Store_3'.M54]+['Sales_&amp;Costs_-Store_4'.M54]+['Sales_&amp;Costs_-Store_5'.M54]"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1288750" table:formula="of:=['Sales_&amp;Costs_-Store_1'.B55]+['Sales_&amp;Costs_-Store_2'.B55]+['Sales_&amp;Costs_-Store_3'.B55]+['Sales_&amp;Costs_-Store_4'.B55]+['Sales_&amp;Costs_-Store_5'.B55]" table:style-name="ce11">
            <text:p>1288750</text:p>
          </table:table-cell>
          <table:table-cell office:value-type="float" office:value="1355429.828125" table:formula="of:=['Sales_&amp;Costs_-Store_1'.C55]+['Sales_&amp;Costs_-Store_2'.C55]+['Sales_&amp;Costs_-Store_3'.C55]+['Sales_&amp;Costs_-Store_4'.C55]+['Sales_&amp;Costs_-Store_5'.C55]" table:style-name="ce11">
            <text:p>1355430</text:p>
          </table:table-cell>
          <table:table-cell office:value-type="float" office:value="1425716.0861277343" table:formula="of:=['Sales_&amp;Costs_-Store_1'.D55]+['Sales_&amp;Costs_-Store_2'.D55]+['Sales_&amp;Costs_-Store_3'.D55]+['Sales_&amp;Costs_-Store_4'.D55]+['Sales_&amp;Costs_-Store_5'.D55]" table:style-name="ce11">
            <text:p>1425716</text:p>
          </table:table-cell>
          <table:table-cell office:value-type="float" office:value="1499810.4451123166" table:formula="of:=['Sales_&amp;Costs_-Store_1'.E55]+['Sales_&amp;Costs_-Store_2'.E55]+['Sales_&amp;Costs_-Store_3'.E55]+['Sales_&amp;Costs_-Store_4'.E55]+['Sales_&amp;Costs_-Store_5'.E55]" table:style-name="ce11">
            <text:p>1499810</text:p>
          </table:table-cell>
          <table:table-cell office:value-type="float" office:value="1577926.1248593028" table:formula="of:=['Sales_&amp;Costs_-Store_1'.F55]+['Sales_&amp;Costs_-Store_2'.F55]+['Sales_&amp;Costs_-Store_3'.F55]+['Sales_&amp;Costs_-Store_4'.F55]+['Sales_&amp;Costs_-Store_5'.F55]" table:style-name="ce11">
            <text:p>1577926</text:p>
          </table:table-cell>
          <table:table-cell office:value-type="float" office:value="1660288.5661089588" table:formula="of:=['Sales_&amp;Costs_-Store_1'.G55]+['Sales_&amp;Costs_-Store_2'.G55]+['Sales_&amp;Costs_-Store_3'.G55]+['Sales_&amp;Costs_-Store_4'.G55]+['Sales_&amp;Costs_-Store_5'.G55]" table:style-name="ce11">
            <text:p>1660289</text:p>
          </table:table-cell>
          <table:table-cell office:value-type="float" office:value="1747136.1424215704" table:formula="of:=['Sales_&amp;Costs_-Store_1'.H55]+['Sales_&amp;Costs_-Store_2'.H55]+['Sales_&amp;Costs_-Store_3'.H55]+['Sales_&amp;Costs_-Store_4'.H55]+['Sales_&amp;Costs_-Store_5'.H55]" table:style-name="ce11">
            <text:p>1747136</text:p>
          </table:table-cell>
          <table:table-cell office:value-type="float" office:value="1838720.9139626776" table:formula="of:=['Sales_&amp;Costs_-Store_1'.I55]+['Sales_&amp;Costs_-Store_2'.I55]+['Sales_&amp;Costs_-Store_3'.I55]+['Sales_&amp;Costs_-Store_4'.I55]+['Sales_&amp;Costs_-Store_5'.I55]" table:style-name="ce11">
            <text:p>1838721</text:p>
          </table:table-cell>
          <table:table-cell office:value-type="float" office:value="1935309.4257011684" table:formula="of:=['Sales_&amp;Costs_-Store_1'.J55]+['Sales_&amp;Costs_-Store_2'.J55]+['Sales_&amp;Costs_-Store_3'.J55]+['Sales_&amp;Costs_-Store_4'.J55]+['Sales_&amp;Costs_-Store_5'.J55]" table:style-name="ce11">
            <text:p>1935309</text:p>
          </table:table-cell>
          <table:table-cell office:value-type="float" office:value="2037183.5526565688" table:formula="of:=['Sales_&amp;Costs_-Store_1'.K55]+['Sales_&amp;Costs_-Store_2'.K55]+['Sales_&amp;Costs_-Store_3'.K55]+['Sales_&amp;Costs_-Store_4'.K55]+['Sales_&amp;Costs_-Store_5'.K55]" table:style-name="ce11">
            <text:p>2037184</text:p>
          </table:table-cell>
          <table:table-cell office:value-type="float" office:value="2144641.3949891943" table:formula="of:=['Sales_&amp;Costs_-Store_1'.L55]+['Sales_&amp;Costs_-Store_2'.L55]+['Sales_&amp;Costs_-Store_3'.L55]+['Sales_&amp;Costs_-Store_4'.L55]+['Sales_&amp;Costs_-Store_5'.L55]" table:style-name="ce11">
            <text:p>2144641</text:p>
          </table:table-cell>
          <table:table-cell office:value-type="float" office:value="2257998.2258935524" table:formula="of:=['Sales_&amp;Costs_-Store_1'.M55]+['Sales_&amp;Costs_-Store_2'.M55]+['Sales_&amp;Costs_-Store_3'.M55]+['Sales_&amp;Costs_-Store_4'.M55]+['Sales_&amp;Costs_-Store_5'.M55]" table:style-name="ce11">
            <text:p>2257998</text:p>
          </table:table-cell>
          <table:table-cell table:number-columns-repeated="16371"/>
        </table:table-row>
        <table:table-row table:style-name="ro5">
          <table:table-cell office:value-type="string" table:style-name="ce5">
            <text:p>Good Life</text:p>
          </table:table-cell>
          <table:table-cell office:value-type="float" office:value="773250" table:formula="of:=['Sales_&amp;Costs_-Store_1'.B56]+['Sales_&amp;Costs_-Store_2'.B56]+['Sales_&amp;Costs_-Store_3'.B56]+['Sales_&amp;Costs_-Store_4'.B56]+['Sales_&amp;Costs_-Store_5'.B56]" table:style-name="ce11">
            <text:p>773250</text:p>
          </table:table-cell>
          <table:table-cell office:value-type="float" office:value="813257.89687500009" table:formula="of:=['Sales_&amp;Costs_-Store_1'.C56]+['Sales_&amp;Costs_-Store_2'.C56]+['Sales_&amp;Costs_-Store_3'.C56]+['Sales_&amp;Costs_-Store_4'.C56]+['Sales_&amp;Costs_-Store_5'.C56]" table:style-name="ce11">
            <text:p>813258</text:p>
          </table:table-cell>
          <table:table-cell office:value-type="float" office:value="855429.65167664061" table:formula="of:=['Sales_&amp;Costs_-Store_1'.D56]+['Sales_&amp;Costs_-Store_2'.D56]+['Sales_&amp;Costs_-Store_3'.D56]+['Sales_&amp;Costs_-Store_4'.D56]+['Sales_&amp;Costs_-Store_5'.D56]" table:style-name="ce11">
            <text:p>855430</text:p>
          </table:table-cell>
          <table:table-cell office:value-type="float" office:value="899886.26706738991" table:formula="of:=['Sales_&amp;Costs_-Store_1'.E56]+['Sales_&amp;Costs_-Store_2'.E56]+['Sales_&amp;Costs_-Store_3'.E56]+['Sales_&amp;Costs_-Store_4'.E56]+['Sales_&amp;Costs_-Store_5'.E56]" table:style-name="ce11">
            <text:p>899886</text:p>
          </table:table-cell>
          <table:table-cell office:value-type="float" office:value="946755.67491558159" table:formula="of:=['Sales_&amp;Costs_-Store_1'.F56]+['Sales_&amp;Costs_-Store_2'.F56]+['Sales_&amp;Costs_-Store_3'.F56]+['Sales_&amp;Costs_-Store_4'.F56]+['Sales_&amp;Costs_-Store_5'.F56]" table:style-name="ce11">
            <text:p>946756</text:p>
          </table:table-cell>
          <table:table-cell office:value-type="float" office:value="996173.13966537523" table:formula="of:=['Sales_&amp;Costs_-Store_1'.G56]+['Sales_&amp;Costs_-Store_2'.G56]+['Sales_&amp;Costs_-Store_3'.G56]+['Sales_&amp;Costs_-Store_4'.G56]+['Sales_&amp;Costs_-Store_5'.G56]" table:style-name="ce11">
            <text:p>996173</text:p>
          </table:table-cell>
          <table:table-cell office:value-type="float" office:value="1048281.685452942" table:formula="of:=['Sales_&amp;Costs_-Store_1'.H56]+['Sales_&amp;Costs_-Store_2'.H56]+['Sales_&amp;Costs_-Store_3'.H56]+['Sales_&amp;Costs_-Store_4'.H56]+['Sales_&amp;Costs_-Store_5'.H56]" table:style-name="ce11">
            <text:p>1048282</text:p>
          </table:table-cell>
          <table:table-cell office:value-type="float" office:value="1103232.5483776066" table:formula="of:=['Sales_&amp;Costs_-Store_1'.I56]+['Sales_&amp;Costs_-Store_2'.I56]+['Sales_&amp;Costs_-Store_3'.I56]+['Sales_&amp;Costs_-Store_4'.I56]+['Sales_&amp;Costs_-Store_5'.I56]" table:style-name="ce11">
            <text:p>1103233</text:p>
          </table:table-cell>
          <table:table-cell office:value-type="float" office:value="1161185.655420701" table:formula="of:=['Sales_&amp;Costs_-Store_1'.J56]+['Sales_&amp;Costs_-Store_2'.J56]+['Sales_&amp;Costs_-Store_3'.J56]+['Sales_&amp;Costs_-Store_4'.J56]+['Sales_&amp;Costs_-Store_5'.J56]" table:style-name="ce11">
            <text:p>1161186</text:p>
          </table:table-cell>
          <table:table-cell office:value-type="float" office:value="1222310.1315939412" table:formula="of:=['Sales_&amp;Costs_-Store_1'.K56]+['Sales_&amp;Costs_-Store_2'.K56]+['Sales_&amp;Costs_-Store_3'.K56]+['Sales_&amp;Costs_-Store_4'.K56]+['Sales_&amp;Costs_-Store_5'.K56]" table:style-name="ce11">
            <text:p>1222310</text:p>
          </table:table-cell>
          <table:table-cell office:value-type="float" office:value="1286784.8369935164" table:formula="of:=['Sales_&amp;Costs_-Store_1'.L56]+['Sales_&amp;Costs_-Store_2'.L56]+['Sales_&amp;Costs_-Store_3'.L56]+['Sales_&amp;Costs_-Store_4'.L56]+['Sales_&amp;Costs_-Store_5'.L56]" table:style-name="ce11">
            <text:p>1286785</text:p>
          </table:table-cell>
          <table:table-cell office:value-type="float" office:value="1354798.9355361313" table:formula="of:=['Sales_&amp;Costs_-Store_1'.M56]+['Sales_&amp;Costs_-Store_2'.M56]+['Sales_&amp;Costs_-Store_3'.M56]+['Sales_&amp;Costs_-Store_4'.M56]+['Sales_&amp;Costs_-Store_5'.M56]" table:style-name="ce11">
            <text:p>1354799</text:p>
          </table:table-cell>
          <table:table-cell table:number-columns-repeated="16371"/>
        </table:table-row>
        <table:table-row table:style-name="ro5">
          <table:table-cell office:value-type="string" table:style-name="ce5">
            <text:p>Classic Harvest</text:p>
          </table:table-cell>
          <table:table-cell office:value-type="float" office:value="1546500" table:formula="of:=['Sales_&amp;Costs_-Store_1'.B57]+['Sales_&amp;Costs_-Store_2'.B57]+['Sales_&amp;Costs_-Store_3'.B57]+['Sales_&amp;Costs_-Store_4'.B57]+['Sales_&amp;Costs_-Store_5'.B57]" table:style-name="ce11">
            <text:p>1546500</text:p>
          </table:table-cell>
          <table:table-cell office:value-type="float" office:value="1626515.7937500002" table:formula="of:=['Sales_&amp;Costs_-Store_1'.C57]+['Sales_&amp;Costs_-Store_2'.C57]+['Sales_&amp;Costs_-Store_3'.C57]+['Sales_&amp;Costs_-Store_4'.C57]+['Sales_&amp;Costs_-Store_5'.C57]" table:style-name="ce11">
            <text:p>1626516</text:p>
          </table:table-cell>
          <table:table-cell office:value-type="float" office:value="1710859.3033532812" table:formula="of:=['Sales_&amp;Costs_-Store_1'.D57]+['Sales_&amp;Costs_-Store_2'.D57]+['Sales_&amp;Costs_-Store_3'.D57]+['Sales_&amp;Costs_-Store_4'.D57]+['Sales_&amp;Costs_-Store_5'.D57]" table:style-name="ce11">
            <text:p>1710859</text:p>
          </table:table-cell>
          <table:table-cell office:value-type="float" office:value="1799772.5341347798" table:formula="of:=['Sales_&amp;Costs_-Store_1'.E57]+['Sales_&amp;Costs_-Store_2'.E57]+['Sales_&amp;Costs_-Store_3'.E57]+['Sales_&amp;Costs_-Store_4'.E57]+['Sales_&amp;Costs_-Store_5'.E57]" table:style-name="ce11">
            <text:p>1799773</text:p>
          </table:table-cell>
          <table:table-cell office:value-type="float" office:value="1893511.3498311632" table:formula="of:=['Sales_&amp;Costs_-Store_1'.F57]+['Sales_&amp;Costs_-Store_2'.F57]+['Sales_&amp;Costs_-Store_3'.F57]+['Sales_&amp;Costs_-Store_4'.F57]+['Sales_&amp;Costs_-Store_5'.F57]" table:style-name="ce11">
            <text:p>1893511</text:p>
          </table:table-cell>
          <table:table-cell office:value-type="float" office:value="1992346.2793307505" table:formula="of:=['Sales_&amp;Costs_-Store_1'.G57]+['Sales_&amp;Costs_-Store_2'.G57]+['Sales_&amp;Costs_-Store_3'.G57]+['Sales_&amp;Costs_-Store_4'.G57]+['Sales_&amp;Costs_-Store_5'.G57]" table:style-name="ce11">
            <text:p>1992346</text:p>
          </table:table-cell>
          <table:table-cell office:value-type="float" office:value="2096563.3709058841" table:formula="of:=['Sales_&amp;Costs_-Store_1'.H57]+['Sales_&amp;Costs_-Store_2'.H57]+['Sales_&amp;Costs_-Store_3'.H57]+['Sales_&amp;Costs_-Store_4'.H57]+['Sales_&amp;Costs_-Store_5'.H57]" table:style-name="ce11">
            <text:p>2096563</text:p>
          </table:table-cell>
          <table:table-cell office:value-type="float" office:value="2206465.0967552131" table:formula="of:=['Sales_&amp;Costs_-Store_1'.I57]+['Sales_&amp;Costs_-Store_2'.I57]+['Sales_&amp;Costs_-Store_3'.I57]+['Sales_&amp;Costs_-Store_4'.I57]+['Sales_&amp;Costs_-Store_5'.I57]" table:style-name="ce11">
            <text:p>2206465</text:p>
          </table:table-cell>
          <table:table-cell office:value-type="float" office:value="2322371.310841402" table:formula="of:=['Sales_&amp;Costs_-Store_1'.J57]+['Sales_&amp;Costs_-Store_2'.J57]+['Sales_&amp;Costs_-Store_3'.J57]+['Sales_&amp;Costs_-Store_4'.J57]+['Sales_&amp;Costs_-Store_5'.J57]" table:style-name="ce11">
            <text:p>2322371</text:p>
          </table:table-cell>
          <table:table-cell office:value-type="float" office:value="2444620.2631878825" table:formula="of:=['Sales_&amp;Costs_-Store_1'.K57]+['Sales_&amp;Costs_-Store_2'.K57]+['Sales_&amp;Costs_-Store_3'.K57]+['Sales_&amp;Costs_-Store_4'.K57]+['Sales_&amp;Costs_-Store_5'.K57]" table:style-name="ce11">
            <text:p>2444620</text:p>
          </table:table-cell>
          <table:table-cell office:value-type="float" office:value="2573569.6739870328" table:formula="of:=['Sales_&amp;Costs_-Store_1'.L57]+['Sales_&amp;Costs_-Store_2'.L57]+['Sales_&amp;Costs_-Store_3'.L57]+['Sales_&amp;Costs_-Store_4'.L57]+['Sales_&amp;Costs_-Store_5'.L57]" table:style-name="ce11">
            <text:p>2573570</text:p>
          </table:table-cell>
          <table:table-cell office:value-type="float" office:value="2709597.8710722625" table:formula="of:=['Sales_&amp;Costs_-Store_1'.M57]+['Sales_&amp;Costs_-Store_2'.M57]+['Sales_&amp;Costs_-Store_3'.M57]+['Sales_&amp;Costs_-Store_4'.M57]+['Sales_&amp;Costs_-Store_5'.M57]" table:style-name="ce11">
            <text:p>2709598</text:p>
          </table:table-cell>
          <table:table-cell table:number-columns-repeated="16371"/>
        </table:table-row>
        <table:table-row table:style-name="ro5">
          <table:table-cell office:value-type="string" table:style-name="ce5">
            <text:p>Others</text:p>
          </table:table-cell>
          <table:table-cell office:value-type="float" office:value="515500" table:formula="of:=['Sales_&amp;Costs_-Store_1'.B58]+['Sales_&amp;Costs_-Store_2'.B58]+['Sales_&amp;Costs_-Store_3'.B58]+['Sales_&amp;Costs_-Store_4'.B58]+['Sales_&amp;Costs_-Store_5'.B58]" table:style-name="ce11">
            <text:p>515500</text:p>
          </table:table-cell>
          <table:table-cell office:value-type="float" office:value="542171.93125000002" table:formula="of:=['Sales_&amp;Costs_-Store_1'.C58]+['Sales_&amp;Costs_-Store_2'.C58]+['Sales_&amp;Costs_-Store_3'.C58]+['Sales_&amp;Costs_-Store_4'.C58]+['Sales_&amp;Costs_-Store_5'.C58]" table:style-name="ce11">
            <text:p>542172</text:p>
          </table:table-cell>
          <table:table-cell office:value-type="float" office:value="570286.43445109378" table:formula="of:=['Sales_&amp;Costs_-Store_1'.D58]+['Sales_&amp;Costs_-Store_2'.D58]+['Sales_&amp;Costs_-Store_3'.D58]+['Sales_&amp;Costs_-Store_4'.D58]+['Sales_&amp;Costs_-Store_5'.D58]" table:style-name="ce11">
            <text:p>570286</text:p>
          </table:table-cell>
          <table:table-cell office:value-type="float" office:value="599924.17804492661" table:formula="of:=['Sales_&amp;Costs_-Store_1'.E58]+['Sales_&amp;Costs_-Store_2'.E58]+['Sales_&amp;Costs_-Store_3'.E58]+['Sales_&amp;Costs_-Store_4'.E58]+['Sales_&amp;Costs_-Store_5'.E58]" table:style-name="ce11">
            <text:p>599924</text:p>
          </table:table-cell>
          <table:table-cell office:value-type="float" office:value="631170.44994372106" table:formula="of:=['Sales_&amp;Costs_-Store_1'.F58]+['Sales_&amp;Costs_-Store_2'.F58]+['Sales_&amp;Costs_-Store_3'.F58]+['Sales_&amp;Costs_-Store_4'.F58]+['Sales_&amp;Costs_-Store_5'.F58]" table:style-name="ce11">
            <text:p>631170</text:p>
          </table:table-cell>
          <table:table-cell office:value-type="float" office:value="664115.42644358356" table:formula="of:=['Sales_&amp;Costs_-Store_1'.G58]+['Sales_&amp;Costs_-Store_2'.G58]+['Sales_&amp;Costs_-Store_3'.G58]+['Sales_&amp;Costs_-Store_4'.G58]+['Sales_&amp;Costs_-Store_5'.G58]" table:style-name="ce11">
            <text:p>664115</text:p>
          </table:table-cell>
          <table:table-cell office:value-type="float" office:value="698854.4569686281" table:formula="of:=['Sales_&amp;Costs_-Store_1'.H58]+['Sales_&amp;Costs_-Store_2'.H58]+['Sales_&amp;Costs_-Store_3'.H58]+['Sales_&amp;Costs_-Store_4'.H58]+['Sales_&amp;Costs_-Store_5'.H58]" table:style-name="ce11">
            <text:p>698854</text:p>
          </table:table-cell>
          <table:table-cell office:value-type="float" office:value="735488.36558507103" table:formula="of:=['Sales_&amp;Costs_-Store_1'.I58]+['Sales_&amp;Costs_-Store_2'.I58]+['Sales_&amp;Costs_-Store_3'.I58]+['Sales_&amp;Costs_-Store_4'.I58]+['Sales_&amp;Costs_-Store_5'.I58]" table:style-name="ce11">
            <text:p>735488</text:p>
          </table:table-cell>
          <table:table-cell office:value-type="float" office:value="774123.77028046746" table:formula="of:=['Sales_&amp;Costs_-Store_1'.J58]+['Sales_&amp;Costs_-Store_2'.J58]+['Sales_&amp;Costs_-Store_3'.J58]+['Sales_&amp;Costs_-Store_4'.J58]+['Sales_&amp;Costs_-Store_5'.J58]" table:style-name="ce11">
            <text:p>774124</text:p>
          </table:table-cell>
          <table:table-cell office:value-type="float" office:value="814873.42106262757" table:formula="of:=['Sales_&amp;Costs_-Store_1'.K58]+['Sales_&amp;Costs_-Store_2'.K58]+['Sales_&amp;Costs_-Store_3'.K58]+['Sales_&amp;Costs_-Store_4'.K58]+['Sales_&amp;Costs_-Store_5'.K58]" table:style-name="ce11">
            <text:p>814873</text:p>
          </table:table-cell>
          <table:table-cell office:value-type="float" office:value="857856.55799567781" table:formula="of:=['Sales_&amp;Costs_-Store_1'.L58]+['Sales_&amp;Costs_-Store_2'.L58]+['Sales_&amp;Costs_-Store_3'.L58]+['Sales_&amp;Costs_-Store_4'.L58]+['Sales_&amp;Costs_-Store_5'.L58]" table:style-name="ce11">
            <text:p>857857</text:p>
          </table:table-cell>
          <table:table-cell office:value-type="float" office:value="903199.29035742092" table:formula="of:=['Sales_&amp;Costs_-Store_1'.M58]+['Sales_&amp;Costs_-Store_2'.M58]+['Sales_&amp;Costs_-Store_3'.M58]+['Sales_&amp;Costs_-Store_4'.M58]+['Sales_&amp;Costs_-Store_5'.M58]" table:style-name="ce11">
            <text:p>903199</text:p>
          </table:table-cell>
          <table:table-cell table:number-columns-repeated="16371"/>
        </table:table-row>
        <table:table-row table:style-name="ro6">
          <table:table-cell table:number-columns-repeated="16384"/>
        </table:table-row>
        <table:table-row table:style-name="ro5">
          <table:table-cell office:value-type="string" table:style-name="ce6">
            <text:p>Cost of Goods Sold</text:p>
          </table:table-cell>
          <table:table-cell table:number-columns-repeated="16383" table:style-name="ce1"/>
        </table:table-row>
        <table:table-row table:style-name="ro5">
          <table:table-cell office:value-type="string" table:style-name="ce6">
            <text:p>Atta</text:p>
          </table:table-cell>
          <table:table-cell table:number-columns-repeated="16383" table:style-name="ce1"/>
        </table:table-row>
        <table:table-row table:style-name="ro5">
          <table:table-cell office:value-type="string" table:style-name="ce5">
            <text:p>Fortune</text:p>
          </table:table-cell>
          <table:table-cell office:value-type="float" office:value="2084950" table:formula="of:=['Sales_&amp;Costs_-Store_1'.B62]+['Sales_&amp;Costs_-Store_2'.B62]+['Sales_&amp;Costs_-Store_3'.B62]+['Sales_&amp;Costs_-Store_4'.B62]+['Sales_&amp;Costs_-Store_5'.B62]" table:style-name="ce11">
            <text:p>2084950</text:p>
          </table:table-cell>
          <table:table-cell office:value-type="float" office:value="2186965.2000000002" table:formula="of:=['Sales_&amp;Costs_-Store_1'.C62]+['Sales_&amp;Costs_-Store_2'.C62]+['Sales_&amp;Costs_-Store_3'.C62]+['Sales_&amp;Costs_-Store_4'.C62]+['Sales_&amp;Costs_-Store_5'.C62]" table:style-name="ce11">
            <text:p>2186965</text:p>
          </table:table-cell>
          <table:table-cell office:value-type="float" office:value="2294482.6705657495" table:formula="of:=['Sales_&amp;Costs_-Store_1'.D62]+['Sales_&amp;Costs_-Store_2'.D62]+['Sales_&amp;Costs_-Store_3'.D62]+['Sales_&amp;Costs_-Store_4'.D62]+['Sales_&amp;Costs_-Store_5'.D62]" table:style-name="ce11">
            <text:p>2294483</text:p>
          </table:table-cell>
          <table:table-cell office:value-type="float" office:value="2407828.2301202342" table:formula="of:=['Sales_&amp;Costs_-Store_1'.E62]+['Sales_&amp;Costs_-Store_2'.E62]+['Sales_&amp;Costs_-Store_3'.E62]+['Sales_&amp;Costs_-Store_4'.E62]+['Sales_&amp;Costs_-Store_5'.E62]" table:style-name="ce11">
            <text:p>2407828</text:p>
          </table:table-cell>
          <table:table-cell office:value-type="float" office:value="2527348.5605940488" table:formula="of:=['Sales_&amp;Costs_-Store_1'.F62]+['Sales_&amp;Costs_-Store_2'.F62]+['Sales_&amp;Costs_-Store_3'.F62]+['Sales_&amp;Costs_-Store_4'.F62]+['Sales_&amp;Costs_-Store_5'.F62]" table:style-name="ce11">
            <text:p>2527349</text:p>
          </table:table-cell>
          <table:table-cell office:value-type="float" office:value="2653412.624191164" table:formula="of:=['Sales_&amp;Costs_-Store_1'.G62]+['Sales_&amp;Costs_-Store_2'.G62]+['Sales_&amp;Costs_-Store_3'.G62]+['Sales_&amp;Costs_-Store_4'.G62]+['Sales_&amp;Costs_-Store_5'.G62]" table:style-name="ce11">
            <text:p>2653413</text:p>
          </table:table-cell>
          <table:table-cell office:value-type="float" office:value="2786413.1803698521" table:formula="of:=['Sales_&amp;Costs_-Store_1'.H62]+['Sales_&amp;Costs_-Store_2'.H62]+['Sales_&amp;Costs_-Store_3'.H62]+['Sales_&amp;Costs_-Store_4'.H62]+['Sales_&amp;Costs_-Store_5'.H62]" table:style-name="ce11">
            <text:p>2786413</text:p>
          </table:table-cell>
          <table:table-cell office:value-type="float" office:value="2926768.4103222932" table:formula="of:=['Sales_&amp;Costs_-Store_1'.I62]+['Sales_&amp;Costs_-Store_2'.I62]+['Sales_&amp;Costs_-Store_3'.I62]+['Sales_&amp;Costs_-Store_4'.I62]+['Sales_&amp;Costs_-Store_5'.I62]" table:style-name="ce11">
            <text:p>2926768</text:p>
          </table:table-cell>
          <table:table-cell office:value-type="float" office:value="3074923.656775177" table:formula="of:=['Sales_&amp;Costs_-Store_1'.J62]+['Sales_&amp;Costs_-Store_2'.J62]+['Sales_&amp;Costs_-Store_3'.J62]+['Sales_&amp;Costs_-Store_4'.J62]+['Sales_&amp;Costs_-Store_5'.J62]" table:style-name="ce11">
            <text:p>3074924</text:p>
          </table:table-cell>
          <table:table-cell office:value-type="float" office:value="3231353.2875126521" table:formula="of:=['Sales_&amp;Costs_-Store_1'.K62]+['Sales_&amp;Costs_-Store_2'.K62]+['Sales_&amp;Costs_-Store_3'.K62]+['Sales_&amp;Costs_-Store_4'.K62]+['Sales_&amp;Costs_-Store_5'.K62]" table:style-name="ce11">
            <text:p>3231353</text:p>
          </table:table-cell>
          <table:table-cell office:value-type="float" office:value="3396562.6916454216" table:formula="of:=['Sales_&amp;Costs_-Store_1'.L62]+['Sales_&amp;Costs_-Store_2'.L62]+['Sales_&amp;Costs_-Store_3'.L62]+['Sales_&amp;Costs_-Store_4'.L62]+['Sales_&amp;Costs_-Store_5'.L62]" table:style-name="ce11">
            <text:p>3396563</text:p>
          </table:table-cell>
          <table:table-cell office:value-type="float" office:value="3571090.4183187895" table:formula="of:=['Sales_&amp;Costs_-Store_1'.M62]+['Sales_&amp;Costs_-Store_2'.M62]+['Sales_&amp;Costs_-Store_3'.M62]+['Sales_&amp;Costs_-Store_4'.M62]+['Sales_&amp;Costs_-Store_5'.M62]" table:style-name="ce11">
            <text:p>3571090</text:p>
          </table:table-cell>
          <table:table-cell table:number-columns-repeated="16371"/>
        </table:table-row>
        <table:table-row table:style-name="ro5">
          <table:table-cell office:value-type="string" table:style-name="ce5">
            <text:p>Patanjali</text:p>
          </table:table-cell>
          <table:table-cell office:value-type="float" office:value="2904037.5" table:formula="of:=['Sales_&amp;Costs_-Store_1'.B63]+['Sales_&amp;Costs_-Store_2'.B63]+['Sales_&amp;Costs_-Store_3'.B63]+['Sales_&amp;Costs_-Store_4'.B63]+['Sales_&amp;Costs_-Store_5'.B63]" table:style-name="ce11">
            <text:p>2904038</text:p>
          </table:table-cell>
          <table:table-cell office:value-type="float" office:value="3046130.0999999996" table:formula="of:=['Sales_&amp;Costs_-Store_1'.C63]+['Sales_&amp;Costs_-Store_2'.C63]+['Sales_&amp;Costs_-Store_3'.C63]+['Sales_&amp;Costs_-Store_4'.C63]+['Sales_&amp;Costs_-Store_5'.C63]" table:style-name="ce11">
            <text:p>3046130</text:p>
          </table:table-cell>
          <table:table-cell office:value-type="float" office:value="3195886.5768594369" table:formula="of:=['Sales_&amp;Costs_-Store_1'.D63]+['Sales_&amp;Costs_-Store_2'.D63]+['Sales_&amp;Costs_-Store_3'.D63]+['Sales_&amp;Costs_-Store_4'.D63]+['Sales_&amp;Costs_-Store_5'.D63]" table:style-name="ce11">
            <text:p>3195887</text:p>
          </table:table-cell>
          <table:table-cell office:value-type="float" office:value="3353760.7490960411" table:formula="of:=['Sales_&amp;Costs_-Store_1'.E63]+['Sales_&amp;Costs_-Store_2'.E63]+['Sales_&amp;Costs_-Store_3'.E63]+['Sales_&amp;Costs_-Store_4'.E63]+['Sales_&amp;Costs_-Store_5'.E63]" table:style-name="ce11">
            <text:p>3353761</text:p>
          </table:table-cell>
          <table:table-cell office:value-type="float" office:value="3520235.495113139" table:formula="of:=['Sales_&amp;Costs_-Store_1'.F63]+['Sales_&amp;Costs_-Store_2'.F63]+['Sales_&amp;Costs_-Store_3'.F63]+['Sales_&amp;Costs_-Store_4'.F63]+['Sales_&amp;Costs_-Store_5'.F63]" table:style-name="ce11">
            <text:p>3520235</text:p>
          </table:table-cell>
          <table:table-cell office:value-type="float" office:value="3695824.7265519784" table:formula="of:=['Sales_&amp;Costs_-Store_1'.G63]+['Sales_&amp;Costs_-Store_2'.G63]+['Sales_&amp;Costs_-Store_3'.G63]+['Sales_&amp;Costs_-Store_4'.G63]+['Sales_&amp;Costs_-Store_5'.G63]" table:style-name="ce11">
            <text:p>3695825</text:p>
          </table:table-cell>
          <table:table-cell office:value-type="float" office:value="3881075.5012294366" table:formula="of:=['Sales_&amp;Costs_-Store_1'.H63]+['Sales_&amp;Costs_-Store_2'.H63]+['Sales_&amp;Costs_-Store_3'.H63]+['Sales_&amp;Costs_-Store_4'.H63]+['Sales_&amp;Costs_-Store_5'.H63]" table:style-name="ce11">
            <text:p>3881076</text:p>
          </table:table-cell>
          <table:table-cell office:value-type="float" office:value="4076570.285806051" table:formula="of:=['Sales_&amp;Costs_-Store_1'.I63]+['Sales_&amp;Costs_-Store_2'.I63]+['Sales_&amp;Costs_-Store_3'.I63]+['Sales_&amp;Costs_-Store_4'.I63]+['Sales_&amp;Costs_-Store_5'.I63]" table:style-name="ce11">
            <text:p>4076570</text:p>
          </table:table-cell>
          <table:table-cell office:value-type="float" office:value="4282929.3790797107" table:formula="of:=['Sales_&amp;Costs_-Store_1'.J63]+['Sales_&amp;Costs_-Store_2'.J63]+['Sales_&amp;Costs_-Store_3'.J63]+['Sales_&amp;Costs_-Store_4'.J63]+['Sales_&amp;Costs_-Store_5'.J63]" table:style-name="ce11">
            <text:p>4282929</text:p>
          </table:table-cell>
          <table:table-cell office:value-type="float" office:value="4500813.5076069087" table:formula="of:=['Sales_&amp;Costs_-Store_1'.K63]+['Sales_&amp;Costs_-Store_2'.K63]+['Sales_&amp;Costs_-Store_3'.K63]+['Sales_&amp;Costs_-Store_4'.K63]+['Sales_&amp;Costs_-Store_5'.K63]" table:style-name="ce11">
            <text:p>4500814</text:p>
          </table:table-cell>
          <table:table-cell office:value-type="float" office:value="4730926.6062204093" table:formula="of:=['Sales_&amp;Costs_-Store_1'.L63]+['Sales_&amp;Costs_-Store_2'.L63]+['Sales_&amp;Costs_-Store_3'.L63]+['Sales_&amp;Costs_-Store_4'.L63]+['Sales_&amp;Costs_-Store_5'.L63]" table:style-name="ce11">
            <text:p>4730927</text:p>
          </table:table-cell>
          <table:table-cell office:value-type="float" office:value="4974018.7969440278" table:formula="of:=['Sales_&amp;Costs_-Store_1'.M63]+['Sales_&amp;Costs_-Store_2'.M63]+['Sales_&amp;Costs_-Store_3'.M63]+['Sales_&amp;Costs_-Store_4'.M63]+['Sales_&amp;Costs_-Store_5'.M63]" table:style-name="ce11">
            <text:p>4974019</text:p>
          </table:table-cell>
          <table:table-cell table:number-columns-repeated="16371"/>
        </table:table-row>
        <table:table-row table:style-name="ro5">
          <table:table-cell office:value-type="string" table:style-name="ce5">
            <text:p>Organic Tattva</text:p>
          </table:table-cell>
          <table:table-cell office:value-type="float" office:value="1116937.5" table:formula="of:=['Sales_&amp;Costs_-Store_1'.B64]+['Sales_&amp;Costs_-Store_2'.B64]+['Sales_&amp;Costs_-Store_3'.B64]+['Sales_&amp;Costs_-Store_4'.B64]+['Sales_&amp;Costs_-Store_5'.B64]" table:style-name="ce11">
            <text:p>1116938</text:p>
          </table:table-cell>
          <table:table-cell office:value-type="float" office:value="1171588.5" table:formula="of:=['Sales_&amp;Costs_-Store_1'.C64]+['Sales_&amp;Costs_-Store_2'.C64]+['Sales_&amp;Costs_-Store_3'.C64]+['Sales_&amp;Costs_-Store_4'.C64]+['Sales_&amp;Costs_-Store_5'.C64]" table:style-name="ce11">
            <text:p>1171589</text:p>
          </table:table-cell>
          <table:table-cell office:value-type="float" office:value="1229187.1449459372" table:formula="of:=['Sales_&amp;Costs_-Store_1'.D64]+['Sales_&amp;Costs_-Store_2'.D64]+['Sales_&amp;Costs_-Store_3'.D64]+['Sales_&amp;Costs_-Store_4'.D64]+['Sales_&amp;Costs_-Store_5'.D64]" table:style-name="ce11">
            <text:p>1229187</text:p>
          </table:table-cell>
          <table:table-cell office:value-type="float" office:value="1289907.9804215541" table:formula="of:=['Sales_&amp;Costs_-Store_1'.E64]+['Sales_&amp;Costs_-Store_2'.E64]+['Sales_&amp;Costs_-Store_3'.E64]+['Sales_&amp;Costs_-Store_4'.E64]+['Sales_&amp;Costs_-Store_5'.E64]" table:style-name="ce11">
            <text:p>1289908</text:p>
          </table:table-cell>
          <table:table-cell office:value-type="float" office:value="1353936.7288896688" table:formula="of:=['Sales_&amp;Costs_-Store_1'.F64]+['Sales_&amp;Costs_-Store_2'.F64]+['Sales_&amp;Costs_-Store_3'.F64]+['Sales_&amp;Costs_-Store_4'.F64]+['Sales_&amp;Costs_-Store_5'.F64]" table:style-name="ce11">
            <text:p>1353937</text:p>
          </table:table-cell>
          <table:table-cell office:value-type="float" office:value="1421471.0486738381" table:formula="of:=['Sales_&amp;Costs_-Store_1'.G64]+['Sales_&amp;Costs_-Store_2'.G64]+['Sales_&amp;Costs_-Store_3'.G64]+['Sales_&amp;Costs_-Store_4'.G64]+['Sales_&amp;Costs_-Store_5'.G64]" table:style-name="ce11">
            <text:p>1421471</text:p>
          </table:table-cell>
          <table:table-cell office:value-type="float" office:value="1492721.3466267062" table:formula="of:=['Sales_&amp;Costs_-Store_1'.H64]+['Sales_&amp;Costs_-Store_2'.H64]+['Sales_&amp;Costs_-Store_3'.H64]+['Sales_&amp;Costs_-Store_4'.H64]+['Sales_&amp;Costs_-Store_5'.H64]" table:style-name="ce11">
            <text:p>1492721</text:p>
          </table:table-cell>
          <table:table-cell office:value-type="float" office:value="1567911.6483869429" table:formula="of:=['Sales_&amp;Costs_-Store_1'.I64]+['Sales_&amp;Costs_-Store_2'.I64]+['Sales_&amp;Costs_-Store_3'.I64]+['Sales_&amp;Costs_-Store_4'.I64]+['Sales_&amp;Costs_-Store_5'.I64]" table:style-name="ce11">
            <text:p>1567912</text:p>
          </table:table-cell>
          <table:table-cell office:value-type="float" office:value="1647280.5304152733" table:formula="of:=['Sales_&amp;Costs_-Store_1'.J64]+['Sales_&amp;Costs_-Store_2'.J64]+['Sales_&amp;Costs_-Store_3'.J64]+['Sales_&amp;Costs_-Store_4'.J64]+['Sales_&amp;Costs_-Store_5'.J64]" table:style-name="ce11">
            <text:p>1647281</text:p>
          </table:table-cell>
          <table:table-cell office:value-type="float" office:value="1731082.1183103495" table:formula="of:=['Sales_&amp;Costs_-Store_1'.K64]+['Sales_&amp;Costs_-Store_2'.K64]+['Sales_&amp;Costs_-Store_3'.K64]+['Sales_&amp;Costs_-Store_4'.K64]+['Sales_&amp;Costs_-Store_5'.K64]" table:style-name="ce11">
            <text:p>1731082</text:p>
          </table:table-cell>
          <table:table-cell office:value-type="float" office:value="1819587.1562386188" table:formula="of:=['Sales_&amp;Costs_-Store_1'.L64]+['Sales_&amp;Costs_-Store_2'.L64]+['Sales_&amp;Costs_-Store_3'.L64]+['Sales_&amp;Costs_-Store_4'.L64]+['Sales_&amp;Costs_-Store_5'.L64]" table:style-name="ce11">
            <text:p>1819587</text:p>
          </table:table-cell>
          <table:table-cell office:value-type="float" office:value="1913084.1526707802" table:formula="of:=['Sales_&amp;Costs_-Store_1'.M64]+['Sales_&amp;Costs_-Store_2'.M64]+['Sales_&amp;Costs_-Store_3'.M64]+['Sales_&amp;Costs_-Store_4'.M64]+['Sales_&amp;Costs_-Store_5'.M64]" table:style-name="ce11">
            <text:p>1913084</text:p>
          </table:table-cell>
          <table:table-cell table:number-columns-repeated="16371"/>
        </table:table-row>
        <table:table-row table:style-name="ro5">
          <table:table-cell office:value-type="string" table:style-name="ce5">
            <text:p>Good Life</text:p>
          </table:table-cell>
          <table:table-cell office:value-type="float" office:value="670162.5" table:formula="of:=['Sales_&amp;Costs_-Store_1'.B65]+['Sales_&amp;Costs_-Store_2'.B65]+['Sales_&amp;Costs_-Store_3'.B65]+['Sales_&amp;Costs_-Store_4'.B65]+['Sales_&amp;Costs_-Store_5'.B65]" table:style-name="ce11">
            <text:p>670163</text:p>
          </table:table-cell>
          <table:table-cell office:value-type="float" office:value="702953.1" table:formula="of:=['Sales_&amp;Costs_-Store_1'.C65]+['Sales_&amp;Costs_-Store_2'.C65]+['Sales_&amp;Costs_-Store_3'.C65]+['Sales_&amp;Costs_-Store_4'.C65]+['Sales_&amp;Costs_-Store_5'.C65]" table:style-name="ce11">
            <text:p>702953</text:p>
          </table:table-cell>
          <table:table-cell office:value-type="float" office:value="737512.2869675624" table:formula="of:=['Sales_&amp;Costs_-Store_1'.D65]+['Sales_&amp;Costs_-Store_2'.D65]+['Sales_&amp;Costs_-Store_3'.D65]+['Sales_&amp;Costs_-Store_4'.D65]+['Sales_&amp;Costs_-Store_5'.D65]" table:style-name="ce11">
            <text:p>737512</text:p>
          </table:table-cell>
          <table:table-cell office:value-type="float" office:value="773944.78825293249" table:formula="of:=['Sales_&amp;Costs_-Store_1'.E65]+['Sales_&amp;Costs_-Store_2'.E65]+['Sales_&amp;Costs_-Store_3'.E65]+['Sales_&amp;Costs_-Store_4'.E65]+['Sales_&amp;Costs_-Store_5'.E65]" table:style-name="ce11">
            <text:p>773945</text:p>
          </table:table-cell>
          <table:table-cell office:value-type="float" office:value="812362.03733380139" table:formula="of:=['Sales_&amp;Costs_-Store_1'.F65]+['Sales_&amp;Costs_-Store_2'.F65]+['Sales_&amp;Costs_-Store_3'.F65]+['Sales_&amp;Costs_-Store_4'.F65]+['Sales_&amp;Costs_-Store_5'.F65]" table:style-name="ce11">
            <text:p>812362</text:p>
          </table:table-cell>
          <table:table-cell office:value-type="float" office:value="852882.62920430279" table:formula="of:=['Sales_&amp;Costs_-Store_1'.G65]+['Sales_&amp;Costs_-Store_2'.G65]+['Sales_&amp;Costs_-Store_3'.G65]+['Sales_&amp;Costs_-Store_4'.G65]+['Sales_&amp;Costs_-Store_5'.G65]" table:style-name="ce11">
            <text:p>852883</text:p>
          </table:table-cell>
          <table:table-cell office:value-type="float" office:value="895632.80797602376" table:formula="of:=['Sales_&amp;Costs_-Store_1'.H65]+['Sales_&amp;Costs_-Store_2'.H65]+['Sales_&amp;Costs_-Store_3'.H65]+['Sales_&amp;Costs_-Store_4'.H65]+['Sales_&amp;Costs_-Store_5'.H65]" table:style-name="ce11">
            <text:p>895633</text:p>
          </table:table-cell>
          <table:table-cell office:value-type="float" office:value="940746.98903216561" table:formula="of:=['Sales_&amp;Costs_-Store_1'.I65]+['Sales_&amp;Costs_-Store_2'.I65]+['Sales_&amp;Costs_-Store_3'.I65]+['Sales_&amp;Costs_-Store_4'.I65]+['Sales_&amp;Costs_-Store_5'.I65]" table:style-name="ce11">
            <text:p>940747</text:p>
          </table:table-cell>
          <table:table-cell office:value-type="float" office:value="988368.31824916392" table:formula="of:=['Sales_&amp;Costs_-Store_1'.J65]+['Sales_&amp;Costs_-Store_2'.J65]+['Sales_&amp;Costs_-Store_3'.J65]+['Sales_&amp;Costs_-Store_4'.J65]+['Sales_&amp;Costs_-Store_5'.J65]" table:style-name="ce11">
            <text:p>988368</text:p>
          </table:table-cell>
          <table:table-cell office:value-type="float" office:value="1038649.2709862096" table:formula="of:=['Sales_&amp;Costs_-Store_1'.K65]+['Sales_&amp;Costs_-Store_2'.K65]+['Sales_&amp;Costs_-Store_3'.K65]+['Sales_&amp;Costs_-Store_4'.K65]+['Sales_&amp;Costs_-Store_5'.K65]" table:style-name="ce11">
            <text:p>1038649</text:p>
          </table:table-cell>
          <table:table-cell office:value-type="float" office:value="1091752.2937431713" table:formula="of:=['Sales_&amp;Costs_-Store_1'.L65]+['Sales_&amp;Costs_-Store_2'.L65]+['Sales_&amp;Costs_-Store_3'.L65]+['Sales_&amp;Costs_-Store_4'.L65]+['Sales_&amp;Costs_-Store_5'.L65]" table:style-name="ce11">
            <text:p>1091752</text:p>
          </table:table-cell>
          <table:table-cell office:value-type="float" office:value="1147850.4916024678" table:formula="of:=['Sales_&amp;Costs_-Store_1'.M65]+['Sales_&amp;Costs_-Store_2'.M65]+['Sales_&amp;Costs_-Store_3'.M65]+['Sales_&amp;Costs_-Store_4'.M65]+['Sales_&amp;Costs_-Store_5'.M65]" table:style-name="ce11">
            <text:p>1147850</text:p>
          </table:table-cell>
          <table:table-cell table:number-columns-repeated="16371"/>
        </table:table-row>
        <table:table-row table:style-name="ro5">
          <table:table-cell office:value-type="string" table:style-name="ce5">
            <text:p>Classic Harvest</text:p>
          </table:table-cell>
          <table:table-cell office:value-type="float" office:value="409543.75" table:formula="of:=['Sales_&amp;Costs_-Store_1'.B66]+['Sales_&amp;Costs_-Store_2'.B66]+['Sales_&amp;Costs_-Store_3'.B66]+['Sales_&amp;Costs_-Store_4'.B66]+['Sales_&amp;Costs_-Store_5'.B66]" table:style-name="ce11">
            <text:p>409544</text:p>
          </table:table-cell>
          <table:table-cell office:value-type="float" office:value="429582.45" table:formula="of:=['Sales_&amp;Costs_-Store_1'.C66]+['Sales_&amp;Costs_-Store_2'.C66]+['Sales_&amp;Costs_-Store_3'.C66]+['Sales_&amp;Costs_-Store_4'.C66]+['Sales_&amp;Costs_-Store_5'.C66]" table:style-name="ce11">
            <text:p>429582</text:p>
          </table:table-cell>
          <table:table-cell office:value-type="float" office:value="450701.95314684371" table:formula="of:=['Sales_&amp;Costs_-Store_1'.D66]+['Sales_&amp;Costs_-Store_2'.D66]+['Sales_&amp;Costs_-Store_3'.D66]+['Sales_&amp;Costs_-Store_4'.D66]+['Sales_&amp;Costs_-Store_5'.D66]" table:style-name="ce11">
            <text:p>450702</text:p>
          </table:table-cell>
          <table:table-cell office:value-type="float" office:value="472966.25948790327" table:formula="of:=['Sales_&amp;Costs_-Store_1'.E66]+['Sales_&amp;Costs_-Store_2'.E66]+['Sales_&amp;Costs_-Store_3'.E66]+['Sales_&amp;Costs_-Store_4'.E66]+['Sales_&amp;Costs_-Store_5'.E66]" table:style-name="ce11">
            <text:p>472966</text:p>
          </table:table-cell>
          <table:table-cell office:value-type="float" office:value="496443.46725954534" table:formula="of:=['Sales_&amp;Costs_-Store_1'.F66]+['Sales_&amp;Costs_-Store_2'.F66]+['Sales_&amp;Costs_-Store_3'.F66]+['Sales_&amp;Costs_-Store_4'.F66]+['Sales_&amp;Costs_-Store_5'.F66]" table:style-name="ce11">
            <text:p>496443</text:p>
          </table:table-cell>
          <table:table-cell office:value-type="float" office:value="521206.0511804074" table:formula="of:=['Sales_&amp;Costs_-Store_1'.G66]+['Sales_&amp;Costs_-Store_2'.G66]+['Sales_&amp;Costs_-Store_3'.G66]+['Sales_&amp;Costs_-Store_4'.G66]+['Sales_&amp;Costs_-Store_5'.G66]" table:style-name="ce11">
            <text:p>521206</text:p>
          </table:table-cell>
          <table:table-cell office:value-type="float" office:value="547331.16042979236" table:formula="of:=['Sales_&amp;Costs_-Store_1'.H66]+['Sales_&amp;Costs_-Store_2'.H66]+['Sales_&amp;Costs_-Store_3'.H66]+['Sales_&amp;Costs_-Store_4'.H66]+['Sales_&amp;Costs_-Store_5'.H66]" table:style-name="ce11">
            <text:p>547331</text:p>
          </table:table-cell>
          <table:table-cell office:value-type="float" office:value="574900.93774187914" table:formula="of:=['Sales_&amp;Costs_-Store_1'.I66]+['Sales_&amp;Costs_-Store_2'.I66]+['Sales_&amp;Costs_-Store_3'.I66]+['Sales_&amp;Costs_-Store_4'.I66]+['Sales_&amp;Costs_-Store_5'.I66]" table:style-name="ce11">
            <text:p>574901</text:p>
          </table:table-cell>
          <table:table-cell office:value-type="float" office:value="604002.86115226685" table:formula="of:=['Sales_&amp;Costs_-Store_1'.J66]+['Sales_&amp;Costs_-Store_2'.J66]+['Sales_&amp;Costs_-Store_3'.J66]+['Sales_&amp;Costs_-Store_4'.J66]+['Sales_&amp;Costs_-Store_5'.J66]" table:style-name="ce11">
            <text:p>604003</text:p>
          </table:table-cell>
          <table:table-cell office:value-type="float" office:value="634730.11004712828" table:formula="of:=['Sales_&amp;Costs_-Store_1'.K66]+['Sales_&amp;Costs_-Store_2'.K66]+['Sales_&amp;Costs_-Store_3'.K66]+['Sales_&amp;Costs_-Store_4'.K66]+['Sales_&amp;Costs_-Store_5'.K66]" table:style-name="ce11">
            <text:p>634730</text:p>
          </table:table-cell>
          <table:table-cell office:value-type="float" office:value="667181.95728749363" table:formula="of:=['Sales_&amp;Costs_-Store_1'.L66]+['Sales_&amp;Costs_-Store_2'.L66]+['Sales_&amp;Costs_-Store_3'.L66]+['Sales_&amp;Costs_-Store_4'.L66]+['Sales_&amp;Costs_-Store_5'.L66]" table:style-name="ce11">
            <text:p>667182</text:p>
          </table:table-cell>
          <table:table-cell office:value-type="float" office:value="701464.18931261951" table:formula="of:=['Sales_&amp;Costs_-Store_1'.M66]+['Sales_&amp;Costs_-Store_2'.M66]+['Sales_&amp;Costs_-Store_3'.M66]+['Sales_&amp;Costs_-Store_4'.M66]+['Sales_&amp;Costs_-Store_5'.M66]" table:style-name="ce11">
            <text:p>701464</text:p>
          </table:table-cell>
          <table:table-cell table:number-columns-repeated="16371"/>
        </table:table-row>
        <table:table-row table:style-name="ro5">
          <table:table-cell office:value-type="string" table:style-name="ce5">
            <text:p>Others</text:p>
          </table:table-cell>
          <table:table-cell office:value-type="float" office:value="335081.25" table:formula="of:=['Sales_&amp;Costs_-Store_1'.B67]+['Sales_&amp;Costs_-Store_2'.B67]+['Sales_&amp;Costs_-Store_3'.B67]+['Sales_&amp;Costs_-Store_4'.B67]+['Sales_&amp;Costs_-Store_5'.B67]" table:style-name="ce11">
            <text:p>335081</text:p>
          </table:table-cell>
          <table:table-cell office:value-type="float" office:value="351476.55" table:formula="of:=['Sales_&amp;Costs_-Store_1'.C67]+['Sales_&amp;Costs_-Store_2'.C67]+['Sales_&amp;Costs_-Store_3'.C67]+['Sales_&amp;Costs_-Store_4'.C67]+['Sales_&amp;Costs_-Store_5'.C67]" table:style-name="ce11">
            <text:p>351477</text:p>
          </table:table-cell>
          <table:table-cell office:value-type="float" office:value="368756.1434837812" table:formula="of:=['Sales_&amp;Costs_-Store_1'.D67]+['Sales_&amp;Costs_-Store_2'.D67]+['Sales_&amp;Costs_-Store_3'.D67]+['Sales_&amp;Costs_-Store_4'.D67]+['Sales_&amp;Costs_-Store_5'.D67]" table:style-name="ce11">
            <text:p>368756</text:p>
          </table:table-cell>
          <table:table-cell office:value-type="float" office:value="386972.39412646624" table:formula="of:=['Sales_&amp;Costs_-Store_1'.E67]+['Sales_&amp;Costs_-Store_2'.E67]+['Sales_&amp;Costs_-Store_3'.E67]+['Sales_&amp;Costs_-Store_4'.E67]+['Sales_&amp;Costs_-Store_5'.E67]" table:style-name="ce11">
            <text:p>386972</text:p>
          </table:table-cell>
          <table:table-cell office:value-type="float" office:value="406181.01866690069" table:formula="of:=['Sales_&amp;Costs_-Store_1'.F67]+['Sales_&amp;Costs_-Store_2'.F67]+['Sales_&amp;Costs_-Store_3'.F67]+['Sales_&amp;Costs_-Store_4'.F67]+['Sales_&amp;Costs_-Store_5'.F67]" table:style-name="ce11">
            <text:p>406181</text:p>
          </table:table-cell>
          <table:table-cell office:value-type="float" office:value="426441.3146021514" table:formula="of:=['Sales_&amp;Costs_-Store_1'.G67]+['Sales_&amp;Costs_-Store_2'.G67]+['Sales_&amp;Costs_-Store_3'.G67]+['Sales_&amp;Costs_-Store_4'.G67]+['Sales_&amp;Costs_-Store_5'.G67]" table:style-name="ce11">
            <text:p>426441</text:p>
          </table:table-cell>
          <table:table-cell office:value-type="float" office:value="447816.40398801188" table:formula="of:=['Sales_&amp;Costs_-Store_1'.H67]+['Sales_&amp;Costs_-Store_2'.H67]+['Sales_&amp;Costs_-Store_3'.H67]+['Sales_&amp;Costs_-Store_4'.H67]+['Sales_&amp;Costs_-Store_5'.H67]" table:style-name="ce11">
            <text:p>447816</text:p>
          </table:table-cell>
          <table:table-cell office:value-type="float" office:value="470373.49451608281" table:formula="of:=['Sales_&amp;Costs_-Store_1'.I67]+['Sales_&amp;Costs_-Store_2'.I67]+['Sales_&amp;Costs_-Store_3'.I67]+['Sales_&amp;Costs_-Store_4'.I67]+['Sales_&amp;Costs_-Store_5'.I67]" table:style-name="ce11">
            <text:p>470373</text:p>
          </table:table-cell>
          <table:table-cell office:value-type="float" office:value="494184.15912458196" table:formula="of:=['Sales_&amp;Costs_-Store_1'.J67]+['Sales_&amp;Costs_-Store_2'.J67]+['Sales_&amp;Costs_-Store_3'.J67]+['Sales_&amp;Costs_-Store_4'.J67]+['Sales_&amp;Costs_-Store_5'.J67]" table:style-name="ce11">
            <text:p>494184</text:p>
          </table:table-cell>
          <table:table-cell office:value-type="float" office:value="519324.63549310481" table:formula="of:=['Sales_&amp;Costs_-Store_1'.K67]+['Sales_&amp;Costs_-Store_2'.K67]+['Sales_&amp;Costs_-Store_3'.K67]+['Sales_&amp;Costs_-Store_4'.K67]+['Sales_&amp;Costs_-Store_5'.K67]" table:style-name="ce11">
            <text:p>519325</text:p>
          </table:table-cell>
          <table:table-cell office:value-type="float" office:value="545876.14687158563" table:formula="of:=['Sales_&amp;Costs_-Store_1'.L67]+['Sales_&amp;Costs_-Store_2'.L67]+['Sales_&amp;Costs_-Store_3'.L67]+['Sales_&amp;Costs_-Store_4'.L67]+['Sales_&amp;Costs_-Store_5'.L67]" table:style-name="ce11">
            <text:p>545876</text:p>
          </table:table-cell>
          <table:table-cell office:value-type="float" office:value="573925.24580123392" table:formula="of:=['Sales_&amp;Costs_-Store_1'.M67]+['Sales_&amp;Costs_-Store_2'.M67]+['Sales_&amp;Costs_-Store_3'.M67]+['Sales_&amp;Costs_-Store_4'.M67]+['Sales_&amp;Costs_-Store_5'.M67]" table:style-name="ce11">
            <text:p>573925</text:p>
          </table:table-cell>
          <table:table-cell table:number-columns-repeated="16371"/>
        </table:table-row>
        <table:table-row table:style-name="ro5">
          <table:table-cell office:value-type="string" table:style-name="ce6">
            <text:p>Total</text:p>
          </table:table-cell>
          <table:table-cell office:value-type="float" office:value="7520712.5" table:formula="of:=['Sales_&amp;Costs_-Store_1'.B68]+['Sales_&amp;Costs_-Store_2'.B68]+['Sales_&amp;Costs_-Store_3'.B68]+['Sales_&amp;Costs_-Store_4'.B68]+['Sales_&amp;Costs_-Store_5'.B68]" table:style-name="ce11">
            <text:p>7520713</text:p>
          </table:table-cell>
          <table:table-cell office:value-type="float" office:value="7888695.9000000004" table:formula="of:=['Sales_&amp;Costs_-Store_1'.C68]+['Sales_&amp;Costs_-Store_2'.C68]+['Sales_&amp;Costs_-Store_3'.C68]+['Sales_&amp;Costs_-Store_4'.C68]+['Sales_&amp;Costs_-Store_5'.C68]" table:style-name="ce11">
            <text:p>7888696</text:p>
          </table:table-cell>
          <table:table-cell office:value-type="float" office:value="8276526.7759693107" table:formula="of:=['Sales_&amp;Costs_-Store_1'.D68]+['Sales_&amp;Costs_-Store_2'.D68]+['Sales_&amp;Costs_-Store_3'.D68]+['Sales_&amp;Costs_-Store_4'.D68]+['Sales_&amp;Costs_-Store_5'.D68]" table:style-name="ce11">
            <text:p>8276527</text:p>
          </table:table-cell>
          <table:table-cell office:value-type="float" office:value="8685380.4015051331" table:formula="of:=['Sales_&amp;Costs_-Store_1'.E68]+['Sales_&amp;Costs_-Store_2'.E68]+['Sales_&amp;Costs_-Store_3'.E68]+['Sales_&amp;Costs_-Store_4'.E68]+['Sales_&amp;Costs_-Store_5'.E68]" table:style-name="ce11">
            <text:p>8685380</text:p>
          </table:table-cell>
          <table:table-cell office:value-type="float" office:value="9116507.3078571036" table:formula="of:=['Sales_&amp;Costs_-Store_1'.F68]+['Sales_&amp;Costs_-Store_2'.F68]+['Sales_&amp;Costs_-Store_3'.F68]+['Sales_&amp;Costs_-Store_4'.F68]+['Sales_&amp;Costs_-Store_5'.F68]" table:style-name="ce11">
            <text:p>9116507</text:p>
          </table:table-cell>
          <table:table-cell office:value-type="float" office:value="9571238.3944038432" table:formula="of:=['Sales_&amp;Costs_-Store_1'.G68]+['Sales_&amp;Costs_-Store_2'.G68]+['Sales_&amp;Costs_-Store_3'.G68]+['Sales_&amp;Costs_-Store_4'.G68]+['Sales_&amp;Costs_-Store_5'.G68]" table:style-name="ce11">
            <text:p>9571238</text:p>
          </table:table-cell>
          <table:table-cell office:value-type="float" office:value="10050990.400619822" table:formula="of:=['Sales_&amp;Costs_-Store_1'.H68]+['Sales_&amp;Costs_-Store_2'.H68]+['Sales_&amp;Costs_-Store_3'.H68]+['Sales_&amp;Costs_-Store_4'.H68]+['Sales_&amp;Costs_-Store_5'.H68]" table:style-name="ce11">
            <text:p>10050990</text:p>
          </table:table-cell>
          <table:table-cell office:value-type="float" office:value="10557271.765805416" table:formula="of:=['Sales_&amp;Costs_-Store_1'.I68]+['Sales_&amp;Costs_-Store_2'.I68]+['Sales_&amp;Costs_-Store_3'.I68]+['Sales_&amp;Costs_-Store_4'.I68]+['Sales_&amp;Costs_-Store_5'.I68]" table:style-name="ce11">
            <text:p>10557272</text:p>
          </table:table-cell>
          <table:table-cell office:value-type="float" office:value="11091688.904796174" table:formula="of:=['Sales_&amp;Costs_-Store_1'.J68]+['Sales_&amp;Costs_-Store_2'.J68]+['Sales_&amp;Costs_-Store_3'.J68]+['Sales_&amp;Costs_-Store_4'.J68]+['Sales_&amp;Costs_-Store_5'.J68]" table:style-name="ce11">
            <text:p>11091689</text:p>
          </table:table-cell>
          <table:table-cell office:value-type="float" office:value="11655952.929956354" table:formula="of:=['Sales_&amp;Costs_-Store_1'.K68]+['Sales_&amp;Costs_-Store_2'.K68]+['Sales_&amp;Costs_-Store_3'.K68]+['Sales_&amp;Costs_-Store_4'.K68]+['Sales_&amp;Costs_-Store_5'.K68]" table:style-name="ce11">
            <text:p>11655953</text:p>
          </table:table-cell>
          <table:table-cell office:value-type="float" office:value="12251886.8520067" table:formula="of:=['Sales_&amp;Costs_-Store_1'.L68]+['Sales_&amp;Costs_-Store_2'.L68]+['Sales_&amp;Costs_-Store_3'.L68]+['Sales_&amp;Costs_-Store_4'.L68]+['Sales_&amp;Costs_-Store_5'.L68]" table:style-name="ce11">
            <text:p>12251887</text:p>
          </table:table-cell>
          <table:table-cell office:value-type="float" office:value="12881433.294649919" table:formula="of:=['Sales_&amp;Costs_-Store_1'.M68]+['Sales_&amp;Costs_-Store_2'.M68]+['Sales_&amp;Costs_-Store_3'.M68]+['Sales_&amp;Costs_-Store_4'.M68]+['Sales_&amp;Costs_-Store_5'.M68]" table:style-name="ce11">
            <text:p>12881433</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Besan</text:p>
          </table:table-cell>
          <table:table-cell table:number-columns-repeated="16383" table:style-name="ce1"/>
        </table:table-row>
        <table:table-row table:style-name="ro5">
          <table:table-cell office:value-type="string" table:style-name="ce5">
            <text:p>Fortune</text:p>
          </table:table-cell>
          <table:table-cell office:value-type="float" office:value="771250" table:formula="of:=['Sales_&amp;Costs_-Store_1'.B71]+['Sales_&amp;Costs_-Store_2'.B71]+['Sales_&amp;Costs_-Store_3'.B71]+['Sales_&amp;Costs_-Store_4'.B71]+['Sales_&amp;Costs_-Store_5'.B71]" table:style-name="ce11">
            <text:p>771250</text:p>
          </table:table-cell>
          <table:table-cell office:value-type="float" office:value="798983.90625" table:formula="of:=['Sales_&amp;Costs_-Store_1'.C71]+['Sales_&amp;Costs_-Store_2'.C71]+['Sales_&amp;Costs_-Store_3'.C71]+['Sales_&amp;Costs_-Store_4'.C71]+['Sales_&amp;Costs_-Store_5'.C71]" table:style-name="ce11">
            <text:p>798984</text:p>
          </table:table-cell>
          <table:table-cell office:value-type="float" office:value="827791.75470468751" table:formula="of:=['Sales_&amp;Costs_-Store_1'.D71]+['Sales_&amp;Costs_-Store_2'.D71]+['Sales_&amp;Costs_-Store_3'.D71]+['Sales_&amp;Costs_-Store_4'.D71]+['Sales_&amp;Costs_-Store_5'.D71]" table:style-name="ce11">
            <text:p>827792</text:p>
          </table:table-cell>
          <table:table-cell office:value-type="float" office:value="857717.98726080661" table:formula="of:=['Sales_&amp;Costs_-Store_1'.E71]+['Sales_&amp;Costs_-Store_2'.E71]+['Sales_&amp;Costs_-Store_3'.E71]+['Sales_&amp;Costs_-Store_4'.E71]+['Sales_&amp;Costs_-Store_5'.E71]" table:style-name="ce11">
            <text:p>857718</text:p>
          </table:table-cell>
          <table:table-cell office:value-type="float" office:value="888808.99354869127" table:formula="of:=['Sales_&amp;Costs_-Store_1'.F71]+['Sales_&amp;Costs_-Store_2'.F71]+['Sales_&amp;Costs_-Store_3'.F71]+['Sales_&amp;Costs_-Store_4'.F71]+['Sales_&amp;Costs_-Store_5'.F71]" table:style-name="ce11">
            <text:p>888809</text:p>
          </table:table-cell>
          <table:table-cell office:value-type="float" office:value="921113.20047912362" table:formula="of:=['Sales_&amp;Costs_-Store_1'.G71]+['Sales_&amp;Costs_-Store_2'.G71]+['Sales_&amp;Costs_-Store_3'.G71]+['Sales_&amp;Costs_-Store_4'.G71]+['Sales_&amp;Costs_-Store_5'.G71]" table:style-name="ce11">
            <text:p>921113</text:p>
          </table:table-cell>
          <table:table-cell office:value-type="float" office:value="954681.16606860398" table:formula="of:=['Sales_&amp;Costs_-Store_1'.H71]+['Sales_&amp;Costs_-Store_2'.H71]+['Sales_&amp;Costs_-Store_3'.H71]+['Sales_&amp;Costs_-Store_4'.H71]+['Sales_&amp;Costs_-Store_5'.H71]" table:style-name="ce11">
            <text:p>954681</text:p>
          </table:table-cell>
          <table:table-cell office:value-type="float" office:value="989565.67775364209" table:formula="of:=['Sales_&amp;Costs_-Store_1'.I71]+['Sales_&amp;Costs_-Store_2'.I71]+['Sales_&amp;Costs_-Store_3'.I71]+['Sales_&amp;Costs_-Store_4'.I71]+['Sales_&amp;Costs_-Store_5'.I71]" table:style-name="ce11">
            <text:p>989566</text:p>
          </table:table-cell>
          <table:table-cell office:value-type="float" office:value="1025821.8554152836" table:formula="of:=['Sales_&amp;Costs_-Store_1'.J71]+['Sales_&amp;Costs_-Store_2'.J71]+['Sales_&amp;Costs_-Store_3'.J71]+['Sales_&amp;Costs_-Store_4'.J71]+['Sales_&amp;Costs_-Store_5'.J71]" table:style-name="ce11">
            <text:p>1025822</text:p>
          </table:table-cell>
          <table:table-cell office:value-type="float" office:value="1063507.2593462358" table:formula="of:=['Sales_&amp;Costs_-Store_1'.K71]+['Sales_&amp;Costs_-Store_2'.K71]+['Sales_&amp;Costs_-Store_3'.K71]+['Sales_&amp;Costs_-Store_4'.K71]+['Sales_&amp;Costs_-Store_5'.K71]" table:style-name="ce11">
            <text:p>1063507</text:p>
          </table:table-cell>
          <table:table-cell office:value-type="float" office:value="1102682.0034046657" table:formula="of:=['Sales_&amp;Costs_-Store_1'.L71]+['Sales_&amp;Costs_-Store_2'.L71]+['Sales_&amp;Costs_-Store_3'.L71]+['Sales_&amp;Costs_-Store_4'.L71]+['Sales_&amp;Costs_-Store_5'.L71]" table:style-name="ce11">
            <text:p>1102682</text:p>
          </table:table-cell>
          <table:table-cell office:value-type="float" office:value="1143408.8736110667" table:formula="of:=['Sales_&amp;Costs_-Store_1'.M71]+['Sales_&amp;Costs_-Store_2'.M71]+['Sales_&amp;Costs_-Store_3'.M71]+['Sales_&amp;Costs_-Store_4'.M71]+['Sales_&amp;Costs_-Store_5'.M71]" table:style-name="ce11">
            <text:p>1143409</text:p>
          </table:table-cell>
          <table:table-cell table:number-columns-repeated="16371"/>
        </table:table-row>
        <table:table-row table:style-name="ro5">
          <table:table-cell office:value-type="string" table:style-name="ce5">
            <text:p>Patanjali</text:p>
          </table:table-cell>
          <table:table-cell office:value-type="float" office:value="509025" table:formula="of:=['Sales_&amp;Costs_-Store_1'.B72]+['Sales_&amp;Costs_-Store_2'.B72]+['Sales_&amp;Costs_-Store_3'.B72]+['Sales_&amp;Costs_-Store_4'.B72]+['Sales_&amp;Costs_-Store_5'.B72]" table:style-name="ce11">
            <text:p>509025</text:p>
          </table:table-cell>
          <table:table-cell office:value-type="float" office:value="527329.37812500005" table:formula="of:=['Sales_&amp;Costs_-Store_1'.C72]+['Sales_&amp;Costs_-Store_2'.C72]+['Sales_&amp;Costs_-Store_3'.C72]+['Sales_&amp;Costs_-Store_4'.C72]+['Sales_&amp;Costs_-Store_5'.C72]" table:style-name="ce11">
            <text:p>527329</text:p>
          </table:table-cell>
          <table:table-cell office:value-type="float" office:value="546342.55810509366" table:formula="of:=['Sales_&amp;Costs_-Store_1'.D72]+['Sales_&amp;Costs_-Store_2'.D72]+['Sales_&amp;Costs_-Store_3'.D72]+['Sales_&amp;Costs_-Store_4'.D72]+['Sales_&amp;Costs_-Store_5'.D72]" table:style-name="ce11">
            <text:p>546343</text:p>
          </table:table-cell>
          <table:table-cell office:value-type="float" office:value="566093.87159213237" table:formula="of:=['Sales_&amp;Costs_-Store_1'.E72]+['Sales_&amp;Costs_-Store_2'.E72]+['Sales_&amp;Costs_-Store_3'.E72]+['Sales_&amp;Costs_-Store_4'.E72]+['Sales_&amp;Costs_-Store_5'.E72]" table:style-name="ce11">
            <text:p>566094</text:p>
          </table:table-cell>
          <table:table-cell office:value-type="float" office:value="586613.93574213621" table:formula="of:=['Sales_&amp;Costs_-Store_1'.F72]+['Sales_&amp;Costs_-Store_2'.F72]+['Sales_&amp;Costs_-Store_3'.F72]+['Sales_&amp;Costs_-Store_4'.F72]+['Sales_&amp;Costs_-Store_5'.F72]" table:style-name="ce11">
            <text:p>586614</text:p>
          </table:table-cell>
          <table:table-cell office:value-type="float" office:value="607934.71231622156" table:formula="of:=['Sales_&amp;Costs_-Store_1'.G72]+['Sales_&amp;Costs_-Store_2'.G72]+['Sales_&amp;Costs_-Store_3'.G72]+['Sales_&amp;Costs_-Store_4'.G72]+['Sales_&amp;Costs_-Store_5'.G72]" table:style-name="ce11">
            <text:p>607935</text:p>
          </table:table-cell>
          <table:table-cell office:value-type="float" office:value="630089.56960527878" table:formula="of:=['Sales_&amp;Costs_-Store_1'.H72]+['Sales_&amp;Costs_-Store_2'.H72]+['Sales_&amp;Costs_-Store_3'.H72]+['Sales_&amp;Costs_-Store_4'.H72]+['Sales_&amp;Costs_-Store_5'.H72]" table:style-name="ce11">
            <text:p>630090</text:p>
          </table:table-cell>
          <table:table-cell office:value-type="float" office:value="653113.34731740376" table:formula="of:=['Sales_&amp;Costs_-Store_1'.I72]+['Sales_&amp;Costs_-Store_2'.I72]+['Sales_&amp;Costs_-Store_3'.I72]+['Sales_&amp;Costs_-Store_4'.I72]+['Sales_&amp;Costs_-Store_5'.I72]" table:style-name="ce11">
            <text:p>653113</text:p>
          </table:table-cell>
          <table:table-cell office:value-type="float" office:value="677042.42457408702" table:formula="of:=['Sales_&amp;Costs_-Store_1'.J72]+['Sales_&amp;Costs_-Store_2'.J72]+['Sales_&amp;Costs_-Store_3'.J72]+['Sales_&amp;Costs_-Store_4'.J72]+['Sales_&amp;Costs_-Store_5'.J72]" table:style-name="ce11">
            <text:p>677042</text:p>
          </table:table-cell>
          <table:table-cell office:value-type="float" office:value="701914.79116851557" table:formula="of:=['Sales_&amp;Costs_-Store_1'.K72]+['Sales_&amp;Costs_-Store_2'.K72]+['Sales_&amp;Costs_-Store_3'.K72]+['Sales_&amp;Costs_-Store_4'.K72]+['Sales_&amp;Costs_-Store_5'.K72]" table:style-name="ce11">
            <text:p>701915</text:p>
          </table:table-cell>
          <table:table-cell office:value-type="float" office:value="727770.1222470795" table:formula="of:=['Sales_&amp;Costs_-Store_1'.L72]+['Sales_&amp;Costs_-Store_2'.L72]+['Sales_&amp;Costs_-Store_3'.L72]+['Sales_&amp;Costs_-Store_4'.L72]+['Sales_&amp;Costs_-Store_5'.L72]" table:style-name="ce11">
            <text:p>727770</text:p>
          </table:table-cell>
          <table:table-cell office:value-type="float" office:value="754649.856583304" table:formula="of:=['Sales_&amp;Costs_-Store_1'.M72]+['Sales_&amp;Costs_-Store_2'.M72]+['Sales_&amp;Costs_-Store_3'.M72]+['Sales_&amp;Costs_-Store_4'.M72]+['Sales_&amp;Costs_-Store_5'.M72]" table:style-name="ce11">
            <text:p>754650</text:p>
          </table:table-cell>
          <table:table-cell table:number-columns-repeated="16371"/>
        </table:table-row>
        <table:table-row table:style-name="ro5">
          <table:table-cell office:value-type="string" table:style-name="ce5">
            <text:p>Organic Tattva</text:p>
          </table:table-cell>
          <table:table-cell office:value-type="float" office:value="296160" table:formula="of:=['Sales_&amp;Costs_-Store_1'.B73]+['Sales_&amp;Costs_-Store_2'.B73]+['Sales_&amp;Costs_-Store_3'.B73]+['Sales_&amp;Costs_-Store_4'.B73]+['Sales_&amp;Costs_-Store_5'.B73]" table:style-name="ce11">
            <text:p>296160</text:p>
          </table:table-cell>
          <table:table-cell office:value-type="float" office:value="306809.82" table:formula="of:=['Sales_&amp;Costs_-Store_1'.C73]+['Sales_&amp;Costs_-Store_2'.C73]+['Sales_&amp;Costs_-Store_3'.C73]+['Sales_&amp;Costs_-Store_4'.C73]+['Sales_&amp;Costs_-Store_5'.C73]" table:style-name="ce11">
            <text:p>306810</text:p>
          </table:table-cell>
          <table:table-cell office:value-type="float" office:value="317872.03380660003" table:formula="of:=['Sales_&amp;Costs_-Store_1'.D73]+['Sales_&amp;Costs_-Store_2'.D73]+['Sales_&amp;Costs_-Store_3'.D73]+['Sales_&amp;Costs_-Store_4'.D73]+['Sales_&amp;Costs_-Store_5'.D73]" table:style-name="ce11">
            <text:p>317872</text:p>
          </table:table-cell>
          <table:table-cell office:value-type="float" office:value="329363.70710814977" table:formula="of:=['Sales_&amp;Costs_-Store_1'.E73]+['Sales_&amp;Costs_-Store_2'.E73]+['Sales_&amp;Costs_-Store_3'.E73]+['Sales_&amp;Costs_-Store_4'.E73]+['Sales_&amp;Costs_-Store_5'.E73]" table:style-name="ce11">
            <text:p>329364</text:p>
          </table:table-cell>
          <table:table-cell office:value-type="float" office:value="341302.65352269751" table:formula="of:=['Sales_&amp;Costs_-Store_1'.F73]+['Sales_&amp;Costs_-Store_2'.F73]+['Sales_&amp;Costs_-Store_3'.F73]+['Sales_&amp;Costs_-Store_4'.F73]+['Sales_&amp;Costs_-Store_5'.F73]" table:style-name="ce11">
            <text:p>341303</text:p>
          </table:table-cell>
          <table:table-cell office:value-type="float" office:value="353707.46898398345" table:formula="of:=['Sales_&amp;Costs_-Store_1'.G73]+['Sales_&amp;Costs_-Store_2'.G73]+['Sales_&amp;Costs_-Store_3'.G73]+['Sales_&amp;Costs_-Store_4'.G73]+['Sales_&amp;Costs_-Store_5'.G73]" table:style-name="ce11">
            <text:p>353707</text:p>
          </table:table-cell>
          <table:table-cell office:value-type="float" office:value="366597.56777034397" table:formula="of:=['Sales_&amp;Costs_-Store_1'.H73]+['Sales_&amp;Costs_-Store_2'.H73]+['Sales_&amp;Costs_-Store_3'.H73]+['Sales_&amp;Costs_-Store_4'.H73]+['Sales_&amp;Costs_-Store_5'.H73]" table:style-name="ce11">
            <text:p>366598</text:p>
          </table:table-cell>
          <table:table-cell office:value-type="float" office:value="379993.2202573985" table:formula="of:=['Sales_&amp;Costs_-Store_1'.I73]+['Sales_&amp;Costs_-Store_2'.I73]+['Sales_&amp;Costs_-Store_3'.I73]+['Sales_&amp;Costs_-Store_4'.I73]+['Sales_&amp;Costs_-Store_5'.I73]" table:style-name="ce11">
            <text:p>379993</text:p>
          </table:table-cell>
          <table:table-cell office:value-type="float" office:value="393915.59247946891" table:formula="of:=['Sales_&amp;Costs_-Store_1'.J73]+['Sales_&amp;Costs_-Store_2'.J73]+['Sales_&amp;Costs_-Store_3'.J73]+['Sales_&amp;Costs_-Store_4'.J73]+['Sales_&amp;Costs_-Store_5'.J73]" table:style-name="ce11">
            <text:p>393916</text:p>
          </table:table-cell>
          <table:table-cell office:value-type="float" office:value="408386.7875889545" table:formula="of:=['Sales_&amp;Costs_-Store_1'.K73]+['Sales_&amp;Costs_-Store_2'.K73]+['Sales_&amp;Costs_-Store_3'.K73]+['Sales_&amp;Costs_-Store_4'.K73]+['Sales_&amp;Costs_-Store_5'.K73]" table:style-name="ce11">
            <text:p>408387</text:p>
          </table:table-cell>
          <table:table-cell office:value-type="float" office:value="423429.88930739171" table:formula="of:=['Sales_&amp;Costs_-Store_1'.L73]+['Sales_&amp;Costs_-Store_2'.L73]+['Sales_&amp;Costs_-Store_3'.L73]+['Sales_&amp;Costs_-Store_4'.L73]+['Sales_&amp;Costs_-Store_5'.L73]" table:style-name="ce11">
            <text:p>423430</text:p>
          </table:table-cell>
          <table:table-cell office:value-type="float" office:value="439069.00746664958" table:formula="of:=['Sales_&amp;Costs_-Store_1'.M73]+['Sales_&amp;Costs_-Store_2'.M73]+['Sales_&amp;Costs_-Store_3'.M73]+['Sales_&amp;Costs_-Store_4'.M73]+['Sales_&amp;Costs_-Store_5'.M73]" table:style-name="ce11">
            <text:p>439069</text:p>
          </table:table-cell>
          <table:table-cell table:number-columns-repeated="16371"/>
        </table:table-row>
        <table:table-row table:style-name="ro5">
          <table:table-cell office:value-type="string" table:style-name="ce5">
            <text:p>Good Life</text:p>
          </table:table-cell>
          <table:table-cell office:value-type="float" office:value="814440" table:formula="of:=['Sales_&amp;Costs_-Store_1'.B74]+['Sales_&amp;Costs_-Store_2'.B74]+['Sales_&amp;Costs_-Store_3'.B74]+['Sales_&amp;Costs_-Store_4'.B74]+['Sales_&amp;Costs_-Store_5'.B74]" table:style-name="ce11">
            <text:p>814440</text:p>
          </table:table-cell>
          <table:table-cell office:value-type="float" office:value="843727.00499999989" table:formula="of:=['Sales_&amp;Costs_-Store_1'.C74]+['Sales_&amp;Costs_-Store_2'.C74]+['Sales_&amp;Costs_-Store_3'.C74]+['Sales_&amp;Costs_-Store_4'.C74]+['Sales_&amp;Costs_-Store_5'.C74]" table:style-name="ce11">
            <text:p>843727</text:p>
          </table:table-cell>
          <table:table-cell office:value-type="float" office:value="874148.09296814981" table:formula="of:=['Sales_&amp;Costs_-Store_1'.D74]+['Sales_&amp;Costs_-Store_2'.D74]+['Sales_&amp;Costs_-Store_3'.D74]+['Sales_&amp;Costs_-Store_4'.D74]+['Sales_&amp;Costs_-Store_5'.D74]" table:style-name="ce11">
            <text:p>874148</text:p>
          </table:table-cell>
          <table:table-cell office:value-type="float" office:value="905750.19454741175" table:formula="of:=['Sales_&amp;Costs_-Store_1'.E74]+['Sales_&amp;Costs_-Store_2'.E74]+['Sales_&amp;Costs_-Store_3'.E74]+['Sales_&amp;Costs_-Store_4'.E74]+['Sales_&amp;Costs_-Store_5'.E74]" table:style-name="ce11">
            <text:p>905750</text:p>
          </table:table-cell>
          <table:table-cell office:value-type="float" office:value="938582.29718741786" table:formula="of:=['Sales_&amp;Costs_-Store_1'.F74]+['Sales_&amp;Costs_-Store_2'.F74]+['Sales_&amp;Costs_-Store_3'.F74]+['Sales_&amp;Costs_-Store_4'.F74]+['Sales_&amp;Costs_-Store_5'.F74]" table:style-name="ce11">
            <text:p>938582</text:p>
          </table:table-cell>
          <table:table-cell office:value-type="float" office:value="972695.53970595449" table:formula="of:=['Sales_&amp;Costs_-Store_1'.G74]+['Sales_&amp;Costs_-Store_2'.G74]+['Sales_&amp;Costs_-Store_3'.G74]+['Sales_&amp;Costs_-Store_4'.G74]+['Sales_&amp;Costs_-Store_5'.G74]" table:style-name="ce11">
            <text:p>972696</text:p>
          </table:table-cell>
          <table:table-cell office:value-type="float" office:value="1008143.3113684459" table:formula="of:=['Sales_&amp;Costs_-Store_1'.H74]+['Sales_&amp;Costs_-Store_2'.H74]+['Sales_&amp;Costs_-Store_3'.H74]+['Sales_&amp;Costs_-Store_4'.H74]+['Sales_&amp;Costs_-Store_5'.H74]" table:style-name="ce11">
            <text:p>1008143</text:p>
          </table:table-cell>
          <table:table-cell office:value-type="float" office:value="1044981.3557078461" table:formula="of:=['Sales_&amp;Costs_-Store_1'.I74]+['Sales_&amp;Costs_-Store_2'.I74]+['Sales_&amp;Costs_-Store_3'.I74]+['Sales_&amp;Costs_-Store_4'.I74]+['Sales_&amp;Costs_-Store_5'.I74]" table:style-name="ce11">
            <text:p>1044981</text:p>
          </table:table-cell>
          <table:table-cell office:value-type="float" office:value="1083267.8793185393" table:formula="of:=['Sales_&amp;Costs_-Store_1'.J74]+['Sales_&amp;Costs_-Store_2'.J74]+['Sales_&amp;Costs_-Store_3'.J74]+['Sales_&amp;Costs_-Store_4'.J74]+['Sales_&amp;Costs_-Store_5'.J74]" table:style-name="ce11">
            <text:p>1083268</text:p>
          </table:table-cell>
          <table:table-cell office:value-type="float" office:value="1123063.6658696248" table:formula="of:=['Sales_&amp;Costs_-Store_1'.K74]+['Sales_&amp;Costs_-Store_2'.K74]+['Sales_&amp;Costs_-Store_3'.K74]+['Sales_&amp;Costs_-Store_4'.K74]+['Sales_&amp;Costs_-Store_5'.K74]" table:style-name="ce11">
            <text:p>1123064</text:p>
          </table:table-cell>
          <table:table-cell office:value-type="float" office:value="1164432.1955953271" table:formula="of:=['Sales_&amp;Costs_-Store_1'.L74]+['Sales_&amp;Costs_-Store_2'.L74]+['Sales_&amp;Costs_-Store_3'.L74]+['Sales_&amp;Costs_-Store_4'.L74]+['Sales_&amp;Costs_-Store_5'.L74]" table:style-name="ce11">
            <text:p>1164432</text:p>
          </table:table-cell>
          <table:table-cell office:value-type="float" office:value="1207439.7705332863" table:formula="of:=['Sales_&amp;Costs_-Store_1'.M74]+['Sales_&amp;Costs_-Store_2'.M74]+['Sales_&amp;Costs_-Store_3'.M74]+['Sales_&amp;Costs_-Store_4'.M74]+['Sales_&amp;Costs_-Store_5'.M74]" table:style-name="ce11">
            <text:p>1207440</text:p>
          </table:table-cell>
          <table:table-cell table:number-columns-repeated="16371"/>
        </table:table-row>
        <table:table-row table:style-name="ro5">
          <table:table-cell office:value-type="string" table:style-name="ce5">
            <text:p>Classic Harvest</text:p>
          </table:table-cell>
          <table:table-cell office:value-type="float" office:value="0" table:formula="of:=['Sales_&amp;Costs_-Store_1'.B75]+['Sales_&amp;Costs_-Store_2'.B75]+['Sales_&amp;Costs_-Store_3'.B75]+['Sales_&amp;Costs_-Store_4'.B75]+['Sales_&amp;Costs_-Store_5'.B75]" table:style-name="ce11">
            <text:p>0</text:p>
          </table:table-cell>
          <table:table-cell office:value-type="float" office:value="0" table:formula="of:=['Sales_&amp;Costs_-Store_1'.C75]+['Sales_&amp;Costs_-Store_2'.C75]+['Sales_&amp;Costs_-Store_3'.C75]+['Sales_&amp;Costs_-Store_4'.C75]+['Sales_&amp;Costs_-Store_5'.C75]" table:style-name="ce11">
            <text:p>0</text:p>
          </table:table-cell>
          <table:table-cell office:value-type="float" office:value="0" table:formula="of:=['Sales_&amp;Costs_-Store_1'.D75]+['Sales_&amp;Costs_-Store_2'.D75]+['Sales_&amp;Costs_-Store_3'.D75]+['Sales_&amp;Costs_-Store_4'.D75]+['Sales_&amp;Costs_-Store_5'.D75]" table:style-name="ce11">
            <text:p>0</text:p>
          </table:table-cell>
          <table:table-cell office:value-type="float" office:value="0" table:formula="of:=['Sales_&amp;Costs_-Store_1'.E75]+['Sales_&amp;Costs_-Store_2'.E75]+['Sales_&amp;Costs_-Store_3'.E75]+['Sales_&amp;Costs_-Store_4'.E75]+['Sales_&amp;Costs_-Store_5'.E75]" table:style-name="ce11">
            <text:p>0</text:p>
          </table:table-cell>
          <table:table-cell office:value-type="float" office:value="0" table:formula="of:=['Sales_&amp;Costs_-Store_1'.F75]+['Sales_&amp;Costs_-Store_2'.F75]+['Sales_&amp;Costs_-Store_3'.F75]+['Sales_&amp;Costs_-Store_4'.F75]+['Sales_&amp;Costs_-Store_5'.F75]" table:style-name="ce11">
            <text:p>0</text:p>
          </table:table-cell>
          <table:table-cell office:value-type="float" office:value="0" table:formula="of:=['Sales_&amp;Costs_-Store_1'.G75]+['Sales_&amp;Costs_-Store_2'.G75]+['Sales_&amp;Costs_-Store_3'.G75]+['Sales_&amp;Costs_-Store_4'.G75]+['Sales_&amp;Costs_-Store_5'.G75]" table:style-name="ce11">
            <text:p>0</text:p>
          </table:table-cell>
          <table:table-cell office:value-type="float" office:value="0" table:formula="of:=['Sales_&amp;Costs_-Store_1'.H75]+['Sales_&amp;Costs_-Store_2'.H75]+['Sales_&amp;Costs_-Store_3'.H75]+['Sales_&amp;Costs_-Store_4'.H75]+['Sales_&amp;Costs_-Store_5'.H75]" table:style-name="ce11">
            <text:p>0</text:p>
          </table:table-cell>
          <table:table-cell office:value-type="float" office:value="0" table:formula="of:=['Sales_&amp;Costs_-Store_1'.I75]+['Sales_&amp;Costs_-Store_2'.I75]+['Sales_&amp;Costs_-Store_3'.I75]+['Sales_&amp;Costs_-Store_4'.I75]+['Sales_&amp;Costs_-Store_5'.I75]" table:style-name="ce11">
            <text:p>0</text:p>
          </table:table-cell>
          <table:table-cell office:value-type="float" office:value="0" table:formula="of:=['Sales_&amp;Costs_-Store_1'.J75]+['Sales_&amp;Costs_-Store_2'.J75]+['Sales_&amp;Costs_-Store_3'.J75]+['Sales_&amp;Costs_-Store_4'.J75]+['Sales_&amp;Costs_-Store_5'.J75]" table:style-name="ce11">
            <text:p>0</text:p>
          </table:table-cell>
          <table:table-cell office:value-type="float" office:value="0" table:formula="of:=['Sales_&amp;Costs_-Store_1'.K75]+['Sales_&amp;Costs_-Store_2'.K75]+['Sales_&amp;Costs_-Store_3'.K75]+['Sales_&amp;Costs_-Store_4'.K75]+['Sales_&amp;Costs_-Store_5'.K75]" table:style-name="ce11">
            <text:p>0</text:p>
          </table:table-cell>
          <table:table-cell office:value-type="float" office:value="0" table:formula="of:=['Sales_&amp;Costs_-Store_1'.L75]+['Sales_&amp;Costs_-Store_2'.L75]+['Sales_&amp;Costs_-Store_3'.L75]+['Sales_&amp;Costs_-Store_4'.L75]+['Sales_&amp;Costs_-Store_5'.L75]" table:style-name="ce11">
            <text:p>0</text:p>
          </table:table-cell>
          <table:table-cell office:value-type="float" office:value="0" table:formula="of:=['Sales_&amp;Costs_-Store_1'.M75]+['Sales_&amp;Costs_-Store_2'.M75]+['Sales_&amp;Costs_-Store_3'.M75]+['Sales_&amp;Costs_-Store_4'.M75]+['Sales_&amp;Costs_-Store_5'.M75]" table:style-name="ce11">
            <text:p>0</text:p>
          </table:table-cell>
          <table:table-cell table:number-columns-repeated="16371"/>
        </table:table-row>
        <table:table-row table:style-name="ro5">
          <table:table-cell office:value-type="string" table:style-name="ce5">
            <text:p>Others</text:p>
          </table:table-cell>
          <table:table-cell office:value-type="float" office:value="1122940" table:formula="of:=['Sales_&amp;Costs_-Store_1'.B76]+['Sales_&amp;Costs_-Store_2'.B76]+['Sales_&amp;Costs_-Store_3'.B76]+['Sales_&amp;Costs_-Store_4'.B76]+['Sales_&amp;Costs_-Store_5'.B76]" table:style-name="ce11">
            <text:p>1122940</text:p>
          </table:table-cell>
          <table:table-cell office:value-type="float" office:value="1163320.5675000001" table:formula="of:=['Sales_&amp;Costs_-Store_1'.C76]+['Sales_&amp;Costs_-Store_2'.C76]+['Sales_&amp;Costs_-Store_3'.C76]+['Sales_&amp;Costs_-Store_4'.C76]+['Sales_&amp;Costs_-Store_5'.C76]" table:style-name="ce11">
            <text:p>1163321</text:p>
          </table:table-cell>
          <table:table-cell office:value-type="float" office:value="1205264.7948500246" table:formula="of:=['Sales_&amp;Costs_-Store_1'.D76]+['Sales_&amp;Costs_-Store_2'.D76]+['Sales_&amp;Costs_-Store_3'.D76]+['Sales_&amp;Costs_-Store_4'.D76]+['Sales_&amp;Costs_-Store_5'.D76]" table:style-name="ce11">
            <text:p>1205265</text:p>
          </table:table-cell>
          <table:table-cell office:value-type="float" office:value="1248837.3894517345" table:formula="of:=['Sales_&amp;Costs_-Store_1'.E76]+['Sales_&amp;Costs_-Store_2'.E76]+['Sales_&amp;Costs_-Store_3'.E76]+['Sales_&amp;Costs_-Store_4'.E76]+['Sales_&amp;Costs_-Store_5'.E76]" table:style-name="ce11">
            <text:p>1248837</text:p>
          </table:table-cell>
          <table:table-cell office:value-type="float" office:value="1294105.8946068943" table:formula="of:=['Sales_&amp;Costs_-Store_1'.F76]+['Sales_&amp;Costs_-Store_2'.F76]+['Sales_&amp;Costs_-Store_3'.F76]+['Sales_&amp;Costs_-Store_4'.F76]+['Sales_&amp;Costs_-Store_5'.F76]" table:style-name="ce11">
            <text:p>1294106</text:p>
          </table:table-cell>
          <table:table-cell office:value-type="float" office:value="1341140.8198976039" table:formula="of:=['Sales_&amp;Costs_-Store_1'.G76]+['Sales_&amp;Costs_-Store_2'.G76]+['Sales_&amp;Costs_-Store_3'.G76]+['Sales_&amp;Costs_-Store_4'.G76]+['Sales_&amp;Costs_-Store_5'.G76]" table:style-name="ce11">
            <text:p>1341141</text:p>
          </table:table-cell>
          <table:table-cell office:value-type="float" office:value="1390015.7777958878" table:formula="of:=['Sales_&amp;Costs_-Store_1'.H76]+['Sales_&amp;Costs_-Store_2'.H76]+['Sales_&amp;Costs_-Store_3'.H76]+['Sales_&amp;Costs_-Store_4'.H76]+['Sales_&amp;Costs_-Store_5'.H76]" table:style-name="ce11">
            <text:p>1390016</text:p>
          </table:table-cell>
          <table:table-cell office:value-type="float" office:value="1440807.626809303" table:formula="of:=['Sales_&amp;Costs_-Store_1'.I76]+['Sales_&amp;Costs_-Store_2'.I76]+['Sales_&amp;Costs_-Store_3'.I76]+['Sales_&amp;Costs_-Store_4'.I76]+['Sales_&amp;Costs_-Store_5'.I76]" table:style-name="ce11">
            <text:p>1440808</text:p>
          </table:table-cell>
          <table:table-cell office:value-type="float" office:value="1493596.6214846526" table:formula="of:=['Sales_&amp;Costs_-Store_1'.J76]+['Sales_&amp;Costs_-Store_2'.J76]+['Sales_&amp;Costs_-Store_3'.J76]+['Sales_&amp;Costs_-Store_4'.J76]+['Sales_&amp;Costs_-Store_5'.J76]" table:style-name="ce11">
            <text:p>1493597</text:p>
          </table:table-cell>
          <table:table-cell office:value-type="float" office:value="1548466.5696081191" table:formula="of:=['Sales_&amp;Costs_-Store_1'.K76]+['Sales_&amp;Costs_-Store_2'.K76]+['Sales_&amp;Costs_-Store_3'.K76]+['Sales_&amp;Costs_-Store_4'.K76]+['Sales_&amp;Costs_-Store_5'.K76]" table:style-name="ce11">
            <text:p>1548467</text:p>
          </table:table-cell>
          <table:table-cell office:value-type="float" office:value="1605504.9969571931" table:formula="of:=['Sales_&amp;Costs_-Store_1'.L76]+['Sales_&amp;Costs_-Store_2'.L76]+['Sales_&amp;Costs_-Store_3'.L76]+['Sales_&amp;Costs_-Store_4'.L76]+['Sales_&amp;Costs_-Store_5'.L76]" table:style-name="ce11">
            <text:p>1605505</text:p>
          </table:table-cell>
          <table:table-cell office:value-type="float" office:value="1664803.3199777128" table:formula="of:=['Sales_&amp;Costs_-Store_1'.M76]+['Sales_&amp;Costs_-Store_2'.M76]+['Sales_&amp;Costs_-Store_3'.M76]+['Sales_&amp;Costs_-Store_4'.M76]+['Sales_&amp;Costs_-Store_5'.M76]" table:style-name="ce11">
            <text:p>1664803</text:p>
          </table:table-cell>
          <table:table-cell table:number-columns-repeated="16371"/>
        </table:table-row>
        <table:table-row table:style-name="ro5">
          <table:table-cell office:value-type="string" table:style-name="ce6">
            <text:p>Total</text:p>
          </table:table-cell>
          <table:table-cell office:value-type="float" office:value="3513815" table:formula="of:=['Sales_&amp;Costs_-Store_1'.B77]+['Sales_&amp;Costs_-Store_2'.B77]+['Sales_&amp;Costs_-Store_3'.B77]+['Sales_&amp;Costs_-Store_4'.B77]+['Sales_&amp;Costs_-Store_5'.B77]" table:style-name="ce11">
            <text:p>3513815</text:p>
          </table:table-cell>
          <table:table-cell office:value-type="float" office:value="3640170.6768749999" table:formula="of:=['Sales_&amp;Costs_-Store_1'.C77]+['Sales_&amp;Costs_-Store_2'.C77]+['Sales_&amp;Costs_-Store_3'.C77]+['Sales_&amp;Costs_-Store_4'.C77]+['Sales_&amp;Costs_-Store_5'.C77]" table:style-name="ce11">
            <text:p>3640171</text:p>
          </table:table-cell>
          <table:table-cell office:value-type="float" office:value="3771419.2344345558" table:formula="of:=['Sales_&amp;Costs_-Store_1'.D77]+['Sales_&amp;Costs_-Store_2'.D77]+['Sales_&amp;Costs_-Store_3'.D77]+['Sales_&amp;Costs_-Store_4'.D77]+['Sales_&amp;Costs_-Store_5'.D77]" table:style-name="ce11">
            <text:p>3771419</text:p>
          </table:table-cell>
          <table:table-cell office:value-type="float" office:value="3907763.1499602352" table:formula="of:=['Sales_&amp;Costs_-Store_1'.E77]+['Sales_&amp;Costs_-Store_2'.E77]+['Sales_&amp;Costs_-Store_3'.E77]+['Sales_&amp;Costs_-Store_4'.E77]+['Sales_&amp;Costs_-Store_5'.E77]" table:style-name="ce11">
            <text:p>3907763</text:p>
          </table:table-cell>
          <table:table-cell office:value-type="float" office:value="4049413.7746078372" table:formula="of:=['Sales_&amp;Costs_-Store_1'.F77]+['Sales_&amp;Costs_-Store_2'.F77]+['Sales_&amp;Costs_-Store_3'.F77]+['Sales_&amp;Costs_-Store_4'.F77]+['Sales_&amp;Costs_-Store_5'.F77]" table:style-name="ce11">
            <text:p>4049414</text:p>
          </table:table-cell>
          <table:table-cell office:value-type="float" office:value="4196591.7413828867" table:formula="of:=['Sales_&amp;Costs_-Store_1'.G77]+['Sales_&amp;Costs_-Store_2'.G77]+['Sales_&amp;Costs_-Store_3'.G77]+['Sales_&amp;Costs_-Store_4'.G77]+['Sales_&amp;Costs_-Store_5'.G77]" table:style-name="ce11">
            <text:p>4196592</text:p>
          </table:table-cell>
          <table:table-cell office:value-type="float" office:value="4349527.3926085606" table:formula="of:=['Sales_&amp;Costs_-Store_1'.H77]+['Sales_&amp;Costs_-Store_2'.H77]+['Sales_&amp;Costs_-Store_3'.H77]+['Sales_&amp;Costs_-Store_4'.H77]+['Sales_&amp;Costs_-Store_5'.H77]" table:style-name="ce11">
            <text:p>4349527</text:p>
          </table:table-cell>
          <table:table-cell office:value-type="float" office:value="4508461.2278455934" table:formula="of:=['Sales_&amp;Costs_-Store_1'.I77]+['Sales_&amp;Costs_-Store_2'.I77]+['Sales_&amp;Costs_-Store_3'.I77]+['Sales_&amp;Costs_-Store_4'.I77]+['Sales_&amp;Costs_-Store_5'.I77]" table:style-name="ce11">
            <text:p>4508461</text:p>
          </table:table-cell>
          <table:table-cell office:value-type="float" office:value="4673644.3732720315" table:formula="of:=['Sales_&amp;Costs_-Store_1'.J77]+['Sales_&amp;Costs_-Store_2'.J77]+['Sales_&amp;Costs_-Store_3'.J77]+['Sales_&amp;Costs_-Store_4'.J77]+['Sales_&amp;Costs_-Store_5'.J77]" table:style-name="ce11">
            <text:p>4673644</text:p>
          </table:table-cell>
          <table:table-cell office:value-type="float" office:value="4845339.0735814497" table:formula="of:=['Sales_&amp;Costs_-Store_1'.K77]+['Sales_&amp;Costs_-Store_2'.K77]+['Sales_&amp;Costs_-Store_3'.K77]+['Sales_&amp;Costs_-Store_4'.K77]+['Sales_&amp;Costs_-Store_5'.K77]" table:style-name="ce11">
            <text:p>4845339</text:p>
          </table:table-cell>
          <table:table-cell office:value-type="float" office:value="5023819.2075116578" table:formula="of:=['Sales_&amp;Costs_-Store_1'.L77]+['Sales_&amp;Costs_-Store_2'.L77]+['Sales_&amp;Costs_-Store_3'.L77]+['Sales_&amp;Costs_-Store_4'.L77]+['Sales_&amp;Costs_-Store_5'.L77]" table:style-name="ce11">
            <text:p>5023819</text:p>
          </table:table-cell>
          <table:table-cell office:value-type="float" office:value="5209370.8281720188" table:formula="of:=['Sales_&amp;Costs_-Store_1'.M77]+['Sales_&amp;Costs_-Store_2'.M77]+['Sales_&amp;Costs_-Store_3'.M77]+['Sales_&amp;Costs_-Store_4'.M77]+['Sales_&amp;Costs_-Store_5'.M77]" table:style-name="ce11">
            <text:p>5209371</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awa/Suji</text:p>
          </table:table-cell>
          <table:table-cell table:number-columns-repeated="16383" table:style-name="ce1"/>
        </table:table-row>
        <table:table-row table:style-name="ro5">
          <table:table-cell office:value-type="string" table:style-name="ce5">
            <text:p>Fortune</text:p>
          </table:table-cell>
          <table:table-cell office:value-type="float" office:value="426300" table:formula="of:=['Sales_&amp;Costs_-Store_1'.B80]+['Sales_&amp;Costs_-Store_2'.B80]+['Sales_&amp;Costs_-Store_3'.B80]+['Sales_&amp;Costs_-Store_4'.B80]+['Sales_&amp;Costs_-Store_5'.B80]" table:style-name="ce11">
            <text:p>426300</text:p>
          </table:table-cell>
          <table:table-cell office:value-type="float" office:value="439792.390625" table:formula="of:=['Sales_&amp;Costs_-Store_1'.C80]+['Sales_&amp;Costs_-Store_2'.C80]+['Sales_&amp;Costs_-Store_3'.C80]+['Sales_&amp;Costs_-Store_4'.C80]+['Sales_&amp;Costs_-Store_5'.C80]" table:style-name="ce11">
            <text:p>439792</text:p>
          </table:table-cell>
          <table:table-cell office:value-type="float" office:value="453739.76200519531" table:formula="of:=['Sales_&amp;Costs_-Store_1'.D80]+['Sales_&amp;Costs_-Store_2'.D80]+['Sales_&amp;Costs_-Store_3'.D80]+['Sales_&amp;Costs_-Store_4'.D80]+['Sales_&amp;Costs_-Store_5'.D80]" table:style-name="ce11">
            <text:p>453740</text:p>
          </table:table-cell>
          <table:table-cell office:value-type="float" office:value="468157.98398144683" table:formula="of:=['Sales_&amp;Costs_-Store_1'.E80]+['Sales_&amp;Costs_-Store_2'.E80]+['Sales_&amp;Costs_-Store_3'.E80]+['Sales_&amp;Costs_-Store_4'.E80]+['Sales_&amp;Costs_-Store_5'.E80]" table:style-name="ce11">
            <text:p>468158</text:p>
          </table:table-cell>
          <table:table-cell office:value-type="float" office:value="483063.49005768728" table:formula="of:=['Sales_&amp;Costs_-Store_1'.F80]+['Sales_&amp;Costs_-Store_2'.F80]+['Sales_&amp;Costs_-Store_3'.F80]+['Sales_&amp;Costs_-Store_4'.F80]+['Sales_&amp;Costs_-Store_5'.F80]" table:style-name="ce11">
            <text:p>483063</text:p>
          </table:table-cell>
          <table:table-cell office:value-type="float" office:value="498473.29763131792" table:formula="of:=['Sales_&amp;Costs_-Store_1'.G80]+['Sales_&amp;Costs_-Store_2'.G80]+['Sales_&amp;Costs_-Store_3'.G80]+['Sales_&amp;Costs_-Store_4'.G80]+['Sales_&amp;Costs_-Store_5'.G80]" table:style-name="ce11">
            <text:p>498473</text:p>
          </table:table-cell>
          <table:table-cell office:value-type="float" office:value="514405.02895459731" table:formula="of:=['Sales_&amp;Costs_-Store_1'.H80]+['Sales_&amp;Costs_-Store_2'.H80]+['Sales_&amp;Costs_-Store_3'.H80]+['Sales_&amp;Costs_-Store_4'.H80]+['Sales_&amp;Costs_-Store_5'.H80]" table:style-name="ce11">
            <text:p>514405</text:p>
          </table:table-cell>
          <table:table-cell office:value-type="float" office:value="530876.93285356439" table:formula="of:=['Sales_&amp;Costs_-Store_1'.I80]+['Sales_&amp;Costs_-Store_2'.I80]+['Sales_&amp;Costs_-Store_3'.I80]+['Sales_&amp;Costs_-Store_4'.I80]+['Sales_&amp;Costs_-Store_5'.I80]" table:style-name="ce11">
            <text:p>530877</text:p>
          </table:table-cell>
          <table:table-cell office:value-type="float" office:value="547907.90723200166" table:formula="of:=['Sales_&amp;Costs_-Store_1'.J80]+['Sales_&amp;Costs_-Store_2'.J80]+['Sales_&amp;Costs_-Store_3'.J80]+['Sales_&amp;Costs_-Store_4'.J80]+['Sales_&amp;Costs_-Store_5'.J80]" table:style-name="ce11">
            <text:p>547908</text:p>
          </table:table-cell>
          <table:table-cell office:value-type="float" office:value="565517.522388955" table:formula="of:=['Sales_&amp;Costs_-Store_1'.K80]+['Sales_&amp;Costs_-Store_2'.K80]+['Sales_&amp;Costs_-Store_3'.K80]+['Sales_&amp;Costs_-Store_4'.K80]+['Sales_&amp;Costs_-Store_5'.K80]" table:style-name="ce11">
            <text:p>565518</text:p>
          </table:table-cell>
          <table:table-cell office:value-type="float" office:value="583726.04517935659" table:formula="of:=['Sales_&amp;Costs_-Store_1'.L80]+['Sales_&amp;Costs_-Store_2'.L80]+['Sales_&amp;Costs_-Store_3'.L80]+['Sales_&amp;Costs_-Store_4'.L80]+['Sales_&amp;Costs_-Store_5'.L80]" table:style-name="ce11">
            <text:p>583726</text:p>
          </table:table-cell>
          <table:table-cell office:value-type="float" office:value="602554.46404838306" table:formula="of:=['Sales_&amp;Costs_-Store_1'.M80]+['Sales_&amp;Costs_-Store_2'.M80]+['Sales_&amp;Costs_-Store_3'.M80]+['Sales_&amp;Costs_-Store_4'.M80]+['Sales_&amp;Costs_-Store_5'.M80]" table:style-name="ce11">
            <text:p>602554</text:p>
          </table:table-cell>
          <table:table-cell table:number-columns-repeated="16371"/>
        </table:table-row>
        <table:table-row table:style-name="ro5">
          <table:table-cell office:value-type="string" table:style-name="ce5">
            <text:p>Patanjali</text:p>
          </table:table-cell>
          <table:table-cell office:value-type="float" office:value="182700" table:formula="of:=['Sales_&amp;Costs_-Store_1'.B81]+['Sales_&amp;Costs_-Store_2'.B81]+['Sales_&amp;Costs_-Store_3'.B81]+['Sales_&amp;Costs_-Store_4'.B81]+['Sales_&amp;Costs_-Store_5'.B81]" table:style-name="ce11">
            <text:p>182700</text:p>
          </table:table-cell>
          <table:table-cell office:value-type="float" office:value="188482.453125" table:formula="of:=['Sales_&amp;Costs_-Store_1'.C81]+['Sales_&amp;Costs_-Store_2'.C81]+['Sales_&amp;Costs_-Store_3'.C81]+['Sales_&amp;Costs_-Store_4'.C81]+['Sales_&amp;Costs_-Store_5'.C81]" table:style-name="ce11">
            <text:p>188482</text:p>
          </table:table-cell>
          <table:table-cell office:value-type="float" office:value="194459.89800222655" table:formula="of:=['Sales_&amp;Costs_-Store_1'.D81]+['Sales_&amp;Costs_-Store_2'.D81]+['Sales_&amp;Costs_-Store_3'.D81]+['Sales_&amp;Costs_-Store_4'.D81]+['Sales_&amp;Costs_-Store_5'.D81]" table:style-name="ce11">
            <text:p>194460</text:p>
          </table:table-cell>
          <table:table-cell office:value-type="float" office:value="200639.13599204866" table:formula="of:=['Sales_&amp;Costs_-Store_1'.E81]+['Sales_&amp;Costs_-Store_2'.E81]+['Sales_&amp;Costs_-Store_3'.E81]+['Sales_&amp;Costs_-Store_4'.E81]+['Sales_&amp;Costs_-Store_5'.E81]" table:style-name="ce11">
            <text:p>200639</text:p>
          </table:table-cell>
          <table:table-cell office:value-type="float" office:value="207027.21002472317" table:formula="of:=['Sales_&amp;Costs_-Store_1'.F81]+['Sales_&amp;Costs_-Store_2'.F81]+['Sales_&amp;Costs_-Store_3'.F81]+['Sales_&amp;Costs_-Store_4'.F81]+['Sales_&amp;Costs_-Store_5'.F81]" table:style-name="ce11">
            <text:p>207027</text:p>
          </table:table-cell>
          <table:table-cell office:value-type="float" office:value="213631.41327056481" table:formula="of:=['Sales_&amp;Costs_-Store_1'.G81]+['Sales_&amp;Costs_-Store_2'.G81]+['Sales_&amp;Costs_-Store_3'.G81]+['Sales_&amp;Costs_-Store_4'.G81]+['Sales_&amp;Costs_-Store_5'.G81]" table:style-name="ce11">
            <text:p>213631</text:p>
          </table:table-cell>
          <table:table-cell office:value-type="float" office:value="220459.29812339885" table:formula="of:=['Sales_&amp;Costs_-Store_1'.H81]+['Sales_&amp;Costs_-Store_2'.H81]+['Sales_&amp;Costs_-Store_3'.H81]+['Sales_&amp;Costs_-Store_4'.H81]+['Sales_&amp;Costs_-Store_5'.H81]" table:style-name="ce11">
            <text:p>220459</text:p>
          </table:table-cell>
          <table:table-cell office:value-type="float" office:value="227518.68550867043" table:formula="of:=['Sales_&amp;Costs_-Store_1'.I81]+['Sales_&amp;Costs_-Store_2'.I81]+['Sales_&amp;Costs_-Store_3'.I81]+['Sales_&amp;Costs_-Store_4'.I81]+['Sales_&amp;Costs_-Store_5'.I81]" table:style-name="ce11">
            <text:p>227519</text:p>
          </table:table-cell>
          <table:table-cell office:value-type="float" office:value="234817.6745280007" table:formula="of:=['Sales_&amp;Costs_-Store_1'.J81]+['Sales_&amp;Costs_-Store_2'.J81]+['Sales_&amp;Costs_-Store_3'.J81]+['Sales_&amp;Costs_-Store_4'.J81]+['Sales_&amp;Costs_-Store_5'.J81]" table:style-name="ce11">
            <text:p>234818</text:p>
          </table:table-cell>
          <table:table-cell office:value-type="float" office:value="242364.65245240927" table:formula="of:=['Sales_&amp;Costs_-Store_1'.K81]+['Sales_&amp;Costs_-Store_2'.K81]+['Sales_&amp;Costs_-Store_3'.K81]+['Sales_&amp;Costs_-Store_4'.K81]+['Sales_&amp;Costs_-Store_5'.K81]" table:style-name="ce11">
            <text:p>242365</text:p>
          </table:table-cell>
          <table:table-cell office:value-type="float" office:value="250168.30507686714" table:formula="of:=['Sales_&amp;Costs_-Store_1'.L81]+['Sales_&amp;Costs_-Store_2'.L81]+['Sales_&amp;Costs_-Store_3'.L81]+['Sales_&amp;Costs_-Store_4'.L81]+['Sales_&amp;Costs_-Store_5'.L81]" table:style-name="ce11">
            <text:p>250168</text:p>
          </table:table-cell>
          <table:table-cell office:value-type="float" office:value="258237.62744930701" table:formula="of:=['Sales_&amp;Costs_-Store_1'.M81]+['Sales_&amp;Costs_-Store_2'.M81]+['Sales_&amp;Costs_-Store_3'.M81]+['Sales_&amp;Costs_-Store_4'.M81]+['Sales_&amp;Costs_-Store_5'.M81]" table:style-name="ce11">
            <text:p>258238</text:p>
          </table:table-cell>
          <table:table-cell table:number-columns-repeated="16371"/>
        </table:table-row>
        <table:table-row table:style-name="ro5">
          <table:table-cell office:value-type="string" table:style-name="ce5">
            <text:p>Organic Tattva</text:p>
          </table:table-cell>
          <table:table-cell office:value-type="float" office:value="0" table:formula="of:=['Sales_&amp;Costs_-Store_1'.B82]+['Sales_&amp;Costs_-Store_2'.B82]+['Sales_&amp;Costs_-Store_3'.B82]+['Sales_&amp;Costs_-Store_4'.B82]+['Sales_&amp;Costs_-Store_5'.B82]" table:style-name="ce11">
            <text:p>0</text:p>
          </table:table-cell>
          <table:table-cell office:value-type="float" office:value="0" table:formula="of:=['Sales_&amp;Costs_-Store_1'.C82]+['Sales_&amp;Costs_-Store_2'.C82]+['Sales_&amp;Costs_-Store_3'.C82]+['Sales_&amp;Costs_-Store_4'.C82]+['Sales_&amp;Costs_-Store_5'.C82]" table:style-name="ce11">
            <text:p>0</text:p>
          </table:table-cell>
          <table:table-cell office:value-type="float" office:value="0" table:formula="of:=['Sales_&amp;Costs_-Store_1'.D82]+['Sales_&amp;Costs_-Store_2'.D82]+['Sales_&amp;Costs_-Store_3'.D82]+['Sales_&amp;Costs_-Store_4'.D82]+['Sales_&amp;Costs_-Store_5'.D82]" table:style-name="ce11">
            <text:p>0</text:p>
          </table:table-cell>
          <table:table-cell office:value-type="float" office:value="0" table:formula="of:=['Sales_&amp;Costs_-Store_1'.E82]+['Sales_&amp;Costs_-Store_2'.E82]+['Sales_&amp;Costs_-Store_3'.E82]+['Sales_&amp;Costs_-Store_4'.E82]+['Sales_&amp;Costs_-Store_5'.E82]" table:style-name="ce11">
            <text:p>0</text:p>
          </table:table-cell>
          <table:table-cell office:value-type="float" office:value="0" table:formula="of:=['Sales_&amp;Costs_-Store_1'.F82]+['Sales_&amp;Costs_-Store_2'.F82]+['Sales_&amp;Costs_-Store_3'.F82]+['Sales_&amp;Costs_-Store_4'.F82]+['Sales_&amp;Costs_-Store_5'.F82]" table:style-name="ce11">
            <text:p>0</text:p>
          </table:table-cell>
          <table:table-cell office:value-type="float" office:value="0" table:formula="of:=['Sales_&amp;Costs_-Store_1'.G82]+['Sales_&amp;Costs_-Store_2'.G82]+['Sales_&amp;Costs_-Store_3'.G82]+['Sales_&amp;Costs_-Store_4'.G82]+['Sales_&amp;Costs_-Store_5'.G82]" table:style-name="ce11">
            <text:p>0</text:p>
          </table:table-cell>
          <table:table-cell office:value-type="float" office:value="0" table:formula="of:=['Sales_&amp;Costs_-Store_1'.H82]+['Sales_&amp;Costs_-Store_2'.H82]+['Sales_&amp;Costs_-Store_3'.H82]+['Sales_&amp;Costs_-Store_4'.H82]+['Sales_&amp;Costs_-Store_5'.H82]" table:style-name="ce11">
            <text:p>0</text:p>
          </table:table-cell>
          <table:table-cell office:value-type="float" office:value="0" table:formula="of:=['Sales_&amp;Costs_-Store_1'.I82]+['Sales_&amp;Costs_-Store_2'.I82]+['Sales_&amp;Costs_-Store_3'.I82]+['Sales_&amp;Costs_-Store_4'.I82]+['Sales_&amp;Costs_-Store_5'.I82]" table:style-name="ce11">
            <text:p>0</text:p>
          </table:table-cell>
          <table:table-cell office:value-type="float" office:value="0" table:formula="of:=['Sales_&amp;Costs_-Store_1'.J82]+['Sales_&amp;Costs_-Store_2'.J82]+['Sales_&amp;Costs_-Store_3'.J82]+['Sales_&amp;Costs_-Store_4'.J82]+['Sales_&amp;Costs_-Store_5'.J82]" table:style-name="ce11">
            <text:p>0</text:p>
          </table:table-cell>
          <table:table-cell office:value-type="float" office:value="0" table:formula="of:=['Sales_&amp;Costs_-Store_1'.K82]+['Sales_&amp;Costs_-Store_2'.K82]+['Sales_&amp;Costs_-Store_3'.K82]+['Sales_&amp;Costs_-Store_4'.K82]+['Sales_&amp;Costs_-Store_5'.K82]" table:style-name="ce11">
            <text:p>0</text:p>
          </table:table-cell>
          <table:table-cell office:value-type="float" office:value="0" table:formula="of:=['Sales_&amp;Costs_-Store_1'.L82]+['Sales_&amp;Costs_-Store_2'.L82]+['Sales_&amp;Costs_-Store_3'.L82]+['Sales_&amp;Costs_-Store_4'.L82]+['Sales_&amp;Costs_-Store_5'.L82]" table:style-name="ce11">
            <text:p>0</text:p>
          </table:table-cell>
          <table:table-cell office:value-type="float" office:value="0" table:formula="of:=['Sales_&amp;Costs_-Store_1'.M82]+['Sales_&amp;Costs_-Store_2'.M82]+['Sales_&amp;Costs_-Store_3'.M82]+['Sales_&amp;Costs_-Store_4'.M82]+['Sales_&amp;Costs_-Store_5'.M82]" table:style-name="ce11">
            <text:p>0</text:p>
          </table:table-cell>
          <table:table-cell table:number-columns-repeated="16371"/>
        </table:table-row>
        <table:table-row table:style-name="ro5">
          <table:table-cell office:value-type="string" table:style-name="ce5">
            <text:p>Good Life</text:p>
          </table:table-cell>
          <table:table-cell office:value-type="float" office:value="809970" table:formula="of:=['Sales_&amp;Costs_-Store_1'.B83]+['Sales_&amp;Costs_-Store_2'.B83]+['Sales_&amp;Costs_-Store_3'.B83]+['Sales_&amp;Costs_-Store_4'.B83]+['Sales_&amp;Costs_-Store_5'.B83]" table:style-name="ce11">
            <text:p>809970</text:p>
          </table:table-cell>
          <table:table-cell office:value-type="float" office:value="835605.54218749981" table:formula="of:=['Sales_&amp;Costs_-Store_1'.C83]+['Sales_&amp;Costs_-Store_2'.C83]+['Sales_&amp;Costs_-Store_3'.C83]+['Sales_&amp;Costs_-Store_4'.C83]+['Sales_&amp;Costs_-Store_5'.C83]" table:style-name="ce11">
            <text:p>835606</text:p>
          </table:table-cell>
          <table:table-cell office:value-type="float" office:value="862105.54780987103" table:formula="of:=['Sales_&amp;Costs_-Store_1'.D83]+['Sales_&amp;Costs_-Store_2'.D83]+['Sales_&amp;Costs_-Store_3'.D83]+['Sales_&amp;Costs_-Store_4'.D83]+['Sales_&amp;Costs_-Store_5'.D83]" table:style-name="ce11">
            <text:p>862106</text:p>
          </table:table-cell>
          <table:table-cell office:value-type="float" office:value="889500.16956474911" table:formula="of:=['Sales_&amp;Costs_-Store_1'.E83]+['Sales_&amp;Costs_-Store_2'.E83]+['Sales_&amp;Costs_-Store_3'.E83]+['Sales_&amp;Costs_-Store_4'.E83]+['Sales_&amp;Costs_-Store_5'.E83]" table:style-name="ce11">
            <text:p>889500</text:p>
          </table:table-cell>
          <table:table-cell office:value-type="float" office:value="917820.63110960589" table:formula="of:=['Sales_&amp;Costs_-Store_1'.F83]+['Sales_&amp;Costs_-Store_2'.F83]+['Sales_&amp;Costs_-Store_3'.F83]+['Sales_&amp;Costs_-Store_4'.F83]+['Sales_&amp;Costs_-Store_5'.F83]" table:style-name="ce11">
            <text:p>917821</text:p>
          </table:table-cell>
          <table:table-cell office:value-type="float" office:value="947099.26549950405" table:formula="of:=['Sales_&amp;Costs_-Store_1'.G83]+['Sales_&amp;Costs_-Store_2'.G83]+['Sales_&amp;Costs_-Store_3'.G83]+['Sales_&amp;Costs_-Store_4'.G83]+['Sales_&amp;Costs_-Store_5'.G83]" table:style-name="ce11">
            <text:p>947099</text:p>
          </table:table-cell>
          <table:table-cell office:value-type="float" office:value="977369.55501373485" table:formula="of:=['Sales_&amp;Costs_-Store_1'.H83]+['Sales_&amp;Costs_-Store_2'.H83]+['Sales_&amp;Costs_-Store_3'.H83]+['Sales_&amp;Costs_-Store_4'.H83]+['Sales_&amp;Costs_-Store_5'.H83]" table:style-name="ce11">
            <text:p>977370</text:p>
          </table:table-cell>
          <table:table-cell office:value-type="float" office:value="1008666.1724217723" table:formula="of:=['Sales_&amp;Costs_-Store_1'.I83]+['Sales_&amp;Costs_-Store_2'.I83]+['Sales_&amp;Costs_-Store_3'.I83]+['Sales_&amp;Costs_-Store_4'.I83]+['Sales_&amp;Costs_-Store_5'.I83]" table:style-name="ce11">
            <text:p>1008666</text:p>
          </table:table-cell>
          <table:table-cell office:value-type="float" office:value="1041025.023740803" table:formula="of:=['Sales_&amp;Costs_-Store_1'.J83]+['Sales_&amp;Costs_-Store_2'.J83]+['Sales_&amp;Costs_-Store_3'.J83]+['Sales_&amp;Costs_-Store_4'.J83]+['Sales_&amp;Costs_-Store_5'.J83]" table:style-name="ce11">
            <text:p>1041025</text:p>
          </table:table-cell>
          <table:table-cell office:value-type="float" office:value="1074483.2925390145" table:formula="of:=['Sales_&amp;Costs_-Store_1'.K83]+['Sales_&amp;Costs_-Store_2'.K83]+['Sales_&amp;Costs_-Store_3'.K83]+['Sales_&amp;Costs_-Store_4'.K83]+['Sales_&amp;Costs_-Store_5'.K83]" table:style-name="ce11">
            <text:p>1074483</text:p>
          </table:table-cell>
          <table:table-cell office:value-type="float" office:value="1109079.4858407774" table:formula="of:=['Sales_&amp;Costs_-Store_1'.L83]+['Sales_&amp;Costs_-Store_2'.L83]+['Sales_&amp;Costs_-Store_3'.L83]+['Sales_&amp;Costs_-Store_4'.L83]+['Sales_&amp;Costs_-Store_5'.L83]" table:style-name="ce11">
            <text:p>1109079</text:p>
          </table:table-cell>
          <table:table-cell office:value-type="float" office:value="1144853.4816919276" table:formula="of:=['Sales_&amp;Costs_-Store_1'.M83]+['Sales_&amp;Costs_-Store_2'.M83]+['Sales_&amp;Costs_-Store_3'.M83]+['Sales_&amp;Costs_-Store_4'.M83]+['Sales_&amp;Costs_-Store_5'.M83]" table:style-name="ce11">
            <text:p>1144853</text:p>
          </table:table-cell>
          <table:table-cell table:number-columns-repeated="16371"/>
        </table:table-row>
        <table:table-row table:style-name="ro5">
          <table:table-cell office:value-type="string" table:style-name="ce5">
            <text:p>Classic Harvest</text:p>
          </table:table-cell>
          <table:table-cell office:value-type="float" office:value="913500" table:formula="of:=['Sales_&amp;Costs_-Store_1'.B84]+['Sales_&amp;Costs_-Store_2'.B84]+['Sales_&amp;Costs_-Store_3'.B84]+['Sales_&amp;Costs_-Store_4'.B84]+['Sales_&amp;Costs_-Store_5'.B84]" table:style-name="ce11">
            <text:p>913500</text:p>
          </table:table-cell>
          <table:table-cell office:value-type="float" office:value="942412.265625" table:formula="of:=['Sales_&amp;Costs_-Store_1'.C84]+['Sales_&amp;Costs_-Store_2'.C84]+['Sales_&amp;Costs_-Store_3'.C84]+['Sales_&amp;Costs_-Store_4'.C84]+['Sales_&amp;Costs_-Store_5'.C84]" table:style-name="ce11">
            <text:p>942412</text:p>
          </table:table-cell>
          <table:table-cell office:value-type="float" office:value="972299.49001113279" table:formula="of:=['Sales_&amp;Costs_-Store_1'.D84]+['Sales_&amp;Costs_-Store_2'.D84]+['Sales_&amp;Costs_-Store_3'.D84]+['Sales_&amp;Costs_-Store_4'.D84]+['Sales_&amp;Costs_-Store_5'.D84]" table:style-name="ce11">
            <text:p>972299</text:p>
          </table:table-cell>
          <table:table-cell office:value-type="float" office:value="1003195.6799602433" table:formula="of:=['Sales_&amp;Costs_-Store_1'.E84]+['Sales_&amp;Costs_-Store_2'.E84]+['Sales_&amp;Costs_-Store_3'.E84]+['Sales_&amp;Costs_-Store_4'.E84]+['Sales_&amp;Costs_-Store_5'.E84]" table:style-name="ce11">
            <text:p>1003196</text:p>
          </table:table-cell>
          <table:table-cell office:value-type="float" office:value="1035136.0501236157" table:formula="of:=['Sales_&amp;Costs_-Store_1'.F84]+['Sales_&amp;Costs_-Store_2'.F84]+['Sales_&amp;Costs_-Store_3'.F84]+['Sales_&amp;Costs_-Store_4'.F84]+['Sales_&amp;Costs_-Store_5'.F84]" table:style-name="ce11">
            <text:p>1035136</text:p>
          </table:table-cell>
          <table:table-cell office:value-type="float" office:value="1068157.066352824" table:formula="of:=['Sales_&amp;Costs_-Store_1'.G84]+['Sales_&amp;Costs_-Store_2'.G84]+['Sales_&amp;Costs_-Store_3'.G84]+['Sales_&amp;Costs_-Store_4'.G84]+['Sales_&amp;Costs_-Store_5'.G84]" table:style-name="ce11">
            <text:p>1068157</text:p>
          </table:table-cell>
          <table:table-cell office:value-type="float" office:value="1102296.4906169942" table:formula="of:=['Sales_&amp;Costs_-Store_1'.H84]+['Sales_&amp;Costs_-Store_2'.H84]+['Sales_&amp;Costs_-Store_3'.H84]+['Sales_&amp;Costs_-Store_4'.H84]+['Sales_&amp;Costs_-Store_5'.H84]" table:style-name="ce11">
            <text:p>1102296</text:p>
          </table:table-cell>
          <table:table-cell office:value-type="float" office:value="1137593.4275433521" table:formula="of:=['Sales_&amp;Costs_-Store_1'.I84]+['Sales_&amp;Costs_-Store_2'.I84]+['Sales_&amp;Costs_-Store_3'.I84]+['Sales_&amp;Costs_-Store_4'.I84]+['Sales_&amp;Costs_-Store_5'.I84]" table:style-name="ce11">
            <text:p>1137593</text:p>
          </table:table-cell>
          <table:table-cell office:value-type="float" office:value="1174088.3726400035" table:formula="of:=['Sales_&amp;Costs_-Store_1'.J84]+['Sales_&amp;Costs_-Store_2'.J84]+['Sales_&amp;Costs_-Store_3'.J84]+['Sales_&amp;Costs_-Store_4'.J84]+['Sales_&amp;Costs_-Store_5'.J84]" table:style-name="ce11">
            <text:p>1174088</text:p>
          </table:table-cell>
          <table:table-cell office:value-type="float" office:value="1211823.2622620463" table:formula="of:=['Sales_&amp;Costs_-Store_1'.K84]+['Sales_&amp;Costs_-Store_2'.K84]+['Sales_&amp;Costs_-Store_3'.K84]+['Sales_&amp;Costs_-Store_4'.K84]+['Sales_&amp;Costs_-Store_5'.K84]" table:style-name="ce11">
            <text:p>1211823</text:p>
          </table:table-cell>
          <table:table-cell office:value-type="float" office:value="1250841.5253843355" table:formula="of:=['Sales_&amp;Costs_-Store_1'.L84]+['Sales_&amp;Costs_-Store_2'.L84]+['Sales_&amp;Costs_-Store_3'.L84]+['Sales_&amp;Costs_-Store_4'.L84]+['Sales_&amp;Costs_-Store_5'.L84]" table:style-name="ce11">
            <text:p>1250842</text:p>
          </table:table-cell>
          <table:table-cell office:value-type="float" office:value="1291188.1372465349" table:formula="of:=['Sales_&amp;Costs_-Store_1'.M84]+['Sales_&amp;Costs_-Store_2'.M84]+['Sales_&amp;Costs_-Store_3'.M84]+['Sales_&amp;Costs_-Store_4'.M84]+['Sales_&amp;Costs_-Store_5'.M84]" table:style-name="ce11">
            <text:p>1291188</text:p>
          </table:table-cell>
          <table:table-cell table:number-columns-repeated="16371"/>
        </table:table-row>
        <table:table-row table:style-name="ro5">
          <table:table-cell office:value-type="string" table:style-name="ce5">
            <text:p>Others</text:p>
          </table:table-cell>
          <table:table-cell office:value-type="float" office:value="502425" table:formula="of:=['Sales_&amp;Costs_-Store_1'.B85]+['Sales_&amp;Costs_-Store_2'.B85]+['Sales_&amp;Costs_-Store_3'.B85]+['Sales_&amp;Costs_-Store_4'.B85]+['Sales_&amp;Costs_-Store_5'.B85]" table:style-name="ce11">
            <text:p>502425</text:p>
          </table:table-cell>
          <table:table-cell office:value-type="float" office:value="518326.74609375" table:formula="of:=['Sales_&amp;Costs_-Store_1'.C85]+['Sales_&amp;Costs_-Store_2'.C85]+['Sales_&amp;Costs_-Store_3'.C85]+['Sales_&amp;Costs_-Store_4'.C85]+['Sales_&amp;Costs_-Store_5'.C85]" table:style-name="ce11">
            <text:p>518327</text:p>
          </table:table-cell>
          <table:table-cell office:value-type="float" office:value="534764.7195061231" table:formula="of:=['Sales_&amp;Costs_-Store_1'.D85]+['Sales_&amp;Costs_-Store_2'.D85]+['Sales_&amp;Costs_-Store_3'.D85]+['Sales_&amp;Costs_-Store_4'.D85]+['Sales_&amp;Costs_-Store_5'.D85]" table:style-name="ce11">
            <text:p>534765</text:p>
          </table:table-cell>
          <table:table-cell office:value-type="float" office:value="551757.62397813378" table:formula="of:=['Sales_&amp;Costs_-Store_1'.E85]+['Sales_&amp;Costs_-Store_2'.E85]+['Sales_&amp;Costs_-Store_3'.E85]+['Sales_&amp;Costs_-Store_4'.E85]+['Sales_&amp;Costs_-Store_5'.E85]" table:style-name="ce11">
            <text:p>551758</text:p>
          </table:table-cell>
          <table:table-cell office:value-type="float" office:value="569324.82756798877" table:formula="of:=['Sales_&amp;Costs_-Store_1'.F85]+['Sales_&amp;Costs_-Store_2'.F85]+['Sales_&amp;Costs_-Store_3'.F85]+['Sales_&amp;Costs_-Store_4'.F85]+['Sales_&amp;Costs_-Store_5'.F85]" table:style-name="ce11">
            <text:p>569325</text:p>
          </table:table-cell>
          <table:table-cell office:value-type="float" office:value="587486.38649405329" table:formula="of:=['Sales_&amp;Costs_-Store_1'.G85]+['Sales_&amp;Costs_-Store_2'.G85]+['Sales_&amp;Costs_-Store_3'.G85]+['Sales_&amp;Costs_-Store_4'.G85]+['Sales_&amp;Costs_-Store_5'.G85]" table:style-name="ce11">
            <text:p>587486</text:p>
          </table:table-cell>
          <table:table-cell office:value-type="float" office:value="606263.0698393468" table:formula="of:=['Sales_&amp;Costs_-Store_1'.H85]+['Sales_&amp;Costs_-Store_2'.H85]+['Sales_&amp;Costs_-Store_3'.H85]+['Sales_&amp;Costs_-Store_4'.H85]+['Sales_&amp;Costs_-Store_5'.H85]" table:style-name="ce11">
            <text:p>606263</text:p>
          </table:table-cell>
          <table:table-cell office:value-type="float" office:value="625676.38514884375" table:formula="of:=['Sales_&amp;Costs_-Store_1'.I85]+['Sales_&amp;Costs_-Store_2'.I85]+['Sales_&amp;Costs_-Store_3'.I85]+['Sales_&amp;Costs_-Store_4'.I85]+['Sales_&amp;Costs_-Store_5'.I85]" table:style-name="ce11">
            <text:p>625676</text:p>
          </table:table-cell>
          <table:table-cell office:value-type="float" office:value="645748.60495200194" table:formula="of:=['Sales_&amp;Costs_-Store_1'.J85]+['Sales_&amp;Costs_-Store_2'.J85]+['Sales_&amp;Costs_-Store_3'.J85]+['Sales_&amp;Costs_-Store_4'.J85]+['Sales_&amp;Costs_-Store_5'.J85]" table:style-name="ce11">
            <text:p>645749</text:p>
          </table:table-cell>
          <table:table-cell office:value-type="float" office:value="666502.7942441256" table:formula="of:=['Sales_&amp;Costs_-Store_1'.K85]+['Sales_&amp;Costs_-Store_2'.K85]+['Sales_&amp;Costs_-Store_3'.K85]+['Sales_&amp;Costs_-Store_4'.K85]+['Sales_&amp;Costs_-Store_5'.K85]" table:style-name="ce11">
            <text:p>666503</text:p>
          </table:table-cell>
          <table:table-cell office:value-type="float" office:value="687962.83896138461" table:formula="of:=['Sales_&amp;Costs_-Store_1'.L85]+['Sales_&amp;Costs_-Store_2'.L85]+['Sales_&amp;Costs_-Store_3'.L85]+['Sales_&amp;Costs_-Store_4'.L85]+['Sales_&amp;Costs_-Store_5'.L85]" table:style-name="ce11">
            <text:p>687963</text:p>
          </table:table-cell>
          <table:table-cell office:value-type="float" office:value="710153.47548559424" table:formula="of:=['Sales_&amp;Costs_-Store_1'.M85]+['Sales_&amp;Costs_-Store_2'.M85]+['Sales_&amp;Costs_-Store_3'.M85]+['Sales_&amp;Costs_-Store_4'.M85]+['Sales_&amp;Costs_-Store_5'.M85]" table:style-name="ce11">
            <text:p>710153</text:p>
          </table:table-cell>
          <table:table-cell table:number-columns-repeated="16371"/>
        </table:table-row>
        <table:table-row table:style-name="ro5">
          <table:table-cell office:value-type="string" table:style-name="ce6">
            <text:p>Total</text:p>
          </table:table-cell>
          <table:table-cell office:value-type="float" office:value="2834895" table:formula="of:=['Sales_&amp;Costs_-Store_1'.B86]+['Sales_&amp;Costs_-Store_2'.B86]+['Sales_&amp;Costs_-Store_3'.B86]+['Sales_&amp;Costs_-Store_4'.B86]+['Sales_&amp;Costs_-Store_5'.B86]" table:style-name="ce11">
            <text:p>2834895</text:p>
          </table:table-cell>
          <table:table-cell office:value-type="float" office:value="2924619.3976562498" table:formula="of:=['Sales_&amp;Costs_-Store_1'.C86]+['Sales_&amp;Costs_-Store_2'.C86]+['Sales_&amp;Costs_-Store_3'.C86]+['Sales_&amp;Costs_-Store_4'.C86]+['Sales_&amp;Costs_-Store_5'.C86]" table:style-name="ce11">
            <text:p>2924619</text:p>
          </table:table-cell>
          <table:table-cell office:value-type="float" office:value="3017369.4173345487" table:formula="of:=['Sales_&amp;Costs_-Store_1'.D86]+['Sales_&amp;Costs_-Store_2'.D86]+['Sales_&amp;Costs_-Store_3'.D86]+['Sales_&amp;Costs_-Store_4'.D86]+['Sales_&amp;Costs_-Store_5'.D86]" table:style-name="ce11">
            <text:p>3017369</text:p>
          </table:table-cell>
          <table:table-cell office:value-type="float" office:value="3113250.5934766224" table:formula="of:=['Sales_&amp;Costs_-Store_1'.E86]+['Sales_&amp;Costs_-Store_2'.E86]+['Sales_&amp;Costs_-Store_3'.E86]+['Sales_&amp;Costs_-Store_4'.E86]+['Sales_&amp;Costs_-Store_5'.E86]" table:style-name="ce11">
            <text:p>3113251</text:p>
          </table:table-cell>
          <table:table-cell office:value-type="float" office:value="3212372.2088836208" table:formula="of:=['Sales_&amp;Costs_-Store_1'.F86]+['Sales_&amp;Costs_-Store_2'.F86]+['Sales_&amp;Costs_-Store_3'.F86]+['Sales_&amp;Costs_-Store_4'.F86]+['Sales_&amp;Costs_-Store_5'.F86]" table:style-name="ce11">
            <text:p>3212372</text:p>
          </table:table-cell>
          <table:table-cell office:value-type="float" office:value="3314847.4292482641" table:formula="of:=['Sales_&amp;Costs_-Store_1'.G86]+['Sales_&amp;Costs_-Store_2'.G86]+['Sales_&amp;Costs_-Store_3'.G86]+['Sales_&amp;Costs_-Store_4'.G86]+['Sales_&amp;Costs_-Store_5'.G86]" table:style-name="ce11">
            <text:p>3314847</text:p>
          </table:table-cell>
          <table:table-cell office:value-type="float" office:value="3420793.4425480724" table:formula="of:=['Sales_&amp;Costs_-Store_1'.H86]+['Sales_&amp;Costs_-Store_2'.H86]+['Sales_&amp;Costs_-Store_3'.H86]+['Sales_&amp;Costs_-Store_4'.H86]+['Sales_&amp;Costs_-Store_5'.H86]" table:style-name="ce11">
            <text:p>3420793</text:p>
          </table:table-cell>
          <table:table-cell office:value-type="float" office:value="3530331.603476203" table:formula="of:=['Sales_&amp;Costs_-Store_1'.I86]+['Sales_&amp;Costs_-Store_2'.I86]+['Sales_&amp;Costs_-Store_3'.I86]+['Sales_&amp;Costs_-Store_4'.I86]+['Sales_&amp;Costs_-Store_5'.I86]" table:style-name="ce11">
            <text:p>3530332</text:p>
          </table:table-cell>
          <table:table-cell office:value-type="float" office:value="3643587.5830928106" table:formula="of:=['Sales_&amp;Costs_-Store_1'.J86]+['Sales_&amp;Costs_-Store_2'.J86]+['Sales_&amp;Costs_-Store_3'.J86]+['Sales_&amp;Costs_-Store_4'.J86]+['Sales_&amp;Costs_-Store_5'.J86]" table:style-name="ce11">
            <text:p>3643588</text:p>
          </table:table-cell>
          <table:table-cell office:value-type="float" office:value="3760691.5238865507" table:formula="of:=['Sales_&amp;Costs_-Store_1'.K86]+['Sales_&amp;Costs_-Store_2'.K86]+['Sales_&amp;Costs_-Store_3'.K86]+['Sales_&amp;Costs_-Store_4'.K86]+['Sales_&amp;Costs_-Store_5'.K86]" table:style-name="ce11">
            <text:p>3760692</text:p>
          </table:table-cell>
          <table:table-cell office:value-type="float" office:value="3881778.2004427211" table:formula="of:=['Sales_&amp;Costs_-Store_1'.L86]+['Sales_&amp;Costs_-Store_2'.L86]+['Sales_&amp;Costs_-Store_3'.L86]+['Sales_&amp;Costs_-Store_4'.L86]+['Sales_&amp;Costs_-Store_5'.L86]" table:style-name="ce11">
            <text:p>3881778</text:p>
          </table:table-cell>
          <table:table-cell office:value-type="float" office:value="4006987.1859217472" table:formula="of:=['Sales_&amp;Costs_-Store_1'.M86]+['Sales_&amp;Costs_-Store_2'.M86]+['Sales_&amp;Costs_-Store_3'.M86]+['Sales_&amp;Costs_-Store_4'.M86]+['Sales_&amp;Costs_-Store_5'.M86]" table:style-name="ce11">
            <text:p>4006987</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Maida</text:p>
          </table:table-cell>
          <table:table-cell table:number-columns-repeated="16383" table:style-name="ce1"/>
        </table:table-row>
        <table:table-row table:style-name="ro5">
          <table:table-cell office:value-type="string" table:style-name="ce5">
            <text:p>Fortune</text:p>
          </table:table-cell>
          <table:table-cell office:value-type="float" office:value="804153.75000000012" table:formula="of:=['Sales_&amp;Costs_-Store_1'.B89]+['Sales_&amp;Costs_-Store_2'.B89]+['Sales_&amp;Costs_-Store_3'.B89]+['Sales_&amp;Costs_-Store_4'.B89]+['Sales_&amp;Costs_-Store_5'.B89]" table:style-name="ce11">
            <text:p>804154</text:p>
          </table:table-cell>
          <table:table-cell office:value-type="float" office:value="837573.06646874989" table:formula="of:=['Sales_&amp;Costs_-Store_1'.C89]+['Sales_&amp;Costs_-Store_2'.C89]+['Sales_&amp;Costs_-Store_3'.C89]+['Sales_&amp;Costs_-Store_4'.C89]+['Sales_&amp;Costs_-Store_5'.C89]" table:style-name="ce11">
            <text:p>837573</text:p>
          </table:table-cell>
          <table:table-cell office:value-type="float" office:value="872460.49711485684" table:formula="of:=['Sales_&amp;Costs_-Store_1'.D89]+['Sales_&amp;Costs_-Store_2'.D89]+['Sales_&amp;Costs_-Store_3'.D89]+['Sales_&amp;Costs_-Store_4'.D89]+['Sales_&amp;Costs_-Store_5'.D89]" table:style-name="ce11">
            <text:p>872460</text:p>
          </table:table-cell>
          <table:table-cell office:value-type="float" office:value="908882.69747918518" table:formula="of:=['Sales_&amp;Costs_-Store_1'.E89]+['Sales_&amp;Costs_-Store_2'.E89]+['Sales_&amp;Costs_-Store_3'.E89]+['Sales_&amp;Costs_-Store_4'.E89]+['Sales_&amp;Costs_-Store_5'.E89]" table:style-name="ce11">
            <text:p>908883</text:p>
          </table:table-cell>
          <table:table-cell office:value-type="float" office:value="946909.40853625094" table:formula="of:=['Sales_&amp;Costs_-Store_1'.F89]+['Sales_&amp;Costs_-Store_2'.F89]+['Sales_&amp;Costs_-Store_3'.F89]+['Sales_&amp;Costs_-Store_4'.F89]+['Sales_&amp;Costs_-Store_5'.F89]" table:style-name="ce11">
            <text:p>946909</text:p>
          </table:table-cell>
          <table:table-cell office:value-type="float" office:value="986613.60123160738" table:formula="of:=['Sales_&amp;Costs_-Store_1'.G89]+['Sales_&amp;Costs_-Store_2'.G89]+['Sales_&amp;Costs_-Store_3'.G89]+['Sales_&amp;Costs_-Store_4'.G89]+['Sales_&amp;Costs_-Store_5'.G89]" table:style-name="ce11">
            <text:p>986614</text:p>
          </table:table-cell>
          <table:table-cell office:value-type="float" office:value="1028071.6278451406" table:formula="of:=['Sales_&amp;Costs_-Store_1'.H89]+['Sales_&amp;Costs_-Store_2'.H89]+['Sales_&amp;Costs_-Store_3'.H89]+['Sales_&amp;Costs_-Store_4'.H89]+['Sales_&amp;Costs_-Store_5'.H89]" table:style-name="ce11">
            <text:p>1028072</text:p>
          </table:table-cell>
          <table:table-cell office:value-type="float" office:value="1071363.3805046217" table:formula="of:=['Sales_&amp;Costs_-Store_1'.I89]+['Sales_&amp;Costs_-Store_2'.I89]+['Sales_&amp;Costs_-Store_3'.I89]+['Sales_&amp;Costs_-Store_4'.I89]+['Sales_&amp;Costs_-Store_5'.I89]" table:style-name="ce11">
            <text:p>1071363</text:p>
          </table:table-cell>
          <table:table-cell office:value-type="float" office:value="1116572.4571893495" table:formula="of:=['Sales_&amp;Costs_-Store_1'.J89]+['Sales_&amp;Costs_-Store_2'.J89]+['Sales_&amp;Costs_-Store_3'.J89]+['Sales_&amp;Costs_-Store_4'.J89]+['Sales_&amp;Costs_-Store_5'.J89]" table:style-name="ce11">
            <text:p>1116572</text:p>
          </table:table-cell>
          <table:table-cell office:value-type="float" office:value="1163786.3355799553" table:formula="of:=['Sales_&amp;Costs_-Store_1'.K89]+['Sales_&amp;Costs_-Store_2'.K89]+['Sales_&amp;Costs_-Store_3'.K89]+['Sales_&amp;Costs_-Store_4'.K89]+['Sales_&amp;Costs_-Store_5'.K89]" table:style-name="ce11">
            <text:p>1163786</text:p>
          </table:table-cell>
          <table:table-cell office:value-type="float" office:value="1213096.5551274521" table:formula="of:=['Sales_&amp;Costs_-Store_1'.L89]+['Sales_&amp;Costs_-Store_2'.L89]+['Sales_&amp;Costs_-Store_3'.L89]+['Sales_&amp;Costs_-Store_4'.L89]+['Sales_&amp;Costs_-Store_5'.L89]" table:style-name="ce11">
            <text:p>1213097</text:p>
          </table:table-cell>
          <table:table-cell office:value-type="float" office:value="1264598.9077324374" table:formula="of:=['Sales_&amp;Costs_-Store_1'.M89]+['Sales_&amp;Costs_-Store_2'.M89]+['Sales_&amp;Costs_-Store_3'.M89]+['Sales_&amp;Costs_-Store_4'.M89]+['Sales_&amp;Costs_-Store_5'.M89]" table:style-name="ce11">
            <text:p>1264599</text:p>
          </table:table-cell>
          <table:table-cell table:number-columns-repeated="16371"/>
        </table:table-row>
        <table:table-row table:style-name="ro5">
          <table:table-cell office:value-type="string" table:style-name="ce5">
            <text:p>Patanjali</text:p>
          </table:table-cell>
          <table:table-cell office:value-type="float" office:value="0" table:formula="of:=['Sales_&amp;Costs_-Store_1'.B90]+['Sales_&amp;Costs_-Store_2'.B90]+['Sales_&amp;Costs_-Store_3'.B90]+['Sales_&amp;Costs_-Store_4'.B90]+['Sales_&amp;Costs_-Store_5'.B90]" table:style-name="ce11">
            <text:p>0</text:p>
          </table:table-cell>
          <table:table-cell office:value-type="float" office:value="0" table:formula="of:=['Sales_&amp;Costs_-Store_1'.C90]+['Sales_&amp;Costs_-Store_2'.C90]+['Sales_&amp;Costs_-Store_3'.C90]+['Sales_&amp;Costs_-Store_4'.C90]+['Sales_&amp;Costs_-Store_5'.C90]" table:style-name="ce11">
            <text:p>0</text:p>
          </table:table-cell>
          <table:table-cell office:value-type="float" office:value="0" table:formula="of:=['Sales_&amp;Costs_-Store_1'.D90]+['Sales_&amp;Costs_-Store_2'.D90]+['Sales_&amp;Costs_-Store_3'.D90]+['Sales_&amp;Costs_-Store_4'.D90]+['Sales_&amp;Costs_-Store_5'.D90]" table:style-name="ce11">
            <text:p>0</text:p>
          </table:table-cell>
          <table:table-cell office:value-type="float" office:value="0" table:formula="of:=['Sales_&amp;Costs_-Store_1'.E90]+['Sales_&amp;Costs_-Store_2'.E90]+['Sales_&amp;Costs_-Store_3'.E90]+['Sales_&amp;Costs_-Store_4'.E90]+['Sales_&amp;Costs_-Store_5'.E90]" table:style-name="ce11">
            <text:p>0</text:p>
          </table:table-cell>
          <table:table-cell office:value-type="float" office:value="0" table:formula="of:=['Sales_&amp;Costs_-Store_1'.F90]+['Sales_&amp;Costs_-Store_2'.F90]+['Sales_&amp;Costs_-Store_3'.F90]+['Sales_&amp;Costs_-Store_4'.F90]+['Sales_&amp;Costs_-Store_5'.F90]" table:style-name="ce11">
            <text:p>0</text:p>
          </table:table-cell>
          <table:table-cell office:value-type="float" office:value="0" table:formula="of:=['Sales_&amp;Costs_-Store_1'.G90]+['Sales_&amp;Costs_-Store_2'.G90]+['Sales_&amp;Costs_-Store_3'.G90]+['Sales_&amp;Costs_-Store_4'.G90]+['Sales_&amp;Costs_-Store_5'.G90]" table:style-name="ce11">
            <text:p>0</text:p>
          </table:table-cell>
          <table:table-cell office:value-type="float" office:value="0" table:formula="of:=['Sales_&amp;Costs_-Store_1'.H90]+['Sales_&amp;Costs_-Store_2'.H90]+['Sales_&amp;Costs_-Store_3'.H90]+['Sales_&amp;Costs_-Store_4'.H90]+['Sales_&amp;Costs_-Store_5'.H90]" table:style-name="ce11">
            <text:p>0</text:p>
          </table:table-cell>
          <table:table-cell office:value-type="float" office:value="0" table:formula="of:=['Sales_&amp;Costs_-Store_1'.I90]+['Sales_&amp;Costs_-Store_2'.I90]+['Sales_&amp;Costs_-Store_3'.I90]+['Sales_&amp;Costs_-Store_4'.I90]+['Sales_&amp;Costs_-Store_5'.I90]" table:style-name="ce11">
            <text:p>0</text:p>
          </table:table-cell>
          <table:table-cell office:value-type="float" office:value="0" table:formula="of:=['Sales_&amp;Costs_-Store_1'.J90]+['Sales_&amp;Costs_-Store_2'.J90]+['Sales_&amp;Costs_-Store_3'.J90]+['Sales_&amp;Costs_-Store_4'.J90]+['Sales_&amp;Costs_-Store_5'.J90]" table:style-name="ce11">
            <text:p>0</text:p>
          </table:table-cell>
          <table:table-cell office:value-type="float" office:value="0" table:formula="of:=['Sales_&amp;Costs_-Store_1'.K90]+['Sales_&amp;Costs_-Store_2'.K90]+['Sales_&amp;Costs_-Store_3'.K90]+['Sales_&amp;Costs_-Store_4'.K90]+['Sales_&amp;Costs_-Store_5'.K90]" table:style-name="ce11">
            <text:p>0</text:p>
          </table:table-cell>
          <table:table-cell office:value-type="float" office:value="0" table:formula="of:=['Sales_&amp;Costs_-Store_1'.L90]+['Sales_&amp;Costs_-Store_2'.L90]+['Sales_&amp;Costs_-Store_3'.L90]+['Sales_&amp;Costs_-Store_4'.L90]+['Sales_&amp;Costs_-Store_5'.L90]" table:style-name="ce11">
            <text:p>0</text:p>
          </table:table-cell>
          <table:table-cell office:value-type="float" office:value="0" table:formula="of:=['Sales_&amp;Costs_-Store_1'.M90]+['Sales_&amp;Costs_-Store_2'.M90]+['Sales_&amp;Costs_-Store_3'.M90]+['Sales_&amp;Costs_-Store_4'.M90]+['Sales_&amp;Costs_-Store_5'.M90]"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841556.24999999988" table:formula="of:=['Sales_&amp;Costs_-Store_1'.B91]+['Sales_&amp;Costs_-Store_2'.B91]+['Sales_&amp;Costs_-Store_3'.B91]+['Sales_&amp;Costs_-Store_4'.B91]+['Sales_&amp;Costs_-Store_5'.B91]" table:style-name="ce11">
            <text:p>841556</text:p>
          </table:table-cell>
          <table:table-cell office:value-type="float" office:value="876529.95328124973" table:formula="of:=['Sales_&amp;Costs_-Store_1'.C91]+['Sales_&amp;Costs_-Store_2'.C91]+['Sales_&amp;Costs_-Store_3'.C91]+['Sales_&amp;Costs_-Store_4'.C91]+['Sales_&amp;Costs_-Store_5'.C91]" table:style-name="ce11">
            <text:p>876530</text:p>
          </table:table-cell>
          <table:table-cell office:value-type="float" office:value="913040.05512019899" table:formula="of:=['Sales_&amp;Costs_-Store_1'.D91]+['Sales_&amp;Costs_-Store_2'.D91]+['Sales_&amp;Costs_-Store_3'.D91]+['Sales_&amp;Costs_-Store_4'.D91]+['Sales_&amp;Costs_-Store_5'.D91]" table:style-name="ce11">
            <text:p>913040</text:p>
          </table:table-cell>
          <table:table-cell office:value-type="float" office:value="951156.31131542614" table:formula="of:=['Sales_&amp;Costs_-Store_1'.E91]+['Sales_&amp;Costs_-Store_2'.E91]+['Sales_&amp;Costs_-Store_3'.E91]+['Sales_&amp;Costs_-Store_4'.E91]+['Sales_&amp;Costs_-Store_5'.E91]" table:style-name="ce11">
            <text:p>951156</text:p>
          </table:table-cell>
          <table:table-cell office:value-type="float" office:value="990951.70660770428" table:formula="of:=['Sales_&amp;Costs_-Store_1'.F91]+['Sales_&amp;Costs_-Store_2'.F91]+['Sales_&amp;Costs_-Store_3'.F91]+['Sales_&amp;Costs_-Store_4'.F91]+['Sales_&amp;Costs_-Store_5'.F91]" table:style-name="ce11">
            <text:p>990952</text:p>
          </table:table-cell>
          <table:table-cell office:value-type="float" office:value="1032502.6059400539" table:formula="of:=['Sales_&amp;Costs_-Store_1'.G91]+['Sales_&amp;Costs_-Store_2'.G91]+['Sales_&amp;Costs_-Store_3'.G91]+['Sales_&amp;Costs_-Store_4'.G91]+['Sales_&amp;Costs_-Store_5'.G91]" table:style-name="ce11">
            <text:p>1032503</text:p>
          </table:table-cell>
          <table:table-cell office:value-type="float" office:value="1075888.9128611933" table:formula="of:=['Sales_&amp;Costs_-Store_1'.H91]+['Sales_&amp;Costs_-Store_2'.H91]+['Sales_&amp;Costs_-Store_3'.H91]+['Sales_&amp;Costs_-Store_4'.H91]+['Sales_&amp;Costs_-Store_5'.H91]" table:style-name="ce11">
            <text:p>1075889</text:p>
          </table:table-cell>
          <table:table-cell office:value-type="float" office:value="1121194.235411813" table:formula="of:=['Sales_&amp;Costs_-Store_1'.I91]+['Sales_&amp;Costs_-Store_2'.I91]+['Sales_&amp;Costs_-Store_3'.I91]+['Sales_&amp;Costs_-Store_4'.I91]+['Sales_&amp;Costs_-Store_5'.I91]" table:style-name="ce11">
            <text:p>1121194</text:p>
          </table:table-cell>
          <table:table-cell office:value-type="float" office:value="1168506.059849319" table:formula="of:=['Sales_&amp;Costs_-Store_1'.J91]+['Sales_&amp;Costs_-Store_2'.J91]+['Sales_&amp;Costs_-Store_3'.J91]+['Sales_&amp;Costs_-Store_4'.J91]+['Sales_&amp;Costs_-Store_5'.J91]" table:style-name="ce11">
            <text:p>1168506</text:p>
          </table:table-cell>
          <table:table-cell office:value-type="float" office:value="1217915.9325836741" table:formula="of:=['Sales_&amp;Costs_-Store_1'.K91]+['Sales_&amp;Costs_-Store_2'.K91]+['Sales_&amp;Costs_-Store_3'.K91]+['Sales_&amp;Costs_-Store_4'.K91]+['Sales_&amp;Costs_-Store_5'.K91]" table:style-name="ce11">
            <text:p>1217916</text:p>
          </table:table-cell>
          <table:table-cell office:value-type="float" office:value="1269519.6507147751" table:formula="of:=['Sales_&amp;Costs_-Store_1'.L91]+['Sales_&amp;Costs_-Store_2'.L91]+['Sales_&amp;Costs_-Store_3'.L91]+['Sales_&amp;Costs_-Store_4'.L91]+['Sales_&amp;Costs_-Store_5'.L91]" table:style-name="ce11">
            <text:p>1269520</text:p>
          </table:table-cell>
          <table:table-cell office:value-type="float" office:value="1323417.4615804576" table:formula="of:=['Sales_&amp;Costs_-Store_1'.M91]+['Sales_&amp;Costs_-Store_2'.M91]+['Sales_&amp;Costs_-Store_3'.M91]+['Sales_&amp;Costs_-Store_4'.M91]+['Sales_&amp;Costs_-Store_5'.M91]" table:style-name="ce11">
            <text:p>1323417</text:p>
          </table:table-cell>
          <table:table-cell table:number-columns-repeated="16371"/>
        </table:table-row>
        <table:table-row table:style-name="ro5">
          <table:table-cell office:value-type="string" table:style-name="ce5">
            <text:p>Good Life</text:p>
          </table:table-cell>
          <table:table-cell office:value-type="float" office:value="623375" table:formula="of:=['Sales_&amp;Costs_-Store_1'.B92]+['Sales_&amp;Costs_-Store_2'.B92]+['Sales_&amp;Costs_-Store_3'.B92]+['Sales_&amp;Costs_-Store_4'.B92]+['Sales_&amp;Costs_-Store_5'.B92]" table:style-name="ce11">
            <text:p>623375</text:p>
          </table:table-cell>
          <table:table-cell office:value-type="float" office:value="649281.44687499991" table:formula="of:=['Sales_&amp;Costs_-Store_1'.C92]+['Sales_&amp;Costs_-Store_2'.C92]+['Sales_&amp;Costs_-Store_3'.C92]+['Sales_&amp;Costs_-Store_4'.C92]+['Sales_&amp;Costs_-Store_5'.C92]" table:style-name="ce11">
            <text:p>649281</text:p>
          </table:table-cell>
          <table:table-cell office:value-type="float" office:value="676325.96675570309" table:formula="of:=['Sales_&amp;Costs_-Store_1'.D92]+['Sales_&amp;Costs_-Store_2'.D92]+['Sales_&amp;Costs_-Store_3'.D92]+['Sales_&amp;Costs_-Store_4'.D92]+['Sales_&amp;Costs_-Store_5'.D92]" table:style-name="ce11">
            <text:p>676326</text:p>
          </table:table-cell>
          <table:table-cell office:value-type="float" office:value="704560.23060401948" table:formula="of:=['Sales_&amp;Costs_-Store_1'.E92]+['Sales_&amp;Costs_-Store_2'.E92]+['Sales_&amp;Costs_-Store_3'.E92]+['Sales_&amp;Costs_-Store_4'.E92]+['Sales_&amp;Costs_-Store_5'.E92]" table:style-name="ce11">
            <text:p>704560</text:p>
          </table:table-cell>
          <table:table-cell office:value-type="float" office:value="734038.30119089223" table:formula="of:=['Sales_&amp;Costs_-Store_1'.F92]+['Sales_&amp;Costs_-Store_2'.F92]+['Sales_&amp;Costs_-Store_3'.F92]+['Sales_&amp;Costs_-Store_4'.F92]+['Sales_&amp;Costs_-Store_5'.F92]" table:style-name="ce11">
            <text:p>734038</text:p>
          </table:table-cell>
          <table:table-cell office:value-type="float" office:value="764816.74514078093" table:formula="of:=['Sales_&amp;Costs_-Store_1'.G92]+['Sales_&amp;Costs_-Store_2'.G92]+['Sales_&amp;Costs_-Store_3'.G92]+['Sales_&amp;Costs_-Store_4'.G92]+['Sales_&amp;Costs_-Store_5'.G92]" table:style-name="ce11">
            <text:p>764817</text:p>
          </table:table-cell>
          <table:table-cell office:value-type="float" office:value="796954.75026755081" table:formula="of:=['Sales_&amp;Costs_-Store_1'.H92]+['Sales_&amp;Costs_-Store_2'.H92]+['Sales_&amp;Costs_-Store_3'.H92]+['Sales_&amp;Costs_-Store_4'.H92]+['Sales_&amp;Costs_-Store_5'.H92]" table:style-name="ce11">
            <text:p>796955</text:p>
          </table:table-cell>
          <table:table-cell office:value-type="float" office:value="830514.24845319509" table:formula="of:=['Sales_&amp;Costs_-Store_1'.I92]+['Sales_&amp;Costs_-Store_2'.I92]+['Sales_&amp;Costs_-Store_3'.I92]+['Sales_&amp;Costs_-Store_4'.I92]+['Sales_&amp;Costs_-Store_5'.I92]" table:style-name="ce11">
            <text:p>830514</text:p>
          </table:table-cell>
          <table:table-cell office:value-type="float" office:value="865560.04433282907" table:formula="of:=['Sales_&amp;Costs_-Store_1'.J92]+['Sales_&amp;Costs_-Store_2'.J92]+['Sales_&amp;Costs_-Store_3'.J92]+['Sales_&amp;Costs_-Store_4'.J92]+['Sales_&amp;Costs_-Store_5'.J92]" table:style-name="ce11">
            <text:p>865560</text:p>
          </table:table-cell>
          <table:table-cell office:value-type="float" office:value="902159.95006198087" table:formula="of:=['Sales_&amp;Costs_-Store_1'.K92]+['Sales_&amp;Costs_-Store_2'.K92]+['Sales_&amp;Costs_-Store_3'.K92]+['Sales_&amp;Costs_-Store_4'.K92]+['Sales_&amp;Costs_-Store_5'.K92]" table:style-name="ce11">
            <text:p>902160</text:p>
          </table:table-cell>
          <table:table-cell office:value-type="float" office:value="940384.92645538924" table:formula="of:=['Sales_&amp;Costs_-Store_1'.L92]+['Sales_&amp;Costs_-Store_2'.L92]+['Sales_&amp;Costs_-Store_3'.L92]+['Sales_&amp;Costs_-Store_4'.L92]+['Sales_&amp;Costs_-Store_5'.L92]" table:style-name="ce11">
            <text:p>940385</text:p>
          </table:table-cell>
          <table:table-cell office:value-type="float" office:value="980309.23080033914" table:formula="of:=['Sales_&amp;Costs_-Store_1'.M92]+['Sales_&amp;Costs_-Store_2'.M92]+['Sales_&amp;Costs_-Store_3'.M92]+['Sales_&amp;Costs_-Store_4'.M92]+['Sales_&amp;Costs_-Store_5'.M92]" table:style-name="ce11">
            <text:p>980309</text:p>
          </table:table-cell>
          <table:table-cell table:number-columns-repeated="16371"/>
        </table:table-row>
        <table:table-row table:style-name="ro5">
          <table:table-cell office:value-type="string" table:style-name="ce5">
            <text:p>Classic Harvest</text:p>
          </table:table-cell>
          <table:table-cell office:value-type="float" office:value="327271.875" table:formula="of:=['Sales_&amp;Costs_-Store_1'.B93]+['Sales_&amp;Costs_-Store_2'.B93]+['Sales_&amp;Costs_-Store_3'.B93]+['Sales_&amp;Costs_-Store_4'.B93]+['Sales_&amp;Costs_-Store_5'.B93]" table:style-name="ce11">
            <text:p>327272</text:p>
          </table:table-cell>
          <table:table-cell office:value-type="float" office:value="340872.75960937492" table:formula="of:=['Sales_&amp;Costs_-Store_1'.C93]+['Sales_&amp;Costs_-Store_2'.C93]+['Sales_&amp;Costs_-Store_3'.C93]+['Sales_&amp;Costs_-Store_4'.C93]+['Sales_&amp;Costs_-Store_5'.C93]" table:style-name="ce11">
            <text:p>340873</text:p>
          </table:table-cell>
          <table:table-cell office:value-type="float" office:value="355071.13254674402" table:formula="of:=['Sales_&amp;Costs_-Store_1'.D93]+['Sales_&amp;Costs_-Store_2'.D93]+['Sales_&amp;Costs_-Store_3'.D93]+['Sales_&amp;Costs_-Store_4'.D93]+['Sales_&amp;Costs_-Store_5'.D93]" table:style-name="ce11">
            <text:p>355071</text:p>
          </table:table-cell>
          <table:table-cell office:value-type="float" office:value="369894.12106711022" table:formula="of:=['Sales_&amp;Costs_-Store_1'.E93]+['Sales_&amp;Costs_-Store_2'.E93]+['Sales_&amp;Costs_-Store_3'.E93]+['Sales_&amp;Costs_-Store_4'.E93]+['Sales_&amp;Costs_-Store_5'.E93]" table:style-name="ce11">
            <text:p>369894</text:p>
          </table:table-cell>
          <table:table-cell office:value-type="float" office:value="385370.10812521831" table:formula="of:=['Sales_&amp;Costs_-Store_1'.F93]+['Sales_&amp;Costs_-Store_2'.F93]+['Sales_&amp;Costs_-Store_3'.F93]+['Sales_&amp;Costs_-Store_4'.F93]+['Sales_&amp;Costs_-Store_5'.F93]" table:style-name="ce11">
            <text:p>385370</text:p>
          </table:table-cell>
          <table:table-cell office:value-type="float" office:value="401528.79119890992" table:formula="of:=['Sales_&amp;Costs_-Store_1'.G93]+['Sales_&amp;Costs_-Store_2'.G93]+['Sales_&amp;Costs_-Store_3'.G93]+['Sales_&amp;Costs_-Store_4'.G93]+['Sales_&amp;Costs_-Store_5'.G93]" table:style-name="ce11">
            <text:p>401529</text:p>
          </table:table-cell>
          <table:table-cell office:value-type="float" office:value="418401.24389046407" table:formula="of:=['Sales_&amp;Costs_-Store_1'.H93]+['Sales_&amp;Costs_-Store_2'.H93]+['Sales_&amp;Costs_-Store_3'.H93]+['Sales_&amp;Costs_-Store_4'.H93]+['Sales_&amp;Costs_-Store_5'.H93]" table:style-name="ce11">
            <text:p>418401</text:p>
          </table:table-cell>
          <table:table-cell office:value-type="float" office:value="436019.9804379273" table:formula="of:=['Sales_&amp;Costs_-Store_1'.I93]+['Sales_&amp;Costs_-Store_2'.I93]+['Sales_&amp;Costs_-Store_3'.I93]+['Sales_&amp;Costs_-Store_4'.I93]+['Sales_&amp;Costs_-Store_5'.I93]" table:style-name="ce11">
            <text:p>436020</text:p>
          </table:table-cell>
          <table:table-cell office:value-type="float" office:value="454419.0232747352" table:formula="of:=['Sales_&amp;Costs_-Store_1'.J93]+['Sales_&amp;Costs_-Store_2'.J93]+['Sales_&amp;Costs_-Store_3'.J93]+['Sales_&amp;Costs_-Store_4'.J93]+['Sales_&amp;Costs_-Store_5'.J93]" table:style-name="ce11">
            <text:p>454419</text:p>
          </table:table-cell>
          <table:table-cell office:value-type="float" office:value="473633.97378253995" table:formula="of:=['Sales_&amp;Costs_-Store_1'.K93]+['Sales_&amp;Costs_-Store_2'.K93]+['Sales_&amp;Costs_-Store_3'.K93]+['Sales_&amp;Costs_-Store_4'.K93]+['Sales_&amp;Costs_-Store_5'.K93]" table:style-name="ce11">
            <text:p>473634</text:p>
          </table:table-cell>
          <table:table-cell office:value-type="float" office:value="493702.08638907928" table:formula="of:=['Sales_&amp;Costs_-Store_1'.L93]+['Sales_&amp;Costs_-Store_2'.L93]+['Sales_&amp;Costs_-Store_3'.L93]+['Sales_&amp;Costs_-Store_4'.L93]+['Sales_&amp;Costs_-Store_5'.L93]" table:style-name="ce11">
            <text:p>493702</text:p>
          </table:table-cell>
          <table:table-cell office:value-type="float" office:value="514662.34617017792" table:formula="of:=['Sales_&amp;Costs_-Store_1'.M93]+['Sales_&amp;Costs_-Store_2'.M93]+['Sales_&amp;Costs_-Store_3'.M93]+['Sales_&amp;Costs_-Store_4'.M93]+['Sales_&amp;Costs_-Store_5'.M93]" table:style-name="ce11">
            <text:p>514662</text:p>
          </table:table-cell>
          <table:table-cell table:number-columns-repeated="16371"/>
        </table:table-row>
        <table:table-row table:style-name="ro5">
          <table:table-cell office:value-type="string" table:style-name="ce5">
            <text:p>Others</text:p>
          </table:table-cell>
          <table:table-cell office:value-type="float" office:value="0" table:formula="of:=['Sales_&amp;Costs_-Store_1'.B94]+['Sales_&amp;Costs_-Store_2'.B94]+['Sales_&amp;Costs_-Store_3'.B94]+['Sales_&amp;Costs_-Store_4'.B94]+['Sales_&amp;Costs_-Store_5'.B94]" table:style-name="ce11">
            <text:p>0</text:p>
          </table:table-cell>
          <table:table-cell office:value-type="float" office:value="0" table:formula="of:=['Sales_&amp;Costs_-Store_1'.C94]+['Sales_&amp;Costs_-Store_2'.C94]+['Sales_&amp;Costs_-Store_3'.C94]+['Sales_&amp;Costs_-Store_4'.C94]+['Sales_&amp;Costs_-Store_5'.C94]" table:style-name="ce11">
            <text:p>0</text:p>
          </table:table-cell>
          <table:table-cell office:value-type="float" office:value="0" table:formula="of:=['Sales_&amp;Costs_-Store_1'.D94]+['Sales_&amp;Costs_-Store_2'.D94]+['Sales_&amp;Costs_-Store_3'.D94]+['Sales_&amp;Costs_-Store_4'.D94]+['Sales_&amp;Costs_-Store_5'.D94]" table:style-name="ce11">
            <text:p>0</text:p>
          </table:table-cell>
          <table:table-cell office:value-type="float" office:value="0" table:formula="of:=['Sales_&amp;Costs_-Store_1'.E94]+['Sales_&amp;Costs_-Store_2'.E94]+['Sales_&amp;Costs_-Store_3'.E94]+['Sales_&amp;Costs_-Store_4'.E94]+['Sales_&amp;Costs_-Store_5'.E94]" table:style-name="ce11">
            <text:p>0</text:p>
          </table:table-cell>
          <table:table-cell office:value-type="float" office:value="0" table:formula="of:=['Sales_&amp;Costs_-Store_1'.F94]+['Sales_&amp;Costs_-Store_2'.F94]+['Sales_&amp;Costs_-Store_3'.F94]+['Sales_&amp;Costs_-Store_4'.F94]+['Sales_&amp;Costs_-Store_5'.F94]" table:style-name="ce11">
            <text:p>0</text:p>
          </table:table-cell>
          <table:table-cell office:value-type="float" office:value="0" table:formula="of:=['Sales_&amp;Costs_-Store_1'.G94]+['Sales_&amp;Costs_-Store_2'.G94]+['Sales_&amp;Costs_-Store_3'.G94]+['Sales_&amp;Costs_-Store_4'.G94]+['Sales_&amp;Costs_-Store_5'.G94]" table:style-name="ce11">
            <text:p>0</text:p>
          </table:table-cell>
          <table:table-cell office:value-type="float" office:value="0" table:formula="of:=['Sales_&amp;Costs_-Store_1'.H94]+['Sales_&amp;Costs_-Store_2'.H94]+['Sales_&amp;Costs_-Store_3'.H94]+['Sales_&amp;Costs_-Store_4'.H94]+['Sales_&amp;Costs_-Store_5'.H94]" table:style-name="ce11">
            <text:p>0</text:p>
          </table:table-cell>
          <table:table-cell office:value-type="float" office:value="0" table:formula="of:=['Sales_&amp;Costs_-Store_1'.I94]+['Sales_&amp;Costs_-Store_2'.I94]+['Sales_&amp;Costs_-Store_3'.I94]+['Sales_&amp;Costs_-Store_4'.I94]+['Sales_&amp;Costs_-Store_5'.I94]" table:style-name="ce11">
            <text:p>0</text:p>
          </table:table-cell>
          <table:table-cell office:value-type="float" office:value="0" table:formula="of:=['Sales_&amp;Costs_-Store_1'.J94]+['Sales_&amp;Costs_-Store_2'.J94]+['Sales_&amp;Costs_-Store_3'.J94]+['Sales_&amp;Costs_-Store_4'.J94]+['Sales_&amp;Costs_-Store_5'.J94]" table:style-name="ce11">
            <text:p>0</text:p>
          </table:table-cell>
          <table:table-cell office:value-type="float" office:value="0" table:formula="of:=['Sales_&amp;Costs_-Store_1'.K94]+['Sales_&amp;Costs_-Store_2'.K94]+['Sales_&amp;Costs_-Store_3'.K94]+['Sales_&amp;Costs_-Store_4'.K94]+['Sales_&amp;Costs_-Store_5'.K94]" table:style-name="ce11">
            <text:p>0</text:p>
          </table:table-cell>
          <table:table-cell office:value-type="float" office:value="0" table:formula="of:=['Sales_&amp;Costs_-Store_1'.L94]+['Sales_&amp;Costs_-Store_2'.L94]+['Sales_&amp;Costs_-Store_3'.L94]+['Sales_&amp;Costs_-Store_4'.L94]+['Sales_&amp;Costs_-Store_5'.L94]" table:style-name="ce11">
            <text:p>0</text:p>
          </table:table-cell>
          <table:table-cell office:value-type="float" office:value="0" table:formula="of:=['Sales_&amp;Costs_-Store_1'.M94]+['Sales_&amp;Costs_-Store_2'.M94]+['Sales_&amp;Costs_-Store_3'.M94]+['Sales_&amp;Costs_-Store_4'.M94]+['Sales_&amp;Costs_-Store_5'.M94]" table:style-name="ce11">
            <text:p>0</text:p>
          </table:table-cell>
          <table:table-cell table:number-columns-repeated="16371"/>
        </table:table-row>
        <table:table-row table:style-name="ro5">
          <table:table-cell office:value-type="string" table:style-name="ce6">
            <text:p>Total</text:p>
          </table:table-cell>
          <table:table-cell office:value-type="float" office:value="2596356.875" table:formula="of:=['Sales_&amp;Costs_-Store_1'.B95]+['Sales_&amp;Costs_-Store_2'.B95]+['Sales_&amp;Costs_-Store_3'.B95]+['Sales_&amp;Costs_-Store_4'.B95]+['Sales_&amp;Costs_-Store_5'.B95]" table:style-name="ce11">
            <text:p>2596357</text:p>
          </table:table-cell>
          <table:table-cell office:value-type="float" office:value="2704257.226234375" table:formula="of:=['Sales_&amp;Costs_-Store_1'.C95]+['Sales_&amp;Costs_-Store_2'.C95]+['Sales_&amp;Costs_-Store_3'.C95]+['Sales_&amp;Costs_-Store_4'.C95]+['Sales_&amp;Costs_-Store_5'.C95]" table:style-name="ce11">
            <text:p>2704257</text:p>
          </table:table-cell>
          <table:table-cell office:value-type="float" office:value="2816897.6515375031" table:formula="of:=['Sales_&amp;Costs_-Store_1'.D95]+['Sales_&amp;Costs_-Store_2'.D95]+['Sales_&amp;Costs_-Store_3'.D95]+['Sales_&amp;Costs_-Store_4'.D95]+['Sales_&amp;Costs_-Store_5'.D95]" table:style-name="ce11">
            <text:p>2816898</text:p>
          </table:table-cell>
          <table:table-cell office:value-type="float" office:value="2934493.3604657408" table:formula="of:=['Sales_&amp;Costs_-Store_1'.E95]+['Sales_&amp;Costs_-Store_2'.E95]+['Sales_&amp;Costs_-Store_3'.E95]+['Sales_&amp;Costs_-Store_4'.E95]+['Sales_&amp;Costs_-Store_5'.E95]" table:style-name="ce11">
            <text:p>2934493</text:p>
          </table:table-cell>
          <table:table-cell office:value-type="float" office:value="3057269.5244600656" table:formula="of:=['Sales_&amp;Costs_-Store_1'.F95]+['Sales_&amp;Costs_-Store_2'.F95]+['Sales_&amp;Costs_-Store_3'.F95]+['Sales_&amp;Costs_-Store_4'.F95]+['Sales_&amp;Costs_-Store_5'.F95]" table:style-name="ce11">
            <text:p>3057270</text:p>
          </table:table-cell>
          <table:table-cell office:value-type="float" office:value="3185461.7435113522" table:formula="of:=['Sales_&amp;Costs_-Store_1'.G95]+['Sales_&amp;Costs_-Store_2'.G95]+['Sales_&amp;Costs_-Store_3'.G95]+['Sales_&amp;Costs_-Store_4'.G95]+['Sales_&amp;Costs_-Store_5'.G95]" table:style-name="ce11">
            <text:p>3185462</text:p>
          </table:table-cell>
          <table:table-cell office:value-type="float" office:value="3319316.5348643488" table:formula="of:=['Sales_&amp;Costs_-Store_1'.H95]+['Sales_&amp;Costs_-Store_2'.H95]+['Sales_&amp;Costs_-Store_3'.H95]+['Sales_&amp;Costs_-Store_4'.H95]+['Sales_&amp;Costs_-Store_5'.H95]" table:style-name="ce11">
            <text:p>3319317</text:p>
          </table:table-cell>
          <table:table-cell office:value-type="float" office:value="3459091.8448075568" table:formula="of:=['Sales_&amp;Costs_-Store_1'.I95]+['Sales_&amp;Costs_-Store_2'.I95]+['Sales_&amp;Costs_-Store_3'.I95]+['Sales_&amp;Costs_-Store_4'.I95]+['Sales_&amp;Costs_-Store_5'.I95]" table:style-name="ce11">
            <text:p>3459092</text:p>
          </table:table-cell>
          <table:table-cell office:value-type="float" office:value="3605057.5846462324" table:formula="of:=['Sales_&amp;Costs_-Store_1'.J95]+['Sales_&amp;Costs_-Store_2'.J95]+['Sales_&amp;Costs_-Store_3'.J95]+['Sales_&amp;Costs_-Store_4'.J95]+['Sales_&amp;Costs_-Store_5'.J95]" table:style-name="ce11">
            <text:p>3605058</text:p>
          </table:table-cell>
          <table:table-cell office:value-type="float" office:value="3757496.1920081503" table:formula="of:=['Sales_&amp;Costs_-Store_1'.K95]+['Sales_&amp;Costs_-Store_2'.K95]+['Sales_&amp;Costs_-Store_3'.K95]+['Sales_&amp;Costs_-Store_4'.K95]+['Sales_&amp;Costs_-Store_5'.K95]" table:style-name="ce11">
            <text:p>3757496</text:p>
          </table:table-cell>
          <table:table-cell office:value-type="float" office:value="3916703.2186866952" table:formula="of:=['Sales_&amp;Costs_-Store_1'.L95]+['Sales_&amp;Costs_-Store_2'.L95]+['Sales_&amp;Costs_-Store_3'.L95]+['Sales_&amp;Costs_-Store_4'.L95]+['Sales_&amp;Costs_-Store_5'.L95]" table:style-name="ce11">
            <text:p>3916703</text:p>
          </table:table-cell>
          <table:table-cell office:value-type="float" office:value="4082987.9462834122" table:formula="of:=['Sales_&amp;Costs_-Store_1'.M95]+['Sales_&amp;Costs_-Store_2'.M95]+['Sales_&amp;Costs_-Store_3'.M95]+['Sales_&amp;Costs_-Store_4'.M95]+['Sales_&amp;Costs_-Store_5'.M95]" table:style-name="ce11">
            <text:p>4082988</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Rice</text:p>
          </table:table-cell>
          <table:table-cell table:number-columns-repeated="16383" table:style-name="ce1"/>
        </table:table-row>
        <table:table-row table:style-name="ro5">
          <table:table-cell office:value-type="string" table:style-name="ce5">
            <text:p>Fortune</text:p>
          </table:table-cell>
          <table:table-cell office:value-type="float" office:value="639100" table:formula="of:=['Sales_&amp;Costs_-Store_1'.B98]+['Sales_&amp;Costs_-Store_2'.B98]+['Sales_&amp;Costs_-Store_3'.B98]+['Sales_&amp;Costs_-Store_4'.B98]+['Sales_&amp;Costs_-Store_5'.B98]" table:style-name="ce11">
            <text:p>639100</text:p>
          </table:table-cell>
          <table:table-cell office:value-type="float" office:value="670018.73750000005" table:formula="of:=['Sales_&amp;Costs_-Store_1'.C98]+['Sales_&amp;Costs_-Store_2'.C98]+['Sales_&amp;Costs_-Store_3'.C98]+['Sales_&amp;Costs_-Store_4'.C98]+['Sales_&amp;Costs_-Store_5'.C98]" table:style-name="ce11">
            <text:p>670019</text:p>
          </table:table-cell>
          <table:table-cell office:value-type="float" office:value="702461.3569159375" table:formula="of:=['Sales_&amp;Costs_-Store_1'.D98]+['Sales_&amp;Costs_-Store_2'.D98]+['Sales_&amp;Costs_-Store_3'.D98]+['Sales_&amp;Costs_-Store_4'.D98]+['Sales_&amp;Costs_-Store_5'.D98]" table:style-name="ce11">
            <text:p>702461</text:p>
          </table:table-cell>
          <table:table-cell office:value-type="float" office:value="736504.13869960757" table:formula="of:=['Sales_&amp;Costs_-Store_1'.E98]+['Sales_&amp;Costs_-Store_2'.E98]+['Sales_&amp;Costs_-Store_3'.E98]+['Sales_&amp;Costs_-Store_4'.E98]+['Sales_&amp;Costs_-Store_5'.E98]" table:style-name="ce11">
            <text:p>736504</text:p>
          </table:table-cell>
          <table:table-cell office:value-type="float" office:value="772227.23094825249" table:formula="of:=['Sales_&amp;Costs_-Store_1'.F98]+['Sales_&amp;Costs_-Store_2'.F98]+['Sales_&amp;Costs_-Store_3'.F98]+['Sales_&amp;Costs_-Store_4'.F98]+['Sales_&amp;Costs_-Store_5'.F98]" table:style-name="ce11">
            <text:p>772227</text:p>
          </table:table-cell>
          <table:table-cell office:value-type="float" office:value="809714.84759826318" table:formula="of:=['Sales_&amp;Costs_-Store_1'.G98]+['Sales_&amp;Costs_-Store_2'.G98]+['Sales_&amp;Costs_-Store_3'.G98]+['Sales_&amp;Costs_-Store_4'.G98]+['Sales_&amp;Costs_-Store_5'.G98]" table:style-name="ce11">
            <text:p>809715</text:p>
          </table:table-cell>
          <table:table-cell office:value-type="float" office:value="849055.47686518251" table:formula="of:=['Sales_&amp;Costs_-Store_1'.H98]+['Sales_&amp;Costs_-Store_2'.H98]+['Sales_&amp;Costs_-Store_3'.H98]+['Sales_&amp;Costs_-Store_4'.H98]+['Sales_&amp;Costs_-Store_5'.H98]" table:style-name="ce11">
            <text:p>849055</text:p>
          </table:table-cell>
          <table:table-cell office:value-type="float" office:value="890342.10046366905" table:formula="of:=['Sales_&amp;Costs_-Store_1'.I98]+['Sales_&amp;Costs_-Store_2'.I98]+['Sales_&amp;Costs_-Store_3'.I98]+['Sales_&amp;Costs_-Store_4'.I98]+['Sales_&amp;Costs_-Store_5'.I98]" table:style-name="ce11">
            <text:p>890342</text:p>
          </table:table-cell>
          <table:table-cell office:value-type="float" office:value="933672.42416904401" table:formula="of:=['Sales_&amp;Costs_-Store_1'.J98]+['Sales_&amp;Costs_-Store_2'.J98]+['Sales_&amp;Costs_-Store_3'.J98]+['Sales_&amp;Costs_-Store_4'.J98]+['Sales_&amp;Costs_-Store_5'.J98]" table:style-name="ce11">
            <text:p>933672</text:p>
          </table:table-cell>
          <table:table-cell office:value-type="float" office:value="979149.12031149562" table:formula="of:=['Sales_&amp;Costs_-Store_1'.K98]+['Sales_&amp;Costs_-Store_2'.K98]+['Sales_&amp;Costs_-Store_3'.K98]+['Sales_&amp;Costs_-Store_4'.K98]+['Sales_&amp;Costs_-Store_5'.K98]" table:style-name="ce11">
            <text:p>979149</text:p>
          </table:table-cell>
          <table:table-cell office:value-type="float" office:value="1026880.0828250037" table:formula="of:=['Sales_&amp;Costs_-Store_1'.L98]+['Sales_&amp;Costs_-Store_2'.L98]+['Sales_&amp;Costs_-Store_3'.L98]+['Sales_&amp;Costs_-Store_4'.L98]+['Sales_&amp;Costs_-Store_5'.L98]" table:style-name="ce11">
            <text:p>1026880</text:p>
          </table:table-cell>
          <table:table-cell office:value-type="float" office:value="1076978.6955056798" table:formula="of:=['Sales_&amp;Costs_-Store_1'.M98]+['Sales_&amp;Costs_-Store_2'.M98]+['Sales_&amp;Costs_-Store_3'.M98]+['Sales_&amp;Costs_-Store_4'.M98]+['Sales_&amp;Costs_-Store_5'.M98]" table:style-name="ce11">
            <text:p>1076979</text:p>
          </table:table-cell>
          <table:table-cell table:number-columns-repeated="16371"/>
        </table:table-row>
        <table:table-row table:style-name="ro5">
          <table:table-cell office:value-type="string" table:style-name="ce5">
            <text:p>Patanjali</text:p>
          </table:table-cell>
          <table:table-cell office:value-type="float" office:value="730400" table:formula="of:=['Sales_&amp;Costs_-Store_1'.B99]+['Sales_&amp;Costs_-Store_2'.B99]+['Sales_&amp;Costs_-Store_3'.B99]+['Sales_&amp;Costs_-Store_4'.B99]+['Sales_&amp;Costs_-Store_5'.B99]" table:style-name="ce11">
            <text:p>730400</text:p>
          </table:table-cell>
          <table:table-cell office:value-type="float" office:value="765735.7" table:formula="of:=['Sales_&amp;Costs_-Store_1'.C99]+['Sales_&amp;Costs_-Store_2'.C99]+['Sales_&amp;Costs_-Store_3'.C99]+['Sales_&amp;Costs_-Store_4'.C99]+['Sales_&amp;Costs_-Store_5'.C99]" table:style-name="ce11">
            <text:p>765736</text:p>
          </table:table-cell>
          <table:table-cell office:value-type="float" office:value="802812.97933250014" table:formula="of:=['Sales_&amp;Costs_-Store_1'.D99]+['Sales_&amp;Costs_-Store_2'.D99]+['Sales_&amp;Costs_-Store_3'.D99]+['Sales_&amp;Costs_-Store_4'.D99]+['Sales_&amp;Costs_-Store_5'.D99]" table:style-name="ce11">
            <text:p>802813</text:p>
          </table:table-cell>
          <table:table-cell office:value-type="float" office:value="841719.01565669454" table:formula="of:=['Sales_&amp;Costs_-Store_1'.E99]+['Sales_&amp;Costs_-Store_2'.E99]+['Sales_&amp;Costs_-Store_3'.E99]+['Sales_&amp;Costs_-Store_4'.E99]+['Sales_&amp;Costs_-Store_5'.E99]" table:style-name="ce11">
            <text:p>841719</text:p>
          </table:table-cell>
          <table:table-cell office:value-type="float" office:value="882545.40679800289" table:formula="of:=['Sales_&amp;Costs_-Store_1'.F99]+['Sales_&amp;Costs_-Store_2'.F99]+['Sales_&amp;Costs_-Store_3'.F99]+['Sales_&amp;Costs_-Store_4'.F99]+['Sales_&amp;Costs_-Store_5'.F99]" table:style-name="ce11">
            <text:p>882545</text:p>
          </table:table-cell>
          <table:table-cell office:value-type="float" office:value="925388.39725515805" table:formula="of:=['Sales_&amp;Costs_-Store_1'.G99]+['Sales_&amp;Costs_-Store_2'.G99]+['Sales_&amp;Costs_-Store_3'.G99]+['Sales_&amp;Costs_-Store_4'.G99]+['Sales_&amp;Costs_-Store_5'.G99]" table:style-name="ce11">
            <text:p>925388</text:p>
          </table:table-cell>
          <table:table-cell office:value-type="float" office:value="970349.11641735164" table:formula="of:=['Sales_&amp;Costs_-Store_1'.H99]+['Sales_&amp;Costs_-Store_2'.H99]+['Sales_&amp;Costs_-Store_3'.H99]+['Sales_&amp;Costs_-Store_4'.H99]+['Sales_&amp;Costs_-Store_5'.H99]" table:style-name="ce11">
            <text:p>970349</text:p>
          </table:table-cell>
          <table:table-cell office:value-type="float" office:value="1017533.8291013362" table:formula="of:=['Sales_&amp;Costs_-Store_1'.I99]+['Sales_&amp;Costs_-Store_2'.I99]+['Sales_&amp;Costs_-Store_3'.I99]+['Sales_&amp;Costs_-Store_4'.I99]+['Sales_&amp;Costs_-Store_5'.I99]" table:style-name="ce11">
            <text:p>1017534</text:p>
          </table:table-cell>
          <table:table-cell office:value-type="float" office:value="1067054.1990503359" table:formula="of:=['Sales_&amp;Costs_-Store_1'.J99]+['Sales_&amp;Costs_-Store_2'.J99]+['Sales_&amp;Costs_-Store_3'.J99]+['Sales_&amp;Costs_-Store_4'.J99]+['Sales_&amp;Costs_-Store_5'.J99]" table:style-name="ce11">
            <text:p>1067054</text:p>
          </table:table-cell>
          <table:table-cell office:value-type="float" office:value="1119027.566070281" table:formula="of:=['Sales_&amp;Costs_-Store_1'.K99]+['Sales_&amp;Costs_-Store_2'.K99]+['Sales_&amp;Costs_-Store_3'.K99]+['Sales_&amp;Costs_-Store_4'.K99]+['Sales_&amp;Costs_-Store_5'.K99]" table:style-name="ce11">
            <text:p>1119028</text:p>
          </table:table-cell>
          <table:table-cell office:value-type="float" office:value="1173577.23751429" table:formula="of:=['Sales_&amp;Costs_-Store_1'.L99]+['Sales_&amp;Costs_-Store_2'.L99]+['Sales_&amp;Costs_-Store_3'.L99]+['Sales_&amp;Costs_-Store_4'.L99]+['Sales_&amp;Costs_-Store_5'.L99]" table:style-name="ce11">
            <text:p>1173577</text:p>
          </table:table-cell>
          <table:table-cell office:value-type="float" office:value="1230832.794863634" table:formula="of:=['Sales_&amp;Costs_-Store_1'.M99]+['Sales_&amp;Costs_-Store_2'.M99]+['Sales_&amp;Costs_-Store_3'.M99]+['Sales_&amp;Costs_-Store_4'.M99]+['Sales_&amp;Costs_-Store_5'.M99]" table:style-name="ce11">
            <text:p>1230833</text:p>
          </table:table-cell>
          <table:table-cell table:number-columns-repeated="16371"/>
        </table:table-row>
        <table:table-row table:style-name="ro5">
          <table:table-cell office:value-type="string" table:style-name="ce5">
            <text:p>Organic Tattva</text:p>
          </table:table-cell>
          <table:table-cell office:value-type="float" office:value="766920" table:formula="of:=['Sales_&amp;Costs_-Store_1'.B100]+['Sales_&amp;Costs_-Store_2'.B100]+['Sales_&amp;Costs_-Store_3'.B100]+['Sales_&amp;Costs_-Store_4'.B100]+['Sales_&amp;Costs_-Store_5'.B100]" table:style-name="ce11">
            <text:p>766920</text:p>
          </table:table-cell>
          <table:table-cell office:value-type="float" office:value="804022.4850000001" table:formula="of:=['Sales_&amp;Costs_-Store_1'.C100]+['Sales_&amp;Costs_-Store_2'.C100]+['Sales_&amp;Costs_-Store_3'.C100]+['Sales_&amp;Costs_-Store_4'.C100]+['Sales_&amp;Costs_-Store_5'.C100]" table:style-name="ce11">
            <text:p>804022</text:p>
          </table:table-cell>
          <table:table-cell office:value-type="float" office:value="842953.62829912512" table:formula="of:=['Sales_&amp;Costs_-Store_1'.D100]+['Sales_&amp;Costs_-Store_2'.D100]+['Sales_&amp;Costs_-Store_3'.D100]+['Sales_&amp;Costs_-Store_4'.D100]+['Sales_&amp;Costs_-Store_5'.D100]" table:style-name="ce11">
            <text:p>842954</text:p>
          </table:table-cell>
          <table:table-cell office:value-type="float" office:value="883804.96643952921" table:formula="of:=['Sales_&amp;Costs_-Store_1'.E100]+['Sales_&amp;Costs_-Store_2'.E100]+['Sales_&amp;Costs_-Store_3'.E100]+['Sales_&amp;Costs_-Store_4'.E100]+['Sales_&amp;Costs_-Store_5'.E100]" table:style-name="ce11">
            <text:p>883805</text:p>
          </table:table-cell>
          <table:table-cell office:value-type="float" office:value="926672.67713790294" table:formula="of:=['Sales_&amp;Costs_-Store_1'.F100]+['Sales_&amp;Costs_-Store_2'.F100]+['Sales_&amp;Costs_-Store_3'.F100]+['Sales_&amp;Costs_-Store_4'.F100]+['Sales_&amp;Costs_-Store_5'.F100]" table:style-name="ce11">
            <text:p>926673</text:p>
          </table:table-cell>
          <table:table-cell office:value-type="float" office:value="971657.81711791607" table:formula="of:=['Sales_&amp;Costs_-Store_1'.G100]+['Sales_&amp;Costs_-Store_2'.G100]+['Sales_&amp;Costs_-Store_3'.G100]+['Sales_&amp;Costs_-Store_4'.G100]+['Sales_&amp;Costs_-Store_5'.G100]" table:style-name="ce11">
            <text:p>971658</text:p>
          </table:table-cell>
          <table:table-cell office:value-type="float" office:value="1018866.5722382192" table:formula="of:=['Sales_&amp;Costs_-Store_1'.H100]+['Sales_&amp;Costs_-Store_2'.H100]+['Sales_&amp;Costs_-Store_3'.H100]+['Sales_&amp;Costs_-Store_4'.H100]+['Sales_&amp;Costs_-Store_5'.H100]" table:style-name="ce11">
            <text:p>1018867</text:p>
          </table:table-cell>
          <table:table-cell office:value-type="float" office:value="1068410.5205564029" table:formula="of:=['Sales_&amp;Costs_-Store_1'.I100]+['Sales_&amp;Costs_-Store_2'.I100]+['Sales_&amp;Costs_-Store_3'.I100]+['Sales_&amp;Costs_-Store_4'.I100]+['Sales_&amp;Costs_-Store_5'.I100]" table:style-name="ce11">
            <text:p>1068411</text:p>
          </table:table-cell>
          <table:table-cell office:value-type="float" office:value="1120406.9090028529" table:formula="of:=['Sales_&amp;Costs_-Store_1'.J100]+['Sales_&amp;Costs_-Store_2'.J100]+['Sales_&amp;Costs_-Store_3'.J100]+['Sales_&amp;Costs_-Store_4'.J100]+['Sales_&amp;Costs_-Store_5'.J100]" table:style-name="ce11">
            <text:p>1120407</text:p>
          </table:table-cell>
          <table:table-cell office:value-type="float" office:value="1174978.9443737951" table:formula="of:=['Sales_&amp;Costs_-Store_1'.K100]+['Sales_&amp;Costs_-Store_2'.K100]+['Sales_&amp;Costs_-Store_3'.K100]+['Sales_&amp;Costs_-Store_4'.K100]+['Sales_&amp;Costs_-Store_5'.K100]" table:style-name="ce11">
            <text:p>1174979</text:p>
          </table:table-cell>
          <table:table-cell office:value-type="float" office:value="1232256.0993900048" table:formula="of:=['Sales_&amp;Costs_-Store_1'.L100]+['Sales_&amp;Costs_-Store_2'.L100]+['Sales_&amp;Costs_-Store_3'.L100]+['Sales_&amp;Costs_-Store_4'.L100]+['Sales_&amp;Costs_-Store_5'.L100]" table:style-name="ce11">
            <text:p>1232256</text:p>
          </table:table-cell>
          <table:table-cell office:value-type="float" office:value="1292374.4346068159" table:formula="of:=['Sales_&amp;Costs_-Store_1'.M100]+['Sales_&amp;Costs_-Store_2'.M100]+['Sales_&amp;Costs_-Store_3'.M100]+['Sales_&amp;Costs_-Store_4'.M100]+['Sales_&amp;Costs_-Store_5'.M100]" table:style-name="ce11">
            <text:p>1292374</text:p>
          </table:table-cell>
          <table:table-cell table:number-columns-repeated="16371"/>
        </table:table-row>
        <table:table-row table:style-name="ro5">
          <table:table-cell office:value-type="string" table:style-name="ce5">
            <text:p>Good Life</text:p>
          </table:table-cell>
          <table:table-cell office:value-type="float" office:value="0" table:formula="of:=['Sales_&amp;Costs_-Store_1'.B101]+['Sales_&amp;Costs_-Store_2'.B101]+['Sales_&amp;Costs_-Store_3'.B101]+['Sales_&amp;Costs_-Store_4'.B101]+['Sales_&amp;Costs_-Store_5'.B101]" table:style-name="ce11">
            <text:p>0</text:p>
          </table:table-cell>
          <table:table-cell office:value-type="float" office:value="0" table:formula="of:=['Sales_&amp;Costs_-Store_1'.C101]+['Sales_&amp;Costs_-Store_2'.C101]+['Sales_&amp;Costs_-Store_3'.C101]+['Sales_&amp;Costs_-Store_4'.C101]+['Sales_&amp;Costs_-Store_5'.C101]" table:style-name="ce11">
            <text:p>0</text:p>
          </table:table-cell>
          <table:table-cell office:value-type="float" office:value="0" table:formula="of:=['Sales_&amp;Costs_-Store_1'.D101]+['Sales_&amp;Costs_-Store_2'.D101]+['Sales_&amp;Costs_-Store_3'.D101]+['Sales_&amp;Costs_-Store_4'.D101]+['Sales_&amp;Costs_-Store_5'.D101]" table:style-name="ce11">
            <text:p>0</text:p>
          </table:table-cell>
          <table:table-cell office:value-type="float" office:value="0" table:formula="of:=['Sales_&amp;Costs_-Store_1'.E101]+['Sales_&amp;Costs_-Store_2'.E101]+['Sales_&amp;Costs_-Store_3'.E101]+['Sales_&amp;Costs_-Store_4'.E101]+['Sales_&amp;Costs_-Store_5'.E101]" table:style-name="ce11">
            <text:p>0</text:p>
          </table:table-cell>
          <table:table-cell office:value-type="float" office:value="0" table:formula="of:=['Sales_&amp;Costs_-Store_1'.F101]+['Sales_&amp;Costs_-Store_2'.F101]+['Sales_&amp;Costs_-Store_3'.F101]+['Sales_&amp;Costs_-Store_4'.F101]+['Sales_&amp;Costs_-Store_5'.F101]" table:style-name="ce11">
            <text:p>0</text:p>
          </table:table-cell>
          <table:table-cell office:value-type="float" office:value="0" table:formula="of:=['Sales_&amp;Costs_-Store_1'.G101]+['Sales_&amp;Costs_-Store_2'.G101]+['Sales_&amp;Costs_-Store_3'.G101]+['Sales_&amp;Costs_-Store_4'.G101]+['Sales_&amp;Costs_-Store_5'.G101]" table:style-name="ce11">
            <text:p>0</text:p>
          </table:table-cell>
          <table:table-cell office:value-type="float" office:value="0" table:formula="of:=['Sales_&amp;Costs_-Store_1'.H101]+['Sales_&amp;Costs_-Store_2'.H101]+['Sales_&amp;Costs_-Store_3'.H101]+['Sales_&amp;Costs_-Store_4'.H101]+['Sales_&amp;Costs_-Store_5'.H101]" table:style-name="ce11">
            <text:p>0</text:p>
          </table:table-cell>
          <table:table-cell office:value-type="float" office:value="0" table:formula="of:=['Sales_&amp;Costs_-Store_1'.I101]+['Sales_&amp;Costs_-Store_2'.I101]+['Sales_&amp;Costs_-Store_3'.I101]+['Sales_&amp;Costs_-Store_4'.I101]+['Sales_&amp;Costs_-Store_5'.I101]" table:style-name="ce11">
            <text:p>0</text:p>
          </table:table-cell>
          <table:table-cell office:value-type="float" office:value="0" table:formula="of:=['Sales_&amp;Costs_-Store_1'.J101]+['Sales_&amp;Costs_-Store_2'.J101]+['Sales_&amp;Costs_-Store_3'.J101]+['Sales_&amp;Costs_-Store_4'.J101]+['Sales_&amp;Costs_-Store_5'.J101]" table:style-name="ce11">
            <text:p>0</text:p>
          </table:table-cell>
          <table:table-cell office:value-type="float" office:value="0" table:formula="of:=['Sales_&amp;Costs_-Store_1'.K101]+['Sales_&amp;Costs_-Store_2'.K101]+['Sales_&amp;Costs_-Store_3'.K101]+['Sales_&amp;Costs_-Store_4'.K101]+['Sales_&amp;Costs_-Store_5'.K101]" table:style-name="ce11">
            <text:p>0</text:p>
          </table:table-cell>
          <table:table-cell office:value-type="float" office:value="0" table:formula="of:=['Sales_&amp;Costs_-Store_1'.L101]+['Sales_&amp;Costs_-Store_2'.L101]+['Sales_&amp;Costs_-Store_3'.L101]+['Sales_&amp;Costs_-Store_4'.L101]+['Sales_&amp;Costs_-Store_5'.L101]" table:style-name="ce11">
            <text:p>0</text:p>
          </table:table-cell>
          <table:table-cell office:value-type="float" office:value="0" table:formula="of:=['Sales_&amp;Costs_-Store_1'.M101]+['Sales_&amp;Costs_-Store_2'.M101]+['Sales_&amp;Costs_-Store_3'.M101]+['Sales_&amp;Costs_-Store_4'.M101]+['Sales_&amp;Costs_-Store_5'.M101]" table:style-name="ce11">
            <text:p>0</text:p>
          </table:table-cell>
          <table:table-cell table:number-columns-repeated="16371"/>
        </table:table-row>
        <table:table-row table:style-name="ro5">
          <table:table-cell office:value-type="string" table:style-name="ce5">
            <text:p>Classic Harvest</text:p>
          </table:table-cell>
          <table:table-cell office:value-type="float" office:value="903869.99999999988" table:formula="of:=['Sales_&amp;Costs_-Store_1'.B102]+['Sales_&amp;Costs_-Store_2'.B102]+['Sales_&amp;Costs_-Store_3'.B102]+['Sales_&amp;Costs_-Store_4'.B102]+['Sales_&amp;Costs_-Store_5'.B102]" table:style-name="ce11">
            <text:p>903870</text:p>
          </table:table-cell>
          <table:table-cell office:value-type="float" office:value="947597.92874999985" table:formula="of:=['Sales_&amp;Costs_-Store_1'.C102]+['Sales_&amp;Costs_-Store_2'.C102]+['Sales_&amp;Costs_-Store_3'.C102]+['Sales_&amp;Costs_-Store_4'.C102]+['Sales_&amp;Costs_-Store_5'.C102]" table:style-name="ce11">
            <text:p>947598</text:p>
          </table:table-cell>
          <table:table-cell office:value-type="float" office:value="993481.06192396861" table:formula="of:=['Sales_&amp;Costs_-Store_1'.D102]+['Sales_&amp;Costs_-Store_2'.D102]+['Sales_&amp;Costs_-Store_3'.D102]+['Sales_&amp;Costs_-Store_4'.D102]+['Sales_&amp;Costs_-Store_5'.D102]" table:style-name="ce11">
            <text:p>993481</text:p>
          </table:table-cell>
          <table:table-cell office:value-type="float" office:value="1041627.2818751592" table:formula="of:=['Sales_&amp;Costs_-Store_1'.E102]+['Sales_&amp;Costs_-Store_2'.E102]+['Sales_&amp;Costs_-Store_3'.E102]+['Sales_&amp;Costs_-Store_4'.E102]+['Sales_&amp;Costs_-Store_5'.E102]" table:style-name="ce11">
            <text:p>1041627</text:p>
          </table:table-cell>
          <table:table-cell office:value-type="float" office:value="1092149.9409125287" table:formula="of:=['Sales_&amp;Costs_-Store_1'.F102]+['Sales_&amp;Costs_-Store_2'.F102]+['Sales_&amp;Costs_-Store_3'.F102]+['Sales_&amp;Costs_-Store_4'.F102]+['Sales_&amp;Costs_-Store_5'.F102]" table:style-name="ce11">
            <text:p>1092150</text:p>
          </table:table-cell>
          <table:table-cell office:value-type="float" office:value="1145168.1416032577" table:formula="of:=['Sales_&amp;Costs_-Store_1'.G102]+['Sales_&amp;Costs_-Store_2'.G102]+['Sales_&amp;Costs_-Store_3'.G102]+['Sales_&amp;Costs_-Store_4'.G102]+['Sales_&amp;Costs_-Store_5'.G102]" table:style-name="ce11">
            <text:p>1145168</text:p>
          </table:table-cell>
          <table:table-cell office:value-type="float" office:value="1200807.0315664723" table:formula="of:=['Sales_&amp;Costs_-Store_1'.H102]+['Sales_&amp;Costs_-Store_2'.H102]+['Sales_&amp;Costs_-Store_3'.H102]+['Sales_&amp;Costs_-Store_4'.H102]+['Sales_&amp;Costs_-Store_5'.H102]" table:style-name="ce11">
            <text:p>1200807</text:p>
          </table:table-cell>
          <table:table-cell office:value-type="float" office:value="1259198.1135129032" table:formula="of:=['Sales_&amp;Costs_-Store_1'.I102]+['Sales_&amp;Costs_-Store_2'.I102]+['Sales_&amp;Costs_-Store_3'.I102]+['Sales_&amp;Costs_-Store_4'.I102]+['Sales_&amp;Costs_-Store_5'.I102]" table:style-name="ce11">
            <text:p>1259198</text:p>
          </table:table-cell>
          <table:table-cell office:value-type="float" office:value="1320479.5713247908" table:formula="of:=['Sales_&amp;Costs_-Store_1'.J102]+['Sales_&amp;Costs_-Store_2'.J102]+['Sales_&amp;Costs_-Store_3'.J102]+['Sales_&amp;Costs_-Store_4'.J102]+['Sales_&amp;Costs_-Store_5'.J102]" table:style-name="ce11">
            <text:p>1320480</text:p>
          </table:table-cell>
          <table:table-cell office:value-type="float" office:value="1384796.613011972" table:formula="of:=['Sales_&amp;Costs_-Store_1'.K102]+['Sales_&amp;Costs_-Store_2'.K102]+['Sales_&amp;Costs_-Store_3'.K102]+['Sales_&amp;Costs_-Store_4'.K102]+['Sales_&amp;Costs_-Store_5'.K102]" table:style-name="ce11">
            <text:p>1384797</text:p>
          </table:table-cell>
          <table:table-cell office:value-type="float" office:value="1452301.8314239336" table:formula="of:=['Sales_&amp;Costs_-Store_1'.L102]+['Sales_&amp;Costs_-Store_2'.L102]+['Sales_&amp;Costs_-Store_3'.L102]+['Sales_&amp;Costs_-Store_4'.L102]+['Sales_&amp;Costs_-Store_5'.L102]" table:style-name="ce11">
            <text:p>1452302</text:p>
          </table:table-cell>
          <table:table-cell office:value-type="float" office:value="1523155.583643747" table:formula="of:=['Sales_&amp;Costs_-Store_1'.M102]+['Sales_&amp;Costs_-Store_2'.M102]+['Sales_&amp;Costs_-Store_3'.M102]+['Sales_&amp;Costs_-Store_4'.M102]+['Sales_&amp;Costs_-Store_5'.M102]" table:style-name="ce11">
            <text:p>1523156</text:p>
          </table:table-cell>
          <table:table-cell table:number-columns-repeated="16371"/>
        </table:table-row>
        <table:table-row table:style-name="ro5">
          <table:table-cell office:value-type="string" table:style-name="ce5">
            <text:p>Others</text:p>
          </table:table-cell>
          <table:table-cell office:value-type="float" office:value="821700" table:formula="of:=['Sales_&amp;Costs_-Store_1'.B103]+['Sales_&amp;Costs_-Store_2'.B103]+['Sales_&amp;Costs_-Store_3'.B103]+['Sales_&amp;Costs_-Store_4'.B103]+['Sales_&amp;Costs_-Store_5'.B103]" table:style-name="ce11">
            <text:p>821700</text:p>
          </table:table-cell>
          <table:table-cell office:value-type="float" office:value="861452.66249999998" table:formula="of:=['Sales_&amp;Costs_-Store_1'.C103]+['Sales_&amp;Costs_-Store_2'.C103]+['Sales_&amp;Costs_-Store_3'.C103]+['Sales_&amp;Costs_-Store_4'.C103]+['Sales_&amp;Costs_-Store_5'.C103]" table:style-name="ce11">
            <text:p>861453</text:p>
          </table:table-cell>
          <table:table-cell office:value-type="float" office:value="903164.60174906242" table:formula="of:=['Sales_&amp;Costs_-Store_1'.D103]+['Sales_&amp;Costs_-Store_2'.D103]+['Sales_&amp;Costs_-Store_3'.D103]+['Sales_&amp;Costs_-Store_4'.D103]+['Sales_&amp;Costs_-Store_5'.D103]" table:style-name="ce11">
            <text:p>903165</text:p>
          </table:table-cell>
          <table:table-cell office:value-type="float" office:value="946933.89261378115" table:formula="of:=['Sales_&amp;Costs_-Store_1'.E103]+['Sales_&amp;Costs_-Store_2'.E103]+['Sales_&amp;Costs_-Store_3'.E103]+['Sales_&amp;Costs_-Store_4'.E103]+['Sales_&amp;Costs_-Store_5'.E103]" table:style-name="ce11">
            <text:p>946934</text:p>
          </table:table-cell>
          <table:table-cell office:value-type="float" office:value="992863.58264775306" table:formula="of:=['Sales_&amp;Costs_-Store_1'.F103]+['Sales_&amp;Costs_-Store_2'.F103]+['Sales_&amp;Costs_-Store_3'.F103]+['Sales_&amp;Costs_-Store_4'.F103]+['Sales_&amp;Costs_-Store_5'.F103]" table:style-name="ce11">
            <text:p>992864</text:p>
          </table:table-cell>
          <table:table-cell office:value-type="float" office:value="1041061.9469120526" table:formula="of:=['Sales_&amp;Costs_-Store_1'.G103]+['Sales_&amp;Costs_-Store_2'.G103]+['Sales_&amp;Costs_-Store_3'.G103]+['Sales_&amp;Costs_-Store_4'.G103]+['Sales_&amp;Costs_-Store_5'.G103]" table:style-name="ce11">
            <text:p>1041062</text:p>
          </table:table-cell>
          <table:table-cell office:value-type="float" office:value="1091642.7559695202" table:formula="of:=['Sales_&amp;Costs_-Store_1'.H103]+['Sales_&amp;Costs_-Store_2'.H103]+['Sales_&amp;Costs_-Store_3'.H103]+['Sales_&amp;Costs_-Store_4'.H103]+['Sales_&amp;Costs_-Store_5'.H103]" table:style-name="ce11">
            <text:p>1091643</text:p>
          </table:table-cell>
          <table:table-cell office:value-type="float" office:value="1144725.5577390029" table:formula="of:=['Sales_&amp;Costs_-Store_1'.I103]+['Sales_&amp;Costs_-Store_2'.I103]+['Sales_&amp;Costs_-Store_3'.I103]+['Sales_&amp;Costs_-Store_4'.I103]+['Sales_&amp;Costs_-Store_5'.I103]" table:style-name="ce11">
            <text:p>1144726</text:p>
          </table:table-cell>
          <table:table-cell office:value-type="float" office:value="1200435.973931628" table:formula="of:=['Sales_&amp;Costs_-Store_1'.J103]+['Sales_&amp;Costs_-Store_2'.J103]+['Sales_&amp;Costs_-Store_3'.J103]+['Sales_&amp;Costs_-Store_4'.J103]+['Sales_&amp;Costs_-Store_5'.J103]" table:style-name="ce11">
            <text:p>1200436</text:p>
          </table:table-cell>
          <table:table-cell office:value-type="float" office:value="1258906.0118290656" table:formula="of:=['Sales_&amp;Costs_-Store_1'.K103]+['Sales_&amp;Costs_-Store_2'.K103]+['Sales_&amp;Costs_-Store_3'.K103]+['Sales_&amp;Costs_-Store_4'.K103]+['Sales_&amp;Costs_-Store_5'.K103]" table:style-name="ce11">
            <text:p>1258906</text:p>
          </table:table-cell>
          <table:table-cell office:value-type="float" office:value="1320274.3922035762" table:formula="of:=['Sales_&amp;Costs_-Store_1'.L103]+['Sales_&amp;Costs_-Store_2'.L103]+['Sales_&amp;Costs_-Store_3'.L103]+['Sales_&amp;Costs_-Store_4'.L103]+['Sales_&amp;Costs_-Store_5'.L103]" table:style-name="ce11">
            <text:p>1320274</text:p>
          </table:table-cell>
          <table:table-cell office:value-type="float" office:value="1384686.8942215883" table:formula="of:=['Sales_&amp;Costs_-Store_1'.M103]+['Sales_&amp;Costs_-Store_2'.M103]+['Sales_&amp;Costs_-Store_3'.M103]+['Sales_&amp;Costs_-Store_4'.M103]+['Sales_&amp;Costs_-Store_5'.M103]" table:style-name="ce11">
            <text:p>1384687</text:p>
          </table:table-cell>
          <table:table-cell table:number-columns-repeated="16371"/>
        </table:table-row>
        <table:table-row table:style-name="ro5">
          <table:table-cell office:value-type="string" table:style-name="ce6">
            <text:p>Total</text:p>
          </table:table-cell>
          <table:table-cell office:value-type="float" office:value="3861990" table:formula="of:=['Sales_&amp;Costs_-Store_1'.B104]+['Sales_&amp;Costs_-Store_2'.B104]+['Sales_&amp;Costs_-Store_3'.B104]+['Sales_&amp;Costs_-Store_4'.B104]+['Sales_&amp;Costs_-Store_5'.B104]" table:style-name="ce11">
            <text:p>3861990</text:p>
          </table:table-cell>
          <table:table-cell office:value-type="float" office:value="4048827.5137499999" table:formula="of:=['Sales_&amp;Costs_-Store_1'.C104]+['Sales_&amp;Costs_-Store_2'.C104]+['Sales_&amp;Costs_-Store_3'.C104]+['Sales_&amp;Costs_-Store_4'.C104]+['Sales_&amp;Costs_-Store_5'.C104]" table:style-name="ce11">
            <text:p>4048828</text:p>
          </table:table-cell>
          <table:table-cell office:value-type="float" office:value="4244873.6282205936" table:formula="of:=['Sales_&amp;Costs_-Store_1'.D104]+['Sales_&amp;Costs_-Store_2'.D104]+['Sales_&amp;Costs_-Store_3'.D104]+['Sales_&amp;Costs_-Store_4'.D104]+['Sales_&amp;Costs_-Store_5'.D104]" table:style-name="ce11">
            <text:p>4244874</text:p>
          </table:table-cell>
          <table:table-cell office:value-type="float" office:value="4450589.2952847714" table:formula="of:=['Sales_&amp;Costs_-Store_1'.E104]+['Sales_&amp;Costs_-Store_2'.E104]+['Sales_&amp;Costs_-Store_3'.E104]+['Sales_&amp;Costs_-Store_4'.E104]+['Sales_&amp;Costs_-Store_5'.E104]" table:style-name="ce11">
            <text:p>4450589</text:p>
          </table:table-cell>
          <table:table-cell office:value-type="float" office:value="4666458.8384444397" table:formula="of:=['Sales_&amp;Costs_-Store_1'.F104]+['Sales_&amp;Costs_-Store_2'.F104]+['Sales_&amp;Costs_-Store_3'.F104]+['Sales_&amp;Costs_-Store_4'.F104]+['Sales_&amp;Costs_-Store_5'.F104]" table:style-name="ce11">
            <text:p>4666459</text:p>
          </table:table-cell>
          <table:table-cell office:value-type="float" office:value="4892991.1504866481" table:formula="of:=['Sales_&amp;Costs_-Store_1'.G104]+['Sales_&amp;Costs_-Store_2'.G104]+['Sales_&amp;Costs_-Store_3'.G104]+['Sales_&amp;Costs_-Store_4'.G104]+['Sales_&amp;Costs_-Store_5'.G104]" table:style-name="ce11">
            <text:p>4892991</text:p>
          </table:table-cell>
          <table:table-cell office:value-type="float" office:value="5130720.9530567452" table:formula="of:=['Sales_&amp;Costs_-Store_1'.H104]+['Sales_&amp;Costs_-Store_2'.H104]+['Sales_&amp;Costs_-Store_3'.H104]+['Sales_&amp;Costs_-Store_4'.H104]+['Sales_&amp;Costs_-Store_5'.H104]" table:style-name="ce11">
            <text:p>5130721</text:p>
          </table:table-cell>
          <table:table-cell office:value-type="float" office:value="5380210.1213733153" table:formula="of:=['Sales_&amp;Costs_-Store_1'.I104]+['Sales_&amp;Costs_-Store_2'.I104]+['Sales_&amp;Costs_-Store_3'.I104]+['Sales_&amp;Costs_-Store_4'.I104]+['Sales_&amp;Costs_-Store_5'.I104]" table:style-name="ce11">
            <text:p>5380210</text:p>
          </table:table-cell>
          <table:table-cell office:value-type="float" office:value="5642049.077478651" table:formula="of:=['Sales_&amp;Costs_-Store_1'.J104]+['Sales_&amp;Costs_-Store_2'.J104]+['Sales_&amp;Costs_-Store_3'.J104]+['Sales_&amp;Costs_-Store_4'.J104]+['Sales_&amp;Costs_-Store_5'.J104]" table:style-name="ce11">
            <text:p>5642049</text:p>
          </table:table-cell>
          <table:table-cell office:value-type="float" office:value="5916858.2555966089" table:formula="of:=['Sales_&amp;Costs_-Store_1'.K104]+['Sales_&amp;Costs_-Store_2'.K104]+['Sales_&amp;Costs_-Store_3'.K104]+['Sales_&amp;Costs_-Store_4'.K104]+['Sales_&amp;Costs_-Store_5'.K104]" table:style-name="ce11">
            <text:p>5916858</text:p>
          </table:table-cell>
          <table:table-cell office:value-type="float" office:value="6205289.6433568094" table:formula="of:=['Sales_&amp;Costs_-Store_1'.L104]+['Sales_&amp;Costs_-Store_2'.L104]+['Sales_&amp;Costs_-Store_3'.L104]+['Sales_&amp;Costs_-Store_4'.L104]+['Sales_&amp;Costs_-Store_5'.L104]" table:style-name="ce11">
            <text:p>6205290</text:p>
          </table:table-cell>
          <table:table-cell office:value-type="float" office:value="6508028.4028414646" table:formula="of:=['Sales_&amp;Costs_-Store_1'.M104]+['Sales_&amp;Costs_-Store_2'.M104]+['Sales_&amp;Costs_-Store_3'.M104]+['Sales_&amp;Costs_-Store_4'.M104]+['Sales_&amp;Costs_-Store_5'.M104]" table:style-name="ce11">
            <text:p>6508028</text:p>
          </table:table-cell>
          <table:table-cell table:number-columns-repeated="16371"/>
        </table:table-row>
        <table:table-row table:style-name="ro5">
          <table:table-cell table:style-name="ce6"/>
          <table:table-cell table:number-columns-repeated="16383" table:style-name="ce1"/>
        </table:table-row>
        <table:table-row table:style-name="ro5">
          <table:table-cell office:value-type="string" table:style-name="ce6">
            <text:p>Sugar</text:p>
          </table:table-cell>
          <table:table-cell table:number-columns-repeated="16383" table:style-name="ce1"/>
        </table:table-row>
        <table:table-row table:style-name="ro5">
          <table:table-cell office:value-type="string" table:style-name="ce5">
            <text:p>Fortune</text:p>
          </table:table-cell>
          <table:table-cell office:value-type="float" office:value="412400" table:formula="of:=['Sales_&amp;Costs_-Store_1'.B107]+['Sales_&amp;Costs_-Store_2'.B107]+['Sales_&amp;Costs_-Store_3'.B107]+['Sales_&amp;Costs_-Store_4'.B107]+['Sales_&amp;Costs_-Store_5'.B107]" table:style-name="ce11">
            <text:p>412400</text:p>
          </table:table-cell>
          <table:table-cell office:value-type="float" office:value="433737.54500000004" table:formula="of:=['Sales_&amp;Costs_-Store_1'.C107]+['Sales_&amp;Costs_-Store_2'.C107]+['Sales_&amp;Costs_-Store_3'.C107]+['Sales_&amp;Costs_-Store_4'.C107]+['Sales_&amp;Costs_-Store_5'.C107]" table:style-name="ce11">
            <text:p>433738</text:p>
          </table:table-cell>
          <table:table-cell office:value-type="float" office:value="456229.14756087505" table:formula="of:=['Sales_&amp;Costs_-Store_1'.D107]+['Sales_&amp;Costs_-Store_2'.D107]+['Sales_&amp;Costs_-Store_3'.D107]+['Sales_&amp;Costs_-Store_4'.D107]+['Sales_&amp;Costs_-Store_5'.D107]" table:style-name="ce11">
            <text:p>456229</text:p>
          </table:table-cell>
          <table:table-cell office:value-type="float" office:value="479939.34243594133" table:formula="of:=['Sales_&amp;Costs_-Store_1'.E107]+['Sales_&amp;Costs_-Store_2'.E107]+['Sales_&amp;Costs_-Store_3'.E107]+['Sales_&amp;Costs_-Store_4'.E107]+['Sales_&amp;Costs_-Store_5'.E107]" table:style-name="ce11">
            <text:p>479939</text:p>
          </table:table-cell>
          <table:table-cell office:value-type="float" office:value="504936.35995497688" table:formula="of:=['Sales_&amp;Costs_-Store_1'.F107]+['Sales_&amp;Costs_-Store_2'.F107]+['Sales_&amp;Costs_-Store_3'.F107]+['Sales_&amp;Costs_-Store_4'.F107]+['Sales_&amp;Costs_-Store_5'.F107]" table:style-name="ce11">
            <text:p>504936</text:p>
          </table:table-cell>
          <table:table-cell office:value-type="float" office:value="531292.34115486697" table:formula="of:=['Sales_&amp;Costs_-Store_1'.G107]+['Sales_&amp;Costs_-Store_2'.G107]+['Sales_&amp;Costs_-Store_3'.G107]+['Sales_&amp;Costs_-Store_4'.G107]+['Sales_&amp;Costs_-Store_5'.G107]" table:style-name="ce11">
            <text:p>531292</text:p>
          </table:table-cell>
          <table:table-cell office:value-type="float" office:value="559083.56557490258" table:formula="of:=['Sales_&amp;Costs_-Store_1'.H107]+['Sales_&amp;Costs_-Store_2'.H107]+['Sales_&amp;Costs_-Store_3'.H107]+['Sales_&amp;Costs_-Store_4'.H107]+['Sales_&amp;Costs_-Store_5'.H107]" table:style-name="ce11">
            <text:p>559084</text:p>
          </table:table-cell>
          <table:table-cell office:value-type="float" office:value="588390.69246805692" table:formula="of:=['Sales_&amp;Costs_-Store_1'.I107]+['Sales_&amp;Costs_-Store_2'.I107]+['Sales_&amp;Costs_-Store_3'.I107]+['Sales_&amp;Costs_-Store_4'.I107]+['Sales_&amp;Costs_-Store_5'.I107]" table:style-name="ce11">
            <text:p>588391</text:p>
          </table:table-cell>
          <table:table-cell office:value-type="float" office:value="619299.01622437395" table:formula="of:=['Sales_&amp;Costs_-Store_1'.J107]+['Sales_&amp;Costs_-Store_2'.J107]+['Sales_&amp;Costs_-Store_3'.J107]+['Sales_&amp;Costs_-Store_4'.J107]+['Sales_&amp;Costs_-Store_5'.J107]" table:style-name="ce11">
            <text:p>619299</text:p>
          </table:table-cell>
          <table:table-cell office:value-type="float" office:value="651898.7368501022" table:formula="of:=['Sales_&amp;Costs_-Store_1'.K107]+['Sales_&amp;Costs_-Store_2'.K107]+['Sales_&amp;Costs_-Store_3'.K107]+['Sales_&amp;Costs_-Store_4'.K107]+['Sales_&amp;Costs_-Store_5'.K107]" table:style-name="ce11">
            <text:p>651899</text:p>
          </table:table-cell>
          <table:table-cell office:value-type="float" office:value="686285.24639654229" table:formula="of:=['Sales_&amp;Costs_-Store_1'.L107]+['Sales_&amp;Costs_-Store_2'.L107]+['Sales_&amp;Costs_-Store_3'.L107]+['Sales_&amp;Costs_-Store_4'.L107]+['Sales_&amp;Costs_-Store_5'.L107]" table:style-name="ce11">
            <text:p>686285</text:p>
          </table:table-cell>
          <table:table-cell office:value-type="float" office:value="722559.43228593678" table:formula="of:=['Sales_&amp;Costs_-Store_1'.M107]+['Sales_&amp;Costs_-Store_2'.M107]+['Sales_&amp;Costs_-Store_3'.M107]+['Sales_&amp;Costs_-Store_4'.M107]+['Sales_&amp;Costs_-Store_5'.M107]" table:style-name="ce11">
            <text:p>722559</text:p>
          </table:table-cell>
          <table:table-cell table:number-columns-repeated="16371"/>
        </table:table-row>
        <table:table-row table:style-name="ro5">
          <table:table-cell office:value-type="string" table:style-name="ce5">
            <text:p>Patanjali</text:p>
          </table:table-cell>
          <table:table-cell office:value-type="float" office:value="0" table:formula="of:=['Sales_&amp;Costs_-Store_1'.B108]+['Sales_&amp;Costs_-Store_2'.B108]+['Sales_&amp;Costs_-Store_3'.B108]+['Sales_&amp;Costs_-Store_4'.B108]+['Sales_&amp;Costs_-Store_5'.B108]" table:style-name="ce11">
            <text:p>0</text:p>
          </table:table-cell>
          <table:table-cell office:value-type="float" office:value="0" table:formula="of:=['Sales_&amp;Costs_-Store_1'.C108]+['Sales_&amp;Costs_-Store_2'.C108]+['Sales_&amp;Costs_-Store_3'.C108]+['Sales_&amp;Costs_-Store_4'.C108]+['Sales_&amp;Costs_-Store_5'.C108]" table:style-name="ce11">
            <text:p>0</text:p>
          </table:table-cell>
          <table:table-cell office:value-type="float" office:value="0" table:formula="of:=['Sales_&amp;Costs_-Store_1'.D108]+['Sales_&amp;Costs_-Store_2'.D108]+['Sales_&amp;Costs_-Store_3'.D108]+['Sales_&amp;Costs_-Store_4'.D108]+['Sales_&amp;Costs_-Store_5'.D108]" table:style-name="ce11">
            <text:p>0</text:p>
          </table:table-cell>
          <table:table-cell office:value-type="float" office:value="0" table:formula="of:=['Sales_&amp;Costs_-Store_1'.E108]+['Sales_&amp;Costs_-Store_2'.E108]+['Sales_&amp;Costs_-Store_3'.E108]+['Sales_&amp;Costs_-Store_4'.E108]+['Sales_&amp;Costs_-Store_5'.E108]" table:style-name="ce11">
            <text:p>0</text:p>
          </table:table-cell>
          <table:table-cell office:value-type="float" office:value="0" table:formula="of:=['Sales_&amp;Costs_-Store_1'.F108]+['Sales_&amp;Costs_-Store_2'.F108]+['Sales_&amp;Costs_-Store_3'.F108]+['Sales_&amp;Costs_-Store_4'.F108]+['Sales_&amp;Costs_-Store_5'.F108]" table:style-name="ce11">
            <text:p>0</text:p>
          </table:table-cell>
          <table:table-cell office:value-type="float" office:value="0" table:formula="of:=['Sales_&amp;Costs_-Store_1'.G108]+['Sales_&amp;Costs_-Store_2'.G108]+['Sales_&amp;Costs_-Store_3'.G108]+['Sales_&amp;Costs_-Store_4'.G108]+['Sales_&amp;Costs_-Store_5'.G108]" table:style-name="ce11">
            <text:p>0</text:p>
          </table:table-cell>
          <table:table-cell office:value-type="float" office:value="0" table:formula="of:=['Sales_&amp;Costs_-Store_1'.H108]+['Sales_&amp;Costs_-Store_2'.H108]+['Sales_&amp;Costs_-Store_3'.H108]+['Sales_&amp;Costs_-Store_4'.H108]+['Sales_&amp;Costs_-Store_5'.H108]" table:style-name="ce11">
            <text:p>0</text:p>
          </table:table-cell>
          <table:table-cell office:value-type="float" office:value="0" table:formula="of:=['Sales_&amp;Costs_-Store_1'.I108]+['Sales_&amp;Costs_-Store_2'.I108]+['Sales_&amp;Costs_-Store_3'.I108]+['Sales_&amp;Costs_-Store_4'.I108]+['Sales_&amp;Costs_-Store_5'.I108]" table:style-name="ce11">
            <text:p>0</text:p>
          </table:table-cell>
          <table:table-cell office:value-type="float" office:value="0" table:formula="of:=['Sales_&amp;Costs_-Store_1'.J108]+['Sales_&amp;Costs_-Store_2'.J108]+['Sales_&amp;Costs_-Store_3'.J108]+['Sales_&amp;Costs_-Store_4'.J108]+['Sales_&amp;Costs_-Store_5'.J108]" table:style-name="ce11">
            <text:p>0</text:p>
          </table:table-cell>
          <table:table-cell office:value-type="float" office:value="0" table:formula="of:=['Sales_&amp;Costs_-Store_1'.K108]+['Sales_&amp;Costs_-Store_2'.K108]+['Sales_&amp;Costs_-Store_3'.K108]+['Sales_&amp;Costs_-Store_4'.K108]+['Sales_&amp;Costs_-Store_5'.K108]" table:style-name="ce11">
            <text:p>0</text:p>
          </table:table-cell>
          <table:table-cell office:value-type="float" office:value="0" table:formula="of:=['Sales_&amp;Costs_-Store_1'.L108]+['Sales_&amp;Costs_-Store_2'.L108]+['Sales_&amp;Costs_-Store_3'.L108]+['Sales_&amp;Costs_-Store_4'.L108]+['Sales_&amp;Costs_-Store_5'.L108]" table:style-name="ce11">
            <text:p>0</text:p>
          </table:table-cell>
          <table:table-cell office:value-type="float" office:value="0" table:formula="of:=['Sales_&amp;Costs_-Store_1'.M108]+['Sales_&amp;Costs_-Store_2'.M108]+['Sales_&amp;Costs_-Store_3'.M108]+['Sales_&amp;Costs_-Store_4'.M108]+['Sales_&amp;Costs_-Store_5'.M108]" table:style-name="ce11">
            <text:p>0</text:p>
          </table:table-cell>
          <table:table-cell table:number-columns-repeated="16371"/>
        </table:table-row>
        <table:table-row table:style-name="ro5">
          <table:table-cell office:value-type="string" table:style-name="ce5">
            <text:p>Organic Tattva</text:p>
          </table:table-cell>
          <table:table-cell office:value-type="float" office:value="605712.5" table:formula="of:=['Sales_&amp;Costs_-Store_1'.B109]+['Sales_&amp;Costs_-Store_2'.B109]+['Sales_&amp;Costs_-Store_3'.B109]+['Sales_&amp;Costs_-Store_4'.B109]+['Sales_&amp;Costs_-Store_5'.B109]" table:style-name="ce11">
            <text:p>605713</text:p>
          </table:table-cell>
          <table:table-cell office:value-type="float" office:value="637052.01921874995" table:formula="of:=['Sales_&amp;Costs_-Store_1'.C109]+['Sales_&amp;Costs_-Store_2'.C109]+['Sales_&amp;Costs_-Store_3'.C109]+['Sales_&amp;Costs_-Store_4'.C109]+['Sales_&amp;Costs_-Store_5'.C109]" table:style-name="ce11">
            <text:p>637052</text:p>
          </table:table-cell>
          <table:table-cell office:value-type="float" office:value="670086.56048003514" table:formula="of:=['Sales_&amp;Costs_-Store_1'.D109]+['Sales_&amp;Costs_-Store_2'.D109]+['Sales_&amp;Costs_-Store_3'.D109]+['Sales_&amp;Costs_-Store_4'.D109]+['Sales_&amp;Costs_-Store_5'.D109]" table:style-name="ce11">
            <text:p>670087</text:p>
          </table:table-cell>
          <table:table-cell office:value-type="float" office:value="704910.90920278872" table:formula="of:=['Sales_&amp;Costs_-Store_1'.E109]+['Sales_&amp;Costs_-Store_2'.E109]+['Sales_&amp;Costs_-Store_3'.E109]+['Sales_&amp;Costs_-Store_4'.E109]+['Sales_&amp;Costs_-Store_5'.E109]" table:style-name="ce11">
            <text:p>704911</text:p>
          </table:table-cell>
          <table:table-cell office:value-type="float" office:value="741625.27868387219" table:formula="of:=['Sales_&amp;Costs_-Store_1'.F109]+['Sales_&amp;Costs_-Store_2'.F109]+['Sales_&amp;Costs_-Store_3'.F109]+['Sales_&amp;Costs_-Store_4'.F109]+['Sales_&amp;Costs_-Store_5'.F109]" table:style-name="ce11">
            <text:p>741625</text:p>
          </table:table-cell>
          <table:table-cell office:value-type="float" office:value="780335.62607121072" table:formula="of:=['Sales_&amp;Costs_-Store_1'.G109]+['Sales_&amp;Costs_-Store_2'.G109]+['Sales_&amp;Costs_-Store_3'.G109]+['Sales_&amp;Costs_-Store_4'.G109]+['Sales_&amp;Costs_-Store_5'.G109]" table:style-name="ce11">
            <text:p>780336</text:p>
          </table:table-cell>
          <table:table-cell office:value-type="float" office:value="821153.98693813803" table:formula="of:=['Sales_&amp;Costs_-Store_1'.H109]+['Sales_&amp;Costs_-Store_2'.H109]+['Sales_&amp;Costs_-Store_3'.H109]+['Sales_&amp;Costs_-Store_4'.H109]+['Sales_&amp;Costs_-Store_5'.H109]" table:style-name="ce11">
            <text:p>821154</text:p>
          </table:table-cell>
          <table:table-cell office:value-type="float" office:value="864198.82956245844" table:formula="of:=['Sales_&amp;Costs_-Store_1'.I109]+['Sales_&amp;Costs_-Store_2'.I109]+['Sales_&amp;Costs_-Store_3'.I109]+['Sales_&amp;Costs_-Store_4'.I109]+['Sales_&amp;Costs_-Store_5'.I109]" table:style-name="ce11">
            <text:p>864199</text:p>
          </table:table-cell>
          <table:table-cell office:value-type="float" office:value="909595.43007954909" table:formula="of:=['Sales_&amp;Costs_-Store_1'.J109]+['Sales_&amp;Costs_-Store_2'.J109]+['Sales_&amp;Costs_-Store_3'.J109]+['Sales_&amp;Costs_-Store_4'.J109]+['Sales_&amp;Costs_-Store_5'.J109]" table:style-name="ce11">
            <text:p>909595</text:p>
          </table:table-cell>
          <table:table-cell office:value-type="float" office:value="957476.26974858739" table:formula="of:=['Sales_&amp;Costs_-Store_1'.K109]+['Sales_&amp;Costs_-Store_2'.K109]+['Sales_&amp;Costs_-Store_3'.K109]+['Sales_&amp;Costs_-Store_4'.K109]+['Sales_&amp;Costs_-Store_5'.K109]" table:style-name="ce11">
            <text:p>957476</text:p>
          </table:table-cell>
          <table:table-cell office:value-type="float" office:value="1007981.4556449214" table:formula="of:=['Sales_&amp;Costs_-Store_1'.L109]+['Sales_&amp;Costs_-Store_2'.L109]+['Sales_&amp;Costs_-Store_3'.L109]+['Sales_&amp;Costs_-Store_4'.L109]+['Sales_&amp;Costs_-Store_5'.L109]" table:style-name="ce11">
            <text:p>1007981</text:p>
          </table:table-cell>
          <table:table-cell office:value-type="float" office:value="1061259.1661699694" table:formula="of:=['Sales_&amp;Costs_-Store_1'.M109]+['Sales_&amp;Costs_-Store_2'.M109]+['Sales_&amp;Costs_-Store_3'.M109]+['Sales_&amp;Costs_-Store_4'.M109]+['Sales_&amp;Costs_-Store_5'.M109]" table:style-name="ce11">
            <text:p>1061259</text:p>
          </table:table-cell>
          <table:table-cell table:number-columns-repeated="16371"/>
        </table:table-row>
        <table:table-row table:style-name="ro5">
          <table:table-cell office:value-type="string" table:style-name="ce5">
            <text:p>Good Life</text:p>
          </table:table-cell>
          <table:table-cell office:value-type="float" office:value="270637.5" table:formula="of:=['Sales_&amp;Costs_-Store_1'.B110]+['Sales_&amp;Costs_-Store_2'.B110]+['Sales_&amp;Costs_-Store_3'.B110]+['Sales_&amp;Costs_-Store_4'.B110]+['Sales_&amp;Costs_-Store_5'.B110]" table:style-name="ce11">
            <text:p>270638</text:p>
          </table:table-cell>
          <table:table-cell office:value-type="float" office:value="284640.26390625001" table:formula="of:=['Sales_&amp;Costs_-Store_1'.C110]+['Sales_&amp;Costs_-Store_2'.C110]+['Sales_&amp;Costs_-Store_3'.C110]+['Sales_&amp;Costs_-Store_4'.C110]+['Sales_&amp;Costs_-Store_5'.C110]" table:style-name="ce11">
            <text:p>284640</text:p>
          </table:table-cell>
          <table:table-cell office:value-type="float" office:value="299400.3780868242" table:formula="of:=['Sales_&amp;Costs_-Store_1'.D110]+['Sales_&amp;Costs_-Store_2'.D110]+['Sales_&amp;Costs_-Store_3'.D110]+['Sales_&amp;Costs_-Store_4'.D110]+['Sales_&amp;Costs_-Store_5'.D110]" table:style-name="ce11">
            <text:p>299400</text:p>
          </table:table-cell>
          <table:table-cell office:value-type="float" office:value="314960.19347358641" table:formula="of:=['Sales_&amp;Costs_-Store_1'.E110]+['Sales_&amp;Costs_-Store_2'.E110]+['Sales_&amp;Costs_-Store_3'.E110]+['Sales_&amp;Costs_-Store_4'.E110]+['Sales_&amp;Costs_-Store_5'.E110]" table:style-name="ce11">
            <text:p>314960</text:p>
          </table:table-cell>
          <table:table-cell office:value-type="float" office:value="331364.48622045352" table:formula="of:=['Sales_&amp;Costs_-Store_1'.F110]+['Sales_&amp;Costs_-Store_2'.F110]+['Sales_&amp;Costs_-Store_3'.F110]+['Sales_&amp;Costs_-Store_4'.F110]+['Sales_&amp;Costs_-Store_5'.F110]" table:style-name="ce11">
            <text:p>331364</text:p>
          </table:table-cell>
          <table:table-cell office:value-type="float" office:value="348660.59888288134" table:formula="of:=['Sales_&amp;Costs_-Store_1'.G110]+['Sales_&amp;Costs_-Store_2'.G110]+['Sales_&amp;Costs_-Store_3'.G110]+['Sales_&amp;Costs_-Store_4'.G110]+['Sales_&amp;Costs_-Store_5'.G110]" table:style-name="ce11">
            <text:p>348661</text:p>
          </table:table-cell>
          <table:table-cell office:value-type="float" office:value="366898.58990852977" table:formula="of:=['Sales_&amp;Costs_-Store_1'.H110]+['Sales_&amp;Costs_-Store_2'.H110]+['Sales_&amp;Costs_-Store_3'.H110]+['Sales_&amp;Costs_-Store_4'.H110]+['Sales_&amp;Costs_-Store_5'.H110]" table:style-name="ce11">
            <text:p>366899</text:p>
          </table:table-cell>
          <table:table-cell office:value-type="float" office:value="386131.39193216228" table:formula="of:=['Sales_&amp;Costs_-Store_1'.I110]+['Sales_&amp;Costs_-Store_2'.I110]+['Sales_&amp;Costs_-Store_3'.I110]+['Sales_&amp;Costs_-Store_4'.I110]+['Sales_&amp;Costs_-Store_5'.I110]" table:style-name="ce11">
            <text:p>386131</text:p>
          </table:table-cell>
          <table:table-cell office:value-type="float" office:value="406414.97939724533" table:formula="of:=['Sales_&amp;Costs_-Store_1'.J110]+['Sales_&amp;Costs_-Store_2'.J110]+['Sales_&amp;Costs_-Store_3'.J110]+['Sales_&amp;Costs_-Store_4'.J110]+['Sales_&amp;Costs_-Store_5'.J110]" table:style-name="ce11">
            <text:p>406415</text:p>
          </table:table-cell>
          <table:table-cell office:value-type="float" office:value="427808.5460578794" table:formula="of:=['Sales_&amp;Costs_-Store_1'.K110]+['Sales_&amp;Costs_-Store_2'.K110]+['Sales_&amp;Costs_-Store_3'.K110]+['Sales_&amp;Costs_-Store_4'.K110]+['Sales_&amp;Costs_-Store_5'.K110]" table:style-name="ce11">
            <text:p>427809</text:p>
          </table:table-cell>
          <table:table-cell office:value-type="float" office:value="450374.69294773077" table:formula="of:=['Sales_&amp;Costs_-Store_1'.L110]+['Sales_&amp;Costs_-Store_2'.L110]+['Sales_&amp;Costs_-Store_3'.L110]+['Sales_&amp;Costs_-Store_4'.L110]+['Sales_&amp;Costs_-Store_5'.L110]" table:style-name="ce11">
            <text:p>450375</text:p>
          </table:table-cell>
          <table:table-cell office:value-type="float" office:value="474179.62743764592" table:formula="of:=['Sales_&amp;Costs_-Store_1'.M110]+['Sales_&amp;Costs_-Store_2'.M110]+['Sales_&amp;Costs_-Store_3'.M110]+['Sales_&amp;Costs_-Store_4'.M110]+['Sales_&amp;Costs_-Store_5'.M110]" table:style-name="ce11">
            <text:p>474180</text:p>
          </table:table-cell>
          <table:table-cell table:number-columns-repeated="16371"/>
        </table:table-row>
        <table:table-row table:style-name="ro5">
          <table:table-cell office:value-type="string" table:style-name="ce5">
            <text:p>Classic Harvest</text:p>
          </table:table-cell>
          <table:table-cell office:value-type="float" office:value="664995.00000000012" table:formula="of:=['Sales_&amp;Costs_-Store_1'.B111]+['Sales_&amp;Costs_-Store_2'.B111]+['Sales_&amp;Costs_-Store_3'.B111]+['Sales_&amp;Costs_-Store_4'.B111]+['Sales_&amp;Costs_-Store_5'.B111]" table:style-name="ce11">
            <text:p>664995</text:p>
          </table:table-cell>
          <table:table-cell office:value-type="float" office:value="699401.79131250014" table:formula="of:=['Sales_&amp;Costs_-Store_1'.C111]+['Sales_&amp;Costs_-Store_2'.C111]+['Sales_&amp;Costs_-Store_3'.C111]+['Sales_&amp;Costs_-Store_4'.C111]+['Sales_&amp;Costs_-Store_5'.C111]" table:style-name="ce11">
            <text:p>699402</text:p>
          </table:table-cell>
          <table:table-cell office:value-type="float" office:value="735669.50044191093" table:formula="of:=['Sales_&amp;Costs_-Store_1'.D111]+['Sales_&amp;Costs_-Store_2'.D111]+['Sales_&amp;Costs_-Store_3'.D111]+['Sales_&amp;Costs_-Store_4'.D111]+['Sales_&amp;Costs_-Store_5'.D111]" table:style-name="ce11">
            <text:p>735670</text:p>
          </table:table-cell>
          <table:table-cell office:value-type="float" office:value="773902.18967795535" table:formula="of:=['Sales_&amp;Costs_-Store_1'.E111]+['Sales_&amp;Costs_-Store_2'.E111]+['Sales_&amp;Costs_-Store_3'.E111]+['Sales_&amp;Costs_-Store_4'.E111]+['Sales_&amp;Costs_-Store_5'.E111]" table:style-name="ce11">
            <text:p>773902</text:p>
          </table:table-cell>
          <table:table-cell office:value-type="float" office:value="814209.88042740023" table:formula="of:=['Sales_&amp;Costs_-Store_1'.F111]+['Sales_&amp;Costs_-Store_2'.F111]+['Sales_&amp;Costs_-Store_3'.F111]+['Sales_&amp;Costs_-Store_4'.F111]+['Sales_&amp;Costs_-Store_5'.F111]" table:style-name="ce11">
            <text:p>814210</text:p>
          </table:table-cell>
          <table:table-cell office:value-type="float" office:value="856708.90011222288" table:formula="of:=['Sales_&amp;Costs_-Store_1'.G111]+['Sales_&amp;Costs_-Store_2'.G111]+['Sales_&amp;Costs_-Store_3'.G111]+['Sales_&amp;Costs_-Store_4'.G111]+['Sales_&amp;Costs_-Store_5'.G111]" table:style-name="ce11">
            <text:p>856709</text:p>
          </table:table-cell>
          <table:table-cell office:value-type="float" office:value="901522.24948953034" table:formula="of:=['Sales_&amp;Costs_-Store_1'.H111]+['Sales_&amp;Costs_-Store_2'.H111]+['Sales_&amp;Costs_-Store_3'.H111]+['Sales_&amp;Costs_-Store_4'.H111]+['Sales_&amp;Costs_-Store_5'.H111]" table:style-name="ce11">
            <text:p>901522</text:p>
          </table:table-cell>
          <table:table-cell office:value-type="float" office:value="948779.99160474178" table:formula="of:=['Sales_&amp;Costs_-Store_1'.I111]+['Sales_&amp;Costs_-Store_2'.I111]+['Sales_&amp;Costs_-Store_3'.I111]+['Sales_&amp;Costs_-Store_4'.I111]+['Sales_&amp;Costs_-Store_5'.I111]" table:style-name="ce11">
            <text:p>948780</text:p>
          </table:table-cell>
          <table:table-cell office:value-type="float" office:value="998619.66366180289" table:formula="of:=['Sales_&amp;Costs_-Store_1'.J111]+['Sales_&amp;Costs_-Store_2'.J111]+['Sales_&amp;Costs_-Store_3'.J111]+['Sales_&amp;Costs_-Store_4'.J111]+['Sales_&amp;Costs_-Store_5'.J111]" table:style-name="ce11">
            <text:p>998620</text:p>
          </table:table-cell>
          <table:table-cell office:value-type="float" office:value="1051186.7131707896" table:formula="of:=['Sales_&amp;Costs_-Store_1'.K111]+['Sales_&amp;Costs_-Store_2'.K111]+['Sales_&amp;Costs_-Store_3'.K111]+['Sales_&amp;Costs_-Store_4'.K111]+['Sales_&amp;Costs_-Store_5'.K111]" table:style-name="ce11">
            <text:p>1051187</text:p>
          </table:table-cell>
          <table:table-cell office:value-type="float" office:value="1106634.9598144244" table:formula="of:=['Sales_&amp;Costs_-Store_1'.L111]+['Sales_&amp;Costs_-Store_2'.L111]+['Sales_&amp;Costs_-Store_3'.L111]+['Sales_&amp;Costs_-Store_4'.L111]+['Sales_&amp;Costs_-Store_5'.L111]" table:style-name="ce11">
            <text:p>1106635</text:p>
          </table:table-cell>
          <table:table-cell office:value-type="float" office:value="1165127.084561073" table:formula="of:=['Sales_&amp;Costs_-Store_1'.M111]+['Sales_&amp;Costs_-Store_2'.M111]+['Sales_&amp;Costs_-Store_3'.M111]+['Sales_&amp;Costs_-Store_4'.M111]+['Sales_&amp;Costs_-Store_5'.M111]" table:style-name="ce11">
            <text:p>1165127</text:p>
          </table:table-cell>
          <table:table-cell table:number-columns-repeated="16371"/>
        </table:table-row>
        <table:table-row table:style-name="ro5">
          <table:table-cell office:value-type="string" table:style-name="ce5">
            <text:p>Others</text:p>
          </table:table-cell>
          <table:table-cell office:value-type="float" office:value="231974.99999999994" table:formula="of:=['Sales_&amp;Costs_-Store_1'.B112]+['Sales_&amp;Costs_-Store_2'.B112]+['Sales_&amp;Costs_-Store_3'.B112]+['Sales_&amp;Costs_-Store_4'.B112]+['Sales_&amp;Costs_-Store_5'.B112]" table:style-name="ce11">
            <text:p>231975</text:p>
          </table:table-cell>
          <table:table-cell office:value-type="float" office:value="243977.36906250002" table:formula="of:=['Sales_&amp;Costs_-Store_1'.C112]+['Sales_&amp;Costs_-Store_2'.C112]+['Sales_&amp;Costs_-Store_3'.C112]+['Sales_&amp;Costs_-Store_4'.C112]+['Sales_&amp;Costs_-Store_5'.C112]" table:style-name="ce11">
            <text:p>243977</text:p>
          </table:table-cell>
          <table:table-cell office:value-type="float" office:value="256628.89550299221" table:formula="of:=['Sales_&amp;Costs_-Store_1'.D112]+['Sales_&amp;Costs_-Store_2'.D112]+['Sales_&amp;Costs_-Store_3'.D112]+['Sales_&amp;Costs_-Store_4'.D112]+['Sales_&amp;Costs_-Store_5'.D112]" table:style-name="ce11">
            <text:p>256629</text:p>
          </table:table-cell>
          <table:table-cell office:value-type="float" office:value="269965.88012021699" table:formula="of:=['Sales_&amp;Costs_-Store_1'.E112]+['Sales_&amp;Costs_-Store_2'.E112]+['Sales_&amp;Costs_-Store_3'.E112]+['Sales_&amp;Costs_-Store_4'.E112]+['Sales_&amp;Costs_-Store_5'.E112]" table:style-name="ce11">
            <text:p>269966</text:p>
          </table:table-cell>
          <table:table-cell office:value-type="float" office:value="284026.70247467444" table:formula="of:=['Sales_&amp;Costs_-Store_1'.F112]+['Sales_&amp;Costs_-Store_2'.F112]+['Sales_&amp;Costs_-Store_3'.F112]+['Sales_&amp;Costs_-Store_4'.F112]+['Sales_&amp;Costs_-Store_5'.F112]" table:style-name="ce11">
            <text:p>284027</text:p>
          </table:table-cell>
          <table:table-cell office:value-type="float" office:value="298851.94189961255" table:formula="of:=['Sales_&amp;Costs_-Store_1'.G112]+['Sales_&amp;Costs_-Store_2'.G112]+['Sales_&amp;Costs_-Store_3'.G112]+['Sales_&amp;Costs_-Store_4'.G112]+['Sales_&amp;Costs_-Store_5'.G112]" table:style-name="ce11">
            <text:p>298852</text:p>
          </table:table-cell>
          <table:table-cell office:value-type="float" office:value="314484.50563588261" table:formula="of:=['Sales_&amp;Costs_-Store_1'.H112]+['Sales_&amp;Costs_-Store_2'.H112]+['Sales_&amp;Costs_-Store_3'.H112]+['Sales_&amp;Costs_-Store_4'.H112]+['Sales_&amp;Costs_-Store_5'.H112]" table:style-name="ce11">
            <text:p>314485</text:p>
          </table:table-cell>
          <table:table-cell office:value-type="float" office:value="330969.76451328199" table:formula="of:=['Sales_&amp;Costs_-Store_1'.I112]+['Sales_&amp;Costs_-Store_2'.I112]+['Sales_&amp;Costs_-Store_3'.I112]+['Sales_&amp;Costs_-Store_4'.I112]+['Sales_&amp;Costs_-Store_5'.I112]" table:style-name="ce11">
            <text:p>330970</text:p>
          </table:table-cell>
          <table:table-cell office:value-type="float" office:value="348355.69662621035" table:formula="of:=['Sales_&amp;Costs_-Store_1'.J112]+['Sales_&amp;Costs_-Store_2'.J112]+['Sales_&amp;Costs_-Store_3'.J112]+['Sales_&amp;Costs_-Store_4'.J112]+['Sales_&amp;Costs_-Store_5'.J112]" table:style-name="ce11">
            <text:p>348356</text:p>
          </table:table-cell>
          <table:table-cell office:value-type="float" office:value="366693.03947818239" table:formula="of:=['Sales_&amp;Costs_-Store_1'.K112]+['Sales_&amp;Costs_-Store_2'.K112]+['Sales_&amp;Costs_-Store_3'.K112]+['Sales_&amp;Costs_-Store_4'.K112]+['Sales_&amp;Costs_-Store_5'.K112]" table:style-name="ce11">
            <text:p>366693</text:p>
          </table:table-cell>
          <table:table-cell office:value-type="float" office:value="386035.451098055" table:formula="of:=['Sales_&amp;Costs_-Store_1'.L112]+['Sales_&amp;Costs_-Store_2'.L112]+['Sales_&amp;Costs_-Store_3'.L112]+['Sales_&amp;Costs_-Store_4'.L112]+['Sales_&amp;Costs_-Store_5'.L112]" table:style-name="ce11">
            <text:p>386035</text:p>
          </table:table-cell>
          <table:table-cell office:value-type="float" office:value="406439.68066083943" table:formula="of:=['Sales_&amp;Costs_-Store_1'.M112]+['Sales_&amp;Costs_-Store_2'.M112]+['Sales_&amp;Costs_-Store_3'.M112]+['Sales_&amp;Costs_-Store_4'.M112]+['Sales_&amp;Costs_-Store_5'.M112]" table:style-name="ce11">
            <text:p>406440</text:p>
          </table:table-cell>
          <table:table-cell table:number-columns-repeated="16371"/>
        </table:table-row>
        <table:table-row table:style-name="ro5">
          <table:table-cell office:value-type="string" table:style-name="ce5">
            <text:p>Total</text:p>
          </table:table-cell>
          <table:table-cell office:value-type="float" office:value="2185720" table:formula="of:=['Sales_&amp;Costs_-Store_1'.B113]+['Sales_&amp;Costs_-Store_2'.B113]+['Sales_&amp;Costs_-Store_3'.B113]+['Sales_&amp;Costs_-Store_4'.B113]+['Sales_&amp;Costs_-Store_5'.B113]" table:style-name="ce11">
            <text:p>2185720</text:p>
          </table:table-cell>
          <table:table-cell office:value-type="float" office:value="2298808.9885" table:formula="of:=['Sales_&amp;Costs_-Store_1'.C113]+['Sales_&amp;Costs_-Store_2'.C113]+['Sales_&amp;Costs_-Store_3'.C113]+['Sales_&amp;Costs_-Store_4'.C113]+['Sales_&amp;Costs_-Store_5'.C113]" table:style-name="ce11">
            <text:p>2298809</text:p>
          </table:table-cell>
          <table:table-cell office:value-type="float" office:value="2418014.4820726379" table:formula="of:=['Sales_&amp;Costs_-Store_1'.D113]+['Sales_&amp;Costs_-Store_2'.D113]+['Sales_&amp;Costs_-Store_3'.D113]+['Sales_&amp;Costs_-Store_4'.D113]+['Sales_&amp;Costs_-Store_5'.D113]" table:style-name="ce11">
            <text:p>2418014</text:p>
          </table:table-cell>
          <table:table-cell office:value-type="float" office:value="2543678.5149104893" table:formula="of:=['Sales_&amp;Costs_-Store_1'.E113]+['Sales_&amp;Costs_-Store_2'.E113]+['Sales_&amp;Costs_-Store_3'.E113]+['Sales_&amp;Costs_-Store_4'.E113]+['Sales_&amp;Costs_-Store_5'.E113]" table:style-name="ce11">
            <text:p>2543679</text:p>
          </table:table-cell>
          <table:table-cell office:value-type="float" office:value="2676162.7077613771" table:formula="of:=['Sales_&amp;Costs_-Store_1'.F113]+['Sales_&amp;Costs_-Store_2'.F113]+['Sales_&amp;Costs_-Store_3'.F113]+['Sales_&amp;Costs_-Store_4'.F113]+['Sales_&amp;Costs_-Store_5'.F113]" table:style-name="ce11">
            <text:p>2676163</text:p>
          </table:table-cell>
          <table:table-cell office:value-type="float" office:value="2815849.4081207942" table:formula="of:=['Sales_&amp;Costs_-Store_1'.G113]+['Sales_&amp;Costs_-Store_2'.G113]+['Sales_&amp;Costs_-Store_3'.G113]+['Sales_&amp;Costs_-Store_4'.G113]+['Sales_&amp;Costs_-Store_5'.G113]" table:style-name="ce11">
            <text:p>2815849</text:p>
          </table:table-cell>
          <table:table-cell office:value-type="float" office:value="2963142.8975469833" table:formula="of:=['Sales_&amp;Costs_-Store_1'.H113]+['Sales_&amp;Costs_-Store_2'.H113]+['Sales_&amp;Costs_-Store_3'.H113]+['Sales_&amp;Costs_-Store_4'.H113]+['Sales_&amp;Costs_-Store_5'.H113]" table:style-name="ce11">
            <text:p>2963143</text:p>
          </table:table-cell>
          <table:table-cell office:value-type="float" office:value="3118470.6700807014" table:formula="of:=['Sales_&amp;Costs_-Store_1'.I113]+['Sales_&amp;Costs_-Store_2'.I113]+['Sales_&amp;Costs_-Store_3'.I113]+['Sales_&amp;Costs_-Store_4'.I113]+['Sales_&amp;Costs_-Store_5'.I113]" table:style-name="ce11">
            <text:p>3118471</text:p>
          </table:table-cell>
          <table:table-cell office:value-type="float" office:value="3282284.7859891821" table:formula="of:=['Sales_&amp;Costs_-Store_1'.J113]+['Sales_&amp;Costs_-Store_2'.J113]+['Sales_&amp;Costs_-Store_3'.J113]+['Sales_&amp;Costs_-Store_4'.J113]+['Sales_&amp;Costs_-Store_5'.J113]" table:style-name="ce11">
            <text:p>3282285</text:p>
          </table:table-cell>
          <table:table-cell office:value-type="float" office:value="3455063.3053055406" table:formula="of:=['Sales_&amp;Costs_-Store_1'.K113]+['Sales_&amp;Costs_-Store_2'.K113]+['Sales_&amp;Costs_-Store_3'.K113]+['Sales_&amp;Costs_-Store_4'.K113]+['Sales_&amp;Costs_-Store_5'.K113]" table:style-name="ce11">
            <text:p>3455063</text:p>
          </table:table-cell>
          <table:table-cell office:value-type="float" office:value="3637311.8059016736" table:formula="of:=['Sales_&amp;Costs_-Store_1'.L113]+['Sales_&amp;Costs_-Store_2'.L113]+['Sales_&amp;Costs_-Store_3'.L113]+['Sales_&amp;Costs_-Store_4'.L113]+['Sales_&amp;Costs_-Store_5'.L113]" table:style-name="ce11">
            <text:p>3637312</text:p>
          </table:table-cell>
          <table:table-cell office:value-type="float" office:value="3829564.9911154648" table:formula="of:=['Sales_&amp;Costs_-Store_1'.M113]+['Sales_&amp;Costs_-Store_2'.M113]+['Sales_&amp;Costs_-Store_3'.M113]+['Sales_&amp;Costs_-Store_4'.M113]+['Sales_&amp;Costs_-Store_5'.M113]" table:style-name="ce11">
            <text:p>3829565</text:p>
          </table:table-cell>
          <table:table-cell table:number-columns-repeated="16371"/>
        </table:table-row>
        <table:table-row table:style-name="ro6">
          <table:table-cell table:number-columns-repeated="16384"/>
        </table:table-row>
        <table:table-row table:style-name="ro5">
          <table:table-cell office:value-type="string" table:style-name="ce6">
            <text:p>Cost of Good Sold</text:p>
          </table:table-cell>
          <table:table-cell table:number-columns-repeated="16383" table:style-name="ce1"/>
        </table:table-row>
        <table:table-row table:style-name="ro5">
          <table:table-cell office:value-type="string" table:style-name="ce5">
            <text:p>Atta</text:p>
          </table:table-cell>
          <table:table-cell office:value-type="float" office:value="7520712.5" table:formula="of:=['Sales_&amp;Costs_-Store_1'.B116]+['Sales_&amp;Costs_-Store_2'.B116]+['Sales_&amp;Costs_-Store_3'.B116]+['Sales_&amp;Costs_-Store_4'.B116]+['Sales_&amp;Costs_-Store_5'.B116]" table:style-name="ce11">
            <text:p>7520713</text:p>
          </table:table-cell>
          <table:table-cell office:value-type="float" office:value="7888695.9000000004" table:formula="of:=['Sales_&amp;Costs_-Store_1'.C116]+['Sales_&amp;Costs_-Store_2'.C116]+['Sales_&amp;Costs_-Store_3'.C116]+['Sales_&amp;Costs_-Store_4'.C116]+['Sales_&amp;Costs_-Store_5'.C116]" table:style-name="ce11">
            <text:p>7888696</text:p>
          </table:table-cell>
          <table:table-cell office:value-type="float" office:value="8276526.7759693107" table:formula="of:=['Sales_&amp;Costs_-Store_1'.D116]+['Sales_&amp;Costs_-Store_2'.D116]+['Sales_&amp;Costs_-Store_3'.D116]+['Sales_&amp;Costs_-Store_4'.D116]+['Sales_&amp;Costs_-Store_5'.D116]" table:style-name="ce11">
            <text:p>8276527</text:p>
          </table:table-cell>
          <table:table-cell office:value-type="float" office:value="8685380.4015051331" table:formula="of:=['Sales_&amp;Costs_-Store_1'.E116]+['Sales_&amp;Costs_-Store_2'.E116]+['Sales_&amp;Costs_-Store_3'.E116]+['Sales_&amp;Costs_-Store_4'.E116]+['Sales_&amp;Costs_-Store_5'.E116]" table:style-name="ce11">
            <text:p>8685380</text:p>
          </table:table-cell>
          <table:table-cell office:value-type="float" office:value="9116507.3078571036" table:formula="of:=['Sales_&amp;Costs_-Store_1'.F116]+['Sales_&amp;Costs_-Store_2'.F116]+['Sales_&amp;Costs_-Store_3'.F116]+['Sales_&amp;Costs_-Store_4'.F116]+['Sales_&amp;Costs_-Store_5'.F116]" table:style-name="ce11">
            <text:p>9116507</text:p>
          </table:table-cell>
          <table:table-cell office:value-type="float" office:value="9571238.3944038432" table:formula="of:=['Sales_&amp;Costs_-Store_1'.G116]+['Sales_&amp;Costs_-Store_2'.G116]+['Sales_&amp;Costs_-Store_3'.G116]+['Sales_&amp;Costs_-Store_4'.G116]+['Sales_&amp;Costs_-Store_5'.G116]" table:style-name="ce11">
            <text:p>9571238</text:p>
          </table:table-cell>
          <table:table-cell office:value-type="float" office:value="10050990.400619822" table:formula="of:=['Sales_&amp;Costs_-Store_1'.H116]+['Sales_&amp;Costs_-Store_2'.H116]+['Sales_&amp;Costs_-Store_3'.H116]+['Sales_&amp;Costs_-Store_4'.H116]+['Sales_&amp;Costs_-Store_5'.H116]" table:style-name="ce11">
            <text:p>10050990</text:p>
          </table:table-cell>
          <table:table-cell office:value-type="float" office:value="10557271.765805416" table:formula="of:=['Sales_&amp;Costs_-Store_1'.I116]+['Sales_&amp;Costs_-Store_2'.I116]+['Sales_&amp;Costs_-Store_3'.I116]+['Sales_&amp;Costs_-Store_4'.I116]+['Sales_&amp;Costs_-Store_5'.I116]" table:style-name="ce11">
            <text:p>10557272</text:p>
          </table:table-cell>
          <table:table-cell office:value-type="float" office:value="11091688.904796174" table:formula="of:=['Sales_&amp;Costs_-Store_1'.J116]+['Sales_&amp;Costs_-Store_2'.J116]+['Sales_&amp;Costs_-Store_3'.J116]+['Sales_&amp;Costs_-Store_4'.J116]+['Sales_&amp;Costs_-Store_5'.J116]" table:style-name="ce11">
            <text:p>11091689</text:p>
          </table:table-cell>
          <table:table-cell office:value-type="float" office:value="11655952.929956354" table:formula="of:=['Sales_&amp;Costs_-Store_1'.K116]+['Sales_&amp;Costs_-Store_2'.K116]+['Sales_&amp;Costs_-Store_3'.K116]+['Sales_&amp;Costs_-Store_4'.K116]+['Sales_&amp;Costs_-Store_5'.K116]" table:style-name="ce11">
            <text:p>11655953</text:p>
          </table:table-cell>
          <table:table-cell office:value-type="float" office:value="12251886.8520067" table:formula="of:=['Sales_&amp;Costs_-Store_1'.L116]+['Sales_&amp;Costs_-Store_2'.L116]+['Sales_&amp;Costs_-Store_3'.L116]+['Sales_&amp;Costs_-Store_4'.L116]+['Sales_&amp;Costs_-Store_5'.L116]" table:style-name="ce11">
            <text:p>12251887</text:p>
          </table:table-cell>
          <table:table-cell office:value-type="float" office:value="12881433.294649919" table:formula="of:=['Sales_&amp;Costs_-Store_1'.M116]+['Sales_&amp;Costs_-Store_2'.M116]+['Sales_&amp;Costs_-Store_3'.M116]+['Sales_&amp;Costs_-Store_4'.M116]+['Sales_&amp;Costs_-Store_5'.M116]" table:style-name="ce11">
            <text:p>12881433</text:p>
          </table:table-cell>
          <table:table-cell table:number-columns-repeated="16371"/>
        </table:table-row>
        <table:table-row table:style-name="ro5">
          <table:table-cell office:value-type="string" table:style-name="ce5">
            <text:p>Besan</text:p>
          </table:table-cell>
          <table:table-cell office:value-type="float" office:value="3513815" table:formula="of:=['Sales_&amp;Costs_-Store_1'.B117]+['Sales_&amp;Costs_-Store_2'.B117]+['Sales_&amp;Costs_-Store_3'.B117]+['Sales_&amp;Costs_-Store_4'.B117]+['Sales_&amp;Costs_-Store_5'.B117]" table:style-name="ce11">
            <text:p>3513815</text:p>
          </table:table-cell>
          <table:table-cell office:value-type="float" office:value="3640170.6768749999" table:formula="of:=['Sales_&amp;Costs_-Store_1'.C117]+['Sales_&amp;Costs_-Store_2'.C117]+['Sales_&amp;Costs_-Store_3'.C117]+['Sales_&amp;Costs_-Store_4'.C117]+['Sales_&amp;Costs_-Store_5'.C117]" table:style-name="ce11">
            <text:p>3640171</text:p>
          </table:table-cell>
          <table:table-cell office:value-type="float" office:value="3771419.2344345558" table:formula="of:=['Sales_&amp;Costs_-Store_1'.D117]+['Sales_&amp;Costs_-Store_2'.D117]+['Sales_&amp;Costs_-Store_3'.D117]+['Sales_&amp;Costs_-Store_4'.D117]+['Sales_&amp;Costs_-Store_5'.D117]" table:style-name="ce11">
            <text:p>3771419</text:p>
          </table:table-cell>
          <table:table-cell office:value-type="float" office:value="3907763.1499602352" table:formula="of:=['Sales_&amp;Costs_-Store_1'.E117]+['Sales_&amp;Costs_-Store_2'.E117]+['Sales_&amp;Costs_-Store_3'.E117]+['Sales_&amp;Costs_-Store_4'.E117]+['Sales_&amp;Costs_-Store_5'.E117]" table:style-name="ce11">
            <text:p>3907763</text:p>
          </table:table-cell>
          <table:table-cell office:value-type="float" office:value="4049413.7746078372" table:formula="of:=['Sales_&amp;Costs_-Store_1'.F117]+['Sales_&amp;Costs_-Store_2'.F117]+['Sales_&amp;Costs_-Store_3'.F117]+['Sales_&amp;Costs_-Store_4'.F117]+['Sales_&amp;Costs_-Store_5'.F117]" table:style-name="ce11">
            <text:p>4049414</text:p>
          </table:table-cell>
          <table:table-cell office:value-type="float" office:value="4196591.7413828867" table:formula="of:=['Sales_&amp;Costs_-Store_1'.G117]+['Sales_&amp;Costs_-Store_2'.G117]+['Sales_&amp;Costs_-Store_3'.G117]+['Sales_&amp;Costs_-Store_4'.G117]+['Sales_&amp;Costs_-Store_5'.G117]" table:style-name="ce11">
            <text:p>4196592</text:p>
          </table:table-cell>
          <table:table-cell office:value-type="float" office:value="4349527.3926085606" table:formula="of:=['Sales_&amp;Costs_-Store_1'.H117]+['Sales_&amp;Costs_-Store_2'.H117]+['Sales_&amp;Costs_-Store_3'.H117]+['Sales_&amp;Costs_-Store_4'.H117]+['Sales_&amp;Costs_-Store_5'.H117]" table:style-name="ce11">
            <text:p>4349527</text:p>
          </table:table-cell>
          <table:table-cell office:value-type="float" office:value="4508461.2278455934" table:formula="of:=['Sales_&amp;Costs_-Store_1'.I117]+['Sales_&amp;Costs_-Store_2'.I117]+['Sales_&amp;Costs_-Store_3'.I117]+['Sales_&amp;Costs_-Store_4'.I117]+['Sales_&amp;Costs_-Store_5'.I117]" table:style-name="ce11">
            <text:p>4508461</text:p>
          </table:table-cell>
          <table:table-cell office:value-type="float" office:value="4673644.3732720315" table:formula="of:=['Sales_&amp;Costs_-Store_1'.J117]+['Sales_&amp;Costs_-Store_2'.J117]+['Sales_&amp;Costs_-Store_3'.J117]+['Sales_&amp;Costs_-Store_4'.J117]+['Sales_&amp;Costs_-Store_5'.J117]" table:style-name="ce11">
            <text:p>4673644</text:p>
          </table:table-cell>
          <table:table-cell office:value-type="float" office:value="4845339.0735814497" table:formula="of:=['Sales_&amp;Costs_-Store_1'.K117]+['Sales_&amp;Costs_-Store_2'.K117]+['Sales_&amp;Costs_-Store_3'.K117]+['Sales_&amp;Costs_-Store_4'.K117]+['Sales_&amp;Costs_-Store_5'.K117]" table:style-name="ce11">
            <text:p>4845339</text:p>
          </table:table-cell>
          <table:table-cell office:value-type="float" office:value="5023819.2075116578" table:formula="of:=['Sales_&amp;Costs_-Store_1'.L117]+['Sales_&amp;Costs_-Store_2'.L117]+['Sales_&amp;Costs_-Store_3'.L117]+['Sales_&amp;Costs_-Store_4'.L117]+['Sales_&amp;Costs_-Store_5'.L117]" table:style-name="ce11">
            <text:p>5023819</text:p>
          </table:table-cell>
          <table:table-cell office:value-type="float" office:value="5209370.8281720188" table:formula="of:=['Sales_&amp;Costs_-Store_1'.M117]+['Sales_&amp;Costs_-Store_2'.M117]+['Sales_&amp;Costs_-Store_3'.M117]+['Sales_&amp;Costs_-Store_4'.M117]+['Sales_&amp;Costs_-Store_5'.M117]" table:style-name="ce11">
            <text:p>5209371</text:p>
          </table:table-cell>
          <table:table-cell table:number-columns-repeated="16371"/>
        </table:table-row>
        <table:table-row table:style-name="ro5">
          <table:table-cell office:value-type="string" table:style-name="ce5">
            <text:p>Rawa/Suji</text:p>
          </table:table-cell>
          <table:table-cell office:value-type="float" office:value="2834895" table:formula="of:=['Sales_&amp;Costs_-Store_1'.B118]+['Sales_&amp;Costs_-Store_2'.B118]+['Sales_&amp;Costs_-Store_3'.B118]+['Sales_&amp;Costs_-Store_4'.B118]+['Sales_&amp;Costs_-Store_5'.B118]" table:style-name="ce11">
            <text:p>2834895</text:p>
          </table:table-cell>
          <table:table-cell office:value-type="float" office:value="2924619.3976562498" table:formula="of:=['Sales_&amp;Costs_-Store_1'.C118]+['Sales_&amp;Costs_-Store_2'.C118]+['Sales_&amp;Costs_-Store_3'.C118]+['Sales_&amp;Costs_-Store_4'.C118]+['Sales_&amp;Costs_-Store_5'.C118]" table:style-name="ce11">
            <text:p>2924619</text:p>
          </table:table-cell>
          <table:table-cell office:value-type="float" office:value="3017369.4173345487" table:formula="of:=['Sales_&amp;Costs_-Store_1'.D118]+['Sales_&amp;Costs_-Store_2'.D118]+['Sales_&amp;Costs_-Store_3'.D118]+['Sales_&amp;Costs_-Store_4'.D118]+['Sales_&amp;Costs_-Store_5'.D118]" table:style-name="ce11">
            <text:p>3017369</text:p>
          </table:table-cell>
          <table:table-cell office:value-type="float" office:value="3113250.5934766224" table:formula="of:=['Sales_&amp;Costs_-Store_1'.E118]+['Sales_&amp;Costs_-Store_2'.E118]+['Sales_&amp;Costs_-Store_3'.E118]+['Sales_&amp;Costs_-Store_4'.E118]+['Sales_&amp;Costs_-Store_5'.E118]" table:style-name="ce11">
            <text:p>3113251</text:p>
          </table:table-cell>
          <table:table-cell office:value-type="float" office:value="3212372.2088836208" table:formula="of:=['Sales_&amp;Costs_-Store_1'.F118]+['Sales_&amp;Costs_-Store_2'.F118]+['Sales_&amp;Costs_-Store_3'.F118]+['Sales_&amp;Costs_-Store_4'.F118]+['Sales_&amp;Costs_-Store_5'.F118]" table:style-name="ce11">
            <text:p>3212372</text:p>
          </table:table-cell>
          <table:table-cell office:value-type="float" office:value="3314847.4292482641" table:formula="of:=['Sales_&amp;Costs_-Store_1'.G118]+['Sales_&amp;Costs_-Store_2'.G118]+['Sales_&amp;Costs_-Store_3'.G118]+['Sales_&amp;Costs_-Store_4'.G118]+['Sales_&amp;Costs_-Store_5'.G118]" table:style-name="ce11">
            <text:p>3314847</text:p>
          </table:table-cell>
          <table:table-cell office:value-type="float" office:value="3420793.4425480724" table:formula="of:=['Sales_&amp;Costs_-Store_1'.H118]+['Sales_&amp;Costs_-Store_2'.H118]+['Sales_&amp;Costs_-Store_3'.H118]+['Sales_&amp;Costs_-Store_4'.H118]+['Sales_&amp;Costs_-Store_5'.H118]" table:style-name="ce11">
            <text:p>3420793</text:p>
          </table:table-cell>
          <table:table-cell office:value-type="float" office:value="3530331.603476203" table:formula="of:=['Sales_&amp;Costs_-Store_1'.I118]+['Sales_&amp;Costs_-Store_2'.I118]+['Sales_&amp;Costs_-Store_3'.I118]+['Sales_&amp;Costs_-Store_4'.I118]+['Sales_&amp;Costs_-Store_5'.I118]" table:style-name="ce11">
            <text:p>3530332</text:p>
          </table:table-cell>
          <table:table-cell office:value-type="float" office:value="3643587.5830928106" table:formula="of:=['Sales_&amp;Costs_-Store_1'.J118]+['Sales_&amp;Costs_-Store_2'.J118]+['Sales_&amp;Costs_-Store_3'.J118]+['Sales_&amp;Costs_-Store_4'.J118]+['Sales_&amp;Costs_-Store_5'.J118]" table:style-name="ce11">
            <text:p>3643588</text:p>
          </table:table-cell>
          <table:table-cell office:value-type="float" office:value="3760691.5238865507" table:formula="of:=['Sales_&amp;Costs_-Store_1'.K118]+['Sales_&amp;Costs_-Store_2'.K118]+['Sales_&amp;Costs_-Store_3'.K118]+['Sales_&amp;Costs_-Store_4'.K118]+['Sales_&amp;Costs_-Store_5'.K118]" table:style-name="ce11">
            <text:p>3760692</text:p>
          </table:table-cell>
          <table:table-cell office:value-type="float" office:value="3881778.2004427211" table:formula="of:=['Sales_&amp;Costs_-Store_1'.L118]+['Sales_&amp;Costs_-Store_2'.L118]+['Sales_&amp;Costs_-Store_3'.L118]+['Sales_&amp;Costs_-Store_4'.L118]+['Sales_&amp;Costs_-Store_5'.L118]" table:style-name="ce11">
            <text:p>3881778</text:p>
          </table:table-cell>
          <table:table-cell office:value-type="float" office:value="4006987.1859217472" table:formula="of:=['Sales_&amp;Costs_-Store_1'.M118]+['Sales_&amp;Costs_-Store_2'.M118]+['Sales_&amp;Costs_-Store_3'.M118]+['Sales_&amp;Costs_-Store_4'.M118]+['Sales_&amp;Costs_-Store_5'.M118]" table:style-name="ce11">
            <text:p>4006987</text:p>
          </table:table-cell>
          <table:table-cell table:number-columns-repeated="16371"/>
        </table:table-row>
        <table:table-row table:style-name="ro5">
          <table:table-cell office:value-type="string" table:style-name="ce5">
            <text:p>Maida</text:p>
          </table:table-cell>
          <table:table-cell office:value-type="float" office:value="2596356.875" table:formula="of:=['Sales_&amp;Costs_-Store_1'.B119]+['Sales_&amp;Costs_-Store_2'.B119]+['Sales_&amp;Costs_-Store_3'.B119]+['Sales_&amp;Costs_-Store_4'.B119]+['Sales_&amp;Costs_-Store_5'.B119]" table:style-name="ce11">
            <text:p>2596357</text:p>
          </table:table-cell>
          <table:table-cell office:value-type="float" office:value="2704257.226234375" table:formula="of:=['Sales_&amp;Costs_-Store_1'.C119]+['Sales_&amp;Costs_-Store_2'.C119]+['Sales_&amp;Costs_-Store_3'.C119]+['Sales_&amp;Costs_-Store_4'.C119]+['Sales_&amp;Costs_-Store_5'.C119]" table:style-name="ce11">
            <text:p>2704257</text:p>
          </table:table-cell>
          <table:table-cell office:value-type="float" office:value="2816897.6515375031" table:formula="of:=['Sales_&amp;Costs_-Store_1'.D119]+['Sales_&amp;Costs_-Store_2'.D119]+['Sales_&amp;Costs_-Store_3'.D119]+['Sales_&amp;Costs_-Store_4'.D119]+['Sales_&amp;Costs_-Store_5'.D119]" table:style-name="ce11">
            <text:p>2816898</text:p>
          </table:table-cell>
          <table:table-cell office:value-type="float" office:value="2934493.3604657408" table:formula="of:=['Sales_&amp;Costs_-Store_1'.E119]+['Sales_&amp;Costs_-Store_2'.E119]+['Sales_&amp;Costs_-Store_3'.E119]+['Sales_&amp;Costs_-Store_4'.E119]+['Sales_&amp;Costs_-Store_5'.E119]" table:style-name="ce11">
            <text:p>2934493</text:p>
          </table:table-cell>
          <table:table-cell office:value-type="float" office:value="3057269.5244600656" table:formula="of:=['Sales_&amp;Costs_-Store_1'.F119]+['Sales_&amp;Costs_-Store_2'.F119]+['Sales_&amp;Costs_-Store_3'.F119]+['Sales_&amp;Costs_-Store_4'.F119]+['Sales_&amp;Costs_-Store_5'.F119]" table:style-name="ce11">
            <text:p>3057270</text:p>
          </table:table-cell>
          <table:table-cell office:value-type="float" office:value="3185461.7435113522" table:formula="of:=['Sales_&amp;Costs_-Store_1'.G119]+['Sales_&amp;Costs_-Store_2'.G119]+['Sales_&amp;Costs_-Store_3'.G119]+['Sales_&amp;Costs_-Store_4'.G119]+['Sales_&amp;Costs_-Store_5'.G119]" table:style-name="ce11">
            <text:p>3185462</text:p>
          </table:table-cell>
          <table:table-cell office:value-type="float" office:value="3319316.5348643488" table:formula="of:=['Sales_&amp;Costs_-Store_1'.H119]+['Sales_&amp;Costs_-Store_2'.H119]+['Sales_&amp;Costs_-Store_3'.H119]+['Sales_&amp;Costs_-Store_4'.H119]+['Sales_&amp;Costs_-Store_5'.H119]" table:style-name="ce11">
            <text:p>3319317</text:p>
          </table:table-cell>
          <table:table-cell office:value-type="float" office:value="3459091.8448075568" table:formula="of:=['Sales_&amp;Costs_-Store_1'.I119]+['Sales_&amp;Costs_-Store_2'.I119]+['Sales_&amp;Costs_-Store_3'.I119]+['Sales_&amp;Costs_-Store_4'.I119]+['Sales_&amp;Costs_-Store_5'.I119]" table:style-name="ce11">
            <text:p>3459092</text:p>
          </table:table-cell>
          <table:table-cell office:value-type="float" office:value="3605057.5846462324" table:formula="of:=['Sales_&amp;Costs_-Store_1'.J119]+['Sales_&amp;Costs_-Store_2'.J119]+['Sales_&amp;Costs_-Store_3'.J119]+['Sales_&amp;Costs_-Store_4'.J119]+['Sales_&amp;Costs_-Store_5'.J119]" table:style-name="ce11">
            <text:p>3605058</text:p>
          </table:table-cell>
          <table:table-cell office:value-type="float" office:value="3757496.1920081503" table:formula="of:=['Sales_&amp;Costs_-Store_1'.K119]+['Sales_&amp;Costs_-Store_2'.K119]+['Sales_&amp;Costs_-Store_3'.K119]+['Sales_&amp;Costs_-Store_4'.K119]+['Sales_&amp;Costs_-Store_5'.K119]" table:style-name="ce11">
            <text:p>3757496</text:p>
          </table:table-cell>
          <table:table-cell office:value-type="float" office:value="3916703.2186866952" table:formula="of:=['Sales_&amp;Costs_-Store_1'.L119]+['Sales_&amp;Costs_-Store_2'.L119]+['Sales_&amp;Costs_-Store_3'.L119]+['Sales_&amp;Costs_-Store_4'.L119]+['Sales_&amp;Costs_-Store_5'.L119]" table:style-name="ce11">
            <text:p>3916703</text:p>
          </table:table-cell>
          <table:table-cell office:value-type="float" office:value="4082987.9462834122" table:formula="of:=['Sales_&amp;Costs_-Store_1'.M119]+['Sales_&amp;Costs_-Store_2'.M119]+['Sales_&amp;Costs_-Store_3'.M119]+['Sales_&amp;Costs_-Store_4'.M119]+['Sales_&amp;Costs_-Store_5'.M119]" table:style-name="ce11">
            <text:p>4082988</text:p>
          </table:table-cell>
          <table:table-cell table:number-columns-repeated="16371"/>
        </table:table-row>
        <table:table-row table:style-name="ro5">
          <table:table-cell office:value-type="string" table:style-name="ce5">
            <text:p>Rice</text:p>
          </table:table-cell>
          <table:table-cell office:value-type="float" office:value="3861990" table:formula="of:=['Sales_&amp;Costs_-Store_1'.B120]+['Sales_&amp;Costs_-Store_2'.B120]+['Sales_&amp;Costs_-Store_3'.B120]+['Sales_&amp;Costs_-Store_4'.B120]+['Sales_&amp;Costs_-Store_5'.B120]" table:style-name="ce11">
            <text:p>3861990</text:p>
          </table:table-cell>
          <table:table-cell office:value-type="float" office:value="4048827.5137499999" table:formula="of:=['Sales_&amp;Costs_-Store_1'.C120]+['Sales_&amp;Costs_-Store_2'.C120]+['Sales_&amp;Costs_-Store_3'.C120]+['Sales_&amp;Costs_-Store_4'.C120]+['Sales_&amp;Costs_-Store_5'.C120]" table:style-name="ce11">
            <text:p>4048828</text:p>
          </table:table-cell>
          <table:table-cell office:value-type="float" office:value="4244873.6282205936" table:formula="of:=['Sales_&amp;Costs_-Store_1'.D120]+['Sales_&amp;Costs_-Store_2'.D120]+['Sales_&amp;Costs_-Store_3'.D120]+['Sales_&amp;Costs_-Store_4'.D120]+['Sales_&amp;Costs_-Store_5'.D120]" table:style-name="ce11">
            <text:p>4244874</text:p>
          </table:table-cell>
          <table:table-cell office:value-type="float" office:value="4450589.2952847714" table:formula="of:=['Sales_&amp;Costs_-Store_1'.E120]+['Sales_&amp;Costs_-Store_2'.E120]+['Sales_&amp;Costs_-Store_3'.E120]+['Sales_&amp;Costs_-Store_4'.E120]+['Sales_&amp;Costs_-Store_5'.E120]" table:style-name="ce11">
            <text:p>4450589</text:p>
          </table:table-cell>
          <table:table-cell office:value-type="float" office:value="4666458.8384444397" table:formula="of:=['Sales_&amp;Costs_-Store_1'.F120]+['Sales_&amp;Costs_-Store_2'.F120]+['Sales_&amp;Costs_-Store_3'.F120]+['Sales_&amp;Costs_-Store_4'.F120]+['Sales_&amp;Costs_-Store_5'.F120]" table:style-name="ce11">
            <text:p>4666459</text:p>
          </table:table-cell>
          <table:table-cell office:value-type="float" office:value="4892991.1504866481" table:formula="of:=['Sales_&amp;Costs_-Store_1'.G120]+['Sales_&amp;Costs_-Store_2'.G120]+['Sales_&amp;Costs_-Store_3'.G120]+['Sales_&amp;Costs_-Store_4'.G120]+['Sales_&amp;Costs_-Store_5'.G120]" table:style-name="ce11">
            <text:p>4892991</text:p>
          </table:table-cell>
          <table:table-cell office:value-type="float" office:value="5130720.9530567452" table:formula="of:=['Sales_&amp;Costs_-Store_1'.H120]+['Sales_&amp;Costs_-Store_2'.H120]+['Sales_&amp;Costs_-Store_3'.H120]+['Sales_&amp;Costs_-Store_4'.H120]+['Sales_&amp;Costs_-Store_5'.H120]" table:style-name="ce11">
            <text:p>5130721</text:p>
          </table:table-cell>
          <table:table-cell office:value-type="float" office:value="5380210.1213733153" table:formula="of:=['Sales_&amp;Costs_-Store_1'.I120]+['Sales_&amp;Costs_-Store_2'.I120]+['Sales_&amp;Costs_-Store_3'.I120]+['Sales_&amp;Costs_-Store_4'.I120]+['Sales_&amp;Costs_-Store_5'.I120]" table:style-name="ce11">
            <text:p>5380210</text:p>
          </table:table-cell>
          <table:table-cell office:value-type="float" office:value="5642049.077478651" table:formula="of:=['Sales_&amp;Costs_-Store_1'.J120]+['Sales_&amp;Costs_-Store_2'.J120]+['Sales_&amp;Costs_-Store_3'.J120]+['Sales_&amp;Costs_-Store_4'.J120]+['Sales_&amp;Costs_-Store_5'.J120]" table:style-name="ce11">
            <text:p>5642049</text:p>
          </table:table-cell>
          <table:table-cell office:value-type="float" office:value="5916858.2555966089" table:formula="of:=['Sales_&amp;Costs_-Store_1'.K120]+['Sales_&amp;Costs_-Store_2'.K120]+['Sales_&amp;Costs_-Store_3'.K120]+['Sales_&amp;Costs_-Store_4'.K120]+['Sales_&amp;Costs_-Store_5'.K120]" table:style-name="ce11">
            <text:p>5916858</text:p>
          </table:table-cell>
          <table:table-cell office:value-type="float" office:value="6205289.6433568094" table:formula="of:=['Sales_&amp;Costs_-Store_1'.L120]+['Sales_&amp;Costs_-Store_2'.L120]+['Sales_&amp;Costs_-Store_3'.L120]+['Sales_&amp;Costs_-Store_4'.L120]+['Sales_&amp;Costs_-Store_5'.L120]" table:style-name="ce11">
            <text:p>6205290</text:p>
          </table:table-cell>
          <table:table-cell office:value-type="float" office:value="6508028.4028414646" table:formula="of:=['Sales_&amp;Costs_-Store_1'.M120]+['Sales_&amp;Costs_-Store_2'.M120]+['Sales_&amp;Costs_-Store_3'.M120]+['Sales_&amp;Costs_-Store_4'.M120]+['Sales_&amp;Costs_-Store_5'.M120]" table:style-name="ce11">
            <text:p>6508028</text:p>
          </table:table-cell>
          <table:table-cell table:number-columns-repeated="16371"/>
        </table:table-row>
        <table:table-row table:style-name="ro5">
          <table:table-cell office:value-type="string" table:style-name="ce5">
            <text:p>Sugar</text:p>
          </table:table-cell>
          <table:table-cell office:value-type="float" office:value="2185720" table:formula="of:=['Sales_&amp;Costs_-Store_1'.B121]+['Sales_&amp;Costs_-Store_2'.B121]+['Sales_&amp;Costs_-Store_3'.B121]+['Sales_&amp;Costs_-Store_4'.B121]+['Sales_&amp;Costs_-Store_5'.B121]" table:style-name="ce11">
            <text:p>2185720</text:p>
          </table:table-cell>
          <table:table-cell office:value-type="float" office:value="2298808.9885" table:formula="of:=['Sales_&amp;Costs_-Store_1'.C121]+['Sales_&amp;Costs_-Store_2'.C121]+['Sales_&amp;Costs_-Store_3'.C121]+['Sales_&amp;Costs_-Store_4'.C121]+['Sales_&amp;Costs_-Store_5'.C121]" table:style-name="ce11">
            <text:p>2298809</text:p>
          </table:table-cell>
          <table:table-cell office:value-type="float" office:value="2418014.4820726379" table:formula="of:=['Sales_&amp;Costs_-Store_1'.D121]+['Sales_&amp;Costs_-Store_2'.D121]+['Sales_&amp;Costs_-Store_3'.D121]+['Sales_&amp;Costs_-Store_4'.D121]+['Sales_&amp;Costs_-Store_5'.D121]" table:style-name="ce11">
            <text:p>2418014</text:p>
          </table:table-cell>
          <table:table-cell office:value-type="float" office:value="2543678.5149104893" table:formula="of:=['Sales_&amp;Costs_-Store_1'.E121]+['Sales_&amp;Costs_-Store_2'.E121]+['Sales_&amp;Costs_-Store_3'.E121]+['Sales_&amp;Costs_-Store_4'.E121]+['Sales_&amp;Costs_-Store_5'.E121]" table:style-name="ce11">
            <text:p>2543679</text:p>
          </table:table-cell>
          <table:table-cell office:value-type="float" office:value="2676162.7077613771" table:formula="of:=['Sales_&amp;Costs_-Store_1'.F121]+['Sales_&amp;Costs_-Store_2'.F121]+['Sales_&amp;Costs_-Store_3'.F121]+['Sales_&amp;Costs_-Store_4'.F121]+['Sales_&amp;Costs_-Store_5'.F121]" table:style-name="ce11">
            <text:p>2676163</text:p>
          </table:table-cell>
          <table:table-cell office:value-type="float" office:value="2815849.4081207942" table:formula="of:=['Sales_&amp;Costs_-Store_1'.G121]+['Sales_&amp;Costs_-Store_2'.G121]+['Sales_&amp;Costs_-Store_3'.G121]+['Sales_&amp;Costs_-Store_4'.G121]+['Sales_&amp;Costs_-Store_5'.G121]" table:style-name="ce11">
            <text:p>2815849</text:p>
          </table:table-cell>
          <table:table-cell office:value-type="float" office:value="2963142.8975469833" table:formula="of:=['Sales_&amp;Costs_-Store_1'.H121]+['Sales_&amp;Costs_-Store_2'.H121]+['Sales_&amp;Costs_-Store_3'.H121]+['Sales_&amp;Costs_-Store_4'.H121]+['Sales_&amp;Costs_-Store_5'.H121]" table:style-name="ce11">
            <text:p>2963143</text:p>
          </table:table-cell>
          <table:table-cell office:value-type="float" office:value="3118470.6700807014" table:formula="of:=['Sales_&amp;Costs_-Store_1'.I121]+['Sales_&amp;Costs_-Store_2'.I121]+['Sales_&amp;Costs_-Store_3'.I121]+['Sales_&amp;Costs_-Store_4'.I121]+['Sales_&amp;Costs_-Store_5'.I121]" table:style-name="ce11">
            <text:p>3118471</text:p>
          </table:table-cell>
          <table:table-cell office:value-type="float" office:value="3282284.7859891821" table:formula="of:=['Sales_&amp;Costs_-Store_1'.J121]+['Sales_&amp;Costs_-Store_2'.J121]+['Sales_&amp;Costs_-Store_3'.J121]+['Sales_&amp;Costs_-Store_4'.J121]+['Sales_&amp;Costs_-Store_5'.J121]" table:style-name="ce11">
            <text:p>3282285</text:p>
          </table:table-cell>
          <table:table-cell office:value-type="float" office:value="3455063.3053055406" table:formula="of:=['Sales_&amp;Costs_-Store_1'.K121]+['Sales_&amp;Costs_-Store_2'.K121]+['Sales_&amp;Costs_-Store_3'.K121]+['Sales_&amp;Costs_-Store_4'.K121]+['Sales_&amp;Costs_-Store_5'.K121]" table:style-name="ce11">
            <text:p>3455063</text:p>
          </table:table-cell>
          <table:table-cell office:value-type="float" office:value="3637311.8059016736" table:formula="of:=['Sales_&amp;Costs_-Store_1'.L121]+['Sales_&amp;Costs_-Store_2'.L121]+['Sales_&amp;Costs_-Store_3'.L121]+['Sales_&amp;Costs_-Store_4'.L121]+['Sales_&amp;Costs_-Store_5'.L121]" table:style-name="ce11">
            <text:p>3637312</text:p>
          </table:table-cell>
          <table:table-cell office:value-type="float" office:value="3829564.9911154648" table:formula="of:=['Sales_&amp;Costs_-Store_1'.M121]+['Sales_&amp;Costs_-Store_2'.M121]+['Sales_&amp;Costs_-Store_3'.M121]+['Sales_&amp;Costs_-Store_4'.M121]+['Sales_&amp;Costs_-Store_5'.M121]" table:style-name="ce11">
            <text:p>3829565</text:p>
          </table:table-cell>
          <table:table-cell table:number-columns-repeated="16371"/>
        </table:table-row>
        <table:table-row table:style-name="ro5">
          <table:table-cell office:value-type="string" table:style-name="ce5">
            <text:p>Total</text:p>
          </table:table-cell>
          <table:table-cell office:value-type="float" office:value="22513489.375" table:formula="of:=['Sales_&amp;Costs_-Store_1'.B122]+['Sales_&amp;Costs_-Store_2'.B122]+['Sales_&amp;Costs_-Store_3'.B122]+['Sales_&amp;Costs_-Store_4'.B122]+['Sales_&amp;Costs_-Store_5'.B122]" table:style-name="ce11">
            <text:p>22513489</text:p>
          </table:table-cell>
          <table:table-cell office:value-type="float" office:value="23505379.703015622" table:formula="of:=['Sales_&amp;Costs_-Store_1'.C122]+['Sales_&amp;Costs_-Store_2'.C122]+['Sales_&amp;Costs_-Store_3'.C122]+['Sales_&amp;Costs_-Store_4'.C122]+['Sales_&amp;Costs_-Store_5'.C122]" table:style-name="ce11">
            <text:p>23505380</text:p>
          </table:table-cell>
          <table:table-cell office:value-type="float" office:value="24545101.189569149" table:formula="of:=['Sales_&amp;Costs_-Store_1'.D122]+['Sales_&amp;Costs_-Store_2'.D122]+['Sales_&amp;Costs_-Store_3'.D122]+['Sales_&amp;Costs_-Store_4'.D122]+['Sales_&amp;Costs_-Store_5'.D122]" table:style-name="ce11">
            <text:p>24545101</text:p>
          </table:table-cell>
          <table:table-cell office:value-type="float" office:value="25635155.315602992" table:formula="of:=['Sales_&amp;Costs_-Store_1'.E122]+['Sales_&amp;Costs_-Store_2'.E122]+['Sales_&amp;Costs_-Store_3'.E122]+['Sales_&amp;Costs_-Store_4'.E122]+['Sales_&amp;Costs_-Store_5'.E122]" table:style-name="ce11">
            <text:p>25635155</text:p>
          </table:table-cell>
          <table:table-cell office:value-type="float" office:value="26778184.362014443" table:formula="of:=['Sales_&amp;Costs_-Store_1'.F122]+['Sales_&amp;Costs_-Store_2'.F122]+['Sales_&amp;Costs_-Store_3'.F122]+['Sales_&amp;Costs_-Store_4'.F122]+['Sales_&amp;Costs_-Store_5'.F122]" table:style-name="ce11">
            <text:p>26778184</text:p>
          </table:table-cell>
          <table:table-cell office:value-type="float" office:value="27976979.867153786" table:formula="of:=['Sales_&amp;Costs_-Store_1'.G122]+['Sales_&amp;Costs_-Store_2'.G122]+['Sales_&amp;Costs_-Store_3'.G122]+['Sales_&amp;Costs_-Store_4'.G122]+['Sales_&amp;Costs_-Store_5'.G122]" table:style-name="ce11">
            <text:p>27976980</text:p>
          </table:table-cell>
          <table:table-cell office:value-type="float" office:value="29234491.621244535" table:formula="of:=['Sales_&amp;Costs_-Store_1'.H122]+['Sales_&amp;Costs_-Store_2'.H122]+['Sales_&amp;Costs_-Store_3'.H122]+['Sales_&amp;Costs_-Store_4'.H122]+['Sales_&amp;Costs_-Store_5'.H122]" table:style-name="ce11">
            <text:p>29234492</text:p>
          </table:table-cell>
          <table:table-cell office:value-type="float" office:value="30553837.233388782" table:formula="of:=['Sales_&amp;Costs_-Store_1'.I122]+['Sales_&amp;Costs_-Store_2'.I122]+['Sales_&amp;Costs_-Store_3'.I122]+['Sales_&amp;Costs_-Store_4'.I122]+['Sales_&amp;Costs_-Store_5'.I122]" table:style-name="ce11">
            <text:p>30553837</text:p>
          </table:table-cell>
          <table:table-cell office:value-type="float" office:value="31938312.309275083" table:formula="of:=['Sales_&amp;Costs_-Store_1'.J122]+['Sales_&amp;Costs_-Store_2'.J122]+['Sales_&amp;Costs_-Store_3'.J122]+['Sales_&amp;Costs_-Store_4'.J122]+['Sales_&amp;Costs_-Store_5'.J122]" table:style-name="ce11">
            <text:p>31938312</text:p>
          </table:table-cell>
          <table:table-cell office:value-type="float" office:value="33391401.280334651" table:formula="of:=['Sales_&amp;Costs_-Store_1'.K122]+['Sales_&amp;Costs_-Store_2'.K122]+['Sales_&amp;Costs_-Store_3'.K122]+['Sales_&amp;Costs_-Store_4'.K122]+['Sales_&amp;Costs_-Store_5'.K122]" table:style-name="ce11">
            <text:p>33391401</text:p>
          </table:table-cell>
          <table:table-cell office:value-type="float" office:value="34916788.927906252" table:formula="of:=['Sales_&amp;Costs_-Store_1'.L122]+['Sales_&amp;Costs_-Store_2'.L122]+['Sales_&amp;Costs_-Store_3'.L122]+['Sales_&amp;Costs_-Store_4'.L122]+['Sales_&amp;Costs_-Store_5'.L122]" table:style-name="ce11">
            <text:p>34916789</text:p>
          </table:table-cell>
          <table:table-cell office:value-type="float" office:value="36518372.64898403" table:formula="of:=['Sales_&amp;Costs_-Store_1'.M122]+['Sales_&amp;Costs_-Store_2'.M122]+['Sales_&amp;Costs_-Store_3'.M122]+['Sales_&amp;Costs_-Store_4'.M122]+['Sales_&amp;Costs_-Store_5'.M122]" table:style-name="ce11">
            <text:p>36518373</text:p>
          </table:table-cell>
          <table:table-cell table:number-columns-repeated="16371"/>
        </table:table-row>
        <table:table-row table:style-name="ro6">
          <table:table-cell table:number-columns-repeated="16384"/>
        </table:table-row>
        <table:table-row table:style-name="ro5">
          <table:table-cell office:value-type="string" table:style-name="ce6">
            <text:p>Other Costs</text:p>
          </table:table-cell>
          <table:table-cell table:number-columns-repeated="16383" table:style-name="ce1"/>
        </table:table-row>
        <table:table-row table:style-name="ro5">
          <table:table-cell office:value-type="string" table:style-name="ce5">
            <text:p>Rent</text:p>
          </table:table-cell>
          <table:table-cell office:value-type="float" office:value="700000" table:formula="of:=['Sales_&amp;Costs_-Store_1'.B125]+['Sales_&amp;Costs_-Store_2'.B125]+['Sales_&amp;Costs_-Store_3'.B125]+['Sales_&amp;Costs_-Store_4'.B125]+['Sales_&amp;Costs_-Store_5'.B125]" table:style-name="ce10">
            <text:p>700000</text:p>
          </table:table-cell>
          <table:table-cell office:value-type="float" office:value="700000" table:formula="of:=['Sales_&amp;Costs_-Store_1'.C125]+['Sales_&amp;Costs_-Store_2'.C125]+['Sales_&amp;Costs_-Store_3'.C125]+['Sales_&amp;Costs_-Store_4'.C125]+['Sales_&amp;Costs_-Store_5'.C125]" table:style-name="ce10">
            <text:p>700000</text:p>
          </table:table-cell>
          <table:table-cell office:value-type="float" office:value="700000" table:formula="of:=['Sales_&amp;Costs_-Store_1'.D125]+['Sales_&amp;Costs_-Store_2'.D125]+['Sales_&amp;Costs_-Store_3'.D125]+['Sales_&amp;Costs_-Store_4'.D125]+['Sales_&amp;Costs_-Store_5'.D125]" table:style-name="ce10">
            <text:p>700000</text:p>
          </table:table-cell>
          <table:table-cell office:value-type="float" office:value="700000" table:formula="of:=['Sales_&amp;Costs_-Store_1'.E125]+['Sales_&amp;Costs_-Store_2'.E125]+['Sales_&amp;Costs_-Store_3'.E125]+['Sales_&amp;Costs_-Store_4'.E125]+['Sales_&amp;Costs_-Store_5'.E125]" table:style-name="ce10">
            <text:p>700000</text:p>
          </table:table-cell>
          <table:table-cell office:value-type="float" office:value="700000" table:formula="of:=['Sales_&amp;Costs_-Store_1'.F125]+['Sales_&amp;Costs_-Store_2'.F125]+['Sales_&amp;Costs_-Store_3'.F125]+['Sales_&amp;Costs_-Store_4'.F125]+['Sales_&amp;Costs_-Store_5'.F125]" table:style-name="ce10">
            <text:p>700000</text:p>
          </table:table-cell>
          <table:table-cell office:value-type="float" office:value="700000" table:formula="of:=['Sales_&amp;Costs_-Store_1'.G125]+['Sales_&amp;Costs_-Store_2'.G125]+['Sales_&amp;Costs_-Store_3'.G125]+['Sales_&amp;Costs_-Store_4'.G125]+['Sales_&amp;Costs_-Store_5'.G125]" table:style-name="ce10">
            <text:p>700000</text:p>
          </table:table-cell>
          <table:table-cell office:value-type="float" office:value="700000" table:formula="of:=['Sales_&amp;Costs_-Store_1'.H125]+['Sales_&amp;Costs_-Store_2'.H125]+['Sales_&amp;Costs_-Store_3'.H125]+['Sales_&amp;Costs_-Store_4'.H125]+['Sales_&amp;Costs_-Store_5'.H125]" table:style-name="ce10">
            <text:p>700000</text:p>
          </table:table-cell>
          <table:table-cell office:value-type="float" office:value="700000" table:formula="of:=['Sales_&amp;Costs_-Store_1'.I125]+['Sales_&amp;Costs_-Store_2'.I125]+['Sales_&amp;Costs_-Store_3'.I125]+['Sales_&amp;Costs_-Store_4'.I125]+['Sales_&amp;Costs_-Store_5'.I125]" table:style-name="ce10">
            <text:p>700000</text:p>
          </table:table-cell>
          <table:table-cell office:value-type="float" office:value="700000" table:formula="of:=['Sales_&amp;Costs_-Store_1'.J125]+['Sales_&amp;Costs_-Store_2'.J125]+['Sales_&amp;Costs_-Store_3'.J125]+['Sales_&amp;Costs_-Store_4'.J125]+['Sales_&amp;Costs_-Store_5'.J125]" table:style-name="ce10">
            <text:p>700000</text:p>
          </table:table-cell>
          <table:table-cell office:value-type="float" office:value="700000" table:formula="of:=['Sales_&amp;Costs_-Store_1'.K125]+['Sales_&amp;Costs_-Store_2'.K125]+['Sales_&amp;Costs_-Store_3'.K125]+['Sales_&amp;Costs_-Store_4'.K125]+['Sales_&amp;Costs_-Store_5'.K125]" table:style-name="ce10">
            <text:p>700000</text:p>
          </table:table-cell>
          <table:table-cell office:value-type="float" office:value="700000" table:formula="of:=['Sales_&amp;Costs_-Store_1'.L125]+['Sales_&amp;Costs_-Store_2'.L125]+['Sales_&amp;Costs_-Store_3'.L125]+['Sales_&amp;Costs_-Store_4'.L125]+['Sales_&amp;Costs_-Store_5'.L125]" table:style-name="ce10">
            <text:p>700000</text:p>
          </table:table-cell>
          <table:table-cell office:value-type="float" office:value="700000" table:formula="of:=['Sales_&amp;Costs_-Store_1'.M125]+['Sales_&amp;Costs_-Store_2'.M125]+['Sales_&amp;Costs_-Store_3'.M125]+['Sales_&amp;Costs_-Store_4'.M125]+['Sales_&amp;Costs_-Store_5'.M125]" table:style-name="ce10">
            <text:p>700000</text:p>
          </table:table-cell>
          <table:table-cell table:number-columns-repeated="16371"/>
        </table:table-row>
        <table:table-row table:style-name="ro5">
          <table:table-cell office:value-type="string" table:style-name="ce5">
            <text:p>Electricity Bll</text:p>
          </table:table-cell>
          <table:table-cell office:value-type="float" office:value="395000" table:formula="of:=['Sales_&amp;Costs_-Store_1'.B126]+['Sales_&amp;Costs_-Store_2'.B126]+['Sales_&amp;Costs_-Store_3'.B126]+['Sales_&amp;Costs_-Store_4'.B126]+['Sales_&amp;Costs_-Store_5'.B126]" table:style-name="ce10">
            <text:p>395000</text:p>
          </table:table-cell>
          <table:table-cell office:value-type="float" office:value="395000" table:formula="of:=['Sales_&amp;Costs_-Store_1'.C126]+['Sales_&amp;Costs_-Store_2'.C126]+['Sales_&amp;Costs_-Store_3'.C126]+['Sales_&amp;Costs_-Store_4'.C126]+['Sales_&amp;Costs_-Store_5'.C126]" table:style-name="ce10">
            <text:p>395000</text:p>
          </table:table-cell>
          <table:table-cell office:value-type="float" office:value="395000" table:formula="of:=['Sales_&amp;Costs_-Store_1'.D126]+['Sales_&amp;Costs_-Store_2'.D126]+['Sales_&amp;Costs_-Store_3'.D126]+['Sales_&amp;Costs_-Store_4'.D126]+['Sales_&amp;Costs_-Store_5'.D126]" table:style-name="ce10">
            <text:p>395000</text:p>
          </table:table-cell>
          <table:table-cell office:value-type="float" office:value="395000" table:formula="of:=['Sales_&amp;Costs_-Store_1'.E126]+['Sales_&amp;Costs_-Store_2'.E126]+['Sales_&amp;Costs_-Store_3'.E126]+['Sales_&amp;Costs_-Store_4'.E126]+['Sales_&amp;Costs_-Store_5'.E126]" table:style-name="ce10">
            <text:p>395000</text:p>
          </table:table-cell>
          <table:table-cell office:value-type="float" office:value="395000" table:formula="of:=['Sales_&amp;Costs_-Store_1'.F126]+['Sales_&amp;Costs_-Store_2'.F126]+['Sales_&amp;Costs_-Store_3'.F126]+['Sales_&amp;Costs_-Store_4'.F126]+['Sales_&amp;Costs_-Store_5'.F126]" table:style-name="ce10">
            <text:p>395000</text:p>
          </table:table-cell>
          <table:table-cell office:value-type="float" office:value="395000" table:formula="of:=['Sales_&amp;Costs_-Store_1'.G126]+['Sales_&amp;Costs_-Store_2'.G126]+['Sales_&amp;Costs_-Store_3'.G126]+['Sales_&amp;Costs_-Store_4'.G126]+['Sales_&amp;Costs_-Store_5'.G126]" table:style-name="ce10">
            <text:p>395000</text:p>
          </table:table-cell>
          <table:table-cell office:value-type="float" office:value="395000" table:formula="of:=['Sales_&amp;Costs_-Store_1'.H126]+['Sales_&amp;Costs_-Store_2'.H126]+['Sales_&amp;Costs_-Store_3'.H126]+['Sales_&amp;Costs_-Store_4'.H126]+['Sales_&amp;Costs_-Store_5'.H126]" table:style-name="ce10">
            <text:p>395000</text:p>
          </table:table-cell>
          <table:table-cell office:value-type="float" office:value="395000" table:formula="of:=['Sales_&amp;Costs_-Store_1'.I126]+['Sales_&amp;Costs_-Store_2'.I126]+['Sales_&amp;Costs_-Store_3'.I126]+['Sales_&amp;Costs_-Store_4'.I126]+['Sales_&amp;Costs_-Store_5'.I126]" table:style-name="ce10">
            <text:p>395000</text:p>
          </table:table-cell>
          <table:table-cell office:value-type="float" office:value="395000" table:formula="of:=['Sales_&amp;Costs_-Store_1'.J126]+['Sales_&amp;Costs_-Store_2'.J126]+['Sales_&amp;Costs_-Store_3'.J126]+['Sales_&amp;Costs_-Store_4'.J126]+['Sales_&amp;Costs_-Store_5'.J126]" table:style-name="ce10">
            <text:p>395000</text:p>
          </table:table-cell>
          <table:table-cell office:value-type="float" office:value="395000" table:formula="of:=['Sales_&amp;Costs_-Store_1'.K126]+['Sales_&amp;Costs_-Store_2'.K126]+['Sales_&amp;Costs_-Store_3'.K126]+['Sales_&amp;Costs_-Store_4'.K126]+['Sales_&amp;Costs_-Store_5'.K126]" table:style-name="ce10">
            <text:p>395000</text:p>
          </table:table-cell>
          <table:table-cell office:value-type="float" office:value="395000" table:formula="of:=['Sales_&amp;Costs_-Store_1'.L126]+['Sales_&amp;Costs_-Store_2'.L126]+['Sales_&amp;Costs_-Store_3'.L126]+['Sales_&amp;Costs_-Store_4'.L126]+['Sales_&amp;Costs_-Store_5'.L126]" table:style-name="ce10">
            <text:p>395000</text:p>
          </table:table-cell>
          <table:table-cell office:value-type="float" office:value="395000" table:formula="of:=['Sales_&amp;Costs_-Store_1'.M126]+['Sales_&amp;Costs_-Store_2'.M126]+['Sales_&amp;Costs_-Store_3'.M126]+['Sales_&amp;Costs_-Store_4'.M126]+['Sales_&amp;Costs_-Store_5'.M126]" table:style-name="ce10">
            <text:p>395000</text:p>
          </table:table-cell>
          <table:table-cell table:number-columns-repeated="16371"/>
        </table:table-row>
        <table:table-row table:style-name="ro5">
          <table:table-cell office:value-type="string" table:style-name="ce5">
            <text:p>Salary Expanse</text:p>
          </table:table-cell>
          <table:table-cell office:value-type="float" office:value="530000" table:formula="of:=['Sales_&amp;Costs_-Store_1'.B127]+['Sales_&amp;Costs_-Store_2'.B127]+['Sales_&amp;Costs_-Store_3'.B127]+['Sales_&amp;Costs_-Store_4'.B127]+['Sales_&amp;Costs_-Store_5'.B127]" table:style-name="ce10">
            <text:p>530000</text:p>
          </table:table-cell>
          <table:table-cell office:value-type="float" office:value="530000" table:formula="of:=['Sales_&amp;Costs_-Store_1'.C127]+['Sales_&amp;Costs_-Store_2'.C127]+['Sales_&amp;Costs_-Store_3'.C127]+['Sales_&amp;Costs_-Store_4'.C127]+['Sales_&amp;Costs_-Store_5'.C127]" table:style-name="ce10">
            <text:p>530000</text:p>
          </table:table-cell>
          <table:table-cell office:value-type="float" office:value="530000" table:formula="of:=['Sales_&amp;Costs_-Store_1'.D127]+['Sales_&amp;Costs_-Store_2'.D127]+['Sales_&amp;Costs_-Store_3'.D127]+['Sales_&amp;Costs_-Store_4'.D127]+['Sales_&amp;Costs_-Store_5'.D127]" table:style-name="ce10">
            <text:p>530000</text:p>
          </table:table-cell>
          <table:table-cell office:value-type="float" office:value="530000" table:formula="of:=['Sales_&amp;Costs_-Store_1'.E127]+['Sales_&amp;Costs_-Store_2'.E127]+['Sales_&amp;Costs_-Store_3'.E127]+['Sales_&amp;Costs_-Store_4'.E127]+['Sales_&amp;Costs_-Store_5'.E127]" table:style-name="ce10">
            <text:p>530000</text:p>
          </table:table-cell>
          <table:table-cell office:value-type="float" office:value="530000" table:formula="of:=['Sales_&amp;Costs_-Store_1'.F127]+['Sales_&amp;Costs_-Store_2'.F127]+['Sales_&amp;Costs_-Store_3'.F127]+['Sales_&amp;Costs_-Store_4'.F127]+['Sales_&amp;Costs_-Store_5'.F127]" table:style-name="ce10">
            <text:p>530000</text:p>
          </table:table-cell>
          <table:table-cell office:value-type="float" office:value="530000" table:formula="of:=['Sales_&amp;Costs_-Store_1'.G127]+['Sales_&amp;Costs_-Store_2'.G127]+['Sales_&amp;Costs_-Store_3'.G127]+['Sales_&amp;Costs_-Store_4'.G127]+['Sales_&amp;Costs_-Store_5'.G127]" table:style-name="ce10">
            <text:p>530000</text:p>
          </table:table-cell>
          <table:table-cell office:value-type="float" office:value="530000" table:formula="of:=['Sales_&amp;Costs_-Store_1'.H127]+['Sales_&amp;Costs_-Store_2'.H127]+['Sales_&amp;Costs_-Store_3'.H127]+['Sales_&amp;Costs_-Store_4'.H127]+['Sales_&amp;Costs_-Store_5'.H127]" table:style-name="ce10">
            <text:p>530000</text:p>
          </table:table-cell>
          <table:table-cell office:value-type="float" office:value="530000" table:formula="of:=['Sales_&amp;Costs_-Store_1'.I127]+['Sales_&amp;Costs_-Store_2'.I127]+['Sales_&amp;Costs_-Store_3'.I127]+['Sales_&amp;Costs_-Store_4'.I127]+['Sales_&amp;Costs_-Store_5'.I127]" table:style-name="ce10">
            <text:p>530000</text:p>
          </table:table-cell>
          <table:table-cell office:value-type="float" office:value="530000" table:formula="of:=['Sales_&amp;Costs_-Store_1'.J127]+['Sales_&amp;Costs_-Store_2'.J127]+['Sales_&amp;Costs_-Store_3'.J127]+['Sales_&amp;Costs_-Store_4'.J127]+['Sales_&amp;Costs_-Store_5'.J127]" table:style-name="ce10">
            <text:p>530000</text:p>
          </table:table-cell>
          <table:table-cell office:value-type="float" office:value="530000" table:formula="of:=['Sales_&amp;Costs_-Store_1'.K127]+['Sales_&amp;Costs_-Store_2'.K127]+['Sales_&amp;Costs_-Store_3'.K127]+['Sales_&amp;Costs_-Store_4'.K127]+['Sales_&amp;Costs_-Store_5'.K127]" table:style-name="ce10">
            <text:p>530000</text:p>
          </table:table-cell>
          <table:table-cell office:value-type="float" office:value="530000" table:formula="of:=['Sales_&amp;Costs_-Store_1'.L127]+['Sales_&amp;Costs_-Store_2'.L127]+['Sales_&amp;Costs_-Store_3'.L127]+['Sales_&amp;Costs_-Store_4'.L127]+['Sales_&amp;Costs_-Store_5'.L127]" table:style-name="ce10">
            <text:p>530000</text:p>
          </table:table-cell>
          <table:table-cell office:value-type="float" office:value="530000" table:formula="of:=['Sales_&amp;Costs_-Store_1'.M127]+['Sales_&amp;Costs_-Store_2'.M127]+['Sales_&amp;Costs_-Store_3'.M127]+['Sales_&amp;Costs_-Store_4'.M127]+['Sales_&amp;Costs_-Store_5'.M127]" table:style-name="ce10">
            <text:p>530000</text:p>
          </table:table-cell>
          <table:table-cell table:number-columns-repeated="16371"/>
        </table:table-row>
        <table:table-row table:style-name="ro5">
          <table:table-cell office:value-type="string" table:style-name="ce5">
            <text:p>Total</text:p>
          </table:table-cell>
          <table:table-cell office:value-type="float" office:value="1625000" table:formula="of:=['Sales_&amp;Costs_-Store_1'.B128]+['Sales_&amp;Costs_-Store_2'.B128]+['Sales_&amp;Costs_-Store_3'.B128]+['Sales_&amp;Costs_-Store_4'.B128]+['Sales_&amp;Costs_-Store_5'.B128]" table:style-name="ce10">
            <text:p>1625000</text:p>
          </table:table-cell>
          <table:table-cell office:value-type="float" office:value="1625000" table:formula="of:=['Sales_&amp;Costs_-Store_1'.C128]+['Sales_&amp;Costs_-Store_2'.C128]+['Sales_&amp;Costs_-Store_3'.C128]+['Sales_&amp;Costs_-Store_4'.C128]+['Sales_&amp;Costs_-Store_5'.C128]" table:style-name="ce10">
            <text:p>1625000</text:p>
          </table:table-cell>
          <table:table-cell office:value-type="float" office:value="1625000" table:formula="of:=['Sales_&amp;Costs_-Store_1'.D128]+['Sales_&amp;Costs_-Store_2'.D128]+['Sales_&amp;Costs_-Store_3'.D128]+['Sales_&amp;Costs_-Store_4'.D128]+['Sales_&amp;Costs_-Store_5'.D128]" table:style-name="ce10">
            <text:p>1625000</text:p>
          </table:table-cell>
          <table:table-cell office:value-type="float" office:value="1625000" table:formula="of:=['Sales_&amp;Costs_-Store_1'.E128]+['Sales_&amp;Costs_-Store_2'.E128]+['Sales_&amp;Costs_-Store_3'.E128]+['Sales_&amp;Costs_-Store_4'.E128]+['Sales_&amp;Costs_-Store_5'.E128]" table:style-name="ce10">
            <text:p>1625000</text:p>
          </table:table-cell>
          <table:table-cell office:value-type="float" office:value="1625000" table:formula="of:=['Sales_&amp;Costs_-Store_1'.F128]+['Sales_&amp;Costs_-Store_2'.F128]+['Sales_&amp;Costs_-Store_3'.F128]+['Sales_&amp;Costs_-Store_4'.F128]+['Sales_&amp;Costs_-Store_5'.F128]" table:style-name="ce10">
            <text:p>1625000</text:p>
          </table:table-cell>
          <table:table-cell office:value-type="float" office:value="1625000" table:formula="of:=['Sales_&amp;Costs_-Store_1'.G128]+['Sales_&amp;Costs_-Store_2'.G128]+['Sales_&amp;Costs_-Store_3'.G128]+['Sales_&amp;Costs_-Store_4'.G128]+['Sales_&amp;Costs_-Store_5'.G128]" table:style-name="ce10">
            <text:p>1625000</text:p>
          </table:table-cell>
          <table:table-cell office:value-type="float" office:value="1625000" table:formula="of:=['Sales_&amp;Costs_-Store_1'.H128]+['Sales_&amp;Costs_-Store_2'.H128]+['Sales_&amp;Costs_-Store_3'.H128]+['Sales_&amp;Costs_-Store_4'.H128]+['Sales_&amp;Costs_-Store_5'.H128]" table:style-name="ce10">
            <text:p>1625000</text:p>
          </table:table-cell>
          <table:table-cell office:value-type="float" office:value="1625000" table:formula="of:=['Sales_&amp;Costs_-Store_1'.I128]+['Sales_&amp;Costs_-Store_2'.I128]+['Sales_&amp;Costs_-Store_3'.I128]+['Sales_&amp;Costs_-Store_4'.I128]+['Sales_&amp;Costs_-Store_5'.I128]" table:style-name="ce10">
            <text:p>1625000</text:p>
          </table:table-cell>
          <table:table-cell office:value-type="float" office:value="1625000" table:formula="of:=['Sales_&amp;Costs_-Store_1'.J128]+['Sales_&amp;Costs_-Store_2'.J128]+['Sales_&amp;Costs_-Store_3'.J128]+['Sales_&amp;Costs_-Store_4'.J128]+['Sales_&amp;Costs_-Store_5'.J128]" table:style-name="ce10">
            <text:p>1625000</text:p>
          </table:table-cell>
          <table:table-cell office:value-type="float" office:value="1625000" table:formula="of:=['Sales_&amp;Costs_-Store_1'.K128]+['Sales_&amp;Costs_-Store_2'.K128]+['Sales_&amp;Costs_-Store_3'.K128]+['Sales_&amp;Costs_-Store_4'.K128]+['Sales_&amp;Costs_-Store_5'.K128]" table:style-name="ce10">
            <text:p>1625000</text:p>
          </table:table-cell>
          <table:table-cell office:value-type="float" office:value="1625000" table:formula="of:=['Sales_&amp;Costs_-Store_1'.L128]+['Sales_&amp;Costs_-Store_2'.L128]+['Sales_&amp;Costs_-Store_3'.L128]+['Sales_&amp;Costs_-Store_4'.L128]+['Sales_&amp;Costs_-Store_5'.L128]" table:style-name="ce10">
            <text:p>1625000</text:p>
          </table:table-cell>
          <table:table-cell office:value-type="float" office:value="1625000" table:formula="of:=['Sales_&amp;Costs_-Store_1'.M128]+['Sales_&amp;Costs_-Store_2'.M128]+['Sales_&amp;Costs_-Store_3'.M128]+['Sales_&amp;Costs_-Store_4'.M128]+['Sales_&amp;Costs_-Store_5'.M128]" table:style-name="ce10">
            <text:p>1625000</text:p>
          </table:table-cell>
          <table:table-cell table:number-columns-repeated="16371"/>
        </table:table-row>
        <table:table-row table:style-name="ro6">
          <table:table-cell table:number-columns-repeated="16384"/>
        </table:table-row>
        <table:table-row table:style-name="ro5">
          <table:table-cell office:value-type="string" table:style-name="ce5">
            <text:p>Profit</text:p>
          </table:table-cell>
          <table:table-cell office:value-type="float" office:value="23532760.625" table:formula="of:=['Sales_&amp;Costs_-Store_1'.B130]+['Sales_&amp;Costs_-Store_2'.B130]+['Sales_&amp;Costs_-Store_3'.B130]+['Sales_&amp;Costs_-Store_4'.B130]+['Sales_&amp;Costs_-Store_5'.B130]" table:style-name="ce11">
            <text:p>23532761</text:p>
          </table:table-cell>
          <table:table-cell office:value-type="float" office:value="24651650.015734378" table:formula="of:=['Sales_&amp;Costs_-Store_1'.C130]+['Sales_&amp;Costs_-Store_2'.C130]+['Sales_&amp;Costs_-Store_3'.C130]+['Sales_&amp;Costs_-Store_4'.C130]+['Sales_&amp;Costs_-Store_5'.C130]" table:style-name="ce11">
            <text:p>24651650</text:p>
          </table:table-cell>
          <table:table-cell office:value-type="float" office:value="25824677.634479284" table:formula="of:=['Sales_&amp;Costs_-Store_1'.D130]+['Sales_&amp;Costs_-Store_2'.D130]+['Sales_&amp;Costs_-Store_3'.D130]+['Sales_&amp;Costs_-Store_4'.D130]+['Sales_&amp;Costs_-Store_5'.D130]" table:style-name="ce11">
            <text:p>25824678</text:p>
          </table:table-cell>
          <table:table-cell office:value-type="float" office:value="27054664.636703946" table:formula="of:=['Sales_&amp;Costs_-Store_1'.E130]+['Sales_&amp;Costs_-Store_2'.E130]+['Sales_&amp;Costs_-Store_3'.E130]+['Sales_&amp;Costs_-Store_4'.E130]+['Sales_&amp;Costs_-Store_5'.E130]" table:style-name="ce11">
            <text:p>27054665</text:p>
          </table:table-cell>
          <table:table-cell office:value-type="float" office:value="28344589.402049281" table:formula="of:=['Sales_&amp;Costs_-Store_1'.F130]+['Sales_&amp;Costs_-Store_2'.F130]+['Sales_&amp;Costs_-Store_3'.F130]+['Sales_&amp;Costs_-Store_4'.F130]+['Sales_&amp;Costs_-Store_5'.F130]" table:style-name="ce11">
            <text:p>28344589</text:p>
          </table:table-cell>
          <table:table-cell office:value-type="float" office:value="29697596.84288232" table:formula="of:=['Sales_&amp;Costs_-Store_1'.G130]+['Sales_&amp;Costs_-Store_2'.G130]+['Sales_&amp;Costs_-Store_3'.G130]+['Sales_&amp;Costs_-Store_4'.G130]+['Sales_&amp;Costs_-Store_5'.G130]" table:style-name="ce11">
            <text:p>29697597</text:p>
          </table:table-cell>
          <table:table-cell office:value-type="float" office:value="31117008.294019029" table:formula="of:=['Sales_&amp;Costs_-Store_1'.H130]+['Sales_&amp;Costs_-Store_2'.H130]+['Sales_&amp;Costs_-Store_3'.H130]+['Sales_&amp;Costs_-Store_4'.H130]+['Sales_&amp;Costs_-Store_5'.H130]" table:style-name="ce11">
            <text:p>31117008</text:p>
          </table:table-cell>
          <table:table-cell office:value-type="float" office:value="32606332.021571297" table:formula="of:=['Sales_&amp;Costs_-Store_1'.I130]+['Sales_&amp;Costs_-Store_2'.I130]+['Sales_&amp;Costs_-Store_3'.I130]+['Sales_&amp;Costs_-Store_4'.I130]+['Sales_&amp;Costs_-Store_5'.I130]" table:style-name="ce11">
            <text:p>32606332</text:p>
          </table:table-cell>
          <table:table-cell office:value-type="float" office:value="34169274.391446352" table:formula="of:=['Sales_&amp;Costs_-Store_1'.J130]+['Sales_&amp;Costs_-Store_2'.J130]+['Sales_&amp;Costs_-Store_3'.J130]+['Sales_&amp;Costs_-Store_4'.J130]+['Sales_&amp;Costs_-Store_5'.J130]" table:style-name="ce11">
            <text:p>34169274</text:p>
          </table:table-cell>
          <table:table-cell office:value-type="float" office:value="35809751.740778126" table:formula="of:=['Sales_&amp;Costs_-Store_1'.K130]+['Sales_&amp;Costs_-Store_2'.K130]+['Sales_&amp;Costs_-Store_3'.K130]+['Sales_&amp;Costs_-Store_4'.K130]+['Sales_&amp;Costs_-Store_5'.K130]" table:style-name="ce11">
            <text:p>35809752</text:p>
          </table:table-cell>
          <table:table-cell office:value-type="float" office:value="37531902.998514183" table:formula="of:=['Sales_&amp;Costs_-Store_1'.L130]+['Sales_&amp;Costs_-Store_2'.L130]+['Sales_&amp;Costs_-Store_3'.L130]+['Sales_&amp;Costs_-Store_4'.L130]+['Sales_&amp;Costs_-Store_5'.L130]" table:style-name="ce11">
            <text:p>37531903</text:p>
          </table:table-cell>
          <table:table-cell office:value-type="float" office:value="39340103.104531497" table:formula="of:=['Sales_&amp;Costs_-Store_1'.M130]+['Sales_&amp;Costs_-Store_2'.M130]+['Sales_&amp;Costs_-Store_3'.M130]+['Sales_&amp;Costs_-Store_4'.M130]+['Sales_&amp;Costs_-Store_5'.M130]" table:style-name="ce11">
            <text:p>39340103</text:p>
          </table:table-cell>
          <table:table-cell table:number-columns-repeated="16371"/>
        </table:table-row>
        <table:table-row table:number-rows-repeated="1048446" table:style-name="ro6">
          <table:table-cell table:number-columns-repeated="16384"/>
        </table:table-row>
      </table:table>
      <table:table table:name="Purchases" table:style-name="ta1">
        <table:table-column table:style-name="co7" table:default-cell-style-name="ce1"/>
        <table:table-column table:style-name="co2" table:number-columns-repeated="1023" table:default-cell-style-name="ce1"/>
        <table:table-column table:style-name="co3" table:number-columns-repeated="15360" table:default-cell-style-name="ce1"/>
        <table:table-row table:style-name="ro5">
          <table:table-cell table:style-name="ce1"/>
          <table:table-cell office:value-type="string" table:style-name="ce9">
            <text:p>M1</text:p>
          </table:table-cell>
          <table:table-cell office:value-type="string" table:style-name="ce9">
            <text:p>M2</text:p>
          </table:table-cell>
          <table:table-cell office:value-type="string" table:style-name="ce9">
            <text:p>M3</text:p>
          </table:table-cell>
          <table:table-cell office:value-type="string" table:style-name="ce9">
            <text:p>M4</text:p>
          </table:table-cell>
          <table:table-cell office:value-type="string" table:style-name="ce9">
            <text:p>M5</text:p>
          </table:table-cell>
          <table:table-cell office:value-type="string" table:style-name="ce9">
            <text:p>M6</text:p>
          </table:table-cell>
          <table:table-cell office:value-type="string" table:style-name="ce9">
            <text:p>M7</text:p>
          </table:table-cell>
          <table:table-cell office:value-type="string" table:style-name="ce9">
            <text:p>M8</text:p>
          </table:table-cell>
          <table:table-cell office:value-type="string" table:style-name="ce9">
            <text:p>M9</text:p>
          </table:table-cell>
          <table:table-cell office:value-type="string" table:style-name="ce9">
            <text:p>M10</text:p>
          </table:table-cell>
          <table:table-cell office:value-type="string" table:style-name="ce9">
            <text:p>M11</text:p>
          </table:table-cell>
          <table:table-cell office:value-type="string" table:style-name="ce9">
            <text:p>M12</text:p>
          </table:table-cell>
          <table:table-cell table:number-columns-repeated="16371"/>
        </table:table-row>
        <table:table-row table:style-name="ro5">
          <table:table-cell office:value-type="string" table:style-name="ce6">
            <text:p>Purchase (In Rs)</text:p>
          </table:table-cell>
          <table:table-cell table:number-columns-repeated="16383" table:style-name="ce1"/>
        </table:table-row>
        <table:table-row table:style-name="ro5">
          <table:table-cell office:value-type="string" table:style-name="ce5">
            <text:p>Atta</text:p>
          </table:table-cell>
          <table:table-cell office:value-type="float" office:value="7520712.5" table:formula="of:=['Sales_&amp;Costs_(TotaL)'.B116]" table:style-name="ce11">
            <text:p>7520713</text:p>
          </table:table-cell>
          <table:table-cell office:value-type="float" office:value="7888695.9000000004" table:formula="of:=['Sales_&amp;Costs_(TotaL)'.C116]" table:style-name="ce11">
            <text:p>7888696</text:p>
          </table:table-cell>
          <table:table-cell office:value-type="float" office:value="8276526.7759693107" table:formula="of:=['Sales_&amp;Costs_(TotaL)'.D116]" table:style-name="ce11">
            <text:p>8276527</text:p>
          </table:table-cell>
          <table:table-cell office:value-type="float" office:value="8685380.4015051331" table:formula="of:=['Sales_&amp;Costs_(TotaL)'.E116]" table:style-name="ce11">
            <text:p>8685380</text:p>
          </table:table-cell>
          <table:table-cell office:value-type="float" office:value="9116507.3078571036" table:formula="of:=['Sales_&amp;Costs_(TotaL)'.F116]" table:style-name="ce11">
            <text:p>9116507</text:p>
          </table:table-cell>
          <table:table-cell office:value-type="float" office:value="9571238.3944038432" table:formula="of:=['Sales_&amp;Costs_(TotaL)'.G116]" table:style-name="ce11">
            <text:p>9571238</text:p>
          </table:table-cell>
          <table:table-cell office:value-type="float" office:value="10050990.400619822" table:formula="of:=['Sales_&amp;Costs_(TotaL)'.H116]" table:style-name="ce11">
            <text:p>10050990</text:p>
          </table:table-cell>
          <table:table-cell office:value-type="float" office:value="10557271.765805416" table:formula="of:=['Sales_&amp;Costs_(TotaL)'.I116]" table:style-name="ce11">
            <text:p>10557272</text:p>
          </table:table-cell>
          <table:table-cell office:value-type="float" office:value="11091688.904796174" table:formula="of:=['Sales_&amp;Costs_(TotaL)'.J116]" table:style-name="ce11">
            <text:p>11091689</text:p>
          </table:table-cell>
          <table:table-cell office:value-type="float" office:value="11655952.929956354" table:formula="of:=['Sales_&amp;Costs_(TotaL)'.K116]" table:style-name="ce11">
            <text:p>11655953</text:p>
          </table:table-cell>
          <table:table-cell office:value-type="float" office:value="12251886.8520067" table:formula="of:=['Sales_&amp;Costs_(TotaL)'.L116]" table:style-name="ce11">
            <text:p>12251887</text:p>
          </table:table-cell>
          <table:table-cell office:value-type="float" office:value="12881433.294649919" table:formula="of:=['Sales_&amp;Costs_(TotaL)'.M116]" table:style-name="ce11">
            <text:p>12881433</text:p>
          </table:table-cell>
          <table:table-cell table:number-columns-repeated="16371"/>
        </table:table-row>
        <table:table-row table:style-name="ro5">
          <table:table-cell office:value-type="string" table:style-name="ce5">
            <text:p>Besan</text:p>
          </table:table-cell>
          <table:table-cell office:value-type="float" office:value="3513815" table:formula="of:=['Sales_&amp;Costs_(TotaL)'.B117]" table:style-name="ce11">
            <text:p>3513815</text:p>
          </table:table-cell>
          <table:table-cell office:value-type="float" office:value="3640170.6768749999" table:formula="of:=['Sales_&amp;Costs_(TotaL)'.C117]" table:style-name="ce11">
            <text:p>3640171</text:p>
          </table:table-cell>
          <table:table-cell office:value-type="float" office:value="3771419.2344345558" table:formula="of:=['Sales_&amp;Costs_(TotaL)'.D117]" table:style-name="ce11">
            <text:p>3771419</text:p>
          </table:table-cell>
          <table:table-cell office:value-type="float" office:value="3907763.1499602352" table:formula="of:=['Sales_&amp;Costs_(TotaL)'.E117]" table:style-name="ce11">
            <text:p>3907763</text:p>
          </table:table-cell>
          <table:table-cell office:value-type="float" office:value="4049413.7746078372" table:formula="of:=['Sales_&amp;Costs_(TotaL)'.F117]" table:style-name="ce11">
            <text:p>4049414</text:p>
          </table:table-cell>
          <table:table-cell office:value-type="float" office:value="4196591.7413828867" table:formula="of:=['Sales_&amp;Costs_(TotaL)'.G117]" table:style-name="ce11">
            <text:p>4196592</text:p>
          </table:table-cell>
          <table:table-cell office:value-type="float" office:value="4349527.3926085606" table:formula="of:=['Sales_&amp;Costs_(TotaL)'.H117]" table:style-name="ce11">
            <text:p>4349527</text:p>
          </table:table-cell>
          <table:table-cell office:value-type="float" office:value="4508461.2278455934" table:formula="of:=['Sales_&amp;Costs_(TotaL)'.I117]" table:style-name="ce11">
            <text:p>4508461</text:p>
          </table:table-cell>
          <table:table-cell office:value-type="float" office:value="4673644.3732720315" table:formula="of:=['Sales_&amp;Costs_(TotaL)'.J117]" table:style-name="ce11">
            <text:p>4673644</text:p>
          </table:table-cell>
          <table:table-cell office:value-type="float" office:value="4845339.0735814497" table:formula="of:=['Sales_&amp;Costs_(TotaL)'.K117]" table:style-name="ce11">
            <text:p>4845339</text:p>
          </table:table-cell>
          <table:table-cell office:value-type="float" office:value="5023819.2075116578" table:formula="of:=['Sales_&amp;Costs_(TotaL)'.L117]" table:style-name="ce11">
            <text:p>5023819</text:p>
          </table:table-cell>
          <table:table-cell office:value-type="float" office:value="5209370.8281720188" table:formula="of:=['Sales_&amp;Costs_(TotaL)'.M117]" table:style-name="ce11">
            <text:p>5209371</text:p>
          </table:table-cell>
          <table:table-cell table:number-columns-repeated="16371"/>
        </table:table-row>
        <table:table-row table:style-name="ro5">
          <table:table-cell office:value-type="string" table:style-name="ce5">
            <text:p>Rawa/Suji</text:p>
          </table:table-cell>
          <table:table-cell office:value-type="float" office:value="2834895" table:formula="of:=['Sales_&amp;Costs_(TotaL)'.B118]" table:style-name="ce11">
            <text:p>2834895</text:p>
          </table:table-cell>
          <table:table-cell office:value-type="float" office:value="2924619.3976562498" table:formula="of:=['Sales_&amp;Costs_(TotaL)'.C118]" table:style-name="ce11">
            <text:p>2924619</text:p>
          </table:table-cell>
          <table:table-cell office:value-type="float" office:value="3017369.4173345487" table:formula="of:=['Sales_&amp;Costs_(TotaL)'.D118]" table:style-name="ce11">
            <text:p>3017369</text:p>
          </table:table-cell>
          <table:table-cell office:value-type="float" office:value="3113250.5934766224" table:formula="of:=['Sales_&amp;Costs_(TotaL)'.E118]" table:style-name="ce11">
            <text:p>3113251</text:p>
          </table:table-cell>
          <table:table-cell office:value-type="float" office:value="3212372.2088836208" table:formula="of:=['Sales_&amp;Costs_(TotaL)'.F118]" table:style-name="ce11">
            <text:p>3212372</text:p>
          </table:table-cell>
          <table:table-cell office:value-type="float" office:value="3314847.4292482641" table:formula="of:=['Sales_&amp;Costs_(TotaL)'.G118]" table:style-name="ce11">
            <text:p>3314847</text:p>
          </table:table-cell>
          <table:table-cell office:value-type="float" office:value="3420793.4425480724" table:formula="of:=['Sales_&amp;Costs_(TotaL)'.H118]" table:style-name="ce11">
            <text:p>3420793</text:p>
          </table:table-cell>
          <table:table-cell office:value-type="float" office:value="3530331.603476203" table:formula="of:=['Sales_&amp;Costs_(TotaL)'.I118]" table:style-name="ce11">
            <text:p>3530332</text:p>
          </table:table-cell>
          <table:table-cell office:value-type="float" office:value="3643587.5830928106" table:formula="of:=['Sales_&amp;Costs_(TotaL)'.J118]" table:style-name="ce11">
            <text:p>3643588</text:p>
          </table:table-cell>
          <table:table-cell office:value-type="float" office:value="3760691.5238865507" table:formula="of:=['Sales_&amp;Costs_(TotaL)'.K118]" table:style-name="ce11">
            <text:p>3760692</text:p>
          </table:table-cell>
          <table:table-cell office:value-type="float" office:value="3881778.2004427211" table:formula="of:=['Sales_&amp;Costs_(TotaL)'.L118]" table:style-name="ce11">
            <text:p>3881778</text:p>
          </table:table-cell>
          <table:table-cell office:value-type="float" office:value="4006987.1859217472" table:formula="of:=['Sales_&amp;Costs_(TotaL)'.M118]" table:style-name="ce11">
            <text:p>4006987</text:p>
          </table:table-cell>
          <table:table-cell table:number-columns-repeated="16371"/>
        </table:table-row>
        <table:table-row table:style-name="ro5">
          <table:table-cell office:value-type="string" table:style-name="ce5">
            <text:p>Maida</text:p>
          </table:table-cell>
          <table:table-cell office:value-type="float" office:value="2596356.875" table:formula="of:=['Sales_&amp;Costs_(TotaL)'.B119]" table:style-name="ce11">
            <text:p>2596357</text:p>
          </table:table-cell>
          <table:table-cell office:value-type="float" office:value="2704257.226234375" table:formula="of:=['Sales_&amp;Costs_(TotaL)'.C119]" table:style-name="ce11">
            <text:p>2704257</text:p>
          </table:table-cell>
          <table:table-cell office:value-type="float" office:value="2816897.6515375031" table:formula="of:=['Sales_&amp;Costs_(TotaL)'.D119]" table:style-name="ce11">
            <text:p>2816898</text:p>
          </table:table-cell>
          <table:table-cell office:value-type="float" office:value="2934493.3604657408" table:formula="of:=['Sales_&amp;Costs_(TotaL)'.E119]" table:style-name="ce11">
            <text:p>2934493</text:p>
          </table:table-cell>
          <table:table-cell office:value-type="float" office:value="3057269.5244600656" table:formula="of:=['Sales_&amp;Costs_(TotaL)'.F119]" table:style-name="ce11">
            <text:p>3057270</text:p>
          </table:table-cell>
          <table:table-cell office:value-type="float" office:value="3185461.7435113522" table:formula="of:=['Sales_&amp;Costs_(TotaL)'.G119]" table:style-name="ce11">
            <text:p>3185462</text:p>
          </table:table-cell>
          <table:table-cell office:value-type="float" office:value="3319316.5348643488" table:formula="of:=['Sales_&amp;Costs_(TotaL)'.H119]" table:style-name="ce11">
            <text:p>3319317</text:p>
          </table:table-cell>
          <table:table-cell office:value-type="float" office:value="3459091.8448075568" table:formula="of:=['Sales_&amp;Costs_(TotaL)'.I119]" table:style-name="ce11">
            <text:p>3459092</text:p>
          </table:table-cell>
          <table:table-cell office:value-type="float" office:value="3605057.5846462324" table:formula="of:=['Sales_&amp;Costs_(TotaL)'.J119]" table:style-name="ce11">
            <text:p>3605058</text:p>
          </table:table-cell>
          <table:table-cell office:value-type="float" office:value="3757496.1920081503" table:formula="of:=['Sales_&amp;Costs_(TotaL)'.K119]" table:style-name="ce11">
            <text:p>3757496</text:p>
          </table:table-cell>
          <table:table-cell office:value-type="float" office:value="3916703.2186866952" table:formula="of:=['Sales_&amp;Costs_(TotaL)'.L119]" table:style-name="ce11">
            <text:p>3916703</text:p>
          </table:table-cell>
          <table:table-cell office:value-type="float" office:value="4082987.9462834122" table:formula="of:=['Sales_&amp;Costs_(TotaL)'.M119]" table:style-name="ce11">
            <text:p>4082988</text:p>
          </table:table-cell>
          <table:table-cell table:number-columns-repeated="16371"/>
        </table:table-row>
        <table:table-row table:style-name="ro5">
          <table:table-cell office:value-type="string" table:style-name="ce5">
            <text:p>Rice</text:p>
          </table:table-cell>
          <table:table-cell office:value-type="float" office:value="3861990" table:formula="of:=['Sales_&amp;Costs_(TotaL)'.B120]" table:style-name="ce11">
            <text:p>3861990</text:p>
          </table:table-cell>
          <table:table-cell office:value-type="float" office:value="4048827.5137499999" table:formula="of:=['Sales_&amp;Costs_(TotaL)'.C120]" table:style-name="ce11">
            <text:p>4048828</text:p>
          </table:table-cell>
          <table:table-cell office:value-type="float" office:value="4244873.6282205936" table:formula="of:=['Sales_&amp;Costs_(TotaL)'.D120]" table:style-name="ce11">
            <text:p>4244874</text:p>
          </table:table-cell>
          <table:table-cell office:value-type="float" office:value="4450589.2952847714" table:formula="of:=['Sales_&amp;Costs_(TotaL)'.E120]" table:style-name="ce11">
            <text:p>4450589</text:p>
          </table:table-cell>
          <table:table-cell office:value-type="float" office:value="4666458.8384444397" table:formula="of:=['Sales_&amp;Costs_(TotaL)'.F120]" table:style-name="ce11">
            <text:p>4666459</text:p>
          </table:table-cell>
          <table:table-cell office:value-type="float" office:value="4892991.1504866481" table:formula="of:=['Sales_&amp;Costs_(TotaL)'.G120]" table:style-name="ce11">
            <text:p>4892991</text:p>
          </table:table-cell>
          <table:table-cell office:value-type="float" office:value="5130720.9530567452" table:formula="of:=['Sales_&amp;Costs_(TotaL)'.H120]" table:style-name="ce11">
            <text:p>5130721</text:p>
          </table:table-cell>
          <table:table-cell office:value-type="float" office:value="5380210.1213733153" table:formula="of:=['Sales_&amp;Costs_(TotaL)'.I120]" table:style-name="ce11">
            <text:p>5380210</text:p>
          </table:table-cell>
          <table:table-cell office:value-type="float" office:value="5642049.077478651" table:formula="of:=['Sales_&amp;Costs_(TotaL)'.J120]" table:style-name="ce11">
            <text:p>5642049</text:p>
          </table:table-cell>
          <table:table-cell office:value-type="float" office:value="5916858.2555966089" table:formula="of:=['Sales_&amp;Costs_(TotaL)'.K120]" table:style-name="ce11">
            <text:p>5916858</text:p>
          </table:table-cell>
          <table:table-cell office:value-type="float" office:value="6205289.6433568094" table:formula="of:=['Sales_&amp;Costs_(TotaL)'.L120]" table:style-name="ce11">
            <text:p>6205290</text:p>
          </table:table-cell>
          <table:table-cell office:value-type="float" office:value="6508028.4028414646" table:formula="of:=['Sales_&amp;Costs_(TotaL)'.M120]" table:style-name="ce11">
            <text:p>6508028</text:p>
          </table:table-cell>
          <table:table-cell table:number-columns-repeated="16371"/>
        </table:table-row>
        <table:table-row table:style-name="ro5">
          <table:table-cell office:value-type="string" table:style-name="ce5">
            <text:p>Sugar</text:p>
          </table:table-cell>
          <table:table-cell office:value-type="float" office:value="2185720" table:formula="of:=['Sales_&amp;Costs_(TotaL)'.B121]" table:style-name="ce11">
            <text:p>2185720</text:p>
          </table:table-cell>
          <table:table-cell office:value-type="float" office:value="2298808.9885" table:formula="of:=['Sales_&amp;Costs_(TotaL)'.C121]" table:style-name="ce11">
            <text:p>2298809</text:p>
          </table:table-cell>
          <table:table-cell office:value-type="float" office:value="2418014.4820726379" table:formula="of:=['Sales_&amp;Costs_(TotaL)'.D121]" table:style-name="ce11">
            <text:p>2418014</text:p>
          </table:table-cell>
          <table:table-cell office:value-type="float" office:value="2543678.5149104893" table:formula="of:=['Sales_&amp;Costs_(TotaL)'.E121]" table:style-name="ce11">
            <text:p>2543679</text:p>
          </table:table-cell>
          <table:table-cell office:value-type="float" office:value="2676162.7077613771" table:formula="of:=['Sales_&amp;Costs_(TotaL)'.F121]" table:style-name="ce11">
            <text:p>2676163</text:p>
          </table:table-cell>
          <table:table-cell office:value-type="float" office:value="2815849.4081207942" table:formula="of:=['Sales_&amp;Costs_(TotaL)'.G121]" table:style-name="ce11">
            <text:p>2815849</text:p>
          </table:table-cell>
          <table:table-cell office:value-type="float" office:value="2963142.8975469833" table:formula="of:=['Sales_&amp;Costs_(TotaL)'.H121]" table:style-name="ce11">
            <text:p>2963143</text:p>
          </table:table-cell>
          <table:table-cell office:value-type="float" office:value="3118470.6700807014" table:formula="of:=['Sales_&amp;Costs_(TotaL)'.I121]" table:style-name="ce11">
            <text:p>3118471</text:p>
          </table:table-cell>
          <table:table-cell office:value-type="float" office:value="3282284.7859891821" table:formula="of:=['Sales_&amp;Costs_(TotaL)'.J121]" table:style-name="ce11">
            <text:p>3282285</text:p>
          </table:table-cell>
          <table:table-cell office:value-type="float" office:value="3455063.3053055406" table:formula="of:=['Sales_&amp;Costs_(TotaL)'.K121]" table:style-name="ce11">
            <text:p>3455063</text:p>
          </table:table-cell>
          <table:table-cell office:value-type="float" office:value="3637311.8059016736" table:formula="of:=['Sales_&amp;Costs_(TotaL)'.L121]" table:style-name="ce11">
            <text:p>3637312</text:p>
          </table:table-cell>
          <table:table-cell office:value-type="float" office:value="3829564.9911154648" table:formula="of:=['Sales_&amp;Costs_(TotaL)'.M121]" table:style-name="ce11">
            <text:p>3829565</text:p>
          </table:table-cell>
          <table:table-cell table:number-columns-repeated="16371"/>
        </table:table-row>
        <table:table-row table:style-name="ro5">
          <table:table-cell office:value-type="string" table:style-name="ce5">
            <text:p>Total</text:p>
          </table:table-cell>
          <table:table-cell office:value-type="float" office:value="22513489.375" table:formula="of:=SUM([.B3:.B8])" table:style-name="ce11">
            <text:p>22513489</text:p>
          </table:table-cell>
          <table:table-cell office:value-type="float" office:value="23505379.703015625" table:formula="of:=SUM([.C3:.C8])" table:style-name="ce11">
            <text:p>23505380</text:p>
          </table:table-cell>
          <table:table-cell office:value-type="float" office:value="24545101.189569145" table:formula="of:=SUM([.D3:.D8])" table:style-name="ce11">
            <text:p>24545101</text:p>
          </table:table-cell>
          <table:table-cell office:value-type="float" office:value="25635155.315602988" table:formula="of:=SUM([.E3:.E8])" table:style-name="ce11">
            <text:p>25635155</text:p>
          </table:table-cell>
          <table:table-cell office:value-type="float" office:value="26778184.362014443" table:formula="of:=SUM([.F3:.F8])" table:style-name="ce11">
            <text:p>26778184</text:p>
          </table:table-cell>
          <table:table-cell office:value-type="float" office:value="27976979.867153786" table:formula="of:=SUM([.G3:.G8])" table:style-name="ce11">
            <text:p>27976980</text:p>
          </table:table-cell>
          <table:table-cell office:value-type="float" office:value="29234491.621244531" table:formula="of:=SUM([.H3:.H8])" table:style-name="ce11">
            <text:p>29234492</text:p>
          </table:table-cell>
          <table:table-cell office:value-type="float" office:value="30553837.233388789" table:formula="of:=SUM([.I3:.I8])" table:style-name="ce11">
            <text:p>30553837</text:p>
          </table:table-cell>
          <table:table-cell office:value-type="float" office:value="31938312.309275083" table:formula="of:=SUM([.J3:.J8])" table:style-name="ce11">
            <text:p>31938312</text:p>
          </table:table-cell>
          <table:table-cell office:value-type="float" office:value="33391401.280334651" table:formula="of:=SUM([.K3:.K8])" table:style-name="ce11">
            <text:p>33391401</text:p>
          </table:table-cell>
          <table:table-cell office:value-type="float" office:value="34916788.92790626" table:formula="of:=SUM([.L3:.L8])" table:style-name="ce11">
            <text:p>34916789</text:p>
          </table:table-cell>
          <table:table-cell office:value-type="float" office:value="36518372.648984022" table:formula="of:=SUM([.M3:.M8])" table:style-name="ce11">
            <text:p>36518373</text:p>
          </table:table-cell>
          <table:table-cell table:number-columns-repeated="16371"/>
        </table:table-row>
        <table:table-row table:number-rows-repeated="1048567" table:style-name="ro6">
          <table:table-cell table:number-columns-repeated="16384"/>
        </table:table-row>
      </table:table>
      <table:table table:name="Collections" table:style-name="ta1">
        <table:table-column table:style-name="co8" table:default-cell-style-name="ce1"/>
        <table:table-column table:style-name="co2" table:number-columns-repeated="1023" table:default-cell-style-name="ce1"/>
        <table:table-column table:style-name="co3" table:number-columns-repeated="15360" table:default-cell-style-name="ce1"/>
        <table:table-row table:style-name="ro5">
          <table:table-cell table:style-name="ce1"/>
          <table:table-cell office:value-type="string" table:style-name="ce9">
            <text:p>M1</text:p>
          </table:table-cell>
          <table:table-cell office:value-type="string" table:style-name="ce9">
            <text:p>M2</text:p>
          </table:table-cell>
          <table:table-cell office:value-type="string" table:style-name="ce9">
            <text:p>M3</text:p>
          </table:table-cell>
          <table:table-cell office:value-type="string" table:style-name="ce9">
            <text:p>M4</text:p>
          </table:table-cell>
          <table:table-cell office:value-type="string" table:style-name="ce9">
            <text:p>M5</text:p>
          </table:table-cell>
          <table:table-cell office:value-type="string" table:style-name="ce9">
            <text:p>M6</text:p>
          </table:table-cell>
          <table:table-cell office:value-type="string" table:style-name="ce9">
            <text:p>M7</text:p>
          </table:table-cell>
          <table:table-cell office:value-type="string" table:style-name="ce9">
            <text:p>M8</text:p>
          </table:table-cell>
          <table:table-cell office:value-type="string" table:style-name="ce9">
            <text:p>M9</text:p>
          </table:table-cell>
          <table:table-cell office:value-type="string" table:style-name="ce9">
            <text:p>M10</text:p>
          </table:table-cell>
          <table:table-cell office:value-type="string" table:style-name="ce9">
            <text:p>M11</text:p>
          </table:table-cell>
          <table:table-cell office:value-type="string" table:style-name="ce9">
            <text:p>M12</text:p>
          </table:table-cell>
          <table:table-cell table:number-columns-repeated="16371" table:style-name="ce1"/>
        </table:table-row>
        <table:table-row table:style-name="ro5">
          <table:table-cell office:value-type="string" table:style-name="ce6">
            <text:p>Sales (In Rs)</text:p>
          </table:table-cell>
          <table:table-cell table:number-columns-repeated="16383" table:style-name="ce1"/>
        </table:table-row>
        <table:table-row table:style-name="ro5">
          <table:table-cell office:value-type="string" table:style-name="ce5">
            <text:p>Customer1</text:p>
          </table:table-cell>
          <table:table-cell office:value-type="float" office:value="9534250" table:formula="of:=['Sales_&amp;Costs_(TotaL)'.B$9]*[Assumption.$B77]" table:style-name="ce11">
            <text:p>9534250</text:p>
          </table:table-cell>
          <table:table-cell office:value-type="float" office:value="9956405.9437499996" table:formula="of:=['Sales_&amp;Costs_(TotaL)'.C$9]*[Assumption.$B77]" table:style-name="ce11">
            <text:p>9956406</text:p>
          </table:table-cell>
          <table:table-cell office:value-type="float" office:value="10398955.764809687" table:formula="of:=['Sales_&amp;Costs_(TotaL)'.D$9]*[Assumption.$B77]" table:style-name="ce11">
            <text:p>10398956</text:p>
          </table:table-cell>
          <table:table-cell office:value-type="float" office:value="10862963.990461389" table:formula="of:=['Sales_&amp;Costs_(TotaL)'.E$9]*[Assumption.$B77]" table:style-name="ce11">
            <text:p>10862964</text:p>
          </table:table-cell>
          <table:table-cell office:value-type="float" office:value="11349554.752812745" table:formula="of:=['Sales_&amp;Costs_(TotaL)'.F$9]*[Assumption.$B77]" table:style-name="ce11">
            <text:p>11349555</text:p>
          </table:table-cell>
          <table:table-cell office:value-type="float" office:value="11859915.34200722" table:formula="of:=['Sales_&amp;Costs_(TotaL)'.G$9]*[Assumption.$B77]" table:style-name="ce11">
            <text:p>11859915</text:p>
          </table:table-cell>
          <table:table-cell office:value-type="float" office:value="12395299.983052714" table:formula="of:=['Sales_&amp;Costs_(TotaL)'.H$9]*[Assumption.$B77]" table:style-name="ce11">
            <text:p>12395300</text:p>
          </table:table-cell>
          <table:table-cell office:value-type="float" office:value="12957033.850992016" table:formula="of:=['Sales_&amp;Costs_(TotaL)'.I$9]*[Assumption.$B77]" table:style-name="ce11">
            <text:p>12957034</text:p>
          </table:table-cell>
          <table:table-cell office:value-type="float" office:value="13546517.34014429" table:formula="of:=['Sales_&amp;Costs_(TotaL)'.J$9]*[Assumption.$B77]" table:style-name="ce11">
            <text:p>13546517</text:p>
          </table:table-cell>
          <table:table-cell office:value-type="float" office:value="14165230.604222558" table:formula="of:=['Sales_&amp;Costs_(TotaL)'.K$9]*[Assumption.$B77]" table:style-name="ce11">
            <text:p>14165231</text:p>
          </table:table-cell>
          <table:table-cell office:value-type="float" office:value="14814738.385284089" table:formula="of:=['Sales_&amp;Costs_(TotaL)'.L$9]*[Assumption.$B77]" table:style-name="ce11">
            <text:p>14814738</text:p>
          </table:table-cell>
          <table:table-cell office:value-type="float" office:value="15496695.150703106" table:formula="of:=['Sales_&amp;Costs_(TotaL)'.M$9]*[Assumption.$B77]" table:style-name="ce11">
            <text:p>15496695</text:p>
          </table:table-cell>
          <table:table-cell table:style-name="ce11"/>
          <table:table-cell table:number-columns-repeated="16370"/>
        </table:table-row>
        <table:table-row table:style-name="ro5">
          <table:table-cell office:value-type="string" table:style-name="ce5">
            <text:p>Customer2</text:p>
          </table:table-cell>
          <table:table-cell office:value-type="float" office:value="7150687.5" table:formula="of:=['Sales_&amp;Costs_(TotaL)'.B$9]*[Assumption.$B78]" table:style-name="ce11">
            <text:p>7150688</text:p>
          </table:table-cell>
          <table:table-cell office:value-type="float" office:value="7467304.4578125002" table:formula="of:=['Sales_&amp;Costs_(TotaL)'.C$9]*[Assumption.$B78]" table:style-name="ce11">
            <text:p>7467304</text:p>
          </table:table-cell>
          <table:table-cell office:value-type="float" office:value="7799216.8236072641" table:formula="of:=['Sales_&amp;Costs_(TotaL)'.D$9]*[Assumption.$B78]" table:style-name="ce11">
            <text:p>7799217</text:p>
          </table:table-cell>
          <table:table-cell office:value-type="float" office:value="8147222.992846041" table:formula="of:=['Sales_&amp;Costs_(TotaL)'.E$9]*[Assumption.$B78]" table:style-name="ce11">
            <text:p>8147223</text:p>
          </table:table-cell>
          <table:table-cell office:value-type="float" office:value="8512166.0646095574" table:formula="of:=['Sales_&amp;Costs_(TotaL)'.F$9]*[Assumption.$B78]" table:style-name="ce11">
            <text:p>8512166</text:p>
          </table:table-cell>
          <table:table-cell office:value-type="float" office:value="8894936.5065054148" table:formula="of:=['Sales_&amp;Costs_(TotaL)'.G$9]*[Assumption.$B78]" table:style-name="ce11">
            <text:p>8894937</text:p>
          </table:table-cell>
          <table:table-cell office:value-type="float" office:value="9296474.9872895349" table:formula="of:=['Sales_&amp;Costs_(TotaL)'.H$9]*[Assumption.$B78]" table:style-name="ce11">
            <text:p>9296475</text:p>
          </table:table-cell>
          <table:table-cell office:value-type="float" office:value="9717775.3882440124" table:formula="of:=['Sales_&amp;Costs_(TotaL)'.I$9]*[Assumption.$B78]" table:style-name="ce11">
            <text:p>9717775</text:p>
          </table:table-cell>
          <table:table-cell office:value-type="float" office:value="10159888.005108217" table:formula="of:=['Sales_&amp;Costs_(TotaL)'.J$9]*[Assumption.$B78]" table:style-name="ce11">
            <text:p>10159888</text:p>
          </table:table-cell>
          <table:table-cell office:value-type="float" office:value="10623922.953166917" table:formula="of:=['Sales_&amp;Costs_(TotaL)'.K$9]*[Assumption.$B78]" table:style-name="ce11">
            <text:p>10623923</text:p>
          </table:table-cell>
          <table:table-cell office:value-type="float" office:value="11111053.788963065" table:formula="of:=['Sales_&amp;Costs_(TotaL)'.L$9]*[Assumption.$B78]" table:style-name="ce11">
            <text:p>11111054</text:p>
          </table:table-cell>
          <table:table-cell office:value-type="float" office:value="11622521.363027329" table:formula="of:=['Sales_&amp;Costs_(TotaL)'.M$9]*[Assumption.$B78]" table:style-name="ce11">
            <text:p>11622521</text:p>
          </table:table-cell>
          <table:table-cell table:style-name="ce11"/>
          <table:table-cell table:number-columns-repeated="16370"/>
        </table:table-row>
        <table:table-row table:style-name="ro5">
          <table:table-cell office:value-type="string" table:style-name="ce5">
            <text:p>Customer3</text:p>
          </table:table-cell>
          <table:table-cell office:value-type="float" office:value="16684937.499999998" table:formula="of:=['Sales_&amp;Costs_(TotaL)'.B$9]*[Assumption.$B79]" table:style-name="ce11">
            <text:p>16684938</text:p>
          </table:table-cell>
          <table:table-cell office:value-type="float" office:value="17423710.401562501" table:formula="of:=['Sales_&amp;Costs_(TotaL)'.C$9]*[Assumption.$B79]" table:style-name="ce11">
            <text:p>17423710</text:p>
          </table:table-cell>
          <table:table-cell office:value-type="float" office:value="18198172.588416949" table:formula="of:=['Sales_&amp;Costs_(TotaL)'.D$9]*[Assumption.$B79]" table:style-name="ce11">
            <text:p>18198173</text:p>
          </table:table-cell>
          <table:table-cell office:value-type="float" office:value="19010186.983307429" table:formula="of:=['Sales_&amp;Costs_(TotaL)'.E$9]*[Assumption.$B79]" table:style-name="ce11">
            <text:p>19010187</text:p>
          </table:table-cell>
          <table:table-cell office:value-type="float" office:value="19861720.817422301" table:formula="of:=['Sales_&amp;Costs_(TotaL)'.F$9]*[Assumption.$B79]" table:style-name="ce11">
            <text:p>19861721</text:p>
          </table:table-cell>
          <table:table-cell office:value-type="float" office:value="20754851.848512635" table:formula="of:=['Sales_&amp;Costs_(TotaL)'.G$9]*[Assumption.$B79]" table:style-name="ce11">
            <text:p>20754852</text:p>
          </table:table-cell>
          <table:table-cell office:value-type="float" office:value="21691774.970342245" table:formula="of:=['Sales_&amp;Costs_(TotaL)'.H$9]*[Assumption.$B79]" table:style-name="ce11">
            <text:p>21691775</text:p>
          </table:table-cell>
          <table:table-cell office:value-type="float" office:value="22674809.239236027" table:formula="of:=['Sales_&amp;Costs_(TotaL)'.I$9]*[Assumption.$B79]" table:style-name="ce11">
            <text:p>22674809</text:p>
          </table:table-cell>
          <table:table-cell office:value-type="float" office:value="23706405.345252503" table:formula="of:=['Sales_&amp;Costs_(TotaL)'.J$9]*[Assumption.$B79]" table:style-name="ce11">
            <text:p>23706405</text:p>
          </table:table-cell>
          <table:table-cell office:value-type="float" office:value="24789153.557389472" table:formula="of:=['Sales_&amp;Costs_(TotaL)'.K$9]*[Assumption.$B79]" table:style-name="ce11">
            <text:p>24789154</text:p>
          </table:table-cell>
          <table:table-cell office:value-type="float" office:value="25925792.174247149" table:formula="of:=['Sales_&amp;Costs_(TotaL)'.L$9]*[Assumption.$B79]" table:style-name="ce11">
            <text:p>25925792</text:p>
          </table:table-cell>
          <table:table-cell office:value-type="float" office:value="27119216.513730433" table:formula="of:=['Sales_&amp;Costs_(TotaL)'.M$9]*[Assumption.$B79]" table:style-name="ce11">
            <text:p>27119217</text:p>
          </table:table-cell>
          <table:table-cell table:style-name="ce11"/>
          <table:table-cell table:number-columns-repeated="16370"/>
        </table:table-row>
        <table:table-row table:style-name="ro5">
          <table:table-cell office:value-type="string" table:style-name="ce5">
            <text:p>Cash</text:p>
          </table:table-cell>
          <table:table-cell office:value-type="float" office:value="14301375" table:formula="of:=['Sales_&amp;Costs_(TotaL)'.B$9]*[Assumption.$B80]" table:style-name="ce11">
            <text:p>14301375</text:p>
          </table:table-cell>
          <table:table-cell office:value-type="float" office:value="14934608.915625" table:formula="of:=['Sales_&amp;Costs_(TotaL)'.C$9]*[Assumption.$B80]" table:style-name="ce11">
            <text:p>14934609</text:p>
          </table:table-cell>
          <table:table-cell office:value-type="float" office:value="15598433.647214528" table:formula="of:=['Sales_&amp;Costs_(TotaL)'.D$9]*[Assumption.$B80]" table:style-name="ce11">
            <text:p>15598434</text:p>
          </table:table-cell>
          <table:table-cell office:value-type="float" office:value="16294445.985692082" table:formula="of:=['Sales_&amp;Costs_(TotaL)'.E$9]*[Assumption.$B80]" table:style-name="ce11">
            <text:p>16294446</text:p>
          </table:table-cell>
          <table:table-cell office:value-type="float" office:value="17024332.129219115" table:formula="of:=['Sales_&amp;Costs_(TotaL)'.F$9]*[Assumption.$B80]" table:style-name="ce11">
            <text:p>17024332</text:p>
          </table:table-cell>
          <table:table-cell office:value-type="float" office:value="17789873.01301083" table:formula="of:=['Sales_&amp;Costs_(TotaL)'.G$9]*[Assumption.$B80]" table:style-name="ce11">
            <text:p>17789873</text:p>
          </table:table-cell>
          <table:table-cell office:value-type="float" office:value="18592949.97457907" table:formula="of:=['Sales_&amp;Costs_(TotaL)'.H$9]*[Assumption.$B80]" table:style-name="ce11">
            <text:p>18592950</text:p>
          </table:table-cell>
          <table:table-cell office:value-type="float" office:value="19435550.776488025" table:formula="of:=['Sales_&amp;Costs_(TotaL)'.I$9]*[Assumption.$B80]" table:style-name="ce11">
            <text:p>19435551</text:p>
          </table:table-cell>
          <table:table-cell office:value-type="float" office:value="20319776.010216434" table:formula="of:=['Sales_&amp;Costs_(TotaL)'.J$9]*[Assumption.$B80]" table:style-name="ce11">
            <text:p>20319776</text:p>
          </table:table-cell>
          <table:table-cell office:value-type="float" office:value="21247845.906333834" table:formula="of:=['Sales_&amp;Costs_(TotaL)'.K$9]*[Assumption.$B80]" table:style-name="ce11">
            <text:p>21247846</text:p>
          </table:table-cell>
          <table:table-cell office:value-type="float" office:value="22222107.577926129" table:formula="of:=['Sales_&amp;Costs_(TotaL)'.L$9]*[Assumption.$B80]" table:style-name="ce11">
            <text:p>22222108</text:p>
          </table:table-cell>
          <table:table-cell office:value-type="float" office:value="23245042.726054657" table:formula="of:=['Sales_&amp;Costs_(TotaL)'.M$9]*[Assumption.$B80]" table:style-name="ce11">
            <text:p>23245043</text:p>
          </table:table-cell>
          <table:table-cell table:style-name="ce11"/>
          <table:table-cell table:number-columns-repeated="16370"/>
        </table:table-row>
        <table:table-row table:style-name="ro5">
          <table:table-cell office:value-type="string" table:style-name="ce5">
            <text:p>Total</text:p>
          </table:table-cell>
          <table:table-cell office:value-type="float" office:value="47671250" table:formula="of:=SUM([.B2:.B6])" table:style-name="ce11">
            <text:p>47671250</text:p>
          </table:table-cell>
          <table:table-cell office:value-type="float" office:value="49782029.71875" table:formula="of:=SUM([.C2:.C6])" table:style-name="ce11">
            <text:p>49782030</text:p>
          </table:table-cell>
          <table:table-cell office:value-type="float" office:value="51994778.82404843" table:formula="of:=SUM([.D2:.D6])" table:style-name="ce11">
            <text:p>51994779</text:p>
          </table:table-cell>
          <table:table-cell office:value-type="float" office:value="54314819.952306941" table:formula="of:=SUM([.E2:.E6])" table:style-name="ce11">
            <text:p>54314820</text:p>
          </table:table-cell>
          <table:table-cell office:value-type="float" office:value="56747773.764063716" table:formula="of:=SUM([.F2:.F6])" table:style-name="ce11">
            <text:p>56747774</text:p>
          </table:table-cell>
          <table:table-cell office:value-type="float" office:value="59299576.710036099" table:formula="of:=SUM([.G2:.G6])" table:style-name="ce11">
            <text:p>59299577</text:p>
          </table:table-cell>
          <table:table-cell office:value-type="float" office:value="61976499.915263563" table:formula="of:=SUM([.H2:.H6])" table:style-name="ce11">
            <text:p>61976500</text:p>
          </table:table-cell>
          <table:table-cell office:value-type="float" office:value="64785169.254960075" table:formula="of:=SUM([.I2:.I6])" table:style-name="ce11">
            <text:p>64785169</text:p>
          </table:table-cell>
          <table:table-cell office:value-type="float" office:value="67732586.700721443" table:formula="of:=SUM([.J2:.J6])" table:style-name="ce11">
            <text:p>67732587</text:p>
          </table:table-cell>
          <table:table-cell office:value-type="float" office:value="70826153.021112785" table:formula="of:=SUM([.K2:.K6])" table:style-name="ce11">
            <text:p>70826153</text:p>
          </table:table-cell>
          <table:table-cell office:value-type="float" office:value="74073691.926420435" table:formula="of:=SUM([.L2:.L6])" table:style-name="ce11">
            <text:p>74073692</text:p>
          </table:table-cell>
          <table:table-cell office:value-type="float" office:value="77483475.753515527" table:formula="of:=SUM([.M2:.M6])" table:style-name="ce11">
            <text:p>77483476</text:p>
          </table:table-cell>
          <table:table-cell table:style-name="ce11"/>
          <table:table-cell table:number-columns-repeated="16370"/>
        </table:table-row>
        <table:table-row table:style-name="ro6">
          <table:table-cell table:number-columns-repeated="16384"/>
        </table:table-row>
        <table:table-row table:style-name="ro5">
          <table:table-cell office:value-type="string" table:style-name="ce6">
            <text:p>Collection for sales</text:p>
          </table:table-cell>
          <table:table-cell table:number-columns-repeated="16383" table:style-name="ce1"/>
        </table:table-row>
        <table:table-row table:style-name="ro5">
          <table:table-cell office:value-type="string" table:style-name="ce5">
            <text:p>Customer1</text:p>
          </table:table-cell>
          <table:table-cell office:value-type="float" office:value="0" table:style-name="ce5">
            <text:p>0</text:p>
          </table:table-cell>
          <table:table-cell office:value-type="float" office:value="0" table:style-name="ce5">
            <text:p>0</text:p>
          </table:table-cell>
          <table:table-cell office:value-type="float" office:value="9534250" table:formula="of:=[.B3]" table:style-name="ce11">
            <text:p>9534250</text:p>
          </table:table-cell>
          <table:table-cell office:value-type="float" office:value="9956405.9437499996" table:formula="of:=[.C3]" table:style-name="ce11">
            <text:p>9956406</text:p>
          </table:table-cell>
          <table:table-cell office:value-type="float" office:value="10398955.764809687" table:formula="of:=[.D3]" table:style-name="ce11">
            <text:p>10398956</text:p>
          </table:table-cell>
          <table:table-cell office:value-type="float" office:value="10862963.990461389" table:formula="of:=[.E3]" table:style-name="ce11">
            <text:p>10862964</text:p>
          </table:table-cell>
          <table:table-cell office:value-type="float" office:value="11349554.752812745" table:formula="of:=[.F3]" table:style-name="ce11">
            <text:p>11349555</text:p>
          </table:table-cell>
          <table:table-cell office:value-type="float" office:value="11859915.34200722" table:formula="of:=[.G3]" table:style-name="ce11">
            <text:p>11859915</text:p>
          </table:table-cell>
          <table:table-cell office:value-type="float" office:value="12395299.983052714" table:formula="of:=[.H3]" table:style-name="ce11">
            <text:p>12395300</text:p>
          </table:table-cell>
          <table:table-cell office:value-type="float" office:value="12957033.850992016" table:formula="of:=[.I3]" table:style-name="ce11">
            <text:p>12957034</text:p>
          </table:table-cell>
          <table:table-cell office:value-type="float" office:value="13546517.34014429" table:formula="of:=[.J3]" table:style-name="ce11">
            <text:p>13546517</text:p>
          </table:table-cell>
          <table:table-cell office:value-type="float" office:value="14165230.604222558" table:formula="of:=[.K3]" table:style-name="ce11">
            <text:p>14165231</text:p>
          </table:table-cell>
          <table:table-cell table:number-columns-repeated="16371" table:style-name="ce1"/>
        </table:table-row>
        <table:table-row table:style-name="ro5">
          <table:table-cell office:value-type="string" table:style-name="ce5">
            <text:p>Customer2</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7150687.5" table:formula="of:=[.B4]" table:style-name="ce11">
            <text:p>7150688</text:p>
          </table:table-cell>
          <table:table-cell office:value-type="float" office:value="7467304.4578125002" table:formula="of:=[.C4]" table:style-name="ce11">
            <text:p>7467304</text:p>
          </table:table-cell>
          <table:table-cell office:value-type="float" office:value="7799216.8236072641" table:formula="of:=[.D4]" table:style-name="ce11">
            <text:p>7799217</text:p>
          </table:table-cell>
          <table:table-cell office:value-type="float" office:value="8147222.992846041" table:formula="of:=[.E4]" table:style-name="ce11">
            <text:p>8147223</text:p>
          </table:table-cell>
          <table:table-cell office:value-type="float" office:value="8512166.0646095574" table:formula="of:=[.F4]" table:style-name="ce11">
            <text:p>8512166</text:p>
          </table:table-cell>
          <table:table-cell office:value-type="float" office:value="8894936.5065054148" table:formula="of:=[.G4]" table:style-name="ce11">
            <text:p>8894937</text:p>
          </table:table-cell>
          <table:table-cell office:value-type="float" office:value="9296474.9872895349" table:formula="of:=[.H4]" table:style-name="ce11">
            <text:p>9296475</text:p>
          </table:table-cell>
          <table:table-cell office:value-type="float" office:value="9717775.3882440124" table:formula="of:=[.I4]" table:style-name="ce11">
            <text:p>9717775</text:p>
          </table:table-cell>
          <table:table-cell office:value-type="float" office:value="10159888.005108217" table:formula="of:=[.J4]" table:style-name="ce11">
            <text:p>10159888</text:p>
          </table:table-cell>
          <table:table-cell table:number-columns-repeated="16371" table:style-name="ce1"/>
        </table:table-row>
        <table:table-row table:style-name="ro5">
          <table:table-cell office:value-type="string" table:style-name="ce5">
            <text:p>Customer3</text:p>
          </table:table-cell>
          <table:table-cell office:value-type="float" office:value="0" table:style-name="ce5">
            <text:p>0</text:p>
          </table:table-cell>
          <table:table-cell office:value-type="float" office:value="16684937.499999998" table:formula="of:=[.B5]" table:style-name="ce11">
            <text:p>16684938</text:p>
          </table:table-cell>
          <table:table-cell office:value-type="float" office:value="17423710.401562501" table:formula="of:=[.C5]" table:style-name="ce11">
            <text:p>17423710</text:p>
          </table:table-cell>
          <table:table-cell office:value-type="float" office:value="18198172.588416949" table:formula="of:=[.D5]" table:style-name="ce11">
            <text:p>18198173</text:p>
          </table:table-cell>
          <table:table-cell office:value-type="float" office:value="19010186.983307429" table:formula="of:=[.E5]" table:style-name="ce11">
            <text:p>19010187</text:p>
          </table:table-cell>
          <table:table-cell office:value-type="float" office:value="19861720.817422301" table:formula="of:=[.F5]" table:style-name="ce11">
            <text:p>19861721</text:p>
          </table:table-cell>
          <table:table-cell office:value-type="float" office:value="20754851.848512635" table:formula="of:=[.G5]" table:style-name="ce11">
            <text:p>20754852</text:p>
          </table:table-cell>
          <table:table-cell office:value-type="float" office:value="21691774.970342245" table:formula="of:=[.H5]" table:style-name="ce11">
            <text:p>21691775</text:p>
          </table:table-cell>
          <table:table-cell office:value-type="float" office:value="22674809.239236027" table:formula="of:=[.I5]" table:style-name="ce11">
            <text:p>22674809</text:p>
          </table:table-cell>
          <table:table-cell office:value-type="float" office:value="23706405.345252503" table:formula="of:=[.J5]" table:style-name="ce11">
            <text:p>23706405</text:p>
          </table:table-cell>
          <table:table-cell office:value-type="float" office:value="24789153.557389472" table:formula="of:=[.K5]" table:style-name="ce11">
            <text:p>24789154</text:p>
          </table:table-cell>
          <table:table-cell office:value-type="float" office:value="25925792.174247149" table:formula="of:=[.L5]" table:style-name="ce11">
            <text:p>25925792</text:p>
          </table:table-cell>
          <table:table-cell table:number-columns-repeated="16371" table:style-name="ce1"/>
        </table:table-row>
        <table:table-row table:style-name="ro5">
          <table:table-cell office:value-type="string" table:style-name="ce5">
            <text:p>Cash</text:p>
          </table:table-cell>
          <table:table-cell office:value-type="float" office:value="14301375" table:formula="of:=[.B6]" table:style-name="ce11">
            <text:p>14301375</text:p>
          </table:table-cell>
          <table:table-cell office:value-type="float" office:value="14934608.915625" table:formula="of:=[.C6]" table:style-name="ce11">
            <text:p>14934609</text:p>
          </table:table-cell>
          <table:table-cell office:value-type="float" office:value="15598433.647214528" table:formula="of:=[.D6]" table:style-name="ce11">
            <text:p>15598434</text:p>
          </table:table-cell>
          <table:table-cell office:value-type="float" office:value="16294445.985692082" table:formula="of:=[.E6]" table:style-name="ce11">
            <text:p>16294446</text:p>
          </table:table-cell>
          <table:table-cell office:value-type="float" office:value="17024332.129219115" table:formula="of:=[.F6]" table:style-name="ce11">
            <text:p>17024332</text:p>
          </table:table-cell>
          <table:table-cell office:value-type="float" office:value="17789873.01301083" table:formula="of:=[.G6]" table:style-name="ce11">
            <text:p>17789873</text:p>
          </table:table-cell>
          <table:table-cell office:value-type="float" office:value="18592949.97457907" table:formula="of:=[.H6]" table:style-name="ce11">
            <text:p>18592950</text:p>
          </table:table-cell>
          <table:table-cell office:value-type="float" office:value="19435550.776488025" table:formula="of:=[.I6]" table:style-name="ce11">
            <text:p>19435551</text:p>
          </table:table-cell>
          <table:table-cell office:value-type="float" office:value="20319776.010216434" table:formula="of:=[.J6]" table:style-name="ce11">
            <text:p>20319776</text:p>
          </table:table-cell>
          <table:table-cell office:value-type="float" office:value="21247845.906333834" table:formula="of:=[.K6]" table:style-name="ce11">
            <text:p>21247846</text:p>
          </table:table-cell>
          <table:table-cell office:value-type="float" office:value="22222107.577926129" table:formula="of:=[.L6]" table:style-name="ce11">
            <text:p>22222108</text:p>
          </table:table-cell>
          <table:table-cell office:value-type="float" office:value="23245042.726054657" table:formula="of:=[.M6]" table:style-name="ce11">
            <text:p>23245043</text:p>
          </table:table-cell>
          <table:table-cell table:number-columns-repeated="16371" table:style-name="ce1"/>
        </table:table-row>
        <table:table-row table:style-name="ro5">
          <table:table-cell office:value-type="string" table:style-name="ce5">
            <text:p>Total</text:p>
          </table:table-cell>
          <table:table-cell office:value-type="float" office:value="14301375" table:formula="of:=SUM([.B10:.B13])" table:style-name="ce10">
            <text:p>14301375</text:p>
          </table:table-cell>
          <table:table-cell office:value-type="float" office:value="31619546.415624999" table:formula="of:=SUM([.C10:.C13])" table:style-name="ce10">
            <text:p>31619546,42</text:p>
          </table:table-cell>
          <table:table-cell office:value-type="float" office:value="42556394.048777029" table:formula="of:=SUM([.D10:.D13])" table:style-name="ce11">
            <text:p>42556394</text:p>
          </table:table-cell>
          <table:table-cell office:value-type="float" office:value="51599712.017859034" table:formula="of:=SUM([.E10:.E13])" table:style-name="ce11">
            <text:p>51599712</text:p>
          </table:table-cell>
          <table:table-cell office:value-type="float" office:value="53900779.335148729" table:formula="of:=SUM([.F10:.F13])" table:style-name="ce11">
            <text:p>53900779</text:p>
          </table:table-cell>
          <table:table-cell office:value-type="float" office:value="56313774.644501783" table:formula="of:=SUM([.G10:.G13])" table:style-name="ce11">
            <text:p>56313775</text:p>
          </table:table-cell>
          <table:table-cell office:value-type="float" office:value="58844579.568750486" table:formula="of:=SUM([.H10:.H13])" table:style-name="ce11">
            <text:p>58844580</text:p>
          </table:table-cell>
          <table:table-cell office:value-type="float" office:value="61499407.153447047" table:formula="of:=SUM([.I10:.I13])" table:style-name="ce11">
            <text:p>61499407</text:p>
          </table:table-cell>
          <table:table-cell office:value-type="float" office:value="64284821.739010587" table:formula="of:=SUM([.J10:.J13])" table:style-name="ce11">
            <text:p>64284822</text:p>
          </table:table-cell>
          <table:table-cell office:value-type="float" office:value="67207760.08986789" table:formula="of:=SUM([.K10:.K13])" table:style-name="ce11">
            <text:p>67207760</text:p>
          </table:table-cell>
          <table:table-cell office:value-type="float" office:value="70275553.863703907" table:formula="of:=SUM([.L10:.L13])" table:style-name="ce11">
            <text:p>70275554</text:p>
          </table:table-cell>
          <table:table-cell office:value-type="float" office:value="73495953.509632573" table:formula="of:=SUM([.M10:.M13])" table:style-name="ce11">
            <text:p>73495954</text:p>
          </table:table-cell>
          <table:table-cell table:number-columns-repeated="16371" table:style-name="ce1"/>
        </table:table-row>
        <table:table-row table:style-name="ro6">
          <table:table-cell table:number-columns-repeated="16384"/>
        </table:table-row>
        <table:table-row table:style-name="ro5">
          <table:table-cell office:value-type="string" table:style-name="ce6">
            <text:p>Collection Outstandings</text:p>
          </table:table-cell>
          <table:table-cell table:number-columns-repeated="16383" table:style-name="ce1"/>
        </table:table-row>
        <table:table-row table:style-name="ro5">
          <table:table-cell office:value-type="string" table:style-name="ce5">
            <text:p>Customer1</text:p>
          </table:table-cell>
          <table:table-cell office:value-type="float" office:value="9534250" table:formula="of:=[.B3]-[.B10]" table:style-name="ce11">
            <text:p>9534250</text:p>
          </table:table-cell>
          <table:table-cell office:value-type="float" office:value="19490655.943750001" table:formula="of:=[.B17]+[.C3]-[.C10]" table:style-name="ce11">
            <text:p>19490656</text:p>
          </table:table-cell>
          <table:table-cell office:value-type="float" office:value="20355361.708559688" table:formula="of:=[.C17]+[.D3]-[.D10]" table:style-name="ce11">
            <text:p>20355362</text:p>
          </table:table-cell>
          <table:table-cell office:value-type="float" office:value="21261919.755271077" table:formula="of:=[.D17]+[.E3]-[.E10]" table:style-name="ce11">
            <text:p>21261920</text:p>
          </table:table-cell>
          <table:table-cell office:value-type="float" office:value="22212518.743274134" table:formula="of:=[.E17]+[.F3]-[.F10]" table:style-name="ce11">
            <text:p>22212519</text:p>
          </table:table-cell>
          <table:table-cell office:value-type="float" office:value="23209470.09481997" table:formula="of:=[.F17]+[.G3]-[.G10]" table:style-name="ce11">
            <text:p>23209470</text:p>
          </table:table-cell>
          <table:table-cell office:value-type="float" office:value="24255215.325059943" table:formula="of:=[.G17]+[.H3]-[.H10]" table:style-name="ce11">
            <text:p>24255215</text:p>
          </table:table-cell>
          <table:table-cell office:value-type="float" office:value="25352333.83404474" table:formula="of:=[.H17]+[.I3]-[.I10]" table:style-name="ce11">
            <text:p>25352334</text:p>
          </table:table-cell>
          <table:table-cell office:value-type="float" office:value="26503551.191136315" table:formula="of:=[.I17]+[.J3]-[.J10]" table:style-name="ce11">
            <text:p>26503551</text:p>
          </table:table-cell>
          <table:table-cell office:value-type="float" office:value="27711747.944366857" table:formula="of:=[.J17]+[.K3]-[.K10]" table:style-name="ce11">
            <text:p>27711748</text:p>
          </table:table-cell>
          <table:table-cell office:value-type="float" office:value="28979968.989506654" table:formula="of:=[.K17]+[.L3]-[.L10]" table:style-name="ce11">
            <text:p>28979969</text:p>
          </table:table-cell>
          <table:table-cell office:value-type="float" office:value="30311433.535987206" table:formula="of:=[.L17]+[.M3]-[.M10]" table:style-name="ce11">
            <text:p>30311434</text:p>
          </table:table-cell>
          <table:table-cell table:number-columns-repeated="16371"/>
        </table:table-row>
        <table:table-row table:style-name="ro5">
          <table:table-cell office:value-type="string" table:style-name="ce5">
            <text:p>Customer2</text:p>
          </table:table-cell>
          <table:table-cell office:value-type="float" office:value="7150687.5" table:formula="of:=[.B4]-[.B11]" table:style-name="ce11">
            <text:p>7150688</text:p>
          </table:table-cell>
          <table:table-cell office:value-type="float" office:value="14617991.957812499" table:formula="of:=[.B18]+[.C4]-[.C11]" table:style-name="ce11">
            <text:p>14617992</text:p>
          </table:table-cell>
          <table:table-cell office:value-type="float" office:value="22417208.781419761" table:formula="of:=[.C18]+[.D4]-[.D11]" table:style-name="ce11">
            <text:p>22417209</text:p>
          </table:table-cell>
          <table:table-cell office:value-type="float" office:value="23413744.274265803" table:formula="of:=[.D18]+[.E4]-[.E11]" table:style-name="ce11">
            <text:p>23413744</text:p>
          </table:table-cell>
          <table:table-cell office:value-type="float" office:value="24458605.881062862" table:formula="of:=[.E18]+[.F4]-[.F11]" table:style-name="ce11">
            <text:p>24458606</text:p>
          </table:table-cell>
          <table:table-cell office:value-type="float" office:value="25554325.563961014" table:formula="of:=[.F18]+[.G4]-[.G11]" table:style-name="ce11">
            <text:p>25554326</text:p>
          </table:table-cell>
          <table:table-cell office:value-type="float" office:value="26703577.558404505" table:formula="of:=[.G18]+[.H4]-[.H11]" table:style-name="ce11">
            <text:p>26703578</text:p>
          </table:table-cell>
          <table:table-cell office:value-type="float" office:value="27909186.882038958" table:formula="of:=[.H18]+[.I4]-[.I11]" table:style-name="ce11">
            <text:p>27909187</text:p>
          </table:table-cell>
          <table:table-cell office:value-type="float" office:value="29174138.380641758" table:formula="of:=[.I18]+[.J4]-[.J11]" table:style-name="ce11">
            <text:p>29174138</text:p>
          </table:table-cell>
          <table:table-cell office:value-type="float" office:value="30501586.346519142" table:formula="of:=[.J18]+[.K4]-[.K11]" table:style-name="ce11">
            <text:p>30501586</text:p>
          </table:table-cell>
          <table:table-cell office:value-type="float" office:value="31894864.747238196" table:formula="of:=[.K18]+[.L4]-[.L11]" table:style-name="ce11">
            <text:p>31894865</text:p>
          </table:table-cell>
          <table:table-cell office:value-type="float" office:value="33357498.105157308" table:formula="of:=[.L18]+[.M4]-[.M11]" table:style-name="ce11">
            <text:p>33357498</text:p>
          </table:table-cell>
          <table:table-cell table:number-columns-repeated="16371"/>
        </table:table-row>
        <table:table-row table:style-name="ro5">
          <table:table-cell office:value-type="string" table:style-name="ce5">
            <text:p>Customer3</text:p>
          </table:table-cell>
          <table:table-cell office:value-type="float" office:value="16684937.499999998" table:formula="of:=[.B5]-[.B12]" table:style-name="ce11">
            <text:p>16684938</text:p>
          </table:table-cell>
          <table:table-cell office:value-type="float" office:value="17423710.401562497" table:formula="of:=[.B19]+[.C5]-[.C12]" table:style-name="ce11">
            <text:p>17423710</text:p>
          </table:table-cell>
          <table:table-cell office:value-type="float" office:value="18198172.588416945" table:formula="of:=[.C19]+[.D5]-[.D12]" table:style-name="ce11">
            <text:p>18198173</text:p>
          </table:table-cell>
          <table:table-cell office:value-type="float" office:value="19010186.983307421" table:formula="of:=[.D19]+[.E5]-[.E12]" table:style-name="ce11">
            <text:p>19010187</text:p>
          </table:table-cell>
          <table:table-cell office:value-type="float" office:value="19861720.817422293" table:formula="of:=[.E19]+[.F5]-[.F12]" table:style-name="ce11">
            <text:p>19861721</text:p>
          </table:table-cell>
          <table:table-cell office:value-type="float" office:value="20754851.848512627" table:formula="of:=[.F19]+[.G5]-[.G12]" table:style-name="ce11">
            <text:p>20754852</text:p>
          </table:table-cell>
          <table:table-cell office:value-type="float" office:value="21691774.970342234" table:formula="of:=[.G19]+[.H5]-[.H12]" table:style-name="ce11">
            <text:p>21691775</text:p>
          </table:table-cell>
          <table:table-cell office:value-type="float" office:value="22674809.239236016" table:formula="of:=[.H19]+[.I5]-[.I12]" table:style-name="ce11">
            <text:p>22674809</text:p>
          </table:table-cell>
          <table:table-cell office:value-type="float" office:value="23706405.345252492" table:formula="of:=[.I19]+[.J5]-[.J12]" table:style-name="ce11">
            <text:p>23706405</text:p>
          </table:table-cell>
          <table:table-cell office:value-type="float" office:value="24789153.557389464" table:formula="of:=[.J19]+[.K5]-[.K12]" table:style-name="ce11">
            <text:p>24789154</text:p>
          </table:table-cell>
          <table:table-cell office:value-type="float" office:value="25925792.174247142" table:formula="of:=[.K19]+[.L5]-[.L12]" table:style-name="ce11">
            <text:p>25925792</text:p>
          </table:table-cell>
          <table:table-cell office:value-type="float" office:value="27119216.513730425" table:formula="of:=[.L19]+[.M5]-[.M12]" table:style-name="ce11">
            <text:p>27119217</text:p>
          </table:table-cell>
          <table:table-cell table:number-columns-repeated="16371"/>
        </table:table-row>
        <table:table-row table:style-name="ro5">
          <table:table-cell office:value-type="string" table:style-name="ce5">
            <text:p>Cash</text:p>
          </table:table-cell>
          <table:table-cell office:value-type="float" office:value="0" table:formula="of:=[.B6]-[.B13]" table:style-name="ce11">
            <text:p>0</text:p>
          </table:table-cell>
          <table:table-cell office:value-type="float" office:value="0" table:formula="of:=[.B20]+[.C6]-[.C13]" table:style-name="ce11">
            <text:p>0</text:p>
          </table:table-cell>
          <table:table-cell office:value-type="float" office:value="0" table:formula="of:=[.C20]+[.D6]-[.D13]" table:style-name="ce11">
            <text:p>0</text:p>
          </table:table-cell>
          <table:table-cell office:value-type="float" office:value="0" table:formula="of:=[.D20]+[.E6]-[.E13]" table:style-name="ce11">
            <text:p>0</text:p>
          </table:table-cell>
          <table:table-cell office:value-type="float" office:value="0" table:formula="of:=[.E20]+[.F6]-[.F13]" table:style-name="ce11">
            <text:p>0</text:p>
          </table:table-cell>
          <table:table-cell office:value-type="float" office:value="0" table:formula="of:=[.F20]+[.G6]-[.G13]" table:style-name="ce11">
            <text:p>0</text:p>
          </table:table-cell>
          <table:table-cell office:value-type="float" office:value="0" table:formula="of:=[.G20]+[.H6]-[.H13]" table:style-name="ce11">
            <text:p>0</text:p>
          </table:table-cell>
          <table:table-cell office:value-type="float" office:value="0" table:formula="of:=[.H20]+[.I6]-[.I13]" table:style-name="ce11">
            <text:p>0</text:p>
          </table:table-cell>
          <table:table-cell office:value-type="float" office:value="0" table:formula="of:=[.I20]+[.J6]-[.J13]" table:style-name="ce11">
            <text:p>0</text:p>
          </table:table-cell>
          <table:table-cell office:value-type="float" office:value="0" table:formula="of:=[.J20]+[.K6]-[.K13]" table:style-name="ce11">
            <text:p>0</text:p>
          </table:table-cell>
          <table:table-cell office:value-type="float" office:value="0" table:formula="of:=[.K20]+[.L6]-[.L13]" table:style-name="ce11">
            <text:p>0</text:p>
          </table:table-cell>
          <table:table-cell office:value-type="float" office:value="0" table:formula="of:=[.L20]+[.M6]-[.M13]" table:style-name="ce11">
            <text:p>0</text:p>
          </table:table-cell>
          <table:table-cell table:number-columns-repeated="16371"/>
        </table:table-row>
        <table:table-row table:style-name="ro5">
          <table:table-cell office:value-type="string" table:style-name="ce5">
            <text:p>Total</text:p>
          </table:table-cell>
          <table:table-cell office:value-type="float" office:value="33369875" table:formula="of:=SUM([.B17:.B20])" table:style-name="ce11">
            <text:p>33369875</text:p>
          </table:table-cell>
          <table:table-cell office:value-type="float" office:value="51532358.303124994" table:formula="of:=SUM([.C17:.C20])" table:style-name="ce11">
            <text:p>51532358</text:p>
          </table:table-cell>
          <table:table-cell office:value-type="float" office:value="60970743.078396395" table:formula="of:=SUM([.D17:.D20])" table:style-name="ce11">
            <text:p>60970743</text:p>
          </table:table-cell>
          <table:table-cell office:value-type="float" office:value="63685851.012844302" table:formula="of:=SUM([.E17:.E20])" table:style-name="ce11">
            <text:p>63685851</text:p>
          </table:table-cell>
          <table:table-cell office:value-type="float" office:value="66532845.441759288" table:formula="of:=SUM([.F17:.F20])" table:style-name="ce11">
            <text:p>66532845</text:p>
          </table:table-cell>
          <table:table-cell office:value-type="float" office:value="69518647.507293612" table:formula="of:=SUM([.G17:.G20])" table:style-name="ce11">
            <text:p>69518648</text:p>
          </table:table-cell>
          <table:table-cell office:value-type="float" office:value="72650567.853806674" table:formula="of:=SUM([.H17:.H20])" table:style-name="ce11">
            <text:p>72650568</text:p>
          </table:table-cell>
          <table:table-cell office:value-type="float" office:value="75936329.955319718" table:formula="of:=SUM([.I17:.I20])" table:style-name="ce11">
            <text:p>75936330</text:p>
          </table:table-cell>
          <table:table-cell office:value-type="float" office:value="79384094.917030573" table:formula="of:=SUM([.J17:.J20])" table:style-name="ce11">
            <text:p>79384095</text:p>
          </table:table-cell>
          <table:table-cell office:value-type="float" office:value="83002487.848275468" table:formula="of:=SUM([.K17:.K20])" table:style-name="ce11">
            <text:p>83002488</text:p>
          </table:table-cell>
          <table:table-cell office:value-type="float" office:value="86800625.910991997" table:formula="of:=SUM([.L17:.L20])" table:style-name="ce11">
            <text:p>86800626</text:p>
          </table:table-cell>
          <table:table-cell office:value-type="float" office:value="90788148.154874936" table:formula="of:=SUM([.M17:.M20])" table:style-name="ce11">
            <text:p>90788148</text:p>
          </table:table-cell>
          <table:table-cell table:number-columns-repeated="16371"/>
        </table:table-row>
        <table:table-row table:number-rows-repeated="1048555" table:style-name="ro6">
          <table:table-cell table:number-columns-repeated="16384"/>
        </table:table-row>
      </table:table>
      <table:table table:name="Cash" table:style-name="ta1">
        <table:table-column table:style-name="co2" table:number-columns-repeated="1024" table:default-cell-style-name="ce1"/>
        <table:table-column table:style-name="co3" table:number-columns-repeated="15360" table:default-cell-style-name="ce1"/>
        <table:table-row table:style-name="ro5">
          <table:table-cell table:style-name="ce1"/>
          <table:table-cell office:value-type="string" table:style-name="ce9">
            <text:p>M1</text:p>
          </table:table-cell>
          <table:table-cell office:value-type="string" table:style-name="ce9">
            <text:p>M2</text:p>
          </table:table-cell>
          <table:table-cell office:value-type="string" table:style-name="ce9">
            <text:p>M3</text:p>
          </table:table-cell>
          <table:table-cell office:value-type="string" table:style-name="ce9">
            <text:p>M4</text:p>
          </table:table-cell>
          <table:table-cell office:value-type="string" table:style-name="ce9">
            <text:p>M5</text:p>
          </table:table-cell>
          <table:table-cell office:value-type="string" table:style-name="ce9">
            <text:p>M6</text:p>
          </table:table-cell>
          <table:table-cell office:value-type="string" table:style-name="ce9">
            <text:p>M7</text:p>
          </table:table-cell>
          <table:table-cell office:value-type="string" table:style-name="ce9">
            <text:p>M8</text:p>
          </table:table-cell>
          <table:table-cell office:value-type="string" table:style-name="ce9">
            <text:p>M9</text:p>
          </table:table-cell>
          <table:table-cell office:value-type="string" table:style-name="ce9">
            <text:p>M10</text:p>
          </table:table-cell>
          <table:table-cell office:value-type="string" table:style-name="ce9">
            <text:p>M11</text:p>
          </table:table-cell>
          <table:table-cell office:value-type="string" table:style-name="ce9">
            <text:p>M12</text:p>
          </table:table-cell>
          <table:table-cell table:number-columns-repeated="16371"/>
        </table:table-row>
        <table:table-row table:style-name="ro5">
          <table:table-cell office:value-type="string" table:style-name="ce5">
            <text:p>Cash Inflow</text:p>
          </table:table-cell>
          <table:table-cell table:number-columns-repeated="16383" table:style-name="ce1"/>
        </table:table-row>
        <table:table-row table:style-name="ro5">
          <table:table-cell office:value-type="string" table:style-name="ce5">
            <text:p>Cash Collected</text:p>
          </table:table-cell>
          <table:table-cell office:value-type="float" office:value="14301375" table:formula="of:=[Collections.B14]" table:style-name="ce10">
            <text:p>14301375</text:p>
          </table:table-cell>
          <table:table-cell office:value-type="float" office:value="31619546.415624999" table:formula="of:=[Collections.C14]" table:style-name="ce10">
            <text:p>31619546,42</text:p>
          </table:table-cell>
          <table:table-cell office:value-type="float" office:value="42556394.048777029" table:formula="of:=[Collections.D14]" table:style-name="ce11">
            <text:p>42556394</text:p>
          </table:table-cell>
          <table:table-cell office:value-type="float" office:value="51599712.017859034" table:formula="of:=[Collections.E14]" table:style-name="ce11">
            <text:p>51599712</text:p>
          </table:table-cell>
          <table:table-cell office:value-type="float" office:value="53900779.335148729" table:formula="of:=[Collections.F14]" table:style-name="ce11">
            <text:p>53900779</text:p>
          </table:table-cell>
          <table:table-cell office:value-type="float" office:value="56313774.644501783" table:formula="of:=[Collections.G14]" table:style-name="ce11">
            <text:p>56313775</text:p>
          </table:table-cell>
          <table:table-cell office:value-type="float" office:value="58844579.568750486" table:formula="of:=[Collections.H14]" table:style-name="ce11">
            <text:p>58844580</text:p>
          </table:table-cell>
          <table:table-cell office:value-type="float" office:value="61499407.153447047" table:formula="of:=[Collections.I14]" table:style-name="ce11">
            <text:p>61499407</text:p>
          </table:table-cell>
          <table:table-cell office:value-type="float" office:value="64284821.739010587" table:formula="of:=[Collections.J14]" table:style-name="ce11">
            <text:p>64284822</text:p>
          </table:table-cell>
          <table:table-cell office:value-type="float" office:value="67207760.08986789" table:formula="of:=[Collections.K14]" table:style-name="ce11">
            <text:p>67207760</text:p>
          </table:table-cell>
          <table:table-cell office:value-type="float" office:value="70275553.863703907" table:formula="of:=[Collections.L14]" table:style-name="ce11">
            <text:p>70275554</text:p>
          </table:table-cell>
          <table:table-cell office:value-type="float" office:value="73495953.509632573" table:formula="of:=[Collections.M14]" table:style-name="ce11">
            <text:p>73495954</text:p>
          </table:table-cell>
          <table:table-cell table:number-columns-repeated="16371"/>
        </table:table-row>
        <table:table-row table:style-name="ro5">
          <table:table-cell table:style-name="ce5"/>
          <table:table-cell table:number-columns-repeated="16383" table:style-name="ce1"/>
        </table:table-row>
        <table:table-row table:style-name="ro5">
          <table:table-cell office:value-type="string" table:style-name="ce5">
            <text:p>Cash Outflow</text:p>
          </table:table-cell>
          <table:table-cell table:number-columns-repeated="16383" table:style-name="ce1"/>
        </table:table-row>
        <table:table-row table:style-name="ro5">
          <table:table-cell office:value-type="string" table:style-name="ce5">
            <text:p>Cash to be paid</text:p>
          </table:table-cell>
          <table:table-cell office:value-type="float" office:value="22513489.375" table:formula="of:=[Purchases.B9]" table:style-name="ce11">
            <text:p>22513489</text:p>
          </table:table-cell>
          <table:table-cell office:value-type="float" office:value="23505379.703015625" table:formula="of:=[Purchases.C9]" table:style-name="ce11">
            <text:p>23505380</text:p>
          </table:table-cell>
          <table:table-cell office:value-type="float" office:value="24545101.189569145" table:formula="of:=[Purchases.D9]" table:style-name="ce11">
            <text:p>24545101</text:p>
          </table:table-cell>
          <table:table-cell office:value-type="float" office:value="25635155.315602988" table:formula="of:=[Purchases.E9]" table:style-name="ce11">
            <text:p>25635155</text:p>
          </table:table-cell>
          <table:table-cell office:value-type="float" office:value="26778184.362014443" table:formula="of:=[Purchases.F9]" table:style-name="ce11">
            <text:p>26778184</text:p>
          </table:table-cell>
          <table:table-cell office:value-type="float" office:value="27976979.867153786" table:formula="of:=[Purchases.G9]" table:style-name="ce11">
            <text:p>27976980</text:p>
          </table:table-cell>
          <table:table-cell office:value-type="float" office:value="29234491.621244531" table:formula="of:=[Purchases.H9]" table:style-name="ce11">
            <text:p>29234492</text:p>
          </table:table-cell>
          <table:table-cell office:value-type="float" office:value="30553837.233388789" table:formula="of:=[Purchases.I9]" table:style-name="ce11">
            <text:p>30553837</text:p>
          </table:table-cell>
          <table:table-cell office:value-type="float" office:value="31938312.309275083" table:formula="of:=[Purchases.J9]" table:style-name="ce11">
            <text:p>31938312</text:p>
          </table:table-cell>
          <table:table-cell office:value-type="float" office:value="33391401.280334651" table:formula="of:=[Purchases.K9]" table:style-name="ce11">
            <text:p>33391401</text:p>
          </table:table-cell>
          <table:table-cell office:value-type="float" office:value="34916788.92790626" table:formula="of:=[Purchases.L9]" table:style-name="ce11">
            <text:p>34916789</text:p>
          </table:table-cell>
          <table:table-cell office:value-type="float" office:value="36518372.648984022" table:formula="of:=[Purchases.M9]" table:style-name="ce11">
            <text:p>36518373</text:p>
          </table:table-cell>
          <table:table-cell table:number-columns-repeated="16371"/>
        </table:table-row>
        <table:table-row table:style-name="ro5">
          <table:table-cell office:value-type="string" table:style-name="ce5">
            <text:p>Other costs</text:p>
          </table:table-cell>
          <table:table-cell office:value-type="float" office:value="1625000" table:formula="of:=['Sales_&amp;Costs_(TotaL)'.B128]" table:style-name="ce10">
            <text:p>1625000</text:p>
          </table:table-cell>
          <table:table-cell office:value-type="float" office:value="1625000" table:formula="of:=['Sales_&amp;Costs_(TotaL)'.C128]" table:style-name="ce10">
            <text:p>1625000</text:p>
          </table:table-cell>
          <table:table-cell office:value-type="float" office:value="1625000" table:formula="of:=['Sales_&amp;Costs_(TotaL)'.D128]" table:style-name="ce10">
            <text:p>1625000</text:p>
          </table:table-cell>
          <table:table-cell office:value-type="float" office:value="1625000" table:formula="of:=['Sales_&amp;Costs_(TotaL)'.E128]" table:style-name="ce10">
            <text:p>1625000</text:p>
          </table:table-cell>
          <table:table-cell office:value-type="float" office:value="1625000" table:formula="of:=['Sales_&amp;Costs_(TotaL)'.F128]" table:style-name="ce10">
            <text:p>1625000</text:p>
          </table:table-cell>
          <table:table-cell office:value-type="float" office:value="1625000" table:formula="of:=['Sales_&amp;Costs_(TotaL)'.G128]" table:style-name="ce10">
            <text:p>1625000</text:p>
          </table:table-cell>
          <table:table-cell office:value-type="float" office:value="1625000" table:formula="of:=['Sales_&amp;Costs_(TotaL)'.H128]" table:style-name="ce10">
            <text:p>1625000</text:p>
          </table:table-cell>
          <table:table-cell office:value-type="float" office:value="1625000" table:formula="of:=['Sales_&amp;Costs_(TotaL)'.I128]" table:style-name="ce10">
            <text:p>1625000</text:p>
          </table:table-cell>
          <table:table-cell office:value-type="float" office:value="1625000" table:formula="of:=['Sales_&amp;Costs_(TotaL)'.J128]" table:style-name="ce10">
            <text:p>1625000</text:p>
          </table:table-cell>
          <table:table-cell office:value-type="float" office:value="1625000" table:formula="of:=['Sales_&amp;Costs_(TotaL)'.K128]" table:style-name="ce10">
            <text:p>1625000</text:p>
          </table:table-cell>
          <table:table-cell office:value-type="float" office:value="1625000" table:formula="of:=['Sales_&amp;Costs_(TotaL)'.L128]" table:style-name="ce10">
            <text:p>1625000</text:p>
          </table:table-cell>
          <table:table-cell office:value-type="float" office:value="1625000" table:formula="of:=['Sales_&amp;Costs_(TotaL)'.M128]" table:style-name="ce10">
            <text:p>1625000</text:p>
          </table:table-cell>
          <table:table-cell table:number-columns-repeated="16371"/>
        </table:table-row>
        <table:table-row table:style-name="ro5">
          <table:table-cell table:style-name="ce5"/>
          <table:table-cell table:number-columns-repeated="16383" table:style-name="ce1"/>
        </table:table-row>
        <table:table-row table:style-name="ro5">
          <table:table-cell office:value-type="string" table:style-name="ce5">
            <text:p>Net cashflow</text:p>
          </table:table-cell>
          <table:table-cell office:value-type="float" office:value="-9837114.375" table:formula="of:=[.B3]-[.B6]-[.B7]" table:style-name="ce11">
            <text:p>-9837114</text:p>
          </table:table-cell>
          <table:table-cell office:value-type="float" office:value="6489166.712609373" table:formula="of:=[.C3]-[.C6]-[.C7]" table:style-name="ce11">
            <text:p>6489167</text:p>
          </table:table-cell>
          <table:table-cell office:value-type="float" office:value="16386292.859207883" table:formula="of:=[.D3]-[.D6]-[.D7]" table:style-name="ce11">
            <text:p>16386293</text:p>
          </table:table-cell>
          <table:table-cell office:value-type="float" office:value="24339556.702256046" table:formula="of:=[.E3]-[.E6]-[.E7]" table:style-name="ce11">
            <text:p>24339557</text:p>
          </table:table-cell>
          <table:table-cell office:value-type="float" office:value="25497594.973134287" table:formula="of:=[.F3]-[.F6]-[.F7]" table:style-name="ce11">
            <text:p>25497595</text:p>
          </table:table-cell>
          <table:table-cell office:value-type="float" office:value="26711794.777347997" table:formula="of:=[.G3]-[.G6]-[.G7]" table:style-name="ce11">
            <text:p>26711795</text:p>
          </table:table-cell>
          <table:table-cell office:value-type="float" office:value="27985087.947505955" table:formula="of:=[.H3]-[.H6]-[.H7]" table:style-name="ce11">
            <text:p>27985088</text:p>
          </table:table-cell>
          <table:table-cell office:value-type="float" office:value="29320569.920058258" table:formula="of:=[.I3]-[.I6]-[.I7]" table:style-name="ce11">
            <text:p>29320570</text:p>
          </table:table-cell>
          <table:table-cell office:value-type="float" office:value="30721509.429735504" table:formula="of:=[.J3]-[.J6]-[.J7]" table:style-name="ce11">
            <text:p>30721509</text:p>
          </table:table-cell>
          <table:table-cell office:value-type="float" office:value="32191358.809533238" table:formula="of:=[.K3]-[.K6]-[.K7]" table:style-name="ce11">
            <text:p>32191359</text:p>
          </table:table-cell>
          <table:table-cell office:value-type="float" office:value="33733764.935797647" table:formula="of:=[.L3]-[.L6]-[.L7]" table:style-name="ce11">
            <text:p>33733765</text:p>
          </table:table-cell>
          <table:table-cell office:value-type="float" office:value="35352580.86064855" table:formula="of:=[.M3]-[.M6]-[.M7]" table:style-name="ce11">
            <text:p>35352581</text:p>
          </table:table-cell>
          <table:table-cell table:number-columns-repeated="16371"/>
        </table:table-row>
        <table:table-row table:style-name="ro5">
          <table:table-cell table:style-name="ce5"/>
          <table:table-cell table:number-columns-repeated="16383" table:style-name="ce1"/>
        </table:table-row>
        <table:table-row table:style-name="ro5">
          <table:table-cell office:value-type="string" table:style-name="ce5">
            <text:p>Opening Cash</text:p>
          </table:table-cell>
          <table:table-cell office:value-type="float" office:value="0" table:style-name="ce5">
            <text:p>0</text:p>
          </table:table-cell>
          <table:table-cell office:value-type="float" office:value="-9837114.375" table:formula="of:=[.B13]" table:style-name="ce11">
            <text:p>-9837114</text:p>
          </table:table-cell>
          <table:table-cell office:value-type="float" office:value="-3347947.662390627" table:formula="of:=[.C13]" table:style-name="ce11">
            <text:p>-3347948</text:p>
          </table:table-cell>
          <table:table-cell office:value-type="float" office:value="13038345.196817257" table:formula="of:=[.D13]" table:style-name="ce11">
            <text:p>13038345</text:p>
          </table:table-cell>
          <table:table-cell office:value-type="float" office:value="37377901.899073303" table:formula="of:=[.E13]" table:style-name="ce11">
            <text:p>37377902</text:p>
          </table:table-cell>
          <table:table-cell office:value-type="float" office:value="62875496.872207589" table:formula="of:=[.F13]" table:style-name="ce11">
            <text:p>62875497</text:p>
          </table:table-cell>
          <table:table-cell office:value-type="float" office:value="89587291.649555594" table:formula="of:=[.G13]" table:style-name="ce11">
            <text:p>89587292</text:p>
          </table:table-cell>
          <table:table-cell office:value-type="float" office:value="117572379.59706154" table:formula="of:=[.H13]" table:style-name="ce11">
            <text:p>117572380</text:p>
          </table:table-cell>
          <table:table-cell office:value-type="float" office:value="146892949.5171198" table:formula="of:=[.I13]" table:style-name="ce11">
            <text:p>146892950</text:p>
          </table:table-cell>
          <table:table-cell office:value-type="float" office:value="177614458.94685531" table:formula="of:=[.J13]" table:style-name="ce11">
            <text:p>177614459</text:p>
          </table:table-cell>
          <table:table-cell office:value-type="float" office:value="209805817.75638855" table:formula="of:=[.K13]" table:style-name="ce11">
            <text:p>209805818</text:p>
          </table:table-cell>
          <table:table-cell office:value-type="float" office:value="243539582.69218618" table:formula="of:=[.L13]" table:style-name="ce11">
            <text:p>243539583</text:p>
          </table:table-cell>
          <table:table-cell table:number-columns-repeated="16371"/>
        </table:table-row>
        <table:table-row table:style-name="ro5">
          <table:table-cell office:value-type="string" table:style-name="ce5">
            <text:p>Net Cashflow</text:p>
          </table:table-cell>
          <table:table-cell office:value-type="float" office:value="-9837114.375" table:formula="of:=[.B9]" table:style-name="ce11">
            <text:p>-9837114</text:p>
          </table:table-cell>
          <table:table-cell office:value-type="float" office:value="6489166.712609373" table:formula="of:=[.C9]" table:style-name="ce11">
            <text:p>6489167</text:p>
          </table:table-cell>
          <table:table-cell office:value-type="float" office:value="16386292.859207883" table:formula="of:=[.D9]" table:style-name="ce11">
            <text:p>16386293</text:p>
          </table:table-cell>
          <table:table-cell office:value-type="float" office:value="24339556.702256046" table:formula="of:=[.E9]" table:style-name="ce11">
            <text:p>24339557</text:p>
          </table:table-cell>
          <table:table-cell office:value-type="float" office:value="25497594.973134287" table:formula="of:=[.F9]" table:style-name="ce11">
            <text:p>25497595</text:p>
          </table:table-cell>
          <table:table-cell office:value-type="float" office:value="26711794.777347997" table:formula="of:=[.G9]" table:style-name="ce11">
            <text:p>26711795</text:p>
          </table:table-cell>
          <table:table-cell office:value-type="float" office:value="27985087.947505955" table:formula="of:=[.H9]" table:style-name="ce11">
            <text:p>27985088</text:p>
          </table:table-cell>
          <table:table-cell office:value-type="float" office:value="29320569.920058258" table:formula="of:=[.I9]" table:style-name="ce11">
            <text:p>29320570</text:p>
          </table:table-cell>
          <table:table-cell office:value-type="float" office:value="30721509.429735504" table:formula="of:=[.J9]" table:style-name="ce11">
            <text:p>30721509</text:p>
          </table:table-cell>
          <table:table-cell office:value-type="float" office:value="32191358.809533238" table:formula="of:=[.K9]" table:style-name="ce11">
            <text:p>32191359</text:p>
          </table:table-cell>
          <table:table-cell office:value-type="float" office:value="33733764.935797647" table:formula="of:=[.L9]" table:style-name="ce11">
            <text:p>33733765</text:p>
          </table:table-cell>
          <table:table-cell office:value-type="float" office:value="35352580.86064855" table:formula="of:=[.M9]" table:style-name="ce11">
            <text:p>35352581</text:p>
          </table:table-cell>
          <table:table-cell table:number-columns-repeated="16371"/>
        </table:table-row>
        <table:table-row table:style-name="ro5">
          <table:table-cell office:value-type="string" table:style-name="ce5">
            <text:p>Closing Cash</text:p>
          </table:table-cell>
          <table:table-cell office:value-type="float" office:value="-9837114.375" table:formula="of:=SUM([.B11:.B12])" table:style-name="ce11">
            <text:p>-9837114</text:p>
          </table:table-cell>
          <table:table-cell office:value-type="float" office:value="-3347947.662390627" table:formula="of:=SUM([.C11:.C12])" table:style-name="ce11">
            <text:p>-3347948</text:p>
          </table:table-cell>
          <table:table-cell office:value-type="float" office:value="13038345.196817257" table:formula="of:=SUM([.D11:.D12])" table:style-name="ce11">
            <text:p>13038345</text:p>
          </table:table-cell>
          <table:table-cell office:value-type="float" office:value="37377901.899073303" table:formula="of:=SUM([.E11:.E12])" table:style-name="ce11">
            <text:p>37377902</text:p>
          </table:table-cell>
          <table:table-cell office:value-type="float" office:value="62875496.872207589" table:formula="of:=SUM([.F11:.F12])" table:style-name="ce11">
            <text:p>62875497</text:p>
          </table:table-cell>
          <table:table-cell office:value-type="float" office:value="89587291.649555594" table:formula="of:=SUM([.G11:.G12])" table:style-name="ce11">
            <text:p>89587292</text:p>
          </table:table-cell>
          <table:table-cell office:value-type="float" office:value="117572379.59706154" table:formula="of:=SUM([.H11:.H12])" table:style-name="ce11">
            <text:p>117572380</text:p>
          </table:table-cell>
          <table:table-cell office:value-type="float" office:value="146892949.5171198" table:formula="of:=SUM([.I11:.I12])" table:style-name="ce11">
            <text:p>146892950</text:p>
          </table:table-cell>
          <table:table-cell office:value-type="float" office:value="177614458.94685531" table:formula="of:=SUM([.J11:.J12])" table:style-name="ce11">
            <text:p>177614459</text:p>
          </table:table-cell>
          <table:table-cell office:value-type="float" office:value="209805817.75638855" table:formula="of:=SUM([.K11:.K12])" table:style-name="ce11">
            <text:p>209805818</text:p>
          </table:table-cell>
          <table:table-cell office:value-type="float" office:value="243539582.69218618" table:formula="of:=SUM([.L11:.L12])" table:style-name="ce11">
            <text:p>243539583</text:p>
          </table:table-cell>
          <table:table-cell office:value-type="float" office:value="278892163.55283475" table:formula="of:=SUM([.M11:.M12])" table:style-name="ce11">
            <text:p>278892164</text:p>
          </table:table-cell>
          <table:table-cell table:number-columns-repeated="16371"/>
        </table:table-row>
        <table:table-row table:number-rows-repeated="1048563" table:style-name="ro6">
          <table:table-cell table:number-columns-repeated="16384"/>
        </table:table-row>
      </table:table>
      <table:table table:name="Balance" table:style-name="ta1">
        <table:table-column table:style-name="co9" table:default-cell-style-name="ce1"/>
        <table:table-column table:style-name="co2" table:number-columns-repeated="1023" table:default-cell-style-name="ce1"/>
        <table:table-column table:style-name="co3" table:number-columns-repeated="15360" table:default-cell-style-name="ce1"/>
        <table:table-row table:style-name="ro5">
          <table:table-cell table:style-name="ce1"/>
          <table:table-cell office:value-type="string" table:style-name="ce9">
            <text:p>M1</text:p>
          </table:table-cell>
          <table:table-cell office:value-type="string" table:style-name="ce9">
            <text:p>M2</text:p>
          </table:table-cell>
          <table:table-cell office:value-type="string" table:style-name="ce9">
            <text:p>M3</text:p>
          </table:table-cell>
          <table:table-cell office:value-type="string" table:style-name="ce9">
            <text:p>M4</text:p>
          </table:table-cell>
          <table:table-cell office:value-type="string" table:style-name="ce9">
            <text:p>M5</text:p>
          </table:table-cell>
          <table:table-cell office:value-type="string" table:style-name="ce9">
            <text:p>M6</text:p>
          </table:table-cell>
          <table:table-cell office:value-type="string" table:style-name="ce9">
            <text:p>M7</text:p>
          </table:table-cell>
          <table:table-cell office:value-type="string" table:style-name="ce9">
            <text:p>M8</text:p>
          </table:table-cell>
          <table:table-cell office:value-type="string" table:style-name="ce9">
            <text:p>M9</text:p>
          </table:table-cell>
          <table:table-cell office:value-type="string" table:style-name="ce9">
            <text:p>M10</text:p>
          </table:table-cell>
          <table:table-cell office:value-type="string" table:style-name="ce9">
            <text:p>M11</text:p>
          </table:table-cell>
          <table:table-cell office:value-type="string" table:style-name="ce9">
            <text:p>M12</text:p>
          </table:table-cell>
          <table:table-cell table:number-columns-repeated="16371"/>
        </table:table-row>
        <table:table-row table:style-name="ro5">
          <table:table-cell office:value-type="string" table:style-name="ce6">
            <text:p>Assets</text:p>
          </table:table-cell>
          <table:table-cell table:number-columns-repeated="16383" table:style-name="ce1"/>
        </table:table-row>
        <table:table-row table:style-name="ro5">
          <table:table-cell table:style-name="ce5"/>
          <table:table-cell table:number-columns-repeated="16383" table:style-name="ce1"/>
        </table:table-row>
        <table:table-row table:style-name="ro5">
          <table:table-cell office:value-type="string" table:style-name="ce5">
            <text:p>Cash in Hand</text:p>
          </table:table-cell>
          <table:table-cell office:value-type="float" office:value="-9837114.375" table:formula="of:=[Cash.B13]" table:style-name="ce11">
            <text:p>-9837114</text:p>
          </table:table-cell>
          <table:table-cell office:value-type="float" office:value="-3347947.662390627" table:formula="of:=[Cash.C13]" table:style-name="ce11">
            <text:p>-3347948</text:p>
          </table:table-cell>
          <table:table-cell office:value-type="float" office:value="13038345.196817257" table:formula="of:=[Cash.D13]" table:style-name="ce11">
            <text:p>13038345</text:p>
          </table:table-cell>
          <table:table-cell office:value-type="float" office:value="37377901.899073303" table:formula="of:=[Cash.E13]" table:style-name="ce11">
            <text:p>37377902</text:p>
          </table:table-cell>
          <table:table-cell office:value-type="float" office:value="62875496.872207589" table:formula="of:=[Cash.F13]" table:style-name="ce11">
            <text:p>62875497</text:p>
          </table:table-cell>
          <table:table-cell office:value-type="float" office:value="89587291.649555594" table:formula="of:=[Cash.G13]" table:style-name="ce11">
            <text:p>89587292</text:p>
          </table:table-cell>
          <table:table-cell office:value-type="float" office:value="117572379.59706154" table:formula="of:=[Cash.H13]" table:style-name="ce11">
            <text:p>117572380</text:p>
          </table:table-cell>
          <table:table-cell office:value-type="float" office:value="146892949.5171198" table:formula="of:=[Cash.I13]" table:style-name="ce11">
            <text:p>146892950</text:p>
          </table:table-cell>
          <table:table-cell office:value-type="float" office:value="177614458.94685531" table:formula="of:=[Cash.J13]" table:style-name="ce11">
            <text:p>177614459</text:p>
          </table:table-cell>
          <table:table-cell office:value-type="float" office:value="209805817.75638855" table:formula="of:=[Cash.K13]" table:style-name="ce11">
            <text:p>209805818</text:p>
          </table:table-cell>
          <table:table-cell office:value-type="float" office:value="243539582.69218618" table:formula="of:=[Cash.L13]" table:style-name="ce11">
            <text:p>243539583</text:p>
          </table:table-cell>
          <table:table-cell office:value-type="float" office:value="278892163.55283475" table:formula="of:=[Cash.M13]" table:style-name="ce11">
            <text:p>278892164</text:p>
          </table:table-cell>
          <table:table-cell table:number-columns-repeated="16371"/>
        </table:table-row>
        <table:table-row table:style-name="ro5">
          <table:table-cell table:style-name="ce5"/>
          <table:table-cell table:number-columns-repeated="16383" table:style-name="ce1"/>
        </table:table-row>
        <table:table-row table:style-name="ro5">
          <table:table-cell office:value-type="string" table:style-name="ce5">
            <text:p>Cash Collection</text:p>
          </table:table-cell>
          <table:table-cell office:value-type="float" office:value="33369875" table:formula="of:=[Collections.B21]" table:style-name="ce11">
            <text:p>33369875</text:p>
          </table:table-cell>
          <table:table-cell office:value-type="float" office:value="51532358.303124994" table:formula="of:=[Collections.C21]" table:style-name="ce11">
            <text:p>51532358</text:p>
          </table:table-cell>
          <table:table-cell office:value-type="float" office:value="60970743.078396395" table:formula="of:=[Collections.D21]" table:style-name="ce11">
            <text:p>60970743</text:p>
          </table:table-cell>
          <table:table-cell office:value-type="float" office:value="63685851.012844302" table:formula="of:=[Collections.E21]" table:style-name="ce11">
            <text:p>63685851</text:p>
          </table:table-cell>
          <table:table-cell office:value-type="float" office:value="66532845.441759288" table:formula="of:=[Collections.F21]" table:style-name="ce11">
            <text:p>66532845</text:p>
          </table:table-cell>
          <table:table-cell office:value-type="float" office:value="69518647.507293612" table:formula="of:=[Collections.G21]" table:style-name="ce11">
            <text:p>69518648</text:p>
          </table:table-cell>
          <table:table-cell office:value-type="float" office:value="72650567.853806674" table:formula="of:=[Collections.H21]" table:style-name="ce11">
            <text:p>72650568</text:p>
          </table:table-cell>
          <table:table-cell office:value-type="float" office:value="75936329.955319718" table:formula="of:=[Collections.I21]" table:style-name="ce11">
            <text:p>75936330</text:p>
          </table:table-cell>
          <table:table-cell office:value-type="float" office:value="79384094.917030573" table:formula="of:=[Collections.J21]" table:style-name="ce11">
            <text:p>79384095</text:p>
          </table:table-cell>
          <table:table-cell office:value-type="float" office:value="83002487.848275468" table:formula="of:=[Collections.K21]" table:style-name="ce11">
            <text:p>83002488</text:p>
          </table:table-cell>
          <table:table-cell office:value-type="float" office:value="86800625.910991997" table:formula="of:=[Collections.L21]" table:style-name="ce11">
            <text:p>86800626</text:p>
          </table:table-cell>
          <table:table-cell office:value-type="float" office:value="90788148.154874936" table:formula="of:=[Collections.M21]" table:style-name="ce11">
            <text:p>90788148</text:p>
          </table:table-cell>
          <table:table-cell table:number-columns-repeated="16371"/>
        </table:table-row>
        <table:table-row table:style-name="ro5">
          <table:table-cell table:style-name="ce5"/>
          <table:table-cell table:number-columns-repeated="16383" table:style-name="ce1"/>
        </table:table-row>
        <table:table-row table:style-name="ro5">
          <table:table-cell office:value-type="string" table:style-name="ce5">
            <text:p>Total Assets</text:p>
          </table:table-cell>
          <table:table-cell office:value-type="float" office:value="23532760.625" table:formula="of:=[.B6]+[.B4]" table:style-name="ce11">
            <text:p>23532761</text:p>
          </table:table-cell>
          <table:table-cell office:value-type="float" office:value="48184410.640734367" table:formula="of:=[.C6]+[.C4]" table:style-name="ce11">
            <text:p>48184411</text:p>
          </table:table-cell>
          <table:table-cell office:value-type="float" office:value="74009088.275213659" table:formula="of:=[.D6]+[.D4]" table:style-name="ce11">
            <text:p>74009088</text:p>
          </table:table-cell>
          <table:table-cell office:value-type="float" office:value="101063752.9119176" table:formula="of:=[.E6]+[.E4]" table:style-name="ce11">
            <text:p>101063753</text:p>
          </table:table-cell>
          <table:table-cell office:value-type="float" office:value="129408342.31396687" table:formula="of:=[.F6]+[.F4]" table:style-name="ce11">
            <text:p>129408342</text:p>
          </table:table-cell>
          <table:table-cell office:value-type="float" office:value="159105939.15684921" table:formula="of:=[.G6]+[.G4]" table:style-name="ce11">
            <text:p>159105939</text:p>
          </table:table-cell>
          <table:table-cell office:value-type="float" office:value="190222947.45086822" table:formula="of:=[.H6]+[.H4]" table:style-name="ce11">
            <text:p>190222947</text:p>
          </table:table-cell>
          <table:table-cell office:value-type="float" office:value="222829279.47243953" table:formula="of:=[.I6]+[.I4]" table:style-name="ce11">
            <text:p>222829279</text:p>
          </table:table-cell>
          <table:table-cell office:value-type="float" office:value="256998553.86388588" table:formula="of:=[.J6]+[.J4]" table:style-name="ce11">
            <text:p>256998554</text:p>
          </table:table-cell>
          <table:table-cell office:value-type="float" office:value="292808305.60466403" table:formula="of:=[.K6]+[.K4]" table:style-name="ce11">
            <text:p>292808306</text:p>
          </table:table-cell>
          <table:table-cell office:value-type="float" office:value="330340208.60317814" table:formula="of:=[.L6]+[.L4]" table:style-name="ce11">
            <text:p>330340209</text:p>
          </table:table-cell>
          <table:table-cell office:value-type="float" office:value="369680311.70770967" table:formula="of:=[.M6]+[.M4]" table:style-name="ce11">
            <text:p>369680312</text:p>
          </table:table-cell>
          <table:table-cell table:number-columns-repeated="16371"/>
        </table:table-row>
        <table:table-row table:style-name="ro5">
          <table:table-cell table:style-name="ce5"/>
          <table:table-cell table:number-columns-repeated="16383" table:style-name="ce1"/>
        </table:table-row>
        <table:table-row table:style-name="ro5">
          <table:table-cell office:value-type="string" table:style-name="ce5">
            <text:p>Liabilities</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table:number-columns-repeated="16371"/>
        </table:table-row>
        <table:table-row table:style-name="ro5">
          <table:table-cell table:style-name="ce5"/>
          <table:table-cell table:number-columns-repeated="16383" table:style-name="ce1"/>
        </table:table-row>
        <table:table-row table:style-name="ro5">
          <table:table-cell office:value-type="string" table:style-name="ce5">
            <text:p>Total Liabilities</text:p>
          </table:table-cell>
          <table:table-cell office:value-type="float" office:value="0" table:formula="of:=[.B10]" table:style-name="ce10">
            <text:p>0</text:p>
          </table:table-cell>
          <table:table-cell office:value-type="float" office:value="0" table:formula="of:=[.C10]" table:style-name="ce10">
            <text:p>0</text:p>
          </table:table-cell>
          <table:table-cell office:value-type="float" office:value="0" table:formula="of:=[.D10]" table:style-name="ce10">
            <text:p>0</text:p>
          </table:table-cell>
          <table:table-cell office:value-type="float" office:value="0" table:formula="of:=[.E10]" table:style-name="ce10">
            <text:p>0</text:p>
          </table:table-cell>
          <table:table-cell office:value-type="float" office:value="0" table:formula="of:=[.F10]" table:style-name="ce10">
            <text:p>0</text:p>
          </table:table-cell>
          <table:table-cell office:value-type="float" office:value="0" table:formula="of:=[.G10]" table:style-name="ce10">
            <text:p>0</text:p>
          </table:table-cell>
          <table:table-cell office:value-type="float" office:value="0" table:formula="of:=[.H10]" table:style-name="ce10">
            <text:p>0</text:p>
          </table:table-cell>
          <table:table-cell office:value-type="float" office:value="0" table:formula="of:=[.I10]" table:style-name="ce10">
            <text:p>0</text:p>
          </table:table-cell>
          <table:table-cell office:value-type="float" office:value="0" table:formula="of:=[.J10]" table:style-name="ce10">
            <text:p>0</text:p>
          </table:table-cell>
          <table:table-cell office:value-type="float" office:value="0" table:formula="of:=[.K10]" table:style-name="ce10">
            <text:p>0</text:p>
          </table:table-cell>
          <table:table-cell office:value-type="float" office:value="0" table:formula="of:=[.L10]" table:style-name="ce10">
            <text:p>0</text:p>
          </table:table-cell>
          <table:table-cell office:value-type="float" office:value="0" table:formula="of:=[.M10]" table:style-name="ce10">
            <text:p>0</text:p>
          </table:table-cell>
          <table:table-cell table:number-columns-repeated="16371"/>
        </table:table-row>
        <table:table-row table:style-name="ro5">
          <table:table-cell table:style-name="ce5"/>
          <table:table-cell table:number-columns-repeated="16383" table:style-name="ce1"/>
        </table:table-row>
        <table:table-row table:style-name="ro5">
          <table:table-cell office:value-type="string" table:style-name="ce5">
            <text:p>Difference 1</text:p>
          </table:table-cell>
          <table:table-cell office:value-type="float" office:value="23532760.625" table:formula="of:=[.B8]-[.B12]" table:style-name="ce11">
            <text:p>23532761</text:p>
          </table:table-cell>
          <table:table-cell office:value-type="float" office:value="48184410.640734367" table:formula="of:=[.C8]-[.C12]" table:style-name="ce11">
            <text:p>48184411</text:p>
          </table:table-cell>
          <table:table-cell office:value-type="float" office:value="74009088.275213659" table:formula="of:=[.D8]-[.D12]" table:style-name="ce11">
            <text:p>74009088</text:p>
          </table:table-cell>
          <table:table-cell office:value-type="float" office:value="101063752.9119176" table:formula="of:=[.E8]-[.E12]" table:style-name="ce11">
            <text:p>101063753</text:p>
          </table:table-cell>
          <table:table-cell office:value-type="float" office:value="129408342.31396687" table:formula="of:=[.F8]-[.F12]" table:style-name="ce11">
            <text:p>129408342</text:p>
          </table:table-cell>
          <table:table-cell office:value-type="float" office:value="159105939.15684921" table:formula="of:=[.G8]-[.G12]" table:style-name="ce11">
            <text:p>159105939</text:p>
          </table:table-cell>
          <table:table-cell office:value-type="float" office:value="190222947.45086822" table:formula="of:=[.H8]-[.H12]" table:style-name="ce11">
            <text:p>190222947</text:p>
          </table:table-cell>
          <table:table-cell office:value-type="float" office:value="222829279.47243953" table:formula="of:=[.I8]-[.I12]" table:style-name="ce11">
            <text:p>222829279</text:p>
          </table:table-cell>
          <table:table-cell office:value-type="float" office:value="256998553.86388588" table:formula="of:=[.J8]-[.J12]" table:style-name="ce11">
            <text:p>256998554</text:p>
          </table:table-cell>
          <table:table-cell office:value-type="float" office:value="292808305.60466403" table:formula="of:=[.K8]-[.K12]" table:style-name="ce11">
            <text:p>292808306</text:p>
          </table:table-cell>
          <table:table-cell office:value-type="float" office:value="330340208.60317814" table:formula="of:=[.L8]-[.L12]" table:style-name="ce11">
            <text:p>330340209</text:p>
          </table:table-cell>
          <table:table-cell office:value-type="float" office:value="369680311.70770967" table:formula="of:=[.M8]-[.M12]" table:style-name="ce11">
            <text:p>369680312</text:p>
          </table:table-cell>
          <table:table-cell table:number-columns-repeated="16371"/>
        </table:table-row>
        <table:table-row table:style-name="ro5">
          <table:table-cell table:style-name="ce5"/>
          <table:table-cell table:number-columns-repeated="16383" table:style-name="ce1"/>
        </table:table-row>
        <table:table-row table:style-name="ro5">
          <table:table-cell office:value-type="string" table:style-name="ce5">
            <text:p>Opening Balance</text:p>
          </table:table-cell>
          <table:table-cell office:value-type="float" office:value="0" table:style-name="ce12">
            <text:p>0</text:p>
          </table:table-cell>
          <table:table-cell office:value-type="float" office:value="23532760.625" table:formula="of:=[.B18]" table:style-name="ce11">
            <text:p>23532761</text:p>
          </table:table-cell>
          <table:table-cell office:value-type="float" office:value="48184410.640734375" table:formula="of:=[.C18]" table:style-name="ce11">
            <text:p>48184411</text:p>
          </table:table-cell>
          <table:table-cell office:value-type="float" office:value="74009088.275213659" table:formula="of:=[.D18]" table:style-name="ce11">
            <text:p>74009088</text:p>
          </table:table-cell>
          <table:table-cell office:value-type="float" office:value="101063752.9119176" table:formula="of:=[.E18]" table:style-name="ce11">
            <text:p>101063753</text:p>
          </table:table-cell>
          <table:table-cell office:value-type="float" office:value="129408342.31396687" table:formula="of:=[.F18]" table:style-name="ce11">
            <text:p>129408342</text:p>
          </table:table-cell>
          <table:table-cell office:value-type="float" office:value="159105939.15684921" table:formula="of:=[.G18]" table:style-name="ce11">
            <text:p>159105939</text:p>
          </table:table-cell>
          <table:table-cell office:value-type="float" office:value="190222947.45086825" table:formula="of:=[.H18]" table:style-name="ce11">
            <text:p>190222947</text:p>
          </table:table-cell>
          <table:table-cell office:value-type="float" office:value="222829279.47243956" table:formula="of:=[.I18]" table:style-name="ce11">
            <text:p>222829279</text:p>
          </table:table-cell>
          <table:table-cell office:value-type="float" office:value="256998553.86388591" table:formula="of:=[.J18]" table:style-name="ce11">
            <text:p>256998554</text:p>
          </table:table-cell>
          <table:table-cell office:value-type="float" office:value="292808305.60466403" table:formula="of:=[.K18]" table:style-name="ce11">
            <text:p>292808306</text:p>
          </table:table-cell>
          <table:table-cell office:value-type="float" office:value="330340208.6031782" table:formula="of:=[.L18]" table:style-name="ce11">
            <text:p>330340209</text:p>
          </table:table-cell>
          <table:table-cell table:number-columns-repeated="16371"/>
        </table:table-row>
        <table:table-row table:style-name="ro5">
          <table:table-cell office:value-type="string" table:style-name="ce5">
            <text:p>Profit for the month</text:p>
          </table:table-cell>
          <table:table-cell office:value-type="float" office:value="23532760.625" table:formula="of:=['Sales_&amp;Costs_(TotaL)'.B130]" table:style-name="ce11">
            <text:p>23532761</text:p>
          </table:table-cell>
          <table:table-cell office:value-type="float" office:value="24651650.015734378" table:formula="of:=['Sales_&amp;Costs_(TotaL)'.C130]" table:style-name="ce11">
            <text:p>24651650</text:p>
          </table:table-cell>
          <table:table-cell office:value-type="float" office:value="25824677.634479284" table:formula="of:=['Sales_&amp;Costs_(TotaL)'.D130]" table:style-name="ce11">
            <text:p>25824678</text:p>
          </table:table-cell>
          <table:table-cell office:value-type="float" office:value="27054664.636703946" table:formula="of:=['Sales_&amp;Costs_(TotaL)'.E130]" table:style-name="ce11">
            <text:p>27054665</text:p>
          </table:table-cell>
          <table:table-cell office:value-type="float" office:value="28344589.402049281" table:formula="of:=['Sales_&amp;Costs_(TotaL)'.F130]" table:style-name="ce11">
            <text:p>28344589</text:p>
          </table:table-cell>
          <table:table-cell office:value-type="float" office:value="29697596.84288232" table:formula="of:=['Sales_&amp;Costs_(TotaL)'.G130]" table:style-name="ce11">
            <text:p>29697597</text:p>
          </table:table-cell>
          <table:table-cell office:value-type="float" office:value="31117008.294019029" table:formula="of:=['Sales_&amp;Costs_(TotaL)'.H130]" table:style-name="ce11">
            <text:p>31117008</text:p>
          </table:table-cell>
          <table:table-cell office:value-type="float" office:value="32606332.021571297" table:formula="of:=['Sales_&amp;Costs_(TotaL)'.I130]" table:style-name="ce11">
            <text:p>32606332</text:p>
          </table:table-cell>
          <table:table-cell office:value-type="float" office:value="34169274.391446352" table:formula="of:=['Sales_&amp;Costs_(TotaL)'.J130]" table:style-name="ce11">
            <text:p>34169274</text:p>
          </table:table-cell>
          <table:table-cell office:value-type="float" office:value="35809751.740778126" table:formula="of:=['Sales_&amp;Costs_(TotaL)'.K130]" table:style-name="ce11">
            <text:p>35809752</text:p>
          </table:table-cell>
          <table:table-cell office:value-type="float" office:value="37531902.998514183" table:formula="of:=['Sales_&amp;Costs_(TotaL)'.L130]" table:style-name="ce11">
            <text:p>37531903</text:p>
          </table:table-cell>
          <table:table-cell office:value-type="float" office:value="39340103.104531497" table:formula="of:=['Sales_&amp;Costs_(TotaL)'.M130]" table:style-name="ce11">
            <text:p>39340103</text:p>
          </table:table-cell>
          <table:table-cell table:number-columns-repeated="16371"/>
        </table:table-row>
        <table:table-row table:style-name="ro5">
          <table:table-cell office:value-type="string" table:style-name="ce5">
            <text:p>Accumulated Profit</text:p>
          </table:table-cell>
          <table:table-cell office:value-type="float" office:value="23532760.625" table:formula="of:=SUM([.B16:.B17])" table:style-name="ce11">
            <text:p>23532761</text:p>
          </table:table-cell>
          <table:table-cell office:value-type="float" office:value="48184410.640734375" table:formula="of:=SUM([.C16:.C17])" table:style-name="ce11">
            <text:p>48184411</text:p>
          </table:table-cell>
          <table:table-cell office:value-type="float" office:value="74009088.275213659" table:formula="of:=SUM([.D16:.D17])" table:style-name="ce11">
            <text:p>74009088</text:p>
          </table:table-cell>
          <table:table-cell office:value-type="float" office:value="101063752.9119176" table:formula="of:=SUM([.E16:.E17])" table:style-name="ce11">
            <text:p>101063753</text:p>
          </table:table-cell>
          <table:table-cell office:value-type="float" office:value="129408342.31396687" table:formula="of:=SUM([.F16:.F17])" table:style-name="ce11">
            <text:p>129408342</text:p>
          </table:table-cell>
          <table:table-cell office:value-type="float" office:value="159105939.15684921" table:formula="of:=SUM([.G16:.G17])" table:style-name="ce11">
            <text:p>159105939</text:p>
          </table:table-cell>
          <table:table-cell office:value-type="float" office:value="190222947.45086825" table:formula="of:=SUM([.H16:.H17])" table:style-name="ce11">
            <text:p>190222947</text:p>
          </table:table-cell>
          <table:table-cell office:value-type="float" office:value="222829279.47243956" table:formula="of:=SUM([.I16:.I17])" table:style-name="ce11">
            <text:p>222829279</text:p>
          </table:table-cell>
          <table:table-cell office:value-type="float" office:value="256998553.86388591" table:formula="of:=SUM([.J16:.J17])" table:style-name="ce11">
            <text:p>256998554</text:p>
          </table:table-cell>
          <table:table-cell office:value-type="float" office:value="292808305.60466403" table:formula="of:=SUM([.K16:.K17])" table:style-name="ce11">
            <text:p>292808306</text:p>
          </table:table-cell>
          <table:table-cell office:value-type="float" office:value="330340208.6031782" table:formula="of:=SUM([.L16:.L17])" table:style-name="ce11">
            <text:p>330340209</text:p>
          </table:table-cell>
          <table:table-cell office:value-type="float" office:value="369680311.70770967" table:formula="of:=SUM([.M16:.M17])" table:style-name="ce11">
            <text:p>369680312</text:p>
          </table:table-cell>
          <table:table-cell table:number-columns-repeated="16371"/>
        </table:table-row>
        <table:table-row table:style-name="ro5">
          <table:table-cell table:style-name="ce5"/>
          <table:table-cell table:number-columns-repeated="16383" table:style-name="ce1"/>
        </table:table-row>
        <table:table-row table:style-name="ro5">
          <table:table-cell office:value-type="string" table:style-name="ce5">
            <text:p>Difference 2</text:p>
          </table:table-cell>
          <table:table-cell office:value-type="float" office:value="0" table:formula="of:=[.B14]-[.B18]" table:style-name="ce11">
            <text:p>0</text:p>
          </table:table-cell>
          <table:table-cell office:value-type="float" office:value="0" table:formula="of:=[.C14]-[.C18]" table:style-name="ce11">
            <text:p>0</text:p>
          </table:table-cell>
          <table:table-cell office:value-type="float" office:value="0" table:formula="of:=[.D14]-[.D18]" table:style-name="ce11">
            <text:p>0</text:p>
          </table:table-cell>
          <table:table-cell office:value-type="float" office:value="0" table:formula="of:=[.E14]-[.E18]" table:style-name="ce11">
            <text:p>0</text:p>
          </table:table-cell>
          <table:table-cell office:value-type="float" office:value="0" table:formula="of:=[.F14]-[.F18]" table:style-name="ce11">
            <text:p>0</text:p>
          </table:table-cell>
          <table:table-cell office:value-type="float" office:value="0" table:formula="of:=[.G14]-[.G18]" table:style-name="ce11">
            <text:p>0</text:p>
          </table:table-cell>
          <table:table-cell office:value-type="float" office:value="0" table:formula="of:=[.H14]-[.H18]" table:style-name="ce11">
            <text:p>0</text:p>
          </table:table-cell>
          <table:table-cell office:value-type="float" office:value="0" table:formula="of:=[.I14]-[.I18]" table:style-name="ce11">
            <text:p>0</text:p>
          </table:table-cell>
          <table:table-cell office:value-type="float" office:value="0" table:formula="of:=[.J14]-[.J18]" table:style-name="ce11">
            <text:p>0</text:p>
          </table:table-cell>
          <table:table-cell office:value-type="float" office:value="0" table:formula="of:=[.K14]-[.K18]" table:style-name="ce11">
            <text:p>0</text:p>
          </table:table-cell>
          <table:table-cell office:value-type="float" office:value="0" table:formula="of:=[.L14]-[.L18]" table:style-name="ce11">
            <text:p>0</text:p>
          </table:table-cell>
          <table:table-cell office:value-type="float" office:value="0" table:formula="of:=[.M14]-[.M18]" table:style-name="ce11">
            <text:p>0</text:p>
          </table:table-cell>
          <table:table-cell table:number-columns-repeated="16371"/>
        </table:table-row>
        <table:table-row table:number-rows-repeated="1048556"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percentage-style style:name="N13">
      <number:number number:decimal-places="0" number:min-decimal-places="0" number:min-integer-digits="1"/>
      <number:text>%</number:text>
    </number:percentage-style>
    <number:percentage-style style:name="N14">
      <number:number number:decimal-places="2" number:min-decimal-places="2" number:min-integer-digits="1"/>
      <number:text>%</number:text>
    </number:percentag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827</meta:generator>
    <meta:initial-creator>himesh rana</meta:initial-creator>
    <dc:creator>Rana, Himesh</dc:creator>
    <meta:creation-date>2025-07-04T12:14:38Z</meta:creation-date>
    <dc:date>2025-07-04T12:14:39Z</dc:date>
    <meta:editing-duration>PT0S</meta:editing-duration>
  </office:meta>
</office:document-meta>
</file>